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imes New Roman" svg:font-family="'Times New Roman'" style:font-family-generic="swiss" style:font-pitch="variable"/>
  </office:font-face-decls>
  <office:automatic-styles>
    <style:style style:name="co1" style:family="table-column">
      <style:table-column-properties fo:break-before="auto" style:column-width="2.258cm"/>
    </style:style>
    <style:style style:name="co19" style:family="table-column">
      <style:table-column-properties fo:break-before="auto" style:column-width="7.11cm"/>
    </style:style>
    <style:style style:name="co20" style:family="table-column">
      <style:table-column-properties fo:break-before="auto" style:column-width="6.244cm"/>
    </style:style>
    <style:style style:name="co21" style:family="table-column">
      <style:table-column-properties fo:break-before="auto" style:column-width="7.662cm"/>
    </style:style>
    <style:style style:name="co22" style:family="table-column">
      <style:table-column-properties fo:break-before="auto" style:column-width="4.143cm"/>
    </style:style>
    <style:style style:name="co23" style:family="table-column">
      <style:table-column-properties fo:break-before="auto" style:column-width="3.189cm"/>
    </style:style>
    <style:style style:name="co24" style:family="table-column">
      <style:table-column-properties fo:break-before="auto" style:column-width="2.916cm"/>
    </style:style>
    <style:style style:name="co25" style:family="table-column">
      <style:table-column-properties fo:break-before="auto" style:column-width="3.819cm"/>
    </style:style>
    <style:style style:name="co26" style:family="table-column">
      <style:table-column-properties fo:break-before="auto" style:column-width="2.836cm"/>
    </style:style>
    <style:style style:name="co18" style:family="table-column">
      <style:table-column-properties fo:break-before="auto" style:column-width="2.26cm"/>
    </style:style>
    <style:style style:name="co27" style:family="table-column">
      <style:table-column-properties fo:break-before="auto" style:column-width="2.506cm"/>
    </style:style>
    <style:style style:name="co28" style:family="table-column">
      <style:table-column-properties fo:break-before="auto" style:column-width="30.376cm"/>
    </style:style>
    <style:style style:name="co29" style:family="table-column">
      <style:table-column-properties fo:break-before="auto" style:column-width="2.261cm"/>
    </style:style>
    <style:style style:name="co30" style:family="table-column">
      <style:table-column-properties fo:break-before="auto" style:column-width="2.822cm"/>
    </style:style>
    <style:style style:name="co15" style:family="table-column">
      <style:table-column-properties fo:break-before="auto" style:column-width="1.744cm"/>
    </style:style>
    <style:style style:name="co16" style:family="table-column">
      <style:table-column-properties fo:break-before="auto" style:column-width="2.08cm"/>
    </style:style>
    <style:style style:name="co17" style:family="table-column">
      <style:table-column-properties fo:break-before="auto" style:column-width="2.044cm"/>
    </style:style>
    <style:style style:name="co31" style:family="table-column">
      <style:table-column-properties fo:break-before="auto" style:column-width="8.319cm"/>
    </style:style>
    <style:style style:name="co32" style:family="table-column">
      <style:table-column-properties fo:break-before="auto" style:column-width="3.463cm"/>
    </style:style>
    <style:style style:name="co33" style:family="table-column">
      <style:table-column-properties fo:break-before="auto" style:column-width="1.445cm"/>
    </style:style>
    <style:style style:name="co34" style:family="table-column">
      <style:table-column-properties fo:break-before="auto" style:column-width="2.154cm"/>
    </style:style>
    <style:style style:name="co35" style:family="table-column">
      <style:table-column-properties fo:break-before="auto" style:column-width="3.244cm"/>
    </style:style>
    <style:style style:name="co36" style:family="table-column">
      <style:table-column-properties fo:break-before="auto" style:column-width="2.944cm"/>
    </style:style>
    <style:style style:name="co37" style:family="table-column">
      <style:table-column-properties fo:break-before="auto" style:column-width="5.78cm"/>
    </style:style>
    <style:style style:name="co38" style:family="table-column">
      <style:table-column-properties fo:break-before="auto" style:column-width="4.796cm"/>
    </style:style>
    <style:style style:name="co39" style:family="table-column">
      <style:table-column-properties fo:break-before="auto" style:column-width="3.106cm"/>
    </style:style>
    <style:style style:name="co40" style:family="table-column">
      <style:table-column-properties fo:break-before="auto" style:column-width="5.964cm"/>
    </style:style>
    <style:style style:name="co41" style:family="table-column">
      <style:table-column-properties fo:break-before="auto" style:column-width="3.034cm"/>
    </style:style>
    <style:style style:name="co42" style:family="table-column">
      <style:table-column-properties fo:break-before="auto" style:column-width="1.995cm"/>
    </style:style>
    <style:style style:name="co43" style:family="table-column">
      <style:table-column-properties fo:break-before="auto" style:column-width="1.635cm"/>
    </style:style>
    <style:style style:name="co44" style:family="table-column">
      <style:table-column-properties fo:break-before="auto" style:column-width="2.697cm"/>
    </style:style>
    <style:style style:name="co45" style:family="table-column">
      <style:table-column-properties fo:break-before="auto" style:column-width="2.863cm"/>
    </style:style>
    <style:style style:name="co46" style:family="table-column">
      <style:table-column-properties fo:break-before="auto" style:column-width="2.058cm"/>
    </style:style>
    <style:style style:name="co47" style:family="table-column">
      <style:table-column-properties fo:break-before="auto" style:column-width="5.807cm"/>
    </style:style>
    <style:style style:name="co48" style:family="table-column">
      <style:table-column-properties fo:break-before="auto" style:column-width="2.653cm"/>
    </style:style>
    <style:style style:name="co49" style:family="table-column">
      <style:table-column-properties fo:break-before="auto" style:column-width="2.524cm"/>
    </style:style>
    <style:style style:name="co50" style:family="table-column">
      <style:table-column-properties fo:break-before="auto" style:column-width="2.185cm"/>
    </style:style>
    <style:style style:name="co51" style:family="table-column">
      <style:table-column-properties fo:break-before="auto" style:column-width="2.376cm"/>
    </style:style>
    <style:style style:name="co52" style:family="table-column">
      <style:table-column-properties fo:break-before="auto" style:column-width="2.397cm"/>
    </style:style>
    <style:style style:name="co53" style:family="table-column">
      <style:table-column-properties fo:break-before="auto" style:column-width="1.887cm"/>
    </style:style>
    <style:style style:name="co54" style:family="table-column">
      <style:table-column-properties fo:break-before="auto" style:column-width="2.27cm"/>
    </style:style>
    <style:style style:name="co55" style:family="table-column">
      <style:table-column-properties fo:break-before="auto" style:column-width="1.974cm"/>
    </style:style>
    <style:style style:name="co56" style:family="table-column">
      <style:table-column-properties fo:break-before="auto" style:column-width="2.122cm"/>
    </style:style>
    <style:style style:name="co57" style:family="table-column">
      <style:table-column-properties fo:break-before="auto" style:column-width="8.998cm"/>
    </style:style>
    <style:style style:name="co58" style:family="table-column">
      <style:table-column-properties fo:break-before="auto" style:column-width="3.298cm"/>
    </style:style>
    <style:style style:name="co59" style:family="table-column">
      <style:table-column-properties fo:break-before="auto" style:column-width="1.773cm"/>
    </style:style>
    <style:style style:name="co60" style:family="table-column">
      <style:table-column-properties fo:break-before="auto" style:column-width="6.899cm"/>
    </style:style>
    <style:style style:name="co61" style:family="table-column">
      <style:table-column-properties fo:break-before="auto" style:column-width="2.344cm"/>
    </style:style>
    <style:style style:name="co62" style:family="table-column">
      <style:table-column-properties fo:break-before="auto" style:column-width="2.618cm"/>
    </style:style>
    <style:style style:name="ro1" style:family="table-row">
      <style:table-row-properties style:row-height="0.452cm" fo:break-before="auto" style:use-optimal-row-height="true"/>
    </style:style>
    <style:style style:name="ro2" style:family="table-row">
      <style:table-row-properties style:row-height="0.452cm" fo:break-before="auto" style:use-optimal-row-height="false"/>
    </style:style>
    <style:style style:name="ro3" style:family="table-row">
      <style:table-row-properties style:row-height="1.316cm" fo:break-before="auto" style:use-optimal-row-height="false"/>
    </style:style>
    <style:style style:name="ro4" style:family="table-row">
      <style:table-row-properties style:row-height="0.631cm" fo:break-before="auto" style:use-optimal-row-height="false"/>
    </style:style>
    <style:style style:name="ro5" style:family="table-row">
      <style:table-row-properties style:row-height="0.684cm" fo:break-before="auto" style:use-optimal-row-height="false"/>
    </style:style>
    <style:style style:name="ro6" style:family="table-row">
      <style:table-row-properties style:row-height="0.605cm" fo:break-before="auto" style:use-optimal-row-height="false"/>
    </style:style>
    <style:style style:name="ro7" style:family="table-row">
      <style:table-row-properties style:row-height="1.053cm" fo:break-before="auto" style:use-optimal-row-height="false"/>
    </style:style>
    <style:style style:name="ro8" style:family="table-row">
      <style:table-row-properties style:row-height="6.239cm" fo:break-before="auto" style:use-optimal-row-height="false"/>
    </style:style>
    <style:style style:name="ro9" style:family="table-row">
      <style:table-row-properties style:row-height="3.053cm" fo:break-before="auto" style:use-optimal-row-height="false"/>
    </style:style>
    <style:style style:name="ro10" style:family="table-row">
      <style:table-row-properties style:row-height="1.42cm" fo:break-before="auto" style:use-optimal-row-height="false"/>
    </style:style>
    <style:style style:name="ta1" style:family="table" style:master-page-name="Default">
      <style:table-properties table:display="true" style:writing-mode="lr-tb"/>
    </style:style>
    <style:style style:name="ta3" style:family="table" style:master-page-name="PageStyle_5f_suppliers">
      <style:table-properties table:display="true" style:writing-mode="lr-tb"/>
    </style:style>
    <style:style style:name="ta4" style:family="table" style:master-page-name="PageStyle_5f_numbering_5f_system">
      <style:table-properties table:display="true" style:writing-mode="lr-tb"/>
    </style:style>
    <style:style style:name="ta5" style:family="table" style:master-page-name="PageStyle_5f_values">
      <style:table-properties table:display="true" style:writing-mode="lr-tb"/>
    </style:style>
    <style:style style:name="ta6" style:family="table" style:master-page-name="PageStyle_5f_components">
      <style:table-properties table:display="true" style:writing-mode="lr-tb" table:tab-color="#dee6ef"/>
    </style:style>
    <style:style style:name="ta7" style:family="table" style:master-page-name="PageStyle_5f_invoice">
      <style:table-properties table:display="true" style:writing-mode="lr-tb"/>
    </style:style>
    <style:style style:name="ta8" style:family="table" style:master-page-name="PageStyle_5f_boms">
      <style:table-properties table:display="true" style:writing-mode="lr-tb" table:tab-color="#fff5ce"/>
    </style:style>
    <style:style style:name="ta9" style:family="table" style:master-page-name="PageStyle_5f_bom_5f_00001">
      <style:table-properties table:display="true" style:writing-mode="lr-tb"/>
    </style:style>
    <number:percentage-style style:name="N11">
      <number:number number:decimal-places="2" number:min-decimal-places="2" number:min-integer-digits="1"/>
      <number:text> %</number:text>
    </number:percentag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fo:background-color="#eeeeee"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data-style-name="N100">
      <style:table-cell-properties style:cell-protect="protected" style:print-content="true"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justify" css3t:text-justify="auto" fo:margin-left="0cm" style:writing-mode="page"/>
    </style:style>
    <style:style style:name="ce12" style:family="table-cell" style:parent-style-name="Default" style:data-style-name="N100">
      <style:table-cell-properties fo:background-color="#eeeeee"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ackground-color="#eeeeee"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style>
    <style:style style:name="ce4" style:family="table-cell" style:parent-style-name="Default">
      <style:table-cell-properties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style>
    <style:style style:name="ce54" style:family="table-cell" style:parent-style-name="Default">
      <style:table-cell-properties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style:table-cell-properties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style>
    <style:style style:name="ce1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4"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ackground-color="#eeeeee"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fo:background-color="#eeeeee"/>
    </style:style>
    <style:style style:name="ce15" style:family="table-cell" style:parent-style-name="Default" style:data-style-name="N11">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11">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7" style:family="table-cell" style:parent-style-name="Default" style:data-style-name="N114">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data-style-name="N114">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9" style:family="table-cell" style:parent-style-name="Default" style:data-style-name="N2">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2">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21"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57" style:family="table-cell" style:parent-style-name="Default">
      <style:table-cell-properties fo:background-color="#eeeeee"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fo:background-color="#eeeeee"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style>
    <style:style style:name="ce59" style:family="table-cell" style:parent-style-name="Default">
      <style:table-cell-properties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style>
    <style:style style:name="ce61" style:family="table-cell" style:parent-style-name="Default" style:data-style-name="N100">
      <style:table-cell-properties fo:background-color="#eeeeee"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data-style-name="N100">
      <style:table-cell-properties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style>
    <style:style style:name="ce63" style:family="table-cell" style:parent-style-name="Default">
      <style:table-cell-properties fo:background-color="#eeeeee"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eeeeee"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style:cell-protect="protected" style:print-content="true" style:diagonal-bl-tr="none" style:diagonal-tl-br="none" style:text-align-source="value-type" style:repeat-content="false" fo:background-color="transparent" fo:wrap-option="no-wrap" fo:border="0.74pt solid #cccccc"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cell-protect="protected" style:print-content="true" style:diagonal-bl-tr="none" style:diagonal-tl-br="none" style:text-align-source="value-type" style:repeat-content="false" fo:background-color="transparent" fo:wrap-option="no-wrap" fo:border="0.74pt solid #cccccc" style:direction="ltr" style:rotation-angle="0" style:rotation-align="none" style:shrink-to-fit="false" style:vertical-align="bottom" loext:vertical-justify="auto"/>
      <style:paragraph-properties css3t:text-justify="auto" fo:margin-left="0cm" style:writing-mode="page"/>
    </style:style>
    <style:style style:name="ce67" style:family="table-cell" style:parent-style-name="Default" style:data-style-name="N2">
      <style:table-cell-properties fo:background-color="#eeeeee"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2">
      <style:table-cell-properties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style>
    <style:style style:name="ce69" style:family="table-cell" style:parent-style-name="Default" style:data-style-name="N100">
      <style:table-cell-properties style:cell-protect="protected" style:print-content="true"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justify" css3t:text-justify="auto" fo:margin-left="0cm" style:writing-mode="page"/>
    </style:style>
    <style:style style:name="ce70" style:family="table-cell" style:parent-style-name="Default">
      <style:table-cell-properties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eeeeee"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7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fo:background-color="#eeeeee"/>
    </style:style>
    <style:style style:name="ce76" style:family="table-cell" style:parent-style-name="Default" style:data-style-name="N11">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data-style-name="N11">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80" style:family="table-cell" style:parent-style-name="Default" style:data-style-name="N114">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data-style-name="N114">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82" style:family="table-cell" style:parent-style-name="Default" style:data-style-name="N2">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data-style-name="N2">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86"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style:cell-protect="protected" style:print-content="false" fo:background-color="transparent" fo:border="none" style:rotation-align="none"/>
      <style:text-properties fo:color="#00a9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8" style:family="table-cell" style:parent-style-name="Default">
      <style:table-cell-properties style:rotation-align="none"/>
      <style:text-properties fo:color="#00a9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3" style:family="table-cell" style:parent-style-name="Default" style:data-style-name="N100">
      <style:table-cell-properties style:cell-protect="protected" style:print-content="false" fo:background-color="transparent" fo:border="none"/>
      <style:text-properties fo:color="#00a933"/>
    </style:style>
    <style:style style:name="ce84" style:family="table-cell" style:parent-style-name="Default" style:data-style-name="N100">
      <style:table-cell-properties style:rotation-align="none"/>
      <style:text-properties fo:color="#00a9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rotation-align="none"/>
    </style:style>
    <style:style style:name="ce29"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114">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style>
    <style:style style:name="ce31" style:family="table-cell" style:parent-style-name="Default" style:data-style-name="N114">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9" style:family="table-cell" style:parent-style-name="Default">
      <style:table-cell-properties style:cell-protect="protected" style:print-content="fals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114">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style:cell-protect="protected" style:print-content="false"/>
    </style:style>
    <style:style style:name="ce33" style:family="table-cell" style:parent-style-name="Default" style:data-style-name="N100">
      <style:table-cell-properties fo:background-color="#eeeeee"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style>
    <style:style style:name="ce113" style:family="table-cell" style:parent-style-name="Default" style:data-style-name="N153">
      <style:table-cell-properties fo:background-color="#eeeeee" style:cell-protect="protected" style:print-content="true" style:diagonal-bl-tr="none" style:diagonal-tl-br="none" style:text-align-source="value-type" style:repeat-content="false" fo:wrap-option="wrap" fo:border="0.74pt solid #cccccc"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data-style-name="N153">
      <style:table-cell-properties fo:background-color="#eeeeee"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style>
    <style:style style:name="ce115" style:family="table-cell" style:parent-style-name="Default" style:data-style-name="N114">
      <style:table-cell-properties fo:background-color="#eeeeee" style:cell-protect="protected" style:print-content="true" style:diagonal-bl-tr="none" style:diagonal-tl-br="none" style:text-align-source="value-type" style:repeat-content="false" fo:wrap-option="wrap" fo:border="0.74pt solid #cccccc"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data-style-name="N114">
      <style:table-cell-properties fo:background-color="#eeeeee"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style>
    <style:style style:name="ce117" style:family="table-cell" style:parent-style-name="Default">
      <style:table-cell-properties fo:background-color="#eeeeee" style:cell-protect="protected" style:print-content="true" style:diagonal-bl-tr="none" style:diagonal-tl-br="none" style:text-align-source="value-type" style:repeat-content="false" fo:wrap-option="wrap" fo:border="0.74pt solid #cccccc"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data-style-name="N154">
      <style:table-cell-properties fo:background-color="#eeeeee"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style>
    <style:style style:name="ce119" style:family="table-cell" style:parent-style-name="Default" style:data-style-name="N11">
      <style:table-cell-properties fo:background-color="#eeeeee" style:cell-protect="protected" style:print-content="true" style:diagonal-bl-tr="none" style:diagonal-tl-br="none" style:text-align-source="value-type" style:repeat-content="false" fo:wrap-option="wrap" fo:border="0.74pt solid #cccccc"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11">
      <style:table-cell-properties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style>
    <style:style style:name="ce74" style:family="table-cell" style:parent-style-name="Default" style:data-style-name="N11">
      <style:table-cell-properties fo:background-color="#eeeeee"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style>
    <style:style style:name="ce122" style:family="table-cell" style:parent-style-name="Default" style:data-style-name="N2">
      <style:table-cell-properties fo:background-color="#eeeeee" style:cell-protect="protected" style:print-content="true" style:diagonal-bl-tr="none" style:diagonal-tl-br="none" style:text-align-source="value-type" style:repeat-content="false" fo:wrap-option="wrap" fo:border="0.74pt solid #cccccc"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data-style-name="N2">
      <style:table-cell-properties fo:background-color="#eeeeee"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style>
    <style:style style:name="ce95" style:family="table-cell" style:parent-style-name="Default">
      <style:table-cell-properties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map style:condition="cell-content()=1" style:apply-style-name="Good" style:base-cell-address="boms.J2"/>
      <style:map style:condition="cell-content()=0" style:apply-style-name="Neutral" style:base-cell-address="boms.J2"/>
    </style:style>
    <style:style style:name="ce92" style:family="table-cell" style:parent-style-name="Default" style:data-style-name="N100">
      <style:table-cell-properties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Default">
      <style:table-cell-properties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map style:condition="cell-content()=1" style:apply-style-name="Good" style:base-cell-address="bom_00002.J2"/>
      <style:map style:condition="cell-content()=0" style:apply-style-name="Neutral" style:base-cell-address="bom_00002.J2"/>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numbering_system.$A$2:$numbering_system.$A$9999])" table:allow-empty-cell="true" table:display-list="unsorted" table:base-cell-address="values.B2">
          <table:error-message table:message-type="stop" table:display="true"/>
        </table:content-validation>
        <table:content-validation table:name="val2" table:condition="of:cell-content-is-in-list([$materials.$C$2:.$C$1048576])" table:allow-empty-cell="true" table:display-list="unsorted" table:base-cell-address="components.I1">
          <table:error-message table:message-type="stop" table:display="true"/>
        </table:content-validation>
        <table:content-validation table:name="val3" table:condition="of:cell-content-is-in-list([$suppliers.$A$2:$suppliers.$A$9999])" table:allow-empty-cell="true" table:display-list="unsorted" table:base-cell-address="values.L2">
          <table:error-message table:message-type="stop" table:display="true"/>
        </table:content-validation>
        <table:content-validation table:name="val4" table:condition="of:cell-content-is-in-list([$boms.$B$2:.$B$1048576])" table:allow-empty-cell="true" table:display-list="unsorted" table:base-cell-address="values.B15">
          <table:error-message table:message-type="stop" table:display="true"/>
        </table:content-validation>
        <table:content-validation table:name="val5" table:base-cell-address="values.M1">
          <table:error-message table:message-type="stop" table:display="true"/>
        </table:content-validation>
        <table:content-validation table:name="val6" table:condition="of:cell-content-is-in-list([$components.$C$2:$components.$C$1048576])" table:allow-empty-cell="true" table:display-list="unsorted" table:base-cell-address="invoice.A1">
          <table:error-message table:message-type="stop" table:display="true"/>
        </table:content-validation>
      </table:content-validations>
      <table:table table:name="tasks" table:style-name="ta1">
        <office:forms form:automatic-focus="false" form:apply-design-mode="false"/>
        <table:table-column table:style-name="co1" table:default-cell-style-name="Default"/>
        <table:table-row table:style-name="ro1">
          <table:table-cell/>
        </table:table-row>
      </table:table>
      <table:table table:name="components" table:style-name="ta6">
        <table:table-column table:style-name="co15" table:default-cell-style-name="ce58"/>
        <table:table-column table:style-name="co16" table:default-cell-style-name="ce60"/>
        <table:table-column table:style-name="co17" table:default-cell-style-name="ce62"/>
        <table:table-column table:style-name="co31" table:default-cell-style-name="ce60"/>
        <table:table-column table:style-name="co32" table:default-cell-style-name="ce60"/>
        <table:table-column table:style-name="co33" table:default-cell-style-name="ce60"/>
        <table:table-column table:style-name="co34" table:default-cell-style-name="ce60"/>
        <table:table-column table:style-name="co35" table:default-cell-style-name="ce60"/>
        <table:table-column table:style-name="co36" table:default-cell-style-name="ce60"/>
        <table:table-column table:style-name="co37" table:default-cell-style-name="ce60"/>
        <table:table-column table:style-name="co38" table:default-cell-style-name="ce8"/>
        <table:table-column table:style-name="co39" table:default-cell-style-name="ce60"/>
        <table:table-column table:style-name="co40" table:default-cell-style-name="ce58"/>
        <table:table-column table:style-name="co41" table:default-cell-style-name="ce58"/>
        <table:table-column table:style-name="co42" table:default-cell-style-name="ce10"/>
        <table:table-column table:style-name="co43" table:default-cell-style-name="ce60"/>
        <table:table-column table:style-name="co18" table:number-columns-repeated="1008" table:default-cell-style-name="ce60"/>
        <table:table-row table:style-name="ro1">
          <table:table-cell table:style-name="ce57" office:value-type="string" calcext:value-type="string">
            <text:p>uuid</text:p>
          </table:table-cell>
          <table:table-cell table:style-name="ce57" office:value-type="string" calcext:value-type="string">
            <text:p>category</text:p>
          </table:table-cell>
          <table:table-cell table:style-name="ce61" office:value-type="string" calcext:value-type="string">
            <text:p>number</text:p>
          </table:table-cell>
          <table:table-cell table:style-name="ce57" office:value-type="string" calcext:value-type="string">
            <text:p>name</text:p>
          </table:table-cell>
          <table:table-cell table:style-name="ce57" office:value-type="string" calcext:value-type="string">
            <text:p>description</text:p>
          </table:table-cell>
          <table:table-cell table:style-name="ce57" office:value-type="string" calcext:value-type="string">
            <text:p>revision</text:p>
          </table:table-cell>
          <table:table-cell table:style-name="ce57" office:value-type="string" calcext:value-type="string">
            <text:p>lifecycle_state</text:p>
          </table:table-cell>
          <table:table-cell table:style-name="ce57" office:value-type="string" calcext:value-type="string">
            <text:p>owner</text:p>
          </table:table-cell>
          <table:table-cell table:style-name="ce57" office:value-type="string" calcext:value-type="string">
            <text:p>material</text:p>
          </table:table-cell>
          <table:table-cell table:style-name="ce57" office:value-type="string" calcext:value-type="string">
            <text:p>cad_file_name</text:p>
          </table:table-cell>
          <table:table-cell table:style-name="ce63" office:value-type="string" calcext:value-type="string">
            <text:p>cad_file_link</text:p>
          </table:table-cell>
          <table:table-cell table:style-name="ce57" office:value-type="string" calcext:value-type="string">
            <text:p>supplier_uuid</text:p>
          </table:table-cell>
          <table:table-cell table:style-name="ce57" office:value-type="string" calcext:value-type="string">
            <text:p>supplier_name</text:p>
          </table:table-cell>
          <table:table-cell table:style-name="ce57" office:value-type="string" calcext:value-type="string">
            <text:p>link_offer</text:p>
          </table:table-cell>
          <table:table-cell table:style-name="ce67" office:value-type="string" calcext:value-type="string">
            <text:p>unit_price</text:p>
          </table:table-cell>
          <table:table-cell table:style-name="ce57" office:value-type="string" calcext:value-type="string">
            <text:p>currency</text:p>
          </table:table-cell>
          <table:table-cell table:number-columns-repeated="1008"/>
        </table:table-row>
        <table:table-row table:style-name="ro1">
          <table:table-cell office:value-type="string" calcext:value-type="string">
            <text:p>393e864e-a7e8-4ed3-96cc-e3af45ee3e85</text:p>
          </table:table-cell>
          <table:table-cell table:style-name="ce59" table:content-validation-name="val1" office:value-type="string" calcext:value-type="string">
            <text:p>STD</text:p>
          </table:table-cell>
          <table:table-cell office:value-type="string" calcext:value-type="string">
            <text:p>000001</text:p>
          </table:table-cell>
          <table:table-cell office:value-type="string" calcext:value-type="string">
            <text:p>Bolt ISO 4762 M3x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3x5.FCStd</text:p>
          </table:table-cell>
          <table:table-cell table:formula="of:=HYPERLINK(&quot;components-cad/&quot; &amp; [.J2])" office:value-type="string" office:string-value="components-cad/ISO4762_M3x5.FCStd" calcext:value-type="string">
            <text:p>components-cad/ISO4762_M3x5.FCStd</text:p>
          </table:table-cell>
          <table:table-cell table:style-name="ce59" table:content-validation-name="val3" office:value-type="string" calcext:value-type="string">
            <text:p>89e1cda9-c5eb-4705-86af-b27eace05a4d</text:p>
          </table:table-cell>
          <table:table-cell table:formula="of:=IFERROR(VLOOKUP([.L2];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2f49c9f4-1a10-4b66-b86c-e58b0930d040</text:p>
          </table:table-cell>
          <table:table-cell table:style-name="ce59" table:content-validation-name="val1" office:value-type="string" calcext:value-type="string">
            <text:p>STD</text:p>
          </table:table-cell>
          <table:table-cell office:value-type="string" calcext:value-type="string">
            <text:p>000002</text:p>
          </table:table-cell>
          <table:table-cell office:value-type="string" calcext:value-type="string">
            <text:p>Bolt ISO 4762 M3x6</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3x6.FCStd</text:p>
          </table:table-cell>
          <table:table-cell table:formula="of:=HYPERLINK(&quot;components-cad/&quot; &amp; [.J3])" office:value-type="string" office:string-value="components-cad/ISO4762_M3x6.FCStd" calcext:value-type="string">
            <text:p>components-cad/ISO4762_M3x6.FCStd</text:p>
          </table:table-cell>
          <table:table-cell table:style-name="ce59" table:content-validation-name="val3" office:value-type="string" calcext:value-type="string">
            <text:p>89e1cda9-c5eb-4705-86af-b27eace05a4d</text:p>
          </table:table-cell>
          <table:table-cell table:formula="of:=IFERROR(VLOOKUP([.L3];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5dca19b4-36df-45ab-9675-d1e4175f3808</text:p>
          </table:table-cell>
          <table:table-cell table:style-name="ce59" table:content-validation-name="val1" office:value-type="string" calcext:value-type="string">
            <text:p>STD</text:p>
          </table:table-cell>
          <table:table-cell office:value-type="string" calcext:value-type="string">
            <text:p>000003</text:p>
          </table:table-cell>
          <table:table-cell office:value-type="string" calcext:value-type="string">
            <text:p>Bolt ISO 4762 M3x8</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3x8.FCStd</text:p>
          </table:table-cell>
          <table:table-cell table:formula="of:=HYPERLINK(&quot;components-cad/&quot; &amp; [.J4])" office:value-type="string" office:string-value="components-cad/ISO4762_M3x8.FCStd" calcext:value-type="string">
            <text:p>components-cad/ISO4762_M3x8.FCStd</text:p>
          </table:table-cell>
          <table:table-cell table:style-name="ce59" table:content-validation-name="val3" office:value-type="string" calcext:value-type="string">
            <text:p>89e1cda9-c5eb-4705-86af-b27eace05a4d</text:p>
          </table:table-cell>
          <table:table-cell table:formula="of:=IFERROR(VLOOKUP([.L4];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a8b63aee-3999-42c3-8c9f-0e92af577356</text:p>
          </table:table-cell>
          <table:table-cell table:style-name="ce59" table:content-validation-name="val1" office:value-type="string" calcext:value-type="string">
            <text:p>STD</text:p>
          </table:table-cell>
          <table:table-cell office:value-type="string" calcext:value-type="string">
            <text:p>000004</text:p>
          </table:table-cell>
          <table:table-cell office:value-type="string" calcext:value-type="string">
            <text:p>Bolt ISO 4762 M3x1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3x10.FCStd</text:p>
          </table:table-cell>
          <table:table-cell table:formula="of:=HYPERLINK(&quot;components-cad/&quot; &amp; [.J5])" office:value-type="string" office:string-value="components-cad/ISO4762_M3x10.FCStd" calcext:value-type="string">
            <text:p>components-cad/ISO4762_M3x10.FCStd</text:p>
          </table:table-cell>
          <table:table-cell table:style-name="ce59" table:content-validation-name="val3" office:value-type="string" calcext:value-type="string">
            <text:p>89e1cda9-c5eb-4705-86af-b27eace05a4d</text:p>
          </table:table-cell>
          <table:table-cell table:formula="of:=IFERROR(VLOOKUP([.L5];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435e41de-ebf3-4ce8-9a77-9ac3a9cb2bf3</text:p>
          </table:table-cell>
          <table:table-cell table:style-name="ce59" table:content-validation-name="val1" office:value-type="string" calcext:value-type="string">
            <text:p>STD</text:p>
          </table:table-cell>
          <table:table-cell office:value-type="string" calcext:value-type="string">
            <text:p>000005</text:p>
          </table:table-cell>
          <table:table-cell office:value-type="string" calcext:value-type="string">
            <text:p>Bolt ISO 4762 M3x12</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3x12.FCStd</text:p>
          </table:table-cell>
          <table:table-cell table:formula="of:=HYPERLINK(&quot;components-cad/&quot; &amp; [.J6])" office:value-type="string" office:string-value="components-cad/ISO4762_M3x12.FCStd" calcext:value-type="string">
            <text:p>components-cad/ISO4762_M3x12.FCStd</text:p>
          </table:table-cell>
          <table:table-cell table:style-name="ce59" table:content-validation-name="val3" office:value-type="string" calcext:value-type="string">
            <text:p>89e1cda9-c5eb-4705-86af-b27eace05a4d</text:p>
          </table:table-cell>
          <table:table-cell table:formula="of:=IFERROR(VLOOKUP([.L6];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188e331a-acd1-45d2-9701-83cd6e858f86</text:p>
          </table:table-cell>
          <table:table-cell table:style-name="ce59" table:content-validation-name="val1" office:value-type="string" calcext:value-type="string">
            <text:p>STD</text:p>
          </table:table-cell>
          <table:table-cell office:value-type="string" calcext:value-type="string">
            <text:p>000006</text:p>
          </table:table-cell>
          <table:table-cell office:value-type="string" calcext:value-type="string">
            <text:p>Bolt ISO 4762 M3x14</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3x14.FCStd</text:p>
          </table:table-cell>
          <table:table-cell table:formula="of:=HYPERLINK(&quot;components-cad/&quot; &amp; [.J7])" office:value-type="string" office:string-value="components-cad/ISO4762_M3x14.FCStd" calcext:value-type="string">
            <text:p>components-cad/ISO4762_M3x14.FCStd</text:p>
          </table:table-cell>
          <table:table-cell table:style-name="ce59" table:content-validation-name="val3" office:value-type="string" calcext:value-type="string">
            <text:p>89e1cda9-c5eb-4705-86af-b27eace05a4d</text:p>
          </table:table-cell>
          <table:table-cell table:formula="of:=IFERROR(VLOOKUP([.L7];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848ed85c-ffda-4458-a6cf-5ff1eb394e35</text:p>
          </table:table-cell>
          <table:table-cell table:style-name="ce59" table:content-validation-name="val1" office:value-type="string" calcext:value-type="string">
            <text:p>STD</text:p>
          </table:table-cell>
          <table:table-cell office:value-type="string" calcext:value-type="string">
            <text:p>000007</text:p>
          </table:table-cell>
          <table:table-cell office:value-type="string" calcext:value-type="string">
            <text:p>Bolt ISO 4762 M3x16</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3x16.FCStd</text:p>
          </table:table-cell>
          <table:table-cell table:formula="of:=HYPERLINK(&quot;components-cad/&quot; &amp; [.J8])" office:value-type="string" office:string-value="components-cad/ISO4762_M3x16.FCStd" calcext:value-type="string">
            <text:p>components-cad/ISO4762_M3x16.FCStd</text:p>
          </table:table-cell>
          <table:table-cell table:style-name="ce59" table:content-validation-name="val3" office:value-type="string" calcext:value-type="string">
            <text:p>89e1cda9-c5eb-4705-86af-b27eace05a4d</text:p>
          </table:table-cell>
          <table:table-cell table:formula="of:=IFERROR(VLOOKUP([.L8];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6afc24c5-5060-45a2-98a6-aac580ea6dd8</text:p>
          </table:table-cell>
          <table:table-cell table:style-name="ce59" table:content-validation-name="val1" office:value-type="string" calcext:value-type="string">
            <text:p>STD</text:p>
          </table:table-cell>
          <table:table-cell office:value-type="string" calcext:value-type="string">
            <text:p>000008</text:p>
          </table:table-cell>
          <table:table-cell office:value-type="string" calcext:value-type="string">
            <text:p>Bolt ISO 4762 M3x2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3x20.FCStd</text:p>
          </table:table-cell>
          <table:table-cell table:formula="of:=HYPERLINK(&quot;components-cad/&quot; &amp; [.J9])" office:value-type="string" office:string-value="components-cad/ISO4762_M3x20.FCStd" calcext:value-type="string">
            <text:p>components-cad/ISO4762_M3x20.FCStd</text:p>
          </table:table-cell>
          <table:table-cell table:style-name="ce59" table:content-validation-name="val3" office:value-type="string" calcext:value-type="string">
            <text:p>89e1cda9-c5eb-4705-86af-b27eace05a4d</text:p>
          </table:table-cell>
          <table:table-cell table:formula="of:=IFERROR(VLOOKUP([.L9];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5fc9beb5-1216-4e89-abc1-4fbd9fc3c844</text:p>
          </table:table-cell>
          <table:table-cell table:style-name="ce59" table:content-validation-name="val1" office:value-type="string" calcext:value-type="string">
            <text:p>STD</text:p>
          </table:table-cell>
          <table:table-cell office:value-type="string" calcext:value-type="string">
            <text:p>000009</text:p>
          </table:table-cell>
          <table:table-cell office:value-type="string" calcext:value-type="string">
            <text:p>Bolt ISO 4762 M3x2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3x25.FCStd</text:p>
          </table:table-cell>
          <table:table-cell table:formula="of:=HYPERLINK(&quot;components-cad/&quot; &amp; [.J10])" office:value-type="string" office:string-value="components-cad/ISO4762_M3x25.FCStd" calcext:value-type="string">
            <text:p>components-cad/ISO4762_M3x25.FCStd</text:p>
          </table:table-cell>
          <table:table-cell table:style-name="ce59" table:content-validation-name="val3" office:value-type="string" calcext:value-type="string">
            <text:p>89e1cda9-c5eb-4705-86af-b27eace05a4d</text:p>
          </table:table-cell>
          <table:table-cell table:formula="of:=IFERROR(VLOOKUP([.L10];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6da2491d-e10a-41f8-8803-eb7486429715</text:p>
          </table:table-cell>
          <table:table-cell table:style-name="ce59" table:content-validation-name="val1" office:value-type="string" calcext:value-type="string">
            <text:p>STD</text:p>
          </table:table-cell>
          <table:table-cell office:value-type="string" calcext:value-type="string">
            <text:p>000010</text:p>
          </table:table-cell>
          <table:table-cell office:value-type="string" calcext:value-type="string">
            <text:p>Bolt ISO 4762 M3x3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3x30.FCStd</text:p>
          </table:table-cell>
          <table:table-cell table:formula="of:=HYPERLINK(&quot;components-cad/&quot; &amp; [.J11])" office:value-type="string" office:string-value="components-cad/ISO4762_M3x30.FCStd" calcext:value-type="string">
            <text:p>components-cad/ISO4762_M3x30.FCStd</text:p>
          </table:table-cell>
          <table:table-cell table:style-name="ce59" table:content-validation-name="val3" office:value-type="string" calcext:value-type="string">
            <text:p>89e1cda9-c5eb-4705-86af-b27eace05a4d</text:p>
          </table:table-cell>
          <table:table-cell table:formula="of:=IFERROR(VLOOKUP([.L11];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619dab0d-cb6a-42f0-ad56-265287a4e9d3</text:p>
          </table:table-cell>
          <table:table-cell table:style-name="ce59" table:content-validation-name="val1" office:value-type="string" calcext:value-type="string">
            <text:p>STD</text:p>
          </table:table-cell>
          <table:table-cell office:value-type="string" calcext:value-type="string">
            <text:p>000011</text:p>
          </table:table-cell>
          <table:table-cell office:value-type="string" calcext:value-type="string">
            <text:p>Bolt ISO 4762 M4x6</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4x6.FCStd</text:p>
          </table:table-cell>
          <table:table-cell table:formula="of:=HYPERLINK(&quot;components-cad/&quot; &amp; [.J12])" office:value-type="string" office:string-value="components-cad/ISO4762_M4x6.FCStd" calcext:value-type="string">
            <text:p>components-cad/ISO4762_M4x6.FCStd</text:p>
          </table:table-cell>
          <table:table-cell table:style-name="ce59" table:content-validation-name="val3" office:value-type="string" calcext:value-type="string">
            <text:p>89e1cda9-c5eb-4705-86af-b27eace05a4d</text:p>
          </table:table-cell>
          <table:table-cell table:formula="of:=IFERROR(VLOOKUP([.L12];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b49a451f-edd6-4f82-98b7-4b8eb61ecb6e</text:p>
          </table:table-cell>
          <table:table-cell table:style-name="ce59" table:content-validation-name="val1" office:value-type="string" calcext:value-type="string">
            <text:p>STD</text:p>
          </table:table-cell>
          <table:table-cell office:value-type="string" calcext:value-type="string">
            <text:p>000012</text:p>
          </table:table-cell>
          <table:table-cell office:value-type="string" calcext:value-type="string">
            <text:p>Bolt ISO 4762 M4x8</text:p>
          </table:table-cell>
          <table:table-cell table:style-name="ce59"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4x8.FCStd</text:p>
          </table:table-cell>
          <table:table-cell table:formula="of:=HYPERLINK(&quot;components-cad/&quot; &amp; [.J13])" office:value-type="string" office:string-value="components-cad/ISO4762_M4x8.FCStd" calcext:value-type="string">
            <text:p>components-cad/ISO4762_M4x8.FCStd</text:p>
          </table:table-cell>
          <table:table-cell table:style-name="ce59" table:content-validation-name="val3" office:value-type="string" calcext:value-type="string">
            <text:p>89e1cda9-c5eb-4705-86af-b27eace05a4d</text:p>
          </table:table-cell>
          <table:table-cell table:formula="of:=IFERROR(VLOOKUP([.L13];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7e1b834a-6df4-4aa3-a89f-fda701179e6b</text:p>
          </table:table-cell>
          <table:table-cell table:style-name="ce59" table:content-validation-name="val1" office:value-type="string" calcext:value-type="string">
            <text:p>STD</text:p>
          </table:table-cell>
          <table:table-cell office:value-type="string" calcext:value-type="string">
            <text:p>000013</text:p>
          </table:table-cell>
          <table:table-cell office:value-type="string" calcext:value-type="string">
            <text:p>Bolt ISO 4762 M4x1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4x10.FCStd</text:p>
          </table:table-cell>
          <table:table-cell table:formula="of:=HYPERLINK(&quot;components-cad/&quot; &amp; [.J14])" office:value-type="string" office:string-value="components-cad/ISO4762_M4x10.FCStd" calcext:value-type="string">
            <text:p>components-cad/ISO4762_M4x10.FCStd</text:p>
          </table:table-cell>
          <table:table-cell table:style-name="ce59" table:content-validation-name="val3" office:value-type="string" calcext:value-type="string">
            <text:p>89e1cda9-c5eb-4705-86af-b27eace05a4d</text:p>
          </table:table-cell>
          <table:table-cell table:formula="of:=IFERROR(VLOOKUP([.L14];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ff8b2b28-8a0c-48e6-be9f-4a3a75373301</text:p>
          </table:table-cell>
          <table:table-cell table:style-name="ce59" table:content-validation-name="val1" office:value-type="string" calcext:value-type="string">
            <text:p>STD</text:p>
          </table:table-cell>
          <table:table-cell office:value-type="string" calcext:value-type="string">
            <text:p>000014</text:p>
          </table:table-cell>
          <table:table-cell office:value-type="string" calcext:value-type="string">
            <text:p>Bolt ISO 4762 M4x12</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4x12.FCStd</text:p>
          </table:table-cell>
          <table:table-cell table:formula="of:=HYPERLINK(&quot;components-cad/&quot; &amp; [.J15])" office:value-type="string" office:string-value="components-cad/ISO4762_M4x12.FCStd" calcext:value-type="string">
            <text:p>components-cad/ISO4762_M4x12.FCStd</text:p>
          </table:table-cell>
          <table:table-cell table:style-name="ce59" table:content-validation-name="val3" office:value-type="string" calcext:value-type="string">
            <text:p>89e1cda9-c5eb-4705-86af-b27eace05a4d</text:p>
          </table:table-cell>
          <table:table-cell table:formula="of:=IFERROR(VLOOKUP([.L15];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e98739ad-6dae-4f62-a0d9-583ed35dfd8e</text:p>
          </table:table-cell>
          <table:table-cell table:style-name="ce59" table:content-validation-name="val1" office:value-type="string" calcext:value-type="string">
            <text:p>STD</text:p>
          </table:table-cell>
          <table:table-cell office:value-type="string" calcext:value-type="string">
            <text:p>000015</text:p>
          </table:table-cell>
          <table:table-cell office:value-type="string" calcext:value-type="string">
            <text:p>Bolt ISO 4762 M4x14</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4x14.FCStd</text:p>
          </table:table-cell>
          <table:table-cell table:formula="of:=HYPERLINK(&quot;components-cad/&quot; &amp; [.J16])" office:value-type="string" office:string-value="components-cad/ISO4762_M4x14.FCStd" calcext:value-type="string">
            <text:p>components-cad/ISO4762_M4x14.FCStd</text:p>
          </table:table-cell>
          <table:table-cell table:style-name="ce59" table:content-validation-name="val3" office:value-type="string" calcext:value-type="string">
            <text:p>89e1cda9-c5eb-4705-86af-b27eace05a4d</text:p>
          </table:table-cell>
          <table:table-cell table:formula="of:=IFERROR(VLOOKUP([.L16];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d64d8799-03b4-4779-b7ee-068ee6f4673e</text:p>
          </table:table-cell>
          <table:table-cell table:style-name="ce59" table:content-validation-name="val1" office:value-type="string" calcext:value-type="string">
            <text:p>STD</text:p>
          </table:table-cell>
          <table:table-cell office:value-type="string" calcext:value-type="string">
            <text:p>000016</text:p>
          </table:table-cell>
          <table:table-cell office:value-type="string" calcext:value-type="string">
            <text:p>Bolt ISO 4762 M4x16</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4x16.FCStd</text:p>
          </table:table-cell>
          <table:table-cell table:formula="of:=HYPERLINK(&quot;components-cad/&quot; &amp; [.J17])" office:value-type="string" office:string-value="components-cad/ISO4762_M4x16.FCStd" calcext:value-type="string">
            <text:p>components-cad/ISO4762_M4x16.FCStd</text:p>
          </table:table-cell>
          <table:table-cell table:style-name="ce59" table:content-validation-name="val3" office:value-type="string" calcext:value-type="string">
            <text:p>89e1cda9-c5eb-4705-86af-b27eace05a4d</text:p>
          </table:table-cell>
          <table:table-cell table:formula="of:=IFERROR(VLOOKUP([.L17];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19ebcbba-b538-4dac-92a3-01426280fc6e</text:p>
          </table:table-cell>
          <table:table-cell table:style-name="ce59" table:content-validation-name="val1" office:value-type="string" calcext:value-type="string">
            <text:p>STD</text:p>
          </table:table-cell>
          <table:table-cell office:value-type="string" calcext:value-type="string">
            <text:p>000017</text:p>
          </table:table-cell>
          <table:table-cell office:value-type="string" calcext:value-type="string">
            <text:p>Bolt ISO 4762 M4x2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4x20.FCStd</text:p>
          </table:table-cell>
          <table:table-cell table:formula="of:=HYPERLINK(&quot;components-cad/&quot; &amp; [.J18])" office:value-type="string" office:string-value="components-cad/ISO4762_M4x20.FCStd" calcext:value-type="string">
            <text:p>components-cad/ISO4762_M4x20.FCStd</text:p>
          </table:table-cell>
          <table:table-cell table:style-name="ce59" table:content-validation-name="val3" office:value-type="string" calcext:value-type="string">
            <text:p>89e1cda9-c5eb-4705-86af-b27eace05a4d</text:p>
          </table:table-cell>
          <table:table-cell table:formula="of:=IFERROR(VLOOKUP([.L18];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0eb2dbca-b4d4-4692-ac46-abe941703b22</text:p>
          </table:table-cell>
          <table:table-cell table:style-name="ce59" table:content-validation-name="val1" office:value-type="string" calcext:value-type="string">
            <text:p>STD</text:p>
          </table:table-cell>
          <table:table-cell office:value-type="string" calcext:value-type="string">
            <text:p>000018</text:p>
          </table:table-cell>
          <table:table-cell office:value-type="string" calcext:value-type="string">
            <text:p>Bolt ISO 4762 M4x2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4x25.FCStd</text:p>
          </table:table-cell>
          <table:table-cell table:formula="of:=HYPERLINK(&quot;components-cad/&quot; &amp; [.J19])" office:value-type="string" office:string-value="components-cad/ISO4762_M4x25.FCStd" calcext:value-type="string">
            <text:p>components-cad/ISO4762_M4x25.FCStd</text:p>
          </table:table-cell>
          <table:table-cell table:style-name="ce59" table:content-validation-name="val3" office:value-type="string" calcext:value-type="string">
            <text:p>89e1cda9-c5eb-4705-86af-b27eace05a4d</text:p>
          </table:table-cell>
          <table:table-cell table:formula="of:=IFERROR(VLOOKUP([.L19];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97f9b928-917c-4e4c-95b6-c0b76006b584</text:p>
          </table:table-cell>
          <table:table-cell table:style-name="ce59" table:content-validation-name="val1" office:value-type="string" calcext:value-type="string">
            <text:p>STD</text:p>
          </table:table-cell>
          <table:table-cell office:value-type="string" calcext:value-type="string">
            <text:p>000019</text:p>
          </table:table-cell>
          <table:table-cell office:value-type="string" calcext:value-type="string">
            <text:p>Bolt ISO 4762 M4x3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4x30.FCStd</text:p>
          </table:table-cell>
          <table:table-cell table:formula="of:=HYPERLINK(&quot;components-cad/&quot; &amp; [.J20])" office:value-type="string" office:string-value="components-cad/ISO4762_M4x30.FCStd" calcext:value-type="string">
            <text:p>components-cad/ISO4762_M4x30.FCStd</text:p>
          </table:table-cell>
          <table:table-cell table:style-name="ce59" table:content-validation-name="val3" office:value-type="string" calcext:value-type="string">
            <text:p>89e1cda9-c5eb-4705-86af-b27eace05a4d</text:p>
          </table:table-cell>
          <table:table-cell table:formula="of:=IFERROR(VLOOKUP([.L20];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172d218f-5a5e-41d9-ac3c-05b0f05d4965</text:p>
          </table:table-cell>
          <table:table-cell table:style-name="ce59" table:content-validation-name="val1" office:value-type="string" calcext:value-type="string">
            <text:p>STD</text:p>
          </table:table-cell>
          <table:table-cell office:value-type="string" calcext:value-type="string">
            <text:p>000020</text:p>
          </table:table-cell>
          <table:table-cell office:value-type="string" calcext:value-type="string">
            <text:p>Bolt ISO 4762 M4x3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4x35.FCStd</text:p>
          </table:table-cell>
          <table:table-cell table:formula="of:=HYPERLINK(&quot;components-cad/&quot; &amp; [.J21])" office:value-type="string" office:string-value="components-cad/ISO4762_M4x35.FCStd" calcext:value-type="string">
            <text:p>components-cad/ISO4762_M4x35.FCStd</text:p>
          </table:table-cell>
          <table:table-cell table:style-name="ce59" table:content-validation-name="val3" office:value-type="string" calcext:value-type="string">
            <text:p>89e1cda9-c5eb-4705-86af-b27eace05a4d</text:p>
          </table:table-cell>
          <table:table-cell table:formula="of:=IFERROR(VLOOKUP([.L21];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56461c54-a8a0-43e6-96e3-ab53cdf5e8ba</text:p>
          </table:table-cell>
          <table:table-cell table:style-name="ce59" table:content-validation-name="val1" office:value-type="string" calcext:value-type="string">
            <text:p>STD</text:p>
          </table:table-cell>
          <table:table-cell office:value-type="string" calcext:value-type="string">
            <text:p>000021</text:p>
          </table:table-cell>
          <table:table-cell office:value-type="string" calcext:value-type="string">
            <text:p>Bolt ISO 4762 M4x4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4x40.FCStd</text:p>
          </table:table-cell>
          <table:table-cell table:formula="of:=HYPERLINK(&quot;components-cad/&quot; &amp; [.J22])" office:value-type="string" office:string-value="components-cad/ISO4762_M4x40.FCStd" calcext:value-type="string">
            <text:p>components-cad/ISO4762_M4x40.FCStd</text:p>
          </table:table-cell>
          <table:table-cell table:style-name="ce59" table:content-validation-name="val3" office:value-type="string" calcext:value-type="string">
            <text:p>89e1cda9-c5eb-4705-86af-b27eace05a4d</text:p>
          </table:table-cell>
          <table:table-cell table:formula="of:=IFERROR(VLOOKUP([.L22];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62e5d2d4-b7db-499a-8e63-e5a1151d352f</text:p>
          </table:table-cell>
          <table:table-cell table:style-name="ce59" table:content-validation-name="val1" office:value-type="string" calcext:value-type="string">
            <text:p>STD</text:p>
          </table:table-cell>
          <table:table-cell office:value-type="string" calcext:value-type="string">
            <text:p>000022</text:p>
          </table:table-cell>
          <table:table-cell office:value-type="string" calcext:value-type="string">
            <text:p>Bolt ISO 4762 M5x8</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5x8.FCStd</text:p>
          </table:table-cell>
          <table:table-cell table:formula="of:=HYPERLINK(&quot;components-cad/&quot; &amp; [.J23])" office:value-type="string" office:string-value="components-cad/ISO4762_M5x8.FCStd" calcext:value-type="string">
            <text:p>components-cad/ISO4762_M5x8.FCStd</text:p>
          </table:table-cell>
          <table:table-cell table:style-name="ce59" table:content-validation-name="val3" office:value-type="string" calcext:value-type="string">
            <text:p>89e1cda9-c5eb-4705-86af-b27eace05a4d</text:p>
          </table:table-cell>
          <table:table-cell table:formula="of:=IFERROR(VLOOKUP([.L23];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6d3547a5-78ee-4cf5-af83-d80a2368def3</text:p>
          </table:table-cell>
          <table:table-cell table:style-name="ce59" table:content-validation-name="val1" office:value-type="string" calcext:value-type="string">
            <text:p>STD</text:p>
          </table:table-cell>
          <table:table-cell office:value-type="string" calcext:value-type="string">
            <text:p>000023</text:p>
          </table:table-cell>
          <table:table-cell office:value-type="string" calcext:value-type="string">
            <text:p>Bolt ISO 4762 M5x1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5x10.FCStd</text:p>
          </table:table-cell>
          <table:table-cell table:formula="of:=HYPERLINK(&quot;components-cad/&quot; &amp; [.J24])" office:value-type="string" office:string-value="components-cad/ISO4762_M5x10.FCStd" calcext:value-type="string">
            <text:p>components-cad/ISO4762_M5x10.FCStd</text:p>
          </table:table-cell>
          <table:table-cell table:style-name="ce59" table:content-validation-name="val3" office:value-type="string" calcext:value-type="string">
            <text:p>89e1cda9-c5eb-4705-86af-b27eace05a4d</text:p>
          </table:table-cell>
          <table:table-cell table:formula="of:=IFERROR(VLOOKUP([.L24];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c590437c-f111-45ef-bb8c-08e30a3d96d7</text:p>
          </table:table-cell>
          <table:table-cell table:style-name="ce59" table:content-validation-name="val1" office:value-type="string" calcext:value-type="string">
            <text:p>STD</text:p>
          </table:table-cell>
          <table:table-cell office:value-type="string" calcext:value-type="string">
            <text:p>000024</text:p>
          </table:table-cell>
          <table:table-cell office:value-type="string" calcext:value-type="string">
            <text:p>Bolt ISO 4762 M5x12</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5x12.FCStd</text:p>
          </table:table-cell>
          <table:table-cell table:formula="of:=HYPERLINK(&quot;components-cad/&quot; &amp; [.J25])" office:value-type="string" office:string-value="components-cad/ISO4762_M5x12.FCStd" calcext:value-type="string">
            <text:p>components-cad/ISO4762_M5x12.FCStd</text:p>
          </table:table-cell>
          <table:table-cell table:style-name="ce59" table:content-validation-name="val3" office:value-type="string" calcext:value-type="string">
            <text:p>89e1cda9-c5eb-4705-86af-b27eace05a4d</text:p>
          </table:table-cell>
          <table:table-cell table:formula="of:=IFERROR(VLOOKUP([.L25];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c6f7077c-524f-43b4-89d6-a83f3c9bcc7e</text:p>
          </table:table-cell>
          <table:table-cell table:style-name="ce59" table:content-validation-name="val1" office:value-type="string" calcext:value-type="string">
            <text:p>STD</text:p>
          </table:table-cell>
          <table:table-cell office:value-type="string" calcext:value-type="string">
            <text:p>000025</text:p>
          </table:table-cell>
          <table:table-cell office:value-type="string" calcext:value-type="string">
            <text:p>Bolt ISO 4762 M5x14</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5x14.FCStd</text:p>
          </table:table-cell>
          <table:table-cell table:formula="of:=HYPERLINK(&quot;components-cad/&quot; &amp; [.J26])" office:value-type="string" office:string-value="components-cad/ISO4762_M5x14.FCStd" calcext:value-type="string">
            <text:p>components-cad/ISO4762_M5x14.FCStd</text:p>
          </table:table-cell>
          <table:table-cell table:style-name="ce59" table:content-validation-name="val3" office:value-type="string" calcext:value-type="string">
            <text:p>89e1cda9-c5eb-4705-86af-b27eace05a4d</text:p>
          </table:table-cell>
          <table:table-cell table:formula="of:=IFERROR(VLOOKUP([.L26];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54a54877-2194-4d45-8a16-5c59151fe7f7</text:p>
          </table:table-cell>
          <table:table-cell table:style-name="ce59" table:content-validation-name="val1" office:value-type="string" calcext:value-type="string">
            <text:p>STD</text:p>
          </table:table-cell>
          <table:table-cell office:value-type="string" calcext:value-type="string">
            <text:p>000026</text:p>
          </table:table-cell>
          <table:table-cell office:value-type="string" calcext:value-type="string">
            <text:p>Bolt ISO 4762 M5x16</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5x16.FCStd</text:p>
          </table:table-cell>
          <table:table-cell table:formula="of:=HYPERLINK(&quot;components-cad/&quot; &amp; [.J27])" office:value-type="string" office:string-value="components-cad/ISO4762_M5x16.FCStd" calcext:value-type="string">
            <text:p>components-cad/ISO4762_M5x16.FCStd</text:p>
          </table:table-cell>
          <table:table-cell table:style-name="ce59" table:content-validation-name="val3" office:value-type="string" calcext:value-type="string">
            <text:p>89e1cda9-c5eb-4705-86af-b27eace05a4d</text:p>
          </table:table-cell>
          <table:table-cell table:formula="of:=IFERROR(VLOOKUP([.L27];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918f0bfb-b3f9-48d6-8a08-3557693f0c0e</text:p>
          </table:table-cell>
          <table:table-cell table:style-name="ce59" table:content-validation-name="val1" office:value-type="string" calcext:value-type="string">
            <text:p>STD</text:p>
          </table:table-cell>
          <table:table-cell office:value-type="string" calcext:value-type="string">
            <text:p>000027</text:p>
          </table:table-cell>
          <table:table-cell office:value-type="string" calcext:value-type="string">
            <text:p>Bolt ISO 4762 M5x2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5x20.FCStd</text:p>
          </table:table-cell>
          <table:table-cell table:formula="of:=HYPERLINK(&quot;components-cad/&quot; &amp; [.J28])" office:value-type="string" office:string-value="components-cad/ISO4762_M5x20.FCStd" calcext:value-type="string">
            <text:p>components-cad/ISO4762_M5x20.FCStd</text:p>
          </table:table-cell>
          <table:table-cell table:style-name="ce59" table:content-validation-name="val3" office:value-type="string" calcext:value-type="string">
            <text:p>89e1cda9-c5eb-4705-86af-b27eace05a4d</text:p>
          </table:table-cell>
          <table:table-cell table:formula="of:=IFERROR(VLOOKUP([.L28];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6907b611-8ac7-4cc8-a971-e7859edbca95</text:p>
          </table:table-cell>
          <table:table-cell table:style-name="ce59" table:content-validation-name="val1" office:value-type="string" calcext:value-type="string">
            <text:p>STD</text:p>
          </table:table-cell>
          <table:table-cell office:value-type="string" calcext:value-type="string">
            <text:p>000028</text:p>
          </table:table-cell>
          <table:table-cell office:value-type="string" calcext:value-type="string">
            <text:p>Bolt ISO 4762 M5x2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5x25.FCStd</text:p>
          </table:table-cell>
          <table:table-cell table:formula="of:=HYPERLINK(&quot;components-cad/&quot; &amp; [.J29])" office:value-type="string" office:string-value="components-cad/ISO4762_M5x25.FCStd" calcext:value-type="string">
            <text:p>components-cad/ISO4762_M5x25.FCStd</text:p>
          </table:table-cell>
          <table:table-cell table:style-name="ce59" table:content-validation-name="val3" office:value-type="string" calcext:value-type="string">
            <text:p>89e1cda9-c5eb-4705-86af-b27eace05a4d</text:p>
          </table:table-cell>
          <table:table-cell table:formula="of:=IFERROR(VLOOKUP([.L29];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c66f27f7-cb41-419f-bdea-163ef253fda1</text:p>
          </table:table-cell>
          <table:table-cell table:style-name="ce59" table:content-validation-name="val1" office:value-type="string" calcext:value-type="string">
            <text:p>STD</text:p>
          </table:table-cell>
          <table:table-cell office:value-type="string" calcext:value-type="string">
            <text:p>000029</text:p>
          </table:table-cell>
          <table:table-cell office:value-type="string" calcext:value-type="string">
            <text:p>Bolt ISO 4762 M5x3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5x30.FCStd</text:p>
          </table:table-cell>
          <table:table-cell table:formula="of:=HYPERLINK(&quot;components-cad/&quot; &amp; [.J30])" office:value-type="string" office:string-value="components-cad/ISO4762_M5x30.FCStd" calcext:value-type="string">
            <text:p>components-cad/ISO4762_M5x30.FCStd</text:p>
          </table:table-cell>
          <table:table-cell table:style-name="ce59" table:content-validation-name="val3" office:value-type="string" calcext:value-type="string">
            <text:p>89e1cda9-c5eb-4705-86af-b27eace05a4d</text:p>
          </table:table-cell>
          <table:table-cell table:formula="of:=IFERROR(VLOOKUP([.L30];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30f84d49-1284-4035-9ca5-b8794d1f9e1a</text:p>
          </table:table-cell>
          <table:table-cell table:style-name="ce59" table:content-validation-name="val1" office:value-type="string" calcext:value-type="string">
            <text:p>STD</text:p>
          </table:table-cell>
          <table:table-cell office:value-type="string" calcext:value-type="string">
            <text:p>000030</text:p>
          </table:table-cell>
          <table:table-cell office:value-type="string" calcext:value-type="string">
            <text:p>Bolt ISO 4762 M5x3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5x35.FCStd</text:p>
          </table:table-cell>
          <table:table-cell table:formula="of:=HYPERLINK(&quot;components-cad/&quot; &amp; [.J31])" office:value-type="string" office:string-value="components-cad/ISO4762_M5x35.FCStd" calcext:value-type="string">
            <text:p>components-cad/ISO4762_M5x35.FCStd</text:p>
          </table:table-cell>
          <table:table-cell table:style-name="ce59" table:content-validation-name="val3" office:value-type="string" calcext:value-type="string">
            <text:p>89e1cda9-c5eb-4705-86af-b27eace05a4d</text:p>
          </table:table-cell>
          <table:table-cell table:formula="of:=IFERROR(VLOOKUP([.L31];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5f4349a5-09d5-47e7-8ae4-8f57b6049768</text:p>
          </table:table-cell>
          <table:table-cell table:style-name="ce59" table:content-validation-name="val1" office:value-type="string" calcext:value-type="string">
            <text:p>STD</text:p>
          </table:table-cell>
          <table:table-cell office:value-type="string" calcext:value-type="string">
            <text:p>000031</text:p>
          </table:table-cell>
          <table:table-cell office:value-type="string" calcext:value-type="string">
            <text:p>Bolt ISO 4762 M5x4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5x40.FCStd</text:p>
          </table:table-cell>
          <table:table-cell table:formula="of:=HYPERLINK(&quot;components-cad/&quot; &amp; [.J32])" office:value-type="string" office:string-value="components-cad/ISO4762_M5x40.FCStd" calcext:value-type="string">
            <text:p>components-cad/ISO4762_M5x40.FCStd</text:p>
          </table:table-cell>
          <table:table-cell table:style-name="ce59" table:content-validation-name="val3" office:value-type="string" calcext:value-type="string">
            <text:p>89e1cda9-c5eb-4705-86af-b27eace05a4d</text:p>
          </table:table-cell>
          <table:table-cell table:formula="of:=IFERROR(VLOOKUP([.L32];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bf779075-4558-44b2-8db0-44e8b19e14e4</text:p>
          </table:table-cell>
          <table:table-cell table:style-name="ce59" table:content-validation-name="val1" office:value-type="string" calcext:value-type="string">
            <text:p>STD</text:p>
          </table:table-cell>
          <table:table-cell office:value-type="string" calcext:value-type="string">
            <text:p>000032</text:p>
          </table:table-cell>
          <table:table-cell office:value-type="string" calcext:value-type="string">
            <text:p>Bolt ISO 4762 M5x4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5x45.FCStd</text:p>
          </table:table-cell>
          <table:table-cell table:formula="of:=HYPERLINK(&quot;components-cad/&quot; &amp; [.J33])" office:value-type="string" office:string-value="components-cad/ISO4762_M5x45.FCStd" calcext:value-type="string">
            <text:p>components-cad/ISO4762_M5x45.FCStd</text:p>
          </table:table-cell>
          <table:table-cell table:style-name="ce59" table:content-validation-name="val3" office:value-type="string" calcext:value-type="string">
            <text:p>89e1cda9-c5eb-4705-86af-b27eace05a4d</text:p>
          </table:table-cell>
          <table:table-cell table:formula="of:=IFERROR(VLOOKUP([.L33];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1e4b76be-8cd2-488d-9011-a052031ac0df</text:p>
          </table:table-cell>
          <table:table-cell table:style-name="ce59" table:content-validation-name="val1" office:value-type="string" calcext:value-type="string">
            <text:p>STD</text:p>
          </table:table-cell>
          <table:table-cell office:value-type="string" calcext:value-type="string">
            <text:p>000033</text:p>
          </table:table-cell>
          <table:table-cell office:value-type="string" calcext:value-type="string">
            <text:p>Bolt ISO 4762 M5x5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5x50.FCStd</text:p>
          </table:table-cell>
          <table:table-cell table:formula="of:=HYPERLINK(&quot;components-cad/&quot; &amp; [.J34])" office:value-type="string" office:string-value="components-cad/ISO4762_M5x50.FCStd" calcext:value-type="string">
            <text:p>components-cad/ISO4762_M5x50.FCStd</text:p>
          </table:table-cell>
          <table:table-cell table:style-name="ce59" table:content-validation-name="val3" office:value-type="string" calcext:value-type="string">
            <text:p>89e1cda9-c5eb-4705-86af-b27eace05a4d</text:p>
          </table:table-cell>
          <table:table-cell table:formula="of:=IFERROR(VLOOKUP([.L34];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07ef8bb2-9e01-43c7-9c74-d98f9cee9090</text:p>
          </table:table-cell>
          <table:table-cell table:style-name="ce59" table:content-validation-name="val1" office:value-type="string" calcext:value-type="string">
            <text:p>STD</text:p>
          </table:table-cell>
          <table:table-cell office:value-type="string" calcext:value-type="string">
            <text:p>000034</text:p>
          </table:table-cell>
          <table:table-cell office:value-type="string" calcext:value-type="string">
            <text:p>Bolt ISO 4762 M6x8</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8.FCStd</text:p>
          </table:table-cell>
          <table:table-cell table:formula="of:=HYPERLINK(&quot;components-cad/&quot; &amp; [.J35])" office:value-type="string" office:string-value="components-cad/ISO4762_M6x8.FCStd" calcext:value-type="string">
            <text:p>components-cad/ISO4762_M6x8.FCStd</text:p>
          </table:table-cell>
          <table:table-cell table:style-name="ce59" table:content-validation-name="val3" office:value-type="string" calcext:value-type="string">
            <text:p>89e1cda9-c5eb-4705-86af-b27eace05a4d</text:p>
          </table:table-cell>
          <table:table-cell table:formula="of:=IFERROR(VLOOKUP([.L35];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f11c0b51-7b65-4a38-9c7e-e5a571c0c24f</text:p>
          </table:table-cell>
          <table:table-cell table:style-name="ce59" table:content-validation-name="val1" office:value-type="string" calcext:value-type="string">
            <text:p>STD</text:p>
          </table:table-cell>
          <table:table-cell office:value-type="string" calcext:value-type="string">
            <text:p>000035</text:p>
          </table:table-cell>
          <table:table-cell office:value-type="string" calcext:value-type="string">
            <text:p>Bolt ISO 4762 M6x1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10.FCStd</text:p>
          </table:table-cell>
          <table:table-cell table:formula="of:=HYPERLINK(&quot;components-cad/&quot; &amp; [.J36])" office:value-type="string" office:string-value="components-cad/ISO4762_M6x10.FCStd" calcext:value-type="string">
            <text:p>components-cad/ISO4762_M6x10.FCStd</text:p>
          </table:table-cell>
          <table:table-cell table:style-name="ce59" table:content-validation-name="val3" office:value-type="string" calcext:value-type="string">
            <text:p>89e1cda9-c5eb-4705-86af-b27eace05a4d</text:p>
          </table:table-cell>
          <table:table-cell table:formula="of:=IFERROR(VLOOKUP([.L36];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6495e1fc-a1eb-4199-959b-a444ffe53b21</text:p>
          </table:table-cell>
          <table:table-cell table:style-name="ce59" table:content-validation-name="val1" office:value-type="string" calcext:value-type="string">
            <text:p>STD</text:p>
          </table:table-cell>
          <table:table-cell office:value-type="string" calcext:value-type="string">
            <text:p>000036</text:p>
          </table:table-cell>
          <table:table-cell office:value-type="string" calcext:value-type="string">
            <text:p>Bolt ISO 4762 M6x12</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12.FCStd</text:p>
          </table:table-cell>
          <table:table-cell table:formula="of:=HYPERLINK(&quot;components-cad/&quot; &amp; [.J37])" office:value-type="string" office:string-value="components-cad/ISO4762_M6x12.FCStd" calcext:value-type="string">
            <text:p>components-cad/ISO4762_M6x12.FCStd</text:p>
          </table:table-cell>
          <table:table-cell table:style-name="ce59" table:content-validation-name="val3" office:value-type="string" calcext:value-type="string">
            <text:p>89e1cda9-c5eb-4705-86af-b27eace05a4d</text:p>
          </table:table-cell>
          <table:table-cell table:formula="of:=IFERROR(VLOOKUP([.L37];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a1ab826f-9668-4f4b-972b-9b82512ad02e</text:p>
          </table:table-cell>
          <table:table-cell table:style-name="ce59" table:content-validation-name="val1" office:value-type="string" calcext:value-type="string">
            <text:p>STD</text:p>
          </table:table-cell>
          <table:table-cell office:value-type="string" calcext:value-type="string">
            <text:p>000037</text:p>
          </table:table-cell>
          <table:table-cell office:value-type="string" calcext:value-type="string">
            <text:p>Bolt ISO 4762 M6x14</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14.FCStd</text:p>
          </table:table-cell>
          <table:table-cell table:formula="of:=HYPERLINK(&quot;components-cad/&quot; &amp; [.J38])" office:value-type="string" office:string-value="components-cad/ISO4762_M6x14.FCStd" calcext:value-type="string">
            <text:p>components-cad/ISO4762_M6x14.FCStd</text:p>
          </table:table-cell>
          <table:table-cell table:style-name="ce59" table:content-validation-name="val3" office:value-type="string" calcext:value-type="string">
            <text:p>89e1cda9-c5eb-4705-86af-b27eace05a4d</text:p>
          </table:table-cell>
          <table:table-cell table:formula="of:=IFERROR(VLOOKUP([.L38];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d684e441-05c6-456d-972a-73be7c98f2d1</text:p>
          </table:table-cell>
          <table:table-cell table:style-name="ce59" table:content-validation-name="val1" office:value-type="string" calcext:value-type="string">
            <text:p>STD</text:p>
          </table:table-cell>
          <table:table-cell office:value-type="string" calcext:value-type="string">
            <text:p>000038</text:p>
          </table:table-cell>
          <table:table-cell office:value-type="string" calcext:value-type="string">
            <text:p>Bolt ISO 4762 M6x16</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16.FCStd</text:p>
          </table:table-cell>
          <table:table-cell table:formula="of:=HYPERLINK(&quot;components-cad/&quot; &amp; [.J39])" office:value-type="string" office:string-value="components-cad/ISO4762_M6x16.FCStd" calcext:value-type="string">
            <text:p>components-cad/ISO4762_M6x16.FCStd</text:p>
          </table:table-cell>
          <table:table-cell table:style-name="ce59" table:content-validation-name="val3" office:value-type="string" calcext:value-type="string">
            <text:p>89e1cda9-c5eb-4705-86af-b27eace05a4d</text:p>
          </table:table-cell>
          <table:table-cell table:formula="of:=IFERROR(VLOOKUP([.L39];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341f0a58-507d-430d-a53f-8ee794314df3</text:p>
          </table:table-cell>
          <table:table-cell table:style-name="ce59" table:content-validation-name="val1" office:value-type="string" calcext:value-type="string">
            <text:p>STD</text:p>
          </table:table-cell>
          <table:table-cell office:value-type="string" calcext:value-type="string">
            <text:p>000039</text:p>
          </table:table-cell>
          <table:table-cell office:value-type="string" calcext:value-type="string">
            <text:p>Bolt ISO 4762 M6x2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20.FCStd</text:p>
          </table:table-cell>
          <table:table-cell table:formula="of:=HYPERLINK(&quot;components-cad/&quot; &amp; [.J40])" office:value-type="string" office:string-value="components-cad/ISO4762_M6x20.FCStd" calcext:value-type="string">
            <text:p>components-cad/ISO4762_M6x20.FCStd</text:p>
          </table:table-cell>
          <table:table-cell table:style-name="ce59" table:content-validation-name="val3" office:value-type="string" calcext:value-type="string">
            <text:p>89e1cda9-c5eb-4705-86af-b27eace05a4d</text:p>
          </table:table-cell>
          <table:table-cell table:formula="of:=IFERROR(VLOOKUP([.L40];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32d4e3c6-c2ba-4faa-8769-208846b55866</text:p>
          </table:table-cell>
          <table:table-cell table:style-name="ce59" table:content-validation-name="val1" office:value-type="string" calcext:value-type="string">
            <text:p>STD</text:p>
          </table:table-cell>
          <table:table-cell office:value-type="string" calcext:value-type="string">
            <text:p>000040</text:p>
          </table:table-cell>
          <table:table-cell office:value-type="string" calcext:value-type="string">
            <text:p>Bolt ISO 4762 M6x2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25.FCStd</text:p>
          </table:table-cell>
          <table:table-cell table:formula="of:=HYPERLINK(&quot;components-cad/&quot; &amp; [.J41])" office:value-type="string" office:string-value="components-cad/ISO4762_M6x25.FCStd" calcext:value-type="string">
            <text:p>components-cad/ISO4762_M6x25.FCStd</text:p>
          </table:table-cell>
          <table:table-cell table:style-name="ce59" table:content-validation-name="val3" office:value-type="string" calcext:value-type="string">
            <text:p>89e1cda9-c5eb-4705-86af-b27eace05a4d</text:p>
          </table:table-cell>
          <table:table-cell table:formula="of:=IFERROR(VLOOKUP([.L41];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ec2053ce-0e5f-4595-8a0f-d358b269abeb</text:p>
          </table:table-cell>
          <table:table-cell table:style-name="ce59" table:content-validation-name="val1" office:value-type="string" calcext:value-type="string">
            <text:p>STD</text:p>
          </table:table-cell>
          <table:table-cell office:value-type="string" calcext:value-type="string">
            <text:p>000041</text:p>
          </table:table-cell>
          <table:table-cell office:value-type="string" calcext:value-type="string">
            <text:p>Bolt ISO 4762 M6x3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30.FCStd</text:p>
          </table:table-cell>
          <table:table-cell table:formula="of:=HYPERLINK(&quot;components-cad/&quot; &amp; [.J42])" office:value-type="string" office:string-value="components-cad/ISO4762_M6x30.FCStd" calcext:value-type="string">
            <text:p>components-cad/ISO4762_M6x30.FCStd</text:p>
          </table:table-cell>
          <table:table-cell table:style-name="ce59" table:content-validation-name="val3" office:value-type="string" calcext:value-type="string">
            <text:p>89e1cda9-c5eb-4705-86af-b27eace05a4d</text:p>
          </table:table-cell>
          <table:table-cell table:formula="of:=IFERROR(VLOOKUP([.L42];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ad5c7844-7d5e-42bd-84b8-b6a44621af2f</text:p>
          </table:table-cell>
          <table:table-cell table:style-name="ce59" table:content-validation-name="val1" office:value-type="string" calcext:value-type="string">
            <text:p>STD</text:p>
          </table:table-cell>
          <table:table-cell office:value-type="string" calcext:value-type="string">
            <text:p>000042</text:p>
          </table:table-cell>
          <table:table-cell office:value-type="string" calcext:value-type="string">
            <text:p>Bolt ISO 4762 M6x3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35.FCStd</text:p>
          </table:table-cell>
          <table:table-cell table:formula="of:=HYPERLINK(&quot;components-cad/&quot; &amp; [.J43])" office:value-type="string" office:string-value="components-cad/ISO4762_M6x35.FCStd" calcext:value-type="string">
            <text:p>components-cad/ISO4762_M6x35.FCStd</text:p>
          </table:table-cell>
          <table:table-cell table:style-name="ce59" table:content-validation-name="val3" office:value-type="string" calcext:value-type="string">
            <text:p>89e1cda9-c5eb-4705-86af-b27eace05a4d</text:p>
          </table:table-cell>
          <table:table-cell table:formula="of:=IFERROR(VLOOKUP([.L43];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da3b14b1-69c2-4ac7-bebf-268c4777f000</text:p>
          </table:table-cell>
          <table:table-cell table:style-name="ce59" table:content-validation-name="val1" office:value-type="string" calcext:value-type="string">
            <text:p>STD</text:p>
          </table:table-cell>
          <table:table-cell office:value-type="string" calcext:value-type="string">
            <text:p>000043</text:p>
          </table:table-cell>
          <table:table-cell office:value-type="string" calcext:value-type="string">
            <text:p>Bolt ISO 4762 M6x4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40.FCStd</text:p>
          </table:table-cell>
          <table:table-cell table:formula="of:=HYPERLINK(&quot;components-cad/&quot; &amp; [.J44])" office:value-type="string" office:string-value="components-cad/ISO4762_M6x40.FCStd" calcext:value-type="string">
            <text:p>components-cad/ISO4762_M6x40.FCStd</text:p>
          </table:table-cell>
          <table:table-cell table:style-name="ce59" table:content-validation-name="val3" office:value-type="string" calcext:value-type="string">
            <text:p>89e1cda9-c5eb-4705-86af-b27eace05a4d</text:p>
          </table:table-cell>
          <table:table-cell table:formula="of:=IFERROR(VLOOKUP([.L44];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2495fae5-3f06-4c84-95b2-34b191a5934c</text:p>
          </table:table-cell>
          <table:table-cell table:style-name="ce59" table:content-validation-name="val1" office:value-type="string" calcext:value-type="string">
            <text:p>STD</text:p>
          </table:table-cell>
          <table:table-cell office:value-type="string" calcext:value-type="string">
            <text:p>000044</text:p>
          </table:table-cell>
          <table:table-cell office:value-type="string" calcext:value-type="string">
            <text:p>Bolt ISO 4762 M6x4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45.FCStd</text:p>
          </table:table-cell>
          <table:table-cell table:formula="of:=HYPERLINK(&quot;components-cad/&quot; &amp; [.J45])" office:value-type="string" office:string-value="components-cad/ISO4762_M6x45.FCStd" calcext:value-type="string">
            <text:p>components-cad/ISO4762_M6x45.FCStd</text:p>
          </table:table-cell>
          <table:table-cell table:style-name="ce59" table:content-validation-name="val3" office:value-type="string" calcext:value-type="string">
            <text:p>89e1cda9-c5eb-4705-86af-b27eace05a4d</text:p>
          </table:table-cell>
          <table:table-cell table:formula="of:=IFERROR(VLOOKUP([.L45];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37df6127-c3e0-4cc4-9835-3efadcf3ac13</text:p>
          </table:table-cell>
          <table:table-cell table:style-name="ce59" table:content-validation-name="val1" office:value-type="string" calcext:value-type="string">
            <text:p>STD</text:p>
          </table:table-cell>
          <table:table-cell office:value-type="string" calcext:value-type="string">
            <text:p>000045</text:p>
          </table:table-cell>
          <table:table-cell office:value-type="string" calcext:value-type="string">
            <text:p>Bolt ISO 4762 M6x5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50.FCStd</text:p>
          </table:table-cell>
          <table:table-cell table:formula="of:=HYPERLINK(&quot;components-cad/&quot; &amp; [.J46])" office:value-type="string" office:string-value="components-cad/ISO4762_M6x50.FCStd" calcext:value-type="string">
            <text:p>components-cad/ISO4762_M6x50.FCStd</text:p>
          </table:table-cell>
          <table:table-cell table:style-name="ce59" table:content-validation-name="val3" office:value-type="string" calcext:value-type="string">
            <text:p>89e1cda9-c5eb-4705-86af-b27eace05a4d</text:p>
          </table:table-cell>
          <table:table-cell table:formula="of:=IFERROR(VLOOKUP([.L46];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4e511aa5-b02b-43af-887f-b92c921aabbf</text:p>
          </table:table-cell>
          <table:table-cell table:style-name="ce59" table:content-validation-name="val1" office:value-type="string" calcext:value-type="string">
            <text:p>STD</text:p>
          </table:table-cell>
          <table:table-cell office:value-type="string" calcext:value-type="string">
            <text:p>000046</text:p>
          </table:table-cell>
          <table:table-cell office:value-type="string" calcext:value-type="string">
            <text:p>Bolt ISO 4762 M6x5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55.FCStd</text:p>
          </table:table-cell>
          <table:table-cell table:formula="of:=HYPERLINK(&quot;components-cad/&quot; &amp; [.J47])" office:value-type="string" office:string-value="components-cad/ISO4762_M6x55.FCStd" calcext:value-type="string">
            <text:p>components-cad/ISO4762_M6x55.FCStd</text:p>
          </table:table-cell>
          <table:table-cell table:style-name="ce59" table:content-validation-name="val3" office:value-type="string" calcext:value-type="string">
            <text:p>89e1cda9-c5eb-4705-86af-b27eace05a4d</text:p>
          </table:table-cell>
          <table:table-cell table:formula="of:=IFERROR(VLOOKUP([.L47];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bd163645-7527-491a-ad9a-dfdb6384be42</text:p>
          </table:table-cell>
          <table:table-cell table:style-name="ce59" table:content-validation-name="val1" office:value-type="string" calcext:value-type="string">
            <text:p>STD</text:p>
          </table:table-cell>
          <table:table-cell office:value-type="string" calcext:value-type="string">
            <text:p>000047</text:p>
          </table:table-cell>
          <table:table-cell office:value-type="string" calcext:value-type="string">
            <text:p>Bolt ISO 4762 M6x6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60.FCStd</text:p>
          </table:table-cell>
          <table:table-cell table:formula="of:=HYPERLINK(&quot;components-cad/&quot; &amp; [.J48])" office:value-type="string" office:string-value="components-cad/ISO4762_M6x60.FCStd" calcext:value-type="string">
            <text:p>components-cad/ISO4762_M6x60.FCStd</text:p>
          </table:table-cell>
          <table:table-cell table:style-name="ce59" table:content-validation-name="val3" office:value-type="string" calcext:value-type="string">
            <text:p>89e1cda9-c5eb-4705-86af-b27eace05a4d</text:p>
          </table:table-cell>
          <table:table-cell table:formula="of:=IFERROR(VLOOKUP([.L48];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db37c7a8-8940-4930-b664-71cf2d8b5cd5</text:p>
          </table:table-cell>
          <table:table-cell table:style-name="ce59" table:content-validation-name="val1" office:value-type="string" calcext:value-type="string">
            <text:p>STD</text:p>
          </table:table-cell>
          <table:table-cell office:value-type="string" calcext:value-type="string">
            <text:p>000048</text:p>
          </table:table-cell>
          <table:table-cell office:value-type="string" calcext:value-type="string">
            <text:p>Bolt ISO 4762 M6x6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65.FCStd</text:p>
          </table:table-cell>
          <table:table-cell table:formula="of:=HYPERLINK(&quot;components-cad/&quot; &amp; [.J49])" office:value-type="string" office:string-value="components-cad/ISO4762_M6x65.FCStd" calcext:value-type="string">
            <text:p>components-cad/ISO4762_M6x65.FCStd</text:p>
          </table:table-cell>
          <table:table-cell table:style-name="ce59" table:content-validation-name="val3" office:value-type="string" calcext:value-type="string">
            <text:p>89e1cda9-c5eb-4705-86af-b27eace05a4d</text:p>
          </table:table-cell>
          <table:table-cell table:formula="of:=IFERROR(VLOOKUP([.L49];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b9501428-56ca-462d-b8fc-1c2fdb0e3440</text:p>
          </table:table-cell>
          <table:table-cell table:style-name="ce59" table:content-validation-name="val1" office:value-type="string" calcext:value-type="string">
            <text:p>STD</text:p>
          </table:table-cell>
          <table:table-cell office:value-type="string" calcext:value-type="string">
            <text:p>000049</text:p>
          </table:table-cell>
          <table:table-cell office:value-type="string" calcext:value-type="string">
            <text:p>Bolt ISO 4762 M6x7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70.FCStd</text:p>
          </table:table-cell>
          <table:table-cell table:formula="of:=HYPERLINK(&quot;components-cad/&quot; &amp; [.J50])" office:value-type="string" office:string-value="components-cad/ISO4762_M6x70.FCStd" calcext:value-type="string">
            <text:p>components-cad/ISO4762_M6x70.FCStd</text:p>
          </table:table-cell>
          <table:table-cell table:style-name="ce59" table:content-validation-name="val3" office:value-type="string" calcext:value-type="string">
            <text:p>89e1cda9-c5eb-4705-86af-b27eace05a4d</text:p>
          </table:table-cell>
          <table:table-cell table:formula="of:=IFERROR(VLOOKUP([.L50];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f0f71aed-b4c5-4151-8328-bb3e5be5ce0c</text:p>
          </table:table-cell>
          <table:table-cell table:style-name="ce59" table:content-validation-name="val1" office:value-type="string" calcext:value-type="string">
            <text:p>STD</text:p>
          </table:table-cell>
          <table:table-cell office:value-type="string" calcext:value-type="string">
            <text:p>000050</text:p>
          </table:table-cell>
          <table:table-cell office:value-type="string" calcext:value-type="string">
            <text:p>Bolt ISO 4762 M6x7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75.FCStd</text:p>
          </table:table-cell>
          <table:table-cell table:formula="of:=HYPERLINK(&quot;components-cad/&quot; &amp; [.J51])" office:value-type="string" office:string-value="components-cad/ISO4762_M6x75.FCStd" calcext:value-type="string">
            <text:p>components-cad/ISO4762_M6x75.FCStd</text:p>
          </table:table-cell>
          <table:table-cell table:style-name="ce59" table:content-validation-name="val3" office:value-type="string" calcext:value-type="string">
            <text:p>89e1cda9-c5eb-4705-86af-b27eace05a4d</text:p>
          </table:table-cell>
          <table:table-cell table:formula="of:=IFERROR(VLOOKUP([.L51];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8605060f-0d02-4aed-a930-ceebe98c4b96</text:p>
          </table:table-cell>
          <table:table-cell table:style-name="ce59" table:content-validation-name="val1" office:value-type="string" calcext:value-type="string">
            <text:p>STD</text:p>
          </table:table-cell>
          <table:table-cell office:value-type="string" calcext:value-type="string">
            <text:p>000051</text:p>
          </table:table-cell>
          <table:table-cell office:value-type="string" calcext:value-type="string">
            <text:p>Bolt ISO 4762 M6x8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80.FCStd</text:p>
          </table:table-cell>
          <table:table-cell table:formula="of:=HYPERLINK(&quot;components-cad/&quot; &amp; [.J52])" office:value-type="string" office:string-value="components-cad/ISO4762_M6x80.FCStd" calcext:value-type="string">
            <text:p>components-cad/ISO4762_M6x80.FCStd</text:p>
          </table:table-cell>
          <table:table-cell table:style-name="ce59" table:content-validation-name="val3" office:value-type="string" calcext:value-type="string">
            <text:p>89e1cda9-c5eb-4705-86af-b27eace05a4d</text:p>
          </table:table-cell>
          <table:table-cell table:formula="of:=IFERROR(VLOOKUP([.L52];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3be02849-ec89-4cda-9b7c-6b6af2367691</text:p>
          </table:table-cell>
          <table:table-cell table:style-name="ce59" table:content-validation-name="val1" office:value-type="string" calcext:value-type="string">
            <text:p>STD</text:p>
          </table:table-cell>
          <table:table-cell office:value-type="string" calcext:value-type="string">
            <text:p>000052</text:p>
          </table:table-cell>
          <table:table-cell office:value-type="string" calcext:value-type="string">
            <text:p>Bolt ISO 4762 M6x8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85.FCStd</text:p>
          </table:table-cell>
          <table:table-cell table:formula="of:=HYPERLINK(&quot;components-cad/&quot; &amp; [.J53])" office:value-type="string" office:string-value="components-cad/ISO4762_M6x85.FCStd" calcext:value-type="string">
            <text:p>components-cad/ISO4762_M6x85.FCStd</text:p>
          </table:table-cell>
          <table:table-cell table:style-name="ce59" table:content-validation-name="val3" office:value-type="string" calcext:value-type="string">
            <text:p>89e1cda9-c5eb-4705-86af-b27eace05a4d</text:p>
          </table:table-cell>
          <table:table-cell table:formula="of:=IFERROR(VLOOKUP([.L53];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a60e1a4d-d611-4689-984d-862c62e0dee9</text:p>
          </table:table-cell>
          <table:table-cell table:style-name="ce59" table:content-validation-name="val1" office:value-type="string" calcext:value-type="string">
            <text:p>STD</text:p>
          </table:table-cell>
          <table:table-cell office:value-type="string" calcext:value-type="string">
            <text:p>000053</text:p>
          </table:table-cell>
          <table:table-cell office:value-type="string" calcext:value-type="string">
            <text:p>Bolt ISO 4762 M6x9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90.FCStd</text:p>
          </table:table-cell>
          <table:table-cell table:formula="of:=HYPERLINK(&quot;components-cad/&quot; &amp; [.J54])" office:value-type="string" office:string-value="components-cad/ISO4762_M6x90.FCStd" calcext:value-type="string">
            <text:p>components-cad/ISO4762_M6x90.FCStd</text:p>
          </table:table-cell>
          <table:table-cell table:style-name="ce59" table:content-validation-name="val3" office:value-type="string" calcext:value-type="string">
            <text:p>89e1cda9-c5eb-4705-86af-b27eace05a4d</text:p>
          </table:table-cell>
          <table:table-cell table:formula="of:=IFERROR(VLOOKUP([.L54];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56d091ca-f6fc-447c-8fed-36765cc606a9</text:p>
          </table:table-cell>
          <table:table-cell table:style-name="ce59" table:content-validation-name="val1" office:value-type="string" calcext:value-type="string">
            <text:p>STD</text:p>
          </table:table-cell>
          <table:table-cell office:value-type="string" calcext:value-type="string">
            <text:p>000054</text:p>
          </table:table-cell>
          <table:table-cell office:value-type="string" calcext:value-type="string">
            <text:p>Bolt ISO 4762 M8x1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10.FCStd</text:p>
          </table:table-cell>
          <table:table-cell table:formula="of:=HYPERLINK(&quot;components-cad/&quot; &amp; [.J55])" office:value-type="string" office:string-value="components-cad/ISO4762_M8x10.FCStd" calcext:value-type="string">
            <text:p>components-cad/ISO4762_M8x10.FCStd</text:p>
          </table:table-cell>
          <table:table-cell table:style-name="ce59" table:content-validation-name="val3" office:value-type="string" calcext:value-type="string">
            <text:p>89e1cda9-c5eb-4705-86af-b27eace05a4d</text:p>
          </table:table-cell>
          <table:table-cell table:formula="of:=IFERROR(VLOOKUP([.L55];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e42b7354-911e-4d3e-9b1c-d52252e3f3e0</text:p>
          </table:table-cell>
          <table:table-cell table:style-name="ce59" table:content-validation-name="val1" office:value-type="string" calcext:value-type="string">
            <text:p>STD</text:p>
          </table:table-cell>
          <table:table-cell office:value-type="string" calcext:value-type="string">
            <text:p>000055</text:p>
          </table:table-cell>
          <table:table-cell office:value-type="string" calcext:value-type="string">
            <text:p>Bolt ISO 4762 M8x12</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12.FCStd</text:p>
          </table:table-cell>
          <table:table-cell table:formula="of:=HYPERLINK(&quot;components-cad/&quot; &amp; [.J56])" office:value-type="string" office:string-value="components-cad/ISO4762_M8x12.FCStd" calcext:value-type="string">
            <text:p>components-cad/ISO4762_M8x12.FCStd</text:p>
          </table:table-cell>
          <table:table-cell table:style-name="ce59" table:content-validation-name="val3" office:value-type="string" calcext:value-type="string">
            <text:p>89e1cda9-c5eb-4705-86af-b27eace05a4d</text:p>
          </table:table-cell>
          <table:table-cell table:formula="of:=IFERROR(VLOOKUP([.L56];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4672c164-10c0-4951-97d8-b2e5d220e332</text:p>
          </table:table-cell>
          <table:table-cell table:style-name="ce59" table:content-validation-name="val1" office:value-type="string" calcext:value-type="string">
            <text:p>STD</text:p>
          </table:table-cell>
          <table:table-cell office:value-type="string" calcext:value-type="string">
            <text:p>000056</text:p>
          </table:table-cell>
          <table:table-cell office:value-type="string" calcext:value-type="string">
            <text:p>Bolt ISO 4762 M8x14</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14.FCStd</text:p>
          </table:table-cell>
          <table:table-cell table:formula="of:=HYPERLINK(&quot;components-cad/&quot; &amp; [.J57])" office:value-type="string" office:string-value="components-cad/ISO4762_M8x14.FCStd" calcext:value-type="string">
            <text:p>components-cad/ISO4762_M8x14.FCStd</text:p>
          </table:table-cell>
          <table:table-cell table:style-name="ce59" table:content-validation-name="val3" office:value-type="string" calcext:value-type="string">
            <text:p>89e1cda9-c5eb-4705-86af-b27eace05a4d</text:p>
          </table:table-cell>
          <table:table-cell table:formula="of:=IFERROR(VLOOKUP([.L57];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6f418f78-c9af-4a5d-b039-e2deb1e8e229</text:p>
          </table:table-cell>
          <table:table-cell table:style-name="ce59" table:content-validation-name="val1" office:value-type="string" calcext:value-type="string">
            <text:p>STD</text:p>
          </table:table-cell>
          <table:table-cell office:value-type="string" calcext:value-type="string">
            <text:p>000057</text:p>
          </table:table-cell>
          <table:table-cell office:value-type="string" calcext:value-type="string">
            <text:p>Bolt ISO 4762 M8x16</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16.FCStd</text:p>
          </table:table-cell>
          <table:table-cell table:formula="of:=HYPERLINK(&quot;components-cad/&quot; &amp; [.J58])" office:value-type="string" office:string-value="components-cad/ISO4762_M8x16.FCStd" calcext:value-type="string">
            <text:p>components-cad/ISO4762_M8x16.FCStd</text:p>
          </table:table-cell>
          <table:table-cell table:style-name="ce59" table:content-validation-name="val3" office:value-type="string" calcext:value-type="string">
            <text:p>89e1cda9-c5eb-4705-86af-b27eace05a4d</text:p>
          </table:table-cell>
          <table:table-cell table:formula="of:=IFERROR(VLOOKUP([.L58];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afbeb3fb-2842-47cb-8e19-0c77a354a189</text:p>
          </table:table-cell>
          <table:table-cell table:style-name="ce59" table:content-validation-name="val1" office:value-type="string" calcext:value-type="string">
            <text:p>STD</text:p>
          </table:table-cell>
          <table:table-cell office:value-type="string" calcext:value-type="string">
            <text:p>000058</text:p>
          </table:table-cell>
          <table:table-cell office:value-type="string" calcext:value-type="string">
            <text:p>Bolt ISO 4762 M8x2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20.FCStd</text:p>
          </table:table-cell>
          <table:table-cell table:formula="of:=HYPERLINK(&quot;components-cad/&quot; &amp; [.J59])" office:value-type="string" office:string-value="components-cad/ISO4762_M8x20.FCStd" calcext:value-type="string">
            <text:p>components-cad/ISO4762_M8x20.FCStd</text:p>
          </table:table-cell>
          <table:table-cell table:style-name="ce59" table:content-validation-name="val3" office:value-type="string" calcext:value-type="string">
            <text:p>89e1cda9-c5eb-4705-86af-b27eace05a4d</text:p>
          </table:table-cell>
          <table:table-cell table:formula="of:=IFERROR(VLOOKUP([.L59];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118d248c-ed7d-406c-b284-0204bf64f4d0</text:p>
          </table:table-cell>
          <table:table-cell table:style-name="ce59" table:content-validation-name="val1" office:value-type="string" calcext:value-type="string">
            <text:p>STD</text:p>
          </table:table-cell>
          <table:table-cell office:value-type="string" calcext:value-type="string">
            <text:p>000059</text:p>
          </table:table-cell>
          <table:table-cell office:value-type="string" calcext:value-type="string">
            <text:p>Bolt ISO 4762 M8x2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25.FCStd</text:p>
          </table:table-cell>
          <table:table-cell table:formula="of:=HYPERLINK(&quot;components-cad/&quot; &amp; [.J60])" office:value-type="string" office:string-value="components-cad/ISO4762_M8x25.FCStd" calcext:value-type="string">
            <text:p>components-cad/ISO4762_M8x25.FCStd</text:p>
          </table:table-cell>
          <table:table-cell table:style-name="ce59" table:content-validation-name="val3" office:value-type="string" calcext:value-type="string">
            <text:p>89e1cda9-c5eb-4705-86af-b27eace05a4d</text:p>
          </table:table-cell>
          <table:table-cell table:formula="of:=IFERROR(VLOOKUP([.L60];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c898480d-35cc-4324-a8cb-3cda1cd8db02</text:p>
          </table:table-cell>
          <table:table-cell table:style-name="ce59" table:content-validation-name="val1" office:value-type="string" calcext:value-type="string">
            <text:p>STD</text:p>
          </table:table-cell>
          <table:table-cell office:value-type="string" calcext:value-type="string">
            <text:p>000060</text:p>
          </table:table-cell>
          <table:table-cell office:value-type="string" calcext:value-type="string">
            <text:p>Bolt ISO 4762 M8x3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30.FCStd</text:p>
          </table:table-cell>
          <table:table-cell table:formula="of:=HYPERLINK(&quot;components-cad/&quot; &amp; [.J61])" office:value-type="string" office:string-value="components-cad/ISO4762_M8x30.FCStd" calcext:value-type="string">
            <text:p>components-cad/ISO4762_M8x30.FCStd</text:p>
          </table:table-cell>
          <table:table-cell table:style-name="ce59" table:content-validation-name="val3" office:value-type="string" calcext:value-type="string">
            <text:p>89e1cda9-c5eb-4705-86af-b27eace05a4d</text:p>
          </table:table-cell>
          <table:table-cell table:formula="of:=IFERROR(VLOOKUP([.L61];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dd3f1251-b4fe-43de-989d-7f59bb4b586d</text:p>
          </table:table-cell>
          <table:table-cell table:style-name="ce59" table:content-validation-name="val1" office:value-type="string" calcext:value-type="string">
            <text:p>STD</text:p>
          </table:table-cell>
          <table:table-cell office:value-type="string" calcext:value-type="string">
            <text:p>000061</text:p>
          </table:table-cell>
          <table:table-cell office:value-type="string" calcext:value-type="string">
            <text:p>Bolt ISO 4762 M8x3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35.FCStd</text:p>
          </table:table-cell>
          <table:table-cell table:formula="of:=HYPERLINK(&quot;components-cad/&quot; &amp; [.J62])" office:value-type="string" office:string-value="components-cad/ISO4762_M8x35.FCStd" calcext:value-type="string">
            <text:p>components-cad/ISO4762_M8x35.FCStd</text:p>
          </table:table-cell>
          <table:table-cell table:style-name="ce59" table:content-validation-name="val3" office:value-type="string" calcext:value-type="string">
            <text:p>89e1cda9-c5eb-4705-86af-b27eace05a4d</text:p>
          </table:table-cell>
          <table:table-cell table:formula="of:=IFERROR(VLOOKUP([.L62];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be8c6b2d-b569-4823-8d50-e0c3b98c9089</text:p>
          </table:table-cell>
          <table:table-cell table:style-name="ce59" table:content-validation-name="val1" office:value-type="string" calcext:value-type="string">
            <text:p>STD</text:p>
          </table:table-cell>
          <table:table-cell office:value-type="string" calcext:value-type="string">
            <text:p>000062</text:p>
          </table:table-cell>
          <table:table-cell office:value-type="string" calcext:value-type="string">
            <text:p>Bolt ISO 4762 M8x4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40.FCStd</text:p>
          </table:table-cell>
          <table:table-cell table:formula="of:=HYPERLINK(&quot;components-cad/&quot; &amp; [.J63])" office:value-type="string" office:string-value="components-cad/ISO4762_M8x40.FCStd" calcext:value-type="string">
            <text:p>components-cad/ISO4762_M8x40.FCStd</text:p>
          </table:table-cell>
          <table:table-cell table:style-name="ce59" table:content-validation-name="val3" office:value-type="string" calcext:value-type="string">
            <text:p>89e1cda9-c5eb-4705-86af-b27eace05a4d</text:p>
          </table:table-cell>
          <table:table-cell table:formula="of:=IFERROR(VLOOKUP([.L63];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ccb61c83-c9f9-429f-a718-79645c5439f5</text:p>
          </table:table-cell>
          <table:table-cell table:style-name="ce59" table:content-validation-name="val1" office:value-type="string" calcext:value-type="string">
            <text:p>STD</text:p>
          </table:table-cell>
          <table:table-cell office:value-type="string" calcext:value-type="string">
            <text:p>000063</text:p>
          </table:table-cell>
          <table:table-cell office:value-type="string" calcext:value-type="string">
            <text:p>Bolt ISO 4762 M8x4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45.FCStd</text:p>
          </table:table-cell>
          <table:table-cell table:formula="of:=HYPERLINK(&quot;components-cad/&quot; &amp; [.J64])" office:value-type="string" office:string-value="components-cad/ISO4762_M8x45.FCStd" calcext:value-type="string">
            <text:p>components-cad/ISO4762_M8x45.FCStd</text:p>
          </table:table-cell>
          <table:table-cell table:style-name="ce59" table:content-validation-name="val3" office:value-type="string" calcext:value-type="string">
            <text:p>89e1cda9-c5eb-4705-86af-b27eace05a4d</text:p>
          </table:table-cell>
          <table:table-cell table:formula="of:=IFERROR(VLOOKUP([.L64];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f8a5656e-b93c-491a-a8ba-38d20b715a01</text:p>
          </table:table-cell>
          <table:table-cell table:style-name="ce59" table:content-validation-name="val1" office:value-type="string" calcext:value-type="string">
            <text:p>STD</text:p>
          </table:table-cell>
          <table:table-cell office:value-type="string" calcext:value-type="string">
            <text:p>000064</text:p>
          </table:table-cell>
          <table:table-cell office:value-type="string" calcext:value-type="string">
            <text:p>Bolt ISO 4762 M8x5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50.FCStd</text:p>
          </table:table-cell>
          <table:table-cell table:formula="of:=HYPERLINK(&quot;components-cad/&quot; &amp; [.J65])" office:value-type="string" office:string-value="components-cad/ISO4762_M8x50.FCStd" calcext:value-type="string">
            <text:p>components-cad/ISO4762_M8x50.FCStd</text:p>
          </table:table-cell>
          <table:table-cell table:style-name="ce59" table:content-validation-name="val3" office:value-type="string" calcext:value-type="string">
            <text:p>89e1cda9-c5eb-4705-86af-b27eace05a4d</text:p>
          </table:table-cell>
          <table:table-cell table:formula="of:=IFERROR(VLOOKUP([.L65];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b5f96dfb-7616-44f0-bd19-09394d95b410</text:p>
          </table:table-cell>
          <table:table-cell table:style-name="ce59" table:content-validation-name="val1" office:value-type="string" calcext:value-type="string">
            <text:p>STD</text:p>
          </table:table-cell>
          <table:table-cell office:value-type="string" calcext:value-type="string">
            <text:p>000065</text:p>
          </table:table-cell>
          <table:table-cell office:value-type="string" calcext:value-type="string">
            <text:p>Bolt ISO 4762 M8x5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55.FCStd</text:p>
          </table:table-cell>
          <table:table-cell table:formula="of:=HYPERLINK(&quot;components-cad/&quot; &amp; [.J66])" office:value-type="string" office:string-value="components-cad/ISO4762_M8x55.FCStd" calcext:value-type="string">
            <text:p>components-cad/ISO4762_M8x55.FCStd</text:p>
          </table:table-cell>
          <table:table-cell table:style-name="ce59" table:content-validation-name="val3" office:value-type="string" calcext:value-type="string">
            <text:p>89e1cda9-c5eb-4705-86af-b27eace05a4d</text:p>
          </table:table-cell>
          <table:table-cell table:formula="of:=IFERROR(VLOOKUP([.L66];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81ad69f4-da5e-43af-bafd-af7e897b0a3f</text:p>
          </table:table-cell>
          <table:table-cell table:style-name="ce59" table:content-validation-name="val1" office:value-type="string" calcext:value-type="string">
            <text:p>STD</text:p>
          </table:table-cell>
          <table:table-cell office:value-type="string" calcext:value-type="string">
            <text:p>000066</text:p>
          </table:table-cell>
          <table:table-cell office:value-type="string" calcext:value-type="string">
            <text:p>Bolt ISO 4762 M8x6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60.FCStd</text:p>
          </table:table-cell>
          <table:table-cell table:formula="of:=HYPERLINK(&quot;components-cad/&quot; &amp; [.J67])" office:value-type="string" office:string-value="components-cad/ISO4762_M8x60.FCStd" calcext:value-type="string">
            <text:p>components-cad/ISO4762_M8x60.FCStd</text:p>
          </table:table-cell>
          <table:table-cell table:style-name="ce59" table:content-validation-name="val3" office:value-type="string" calcext:value-type="string">
            <text:p>89e1cda9-c5eb-4705-86af-b27eace05a4d</text:p>
          </table:table-cell>
          <table:table-cell table:formula="of:=IFERROR(VLOOKUP([.L67];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93bdd602-20a8-49fe-903b-95cbbbd0e345</text:p>
          </table:table-cell>
          <table:table-cell table:style-name="ce59" table:content-validation-name="val1" office:value-type="string" calcext:value-type="string">
            <text:p>STD</text:p>
          </table:table-cell>
          <table:table-cell office:value-type="string" calcext:value-type="string">
            <text:p>000067</text:p>
          </table:table-cell>
          <table:table-cell office:value-type="string" calcext:value-type="string">
            <text:p>Bolt ISO 4762 M8x6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65.FCStd</text:p>
          </table:table-cell>
          <table:table-cell table:formula="of:=HYPERLINK(&quot;components-cad/&quot; &amp; [.J68])" office:value-type="string" office:string-value="components-cad/ISO4762_M8x65.FCStd" calcext:value-type="string">
            <text:p>components-cad/ISO4762_M8x65.FCStd</text:p>
          </table:table-cell>
          <table:table-cell table:style-name="ce59" table:content-validation-name="val3" office:value-type="string" calcext:value-type="string">
            <text:p>89e1cda9-c5eb-4705-86af-b27eace05a4d</text:p>
          </table:table-cell>
          <table:table-cell table:formula="of:=IFERROR(VLOOKUP([.L68];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8a654e6c-d2db-4671-b402-2b1bd2bda29c</text:p>
          </table:table-cell>
          <table:table-cell table:style-name="ce59" table:content-validation-name="val1" office:value-type="string" calcext:value-type="string">
            <text:p>STD</text:p>
          </table:table-cell>
          <table:table-cell office:value-type="string" calcext:value-type="string">
            <text:p>000068</text:p>
          </table:table-cell>
          <table:table-cell office:value-type="string" calcext:value-type="string">
            <text:p>Bolt ISO 4762 M8x7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70.FCStd</text:p>
          </table:table-cell>
          <table:table-cell table:formula="of:=HYPERLINK(&quot;components-cad/&quot; &amp; [.J69])" office:value-type="string" office:string-value="components-cad/ISO4762_M8x70.FCStd" calcext:value-type="string">
            <text:p>components-cad/ISO4762_M8x70.FCStd</text:p>
          </table:table-cell>
          <table:table-cell table:style-name="ce59" table:content-validation-name="val3" office:value-type="string" calcext:value-type="string">
            <text:p>89e1cda9-c5eb-4705-86af-b27eace05a4d</text:p>
          </table:table-cell>
          <table:table-cell table:formula="of:=IFERROR(VLOOKUP([.L69];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51993b48-fa35-4e08-97e4-6944fc723dd4</text:p>
          </table:table-cell>
          <table:table-cell table:style-name="ce59" table:content-validation-name="val1" office:value-type="string" calcext:value-type="string">
            <text:p>STD</text:p>
          </table:table-cell>
          <table:table-cell office:value-type="string" calcext:value-type="string">
            <text:p>000069</text:p>
          </table:table-cell>
          <table:table-cell office:value-type="string" calcext:value-type="string">
            <text:p>Bolt ISO 4762 M8x7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75.FCStd</text:p>
          </table:table-cell>
          <table:table-cell table:formula="of:=HYPERLINK(&quot;components-cad/&quot; &amp; [.J70])" office:value-type="string" office:string-value="components-cad/ISO4762_M8x75.FCStd" calcext:value-type="string">
            <text:p>components-cad/ISO4762_M8x75.FCStd</text:p>
          </table:table-cell>
          <table:table-cell table:style-name="ce59" table:content-validation-name="val3" office:value-type="string" calcext:value-type="string">
            <text:p>89e1cda9-c5eb-4705-86af-b27eace05a4d</text:p>
          </table:table-cell>
          <table:table-cell table:formula="of:=IFERROR(VLOOKUP([.L70];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59d561e3-8974-4cd0-a7c5-2147c2922baa</text:p>
          </table:table-cell>
          <table:table-cell table:style-name="ce59" table:content-validation-name="val1" office:value-type="string" calcext:value-type="string">
            <text:p>STD</text:p>
          </table:table-cell>
          <table:table-cell office:value-type="string" calcext:value-type="string">
            <text:p>000070</text:p>
          </table:table-cell>
          <table:table-cell office:value-type="string" calcext:value-type="string">
            <text:p>Bolt ISO 4762 M8x8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80.FCStd</text:p>
          </table:table-cell>
          <table:table-cell table:formula="of:=HYPERLINK(&quot;components-cad/&quot; &amp; [.J71])" office:value-type="string" office:string-value="components-cad/ISO4762_M8x80.FCStd" calcext:value-type="string">
            <text:p>components-cad/ISO4762_M8x80.FCStd</text:p>
          </table:table-cell>
          <table:table-cell table:style-name="ce59" table:content-validation-name="val3" office:value-type="string" calcext:value-type="string">
            <text:p>89e1cda9-c5eb-4705-86af-b27eace05a4d</text:p>
          </table:table-cell>
          <table:table-cell table:formula="of:=IFERROR(VLOOKUP([.L71];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f16e141a-8792-4805-828c-c56f7e348361</text:p>
          </table:table-cell>
          <table:table-cell table:style-name="ce59" table:content-validation-name="val1" office:value-type="string" calcext:value-type="string">
            <text:p>STD</text:p>
          </table:table-cell>
          <table:table-cell office:value-type="string" calcext:value-type="string">
            <text:p>000071</text:p>
          </table:table-cell>
          <table:table-cell office:value-type="string" calcext:value-type="string">
            <text:p>Nut DIN 934 M3</text:p>
          </table:table-cell>
          <table:table-cell office:value-type="string" calcext:value-type="string">
            <text:p>A hexagon nut with metric thread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DIN_934_M3.FCStd</text:p>
          </table:table-cell>
          <table:table-cell table:formula="of:=HYPERLINK(&quot;components-cad/&quot; &amp; [.J72])" office:value-type="string" office:string-value="components-cad/DIN_934_M3.FCStd" calcext:value-type="string">
            <text:p>components-cad/DIN_934_M3.FCStd</text:p>
          </table:table-cell>
          <table:table-cell table:style-name="ce59" table:content-validation-name="val3" office:value-type="string" calcext:value-type="string">
            <text:p>89e1cda9-c5eb-4705-86af-b27eace05a4d</text:p>
          </table:table-cell>
          <table:table-cell table:formula="of:=IFERROR(VLOOKUP([.L72];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eb73aec0-a2e2-46f7-b0e2-ee5dcd9de1c6</text:p>
          </table:table-cell>
          <table:table-cell table:style-name="ce59" table:content-validation-name="val1" office:value-type="string" calcext:value-type="string">
            <text:p>STD</text:p>
          </table:table-cell>
          <table:table-cell office:value-type="string" calcext:value-type="string">
            <text:p>000072</text:p>
          </table:table-cell>
          <table:table-cell office:value-type="string" calcext:value-type="string">
            <text:p>Nut DIN 934 M4</text:p>
          </table:table-cell>
          <table:table-cell office:value-type="string" calcext:value-type="string">
            <text:p>A hexagon nut with metric thread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DIN_934_M4.FCStd</text:p>
          </table:table-cell>
          <table:table-cell table:formula="of:=HYPERLINK(&quot;components-cad/&quot; &amp; [.J73])" office:value-type="string" office:string-value="components-cad/DIN_934_M4.FCStd" calcext:value-type="string">
            <text:p>components-cad/DIN_934_M4.FCStd</text:p>
          </table:table-cell>
          <table:table-cell table:style-name="ce59" table:content-validation-name="val3" office:value-type="string" calcext:value-type="string">
            <text:p>89e1cda9-c5eb-4705-86af-b27eace05a4d</text:p>
          </table:table-cell>
          <table:table-cell table:formula="of:=IFERROR(VLOOKUP([.L73];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9722ee28-176b-4cd0-8c0d-bf0bb0fd7f59</text:p>
          </table:table-cell>
          <table:table-cell table:style-name="ce59" table:content-validation-name="val1" office:value-type="string" calcext:value-type="string">
            <text:p>STD</text:p>
          </table:table-cell>
          <table:table-cell office:value-type="string" calcext:value-type="string">
            <text:p>000073</text:p>
          </table:table-cell>
          <table:table-cell office:value-type="string" calcext:value-type="string">
            <text:p>Nut DIN 934 M5</text:p>
          </table:table-cell>
          <table:table-cell office:value-type="string" calcext:value-type="string">
            <text:p>A hexagon nut with metric thread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DIN_934_M5.FCStd</text:p>
          </table:table-cell>
          <table:table-cell table:formula="of:=HYPERLINK(&quot;components-cad/&quot; &amp; [.J74])" office:value-type="string" office:string-value="components-cad/DIN_934_M5.FCStd" calcext:value-type="string">
            <text:p>components-cad/DIN_934_M5.FCStd</text:p>
          </table:table-cell>
          <table:table-cell table:style-name="ce59" table:content-validation-name="val3" office:value-type="string" calcext:value-type="string">
            <text:p>89e1cda9-c5eb-4705-86af-b27eace05a4d</text:p>
          </table:table-cell>
          <table:table-cell table:formula="of:=IFERROR(VLOOKUP([.L74];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33aafafe-b4a9-417d-9834-ddbcc915490f</text:p>
          </table:table-cell>
          <table:table-cell table:style-name="ce59" table:content-validation-name="val1" office:value-type="string" calcext:value-type="string">
            <text:p>STD</text:p>
          </table:table-cell>
          <table:table-cell office:value-type="string" calcext:value-type="string">
            <text:p>000074</text:p>
          </table:table-cell>
          <table:table-cell office:value-type="string" calcext:value-type="string">
            <text:p>Nut DIN 934 M6</text:p>
          </table:table-cell>
          <table:table-cell office:value-type="string" calcext:value-type="string">
            <text:p>A hexagon nut with metric thread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DIN_934_M6.FCStd</text:p>
          </table:table-cell>
          <table:table-cell table:formula="of:=HYPERLINK(&quot;components-cad/&quot; &amp; [.J75])" office:value-type="string" office:string-value="components-cad/DIN_934_M6.FCStd" calcext:value-type="string">
            <text:p>components-cad/DIN_934_M6.FCStd</text:p>
          </table:table-cell>
          <table:table-cell table:style-name="ce59" table:content-validation-name="val3" office:value-type="string" calcext:value-type="string">
            <text:p>89e1cda9-c5eb-4705-86af-b27eace05a4d</text:p>
          </table:table-cell>
          <table:table-cell table:formula="of:=IFERROR(VLOOKUP([.L75];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76477be3-b05f-4347-bfb5-5cf388306cad</text:p>
          </table:table-cell>
          <table:table-cell table:style-name="ce59" table:content-validation-name="val1" office:value-type="string" calcext:value-type="string">
            <text:p>STD</text:p>
          </table:table-cell>
          <table:table-cell office:value-type="string" calcext:value-type="string">
            <text:p>000075</text:p>
          </table:table-cell>
          <table:table-cell office:value-type="string" calcext:value-type="string">
            <text:p>Nut DIN 934 M8</text:p>
          </table:table-cell>
          <table:table-cell office:value-type="string" calcext:value-type="string">
            <text:p>A hexagon nut with metric thread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DIN_934_M8.FCStd</text:p>
          </table:table-cell>
          <table:table-cell table:formula="of:=HYPERLINK(&quot;components-cad/&quot; &amp; [.J76])" office:value-type="string" office:string-value="components-cad/DIN_934_M8.FCStd" calcext:value-type="string">
            <text:p>components-cad/DIN_934_M8.FCStd</text:p>
          </table:table-cell>
          <table:table-cell table:style-name="ce59" table:content-validation-name="val3" office:value-type="string" calcext:value-type="string">
            <text:p>89e1cda9-c5eb-4705-86af-b27eace05a4d</text:p>
          </table:table-cell>
          <table:table-cell table:formula="of:=IFERROR(VLOOKUP([.L76];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16c65fff-28ae-4f8a-bf39-95c11ccc1e6e</text:p>
          </table:table-cell>
          <table:table-cell table:style-name="ce59" table:content-validation-name="val1" office:value-type="string" calcext:value-type="string">
            <text:p>STD</text:p>
          </table:table-cell>
          <table:table-cell office:value-type="string" calcext:value-type="string">
            <text:p>000076</text:p>
          </table:table-cell>
          <table:table-cell office:value-type="string" calcext:value-type="string">
            <text:p>Washer ISO 7089 M3</text:p>
          </table:table-cell>
          <table:table-cell office:value-type="string" calcext:value-type="string">
            <text:p>A plain (flat) washer for metric series bolts and screw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_7089_M3.FCStd</text:p>
          </table:table-cell>
          <table:table-cell table:formula="of:=HYPERLINK(&quot;components-cad/&quot; &amp; [.J77])" office:value-type="string" office:string-value="components-cad/ISO_7089_M3.FCStd" calcext:value-type="string">
            <text:p>components-cad/ISO_7089_M3.FCStd</text:p>
          </table:table-cell>
          <table:table-cell table:style-name="ce59" table:content-validation-name="val3" office:value-type="string" calcext:value-type="string">
            <text:p>89e1cda9-c5eb-4705-86af-b27eace05a4d</text:p>
          </table:table-cell>
          <table:table-cell table:formula="of:=IFERROR(VLOOKUP([.L77];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22c734c4-4738-4b73-956d-fe063b6a1058</text:p>
          </table:table-cell>
          <table:table-cell table:style-name="ce59" table:content-validation-name="val1" office:value-type="string" calcext:value-type="string">
            <text:p>STD</text:p>
          </table:table-cell>
          <table:table-cell office:value-type="string" calcext:value-type="string">
            <text:p>000077</text:p>
          </table:table-cell>
          <table:table-cell office:value-type="string" calcext:value-type="string">
            <text:p>Washer ISO 7089 M4</text:p>
          </table:table-cell>
          <table:table-cell office:value-type="string" calcext:value-type="string">
            <text:p>A plain (flat) washer for metric series bolts and screw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_7089_M4.FCStd</text:p>
          </table:table-cell>
          <table:table-cell table:formula="of:=HYPERLINK(&quot;components-cad/&quot; &amp; [.J78])" office:value-type="string" office:string-value="components-cad/ISO_7089_M4.FCStd" calcext:value-type="string">
            <text:p>components-cad/ISO_7089_M4.FCStd</text:p>
          </table:table-cell>
          <table:table-cell table:style-name="ce59" table:content-validation-name="val3" office:value-type="string" calcext:value-type="string">
            <text:p>89e1cda9-c5eb-4705-86af-b27eace05a4d</text:p>
          </table:table-cell>
          <table:table-cell table:formula="of:=IFERROR(VLOOKUP([.L78];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eccd5733-43ad-43fa-9d9c-111524f0af24</text:p>
          </table:table-cell>
          <table:table-cell table:style-name="ce59" table:content-validation-name="val1" office:value-type="string" calcext:value-type="string">
            <text:p>STD</text:p>
          </table:table-cell>
          <table:table-cell office:value-type="string" calcext:value-type="string">
            <text:p>000078</text:p>
          </table:table-cell>
          <table:table-cell office:value-type="string" calcext:value-type="string">
            <text:p>Washer ISO 7089 M5</text:p>
          </table:table-cell>
          <table:table-cell office:value-type="string" calcext:value-type="string">
            <text:p>A plain (flat) washer for metric series bolts and screw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_7089_M5.FCStd</text:p>
          </table:table-cell>
          <table:table-cell table:formula="of:=HYPERLINK(&quot;components-cad/&quot; &amp; [.J79])" office:value-type="string" office:string-value="components-cad/ISO_7089_M5.FCStd" calcext:value-type="string">
            <text:p>components-cad/ISO_7089_M5.FCStd</text:p>
          </table:table-cell>
          <table:table-cell table:style-name="ce59" table:content-validation-name="val3" office:value-type="string" calcext:value-type="string">
            <text:p>89e1cda9-c5eb-4705-86af-b27eace05a4d</text:p>
          </table:table-cell>
          <table:table-cell table:formula="of:=IFERROR(VLOOKUP([.L79];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30ca3275-b8f6-4239-8812-98da61249940</text:p>
          </table:table-cell>
          <table:table-cell table:style-name="ce59" table:content-validation-name="val1" office:value-type="string" calcext:value-type="string">
            <text:p>STD</text:p>
          </table:table-cell>
          <table:table-cell office:value-type="string" calcext:value-type="string">
            <text:p>000079</text:p>
          </table:table-cell>
          <table:table-cell office:value-type="string" calcext:value-type="string">
            <text:p>Washer ISO 7089 M6</text:p>
          </table:table-cell>
          <table:table-cell office:value-type="string" calcext:value-type="string">
            <text:p>A plain (flat) washer for metric series bolts and screw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_7089_M6.FCStd</text:p>
          </table:table-cell>
          <table:table-cell table:formula="of:=HYPERLINK(&quot;components-cad/&quot; &amp; [.J80])" office:value-type="string" office:string-value="components-cad/ISO_7089_M6.FCStd" calcext:value-type="string">
            <text:p>components-cad/ISO_7089_M6.FCStd</text:p>
          </table:table-cell>
          <table:table-cell table:style-name="ce59" table:content-validation-name="val3" office:value-type="string" calcext:value-type="string">
            <text:p>89e1cda9-c5eb-4705-86af-b27eace05a4d</text:p>
          </table:table-cell>
          <table:table-cell table:formula="of:=IFERROR(VLOOKUP([.L80];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0b6628ae-c2b2-4c64-9afd-09f3cb9d8a88</text:p>
          </table:table-cell>
          <table:table-cell table:style-name="ce59" table:content-validation-name="val1" office:value-type="string" calcext:value-type="string">
            <text:p>STD</text:p>
          </table:table-cell>
          <table:table-cell office:value-type="string" calcext:value-type="string">
            <text:p>000080</text:p>
          </table:table-cell>
          <table:table-cell office:value-type="string" calcext:value-type="string">
            <text:p>Washer ISO 7089 M8</text:p>
          </table:table-cell>
          <table:table-cell office:value-type="string" calcext:value-type="string">
            <text:p>A plain (flat) washer for metric series bolts and screw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_7089_M8.FCStd</text:p>
          </table:table-cell>
          <table:table-cell table:formula="of:=HYPERLINK(&quot;components-cad/&quot; &amp; [.J81])" office:value-type="string" office:string-value="components-cad/ISO_7089_M8.FCStd" calcext:value-type="string">
            <text:p>components-cad/ISO_7089_M8.FCStd</text:p>
          </table:table-cell>
          <table:table-cell table:style-name="ce59" table:content-validation-name="val3" office:value-type="string" calcext:value-type="string">
            <text:p>89e1cda9-c5eb-4705-86af-b27eace05a4d</text:p>
          </table:table-cell>
          <table:table-cell table:formula="of:=IFERROR(VLOOKUP([.L81];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86117963-c8e9-43e8-a7eb-7c49b4e64e27</text:p>
          </table:table-cell>
          <table:table-cell table:style-name="ce59" table:content-validation-name="val1" office:value-type="string" calcext:value-type="string">
            <text:p>MECH</text:p>
          </table:table-cell>
          <table:table-cell office:value-type="string" calcext:value-type="string">
            <text:p>000081</text:p>
          </table:table-cell>
          <table:table-cell office:value-type="string" calcext:value-type="string">
            <text:p>Linear rail SBR12 2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2S_200.FCStd</text:p>
          </table:table-cell>
          <table:table-cell table:formula="of:=HYPERLINK(&quot;components-cad/&quot; &amp; [.J82])" office:value-type="string" office:string-value="components-cad/SBR12S_200.FCStd" calcext:value-type="string">
            <text:p>components-cad/SBR12S_200.FCStd</text:p>
          </table:table-cell>
          <table:table-cell table:style-name="ce59" table:content-validation-name="val3" office:value-type="string" calcext:value-type="string">
            <text:p>89e1cda9-c5eb-4705-86af-b27eace05a4d</text:p>
          </table:table-cell>
          <table:table-cell table:formula="of:=IFERROR(VLOOKUP([.L82];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15" calcext:value-type="float">
            <text:p>15,00</text:p>
          </table:table-cell>
          <table:table-cell office:value-type="string" calcext:value-type="string">
            <text:p>EUR</text:p>
          </table:table-cell>
          <table:table-cell table:number-columns-repeated="1008"/>
        </table:table-row>
        <table:table-row table:style-name="ro1">
          <table:table-cell office:value-type="string" calcext:value-type="string">
            <text:p>d9dafff8-f0b7-433c-91a3-25468d58cd36</text:p>
          </table:table-cell>
          <table:table-cell table:style-name="ce59" table:content-validation-name="val1" office:value-type="string" calcext:value-type="string">
            <text:p>MECH</text:p>
          </table:table-cell>
          <table:table-cell office:value-type="string" calcext:value-type="string">
            <text:p>000082</text:p>
          </table:table-cell>
          <table:table-cell office:value-type="string" calcext:value-type="string">
            <text:p>Linear rail SBR12 3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2S_300.FCStd</text:p>
          </table:table-cell>
          <table:table-cell table:formula="of:=HYPERLINK(&quot;components-cad/&quot; &amp; [.J83])" office:value-type="string" office:string-value="components-cad/SBR12S_300.FCStd" calcext:value-type="string">
            <text:p>components-cad/SBR12S_300.FCStd</text:p>
          </table:table-cell>
          <table:table-cell table:style-name="ce59" table:content-validation-name="val3" office:value-type="string" calcext:value-type="string">
            <text:p>89e1cda9-c5eb-4705-86af-b27eace05a4d</text:p>
          </table:table-cell>
          <table:table-cell table:formula="of:=IFERROR(VLOOKUP([.L83];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16" calcext:value-type="float">
            <text:p>16,00</text:p>
          </table:table-cell>
          <table:table-cell office:value-type="string" calcext:value-type="string">
            <text:p>EUR</text:p>
          </table:table-cell>
          <table:table-cell table:number-columns-repeated="1008"/>
        </table:table-row>
        <table:table-row table:style-name="ro1">
          <table:table-cell office:value-type="string" calcext:value-type="string">
            <text:p>37a6d4d4-ecca-45a9-9a93-25e7797dd793</text:p>
          </table:table-cell>
          <table:table-cell table:style-name="ce59" table:content-validation-name="val1" office:value-type="string" calcext:value-type="string">
            <text:p>MECH</text:p>
          </table:table-cell>
          <table:table-cell office:value-type="string" calcext:value-type="string">
            <text:p>000083</text:p>
          </table:table-cell>
          <table:table-cell office:value-type="string" calcext:value-type="string">
            <text:p>Linear rail SBR12 4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2S_400.FCStd</text:p>
          </table:table-cell>
          <table:table-cell table:formula="of:=HYPERLINK(&quot;components-cad/&quot; &amp; [.J84])" office:value-type="string" office:string-value="components-cad/SBR12S_400.FCStd" calcext:value-type="string">
            <text:p>components-cad/SBR12S_400.FCStd</text:p>
          </table:table-cell>
          <table:table-cell table:style-name="ce59" table:content-validation-name="val3" office:value-type="string" calcext:value-type="string">
            <text:p>89e1cda9-c5eb-4705-86af-b27eace05a4d</text:p>
          </table:table-cell>
          <table:table-cell table:formula="of:=IFERROR(VLOOKUP([.L84];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17" calcext:value-type="float">
            <text:p>17,00</text:p>
          </table:table-cell>
          <table:table-cell office:value-type="string" calcext:value-type="string">
            <text:p>EUR</text:p>
          </table:table-cell>
          <table:table-cell table:number-columns-repeated="1008"/>
        </table:table-row>
        <table:table-row table:style-name="ro1">
          <table:table-cell office:value-type="string" calcext:value-type="string">
            <text:p>2e46fe08-818f-421b-8731-0236155c5aa9</text:p>
          </table:table-cell>
          <table:table-cell table:style-name="ce59" table:content-validation-name="val1" office:value-type="string" calcext:value-type="string">
            <text:p>MECH</text:p>
          </table:table-cell>
          <table:table-cell office:value-type="string" calcext:value-type="string">
            <text:p>000084</text:p>
          </table:table-cell>
          <table:table-cell office:value-type="string" calcext:value-type="string">
            <text:p>Linear rail SBR12 5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2S_500.FCStd</text:p>
          </table:table-cell>
          <table:table-cell table:formula="of:=HYPERLINK(&quot;components-cad/&quot; &amp; [.J85])" office:value-type="string" office:string-value="components-cad/SBR12S_500.FCStd" calcext:value-type="string">
            <text:p>components-cad/SBR12S_500.FCStd</text:p>
          </table:table-cell>
          <table:table-cell table:style-name="ce59" table:content-validation-name="val3" office:value-type="string" calcext:value-type="string">
            <text:p>89e1cda9-c5eb-4705-86af-b27eace05a4d</text:p>
          </table:table-cell>
          <table:table-cell table:formula="of:=IFERROR(VLOOKUP([.L85];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18" calcext:value-type="float">
            <text:p>18,00</text:p>
          </table:table-cell>
          <table:table-cell office:value-type="string" calcext:value-type="string">
            <text:p>EUR</text:p>
          </table:table-cell>
          <table:table-cell table:number-columns-repeated="1008"/>
        </table:table-row>
        <table:table-row table:style-name="ro1">
          <table:table-cell office:value-type="string" calcext:value-type="string">
            <text:p>8e92125c-c013-4d13-8013-f9115a173d72</text:p>
          </table:table-cell>
          <table:table-cell table:style-name="ce59" table:content-validation-name="val1" office:value-type="string" calcext:value-type="string">
            <text:p>MECH</text:p>
          </table:table-cell>
          <table:table-cell office:value-type="string" calcext:value-type="string">
            <text:p>000085</text:p>
          </table:table-cell>
          <table:table-cell office:value-type="string" calcext:value-type="string">
            <text:p>Linear rail SBR12 6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2S_600.FCStd</text:p>
          </table:table-cell>
          <table:table-cell table:formula="of:=HYPERLINK(&quot;components-cad/&quot; &amp; [.J86])" office:value-type="string" office:string-value="components-cad/SBR12S_600.FCStd" calcext:value-type="string">
            <text:p>components-cad/SBR12S_600.FCStd</text:p>
          </table:table-cell>
          <table:table-cell table:style-name="ce59" table:content-validation-name="val3" office:value-type="string" calcext:value-type="string">
            <text:p>89e1cda9-c5eb-4705-86af-b27eace05a4d</text:p>
          </table:table-cell>
          <table:table-cell table:formula="of:=IFERROR(VLOOKUP([.L86];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19" calcext:value-type="float">
            <text:p>19,00</text:p>
          </table:table-cell>
          <table:table-cell office:value-type="string" calcext:value-type="string">
            <text:p>EUR</text:p>
          </table:table-cell>
          <table:table-cell table:number-columns-repeated="1008"/>
        </table:table-row>
        <table:table-row table:style-name="ro1">
          <table:table-cell office:value-type="string" calcext:value-type="string">
            <text:p>bb7a6dfb-ec6f-42df-94eb-51be8ca25f34</text:p>
          </table:table-cell>
          <table:table-cell table:style-name="ce59" table:content-validation-name="val1" office:value-type="string" calcext:value-type="string">
            <text:p>MECH</text:p>
          </table:table-cell>
          <table:table-cell office:value-type="string" calcext:value-type="string">
            <text:p>000086</text:p>
          </table:table-cell>
          <table:table-cell office:value-type="string" calcext:value-type="string">
            <text:p>Linear rail SBR12 7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2S_700.FCStd</text:p>
          </table:table-cell>
          <table:table-cell table:formula="of:=HYPERLINK(&quot;components-cad/&quot; &amp; [.J87])" office:value-type="string" office:string-value="components-cad/SBR12S_700.FCStd" calcext:value-type="string">
            <text:p>components-cad/SBR12S_700.FCStd</text:p>
          </table:table-cell>
          <table:table-cell table:style-name="ce59" table:content-validation-name="val3" office:value-type="string" calcext:value-type="string">
            <text:p>89e1cda9-c5eb-4705-86af-b27eace05a4d</text:p>
          </table:table-cell>
          <table:table-cell table:formula="of:=IFERROR(VLOOKUP([.L87];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20" calcext:value-type="float">
            <text:p>20,00</text:p>
          </table:table-cell>
          <table:table-cell office:value-type="string" calcext:value-type="string">
            <text:p>EUR</text:p>
          </table:table-cell>
          <table:table-cell table:number-columns-repeated="1008"/>
        </table:table-row>
        <table:table-row table:style-name="ro1">
          <table:table-cell office:value-type="string" calcext:value-type="string">
            <text:p>e7d11c50-59c3-4c2a-89d0-ebc396580a83</text:p>
          </table:table-cell>
          <table:table-cell table:style-name="ce59" table:content-validation-name="val1" office:value-type="string" calcext:value-type="string">
            <text:p>MECH</text:p>
          </table:table-cell>
          <table:table-cell office:value-type="string" calcext:value-type="string">
            <text:p>000087</text:p>
          </table:table-cell>
          <table:table-cell office:value-type="string" calcext:value-type="string">
            <text:p>Linear rail SBR12 8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2S_800.FCStd</text:p>
          </table:table-cell>
          <table:table-cell table:formula="of:=HYPERLINK(&quot;components-cad/&quot; &amp; [.J88])" office:value-type="string" office:string-value="components-cad/SBR12S_800.FCStd" calcext:value-type="string">
            <text:p>components-cad/SBR12S_800.FCStd</text:p>
          </table:table-cell>
          <table:table-cell table:style-name="ce59" table:content-validation-name="val3" office:value-type="string" calcext:value-type="string">
            <text:p>89e1cda9-c5eb-4705-86af-b27eace05a4d</text:p>
          </table:table-cell>
          <table:table-cell table:formula="of:=IFERROR(VLOOKUP([.L88];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21" calcext:value-type="float">
            <text:p>21,00</text:p>
          </table:table-cell>
          <table:table-cell office:value-type="string" calcext:value-type="string">
            <text:p>EUR</text:p>
          </table:table-cell>
          <table:table-cell table:number-columns-repeated="1008"/>
        </table:table-row>
        <table:table-row table:style-name="ro1">
          <table:table-cell office:value-type="string" calcext:value-type="string">
            <text:p>6705327a-c929-44a9-9313-567f743bc07d</text:p>
          </table:table-cell>
          <table:table-cell table:style-name="ce59" table:content-validation-name="val1" office:value-type="string" calcext:value-type="string">
            <text:p>MECH</text:p>
          </table:table-cell>
          <table:table-cell office:value-type="string" calcext:value-type="string">
            <text:p>000088</text:p>
          </table:table-cell>
          <table:table-cell office:value-type="string" calcext:value-type="string">
            <text:p>Linear rail SBR12 10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2S_1000.FCStd</text:p>
          </table:table-cell>
          <table:table-cell table:formula="of:=HYPERLINK(&quot;components-cad/&quot; &amp; [.J89])" office:value-type="string" office:string-value="components-cad/SBR12S_1000.FCStd" calcext:value-type="string">
            <text:p>components-cad/SBR12S_1000.FCStd</text:p>
          </table:table-cell>
          <table:table-cell table:style-name="ce59" table:content-validation-name="val3" office:value-type="string" calcext:value-type="string">
            <text:p>89e1cda9-c5eb-4705-86af-b27eace05a4d</text:p>
          </table:table-cell>
          <table:table-cell table:formula="of:=IFERROR(VLOOKUP([.L89];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22" calcext:value-type="float">
            <text:p>22,00</text:p>
          </table:table-cell>
          <table:table-cell office:value-type="string" calcext:value-type="string">
            <text:p>EUR</text:p>
          </table:table-cell>
          <table:table-cell table:number-columns-repeated="1008"/>
        </table:table-row>
        <table:table-row table:style-name="ro1">
          <table:table-cell office:value-type="string" calcext:value-type="string">
            <text:p>0018c1df-fbb3-48a2-86d4-41af163a0900</text:p>
          </table:table-cell>
          <table:table-cell table:style-name="ce59" table:content-validation-name="val1" office:value-type="string" calcext:value-type="string">
            <text:p>MECH</text:p>
          </table:table-cell>
          <table:table-cell office:value-type="string" calcext:value-type="string">
            <text:p>000089</text:p>
          </table:table-cell>
          <table:table-cell office:value-type="string" calcext:value-type="string">
            <text:p>Linear rail SBR12 12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2S_1200.FCStd</text:p>
          </table:table-cell>
          <table:table-cell table:formula="of:=HYPERLINK(&quot;components-cad/&quot; &amp; [.J90])" office:value-type="string" office:string-value="components-cad/SBR12S_1200.FCStd" calcext:value-type="string">
            <text:p>components-cad/SBR12S_1200.FCStd</text:p>
          </table:table-cell>
          <table:table-cell table:style-name="ce59" table:content-validation-name="val3" office:value-type="string" calcext:value-type="string">
            <text:p>89e1cda9-c5eb-4705-86af-b27eace05a4d</text:p>
          </table:table-cell>
          <table:table-cell table:formula="of:=IFERROR(VLOOKUP([.L90];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23" calcext:value-type="float">
            <text:p>23,00</text:p>
          </table:table-cell>
          <table:table-cell office:value-type="string" calcext:value-type="string">
            <text:p>EUR</text:p>
          </table:table-cell>
          <table:table-cell table:number-columns-repeated="1008"/>
        </table:table-row>
        <table:table-row table:style-name="ro1">
          <table:table-cell office:value-type="string" calcext:value-type="string">
            <text:p>716028f5-b2cb-4ede-8759-7a0064d69acc</text:p>
          </table:table-cell>
          <table:table-cell table:style-name="ce59" table:content-validation-name="val1" office:value-type="string" calcext:value-type="string">
            <text:p>MECH</text:p>
          </table:table-cell>
          <table:table-cell office:value-type="string" calcext:value-type="string">
            <text:p>000090</text:p>
          </table:table-cell>
          <table:table-cell office:value-type="string" calcext:value-type="string">
            <text:p>Linear rail SBR12 15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2S_1500.FCStd</text:p>
          </table:table-cell>
          <table:table-cell table:formula="of:=HYPERLINK(&quot;components-cad/&quot; &amp; [.J91])" office:value-type="string" office:string-value="components-cad/SBR12S_1500.FCStd" calcext:value-type="string">
            <text:p>components-cad/SBR12S_1500.FCStd</text:p>
          </table:table-cell>
          <table:table-cell table:style-name="ce59" table:content-validation-name="val3" office:value-type="string" calcext:value-type="string">
            <text:p>89e1cda9-c5eb-4705-86af-b27eace05a4d</text:p>
          </table:table-cell>
          <table:table-cell table:formula="of:=IFERROR(VLOOKUP([.L91];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24" calcext:value-type="float">
            <text:p>24,00</text:p>
          </table:table-cell>
          <table:table-cell office:value-type="string" calcext:value-type="string">
            <text:p>EUR</text:p>
          </table:table-cell>
          <table:table-cell table:number-columns-repeated="1008"/>
        </table:table-row>
        <table:table-row table:style-name="ro1">
          <table:table-cell office:value-type="string" calcext:value-type="string">
            <text:p>d9f1f1df-1164-436b-94fa-cd7985de8a82</text:p>
          </table:table-cell>
          <table:table-cell table:style-name="ce59" table:content-validation-name="val1" office:value-type="string" calcext:value-type="string">
            <text:p>MECH</text:p>
          </table:table-cell>
          <table:table-cell office:value-type="string" calcext:value-type="string">
            <text:p>000091</text:p>
          </table:table-cell>
          <table:table-cell office:value-type="string" calcext:value-type="string">
            <text:p>Linear rail SBR16 2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6S_200.FCStd</text:p>
          </table:table-cell>
          <table:table-cell table:formula="of:=HYPERLINK(&quot;components-cad/&quot; &amp; [.J92])" office:value-type="string" office:string-value="components-cad/SBR16S_200.FCStd" calcext:value-type="string">
            <text:p>components-cad/SBR16S_200.FCStd</text:p>
          </table:table-cell>
          <table:table-cell table:style-name="ce59" table:content-validation-name="val3" office:value-type="string" calcext:value-type="string">
            <text:p>89e1cda9-c5eb-4705-86af-b27eace05a4d</text:p>
          </table:table-cell>
          <table:table-cell table:formula="of:=IFERROR(VLOOKUP([.L92];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20" calcext:value-type="float">
            <text:p>20,00</text:p>
          </table:table-cell>
          <table:table-cell office:value-type="string" calcext:value-type="string">
            <text:p>EUR</text:p>
          </table:table-cell>
          <table:table-cell table:number-columns-repeated="1008"/>
        </table:table-row>
        <table:table-row table:style-name="ro1">
          <table:table-cell office:value-type="string" calcext:value-type="string">
            <text:p>cf110277-e036-497e-ae52-ff1162fe7eaf</text:p>
          </table:table-cell>
          <table:table-cell table:style-name="ce59" table:content-validation-name="val1" office:value-type="string" calcext:value-type="string">
            <text:p>MECH</text:p>
          </table:table-cell>
          <table:table-cell office:value-type="string" calcext:value-type="string">
            <text:p>000092</text:p>
          </table:table-cell>
          <table:table-cell office:value-type="string" calcext:value-type="string">
            <text:p>Linear rail SBR16 3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6S_300.FCStd</text:p>
          </table:table-cell>
          <table:table-cell table:formula="of:=HYPERLINK(&quot;components-cad/&quot; &amp; [.J93])" office:value-type="string" office:string-value="components-cad/SBR16S_300.FCStd" calcext:value-type="string">
            <text:p>components-cad/SBR16S_300.FCStd</text:p>
          </table:table-cell>
          <table:table-cell table:style-name="ce59" table:content-validation-name="val3" office:value-type="string" calcext:value-type="string">
            <text:p>89e1cda9-c5eb-4705-86af-b27eace05a4d</text:p>
          </table:table-cell>
          <table:table-cell table:formula="of:=IFERROR(VLOOKUP([.L93];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22" calcext:value-type="float">
            <text:p>22,00</text:p>
          </table:table-cell>
          <table:table-cell office:value-type="string" calcext:value-type="string">
            <text:p>EUR</text:p>
          </table:table-cell>
          <table:table-cell table:number-columns-repeated="1008"/>
        </table:table-row>
        <table:table-row table:style-name="ro1">
          <table:table-cell office:value-type="string" calcext:value-type="string">
            <text:p>2b435d9d-24f6-4526-b53b-ce51e1d03d49</text:p>
          </table:table-cell>
          <table:table-cell table:style-name="ce59" table:content-validation-name="val1" office:value-type="string" calcext:value-type="string">
            <text:p>MECH</text:p>
          </table:table-cell>
          <table:table-cell office:value-type="string" calcext:value-type="string">
            <text:p>000093</text:p>
          </table:table-cell>
          <table:table-cell office:value-type="string" calcext:value-type="string">
            <text:p>Linear rail SBR16 4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6S_400.FCStd</text:p>
          </table:table-cell>
          <table:table-cell table:formula="of:=HYPERLINK(&quot;components-cad/&quot; &amp; [.J94])" office:value-type="string" office:string-value="components-cad/SBR16S_400.FCStd" calcext:value-type="string">
            <text:p>components-cad/SBR16S_400.FCStd</text:p>
          </table:table-cell>
          <table:table-cell table:style-name="ce59" table:content-validation-name="val3" office:value-type="string" calcext:value-type="string">
            <text:p>89e1cda9-c5eb-4705-86af-b27eace05a4d</text:p>
          </table:table-cell>
          <table:table-cell table:formula="of:=IFERROR(VLOOKUP([.L94];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24" calcext:value-type="float">
            <text:p>24,00</text:p>
          </table:table-cell>
          <table:table-cell office:value-type="string" calcext:value-type="string">
            <text:p>EUR</text:p>
          </table:table-cell>
          <table:table-cell table:number-columns-repeated="1008"/>
        </table:table-row>
        <table:table-row table:style-name="ro1">
          <table:table-cell office:value-type="string" calcext:value-type="string">
            <text:p>5edf0dbc-d283-4a23-a1db-11dca3bfef9b</text:p>
          </table:table-cell>
          <table:table-cell table:style-name="ce59" table:content-validation-name="val1" office:value-type="string" calcext:value-type="string">
            <text:p>MECH</text:p>
          </table:table-cell>
          <table:table-cell office:value-type="string" calcext:value-type="string">
            <text:p>000094</text:p>
          </table:table-cell>
          <table:table-cell office:value-type="string" calcext:value-type="string">
            <text:p>Linear rail SBR16 5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6S_500.FCStd</text:p>
          </table:table-cell>
          <table:table-cell table:formula="of:=HYPERLINK(&quot;components-cad/&quot; &amp; [.J95])" office:value-type="string" office:string-value="components-cad/SBR16S_500.FCStd" calcext:value-type="string">
            <text:p>components-cad/SBR16S_500.FCStd</text:p>
          </table:table-cell>
          <table:table-cell table:style-name="ce59" table:content-validation-name="val3" office:value-type="string" calcext:value-type="string">
            <text:p>89e1cda9-c5eb-4705-86af-b27eace05a4d</text:p>
          </table:table-cell>
          <table:table-cell table:formula="of:=IFERROR(VLOOKUP([.L95];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26" calcext:value-type="float">
            <text:p>26,00</text:p>
          </table:table-cell>
          <table:table-cell office:value-type="string" calcext:value-type="string">
            <text:p>EUR</text:p>
          </table:table-cell>
          <table:table-cell table:number-columns-repeated="1008"/>
        </table:table-row>
        <table:table-row table:style-name="ro1">
          <table:table-cell office:value-type="string" calcext:value-type="string">
            <text:p>4b795c48-e6a6-4968-9e22-9142ed361d40</text:p>
          </table:table-cell>
          <table:table-cell table:style-name="ce59" table:content-validation-name="val1" office:value-type="string" calcext:value-type="string">
            <text:p>MECH</text:p>
          </table:table-cell>
          <table:table-cell office:value-type="string" calcext:value-type="string">
            <text:p>000095</text:p>
          </table:table-cell>
          <table:table-cell office:value-type="string" calcext:value-type="string">
            <text:p>Linear rail SBR16 6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6S_600.FCStd</text:p>
          </table:table-cell>
          <table:table-cell table:formula="of:=HYPERLINK(&quot;components-cad/&quot; &amp; [.J96])" office:value-type="string" office:string-value="components-cad/SBR16S_600.FCStd" calcext:value-type="string">
            <text:p>components-cad/SBR16S_600.FCStd</text:p>
          </table:table-cell>
          <table:table-cell table:style-name="ce59" table:content-validation-name="val3" office:value-type="string" calcext:value-type="string">
            <text:p>89e1cda9-c5eb-4705-86af-b27eace05a4d</text:p>
          </table:table-cell>
          <table:table-cell table:formula="of:=IFERROR(VLOOKUP([.L96];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28" calcext:value-type="float">
            <text:p>28,00</text:p>
          </table:table-cell>
          <table:table-cell office:value-type="string" calcext:value-type="string">
            <text:p>EUR</text:p>
          </table:table-cell>
          <table:table-cell table:number-columns-repeated="1008"/>
        </table:table-row>
        <table:table-row table:style-name="ro1">
          <table:table-cell office:value-type="string" calcext:value-type="string">
            <text:p>7f6a81e9-01c3-48a6-8a01-4974cd51d02e</text:p>
          </table:table-cell>
          <table:table-cell table:style-name="ce59" table:content-validation-name="val1" office:value-type="string" calcext:value-type="string">
            <text:p>MECH</text:p>
          </table:table-cell>
          <table:table-cell office:value-type="string" calcext:value-type="string">
            <text:p>000096</text:p>
          </table:table-cell>
          <table:table-cell office:value-type="string" calcext:value-type="string">
            <text:p>Linear rail SBR16 7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6S_700.FCStd</text:p>
          </table:table-cell>
          <table:table-cell table:formula="of:=HYPERLINK(&quot;components-cad/&quot; &amp; [.J97])" office:value-type="string" office:string-value="components-cad/SBR16S_700.FCStd" calcext:value-type="string">
            <text:p>components-cad/SBR16S_700.FCStd</text:p>
          </table:table-cell>
          <table:table-cell table:style-name="ce59" table:content-validation-name="val3" office:value-type="string" calcext:value-type="string">
            <text:p>89e1cda9-c5eb-4705-86af-b27eace05a4d</text:p>
          </table:table-cell>
          <table:table-cell table:formula="of:=IFERROR(VLOOKUP([.L97];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30" calcext:value-type="float">
            <text:p>30,00</text:p>
          </table:table-cell>
          <table:table-cell office:value-type="string" calcext:value-type="string">
            <text:p>EUR</text:p>
          </table:table-cell>
          <table:table-cell table:number-columns-repeated="1008"/>
        </table:table-row>
        <table:table-row table:style-name="ro1">
          <table:table-cell office:value-type="string" calcext:value-type="string">
            <text:p>cbdf1532-df1c-4f82-9d51-39cb98a5f400</text:p>
          </table:table-cell>
          <table:table-cell table:style-name="ce59" table:content-validation-name="val1" office:value-type="string" calcext:value-type="string">
            <text:p>MECH</text:p>
          </table:table-cell>
          <table:table-cell office:value-type="string" calcext:value-type="string">
            <text:p>000097</text:p>
          </table:table-cell>
          <table:table-cell office:value-type="string" calcext:value-type="string">
            <text:p>Linear rail SBR16 8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6S_800.FCStd</text:p>
          </table:table-cell>
          <table:table-cell table:formula="of:=HYPERLINK(&quot;components-cad/&quot; &amp; [.J98])" office:value-type="string" office:string-value="components-cad/SBR16S_800.FCStd" calcext:value-type="string">
            <text:p>components-cad/SBR16S_800.FCStd</text:p>
          </table:table-cell>
          <table:table-cell table:style-name="ce59" table:content-validation-name="val3" office:value-type="string" calcext:value-type="string">
            <text:p>89e1cda9-c5eb-4705-86af-b27eace05a4d</text:p>
          </table:table-cell>
          <table:table-cell table:formula="of:=IFERROR(VLOOKUP([.L98];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32" calcext:value-type="float">
            <text:p>32,00</text:p>
          </table:table-cell>
          <table:table-cell office:value-type="string" calcext:value-type="string">
            <text:p>EUR</text:p>
          </table:table-cell>
          <table:table-cell table:number-columns-repeated="1008"/>
        </table:table-row>
        <table:table-row table:style-name="ro1">
          <table:table-cell office:value-type="string" calcext:value-type="string">
            <text:p>597605e3-e978-4218-8071-ee268eb3dd68</text:p>
          </table:table-cell>
          <table:table-cell table:style-name="ce59" table:content-validation-name="val1" office:value-type="string" calcext:value-type="string">
            <text:p>MECH</text:p>
          </table:table-cell>
          <table:table-cell office:value-type="string" calcext:value-type="string">
            <text:p>000098</text:p>
          </table:table-cell>
          <table:table-cell office:value-type="string" calcext:value-type="string">
            <text:p>Linear rail SBR16 10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6S_1000.FCStd</text:p>
          </table:table-cell>
          <table:table-cell table:formula="of:=HYPERLINK(&quot;components-cad/&quot; &amp; [.J99])" office:value-type="string" office:string-value="components-cad/SBR16S_1000.FCStd" calcext:value-type="string">
            <text:p>components-cad/SBR16S_1000.FCStd</text:p>
          </table:table-cell>
          <table:table-cell table:style-name="ce59" table:content-validation-name="val3" office:value-type="string" calcext:value-type="string">
            <text:p>89e1cda9-c5eb-4705-86af-b27eace05a4d</text:p>
          </table:table-cell>
          <table:table-cell table:formula="of:=IFERROR(VLOOKUP([.L99];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34" calcext:value-type="float">
            <text:p>34,00</text:p>
          </table:table-cell>
          <table:table-cell office:value-type="string" calcext:value-type="string">
            <text:p>EUR</text:p>
          </table:table-cell>
          <table:table-cell table:number-columns-repeated="1008"/>
        </table:table-row>
        <table:table-row table:style-name="ro1">
          <table:table-cell office:value-type="string" calcext:value-type="string">
            <text:p>be1584c2-f808-4414-ae5b-4d2988e8e170</text:p>
          </table:table-cell>
          <table:table-cell table:style-name="ce59" table:content-validation-name="val1" office:value-type="string" calcext:value-type="string">
            <text:p>MECH</text:p>
          </table:table-cell>
          <table:table-cell office:value-type="string" calcext:value-type="string">
            <text:p>000099</text:p>
          </table:table-cell>
          <table:table-cell office:value-type="string" calcext:value-type="string">
            <text:p>Linear rail SBR16 12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6S_1200.FCStd</text:p>
          </table:table-cell>
          <table:table-cell table:formula="of:=HYPERLINK(&quot;components-cad/&quot; &amp; [.J100])" office:value-type="string" office:string-value="components-cad/SBR16S_1200.FCStd" calcext:value-type="string">
            <text:p>components-cad/SBR16S_1200.FCStd</text:p>
          </table:table-cell>
          <table:table-cell table:style-name="ce59" table:content-validation-name="val3" office:value-type="string" calcext:value-type="string">
            <text:p>89e1cda9-c5eb-4705-86af-b27eace05a4d</text:p>
          </table:table-cell>
          <table:table-cell table:formula="of:=IFERROR(VLOOKUP([.L100];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36" calcext:value-type="float">
            <text:p>36,00</text:p>
          </table:table-cell>
          <table:table-cell office:value-type="string" calcext:value-type="string">
            <text:p>EUR</text:p>
          </table:table-cell>
          <table:table-cell table:number-columns-repeated="1008"/>
        </table:table-row>
        <table:table-row table:style-name="ro1">
          <table:table-cell office:value-type="string" calcext:value-type="string">
            <text:p>0a26d139-1d7e-451b-90f8-54956e13750e</text:p>
          </table:table-cell>
          <table:table-cell table:style-name="ce59" table:content-validation-name="val1" office:value-type="string" calcext:value-type="string">
            <text:p>MECH</text:p>
          </table:table-cell>
          <table:table-cell office:value-type="string" calcext:value-type="string">
            <text:p>000100</text:p>
          </table:table-cell>
          <table:table-cell office:value-type="string" calcext:value-type="string">
            <text:p>Linear rail SBR16 15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6S_1500.FCStd</text:p>
          </table:table-cell>
          <table:table-cell table:formula="of:=HYPERLINK(&quot;components-cad/&quot; &amp; [.J101])" office:value-type="string" office:string-value="components-cad/SBR16S_1500.FCStd" calcext:value-type="string">
            <text:p>components-cad/SBR16S_1500.FCStd</text:p>
          </table:table-cell>
          <table:table-cell table:style-name="ce49" table:content-validation-name="val3" office:value-type="string" calcext:value-type="string">
            <text:p>89e1cda9-c5eb-4705-86af-b27eace05a4d</text:p>
          </table:table-cell>
          <table:table-cell table:formula="of:=IFERROR(VLOOKUP([.L101];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38" calcext:value-type="float">
            <text:p>38,00</text:p>
          </table:table-cell>
          <table:table-cell office:value-type="string" calcext:value-type="string">
            <text:p>EUR</text:p>
          </table:table-cell>
          <table:table-cell table:number-columns-repeated="1008"/>
        </table:table-row>
        <table:table-row table:style-name="ro1">
          <table:table-cell office:value-type="string" calcext:value-type="string">
            <text:p>b65c745b-85c3-4175-8cb4-ed2c39fe1c58</text:p>
          </table:table-cell>
          <table:table-cell table:style-name="ce59" table:content-validation-name="val1" office:value-type="string" calcext:value-type="string">
            <text:p>MECH</text:p>
          </table:table-cell>
          <table:table-cell office:value-type="string" calcext:value-type="string">
            <text:p>000101</text:p>
          </table:table-cell>
          <table:table-cell office:value-type="string" calcext:value-type="string">
            <text:p>Sliding block SBR12UU</text:p>
          </table:table-cell>
          <table:table-cell office:value-type="string" calcext:value-type="string">
            <text:p>Linear motion bearing blocks designed to slide smoothly along SBR round shaft rails, providing low-friction support for precise linear movement in CNC machines, 3D printers, and automation syste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2UU.FCStd</text:p>
          </table:table-cell>
          <table:table-cell table:formula="of:=HYPERLINK(&quot;components-cad/&quot; &amp; [.J102])" office:value-type="string" office:string-value="components-cad/SBR12UU.FCStd" calcext:value-type="string">
            <text:p>components-cad/SBR12UU.FCStd</text:p>
          </table:table-cell>
          <table:table-cell table:style-name="ce49" table:content-validation-name="val3" office:value-type="string" calcext:value-type="string">
            <text:p>89e1cda9-c5eb-4705-86af-b27eace05a4d</text:p>
          </table:table-cell>
          <table:table-cell table:formula="of:=IFERROR(VLOOKUP([.L102];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5" calcext:value-type="float">
            <text:p>5,00</text:p>
          </table:table-cell>
          <table:table-cell office:value-type="string" calcext:value-type="string">
            <text:p>EUR</text:p>
          </table:table-cell>
          <table:table-cell table:number-columns-repeated="1008"/>
        </table:table-row>
        <table:table-row table:style-name="ro1">
          <table:table-cell office:value-type="string" calcext:value-type="string">
            <text:p>225d086e-7fe8-4bb9-8864-b1ed1ea98a4f</text:p>
          </table:table-cell>
          <table:table-cell table:style-name="ce59" table:content-validation-name="val1" office:value-type="string" calcext:value-type="string">
            <text:p>MECH</text:p>
          </table:table-cell>
          <table:table-cell office:value-type="string" calcext:value-type="string">
            <text:p>000102</text:p>
          </table:table-cell>
          <table:table-cell office:value-type="string" calcext:value-type="string">
            <text:p>Sliding block SBR16UU</text:p>
          </table:table-cell>
          <table:table-cell office:value-type="string" calcext:value-type="string">
            <text:p>Linear motion bearing blocks designed to slide smoothly along SBR round shaft rails, providing low-friction support for precise linear movement in CNC machines, 3D printers, and automation syste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6UU.FCStd</text:p>
          </table:table-cell>
          <table:table-cell table:formula="of:=HYPERLINK(&quot;components-cad/&quot; &amp; [.J103])" office:value-type="string" office:string-value="components-cad/SBR16UU.FCStd" calcext:value-type="string">
            <text:p>components-cad/SBR16UU.FCStd</text:p>
          </table:table-cell>
          <table:table-cell table:style-name="ce49" table:content-validation-name="val3" office:value-type="string" calcext:value-type="string">
            <text:p>89e1cda9-c5eb-4705-86af-b27eace05a4d</text:p>
          </table:table-cell>
          <table:table-cell table:formula="of:=IFERROR(VLOOKUP([.L103];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5" calcext:value-type="float">
            <text:p>5,00</text:p>
          </table:table-cell>
          <table:table-cell office:value-type="string" calcext:value-type="string">
            <text:p>EUR</text:p>
          </table:table-cell>
          <table:table-cell table:number-columns-repeated="1008"/>
        </table:table-row>
        <table:table-row table:style-name="ro1">
          <table:table-cell office:value-type="string" calcext:value-type="string">
            <text:p>2f9946a2-f6af-4d09-a5bc-f2c3fe04b506</text:p>
          </table:table-cell>
          <table:table-cell table:style-name="ce59" table:content-validation-name="val1" office:value-type="string" calcext:value-type="string">
            <text:p>MECH</text:p>
          </table:table-cell>
          <table:table-cell office:value-type="string" calcext:value-type="string">
            <text:p>000103</text:p>
          </table:table-cell>
          <table:table-cell office:value-type="string" calcext:value-type="string">
            <text:p>mk aluminum profile 2060.05 1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100.FCStd</text:p>
          </table:table-cell>
          <table:table-cell table:formula="of:=HYPERLINK(&quot;components-cad/&quot; &amp; [.J104])" office:value-type="string" office:string-value="components-cad/mk_2060.05_100.FCStd" calcext:value-type="string">
            <text:p>components-cad/mk_2060.05_100.FCStd</text:p>
          </table:table-cell>
          <table:table-cell table:style-name="ce50" office:value-type="string" calcext:value-type="string">
            <text:p>25a21235-6c6b-4878-8716-5ea914db9d75</text:p>
          </table:table-cell>
          <table:table-cell table:formula="of:=IFERROR(VLOOKUP([.L104];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30" calcext:value-type="float">
            <text:p>30,00</text:p>
          </table:table-cell>
          <table:table-cell office:value-type="string" calcext:value-type="string">
            <text:p>EUR</text:p>
          </table:table-cell>
          <table:table-cell table:number-columns-repeated="1008"/>
        </table:table-row>
        <table:table-row table:style-name="ro1">
          <table:table-cell office:value-type="string" calcext:value-type="string">
            <text:p>ecb43fe8-07a4-4035-be9a-5da803e9d0ae</text:p>
          </table:table-cell>
          <table:table-cell table:style-name="ce59" table:content-validation-name="val1" office:value-type="string" calcext:value-type="string">
            <text:p>MECH</text:p>
          </table:table-cell>
          <table:table-cell office:value-type="string" calcext:value-type="string">
            <text:p>000104</text:p>
          </table:table-cell>
          <table:table-cell office:value-type="string" calcext:value-type="string">
            <text:p>Aluminum profile mk 2060.05 2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200.FCStd</text:p>
          </table:table-cell>
          <table:table-cell table:formula="of:=HYPERLINK(&quot;components-cad/&quot; &amp; [.J105])" office:value-type="string" office:string-value="components-cad/mk_2060.05_200.FCStd" calcext:value-type="string">
            <text:p>components-cad/mk_2060.05_200.FCStd</text:p>
          </table:table-cell>
          <table:table-cell table:style-name="ce50" office:value-type="string" calcext:value-type="string">
            <text:p>25a21235-6c6b-4878-8716-5ea914db9d75</text:p>
          </table:table-cell>
          <table:table-cell table:formula="of:=IFERROR(VLOOKUP([.L105];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50" calcext:value-type="float">
            <text:p>50,00</text:p>
          </table:table-cell>
          <table:table-cell office:value-type="string" calcext:value-type="string">
            <text:p>EUR</text:p>
          </table:table-cell>
          <table:table-cell table:number-columns-repeated="1008"/>
        </table:table-row>
        <table:table-row table:style-name="ro1">
          <table:table-cell office:value-type="string" calcext:value-type="string">
            <text:p>38cc00bd-a67f-462e-a4eb-b3a12ca28de8</text:p>
          </table:table-cell>
          <table:table-cell table:style-name="ce59" table:content-validation-name="val1" office:value-type="string" calcext:value-type="string">
            <text:p>MECH</text:p>
          </table:table-cell>
          <table:table-cell office:value-type="string" calcext:value-type="string">
            <text:p>000105</text:p>
          </table:table-cell>
          <table:table-cell office:value-type="string" calcext:value-type="string">
            <text:p>Aluminum profile mk 2060.05 3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300.FCStd</text:p>
          </table:table-cell>
          <table:table-cell table:formula="of:=HYPERLINK(&quot;components-cad/&quot; &amp; [.J106])" office:value-type="string" office:string-value="components-cad/mk_2060.05_300.FCStd" calcext:value-type="string">
            <text:p>components-cad/mk_2060.05_300.FCStd</text:p>
          </table:table-cell>
          <table:table-cell table:style-name="ce50" office:value-type="string" calcext:value-type="string">
            <text:p>25a21235-6c6b-4878-8716-5ea914db9d75</text:p>
          </table:table-cell>
          <table:table-cell table:formula="of:=IFERROR(VLOOKUP([.L106];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70" calcext:value-type="float">
            <text:p>70,00</text:p>
          </table:table-cell>
          <table:table-cell office:value-type="string" calcext:value-type="string">
            <text:p>EUR</text:p>
          </table:table-cell>
          <table:table-cell table:number-columns-repeated="1008"/>
        </table:table-row>
        <table:table-row table:style-name="ro1">
          <table:table-cell office:value-type="string" calcext:value-type="string">
            <text:p>e1763917-6aff-4b43-9e59-5ee7e092e1ed</text:p>
          </table:table-cell>
          <table:table-cell table:style-name="ce59" table:content-validation-name="val1" office:value-type="string" calcext:value-type="string">
            <text:p>MECH</text:p>
          </table:table-cell>
          <table:table-cell office:value-type="string" calcext:value-type="string">
            <text:p>000106</text:p>
          </table:table-cell>
          <table:table-cell office:value-type="string" calcext:value-type="string">
            <text:p>Aluminum profile mk 2060.05 4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400.FCStd</text:p>
          </table:table-cell>
          <table:table-cell table:formula="of:=HYPERLINK(&quot;components-cad/&quot; &amp; [.J107])" office:value-type="string" office:string-value="components-cad/mk_2060.05_400.FCStd" calcext:value-type="string">
            <text:p>components-cad/mk_2060.05_400.FCStd</text:p>
          </table:table-cell>
          <table:table-cell table:style-name="ce50" office:value-type="string" calcext:value-type="string">
            <text:p>25a21235-6c6b-4878-8716-5ea914db9d75</text:p>
          </table:table-cell>
          <table:table-cell table:formula="of:=IFERROR(VLOOKUP([.L107];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90" calcext:value-type="float">
            <text:p>90,00</text:p>
          </table:table-cell>
          <table:table-cell office:value-type="string" calcext:value-type="string">
            <text:p>EUR</text:p>
          </table:table-cell>
          <table:table-cell table:number-columns-repeated="1008"/>
        </table:table-row>
        <table:table-row table:style-name="ro1">
          <table:table-cell office:value-type="string" calcext:value-type="string">
            <text:p>56aa876c-2af6-43f6-92b7-ad90c63eb38d</text:p>
          </table:table-cell>
          <table:table-cell table:style-name="ce59" table:content-validation-name="val1" office:value-type="string" calcext:value-type="string">
            <text:p>MECH</text:p>
          </table:table-cell>
          <table:table-cell office:value-type="string" calcext:value-type="string">
            <text:p>000107</text:p>
          </table:table-cell>
          <table:table-cell office:value-type="string" calcext:value-type="string">
            <text:p>Aluminum profile mk 2060.05 5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500.FCStd</text:p>
          </table:table-cell>
          <table:table-cell table:formula="of:=HYPERLINK(&quot;components-cad/&quot; &amp; [.J108])" office:value-type="string" office:string-value="components-cad/mk_2060.05_500.FCStd" calcext:value-type="string">
            <text:p>components-cad/mk_2060.05_500.FCStd</text:p>
          </table:table-cell>
          <table:table-cell table:style-name="ce50" office:value-type="string" calcext:value-type="string">
            <text:p>25a21235-6c6b-4878-8716-5ea914db9d75</text:p>
          </table:table-cell>
          <table:table-cell table:formula="of:=IFERROR(VLOOKUP([.L108];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110" calcext:value-type="float">
            <text:p>110,00</text:p>
          </table:table-cell>
          <table:table-cell office:value-type="string" calcext:value-type="string">
            <text:p>EUR</text:p>
          </table:table-cell>
          <table:table-cell table:number-columns-repeated="1008"/>
        </table:table-row>
        <table:table-row table:style-name="ro1">
          <table:table-cell office:value-type="string" calcext:value-type="string">
            <text:p>a13a436c-2cc4-4155-8045-6cb88441ef10</text:p>
          </table:table-cell>
          <table:table-cell table:style-name="ce59" table:content-validation-name="val1" office:value-type="string" calcext:value-type="string">
            <text:p>MECH</text:p>
          </table:table-cell>
          <table:table-cell office:value-type="string" calcext:value-type="string">
            <text:p>000108</text:p>
          </table:table-cell>
          <table:table-cell office:value-type="string" calcext:value-type="string">
            <text:p>Aluminum profile mk 2060.05 6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600.FCStd</text:p>
          </table:table-cell>
          <table:table-cell table:formula="of:=HYPERLINK(&quot;components-cad/&quot; &amp; [.J109])" office:value-type="string" office:string-value="components-cad/mk_2060.05_600.FCStd" calcext:value-type="string">
            <text:p>components-cad/mk_2060.05_600.FCStd</text:p>
          </table:table-cell>
          <table:table-cell table:style-name="ce50" office:value-type="string" calcext:value-type="string">
            <text:p>25a21235-6c6b-4878-8716-5ea914db9d75</text:p>
          </table:table-cell>
          <table:table-cell table:formula="of:=IFERROR(VLOOKUP([.L109];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130" calcext:value-type="float">
            <text:p>130,00</text:p>
          </table:table-cell>
          <table:table-cell office:value-type="string" calcext:value-type="string">
            <text:p>EUR</text:p>
          </table:table-cell>
          <table:table-cell table:number-columns-repeated="1008"/>
        </table:table-row>
        <table:table-row table:style-name="ro1">
          <table:table-cell office:value-type="string" calcext:value-type="string">
            <text:p>1362af27-62a2-410c-8751-3a59fba07a30</text:p>
          </table:table-cell>
          <table:table-cell table:style-name="ce59" table:content-validation-name="val1" office:value-type="string" calcext:value-type="string">
            <text:p>MECH</text:p>
          </table:table-cell>
          <table:table-cell office:value-type="string" calcext:value-type="string">
            <text:p>000109</text:p>
          </table:table-cell>
          <table:table-cell office:value-type="string" calcext:value-type="string">
            <text:p>Aluminum profile mk 2060.05 7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700.FCStd</text:p>
          </table:table-cell>
          <table:table-cell table:formula="of:=HYPERLINK(&quot;components-cad/&quot; &amp; [.J110])" office:value-type="string" office:string-value="components-cad/mk_2060.05_700.FCStd" calcext:value-type="string">
            <text:p>components-cad/mk_2060.05_700.FCStd</text:p>
          </table:table-cell>
          <table:table-cell table:style-name="ce50" office:value-type="string" calcext:value-type="string">
            <text:p>25a21235-6c6b-4878-8716-5ea914db9d75</text:p>
          </table:table-cell>
          <table:table-cell table:formula="of:=IFERROR(VLOOKUP([.L110];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150" calcext:value-type="float">
            <text:p>150,00</text:p>
          </table:table-cell>
          <table:table-cell office:value-type="string" calcext:value-type="string">
            <text:p>EUR</text:p>
          </table:table-cell>
          <table:table-cell table:number-columns-repeated="1008"/>
        </table:table-row>
        <table:table-row table:style-name="ro1">
          <table:table-cell office:value-type="string" calcext:value-type="string">
            <text:p>f42a9bc5-c8c3-40b0-b112-9d4b1c8c01c4</text:p>
          </table:table-cell>
          <table:table-cell table:style-name="ce59" table:content-validation-name="val1" office:value-type="string" calcext:value-type="string">
            <text:p>MECH</text:p>
          </table:table-cell>
          <table:table-cell office:value-type="string" calcext:value-type="string">
            <text:p>000110</text:p>
          </table:table-cell>
          <table:table-cell office:value-type="string" calcext:value-type="string">
            <text:p>Aluminum profile mk 2060.05 8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800.FCStd</text:p>
          </table:table-cell>
          <table:table-cell table:formula="of:=HYPERLINK(&quot;components-cad/&quot; &amp; [.J111])" office:value-type="string" office:string-value="components-cad/mk_2060.05_800.FCStd" calcext:value-type="string">
            <text:p>components-cad/mk_2060.05_800.FCStd</text:p>
          </table:table-cell>
          <table:table-cell table:style-name="ce50" office:value-type="string" calcext:value-type="string">
            <text:p>25a21235-6c6b-4878-8716-5ea914db9d75</text:p>
          </table:table-cell>
          <table:table-cell table:formula="of:=IFERROR(VLOOKUP([.L111];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170" calcext:value-type="float">
            <text:p>170,00</text:p>
          </table:table-cell>
          <table:table-cell office:value-type="string" calcext:value-type="string">
            <text:p>EUR</text:p>
          </table:table-cell>
          <table:table-cell table:number-columns-repeated="1008"/>
        </table:table-row>
        <table:table-row table:style-name="ro1">
          <table:table-cell office:value-type="string" calcext:value-type="string">
            <text:p>6d59f850-7852-42a3-ab2d-98ddd7e33474</text:p>
          </table:table-cell>
          <table:table-cell table:style-name="ce59" table:content-validation-name="val1" office:value-type="string" calcext:value-type="string">
            <text:p>MECH</text:p>
          </table:table-cell>
          <table:table-cell office:value-type="string" calcext:value-type="string">
            <text:p>000111</text:p>
          </table:table-cell>
          <table:table-cell office:value-type="string" calcext:value-type="string">
            <text:p>Aluminum profile mk 2060.05 9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900.FCStd</text:p>
          </table:table-cell>
          <table:table-cell table:formula="of:=HYPERLINK(&quot;components-cad/&quot; &amp; [.J112])" office:value-type="string" office:string-value="components-cad/mk_2060.05_900.FCStd" calcext:value-type="string">
            <text:p>components-cad/mk_2060.05_900.FCStd</text:p>
          </table:table-cell>
          <table:table-cell table:style-name="ce50" office:value-type="string" calcext:value-type="string">
            <text:p>25a21235-6c6b-4878-8716-5ea914db9d75</text:p>
          </table:table-cell>
          <table:table-cell table:formula="of:=IFERROR(VLOOKUP([.L112];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190" calcext:value-type="float">
            <text:p>190,00</text:p>
          </table:table-cell>
          <table:table-cell office:value-type="string" calcext:value-type="string">
            <text:p>EUR</text:p>
          </table:table-cell>
          <table:table-cell table:number-columns-repeated="1008"/>
        </table:table-row>
        <table:table-row table:style-name="ro1">
          <table:table-cell office:value-type="string" calcext:value-type="string">
            <text:p>3a740f7b-7fd8-4134-9184-75353145dbc7</text:p>
          </table:table-cell>
          <table:table-cell table:style-name="ce59" table:content-validation-name="val1" office:value-type="string" calcext:value-type="string">
            <text:p>MECH</text:p>
          </table:table-cell>
          <table:table-cell office:value-type="string" calcext:value-type="string">
            <text:p>000112</text:p>
          </table:table-cell>
          <table:table-cell office:value-type="string" calcext:value-type="string">
            <text:p>Aluminum profile mk 2060.05 10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1000.FCStd</text:p>
          </table:table-cell>
          <table:table-cell table:formula="of:=HYPERLINK(&quot;components-cad/&quot; &amp; [.J113])" office:value-type="string" office:string-value="components-cad/mk_2060.05_1000.FCStd" calcext:value-type="string">
            <text:p>components-cad/mk_2060.05_1000.FCStd</text:p>
          </table:table-cell>
          <table:table-cell table:style-name="ce50" office:value-type="string" calcext:value-type="string">
            <text:p>25a21235-6c6b-4878-8716-5ea914db9d75</text:p>
          </table:table-cell>
          <table:table-cell table:formula="of:=IFERROR(VLOOKUP([.L113];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210" calcext:value-type="float">
            <text:p>210,00</text:p>
          </table:table-cell>
          <table:table-cell office:value-type="string" calcext:value-type="string">
            <text:p>EUR</text:p>
          </table:table-cell>
          <table:table-cell table:number-columns-repeated="1008"/>
        </table:table-row>
        <table:table-row table:style-name="ro1">
          <table:table-cell office:value-type="string" calcext:value-type="string">
            <text:p>9661ca97-0aaa-4ae9-ad26-9f8c22716d1f</text:p>
          </table:table-cell>
          <table:table-cell table:style-name="ce59" table:content-validation-name="val1" office:value-type="string" calcext:value-type="string">
            <text:p>MECH</text:p>
          </table:table-cell>
          <table:table-cell office:value-type="string" calcext:value-type="string">
            <text:p>000113</text:p>
          </table:table-cell>
          <table:table-cell office:value-type="string" calcext:value-type="string">
            <text:p>Aluminum profile mk 2060.05 11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1100.FCStd</text:p>
          </table:table-cell>
          <table:table-cell table:formula="of:=HYPERLINK(&quot;components-cad/&quot; &amp; [.J114])" office:value-type="string" office:string-value="components-cad/mk_2060.05_1100.FCStd" calcext:value-type="string">
            <text:p>components-cad/mk_2060.05_1100.FCStd</text:p>
          </table:table-cell>
          <table:table-cell table:style-name="ce50" office:value-type="string" calcext:value-type="string">
            <text:p>25a21235-6c6b-4878-8716-5ea914db9d75</text:p>
          </table:table-cell>
          <table:table-cell table:formula="of:=IFERROR(VLOOKUP([.L114];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230" calcext:value-type="float">
            <text:p>230,00</text:p>
          </table:table-cell>
          <table:table-cell office:value-type="string" calcext:value-type="string">
            <text:p>EUR</text:p>
          </table:table-cell>
          <table:table-cell table:number-columns-repeated="1008"/>
        </table:table-row>
        <table:table-row table:style-name="ro1">
          <table:table-cell office:value-type="string" calcext:value-type="string">
            <text:p>d671b9d7-a11d-4caa-8c0b-be038988b858</text:p>
          </table:table-cell>
          <table:table-cell table:style-name="ce59" table:content-validation-name="val1" office:value-type="string" calcext:value-type="string">
            <text:p>MECH</text:p>
          </table:table-cell>
          <table:table-cell office:value-type="string" calcext:value-type="string">
            <text:p>000114</text:p>
          </table:table-cell>
          <table:table-cell office:value-type="string" calcext:value-type="string">
            <text:p>Aluminum profile mk 2060.05 12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1200.FCStd</text:p>
          </table:table-cell>
          <table:table-cell table:formula="of:=HYPERLINK(&quot;components-cad/&quot; &amp; [.J115])" office:value-type="string" office:string-value="components-cad/mk_2060.05_1200.FCStd" calcext:value-type="string">
            <text:p>components-cad/mk_2060.05_1200.FCStd</text:p>
          </table:table-cell>
          <table:table-cell table:style-name="ce50" office:value-type="string" calcext:value-type="string">
            <text:p>25a21235-6c6b-4878-8716-5ea914db9d75</text:p>
          </table:table-cell>
          <table:table-cell table:formula="of:=IFERROR(VLOOKUP([.L115];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250" calcext:value-type="float">
            <text:p>250,00</text:p>
          </table:table-cell>
          <table:table-cell office:value-type="string" calcext:value-type="string">
            <text:p>EUR</text:p>
          </table:table-cell>
          <table:table-cell table:number-columns-repeated="1008"/>
        </table:table-row>
        <table:table-row table:style-name="ro1">
          <table:table-cell office:value-type="string" calcext:value-type="string">
            <text:p>cac4eb40-578a-49b6-a4d8-d796bba82f50</text:p>
          </table:table-cell>
          <table:table-cell table:style-name="ce59" table:content-validation-name="val1" office:value-type="string" calcext:value-type="string">
            <text:p>MECH</text:p>
          </table:table-cell>
          <table:table-cell office:value-type="string" calcext:value-type="string">
            <text:p>000115</text:p>
          </table:table-cell>
          <table:table-cell office:value-type="string" calcext:value-type="string">
            <text:p>Aluminum profile mk 2060.05 13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1300.FCStd</text:p>
          </table:table-cell>
          <table:table-cell table:formula="of:=HYPERLINK(&quot;components-cad/&quot; &amp; [.J116])" office:value-type="string" office:string-value="components-cad/mk_2060.05_1300.FCStd" calcext:value-type="string">
            <text:p>components-cad/mk_2060.05_1300.FCStd</text:p>
          </table:table-cell>
          <table:table-cell table:style-name="ce50" office:value-type="string" calcext:value-type="string">
            <text:p>25a21235-6c6b-4878-8716-5ea914db9d75</text:p>
          </table:table-cell>
          <table:table-cell table:formula="of:=IFERROR(VLOOKUP([.L116];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270" calcext:value-type="float">
            <text:p>270,00</text:p>
          </table:table-cell>
          <table:table-cell office:value-type="string" calcext:value-type="string">
            <text:p>EUR</text:p>
          </table:table-cell>
          <table:table-cell table:number-columns-repeated="1008"/>
        </table:table-row>
        <table:table-row table:style-name="ro1">
          <table:table-cell office:value-type="string" calcext:value-type="string">
            <text:p>355e1593-ed4b-4a1c-b8d8-486050ec04bc</text:p>
          </table:table-cell>
          <table:table-cell table:style-name="ce59" table:content-validation-name="val1" office:value-type="string" calcext:value-type="string">
            <text:p>MECH</text:p>
          </table:table-cell>
          <table:table-cell office:value-type="string" calcext:value-type="string">
            <text:p>000116</text:p>
          </table:table-cell>
          <table:table-cell office:value-type="string" calcext:value-type="string">
            <text:p>Aluminum profile mk 2060.05 14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1400.FCStd</text:p>
          </table:table-cell>
          <table:table-cell table:formula="of:=HYPERLINK(&quot;components-cad/&quot; &amp; [.J117])" office:value-type="string" office:string-value="components-cad/mk_2060.05_1400.FCStd" calcext:value-type="string">
            <text:p>components-cad/mk_2060.05_1400.FCStd</text:p>
          </table:table-cell>
          <table:table-cell table:style-name="ce50" office:value-type="string" calcext:value-type="string">
            <text:p>25a21235-6c6b-4878-8716-5ea914db9d75</text:p>
          </table:table-cell>
          <table:table-cell table:formula="of:=IFERROR(VLOOKUP([.L117];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290" calcext:value-type="float">
            <text:p>290,00</text:p>
          </table:table-cell>
          <table:table-cell office:value-type="string" calcext:value-type="string">
            <text:p>EUR</text:p>
          </table:table-cell>
          <table:table-cell table:number-columns-repeated="1008"/>
        </table:table-row>
        <table:table-row table:style-name="ro1">
          <table:table-cell office:value-type="string" calcext:value-type="string">
            <text:p>9335a800-1140-496c-a161-607c16e73bb4</text:p>
          </table:table-cell>
          <table:table-cell table:style-name="ce59" table:content-validation-name="val1" office:value-type="string" calcext:value-type="string">
            <text:p>MECH</text:p>
          </table:table-cell>
          <table:table-cell office:value-type="string" calcext:value-type="string">
            <text:p>000117</text:p>
          </table:table-cell>
          <table:table-cell office:value-type="string" calcext:value-type="string">
            <text:p>Aluminum profile mk 2060.05 15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1500.FCStd</text:p>
          </table:table-cell>
          <table:table-cell table:formula="of:=HYPERLINK(&quot;components-cad/&quot; &amp; [.J118])" office:value-type="string" office:string-value="components-cad/mk_2060.05_1500.FCStd" calcext:value-type="string">
            <text:p>components-cad/mk_2060.05_1500.FCStd</text:p>
          </table:table-cell>
          <table:table-cell table:style-name="ce50" office:value-type="string" calcext:value-type="string">
            <text:p>25a21235-6c6b-4878-8716-5ea914db9d75</text:p>
          </table:table-cell>
          <table:table-cell table:formula="of:=IFERROR(VLOOKUP([.L118];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310" calcext:value-type="float">
            <text:p>310,00</text:p>
          </table:table-cell>
          <table:table-cell office:value-type="string" calcext:value-type="string">
            <text:p>EUR</text:p>
          </table:table-cell>
          <table:table-cell table:number-columns-repeated="1008"/>
        </table:table-row>
        <table:table-row table:style-name="ro1">
          <table:table-cell office:value-type="string" calcext:value-type="string">
            <text:p>9398121b-ce13-4cfa-ad22-a496a19b0031</text:p>
          </table:table-cell>
          <table:table-cell table:style-name="ce59" table:content-validation-name="val1" office:value-type="string" calcext:value-type="string">
            <text:p>MECH</text:p>
          </table:table-cell>
          <table:table-cell office:value-type="string" calcext:value-type="string">
            <text:p>000118</text:p>
          </table:table-cell>
          <table:table-cell office:value-type="string" calcext:value-type="string">
            <text:p>Aluminum profile mk 2060.05 16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1600.FCStd</text:p>
          </table:table-cell>
          <table:table-cell table:formula="of:=HYPERLINK(&quot;components-cad/&quot; &amp; [.J119])" office:value-type="string" office:string-value="components-cad/mk_2060.05_1600.FCStd" calcext:value-type="string">
            <text:p>components-cad/mk_2060.05_1600.FCStd</text:p>
          </table:table-cell>
          <table:table-cell table:style-name="ce50" office:value-type="string" calcext:value-type="string">
            <text:p>25a21235-6c6b-4878-8716-5ea914db9d75</text:p>
          </table:table-cell>
          <table:table-cell table:formula="of:=IFERROR(VLOOKUP([.L119];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330" calcext:value-type="float">
            <text:p>330,00</text:p>
          </table:table-cell>
          <table:table-cell office:value-type="string" calcext:value-type="string">
            <text:p>EUR</text:p>
          </table:table-cell>
          <table:table-cell table:number-columns-repeated="1008"/>
        </table:table-row>
        <table:table-row table:style-name="ro1">
          <table:table-cell office:value-type="string" calcext:value-type="string">
            <text:p>d4147ef5-dada-4fbc-825e-86ced84b610b</text:p>
          </table:table-cell>
          <table:table-cell table:style-name="ce59" table:content-validation-name="val1" office:value-type="string" calcext:value-type="string">
            <text:p>MECH</text:p>
          </table:table-cell>
          <table:table-cell office:value-type="string" calcext:value-type="string">
            <text:p>000119</text:p>
          </table:table-cell>
          <table:table-cell office:value-type="string" calcext:value-type="string">
            <text:p>Aluminum profile mk 2060.05 17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1700.FCStd</text:p>
          </table:table-cell>
          <table:table-cell table:formula="of:=HYPERLINK(&quot;components-cad/&quot; &amp; [.J120])" office:value-type="string" office:string-value="components-cad/mk_2060.05_1700.FCStd" calcext:value-type="string">
            <text:p>components-cad/mk_2060.05_1700.FCStd</text:p>
          </table:table-cell>
          <table:table-cell table:style-name="ce50" office:value-type="string" calcext:value-type="string">
            <text:p>25a21235-6c6b-4878-8716-5ea914db9d75</text:p>
          </table:table-cell>
          <table:table-cell table:formula="of:=IFERROR(VLOOKUP([.L120];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350" calcext:value-type="float">
            <text:p>350,00</text:p>
          </table:table-cell>
          <table:table-cell office:value-type="string" calcext:value-type="string">
            <text:p>EUR</text:p>
          </table:table-cell>
          <table:table-cell table:number-columns-repeated="1008"/>
        </table:table-row>
        <table:table-row table:style-name="ro1">
          <table:table-cell office:value-type="string" calcext:value-type="string">
            <text:p>537a5c45-85aa-4fa4-857c-5d48b9be8a47</text:p>
          </table:table-cell>
          <table:table-cell table:style-name="ce59" table:content-validation-name="val1" office:value-type="string" calcext:value-type="string">
            <text:p>MECH</text:p>
          </table:table-cell>
          <table:table-cell office:value-type="string" calcext:value-type="string">
            <text:p>000120</text:p>
          </table:table-cell>
          <table:table-cell office:value-type="string" calcext:value-type="string">
            <text:p>Aluminum profile mk 2060.05 18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1800.FCStd</text:p>
          </table:table-cell>
          <table:table-cell table:formula="of:=HYPERLINK(&quot;components-cad/&quot; &amp; [.J121])" office:value-type="string" office:string-value="components-cad/mk_2060.05_1800.FCStd" calcext:value-type="string">
            <text:p>components-cad/mk_2060.05_1800.FCStd</text:p>
          </table:table-cell>
          <table:table-cell table:style-name="ce50" office:value-type="string" calcext:value-type="string">
            <text:p>25a21235-6c6b-4878-8716-5ea914db9d75</text:p>
          </table:table-cell>
          <table:table-cell table:formula="of:=IFERROR(VLOOKUP([.L121];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370" calcext:value-type="float">
            <text:p>370,00</text:p>
          </table:table-cell>
          <table:table-cell office:value-type="string" calcext:value-type="string">
            <text:p>EUR</text:p>
          </table:table-cell>
          <table:table-cell table:number-columns-repeated="1008"/>
        </table:table-row>
        <table:table-row table:style-name="ro1">
          <table:table-cell office:value-type="string" calcext:value-type="string">
            <text:p>f15a570b-3fa3-44dd-a034-4f8c5efacdb5</text:p>
          </table:table-cell>
          <table:table-cell table:style-name="ce59" table:content-validation-name="val1" office:value-type="string" calcext:value-type="string">
            <text:p>MECH</text:p>
          </table:table-cell>
          <table:table-cell office:value-type="string" calcext:value-type="string">
            <text:p>000121</text:p>
          </table:table-cell>
          <table:table-cell office:value-type="string" calcext:value-type="string">
            <text:p>Aluminum profile mk 2040.01 1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100.FCStd</text:p>
          </table:table-cell>
          <table:table-cell table:formula="of:=HYPERLINK(&quot;components-cad/&quot; &amp; [.J122])" office:value-type="string" office:string-value="components-cad/mk_2040.01_100.FCStd" calcext:value-type="string">
            <text:p>components-cad/mk_2040.01_100.FCStd</text:p>
          </table:table-cell>
          <table:table-cell table:style-name="ce50" office:value-type="string" calcext:value-type="string">
            <text:p>25a21235-6c6b-4878-8716-5ea914db9d75</text:p>
          </table:table-cell>
          <table:table-cell table:formula="of:=IFERROR(VLOOKUP([.L122];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text:a xlink:href="https://shop.mk-group.com/aluprofile/aluprofile-serie-40/24/aluprofil-mk-2040.01" xlink:type="simple">https://shop.mk-group.com/aluprofile/aluprofile-serie-40/24/aluprofil-mk-2040.01</text:a></text:p>
          </table:table-cell>
          <table:table-cell office:value-type="float" office:value="20" calcext:value-type="float">
            <text:p>20,00</text:p>
          </table:table-cell>
          <table:table-cell office:value-type="string" calcext:value-type="string">
            <text:p>EUR</text:p>
          </table:table-cell>
          <table:table-cell table:number-columns-repeated="1008"/>
        </table:table-row>
        <table:table-row table:style-name="ro1">
          <table:table-cell office:value-type="string" calcext:value-type="string">
            <text:p>8311133e-21da-4966-8260-60a646333619</text:p>
          </table:table-cell>
          <table:table-cell table:style-name="ce59" table:content-validation-name="val1" office:value-type="string" calcext:value-type="string">
            <text:p>MECH</text:p>
          </table:table-cell>
          <table:table-cell office:value-type="string" calcext:value-type="string">
            <text:p>000122</text:p>
          </table:table-cell>
          <table:table-cell office:value-type="string" calcext:value-type="string">
            <text:p>Aluminum profile mk 2040.01 2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200.FCStd</text:p>
          </table:table-cell>
          <table:table-cell table:formula="of:=HYPERLINK(&quot;components-cad/&quot; &amp; [.J123])" office:value-type="string" office:string-value="components-cad/mk_2040.01_200.FCStd" calcext:value-type="string">
            <text:p>components-cad/mk_2040.01_200.FCStd</text:p>
          </table:table-cell>
          <table:table-cell table:style-name="ce50" office:value-type="string" calcext:value-type="string">
            <text:p>25a21235-6c6b-4878-8716-5ea914db9d75</text:p>
          </table:table-cell>
          <table:table-cell table:formula="of:=IFERROR(VLOOKUP([.L123];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text:a xlink:href="https://shop.mk-group.com/aluprofile/aluprofile-serie-40/24/aluprofil-mk-2040.01" xlink:type="simple">https://shop.mk-group.com/aluprofile/aluprofile-serie-40/24/aluprofil-mk-2040.01</text:a></text:p>
          </table:table-cell>
          <table:table-cell office:value-type="float" office:value="30" calcext:value-type="float">
            <text:p>30,00</text:p>
          </table:table-cell>
          <table:table-cell office:value-type="string" calcext:value-type="string">
            <text:p>EUR</text:p>
          </table:table-cell>
          <table:table-cell table:number-columns-repeated="1008"/>
        </table:table-row>
        <table:table-row table:style-name="ro1">
          <table:table-cell office:value-type="string" calcext:value-type="string">
            <text:p>d38c4046-8f04-416c-8064-d3f7fbc1a0bf</text:p>
          </table:table-cell>
          <table:table-cell table:style-name="ce59" table:content-validation-name="val1" office:value-type="string" calcext:value-type="string">
            <text:p>MECH</text:p>
          </table:table-cell>
          <table:table-cell office:value-type="string" calcext:value-type="string">
            <text:p>000123</text:p>
          </table:table-cell>
          <table:table-cell office:value-type="string" calcext:value-type="string">
            <text:p>Aluminum profile mk 2040.01 3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300.FCStd</text:p>
          </table:table-cell>
          <table:table-cell table:formula="of:=HYPERLINK(&quot;components-cad/&quot; &amp; [.J124])" office:value-type="string" office:string-value="components-cad/mk_2040.01_300.FCStd" calcext:value-type="string">
            <text:p>components-cad/mk_2040.01_300.FCStd</text:p>
          </table:table-cell>
          <table:table-cell table:style-name="ce50" office:value-type="string" calcext:value-type="string">
            <text:p>25a21235-6c6b-4878-8716-5ea914db9d75</text:p>
          </table:table-cell>
          <table:table-cell table:formula="of:=IFERROR(VLOOKUP([.L124];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text:a xlink:href="https://shop.mk-group.com/aluprofile/aluprofile-serie-40/24/aluprofil-mk-2040.01" xlink:type="simple">https://shop.mk-group.com/aluprofile/aluprofile-serie-40/24/aluprofil-mk-2040.01</text:a></text:p>
          </table:table-cell>
          <table:table-cell office:value-type="float" office:value="40" calcext:value-type="float">
            <text:p>40,00</text:p>
          </table:table-cell>
          <table:table-cell office:value-type="string" calcext:value-type="string">
            <text:p>EUR</text:p>
          </table:table-cell>
          <table:table-cell table:number-columns-repeated="1008"/>
        </table:table-row>
        <table:table-row table:style-name="ro1">
          <table:table-cell office:value-type="string" calcext:value-type="string">
            <text:p>3d46537b-4cee-4c0f-9e33-77bfa4894de6</text:p>
          </table:table-cell>
          <table:table-cell table:style-name="ce59" table:content-validation-name="val1" office:value-type="string" calcext:value-type="string">
            <text:p>MECH</text:p>
          </table:table-cell>
          <table:table-cell office:value-type="string" calcext:value-type="string">
            <text:p>000124</text:p>
          </table:table-cell>
          <table:table-cell office:value-type="string" calcext:value-type="string">
            <text:p>Aluminum profile mk 2040.01 4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400.FCStd</text:p>
          </table:table-cell>
          <table:table-cell table:formula="of:=HYPERLINK(&quot;components-cad/&quot; &amp; [.J125])" office:value-type="string" office:string-value="components-cad/mk_2040.01_400.FCStd" calcext:value-type="string">
            <text:p>components-cad/mk_2040.01_400.FCStd</text:p>
          </table:table-cell>
          <table:table-cell table:style-name="ce50" office:value-type="string" calcext:value-type="string">
            <text:p>25a21235-6c6b-4878-8716-5ea914db9d75</text:p>
          </table:table-cell>
          <table:table-cell table:formula="of:=IFERROR(VLOOKUP([.L125];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text:a xlink:href="https://shop.mk-group.com/aluprofile/aluprofile-serie-40/24/aluprofil-mk-2040.01" xlink:type="simple">https://shop.mk-group.com/aluprofile/aluprofile-serie-40/24/aluprofil-mk-2040.01</text:a></text:p>
          </table:table-cell>
          <table:table-cell office:value-type="float" office:value="50" calcext:value-type="float">
            <text:p>50,00</text:p>
          </table:table-cell>
          <table:table-cell office:value-type="string" calcext:value-type="string">
            <text:p>EUR</text:p>
          </table:table-cell>
          <table:table-cell table:number-columns-repeated="1008"/>
        </table:table-row>
        <table:table-row table:style-name="ro1">
          <table:table-cell office:value-type="string" calcext:value-type="string">
            <text:p>103d96ce-795a-4df5-afe1-345283c95a1d</text:p>
          </table:table-cell>
          <table:table-cell table:style-name="ce59" table:content-validation-name="val1" office:value-type="string" calcext:value-type="string">
            <text:p>MECH</text:p>
          </table:table-cell>
          <table:table-cell office:value-type="string" calcext:value-type="string">
            <text:p>000125</text:p>
          </table:table-cell>
          <table:table-cell office:value-type="string" calcext:value-type="string">
            <text:p>Aluminum profile mk 2040.01 5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500.FCStd</text:p>
          </table:table-cell>
          <table:table-cell table:formula="of:=HYPERLINK(&quot;components-cad/&quot; &amp; [.J126])" office:value-type="string" office:string-value="components-cad/mk_2040.01_500.FCStd" calcext:value-type="string">
            <text:p>components-cad/mk_2040.01_500.FCStd</text:p>
          </table:table-cell>
          <table:table-cell table:style-name="ce50" office:value-type="string" calcext:value-type="string">
            <text:p>25a21235-6c6b-4878-8716-5ea914db9d75</text:p>
          </table:table-cell>
          <table:table-cell table:formula="of:=IFERROR(VLOOKUP([.L126];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text:a xlink:href="https://shop.mk-group.com/aluprofile/aluprofile-serie-40/24/aluprofil-mk-2040.01" xlink:type="simple">https://shop.mk-group.com/aluprofile/aluprofile-serie-40/24/aluprofil-mk-2040.01</text:a></text:p>
          </table:table-cell>
          <table:table-cell office:value-type="float" office:value="60" calcext:value-type="float">
            <text:p>60,00</text:p>
          </table:table-cell>
          <table:table-cell office:value-type="string" calcext:value-type="string">
            <text:p>EUR</text:p>
          </table:table-cell>
          <table:table-cell table:number-columns-repeated="1008"/>
        </table:table-row>
        <table:table-row table:style-name="ro1">
          <table:table-cell office:value-type="string" calcext:value-type="string">
            <text:p>f36ec171-04a1-4b45-8a94-56ba1503885b</text:p>
          </table:table-cell>
          <table:table-cell table:style-name="ce59" table:content-validation-name="val1" office:value-type="string" calcext:value-type="string">
            <text:p>MECH</text:p>
          </table:table-cell>
          <table:table-cell office:value-type="string" calcext:value-type="string">
            <text:p>000126</text:p>
          </table:table-cell>
          <table:table-cell office:value-type="string" calcext:value-type="string">
            <text:p>Aluminum profile mk 2040.01 6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600.FCStd</text:p>
          </table:table-cell>
          <table:table-cell table:formula="of:=HYPERLINK(&quot;components-cad/&quot; &amp; [.J127])" office:value-type="string" office:string-value="components-cad/mk_2040.01_600.FCStd" calcext:value-type="string">
            <text:p>components-cad/mk_2040.01_600.FCStd</text:p>
          </table:table-cell>
          <table:table-cell table:style-name="ce50" office:value-type="string" calcext:value-type="string">
            <text:p>25a21235-6c6b-4878-8716-5ea914db9d75</text:p>
          </table:table-cell>
          <table:table-cell table:formula="of:=IFERROR(VLOOKUP([.L127];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https://shop.mk-group.com/aluprofile/aluprofile-serie-40/24/aluprofil-mk-2040.01</text:p>
          </table:table-cell>
          <table:table-cell office:value-type="float" office:value="70" calcext:value-type="float">
            <text:p>70,00</text:p>
          </table:table-cell>
          <table:table-cell office:value-type="string" calcext:value-type="string">
            <text:p>EUR</text:p>
          </table:table-cell>
          <table:table-cell table:number-columns-repeated="1008"/>
        </table:table-row>
        <table:table-row table:style-name="ro1">
          <table:table-cell office:value-type="string" calcext:value-type="string">
            <text:p>5c81ed71-a0a2-43e0-8fd3-25dfb3c8a56a</text:p>
          </table:table-cell>
          <table:table-cell table:style-name="ce59" table:content-validation-name="val1" office:value-type="string" calcext:value-type="string">
            <text:p>MECH</text:p>
          </table:table-cell>
          <table:table-cell office:value-type="string" calcext:value-type="string">
            <text:p>000127</text:p>
          </table:table-cell>
          <table:table-cell office:value-type="string" calcext:value-type="string">
            <text:p>Aluminum profile mk 2040.01 7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700.FCStd</text:p>
          </table:table-cell>
          <table:table-cell table:formula="of:=HYPERLINK(&quot;components-cad/&quot; &amp; [.J128])" office:value-type="string" office:string-value="components-cad/mk_2040.01_700.FCStd" calcext:value-type="string">
            <text:p>components-cad/mk_2040.01_700.FCStd</text:p>
          </table:table-cell>
          <table:table-cell table:style-name="ce50" office:value-type="string" calcext:value-type="string">
            <text:p>25a21235-6c6b-4878-8716-5ea914db9d75</text:p>
          </table:table-cell>
          <table:table-cell table:formula="of:=IFERROR(VLOOKUP([.L128];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https://shop.mk-group.com/aluprofile/aluprofile-serie-40/24/aluprofil-mk-2040.01</text:p>
          </table:table-cell>
          <table:table-cell office:value-type="float" office:value="80" calcext:value-type="float">
            <text:p>80,00</text:p>
          </table:table-cell>
          <table:table-cell office:value-type="string" calcext:value-type="string">
            <text:p>EUR</text:p>
          </table:table-cell>
          <table:table-cell table:number-columns-repeated="1008"/>
        </table:table-row>
        <table:table-row table:style-name="ro1">
          <table:table-cell office:value-type="string" calcext:value-type="string">
            <text:p>63bd1ea0-da80-4d1d-aad6-cf1831b8eb1c</text:p>
          </table:table-cell>
          <table:table-cell table:style-name="ce59" table:content-validation-name="val1" office:value-type="string" calcext:value-type="string">
            <text:p>MECH</text:p>
          </table:table-cell>
          <table:table-cell office:value-type="string" calcext:value-type="string">
            <text:p>000128</text:p>
          </table:table-cell>
          <table:table-cell office:value-type="string" calcext:value-type="string">
            <text:p>Aluminum profile mk 2040.01 8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800.FCStd</text:p>
          </table:table-cell>
          <table:table-cell table:formula="of:=HYPERLINK(&quot;components-cad/&quot; &amp; [.J129])" office:value-type="string" office:string-value="components-cad/mk_2040.01_800.FCStd" calcext:value-type="string">
            <text:p>components-cad/mk_2040.01_800.FCStd</text:p>
          </table:table-cell>
          <table:table-cell table:style-name="ce50" office:value-type="string" calcext:value-type="string">
            <text:p>25a21235-6c6b-4878-8716-5ea914db9d75</text:p>
          </table:table-cell>
          <table:table-cell table:formula="of:=IFERROR(VLOOKUP([.L129];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https://shop.mk-group.com/aluprofile/aluprofile-serie-40/24/aluprofil-mk-2040.01</text:p>
          </table:table-cell>
          <table:table-cell office:value-type="float" office:value="90" calcext:value-type="float">
            <text:p>90,00</text:p>
          </table:table-cell>
          <table:table-cell office:value-type="string" calcext:value-type="string">
            <text:p>EUR</text:p>
          </table:table-cell>
          <table:table-cell table:number-columns-repeated="1008"/>
        </table:table-row>
        <table:table-row table:style-name="ro1">
          <table:table-cell office:value-type="string" calcext:value-type="string">
            <text:p>b78c4bb7-bbd0-4902-8c4c-4d948b4f439c</text:p>
          </table:table-cell>
          <table:table-cell table:style-name="ce59" table:content-validation-name="val1" office:value-type="string" calcext:value-type="string">
            <text:p>MECH</text:p>
          </table:table-cell>
          <table:table-cell office:value-type="string" calcext:value-type="string">
            <text:p>000129</text:p>
          </table:table-cell>
          <table:table-cell office:value-type="string" calcext:value-type="string">
            <text:p>Aluminum profile mk 2040.01 9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900.FCStd</text:p>
          </table:table-cell>
          <table:table-cell table:formula="of:=HYPERLINK(&quot;components-cad/&quot; &amp; [.J130])" office:value-type="string" office:string-value="components-cad/mk_2040.01_900.FCStd" calcext:value-type="string">
            <text:p>components-cad/mk_2040.01_900.FCStd</text:p>
          </table:table-cell>
          <table:table-cell table:style-name="ce50" office:value-type="string" calcext:value-type="string">
            <text:p>25a21235-6c6b-4878-8716-5ea914db9d75</text:p>
          </table:table-cell>
          <table:table-cell table:formula="of:=IFERROR(VLOOKUP([.L130];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https://shop.mk-group.com/aluprofile/aluprofile-serie-40/24/aluprofil-mk-2040.01</text:p>
          </table:table-cell>
          <table:table-cell office:value-type="float" office:value="100" calcext:value-type="float">
            <text:p>100,00</text:p>
          </table:table-cell>
          <table:table-cell office:value-type="string" calcext:value-type="string">
            <text:p>EUR</text:p>
          </table:table-cell>
          <table:table-cell table:number-columns-repeated="1008"/>
        </table:table-row>
        <table:table-row table:style-name="ro1">
          <table:table-cell office:value-type="string" calcext:value-type="string">
            <text:p>e9246667-4493-4e30-874b-460b0676ab46</text:p>
          </table:table-cell>
          <table:table-cell table:style-name="ce59" table:content-validation-name="val1" office:value-type="string" calcext:value-type="string">
            <text:p>MECH</text:p>
          </table:table-cell>
          <table:table-cell office:value-type="string" calcext:value-type="string">
            <text:p>000130</text:p>
          </table:table-cell>
          <table:table-cell office:value-type="string" calcext:value-type="string">
            <text:p>Aluminum profile mk 2040.01 10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1000.FCStd</text:p>
          </table:table-cell>
          <table:table-cell table:formula="of:=HYPERLINK(&quot;components-cad/&quot; &amp; [.J131])" office:value-type="string" office:string-value="components-cad/mk_2040.01_1000.FCStd" calcext:value-type="string">
            <text:p>components-cad/mk_2040.01_1000.FCStd</text:p>
          </table:table-cell>
          <table:table-cell table:style-name="ce50" office:value-type="string" calcext:value-type="string">
            <text:p>25a21235-6c6b-4878-8716-5ea914db9d75</text:p>
          </table:table-cell>
          <table:table-cell table:formula="of:=IFERROR(VLOOKUP([.L131];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https://shop.mk-group.com/aluprofile/aluprofile-serie-40/24/aluprofil-mk-2040.01</text:p>
          </table:table-cell>
          <table:table-cell office:value-type="float" office:value="110" calcext:value-type="float">
            <text:p>110,00</text:p>
          </table:table-cell>
          <table:table-cell office:value-type="string" calcext:value-type="string">
            <text:p>EUR</text:p>
          </table:table-cell>
          <table:table-cell table:number-columns-repeated="1008"/>
        </table:table-row>
        <table:table-row table:style-name="ro1">
          <table:table-cell office:value-type="string" calcext:value-type="string">
            <text:p>ac3b813f-aed5-438e-9b56-d5c53a298cb4</text:p>
          </table:table-cell>
          <table:table-cell table:style-name="ce59" table:content-validation-name="val1" office:value-type="string" calcext:value-type="string">
            <text:p>MECH</text:p>
          </table:table-cell>
          <table:table-cell office:value-type="string" calcext:value-type="string">
            <text:p>000131</text:p>
          </table:table-cell>
          <table:table-cell office:value-type="string" calcext:value-type="string">
            <text:p>Aluminum profile mk 2040.01 11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1100.FCStd</text:p>
          </table:table-cell>
          <table:table-cell table:formula="of:=HYPERLINK(&quot;components-cad/&quot; &amp; [.J132])" office:value-type="string" office:string-value="components-cad/mk_2040.01_1100.FCStd" calcext:value-type="string">
            <text:p>components-cad/mk_2040.01_1100.FCStd</text:p>
          </table:table-cell>
          <table:table-cell table:style-name="ce50" office:value-type="string" calcext:value-type="string">
            <text:p>25a21235-6c6b-4878-8716-5ea914db9d75</text:p>
          </table:table-cell>
          <table:table-cell table:formula="of:=IFERROR(VLOOKUP([.L132];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https://shop.mk-group.com/aluprofile/aluprofile-serie-40/24/aluprofil-mk-2040.01</text:p>
          </table:table-cell>
          <table:table-cell office:value-type="float" office:value="120" calcext:value-type="float">
            <text:p>120,00</text:p>
          </table:table-cell>
          <table:table-cell office:value-type="string" calcext:value-type="string">
            <text:p>EUR</text:p>
          </table:table-cell>
          <table:table-cell table:number-columns-repeated="1008"/>
        </table:table-row>
        <table:table-row table:style-name="ro1">
          <table:table-cell office:value-type="string" calcext:value-type="string">
            <text:p>a95517bf-aa70-4185-af9a-723032c78b9d</text:p>
          </table:table-cell>
          <table:table-cell table:style-name="ce59" table:content-validation-name="val1" office:value-type="string" calcext:value-type="string">
            <text:p>MECH</text:p>
          </table:table-cell>
          <table:table-cell office:value-type="string" calcext:value-type="string">
            <text:p>000132</text:p>
          </table:table-cell>
          <table:table-cell office:value-type="string" calcext:value-type="string">
            <text:p>Aluminum profile mk 2040.01 12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1200.FCStd</text:p>
          </table:table-cell>
          <table:table-cell table:formula="of:=HYPERLINK(&quot;components-cad/&quot; &amp; [.J133])" office:value-type="string" office:string-value="components-cad/mk_2040.01_1200.FCStd" calcext:value-type="string">
            <text:p>components-cad/mk_2040.01_1200.FCStd</text:p>
          </table:table-cell>
          <table:table-cell table:style-name="ce50" office:value-type="string" calcext:value-type="string">
            <text:p>25a21235-6c6b-4878-8716-5ea914db9d75</text:p>
          </table:table-cell>
          <table:table-cell table:formula="of:=IFERROR(VLOOKUP([.L133];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https://shop.mk-group.com/aluprofile/aluprofile-serie-40/24/aluprofil-mk-2040.01</text:p>
          </table:table-cell>
          <table:table-cell office:value-type="float" office:value="130" calcext:value-type="float">
            <text:p>130,00</text:p>
          </table:table-cell>
          <table:table-cell office:value-type="string" calcext:value-type="string">
            <text:p>EUR</text:p>
          </table:table-cell>
          <table:table-cell table:number-columns-repeated="1008"/>
        </table:table-row>
        <table:table-row table:style-name="ro1">
          <table:table-cell office:value-type="string" calcext:value-type="string">
            <text:p>f145046f-a844-4c24-a4d0-32ad6a6d18d7</text:p>
          </table:table-cell>
          <table:table-cell table:style-name="ce59" table:content-validation-name="val1" office:value-type="string" calcext:value-type="string">
            <text:p>MECH</text:p>
          </table:table-cell>
          <table:table-cell office:value-type="string" calcext:value-type="string">
            <text:p>000133</text:p>
          </table:table-cell>
          <table:table-cell office:value-type="string" calcext:value-type="string">
            <text:p>Aluminum profile mk 2040.01 13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1300.FCStd</text:p>
          </table:table-cell>
          <table:table-cell table:formula="of:=HYPERLINK(&quot;components-cad/&quot; &amp; [.J134])" office:value-type="string" office:string-value="components-cad/mk_2040.01_1300.FCStd" calcext:value-type="string">
            <text:p>components-cad/mk_2040.01_1300.FCStd</text:p>
          </table:table-cell>
          <table:table-cell table:style-name="ce50" office:value-type="string" calcext:value-type="string">
            <text:p>25a21235-6c6b-4878-8716-5ea914db9d75</text:p>
          </table:table-cell>
          <table:table-cell table:formula="of:=IFERROR(VLOOKUP([.L134];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https://shop.mk-group.com/aluprofile/aluprofile-serie-40/24/aluprofil-mk-2040.01</text:p>
          </table:table-cell>
          <table:table-cell office:value-type="float" office:value="140" calcext:value-type="float">
            <text:p>140,00</text:p>
          </table:table-cell>
          <table:table-cell office:value-type="string" calcext:value-type="string">
            <text:p>EUR</text:p>
          </table:table-cell>
          <table:table-cell table:number-columns-repeated="1008"/>
        </table:table-row>
        <table:table-row table:style-name="ro1">
          <table:table-cell office:value-type="string" calcext:value-type="string">
            <text:p>c8ff7f44-7d39-4502-8cff-2fd6e9b0dce2</text:p>
          </table:table-cell>
          <table:table-cell table:style-name="ce59" table:content-validation-name="val1" office:value-type="string" calcext:value-type="string">
            <text:p>MECH</text:p>
          </table:table-cell>
          <table:table-cell office:value-type="string" calcext:value-type="string">
            <text:p>000134</text:p>
          </table:table-cell>
          <table:table-cell office:value-type="string" calcext:value-type="string">
            <text:p>Aluminum profile mk 2040.01 14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1400.FCStd</text:p>
          </table:table-cell>
          <table:table-cell table:formula="of:=HYPERLINK(&quot;components-cad/&quot; &amp; [.J135])" office:value-type="string" office:string-value="components-cad/mk_2040.01_1400.FCStd" calcext:value-type="string">
            <text:p>components-cad/mk_2040.01_1400.FCStd</text:p>
          </table:table-cell>
          <table:table-cell table:style-name="ce50" office:value-type="string" calcext:value-type="string">
            <text:p>25a21235-6c6b-4878-8716-5ea914db9d75</text:p>
          </table:table-cell>
          <table:table-cell table:formula="of:=IFERROR(VLOOKUP([.L135];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https://shop.mk-group.com/aluprofile/aluprofile-serie-40/24/aluprofil-mk-2040.01</text:p>
          </table:table-cell>
          <table:table-cell office:value-type="float" office:value="150" calcext:value-type="float">
            <text:p>150,00</text:p>
          </table:table-cell>
          <table:table-cell office:value-type="string" calcext:value-type="string">
            <text:p>EUR</text:p>
          </table:table-cell>
          <table:table-cell table:number-columns-repeated="1008"/>
        </table:table-row>
        <table:table-row table:style-name="ro1">
          <table:table-cell office:value-type="string" calcext:value-type="string">
            <text:p>1036ca52-376d-4872-a38e-c0040bc53bcc</text:p>
          </table:table-cell>
          <table:table-cell table:style-name="ce59" table:content-validation-name="val1" office:value-type="string" calcext:value-type="string">
            <text:p>MECH</text:p>
          </table:table-cell>
          <table:table-cell office:value-type="string" calcext:value-type="string">
            <text:p>000135</text:p>
          </table:table-cell>
          <table:table-cell office:value-type="string" calcext:value-type="string">
            <text:p>Aluminum profile mk 2040.01 15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1500.FCStd</text:p>
          </table:table-cell>
          <table:table-cell table:formula="of:=HYPERLINK(&quot;components-cad/&quot; &amp; [.J136])" office:value-type="string" office:string-value="components-cad/mk_2040.01_1500.FCStd" calcext:value-type="string">
            <text:p>components-cad/mk_2040.01_1500.FCStd</text:p>
          </table:table-cell>
          <table:table-cell table:style-name="ce50" office:value-type="string" calcext:value-type="string">
            <text:p>25a21235-6c6b-4878-8716-5ea914db9d75</text:p>
          </table:table-cell>
          <table:table-cell table:formula="of:=IFERROR(VLOOKUP([.L136];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https://shop.mk-group.com/aluprofile/aluprofile-serie-40/24/aluprofil-mk-2040.01</text:p>
          </table:table-cell>
          <table:table-cell office:value-type="float" office:value="160" calcext:value-type="float">
            <text:p>160,00</text:p>
          </table:table-cell>
          <table:table-cell office:value-type="string" calcext:value-type="string">
            <text:p>EUR</text:p>
          </table:table-cell>
          <table:table-cell table:number-columns-repeated="1008"/>
        </table:table-row>
        <table:table-row table:style-name="ro1">
          <table:table-cell office:value-type="string" calcext:value-type="string">
            <text:p>e326a78a-dac1-41c2-8dda-06a121b72ebb</text:p>
          </table:table-cell>
          <table:table-cell table:style-name="ce59" table:content-validation-name="val1" office:value-type="string" calcext:value-type="string">
            <text:p>MECH</text:p>
          </table:table-cell>
          <table:table-cell office:value-type="string" calcext:value-type="string">
            <text:p>000136</text:p>
          </table:table-cell>
          <table:table-cell office:value-type="string" calcext:value-type="string">
            <text:p>Aluminum profile mk 2040.01 16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1600.FCStd</text:p>
          </table:table-cell>
          <table:table-cell table:formula="of:=HYPERLINK(&quot;components-cad/&quot; &amp; [.J137])" office:value-type="string" office:string-value="components-cad/mk_2040.01_1600.FCStd" calcext:value-type="string">
            <text:p>components-cad/mk_2040.01_1600.FCStd</text:p>
          </table:table-cell>
          <table:table-cell table:style-name="ce50" office:value-type="string" calcext:value-type="string">
            <text:p>25a21235-6c6b-4878-8716-5ea914db9d75</text:p>
          </table:table-cell>
          <table:table-cell table:formula="of:=IFERROR(VLOOKUP([.L137];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https://shop.mk-group.com/aluprofile/aluprofile-serie-40/24/aluprofil-mk-2040.01</text:p>
          </table:table-cell>
          <table:table-cell office:value-type="float" office:value="170" calcext:value-type="float">
            <text:p>170,00</text:p>
          </table:table-cell>
          <table:table-cell office:value-type="string" calcext:value-type="string">
            <text:p>EUR</text:p>
          </table:table-cell>
          <table:table-cell table:number-columns-repeated="1008"/>
        </table:table-row>
        <table:table-row table:style-name="ro1">
          <table:table-cell office:value-type="string" calcext:value-type="string">
            <text:p>d0e9e955-778d-4820-8dbd-1d2ed3ac0622</text:p>
          </table:table-cell>
          <table:table-cell table:style-name="ce59" table:content-validation-name="val1" office:value-type="string" calcext:value-type="string">
            <text:p>MECH</text:p>
          </table:table-cell>
          <table:table-cell office:value-type="string" calcext:value-type="string">
            <text:p>000137</text:p>
          </table:table-cell>
          <table:table-cell office:value-type="string" calcext:value-type="string">
            <text:p>Aluminum profile mk 2040.01 17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1700.FCStd</text:p>
          </table:table-cell>
          <table:table-cell table:formula="of:=HYPERLINK(&quot;components-cad/&quot; &amp; [.J138])" office:value-type="string" office:string-value="components-cad/mk_2040.01_1700.FCStd" calcext:value-type="string">
            <text:p>components-cad/mk_2040.01_1700.FCStd</text:p>
          </table:table-cell>
          <table:table-cell table:style-name="ce50" office:value-type="string" calcext:value-type="string">
            <text:p>25a21235-6c6b-4878-8716-5ea914db9d75</text:p>
          </table:table-cell>
          <table:table-cell table:formula="of:=IFERROR(VLOOKUP([.L138];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https://shop.mk-group.com/aluprofile/aluprofile-serie-40/24/aluprofil-mk-2040.01</text:p>
          </table:table-cell>
          <table:table-cell office:value-type="float" office:value="180" calcext:value-type="float">
            <text:p>180,00</text:p>
          </table:table-cell>
          <table:table-cell office:value-type="string" calcext:value-type="string">
            <text:p>EUR</text:p>
          </table:table-cell>
          <table:table-cell table:number-columns-repeated="1008"/>
        </table:table-row>
        <table:table-row table:style-name="ro1">
          <table:table-cell office:value-type="string" calcext:value-type="string">
            <text:p>10ae731a-7434-4602-87fe-86de0155c911</text:p>
          </table:table-cell>
          <table:table-cell table:style-name="ce59" table:content-validation-name="val1" office:value-type="string" calcext:value-type="string">
            <text:p>MECH</text:p>
          </table:table-cell>
          <table:table-cell office:value-type="string" calcext:value-type="string">
            <text:p>000138</text:p>
          </table:table-cell>
          <table:table-cell office:value-type="string" calcext:value-type="string">
            <text:p>mk aluminum profile 2040.01 18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1800.FCStd</text:p>
          </table:table-cell>
          <table:table-cell table:formula="of:=HYPERLINK(&quot;components-cad/&quot; &amp; [.J139])" office:value-type="string" office:string-value="components-cad/mk_2040.01_1800.FCStd" calcext:value-type="string">
            <text:p>components-cad/mk_2040.01_1800.FCStd</text:p>
          </table:table-cell>
          <table:table-cell table:style-name="ce50" office:value-type="string" calcext:value-type="string">
            <text:p>25a21235-6c6b-4878-8716-5ea914db9d75</text:p>
          </table:table-cell>
          <table:table-cell table:formula="of:=IFERROR(VLOOKUP([.L139];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text:a xlink:href="https://shop.mk-group.com/aluprofile/aluprofile-serie-40/24/aluprofil-mk-2040.01" xlink:type="simple">https://shop.mk-group.com/aluprofile/aluprofile-serie-40/24/aluprofil-mk-2040.01</text:a></text:p>
          </table:table-cell>
          <table:table-cell office:value-type="float" office:value="190" calcext:value-type="float">
            <text:p>190,00</text:p>
          </table:table-cell>
          <table:table-cell office:value-type="string" calcext:value-type="string">
            <text:p>EUR</text:p>
          </table:table-cell>
          <table:table-cell table:number-columns-repeated="1008"/>
        </table:table-row>
        <table:table-row table:style-name="ro1">
          <table:table-cell office:value-type="string" calcext:value-type="string">
            <text:p>b0b89124-5a5f-435e-9906-74da9de95e4f</text:p>
          </table:table-cell>
          <table:table-cell table:style-name="ce59" table:content-validation-name="val1" office:value-type="string" calcext:value-type="string">
            <text:p>MECH</text:p>
          </table:table-cell>
          <table:table-cell office:value-type="string" calcext:value-type="string">
            <text:p>000139</text:p>
          </table:table-cell>
          <table:table-cell office:value-type="string" calcext:value-type="string">
            <text:p>Machine foot D40 M12 50 mm</text:p>
          </table:table-cell>
          <table:table-cell office:value-type="string" calcext:value-type="string">
            <text:p>A threaded foot for a machine</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office:value-type="string" calcext:value-type="string">
            <text:p>machine_foot_D40_M12_50.FCStd</text:p>
          </table:table-cell>
          <table:table-cell table:formula="of:=HYPERLINK(&quot;components-cad/&quot; &amp; [.J140])" office:value-type="string" office:string-value="components-cad/machine_foot_D40_M12_50.FCStd" calcext:value-type="string">
            <text:p>components-cad/machine_foot_D40_M12_50.FCStd</text:p>
          </table:table-cell>
          <table:table-cell table:style-name="ce50" office:value-type="string" calcext:value-type="string">
            <text:p>2f6a25b9-b96c-4135-b468-737c9e7ee1a6</text:p>
          </table:table-cell>
          <table:table-cell table:formula="of:=IFERROR(VLOOKUP([.L140]; [$suppliers.$A$1:$suppliers.$Z$1000]; 2; 0); &quot;Enter a valid uuid in the supplier_uuid column&quot;)" office:value-type="string" office:string-value="AliExpress.com" calcext:value-type="string">
            <text:p>AliExpress.com</text:p>
          </table:table-cell>
          <table:table-cell office:value-type="string" calcext:value-type="string">
            <text:p><text:a xlink:href="https://de.aliexpress.com/item/1005006047208600.html?spm=a2g0o.detail.pcDetailTopMoreOtherSeller.4.329eSsfDSsfDcS&amp;gps-id=pcDetailTopMoreOtherSeller&amp;scm=1007.40196.439370.0&amp;scm_id=1007.40196.439370.0&amp;scm-url=1007.40196.439370.0&amp;pvid=b2d85543-cb2c-428d-a3b9-727e3ffaf973&amp;_t=gps-id:pcDetailTopMoreOtherSeller,scm-url:1007.40196.439370.0,pvid:b2d85543-cb2c-428d-a3b9-727e3ffaf973,tpp_buckets:668%232846%238107%231934&amp;pdp_ext_f=%7B%22order%22%3A%2228%22%2C%22eval%22%3A%221%22%2C%22sceneId%22%3A%2230050%22%2C%22fromPage%22%3A%22recommend%22%7D&amp;pdp_npi=6%40dis%21EUR%215.60%214.59%21%21%216.32%215.18%21%40211b813f17627667781684706e1279%2112000035497700261%21rec%21DE%21%21ABXZ%211%210%21n_tag%3A-29910%3Bd%3A80fcda6b%3Bm03_new_user%3A-29895&amp;utparam-url=scene%3ApcDetailTopMoreOtherSeller%7Cquery_from%3A%7Cx_object_id%3A1005006047208600%7C_p_origin_prod%3A" xlink:type="simple">https://de.aliexpress.com/item/1005006047208600.html?spm=a2g0o.detail.pcDetailTopMoreOtherSeller.4.329eSsfDSsfDcS&amp;gps-id=pcDetailTopMoreOtherSeller&amp;scm=1007.40196.439370.0&amp;scm_id=1007.40196.439370.0&amp;scm-url=1007.40196.439370.0&amp;pvid=b2d85543-cb2c-428d-a3b9-727e3ffaf973&amp;_t=gps-id:pcDetailTopMoreOtherSeller,scm-url:1007.40196.439370.0,pvid:b2d85543-cb2c-428d-a3b9-727e3ffaf973,tpp_buckets:668%232846%238107%231934&amp;pdp_ext_f=%7B%22order%22%3A%2228%22%2C%22eval%22%3A%221%22%2C%22sceneId%22%3A%2230050%22%2C%22fromPage%22%3A%22recommend%22%7D&amp;pdp_npi=6%40dis%21EUR%215.60%214.59%21%21%216.32%215.18%21%40211b813f17627667781684706e1279%2112000035497700261%21rec%21DE%21%21ABXZ%211%210%21n_tag%3A-29910%3Bd%3A80fcda6b%3Bm03_new_user%3A-29895&amp;utparam-url=scene%3ApcDetailTopMoreOtherSeller%7Cquery_from%3A%7Cx_object_id%3A1005006047208600%7C_p_origin_prod%3A</text:a></text:p>
          </table:table-cell>
          <table:table-cell office:value-type="float" office:value="5.69" calcext:value-type="float">
            <text:p>5,69</text:p>
          </table:table-cell>
          <table:table-cell office:value-type="string" calcext:value-type="string">
            <text:p>EUR</text:p>
          </table:table-cell>
          <table:table-cell table:number-columns-repeated="1008"/>
        </table:table-row>
        <table:table-row table:style-name="ro1">
          <table:table-cell office:value-type="string" calcext:value-type="string">
            <text:p>d8aa50e3-ed7a-4924-afb7-fba442941423</text:p>
          </table:table-cell>
          <table:table-cell table:style-name="ce59" table:content-validation-name="val1" office:value-type="string" calcext:value-type="string">
            <text:p>MECH</text:p>
          </table:table-cell>
          <table:table-cell office:value-type="string" calcext:value-type="string">
            <text:p>000140</text:p>
          </table:table-cell>
          <table:table-cell office:value-type="string" calcext:value-type="string">
            <text:p>mk Winkel E25 82.40.0701</text:p>
          </table:table-cell>
          <table:table-cell office:value-type="string" calcext:value-type="string">
            <text:p>Winkelverbinder Serie 40, 90°,40x40x25 mm, 2 Bohrungen, Aluminium </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82.40.0701.FCStd</text:p>
          </table:table-cell>
          <table:table-cell table:formula="of:=HYPERLINK(&quot;components-cad/&quot; &amp; [.J141])" office:value-type="string" office:string-value="components-cad/mk_82.40.0701.FCStd" calcext:value-type="string">
            <text:p>components-cad/mk_82.40.0701.FCStd</text:p>
          </table:table-cell>
          <table:table-cell table:style-name="ce50" office:value-type="string" calcext:value-type="string">
            <text:p>25a21235-6c6b-4878-8716-5ea914db9d75</text:p>
          </table:table-cell>
          <table:table-cell table:formula="of:=IFERROR(VLOOKUP([.L141];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text:a xlink:href="https://shop.mk-group.com/verbindungselemente/winkelverbindungen/winkel-900-serie-40/99/winkel-e25" xlink:type="simple">https://shop.mk-group.com/verbindungselemente/winkelverbindungen/winkel-900-serie-40/99/winkel-e25</text:a></text:p>
          </table:table-cell>
          <table:table-cell office:value-type="float" office:value="5" calcext:value-type="float">
            <text:p>5,00</text:p>
          </table:table-cell>
          <table:table-cell office:value-type="string" calcext:value-type="string">
            <text:p>EUR</text:p>
          </table:table-cell>
          <table:table-cell table:number-columns-repeated="1008"/>
        </table:table-row>
        <table:table-row table:style-name="ro1">
          <table:table-cell office:value-type="string" calcext:value-type="string">
            <text:p>ae6bac95-07c3-4201-8345-813e6ea73f62</text:p>
          </table:table-cell>
          <table:table-cell table:style-name="ce59" table:content-validation-name="val1" office:value-type="string" calcext:value-type="string">
            <text:p>MECH</text:p>
          </table:table-cell>
          <table:table-cell office:value-type="string" calcext:value-type="string">
            <text:p>000141</text:p>
          </table:table-cell>
          <table:table-cell office:value-type="string" calcext:value-type="string">
            <text:p>mk Winkel J100 82.60.0802</text:p>
          </table:table-cell>
          <table:table-cell office:value-type="string" calcext:value-type="string">
            <text:p>Winkelverbinder Serie 60, 90°, 50x110x100 mm, 6 Bohrungen, Aluminium </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82.60.0802.FCStd</text:p>
          </table:table-cell>
          <table:table-cell table:formula="of:=HYPERLINK(&quot;components-cad/&quot; &amp; [.J142])" office:value-type="string" office:string-value="components-cad/mk_82.60.0802.FCStd" calcext:value-type="string">
            <text:p>components-cad/mk_82.60.0802.FCStd</text:p>
          </table:table-cell>
          <table:table-cell table:style-name="ce50" office:value-type="string" calcext:value-type="string">
            <text:p>25a21235-6c6b-4878-8716-5ea914db9d75</text:p>
          </table:table-cell>
          <table:table-cell table:formula="of:=IFERROR(VLOOKUP([.L142];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text:a xlink:href="https://shop.mk-group.com/verbindungselemente/winkelverbindungen/winkel-900-serie-60/213/winkel-j100" xlink:type="simple">https://shop.mk-group.com/verbindungselemente/winkelverbindungen/winkel-900-serie-60/213/winkel-j100</text:a></text:p>
          </table:table-cell>
          <table:table-cell office:value-type="float" office:value="10" calcext:value-type="float">
            <text:p>10,00</text:p>
          </table:table-cell>
          <table:table-cell office:value-type="string" calcext:value-type="string">
            <text:p>EUR</text:p>
          </table:table-cell>
          <table:table-cell table:number-columns-repeated="1008"/>
        </table:table-row>
        <table:table-row table:style-name="ro1">
          <table:table-cell office:value-type="string" calcext:value-type="string">
            <text:p>11511618-1c8d-4bec-bc56-32956e0a22ff</text:p>
          </table:table-cell>
          <table:table-cell table:style-name="ce59" table:content-validation-name="val1" office:value-type="string" calcext:value-type="string">
            <text:p>MECH</text:p>
          </table:table-cell>
          <table:table-cell office:value-type="string" calcext:value-type="string">
            <text:p>000142</text:p>
          </table:table-cell>
          <table:table-cell office:value-type="string" calcext:value-type="string">
            <text:p>mk Winkel K100 82.60.0902</text:p>
          </table:table-cell>
          <table:table-cell office:value-type="string" calcext:value-type="string">
            <text:p>Winkelverbinder Serie 60, 90°, 110x110x100 mm, 8 Bohrungen, Aluminium </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82.60.0902.FCStd</text:p>
          </table:table-cell>
          <table:table-cell table:formula="of:=HYPERLINK(&quot;components-cad/&quot; &amp; [.J143])" office:value-type="string" office:string-value="components-cad/mk_82.60.0902.FCStd" calcext:value-type="string">
            <text:p>components-cad/mk_82.60.0902.FCStd</text:p>
          </table:table-cell>
          <table:table-cell table:style-name="ce50" office:value-type="string" calcext:value-type="string">
            <text:p>25a21235-6c6b-4878-8716-5ea914db9d75</text:p>
          </table:table-cell>
          <table:table-cell table:formula="of:=IFERROR(VLOOKUP([.L143];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https://shop.mk-group.com/verbindungselemente/winkelverbindungen/winkel-900-serie-60/217/winkel-k100</text:p>
          </table:table-cell>
          <table:table-cell office:value-type="float" office:value="15" calcext:value-type="float">
            <text:p>15,00</text:p>
          </table:table-cell>
          <table:table-cell office:value-type="string" calcext:value-type="string">
            <text:p>EUR</text:p>
          </table:table-cell>
          <table:table-cell table:number-columns-repeated="1008"/>
        </table:table-row>
        <table:table-row table:style-name="ro1">
          <table:table-cell office:value-type="string" calcext:value-type="string">
            <text:p>2bee306c-73e9-4dc7-ab17-0916b75d4df0</text:p>
          </table:table-cell>
          <table:table-cell table:style-name="ce59" table:content-validation-name="val1" office:value-type="string" calcext:value-type="string">
            <text:p>MECH</text:p>
          </table:table-cell>
          <table:table-cell office:value-type="string" calcext:value-type="string">
            <text:p>000143</text:p>
          </table:table-cell>
          <table:table-cell office:value-type="string" calcext:value-type="string">
            <text:p>mk Lasche 1 M8 34.01.0001</text:p>
          </table:table-cell>
          <table:table-cell office:value-type="string" calcext:value-type="string">
            <text:p>Lasche für die Serie 40 und 50, 20x20 mm, Gewinde M8, Stahl verzinkt </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34.01.0001.FCStd</text:p>
          </table:table-cell>
          <table:table-cell table:formula="of:=HYPERLINK(&quot;components-cad/&quot; &amp; [.J144])" office:value-type="string" office:string-value="components-cad/mk_34.01.0001.FCStd" calcext:value-type="string">
            <text:p>components-cad/mk_34.01.0001.FCStd</text:p>
          </table:table-cell>
          <table:table-cell table:style-name="ce50" office:value-type="string" calcext:value-type="string">
            <text:p>25a21235-6c6b-4878-8716-5ea914db9d75</text:p>
          </table:table-cell>
          <table:table-cell table:formula="of:=IFERROR(VLOOKUP([.L144];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https://shop.mk-group.com/verbindungselemente/laschen-nutensteine/laschen/381/lasche-1-m8</text:p>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c580193-c467-4b90-a0d8-f655935f94c8</text:p>
          </table:table-cell>
          <table:table-cell table:style-name="ce59" table:content-validation-name="val1" office:value-type="string" calcext:value-type="string">
            <text:p>STD</text:p>
          </table:table-cell>
          <table:table-cell office:value-type="string" calcext:value-type="string">
            <text:p>000144</text:p>
          </table:table-cell>
          <table:table-cell office:value-type="string" calcext:value-type="string">
            <text:p>Bolt ISO 4762 M10x16</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0x16.FCStd</text:p>
          </table:table-cell>
          <table:table-cell table:formula="of:=HYPERLINK(&quot;components-cad/&quot; &amp; [.J145])" office:value-type="string" office:string-value="components-cad/ISO4762_M10x16.FCStd" calcext:value-type="string">
            <text:p>components-cad/ISO4762_M10x16.FCStd</text:p>
          </table:table-cell>
          <table:table-cell table:style-name="ce59" table:content-validation-name="val3" office:value-type="string" calcext:value-type="string">
            <text:p>89e1cda9-c5eb-4705-86af-b27eace05a4d</text:p>
          </table:table-cell>
          <table:table-cell table:formula="of:=IFERROR(VLOOKUP([.L145];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26d44f74-db5e-4579-b93f-c9361f559954</text:p>
          </table:table-cell>
          <table:table-cell table:style-name="ce59" table:content-validation-name="val1" office:value-type="string" calcext:value-type="string">
            <text:p>STD</text:p>
          </table:table-cell>
          <table:table-cell office:value-type="string" calcext:value-type="string">
            <text:p>000145</text:p>
          </table:table-cell>
          <table:table-cell office:value-type="string" calcext:value-type="string">
            <text:p>Bolt ISO 4762 M10x2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0x20.FCStd</text:p>
          </table:table-cell>
          <table:table-cell table:formula="of:=HYPERLINK(&quot;components-cad/&quot; &amp; [.J146])" office:value-type="string" office:string-value="components-cad/ISO4762_M10x20.FCStd" calcext:value-type="string">
            <text:p>components-cad/ISO4762_M10x20.FCStd</text:p>
          </table:table-cell>
          <table:table-cell table:style-name="ce59" table:content-validation-name="val3" office:value-type="string" calcext:value-type="string">
            <text:p>89e1cda9-c5eb-4705-86af-b27eace05a4d</text:p>
          </table:table-cell>
          <table:table-cell table:formula="of:=IFERROR(VLOOKUP([.L146];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977aed05-3f36-4950-aaf6-682e68b9e8b4</text:p>
          </table:table-cell>
          <table:table-cell table:style-name="ce59" table:content-validation-name="val1" office:value-type="string" calcext:value-type="string">
            <text:p>STD</text:p>
          </table:table-cell>
          <table:table-cell office:value-type="string" calcext:value-type="string">
            <text:p>000146</text:p>
          </table:table-cell>
          <table:table-cell office:value-type="string" calcext:value-type="string">
            <text:p>Bolt ISO 4762 M10x2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0x25.FCStd</text:p>
          </table:table-cell>
          <table:table-cell table:formula="of:=HYPERLINK(&quot;components-cad/&quot; &amp; [.J147])" office:value-type="string" office:string-value="components-cad/ISO4762_M10x25.FCStd" calcext:value-type="string">
            <text:p>components-cad/ISO4762_M10x25.FCStd</text:p>
          </table:table-cell>
          <table:table-cell table:style-name="ce59" table:content-validation-name="val3" office:value-type="string" calcext:value-type="string">
            <text:p>89e1cda9-c5eb-4705-86af-b27eace05a4d</text:p>
          </table:table-cell>
          <table:table-cell table:formula="of:=IFERROR(VLOOKUP([.L147];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ee842dd8-ff2f-4670-9868-0730de4fd3cc</text:p>
          </table:table-cell>
          <table:table-cell table:style-name="ce59" table:content-validation-name="val1" office:value-type="string" calcext:value-type="string">
            <text:p>STD</text:p>
          </table:table-cell>
          <table:table-cell office:value-type="string" calcext:value-type="string">
            <text:p>000147</text:p>
          </table:table-cell>
          <table:table-cell office:value-type="string" calcext:value-type="string">
            <text:p>Bolt ISO 4762 M10x3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0x30.FCStd</text:p>
          </table:table-cell>
          <table:table-cell table:formula="of:=HYPERLINK(&quot;components-cad/&quot; &amp; [.J148])" office:value-type="string" office:string-value="components-cad/ISO4762_M10x30.FCStd" calcext:value-type="string">
            <text:p>components-cad/ISO4762_M10x30.FCStd</text:p>
          </table:table-cell>
          <table:table-cell table:style-name="ce59" table:content-validation-name="val3" office:value-type="string" calcext:value-type="string">
            <text:p>89e1cda9-c5eb-4705-86af-b27eace05a4d</text:p>
          </table:table-cell>
          <table:table-cell table:formula="of:=IFERROR(VLOOKUP([.L148];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63ccbe3a-1ab3-419d-bc22-a964639373c2</text:p>
          </table:table-cell>
          <table:table-cell table:style-name="ce59" table:content-validation-name="val1" office:value-type="string" calcext:value-type="string">
            <text:p>STD</text:p>
          </table:table-cell>
          <table:table-cell office:value-type="string" calcext:value-type="string">
            <text:p>000148</text:p>
          </table:table-cell>
          <table:table-cell office:value-type="string" calcext:value-type="string">
            <text:p>Bolt ISO 4762 M10x3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0x35.FCStd</text:p>
          </table:table-cell>
          <table:table-cell table:formula="of:=HYPERLINK(&quot;components-cad/&quot; &amp; [.J149])" office:value-type="string" office:string-value="components-cad/ISO4762_M10x35.FCStd" calcext:value-type="string">
            <text:p>components-cad/ISO4762_M10x35.FCStd</text:p>
          </table:table-cell>
          <table:table-cell table:style-name="ce59" table:content-validation-name="val3" office:value-type="string" calcext:value-type="string">
            <text:p>89e1cda9-c5eb-4705-86af-b27eace05a4d</text:p>
          </table:table-cell>
          <table:table-cell table:formula="of:=IFERROR(VLOOKUP([.L149];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be003c09-05f2-42aa-bd7e-13a53a79a5b3</text:p>
          </table:table-cell>
          <table:table-cell table:style-name="ce59" table:content-validation-name="val1" office:value-type="string" calcext:value-type="string">
            <text:p>STD</text:p>
          </table:table-cell>
          <table:table-cell office:value-type="string" calcext:value-type="string">
            <text:p>000149</text:p>
          </table:table-cell>
          <table:table-cell office:value-type="string" calcext:value-type="string">
            <text:p>Bolt ISO 4762 M10x4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0x40.FCStd</text:p>
          </table:table-cell>
          <table:table-cell table:formula="of:=HYPERLINK(&quot;components-cad/&quot; &amp; [.J150])" office:value-type="string" office:string-value="components-cad/ISO4762_M10x40.FCStd" calcext:value-type="string">
            <text:p>components-cad/ISO4762_M10x40.FCStd</text:p>
          </table:table-cell>
          <table:table-cell table:style-name="ce59" table:content-validation-name="val3" office:value-type="string" calcext:value-type="string">
            <text:p>89e1cda9-c5eb-4705-86af-b27eace05a4d</text:p>
          </table:table-cell>
          <table:table-cell table:formula="of:=IFERROR(VLOOKUP([.L150];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1bcba975-a4b6-436d-b0c3-c0081ed00660</text:p>
          </table:table-cell>
          <table:table-cell table:style-name="ce59" table:content-validation-name="val1" office:value-type="string" calcext:value-type="string">
            <text:p>STD</text:p>
          </table:table-cell>
          <table:table-cell office:value-type="string" calcext:value-type="string">
            <text:p>000150</text:p>
          </table:table-cell>
          <table:table-cell office:value-type="string" calcext:value-type="string">
            <text:p>Bolt ISO 4762 M10x4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0x45.FCStd</text:p>
          </table:table-cell>
          <table:table-cell table:formula="of:=HYPERLINK(&quot;components-cad/&quot; &amp; [.J151])" office:value-type="string" office:string-value="components-cad/ISO4762_M10x45.FCStd" calcext:value-type="string">
            <text:p>components-cad/ISO4762_M10x45.FCStd</text:p>
          </table:table-cell>
          <table:table-cell table:style-name="ce59" table:content-validation-name="val3" office:value-type="string" calcext:value-type="string">
            <text:p>89e1cda9-c5eb-4705-86af-b27eace05a4d</text:p>
          </table:table-cell>
          <table:table-cell table:formula="of:=IFERROR(VLOOKUP([.L151];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3bdceb03-79da-400d-a223-cb3968c446cf</text:p>
          </table:table-cell>
          <table:table-cell table:style-name="ce59" table:content-validation-name="val1" office:value-type="string" calcext:value-type="string">
            <text:p>STD</text:p>
          </table:table-cell>
          <table:table-cell office:value-type="string" calcext:value-type="string">
            <text:p>000151</text:p>
          </table:table-cell>
          <table:table-cell office:value-type="string" calcext:value-type="string">
            <text:p>Bolt ISO 4762 M10x5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0x50.FCStd</text:p>
          </table:table-cell>
          <table:table-cell table:formula="of:=HYPERLINK(&quot;components-cad/&quot; &amp; [.J152])" office:value-type="string" office:string-value="components-cad/ISO4762_M10x50.FCStd" calcext:value-type="string">
            <text:p>components-cad/ISO4762_M10x50.FCStd</text:p>
          </table:table-cell>
          <table:table-cell table:style-name="ce59" table:content-validation-name="val3" office:value-type="string" calcext:value-type="string">
            <text:p>89e1cda9-c5eb-4705-86af-b27eace05a4d</text:p>
          </table:table-cell>
          <table:table-cell table:formula="of:=IFERROR(VLOOKUP([.L152];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ee92e8bd-829f-4c46-882a-407a885c3ca4</text:p>
          </table:table-cell>
          <table:table-cell table:style-name="ce59" table:content-validation-name="val1" office:value-type="string" calcext:value-type="string">
            <text:p>STD</text:p>
          </table:table-cell>
          <table:table-cell office:value-type="string" calcext:value-type="string">
            <text:p>000152</text:p>
          </table:table-cell>
          <table:table-cell office:value-type="string" calcext:value-type="string">
            <text:p>Bolt ISO 4762 M10x5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0x55.FCStd</text:p>
          </table:table-cell>
          <table:table-cell table:formula="of:=HYPERLINK(&quot;components-cad/&quot; &amp; [.J153])" office:value-type="string" office:string-value="components-cad/ISO4762_M10x55.FCStd" calcext:value-type="string">
            <text:p>components-cad/ISO4762_M10x55.FCStd</text:p>
          </table:table-cell>
          <table:table-cell table:style-name="ce59" table:content-validation-name="val3" office:value-type="string" calcext:value-type="string">
            <text:p>89e1cda9-c5eb-4705-86af-b27eace05a4d</text:p>
          </table:table-cell>
          <table:table-cell table:formula="of:=IFERROR(VLOOKUP([.L153];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885642c8-a734-4f3b-a6bf-46146c472401</text:p>
          </table:table-cell>
          <table:table-cell table:style-name="ce59" table:content-validation-name="val1" office:value-type="string" calcext:value-type="string">
            <text:p>STD</text:p>
          </table:table-cell>
          <table:table-cell office:value-type="string" calcext:value-type="string">
            <text:p>000153</text:p>
          </table:table-cell>
          <table:table-cell office:value-type="string" calcext:value-type="string">
            <text:p>Bolt ISO 4762 M10x6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0x60.FCStd</text:p>
          </table:table-cell>
          <table:table-cell table:formula="of:=HYPERLINK(&quot;components-cad/&quot; &amp; [.J154])" office:value-type="string" office:string-value="components-cad/ISO4762_M10x60.FCStd" calcext:value-type="string">
            <text:p>components-cad/ISO4762_M10x60.FCStd</text:p>
          </table:table-cell>
          <table:table-cell table:style-name="ce59" table:content-validation-name="val3" office:value-type="string" calcext:value-type="string">
            <text:p>89e1cda9-c5eb-4705-86af-b27eace05a4d</text:p>
          </table:table-cell>
          <table:table-cell table:formula="of:=IFERROR(VLOOKUP([.L154];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5ba56fad-3905-42d0-b9d6-2f3f8025cc6e</text:p>
          </table:table-cell>
          <table:table-cell table:style-name="ce59" table:content-validation-name="val1" office:value-type="string" calcext:value-type="string">
            <text:p>STD</text:p>
          </table:table-cell>
          <table:table-cell office:value-type="string" calcext:value-type="string">
            <text:p>000154</text:p>
          </table:table-cell>
          <table:table-cell office:value-type="string" calcext:value-type="string">
            <text:p>Bolt ISO 4762 M10x6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0x65.FCStd</text:p>
          </table:table-cell>
          <table:table-cell table:formula="of:=HYPERLINK(&quot;components-cad/&quot; &amp; [.J155])" office:value-type="string" office:string-value="components-cad/ISO4762_M10x65.FCStd" calcext:value-type="string">
            <text:p>components-cad/ISO4762_M10x65.FCStd</text:p>
          </table:table-cell>
          <table:table-cell table:style-name="ce59" table:content-validation-name="val3" office:value-type="string" calcext:value-type="string">
            <text:p>89e1cda9-c5eb-4705-86af-b27eace05a4d</text:p>
          </table:table-cell>
          <table:table-cell table:formula="of:=IFERROR(VLOOKUP([.L155];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5fdc1691-66ab-4b93-95b9-ef38ebfe197d</text:p>
          </table:table-cell>
          <table:table-cell table:style-name="ce59" table:content-validation-name="val1" office:value-type="string" calcext:value-type="string">
            <text:p>STD</text:p>
          </table:table-cell>
          <table:table-cell office:value-type="string" calcext:value-type="string">
            <text:p>000155</text:p>
          </table:table-cell>
          <table:table-cell office:value-type="string" calcext:value-type="string">
            <text:p>Bolt ISO 4762 M10x7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0x70.FCStd</text:p>
          </table:table-cell>
          <table:table-cell table:formula="of:=HYPERLINK(&quot;components-cad/&quot; &amp; [.J156])" office:value-type="string" office:string-value="components-cad/ISO4762_M10x70.FCStd" calcext:value-type="string">
            <text:p>components-cad/ISO4762_M10x70.FCStd</text:p>
          </table:table-cell>
          <table:table-cell table:style-name="ce59" table:content-validation-name="val3" office:value-type="string" calcext:value-type="string">
            <text:p>89e1cda9-c5eb-4705-86af-b27eace05a4d</text:p>
          </table:table-cell>
          <table:table-cell table:formula="of:=IFERROR(VLOOKUP([.L156];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c2ca9087-8c06-440e-804e-6bfaf4d5a506</text:p>
          </table:table-cell>
          <table:table-cell table:style-name="ce59" table:content-validation-name="val1" office:value-type="string" calcext:value-type="string">
            <text:p>STD</text:p>
          </table:table-cell>
          <table:table-cell office:value-type="string" calcext:value-type="string">
            <text:p>000156</text:p>
          </table:table-cell>
          <table:table-cell office:value-type="string" calcext:value-type="string">
            <text:p>Bolt ISO 4762 M10x7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0x75.FCStd</text:p>
          </table:table-cell>
          <table:table-cell table:formula="of:=HYPERLINK(&quot;components-cad/&quot; &amp; [.J157])" office:value-type="string" office:string-value="components-cad/ISO4762_M10x75.FCStd" calcext:value-type="string">
            <text:p>components-cad/ISO4762_M10x75.FCStd</text:p>
          </table:table-cell>
          <table:table-cell table:style-name="ce59" table:content-validation-name="val3" office:value-type="string" calcext:value-type="string">
            <text:p>89e1cda9-c5eb-4705-86af-b27eace05a4d</text:p>
          </table:table-cell>
          <table:table-cell table:formula="of:=IFERROR(VLOOKUP([.L157];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384fbbf8-680a-43e9-97ea-79a27db8ae68</text:p>
          </table:table-cell>
          <table:table-cell table:style-name="ce59" table:content-validation-name="val1" office:value-type="string" calcext:value-type="string">
            <text:p>STD</text:p>
          </table:table-cell>
          <table:table-cell office:value-type="string" calcext:value-type="string">
            <text:p>000157</text:p>
          </table:table-cell>
          <table:table-cell office:value-type="string" calcext:value-type="string">
            <text:p>Bolt ISO 4762 M10x8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0x80.FCStd</text:p>
          </table:table-cell>
          <table:table-cell table:formula="of:=HYPERLINK(&quot;components-cad/&quot; &amp; [.J158])" office:value-type="string" office:string-value="components-cad/ISO4762_M10x80.FCStd" calcext:value-type="string">
            <text:p>components-cad/ISO4762_M10x80.FCStd</text:p>
          </table:table-cell>
          <table:table-cell table:style-name="ce59" table:content-validation-name="val3" office:value-type="string" calcext:value-type="string">
            <text:p>89e1cda9-c5eb-4705-86af-b27eace05a4d</text:p>
          </table:table-cell>
          <table:table-cell table:formula="of:=IFERROR(VLOOKUP([.L158];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af516f4f-05b7-4df1-98cc-a9246988a4dc</text:p>
          </table:table-cell>
          <table:table-cell table:style-name="ce59" table:content-validation-name="val1" office:value-type="string" calcext:value-type="string">
            <text:p>STD</text:p>
          </table:table-cell>
          <table:table-cell office:value-type="string" calcext:value-type="string">
            <text:p>000158</text:p>
          </table:table-cell>
          <table:table-cell office:value-type="string" calcext:value-type="string">
            <text:p>Bolt ISO 4762 M10x10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0x100.FCStd</text:p>
          </table:table-cell>
          <table:table-cell table:formula="of:=HYPERLINK(&quot;components-cad/&quot; &amp; [.J159])" office:value-type="string" office:string-value="components-cad/ISO4762_M10x100.FCStd" calcext:value-type="string">
            <text:p>components-cad/ISO4762_M10x100.FCStd</text:p>
          </table:table-cell>
          <table:table-cell table:style-name="ce59" table:content-validation-name="val3" office:value-type="string" calcext:value-type="string">
            <text:p>89e1cda9-c5eb-4705-86af-b27eace05a4d</text:p>
          </table:table-cell>
          <table:table-cell table:formula="of:=IFERROR(VLOOKUP([.L159];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dc796f0e-d6f4-4bbc-b8a5-77f1c07be99e</text:p>
          </table:table-cell>
          <table:table-cell table:style-name="ce59" table:content-validation-name="val1" office:value-type="string" calcext:value-type="string">
            <text:p>STD</text:p>
          </table:table-cell>
          <table:table-cell office:value-type="string" calcext:value-type="string">
            <text:p>000159</text:p>
          </table:table-cell>
          <table:table-cell office:value-type="string" calcext:value-type="string">
            <text:p>Bolt ISO 4762 M12x2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2x20.FCStd</text:p>
          </table:table-cell>
          <table:table-cell table:formula="of:=HYPERLINK(&quot;components-cad/&quot; &amp; [.J160])" office:value-type="string" office:string-value="components-cad/ISO4762_M12x20.FCStd" calcext:value-type="string">
            <text:p>components-cad/ISO4762_M12x20.FCStd</text:p>
          </table:table-cell>
          <table:table-cell table:style-name="ce59" table:content-validation-name="val3" office:value-type="string" calcext:value-type="string">
            <text:p>89e1cda9-c5eb-4705-86af-b27eace05a4d</text:p>
          </table:table-cell>
          <table:table-cell table:formula="of:=IFERROR(VLOOKUP([.L160];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d3d0d950-ea22-49b8-b710-b70cb9d6d54d</text:p>
          </table:table-cell>
          <table:table-cell table:style-name="ce59" table:content-validation-name="val1" office:value-type="string" calcext:value-type="string">
            <text:p>STD</text:p>
          </table:table-cell>
          <table:table-cell office:value-type="string" calcext:value-type="string">
            <text:p>000160</text:p>
          </table:table-cell>
          <table:table-cell office:value-type="string" calcext:value-type="string">
            <text:p>Bolt ISO 4762 M12x2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2x25.FCStd</text:p>
          </table:table-cell>
          <table:table-cell table:formula="of:=HYPERLINK(&quot;components-cad/&quot; &amp; [.J161])" office:value-type="string" office:string-value="components-cad/ISO4762_M12x25.FCStd" calcext:value-type="string">
            <text:p>components-cad/ISO4762_M12x25.FCStd</text:p>
          </table:table-cell>
          <table:table-cell table:style-name="ce59" table:content-validation-name="val3" office:value-type="string" calcext:value-type="string">
            <text:p>89e1cda9-c5eb-4705-86af-b27eace05a4d</text:p>
          </table:table-cell>
          <table:table-cell table:formula="of:=IFERROR(VLOOKUP([.L161];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9ebf0575-244e-4c32-af81-f25137658a08</text:p>
          </table:table-cell>
          <table:table-cell table:style-name="ce59" table:content-validation-name="val1" office:value-type="string" calcext:value-type="string">
            <text:p>STD</text:p>
          </table:table-cell>
          <table:table-cell office:value-type="string" calcext:value-type="string">
            <text:p>000161</text:p>
          </table:table-cell>
          <table:table-cell office:value-type="string" calcext:value-type="string">
            <text:p>Bolt ISO 4762 M12x3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2x30.FCStd</text:p>
          </table:table-cell>
          <table:table-cell table:formula="of:=HYPERLINK(&quot;components-cad/&quot; &amp; [.J162])" office:value-type="string" office:string-value="components-cad/ISO4762_M12x30.FCStd" calcext:value-type="string">
            <text:p>components-cad/ISO4762_M12x30.FCStd</text:p>
          </table:table-cell>
          <table:table-cell table:style-name="ce59" table:content-validation-name="val3" office:value-type="string" calcext:value-type="string">
            <text:p>89e1cda9-c5eb-4705-86af-b27eace05a4d</text:p>
          </table:table-cell>
          <table:table-cell table:formula="of:=IFERROR(VLOOKUP([.L162];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fe48d365-a7eb-407b-a2d0-b4a3a2089a8e</text:p>
          </table:table-cell>
          <table:table-cell table:style-name="ce59" table:content-validation-name="val1" office:value-type="string" calcext:value-type="string">
            <text:p>STD</text:p>
          </table:table-cell>
          <table:table-cell office:value-type="string" calcext:value-type="string">
            <text:p>000162</text:p>
          </table:table-cell>
          <table:table-cell office:value-type="string" calcext:value-type="string">
            <text:p>Bolt ISO 4762 M12x3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2x35.FCStd</text:p>
          </table:table-cell>
          <table:table-cell table:formula="of:=HYPERLINK(&quot;components-cad/&quot; &amp; [.J163])" office:value-type="string" office:string-value="components-cad/ISO4762_M12x35.FCStd" calcext:value-type="string">
            <text:p>components-cad/ISO4762_M12x35.FCStd</text:p>
          </table:table-cell>
          <table:table-cell table:style-name="ce59" table:content-validation-name="val3" office:value-type="string" calcext:value-type="string">
            <text:p>89e1cda9-c5eb-4705-86af-b27eace05a4d</text:p>
          </table:table-cell>
          <table:table-cell table:formula="of:=IFERROR(VLOOKUP([.L163];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0ba985fe-2ca1-49f4-b8c6-e18a68801420</text:p>
          </table:table-cell>
          <table:table-cell table:style-name="ce59" table:content-validation-name="val1" office:value-type="string" calcext:value-type="string">
            <text:p>STD</text:p>
          </table:table-cell>
          <table:table-cell office:value-type="string" calcext:value-type="string">
            <text:p>000163</text:p>
          </table:table-cell>
          <table:table-cell office:value-type="string" calcext:value-type="string">
            <text:p>Bolt ISO 4762 M12x4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2x40.FCStd</text:p>
          </table:table-cell>
          <table:table-cell table:formula="of:=HYPERLINK(&quot;components-cad/&quot; &amp; [.J164])" office:value-type="string" office:string-value="components-cad/ISO4762_M12x40.FCStd" calcext:value-type="string">
            <text:p>components-cad/ISO4762_M12x40.FCStd</text:p>
          </table:table-cell>
          <table:table-cell table:style-name="ce59" table:content-validation-name="val3" office:value-type="string" calcext:value-type="string">
            <text:p>89e1cda9-c5eb-4705-86af-b27eace05a4d</text:p>
          </table:table-cell>
          <table:table-cell table:formula="of:=IFERROR(VLOOKUP([.L164];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81a2688b-38ef-4d65-a6a5-70ac4569d75d</text:p>
          </table:table-cell>
          <table:table-cell table:style-name="ce59" table:content-validation-name="val1" office:value-type="string" calcext:value-type="string">
            <text:p>STD</text:p>
          </table:table-cell>
          <table:table-cell office:value-type="string" calcext:value-type="string">
            <text:p>000164</text:p>
          </table:table-cell>
          <table:table-cell office:value-type="string" calcext:value-type="string">
            <text:p>Bolt ISO 4762 M12x4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2x45.FCStd</text:p>
          </table:table-cell>
          <table:table-cell table:formula="of:=HYPERLINK(&quot;components-cad/&quot; &amp; [.J165])" office:value-type="string" office:string-value="components-cad/ISO4762_M12x45.FCStd" calcext:value-type="string">
            <text:p>components-cad/ISO4762_M12x45.FCStd</text:p>
          </table:table-cell>
          <table:table-cell table:style-name="ce59" table:content-validation-name="val3" office:value-type="string" calcext:value-type="string">
            <text:p>89e1cda9-c5eb-4705-86af-b27eace05a4d</text:p>
          </table:table-cell>
          <table:table-cell table:formula="of:=IFERROR(VLOOKUP([.L165];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d99f18c1-e37c-4e26-be13-eefc2d6afa63</text:p>
          </table:table-cell>
          <table:table-cell table:style-name="ce59" table:content-validation-name="val1" office:value-type="string" calcext:value-type="string">
            <text:p>STD</text:p>
          </table:table-cell>
          <table:table-cell office:value-type="string" calcext:value-type="string">
            <text:p>000165</text:p>
          </table:table-cell>
          <table:table-cell office:value-type="string" calcext:value-type="string">
            <text:p>Bolt ISO 4762 M12x5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2x50.FCStd</text:p>
          </table:table-cell>
          <table:table-cell table:formula="of:=HYPERLINK(&quot;components-cad/&quot; &amp; [.J166])" office:value-type="string" office:string-value="components-cad/ISO4762_M12x50.FCStd" calcext:value-type="string">
            <text:p>components-cad/ISO4762_M12x50.FCStd</text:p>
          </table:table-cell>
          <table:table-cell table:style-name="ce59" table:content-validation-name="val3" office:value-type="string" calcext:value-type="string">
            <text:p>89e1cda9-c5eb-4705-86af-b27eace05a4d</text:p>
          </table:table-cell>
          <table:table-cell table:formula="of:=IFERROR(VLOOKUP([.L166];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083a111a-c3d7-45fb-9f42-7afa7fed4817</text:p>
          </table:table-cell>
          <table:table-cell table:style-name="ce59" table:content-validation-name="val1" office:value-type="string" calcext:value-type="string">
            <text:p>STD</text:p>
          </table:table-cell>
          <table:table-cell office:value-type="string" calcext:value-type="string">
            <text:p>000166</text:p>
          </table:table-cell>
          <table:table-cell office:value-type="string" calcext:value-type="string">
            <text:p>Bolt ISO 4762 M12x5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2x55.FCStd</text:p>
          </table:table-cell>
          <table:table-cell table:formula="of:=HYPERLINK(&quot;components-cad/&quot; &amp; [.J167])" office:value-type="string" office:string-value="components-cad/ISO4762_M12x55.FCStd" calcext:value-type="string">
            <text:p>components-cad/ISO4762_M12x55.FCStd</text:p>
          </table:table-cell>
          <table:table-cell table:style-name="ce59" table:content-validation-name="val3" office:value-type="string" calcext:value-type="string">
            <text:p>89e1cda9-c5eb-4705-86af-b27eace05a4d</text:p>
          </table:table-cell>
          <table:table-cell table:formula="of:=IFERROR(VLOOKUP([.L167];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a5024fd6-324f-4f2c-a46a-603f3d5fd1d7</text:p>
          </table:table-cell>
          <table:table-cell table:style-name="ce59" table:content-validation-name="val1" office:value-type="string" calcext:value-type="string">
            <text:p>STD</text:p>
          </table:table-cell>
          <table:table-cell office:value-type="string" calcext:value-type="string">
            <text:p>000167</text:p>
          </table:table-cell>
          <table:table-cell office:value-type="string" calcext:value-type="string">
            <text:p>Bolt ISO 4762 M12x6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2x60.FCStd</text:p>
          </table:table-cell>
          <table:table-cell table:formula="of:=HYPERLINK(&quot;components-cad/&quot; &amp; [.J168])" office:value-type="string" office:string-value="components-cad/ISO4762_M12x60.FCStd" calcext:value-type="string">
            <text:p>components-cad/ISO4762_M12x60.FCStd</text:p>
          </table:table-cell>
          <table:table-cell table:style-name="ce59" table:content-validation-name="val3" office:value-type="string" calcext:value-type="string">
            <text:p>89e1cda9-c5eb-4705-86af-b27eace05a4d</text:p>
          </table:table-cell>
          <table:table-cell table:formula="of:=IFERROR(VLOOKUP([.L168];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0de73eba-8a97-4caf-a620-1d7342ec0993</text:p>
          </table:table-cell>
          <table:table-cell table:style-name="ce59" table:content-validation-name="val1" office:value-type="string" calcext:value-type="string">
            <text:p>STD</text:p>
          </table:table-cell>
          <table:table-cell office:value-type="string" calcext:value-type="string">
            <text:p>000168</text:p>
          </table:table-cell>
          <table:table-cell office:value-type="string" calcext:value-type="string">
            <text:p>Bolt ISO 4762 M12x6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2x65.FCStd</text:p>
          </table:table-cell>
          <table:table-cell table:formula="of:=HYPERLINK(&quot;components-cad/&quot; &amp; [.J169])" office:value-type="string" office:string-value="components-cad/ISO4762_M12x65.FCStd" calcext:value-type="string">
            <text:p>components-cad/ISO4762_M12x65.FCStd</text:p>
          </table:table-cell>
          <table:table-cell table:style-name="ce59" table:content-validation-name="val3" office:value-type="string" calcext:value-type="string">
            <text:p>89e1cda9-c5eb-4705-86af-b27eace05a4d</text:p>
          </table:table-cell>
          <table:table-cell table:formula="of:=IFERROR(VLOOKUP([.L169];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f9d96345-908d-4fbb-bff5-07fd8599609f</text:p>
          </table:table-cell>
          <table:table-cell table:style-name="ce59" table:content-validation-name="val1" office:value-type="string" calcext:value-type="string">
            <text:p>STD</text:p>
          </table:table-cell>
          <table:table-cell office:value-type="string" calcext:value-type="string">
            <text:p>000169</text:p>
          </table:table-cell>
          <table:table-cell office:value-type="string" calcext:value-type="string">
            <text:p>Bolt ISO 4762 M12x7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2x70.FCStd</text:p>
          </table:table-cell>
          <table:table-cell table:formula="of:=HYPERLINK(&quot;components-cad/&quot; &amp; [.J170])" office:value-type="string" office:string-value="components-cad/ISO4762_M12x70.FCStd" calcext:value-type="string">
            <text:p>components-cad/ISO4762_M12x70.FCStd</text:p>
          </table:table-cell>
          <table:table-cell table:style-name="ce59" table:content-validation-name="val3" office:value-type="string" calcext:value-type="string">
            <text:p>89e1cda9-c5eb-4705-86af-b27eace05a4d</text:p>
          </table:table-cell>
          <table:table-cell table:formula="of:=IFERROR(VLOOKUP([.L170];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d135602d-abaf-4370-86bd-4544448e1e52</text:p>
          </table:table-cell>
          <table:table-cell table:style-name="ce59" table:content-validation-name="val1" office:value-type="string" calcext:value-type="string">
            <text:p>STD</text:p>
          </table:table-cell>
          <table:table-cell office:value-type="string" calcext:value-type="string">
            <text:p>000170</text:p>
          </table:table-cell>
          <table:table-cell office:value-type="string" calcext:value-type="string">
            <text:p>Bolt ISO 4762 M12x7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2x75.FCStd</text:p>
          </table:table-cell>
          <table:table-cell table:formula="of:=HYPERLINK(&quot;components-cad/&quot; &amp; [.J171])" office:value-type="string" office:string-value="components-cad/ISO4762_M12x75.FCStd" calcext:value-type="string">
            <text:p>components-cad/ISO4762_M12x75.FCStd</text:p>
          </table:table-cell>
          <table:table-cell table:style-name="ce59" table:content-validation-name="val3" office:value-type="string" calcext:value-type="string">
            <text:p>89e1cda9-c5eb-4705-86af-b27eace05a4d</text:p>
          </table:table-cell>
          <table:table-cell table:formula="of:=IFERROR(VLOOKUP([.L171];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3f7546ac-6b88-4f2c-9419-22102d5b4c6c</text:p>
          </table:table-cell>
          <table:table-cell table:style-name="ce59" table:content-validation-name="val1" office:value-type="string" calcext:value-type="string">
            <text:p>STD</text:p>
          </table:table-cell>
          <table:table-cell office:value-type="string" calcext:value-type="string">
            <text:p>000171</text:p>
          </table:table-cell>
          <table:table-cell office:value-type="string" calcext:value-type="string">
            <text:p>Bolt ISO 4762 M12x8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2x80.FCStd</text:p>
          </table:table-cell>
          <table:table-cell table:formula="of:=HYPERLINK(&quot;components-cad/&quot; &amp; [.J172])" office:value-type="string" office:string-value="components-cad/ISO4762_M12x80.FCStd" calcext:value-type="string">
            <text:p>components-cad/ISO4762_M12x80.FCStd</text:p>
          </table:table-cell>
          <table:table-cell table:style-name="ce59" table:content-validation-name="val3" office:value-type="string" calcext:value-type="string">
            <text:p>89e1cda9-c5eb-4705-86af-b27eace05a4d</text:p>
          </table:table-cell>
          <table:table-cell table:formula="of:=IFERROR(VLOOKUP([.L172];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fb4222fe-902b-4edf-a5d9-e037996c1f3d</text:p>
          </table:table-cell>
          <table:table-cell table:style-name="ce59" table:content-validation-name="val1" office:value-type="string" calcext:value-type="string">
            <text:p>STD</text:p>
          </table:table-cell>
          <table:table-cell office:value-type="string" calcext:value-type="string">
            <text:p>000172</text:p>
          </table:table-cell>
          <table:table-cell office:value-type="string" calcext:value-type="string">
            <text:p>Bolt ISO 4762 M12x10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2x100.FCStd</text:p>
          </table:table-cell>
          <table:table-cell table:formula="of:=HYPERLINK(&quot;components-cad/&quot; &amp; [.J173])" office:value-type="string" office:string-value="components-cad/ISO4762_M12x100.FCStd" calcext:value-type="string">
            <text:p>components-cad/ISO4762_M12x100.FCStd</text:p>
          </table:table-cell>
          <table:table-cell table:style-name="ce59" table:content-validation-name="val3" office:value-type="string" calcext:value-type="string">
            <text:p>89e1cda9-c5eb-4705-86af-b27eace05a4d</text:p>
          </table:table-cell>
          <table:table-cell table:formula="of:=IFERROR(VLOOKUP([.L173];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38f0e6a3-a3b0-41a5-8dc2-21c0497eddeb</text:p>
          </table:table-cell>
          <table:table-cell table:style-name="ce59" table:content-validation-name="val1" office:value-type="string" calcext:value-type="string">
            <text:p>STD</text:p>
          </table:table-cell>
          <table:table-cell office:value-type="string" calcext:value-type="string">
            <text:p>000173</text:p>
          </table:table-cell>
          <table:table-cell office:value-type="string" calcext:value-type="string">
            <text:p>Bolt ISO 4762 M12x11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2x110.FCStd</text:p>
          </table:table-cell>
          <table:table-cell table:formula="of:=HYPERLINK(&quot;components-cad/&quot; &amp; [.J174])" office:value-type="string" office:string-value="components-cad/ISO4762_M12x110.FCStd" calcext:value-type="string">
            <text:p>components-cad/ISO4762_M12x110.FCStd</text:p>
          </table:table-cell>
          <table:table-cell table:style-name="ce59" table:content-validation-name="val3" office:value-type="string" calcext:value-type="string">
            <text:p>89e1cda9-c5eb-4705-86af-b27eace05a4d</text:p>
          </table:table-cell>
          <table:table-cell table:formula="of:=IFERROR(VLOOKUP([.L174];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bf283d18-de2b-459a-9a5d-e6c2dd14e8b1</text:p>
          </table:table-cell>
          <table:table-cell table:style-name="ce59" table:content-validation-name="val1" office:value-type="string" calcext:value-type="string">
            <text:p>STD</text:p>
          </table:table-cell>
          <table:table-cell office:value-type="string" calcext:value-type="string">
            <text:p>000174</text:p>
          </table:table-cell>
          <table:table-cell office:value-type="string" calcext:value-type="string">
            <text:p>Bolt ISO 4762 M12x12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2x120.FCStd</text:p>
          </table:table-cell>
          <table:table-cell table:formula="of:=HYPERLINK(&quot;components-cad/&quot; &amp; [.J175])" office:value-type="string" office:string-value="components-cad/ISO4762_M12x120.FCStd" calcext:value-type="string">
            <text:p>components-cad/ISO4762_M12x120.FCStd</text:p>
          </table:table-cell>
          <table:table-cell table:style-name="ce59" table:content-validation-name="val3" office:value-type="string" calcext:value-type="string">
            <text:p>89e1cda9-c5eb-4705-86af-b27eace05a4d</text:p>
          </table:table-cell>
          <table:table-cell table:formula="of:=IFERROR(VLOOKUP([.L175];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063ce9cf-7181-44eb-8fc7-b3c76be94146</text:p>
          </table:table-cell>
          <table:table-cell table:style-name="ce59" table:content-validation-name="val1" office:value-type="string" calcext:value-type="string">
            <text:p>MECH</text:p>
          </table:table-cell>
          <table:table-cell office:value-type="string" calcext:value-type="string">
            <text:p>000175</text:p>
          </table:table-cell>
          <table:table-cell office:value-type="string" calcext:value-type="string">
            <text:p>mk Lasche 1 (Serie 60), M12 34.60.0301</text:p>
          </table:table-cell>
          <table:table-cell office:value-type="string" calcext:value-type="string">
            <text:p>Lasche für die Serie 60, 22x22 mm, Gewinde M12, Stahl verzinkt </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34.60.0301.FCStd</text:p>
          </table:table-cell>
          <table:table-cell table:formula="of:=HYPERLINK(&quot;components-cad/&quot; &amp; [.J176])" office:value-type="string" office:string-value="components-cad/mk_34.60.0301.FCStd" calcext:value-type="string">
            <text:p>components-cad/mk_34.60.0301.FCStd</text:p>
          </table:table-cell>
          <table:table-cell table:style-name="ce50" office:value-type="string" calcext:value-type="string">
            <text:p>25a21235-6c6b-4878-8716-5ea914db9d75</text:p>
          </table:table-cell>
          <table:table-cell table:formula="of:=IFERROR(VLOOKUP([.L176];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https://shop.mk-group.com/verbindungselemente/laschen-nutensteine/laschen/406/lasche-1-serie-60-m12</text:p>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4f1ec989-c85d-4741-b77f-c493097783e7</text:p>
          </table:table-cell>
          <table:table-cell table:style-name="ce59" table:content-validation-name="val1" office:value-type="string" calcext:value-type="string">
            <text:p>STD</text:p>
          </table:table-cell>
          <table:table-cell office:value-type="string" calcext:value-type="string">
            <text:p>000176</text:p>
          </table:table-cell>
          <table:table-cell office:value-type="string" calcext:value-type="string">
            <text:p>Washer ISO 7089 M10</text:p>
          </table:table-cell>
          <table:table-cell office:value-type="string" calcext:value-type="string">
            <text:p>A plain (flat) washer for metric series bolts and screw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7089_M10.FCStd</text:p>
          </table:table-cell>
          <table:table-cell table:formula="of:=HYPERLINK(&quot;components-cad/&quot; &amp; [.J177])" office:value-type="string" office:string-value="components-cad/ISO7089_M10.FCStd" calcext:value-type="string">
            <text:p>components-cad/ISO7089_M10.FCStd</text:p>
          </table:table-cell>
          <table:table-cell table:style-name="ce59" table:content-validation-name="val3" office:value-type="string" calcext:value-type="string">
            <text:p>89e1cda9-c5eb-4705-86af-b27eace05a4d</text:p>
          </table:table-cell>
          <table:table-cell table:formula="of:=IFERROR(VLOOKUP([.L177];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f136be20-2eac-4cdc-bf8d-278f2752b0c3</text:p>
          </table:table-cell>
          <table:table-cell table:style-name="ce59" table:content-validation-name="val1" office:value-type="string" calcext:value-type="string">
            <text:p>STD</text:p>
          </table:table-cell>
          <table:table-cell office:value-type="string" calcext:value-type="string">
            <text:p>000177</text:p>
          </table:table-cell>
          <table:table-cell office:value-type="string" calcext:value-type="string">
            <text:p>Washer ISO 7089 M12</text:p>
          </table:table-cell>
          <table:table-cell office:value-type="string" calcext:value-type="string">
            <text:p>A plain (flat) washer for metric series bolts and screw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7089_M12.FCStd</text:p>
          </table:table-cell>
          <table:table-cell table:formula="of:=HYPERLINK(&quot;components-cad/&quot; &amp; [.J178])" office:value-type="string" office:string-value="components-cad/ISO7089_M12.FCStd" calcext:value-type="string">
            <text:p>components-cad/ISO7089_M12.FCStd</text:p>
          </table:table-cell>
          <table:table-cell table:style-name="ce59" table:content-validation-name="val3" office:value-type="string" calcext:value-type="string">
            <text:p>89e1cda9-c5eb-4705-86af-b27eace05a4d</text:p>
          </table:table-cell>
          <table:table-cell table:formula="of:=IFERROR(VLOOKUP([.L178];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8f3b3191-d311-4759-b930-1bda86b049af</text:p>
          </table:table-cell>
          <table:table-cell table:style-name="ce59" table:content-validation-name="val1" office:value-type="string" calcext:value-type="string">
            <text:p>STD</text:p>
          </table:table-cell>
          <table:table-cell office:value-type="string" calcext:value-type="string">
            <text:p>000178</text:p>
          </table:table-cell>
          <table:table-cell office:value-type="string" calcext:value-type="string">
            <text:p>Nut DIN 934 M10</text:p>
          </table:table-cell>
          <table:table-cell office:value-type="string" calcext:value-type="string">
            <text:p>A hexagon nut with metric thread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DIN934_M10.FCStd</text:p>
          </table:table-cell>
          <table:table-cell table:formula="of:=HYPERLINK(&quot;components-cad/&quot; &amp; [.J179])" office:value-type="string" office:string-value="components-cad/DIN934_M10.FCStd" calcext:value-type="string">
            <text:p>components-cad/DIN934_M10.FCStd</text:p>
          </table:table-cell>
          <table:table-cell table:style-name="ce59" table:content-validation-name="val3" office:value-type="string" calcext:value-type="string">
            <text:p>89e1cda9-c5eb-4705-86af-b27eace05a4d</text:p>
          </table:table-cell>
          <table:table-cell table:formula="of:=IFERROR(VLOOKUP([.L179];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4a41bb44-ee53-434a-934e-731d52cc23db</text:p>
          </table:table-cell>
          <table:table-cell table:style-name="ce59" table:content-validation-name="val1" office:value-type="string" calcext:value-type="string">
            <text:p>STD</text:p>
          </table:table-cell>
          <table:table-cell office:value-type="string" calcext:value-type="string">
            <text:p>000179</text:p>
          </table:table-cell>
          <table:table-cell office:value-type="string" calcext:value-type="string">
            <text:p>Nut DIN 934 M12</text:p>
          </table:table-cell>
          <table:table-cell office:value-type="string" calcext:value-type="string">
            <text:p>A hexagon nut with metric thread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DIN934_M12.FCStd</text:p>
          </table:table-cell>
          <table:table-cell table:formula="of:=HYPERLINK(&quot;components-cad/&quot; &amp; [.J180])" office:value-type="string" office:string-value="components-cad/DIN934_M12.FCStd" calcext:value-type="string">
            <text:p>components-cad/DIN934_M12.FCStd</text:p>
          </table:table-cell>
          <table:table-cell table:style-name="ce59" table:content-validation-name="val3" office:value-type="string" calcext:value-type="string">
            <text:p>89e1cda9-c5eb-4705-86af-b27eace05a4d</text:p>
          </table:table-cell>
          <table:table-cell table:formula="of:=IFERROR(VLOOKUP([.L180];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2998cbe0-511b-4f4e-b655-780b8e6df529</text:p>
          </table:table-cell>
          <table:table-cell table:style-name="ce59" table:content-validation-name="val1" office:value-type="string" calcext:value-type="string">
            <text:p>MECH</text:p>
          </table:table-cell>
          <table:table-cell office:value-type="string" calcext:value-type="string">
            <text:p>000180</text:p>
          </table:table-cell>
          <table:table-cell office:value-type="string" calcext:value-type="string">
            <text:p>Mounting base plate 680x780 for aluminum frame</text:p>
          </table:table-cell>
          <table:table-cell office:value-type="string" calcext:value-type="string">
            <text:p>A mounting base plate for aluminum frame, where components can be assembled onto i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ounting_base_plate_680_780.FCStd</text:p>
          </table:table-cell>
          <table:table-cell table:formula="of:=HYPERLINK(&quot;components-cad/&quot; &amp; [.J181])" office:value-type="string" office:string-value="components-cad/mounting_base_plate_680_780.FCStd" calcext:value-type="string">
            <text:p>components-cad/mounting_base_plate_680_780.FCStd</text:p>
          </table:table-cell>
          <table:table-cell table:style-name="ce58" office:value-type="string" calcext:value-type="string">
            <text:p>f6e7fa76-e9f0-40d4-88d0-faba2831f6d8</text:p>
          </table:table-cell>
          <table:table-cell table:formula="of:=IFERROR(VLOOKUP([.L181]; [$suppliers.$A$1:$suppliers.$Z$1000]; 2; 0); &quot;Enter a valid uuid in the supplier_uuid column&quot;)" office:value-type="string" office:string-value="ALSADO Inh. Aleksander Sadowski" calcext:value-type="string">
            <text:p>ALSADO Inh. Aleksander Sadowski</text:p>
          </table:table-cell>
          <table:table-cell/>
          <table:table-cell office:value-type="float" office:value="300" calcext:value-type="float">
            <text:p>300,00</text:p>
          </table:table-cell>
          <table:table-cell office:value-type="string" calcext:value-type="string">
            <text:p>EUR</text:p>
          </table:table-cell>
          <table:table-cell table:number-columns-repeated="1008"/>
        </table:table-row>
        <table:table-row table:style-name="ro1">
          <table:table-cell office:value-type="string" calcext:value-type="string">
            <text:p>f9895a08-6e35-4ef6-9b52-2aa5f8bfeaed</text:p>
          </table:table-cell>
          <table:table-cell table:style-name="ce59" table:content-validation-name="val1" office:value-type="string" calcext:value-type="string">
            <text:p>MECH</text:p>
          </table:table-cell>
          <table:table-cell office:value-type="string" calcext:value-type="string">
            <text:p>000181</text:p>
          </table:table-cell>
          <table:table-cell office:value-type="string" calcext:value-type="string">
            <text:p>Workpiece plate 300x400</text:p>
          </table:table-cell>
          <table:table-cell office:value-type="string" calcext:value-type="string">
            <text:p>A plate for storing workpiece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table:style-name="Default" office:value-type="string" calcext:value-type="string">
            <text:p>workpiece_plate_300_400.FCStd</text:p>
          </table:table-cell>
          <table:table-cell table:formula="of:=HYPERLINK(&quot;components-cad/&quot; &amp; [.J182])" office:value-type="string" office:string-value="components-cad/workpiece_plate_300_400.FCStd" calcext:value-type="string">
            <text:p>components-cad/workpiece_plate_300_400.FCStd</text:p>
          </table:table-cell>
          <table:table-cell table:style-name="ce58" office:value-type="string" calcext:value-type="string">
            <text:p>f6e7fa76-e9f0-40d4-88d0-faba2831f6d8</text:p>
          </table:table-cell>
          <table:table-cell table:formula="of:=IFERROR(VLOOKUP([.L182]; [$suppliers.$A$1:$suppliers.$Z$1000]; 2; 0); &quot;Enter a valid uuid in the supplier_uuid column&quot;)" office:value-type="string" office:string-value="ALSADO Inh. Aleksander Sadowski" calcext:value-type="string">
            <text:p>ALSADO Inh. Aleksander Sadowski</text:p>
          </table:table-cell>
          <table:table-cell/>
          <table:table-cell office:value-type="float" office:value="200" calcext:value-type="float">
            <text:p>200,00</text:p>
          </table:table-cell>
          <table:table-cell office:value-type="string" calcext:value-type="string">
            <text:p>EUR</text:p>
          </table:table-cell>
          <table:table-cell table:number-columns-repeated="1008"/>
        </table:table-row>
        <table:table-row table:style-name="ro1">
          <table:table-cell office:value-type="string" calcext:value-type="string">
            <text:p>06e203ed-edec-4471-9a02-038b5062aa33</text:p>
          </table:table-cell>
          <table:table-cell table:style-name="ce59" table:content-validation-name="val1" office:value-type="string" calcext:value-type="string">
            <text:p>MECH</text:p>
          </table:table-cell>
          <table:table-cell office:value-type="string" calcext:value-type="string">
            <text:p>000182</text:p>
          </table:table-cell>
          <table:table-cell office:value-type="string" calcext:value-type="string">
            <text:p>Ball lead screw SFU1204 200 mm</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table:style-name="Default" office:value-type="string" calcext:value-type="string">
            <text:p>SFU1204_200.FCStd</text:p>
          </table:table-cell>
          <table:table-cell table:formula="of:=HYPERLINK(&quot;components-cad/&quot; &amp; [.J183])" office:value-type="string" office:string-value="components-cad/SFU1204_200.FCStd" calcext:value-type="string">
            <text:p>components-cad/SFU1204_200.FCStd</text:p>
          </table:table-cell>
          <table:table-cell table:style-name="ce50" office:value-type="string" calcext:value-type="string">
            <text:p>2f6a25b9-b96c-4135-b468-737c9e7ee1a6</text:p>
          </table:table-cell>
          <table:table-cell table:formula="of:=IFERROR(VLOOKUP([.L183];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4058956836.html?spm=a2g0o.detail.pcDetailTopMoreOtherSeller.6.319b2nnA2nnAsN&amp;gps-id=pcDetailTopMoreOtherSeller&amp;scm=1007.14452.396806.0&amp;scm_id=1007.14452.396806.0&amp;scm-url=1007.14452.396806.0&amp;pvid=98539b26-fea0-40fe-ae7c-6fa8721a3990&amp;_t=gps-id:pcDetailTopMoreOtherSeller,scm-url:1007.14452.396806.0,pvid:98539b26-fea0-40fe-ae7c-6fa8721a3990,tpp_buckets:668%232846%238107%231934&amp;pdp_ext_f=%7B%22order%22%3A%2273%22%2C%22eval%22%3A%221%22%2C%22sceneId%22%3A%2230050%22%2C%22fromPage%22%3A%22recommend%22%7D&amp;pdp_npi=6%40dis%21EUR%2156.48%2124.39%21%21%2163.75%2127.53%21%40210384b917627735736067700e243a%2112000027894548226%21rec%21DE%21%21ABXZ%211%210%21n_tag%3A-29910%3Bd%3A80fcda6b%3Bm03_new_user%3A-29895%3BpisId%3A5000000187464811&amp;utparam-url=scene%3ApcDetailTopMoreOtherSeller%7Cquery_from%3A%7Cx_object_id%3A1005004058956836%7C_p_origin_prod%3A&amp;search_p4p_id=202511100319336571697635578102583162_1</text:p>
          </table:table-cell>
          <table:table-cell office:value-type="float" office:value="12" calcext:value-type="float">
            <text:p>12,00</text:p>
          </table:table-cell>
          <table:table-cell office:value-type="string" calcext:value-type="string">
            <text:p>EUR</text:p>
          </table:table-cell>
          <table:table-cell table:number-columns-repeated="1008"/>
        </table:table-row>
        <table:table-row table:style-name="ro1">
          <table:table-cell office:value-type="string" calcext:value-type="string">
            <text:p>e30ad02c-1e80-44be-ada7-def1f018b26f</text:p>
          </table:table-cell>
          <table:table-cell table:style-name="ce59" table:content-validation-name="val1" office:value-type="string" calcext:value-type="string">
            <text:p>MECH</text:p>
          </table:table-cell>
          <table:table-cell office:value-type="string" calcext:value-type="string">
            <text:p>000183</text:p>
          </table:table-cell>
          <table:table-cell office:value-type="string" calcext:value-type="string">
            <text:p>Ball lead screw SFU1204 250 mm</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table:style-name="Default" office:value-type="string" calcext:value-type="string">
            <text:p>SFU1204_250.FCStd</text:p>
          </table:table-cell>
          <table:table-cell table:formula="of:=HYPERLINK(&quot;components-cad/&quot; &amp; [.J184])" office:value-type="string" office:string-value="components-cad/SFU1204_250.FCStd" calcext:value-type="string">
            <text:p>components-cad/SFU1204_250.FCStd</text:p>
          </table:table-cell>
          <table:table-cell table:style-name="ce50" office:value-type="string" calcext:value-type="string">
            <text:p>2f6a25b9-b96c-4135-b468-737c9e7ee1a6</text:p>
          </table:table-cell>
          <table:table-cell table:formula="of:=IFERROR(VLOOKUP([.L184];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4058956836.html?spm=a2g0o.detail.pcDetailTopMoreOtherSeller.6.319b2nnA2nnAsN&amp;gps-id=pcDetailTopMoreOtherSeller&amp;scm=1007.14452.396806.0&amp;scm_id=1007.14452.396806.0&amp;scm-url=1007.14452.396806.0&amp;pvid=98539b26-fea0-40fe-ae7c-6fa8721a3990&amp;_t=gps-id:pcDetailTopMoreOtherSeller,scm-url:1007.14452.396806.0,pvid:98539b26-fea0-40fe-ae7c-6fa8721a3990,tpp_buckets:668%232846%238107%231934&amp;pdp_ext_f=%7B%22order%22%3A%2273%22%2C%22eval%22%3A%221%22%2C%22sceneId%22%3A%2230050%22%2C%22fromPage%22%3A%22recommend%22%7D&amp;pdp_npi=6%40dis%21EUR%2156.48%2124.39%21%21%2163.75%2127.53%21%40210384b917627735736067700e243a%2112000027894548226%21rec%21DE%21%21ABXZ%211%210%21n_tag%3A-29910%3Bd%3A80fcda6b%3Bm03_new_user%3A-29895%3BpisId%3A5000000187464811&amp;utparam-url=scene%3ApcDetailTopMoreOtherSeller%7Cquery_from%3A%7Cx_object_id%3A1005004058956836%7C_p_origin_prod%3A&amp;search_p4p_id=202511100319336571697635578102583162_1</text:p>
          </table:table-cell>
          <table:table-cell office:value-type="float" office:value="13" calcext:value-type="float">
            <text:p>13,00</text:p>
          </table:table-cell>
          <table:table-cell office:value-type="string" calcext:value-type="string">
            <text:p>EUR</text:p>
          </table:table-cell>
          <table:table-cell table:number-columns-repeated="1008"/>
        </table:table-row>
        <table:table-row table:style-name="ro1">
          <table:table-cell office:value-type="string" calcext:value-type="string">
            <text:p>3b090ad7-acdf-4a6b-815d-2ecbfdf84533</text:p>
          </table:table-cell>
          <table:table-cell table:style-name="ce59" table:content-validation-name="val1" office:value-type="string" calcext:value-type="string">
            <text:p>MECH</text:p>
          </table:table-cell>
          <table:table-cell office:value-type="string" calcext:value-type="string">
            <text:p>000184</text:p>
          </table:table-cell>
          <table:table-cell office:value-type="string" calcext:value-type="string">
            <text:p>Ball lead screw SFU1204 300 mm</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table:style-name="Default" office:value-type="string" calcext:value-type="string">
            <text:p>SFU1204_300.FCStd</text:p>
          </table:table-cell>
          <table:table-cell table:formula="of:=HYPERLINK(&quot;components-cad/&quot; &amp; [.J185])" office:value-type="string" office:string-value="components-cad/SFU1204_300.FCStd" calcext:value-type="string">
            <text:p>components-cad/SFU1204_300.FCStd</text:p>
          </table:table-cell>
          <table:table-cell table:style-name="ce50" office:value-type="string" calcext:value-type="string">
            <text:p>2f6a25b9-b96c-4135-b468-737c9e7ee1a6</text:p>
          </table:table-cell>
          <table:table-cell table:formula="of:=IFERROR(VLOOKUP([.L185];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4058956836.html?spm=a2g0o.detail.pcDetailTopMoreOtherSeller.6.319b2nnA2nnAsN&amp;gps-id=pcDetailTopMoreOtherSeller&amp;scm=1007.14452.396806.0&amp;scm_id=1007.14452.396806.0&amp;scm-url=1007.14452.396806.0&amp;pvid=98539b26-fea0-40fe-ae7c-6fa8721a3990&amp;_t=gps-id:pcDetailTopMoreOtherSeller,scm-url:1007.14452.396806.0,pvid:98539b26-fea0-40fe-ae7c-6fa8721a3990,tpp_buckets:668%232846%238107%231934&amp;pdp_ext_f=%7B%22order%22%3A%2273%22%2C%22eval%22%3A%221%22%2C%22sceneId%22%3A%2230050%22%2C%22fromPage%22%3A%22recommend%22%7D&amp;pdp_npi=6%40dis%21EUR%2156.48%2124.39%21%21%2163.75%2127.53%21%40210384b917627735736067700e243a%2112000027894548226%21rec%21DE%21%21ABXZ%211%210%21n_tag%3A-29910%3Bd%3A80fcda6b%3Bm03_new_user%3A-29895%3BpisId%3A5000000187464811&amp;utparam-url=scene%3ApcDetailTopMoreOtherSeller%7Cquery_from%3A%7Cx_object_id%3A1005004058956836%7C_p_origin_prod%3A&amp;search_p4p_id=202511100319336571697635578102583162_1</text:p>
          </table:table-cell>
          <table:table-cell office:value-type="float" office:value="14" calcext:value-type="float">
            <text:p>14,00</text:p>
          </table:table-cell>
          <table:table-cell office:value-type="string" calcext:value-type="string">
            <text:p>EUR</text:p>
          </table:table-cell>
          <table:table-cell table:number-columns-repeated="1008"/>
        </table:table-row>
        <table:table-row table:style-name="ro1">
          <table:table-cell office:value-type="string" calcext:value-type="string">
            <text:p>be3759fb-56b2-46ec-9a04-5626e9c518ee</text:p>
          </table:table-cell>
          <table:table-cell table:style-name="ce59" table:content-validation-name="val1" office:value-type="string" calcext:value-type="string">
            <text:p>MECH</text:p>
          </table:table-cell>
          <table:table-cell office:value-type="string" calcext:value-type="string">
            <text:p>000185</text:p>
          </table:table-cell>
          <table:table-cell office:value-type="string" calcext:value-type="string">
            <text:p>Ball lead screw SFU1204 350 mm</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table:style-name="Default" office:value-type="string" calcext:value-type="string">
            <text:p>SFU1204_350.FCStd</text:p>
          </table:table-cell>
          <table:table-cell table:formula="of:=HYPERLINK(&quot;components-cad/&quot; &amp; [.J186])" office:value-type="string" office:string-value="components-cad/SFU1204_350.FCStd" calcext:value-type="string">
            <text:p>components-cad/SFU1204_350.FCStd</text:p>
          </table:table-cell>
          <table:table-cell table:style-name="ce50" office:value-type="string" calcext:value-type="string">
            <text:p>2f6a25b9-b96c-4135-b468-737c9e7ee1a6</text:p>
          </table:table-cell>
          <table:table-cell table:formula="of:=IFERROR(VLOOKUP([.L186];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4058956836.html?spm=a2g0o.detail.pcDetailTopMoreOtherSeller.6.319b2nnA2nnAsN&amp;gps-id=pcDetailTopMoreOtherSeller&amp;scm=1007.14452.396806.0&amp;scm_id=1007.14452.396806.0&amp;scm-url=1007.14452.396806.0&amp;pvid=98539b26-fea0-40fe-ae7c-6fa8721a3990&amp;_t=gps-id:pcDetailTopMoreOtherSeller,scm-url:1007.14452.396806.0,pvid:98539b26-fea0-40fe-ae7c-6fa8721a3990,tpp_buckets:668%232846%238107%231934&amp;pdp_ext_f=%7B%22order%22%3A%2273%22%2C%22eval%22%3A%221%22%2C%22sceneId%22%3A%2230050%22%2C%22fromPage%22%3A%22recommend%22%7D&amp;pdp_npi=6%40dis%21EUR%2156.48%2124.39%21%21%2163.75%2127.53%21%40210384b917627735736067700e243a%2112000027894548226%21rec%21DE%21%21ABXZ%211%210%21n_tag%3A-29910%3Bd%3A80fcda6b%3Bm03_new_user%3A-29895%3BpisId%3A5000000187464811&amp;utparam-url=scene%3ApcDetailTopMoreOtherSeller%7Cquery_from%3A%7Cx_object_id%3A1005004058956836%7C_p_origin_prod%3A&amp;search_p4p_id=202511100319336571697635578102583162_1</text:p>
          </table:table-cell>
          <table:table-cell office:value-type="float" office:value="15" calcext:value-type="float">
            <text:p>15,00</text:p>
          </table:table-cell>
          <table:table-cell office:value-type="string" calcext:value-type="string">
            <text:p>EUR</text:p>
          </table:table-cell>
          <table:table-cell table:number-columns-repeated="1008"/>
        </table:table-row>
        <table:table-row table:style-name="ro1">
          <table:table-cell office:value-type="string" calcext:value-type="string">
            <text:p>e528c724-7a8d-437b-84cb-72eb03f38eda</text:p>
          </table:table-cell>
          <table:table-cell table:style-name="ce59" table:content-validation-name="val1" office:value-type="string" calcext:value-type="string">
            <text:p>MECH</text:p>
          </table:table-cell>
          <table:table-cell office:value-type="string" calcext:value-type="string">
            <text:p>000186</text:p>
          </table:table-cell>
          <table:table-cell office:value-type="string" calcext:value-type="string">
            <text:p>Ball lead screw SFU1204 400 mm</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table:style-name="Default" office:value-type="string" calcext:value-type="string">
            <text:p>SFU1204_400.FCStd</text:p>
          </table:table-cell>
          <table:table-cell table:formula="of:=HYPERLINK(&quot;components-cad/&quot; &amp; [.J187])" office:value-type="string" office:string-value="components-cad/SFU1204_400.FCStd" calcext:value-type="string">
            <text:p>components-cad/SFU1204_400.FCStd</text:p>
          </table:table-cell>
          <table:table-cell table:style-name="ce50" office:value-type="string" calcext:value-type="string">
            <text:p>2f6a25b9-b96c-4135-b468-737c9e7ee1a6</text:p>
          </table:table-cell>
          <table:table-cell table:formula="of:=IFERROR(VLOOKUP([.L187];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4058956836.html?spm=a2g0o.detail.pcDetailTopMoreOtherSeller.6.319b2nnA2nnAsN&amp;gps-id=pcDetailTopMoreOtherSeller&amp;scm=1007.14452.396806.0&amp;scm_id=1007.14452.396806.0&amp;scm-url=1007.14452.396806.0&amp;pvid=98539b26-fea0-40fe-ae7c-6fa8721a3990&amp;_t=gps-id:pcDetailTopMoreOtherSeller,scm-url:1007.14452.396806.0,pvid:98539b26-fea0-40fe-ae7c-6fa8721a3990,tpp_buckets:668%232846%238107%231934&amp;pdp_ext_f=%7B%22order%22%3A%2273%22%2C%22eval%22%3A%221%22%2C%22sceneId%22%3A%2230050%22%2C%22fromPage%22%3A%22recommend%22%7D&amp;pdp_npi=6%40dis%21EUR%2156.48%2124.39%21%21%2163.75%2127.53%21%40210384b917627735736067700e243a%2112000027894548226%21rec%21DE%21%21ABXZ%211%210%21n_tag%3A-29910%3Bd%3A80fcda6b%3Bm03_new_user%3A-29895%3BpisId%3A5000000187464811&amp;utparam-url=scene%3ApcDetailTopMoreOtherSeller%7Cquery_from%3A%7Cx_object_id%3A1005004058956836%7C_p_origin_prod%3A&amp;search_p4p_id=202511100319336571697635578102583162_1</text:p>
          </table:table-cell>
          <table:table-cell office:value-type="float" office:value="16" calcext:value-type="float">
            <text:p>16,00</text:p>
          </table:table-cell>
          <table:table-cell office:value-type="string" calcext:value-type="string">
            <text:p>EUR</text:p>
          </table:table-cell>
          <table:table-cell table:number-columns-repeated="1008"/>
        </table:table-row>
        <table:table-row table:style-name="ro1">
          <table:table-cell office:value-type="string" calcext:value-type="string">
            <text:p>c2c0508b-ca0d-46e6-8c66-a896eb430d3e</text:p>
          </table:table-cell>
          <table:table-cell table:style-name="ce59" table:content-validation-name="val1" office:value-type="string" calcext:value-type="string">
            <text:p>MECH</text:p>
          </table:table-cell>
          <table:table-cell office:value-type="string" calcext:value-type="string">
            <text:p>000187</text:p>
          </table:table-cell>
          <table:table-cell office:value-type="string" calcext:value-type="string">
            <text:p>Ball lead screw SFU1204 450 mm</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table:style-name="Default" office:value-type="string" calcext:value-type="string">
            <text:p>SFU1204_450.FCStd</text:p>
          </table:table-cell>
          <table:table-cell table:formula="of:=HYPERLINK(&quot;components-cad/&quot; &amp; [.J188])" office:value-type="string" office:string-value="components-cad/SFU1204_450.FCStd" calcext:value-type="string">
            <text:p>components-cad/SFU1204_450.FCStd</text:p>
          </table:table-cell>
          <table:table-cell table:style-name="ce50" office:value-type="string" calcext:value-type="string">
            <text:p>2f6a25b9-b96c-4135-b468-737c9e7ee1a6</text:p>
          </table:table-cell>
          <table:table-cell table:formula="of:=IFERROR(VLOOKUP([.L188];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4058956836.html?spm=a2g0o.detail.pcDetailTopMoreOtherSeller.6.319b2nnA2nnAsN&amp;gps-id=pcDetailTopMoreOtherSeller&amp;scm=1007.14452.396806.0&amp;scm_id=1007.14452.396806.0&amp;scm-url=1007.14452.396806.0&amp;pvid=98539b26-fea0-40fe-ae7c-6fa8721a3990&amp;_t=gps-id:pcDetailTopMoreOtherSeller,scm-url:1007.14452.396806.0,pvid:98539b26-fea0-40fe-ae7c-6fa8721a3990,tpp_buckets:668%232846%238107%231934&amp;pdp_ext_f=%7B%22order%22%3A%2273%22%2C%22eval%22%3A%221%22%2C%22sceneId%22%3A%2230050%22%2C%22fromPage%22%3A%22recommend%22%7D&amp;pdp_npi=6%40dis%21EUR%2156.48%2124.39%21%21%2163.75%2127.53%21%40210384b917627735736067700e243a%2112000027894548226%21rec%21DE%21%21ABXZ%211%210%21n_tag%3A-29910%3Bd%3A80fcda6b%3Bm03_new_user%3A-29895%3BpisId%3A5000000187464811&amp;utparam-url=scene%3ApcDetailTopMoreOtherSeller%7Cquery_from%3A%7Cx_object_id%3A1005004058956836%7C_p_origin_prod%3A&amp;search_p4p_id=202511100319336571697635578102583162_1</text:p>
          </table:table-cell>
          <table:table-cell office:value-type="float" office:value="17" calcext:value-type="float">
            <text:p>17,00</text:p>
          </table:table-cell>
          <table:table-cell office:value-type="string" calcext:value-type="string">
            <text:p>EUR</text:p>
          </table:table-cell>
          <table:table-cell table:number-columns-repeated="1008"/>
        </table:table-row>
        <table:table-row table:style-name="ro1">
          <table:table-cell office:value-type="string" calcext:value-type="string">
            <text:p>d71cc93f-b466-4dde-a20e-65e000dabbac</text:p>
          </table:table-cell>
          <table:table-cell table:style-name="ce59" table:content-validation-name="val1" office:value-type="string" calcext:value-type="string">
            <text:p>MECH</text:p>
          </table:table-cell>
          <table:table-cell office:value-type="string" calcext:value-type="string">
            <text:p>000188</text:p>
          </table:table-cell>
          <table:table-cell office:value-type="string" calcext:value-type="string">
            <text:p>Ball lead screw SFU1204 500 mm</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table:style-name="Default" office:value-type="string" calcext:value-type="string">
            <text:p>SFU1204_500.FCStd</text:p>
          </table:table-cell>
          <table:table-cell table:formula="of:=HYPERLINK(&quot;components-cad/&quot; &amp; [.J189])" office:value-type="string" office:string-value="components-cad/SFU1204_500.FCStd" calcext:value-type="string">
            <text:p>components-cad/SFU1204_500.FCStd</text:p>
          </table:table-cell>
          <table:table-cell table:style-name="ce50" office:value-type="string" calcext:value-type="string">
            <text:p>2f6a25b9-b96c-4135-b468-737c9e7ee1a6</text:p>
          </table:table-cell>
          <table:table-cell table:formula="of:=IFERROR(VLOOKUP([.L189];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4058956836.html?spm=a2g0o.detail.pcDetailTopMoreOtherSeller.6.319b2nnA2nnAsN&amp;gps-id=pcDetailTopMoreOtherSeller&amp;scm=1007.14452.396806.0&amp;scm_id=1007.14452.396806.0&amp;scm-url=1007.14452.396806.0&amp;pvid=98539b26-fea0-40fe-ae7c-6fa8721a3990&amp;_t=gps-id:pcDetailTopMoreOtherSeller,scm-url:1007.14452.396806.0,pvid:98539b26-fea0-40fe-ae7c-6fa8721a3990,tpp_buckets:668%232846%238107%231934&amp;pdp_ext_f=%7B%22order%22%3A%2273%22%2C%22eval%22%3A%221%22%2C%22sceneId%22%3A%2230050%22%2C%22fromPage%22%3A%22recommend%22%7D&amp;pdp_npi=6%40dis%21EUR%2156.48%2124.39%21%21%2163.75%2127.53%21%40210384b917627735736067700e243a%2112000027894548226%21rec%21DE%21%21ABXZ%211%210%21n_tag%3A-29910%3Bd%3A80fcda6b%3Bm03_new_user%3A-29895%3BpisId%3A5000000187464811&amp;utparam-url=scene%3ApcDetailTopMoreOtherSeller%7Cquery_from%3A%7Cx_object_id%3A1005004058956836%7C_p_origin_prod%3A&amp;search_p4p_id=202511100319336571697635578102583162_1</text:p>
          </table:table-cell>
          <table:table-cell office:value-type="float" office:value="18" calcext:value-type="float">
            <text:p>18,00</text:p>
          </table:table-cell>
          <table:table-cell office:value-type="string" calcext:value-type="string">
            <text:p>EUR</text:p>
          </table:table-cell>
          <table:table-cell table:number-columns-repeated="1008"/>
        </table:table-row>
        <table:table-row table:style-name="ro1">
          <table:table-cell office:value-type="string" calcext:value-type="string">
            <text:p>fd072f20-4245-4c16-b627-5f4d6fb1b735</text:p>
          </table:table-cell>
          <table:table-cell table:style-name="ce59" table:content-validation-name="val1" office:value-type="string" calcext:value-type="string">
            <text:p>MECH</text:p>
          </table:table-cell>
          <table:table-cell office:value-type="string" calcext:value-type="string">
            <text:p>000189</text:p>
          </table:table-cell>
          <table:table-cell office:value-type="string" calcext:value-type="string">
            <text:p>Ball lead screw SFU1204 550 mm</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table:style-name="Default" office:value-type="string" calcext:value-type="string">
            <text:p>SFU1204_550.FCStd</text:p>
          </table:table-cell>
          <table:table-cell table:formula="of:=HYPERLINK(&quot;components-cad/&quot; &amp; [.J190])" office:value-type="string" office:string-value="components-cad/SFU1204_550.FCStd" calcext:value-type="string">
            <text:p>components-cad/SFU1204_550.FCStd</text:p>
          </table:table-cell>
          <table:table-cell table:style-name="ce50" office:value-type="string" calcext:value-type="string">
            <text:p>2f6a25b9-b96c-4135-b468-737c9e7ee1a6</text:p>
          </table:table-cell>
          <table:table-cell table:formula="of:=IFERROR(VLOOKUP([.L190];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4058956836.html?spm=a2g0o.detail.pcDetailTopMoreOtherSeller.6.319b2nnA2nnAsN&amp;gps-id=pcDetailTopMoreOtherSeller&amp;scm=1007.14452.396806.0&amp;scm_id=1007.14452.396806.0&amp;scm-url=1007.14452.396806.0&amp;pvid=98539b26-fea0-40fe-ae7c-6fa8721a3990&amp;_t=gps-id:pcDetailTopMoreOtherSeller,scm-url:1007.14452.396806.0,pvid:98539b26-fea0-40fe-ae7c-6fa8721a3990,tpp_buckets:668%232846%238107%231934&amp;pdp_ext_f=%7B%22order%22%3A%2273%22%2C%22eval%22%3A%221%22%2C%22sceneId%22%3A%2230050%22%2C%22fromPage%22%3A%22recommend%22%7D&amp;pdp_npi=6%40dis%21EUR%2156.48%2124.39%21%21%2163.75%2127.53%21%40210384b917627735736067700e243a%2112000027894548226%21rec%21DE%21%21ABXZ%211%210%21n_tag%3A-29910%3Bd%3A80fcda6b%3Bm03_new_user%3A-29895%3BpisId%3A5000000187464811&amp;utparam-url=scene%3ApcDetailTopMoreOtherSeller%7Cquery_from%3A%7Cx_object_id%3A1005004058956836%7C_p_origin_prod%3A&amp;search_p4p_id=202511100319336571697635578102583162_1</text:p>
          </table:table-cell>
          <table:table-cell office:value-type="float" office:value="19" calcext:value-type="float">
            <text:p>19,00</text:p>
          </table:table-cell>
          <table:table-cell office:value-type="string" calcext:value-type="string">
            <text:p>EUR</text:p>
          </table:table-cell>
          <table:table-cell table:number-columns-repeated="1008"/>
        </table:table-row>
        <table:table-row table:style-name="ro1">
          <table:table-cell office:value-type="string" calcext:value-type="string">
            <text:p>3596e8d2-33c9-4e9c-955d-b6d97619640a</text:p>
          </table:table-cell>
          <table:table-cell table:style-name="ce59" table:content-validation-name="val1" office:value-type="string" calcext:value-type="string">
            <text:p>MECH</text:p>
          </table:table-cell>
          <table:table-cell office:value-type="string" calcext:value-type="string">
            <text:p>000190</text:p>
          </table:table-cell>
          <table:table-cell office:value-type="string" calcext:value-type="string">
            <text:p>Fixed bearing block for ball lead screw SFU1204</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office:value-type="string" calcext:value-type="string">
            <text:p>BB_fixed_SFU1204.FCStd</text:p>
          </table:table-cell>
          <table:table-cell table:formula="of:=HYPERLINK(&quot;components-cad/&quot; &amp; [.J191])" office:value-type="string" office:string-value="components-cad/BB_fixed_SFU1204.FCStd" calcext:value-type="string">
            <text:p>components-cad/BB_fixed_SFU1204.FCStd</text:p>
          </table:table-cell>
          <table:table-cell table:style-name="ce50" office:value-type="string" calcext:value-type="string">
            <text:p>2f6a25b9-b96c-4135-b468-737c9e7ee1a6</text:p>
          </table:table-cell>
          <table:table-cell table:formula="of:=IFERROR(VLOOKUP([.L191];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4058956836.html?spm=a2g0o.detail.pcDetailTopMoreOtherSeller.6.319b2nnA2nnAsN&amp;gps-id=pcDetailTopMoreOtherSeller&amp;scm=1007.14452.396806.0&amp;scm_id=1007.14452.396806.0&amp;scm-url=1007.14452.396806.0&amp;pvid=98539b26-fea0-40fe-ae7c-6fa8721a3990&amp;_t=gps-id:pcDetailTopMoreOtherSeller,scm-url:1007.14452.396806.0,pvid:98539b26-fea0-40fe-ae7c-6fa8721a3990,tpp_buckets:668%232846%238107%231934&amp;pdp_ext_f=%7B%22order%22%3A%2273%22%2C%22eval%22%3A%221%22%2C%22sceneId%22%3A%2230050%22%2C%22fromPage%22%3A%22recommend%22%7D&amp;pdp_npi=6%40dis%21EUR%2156.48%2124.39%21%21%2163.75%2127.53%21%40210384b917627735736067700e243a%2112000027894548226%21rec%21DE%21%21ABXZ%211%210%21n_tag%3A-29910%3Bd%3A80fcda6b%3Bm03_new_user%3A-29895%3BpisId%3A5000000187464811&amp;utparam-url=scene%3ApcDetailTopMoreOtherSeller%7Cquery_from%3A%7Cx_object_id%3A1005004058956836%7C_p_origin_prod%3A&amp;search_p4p_id=202511100319336571697635578102583162_1</text:p>
          </table:table-cell>
          <table:table-cell office:value-type="float" office:value="5" calcext:value-type="float">
            <text:p>5,00</text:p>
          </table:table-cell>
          <table:table-cell office:value-type="string" calcext:value-type="string">
            <text:p>EUR</text:p>
          </table:table-cell>
          <table:table-cell table:number-columns-repeated="1008"/>
        </table:table-row>
        <table:table-row table:style-name="ro1">
          <table:table-cell office:value-type="string" calcext:value-type="string">
            <text:p>8f4db933-156d-466a-b660-19fb0dc1f133</text:p>
          </table:table-cell>
          <table:table-cell table:style-name="ce59" table:content-validation-name="val1" office:value-type="string" calcext:value-type="string">
            <text:p>MECH</text:p>
          </table:table-cell>
          <table:table-cell office:value-type="string" calcext:value-type="string">
            <text:p>000191</text:p>
          </table:table-cell>
          <table:table-cell office:value-type="string" calcext:value-type="string">
            <text:p>Nut for ball lead screw SFU1204</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office:value-type="string" calcext:value-type="string">
            <text:p>Nut_SFU1204.FCStd</text:p>
          </table:table-cell>
          <table:table-cell table:formula="of:=HYPERLINK(&quot;components-cad/&quot; &amp; [.J192])" office:value-type="string" office:string-value="components-cad/Nut_SFU1204.FCStd" calcext:value-type="string">
            <text:p>components-cad/Nut_SFU1204.FCStd</text:p>
          </table:table-cell>
          <table:table-cell table:style-name="ce50" office:value-type="string" calcext:value-type="string">
            <text:p>2f6a25b9-b96c-4135-b468-737c9e7ee1a6</text:p>
          </table:table-cell>
          <table:table-cell table:formula="of:=IFERROR(VLOOKUP([.L192];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4058956836.html?spm=a2g0o.detail.pcDetailTopMoreOtherSeller.6.319b2nnA2nnAsN&amp;gps-id=pcDetailTopMoreOtherSeller&amp;scm=1007.14452.396806.0&amp;scm_id=1007.14452.396806.0&amp;scm-url=1007.14452.396806.0&amp;pvid=98539b26-fea0-40fe-ae7c-6fa8721a3990&amp;_t=gps-id:pcDetailTopMoreOtherSeller,scm-url:1007.14452.396806.0,pvid:98539b26-fea0-40fe-ae7c-6fa8721a3990,tpp_buckets:668%232846%238107%231934&amp;pdp_ext_f=%7B%22order%22%3A%2273%22%2C%22eval%22%3A%221%22%2C%22sceneId%22%3A%2230050%22%2C%22fromPage%22%3A%22recommend%22%7D&amp;pdp_npi=6%40dis%21EUR%2156.48%2124.39%21%21%2163.75%2127.53%21%40210384b917627735736067700e243a%2112000027894548226%21rec%21DE%21%21ABXZ%211%210%21n_tag%3A-29910%3Bd%3A80fcda6b%3Bm03_new_user%3A-29895%3BpisId%3A5000000187464811&amp;utparam-url=scene%3ApcDetailTopMoreOtherSeller%7Cquery_from%3A%7Cx_object_id%3A1005004058956836%7C_p_origin_prod%3A&amp;search_p4p_id=202511100319336571697635578102583162_1</text:p>
          </table:table-cell>
          <table:table-cell office:value-type="float" office:value="5" calcext:value-type="float">
            <text:p>5,00</text:p>
          </table:table-cell>
          <table:table-cell office:value-type="string" calcext:value-type="string">
            <text:p>EUR</text:p>
          </table:table-cell>
          <table:table-cell table:number-columns-repeated="1008"/>
        </table:table-row>
        <table:table-row table:style-name="ro1">
          <table:table-cell office:value-type="string" calcext:value-type="string">
            <text:p>2a2b9324-37cf-4694-a598-961dc5512f57</text:p>
          </table:table-cell>
          <table:table-cell table:style-name="ce59" table:content-validation-name="val1" office:value-type="string" calcext:value-type="string">
            <text:p>MECH</text:p>
          </table:table-cell>
          <table:table-cell office:value-type="string" calcext:value-type="string">
            <text:p>000192</text:p>
          </table:table-cell>
          <table:table-cell office:value-type="string" calcext:value-type="string">
            <text:p>Nut block for ball lead screw SFU1204</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office:value-type="string" calcext:value-type="string">
            <text:p>Nut_block_SFU1204.FCStd</text:p>
          </table:table-cell>
          <table:table-cell table:formula="of:=HYPERLINK(&quot;components-cad/&quot; &amp; [.J193])" office:value-type="string" office:string-value="components-cad/Nut_block_SFU1204.FCStd" calcext:value-type="string">
            <text:p>components-cad/Nut_block_SFU1204.FCStd</text:p>
          </table:table-cell>
          <table:table-cell table:style-name="ce50" office:value-type="string" calcext:value-type="string">
            <text:p>2f6a25b9-b96c-4135-b468-737c9e7ee1a6</text:p>
          </table:table-cell>
          <table:table-cell table:formula="of:=IFERROR(VLOOKUP([.L193];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4058956836.html?spm=a2g0o.detail.pcDetailTopMoreOtherSeller.6.319b2nnA2nnAsN&amp;gps-id=pcDetailTopMoreOtherSeller&amp;scm=1007.14452.396806.0&amp;scm_id=1007.14452.396806.0&amp;scm-url=1007.14452.396806.0&amp;pvid=98539b26-fea0-40fe-ae7c-6fa8721a3990&amp;_t=gps-id:pcDetailTopMoreOtherSeller,scm-url:1007.14452.396806.0,pvid:98539b26-fea0-40fe-ae7c-6fa8721a3990,tpp_buckets:668%232846%238107%231934&amp;pdp_ext_f=%7B%22order%22%3A%2273%22%2C%22eval%22%3A%221%22%2C%22sceneId%22%3A%2230050%22%2C%22fromPage%22%3A%22recommend%22%7D&amp;pdp_npi=6%40dis%21EUR%2156.48%2124.39%21%21%2163.75%2127.53%21%40210384b917627735736067700e243a%2112000027894548226%21rec%21DE%21%21ABXZ%211%210%21n_tag%3A-29910%3Bd%3A80fcda6b%3Bm03_new_user%3A-29895%3BpisId%3A5000000187464811&amp;utparam-url=scene%3ApcDetailTopMoreOtherSeller%7Cquery_from%3A%7Cx_object_id%3A1005004058956836%7C_p_origin_prod%3A&amp;search_p4p_id=202511100319336571697635578102583162_1</text:p>
          </table:table-cell>
          <table:table-cell office:value-type="float" office:value="5" calcext:value-type="float">
            <text:p>5,00</text:p>
          </table:table-cell>
          <table:table-cell office:value-type="string" calcext:value-type="string">
            <text:p>EUR</text:p>
          </table:table-cell>
          <table:table-cell table:number-columns-repeated="1008"/>
        </table:table-row>
        <table:table-row table:style-name="ro1">
          <table:table-cell office:value-type="string" calcext:value-type="string">
            <text:p>8d534639-0d69-4077-ba8f-d300c3b8ceb0</text:p>
          </table:table-cell>
          <table:table-cell table:style-name="ce59" table:content-validation-name="val1" office:value-type="string" calcext:value-type="string">
            <text:p>MECH</text:p>
          </table:table-cell>
          <table:table-cell office:value-type="string" calcext:value-type="string">
            <text:p>000193</text:p>
          </table:table-cell>
          <table:table-cell office:value-type="string" calcext:value-type="string">
            <text:p>Loose bearing block for ball lead screw SFU1204</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office:value-type="string" calcext:value-type="string">
            <text:p>BB_loose_SFU1204.FCStd</text:p>
          </table:table-cell>
          <table:table-cell table:formula="of:=HYPERLINK(&quot;components-cad/&quot; &amp; [.J194])" office:value-type="string" office:string-value="components-cad/BB_loose_SFU1204.FCStd" calcext:value-type="string">
            <text:p>components-cad/BB_loose_SFU1204.FCStd</text:p>
          </table:table-cell>
          <table:table-cell table:style-name="ce50" office:value-type="string" calcext:value-type="string">
            <text:p>2f6a25b9-b96c-4135-b468-737c9e7ee1a6</text:p>
          </table:table-cell>
          <table:table-cell table:formula="of:=IFERROR(VLOOKUP([.L194];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4058956836.html?spm=a2g0o.detail.pcDetailTopMoreOtherSeller.6.319b2nnA2nnAsN&amp;gps-id=pcDetailTopMoreOtherSeller&amp;scm=1007.14452.396806.0&amp;scm_id=1007.14452.396806.0&amp;scm-url=1007.14452.396806.0&amp;pvid=98539b26-fea0-40fe-ae7c-6fa8721a3990&amp;_t=gps-id:pcDetailTopMoreOtherSeller,scm-url:1007.14452.396806.0,pvid:98539b26-fea0-40fe-ae7c-6fa8721a3990,tpp_buckets:668%232846%238107%231934&amp;pdp_ext_f=%7B%22order%22%3A%2273%22%2C%22eval%22%3A%221%22%2C%22sceneId%22%3A%2230050%22%2C%22fromPage%22%3A%22recommend%22%7D&amp;pdp_npi=6%40dis%21EUR%2156.48%2124.39%21%21%2163.75%2127.53%21%40210384b917627735736067700e243a%2112000027894548226%21rec%21DE%21%21ABXZ%211%210%21n_tag%3A-29910%3Bd%3A80fcda6b%3Bm03_new_user%3A-29895%3BpisId%3A5000000187464811&amp;utparam-url=scene%3ApcDetailTopMoreOtherSeller%7Cquery_from%3A%7Cx_object_id%3A1005004058956836%7C_p_origin_prod%3A&amp;search_p4p_id=202511100319336571697635578102583162_1</text:p>
          </table:table-cell>
          <table:table-cell office:value-type="float" office:value="5" calcext:value-type="float">
            <text:p>5,00</text:p>
          </table:table-cell>
          <table:table-cell office:value-type="string" calcext:value-type="string">
            <text:p>EUR</text:p>
          </table:table-cell>
          <table:table-cell table:number-columns-repeated="1008"/>
        </table:table-row>
        <table:table-row table:style-name="ro1">
          <table:table-cell office:value-type="string" calcext:value-type="string">
            <text:p>45429cf7-5483-4425-8c6c-db1273a157ff</text:p>
          </table:table-cell>
          <table:table-cell table:style-name="ce59" table:content-validation-name="val1" office:value-type="string" calcext:value-type="string">
            <text:p>MECH</text:p>
          </table:table-cell>
          <table:table-cell office:value-type="string" calcext:value-type="string">
            <text:p>000194</text:p>
          </table:table-cell>
          <table:table-cell office:value-type="string" calcext:value-type="string">
            <text:p>Shaft coupling 8x8</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office:value-type="string" calcext:value-type="string">
            <text:p>shaft_coupling_8_8.FCStd</text:p>
          </table:table-cell>
          <table:table-cell table:formula="of:=HYPERLINK(&quot;components-cad/&quot; &amp; [.J195])" office:value-type="string" office:string-value="components-cad/shaft_coupling_8_8.FCStd" calcext:value-type="string">
            <text:p>components-cad/shaft_coupling_8_8.FCStd</text:p>
          </table:table-cell>
          <table:table-cell table:style-name="ce50" office:value-type="string" calcext:value-type="string">
            <text:p>2f6a25b9-b96c-4135-b468-737c9e7ee1a6</text:p>
          </table:table-cell>
          <table:table-cell table:formula="of:=IFERROR(VLOOKUP([.L195];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8674883544.html?spm=a2g0o.productlist.main.1.7da93db0pAVvzz&amp;algo_pvid=8ca207a1-3fbb-4786-b77b-1b5ad9c07243&amp;algo_exp_id=8ca207a1-3fbb-4786-b77b-1b5ad9c07243-0&amp;pdp_ext_f=%7B%22order%22%3A%22357%22%2C%22eval%22%3A%221%22%2C%22fromPage%22%3A%22search%22%7D&amp;pdp_npi=6%40dis%21EUR%212.49%210.99%21%21%212.81%211.12%21%40211b441e17627741567606885ed616%2112000046191810454%21sea%21DE%210%21ABXZ%211%210%21n_tag%3A-29910%3Bd%3A80fcda6b%3Bm03_new_user%3A-29895%3BpisId%3A5000000187464813&amp;curPageLogUid=hlwqUgW1G6oY&amp;utparam-url=scene%3Asearch%7Cquery_from%3A%7Cx_object_id%3A1005008674883544%7C_p_origin_prod%3A</text:p>
          </table:table-cell>
          <table:table-cell office:value-type="float" office:value="2" calcext:value-type="float">
            <text:p>2,00</text:p>
          </table:table-cell>
          <table:table-cell office:value-type="string" calcext:value-type="string">
            <text:p>EUR</text:p>
          </table:table-cell>
          <table:table-cell table:number-columns-repeated="1008"/>
        </table:table-row>
        <table:table-row table:style-name="ro1">
          <table:table-cell office:value-type="string" calcext:value-type="string">
            <text:p>d92b8d35-6fe5-4048-96b9-5ecc51af4f97</text:p>
          </table:table-cell>
          <table:table-cell table:style-name="ce59" table:content-validation-name="val1" office:value-type="string" calcext:value-type="string">
            <text:p>ELEC</text:p>
          </table:table-cell>
          <table:table-cell office:value-type="string" calcext:value-type="string">
            <text:p>000195</text:p>
          </table:table-cell>
          <table:table-cell office:value-type="string" calcext:value-type="string">
            <text:p>Nema 23 electric stepper motor closed loop 3 nm</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office:value-type="string" calcext:value-type="string">
            <text:p>nema23_closed_3nm.FCStd</text:p>
          </table:table-cell>
          <table:table-cell table:formula="of:=HYPERLINK(&quot;components-cad/&quot; &amp; [.J196])" office:value-type="string" office:string-value="components-cad/nema23_closed_3nm.FCStd" calcext:value-type="string">
            <text:p>components-cad/nema23_closed_3nm.FCStd</text:p>
          </table:table-cell>
          <table:table-cell table:style-name="ce50" office:value-type="string" calcext:value-type="string">
            <text:p>2f6a25b9-b96c-4135-b468-737c9e7ee1a6</text:p>
          </table:table-cell>
          <table:table-cell table:formula="of:=IFERROR(VLOOKUP([.L196];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7481305801.html?spm=a2g0o.productlist.main.1.393e1e39xp5xmg&amp;algo_pvid=ef9d97de-f8e0-461b-b561-b229dd6a5642&amp;algo_exp_id=ef9d97de-f8e0-461b-b561-b229dd6a5642-0&amp;pdp_ext_f=%7B%22order%22%3A%2211%22%2C%22eval%22%3A%221%22%2C%22fromPage%22%3A%22search%22%7D&amp;pdp_npi=6%40dis%21EUR%21133.02%2167.39%21%21%211069.29%21541.68%21%40210384b217627743700964249e3a20%2112000041404435873%21sea%21DE%210%21ABX%211%210%21n_tag%3A-29910%3Bd%3A80fcda6b%3Bm03_new_user%3A-29895%3BpisId%3A5000000187464812&amp;curPageLogUid=urczkyJoNiMw&amp;utparam-url=scene%3Asearch%7Cquery_from%3A%7Cx_object_id%3A1005007481305801%7C_p_origin_prod%3A</text:p>
          </table:table-cell>
          <table:table-cell office:value-type="float" office:value="40" calcext:value-type="float">
            <text:p>40,00</text:p>
          </table:table-cell>
          <table:table-cell office:value-type="string" calcext:value-type="string">
            <text:p>EUR</text:p>
          </table:table-cell>
          <table:table-cell table:number-columns-repeated="1008"/>
        </table:table-row>
        <table:table-row table:style-name="ro1">
          <table:table-cell office:value-type="string" calcext:value-type="string">
            <text:p>1b3ba4fc-b72d-46fe-a719-9ee2fdc3c36d</text:p>
          </table:table-cell>
          <table:table-cell table:style-name="ce59" table:content-validation-name="val1" office:value-type="string" calcext:value-type="string">
            <text:p>ELEC</text:p>
          </table:table-cell>
          <table:table-cell office:value-type="string" calcext:value-type="string">
            <text:p>000196</text:p>
          </table:table-cell>
          <table:table-cell office:value-type="string" calcext:value-type="string">
            <text:p>HBS57 Hybrid servo drive</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office:value-type="string" calcext:value-type="string">
            <text:p>hbs57.FCStd</text:p>
          </table:table-cell>
          <table:table-cell table:formula="of:=HYPERLINK(&quot;components-cad/&quot; &amp; [.J197])" office:value-type="string" office:string-value="components-cad/hbs57.FCStd" calcext:value-type="string">
            <text:p>components-cad/hbs57.FCStd</text:p>
          </table:table-cell>
          <table:table-cell table:style-name="ce50" office:value-type="string" calcext:value-type="string">
            <text:p>2f6a25b9-b96c-4135-b468-737c9e7ee1a6</text:p>
          </table:table-cell>
          <table:table-cell table:formula="of:=IFERROR(VLOOKUP([.L197];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7481305801.html?spm=a2g0o.productlist.main.1.393e1e39xp5xmg&amp;algo_pvid=ef9d97de-f8e0-461b-b561-b229dd6a5642&amp;algo_exp_id=ef9d97de-f8e0-461b-b561-b229dd6a5642-0&amp;pdp_ext_f=%7B%22order%22%3A%2211%22%2C%22eval%22%3A%221%22%2C%22fromPage%22%3A%22search%22%7D&amp;pdp_npi=6%40dis%21EUR%21133.02%2167.39%21%21%211069.29%21541.68%21%40210384b217627743700964249e3a20%2112000041404435873%21sea%21DE%210%21ABX%211%210%21n_tag%3A-29910%3Bd%3A80fcda6b%3Bm03_new_user%3A-29895%3BpisId%3A5000000187464812&amp;curPageLogUid=urczkyJoNiMw&amp;utparam-url=scene%3Asearch%7Cquery_from%3A%7Cx_object_id%3A1005007481305801%7C_p_origin_prod%3A</text:p>
          </table:table-cell>
          <table:table-cell office:value-type="float" office:value="20" calcext:value-type="float">
            <text:p>20,00</text:p>
          </table:table-cell>
          <table:table-cell office:value-type="string" calcext:value-type="string">
            <text:p>EUR</text:p>
          </table:table-cell>
          <table:table-cell table:number-columns-repeated="1008"/>
        </table:table-row>
        <table:table-row table:style-name="ro1">
          <table:table-cell office:value-type="string" calcext:value-type="string">
            <text:p>c12a8d6c-045a-4691-987b-d9d3a98ec1fd</text:p>
          </table:table-cell>
          <table:table-cell table:style-name="ce59" table:content-validation-name="val1" office:value-type="string" calcext:value-type="string">
            <text:p>MECH</text:p>
          </table:table-cell>
          <table:table-cell office:value-type="string" calcext:value-type="string">
            <text:p>000197</text:p>
          </table:table-cell>
          <table:table-cell office:value-type="string" calcext:value-type="string">
            <text:p>Nema 23 electric motor mount with fixed bearing</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office:value-type="string" calcext:value-type="string">
            <text:p>nema23_mount_fixed.FCStd</text:p>
          </table:table-cell>
          <table:table-cell table:formula="of:=HYPERLINK(&quot;components-cad/&quot; &amp; [.J198])" office:value-type="string" office:string-value="components-cad/nema23_mount_fixed.FCStd" calcext:value-type="string">
            <text:p>components-cad/nema23_mount_fixed.FCStd</text:p>
          </table:table-cell>
          <table:table-cell table:style-name="ce50" office:value-type="string" calcext:value-type="string">
            <text:p>2f6a25b9-b96c-4135-b468-737c9e7ee1a6</text:p>
          </table:table-cell>
          <table:table-cell table:formula="of:=IFERROR(VLOOKUP([.L198];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7378312793.html?spm=a2g0o.productlist.main.2.29402104ettnIj&amp;aem_p4p_detail=202511100337343310419692863600005865711&amp;algo_pvid=afcc7e5f-1f79-41ee-b59d-3f4d1212cadb&amp;algo_exp_id=afcc7e5f-1f79-41ee-b59d-3f4d1212cadb-1&amp;pdp_ext_f=%7B%22order%22%3A%2219%22%2C%22eval%22%3A%221%22%2C%22fromPage%22%3A%22search%22%7D&amp;pdp_npi=6%40dis%21EUR%2125.19%2115.69%21%21%2128.43%2117.71%21%40210384b917627746544715805e2448%2112000040491437002%21sea%21DE%210%21ABX%211%210%21n_tag%3A-29910%3Bd%3A80fcda6b%3Bm03_new_user%3A-29895%3BpisId%3A5000000187464811&amp;curPageLogUid=w4oC4atzj7U2&amp;utparam-url=scene%3Asearch%7Cquery_from%3A%7Cx_object_id%3A1005007378312793%7C_p_origin_prod%3A&amp;search_p4p_id=202511100337343310419692863600005865711_1</text:p>
          </table:table-cell>
          <table:table-cell office:value-type="float" office:value="16" calcext:value-type="float">
            <text:p>16,00</text:p>
          </table:table-cell>
          <table:table-cell office:value-type="string" calcext:value-type="string">
            <text:p>EUR</text:p>
          </table:table-cell>
          <table:table-cell table:number-columns-repeated="1008"/>
        </table:table-row>
        <table:table-row table:style-name="ro1">
          <table:table-cell office:value-type="string" calcext:value-type="string">
            <text:p>bcaa46cd-be18-41d6-91b4-dcf660c829d0</text:p>
          </table:table-cell>
          <table:table-cell table:style-name="ce59" table:content-validation-name="val1" office:value-type="string" calcext:value-type="string">
            <text:p>MECH</text:p>
          </table:table-cell>
          <table:table-cell office:value-type="string" calcext:value-type="string">
            <text:p>000198</text:p>
          </table:table-cell>
          <table:table-cell office:value-type="string" calcext:value-type="string">
            <text:p>Pneumatic gripper MHZ2-YZ20D</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HZ2-YZ20D.FCStd</text:p>
          </table:table-cell>
          <table:table-cell table:formula="of:=HYPERLINK(&quot;components-cad/&quot; &amp; [.J199])" office:value-type="string" office:string-value="components-cad/MHZ2-YZ20D.FCStd" calcext:value-type="string">
            <text:p>components-cad/MHZ2-YZ20D.FCStd</text:p>
          </table:table-cell>
          <table:table-cell table:style-name="ce50" office:value-type="string" calcext:value-type="string">
            <text:p>2f6a25b9-b96c-4135-b468-737c9e7ee1a6</text:p>
          </table:table-cell>
          <table:table-cell table:formula="of:=IFERROR(VLOOKUP([.L199];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8779109452.html?spm=a2g0o.detail.pcDetailTopMoreOtherSeller.9.2cd1t7Syt7Syzt&amp;gps-id=pcDetailTopMoreOtherSeller&amp;scm=1007.40196.439370.0&amp;scm_id=1007.40196.439370.0&amp;scm-url=1007.40196.439370.0&amp;pvid=82332dcf-3ac3-4a75-9a06-89e1c86126ad&amp;_t=gps-id:pcDetailTopMoreOtherSeller,scm-url:1007.40196.439370.0,pvid:82332dcf-3ac3-4a75-9a06-89e1c86126ad,tpp_buckets:668%232846%238114%231999&amp;pdp_ext_f=%7B%22order%22%3A%2211%22%2C%22eval%22%3A%221%22%2C%22sceneId%22%3A%2230050%22%2C%22fromPage%22%3A%22recommend%22%7D&amp;pdp_npi=6%40dis%21EUR%2143.18%2121.59%21%21%2148.74%2124.37%21%40211b612517627777657263315e2fbb%2112000046633246153%21rec%21DE%21%21ABXZ%211%210%21n_tag%3A-29910%3Bd%3A80fcda6b%3Bm03_new_user%3A-29895&amp;utparam-url=scene%3ApcDetailTopMoreOtherSeller%7Cquery_from%3A%7Cx_object_id%3A1005008779109452%7C_p_origin_prod%3A</text:p>
          </table:table-cell>
          <table:table-cell office:value-type="float" office:value="38" calcext:value-type="float">
            <text:p>38,00</text:p>
          </table:table-cell>
          <table:table-cell office:value-type="string" calcext:value-type="string">
            <text:p>EUR</text:p>
          </table:table-cell>
          <table:table-cell table:number-columns-repeated="1008"/>
        </table:table-row>
        <table:table-row table:style-name="ro1">
          <table:table-cell office:value-type="string" calcext:value-type="string">
            <text:p>20ade4a0-cbc9-48f2-942b-70826f1265df</text:p>
          </table:table-cell>
          <table:table-cell table:style-name="ce59" table:content-validation-name="val1" office:value-type="string" calcext:value-type="string">
            <text:p>MECH</text:p>
          </table:table-cell>
          <table:table-cell office:value-type="string" calcext:value-type="string">
            <text:p>000199</text:p>
          </table:table-cell>
          <table:table-cell office:value-type="string" calcext:value-type="string">
            <text:p>Mounting plate SBRUU12 (200x200)</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ounting_plate_SBRUU12_200_200.FCStd</text:p>
          </table:table-cell>
          <table:table-cell table:formula="of:=HYPERLINK(&quot;components-cad/&quot; &amp; [.J200])" office:value-type="string" office:string-value="components-cad/mounting_plate_SBRUU12_200_200.FCStd" calcext:value-type="string">
            <text:p>components-cad/mounting_plate_SBRUU12_200_200.FCStd</text:p>
          </table:table-cell>
          <table:table-cell table:style-name="ce58" office:value-type="string" calcext:value-type="string">
            <text:p>f6e7fa76-e9f0-40d4-88d0-faba2831f6d8</text:p>
          </table:table-cell>
          <table:table-cell table:formula="of:=IFERROR(VLOOKUP([.L200]; [$suppliers.$A$1:$suppliers.$Z$1000]; 2; 0); &quot;Enter a valid uuid in the supplier_uuid column&quot;)" office:value-type="string" office:string-value="ALSADO Inh. Aleksander Sadowski" calcext:value-type="string">
            <text:p>ALSADO Inh. Aleksander Sadowski</text:p>
          </table:table-cell>
          <table:table-cell/>
          <table:table-cell office:value-type="float" office:value="10" calcext:value-type="float">
            <text:p>10,00</text:p>
          </table:table-cell>
          <table:table-cell office:value-type="string" calcext:value-type="string">
            <text:p>EUR</text:p>
          </table:table-cell>
          <table:table-cell table:number-columns-repeated="1008"/>
        </table:table-row>
        <table:table-row table:style-name="ro1">
          <table:table-cell office:value-type="string" calcext:value-type="string">
            <text:p>6e6dd5f8-bbe6-4c31-a2d4-4e258fddabf5</text:p>
          </table:table-cell>
          <table:table-cell table:style-name="ce59" table:content-validation-name="val1"/>
          <table:table-cell office:value-type="string" calcext:value-type="string">
            <text:p>000200</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0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3ec7bfa-8adc-4c3e-ba98-71565077ffb3</text:p>
          </table:table-cell>
          <table:table-cell table:style-name="ce59" table:content-validation-name="val1"/>
          <table:table-cell office:value-type="string" calcext:value-type="string">
            <text:p>000201</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0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76a8282-67e5-4ae2-9fff-93436788d8f8</text:p>
          </table:table-cell>
          <table:table-cell table:style-name="ce59" table:content-validation-name="val1"/>
          <table:table-cell office:value-type="string" calcext:value-type="string">
            <text:p>000202</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0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d07b8a0d-fc9d-4178-af2a-7b89e432343e</text:p>
          </table:table-cell>
          <table:table-cell table:style-name="ce59" table:content-validation-name="val1"/>
          <table:table-cell office:value-type="string" calcext:value-type="string">
            <text:p>000203</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0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15b32c6-0fc7-48b0-9b65-679ef6dc8235</text:p>
          </table:table-cell>
          <table:table-cell table:style-name="ce59" table:content-validation-name="val1"/>
          <table:table-cell office:value-type="string" calcext:value-type="string">
            <text:p>000204</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0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0e731f9-b49e-43aa-9911-ff67ae8104e0</text:p>
          </table:table-cell>
          <table:table-cell table:style-name="ce59" table:content-validation-name="val1"/>
          <table:table-cell office:value-type="string" calcext:value-type="string">
            <text:p>000205</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0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4052e13-f7a1-4298-9fe8-18e97c1e1d7e</text:p>
          </table:table-cell>
          <table:table-cell table:style-name="ce59" table:content-validation-name="val1"/>
          <table:table-cell office:value-type="string" calcext:value-type="string">
            <text:p>000206</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0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744a52d-5e3c-4630-9020-5d9a0b208660</text:p>
          </table:table-cell>
          <table:table-cell table:style-name="ce59" table:content-validation-name="val1"/>
          <table:table-cell office:value-type="string" calcext:value-type="string">
            <text:p>000207</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0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56d417ba-d6d8-4f28-bc6c-72d3c0dc9e2d</text:p>
          </table:table-cell>
          <table:table-cell table:style-name="ce59" table:content-validation-name="val1"/>
          <table:table-cell office:value-type="string" calcext:value-type="string">
            <text:p>000208</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0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b73a964-8d5a-48ef-9e77-626a1e577ddf</text:p>
          </table:table-cell>
          <table:table-cell table:style-name="ce59" table:content-validation-name="val1"/>
          <table:table-cell office:value-type="string" calcext:value-type="string">
            <text:p>000209</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1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a1ac9ff2-e42b-4e89-87c5-c0bc60fce6bf</text:p>
          </table:table-cell>
          <table:table-cell table:style-name="ce59" table:content-validation-name="val1"/>
          <table:table-cell office:value-type="string" calcext:value-type="string">
            <text:p>000210</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1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dfc5715d-cfc4-4d80-8cc2-6f020c042bf2</text:p>
          </table:table-cell>
          <table:table-cell table:style-name="ce59" table:content-validation-name="val1"/>
          <table:table-cell office:value-type="string" calcext:value-type="string">
            <text:p>000211</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1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3d1a32d-4496-4657-9b2d-8468d47b0f30</text:p>
          </table:table-cell>
          <table:table-cell table:style-name="ce59" table:content-validation-name="val1"/>
          <table:table-cell office:value-type="string" calcext:value-type="string">
            <text:p>000212</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1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eb2c1b83-af4b-41be-9075-8965c63814ac</text:p>
          </table:table-cell>
          <table:table-cell table:style-name="ce59" table:content-validation-name="val1"/>
          <table:table-cell office:value-type="string" calcext:value-type="string">
            <text:p>000213</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1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41691df6-8f8a-40fa-b5c3-a45bf8f16eef</text:p>
          </table:table-cell>
          <table:table-cell table:style-name="ce59" table:content-validation-name="val1"/>
          <table:table-cell office:value-type="string" calcext:value-type="string">
            <text:p>000214</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1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eaf9b55-a6ff-4dca-ad5d-9492156f95bc</text:p>
          </table:table-cell>
          <table:table-cell table:style-name="ce59" table:content-validation-name="val1"/>
          <table:table-cell office:value-type="string" calcext:value-type="string">
            <text:p>000215</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1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919e99c-59a9-480b-b7b7-6ce49e8ab19e</text:p>
          </table:table-cell>
          <table:table-cell table:style-name="ce59" table:content-validation-name="val1"/>
          <table:table-cell office:value-type="string" calcext:value-type="string">
            <text:p>000216</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1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6374a90-600d-4d96-8763-8fb6e6213143</text:p>
          </table:table-cell>
          <table:table-cell table:style-name="ce59" table:content-validation-name="val1"/>
          <table:table-cell office:value-type="string" calcext:value-type="string">
            <text:p>000217</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1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c0bbb98-1919-431c-870b-1aa7dcbaad24</text:p>
          </table:table-cell>
          <table:table-cell table:style-name="ce59" table:content-validation-name="val1"/>
          <table:table-cell office:value-type="string" calcext:value-type="string">
            <text:p>000218</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1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e7c65b94-c107-4ef4-a791-cf5f6cf51d46</text:p>
          </table:table-cell>
          <table:table-cell table:style-name="ce59" table:content-validation-name="val1"/>
          <table:table-cell office:value-type="string" calcext:value-type="string">
            <text:p>000219</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2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cafe3bb-fa94-4d61-9aa2-8e82ab8e081b</text:p>
          </table:table-cell>
          <table:table-cell table:style-name="ce59" table:content-validation-name="val1"/>
          <table:table-cell office:value-type="string" calcext:value-type="string">
            <text:p>000220</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2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5007d54-3486-4f47-8f13-d37358658326</text:p>
          </table:table-cell>
          <table:table-cell table:style-name="ce59" table:content-validation-name="val1"/>
          <table:table-cell office:value-type="string" calcext:value-type="string">
            <text:p>000221</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2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9f08610-1ec9-43ee-b43e-54875e4d4eab</text:p>
          </table:table-cell>
          <table:table-cell table:style-name="ce59" table:content-validation-name="val1"/>
          <table:table-cell office:value-type="string" calcext:value-type="string">
            <text:p>000222</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2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379198b-1534-4012-ad97-2630bec14ec2</text:p>
          </table:table-cell>
          <table:table-cell table:style-name="ce59" table:content-validation-name="val1"/>
          <table:table-cell office:value-type="string" calcext:value-type="string">
            <text:p>000223</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2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eede78ef-b99f-4947-ac61-79eed17b5e1c</text:p>
          </table:table-cell>
          <table:table-cell table:style-name="ce59" table:content-validation-name="val1"/>
          <table:table-cell office:value-type="string" calcext:value-type="string">
            <text:p>000224</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2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20f1ec0-ded4-4b7a-9097-11ab225c7a2f</text:p>
          </table:table-cell>
          <table:table-cell table:style-name="ce59" table:content-validation-name="val1"/>
          <table:table-cell office:value-type="string" calcext:value-type="string">
            <text:p>000225</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2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3c223f5-4412-48b0-9d80-f41a39c2bb2f</text:p>
          </table:table-cell>
          <table:table-cell table:style-name="ce59" table:content-validation-name="val1"/>
          <table:table-cell office:value-type="string" calcext:value-type="string">
            <text:p>000226</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2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b38e1cb-f294-4aaa-9f7b-1810054d9556</text:p>
          </table:table-cell>
          <table:table-cell table:style-name="ce59" table:content-validation-name="val1"/>
          <table:table-cell office:value-type="string" calcext:value-type="string">
            <text:p>000227</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2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22ccfab-f744-4919-9d96-150597aca240</text:p>
          </table:table-cell>
          <table:table-cell table:style-name="ce59" table:content-validation-name="val1"/>
          <table:table-cell office:value-type="string" calcext:value-type="string">
            <text:p>000228</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2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7512694-0a19-4a48-a53e-0918b26d9500</text:p>
          </table:table-cell>
          <table:table-cell table:style-name="ce59" table:content-validation-name="val1"/>
          <table:table-cell office:value-type="string" calcext:value-type="string">
            <text:p>000229</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3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8422bb0-d422-4146-b856-c9b609480a1b</text:p>
          </table:table-cell>
          <table:table-cell table:style-name="ce59" table:content-validation-name="val1"/>
          <table:table-cell office:value-type="string" calcext:value-type="string">
            <text:p>000230</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3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d9fb23a8-bccd-4f22-96c0-d7226fd3acb8</text:p>
          </table:table-cell>
          <table:table-cell table:style-name="ce59" table:content-validation-name="val1"/>
          <table:table-cell office:value-type="string" calcext:value-type="string">
            <text:p>000231</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3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c0cca2a-0b43-4d84-b4e2-1c57634fa2f8</text:p>
          </table:table-cell>
          <table:table-cell table:style-name="ce59" table:content-validation-name="val1"/>
          <table:table-cell office:value-type="string" calcext:value-type="string">
            <text:p>000232</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3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6f34865-17dc-474c-a0bd-d491f0411e05</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3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dac9842-b094-4dc5-b973-41c6d7afa1ae</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3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507534f3-e937-41f8-93a7-aa5a6d0ae237</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3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245b293-a021-4720-b861-18fb27f8e4c3</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3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fc8f1dc-9b1f-4fae-be47-946b81c4d075</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3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a8b16a1-8900-4605-b084-dc593dea165b</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3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19f8691-1cbe-4f21-a24e-8d358a2fe02d</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4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df08633b-f24b-4ce9-adcb-2c86b28402b3</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4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4579d10-037f-4446-ab56-c64fc7bd78c5</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4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5ca7a3ef-9046-44f7-ad18-39437428c355</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4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5054ceb-8722-4eac-9fd3-f8d09853261e</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4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7a6882b-870b-40cb-87d5-3df6dbfb40a3</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4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e878c6e8-9874-491a-89b4-3502cb5b8fbf</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4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9260ee4-82f4-4265-b15f-2a613c758d11</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4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5872df51-76e3-466c-9cf0-c68e922a2690</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4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e76133ad-5e46-4eed-bb19-76b552f6a7e0</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4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7c70ca3-292b-42ca-89a7-4b6fd9eb0eb3</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5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4f9b8336-69de-4ebe-aee7-1373b48387d1</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5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117eb83-39ac-40cb-a0b6-865fe1ee2177</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5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f0a0047-9449-4393-82ae-759e6b3de49b</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5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c5f92be-14f8-4d50-b3ee-658719f477d5</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5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dba2cf4-7788-4e3b-9f79-c338613fdfa3</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5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1fde0bf-ae87-4832-b665-f3f8b3e47ba4</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5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a654b53-a825-434b-ad51-a46b889a214d</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5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4f7a858-7d58-4ccf-9bcb-695e530064b5</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5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a4ad6cc-fb07-43cf-8c79-fb462d2624b2</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5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d4029157-344b-434c-a914-d78681d3a7af</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6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db3daed-318c-45c7-a19b-00c0a283c57d</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6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67430d5-ce4a-4b73-8ef5-7e9c87e04330</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6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5fc7474e-aa8a-421c-bc27-4de01e73ce6e</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6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3095f0d-8bdc-4d02-b498-600ac057d79b</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6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13175c4-be1c-42c9-8cb2-6e8fa2597df5</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6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a897f785-ba8d-46df-8d69-d5415efcf619</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6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3c1657a-21da-4381-affa-8a5ca46b7eb5</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6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09843f4-9c68-4896-be9e-68602a4c506f</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6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cfe8afa-c0b1-4c68-809d-1574beffbaa6</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6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277839f-bf98-4b35-8b99-8c01e432a223</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7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f05e6f2-34fc-4a23-ba4f-2384dac2e2e2</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7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0679a28-b614-4180-9842-45cb4cbd44da</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7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17c1baf-43ed-41ea-835e-482a9a910f5b</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7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a3cc0129-fdcd-493d-a293-41b7c81390ca</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7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d171d882-dee9-4029-9dfc-1059230cc107</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7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4775cd8-0649-4f37-9f4c-71f1543e4e7b</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7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4fafb62-6cf2-424c-9af8-4496c9cf8d9e</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7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46ff0ba1-f023-4c09-b86c-a364b666aba6</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7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d22bb98d-296a-4033-9424-d16aeecc229f</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7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959a43e-7d1c-4cc4-a4bf-f3f43ca77ffc</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8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dc7d182-b747-46f0-9dac-9d12d3fde01c</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8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4b392a3-c72d-4b7e-b73c-94bcfff0a26c</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8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1cdfe06-3910-4a40-b969-c0c7c3af9f86</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8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87eacc1-fa71-40a7-a940-11bcc54898d0</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8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7d52b18-b8d8-4f4c-9901-776c0ab7aabb</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8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36146a2-5f81-4a22-84d6-cc01336e9dee</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8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0f71a44-b6b0-4255-857c-0dedd49cc351</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8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53b08f5a-33d0-438c-b37d-3498cc093afa</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8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5f99aa4b-cf4c-4081-bb1e-bff43a9e1195</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8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d39518bb-2302-4475-b834-2e8847667d92</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9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3be7cbc-2995-4194-9953-6b7a505d03cc</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9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ae7aa25-609e-4602-9995-843e5262c123</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9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de92ada-9642-4611-9083-16d335c1d5cd</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9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ed66131-41c9-4347-9233-b360f0cd4a82</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9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c0bde8d-ef43-48e8-bfd1-abaed0bac341</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9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17b0e9a-be70-4ea1-9a63-a5ac36c6c167</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9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8cdd59d-7352-4064-8c10-d79ac4fa119e</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9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3203e2f-606b-4a8c-8744-a3f2209b0283</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9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027e69d-f036-457b-81d9-b207d679b15b</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29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aca4784e-7427-470d-9664-f01136c267aa</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0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78522b2-b914-404b-9229-0d42ded64bd8</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0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4cdb08eb-54a3-49cd-b2cc-bf61ea059edb</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0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9add558-0256-4712-b0ae-a306b0f392dd</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0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c757a28-da5d-4b12-a423-509b7c6d839b</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0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10f533d-49ad-4ff9-9823-a2f9a307d1a5</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0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4d4bd2a-3cb7-4661-9f55-e82a6adea951</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0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a2b257c3-27ba-444a-8af3-0c7a7d3ebe2e</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0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f0de85b-7a41-4016-a429-df72fb8a53a1</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0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aac9fadb-6a68-4d82-9bd3-0aa15bd9fe0d</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0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f922fad-31c4-42bc-ab03-518ef0848e1e</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1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e691e89a-3570-4182-afa6-3f46523d29a6</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1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6eda6eb-d144-4cb7-8006-ac47b9a7b269</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1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bad5a9a-6bf7-4e6a-a8a5-a1f99d9114a7</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1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9ec4a01-a4e1-4654-b90d-bcb57941009a</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1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acc3d90c-d417-4bd9-b11a-210a68b13875</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1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bffa341-4e54-46e4-8d42-faeea957329a</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1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d88e211-bf29-46dd-a626-112804b1b7bf</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1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e84423c-1d9c-4491-ab48-9ba1d0b6dcba</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1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57ad367-d907-439e-a2eb-8dc4e34e7027</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1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b944896-8b2e-4fca-a5b5-8cecfd5d09e2</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2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55566a5-2056-4d84-ac32-ea37fc4b7fab</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2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0b58b3d-188b-4815-b9ee-475391795449</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2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97c0453-914f-4e8d-8a7a-b35bef25cb95</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2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e7a3b70-ca6b-4c0b-b8fd-8ec8bdf6c180</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2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a7ad2834-16e2-4b8e-8226-3e8b1270eb55</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2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72db8ec-7ada-4621-b78b-cc2469643102</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2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5bd9299-1e12-418a-a91f-07045d546d74</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2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3895d0c-07f2-40dd-9750-17eb3f16edcf</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2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9001e71-fb2f-4ab6-9fca-eec3c91f11f2</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2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babdaa0-facf-47a0-8a16-081e25a448f9</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3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c9abc1c-ba13-40e0-a25f-56976311c650</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3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54631b3b-154d-49b4-a3dd-319544577400</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3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e7120ea-7e94-4484-9702-b342138e4826</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3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f1d4dc1-b7e4-4dcb-9bc9-d10ecf48898d</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3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4933758-0cde-4918-9eca-13ea0970f8eb</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3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3b5922b-6452-42ff-9d18-2666e48c1b03</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3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40fa9d04-51f5-4976-bef6-b4b9ad2768ea</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3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87f0a55-a159-4fc5-a24b-a73a205568f5</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3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e846b05-62cc-4541-a105-5464aff5c81f</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3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79a7c62-cab2-4cf2-a4f4-0c510f82a0be</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4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d15b206-2273-4e4e-8d7f-8c1e152b6194</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4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716b08e-2895-40c4-a28d-8e8b2c901cb6</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4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212d029-80bd-46e2-a627-b9159a790bfb</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4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ad734c0b-e8b9-4ddb-88a1-a145feb3b494</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4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6f5ea29-ec6b-4c32-bb4e-5316b445276e</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4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63874ec-4713-4da0-8f37-6c2a20c49026</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4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2556530-f21f-4853-80d3-9d7bf356511d</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4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508aa68-947c-46b8-a5d7-91f90bd4b06e</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4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5924182e-6f90-42e0-945a-f1e7ed002a32</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4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4593a04-3c94-4e8b-abc2-b8446cb7103b</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5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e83d514-b8a0-45c3-9097-97bd4d86381e</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5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f093c81-55ae-4ef7-899a-ceb625168378</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5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837929b-99eb-43cb-b27f-38790bb8e35b</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5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2577442-525e-40e9-ae98-707dfdc1ac8c</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5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43957a52-9d09-45e5-a75a-d72b28edbb25</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5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ff6da8b-1d5d-4a4f-83e1-c592d55d769f</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5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afe535ef-0ff4-4d68-8820-4f2ef60c8c0f</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5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80cbeab-ae78-42b8-adb6-43eccfc62dc4</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5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0c1d6df-0b19-477f-8b04-ad93f87d07db</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5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18759e1-99f2-4cea-ad4c-3da66a1d43e8</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6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efb628a5-0daf-4f11-b92d-398ed71d99c2</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6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3cbb006-4df2-4a47-9693-a5108a5cdcdf</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6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4a3355a-4726-4f7a-8616-8c62302c0c58</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6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dbd41d65-9480-4202-81df-d9b80a52b7ae</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6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5254c149-b1d6-4c70-8b47-fdb4bc4513b3</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6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008a1c3-d153-464f-ba86-a3c2aad069ad</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6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c70c769-9e18-4699-bdae-c99e98901616</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6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96480d3-c07d-410c-b50c-4a2aa4099394</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6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6b0c748-7af2-4fe5-b35b-91a194b59fde</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6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743ebe5-68f4-42c6-ad47-de0c9bf3e5ce</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7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ae659f9-d8d0-4462-ae4c-7c9e5fbffbb3</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7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4f39043-cb14-46d2-91c4-f9fc9e4c3cfa</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7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40f1757b-7b76-48d2-9731-6db26d5e6464</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7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67fa620-1225-489b-a57b-caef03125ec8</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7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516f904d-8d6d-45b3-8c9d-20a45aa72926</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7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e5a6f0e-f96a-45e4-8a54-e5d1614d7050</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7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915b906-95ee-4a7d-914b-ef228fed0604</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7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8388814-44eb-4fea-8d01-f1b09abc0531</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7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7989cd1-682b-4661-8331-281a174d902c</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7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526591bb-e8cb-40ea-91f9-64e0a9f640c6</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8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edc7108-117b-4f03-8996-5a15e406e602</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8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5a856772-b863-4d3a-9668-8ee6021520f0</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8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678b069-6bcd-466b-977f-8a021c1e9d22</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8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398220b-6f2a-4e07-949b-e2de2e8593b5</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8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871fa90-4f89-4d2f-9718-608999bc9104</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8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b3fb879-0947-478e-a0f3-82064d6db0b8</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8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d57cc1ff-3845-47e1-92cc-1d594fbd15b4</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8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b17b6b0-9bec-48a4-8065-723d10417ea2</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8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8fe36cb-0ff6-469a-a09c-595a08b82a31</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8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85c95f7-f2d9-4feb-bcdd-7ec53ea00c0c</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9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ae2c0a07-4fb0-41ba-83fa-cd79ffc5c21a</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9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135ee36-ca89-49ed-bb9f-dfe7d1e6e602</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9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4616556d-d977-4d63-b165-cdc6db331baa</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9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93fc486-820c-4bab-997e-77680640dadf</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9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cd4095d-ae94-46e1-b4ec-483ae3bcdc86</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9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177cc9c-f03f-4cf9-8674-eec51477a06b</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9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3d0748e-43c6-422c-a10a-042e5d6f0dc2</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9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77c188b-8040-4a0e-8513-037b77effe6d</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9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5fbbb0d-b4d9-472e-bab3-7219a8298e09</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39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9e6fae2-82c4-451b-8de4-37cd40797ba3</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0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31cf79f-4ba4-4c5e-9d99-c9c9dd2dc68f</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0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36f5b3d-ce75-4eb4-836a-d175af3e4947</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0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87d6f79-f5f4-406a-a481-dab2223f9c24</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0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be69895-8a68-4cb7-aea0-51f982318497</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0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74e188a-8c12-4158-9464-75dee0b390f1</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0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55e12ae1-97a1-42dd-bfa4-c86e68363e0e</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0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cb6e3b0-81cb-49e3-97f4-2b906377f237</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0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18a0063-b63c-48d7-aa1d-f4ad71d3eea4</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0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3cca916-9bfd-410b-b1f5-68d25651788f</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0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8a53d68-bf31-4ac7-a252-36e0e477bcf2</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1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9ccea7d-1cc4-467f-a487-0c4d7c69dde1</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1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ed49468-ae90-40c0-88a3-7c139b1fe02b</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1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5030889-83eb-4cb9-96a4-1b47afdb7f97</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1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b7acba1-2e5b-4642-9b6f-0e0e981b7d23</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1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e0890bc-1b6b-4585-9b71-1ee6f41e47ff</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1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040f741-c435-4c3d-b495-d9ce9f9bd733</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1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118309f-0ab7-4b3f-b519-9b0771aa9c0f</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1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8a37d5f-6e98-48dd-a6cd-fc6488aaf3f4</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1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86447ce-3ebf-4745-8e38-70b7d82a7e53</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1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7fc81fc-d938-4951-b85d-d2069f79a4e8</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2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bc71d8a-4c72-4fb6-886c-61a09a05d475</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2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4df1dec8-6eb0-4bd1-99a3-b35ac0306b2b</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2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a6aaa874-55a0-419e-a0b7-45a397749df1</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2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a7cc75ba-ca64-495c-9893-c834e393d01f</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2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d90d3480-5a96-49af-8f94-4e6627aa81bc</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2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56b1e05-49d1-474e-aadd-bc236ef543f1</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2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bbd39e5-1860-4183-b53f-fa843fce1a83</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2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dff2065d-4b39-494b-9972-38baa9660b44</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2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d1e7f1e-98e8-4804-8e23-578f428fc307</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2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89bb380-353d-41a4-bbbe-8e76aaeca573</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3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e2f9acd8-e95f-403a-a838-8e8a34b0e5a6</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3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7521c2a-3000-4a9c-b8aa-2b0a033ae205</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3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95ca571-68ff-4c5c-9bee-53eec3d5e8b4</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3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d258c0e4-591a-4121-a160-908af99e525c</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3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448fcb0-ec1e-4538-894e-8311cef3eb04</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3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06cbbf2-cfc1-4ae5-97cd-0886cfea3739</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3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40df82bb-25cf-4d7a-9e9d-64d0f4e41b36</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3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69c4dbd-75c6-41df-a67f-c6a260aa7517</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3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e431c47d-5eb8-4f15-a0f2-0de5e9532552</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3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a5103248-c3f3-425d-8011-b0963e0acbbd</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4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5c81688-dc2c-46d3-b18d-cf1ef7342e83</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4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4fc282d-a0fe-4ba5-91e0-9eb19e5b9147</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4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992c1f3-7d3d-46d7-b283-e816a75496b5</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4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42b8c1c2-f0d0-4e78-a379-a2f3ac36379a</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4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80eebc8-fccf-40f2-9df7-b6e3554eefdb</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4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8721d18-fa88-4472-aa15-17771db299ca</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4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6189968-4f7c-499f-8ba8-14c57bc821e8</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4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c97a17f-c84e-4805-9952-8160a9d375fb</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4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54dd802-4704-4755-9908-b210f343c579</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4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6de106d-e0da-4de7-befd-268290f414ba</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5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e8bbaf64-4651-4d03-9330-c902090a94e6</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5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fe1c6b0-76e4-4f0d-a38f-7928a46cf910</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5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93fa915-c919-45a2-9d48-32f9ae3c0bae</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5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953721d-805a-46e2-9f4c-cc12a5e8b886</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5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d752944-7d3d-4117-8917-690a0ba6a10b</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5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8d814c7-147c-445d-befc-0761f18277a8</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5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149668d-7f8e-40e6-a4a2-dc3a202ee25e</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5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4a1a536-764a-4b82-9ad9-473ffececb46</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5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a71e8cb-d010-4d02-ac11-ab297617f30d</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5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bb634ed-ecec-4870-b7cd-754ebbba1622</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6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b310d6c-a6b2-4c1e-8056-d0b21460a17b</text:p>
          </table:table-cell>
          <table:table-cell table:style-name="ce59"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59" table:content-validation-name="val3"/>
          <table:table-cell table:formula="of:=IFERROR(VLOOKUP([.L46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2" table:number-rows-repeated="1048114">
          <table:table-cell table:number-columns-repeated="8"/>
          <table:table-cell table:content-validation-name="val2"/>
          <table:table-cell table:number-columns-repeated="1015"/>
        </table:table-row>
        <table:table-row table:style-name="ro2">
          <table:table-cell table:number-columns-repeated="8"/>
          <table:table-cell table:content-validation-name="val2"/>
          <table:table-cell table:number-columns-repeated="1015"/>
        </table:table-row>
      </table:table>
      <table:table table:name="suppliers" table:style-name="ta3">
        <table:table-column table:style-name="co19" table:default-cell-style-name="ce58"/>
        <table:table-column table:style-name="co20" table:default-cell-style-name="ce60"/>
        <table:table-column table:style-name="co21" table:default-cell-style-name="ce60"/>
        <table:table-column table:style-name="co22" table:default-cell-style-name="ce60"/>
        <table:table-column table:style-name="co23" table:default-cell-style-name="ce62"/>
        <table:table-column table:style-name="co24" table:default-cell-style-name="ce62"/>
        <table:table-column table:style-name="co25" table:default-cell-style-name="ce60"/>
        <table:table-column table:style-name="co26" table:default-cell-style-name="ce60"/>
        <table:table-column table:style-name="co18" table:number-columns-repeated="1016" table:default-cell-style-name="ce60"/>
        <table:table-row table:style-name="ro1">
          <table:table-cell table:style-name="ce57" office:value-type="string" calcext:value-type="string">
            <text:p>uuid</text:p>
          </table:table-cell>
          <table:table-cell table:style-name="ce57" office:value-type="string" calcext:value-type="string">
            <text:p>name</text:p>
          </table:table-cell>
          <table:table-cell table:style-name="ce57" office:value-type="string" calcext:value-type="string">
            <text:p>description</text:p>
          </table:table-cell>
          <table:table-cell table:style-name="ce57" office:value-type="string" calcext:value-type="string">
            <text:p>street</text:p>
          </table:table-cell>
          <table:table-cell table:style-name="ce61" office:value-type="string" calcext:value-type="string">
            <text:p>street_number</text:p>
          </table:table-cell>
          <table:table-cell table:style-name="ce61" office:value-type="string" calcext:value-type="string">
            <text:p>postal_code</text:p>
          </table:table-cell>
          <table:table-cell table:style-name="ce57" office:value-type="string" calcext:value-type="string">
            <text:p>city</text:p>
          </table:table-cell>
          <table:table-cell table:style-name="ce57" office:value-type="string" calcext:value-type="string">
            <text:p>country</text:p>
          </table:table-cell>
          <table:table-cell table:number-columns-repeated="1016"/>
        </table:table-row>
        <table:table-row table:style-name="ro1">
          <table:table-cell office:value-type="string" calcext:value-type="string">
            <text:p>89e1cda9-c5eb-4705-86af-b27eace05a4d</text:p>
          </table:table-cell>
          <table:table-cell office:value-type="string" calcext:value-type="string">
            <text:p>Adolf Würth GmbH &amp; Co. KG</text:p>
          </table:table-cell>
          <table:table-cell office:value-type="string" calcext:value-type="string">
            <text:p>The Würth Group is a leader in the development, manufacture, and distribution of assembly and fastening materials. The globally active family-owned company, headquartered in Künzelsau, Germany, comprises over 400 subsidiaries with over 2,800 branches in 80 countries.</text:p>
          </table:table-cell>
          <table:table-cell office:value-type="string" calcext:value-type="string">
            <text:p>Reinhold-Würth-Straße</text:p>
          </table:table-cell>
          <table:table-cell office:value-type="float" office:value="12" calcext:value-type="float">
            <text:p>12</text:p>
          </table:table-cell>
          <table:table-cell table:style-name="ce69" office:value-type="float" office:value="74653" calcext:value-type="float">
            <text:p>74653</text:p>
          </table:table-cell>
          <table:table-cell office:value-type="string" calcext:value-type="string">
            <text:p>Künzelsau-Gaisbach</text:p>
          </table:table-cell>
          <table:table-cell office:value-type="string" calcext:value-type="string">
            <text:p>Deutschland</text:p>
          </table:table-cell>
          <table:table-cell table:number-columns-repeated="1016"/>
        </table:table-row>
        <table:table-row table:style-name="ro1">
          <table:table-cell office:value-type="string" calcext:value-type="string">
            <text:p>bf0746cd-2e6c-4468-9538-0854b1bd9d06</text:p>
          </table:table-cell>
          <table:table-cell office:value-type="string" calcext:value-type="string">
            <text:p>Robert Bosch GmbH</text:p>
          </table:table-cell>
          <table:table-cell office:value-type="string" calcext:value-type="string">
            <text:p>The Bosch Group is a leading international supplier of technology and services with approximately 418,000 associates worldwide (as of December 31, 2024).</text:p>
          </table:table-cell>
          <table:table-cell office:value-type="string" calcext:value-type="string">
            <text:p>Robert-Bosch-Platz</text:p>
          </table:table-cell>
          <table:table-cell office:value-type="float" office:value="1" calcext:value-type="float">
            <text:p>1</text:p>
          </table:table-cell>
          <table:table-cell office:value-type="float" office:value="70839" calcext:value-type="float">
            <text:p>70839</text:p>
          </table:table-cell>
          <table:table-cell office:value-type="string" calcext:value-type="string">
            <text:p>Gerlingen-Schillerhöhe</text:p>
          </table:table-cell>
          <table:table-cell office:value-type="string" calcext:value-type="string">
            <text:p>Deutschland</text:p>
          </table:table-cell>
          <table:table-cell table:number-columns-repeated="1016"/>
        </table:table-row>
        <table:table-row table:style-name="ro1">
          <table:table-cell office:value-type="string" calcext:value-type="string">
            <text:p>f6e7fa76-e9f0-40d4-88d0-faba2831f6d8</text:p>
          </table:table-cell>
          <table:table-cell office:value-type="string" calcext:value-type="string">
            <text:p>ALSADO Inh. Aleksander Sadowski</text:p>
          </table:table-cell>
          <table:table-cell office:value-type="string" calcext:value-type="string">
            <text:p>ALSADO is a small company in Sankt Augustin in Germany, which specializes in CAD and PDM/PLM software development. Recetnly ALSADO is also entering the hardward manufacturing market with its innovative fastening solution for safery applications.</text:p>
          </table:table-cell>
          <table:table-cell office:value-type="string" calcext:value-type="string">
            <text:p>Liebfrauenstraße</text:p>
          </table:table-cell>
          <table:table-cell office:value-type="float" office:value="31" calcext:value-type="float">
            <text:p>31</text:p>
          </table:table-cell>
          <table:table-cell office:value-type="float" office:value="53757" calcext:value-type="float">
            <text:p>53757</text:p>
          </table:table-cell>
          <table:table-cell office:value-type="string" calcext:value-type="string">
            <text:p>Sankt Augustin</text:p>
          </table:table-cell>
          <table:table-cell office:value-type="string" calcext:value-type="string">
            <text:p>Deutschland</text:p>
          </table:table-cell>
          <table:table-cell table:number-columns-repeated="1016"/>
        </table:table-row>
        <table:table-row table:style-name="ro1">
          <table:table-cell office:value-type="string" calcext:value-type="string">
            <text:p>ec6514ad-e6eb-4181-9757-e34571fbdb1d</text:p>
          </table:table-cell>
          <table:table-cell office:value-type="string" calcext:value-type="string">
            <text:p>Xometry Europe GmbH</text:p>
          </table:table-cell>
          <table:table-cell office:value-type="string" calcext:value-type="string">
            <text:p>Xometry’s (NASDAQ: XMTR) AI-powered marketplace and suite of cloud-based services are rapidly digitising the manufacturing industry.</text:p>
          </table:table-cell>
          <table:table-cell office:value-type="string" calcext:value-type="string">
            <text:p>Ada-Lovelace-Straße</text:p>
          </table:table-cell>
          <table:table-cell office:value-type="float" office:value="9" calcext:value-type="float">
            <text:p>9</text:p>
          </table:table-cell>
          <table:table-cell office:value-type="float" office:value="85521" calcext:value-type="float">
            <text:p>85521</text:p>
          </table:table-cell>
          <table:table-cell office:value-type="string" calcext:value-type="string">
            <text:p>Ottobrunn</text:p>
          </table:table-cell>
          <table:table-cell office:value-type="string" calcext:value-type="string">
            <text:p>Deutschland</text:p>
          </table:table-cell>
          <table:table-cell table:number-columns-repeated="1016"/>
        </table:table-row>
        <table:table-row table:style-name="ro1">
          <table:table-cell office:value-type="string" calcext:value-type="string">
            <text:p>25a21235-6c6b-4878-8716-5ea914db9d75</text:p>
          </table:table-cell>
          <table:table-cell office:value-type="string" calcext:value-type="string">
            <text:p>Maschinenbau Kitz GmbH</text:p>
          </table:table-cell>
          <table:table-cell office:value-type="string" calcext:value-type="string">
            <text:p>Maschinenbau Kitz GmbH, founded in 1966 in Troisdorf near Bonn, Germany, is the parent company of the mk Technology Group, a leading provider of modular systems for factory automation, specializing in aluminum profile systems, conveyor technology, and custom engineering solutions for various industries.</text:p>
          </table:table-cell>
          <table:table-cell office:value-type="string" calcext:value-type="string">
            <text:p>Ampèrestraße</text:p>
          </table:table-cell>
          <table:table-cell office:value-type="string" calcext:value-type="string">
            <text:p>18</text:p>
          </table:table-cell>
          <table:table-cell office:value-type="string" calcext:value-type="string">
            <text:p>53844</text:p>
          </table:table-cell>
          <table:table-cell office:value-type="string" calcext:value-type="string">
            <text:p>Troisdorf</text:p>
          </table:table-cell>
          <table:table-cell office:value-type="string" calcext:value-type="string">
            <text:p>Deutschland</text:p>
          </table:table-cell>
          <table:table-cell table:number-columns-repeated="1016"/>
        </table:table-row>
        <table:table-row table:style-name="ro1">
          <table:table-cell office:value-type="string" calcext:value-type="string">
            <text:p>2f6a25b9-b96c-4135-b468-737c9e7ee1a6</text:p>
          </table:table-cell>
          <table:table-cell office:value-type="string" calcext:value-type="string">
            <text:p>AliExpress.com</text:p>
          </table:table-cell>
          <table:table-cell/>
          <table:table-cell office:value-type="string" calcext:value-type="string">
            <text:p>Wenyi W Rd</text:p>
          </table:table-cell>
          <table:table-cell office:value-type="string" calcext:value-type="string">
            <text:p>1818-2</text:p>
          </table:table-cell>
          <table:table-cell/>
          <table:table-cell table:style-name="ce70" office:value-type="string" calcext:value-type="string">
            <text:p>Yuhang Qu, Hangzhou</text:p>
          </table:table-cell>
          <table:table-cell office:value-type="string" calcext:value-type="string">
            <text:p>China</text:p>
          </table:table-cell>
          <table:table-cell table:number-columns-repeated="1016"/>
        </table:table-row>
        <table:table-row table:style-name="ro1">
          <table:table-cell office:value-type="string" calcext:value-type="string">
            <text:p>27b96fd9-1b69-4009-91ea-67bdb650a0a1</text:p>
          </table:table-cell>
          <table:table-cell table:number-columns-repeated="1023"/>
        </table:table-row>
        <table:table-row table:style-name="ro1">
          <table:table-cell office:value-type="string" calcext:value-type="string">
            <text:p>f869e1ed-2d68-4f61-bf59-c7d18844d6d5</text:p>
          </table:table-cell>
          <table:table-cell table:number-columns-repeated="1023"/>
        </table:table-row>
        <table:table-row table:style-name="ro1">
          <table:table-cell office:value-type="string" calcext:value-type="string">
            <text:p>d649381b-b6a9-4b83-9641-90ed071e0ff7</text:p>
          </table:table-cell>
          <table:table-cell table:number-columns-repeated="1023"/>
        </table:table-row>
        <table:table-row table:style-name="ro1">
          <table:table-cell office:value-type="string" calcext:value-type="string">
            <text:p>c92efca7-d5d8-47c4-abc9-1b61a0edcd98</text:p>
          </table:table-cell>
          <table:table-cell table:number-columns-repeated="1023"/>
        </table:table-row>
        <table:table-row table:style-name="ro1">
          <table:table-cell office:value-type="string" calcext:value-type="string">
            <text:p>2b4e8ca6-ce77-4ceb-98f5-5c0fa12a7841</text:p>
          </table:table-cell>
          <table:table-cell table:number-columns-repeated="1023"/>
        </table:table-row>
        <table:table-row table:style-name="ro1">
          <table:table-cell office:value-type="string" calcext:value-type="string">
            <text:p>aa1044c2-6806-48db-8d2e-6b81852d53cc</text:p>
          </table:table-cell>
          <table:table-cell table:number-columns-repeated="1023"/>
        </table:table-row>
        <table:table-row table:style-name="ro1">
          <table:table-cell office:value-type="string" calcext:value-type="string">
            <text:p>d4b3e26d-474f-482b-b856-1942fe0feef1</text:p>
          </table:table-cell>
          <table:table-cell table:number-columns-repeated="1023"/>
        </table:table-row>
        <table:table-row table:style-name="ro1">
          <table:table-cell office:value-type="string" calcext:value-type="string">
            <text:p>34fa6f8b-1235-44a0-b52b-8988d9ad2e65</text:p>
          </table:table-cell>
          <table:table-cell table:number-columns-repeated="1023"/>
        </table:table-row>
        <table:table-row table:style-name="ro1">
          <table:table-cell office:value-type="string" calcext:value-type="string">
            <text:p>0776124a-ac7a-422e-955d-f8f6024a7180</text:p>
          </table:table-cell>
          <table:table-cell table:number-columns-repeated="1023"/>
        </table:table-row>
        <table:table-row table:style-name="ro1">
          <table:table-cell office:value-type="string" calcext:value-type="string">
            <text:p>1dfabe57-5007-4706-bec2-5504f0e2102a</text:p>
          </table:table-cell>
          <table:table-cell table:number-columns-repeated="1023"/>
        </table:table-row>
        <table:table-row table:style-name="ro1">
          <table:table-cell office:value-type="string" calcext:value-type="string">
            <text:p>3cfa69c7-9fac-4d1d-b76b-88f95c5ba8e0</text:p>
          </table:table-cell>
          <table:table-cell table:number-columns-repeated="1023"/>
        </table:table-row>
        <table:table-row table:style-name="ro1">
          <table:table-cell office:value-type="string" calcext:value-type="string">
            <text:p>1fdee1f5-1fbf-488b-8f5e-de8fa686710e</text:p>
          </table:table-cell>
          <table:table-cell table:number-columns-repeated="1023"/>
        </table:table-row>
        <table:table-row table:style-name="ro1">
          <table:table-cell office:value-type="string" calcext:value-type="string">
            <text:p>55186d43-74f8-40de-a94e-50f84583e585</text:p>
          </table:table-cell>
          <table:table-cell table:number-columns-repeated="1023"/>
        </table:table-row>
        <table:table-row table:style-name="ro1">
          <table:table-cell office:value-type="string" calcext:value-type="string">
            <text:p>aad3a56d-b9ac-4c45-914a-d2f3f26b7854</text:p>
          </table:table-cell>
          <table:table-cell table:number-columns-repeated="1023"/>
        </table:table-row>
        <table:table-row table:style-name="ro1">
          <table:table-cell office:value-type="string" calcext:value-type="string">
            <text:p>0237a8e5-40ca-4d98-a5ad-0ff7cbbda8d7</text:p>
          </table:table-cell>
          <table:table-cell table:number-columns-repeated="1023"/>
        </table:table-row>
        <table:table-row table:style-name="ro1">
          <table:table-cell office:value-type="string" calcext:value-type="string">
            <text:p>f5e9a563-4378-4c6e-b06c-0c8dd15f17f5</text:p>
          </table:table-cell>
          <table:table-cell table:number-columns-repeated="1023"/>
        </table:table-row>
        <table:table-row table:style-name="ro1">
          <table:table-cell office:value-type="string" calcext:value-type="string">
            <text:p>cacb4775-cd6c-413c-8d3a-a692e5c5dd50</text:p>
          </table:table-cell>
          <table:table-cell table:number-columns-repeated="1023"/>
        </table:table-row>
        <table:table-row table:style-name="ro1">
          <table:table-cell office:value-type="string" calcext:value-type="string">
            <text:p>ab435c8d-6c4c-45ea-9bdb-e9e4794cb8f3</text:p>
          </table:table-cell>
          <table:table-cell table:number-columns-repeated="1023"/>
        </table:table-row>
        <table:table-row table:style-name="ro1">
          <table:table-cell office:value-type="string" calcext:value-type="string">
            <text:p>04c6179d-7de7-42cf-9ea1-ecc5949d34d4</text:p>
          </table:table-cell>
          <table:table-cell table:number-columns-repeated="1023"/>
        </table:table-row>
        <table:table-row table:style-name="ro1">
          <table:table-cell office:value-type="string" calcext:value-type="string">
            <text:p>957c71c7-d611-430d-a78e-2512f5c8316e</text:p>
          </table:table-cell>
          <table:table-cell table:number-columns-repeated="1023"/>
        </table:table-row>
        <table:table-row table:style-name="ro1">
          <table:table-cell office:value-type="string" calcext:value-type="string">
            <text:p>b975eb2a-0f2f-4c3d-8a89-1947757b6e7b</text:p>
          </table:table-cell>
          <table:table-cell table:number-columns-repeated="1023"/>
        </table:table-row>
        <table:table-row table:style-name="ro1">
          <table:table-cell office:value-type="string" calcext:value-type="string">
            <text:p>e9bd1f5f-451d-4afe-8a87-fc05449b011b</text:p>
          </table:table-cell>
          <table:table-cell table:number-columns-repeated="1023"/>
        </table:table-row>
        <table:table-row table:style-name="ro1">
          <table:table-cell office:value-type="string" calcext:value-type="string">
            <text:p>490f5775-65db-4e57-86e0-08f2b246dd1e</text:p>
          </table:table-cell>
          <table:table-cell table:number-columns-repeated="1023"/>
        </table:table-row>
        <table:table-row table:style-name="ro1">
          <table:table-cell office:value-type="string" calcext:value-type="string">
            <text:p>40ca4d3a-72a3-4a81-b43c-6077c24905ab</text:p>
          </table:table-cell>
          <table:table-cell table:number-columns-repeated="1023"/>
        </table:table-row>
        <table:table-row table:style-name="ro1">
          <table:table-cell office:value-type="string" calcext:value-type="string">
            <text:p>a5a4590d-7670-4cf1-9403-4bc2dfa79ff8</text:p>
          </table:table-cell>
          <table:table-cell table:number-columns-repeated="1023"/>
        </table:table-row>
        <table:table-row table:style-name="ro1">
          <table:table-cell office:value-type="string" calcext:value-type="string">
            <text:p>dcfaf9ac-a440-4ef5-93d4-f3209e2d329a</text:p>
          </table:table-cell>
          <table:table-cell table:number-columns-repeated="1023"/>
        </table:table-row>
        <table:table-row table:style-name="ro1">
          <table:table-cell office:value-type="string" calcext:value-type="string">
            <text:p>15b3b744-2f32-41c8-8a55-1ff485104f55</text:p>
          </table:table-cell>
          <table:table-cell table:number-columns-repeated="1023"/>
        </table:table-row>
        <table:table-row table:style-name="ro1">
          <table:table-cell office:value-type="string" calcext:value-type="string">
            <text:p>aaff5d2c-ff21-4290-906e-2d37e4d3c43f</text:p>
          </table:table-cell>
          <table:table-cell table:number-columns-repeated="1023"/>
        </table:table-row>
        <table:table-row table:style-name="ro1">
          <table:table-cell office:value-type="string" calcext:value-type="string">
            <text:p>e7fb5f4d-b5c4-4367-a097-83a72a3a3d8b</text:p>
          </table:table-cell>
          <table:table-cell table:number-columns-repeated="1023"/>
        </table:table-row>
        <table:table-row table:style-name="ro1">
          <table:table-cell office:value-type="string" calcext:value-type="string">
            <text:p>0d9cdc57-3b59-4f76-aa22-047acfafb4d4</text:p>
          </table:table-cell>
          <table:table-cell table:number-columns-repeated="1023"/>
        </table:table-row>
        <table:table-row table:style-name="ro1">
          <table:table-cell office:value-type="string" calcext:value-type="string">
            <text:p>e94448a8-4ac9-4fce-9578-5be4d584edc8</text:p>
          </table:table-cell>
          <table:table-cell table:number-columns-repeated="1023"/>
        </table:table-row>
        <table:table-row table:style-name="ro1">
          <table:table-cell office:value-type="string" calcext:value-type="string">
            <text:p>b1899877-bd49-4018-92f9-2c00f7aad1de</text:p>
          </table:table-cell>
          <table:table-cell table:number-columns-repeated="1023"/>
        </table:table-row>
        <table:table-row table:style-name="ro1">
          <table:table-cell office:value-type="string" calcext:value-type="string">
            <text:p>02802aa7-66fd-4cdf-a440-00e3d856599d</text:p>
          </table:table-cell>
          <table:table-cell table:number-columns-repeated="1023"/>
        </table:table-row>
        <table:table-row table:style-name="ro1">
          <table:table-cell office:value-type="string" calcext:value-type="string">
            <text:p>c673b3b3-29e4-47df-9e9d-a9911c6e1ae8</text:p>
          </table:table-cell>
          <table:table-cell table:number-columns-repeated="1023"/>
        </table:table-row>
        <table:table-row table:style-name="ro2" table:number-rows-repeated="1048534">
          <table:table-cell table:number-columns-repeated="1024"/>
        </table:table-row>
        <table:table-row table:style-name="ro2">
          <table:table-cell table:number-columns-repeated="1024"/>
        </table:table-row>
      </table:table>
      <table:table table:name="numbering_system" table:style-name="ta4">
        <table:table-column table:style-name="co27" table:default-cell-style-name="ce72"/>
        <table:table-column table:style-name="co28" table:default-cell-style-name="ce72"/>
        <table:table-column table:style-name="co29" table:number-columns-repeated="1022" table:default-cell-style-name="Default"/>
        <table:table-row table:style-name="ro1">
          <table:table-cell table:style-name="ce71" office:value-type="string" calcext:value-type="string">
            <text:p>number</text:p>
          </table:table-cell>
          <table:table-cell table:style-name="ce71" office:value-type="string" calcext:value-type="string">
            <text:p>description</text:p>
          </table:table-cell>
          <table:table-cell table:style-name="ce72" table:number-columns-repeated="1022"/>
        </table:table-row>
        <table:table-row table:style-name="ro1">
          <table:table-cell office:value-type="string" calcext:value-type="string">
            <text:p>MECH</text:p>
          </table:table-cell>
          <table:table-cell office:value-type="string" calcext:value-type="string">
            <text:p>Mechanical Components; Includes all physical, non-electrical parts used in assemblies (e.g. brackets, frames, fasteners, gears, shafts, bearings, housings, springs).</text:p>
          </table:table-cell>
          <table:table-cell table:number-columns-repeated="1022"/>
        </table:table-row>
        <table:table-row table:style-name="ro1">
          <table:table-cell office:value-type="string" calcext:value-type="string">
            <text:p>ELEC</text:p>
          </table:table-cell>
          <table:table-cell office:value-type="string" calcext:value-type="string">
            <text:p>Electrical/Electronic Components; Includes all parts that carry or control electrical signals (e.g. PCBs, wiring harnesses, connectors, sensors, switches, motors, actuators).</text:p>
          </table:table-cell>
          <table:table-cell table:number-columns-repeated="1022"/>
        </table:table-row>
        <table:table-row table:style-name="ro1">
          <table:table-cell office:value-type="string" calcext:value-type="string">
            <text:p>SW</text:p>
          </table:table-cell>
          <table:table-cell office:value-type="string" calcext:value-type="string">
            <text:p>Software/Firmware; Includes control software, embedded firmware, and other digital configurations used in products.</text:p>
          </table:table-cell>
          <table:table-cell table:number-columns-repeated="1022"/>
        </table:table-row>
        <table:table-row table:style-name="ro1">
          <table:table-cell office:value-type="string" calcext:value-type="string">
            <text:p>STD</text:p>
          </table:table-cell>
          <table:table-cell office:value-type="string" calcext:value-type="string">
            <text:p>Standard/Commercial Off-The-Shelf Components; Includes commonly available items sourced from suppliers (e.g. fasteners, bearings, resistors, capacitors, relays).</text:p>
          </table:table-cell>
          <table:table-cell table:number-columns-repeated="1022"/>
        </table:table-row>
        <table:table-row table:style-name="ro1">
          <table:table-cell office:value-type="string" calcext:value-type="string">
            <text:p>MAT</text:p>
          </table:table-cell>
          <table:table-cell office:value-type="string" calcext:value-type="string">
            <text:p>Raw Materials; Includes unprocessed materials used in production (e.g. sheet metal, plastics, aluminum profiles, rubber, chemicals).</text:p>
          </table:table-cell>
          <table:table-cell table:number-columns-repeated="1022"/>
        </table:table-row>
        <table:table-row table:style-name="ro1">
          <table:table-cell office:value-type="string" calcext:value-type="string">
            <text:p>TFC</text:p>
          </table:table-cell>
          <table:table-cell office:value-type="string" calcext:value-type="string">
            <text:p>Tools, Fixtures, and Consumables; Includes items used in manufacturing or maintenance that do not become part of the finished product (e.g. jigs, fixtures, hand tools, lubricants, cutting fluids).</text:p>
          </table:table-cell>
          <table:table-cell table:number-columns-repeated="1022"/>
        </table:table-row>
        <table:table-row table:style-name="ro1">
          <table:table-cell office:value-type="string" calcext:value-type="string">
            <text:p>PKG</text:p>
          </table:table-cell>
          <table:table-cell office:value-type="string" calcext:value-type="string">
            <text:p>Packaging and Shipping Materials; Includes materials used to store, protect, or ship products (e.g. boxes, pallets, bubble wrap, labels).</text:p>
          </table:table-cell>
          <table:table-cell table:number-columns-repeated="1022"/>
        </table:table-row>
        <table:table-row table:style-name="ro2" table:number-rows-repeated="7">
          <table:table-cell table:number-columns-repeated="1024"/>
        </table:table-row>
        <table:table-row table:style-name="ro1">
          <table:table-cell table:number-columns-repeated="5"/>
          <table:table-cell table:style-name="ce73"/>
          <table:table-cell table:number-columns-repeated="1018"/>
        </table:table-row>
        <table:table-row table:style-name="ro1">
          <table:table-cell/>
          <table:table-cell table:style-name="ce73"/>
          <table:table-cell table:number-columns-repeated="1022"/>
        </table:table-row>
        <table:table-row table:style-name="ro2" table:number-rows-repeated="8">
          <table:table-cell table:number-columns-repeated="1024"/>
        </table:table-row>
        <table:table-row table:style-name="ro1">
          <table:table-cell/>
          <table:table-cell table:style-name="ce73"/>
          <table:table-cell table:number-columns-repeated="1022"/>
        </table:table-row>
        <table:table-row table:style-name="ro2" table:number-rows-repeated="1048549">
          <table:table-cell table:number-columns-repeated="1024"/>
        </table:table-row>
        <table:table-row table:style-name="ro2">
          <table:table-cell table:number-columns-repeated="1024"/>
        </table:table-row>
      </table:table>
      <table:table table:name="materials" table:style-name="ta1">
        <table:table-column table:style-name="co1" table:default-cell-style-name="Default"/>
        <table:table-column table:style-name="co30" table:default-cell-style-name="Default"/>
        <table:table-column table:style-name="co25" table:default-cell-style-name="Default"/>
        <table:table-row table:style-name="ro1">
          <table:table-cell table:style-name="ce75" office:value-type="string" calcext:value-type="string">
            <text:p>uuid</text:p>
          </table:table-cell>
          <table:table-cell table:style-name="ce75" office:value-type="string" calcext:value-type="string">
            <text:p>material_name</text:p>
          </table:table-cell>
          <table:table-cell table:style-name="ce75" office:value-type="string" calcext:value-type="string">
            <text:p>material_type</text:p>
          </table:table-cell>
        </table:table-row>
        <table:table-row table:style-name="ro1">
          <table:table-cell table:number-columns-repeated="2"/>
          <table:table-cell office:value-type="string" calcext:value-type="string">
            <text:p>Steel</text:p>
          </table:table-cell>
        </table:table-row>
        <table:table-row table:style-name="ro1">
          <table:table-cell table:number-columns-repeated="2"/>
          <table:table-cell office:value-type="string" calcext:value-type="string">
            <text:p>Stainless steel</text:p>
          </table:table-cell>
        </table:table-row>
        <table:table-row table:style-name="ro1">
          <table:table-cell table:number-columns-repeated="2"/>
          <table:table-cell office:value-type="string" calcext:value-type="string">
            <text:p>Aluminium</text:p>
          </table:table-cell>
        </table:table-row>
        <table:table-row table:style-name="ro1">
          <table:table-cell table:number-columns-repeated="2"/>
          <table:table-cell office:value-type="string" calcext:value-type="string">
            <text:p>Copper</text:p>
          </table:table-cell>
        </table:table-row>
        <table:table-row table:style-name="ro1">
          <table:table-cell table:number-columns-repeated="2"/>
          <table:table-cell office:value-type="string" calcext:value-type="string">
            <text:p>Brass</text:p>
          </table:table-cell>
        </table:table-row>
        <table:table-row table:style-name="ro1">
          <table:table-cell table:number-columns-repeated="2"/>
          <table:table-cell office:value-type="string" calcext:value-type="string">
            <text:p>Plastics</text:p>
          </table:table-cell>
        </table:table-row>
      </table:table>
      <table:table table:name="values" table:style-name="ta5">
        <table:table-column table:style-name="co18" table:default-cell-style-name="ce79"/>
        <table:table-column table:style-name="co18" table:default-cell-style-name="ce81"/>
        <table:table-column table:style-name="co18" table:default-cell-style-name="ce85"/>
        <table:table-column table:style-name="co29" table:number-columns-repeated="1021" table:default-cell-style-name="Default"/>
        <table:table-row table:style-name="ro3">
          <table:table-cell table:style-name="ce76" office:value-type="string" calcext:value-type="string">
            <text:p>VAT</text:p>
          </table:table-cell>
          <table:table-cell table:style-name="ce80" office:value-type="string" calcext:value-type="string">
            <text:p>assembly cost (hourly rate)</text:p>
          </table:table-cell>
          <table:table-cell table:style-name="ce82" office:value-type="string" calcext:value-type="string">
            <text:p>unit_assembly_time</text:p>
          </table:table-cell>
          <table:table-cell table:style-name="ce86" table:number-columns-repeated="1021"/>
        </table:table-row>
        <table:table-row table:style-name="ro1">
          <table:table-cell office:value-type="percentage" office:value="0.19" calcext:value-type="percentage">
            <text:p>19,00 %</text:p>
          </table:table-cell>
          <table:table-cell office:value-type="currency" office:currency="EUR" office:value="14.2" calcext:value-type="currency">
            <text:p>14,20 €</text:p>
          </table:table-cell>
          <table:table-cell office:value-type="float" office:value="2" calcext:value-type="float">
            <text:p>2,00</text:p>
          </table:table-cell>
          <table:table-cell table:number-columns-repeated="1021"/>
        </table:table-row>
        <table:table-row table:style-name="ro2" table:number-rows-repeated="1048573">
          <table:table-cell table:number-columns-repeated="1024"/>
        </table:table-row>
        <table:table-row table:style-name="ro2">
          <table:table-cell table:number-columns-repeated="1024"/>
        </table:table-row>
      </table:table>
      <table:table table:name="invoice" table:style-name="ta7">
        <table:table-column table:style-name="co29" table:number-columns-repeated="4" table:default-cell-style-name="Default"/>
        <table:table-column table:style-name="co44" table:default-cell-style-name="ce28"/>
        <table:table-column table:style-name="co45" table:default-cell-style-name="ce28"/>
        <table:table-column table:style-name="co29" table:number-columns-repeated="1018" table:default-cell-style-name="Default"/>
        <table:table-row table:style-name="ro1">
          <table:table-cell table:style-name="ce22" table:number-columns-repeated="9"/>
          <table:table-cell table:number-columns-repeated="1015"/>
        </table:table-row>
        <table:table-row table:style-name="ro1">
          <table:table-cell table:style-name="ce22" table:number-columns-repeated="4"/>
          <table:table-cell/>
          <table:table-cell table:style-name="ce22" table:number-columns-repeated="4"/>
          <table:table-cell table:number-columns-repeated="1015"/>
        </table:table-row>
        <table:table-row table:style-name="ro1">
          <table:table-cell table:style-name="ce22" table:number-columns-repeated="7"/>
          <table:table-cell table:style-name="ce89" table:number-columns-repeated="2"/>
          <table:table-cell table:style-name="ce91" table:number-columns-repeated="2"/>
          <table:table-cell table:number-columns-repeated="1013"/>
        </table:table-row>
        <table:table-row table:style-name="ro1">
          <table:table-cell table:style-name="ce22" table:number-columns-repeated="7"/>
          <table:table-cell table:style-name="ce89"/>
          <table:table-cell table:number-columns-repeated="2"/>
          <table:table-cell table:style-name="ce91"/>
          <table:table-cell table:number-columns-repeated="1013"/>
        </table:table-row>
        <table:table-row table:style-name="ro1">
          <table:table-cell table:style-name="ce22" table:number-columns-repeated="7"/>
          <table:table-cell table:style-name="ce89" table:number-columns-repeated="2"/>
          <table:table-cell table:style-name="ce91" table:number-columns-repeated="2"/>
          <table:table-cell table:number-columns-repeated="1013"/>
        </table:table-row>
        <table:table-row table:style-name="ro1" table:number-rows-repeated="2">
          <table:table-cell table:style-name="ce22" table:number-columns-repeated="9"/>
          <table:table-cell table:number-columns-repeated="1015"/>
        </table:table-row>
        <table:table-row table:style-name="ro2">
          <table:table-cell table:style-name="ce88" office:value-type="string" calcext:value-type="string" table:number-columns-spanned="6" table:number-rows-spanned="1">
            <text:p>Aleksander Sadowski | Liebfrauenstraße 31 | 53757 Sankt Augustin</text:p>
          </table:table-cell>
          <table:covered-table-cell table:number-columns-repeated="5" table:style-name="ce24"/>
          <table:table-cell table:style-name="ce22" table:number-columns-repeated="3"/>
          <table:table-cell table:number-columns-repeated="1015"/>
        </table:table-row>
        <table:table-row table:style-name="ro1">
          <table:table-cell table:style-name="ce22" table:number-columns-repeated="9"/>
          <table:table-cell table:number-columns-repeated="1015"/>
        </table:table-row>
        <table:table-row table:style-name="ro2">
          <table:table-cell table:style-name="ce88" office:value-type="string" calcext:value-type="string" table:number-columns-spanned="3" table:number-rows-spanned="1">
            <text:p>Mustermann GmbH</text:p>
          </table:table-cell>
          <table:covered-table-cell table:number-columns-repeated="2" table:style-name="ce24"/>
          <table:table-cell table:style-name="ce22" table:number-columns-repeated="6"/>
          <table:table-cell table:number-columns-repeated="1015"/>
        </table:table-row>
        <table:table-row table:style-name="ro2">
          <table:table-cell table:style-name="ce88" office:value-type="string" calcext:value-type="string" table:number-columns-spanned="3" table:number-rows-spanned="1">
            <text:p>Musterstraße 17</text:p>
          </table:table-cell>
          <table:covered-table-cell table:number-columns-repeated="2" table:style-name="ce24"/>
          <table:table-cell table:style-name="ce22" table:number-columns-repeated="6"/>
          <table:table-cell table:number-columns-repeated="1015"/>
        </table:table-row>
        <table:table-row table:style-name="ro2">
          <table:table-cell table:style-name="ce88" office:value-type="string" calcext:value-type="string" table:number-columns-spanned="3" table:number-rows-spanned="1">
            <text:p>123456 Musterstadt</text:p>
          </table:table-cell>
          <table:covered-table-cell table:number-columns-repeated="2" table:style-name="ce24"/>
          <table:table-cell table:style-name="ce22" table:number-columns-repeated="6"/>
          <table:table-cell table:number-columns-repeated="1015"/>
        </table:table-row>
        <table:table-row table:style-name="ro2">
          <table:table-cell table:style-name="ce88" office:value-type="string" calcext:value-type="string" table:number-columns-spanned="3" table:number-rows-spanned="1">
            <text:p>Musterland</text:p>
          </table:table-cell>
          <table:covered-table-cell table:number-columns-repeated="2" table:style-name="ce24"/>
          <table:table-cell table:style-name="ce22" table:number-columns-repeated="6"/>
          <table:table-cell table:number-columns-repeated="1015"/>
        </table:table-row>
        <table:table-row table:style-name="ro4">
          <table:table-cell table:style-name="ce22" table:number-columns-repeated="5"/>
          <table:table-cell table:style-name="ce24" office:value-type="string" calcext:value-type="string">
            <text:p>Angebots-Nr.: </text:p>
          </table:table-cell>
          <table:table-cell table:style-name="ce24" office:value-type="float" office:value="9" calcext:value-type="float">
            <text:p>9</text:p>
          </table:table-cell>
          <table:table-cell table:number-columns-repeated="1017"/>
        </table:table-row>
        <table:table-row table:style-name="ro5">
          <table:table-cell table:style-name="ce77" office:value-type="string" calcext:value-type="string">
            <text:p>BOM_ID:</text:p>
          </table:table-cell>
          <table:table-cell table:style-name="ce83" table:content-validation-name="val4" office:value-type="string" calcext:value-type="string">
            <text:p>bom_00009</text:p>
          </table:table-cell>
          <table:table-cell table:style-name="ce22" table:number-columns-repeated="3"/>
          <table:table-cell table:style-name="ce24" office:value-type="string" calcext:value-type="string">
            <text:p>Kundennummer: </text:p>
          </table:table-cell>
          <table:table-cell table:style-name="ce24" office:value-type="float" office:value="40" calcext:value-type="float">
            <text:p>40</text:p>
          </table:table-cell>
          <table:table-cell table:number-columns-repeated="1017"/>
        </table:table-row>
        <table:table-row table:style-name="ro6">
          <table:table-cell table:style-name="ce78" office:value-type="string" calcext:value-type="string">
            <text:p>CLIENT_ID:</text:p>
          </table:table-cell>
          <table:table-cell table:style-name="ce84" office:value-type="string" calcext:value-type="string">
            <text:p>00001</text:p>
          </table:table-cell>
          <table:table-cell table:style-name="ce22" table:number-columns-repeated="3"/>
          <table:table-cell table:style-name="ce24" office:value-type="string" calcext:value-type="string">
            <text:p>Angebotsdatum: </text:p>
          </table:table-cell>
          <table:table-cell table:style-name="ce29" office:value-type="date" office:date-value="2025-10-21" calcext:value-type="date">
            <text:p>21.10.25</text:p>
          </table:table-cell>
          <table:table-cell table:number-columns-repeated="1017"/>
        </table:table-row>
        <table:table-row table:style-name="ro1">
          <table:table-cell table:style-name="ce22" table:number-columns-repeated="9"/>
          <table:table-cell table:number-columns-repeated="1015"/>
        </table:table-row>
        <table:table-row table:style-name="ro1">
          <table:table-cell table:style-name="ce24" office:value-type="string" calcext:value-type="string">
            <text:p>Angebot</text:p>
          </table:table-cell>
          <table:table-cell table:style-name="ce22" table:number-columns-repeated="8"/>
          <table:table-cell table:number-columns-repeated="1015"/>
        </table:table-row>
        <table:table-row table:style-name="ro1">
          <table:table-cell table:style-name="ce22" table:number-columns-repeated="9"/>
          <table:table-cell table:number-columns-repeated="1015"/>
        </table:table-row>
        <table:table-row table:style-name="ro7">
          <table:table-cell table:style-name="ce88" office:value-type="string" calcext:value-type="string" table:number-columns-spanned="7" table:number-rows-spanned="1">
            <text:p>Wir bedanken uns für das Interesse an unseren Dienstleistungen und möchten Ihnen folgendes Angebot unterbreiten:</text:p>
          </table:table-cell>
          <table:covered-table-cell table:number-columns-repeated="6" table:style-name="ce24"/>
          <table:table-cell table:number-columns-repeated="1017"/>
        </table:table-row>
        <table:table-row table:style-name="ro1">
          <table:table-cell table:style-name="ce22" table:number-columns-repeated="9"/>
          <table:table-cell table:number-columns-repeated="1015"/>
        </table:table-row>
        <table:table-row table:style-name="ro2">
          <table:table-cell table:style-name="ce99" office:value-type="string" calcext:value-type="string">
            <text:p>Pos. </text:p>
          </table:table-cell>
          <table:table-cell table:style-name="ce99" office:value-type="string" calcext:value-type="string" table:number-columns-spanned="5" table:number-rows-spanned="1">
            <text:p>Bezeichnung </text:p>
          </table:table-cell>
          <table:covered-table-cell table:number-columns-repeated="4" table:style-name="ce99"/>
          <table:table-cell table:style-name="ce99" office:value-type="string" calcext:value-type="string">
            <text:p>Preis</text:p>
          </table:table-cell>
          <table:table-cell table:number-columns-repeated="1017"/>
        </table:table-row>
        <table:table-row table:style-name="ro8">
          <table:table-cell table:style-name="ce26" office:value-type="float" office:value="1" calcext:value-type="float">
            <text:p>1</text:p>
          </table:table-cell>
          <table:table-cell table:style-name="ce26" table:formula="of:=IF([.B15]&lt;&gt;&quot;&quot;; [$boms.$B$2]; &quot;&quot;)" office:value-type="string" office:string-value="bom_00001" calcext:value-type="string" table:number-columns-spanned="5" table:number-rows-spanned="1">
            <text:p>bom_00001</text:p>
          </table:table-cell>
          <table:covered-table-cell table:number-columns-repeated="4" table:style-name="ce26"/>
          <table:table-cell table:style-name="ce30" table:formula="of:=IF([.B15]&lt;&gt;&quot;&quot;; [$boms.$B$2]; &quot;&quot;)" office:value-type="string" office:string-value="bom_00001" calcext:value-type="string">
            <text:p>bom_00001</text:p>
          </table:table-cell>
          <table:table-cell/>
          <table:table-cell table:style-name="ce24"/>
          <table:table-cell table:number-columns-repeated="1015"/>
        </table:table-row>
        <table:table-row table:style-name="ro2">
          <table:table-cell table:style-name="ce101" office:value-type="string" calcext:value-type="string" table:number-columns-spanned="6" table:number-rows-spanned="1">
            <text:p>Total</text:p>
          </table:table-cell>
          <table:covered-table-cell table:number-columns-repeated="5" table:style-name="ce101"/>
          <table:table-cell table:style-name="ce31" table:formula="of:=SUM([.G23])" office:value-type="currency" office:currency="EUR" office:value="0" calcext:value-type="currency">
            <text:p>0,00 €</text:p>
          </table:table-cell>
          <table:table-cell/>
          <table:table-cell table:style-name="ce32"/>
          <table:table-cell table:number-columns-repeated="1015"/>
        </table:table-row>
        <table:table-row table:style-name="ro1">
          <table:table-cell table:style-name="ce22" table:number-columns-repeated="2"/>
          <table:table-cell table:number-columns-repeated="6"/>
          <table:table-cell table:style-name="ce22"/>
          <table:table-cell table:number-columns-repeated="1015"/>
        </table:table-row>
        <table:table-row table:style-name="ro1">
          <table:table-cell table:style-name="ce22"/>
          <table:table-cell/>
          <table:table-cell table:style-name="ce22" table:number-columns-repeated="7"/>
          <table:table-cell table:number-columns-repeated="1015"/>
        </table:table-row>
        <table:table-row table:style-name="ro1">
          <table:table-cell table:style-name="ce22" table:number-columns-repeated="9"/>
          <table:table-cell table:number-columns-repeated="1015"/>
        </table:table-row>
        <table:table-row table:style-name="ro9">
          <table:table-cell table:style-name="ce88" office:value-type="string" calcext:value-type="string" table:number-columns-spanned="7" table:number-rows-spanned="1">
            <text:p>Der volle Betrag ist spätestens 30 Tage nach Lieferung auf das unten angegebene Konto zu überweisen.</text:p>
            <text:p/>
            <text:p/>
            <text:p>Mit freundlichen Grüßen</text:p>
            <text:p>Aleksander Sadowski</text:p>
          </table:table-cell>
          <table:covered-table-cell table:number-columns-repeated="6" table:style-name="ce24"/>
          <table:table-cell table:number-columns-repeated="1017"/>
        </table:table-row>
        <table:table-row table:style-name="ro2" table:number-rows-repeated="1048547">
          <table:table-cell table:number-columns-repeated="1024"/>
        </table:table-row>
        <table:table-row table:style-name="ro2">
          <table:table-cell table:number-columns-repeated="1024"/>
        </table:table-row>
      </table:table>
      <table:table table:name="boms" table:style-name="ta8">
        <office:forms form:automatic-focus="false" form:apply-design-mode="false"/>
        <table:table-column table:style-name="co46" table:default-cell-style-name="ce58"/>
        <table:table-column table:style-name="co18" table:default-cell-style-name="ce33"/>
        <table:table-column table:style-name="co47" table:default-cell-style-name="ce60"/>
        <table:table-column table:style-name="co48" table:default-cell-style-name="ce35"/>
        <table:table-column table:style-name="co49" table:default-cell-style-name="ce37"/>
        <table:table-column table:style-name="co50" table:default-cell-style-name="ce58"/>
        <table:table-column table:style-name="co30" table:default-cell-style-name="ce37"/>
        <table:table-column table:style-name="co51" table:default-cell-style-name="ce58"/>
        <table:table-column table:style-name="co52" table:default-cell-style-name="ce58"/>
        <table:table-column table:style-name="co53" table:default-cell-style-name="ce41"/>
        <table:table-column table:style-name="co54" table:default-cell-style-name="ce37"/>
        <table:table-column table:style-name="co27" table:default-cell-style-name="ce58"/>
        <table:table-column table:style-name="co55" table:default-cell-style-name="ce74"/>
        <table:table-column table:style-name="co18" table:number-columns-repeated="2" table:default-cell-style-name="ce58"/>
        <table:table-column table:style-name="co18" table:number-columns-repeated="1009" table:default-cell-style-name="ce60"/>
        <table:table-row table:style-name="ro10">
          <table:table-cell table:style-name="ce57" office:value-type="string" calcext:value-type="string">
            <text:p>uuid</text:p>
          </table:table-cell>
          <table:table-cell table:style-name="ce61" office:value-type="string" calcext:value-type="string">
            <text:p>bom_id</text:p>
          </table:table-cell>
          <table:table-cell table:style-name="ce57" office:value-type="string" calcext:value-type="string">
            <text:p>name</text:p>
          </table:table-cell>
          <table:table-cell table:style-name="ce113" office:value-type="string" calcext:value-type="string">
            <text:p>number of components (total)</text:p>
          </table:table-cell>
          <table:table-cell table:style-name="ce115" office:value-type="string" calcext:value-type="string">
            <text:p>cost of parts (total)</text:p>
          </table:table-cell>
          <table:table-cell table:style-name="ce117" office:value-type="string" calcext:value-type="string">
            <text:p>assembly time (h)</text:p>
          </table:table-cell>
          <table:table-cell table:style-name="ce115" office:value-type="string" calcext:value-type="string">
            <text:p>assembly cost (hourly rate)</text:p>
          </table:table-cell>
          <table:table-cell table:style-name="ce117" office:value-type="string" calcext:value-type="string">
            <text:p>assembly cost (total)</text:p>
          </table:table-cell>
          <table:table-cell table:style-name="ce117" office:value-type="string" calcext:value-type="string">
            <text:p>manufacturing cost (total)</text:p>
          </table:table-cell>
          <table:table-cell table:style-name="ce119" office:value-type="string" calcext:value-type="string">
            <text:p>profit margin</text:p>
          </table:table-cell>
          <table:table-cell table:style-name="ce115" office:value-type="string" calcext:value-type="string">
            <text:p>profit</text:p>
          </table:table-cell>
          <table:table-cell table:style-name="ce117" office:value-type="string" calcext:value-type="string">
            <text:p>selling price (net)</text:p>
          </table:table-cell>
          <table:table-cell table:style-name="ce119" table:content-validation-name="val5" office:value-type="string" calcext:value-type="string">
            <text:p>VAT rate</text:p>
          </table:table-cell>
          <table:table-cell table:style-name="ce117" office:value-type="string" calcext:value-type="string">
            <text:p>VAT amount</text:p>
          </table:table-cell>
          <table:table-cell table:style-name="ce117" office:value-type="string" calcext:value-type="string">
            <text:p>selling price (gross)</text:p>
          </table:table-cell>
          <table:table-cell table:number-columns-repeated="1009"/>
        </table:table-row>
        <table:table-row table:style-name="ro1">
          <table:table-cell office:value-type="string" calcext:value-type="string">
            <text:p>00622a2a-0f53-454a-bd9b-1c2583f1ec92</text:p>
          </table:table-cell>
          <table:table-cell office:value-type="string" calcext:value-type="string">
            <text:p>bom_00001</text:p>
          </table:table-cell>
          <table:table-cell office:value-type="string" calcext:value-type="string">
            <text:p>Parts loader for EMCO F1 CNC</text:p>
          </table:table-cell>
          <table:table-cell table:formula="of:=IF([.C2]&lt;&gt;&quot;&quot;; SUM(INDEX(INDIRECT(&quot;'&quot; &amp; [.B2] &amp; &quot;'.$A$1:$Z$1000&quot;); 0; MATCH(&quot;count&quot;; INDIRECT(&quot;'&quot; &amp; [.B2] &amp; &quot;'.$A$1:$Z$1&quot;); 0))); &quot;&quot;)" office:value-type="float" office:value="383" calcext:value-type="float">
            <text:p>383</text:p>
          </table:table-cell>
          <table:table-cell table:formula="of:=IF([.C2]&lt;&gt;&quot;&quot;; SUM(INDEX(INDIRECT(&quot;'&quot; &amp; [.B2] &amp; &quot;'.$A$1:$Z$1000&quot;); 0; MATCH(&quot;cost&quot;; INDIRECT(&quot;'&quot; &amp; [.B2] &amp; &quot;'.$A$1:$Z$1&quot;); 0))); &quot;&quot;)" office:value-type="currency" office:currency="EUR" office:value="2808.16" calcext:value-type="currency">
            <text:p>2.808,16 €</text:p>
          </table:table-cell>
          <table:table-cell table:style-name="ce39" table:formula="of:=IF([.C2]&lt;&gt;&quot;&quot;; SUM(INDEX(INDIRECT(&quot;'&quot; &amp; [.B2] &amp; &quot;'.$A$1:$Z$1000&quot;); 0; MATCH(&quot;total_assembly_time_min&quot;; INDIRECT(&quot;'&quot; &amp; [.B2] &amp; &quot;'.$A$1:$Z$1&quot;); 0)))/60; &quot;&quot;)" office:value-type="float" office:value="11.6333333333333" calcext:value-type="float">
            <text:p>11,63</text:p>
          </table:table-cell>
          <table:table-cell table:content-validation-name="val5" table:formula="of:=IF([.C2]&lt;&gt;&quot;&quot;; [$values.$B$2]; &quot;&quot;)" office:value-type="currency" office:currency="EUR" office:value="14.2" calcext:value-type="currency">
            <text:p>14,20 €</text:p>
          </table:table-cell>
          <table:table-cell table:style-name="ce37" table:formula="of:=IF([.C2]&lt;&gt;&quot;&quot;; [.F2]*[.G2]; &quot;&quot;)" office:value-type="currency" office:currency="EUR" office:value="165.193333333333" calcext:value-type="currency">
            <text:p>165,19 €</text:p>
          </table:table-cell>
          <table:table-cell table:style-name="ce37" table:formula="of:=IF([.C2]&lt;&gt;&quot;&quot;; [.H2]+[.E2]; &quot;&quot;)" office:value-type="currency" office:currency="EUR" office:value="2973.35333333333" calcext:value-type="currency">
            <text:p>2.973,35 €</text:p>
          </table:table-cell>
          <table:table-cell office:value-type="percentage" office:value="0.22" calcext:value-type="percentage">
            <text:p>22,00 %</text:p>
          </table:table-cell>
          <table:table-cell table:formula="of:=IF([.C2]&lt;&gt;&quot;&quot;; [.L2]-[.I2]; &quot;&quot;)" office:value-type="currency" office:currency="EUR" office:value="838.63811965812" calcext:value-type="currency">
            <text:p>838,64 €</text:p>
          </table:table-cell>
          <table:table-cell table:style-name="ce37" table:formula="of:=IF([.C2]&lt;&gt;&quot;&quot;; [.I2]/(1-[.J2]); &quot;&quot;)" office:value-type="currency" office:currency="EUR" office:value="3811.99145299145" calcext:value-type="currency">
            <text:p>3.811,99 €</text:p>
          </table:table-cell>
          <table:table-cell table:content-validation-name="val5" table:formula="of:=IF([.C2]&lt;&gt;&quot;&quot;; [$values.$A$2]; &quot;&quot;)" office:value-type="percentage" office:value="0.19" calcext:value-type="percentage">
            <text:p>19,00 %</text:p>
          </table:table-cell>
          <table:table-cell table:style-name="ce37" table:formula="of:=IF([.C2]&lt;&gt;&quot;&quot;; [.O2]-[.L2]; &quot;&quot;)" office:value-type="currency" office:currency="EUR" office:value="894.170834652316" calcext:value-type="currency">
            <text:p>894,17 €</text:p>
          </table:table-cell>
          <table:table-cell table:style-name="ce37" table:formula="of:=IF([.C2]&lt;&gt;&quot;&quot;; [.L2]/(1-[.M2]); &quot;&quot;)" office:value-type="currency" office:currency="EUR" office:value="4706.16228764377" calcext:value-type="currency">
            <text:p>4.706,16 €</text:p>
          </table:table-cell>
          <table:table-cell table:number-columns-repeated="1009"/>
        </table:table-row>
        <table:table-row table:style-name="ro1">
          <table:table-cell office:value-type="string" calcext:value-type="string">
            <text:p>c24212cb-f626-46d0-ac90-8dff482aae99</text:p>
          </table:table-cell>
          <table:table-cell office:value-type="string" calcext:value-type="string">
            <text:p>bom_00002</text:p>
          </table:table-cell>
          <table:table-cell office:value-type="string" calcext:value-type="string">
            <text:p>Linear axis 12 Basic (400 mm)</text:p>
          </table:table-cell>
          <table:table-cell table:formula="of:=IF([.C3]&lt;&gt;&quot;&quot;; SUM(INDEX(INDIRECT(&quot;'&quot; &amp; [.B3] &amp; &quot;'.$A$1:$Z$1000&quot;); 0; MATCH(&quot;count&quot;; INDIRECT(&quot;'&quot; &amp; [.B3] &amp; &quot;'.$A$1:$Z$1&quot;); 0))); &quot;&quot;)" office:value-type="float" office:value="47" calcext:value-type="float">
            <text:p>47</text:p>
          </table:table-cell>
          <table:table-cell table:formula="of:=IF([.C3]&lt;&gt;&quot;&quot;; SUM(INDEX(INDIRECT(&quot;'&quot; &amp; [.B3] &amp; &quot;'.$A$1:$Z$1000&quot;); 0; MATCH(&quot;cost&quot;; INDIRECT(&quot;'&quot; &amp; [.B3] &amp; &quot;'.$A$1:$Z$1&quot;); 0))); &quot;&quot;)" office:value-type="currency" office:currency="EUR" office:value="182.6" calcext:value-type="currency">
            <text:p>182,60 €</text:p>
          </table:table-cell>
          <table:table-cell table:style-name="ce39" table:formula="of:=IF([.C3]&lt;&gt;&quot;&quot;; SUM(INDEX(INDIRECT(&quot;'&quot; &amp; [.B3] &amp; &quot;'.$A$1:$Z$1000&quot;); 0; MATCH(&quot;total_assembly_time_min&quot;; INDIRECT(&quot;'&quot; &amp; [.B3] &amp; &quot;'.$A$1:$Z$1&quot;); 0)))/60; &quot;&quot;)" office:value-type="float" office:value="1.56666666666667" calcext:value-type="float">
            <text:p>1,57</text:p>
          </table:table-cell>
          <table:table-cell table:content-validation-name="val5" table:formula="of:=IF([.C3]&lt;&gt;&quot;&quot;; [$values.$B$2]; &quot;&quot;)" office:value-type="currency" office:currency="EUR" office:value="14.2" calcext:value-type="currency">
            <text:p>14,20 €</text:p>
          </table:table-cell>
          <table:table-cell table:style-name="ce37" table:formula="of:=IF([.C3]&lt;&gt;&quot;&quot;; [.F3]*[.G3]; &quot;&quot;)" office:value-type="currency" office:currency="EUR" office:value="22.2466666666667" calcext:value-type="currency">
            <text:p>22,25 €</text:p>
          </table:table-cell>
          <table:table-cell table:style-name="ce37" table:formula="of:=IF([.C3]&lt;&gt;&quot;&quot;; [.H3]+[.E3]; &quot;&quot;)" office:value-type="currency" office:currency="EUR" office:value="204.846666666667" calcext:value-type="currency">
            <text:p>204,85 €</text:p>
          </table:table-cell>
          <table:table-cell office:value-type="percentage" office:value="0.2" calcext:value-type="percentage">
            <text:p>20,00 %</text:p>
          </table:table-cell>
          <table:table-cell table:formula="of:=IF([.C3]&lt;&gt;&quot;&quot;; [.L3]-[.I3]; &quot;&quot;)" office:value-type="currency" office:currency="EUR" office:value="51.2116666666667" calcext:value-type="currency">
            <text:p>51,21 €</text:p>
          </table:table-cell>
          <table:table-cell table:style-name="ce37" table:formula="of:=IF([.C3]&lt;&gt;&quot;&quot;; [.I3]/(1-[.J3]); &quot;&quot;)" office:value-type="currency" office:currency="EUR" office:value="256.058333333333" calcext:value-type="currency">
            <text:p>256,06 €</text:p>
          </table:table-cell>
          <table:table-cell table:content-validation-name="val5" table:formula="of:=IF([.C3]&lt;&gt;&quot;&quot;; [$values.$A$2]; &quot;&quot;)" office:value-type="percentage" office:value="0.19" calcext:value-type="percentage">
            <text:p>19,00 %</text:p>
          </table:table-cell>
          <table:table-cell table:style-name="ce37" table:formula="of:=IF([.C3]&lt;&gt;&quot;&quot;; [.O3]-[.L3]; &quot;&quot;)" office:value-type="currency" office:currency="EUR" office:value="60.0630658436214" calcext:value-type="currency">
            <text:p>60,06 €</text:p>
          </table:table-cell>
          <table:table-cell table:style-name="ce37" table:formula="of:=IF([.C3]&lt;&gt;&quot;&quot;; [.L3]/(1-[.M3]); &quot;&quot;)" office:value-type="currency" office:currency="EUR" office:value="316.121399176955" calcext:value-type="currency">
            <text:p>316,12 €</text:p>
          </table:table-cell>
          <table:table-cell table:number-columns-repeated="1009"/>
        </table:table-row>
        <table:table-row table:style-name="ro1">
          <table:table-cell office:value-type="string" calcext:value-type="string">
            <text:p>0934504c-b9aa-4453-91db-23d6e67012c1</text:p>
          </table:table-cell>
          <table:table-cell office:value-type="string" calcext:value-type="string">
            <text:p>bom_00003</text:p>
          </table:table-cell>
          <table:table-cell/>
          <table:table-cell table:formula="of:=IF([.C4]&lt;&gt;&quot;&quot;; SUM(INDEX(INDIRECT(&quot;'&quot; &amp; [.B4] &amp; &quot;'.$A$1:$Z$1000&quot;); 0; MATCH(&quot;count&quot;; INDIRECT(&quot;'&quot; &amp; [.B4] &amp; &quot;'.$A$1:$Z$1&quot;); 0))); &quot;&quot;)">
            <text:p/>
          </table:table-cell>
          <table:table-cell table:formula="of:=IF([.C4]&lt;&gt;&quot;&quot;; SUM(INDEX(INDIRECT(&quot;'&quot; &amp; [.B4] &amp; &quot;'.$A$1:$Z$1000&quot;); 0; MATCH(&quot;cost&quot;; INDIRECT(&quot;'&quot; &amp; [.B4] &amp; &quot;'.$A$1:$Z$1&quot;); 0))); &quot;&quot;)">
            <text:p/>
          </table:table-cell>
          <table:table-cell table:style-name="ce39" table:formula="of:=IF([.C4]&lt;&gt;&quot;&quot;; SUM(INDEX(INDIRECT(&quot;'&quot; &amp; [.B4] &amp; &quot;'.$A$1:$Z$1000&quot;); 0; MATCH(&quot;total_assembly_time_min&quot;; INDIRECT(&quot;'&quot; &amp; [.B4] &amp; &quot;'.$A$1:$Z$1&quot;); 0)))/60; &quot;&quot;)">
            <text:p/>
          </table:table-cell>
          <table:table-cell table:content-validation-name="val5" table:formula="of:=IF([.C4]&lt;&gt;&quot;&quot;; [$values.$B$2]; &quot;&quot;)">
            <text:p/>
          </table:table-cell>
          <table:table-cell table:style-name="ce37" table:formula="of:=IF([.C4]&lt;&gt;&quot;&quot;; [.F4]*[.G4]; &quot;&quot;)">
            <text:p/>
          </table:table-cell>
          <table:table-cell table:style-name="ce37" table:formula="of:=IF([.C4]&lt;&gt;&quot;&quot;; [.H4]+[.E4]; &quot;&quot;)">
            <text:p/>
          </table:table-cell>
          <table:table-cell/>
          <table:table-cell table:formula="of:=IF([.C4]&lt;&gt;&quot;&quot;; [.L4]-[.I4]; &quot;&quot;)">
            <text:p/>
          </table:table-cell>
          <table:table-cell table:style-name="ce37" table:formula="of:=IF([.C4]&lt;&gt;&quot;&quot;; [.I4]/(1-[.J4]); &quot;&quot;)">
            <text:p/>
          </table:table-cell>
          <table:table-cell table:content-validation-name="val5" table:formula="of:=IF([.C4]&lt;&gt;&quot;&quot;; [$values.$A$2]; &quot;&quot;)">
            <text:p/>
          </table:table-cell>
          <table:table-cell table:style-name="ce37" table:formula="of:=IF([.C4]&lt;&gt;&quot;&quot;; [.O4]-[.L4]; &quot;&quot;)">
            <text:p/>
          </table:table-cell>
          <table:table-cell table:style-name="ce37" table:formula="of:=IF([.C4]&lt;&gt;&quot;&quot;; [.L4]/(1-[.M4]); &quot;&quot;)">
            <text:p/>
          </table:table-cell>
          <table:table-cell table:number-columns-repeated="1009"/>
        </table:table-row>
        <table:table-row table:style-name="ro1">
          <table:table-cell office:value-type="string" calcext:value-type="string">
            <text:p>0410c800-3ad3-4d11-a196-113cfcee60de</text:p>
          </table:table-cell>
          <table:table-cell office:value-type="string" calcext:value-type="string">
            <text:p>bom_00004</text:p>
          </table:table-cell>
          <table:table-cell/>
          <table:table-cell table:formula="of:=IF([.C5]&lt;&gt;&quot;&quot;; SUM(INDEX(INDIRECT(&quot;'&quot; &amp; [.B5] &amp; &quot;'.$A$1:$Z$1000&quot;); 0; MATCH(&quot;count&quot;; INDIRECT(&quot;'&quot; &amp; [.B5] &amp; &quot;'.$A$1:$Z$1&quot;); 0))); &quot;&quot;)">
            <text:p/>
          </table:table-cell>
          <table:table-cell table:formula="of:=IF([.C5]&lt;&gt;&quot;&quot;; SUM(INDEX(INDIRECT(&quot;'&quot; &amp; [.B5] &amp; &quot;'.$A$1:$Z$1000&quot;); 0; MATCH(&quot;cost&quot;; INDIRECT(&quot;'&quot; &amp; [.B5] &amp; &quot;'.$A$1:$Z$1&quot;); 0))); &quot;&quot;)">
            <text:p/>
          </table:table-cell>
          <table:table-cell table:style-name="ce39" table:formula="of:=IF([.C5]&lt;&gt;&quot;&quot;; SUM(INDEX(INDIRECT(&quot;'&quot; &amp; [.B5] &amp; &quot;'.$A$1:$Z$1000&quot;); 0; MATCH(&quot;total_assembly_time_min&quot;; INDIRECT(&quot;'&quot; &amp; [.B5] &amp; &quot;'.$A$1:$Z$1&quot;); 0)))/60; &quot;&quot;)">
            <text:p/>
          </table:table-cell>
          <table:table-cell table:content-validation-name="val5" table:formula="of:=IF([.C5]&lt;&gt;&quot;&quot;; [$values.$B$2]; &quot;&quot;)">
            <text:p/>
          </table:table-cell>
          <table:table-cell table:style-name="ce37" table:formula="of:=IF([.C5]&lt;&gt;&quot;&quot;; [.F5]*[.G5]; &quot;&quot;)">
            <text:p/>
          </table:table-cell>
          <table:table-cell table:style-name="ce37" table:formula="of:=IF([.C5]&lt;&gt;&quot;&quot;; [.H5]+[.E5]; &quot;&quot;)">
            <text:p/>
          </table:table-cell>
          <table:table-cell/>
          <table:table-cell table:formula="of:=IF([.C5]&lt;&gt;&quot;&quot;; [.L5]-[.I5]; &quot;&quot;)">
            <text:p/>
          </table:table-cell>
          <table:table-cell table:style-name="ce37" table:formula="of:=IF([.C5]&lt;&gt;&quot;&quot;; [.I5]/(1-[.J5]); &quot;&quot;)">
            <text:p/>
          </table:table-cell>
          <table:table-cell table:content-validation-name="val5" table:formula="of:=IF([.C5]&lt;&gt;&quot;&quot;; [$values.$A$2]; &quot;&quot;)">
            <text:p/>
          </table:table-cell>
          <table:table-cell table:style-name="ce37" table:formula="of:=IF([.C5]&lt;&gt;&quot;&quot;; [.O5]-[.L5]; &quot;&quot;)">
            <text:p/>
          </table:table-cell>
          <table:table-cell table:style-name="ce37" table:formula="of:=IF([.C5]&lt;&gt;&quot;&quot;; [.L5]/(1-[.M5]); &quot;&quot;)">
            <text:p/>
          </table:table-cell>
          <table:table-cell table:number-columns-repeated="1009"/>
        </table:table-row>
        <table:table-row table:style-name="ro1">
          <table:table-cell office:value-type="string" calcext:value-type="string">
            <text:p>c7ad9d33-fdc4-40d6-8889-2ee80be2e70a</text:p>
          </table:table-cell>
          <table:table-cell office:value-type="string" calcext:value-type="string">
            <text:p>bom_00005</text:p>
          </table:table-cell>
          <table:table-cell/>
          <table:table-cell table:formula="of:=IF([.C6]&lt;&gt;&quot;&quot;; SUM(INDEX(INDIRECT(&quot;'&quot; &amp; [.B6] &amp; &quot;'.$A$1:$Z$1000&quot;); 0; MATCH(&quot;count&quot;; INDIRECT(&quot;'&quot; &amp; [.B6] &amp; &quot;'.$A$1:$Z$1&quot;); 0))); &quot;&quot;)">
            <text:p/>
          </table:table-cell>
          <table:table-cell table:formula="of:=IF([.C6]&lt;&gt;&quot;&quot;; SUM(INDEX(INDIRECT(&quot;'&quot; &amp; [.B6] &amp; &quot;'.$A$1:$Z$1000&quot;); 0; MATCH(&quot;cost&quot;; INDIRECT(&quot;'&quot; &amp; [.B6] &amp; &quot;'.$A$1:$Z$1&quot;); 0))); &quot;&quot;)">
            <text:p/>
          </table:table-cell>
          <table:table-cell table:style-name="ce39" table:formula="of:=IF([.C6]&lt;&gt;&quot;&quot;; SUM(INDEX(INDIRECT(&quot;'&quot; &amp; [.B6] &amp; &quot;'.$A$1:$Z$1000&quot;); 0; MATCH(&quot;total_assembly_time_min&quot;; INDIRECT(&quot;'&quot; &amp; [.B6] &amp; &quot;'.$A$1:$Z$1&quot;); 0)))/60; &quot;&quot;)">
            <text:p/>
          </table:table-cell>
          <table:table-cell table:content-validation-name="val5" table:formula="of:=IF([.C6]&lt;&gt;&quot;&quot;; [$values.$B$2]; &quot;&quot;)">
            <text:p/>
          </table:table-cell>
          <table:table-cell table:style-name="ce37" table:formula="of:=IF([.C6]&lt;&gt;&quot;&quot;; [.F6]*[.G6]; &quot;&quot;)">
            <text:p/>
          </table:table-cell>
          <table:table-cell table:style-name="ce37" table:formula="of:=IF([.C6]&lt;&gt;&quot;&quot;; [.H6]+[.E6]; &quot;&quot;)">
            <text:p/>
          </table:table-cell>
          <table:table-cell/>
          <table:table-cell table:formula="of:=IF([.C6]&lt;&gt;&quot;&quot;; [.L6]-[.I6]; &quot;&quot;)">
            <text:p/>
          </table:table-cell>
          <table:table-cell table:style-name="ce37" table:formula="of:=IF([.C6]&lt;&gt;&quot;&quot;; [.I6]/(1-[.J6]); &quot;&quot;)">
            <text:p/>
          </table:table-cell>
          <table:table-cell table:content-validation-name="val5" table:formula="of:=IF([.C6]&lt;&gt;&quot;&quot;; [$values.$A$2]; &quot;&quot;)">
            <text:p/>
          </table:table-cell>
          <table:table-cell table:style-name="ce37" table:formula="of:=IF([.C6]&lt;&gt;&quot;&quot;; [.O6]-[.L6]; &quot;&quot;)">
            <text:p/>
          </table:table-cell>
          <table:table-cell table:style-name="ce37" table:formula="of:=IF([.C6]&lt;&gt;&quot;&quot;; [.L6]/(1-[.M6]); &quot;&quot;)">
            <text:p/>
          </table:table-cell>
          <table:table-cell table:number-columns-repeated="1009"/>
        </table:table-row>
        <table:table-row table:style-name="ro1">
          <table:table-cell office:value-type="string" calcext:value-type="string">
            <text:p>ad4c5d46-f534-426e-9c1d-d8eba03801b0</text:p>
          </table:table-cell>
          <table:table-cell office:value-type="string" calcext:value-type="string">
            <text:p>bom_00006</text:p>
          </table:table-cell>
          <table:table-cell/>
          <table:table-cell table:formula="of:=IF([.C7]&lt;&gt;&quot;&quot;; SUM(INDEX(INDIRECT(&quot;'&quot; &amp; [.B7] &amp; &quot;'.$A$1:$Z$1000&quot;); 0; MATCH(&quot;count&quot;; INDIRECT(&quot;'&quot; &amp; [.B7] &amp; &quot;'.$A$1:$Z$1&quot;); 0))); &quot;&quot;)">
            <text:p/>
          </table:table-cell>
          <table:table-cell table:formula="of:=IF([.C7]&lt;&gt;&quot;&quot;; SUM(INDEX(INDIRECT(&quot;'&quot; &amp; [.B7] &amp; &quot;'.$A$1:$Z$1000&quot;); 0; MATCH(&quot;cost&quot;; INDIRECT(&quot;'&quot; &amp; [.B7] &amp; &quot;'.$A$1:$Z$1&quot;); 0))); &quot;&quot;)">
            <text:p/>
          </table:table-cell>
          <table:table-cell table:style-name="ce39" table:formula="of:=IF([.C7]&lt;&gt;&quot;&quot;; SUM(INDEX(INDIRECT(&quot;'&quot; &amp; [.B7] &amp; &quot;'.$A$1:$Z$1000&quot;); 0; MATCH(&quot;total_assembly_time_min&quot;; INDIRECT(&quot;'&quot; &amp; [.B7] &amp; &quot;'.$A$1:$Z$1&quot;); 0)))/60; &quot;&quot;)">
            <text:p/>
          </table:table-cell>
          <table:table-cell table:content-validation-name="val5" table:formula="of:=IF([.C7]&lt;&gt;&quot;&quot;; [$values.$B$2]; &quot;&quot;)">
            <text:p/>
          </table:table-cell>
          <table:table-cell table:style-name="ce37" table:formula="of:=IF([.C7]&lt;&gt;&quot;&quot;; [.F7]*[.G7]; &quot;&quot;)">
            <text:p/>
          </table:table-cell>
          <table:table-cell table:style-name="ce37" table:formula="of:=IF([.C7]&lt;&gt;&quot;&quot;; [.H7]+[.E7]; &quot;&quot;)">
            <text:p/>
          </table:table-cell>
          <table:table-cell/>
          <table:table-cell table:formula="of:=IF([.C7]&lt;&gt;&quot;&quot;; [.L7]-[.I7]; &quot;&quot;)">
            <text:p/>
          </table:table-cell>
          <table:table-cell table:style-name="ce37" table:formula="of:=IF([.C7]&lt;&gt;&quot;&quot;; [.I7]/(1-[.J7]); &quot;&quot;)">
            <text:p/>
          </table:table-cell>
          <table:table-cell table:content-validation-name="val5" table:formula="of:=IF([.C7]&lt;&gt;&quot;&quot;; [$values.$A$2]; &quot;&quot;)">
            <text:p/>
          </table:table-cell>
          <table:table-cell table:style-name="ce37" table:formula="of:=IF([.C7]&lt;&gt;&quot;&quot;; [.O7]-[.L7]; &quot;&quot;)">
            <text:p/>
          </table:table-cell>
          <table:table-cell table:style-name="ce37" table:formula="of:=IF([.C7]&lt;&gt;&quot;&quot;; [.L7]/(1-[.M7]); &quot;&quot;)">
            <text:p/>
          </table:table-cell>
          <table:table-cell table:number-columns-repeated="1009"/>
        </table:table-row>
        <table:table-row table:style-name="ro1">
          <table:table-cell office:value-type="string" calcext:value-type="string">
            <text:p>f3d739cf-66c1-472b-ad98-4dc71b76b0a9</text:p>
          </table:table-cell>
          <table:table-cell office:value-type="string" calcext:value-type="string">
            <text:p>bom_00007</text:p>
          </table:table-cell>
          <table:table-cell/>
          <table:table-cell table:formula="of:=IF([.C8]&lt;&gt;&quot;&quot;; SUM(INDEX(INDIRECT(&quot;'&quot; &amp; [.B8] &amp; &quot;'.$A$1:$Z$1000&quot;); 0; MATCH(&quot;count&quot;; INDIRECT(&quot;'&quot; &amp; [.B8] &amp; &quot;'.$A$1:$Z$1&quot;); 0))); &quot;&quot;)">
            <text:p/>
          </table:table-cell>
          <table:table-cell table:formula="of:=IF([.C8]&lt;&gt;&quot;&quot;; SUM(INDEX(INDIRECT(&quot;'&quot; &amp; [.B8] &amp; &quot;'.$A$1:$Z$1000&quot;); 0; MATCH(&quot;cost&quot;; INDIRECT(&quot;'&quot; &amp; [.B8] &amp; &quot;'.$A$1:$Z$1&quot;); 0))); &quot;&quot;)">
            <text:p/>
          </table:table-cell>
          <table:table-cell table:style-name="ce39" table:formula="of:=IF([.C8]&lt;&gt;&quot;&quot;; SUM(INDEX(INDIRECT(&quot;'&quot; &amp; [.B8] &amp; &quot;'.$A$1:$Z$1000&quot;); 0; MATCH(&quot;total_assembly_time_min&quot;; INDIRECT(&quot;'&quot; &amp; [.B8] &amp; &quot;'.$A$1:$Z$1&quot;); 0)))/60; &quot;&quot;)">
            <text:p/>
          </table:table-cell>
          <table:table-cell table:content-validation-name="val5" table:formula="of:=IF([.C8]&lt;&gt;&quot;&quot;; [$values.$B$2]; &quot;&quot;)">
            <text:p/>
          </table:table-cell>
          <table:table-cell table:style-name="ce37" table:formula="of:=IF([.C8]&lt;&gt;&quot;&quot;; [.F8]*[.G8]; &quot;&quot;)">
            <text:p/>
          </table:table-cell>
          <table:table-cell table:style-name="ce37" table:formula="of:=IF([.C8]&lt;&gt;&quot;&quot;; [.H8]+[.E8]; &quot;&quot;)">
            <text:p/>
          </table:table-cell>
          <table:table-cell/>
          <table:table-cell table:formula="of:=IF([.C8]&lt;&gt;&quot;&quot;; [.L8]-[.I8]; &quot;&quot;)">
            <text:p/>
          </table:table-cell>
          <table:table-cell table:style-name="ce37" table:formula="of:=IF([.C8]&lt;&gt;&quot;&quot;; [.I8]/(1-[.J8]); &quot;&quot;)">
            <text:p/>
          </table:table-cell>
          <table:table-cell table:content-validation-name="val5" table:formula="of:=IF([.C8]&lt;&gt;&quot;&quot;; [$values.$A$2]; &quot;&quot;)">
            <text:p/>
          </table:table-cell>
          <table:table-cell table:style-name="ce37" table:formula="of:=IF([.C8]&lt;&gt;&quot;&quot;; [.O8]-[.L8]; &quot;&quot;)">
            <text:p/>
          </table:table-cell>
          <table:table-cell table:style-name="ce37" table:formula="of:=IF([.C8]&lt;&gt;&quot;&quot;; [.L8]/(1-[.M8]); &quot;&quot;)">
            <text:p/>
          </table:table-cell>
          <table:table-cell table:number-columns-repeated="1009"/>
        </table:table-row>
        <table:table-row table:style-name="ro1">
          <table:table-cell office:value-type="string" calcext:value-type="string">
            <text:p>6ab98022-da09-42af-8d10-e6698156b377</text:p>
          </table:table-cell>
          <table:table-cell office:value-type="string" calcext:value-type="string">
            <text:p>bom_00008</text:p>
          </table:table-cell>
          <table:table-cell/>
          <table:table-cell table:formula="of:=IF([.C9]&lt;&gt;&quot;&quot;; SUM(INDEX(INDIRECT(&quot;'&quot; &amp; [.B9] &amp; &quot;'.$A$1:$Z$1000&quot;); 0; MATCH(&quot;count&quot;; INDIRECT(&quot;'&quot; &amp; [.B9] &amp; &quot;'.$A$1:$Z$1&quot;); 0))); &quot;&quot;)">
            <text:p/>
          </table:table-cell>
          <table:table-cell table:formula="of:=IF([.C9]&lt;&gt;&quot;&quot;; SUM(INDEX(INDIRECT(&quot;'&quot; &amp; [.B9] &amp; &quot;'.$A$1:$Z$1000&quot;); 0; MATCH(&quot;cost&quot;; INDIRECT(&quot;'&quot; &amp; [.B9] &amp; &quot;'.$A$1:$Z$1&quot;); 0))); &quot;&quot;)">
            <text:p/>
          </table:table-cell>
          <table:table-cell table:style-name="ce39" table:formula="of:=IF([.C9]&lt;&gt;&quot;&quot;; SUM(INDEX(INDIRECT(&quot;'&quot; &amp; [.B9] &amp; &quot;'.$A$1:$Z$1000&quot;); 0; MATCH(&quot;total_assembly_time_min&quot;; INDIRECT(&quot;'&quot; &amp; [.B9] &amp; &quot;'.$A$1:$Z$1&quot;); 0)))/60; &quot;&quot;)">
            <text:p/>
          </table:table-cell>
          <table:table-cell table:content-validation-name="val5" table:formula="of:=IF([.C9]&lt;&gt;&quot;&quot;; [$values.$B$2]; &quot;&quot;)">
            <text:p/>
          </table:table-cell>
          <table:table-cell table:style-name="ce37" table:formula="of:=IF([.C9]&lt;&gt;&quot;&quot;; [.F9]*[.G9]; &quot;&quot;)">
            <text:p/>
          </table:table-cell>
          <table:table-cell table:style-name="ce37" table:formula="of:=IF([.C9]&lt;&gt;&quot;&quot;; [.H9]+[.E9]; &quot;&quot;)">
            <text:p/>
          </table:table-cell>
          <table:table-cell/>
          <table:table-cell table:formula="of:=IF([.C9]&lt;&gt;&quot;&quot;; [.L9]-[.I9]; &quot;&quot;)">
            <text:p/>
          </table:table-cell>
          <table:table-cell table:style-name="ce37" table:formula="of:=IF([.C9]&lt;&gt;&quot;&quot;; [.I9]/(1-[.J9]); &quot;&quot;)">
            <text:p/>
          </table:table-cell>
          <table:table-cell table:content-validation-name="val5" table:formula="of:=IF([.C9]&lt;&gt;&quot;&quot;; [$values.$A$2]; &quot;&quot;)">
            <text:p/>
          </table:table-cell>
          <table:table-cell table:style-name="ce37" table:formula="of:=IF([.C9]&lt;&gt;&quot;&quot;; [.O9]-[.L9]; &quot;&quot;)">
            <text:p/>
          </table:table-cell>
          <table:table-cell table:style-name="ce37" table:formula="of:=IF([.C9]&lt;&gt;&quot;&quot;; [.L9]/(1-[.M9]); &quot;&quot;)">
            <text:p/>
          </table:table-cell>
          <table:table-cell table:number-columns-repeated="1009"/>
        </table:table-row>
        <table:table-row table:style-name="ro1">
          <table:table-cell office:value-type="string" calcext:value-type="string">
            <text:p>4f042b8b-b710-4a4e-9d7b-8e0eadc4ff1a</text:p>
          </table:table-cell>
          <table:table-cell office:value-type="string" calcext:value-type="string">
            <text:p>bom_00009</text:p>
          </table:table-cell>
          <table:table-cell/>
          <table:table-cell table:formula="of:=IF([.C10]&lt;&gt;&quot;&quot;; SUM(INDEX(INDIRECT(&quot;'&quot; &amp; [.B10] &amp; &quot;'.$A$1:$Z$1000&quot;); 0; MATCH(&quot;count&quot;; INDIRECT(&quot;'&quot; &amp; [.B10] &amp; &quot;'.$A$1:$Z$1&quot;); 0))); &quot;&quot;)">
            <text:p/>
          </table:table-cell>
          <table:table-cell table:formula="of:=IF([.C10]&lt;&gt;&quot;&quot;; SUM(INDEX(INDIRECT(&quot;'&quot; &amp; [.B10] &amp; &quot;'.$A$1:$Z$1000&quot;); 0; MATCH(&quot;cost&quot;; INDIRECT(&quot;'&quot; &amp; [.B10] &amp; &quot;'.$A$1:$Z$1&quot;); 0))); &quot;&quot;)">
            <text:p/>
          </table:table-cell>
          <table:table-cell table:style-name="ce39" table:formula="of:=IF([.C10]&lt;&gt;&quot;&quot;; SUM(INDEX(INDIRECT(&quot;'&quot; &amp; [.B10] &amp; &quot;'.$A$1:$Z$1000&quot;); 0; MATCH(&quot;total_assembly_time_min&quot;; INDIRECT(&quot;'&quot; &amp; [.B10] &amp; &quot;'.$A$1:$Z$1&quot;); 0)))/60; &quot;&quot;)">
            <text:p/>
          </table:table-cell>
          <table:table-cell table:content-validation-name="val5" table:formula="of:=IF([.C10]&lt;&gt;&quot;&quot;; [$values.$B$2]; &quot;&quot;)">
            <text:p/>
          </table:table-cell>
          <table:table-cell table:style-name="ce37" table:formula="of:=IF([.C10]&lt;&gt;&quot;&quot;; [.F10]*[.G10]; &quot;&quot;)">
            <text:p/>
          </table:table-cell>
          <table:table-cell table:style-name="ce37" table:formula="of:=IF([.C10]&lt;&gt;&quot;&quot;; [.H10]+[.E10]; &quot;&quot;)">
            <text:p/>
          </table:table-cell>
          <table:table-cell/>
          <table:table-cell table:formula="of:=IF([.C10]&lt;&gt;&quot;&quot;; [.L10]-[.I10]; &quot;&quot;)">
            <text:p/>
          </table:table-cell>
          <table:table-cell table:style-name="ce37" table:formula="of:=IF([.C10]&lt;&gt;&quot;&quot;; [.I10]/(1-[.J10]); &quot;&quot;)">
            <text:p/>
          </table:table-cell>
          <table:table-cell table:content-validation-name="val5" table:formula="of:=IF([.C10]&lt;&gt;&quot;&quot;; [$values.$A$2]; &quot;&quot;)">
            <text:p/>
          </table:table-cell>
          <table:table-cell table:style-name="ce37" table:formula="of:=IF([.C10]&lt;&gt;&quot;&quot;; [.O10]-[.L10]; &quot;&quot;)">
            <text:p/>
          </table:table-cell>
          <table:table-cell table:style-name="ce37" table:formula="of:=IF([.C10]&lt;&gt;&quot;&quot;; [.L10]/(1-[.M10]); &quot;&quot;)">
            <text:p/>
          </table:table-cell>
          <table:table-cell table:number-columns-repeated="1009"/>
        </table:table-row>
        <table:table-row table:style-name="ro1">
          <table:table-cell office:value-type="string" calcext:value-type="string">
            <text:p>c0dab030-d18b-405a-a22f-c2621d058878</text:p>
          </table:table-cell>
          <table:table-cell office:value-type="string" calcext:value-type="string">
            <text:p>bom_00010</text:p>
          </table:table-cell>
          <table:table-cell/>
          <table:table-cell table:formula="of:=IF([.C11]&lt;&gt;&quot;&quot;; SUM(INDEX(INDIRECT(&quot;'&quot; &amp; [.B11] &amp; &quot;'.$A$1:$Z$1000&quot;); 0; MATCH(&quot;count&quot;; INDIRECT(&quot;'&quot; &amp; [.B11] &amp; &quot;'.$A$1:$Z$1&quot;); 0))); &quot;&quot;)">
            <text:p/>
          </table:table-cell>
          <table:table-cell table:formula="of:=IF([.C11]&lt;&gt;&quot;&quot;; SUM(INDEX(INDIRECT(&quot;'&quot; &amp; [.B11] &amp; &quot;'.$A$1:$Z$1000&quot;); 0; MATCH(&quot;cost&quot;; INDIRECT(&quot;'&quot; &amp; [.B11] &amp; &quot;'.$A$1:$Z$1&quot;); 0))); &quot;&quot;)">
            <text:p/>
          </table:table-cell>
          <table:table-cell table:style-name="ce39" table:formula="of:=IF([.C11]&lt;&gt;&quot;&quot;; SUM(INDEX(INDIRECT(&quot;'&quot; &amp; [.B11] &amp; &quot;'.$A$1:$Z$1000&quot;); 0; MATCH(&quot;total_assembly_time_min&quot;; INDIRECT(&quot;'&quot; &amp; [.B11] &amp; &quot;'.$A$1:$Z$1&quot;); 0)))/60; &quot;&quot;)">
            <text:p/>
          </table:table-cell>
          <table:table-cell table:content-validation-name="val5" table:formula="of:=IF([.C11]&lt;&gt;&quot;&quot;; [$values.$B$2]; &quot;&quot;)">
            <text:p/>
          </table:table-cell>
          <table:table-cell table:style-name="ce37" table:formula="of:=IF([.C11]&lt;&gt;&quot;&quot;; [.F11]*[.G11]; &quot;&quot;)">
            <text:p/>
          </table:table-cell>
          <table:table-cell table:style-name="ce37" table:formula="of:=IF([.C11]&lt;&gt;&quot;&quot;; [.H11]+[.E11]; &quot;&quot;)">
            <text:p/>
          </table:table-cell>
          <table:table-cell/>
          <table:table-cell table:formula="of:=IF([.C11]&lt;&gt;&quot;&quot;; [.L11]-[.I11]; &quot;&quot;)">
            <text:p/>
          </table:table-cell>
          <table:table-cell table:style-name="ce37" table:formula="of:=IF([.C11]&lt;&gt;&quot;&quot;; [.I11]/(1-[.J11]); &quot;&quot;)">
            <text:p/>
          </table:table-cell>
          <table:table-cell table:content-validation-name="val5" table:formula="of:=IF([.C11]&lt;&gt;&quot;&quot;; [$values.$A$2]; &quot;&quot;)">
            <text:p/>
          </table:table-cell>
          <table:table-cell table:style-name="ce37" table:formula="of:=IF([.C11]&lt;&gt;&quot;&quot;; [.O11]-[.L11]; &quot;&quot;)">
            <text:p/>
          </table:table-cell>
          <table:table-cell table:style-name="ce37" table:formula="of:=IF([.C11]&lt;&gt;&quot;&quot;; [.L11]/(1-[.M11]); &quot;&quot;)">
            <text:p/>
          </table:table-cell>
          <table:table-cell table:number-columns-repeated="1009"/>
        </table:table-row>
        <table:table-row table:style-name="ro1">
          <table:table-cell office:value-type="string" calcext:value-type="string">
            <text:p>5ba67885-ee33-459d-914b-28bf02910f73</text:p>
          </table:table-cell>
          <table:table-cell office:value-type="string" calcext:value-type="string">
            <text:p>bom_00011</text:p>
          </table:table-cell>
          <table:table-cell/>
          <table:table-cell table:formula="of:=IF([.C12]&lt;&gt;&quot;&quot;; SUM(INDEX(INDIRECT(&quot;'&quot; &amp; [.B12] &amp; &quot;'.$A$1:$Z$1000&quot;); 0; MATCH(&quot;count&quot;; INDIRECT(&quot;'&quot; &amp; [.B12] &amp; &quot;'.$A$1:$Z$1&quot;); 0))); &quot;&quot;)">
            <text:p/>
          </table:table-cell>
          <table:table-cell table:formula="of:=IF([.C12]&lt;&gt;&quot;&quot;; SUM(INDEX(INDIRECT(&quot;'&quot; &amp; [.B12] &amp; &quot;'.$A$1:$Z$1000&quot;); 0; MATCH(&quot;cost&quot;; INDIRECT(&quot;'&quot; &amp; [.B12] &amp; &quot;'.$A$1:$Z$1&quot;); 0))); &quot;&quot;)">
            <text:p/>
          </table:table-cell>
          <table:table-cell table:style-name="ce39" table:formula="of:=IF([.C12]&lt;&gt;&quot;&quot;; SUM(INDEX(INDIRECT(&quot;'&quot; &amp; [.B12] &amp; &quot;'.$A$1:$Z$1000&quot;); 0; MATCH(&quot;total_assembly_time_min&quot;; INDIRECT(&quot;'&quot; &amp; [.B12] &amp; &quot;'.$A$1:$Z$1&quot;); 0)))/60; &quot;&quot;)">
            <text:p/>
          </table:table-cell>
          <table:table-cell table:content-validation-name="val5" table:formula="of:=IF([.C12]&lt;&gt;&quot;&quot;; [$values.$B$2]; &quot;&quot;)">
            <text:p/>
          </table:table-cell>
          <table:table-cell table:style-name="ce37" table:formula="of:=IF([.C12]&lt;&gt;&quot;&quot;; [.F12]*[.G12]; &quot;&quot;)">
            <text:p/>
          </table:table-cell>
          <table:table-cell table:style-name="ce37" table:formula="of:=IF([.C12]&lt;&gt;&quot;&quot;; [.H12]+[.E12]; &quot;&quot;)">
            <text:p/>
          </table:table-cell>
          <table:table-cell/>
          <table:table-cell table:formula="of:=IF([.C12]&lt;&gt;&quot;&quot;; [.L12]-[.I12]; &quot;&quot;)">
            <text:p/>
          </table:table-cell>
          <table:table-cell table:style-name="ce37" table:formula="of:=IF([.C12]&lt;&gt;&quot;&quot;; [.I12]/(1-[.J12]); &quot;&quot;)">
            <text:p/>
          </table:table-cell>
          <table:table-cell table:content-validation-name="val5" table:formula="of:=IF([.C12]&lt;&gt;&quot;&quot;; [$values.$A$2]; &quot;&quot;)">
            <text:p/>
          </table:table-cell>
          <table:table-cell table:style-name="ce37" table:formula="of:=IF([.C12]&lt;&gt;&quot;&quot;; [.O12]-[.L12]; &quot;&quot;)">
            <text:p/>
          </table:table-cell>
          <table:table-cell table:style-name="ce37" table:formula="of:=IF([.C12]&lt;&gt;&quot;&quot;; [.L12]/(1-[.M12]); &quot;&quot;)">
            <text:p/>
          </table:table-cell>
          <table:table-cell table:number-columns-repeated="1009"/>
        </table:table-row>
        <table:table-row table:style-name="ro1">
          <table:table-cell office:value-type="string" calcext:value-type="string">
            <text:p>01e33197-68fd-46d1-8873-9a68c34e12fa</text:p>
          </table:table-cell>
          <table:table-cell office:value-type="string" calcext:value-type="string">
            <text:p>bom_00012</text:p>
          </table:table-cell>
          <table:table-cell/>
          <table:table-cell table:formula="of:=IF([.C13]&lt;&gt;&quot;&quot;; SUM(INDEX(INDIRECT(&quot;'&quot; &amp; [.B13] &amp; &quot;'.$A$1:$Z$1000&quot;); 0; MATCH(&quot;count&quot;; INDIRECT(&quot;'&quot; &amp; [.B13] &amp; &quot;'.$A$1:$Z$1&quot;); 0))); &quot;&quot;)">
            <text:p/>
          </table:table-cell>
          <table:table-cell table:formula="of:=IF([.C13]&lt;&gt;&quot;&quot;; SUM(INDEX(INDIRECT(&quot;'&quot; &amp; [.B13] &amp; &quot;'.$A$1:$Z$1000&quot;); 0; MATCH(&quot;cost&quot;; INDIRECT(&quot;'&quot; &amp; [.B13] &amp; &quot;'.$A$1:$Z$1&quot;); 0))); &quot;&quot;)">
            <text:p/>
          </table:table-cell>
          <table:table-cell table:style-name="ce39" table:formula="of:=IF([.C13]&lt;&gt;&quot;&quot;; SUM(INDEX(INDIRECT(&quot;'&quot; &amp; [.B13] &amp; &quot;'.$A$1:$Z$1000&quot;); 0; MATCH(&quot;total_assembly_time_min&quot;; INDIRECT(&quot;'&quot; &amp; [.B13] &amp; &quot;'.$A$1:$Z$1&quot;); 0)))/60; &quot;&quot;)">
            <text:p/>
          </table:table-cell>
          <table:table-cell table:content-validation-name="val5" table:formula="of:=IF([.C13]&lt;&gt;&quot;&quot;; [$values.$B$2]; &quot;&quot;)">
            <text:p/>
          </table:table-cell>
          <table:table-cell table:style-name="ce37" table:formula="of:=IF([.C13]&lt;&gt;&quot;&quot;; [.F13]*[.G13]; &quot;&quot;)">
            <text:p/>
          </table:table-cell>
          <table:table-cell table:style-name="ce37" table:formula="of:=IF([.C13]&lt;&gt;&quot;&quot;; [.H13]+[.E13]; &quot;&quot;)">
            <text:p/>
          </table:table-cell>
          <table:table-cell/>
          <table:table-cell table:formula="of:=IF([.C13]&lt;&gt;&quot;&quot;; [.L13]-[.I13]; &quot;&quot;)">
            <text:p/>
          </table:table-cell>
          <table:table-cell table:style-name="ce37" table:formula="of:=IF([.C13]&lt;&gt;&quot;&quot;; [.I13]/(1-[.J13]); &quot;&quot;)">
            <text:p/>
          </table:table-cell>
          <table:table-cell table:content-validation-name="val5" table:formula="of:=IF([.C13]&lt;&gt;&quot;&quot;; [$values.$A$2]; &quot;&quot;)">
            <text:p/>
          </table:table-cell>
          <table:table-cell table:style-name="ce37" table:formula="of:=IF([.C13]&lt;&gt;&quot;&quot;; [.O13]-[.L13]; &quot;&quot;)">
            <text:p/>
          </table:table-cell>
          <table:table-cell table:style-name="ce37" table:formula="of:=IF([.C13]&lt;&gt;&quot;&quot;; [.L13]/(1-[.M13]); &quot;&quot;)">
            <text:p/>
          </table:table-cell>
          <table:table-cell table:number-columns-repeated="1009"/>
        </table:table-row>
        <table:table-row table:style-name="ro1">
          <table:table-cell office:value-type="string" calcext:value-type="string">
            <text:p>a4294605-8b79-4bf7-ba94-720ff256d2b4</text:p>
          </table:table-cell>
          <table:table-cell office:value-type="string" calcext:value-type="string">
            <text:p>bom_00013</text:p>
          </table:table-cell>
          <table:table-cell/>
          <table:table-cell table:formula="of:=IF([.C14]&lt;&gt;&quot;&quot;; SUM(INDEX(INDIRECT(&quot;'&quot; &amp; [.B14] &amp; &quot;'.$A$1:$Z$1000&quot;); 0; MATCH(&quot;count&quot;; INDIRECT(&quot;'&quot; &amp; [.B14] &amp; &quot;'.$A$1:$Z$1&quot;); 0))); &quot;&quot;)">
            <text:p/>
          </table:table-cell>
          <table:table-cell table:formula="of:=IF([.C14]&lt;&gt;&quot;&quot;; SUM(INDEX(INDIRECT(&quot;'&quot; &amp; [.B14] &amp; &quot;'.$A$1:$Z$1000&quot;); 0; MATCH(&quot;cost&quot;; INDIRECT(&quot;'&quot; &amp; [.B14] &amp; &quot;'.$A$1:$Z$1&quot;); 0))); &quot;&quot;)">
            <text:p/>
          </table:table-cell>
          <table:table-cell table:style-name="ce39" table:formula="of:=IF([.C14]&lt;&gt;&quot;&quot;; SUM(INDEX(INDIRECT(&quot;'&quot; &amp; [.B14] &amp; &quot;'.$A$1:$Z$1000&quot;); 0; MATCH(&quot;total_assembly_time_min&quot;; INDIRECT(&quot;'&quot; &amp; [.B14] &amp; &quot;'.$A$1:$Z$1&quot;); 0)))/60; &quot;&quot;)">
            <text:p/>
          </table:table-cell>
          <table:table-cell table:content-validation-name="val5" table:formula="of:=IF([.C14]&lt;&gt;&quot;&quot;; [$values.$B$2]; &quot;&quot;)">
            <text:p/>
          </table:table-cell>
          <table:table-cell table:style-name="ce37" table:formula="of:=IF([.C14]&lt;&gt;&quot;&quot;; [.F14]*[.G14]; &quot;&quot;)">
            <text:p/>
          </table:table-cell>
          <table:table-cell table:style-name="ce37" table:formula="of:=IF([.C14]&lt;&gt;&quot;&quot;; [.H14]+[.E14]; &quot;&quot;)">
            <text:p/>
          </table:table-cell>
          <table:table-cell/>
          <table:table-cell table:formula="of:=IF([.C14]&lt;&gt;&quot;&quot;; [.L14]-[.I14]; &quot;&quot;)">
            <text:p/>
          </table:table-cell>
          <table:table-cell table:style-name="ce37" table:formula="of:=IF([.C14]&lt;&gt;&quot;&quot;; [.I14]/(1-[.J14]); &quot;&quot;)">
            <text:p/>
          </table:table-cell>
          <table:table-cell table:content-validation-name="val5" table:formula="of:=IF([.C14]&lt;&gt;&quot;&quot;; [$values.$A$2]; &quot;&quot;)">
            <text:p/>
          </table:table-cell>
          <table:table-cell table:style-name="ce37" table:formula="of:=IF([.C14]&lt;&gt;&quot;&quot;; [.O14]-[.L14]; &quot;&quot;)">
            <text:p/>
          </table:table-cell>
          <table:table-cell table:style-name="ce37" table:formula="of:=IF([.C14]&lt;&gt;&quot;&quot;; [.L14]/(1-[.M14]); &quot;&quot;)">
            <text:p/>
          </table:table-cell>
          <table:table-cell table:number-columns-repeated="1009"/>
        </table:table-row>
        <table:table-row table:style-name="ro1">
          <table:table-cell office:value-type="string" calcext:value-type="string">
            <text:p>fac734d7-d92e-4154-abf0-0bfec700d906</text:p>
          </table:table-cell>
          <table:table-cell office:value-type="string" calcext:value-type="string">
            <text:p>bom_00014</text:p>
          </table:table-cell>
          <table:table-cell/>
          <table:table-cell table:formula="of:=IF([.C15]&lt;&gt;&quot;&quot;; SUM(INDEX(INDIRECT(&quot;'&quot; &amp; [.B15] &amp; &quot;'.$A$1:$Z$1000&quot;); 0; MATCH(&quot;count&quot;; INDIRECT(&quot;'&quot; &amp; [.B15] &amp; &quot;'.$A$1:$Z$1&quot;); 0))); &quot;&quot;)">
            <text:p/>
          </table:table-cell>
          <table:table-cell table:formula="of:=IF([.C15]&lt;&gt;&quot;&quot;; SUM(INDEX(INDIRECT(&quot;'&quot; &amp; [.B15] &amp; &quot;'.$A$1:$Z$1000&quot;); 0; MATCH(&quot;cost&quot;; INDIRECT(&quot;'&quot; &amp; [.B15] &amp; &quot;'.$A$1:$Z$1&quot;); 0))); &quot;&quot;)">
            <text:p/>
          </table:table-cell>
          <table:table-cell table:style-name="ce39" table:formula="of:=IF([.C15]&lt;&gt;&quot;&quot;; SUM(INDEX(INDIRECT(&quot;'&quot; &amp; [.B15] &amp; &quot;'.$A$1:$Z$1000&quot;); 0; MATCH(&quot;total_assembly_time_min&quot;; INDIRECT(&quot;'&quot; &amp; [.B15] &amp; &quot;'.$A$1:$Z$1&quot;); 0)))/60; &quot;&quot;)">
            <text:p/>
          </table:table-cell>
          <table:table-cell table:content-validation-name="val5" table:formula="of:=IF([.C15]&lt;&gt;&quot;&quot;; [$values.$B$2]; &quot;&quot;)">
            <text:p/>
          </table:table-cell>
          <table:table-cell table:style-name="ce37" table:formula="of:=IF([.C15]&lt;&gt;&quot;&quot;; [.F15]*[.G15]; &quot;&quot;)">
            <text:p/>
          </table:table-cell>
          <table:table-cell table:style-name="ce37" table:formula="of:=IF([.C15]&lt;&gt;&quot;&quot;; [.H15]+[.E15]; &quot;&quot;)">
            <text:p/>
          </table:table-cell>
          <table:table-cell/>
          <table:table-cell table:formula="of:=IF([.C15]&lt;&gt;&quot;&quot;; [.L15]-[.I15]; &quot;&quot;)">
            <text:p/>
          </table:table-cell>
          <table:table-cell table:style-name="ce37" table:formula="of:=IF([.C15]&lt;&gt;&quot;&quot;; [.I15]/(1-[.J15]); &quot;&quot;)">
            <text:p/>
          </table:table-cell>
          <table:table-cell table:content-validation-name="val5" table:formula="of:=IF([.C15]&lt;&gt;&quot;&quot;; [$values.$A$2]; &quot;&quot;)">
            <text:p/>
          </table:table-cell>
          <table:table-cell table:style-name="ce37" table:formula="of:=IF([.C15]&lt;&gt;&quot;&quot;; [.O15]-[.L15]; &quot;&quot;)">
            <text:p/>
          </table:table-cell>
          <table:table-cell table:style-name="ce37" table:formula="of:=IF([.C15]&lt;&gt;&quot;&quot;; [.L15]/(1-[.M15]); &quot;&quot;)">
            <text:p/>
          </table:table-cell>
          <table:table-cell table:number-columns-repeated="1009"/>
        </table:table-row>
        <table:table-row table:style-name="ro1">
          <table:table-cell office:value-type="string" calcext:value-type="string">
            <text:p>8f7dcb83-6106-4cbc-b43b-a41ebcf68764</text:p>
          </table:table-cell>
          <table:table-cell office:value-type="string" calcext:value-type="string">
            <text:p>bom_00015</text:p>
          </table:table-cell>
          <table:table-cell/>
          <table:table-cell table:formula="of:=IF([.C16]&lt;&gt;&quot;&quot;; SUM(INDEX(INDIRECT(&quot;'&quot; &amp; [.B16] &amp; &quot;'.$A$1:$Z$1000&quot;); 0; MATCH(&quot;count&quot;; INDIRECT(&quot;'&quot; &amp; [.B16] &amp; &quot;'.$A$1:$Z$1&quot;); 0))); &quot;&quot;)">
            <text:p/>
          </table:table-cell>
          <table:table-cell table:formula="of:=IF([.C16]&lt;&gt;&quot;&quot;; SUM(INDEX(INDIRECT(&quot;'&quot; &amp; [.B16] &amp; &quot;'.$A$1:$Z$1000&quot;); 0; MATCH(&quot;cost&quot;; INDIRECT(&quot;'&quot; &amp; [.B16] &amp; &quot;'.$A$1:$Z$1&quot;); 0))); &quot;&quot;)">
            <text:p/>
          </table:table-cell>
          <table:table-cell table:style-name="ce39" table:formula="of:=IF([.C16]&lt;&gt;&quot;&quot;; SUM(INDEX(INDIRECT(&quot;'&quot; &amp; [.B16] &amp; &quot;'.$A$1:$Z$1000&quot;); 0; MATCH(&quot;total_assembly_time_min&quot;; INDIRECT(&quot;'&quot; &amp; [.B16] &amp; &quot;'.$A$1:$Z$1&quot;); 0)))/60; &quot;&quot;)">
            <text:p/>
          </table:table-cell>
          <table:table-cell table:content-validation-name="val5" table:formula="of:=IF([.C16]&lt;&gt;&quot;&quot;; [$values.$B$2]; &quot;&quot;)">
            <text:p/>
          </table:table-cell>
          <table:table-cell table:style-name="ce37" table:formula="of:=IF([.C16]&lt;&gt;&quot;&quot;; [.F16]*[.G16]; &quot;&quot;)">
            <text:p/>
          </table:table-cell>
          <table:table-cell table:style-name="ce37" table:formula="of:=IF([.C16]&lt;&gt;&quot;&quot;; [.H16]+[.E16]; &quot;&quot;)">
            <text:p/>
          </table:table-cell>
          <table:table-cell/>
          <table:table-cell table:formula="of:=IF([.C16]&lt;&gt;&quot;&quot;; [.L16]-[.I16]; &quot;&quot;)">
            <text:p/>
          </table:table-cell>
          <table:table-cell table:style-name="ce37" table:formula="of:=IF([.C16]&lt;&gt;&quot;&quot;; [.I16]/(1-[.J16]); &quot;&quot;)">
            <text:p/>
          </table:table-cell>
          <table:table-cell table:content-validation-name="val5" table:formula="of:=IF([.C16]&lt;&gt;&quot;&quot;; [$values.$A$2]; &quot;&quot;)">
            <text:p/>
          </table:table-cell>
          <table:table-cell table:style-name="ce37" table:formula="of:=IF([.C16]&lt;&gt;&quot;&quot;; [.O16]-[.L16]; &quot;&quot;)">
            <text:p/>
          </table:table-cell>
          <table:table-cell table:style-name="ce37" table:formula="of:=IF([.C16]&lt;&gt;&quot;&quot;; [.L16]/(1-[.M16]); &quot;&quot;)">
            <text:p/>
          </table:table-cell>
          <table:table-cell table:number-columns-repeated="1009"/>
        </table:table-row>
        <table:table-row table:style-name="ro1">
          <table:table-cell office:value-type="string" calcext:value-type="string">
            <text:p>0bcc1ad4-4e50-4746-9ff3-34fbfb68a90d</text:p>
          </table:table-cell>
          <table:table-cell office:value-type="string" calcext:value-type="string">
            <text:p>bom_00016</text:p>
          </table:table-cell>
          <table:table-cell/>
          <table:table-cell table:formula="of:=IF([.C17]&lt;&gt;&quot;&quot;; SUM(INDEX(INDIRECT(&quot;'&quot; &amp; [.B17] &amp; &quot;'.$A$1:$Z$1000&quot;); 0; MATCH(&quot;count&quot;; INDIRECT(&quot;'&quot; &amp; [.B17] &amp; &quot;'.$A$1:$Z$1&quot;); 0))); &quot;&quot;)">
            <text:p/>
          </table:table-cell>
          <table:table-cell table:formula="of:=IF([.C17]&lt;&gt;&quot;&quot;; SUM(INDEX(INDIRECT(&quot;'&quot; &amp; [.B17] &amp; &quot;'.$A$1:$Z$1000&quot;); 0; MATCH(&quot;cost&quot;; INDIRECT(&quot;'&quot; &amp; [.B17] &amp; &quot;'.$A$1:$Z$1&quot;); 0))); &quot;&quot;)">
            <text:p/>
          </table:table-cell>
          <table:table-cell table:style-name="ce39" table:formula="of:=IF([.C17]&lt;&gt;&quot;&quot;; SUM(INDEX(INDIRECT(&quot;'&quot; &amp; [.B17] &amp; &quot;'.$A$1:$Z$1000&quot;); 0; MATCH(&quot;total_assembly_time_min&quot;; INDIRECT(&quot;'&quot; &amp; [.B17] &amp; &quot;'.$A$1:$Z$1&quot;); 0)))/60; &quot;&quot;)">
            <text:p/>
          </table:table-cell>
          <table:table-cell table:content-validation-name="val5" table:formula="of:=IF([.C17]&lt;&gt;&quot;&quot;; [$values.$B$2]; &quot;&quot;)">
            <text:p/>
          </table:table-cell>
          <table:table-cell table:style-name="ce37" table:formula="of:=IF([.C17]&lt;&gt;&quot;&quot;; [.F17]*[.G17]; &quot;&quot;)">
            <text:p/>
          </table:table-cell>
          <table:table-cell table:style-name="ce37" table:formula="of:=IF([.C17]&lt;&gt;&quot;&quot;; [.H17]+[.E17]; &quot;&quot;)">
            <text:p/>
          </table:table-cell>
          <table:table-cell/>
          <table:table-cell table:formula="of:=IF([.C17]&lt;&gt;&quot;&quot;; [.L17]-[.I17]; &quot;&quot;)">
            <text:p/>
          </table:table-cell>
          <table:table-cell table:style-name="ce37" table:formula="of:=IF([.C17]&lt;&gt;&quot;&quot;; [.I17]/(1-[.J17]); &quot;&quot;)">
            <text:p/>
          </table:table-cell>
          <table:table-cell table:content-validation-name="val5" table:formula="of:=IF([.C17]&lt;&gt;&quot;&quot;; [$values.$A$2]; &quot;&quot;)">
            <text:p/>
          </table:table-cell>
          <table:table-cell table:style-name="ce37" table:formula="of:=IF([.C17]&lt;&gt;&quot;&quot;; [.O17]-[.L17]; &quot;&quot;)">
            <text:p/>
          </table:table-cell>
          <table:table-cell table:style-name="ce37" table:formula="of:=IF([.C17]&lt;&gt;&quot;&quot;; [.L17]/(1-[.M17]); &quot;&quot;)">
            <text:p/>
          </table:table-cell>
          <table:table-cell table:number-columns-repeated="1009"/>
        </table:table-row>
        <table:table-row table:style-name="ro1">
          <table:table-cell office:value-type="string" calcext:value-type="string">
            <text:p>95f5dcda-a8a1-4ccb-9f99-6fde9efa88fc</text:p>
          </table:table-cell>
          <table:table-cell office:value-type="string" calcext:value-type="string">
            <text:p>bom_00017</text:p>
          </table:table-cell>
          <table:table-cell/>
          <table:table-cell table:formula="of:=IF([.C18]&lt;&gt;&quot;&quot;; SUM(INDEX(INDIRECT(&quot;'&quot; &amp; [.B18] &amp; &quot;'.$A$1:$Z$1000&quot;); 0; MATCH(&quot;count&quot;; INDIRECT(&quot;'&quot; &amp; [.B18] &amp; &quot;'.$A$1:$Z$1&quot;); 0))); &quot;&quot;)">
            <text:p/>
          </table:table-cell>
          <table:table-cell table:formula="of:=IF([.C18]&lt;&gt;&quot;&quot;; SUM(INDEX(INDIRECT(&quot;'&quot; &amp; [.B18] &amp; &quot;'.$A$1:$Z$1000&quot;); 0; MATCH(&quot;cost&quot;; INDIRECT(&quot;'&quot; &amp; [.B18] &amp; &quot;'.$A$1:$Z$1&quot;); 0))); &quot;&quot;)">
            <text:p/>
          </table:table-cell>
          <table:table-cell table:style-name="ce39" table:formula="of:=IF([.C18]&lt;&gt;&quot;&quot;; SUM(INDEX(INDIRECT(&quot;'&quot; &amp; [.B18] &amp; &quot;'.$A$1:$Z$1000&quot;); 0; MATCH(&quot;total_assembly_time_min&quot;; INDIRECT(&quot;'&quot; &amp; [.B18] &amp; &quot;'.$A$1:$Z$1&quot;); 0)))/60; &quot;&quot;)">
            <text:p/>
          </table:table-cell>
          <table:table-cell table:content-validation-name="val5" table:formula="of:=IF([.C18]&lt;&gt;&quot;&quot;; [$values.$B$2]; &quot;&quot;)">
            <text:p/>
          </table:table-cell>
          <table:table-cell table:style-name="ce37" table:formula="of:=IF([.C18]&lt;&gt;&quot;&quot;; [.F18]*[.G18]; &quot;&quot;)">
            <text:p/>
          </table:table-cell>
          <table:table-cell table:style-name="ce37" table:formula="of:=IF([.C18]&lt;&gt;&quot;&quot;; [.H18]+[.E18]; &quot;&quot;)">
            <text:p/>
          </table:table-cell>
          <table:table-cell/>
          <table:table-cell table:formula="of:=IF([.C18]&lt;&gt;&quot;&quot;; [.L18]-[.I18]; &quot;&quot;)">
            <text:p/>
          </table:table-cell>
          <table:table-cell table:style-name="ce37" table:formula="of:=IF([.C18]&lt;&gt;&quot;&quot;; [.I18]/(1-[.J18]); &quot;&quot;)">
            <text:p/>
          </table:table-cell>
          <table:table-cell table:content-validation-name="val5" table:formula="of:=IF([.C18]&lt;&gt;&quot;&quot;; [$values.$A$2]; &quot;&quot;)">
            <text:p/>
          </table:table-cell>
          <table:table-cell table:style-name="ce37" table:formula="of:=IF([.C18]&lt;&gt;&quot;&quot;; [.O18]-[.L18]; &quot;&quot;)">
            <text:p/>
          </table:table-cell>
          <table:table-cell table:style-name="ce37" table:formula="of:=IF([.C18]&lt;&gt;&quot;&quot;; [.L18]/(1-[.M18]); &quot;&quot;)">
            <text:p/>
          </table:table-cell>
          <table:table-cell table:number-columns-repeated="1009"/>
        </table:table-row>
        <table:table-row table:style-name="ro1">
          <table:table-cell office:value-type="string" calcext:value-type="string">
            <text:p>8825543b-32a7-4320-9261-7ab6bb46ed87</text:p>
          </table:table-cell>
          <table:table-cell office:value-type="string" calcext:value-type="string">
            <text:p>bom_00018</text:p>
          </table:table-cell>
          <table:table-cell/>
          <table:table-cell table:formula="of:=IF([.C19]&lt;&gt;&quot;&quot;; SUM(INDEX(INDIRECT(&quot;'&quot; &amp; [.B19] &amp; &quot;'.$A$1:$Z$1000&quot;); 0; MATCH(&quot;count&quot;; INDIRECT(&quot;'&quot; &amp; [.B19] &amp; &quot;'.$A$1:$Z$1&quot;); 0))); &quot;&quot;)">
            <text:p/>
          </table:table-cell>
          <table:table-cell table:formula="of:=IF([.C19]&lt;&gt;&quot;&quot;; SUM(INDEX(INDIRECT(&quot;'&quot; &amp; [.B19] &amp; &quot;'.$A$1:$Z$1000&quot;); 0; MATCH(&quot;cost&quot;; INDIRECT(&quot;'&quot; &amp; [.B19] &amp; &quot;'.$A$1:$Z$1&quot;); 0))); &quot;&quot;)">
            <text:p/>
          </table:table-cell>
          <table:table-cell table:style-name="ce39" table:formula="of:=IF([.C19]&lt;&gt;&quot;&quot;; SUM(INDEX(INDIRECT(&quot;'&quot; &amp; [.B19] &amp; &quot;'.$A$1:$Z$1000&quot;); 0; MATCH(&quot;total_assembly_time_min&quot;; INDIRECT(&quot;'&quot; &amp; [.B19] &amp; &quot;'.$A$1:$Z$1&quot;); 0)))/60; &quot;&quot;)">
            <text:p/>
          </table:table-cell>
          <table:table-cell table:content-validation-name="val5" table:formula="of:=IF([.C19]&lt;&gt;&quot;&quot;; [$values.$B$2]; &quot;&quot;)">
            <text:p/>
          </table:table-cell>
          <table:table-cell table:style-name="ce37" table:formula="of:=IF([.C19]&lt;&gt;&quot;&quot;; [.F19]*[.G19]; &quot;&quot;)">
            <text:p/>
          </table:table-cell>
          <table:table-cell table:style-name="ce37" table:formula="of:=IF([.C19]&lt;&gt;&quot;&quot;; [.H19]+[.E19]; &quot;&quot;)">
            <text:p/>
          </table:table-cell>
          <table:table-cell/>
          <table:table-cell table:formula="of:=IF([.C19]&lt;&gt;&quot;&quot;; [.L19]-[.I19]; &quot;&quot;)">
            <text:p/>
          </table:table-cell>
          <table:table-cell table:style-name="ce37" table:formula="of:=IF([.C19]&lt;&gt;&quot;&quot;; [.I19]/(1-[.J19]); &quot;&quot;)">
            <text:p/>
          </table:table-cell>
          <table:table-cell table:content-validation-name="val5" table:formula="of:=IF([.C19]&lt;&gt;&quot;&quot;; [$values.$A$2]; &quot;&quot;)">
            <text:p/>
          </table:table-cell>
          <table:table-cell table:style-name="ce37" table:formula="of:=IF([.C19]&lt;&gt;&quot;&quot;; [.O19]-[.L19]; &quot;&quot;)">
            <text:p/>
          </table:table-cell>
          <table:table-cell table:style-name="ce37" table:formula="of:=IF([.C19]&lt;&gt;&quot;&quot;; [.L19]/(1-[.M19]); &quot;&quot;)">
            <text:p/>
          </table:table-cell>
          <table:table-cell table:number-columns-repeated="1009"/>
        </table:table-row>
        <table:table-row table:style-name="ro1">
          <table:table-cell office:value-type="string" calcext:value-type="string">
            <text:p>3b9a16d1-66d9-4ea1-9903-71270a3d2fdf</text:p>
          </table:table-cell>
          <table:table-cell office:value-type="string" calcext:value-type="string">
            <text:p>bom_00019</text:p>
          </table:table-cell>
          <table:table-cell/>
          <table:table-cell table:formula="of:=IF([.C20]&lt;&gt;&quot;&quot;; SUM(INDEX(INDIRECT(&quot;'&quot; &amp; [.B20] &amp; &quot;'.$A$1:$Z$1000&quot;); 0; MATCH(&quot;count&quot;; INDIRECT(&quot;'&quot; &amp; [.B20] &amp; &quot;'.$A$1:$Z$1&quot;); 0))); &quot;&quot;)">
            <text:p/>
          </table:table-cell>
          <table:table-cell table:formula="of:=IF([.C20]&lt;&gt;&quot;&quot;; SUM(INDEX(INDIRECT(&quot;'&quot; &amp; [.B20] &amp; &quot;'.$A$1:$Z$1000&quot;); 0; MATCH(&quot;cost&quot;; INDIRECT(&quot;'&quot; &amp; [.B20] &amp; &quot;'.$A$1:$Z$1&quot;); 0))); &quot;&quot;)">
            <text:p/>
          </table:table-cell>
          <table:table-cell table:style-name="ce39" table:formula="of:=IF([.C20]&lt;&gt;&quot;&quot;; SUM(INDEX(INDIRECT(&quot;'&quot; &amp; [.B20] &amp; &quot;'.$A$1:$Z$1000&quot;); 0; MATCH(&quot;total_assembly_time_min&quot;; INDIRECT(&quot;'&quot; &amp; [.B20] &amp; &quot;'.$A$1:$Z$1&quot;); 0)))/60; &quot;&quot;)">
            <text:p/>
          </table:table-cell>
          <table:table-cell table:content-validation-name="val5" table:formula="of:=IF([.C20]&lt;&gt;&quot;&quot;; [$values.$B$2]; &quot;&quot;)">
            <text:p/>
          </table:table-cell>
          <table:table-cell table:style-name="ce37" table:formula="of:=IF([.C20]&lt;&gt;&quot;&quot;; [.F20]*[.G20]; &quot;&quot;)">
            <text:p/>
          </table:table-cell>
          <table:table-cell table:style-name="ce37" table:formula="of:=IF([.C20]&lt;&gt;&quot;&quot;; [.H20]+[.E20]; &quot;&quot;)">
            <text:p/>
          </table:table-cell>
          <table:table-cell/>
          <table:table-cell table:formula="of:=IF([.C20]&lt;&gt;&quot;&quot;; [.L20]-[.I20]; &quot;&quot;)">
            <text:p/>
          </table:table-cell>
          <table:table-cell table:style-name="ce37" table:formula="of:=IF([.C20]&lt;&gt;&quot;&quot;; [.I20]/(1-[.J20]); &quot;&quot;)">
            <text:p/>
          </table:table-cell>
          <table:table-cell table:content-validation-name="val5" table:formula="of:=IF([.C20]&lt;&gt;&quot;&quot;; [$values.$A$2]; &quot;&quot;)">
            <text:p/>
          </table:table-cell>
          <table:table-cell table:style-name="ce37" table:formula="of:=IF([.C20]&lt;&gt;&quot;&quot;; [.O20]-[.L20]; &quot;&quot;)">
            <text:p/>
          </table:table-cell>
          <table:table-cell table:style-name="ce37" table:formula="of:=IF([.C20]&lt;&gt;&quot;&quot;; [.L20]/(1-[.M20]); &quot;&quot;)">
            <text:p/>
          </table:table-cell>
          <table:table-cell table:number-columns-repeated="1009"/>
        </table:table-row>
        <table:table-row table:style-name="ro1">
          <table:table-cell office:value-type="string" calcext:value-type="string">
            <text:p>c3f42620-ce5c-4f89-a04a-8ca4aa6611d6</text:p>
          </table:table-cell>
          <table:table-cell office:value-type="string" calcext:value-type="string">
            <text:p>bom_00020</text:p>
          </table:table-cell>
          <table:table-cell/>
          <table:table-cell table:formula="of:=IF([.C21]&lt;&gt;&quot;&quot;; SUM(INDEX(INDIRECT(&quot;'&quot; &amp; [.B21] &amp; &quot;'.$A$1:$Z$1000&quot;); 0; MATCH(&quot;count&quot;; INDIRECT(&quot;'&quot; &amp; [.B21] &amp; &quot;'.$A$1:$Z$1&quot;); 0))); &quot;&quot;)">
            <text:p/>
          </table:table-cell>
          <table:table-cell table:formula="of:=IF([.C21]&lt;&gt;&quot;&quot;; SUM(INDEX(INDIRECT(&quot;'&quot; &amp; [.B21] &amp; &quot;'.$A$1:$Z$1000&quot;); 0; MATCH(&quot;cost&quot;; INDIRECT(&quot;'&quot; &amp; [.B21] &amp; &quot;'.$A$1:$Z$1&quot;); 0))); &quot;&quot;)">
            <text:p/>
          </table:table-cell>
          <table:table-cell table:style-name="ce39" table:formula="of:=IF([.C21]&lt;&gt;&quot;&quot;; SUM(INDEX(INDIRECT(&quot;'&quot; &amp; [.B21] &amp; &quot;'.$A$1:$Z$1000&quot;); 0; MATCH(&quot;total_assembly_time_min&quot;; INDIRECT(&quot;'&quot; &amp; [.B21] &amp; &quot;'.$A$1:$Z$1&quot;); 0)))/60; &quot;&quot;)">
            <text:p/>
          </table:table-cell>
          <table:table-cell table:content-validation-name="val5" table:formula="of:=IF([.C21]&lt;&gt;&quot;&quot;; [$values.$B$2]; &quot;&quot;)">
            <text:p/>
          </table:table-cell>
          <table:table-cell table:style-name="ce37" table:formula="of:=IF([.C21]&lt;&gt;&quot;&quot;; [.F21]*[.G21]; &quot;&quot;)">
            <text:p/>
          </table:table-cell>
          <table:table-cell table:style-name="ce37" table:formula="of:=IF([.C21]&lt;&gt;&quot;&quot;; [.H21]+[.E21]; &quot;&quot;)">
            <text:p/>
          </table:table-cell>
          <table:table-cell/>
          <table:table-cell table:formula="of:=IF([.C21]&lt;&gt;&quot;&quot;; [.L21]-[.I21]; &quot;&quot;)">
            <text:p/>
          </table:table-cell>
          <table:table-cell table:style-name="ce37" table:formula="of:=IF([.C21]&lt;&gt;&quot;&quot;; [.I21]/(1-[.J21]); &quot;&quot;)">
            <text:p/>
          </table:table-cell>
          <table:table-cell table:content-validation-name="val5" table:formula="of:=IF([.C21]&lt;&gt;&quot;&quot;; [$values.$A$2]; &quot;&quot;)">
            <text:p/>
          </table:table-cell>
          <table:table-cell table:style-name="ce37" table:formula="of:=IF([.C21]&lt;&gt;&quot;&quot;; [.O21]-[.L21]; &quot;&quot;)">
            <text:p/>
          </table:table-cell>
          <table:table-cell table:style-name="ce37" table:formula="of:=IF([.C21]&lt;&gt;&quot;&quot;; [.L21]/(1-[.M21]); &quot;&quot;)">
            <text:p/>
          </table:table-cell>
          <table:table-cell table:number-columns-repeated="1009"/>
        </table:table-row>
        <table:table-row table:style-name="ro1">
          <table:table-cell office:value-type="string" calcext:value-type="string">
            <text:p>f2a73c1b-6b19-4abb-a688-f22122514b69</text:p>
          </table:table-cell>
          <table:table-cell office:value-type="string" calcext:value-type="string">
            <text:p>bom_00021</text:p>
          </table:table-cell>
          <table:table-cell/>
          <table:table-cell table:formula="of:=IF([.C22]&lt;&gt;&quot;&quot;; SUM(INDEX(INDIRECT(&quot;'&quot; &amp; [.B22] &amp; &quot;'.$A$1:$Z$1000&quot;); 0; MATCH(&quot;count&quot;; INDIRECT(&quot;'&quot; &amp; [.B22] &amp; &quot;'.$A$1:$Z$1&quot;); 0))); &quot;&quot;)">
            <text:p/>
          </table:table-cell>
          <table:table-cell table:formula="of:=IF([.C22]&lt;&gt;&quot;&quot;; SUM(INDEX(INDIRECT(&quot;'&quot; &amp; [.B22] &amp; &quot;'.$A$1:$Z$1000&quot;); 0; MATCH(&quot;cost&quot;; INDIRECT(&quot;'&quot; &amp; [.B22] &amp; &quot;'.$A$1:$Z$1&quot;); 0))); &quot;&quot;)">
            <text:p/>
          </table:table-cell>
          <table:table-cell table:style-name="ce39" table:formula="of:=IF([.C22]&lt;&gt;&quot;&quot;; SUM(INDEX(INDIRECT(&quot;'&quot; &amp; [.B22] &amp; &quot;'.$A$1:$Z$1000&quot;); 0; MATCH(&quot;total_assembly_time_min&quot;; INDIRECT(&quot;'&quot; &amp; [.B22] &amp; &quot;'.$A$1:$Z$1&quot;); 0)))/60; &quot;&quot;)">
            <text:p/>
          </table:table-cell>
          <table:table-cell table:content-validation-name="val5" table:formula="of:=IF([.C22]&lt;&gt;&quot;&quot;; [$values.$B$2]; &quot;&quot;)">
            <text:p/>
          </table:table-cell>
          <table:table-cell table:style-name="ce37" table:formula="of:=IF([.C22]&lt;&gt;&quot;&quot;; [.F22]*[.G22]; &quot;&quot;)">
            <text:p/>
          </table:table-cell>
          <table:table-cell table:style-name="ce37" table:formula="of:=IF([.C22]&lt;&gt;&quot;&quot;; [.H22]+[.E22]; &quot;&quot;)">
            <text:p/>
          </table:table-cell>
          <table:table-cell/>
          <table:table-cell table:formula="of:=IF([.C22]&lt;&gt;&quot;&quot;; [.L22]-[.I22]; &quot;&quot;)">
            <text:p/>
          </table:table-cell>
          <table:table-cell table:style-name="ce37" table:formula="of:=IF([.C22]&lt;&gt;&quot;&quot;; [.I22]/(1-[.J22]); &quot;&quot;)">
            <text:p/>
          </table:table-cell>
          <table:table-cell table:content-validation-name="val5" table:formula="of:=IF([.C22]&lt;&gt;&quot;&quot;; [$values.$A$2]; &quot;&quot;)">
            <text:p/>
          </table:table-cell>
          <table:table-cell table:style-name="ce37" table:formula="of:=IF([.C22]&lt;&gt;&quot;&quot;; [.O22]-[.L22]; &quot;&quot;)">
            <text:p/>
          </table:table-cell>
          <table:table-cell table:style-name="ce37" table:formula="of:=IF([.C22]&lt;&gt;&quot;&quot;; [.L22]/(1-[.M22]); &quot;&quot;)">
            <text:p/>
          </table:table-cell>
          <table:table-cell table:number-columns-repeated="1009"/>
        </table:table-row>
        <table:table-row table:style-name="ro1">
          <table:table-cell office:value-type="string" calcext:value-type="string">
            <text:p>f8a3aa72-6167-49f0-a0e7-fbaa99761dd9</text:p>
          </table:table-cell>
          <table:table-cell office:value-type="string" calcext:value-type="string">
            <text:p>bom_00022</text:p>
          </table:table-cell>
          <table:table-cell/>
          <table:table-cell table:formula="of:=IF([.C23]&lt;&gt;&quot;&quot;; SUM(INDEX(INDIRECT(&quot;'&quot; &amp; [.B23] &amp; &quot;'.$A$1:$Z$1000&quot;); 0; MATCH(&quot;count&quot;; INDIRECT(&quot;'&quot; &amp; [.B23] &amp; &quot;'.$A$1:$Z$1&quot;); 0))); &quot;&quot;)">
            <text:p/>
          </table:table-cell>
          <table:table-cell table:formula="of:=IF([.C23]&lt;&gt;&quot;&quot;; SUM(INDEX(INDIRECT(&quot;'&quot; &amp; [.B23] &amp; &quot;'.$A$1:$Z$1000&quot;); 0; MATCH(&quot;cost&quot;; INDIRECT(&quot;'&quot; &amp; [.B23] &amp; &quot;'.$A$1:$Z$1&quot;); 0))); &quot;&quot;)">
            <text:p/>
          </table:table-cell>
          <table:table-cell table:style-name="ce39" table:formula="of:=IF([.C23]&lt;&gt;&quot;&quot;; SUM(INDEX(INDIRECT(&quot;'&quot; &amp; [.B23] &amp; &quot;'.$A$1:$Z$1000&quot;); 0; MATCH(&quot;total_assembly_time_min&quot;; INDIRECT(&quot;'&quot; &amp; [.B23] &amp; &quot;'.$A$1:$Z$1&quot;); 0)))/60; &quot;&quot;)">
            <text:p/>
          </table:table-cell>
          <table:table-cell table:content-validation-name="val5" table:formula="of:=IF([.C23]&lt;&gt;&quot;&quot;; [$values.$B$2]; &quot;&quot;)">
            <text:p/>
          </table:table-cell>
          <table:table-cell table:style-name="ce37" table:formula="of:=IF([.C23]&lt;&gt;&quot;&quot;; [.F23]*[.G23]; &quot;&quot;)">
            <text:p/>
          </table:table-cell>
          <table:table-cell table:style-name="ce37" table:formula="of:=IF([.C23]&lt;&gt;&quot;&quot;; [.H23]+[.E23]; &quot;&quot;)">
            <text:p/>
          </table:table-cell>
          <table:table-cell/>
          <table:table-cell table:formula="of:=IF([.C23]&lt;&gt;&quot;&quot;; [.L23]-[.I23]; &quot;&quot;)">
            <text:p/>
          </table:table-cell>
          <table:table-cell table:style-name="ce37" table:formula="of:=IF([.C23]&lt;&gt;&quot;&quot;; [.I23]/(1-[.J23]); &quot;&quot;)">
            <text:p/>
          </table:table-cell>
          <table:table-cell table:content-validation-name="val5" table:formula="of:=IF([.C23]&lt;&gt;&quot;&quot;; [$values.$A$2]; &quot;&quot;)">
            <text:p/>
          </table:table-cell>
          <table:table-cell table:style-name="ce37" table:formula="of:=IF([.C23]&lt;&gt;&quot;&quot;; [.O23]-[.L23]; &quot;&quot;)">
            <text:p/>
          </table:table-cell>
          <table:table-cell table:style-name="ce37" table:formula="of:=IF([.C23]&lt;&gt;&quot;&quot;; [.L23]/(1-[.M23]); &quot;&quot;)">
            <text:p/>
          </table:table-cell>
          <table:table-cell table:number-columns-repeated="1009"/>
        </table:table-row>
        <table:table-row table:style-name="ro1">
          <table:table-cell office:value-type="string" calcext:value-type="string">
            <text:p>ec958bff-0f47-427e-a0d6-17456748b56b</text:p>
          </table:table-cell>
          <table:table-cell office:value-type="string" calcext:value-type="string">
            <text:p>bom_00023</text:p>
          </table:table-cell>
          <table:table-cell/>
          <table:table-cell table:formula="of:=IF([.C24]&lt;&gt;&quot;&quot;; SUM(INDEX(INDIRECT(&quot;'&quot; &amp; [.B24] &amp; &quot;'.$A$1:$Z$1000&quot;); 0; MATCH(&quot;count&quot;; INDIRECT(&quot;'&quot; &amp; [.B24] &amp; &quot;'.$A$1:$Z$1&quot;); 0))); &quot;&quot;)">
            <text:p/>
          </table:table-cell>
          <table:table-cell table:formula="of:=IF([.C24]&lt;&gt;&quot;&quot;; SUM(INDEX(INDIRECT(&quot;'&quot; &amp; [.B24] &amp; &quot;'.$A$1:$Z$1000&quot;); 0; MATCH(&quot;cost&quot;; INDIRECT(&quot;'&quot; &amp; [.B24] &amp; &quot;'.$A$1:$Z$1&quot;); 0))); &quot;&quot;)">
            <text:p/>
          </table:table-cell>
          <table:table-cell table:style-name="ce39" table:formula="of:=IF([.C24]&lt;&gt;&quot;&quot;; SUM(INDEX(INDIRECT(&quot;'&quot; &amp; [.B24] &amp; &quot;'.$A$1:$Z$1000&quot;); 0; MATCH(&quot;total_assembly_time_min&quot;; INDIRECT(&quot;'&quot; &amp; [.B24] &amp; &quot;'.$A$1:$Z$1&quot;); 0)))/60; &quot;&quot;)">
            <text:p/>
          </table:table-cell>
          <table:table-cell table:content-validation-name="val5" table:formula="of:=IF([.C24]&lt;&gt;&quot;&quot;; [$values.$B$2]; &quot;&quot;)">
            <text:p/>
          </table:table-cell>
          <table:table-cell table:style-name="ce37" table:formula="of:=IF([.C24]&lt;&gt;&quot;&quot;; [.F24]*[.G24]; &quot;&quot;)">
            <text:p/>
          </table:table-cell>
          <table:table-cell table:style-name="ce37" table:formula="of:=IF([.C24]&lt;&gt;&quot;&quot;; [.H24]+[.E24]; &quot;&quot;)">
            <text:p/>
          </table:table-cell>
          <table:table-cell/>
          <table:table-cell table:formula="of:=IF([.C24]&lt;&gt;&quot;&quot;; [.L24]-[.I24]; &quot;&quot;)">
            <text:p/>
          </table:table-cell>
          <table:table-cell table:style-name="ce37" table:formula="of:=IF([.C24]&lt;&gt;&quot;&quot;; [.I24]/(1-[.J24]); &quot;&quot;)">
            <text:p/>
          </table:table-cell>
          <table:table-cell table:content-validation-name="val5" table:formula="of:=IF([.C24]&lt;&gt;&quot;&quot;; [$values.$A$2]; &quot;&quot;)">
            <text:p/>
          </table:table-cell>
          <table:table-cell table:style-name="ce37" table:formula="of:=IF([.C24]&lt;&gt;&quot;&quot;; [.O24]-[.L24]; &quot;&quot;)">
            <text:p/>
          </table:table-cell>
          <table:table-cell table:style-name="ce37" table:formula="of:=IF([.C24]&lt;&gt;&quot;&quot;; [.L24]/(1-[.M24]); &quot;&quot;)">
            <text:p/>
          </table:table-cell>
          <table:table-cell table:number-columns-repeated="1009"/>
        </table:table-row>
        <table:table-row table:style-name="ro1">
          <table:table-cell office:value-type="string" calcext:value-type="string">
            <text:p>63c34b52-1afc-4259-b13f-457e001b7e48</text:p>
          </table:table-cell>
          <table:table-cell office:value-type="string" calcext:value-type="string">
            <text:p>bom_00024</text:p>
          </table:table-cell>
          <table:table-cell/>
          <table:table-cell table:formula="of:=IF([.C25]&lt;&gt;&quot;&quot;; SUM(INDEX(INDIRECT(&quot;'&quot; &amp; [.B25] &amp; &quot;'.$A$1:$Z$1000&quot;); 0; MATCH(&quot;count&quot;; INDIRECT(&quot;'&quot; &amp; [.B25] &amp; &quot;'.$A$1:$Z$1&quot;); 0))); &quot;&quot;)">
            <text:p/>
          </table:table-cell>
          <table:table-cell table:formula="of:=IF([.C25]&lt;&gt;&quot;&quot;; SUM(INDEX(INDIRECT(&quot;'&quot; &amp; [.B25] &amp; &quot;'.$A$1:$Z$1000&quot;); 0; MATCH(&quot;cost&quot;; INDIRECT(&quot;'&quot; &amp; [.B25] &amp; &quot;'.$A$1:$Z$1&quot;); 0))); &quot;&quot;)">
            <text:p/>
          </table:table-cell>
          <table:table-cell table:style-name="ce39" table:formula="of:=IF([.C25]&lt;&gt;&quot;&quot;; SUM(INDEX(INDIRECT(&quot;'&quot; &amp; [.B25] &amp; &quot;'.$A$1:$Z$1000&quot;); 0; MATCH(&quot;total_assembly_time_min&quot;; INDIRECT(&quot;'&quot; &amp; [.B25] &amp; &quot;'.$A$1:$Z$1&quot;); 0)))/60; &quot;&quot;)">
            <text:p/>
          </table:table-cell>
          <table:table-cell table:content-validation-name="val5" table:formula="of:=IF([.C25]&lt;&gt;&quot;&quot;; [$values.$B$2]; &quot;&quot;)">
            <text:p/>
          </table:table-cell>
          <table:table-cell table:style-name="ce37" table:formula="of:=IF([.C25]&lt;&gt;&quot;&quot;; [.F25]*[.G25]; &quot;&quot;)">
            <text:p/>
          </table:table-cell>
          <table:table-cell table:style-name="ce37" table:formula="of:=IF([.C25]&lt;&gt;&quot;&quot;; [.H25]+[.E25]; &quot;&quot;)">
            <text:p/>
          </table:table-cell>
          <table:table-cell/>
          <table:table-cell table:formula="of:=IF([.C25]&lt;&gt;&quot;&quot;; [.L25]-[.I25]; &quot;&quot;)">
            <text:p/>
          </table:table-cell>
          <table:table-cell table:style-name="ce37" table:formula="of:=IF([.C25]&lt;&gt;&quot;&quot;; [.I25]/(1-[.J25]); &quot;&quot;)">
            <text:p/>
          </table:table-cell>
          <table:table-cell table:content-validation-name="val5" table:formula="of:=IF([.C25]&lt;&gt;&quot;&quot;; [$values.$A$2]; &quot;&quot;)">
            <text:p/>
          </table:table-cell>
          <table:table-cell table:style-name="ce37" table:formula="of:=IF([.C25]&lt;&gt;&quot;&quot;; [.O25]-[.L25]; &quot;&quot;)">
            <text:p/>
          </table:table-cell>
          <table:table-cell table:style-name="ce37" table:formula="of:=IF([.C25]&lt;&gt;&quot;&quot;; [.L25]/(1-[.M25]); &quot;&quot;)">
            <text:p/>
          </table:table-cell>
          <table:table-cell table:number-columns-repeated="1009"/>
        </table:table-row>
        <table:table-row table:style-name="ro1">
          <table:table-cell office:value-type="string" calcext:value-type="string">
            <text:p>400eb1a8-c80c-4c08-b715-8bccc9861d62</text:p>
          </table:table-cell>
          <table:table-cell office:value-type="string" calcext:value-type="string">
            <text:p>bom_00025</text:p>
          </table:table-cell>
          <table:table-cell/>
          <table:table-cell table:formula="of:=IF([.C26]&lt;&gt;&quot;&quot;; SUM(INDEX(INDIRECT(&quot;'&quot; &amp; [.B26] &amp; &quot;'.$A$1:$Z$1000&quot;); 0; MATCH(&quot;count&quot;; INDIRECT(&quot;'&quot; &amp; [.B26] &amp; &quot;'.$A$1:$Z$1&quot;); 0))); &quot;&quot;)">
            <text:p/>
          </table:table-cell>
          <table:table-cell table:formula="of:=IF([.C26]&lt;&gt;&quot;&quot;; SUM(INDEX(INDIRECT(&quot;'&quot; &amp; [.B26] &amp; &quot;'.$A$1:$Z$1000&quot;); 0; MATCH(&quot;cost&quot;; INDIRECT(&quot;'&quot; &amp; [.B26] &amp; &quot;'.$A$1:$Z$1&quot;); 0))); &quot;&quot;)">
            <text:p/>
          </table:table-cell>
          <table:table-cell table:style-name="ce39" table:formula="of:=IF([.C26]&lt;&gt;&quot;&quot;; SUM(INDEX(INDIRECT(&quot;'&quot; &amp; [.B26] &amp; &quot;'.$A$1:$Z$1000&quot;); 0; MATCH(&quot;total_assembly_time_min&quot;; INDIRECT(&quot;'&quot; &amp; [.B26] &amp; &quot;'.$A$1:$Z$1&quot;); 0)))/60; &quot;&quot;)">
            <text:p/>
          </table:table-cell>
          <table:table-cell table:content-validation-name="val5" table:formula="of:=IF([.C26]&lt;&gt;&quot;&quot;; [$values.$B$2]; &quot;&quot;)">
            <text:p/>
          </table:table-cell>
          <table:table-cell table:style-name="ce37" table:formula="of:=IF([.C26]&lt;&gt;&quot;&quot;; [.F26]*[.G26]; &quot;&quot;)">
            <text:p/>
          </table:table-cell>
          <table:table-cell table:style-name="ce37" table:formula="of:=IF([.C26]&lt;&gt;&quot;&quot;; [.H26]+[.E26]; &quot;&quot;)">
            <text:p/>
          </table:table-cell>
          <table:table-cell/>
          <table:table-cell table:formula="of:=IF([.C26]&lt;&gt;&quot;&quot;; [.L26]-[.I26]; &quot;&quot;)">
            <text:p/>
          </table:table-cell>
          <table:table-cell table:style-name="ce37" table:formula="of:=IF([.C26]&lt;&gt;&quot;&quot;; [.I26]/(1-[.J26]); &quot;&quot;)">
            <text:p/>
          </table:table-cell>
          <table:table-cell table:content-validation-name="val5" table:formula="of:=IF([.C26]&lt;&gt;&quot;&quot;; [$values.$A$2]; &quot;&quot;)">
            <text:p/>
          </table:table-cell>
          <table:table-cell table:style-name="ce37" table:formula="of:=IF([.C26]&lt;&gt;&quot;&quot;; [.O26]-[.L26]; &quot;&quot;)">
            <text:p/>
          </table:table-cell>
          <table:table-cell table:style-name="ce37" table:formula="of:=IF([.C26]&lt;&gt;&quot;&quot;; [.L26]/(1-[.M26]); &quot;&quot;)">
            <text:p/>
          </table:table-cell>
          <table:table-cell table:number-columns-repeated="1009"/>
        </table:table-row>
        <table:table-row table:style-name="ro1">
          <table:table-cell office:value-type="string" calcext:value-type="string">
            <text:p>a742b74b-2413-45dc-afa6-f1b98e79d913</text:p>
          </table:table-cell>
          <table:table-cell office:value-type="string" calcext:value-type="string">
            <text:p>bom_00026</text:p>
          </table:table-cell>
          <table:table-cell/>
          <table:table-cell table:formula="of:=IF([.C27]&lt;&gt;&quot;&quot;; SUM(INDEX(INDIRECT(&quot;'&quot; &amp; [.B27] &amp; &quot;'.$A$1:$Z$1000&quot;); 0; MATCH(&quot;count&quot;; INDIRECT(&quot;'&quot; &amp; [.B27] &amp; &quot;'.$A$1:$Z$1&quot;); 0))); &quot;&quot;)">
            <text:p/>
          </table:table-cell>
          <table:table-cell table:formula="of:=IF([.C27]&lt;&gt;&quot;&quot;; SUM(INDEX(INDIRECT(&quot;'&quot; &amp; [.B27] &amp; &quot;'.$A$1:$Z$1000&quot;); 0; MATCH(&quot;cost&quot;; INDIRECT(&quot;'&quot; &amp; [.B27] &amp; &quot;'.$A$1:$Z$1&quot;); 0))); &quot;&quot;)">
            <text:p/>
          </table:table-cell>
          <table:table-cell table:style-name="ce39" table:formula="of:=IF([.C27]&lt;&gt;&quot;&quot;; SUM(INDEX(INDIRECT(&quot;'&quot; &amp; [.B27] &amp; &quot;'.$A$1:$Z$1000&quot;); 0; MATCH(&quot;total_assembly_time_min&quot;; INDIRECT(&quot;'&quot; &amp; [.B27] &amp; &quot;'.$A$1:$Z$1&quot;); 0)))/60; &quot;&quot;)">
            <text:p/>
          </table:table-cell>
          <table:table-cell table:content-validation-name="val5" table:formula="of:=IF([.C27]&lt;&gt;&quot;&quot;; [$values.$B$2]; &quot;&quot;)">
            <text:p/>
          </table:table-cell>
          <table:table-cell table:style-name="ce37" table:formula="of:=IF([.C27]&lt;&gt;&quot;&quot;; [.F27]*[.G27]; &quot;&quot;)">
            <text:p/>
          </table:table-cell>
          <table:table-cell table:style-name="ce37" table:formula="of:=IF([.C27]&lt;&gt;&quot;&quot;; [.H27]+[.E27]; &quot;&quot;)">
            <text:p/>
          </table:table-cell>
          <table:table-cell/>
          <table:table-cell table:formula="of:=IF([.C27]&lt;&gt;&quot;&quot;; [.L27]-[.I27]; &quot;&quot;)">
            <text:p/>
          </table:table-cell>
          <table:table-cell table:style-name="ce37" table:formula="of:=IF([.C27]&lt;&gt;&quot;&quot;; [.I27]/(1-[.J27]); &quot;&quot;)">
            <text:p/>
          </table:table-cell>
          <table:table-cell table:content-validation-name="val5" table:formula="of:=IF([.C27]&lt;&gt;&quot;&quot;; [$values.$A$2]; &quot;&quot;)">
            <text:p/>
          </table:table-cell>
          <table:table-cell table:style-name="ce37" table:formula="of:=IF([.C27]&lt;&gt;&quot;&quot;; [.O27]-[.L27]; &quot;&quot;)">
            <text:p/>
          </table:table-cell>
          <table:table-cell table:style-name="ce37" table:formula="of:=IF([.C27]&lt;&gt;&quot;&quot;; [.L27]/(1-[.M27]); &quot;&quot;)">
            <text:p/>
          </table:table-cell>
          <table:table-cell table:number-columns-repeated="1009"/>
        </table:table-row>
        <table:table-row table:style-name="ro1">
          <table:table-cell office:value-type="string" calcext:value-type="string">
            <text:p>6d87c65e-0d40-4fca-bea5-cf4755fbe88a</text:p>
          </table:table-cell>
          <table:table-cell office:value-type="string" calcext:value-type="string">
            <text:p>bom_00027</text:p>
          </table:table-cell>
          <table:table-cell/>
          <table:table-cell table:formula="of:=IF([.C28]&lt;&gt;&quot;&quot;; SUM(INDEX(INDIRECT(&quot;'&quot; &amp; [.B28] &amp; &quot;'.$A$1:$Z$1000&quot;); 0; MATCH(&quot;count&quot;; INDIRECT(&quot;'&quot; &amp; [.B28] &amp; &quot;'.$A$1:$Z$1&quot;); 0))); &quot;&quot;)">
            <text:p/>
          </table:table-cell>
          <table:table-cell table:formula="of:=IF([.C28]&lt;&gt;&quot;&quot;; SUM(INDEX(INDIRECT(&quot;'&quot; &amp; [.B28] &amp; &quot;'.$A$1:$Z$1000&quot;); 0; MATCH(&quot;cost&quot;; INDIRECT(&quot;'&quot; &amp; [.B28] &amp; &quot;'.$A$1:$Z$1&quot;); 0))); &quot;&quot;)">
            <text:p/>
          </table:table-cell>
          <table:table-cell table:style-name="ce39" table:formula="of:=IF([.C28]&lt;&gt;&quot;&quot;; SUM(INDEX(INDIRECT(&quot;'&quot; &amp; [.B28] &amp; &quot;'.$A$1:$Z$1000&quot;); 0; MATCH(&quot;total_assembly_time_min&quot;; INDIRECT(&quot;'&quot; &amp; [.B28] &amp; &quot;'.$A$1:$Z$1&quot;); 0)))/60; &quot;&quot;)">
            <text:p/>
          </table:table-cell>
          <table:table-cell table:content-validation-name="val5" table:formula="of:=IF([.C28]&lt;&gt;&quot;&quot;; [$values.$B$2]; &quot;&quot;)">
            <text:p/>
          </table:table-cell>
          <table:table-cell table:style-name="ce37" table:formula="of:=IF([.C28]&lt;&gt;&quot;&quot;; [.F28]*[.G28]; &quot;&quot;)">
            <text:p/>
          </table:table-cell>
          <table:table-cell table:style-name="ce37" table:formula="of:=IF([.C28]&lt;&gt;&quot;&quot;; [.H28]+[.E28]; &quot;&quot;)">
            <text:p/>
          </table:table-cell>
          <table:table-cell/>
          <table:table-cell table:formula="of:=IF([.C28]&lt;&gt;&quot;&quot;; [.L28]-[.I28]; &quot;&quot;)">
            <text:p/>
          </table:table-cell>
          <table:table-cell table:style-name="ce37" table:formula="of:=IF([.C28]&lt;&gt;&quot;&quot;; [.I28]/(1-[.J28]); &quot;&quot;)">
            <text:p/>
          </table:table-cell>
          <table:table-cell table:content-validation-name="val5" table:formula="of:=IF([.C28]&lt;&gt;&quot;&quot;; [$values.$A$2]; &quot;&quot;)">
            <text:p/>
          </table:table-cell>
          <table:table-cell table:style-name="ce37" table:formula="of:=IF([.C28]&lt;&gt;&quot;&quot;; [.O28]-[.L28]; &quot;&quot;)">
            <text:p/>
          </table:table-cell>
          <table:table-cell table:style-name="ce37" table:formula="of:=IF([.C28]&lt;&gt;&quot;&quot;; [.L28]/(1-[.M28]); &quot;&quot;)">
            <text:p/>
          </table:table-cell>
          <table:table-cell table:number-columns-repeated="1009"/>
        </table:table-row>
        <table:table-row table:style-name="ro1">
          <table:table-cell office:value-type="string" calcext:value-type="string">
            <text:p>86f8c0a7-8cd7-4b2d-b0cb-1af2c3ade902</text:p>
          </table:table-cell>
          <table:table-cell office:value-type="string" calcext:value-type="string">
            <text:p>bom_00028</text:p>
          </table:table-cell>
          <table:table-cell/>
          <table:table-cell table:formula="of:=IF([.C29]&lt;&gt;&quot;&quot;; SUM(INDEX(INDIRECT(&quot;'&quot; &amp; [.B29] &amp; &quot;'.$A$1:$Z$1000&quot;); 0; MATCH(&quot;count&quot;; INDIRECT(&quot;'&quot; &amp; [.B29] &amp; &quot;'.$A$1:$Z$1&quot;); 0))); &quot;&quot;)">
            <text:p/>
          </table:table-cell>
          <table:table-cell table:formula="of:=IF([.C29]&lt;&gt;&quot;&quot;; SUM(INDEX(INDIRECT(&quot;'&quot; &amp; [.B29] &amp; &quot;'.$A$1:$Z$1000&quot;); 0; MATCH(&quot;cost&quot;; INDIRECT(&quot;'&quot; &amp; [.B29] &amp; &quot;'.$A$1:$Z$1&quot;); 0))); &quot;&quot;)">
            <text:p/>
          </table:table-cell>
          <table:table-cell table:style-name="ce39" table:formula="of:=IF([.C29]&lt;&gt;&quot;&quot;; SUM(INDEX(INDIRECT(&quot;'&quot; &amp; [.B29] &amp; &quot;'.$A$1:$Z$1000&quot;); 0; MATCH(&quot;total_assembly_time_min&quot;; INDIRECT(&quot;'&quot; &amp; [.B29] &amp; &quot;'.$A$1:$Z$1&quot;); 0)))/60; &quot;&quot;)">
            <text:p/>
          </table:table-cell>
          <table:table-cell table:content-validation-name="val5" table:formula="of:=IF([.C29]&lt;&gt;&quot;&quot;; [$values.$B$2]; &quot;&quot;)">
            <text:p/>
          </table:table-cell>
          <table:table-cell table:style-name="ce37" table:formula="of:=IF([.C29]&lt;&gt;&quot;&quot;; [.F29]*[.G29]; &quot;&quot;)">
            <text:p/>
          </table:table-cell>
          <table:table-cell table:style-name="ce37" table:formula="of:=IF([.C29]&lt;&gt;&quot;&quot;; [.H29]+[.E29]; &quot;&quot;)">
            <text:p/>
          </table:table-cell>
          <table:table-cell/>
          <table:table-cell table:formula="of:=IF([.C29]&lt;&gt;&quot;&quot;; [.L29]-[.I29]; &quot;&quot;)">
            <text:p/>
          </table:table-cell>
          <table:table-cell table:style-name="ce37" table:formula="of:=IF([.C29]&lt;&gt;&quot;&quot;; [.I29]/(1-[.J29]); &quot;&quot;)">
            <text:p/>
          </table:table-cell>
          <table:table-cell table:content-validation-name="val5" table:formula="of:=IF([.C29]&lt;&gt;&quot;&quot;; [$values.$A$2]; &quot;&quot;)">
            <text:p/>
          </table:table-cell>
          <table:table-cell table:style-name="ce37" table:formula="of:=IF([.C29]&lt;&gt;&quot;&quot;; [.O29]-[.L29]; &quot;&quot;)">
            <text:p/>
          </table:table-cell>
          <table:table-cell table:style-name="ce37" table:formula="of:=IF([.C29]&lt;&gt;&quot;&quot;; [.L29]/(1-[.M29]); &quot;&quot;)">
            <text:p/>
          </table:table-cell>
          <table:table-cell table:number-columns-repeated="1009"/>
        </table:table-row>
        <table:table-row table:style-name="ro1">
          <table:table-cell office:value-type="string" calcext:value-type="string">
            <text:p>8d44dce2-3f51-4fcf-8ead-5b42655f81a2</text:p>
          </table:table-cell>
          <table:table-cell office:value-type="string" calcext:value-type="string">
            <text:p>bom_00029</text:p>
          </table:table-cell>
          <table:table-cell/>
          <table:table-cell table:formula="of:=IF([.C30]&lt;&gt;&quot;&quot;; SUM(INDEX(INDIRECT(&quot;'&quot; &amp; [.B30] &amp; &quot;'.$A$1:$Z$1000&quot;); 0; MATCH(&quot;count&quot;; INDIRECT(&quot;'&quot; &amp; [.B30] &amp; &quot;'.$A$1:$Z$1&quot;); 0))); &quot;&quot;)">
            <text:p/>
          </table:table-cell>
          <table:table-cell table:formula="of:=IF([.C30]&lt;&gt;&quot;&quot;; SUM(INDEX(INDIRECT(&quot;'&quot; &amp; [.B30] &amp; &quot;'.$A$1:$Z$1000&quot;); 0; MATCH(&quot;cost&quot;; INDIRECT(&quot;'&quot; &amp; [.B30] &amp; &quot;'.$A$1:$Z$1&quot;); 0))); &quot;&quot;)">
            <text:p/>
          </table:table-cell>
          <table:table-cell table:style-name="ce39" table:formula="of:=IF([.C30]&lt;&gt;&quot;&quot;; SUM(INDEX(INDIRECT(&quot;'&quot; &amp; [.B30] &amp; &quot;'.$A$1:$Z$1000&quot;); 0; MATCH(&quot;total_assembly_time_min&quot;; INDIRECT(&quot;'&quot; &amp; [.B30] &amp; &quot;'.$A$1:$Z$1&quot;); 0)))/60; &quot;&quot;)">
            <text:p/>
          </table:table-cell>
          <table:table-cell table:content-validation-name="val5" table:formula="of:=IF([.C30]&lt;&gt;&quot;&quot;; [$values.$B$2]; &quot;&quot;)">
            <text:p/>
          </table:table-cell>
          <table:table-cell table:style-name="ce37" table:formula="of:=IF([.C30]&lt;&gt;&quot;&quot;; [.F30]*[.G30]; &quot;&quot;)">
            <text:p/>
          </table:table-cell>
          <table:table-cell table:style-name="ce37" table:formula="of:=IF([.C30]&lt;&gt;&quot;&quot;; [.H30]+[.E30]; &quot;&quot;)">
            <text:p/>
          </table:table-cell>
          <table:table-cell/>
          <table:table-cell table:formula="of:=IF([.C30]&lt;&gt;&quot;&quot;; [.L30]-[.I30]; &quot;&quot;)">
            <text:p/>
          </table:table-cell>
          <table:table-cell table:style-name="ce37" table:formula="of:=IF([.C30]&lt;&gt;&quot;&quot;; [.I30]/(1-[.J30]); &quot;&quot;)">
            <text:p/>
          </table:table-cell>
          <table:table-cell table:content-validation-name="val5" table:formula="of:=IF([.C30]&lt;&gt;&quot;&quot;; [$values.$A$2]; &quot;&quot;)">
            <text:p/>
          </table:table-cell>
          <table:table-cell table:style-name="ce37" table:formula="of:=IF([.C30]&lt;&gt;&quot;&quot;; [.O30]-[.L30]; &quot;&quot;)">
            <text:p/>
          </table:table-cell>
          <table:table-cell table:style-name="ce37" table:formula="of:=IF([.C30]&lt;&gt;&quot;&quot;; [.L30]/(1-[.M30]); &quot;&quot;)">
            <text:p/>
          </table:table-cell>
          <table:table-cell table:number-columns-repeated="1009"/>
        </table:table-row>
        <table:table-row table:style-name="ro1">
          <table:table-cell office:value-type="string" calcext:value-type="string">
            <text:p>071e6df3-992a-4e40-ad62-77c072fe0aa8</text:p>
          </table:table-cell>
          <table:table-cell office:value-type="string" calcext:value-type="string">
            <text:p>bom_00030</text:p>
          </table:table-cell>
          <table:table-cell/>
          <table:table-cell table:formula="of:=IF([.C31]&lt;&gt;&quot;&quot;; SUM(INDEX(INDIRECT(&quot;'&quot; &amp; [.B31] &amp; &quot;'.$A$1:$Z$1000&quot;); 0; MATCH(&quot;count&quot;; INDIRECT(&quot;'&quot; &amp; [.B31] &amp; &quot;'.$A$1:$Z$1&quot;); 0))); &quot;&quot;)">
            <text:p/>
          </table:table-cell>
          <table:table-cell table:formula="of:=IF([.C31]&lt;&gt;&quot;&quot;; SUM(INDEX(INDIRECT(&quot;'&quot; &amp; [.B31] &amp; &quot;'.$A$1:$Z$1000&quot;); 0; MATCH(&quot;cost&quot;; INDIRECT(&quot;'&quot; &amp; [.B31] &amp; &quot;'.$A$1:$Z$1&quot;); 0))); &quot;&quot;)">
            <text:p/>
          </table:table-cell>
          <table:table-cell table:style-name="ce39" table:formula="of:=IF([.C31]&lt;&gt;&quot;&quot;; SUM(INDEX(INDIRECT(&quot;'&quot; &amp; [.B31] &amp; &quot;'.$A$1:$Z$1000&quot;); 0; MATCH(&quot;total_assembly_time_min&quot;; INDIRECT(&quot;'&quot; &amp; [.B31] &amp; &quot;'.$A$1:$Z$1&quot;); 0)))/60; &quot;&quot;)">
            <text:p/>
          </table:table-cell>
          <table:table-cell table:content-validation-name="val5" table:formula="of:=IF([.C31]&lt;&gt;&quot;&quot;; [$values.$B$2]; &quot;&quot;)">
            <text:p/>
          </table:table-cell>
          <table:table-cell table:style-name="ce37" table:formula="of:=IF([.C31]&lt;&gt;&quot;&quot;; [.F31]*[.G31]; &quot;&quot;)">
            <text:p/>
          </table:table-cell>
          <table:table-cell table:style-name="ce37" table:formula="of:=IF([.C31]&lt;&gt;&quot;&quot;; [.H31]+[.E31]; &quot;&quot;)">
            <text:p/>
          </table:table-cell>
          <table:table-cell/>
          <table:table-cell table:formula="of:=IF([.C31]&lt;&gt;&quot;&quot;; [.L31]-[.I31]; &quot;&quot;)">
            <text:p/>
          </table:table-cell>
          <table:table-cell table:style-name="ce37" table:formula="of:=IF([.C31]&lt;&gt;&quot;&quot;; [.I31]/(1-[.J31]); &quot;&quot;)">
            <text:p/>
          </table:table-cell>
          <table:table-cell table:content-validation-name="val5" table:formula="of:=IF([.C31]&lt;&gt;&quot;&quot;; [$values.$A$2]; &quot;&quot;)">
            <text:p/>
          </table:table-cell>
          <table:table-cell table:style-name="ce37" table:formula="of:=IF([.C31]&lt;&gt;&quot;&quot;; [.O31]-[.L31]; &quot;&quot;)">
            <text:p/>
          </table:table-cell>
          <table:table-cell table:style-name="ce37" table:formula="of:=IF([.C31]&lt;&gt;&quot;&quot;; [.L31]/(1-[.M31]); &quot;&quot;)">
            <text:p/>
          </table:table-cell>
          <table:table-cell table:number-columns-repeated="1009"/>
        </table:table-row>
        <table:table-row table:style-name="ro1">
          <table:table-cell office:value-type="string" calcext:value-type="string">
            <text:p>6b711354-38e5-416b-91c0-d213bb0eafd5</text:p>
          </table:table-cell>
          <table:table-cell office:value-type="string" calcext:value-type="string">
            <text:p>bom_00031</text:p>
          </table:table-cell>
          <table:table-cell/>
          <table:table-cell table:formula="of:=IF([.C32]&lt;&gt;&quot;&quot;; SUM(INDEX(INDIRECT(&quot;'&quot; &amp; [.B32] &amp; &quot;'.$A$1:$Z$1000&quot;); 0; MATCH(&quot;count&quot;; INDIRECT(&quot;'&quot; &amp; [.B32] &amp; &quot;'.$A$1:$Z$1&quot;); 0))); &quot;&quot;)">
            <text:p/>
          </table:table-cell>
          <table:table-cell table:formula="of:=IF([.C32]&lt;&gt;&quot;&quot;; SUM(INDEX(INDIRECT(&quot;'&quot; &amp; [.B32] &amp; &quot;'.$A$1:$Z$1000&quot;); 0; MATCH(&quot;cost&quot;; INDIRECT(&quot;'&quot; &amp; [.B32] &amp; &quot;'.$A$1:$Z$1&quot;); 0))); &quot;&quot;)">
            <text:p/>
          </table:table-cell>
          <table:table-cell table:style-name="ce39" table:formula="of:=IF([.C32]&lt;&gt;&quot;&quot;; SUM(INDEX(INDIRECT(&quot;'&quot; &amp; [.B32] &amp; &quot;'.$A$1:$Z$1000&quot;); 0; MATCH(&quot;total_assembly_time_min&quot;; INDIRECT(&quot;'&quot; &amp; [.B32] &amp; &quot;'.$A$1:$Z$1&quot;); 0)))/60; &quot;&quot;)">
            <text:p/>
          </table:table-cell>
          <table:table-cell table:content-validation-name="val5" table:formula="of:=IF([.C32]&lt;&gt;&quot;&quot;; [$values.$B$2]; &quot;&quot;)">
            <text:p/>
          </table:table-cell>
          <table:table-cell table:style-name="ce37" table:formula="of:=IF([.C32]&lt;&gt;&quot;&quot;; [.F32]*[.G32]; &quot;&quot;)">
            <text:p/>
          </table:table-cell>
          <table:table-cell table:style-name="ce37" table:formula="of:=IF([.C32]&lt;&gt;&quot;&quot;; [.H32]+[.E32]; &quot;&quot;)">
            <text:p/>
          </table:table-cell>
          <table:table-cell/>
          <table:table-cell table:formula="of:=IF([.C32]&lt;&gt;&quot;&quot;; [.L32]-[.I32]; &quot;&quot;)">
            <text:p/>
          </table:table-cell>
          <table:table-cell table:style-name="ce37" table:formula="of:=IF([.C32]&lt;&gt;&quot;&quot;; [.I32]/(1-[.J32]); &quot;&quot;)">
            <text:p/>
          </table:table-cell>
          <table:table-cell table:content-validation-name="val5" table:formula="of:=IF([.C32]&lt;&gt;&quot;&quot;; [$values.$A$2]; &quot;&quot;)">
            <text:p/>
          </table:table-cell>
          <table:table-cell table:style-name="ce37" table:formula="of:=IF([.C32]&lt;&gt;&quot;&quot;; [.O32]-[.L32]; &quot;&quot;)">
            <text:p/>
          </table:table-cell>
          <table:table-cell table:style-name="ce37" table:formula="of:=IF([.C32]&lt;&gt;&quot;&quot;; [.L32]/(1-[.M32]); &quot;&quot;)">
            <text:p/>
          </table:table-cell>
          <table:table-cell table:number-columns-repeated="1009"/>
        </table:table-row>
        <table:table-row table:style-name="ro1">
          <table:table-cell office:value-type="string" calcext:value-type="string">
            <text:p>d94fa4b6-19fc-4249-8d5a-c4d8a2652265</text:p>
          </table:table-cell>
          <table:table-cell office:value-type="string" calcext:value-type="string">
            <text:p>bom_00032</text:p>
          </table:table-cell>
          <table:table-cell/>
          <table:table-cell table:formula="of:=IF([.C33]&lt;&gt;&quot;&quot;; SUM(INDEX(INDIRECT(&quot;'&quot; &amp; [.B33] &amp; &quot;'.$A$1:$Z$1000&quot;); 0; MATCH(&quot;count&quot;; INDIRECT(&quot;'&quot; &amp; [.B33] &amp; &quot;'.$A$1:$Z$1&quot;); 0))); &quot;&quot;)">
            <text:p/>
          </table:table-cell>
          <table:table-cell table:formula="of:=IF([.C33]&lt;&gt;&quot;&quot;; SUM(INDEX(INDIRECT(&quot;'&quot; &amp; [.B33] &amp; &quot;'.$A$1:$Z$1000&quot;); 0; MATCH(&quot;cost&quot;; INDIRECT(&quot;'&quot; &amp; [.B33] &amp; &quot;'.$A$1:$Z$1&quot;); 0))); &quot;&quot;)">
            <text:p/>
          </table:table-cell>
          <table:table-cell table:style-name="ce39" table:formula="of:=IF([.C33]&lt;&gt;&quot;&quot;; SUM(INDEX(INDIRECT(&quot;'&quot; &amp; [.B33] &amp; &quot;'.$A$1:$Z$1000&quot;); 0; MATCH(&quot;total_assembly_time_min&quot;; INDIRECT(&quot;'&quot; &amp; [.B33] &amp; &quot;'.$A$1:$Z$1&quot;); 0)))/60; &quot;&quot;)">
            <text:p/>
          </table:table-cell>
          <table:table-cell table:content-validation-name="val5" table:formula="of:=IF([.C33]&lt;&gt;&quot;&quot;; [$values.$B$2]; &quot;&quot;)">
            <text:p/>
          </table:table-cell>
          <table:table-cell table:style-name="ce37" table:formula="of:=IF([.C33]&lt;&gt;&quot;&quot;; [.F33]*[.G33]; &quot;&quot;)">
            <text:p/>
          </table:table-cell>
          <table:table-cell table:style-name="ce37" table:formula="of:=IF([.C33]&lt;&gt;&quot;&quot;; [.H33]+[.E33]; &quot;&quot;)">
            <text:p/>
          </table:table-cell>
          <table:table-cell/>
          <table:table-cell table:formula="of:=IF([.C33]&lt;&gt;&quot;&quot;; [.L33]-[.I33]; &quot;&quot;)">
            <text:p/>
          </table:table-cell>
          <table:table-cell table:style-name="ce37" table:formula="of:=IF([.C33]&lt;&gt;&quot;&quot;; [.I33]/(1-[.J33]); &quot;&quot;)">
            <text:p/>
          </table:table-cell>
          <table:table-cell table:content-validation-name="val5" table:formula="of:=IF([.C33]&lt;&gt;&quot;&quot;; [$values.$A$2]; &quot;&quot;)">
            <text:p/>
          </table:table-cell>
          <table:table-cell table:style-name="ce37" table:formula="of:=IF([.C33]&lt;&gt;&quot;&quot;; [.O33]-[.L33]; &quot;&quot;)">
            <text:p/>
          </table:table-cell>
          <table:table-cell table:style-name="ce37" table:formula="of:=IF([.C33]&lt;&gt;&quot;&quot;; [.L33]/(1-[.M33]); &quot;&quot;)">
            <text:p/>
          </table:table-cell>
          <table:table-cell table:number-columns-repeated="1009"/>
        </table:table-row>
        <table:table-row table:style-name="ro1">
          <table:table-cell office:value-type="string" calcext:value-type="string">
            <text:p>bae149af-ed1c-44e7-8e99-52085fc3eeec</text:p>
          </table:table-cell>
          <table:table-cell office:value-type="string" calcext:value-type="string">
            <text:p>bom_00033</text:p>
          </table:table-cell>
          <table:table-cell/>
          <table:table-cell table:formula="of:=IF([.C34]&lt;&gt;&quot;&quot;; SUM(INDEX(INDIRECT(&quot;'&quot; &amp; [.B34] &amp; &quot;'.$A$1:$Z$1000&quot;); 0; MATCH(&quot;count&quot;; INDIRECT(&quot;'&quot; &amp; [.B34] &amp; &quot;'.$A$1:$Z$1&quot;); 0))); &quot;&quot;)">
            <text:p/>
          </table:table-cell>
          <table:table-cell table:formula="of:=IF([.C34]&lt;&gt;&quot;&quot;; SUM(INDEX(INDIRECT(&quot;'&quot; &amp; [.B34] &amp; &quot;'.$A$1:$Z$1000&quot;); 0; MATCH(&quot;cost&quot;; INDIRECT(&quot;'&quot; &amp; [.B34] &amp; &quot;'.$A$1:$Z$1&quot;); 0))); &quot;&quot;)">
            <text:p/>
          </table:table-cell>
          <table:table-cell table:style-name="ce39" table:formula="of:=IF([.C34]&lt;&gt;&quot;&quot;; SUM(INDEX(INDIRECT(&quot;'&quot; &amp; [.B34] &amp; &quot;'.$A$1:$Z$1000&quot;); 0; MATCH(&quot;total_assembly_time_min&quot;; INDIRECT(&quot;'&quot; &amp; [.B34] &amp; &quot;'.$A$1:$Z$1&quot;); 0)))/60; &quot;&quot;)">
            <text:p/>
          </table:table-cell>
          <table:table-cell table:content-validation-name="val5" table:formula="of:=IF([.C34]&lt;&gt;&quot;&quot;; [$values.$B$2]; &quot;&quot;)">
            <text:p/>
          </table:table-cell>
          <table:table-cell table:style-name="ce37" table:formula="of:=IF([.C34]&lt;&gt;&quot;&quot;; [.F34]*[.G34]; &quot;&quot;)">
            <text:p/>
          </table:table-cell>
          <table:table-cell table:style-name="ce37" table:formula="of:=IF([.C34]&lt;&gt;&quot;&quot;; [.H34]+[.E34]; &quot;&quot;)">
            <text:p/>
          </table:table-cell>
          <table:table-cell/>
          <table:table-cell table:formula="of:=IF([.C34]&lt;&gt;&quot;&quot;; [.L34]-[.I34]; &quot;&quot;)">
            <text:p/>
          </table:table-cell>
          <table:table-cell table:style-name="ce37" table:formula="of:=IF([.C34]&lt;&gt;&quot;&quot;; [.I34]/(1-[.J34]); &quot;&quot;)">
            <text:p/>
          </table:table-cell>
          <table:table-cell table:content-validation-name="val5" table:formula="of:=IF([.C34]&lt;&gt;&quot;&quot;; [$values.$A$2]; &quot;&quot;)">
            <text:p/>
          </table:table-cell>
          <table:table-cell table:style-name="ce37" table:formula="of:=IF([.C34]&lt;&gt;&quot;&quot;; [.O34]-[.L34]; &quot;&quot;)">
            <text:p/>
          </table:table-cell>
          <table:table-cell table:style-name="ce37" table:formula="of:=IF([.C34]&lt;&gt;&quot;&quot;; [.L34]/(1-[.M34]); &quot;&quot;)">
            <text:p/>
          </table:table-cell>
          <table:table-cell table:number-columns-repeated="1009"/>
        </table:table-row>
        <table:table-row table:style-name="ro1">
          <table:table-cell office:value-type="string" calcext:value-type="string">
            <text:p>4ba019c3-f8e8-4ec8-9e64-0e8ee7733a97</text:p>
          </table:table-cell>
          <table:table-cell office:value-type="string" calcext:value-type="string">
            <text:p>bom_00034</text:p>
          </table:table-cell>
          <table:table-cell/>
          <table:table-cell table:formula="of:=IF([.C35]&lt;&gt;&quot;&quot;; SUM(INDEX(INDIRECT(&quot;'&quot; &amp; [.B35] &amp; &quot;'.$A$1:$Z$1000&quot;); 0; MATCH(&quot;count&quot;; INDIRECT(&quot;'&quot; &amp; [.B35] &amp; &quot;'.$A$1:$Z$1&quot;); 0))); &quot;&quot;)">
            <text:p/>
          </table:table-cell>
          <table:table-cell table:formula="of:=IF([.C35]&lt;&gt;&quot;&quot;; SUM(INDEX(INDIRECT(&quot;'&quot; &amp; [.B35] &amp; &quot;'.$A$1:$Z$1000&quot;); 0; MATCH(&quot;cost&quot;; INDIRECT(&quot;'&quot; &amp; [.B35] &amp; &quot;'.$A$1:$Z$1&quot;); 0))); &quot;&quot;)">
            <text:p/>
          </table:table-cell>
          <table:table-cell table:style-name="ce39" table:formula="of:=IF([.C35]&lt;&gt;&quot;&quot;; SUM(INDEX(INDIRECT(&quot;'&quot; &amp; [.B35] &amp; &quot;'.$A$1:$Z$1000&quot;); 0; MATCH(&quot;total_assembly_time_min&quot;; INDIRECT(&quot;'&quot; &amp; [.B35] &amp; &quot;'.$A$1:$Z$1&quot;); 0)))/60; &quot;&quot;)">
            <text:p/>
          </table:table-cell>
          <table:table-cell table:content-validation-name="val5" table:formula="of:=IF([.C35]&lt;&gt;&quot;&quot;; [$values.$B$2]; &quot;&quot;)">
            <text:p/>
          </table:table-cell>
          <table:table-cell table:style-name="ce37" table:formula="of:=IF([.C35]&lt;&gt;&quot;&quot;; [.F35]*[.G35]; &quot;&quot;)">
            <text:p/>
          </table:table-cell>
          <table:table-cell table:style-name="ce37" table:formula="of:=IF([.C35]&lt;&gt;&quot;&quot;; [.H35]+[.E35]; &quot;&quot;)">
            <text:p/>
          </table:table-cell>
          <table:table-cell/>
          <table:table-cell table:formula="of:=IF([.C35]&lt;&gt;&quot;&quot;; [.L35]-[.I35]; &quot;&quot;)">
            <text:p/>
          </table:table-cell>
          <table:table-cell table:style-name="ce37" table:formula="of:=IF([.C35]&lt;&gt;&quot;&quot;; [.I35]/(1-[.J35]); &quot;&quot;)">
            <text:p/>
          </table:table-cell>
          <table:table-cell table:content-validation-name="val5" table:formula="of:=IF([.C35]&lt;&gt;&quot;&quot;; [$values.$A$2]; &quot;&quot;)">
            <text:p/>
          </table:table-cell>
          <table:table-cell table:style-name="ce37" table:formula="of:=IF([.C35]&lt;&gt;&quot;&quot;; [.O35]-[.L35]; &quot;&quot;)">
            <text:p/>
          </table:table-cell>
          <table:table-cell table:style-name="ce37" table:formula="of:=IF([.C35]&lt;&gt;&quot;&quot;; [.L35]/(1-[.M35]); &quot;&quot;)">
            <text:p/>
          </table:table-cell>
          <table:table-cell table:number-columns-repeated="1009"/>
        </table:table-row>
        <table:table-row table:style-name="ro1">
          <table:table-cell office:value-type="string" calcext:value-type="string">
            <text:p>0a4f5e98-6f95-4f74-b979-77b791d93ea1</text:p>
          </table:table-cell>
          <table:table-cell office:value-type="string" calcext:value-type="string">
            <text:p>bom_00035</text:p>
          </table:table-cell>
          <table:table-cell/>
          <table:table-cell table:formula="of:=IF([.C36]&lt;&gt;&quot;&quot;; SUM(INDEX(INDIRECT(&quot;'&quot; &amp; [.B36] &amp; &quot;'.$A$1:$Z$1000&quot;); 0; MATCH(&quot;count&quot;; INDIRECT(&quot;'&quot; &amp; [.B36] &amp; &quot;'.$A$1:$Z$1&quot;); 0))); &quot;&quot;)">
            <text:p/>
          </table:table-cell>
          <table:table-cell table:formula="of:=IF([.C36]&lt;&gt;&quot;&quot;; SUM(INDEX(INDIRECT(&quot;'&quot; &amp; [.B36] &amp; &quot;'.$A$1:$Z$1000&quot;); 0; MATCH(&quot;cost&quot;; INDIRECT(&quot;'&quot; &amp; [.B36] &amp; &quot;'.$A$1:$Z$1&quot;); 0))); &quot;&quot;)">
            <text:p/>
          </table:table-cell>
          <table:table-cell table:style-name="ce39" table:formula="of:=IF([.C36]&lt;&gt;&quot;&quot;; SUM(INDEX(INDIRECT(&quot;'&quot; &amp; [.B36] &amp; &quot;'.$A$1:$Z$1000&quot;); 0; MATCH(&quot;total_assembly_time_min&quot;; INDIRECT(&quot;'&quot; &amp; [.B36] &amp; &quot;'.$A$1:$Z$1&quot;); 0)))/60; &quot;&quot;)">
            <text:p/>
          </table:table-cell>
          <table:table-cell table:content-validation-name="val5" table:formula="of:=IF([.C36]&lt;&gt;&quot;&quot;; [$values.$B$2]; &quot;&quot;)">
            <text:p/>
          </table:table-cell>
          <table:table-cell table:style-name="ce37" table:formula="of:=IF([.C36]&lt;&gt;&quot;&quot;; [.F36]*[.G36]; &quot;&quot;)">
            <text:p/>
          </table:table-cell>
          <table:table-cell table:style-name="ce37" table:formula="of:=IF([.C36]&lt;&gt;&quot;&quot;; [.H36]+[.E36]; &quot;&quot;)">
            <text:p/>
          </table:table-cell>
          <table:table-cell/>
          <table:table-cell table:formula="of:=IF([.C36]&lt;&gt;&quot;&quot;; [.L36]-[.I36]; &quot;&quot;)">
            <text:p/>
          </table:table-cell>
          <table:table-cell table:style-name="ce37" table:formula="of:=IF([.C36]&lt;&gt;&quot;&quot;; [.I36]/(1-[.J36]); &quot;&quot;)">
            <text:p/>
          </table:table-cell>
          <table:table-cell table:content-validation-name="val5" table:formula="of:=IF([.C36]&lt;&gt;&quot;&quot;; [$values.$A$2]; &quot;&quot;)">
            <text:p/>
          </table:table-cell>
          <table:table-cell table:style-name="ce37" table:formula="of:=IF([.C36]&lt;&gt;&quot;&quot;; [.O36]-[.L36]; &quot;&quot;)">
            <text:p/>
          </table:table-cell>
          <table:table-cell table:style-name="ce37" table:formula="of:=IF([.C36]&lt;&gt;&quot;&quot;; [.L36]/(1-[.M36]); &quot;&quot;)">
            <text:p/>
          </table:table-cell>
          <table:table-cell table:number-columns-repeated="1009"/>
        </table:table-row>
        <table:table-row table:style-name="ro1">
          <table:table-cell office:value-type="string" calcext:value-type="string">
            <text:p>e061dbce-d8c0-41e2-aeba-6afb445fbccd</text:p>
          </table:table-cell>
          <table:table-cell office:value-type="string" calcext:value-type="string">
            <text:p>bom_00036</text:p>
          </table:table-cell>
          <table:table-cell/>
          <table:table-cell table:formula="of:=IF([.C37]&lt;&gt;&quot;&quot;; SUM(INDEX(INDIRECT(&quot;'&quot; &amp; [.B37] &amp; &quot;'.$A$1:$Z$1000&quot;); 0; MATCH(&quot;count&quot;; INDIRECT(&quot;'&quot; &amp; [.B37] &amp; &quot;'.$A$1:$Z$1&quot;); 0))); &quot;&quot;)">
            <text:p/>
          </table:table-cell>
          <table:table-cell table:formula="of:=IF([.C37]&lt;&gt;&quot;&quot;; SUM(INDEX(INDIRECT(&quot;'&quot; &amp; [.B37] &amp; &quot;'.$A$1:$Z$1000&quot;); 0; MATCH(&quot;cost&quot;; INDIRECT(&quot;'&quot; &amp; [.B37] &amp; &quot;'.$A$1:$Z$1&quot;); 0))); &quot;&quot;)">
            <text:p/>
          </table:table-cell>
          <table:table-cell table:style-name="ce39" table:formula="of:=IF([.C37]&lt;&gt;&quot;&quot;; SUM(INDEX(INDIRECT(&quot;'&quot; &amp; [.B37] &amp; &quot;'.$A$1:$Z$1000&quot;); 0; MATCH(&quot;total_assembly_time_min&quot;; INDIRECT(&quot;'&quot; &amp; [.B37] &amp; &quot;'.$A$1:$Z$1&quot;); 0)))/60; &quot;&quot;)">
            <text:p/>
          </table:table-cell>
          <table:table-cell table:content-validation-name="val5" table:formula="of:=IF([.C37]&lt;&gt;&quot;&quot;; [$values.$B$2]; &quot;&quot;)">
            <text:p/>
          </table:table-cell>
          <table:table-cell table:style-name="ce37" table:formula="of:=IF([.C37]&lt;&gt;&quot;&quot;; [.F37]*[.G37]; &quot;&quot;)">
            <text:p/>
          </table:table-cell>
          <table:table-cell table:style-name="ce37" table:formula="of:=IF([.C37]&lt;&gt;&quot;&quot;; [.H37]+[.E37]; &quot;&quot;)">
            <text:p/>
          </table:table-cell>
          <table:table-cell/>
          <table:table-cell table:formula="of:=IF([.C37]&lt;&gt;&quot;&quot;; [.L37]-[.I37]; &quot;&quot;)">
            <text:p/>
          </table:table-cell>
          <table:table-cell table:style-name="ce37" table:formula="of:=IF([.C37]&lt;&gt;&quot;&quot;; [.I37]/(1-[.J37]); &quot;&quot;)">
            <text:p/>
          </table:table-cell>
          <table:table-cell table:content-validation-name="val5" table:formula="of:=IF([.C37]&lt;&gt;&quot;&quot;; [$values.$A$2]; &quot;&quot;)">
            <text:p/>
          </table:table-cell>
          <table:table-cell table:style-name="ce37" table:formula="of:=IF([.C37]&lt;&gt;&quot;&quot;; [.O37]-[.L37]; &quot;&quot;)">
            <text:p/>
          </table:table-cell>
          <table:table-cell table:style-name="ce37" table:formula="of:=IF([.C37]&lt;&gt;&quot;&quot;; [.L37]/(1-[.M37]); &quot;&quot;)">
            <text:p/>
          </table:table-cell>
          <table:table-cell table:number-columns-repeated="1009"/>
        </table:table-row>
        <table:table-row table:style-name="ro1">
          <table:table-cell office:value-type="string" calcext:value-type="string">
            <text:p>ee3a9db6-3674-4b9d-a01e-3760738cc1a3</text:p>
          </table:table-cell>
          <table:table-cell office:value-type="string" calcext:value-type="string">
            <text:p>bom_00037</text:p>
          </table:table-cell>
          <table:table-cell/>
          <table:table-cell table:formula="of:=IF([.C38]&lt;&gt;&quot;&quot;; SUM(INDEX(INDIRECT(&quot;'&quot; &amp; [.B38] &amp; &quot;'.$A$1:$Z$1000&quot;); 0; MATCH(&quot;count&quot;; INDIRECT(&quot;'&quot; &amp; [.B38] &amp; &quot;'.$A$1:$Z$1&quot;); 0))); &quot;&quot;)">
            <text:p/>
          </table:table-cell>
          <table:table-cell table:formula="of:=IF([.C38]&lt;&gt;&quot;&quot;; SUM(INDEX(INDIRECT(&quot;'&quot; &amp; [.B38] &amp; &quot;'.$A$1:$Z$1000&quot;); 0; MATCH(&quot;cost&quot;; INDIRECT(&quot;'&quot; &amp; [.B38] &amp; &quot;'.$A$1:$Z$1&quot;); 0))); &quot;&quot;)">
            <text:p/>
          </table:table-cell>
          <table:table-cell table:style-name="ce39" table:formula="of:=IF([.C38]&lt;&gt;&quot;&quot;; SUM(INDEX(INDIRECT(&quot;'&quot; &amp; [.B38] &amp; &quot;'.$A$1:$Z$1000&quot;); 0; MATCH(&quot;total_assembly_time_min&quot;; INDIRECT(&quot;'&quot; &amp; [.B38] &amp; &quot;'.$A$1:$Z$1&quot;); 0)))/60; &quot;&quot;)">
            <text:p/>
          </table:table-cell>
          <table:table-cell table:content-validation-name="val5" table:formula="of:=IF([.C38]&lt;&gt;&quot;&quot;; [$values.$B$2]; &quot;&quot;)">
            <text:p/>
          </table:table-cell>
          <table:table-cell table:style-name="ce37" table:formula="of:=IF([.C38]&lt;&gt;&quot;&quot;; [.F38]*[.G38]; &quot;&quot;)">
            <text:p/>
          </table:table-cell>
          <table:table-cell table:style-name="ce37" table:formula="of:=IF([.C38]&lt;&gt;&quot;&quot;; [.H38]+[.E38]; &quot;&quot;)">
            <text:p/>
          </table:table-cell>
          <table:table-cell/>
          <table:table-cell table:formula="of:=IF([.C38]&lt;&gt;&quot;&quot;; [.L38]-[.I38]; &quot;&quot;)">
            <text:p/>
          </table:table-cell>
          <table:table-cell table:style-name="ce37" table:formula="of:=IF([.C38]&lt;&gt;&quot;&quot;; [.I38]/(1-[.J38]); &quot;&quot;)">
            <text:p/>
          </table:table-cell>
          <table:table-cell table:content-validation-name="val5" table:formula="of:=IF([.C38]&lt;&gt;&quot;&quot;; [$values.$A$2]; &quot;&quot;)">
            <text:p/>
          </table:table-cell>
          <table:table-cell table:style-name="ce37" table:formula="of:=IF([.C38]&lt;&gt;&quot;&quot;; [.O38]-[.L38]; &quot;&quot;)">
            <text:p/>
          </table:table-cell>
          <table:table-cell table:style-name="ce37" table:formula="of:=IF([.C38]&lt;&gt;&quot;&quot;; [.L38]/(1-[.M38]); &quot;&quot;)">
            <text:p/>
          </table:table-cell>
          <table:table-cell table:number-columns-repeated="1009"/>
        </table:table-row>
        <table:table-row table:style-name="ro1">
          <table:table-cell office:value-type="string" calcext:value-type="string">
            <text:p>36293184-a965-49a7-8394-b2b3440f2e7f</text:p>
          </table:table-cell>
          <table:table-cell office:value-type="string" calcext:value-type="string">
            <text:p>bom_00038</text:p>
          </table:table-cell>
          <table:table-cell/>
          <table:table-cell table:formula="of:=IF([.C39]&lt;&gt;&quot;&quot;; SUM(INDEX(INDIRECT(&quot;'&quot; &amp; [.B39] &amp; &quot;'.$A$1:$Z$1000&quot;); 0; MATCH(&quot;count&quot;; INDIRECT(&quot;'&quot; &amp; [.B39] &amp; &quot;'.$A$1:$Z$1&quot;); 0))); &quot;&quot;)">
            <text:p/>
          </table:table-cell>
          <table:table-cell table:formula="of:=IF([.C39]&lt;&gt;&quot;&quot;; SUM(INDEX(INDIRECT(&quot;'&quot; &amp; [.B39] &amp; &quot;'.$A$1:$Z$1000&quot;); 0; MATCH(&quot;cost&quot;; INDIRECT(&quot;'&quot; &amp; [.B39] &amp; &quot;'.$A$1:$Z$1&quot;); 0))); &quot;&quot;)">
            <text:p/>
          </table:table-cell>
          <table:table-cell table:style-name="ce39" table:formula="of:=IF([.C39]&lt;&gt;&quot;&quot;; SUM(INDEX(INDIRECT(&quot;'&quot; &amp; [.B39] &amp; &quot;'.$A$1:$Z$1000&quot;); 0; MATCH(&quot;total_assembly_time_min&quot;; INDIRECT(&quot;'&quot; &amp; [.B39] &amp; &quot;'.$A$1:$Z$1&quot;); 0)))/60; &quot;&quot;)">
            <text:p/>
          </table:table-cell>
          <table:table-cell table:content-validation-name="val5" table:formula="of:=IF([.C39]&lt;&gt;&quot;&quot;; [$values.$B$2]; &quot;&quot;)">
            <text:p/>
          </table:table-cell>
          <table:table-cell table:style-name="ce37" table:formula="of:=IF([.C39]&lt;&gt;&quot;&quot;; [.F39]*[.G39]; &quot;&quot;)">
            <text:p/>
          </table:table-cell>
          <table:table-cell table:style-name="ce37" table:formula="of:=IF([.C39]&lt;&gt;&quot;&quot;; [.H39]+[.E39]; &quot;&quot;)">
            <text:p/>
          </table:table-cell>
          <table:table-cell/>
          <table:table-cell table:formula="of:=IF([.C39]&lt;&gt;&quot;&quot;; [.L39]-[.I39]; &quot;&quot;)">
            <text:p/>
          </table:table-cell>
          <table:table-cell table:style-name="ce37" table:formula="of:=IF([.C39]&lt;&gt;&quot;&quot;; [.I39]/(1-[.J39]); &quot;&quot;)">
            <text:p/>
          </table:table-cell>
          <table:table-cell table:content-validation-name="val5" table:formula="of:=IF([.C39]&lt;&gt;&quot;&quot;; [$values.$A$2]; &quot;&quot;)">
            <text:p/>
          </table:table-cell>
          <table:table-cell table:style-name="ce37" table:formula="of:=IF([.C39]&lt;&gt;&quot;&quot;; [.O39]-[.L39]; &quot;&quot;)">
            <text:p/>
          </table:table-cell>
          <table:table-cell table:style-name="ce37" table:formula="of:=IF([.C39]&lt;&gt;&quot;&quot;; [.L39]/(1-[.M39]); &quot;&quot;)">
            <text:p/>
          </table:table-cell>
          <table:table-cell table:number-columns-repeated="1009"/>
        </table:table-row>
        <table:table-row table:style-name="ro1">
          <table:table-cell office:value-type="string" calcext:value-type="string">
            <text:p>2254100b-840e-4d8d-868c-6ab17e7b1e9f</text:p>
          </table:table-cell>
          <table:table-cell office:value-type="string" calcext:value-type="string">
            <text:p>bom_00039</text:p>
          </table:table-cell>
          <table:table-cell/>
          <table:table-cell table:formula="of:=IF([.C40]&lt;&gt;&quot;&quot;; SUM(INDEX(INDIRECT(&quot;'&quot; &amp; [.B40] &amp; &quot;'.$A$1:$Z$1000&quot;); 0; MATCH(&quot;count&quot;; INDIRECT(&quot;'&quot; &amp; [.B40] &amp; &quot;'.$A$1:$Z$1&quot;); 0))); &quot;&quot;)">
            <text:p/>
          </table:table-cell>
          <table:table-cell table:formula="of:=IF([.C40]&lt;&gt;&quot;&quot;; SUM(INDEX(INDIRECT(&quot;'&quot; &amp; [.B40] &amp; &quot;'.$A$1:$Z$1000&quot;); 0; MATCH(&quot;cost&quot;; INDIRECT(&quot;'&quot; &amp; [.B40] &amp; &quot;'.$A$1:$Z$1&quot;); 0))); &quot;&quot;)">
            <text:p/>
          </table:table-cell>
          <table:table-cell table:style-name="ce39" table:formula="of:=IF([.C40]&lt;&gt;&quot;&quot;; SUM(INDEX(INDIRECT(&quot;'&quot; &amp; [.B40] &amp; &quot;'.$A$1:$Z$1000&quot;); 0; MATCH(&quot;total_assembly_time_min&quot;; INDIRECT(&quot;'&quot; &amp; [.B40] &amp; &quot;'.$A$1:$Z$1&quot;); 0)))/60; &quot;&quot;)">
            <text:p/>
          </table:table-cell>
          <table:table-cell table:content-validation-name="val5" table:formula="of:=IF([.C40]&lt;&gt;&quot;&quot;; [$values.$B$2]; &quot;&quot;)">
            <text:p/>
          </table:table-cell>
          <table:table-cell table:style-name="ce37" table:formula="of:=IF([.C40]&lt;&gt;&quot;&quot;; [.F40]*[.G40]; &quot;&quot;)">
            <text:p/>
          </table:table-cell>
          <table:table-cell table:style-name="ce37" table:formula="of:=IF([.C40]&lt;&gt;&quot;&quot;; [.H40]+[.E40]; &quot;&quot;)">
            <text:p/>
          </table:table-cell>
          <table:table-cell/>
          <table:table-cell table:formula="of:=IF([.C40]&lt;&gt;&quot;&quot;; [.L40]-[.I40]; &quot;&quot;)">
            <text:p/>
          </table:table-cell>
          <table:table-cell table:style-name="ce37" table:formula="of:=IF([.C40]&lt;&gt;&quot;&quot;; [.I40]/(1-[.J40]); &quot;&quot;)">
            <text:p/>
          </table:table-cell>
          <table:table-cell table:content-validation-name="val5" table:formula="of:=IF([.C40]&lt;&gt;&quot;&quot;; [$values.$A$2]; &quot;&quot;)">
            <text:p/>
          </table:table-cell>
          <table:table-cell table:style-name="ce37" table:formula="of:=IF([.C40]&lt;&gt;&quot;&quot;; [.O40]-[.L40]; &quot;&quot;)">
            <text:p/>
          </table:table-cell>
          <table:table-cell table:style-name="ce37" table:formula="of:=IF([.C40]&lt;&gt;&quot;&quot;; [.L40]/(1-[.M40]); &quot;&quot;)">
            <text:p/>
          </table:table-cell>
          <table:table-cell table:number-columns-repeated="1009"/>
        </table:table-row>
        <table:table-row table:style-name="ro1">
          <table:table-cell office:value-type="string" calcext:value-type="string">
            <text:p>118c995e-7e90-49c3-bc65-9d9d2dbe97be</text:p>
          </table:table-cell>
          <table:table-cell office:value-type="string" calcext:value-type="string">
            <text:p>bom_00040</text:p>
          </table:table-cell>
          <table:table-cell/>
          <table:table-cell table:formula="of:=IF([.C41]&lt;&gt;&quot;&quot;; SUM(INDEX(INDIRECT(&quot;'&quot; &amp; [.B41] &amp; &quot;'.$A$1:$Z$1000&quot;); 0; MATCH(&quot;count&quot;; INDIRECT(&quot;'&quot; &amp; [.B41] &amp; &quot;'.$A$1:$Z$1&quot;); 0))); &quot;&quot;)">
            <text:p/>
          </table:table-cell>
          <table:table-cell table:formula="of:=IF([.C41]&lt;&gt;&quot;&quot;; SUM(INDEX(INDIRECT(&quot;'&quot; &amp; [.B41] &amp; &quot;'.$A$1:$Z$1000&quot;); 0; MATCH(&quot;cost&quot;; INDIRECT(&quot;'&quot; &amp; [.B41] &amp; &quot;'.$A$1:$Z$1&quot;); 0))); &quot;&quot;)">
            <text:p/>
          </table:table-cell>
          <table:table-cell table:style-name="ce39" table:formula="of:=IF([.C41]&lt;&gt;&quot;&quot;; SUM(INDEX(INDIRECT(&quot;'&quot; &amp; [.B41] &amp; &quot;'.$A$1:$Z$1000&quot;); 0; MATCH(&quot;total_assembly_time_min&quot;; INDIRECT(&quot;'&quot; &amp; [.B41] &amp; &quot;'.$A$1:$Z$1&quot;); 0)))/60; &quot;&quot;)">
            <text:p/>
          </table:table-cell>
          <table:table-cell table:content-validation-name="val5" table:formula="of:=IF([.C41]&lt;&gt;&quot;&quot;; [$values.$B$2]; &quot;&quot;)">
            <text:p/>
          </table:table-cell>
          <table:table-cell table:style-name="ce37" table:formula="of:=IF([.C41]&lt;&gt;&quot;&quot;; [.F41]*[.G41]; &quot;&quot;)">
            <text:p/>
          </table:table-cell>
          <table:table-cell table:style-name="ce37" table:formula="of:=IF([.C41]&lt;&gt;&quot;&quot;; [.H41]+[.E41]; &quot;&quot;)">
            <text:p/>
          </table:table-cell>
          <table:table-cell/>
          <table:table-cell table:formula="of:=IF([.C41]&lt;&gt;&quot;&quot;; [.L41]-[.I41]; &quot;&quot;)">
            <text:p/>
          </table:table-cell>
          <table:table-cell table:style-name="ce37" table:formula="of:=IF([.C41]&lt;&gt;&quot;&quot;; [.I41]/(1-[.J41]); &quot;&quot;)">
            <text:p/>
          </table:table-cell>
          <table:table-cell table:content-validation-name="val5" table:formula="of:=IF([.C41]&lt;&gt;&quot;&quot;; [$values.$A$2]; &quot;&quot;)">
            <text:p/>
          </table:table-cell>
          <table:table-cell table:style-name="ce37" table:formula="of:=IF([.C41]&lt;&gt;&quot;&quot;; [.O41]-[.L41]; &quot;&quot;)">
            <text:p/>
          </table:table-cell>
          <table:table-cell table:style-name="ce37" table:formula="of:=IF([.C41]&lt;&gt;&quot;&quot;; [.L41]/(1-[.M41]); &quot;&quot;)">
            <text:p/>
          </table:table-cell>
          <table:table-cell table:number-columns-repeated="1009"/>
        </table:table-row>
        <table:table-row table:style-name="ro1">
          <table:table-cell office:value-type="string" calcext:value-type="string">
            <text:p>8cf0051d-8109-45e8-b27e-38293c2e539b</text:p>
          </table:table-cell>
          <table:table-cell office:value-type="string" calcext:value-type="string">
            <text:p>bom_00041</text:p>
          </table:table-cell>
          <table:table-cell/>
          <table:table-cell table:formula="of:=IF([.C42]&lt;&gt;&quot;&quot;; SUM(INDEX(INDIRECT(&quot;'&quot; &amp; [.B42] &amp; &quot;'.$A$1:$Z$1000&quot;); 0; MATCH(&quot;count&quot;; INDIRECT(&quot;'&quot; &amp; [.B42] &amp; &quot;'.$A$1:$Z$1&quot;); 0))); &quot;&quot;)">
            <text:p/>
          </table:table-cell>
          <table:table-cell table:formula="of:=IF([.C42]&lt;&gt;&quot;&quot;; SUM(INDEX(INDIRECT(&quot;'&quot; &amp; [.B42] &amp; &quot;'.$A$1:$Z$1000&quot;); 0; MATCH(&quot;cost&quot;; INDIRECT(&quot;'&quot; &amp; [.B42] &amp; &quot;'.$A$1:$Z$1&quot;); 0))); &quot;&quot;)">
            <text:p/>
          </table:table-cell>
          <table:table-cell table:style-name="ce39" table:formula="of:=IF([.C42]&lt;&gt;&quot;&quot;; SUM(INDEX(INDIRECT(&quot;'&quot; &amp; [.B42] &amp; &quot;'.$A$1:$Z$1000&quot;); 0; MATCH(&quot;total_assembly_time_min&quot;; INDIRECT(&quot;'&quot; &amp; [.B42] &amp; &quot;'.$A$1:$Z$1&quot;); 0)))/60; &quot;&quot;)">
            <text:p/>
          </table:table-cell>
          <table:table-cell table:content-validation-name="val5" table:formula="of:=IF([.C42]&lt;&gt;&quot;&quot;; [$values.$B$2]; &quot;&quot;)">
            <text:p/>
          </table:table-cell>
          <table:table-cell table:style-name="ce37" table:formula="of:=IF([.C42]&lt;&gt;&quot;&quot;; [.F42]*[.G42]; &quot;&quot;)">
            <text:p/>
          </table:table-cell>
          <table:table-cell table:style-name="ce37" table:formula="of:=IF([.C42]&lt;&gt;&quot;&quot;; [.H42]+[.E42]; &quot;&quot;)">
            <text:p/>
          </table:table-cell>
          <table:table-cell/>
          <table:table-cell table:formula="of:=IF([.C42]&lt;&gt;&quot;&quot;; [.L42]-[.I42]; &quot;&quot;)">
            <text:p/>
          </table:table-cell>
          <table:table-cell table:style-name="ce37" table:formula="of:=IF([.C42]&lt;&gt;&quot;&quot;; [.I42]/(1-[.J42]); &quot;&quot;)">
            <text:p/>
          </table:table-cell>
          <table:table-cell table:content-validation-name="val5" table:formula="of:=IF([.C42]&lt;&gt;&quot;&quot;; [$values.$A$2]; &quot;&quot;)">
            <text:p/>
          </table:table-cell>
          <table:table-cell table:style-name="ce37" table:formula="of:=IF([.C42]&lt;&gt;&quot;&quot;; [.O42]-[.L42]; &quot;&quot;)">
            <text:p/>
          </table:table-cell>
          <table:table-cell table:style-name="ce37" table:formula="of:=IF([.C42]&lt;&gt;&quot;&quot;; [.L42]/(1-[.M42]); &quot;&quot;)">
            <text:p/>
          </table:table-cell>
          <table:table-cell table:number-columns-repeated="1009"/>
        </table:table-row>
        <table:table-row table:style-name="ro1">
          <table:table-cell office:value-type="string" calcext:value-type="string">
            <text:p>16f3f5ec-81ff-41e0-92ac-1621a084d7e7</text:p>
          </table:table-cell>
          <table:table-cell office:value-type="string" calcext:value-type="string">
            <text:p>bom_00042</text:p>
          </table:table-cell>
          <table:table-cell/>
          <table:table-cell table:formula="of:=IF([.C43]&lt;&gt;&quot;&quot;; SUM(INDEX(INDIRECT(&quot;'&quot; &amp; [.B43] &amp; &quot;'.$A$1:$Z$1000&quot;); 0; MATCH(&quot;count&quot;; INDIRECT(&quot;'&quot; &amp; [.B43] &amp; &quot;'.$A$1:$Z$1&quot;); 0))); &quot;&quot;)">
            <text:p/>
          </table:table-cell>
          <table:table-cell table:formula="of:=IF([.C43]&lt;&gt;&quot;&quot;; SUM(INDEX(INDIRECT(&quot;'&quot; &amp; [.B43] &amp; &quot;'.$A$1:$Z$1000&quot;); 0; MATCH(&quot;cost&quot;; INDIRECT(&quot;'&quot; &amp; [.B43] &amp; &quot;'.$A$1:$Z$1&quot;); 0))); &quot;&quot;)">
            <text:p/>
          </table:table-cell>
          <table:table-cell table:style-name="ce39" table:formula="of:=IF([.C43]&lt;&gt;&quot;&quot;; SUM(INDEX(INDIRECT(&quot;'&quot; &amp; [.B43] &amp; &quot;'.$A$1:$Z$1000&quot;); 0; MATCH(&quot;total_assembly_time_min&quot;; INDIRECT(&quot;'&quot; &amp; [.B43] &amp; &quot;'.$A$1:$Z$1&quot;); 0)))/60; &quot;&quot;)">
            <text:p/>
          </table:table-cell>
          <table:table-cell table:content-validation-name="val5" table:formula="of:=IF([.C43]&lt;&gt;&quot;&quot;; [$values.$B$2]; &quot;&quot;)">
            <text:p/>
          </table:table-cell>
          <table:table-cell table:style-name="ce37" table:formula="of:=IF([.C43]&lt;&gt;&quot;&quot;; [.F43]*[.G43]; &quot;&quot;)">
            <text:p/>
          </table:table-cell>
          <table:table-cell table:style-name="ce37" table:formula="of:=IF([.C43]&lt;&gt;&quot;&quot;; [.H43]+[.E43]; &quot;&quot;)">
            <text:p/>
          </table:table-cell>
          <table:table-cell/>
          <table:table-cell table:formula="of:=IF([.C43]&lt;&gt;&quot;&quot;; [.L43]-[.I43]; &quot;&quot;)">
            <text:p/>
          </table:table-cell>
          <table:table-cell table:style-name="ce37" table:formula="of:=IF([.C43]&lt;&gt;&quot;&quot;; [.I43]/(1-[.J43]); &quot;&quot;)">
            <text:p/>
          </table:table-cell>
          <table:table-cell table:content-validation-name="val5" table:formula="of:=IF([.C43]&lt;&gt;&quot;&quot;; [$values.$A$2]; &quot;&quot;)">
            <text:p/>
          </table:table-cell>
          <table:table-cell table:style-name="ce37" table:formula="of:=IF([.C43]&lt;&gt;&quot;&quot;; [.O43]-[.L43]; &quot;&quot;)">
            <text:p/>
          </table:table-cell>
          <table:table-cell table:style-name="ce37" table:formula="of:=IF([.C43]&lt;&gt;&quot;&quot;; [.L43]/(1-[.M43]); &quot;&quot;)">
            <text:p/>
          </table:table-cell>
          <table:table-cell table:number-columns-repeated="1009"/>
        </table:table-row>
        <table:table-row table:style-name="ro1">
          <table:table-cell office:value-type="string" calcext:value-type="string">
            <text:p>d90848c4-d4b9-469e-8331-ba00308e757a</text:p>
          </table:table-cell>
          <table:table-cell office:value-type="string" calcext:value-type="string">
            <text:p>bom_00043</text:p>
          </table:table-cell>
          <table:table-cell/>
          <table:table-cell table:formula="of:=IF([.C44]&lt;&gt;&quot;&quot;; SUM(INDEX(INDIRECT(&quot;'&quot; &amp; [.B44] &amp; &quot;'.$A$1:$Z$1000&quot;); 0; MATCH(&quot;count&quot;; INDIRECT(&quot;'&quot; &amp; [.B44] &amp; &quot;'.$A$1:$Z$1&quot;); 0))); &quot;&quot;)">
            <text:p/>
          </table:table-cell>
          <table:table-cell table:formula="of:=IF([.C44]&lt;&gt;&quot;&quot;; SUM(INDEX(INDIRECT(&quot;'&quot; &amp; [.B44] &amp; &quot;'.$A$1:$Z$1000&quot;); 0; MATCH(&quot;cost&quot;; INDIRECT(&quot;'&quot; &amp; [.B44] &amp; &quot;'.$A$1:$Z$1&quot;); 0))); &quot;&quot;)">
            <text:p/>
          </table:table-cell>
          <table:table-cell table:style-name="ce39" table:formula="of:=IF([.C44]&lt;&gt;&quot;&quot;; SUM(INDEX(INDIRECT(&quot;'&quot; &amp; [.B44] &amp; &quot;'.$A$1:$Z$1000&quot;); 0; MATCH(&quot;total_assembly_time_min&quot;; INDIRECT(&quot;'&quot; &amp; [.B44] &amp; &quot;'.$A$1:$Z$1&quot;); 0)))/60; &quot;&quot;)">
            <text:p/>
          </table:table-cell>
          <table:table-cell table:content-validation-name="val5" table:formula="of:=IF([.C44]&lt;&gt;&quot;&quot;; [$values.$B$2]; &quot;&quot;)">
            <text:p/>
          </table:table-cell>
          <table:table-cell table:style-name="ce37" table:formula="of:=IF([.C44]&lt;&gt;&quot;&quot;; [.F44]*[.G44]; &quot;&quot;)">
            <text:p/>
          </table:table-cell>
          <table:table-cell table:style-name="ce37" table:formula="of:=IF([.C44]&lt;&gt;&quot;&quot;; [.H44]+[.E44]; &quot;&quot;)">
            <text:p/>
          </table:table-cell>
          <table:table-cell/>
          <table:table-cell table:formula="of:=IF([.C44]&lt;&gt;&quot;&quot;; [.L44]-[.I44]; &quot;&quot;)">
            <text:p/>
          </table:table-cell>
          <table:table-cell table:style-name="ce37" table:formula="of:=IF([.C44]&lt;&gt;&quot;&quot;; [.I44]/(1-[.J44]); &quot;&quot;)">
            <text:p/>
          </table:table-cell>
          <table:table-cell table:content-validation-name="val5" table:formula="of:=IF([.C44]&lt;&gt;&quot;&quot;; [$values.$A$2]; &quot;&quot;)">
            <text:p/>
          </table:table-cell>
          <table:table-cell table:style-name="ce37" table:formula="of:=IF([.C44]&lt;&gt;&quot;&quot;; [.O44]-[.L44]; &quot;&quot;)">
            <text:p/>
          </table:table-cell>
          <table:table-cell table:style-name="ce37" table:formula="of:=IF([.C44]&lt;&gt;&quot;&quot;; [.L44]/(1-[.M44]); &quot;&quot;)">
            <text:p/>
          </table:table-cell>
          <table:table-cell table:number-columns-repeated="1009"/>
        </table:table-row>
        <table:table-row table:style-name="ro1">
          <table:table-cell office:value-type="string" calcext:value-type="string">
            <text:p>7939c6ef-7a62-4bcc-88a8-9c78d7243a65</text:p>
          </table:table-cell>
          <table:table-cell office:value-type="string" calcext:value-type="string">
            <text:p>bom_00044</text:p>
          </table:table-cell>
          <table:table-cell/>
          <table:table-cell table:formula="of:=IF([.C45]&lt;&gt;&quot;&quot;; SUM(INDEX(INDIRECT(&quot;'&quot; &amp; [.B45] &amp; &quot;'.$A$1:$Z$1000&quot;); 0; MATCH(&quot;count&quot;; INDIRECT(&quot;'&quot; &amp; [.B45] &amp; &quot;'.$A$1:$Z$1&quot;); 0))); &quot;&quot;)">
            <text:p/>
          </table:table-cell>
          <table:table-cell table:formula="of:=IF([.C45]&lt;&gt;&quot;&quot;; SUM(INDEX(INDIRECT(&quot;'&quot; &amp; [.B45] &amp; &quot;'.$A$1:$Z$1000&quot;); 0; MATCH(&quot;cost&quot;; INDIRECT(&quot;'&quot; &amp; [.B45] &amp; &quot;'.$A$1:$Z$1&quot;); 0))); &quot;&quot;)">
            <text:p/>
          </table:table-cell>
          <table:table-cell table:style-name="ce39" table:formula="of:=IF([.C45]&lt;&gt;&quot;&quot;; SUM(INDEX(INDIRECT(&quot;'&quot; &amp; [.B45] &amp; &quot;'.$A$1:$Z$1000&quot;); 0; MATCH(&quot;total_assembly_time_min&quot;; INDIRECT(&quot;'&quot; &amp; [.B45] &amp; &quot;'.$A$1:$Z$1&quot;); 0)))/60; &quot;&quot;)">
            <text:p/>
          </table:table-cell>
          <table:table-cell table:content-validation-name="val5" table:formula="of:=IF([.C45]&lt;&gt;&quot;&quot;; [$values.$B$2]; &quot;&quot;)">
            <text:p/>
          </table:table-cell>
          <table:table-cell table:style-name="ce37" table:formula="of:=IF([.C45]&lt;&gt;&quot;&quot;; [.F45]*[.G45]; &quot;&quot;)">
            <text:p/>
          </table:table-cell>
          <table:table-cell table:style-name="ce37" table:formula="of:=IF([.C45]&lt;&gt;&quot;&quot;; [.H45]+[.E45]; &quot;&quot;)">
            <text:p/>
          </table:table-cell>
          <table:table-cell/>
          <table:table-cell table:formula="of:=IF([.C45]&lt;&gt;&quot;&quot;; [.L45]-[.I45]; &quot;&quot;)">
            <text:p/>
          </table:table-cell>
          <table:table-cell table:style-name="ce37" table:formula="of:=IF([.C45]&lt;&gt;&quot;&quot;; [.I45]/(1-[.J45]); &quot;&quot;)">
            <text:p/>
          </table:table-cell>
          <table:table-cell table:content-validation-name="val5" table:formula="of:=IF([.C45]&lt;&gt;&quot;&quot;; [$values.$A$2]; &quot;&quot;)">
            <text:p/>
          </table:table-cell>
          <table:table-cell table:style-name="ce37" table:formula="of:=IF([.C45]&lt;&gt;&quot;&quot;; [.O45]-[.L45]; &quot;&quot;)">
            <text:p/>
          </table:table-cell>
          <table:table-cell table:style-name="ce37" table:formula="of:=IF([.C45]&lt;&gt;&quot;&quot;; [.L45]/(1-[.M45]); &quot;&quot;)">
            <text:p/>
          </table:table-cell>
          <table:table-cell table:number-columns-repeated="1009"/>
        </table:table-row>
        <table:table-row table:style-name="ro1">
          <table:table-cell office:value-type="string" calcext:value-type="string">
            <text:p>d58cf73b-c659-4dc1-ba8b-548d3835366c</text:p>
          </table:table-cell>
          <table:table-cell office:value-type="string" calcext:value-type="string">
            <text:p>bom_00045</text:p>
          </table:table-cell>
          <table:table-cell/>
          <table:table-cell table:formula="of:=IF([.C46]&lt;&gt;&quot;&quot;; SUM(INDEX(INDIRECT(&quot;'&quot; &amp; [.B46] &amp; &quot;'.$A$1:$Z$1000&quot;); 0; MATCH(&quot;count&quot;; INDIRECT(&quot;'&quot; &amp; [.B46] &amp; &quot;'.$A$1:$Z$1&quot;); 0))); &quot;&quot;)">
            <text:p/>
          </table:table-cell>
          <table:table-cell table:formula="of:=IF([.C46]&lt;&gt;&quot;&quot;; SUM(INDEX(INDIRECT(&quot;'&quot; &amp; [.B46] &amp; &quot;'.$A$1:$Z$1000&quot;); 0; MATCH(&quot;cost&quot;; INDIRECT(&quot;'&quot; &amp; [.B46] &amp; &quot;'.$A$1:$Z$1&quot;); 0))); &quot;&quot;)">
            <text:p/>
          </table:table-cell>
          <table:table-cell table:style-name="ce39" table:formula="of:=IF([.C46]&lt;&gt;&quot;&quot;; SUM(INDEX(INDIRECT(&quot;'&quot; &amp; [.B46] &amp; &quot;'.$A$1:$Z$1000&quot;); 0; MATCH(&quot;total_assembly_time_min&quot;; INDIRECT(&quot;'&quot; &amp; [.B46] &amp; &quot;'.$A$1:$Z$1&quot;); 0)))/60; &quot;&quot;)">
            <text:p/>
          </table:table-cell>
          <table:table-cell table:content-validation-name="val5" table:formula="of:=IF([.C46]&lt;&gt;&quot;&quot;; [$values.$B$2]; &quot;&quot;)">
            <text:p/>
          </table:table-cell>
          <table:table-cell table:style-name="ce37" table:formula="of:=IF([.C46]&lt;&gt;&quot;&quot;; [.F46]*[.G46]; &quot;&quot;)">
            <text:p/>
          </table:table-cell>
          <table:table-cell table:style-name="ce37" table:formula="of:=IF([.C46]&lt;&gt;&quot;&quot;; [.H46]+[.E46]; &quot;&quot;)">
            <text:p/>
          </table:table-cell>
          <table:table-cell/>
          <table:table-cell table:formula="of:=IF([.C46]&lt;&gt;&quot;&quot;; [.L46]-[.I46]; &quot;&quot;)">
            <text:p/>
          </table:table-cell>
          <table:table-cell table:style-name="ce37" table:formula="of:=IF([.C46]&lt;&gt;&quot;&quot;; [.I46]/(1-[.J46]); &quot;&quot;)">
            <text:p/>
          </table:table-cell>
          <table:table-cell table:content-validation-name="val5" table:formula="of:=IF([.C46]&lt;&gt;&quot;&quot;; [$values.$A$2]; &quot;&quot;)">
            <text:p/>
          </table:table-cell>
          <table:table-cell table:style-name="ce37" table:formula="of:=IF([.C46]&lt;&gt;&quot;&quot;; [.O46]-[.L46]; &quot;&quot;)">
            <text:p/>
          </table:table-cell>
          <table:table-cell table:style-name="ce37" table:formula="of:=IF([.C46]&lt;&gt;&quot;&quot;; [.L46]/(1-[.M46]); &quot;&quot;)">
            <text:p/>
          </table:table-cell>
          <table:table-cell table:number-columns-repeated="1009"/>
        </table:table-row>
        <table:table-row table:style-name="ro1">
          <table:table-cell office:value-type="string" calcext:value-type="string">
            <text:p>9db6f34f-c9c6-47ea-80fa-8b80b65acdbf</text:p>
          </table:table-cell>
          <table:table-cell office:value-type="string" calcext:value-type="string">
            <text:p>bom_00046</text:p>
          </table:table-cell>
          <table:table-cell/>
          <table:table-cell table:formula="of:=IF([.C47]&lt;&gt;&quot;&quot;; SUM(INDEX(INDIRECT(&quot;'&quot; &amp; [.B47] &amp; &quot;'.$A$1:$Z$1000&quot;); 0; MATCH(&quot;count&quot;; INDIRECT(&quot;'&quot; &amp; [.B47] &amp; &quot;'.$A$1:$Z$1&quot;); 0))); &quot;&quot;)">
            <text:p/>
          </table:table-cell>
          <table:table-cell table:formula="of:=IF([.C47]&lt;&gt;&quot;&quot;; SUM(INDEX(INDIRECT(&quot;'&quot; &amp; [.B47] &amp; &quot;'.$A$1:$Z$1000&quot;); 0; MATCH(&quot;cost&quot;; INDIRECT(&quot;'&quot; &amp; [.B47] &amp; &quot;'.$A$1:$Z$1&quot;); 0))); &quot;&quot;)">
            <text:p/>
          </table:table-cell>
          <table:table-cell table:style-name="ce39" table:formula="of:=IF([.C47]&lt;&gt;&quot;&quot;; SUM(INDEX(INDIRECT(&quot;'&quot; &amp; [.B47] &amp; &quot;'.$A$1:$Z$1000&quot;); 0; MATCH(&quot;total_assembly_time_min&quot;; INDIRECT(&quot;'&quot; &amp; [.B47] &amp; &quot;'.$A$1:$Z$1&quot;); 0)))/60; &quot;&quot;)">
            <text:p/>
          </table:table-cell>
          <table:table-cell table:content-validation-name="val5" table:formula="of:=IF([.C47]&lt;&gt;&quot;&quot;; [$values.$B$2]; &quot;&quot;)">
            <text:p/>
          </table:table-cell>
          <table:table-cell table:style-name="ce37" table:formula="of:=IF([.C47]&lt;&gt;&quot;&quot;; [.F47]*[.G47]; &quot;&quot;)">
            <text:p/>
          </table:table-cell>
          <table:table-cell table:style-name="ce37" table:formula="of:=IF([.C47]&lt;&gt;&quot;&quot;; [.H47]+[.E47]; &quot;&quot;)">
            <text:p/>
          </table:table-cell>
          <table:table-cell/>
          <table:table-cell table:formula="of:=IF([.C47]&lt;&gt;&quot;&quot;; [.L47]-[.I47]; &quot;&quot;)">
            <text:p/>
          </table:table-cell>
          <table:table-cell table:style-name="ce37" table:formula="of:=IF([.C47]&lt;&gt;&quot;&quot;; [.I47]/(1-[.J47]); &quot;&quot;)">
            <text:p/>
          </table:table-cell>
          <table:table-cell table:content-validation-name="val5" table:formula="of:=IF([.C47]&lt;&gt;&quot;&quot;; [$values.$A$2]; &quot;&quot;)">
            <text:p/>
          </table:table-cell>
          <table:table-cell table:style-name="ce37" table:formula="of:=IF([.C47]&lt;&gt;&quot;&quot;; [.O47]-[.L47]; &quot;&quot;)">
            <text:p/>
          </table:table-cell>
          <table:table-cell table:style-name="ce37" table:formula="of:=IF([.C47]&lt;&gt;&quot;&quot;; [.L47]/(1-[.M47]); &quot;&quot;)">
            <text:p/>
          </table:table-cell>
          <table:table-cell table:number-columns-repeated="1009"/>
        </table:table-row>
        <table:table-row table:style-name="ro1">
          <table:table-cell office:value-type="string" calcext:value-type="string">
            <text:p>c272cc20-18d8-4ebf-bf39-732a81c8573b</text:p>
          </table:table-cell>
          <table:table-cell office:value-type="string" calcext:value-type="string">
            <text:p>bom_00047</text:p>
          </table:table-cell>
          <table:table-cell/>
          <table:table-cell table:formula="of:=IF([.C48]&lt;&gt;&quot;&quot;; SUM(INDEX(INDIRECT(&quot;'&quot; &amp; [.B48] &amp; &quot;'.$A$1:$Z$1000&quot;); 0; MATCH(&quot;count&quot;; INDIRECT(&quot;'&quot; &amp; [.B48] &amp; &quot;'.$A$1:$Z$1&quot;); 0))); &quot;&quot;)">
            <text:p/>
          </table:table-cell>
          <table:table-cell table:formula="of:=IF([.C48]&lt;&gt;&quot;&quot;; SUM(INDEX(INDIRECT(&quot;'&quot; &amp; [.B48] &amp; &quot;'.$A$1:$Z$1000&quot;); 0; MATCH(&quot;cost&quot;; INDIRECT(&quot;'&quot; &amp; [.B48] &amp; &quot;'.$A$1:$Z$1&quot;); 0))); &quot;&quot;)">
            <text:p/>
          </table:table-cell>
          <table:table-cell table:style-name="ce39" table:formula="of:=IF([.C48]&lt;&gt;&quot;&quot;; SUM(INDEX(INDIRECT(&quot;'&quot; &amp; [.B48] &amp; &quot;'.$A$1:$Z$1000&quot;); 0; MATCH(&quot;total_assembly_time_min&quot;; INDIRECT(&quot;'&quot; &amp; [.B48] &amp; &quot;'.$A$1:$Z$1&quot;); 0)))/60; &quot;&quot;)">
            <text:p/>
          </table:table-cell>
          <table:table-cell table:content-validation-name="val5" table:formula="of:=IF([.C48]&lt;&gt;&quot;&quot;; [$values.$B$2]; &quot;&quot;)">
            <text:p/>
          </table:table-cell>
          <table:table-cell table:style-name="ce37" table:formula="of:=IF([.C48]&lt;&gt;&quot;&quot;; [.F48]*[.G48]; &quot;&quot;)">
            <text:p/>
          </table:table-cell>
          <table:table-cell table:style-name="ce37" table:formula="of:=IF([.C48]&lt;&gt;&quot;&quot;; [.H48]+[.E48]; &quot;&quot;)">
            <text:p/>
          </table:table-cell>
          <table:table-cell/>
          <table:table-cell table:formula="of:=IF([.C48]&lt;&gt;&quot;&quot;; [.L48]-[.I48]; &quot;&quot;)">
            <text:p/>
          </table:table-cell>
          <table:table-cell table:style-name="ce37" table:formula="of:=IF([.C48]&lt;&gt;&quot;&quot;; [.I48]/(1-[.J48]); &quot;&quot;)">
            <text:p/>
          </table:table-cell>
          <table:table-cell table:content-validation-name="val5" table:formula="of:=IF([.C48]&lt;&gt;&quot;&quot;; [$values.$A$2]; &quot;&quot;)">
            <text:p/>
          </table:table-cell>
          <table:table-cell table:style-name="ce37" table:formula="of:=IF([.C48]&lt;&gt;&quot;&quot;; [.O48]-[.L48]; &quot;&quot;)">
            <text:p/>
          </table:table-cell>
          <table:table-cell table:style-name="ce37" table:formula="of:=IF([.C48]&lt;&gt;&quot;&quot;; [.L48]/(1-[.M48]); &quot;&quot;)">
            <text:p/>
          </table:table-cell>
          <table:table-cell table:number-columns-repeated="1009"/>
        </table:table-row>
        <table:table-row table:style-name="ro1">
          <table:table-cell office:value-type="string" calcext:value-type="string">
            <text:p>d9f8cc00-cb0e-4cef-a268-a4f969668efa</text:p>
          </table:table-cell>
          <table:table-cell office:value-type="string" calcext:value-type="string">
            <text:p>bom_00048</text:p>
          </table:table-cell>
          <table:table-cell/>
          <table:table-cell table:formula="of:=IF([.C49]&lt;&gt;&quot;&quot;; SUM(INDEX(INDIRECT(&quot;'&quot; &amp; [.B49] &amp; &quot;'.$A$1:$Z$1000&quot;); 0; MATCH(&quot;count&quot;; INDIRECT(&quot;'&quot; &amp; [.B49] &amp; &quot;'.$A$1:$Z$1&quot;); 0))); &quot;&quot;)">
            <text:p/>
          </table:table-cell>
          <table:table-cell table:formula="of:=IF([.C49]&lt;&gt;&quot;&quot;; SUM(INDEX(INDIRECT(&quot;'&quot; &amp; [.B49] &amp; &quot;'.$A$1:$Z$1000&quot;); 0; MATCH(&quot;cost&quot;; INDIRECT(&quot;'&quot; &amp; [.B49] &amp; &quot;'.$A$1:$Z$1&quot;); 0))); &quot;&quot;)">
            <text:p/>
          </table:table-cell>
          <table:table-cell table:style-name="ce39" table:formula="of:=IF([.C49]&lt;&gt;&quot;&quot;; SUM(INDEX(INDIRECT(&quot;'&quot; &amp; [.B49] &amp; &quot;'.$A$1:$Z$1000&quot;); 0; MATCH(&quot;total_assembly_time_min&quot;; INDIRECT(&quot;'&quot; &amp; [.B49] &amp; &quot;'.$A$1:$Z$1&quot;); 0)))/60; &quot;&quot;)">
            <text:p/>
          </table:table-cell>
          <table:table-cell table:content-validation-name="val5" table:formula="of:=IF([.C49]&lt;&gt;&quot;&quot;; [$values.$B$2]; &quot;&quot;)">
            <text:p/>
          </table:table-cell>
          <table:table-cell table:style-name="ce37" table:formula="of:=IF([.C49]&lt;&gt;&quot;&quot;; [.F49]*[.G49]; &quot;&quot;)">
            <text:p/>
          </table:table-cell>
          <table:table-cell table:style-name="ce37" table:formula="of:=IF([.C49]&lt;&gt;&quot;&quot;; [.H49]+[.E49]; &quot;&quot;)">
            <text:p/>
          </table:table-cell>
          <table:table-cell/>
          <table:table-cell table:formula="of:=IF([.C49]&lt;&gt;&quot;&quot;; [.L49]-[.I49]; &quot;&quot;)">
            <text:p/>
          </table:table-cell>
          <table:table-cell table:style-name="ce37" table:formula="of:=IF([.C49]&lt;&gt;&quot;&quot;; [.I49]/(1-[.J49]); &quot;&quot;)">
            <text:p/>
          </table:table-cell>
          <table:table-cell table:content-validation-name="val5" table:formula="of:=IF([.C49]&lt;&gt;&quot;&quot;; [$values.$A$2]; &quot;&quot;)">
            <text:p/>
          </table:table-cell>
          <table:table-cell table:style-name="ce37" table:formula="of:=IF([.C49]&lt;&gt;&quot;&quot;; [.O49]-[.L49]; &quot;&quot;)">
            <text:p/>
          </table:table-cell>
          <table:table-cell table:style-name="ce37" table:formula="of:=IF([.C49]&lt;&gt;&quot;&quot;; [.L49]/(1-[.M49]); &quot;&quot;)">
            <text:p/>
          </table:table-cell>
          <table:table-cell table:number-columns-repeated="1009"/>
        </table:table-row>
        <table:table-row table:style-name="ro1">
          <table:table-cell office:value-type="string" calcext:value-type="string">
            <text:p>f9b9348b-907f-4f85-a17c-41bb5da55d0f</text:p>
          </table:table-cell>
          <table:table-cell office:value-type="string" calcext:value-type="string">
            <text:p>bom_00049</text:p>
          </table:table-cell>
          <table:table-cell/>
          <table:table-cell table:formula="of:=IF([.C50]&lt;&gt;&quot;&quot;; SUM(INDEX(INDIRECT(&quot;'&quot; &amp; [.B50] &amp; &quot;'.$A$1:$Z$1000&quot;); 0; MATCH(&quot;count&quot;; INDIRECT(&quot;'&quot; &amp; [.B50] &amp; &quot;'.$A$1:$Z$1&quot;); 0))); &quot;&quot;)">
            <text:p/>
          </table:table-cell>
          <table:table-cell table:formula="of:=IF([.C50]&lt;&gt;&quot;&quot;; SUM(INDEX(INDIRECT(&quot;'&quot; &amp; [.B50] &amp; &quot;'.$A$1:$Z$1000&quot;); 0; MATCH(&quot;cost&quot;; INDIRECT(&quot;'&quot; &amp; [.B50] &amp; &quot;'.$A$1:$Z$1&quot;); 0))); &quot;&quot;)">
            <text:p/>
          </table:table-cell>
          <table:table-cell table:style-name="ce39" table:formula="of:=IF([.C50]&lt;&gt;&quot;&quot;; SUM(INDEX(INDIRECT(&quot;'&quot; &amp; [.B50] &amp; &quot;'.$A$1:$Z$1000&quot;); 0; MATCH(&quot;total_assembly_time_min&quot;; INDIRECT(&quot;'&quot; &amp; [.B50] &amp; &quot;'.$A$1:$Z$1&quot;); 0)))/60; &quot;&quot;)">
            <text:p/>
          </table:table-cell>
          <table:table-cell table:content-validation-name="val5" table:formula="of:=IF([.C50]&lt;&gt;&quot;&quot;; [$values.$B$2]; &quot;&quot;)">
            <text:p/>
          </table:table-cell>
          <table:table-cell table:style-name="ce37" table:formula="of:=IF([.C50]&lt;&gt;&quot;&quot;; [.F50]*[.G50]; &quot;&quot;)">
            <text:p/>
          </table:table-cell>
          <table:table-cell table:style-name="ce37" table:formula="of:=IF([.C50]&lt;&gt;&quot;&quot;; [.H50]+[.E50]; &quot;&quot;)">
            <text:p/>
          </table:table-cell>
          <table:table-cell/>
          <table:table-cell table:formula="of:=IF([.C50]&lt;&gt;&quot;&quot;; [.L50]-[.I50]; &quot;&quot;)">
            <text:p/>
          </table:table-cell>
          <table:table-cell table:style-name="ce37" table:formula="of:=IF([.C50]&lt;&gt;&quot;&quot;; [.I50]/(1-[.J50]); &quot;&quot;)">
            <text:p/>
          </table:table-cell>
          <table:table-cell table:content-validation-name="val5" table:formula="of:=IF([.C50]&lt;&gt;&quot;&quot;; [$values.$A$2]; &quot;&quot;)">
            <text:p/>
          </table:table-cell>
          <table:table-cell table:style-name="ce37" table:formula="of:=IF([.C50]&lt;&gt;&quot;&quot;; [.O50]-[.L50]; &quot;&quot;)">
            <text:p/>
          </table:table-cell>
          <table:table-cell table:style-name="ce37" table:formula="of:=IF([.C50]&lt;&gt;&quot;&quot;; [.L50]/(1-[.M50]); &quot;&quot;)">
            <text:p/>
          </table:table-cell>
          <table:table-cell table:number-columns-repeated="1009"/>
        </table:table-row>
        <table:table-row table:style-name="ro1">
          <table:table-cell office:value-type="string" calcext:value-type="string">
            <text:p>0fdf3ef5-b972-43de-a172-b97e168a8c75</text:p>
          </table:table-cell>
          <table:table-cell office:value-type="string" calcext:value-type="string">
            <text:p>bom_00050</text:p>
          </table:table-cell>
          <table:table-cell/>
          <table:table-cell table:formula="of:=IF([.C51]&lt;&gt;&quot;&quot;; SUM(INDEX(INDIRECT(&quot;'&quot; &amp; [.B51] &amp; &quot;'.$A$1:$Z$1000&quot;); 0; MATCH(&quot;count&quot;; INDIRECT(&quot;'&quot; &amp; [.B51] &amp; &quot;'.$A$1:$Z$1&quot;); 0))); &quot;&quot;)">
            <text:p/>
          </table:table-cell>
          <table:table-cell table:formula="of:=IF([.C51]&lt;&gt;&quot;&quot;; SUM(INDEX(INDIRECT(&quot;'&quot; &amp; [.B51] &amp; &quot;'.$A$1:$Z$1000&quot;); 0; MATCH(&quot;cost&quot;; INDIRECT(&quot;'&quot; &amp; [.B51] &amp; &quot;'.$A$1:$Z$1&quot;); 0))); &quot;&quot;)">
            <text:p/>
          </table:table-cell>
          <table:table-cell table:style-name="ce39" table:formula="of:=IF([.C51]&lt;&gt;&quot;&quot;; SUM(INDEX(INDIRECT(&quot;'&quot; &amp; [.B51] &amp; &quot;'.$A$1:$Z$1000&quot;); 0; MATCH(&quot;total_assembly_time_min&quot;; INDIRECT(&quot;'&quot; &amp; [.B51] &amp; &quot;'.$A$1:$Z$1&quot;); 0)))/60; &quot;&quot;)">
            <text:p/>
          </table:table-cell>
          <table:table-cell table:content-validation-name="val5" table:formula="of:=IF([.C51]&lt;&gt;&quot;&quot;; [$values.$B$2]; &quot;&quot;)">
            <text:p/>
          </table:table-cell>
          <table:table-cell table:style-name="ce37" table:formula="of:=IF([.C51]&lt;&gt;&quot;&quot;; [.F51]*[.G51]; &quot;&quot;)">
            <text:p/>
          </table:table-cell>
          <table:table-cell table:style-name="ce37" table:formula="of:=IF([.C51]&lt;&gt;&quot;&quot;; [.H51]+[.E51]; &quot;&quot;)">
            <text:p/>
          </table:table-cell>
          <table:table-cell/>
          <table:table-cell table:formula="of:=IF([.C51]&lt;&gt;&quot;&quot;; [.L51]-[.I51]; &quot;&quot;)">
            <text:p/>
          </table:table-cell>
          <table:table-cell table:style-name="ce37" table:formula="of:=IF([.C51]&lt;&gt;&quot;&quot;; [.I51]/(1-[.J51]); &quot;&quot;)">
            <text:p/>
          </table:table-cell>
          <table:table-cell table:content-validation-name="val5" table:formula="of:=IF([.C51]&lt;&gt;&quot;&quot;; [$values.$A$2]; &quot;&quot;)">
            <text:p/>
          </table:table-cell>
          <table:table-cell table:style-name="ce37" table:formula="of:=IF([.C51]&lt;&gt;&quot;&quot;; [.O51]-[.L51]; &quot;&quot;)">
            <text:p/>
          </table:table-cell>
          <table:table-cell table:style-name="ce37" table:formula="of:=IF([.C51]&lt;&gt;&quot;&quot;; [.L51]/(1-[.M51]); &quot;&quot;)">
            <text:p/>
          </table:table-cell>
          <table:table-cell table:number-columns-repeated="1009"/>
        </table:table-row>
        <table:table-row table:style-name="ro1">
          <table:table-cell office:value-type="string" calcext:value-type="string">
            <text:p>75be5911-05ab-4727-ae30-f0ea0fe336b4</text:p>
          </table:table-cell>
          <table:table-cell office:value-type="string" calcext:value-type="string">
            <text:p>bom_00051</text:p>
          </table:table-cell>
          <table:table-cell/>
          <table:table-cell table:formula="of:=IF([.C52]&lt;&gt;&quot;&quot;; SUM(INDEX(INDIRECT(&quot;'&quot; &amp; [.B52] &amp; &quot;'.$A$1:$Z$1000&quot;); 0; MATCH(&quot;count&quot;; INDIRECT(&quot;'&quot; &amp; [.B52] &amp; &quot;'.$A$1:$Z$1&quot;); 0))); &quot;&quot;)">
            <text:p/>
          </table:table-cell>
          <table:table-cell table:formula="of:=IF([.C52]&lt;&gt;&quot;&quot;; SUM(INDEX(INDIRECT(&quot;'&quot; &amp; [.B52] &amp; &quot;'.$A$1:$Z$1000&quot;); 0; MATCH(&quot;cost&quot;; INDIRECT(&quot;'&quot; &amp; [.B52] &amp; &quot;'.$A$1:$Z$1&quot;); 0))); &quot;&quot;)">
            <text:p/>
          </table:table-cell>
          <table:table-cell table:style-name="ce39" table:formula="of:=IF([.C52]&lt;&gt;&quot;&quot;; SUM(INDEX(INDIRECT(&quot;'&quot; &amp; [.B52] &amp; &quot;'.$A$1:$Z$1000&quot;); 0; MATCH(&quot;total_assembly_time_min&quot;; INDIRECT(&quot;'&quot; &amp; [.B52] &amp; &quot;'.$A$1:$Z$1&quot;); 0)))/60; &quot;&quot;)">
            <text:p/>
          </table:table-cell>
          <table:table-cell table:content-validation-name="val5" table:formula="of:=IF([.C52]&lt;&gt;&quot;&quot;; [$values.$B$2]; &quot;&quot;)">
            <text:p/>
          </table:table-cell>
          <table:table-cell table:style-name="ce37" table:formula="of:=IF([.C52]&lt;&gt;&quot;&quot;; [.F52]*[.G52]; &quot;&quot;)">
            <text:p/>
          </table:table-cell>
          <table:table-cell table:style-name="ce37" table:formula="of:=IF([.C52]&lt;&gt;&quot;&quot;; [.H52]+[.E52]; &quot;&quot;)">
            <text:p/>
          </table:table-cell>
          <table:table-cell/>
          <table:table-cell table:formula="of:=IF([.C52]&lt;&gt;&quot;&quot;; [.L52]-[.I52]; &quot;&quot;)">
            <text:p/>
          </table:table-cell>
          <table:table-cell table:style-name="ce37" table:formula="of:=IF([.C52]&lt;&gt;&quot;&quot;; [.I52]/(1-[.J52]); &quot;&quot;)">
            <text:p/>
          </table:table-cell>
          <table:table-cell table:content-validation-name="val5" table:formula="of:=IF([.C52]&lt;&gt;&quot;&quot;; [$values.$A$2]; &quot;&quot;)">
            <text:p/>
          </table:table-cell>
          <table:table-cell table:style-name="ce37" table:formula="of:=IF([.C52]&lt;&gt;&quot;&quot;; [.O52]-[.L52]; &quot;&quot;)">
            <text:p/>
          </table:table-cell>
          <table:table-cell table:style-name="ce37" table:formula="of:=IF([.C52]&lt;&gt;&quot;&quot;; [.L52]/(1-[.M52]); &quot;&quot;)">
            <text:p/>
          </table:table-cell>
          <table:table-cell table:number-columns-repeated="1009"/>
        </table:table-row>
        <table:table-row table:style-name="ro1">
          <table:table-cell office:value-type="string" calcext:value-type="string">
            <text:p>0e9cb975-7e0d-4955-aeb0-b9df1309cee8</text:p>
          </table:table-cell>
          <table:table-cell office:value-type="string" calcext:value-type="string">
            <text:p>bom_00052</text:p>
          </table:table-cell>
          <table:table-cell/>
          <table:table-cell table:formula="of:=IF([.C53]&lt;&gt;&quot;&quot;; SUM(INDEX(INDIRECT(&quot;'&quot; &amp; [.B53] &amp; &quot;'.$A$1:$Z$1000&quot;); 0; MATCH(&quot;count&quot;; INDIRECT(&quot;'&quot; &amp; [.B53] &amp; &quot;'.$A$1:$Z$1&quot;); 0))); &quot;&quot;)">
            <text:p/>
          </table:table-cell>
          <table:table-cell table:formula="of:=IF([.C53]&lt;&gt;&quot;&quot;; SUM(INDEX(INDIRECT(&quot;'&quot; &amp; [.B53] &amp; &quot;'.$A$1:$Z$1000&quot;); 0; MATCH(&quot;cost&quot;; INDIRECT(&quot;'&quot; &amp; [.B53] &amp; &quot;'.$A$1:$Z$1&quot;); 0))); &quot;&quot;)">
            <text:p/>
          </table:table-cell>
          <table:table-cell table:style-name="ce39" table:formula="of:=IF([.C53]&lt;&gt;&quot;&quot;; SUM(INDEX(INDIRECT(&quot;'&quot; &amp; [.B53] &amp; &quot;'.$A$1:$Z$1000&quot;); 0; MATCH(&quot;total_assembly_time_min&quot;; INDIRECT(&quot;'&quot; &amp; [.B53] &amp; &quot;'.$A$1:$Z$1&quot;); 0)))/60; &quot;&quot;)">
            <text:p/>
          </table:table-cell>
          <table:table-cell table:content-validation-name="val5" table:formula="of:=IF([.C53]&lt;&gt;&quot;&quot;; [$values.$B$2]; &quot;&quot;)">
            <text:p/>
          </table:table-cell>
          <table:table-cell table:style-name="ce37" table:formula="of:=IF([.C53]&lt;&gt;&quot;&quot;; [.F53]*[.G53]; &quot;&quot;)">
            <text:p/>
          </table:table-cell>
          <table:table-cell table:style-name="ce37" table:formula="of:=IF([.C53]&lt;&gt;&quot;&quot;; [.H53]+[.E53]; &quot;&quot;)">
            <text:p/>
          </table:table-cell>
          <table:table-cell/>
          <table:table-cell table:formula="of:=IF([.C53]&lt;&gt;&quot;&quot;; [.L53]-[.I53]; &quot;&quot;)">
            <text:p/>
          </table:table-cell>
          <table:table-cell table:style-name="ce37" table:formula="of:=IF([.C53]&lt;&gt;&quot;&quot;; [.I53]/(1-[.J53]); &quot;&quot;)">
            <text:p/>
          </table:table-cell>
          <table:table-cell table:content-validation-name="val5" table:formula="of:=IF([.C53]&lt;&gt;&quot;&quot;; [$values.$A$2]; &quot;&quot;)">
            <text:p/>
          </table:table-cell>
          <table:table-cell table:style-name="ce37" table:formula="of:=IF([.C53]&lt;&gt;&quot;&quot;; [.O53]-[.L53]; &quot;&quot;)">
            <text:p/>
          </table:table-cell>
          <table:table-cell table:style-name="ce37" table:formula="of:=IF([.C53]&lt;&gt;&quot;&quot;; [.L53]/(1-[.M53]); &quot;&quot;)">
            <text:p/>
          </table:table-cell>
          <table:table-cell table:number-columns-repeated="1009"/>
        </table:table-row>
        <table:table-row table:style-name="ro1">
          <table:table-cell office:value-type="string" calcext:value-type="string">
            <text:p>f4319f77-b4a3-489d-b734-5ac38800368a</text:p>
          </table:table-cell>
          <table:table-cell office:value-type="string" calcext:value-type="string">
            <text:p>bom_00053</text:p>
          </table:table-cell>
          <table:table-cell/>
          <table:table-cell table:formula="of:=IF([.C54]&lt;&gt;&quot;&quot;; SUM(INDEX(INDIRECT(&quot;'&quot; &amp; [.B54] &amp; &quot;'.$A$1:$Z$1000&quot;); 0; MATCH(&quot;count&quot;; INDIRECT(&quot;'&quot; &amp; [.B54] &amp; &quot;'.$A$1:$Z$1&quot;); 0))); &quot;&quot;)">
            <text:p/>
          </table:table-cell>
          <table:table-cell table:formula="of:=IF([.C54]&lt;&gt;&quot;&quot;; SUM(INDEX(INDIRECT(&quot;'&quot; &amp; [.B54] &amp; &quot;'.$A$1:$Z$1000&quot;); 0; MATCH(&quot;cost&quot;; INDIRECT(&quot;'&quot; &amp; [.B54] &amp; &quot;'.$A$1:$Z$1&quot;); 0))); &quot;&quot;)">
            <text:p/>
          </table:table-cell>
          <table:table-cell table:style-name="ce39" table:formula="of:=IF([.C54]&lt;&gt;&quot;&quot;; SUM(INDEX(INDIRECT(&quot;'&quot; &amp; [.B54] &amp; &quot;'.$A$1:$Z$1000&quot;); 0; MATCH(&quot;total_assembly_time_min&quot;; INDIRECT(&quot;'&quot; &amp; [.B54] &amp; &quot;'.$A$1:$Z$1&quot;); 0)))/60; &quot;&quot;)">
            <text:p/>
          </table:table-cell>
          <table:table-cell table:content-validation-name="val5" table:formula="of:=IF([.C54]&lt;&gt;&quot;&quot;; [$values.$B$2]; &quot;&quot;)">
            <text:p/>
          </table:table-cell>
          <table:table-cell table:style-name="ce37" table:formula="of:=IF([.C54]&lt;&gt;&quot;&quot;; [.F54]*[.G54]; &quot;&quot;)">
            <text:p/>
          </table:table-cell>
          <table:table-cell table:style-name="ce37" table:formula="of:=IF([.C54]&lt;&gt;&quot;&quot;; [.H54]+[.E54]; &quot;&quot;)">
            <text:p/>
          </table:table-cell>
          <table:table-cell/>
          <table:table-cell table:formula="of:=IF([.C54]&lt;&gt;&quot;&quot;; [.L54]-[.I54]; &quot;&quot;)">
            <text:p/>
          </table:table-cell>
          <table:table-cell table:style-name="ce37" table:formula="of:=IF([.C54]&lt;&gt;&quot;&quot;; [.I54]/(1-[.J54]); &quot;&quot;)">
            <text:p/>
          </table:table-cell>
          <table:table-cell table:content-validation-name="val5" table:formula="of:=IF([.C54]&lt;&gt;&quot;&quot;; [$values.$A$2]; &quot;&quot;)">
            <text:p/>
          </table:table-cell>
          <table:table-cell table:style-name="ce37" table:formula="of:=IF([.C54]&lt;&gt;&quot;&quot;; [.O54]-[.L54]; &quot;&quot;)">
            <text:p/>
          </table:table-cell>
          <table:table-cell table:style-name="ce37" table:formula="of:=IF([.C54]&lt;&gt;&quot;&quot;; [.L54]/(1-[.M54]); &quot;&quot;)">
            <text:p/>
          </table:table-cell>
          <table:table-cell table:number-columns-repeated="1009"/>
        </table:table-row>
        <table:table-row table:style-name="ro1">
          <table:table-cell office:value-type="string" calcext:value-type="string">
            <text:p>1ee20045-bd0f-445e-ae86-8f1f02cfb0a2</text:p>
          </table:table-cell>
          <table:table-cell office:value-type="string" calcext:value-type="string">
            <text:p>bom_00054</text:p>
          </table:table-cell>
          <table:table-cell/>
          <table:table-cell table:formula="of:=IF([.C55]&lt;&gt;&quot;&quot;; SUM(INDEX(INDIRECT(&quot;'&quot; &amp; [.B55] &amp; &quot;'.$A$1:$Z$1000&quot;); 0; MATCH(&quot;count&quot;; INDIRECT(&quot;'&quot; &amp; [.B55] &amp; &quot;'.$A$1:$Z$1&quot;); 0))); &quot;&quot;)">
            <text:p/>
          </table:table-cell>
          <table:table-cell table:formula="of:=IF([.C55]&lt;&gt;&quot;&quot;; SUM(INDEX(INDIRECT(&quot;'&quot; &amp; [.B55] &amp; &quot;'.$A$1:$Z$1000&quot;); 0; MATCH(&quot;cost&quot;; INDIRECT(&quot;'&quot; &amp; [.B55] &amp; &quot;'.$A$1:$Z$1&quot;); 0))); &quot;&quot;)">
            <text:p/>
          </table:table-cell>
          <table:table-cell table:style-name="ce39" table:formula="of:=IF([.C55]&lt;&gt;&quot;&quot;; SUM(INDEX(INDIRECT(&quot;'&quot; &amp; [.B55] &amp; &quot;'.$A$1:$Z$1000&quot;); 0; MATCH(&quot;total_assembly_time_min&quot;; INDIRECT(&quot;'&quot; &amp; [.B55] &amp; &quot;'.$A$1:$Z$1&quot;); 0)))/60; &quot;&quot;)">
            <text:p/>
          </table:table-cell>
          <table:table-cell table:content-validation-name="val5" table:formula="of:=IF([.C55]&lt;&gt;&quot;&quot;; [$values.$B$2]; &quot;&quot;)">
            <text:p/>
          </table:table-cell>
          <table:table-cell table:style-name="ce37" table:formula="of:=IF([.C55]&lt;&gt;&quot;&quot;; [.F55]*[.G55]; &quot;&quot;)">
            <text:p/>
          </table:table-cell>
          <table:table-cell table:style-name="ce37" table:formula="of:=IF([.C55]&lt;&gt;&quot;&quot;; [.H55]+[.E55]; &quot;&quot;)">
            <text:p/>
          </table:table-cell>
          <table:table-cell/>
          <table:table-cell table:formula="of:=IF([.C55]&lt;&gt;&quot;&quot;; [.L55]-[.I55]; &quot;&quot;)">
            <text:p/>
          </table:table-cell>
          <table:table-cell table:style-name="ce37" table:formula="of:=IF([.C55]&lt;&gt;&quot;&quot;; [.I55]/(1-[.J55]); &quot;&quot;)">
            <text:p/>
          </table:table-cell>
          <table:table-cell table:content-validation-name="val5" table:formula="of:=IF([.C55]&lt;&gt;&quot;&quot;; [$values.$A$2]; &quot;&quot;)">
            <text:p/>
          </table:table-cell>
          <table:table-cell table:style-name="ce37" table:formula="of:=IF([.C55]&lt;&gt;&quot;&quot;; [.O55]-[.L55]; &quot;&quot;)">
            <text:p/>
          </table:table-cell>
          <table:table-cell table:style-name="ce37" table:formula="of:=IF([.C55]&lt;&gt;&quot;&quot;; [.L55]/(1-[.M55]); &quot;&quot;)">
            <text:p/>
          </table:table-cell>
          <table:table-cell table:number-columns-repeated="1009"/>
        </table:table-row>
        <table:table-row table:style-name="ro1">
          <table:table-cell office:value-type="string" calcext:value-type="string">
            <text:p>8d513b80-c8e8-4295-9e2f-ee1f6419e96d</text:p>
          </table:table-cell>
          <table:table-cell office:value-type="string" calcext:value-type="string">
            <text:p>bom_00055</text:p>
          </table:table-cell>
          <table:table-cell/>
          <table:table-cell table:formula="of:=IF([.C56]&lt;&gt;&quot;&quot;; SUM(INDEX(INDIRECT(&quot;'&quot; &amp; [.B56] &amp; &quot;'.$A$1:$Z$1000&quot;); 0; MATCH(&quot;count&quot;; INDIRECT(&quot;'&quot; &amp; [.B56] &amp; &quot;'.$A$1:$Z$1&quot;); 0))); &quot;&quot;)">
            <text:p/>
          </table:table-cell>
          <table:table-cell table:formula="of:=IF([.C56]&lt;&gt;&quot;&quot;; SUM(INDEX(INDIRECT(&quot;'&quot; &amp; [.B56] &amp; &quot;'.$A$1:$Z$1000&quot;); 0; MATCH(&quot;cost&quot;; INDIRECT(&quot;'&quot; &amp; [.B56] &amp; &quot;'.$A$1:$Z$1&quot;); 0))); &quot;&quot;)">
            <text:p/>
          </table:table-cell>
          <table:table-cell table:style-name="ce39" table:formula="of:=IF([.C56]&lt;&gt;&quot;&quot;; SUM(INDEX(INDIRECT(&quot;'&quot; &amp; [.B56] &amp; &quot;'.$A$1:$Z$1000&quot;); 0; MATCH(&quot;total_assembly_time_min&quot;; INDIRECT(&quot;'&quot; &amp; [.B56] &amp; &quot;'.$A$1:$Z$1&quot;); 0)))/60; &quot;&quot;)">
            <text:p/>
          </table:table-cell>
          <table:table-cell table:content-validation-name="val5" table:formula="of:=IF([.C56]&lt;&gt;&quot;&quot;; [$values.$B$2]; &quot;&quot;)">
            <text:p/>
          </table:table-cell>
          <table:table-cell table:style-name="ce37" table:formula="of:=IF([.C56]&lt;&gt;&quot;&quot;; [.F56]*[.G56]; &quot;&quot;)">
            <text:p/>
          </table:table-cell>
          <table:table-cell table:style-name="ce37" table:formula="of:=IF([.C56]&lt;&gt;&quot;&quot;; [.H56]+[.E56]; &quot;&quot;)">
            <text:p/>
          </table:table-cell>
          <table:table-cell/>
          <table:table-cell table:formula="of:=IF([.C56]&lt;&gt;&quot;&quot;; [.L56]-[.I56]; &quot;&quot;)">
            <text:p/>
          </table:table-cell>
          <table:table-cell table:style-name="ce37" table:formula="of:=IF([.C56]&lt;&gt;&quot;&quot;; [.I56]/(1-[.J56]); &quot;&quot;)">
            <text:p/>
          </table:table-cell>
          <table:table-cell table:content-validation-name="val5" table:formula="of:=IF([.C56]&lt;&gt;&quot;&quot;; [$values.$A$2]; &quot;&quot;)">
            <text:p/>
          </table:table-cell>
          <table:table-cell table:style-name="ce37" table:formula="of:=IF([.C56]&lt;&gt;&quot;&quot;; [.O56]-[.L56]; &quot;&quot;)">
            <text:p/>
          </table:table-cell>
          <table:table-cell table:style-name="ce37" table:formula="of:=IF([.C56]&lt;&gt;&quot;&quot;; [.L56]/(1-[.M56]); &quot;&quot;)">
            <text:p/>
          </table:table-cell>
          <table:table-cell table:number-columns-repeated="1009"/>
        </table:table-row>
        <table:table-row table:style-name="ro1">
          <table:table-cell office:value-type="string" calcext:value-type="string">
            <text:p>dee608f9-6258-4f75-9885-34f12304de28</text:p>
          </table:table-cell>
          <table:table-cell office:value-type="string" calcext:value-type="string">
            <text:p>bom_00056</text:p>
          </table:table-cell>
          <table:table-cell/>
          <table:table-cell table:formula="of:=IF([.C57]&lt;&gt;&quot;&quot;; SUM(INDEX(INDIRECT(&quot;'&quot; &amp; [.B57] &amp; &quot;'.$A$1:$Z$1000&quot;); 0; MATCH(&quot;count&quot;; INDIRECT(&quot;'&quot; &amp; [.B57] &amp; &quot;'.$A$1:$Z$1&quot;); 0))); &quot;&quot;)">
            <text:p/>
          </table:table-cell>
          <table:table-cell table:formula="of:=IF([.C57]&lt;&gt;&quot;&quot;; SUM(INDEX(INDIRECT(&quot;'&quot; &amp; [.B57] &amp; &quot;'.$A$1:$Z$1000&quot;); 0; MATCH(&quot;cost&quot;; INDIRECT(&quot;'&quot; &amp; [.B57] &amp; &quot;'.$A$1:$Z$1&quot;); 0))); &quot;&quot;)">
            <text:p/>
          </table:table-cell>
          <table:table-cell table:style-name="ce39" table:formula="of:=IF([.C57]&lt;&gt;&quot;&quot;; SUM(INDEX(INDIRECT(&quot;'&quot; &amp; [.B57] &amp; &quot;'.$A$1:$Z$1000&quot;); 0; MATCH(&quot;total_assembly_time_min&quot;; INDIRECT(&quot;'&quot; &amp; [.B57] &amp; &quot;'.$A$1:$Z$1&quot;); 0)))/60; &quot;&quot;)">
            <text:p/>
          </table:table-cell>
          <table:table-cell table:content-validation-name="val5" table:formula="of:=IF([.C57]&lt;&gt;&quot;&quot;; [$values.$B$2]; &quot;&quot;)">
            <text:p/>
          </table:table-cell>
          <table:table-cell table:style-name="ce37" table:formula="of:=IF([.C57]&lt;&gt;&quot;&quot;; [.F57]*[.G57]; &quot;&quot;)">
            <text:p/>
          </table:table-cell>
          <table:table-cell table:style-name="ce37" table:formula="of:=IF([.C57]&lt;&gt;&quot;&quot;; [.H57]+[.E57]; &quot;&quot;)">
            <text:p/>
          </table:table-cell>
          <table:table-cell/>
          <table:table-cell table:formula="of:=IF([.C57]&lt;&gt;&quot;&quot;; [.L57]-[.I57]; &quot;&quot;)">
            <text:p/>
          </table:table-cell>
          <table:table-cell table:style-name="ce37" table:formula="of:=IF([.C57]&lt;&gt;&quot;&quot;; [.I57]/(1-[.J57]); &quot;&quot;)">
            <text:p/>
          </table:table-cell>
          <table:table-cell table:content-validation-name="val5" table:formula="of:=IF([.C57]&lt;&gt;&quot;&quot;; [$values.$A$2]; &quot;&quot;)">
            <text:p/>
          </table:table-cell>
          <table:table-cell table:style-name="ce37" table:formula="of:=IF([.C57]&lt;&gt;&quot;&quot;; [.O57]-[.L57]; &quot;&quot;)">
            <text:p/>
          </table:table-cell>
          <table:table-cell table:style-name="ce37" table:formula="of:=IF([.C57]&lt;&gt;&quot;&quot;; [.L57]/(1-[.M57]); &quot;&quot;)">
            <text:p/>
          </table:table-cell>
          <table:table-cell table:number-columns-repeated="1009"/>
        </table:table-row>
        <table:table-row table:style-name="ro1">
          <table:table-cell office:value-type="string" calcext:value-type="string">
            <text:p>fc2bdd51-0818-496d-88b2-f559766909e6</text:p>
          </table:table-cell>
          <table:table-cell office:value-type="string" calcext:value-type="string">
            <text:p>bom_00057</text:p>
          </table:table-cell>
          <table:table-cell/>
          <table:table-cell table:formula="of:=IF([.C58]&lt;&gt;&quot;&quot;; SUM(INDEX(INDIRECT(&quot;'&quot; &amp; [.B58] &amp; &quot;'.$A$1:$Z$1000&quot;); 0; MATCH(&quot;count&quot;; INDIRECT(&quot;'&quot; &amp; [.B58] &amp; &quot;'.$A$1:$Z$1&quot;); 0))); &quot;&quot;)">
            <text:p/>
          </table:table-cell>
          <table:table-cell table:formula="of:=IF([.C58]&lt;&gt;&quot;&quot;; SUM(INDEX(INDIRECT(&quot;'&quot; &amp; [.B58] &amp; &quot;'.$A$1:$Z$1000&quot;); 0; MATCH(&quot;cost&quot;; INDIRECT(&quot;'&quot; &amp; [.B58] &amp; &quot;'.$A$1:$Z$1&quot;); 0))); &quot;&quot;)">
            <text:p/>
          </table:table-cell>
          <table:table-cell table:style-name="ce39" table:formula="of:=IF([.C58]&lt;&gt;&quot;&quot;; SUM(INDEX(INDIRECT(&quot;'&quot; &amp; [.B58] &amp; &quot;'.$A$1:$Z$1000&quot;); 0; MATCH(&quot;total_assembly_time_min&quot;; INDIRECT(&quot;'&quot; &amp; [.B58] &amp; &quot;'.$A$1:$Z$1&quot;); 0)))/60; &quot;&quot;)">
            <text:p/>
          </table:table-cell>
          <table:table-cell table:content-validation-name="val5" table:formula="of:=IF([.C58]&lt;&gt;&quot;&quot;; [$values.$B$2]; &quot;&quot;)">
            <text:p/>
          </table:table-cell>
          <table:table-cell table:style-name="ce37" table:formula="of:=IF([.C58]&lt;&gt;&quot;&quot;; [.F58]*[.G58]; &quot;&quot;)">
            <text:p/>
          </table:table-cell>
          <table:table-cell table:style-name="ce37" table:formula="of:=IF([.C58]&lt;&gt;&quot;&quot;; [.H58]+[.E58]; &quot;&quot;)">
            <text:p/>
          </table:table-cell>
          <table:table-cell/>
          <table:table-cell table:formula="of:=IF([.C58]&lt;&gt;&quot;&quot;; [.L58]-[.I58]; &quot;&quot;)">
            <text:p/>
          </table:table-cell>
          <table:table-cell table:style-name="ce37" table:formula="of:=IF([.C58]&lt;&gt;&quot;&quot;; [.I58]/(1-[.J58]); &quot;&quot;)">
            <text:p/>
          </table:table-cell>
          <table:table-cell table:content-validation-name="val5" table:formula="of:=IF([.C58]&lt;&gt;&quot;&quot;; [$values.$A$2]; &quot;&quot;)">
            <text:p/>
          </table:table-cell>
          <table:table-cell table:style-name="ce37" table:formula="of:=IF([.C58]&lt;&gt;&quot;&quot;; [.O58]-[.L58]; &quot;&quot;)">
            <text:p/>
          </table:table-cell>
          <table:table-cell table:style-name="ce37" table:formula="of:=IF([.C58]&lt;&gt;&quot;&quot;; [.L58]/(1-[.M58]); &quot;&quot;)">
            <text:p/>
          </table:table-cell>
          <table:table-cell table:number-columns-repeated="1009"/>
        </table:table-row>
        <table:table-row table:style-name="ro1">
          <table:table-cell office:value-type="string" calcext:value-type="string">
            <text:p>6c7b6e60-b922-4cdd-b24b-77950e928425</text:p>
          </table:table-cell>
          <table:table-cell office:value-type="string" calcext:value-type="string">
            <text:p>bom_00058</text:p>
          </table:table-cell>
          <table:table-cell/>
          <table:table-cell table:formula="of:=IF([.C59]&lt;&gt;&quot;&quot;; SUM(INDEX(INDIRECT(&quot;'&quot; &amp; [.B59] &amp; &quot;'.$A$1:$Z$1000&quot;); 0; MATCH(&quot;count&quot;; INDIRECT(&quot;'&quot; &amp; [.B59] &amp; &quot;'.$A$1:$Z$1&quot;); 0))); &quot;&quot;)">
            <text:p/>
          </table:table-cell>
          <table:table-cell table:formula="of:=IF([.C59]&lt;&gt;&quot;&quot;; SUM(INDEX(INDIRECT(&quot;'&quot; &amp; [.B59] &amp; &quot;'.$A$1:$Z$1000&quot;); 0; MATCH(&quot;cost&quot;; INDIRECT(&quot;'&quot; &amp; [.B59] &amp; &quot;'.$A$1:$Z$1&quot;); 0))); &quot;&quot;)">
            <text:p/>
          </table:table-cell>
          <table:table-cell table:style-name="ce39" table:formula="of:=IF([.C59]&lt;&gt;&quot;&quot;; SUM(INDEX(INDIRECT(&quot;'&quot; &amp; [.B59] &amp; &quot;'.$A$1:$Z$1000&quot;); 0; MATCH(&quot;total_assembly_time_min&quot;; INDIRECT(&quot;'&quot; &amp; [.B59] &amp; &quot;'.$A$1:$Z$1&quot;); 0)))/60; &quot;&quot;)">
            <text:p/>
          </table:table-cell>
          <table:table-cell table:content-validation-name="val5" table:formula="of:=IF([.C59]&lt;&gt;&quot;&quot;; [$values.$B$2]; &quot;&quot;)">
            <text:p/>
          </table:table-cell>
          <table:table-cell table:style-name="ce37" table:formula="of:=IF([.C59]&lt;&gt;&quot;&quot;; [.F59]*[.G59]; &quot;&quot;)">
            <text:p/>
          </table:table-cell>
          <table:table-cell table:style-name="ce37" table:formula="of:=IF([.C59]&lt;&gt;&quot;&quot;; [.H59]+[.E59]; &quot;&quot;)">
            <text:p/>
          </table:table-cell>
          <table:table-cell/>
          <table:table-cell table:formula="of:=IF([.C59]&lt;&gt;&quot;&quot;; [.L59]-[.I59]; &quot;&quot;)">
            <text:p/>
          </table:table-cell>
          <table:table-cell table:style-name="ce37" table:formula="of:=IF([.C59]&lt;&gt;&quot;&quot;; [.I59]/(1-[.J59]); &quot;&quot;)">
            <text:p/>
          </table:table-cell>
          <table:table-cell table:content-validation-name="val5" table:formula="of:=IF([.C59]&lt;&gt;&quot;&quot;; [$values.$A$2]; &quot;&quot;)">
            <text:p/>
          </table:table-cell>
          <table:table-cell table:style-name="ce37" table:formula="of:=IF([.C59]&lt;&gt;&quot;&quot;; [.O59]-[.L59]; &quot;&quot;)">
            <text:p/>
          </table:table-cell>
          <table:table-cell table:style-name="ce37" table:formula="of:=IF([.C59]&lt;&gt;&quot;&quot;; [.L59]/(1-[.M59]); &quot;&quot;)">
            <text:p/>
          </table:table-cell>
          <table:table-cell table:number-columns-repeated="1009"/>
        </table:table-row>
        <table:table-row table:style-name="ro1">
          <table:table-cell office:value-type="string" calcext:value-type="string">
            <text:p>4d69a3b2-64cf-408d-ac6a-68a2462f639f</text:p>
          </table:table-cell>
          <table:table-cell office:value-type="string" calcext:value-type="string">
            <text:p>bom_00059</text:p>
          </table:table-cell>
          <table:table-cell/>
          <table:table-cell table:formula="of:=IF([.C60]&lt;&gt;&quot;&quot;; SUM(INDEX(INDIRECT(&quot;'&quot; &amp; [.B60] &amp; &quot;'.$A$1:$Z$1000&quot;); 0; MATCH(&quot;count&quot;; INDIRECT(&quot;'&quot; &amp; [.B60] &amp; &quot;'.$A$1:$Z$1&quot;); 0))); &quot;&quot;)">
            <text:p/>
          </table:table-cell>
          <table:table-cell table:formula="of:=IF([.C60]&lt;&gt;&quot;&quot;; SUM(INDEX(INDIRECT(&quot;'&quot; &amp; [.B60] &amp; &quot;'.$A$1:$Z$1000&quot;); 0; MATCH(&quot;cost&quot;; INDIRECT(&quot;'&quot; &amp; [.B60] &amp; &quot;'.$A$1:$Z$1&quot;); 0))); &quot;&quot;)">
            <text:p/>
          </table:table-cell>
          <table:table-cell table:style-name="ce39" table:formula="of:=IF([.C60]&lt;&gt;&quot;&quot;; SUM(INDEX(INDIRECT(&quot;'&quot; &amp; [.B60] &amp; &quot;'.$A$1:$Z$1000&quot;); 0; MATCH(&quot;total_assembly_time_min&quot;; INDIRECT(&quot;'&quot; &amp; [.B60] &amp; &quot;'.$A$1:$Z$1&quot;); 0)))/60; &quot;&quot;)">
            <text:p/>
          </table:table-cell>
          <table:table-cell table:content-validation-name="val5" table:formula="of:=IF([.C60]&lt;&gt;&quot;&quot;; [$values.$B$2]; &quot;&quot;)">
            <text:p/>
          </table:table-cell>
          <table:table-cell table:style-name="ce37" table:formula="of:=IF([.C60]&lt;&gt;&quot;&quot;; [.F60]*[.G60]; &quot;&quot;)">
            <text:p/>
          </table:table-cell>
          <table:table-cell table:style-name="ce37" table:formula="of:=IF([.C60]&lt;&gt;&quot;&quot;; [.H60]+[.E60]; &quot;&quot;)">
            <text:p/>
          </table:table-cell>
          <table:table-cell/>
          <table:table-cell table:formula="of:=IF([.C60]&lt;&gt;&quot;&quot;; [.L60]-[.I60]; &quot;&quot;)">
            <text:p/>
          </table:table-cell>
          <table:table-cell table:style-name="ce37" table:formula="of:=IF([.C60]&lt;&gt;&quot;&quot;; [.I60]/(1-[.J60]); &quot;&quot;)">
            <text:p/>
          </table:table-cell>
          <table:table-cell table:content-validation-name="val5" table:formula="of:=IF([.C60]&lt;&gt;&quot;&quot;; [$values.$A$2]; &quot;&quot;)">
            <text:p/>
          </table:table-cell>
          <table:table-cell table:style-name="ce37" table:formula="of:=IF([.C60]&lt;&gt;&quot;&quot;; [.O60]-[.L60]; &quot;&quot;)">
            <text:p/>
          </table:table-cell>
          <table:table-cell table:style-name="ce37" table:formula="of:=IF([.C60]&lt;&gt;&quot;&quot;; [.L60]/(1-[.M60]); &quot;&quot;)">
            <text:p/>
          </table:table-cell>
          <table:table-cell table:number-columns-repeated="1009"/>
        </table:table-row>
        <table:table-row table:style-name="ro1">
          <table:table-cell office:value-type="string" calcext:value-type="string">
            <text:p>fa0fc037-667c-4d0b-a0af-7945e7b60bd6</text:p>
          </table:table-cell>
          <table:table-cell office:value-type="string" calcext:value-type="string">
            <text:p>bom_00060</text:p>
          </table:table-cell>
          <table:table-cell/>
          <table:table-cell table:formula="of:=IF([.C61]&lt;&gt;&quot;&quot;; SUM(INDEX(INDIRECT(&quot;'&quot; &amp; [.B61] &amp; &quot;'.$A$1:$Z$1000&quot;); 0; MATCH(&quot;count&quot;; INDIRECT(&quot;'&quot; &amp; [.B61] &amp; &quot;'.$A$1:$Z$1&quot;); 0))); &quot;&quot;)">
            <text:p/>
          </table:table-cell>
          <table:table-cell table:formula="of:=IF([.C61]&lt;&gt;&quot;&quot;; SUM(INDEX(INDIRECT(&quot;'&quot; &amp; [.B61] &amp; &quot;'.$A$1:$Z$1000&quot;); 0; MATCH(&quot;cost&quot;; INDIRECT(&quot;'&quot; &amp; [.B61] &amp; &quot;'.$A$1:$Z$1&quot;); 0))); &quot;&quot;)">
            <text:p/>
          </table:table-cell>
          <table:table-cell table:style-name="ce39" table:formula="of:=IF([.C61]&lt;&gt;&quot;&quot;; SUM(INDEX(INDIRECT(&quot;'&quot; &amp; [.B61] &amp; &quot;'.$A$1:$Z$1000&quot;); 0; MATCH(&quot;total_assembly_time_min&quot;; INDIRECT(&quot;'&quot; &amp; [.B61] &amp; &quot;'.$A$1:$Z$1&quot;); 0)))/60; &quot;&quot;)">
            <text:p/>
          </table:table-cell>
          <table:table-cell table:content-validation-name="val5" table:formula="of:=IF([.C61]&lt;&gt;&quot;&quot;; [$values.$B$2]; &quot;&quot;)">
            <text:p/>
          </table:table-cell>
          <table:table-cell table:style-name="ce37" table:formula="of:=IF([.C61]&lt;&gt;&quot;&quot;; [.F61]*[.G61]; &quot;&quot;)">
            <text:p/>
          </table:table-cell>
          <table:table-cell table:style-name="ce37" table:formula="of:=IF([.C61]&lt;&gt;&quot;&quot;; [.H61]+[.E61]; &quot;&quot;)">
            <text:p/>
          </table:table-cell>
          <table:table-cell/>
          <table:table-cell table:formula="of:=IF([.C61]&lt;&gt;&quot;&quot;; [.L61]-[.I61]; &quot;&quot;)">
            <text:p/>
          </table:table-cell>
          <table:table-cell table:style-name="ce37" table:formula="of:=IF([.C61]&lt;&gt;&quot;&quot;; [.I61]/(1-[.J61]); &quot;&quot;)">
            <text:p/>
          </table:table-cell>
          <table:table-cell table:content-validation-name="val5" table:formula="of:=IF([.C61]&lt;&gt;&quot;&quot;; [$values.$A$2]; &quot;&quot;)">
            <text:p/>
          </table:table-cell>
          <table:table-cell table:style-name="ce37" table:formula="of:=IF([.C61]&lt;&gt;&quot;&quot;; [.O61]-[.L61]; &quot;&quot;)">
            <text:p/>
          </table:table-cell>
          <table:table-cell table:style-name="ce37" table:formula="of:=IF([.C61]&lt;&gt;&quot;&quot;; [.L61]/(1-[.M61]); &quot;&quot;)">
            <text:p/>
          </table:table-cell>
          <table:table-cell table:number-columns-repeated="1009"/>
        </table:table-row>
        <table:table-row table:style-name="ro1">
          <table:table-cell office:value-type="string" calcext:value-type="string">
            <text:p>4765dbf7-8081-4f5c-ba66-b175c96c33d5</text:p>
          </table:table-cell>
          <table:table-cell office:value-type="string" calcext:value-type="string">
            <text:p>bom_00061</text:p>
          </table:table-cell>
          <table:table-cell/>
          <table:table-cell table:formula="of:=IF([.C62]&lt;&gt;&quot;&quot;; SUM(INDEX(INDIRECT(&quot;'&quot; &amp; [.B62] &amp; &quot;'.$A$1:$Z$1000&quot;); 0; MATCH(&quot;count&quot;; INDIRECT(&quot;'&quot; &amp; [.B62] &amp; &quot;'.$A$1:$Z$1&quot;); 0))); &quot;&quot;)">
            <text:p/>
          </table:table-cell>
          <table:table-cell table:formula="of:=IF([.C62]&lt;&gt;&quot;&quot;; SUM(INDEX(INDIRECT(&quot;'&quot; &amp; [.B62] &amp; &quot;'.$A$1:$Z$1000&quot;); 0; MATCH(&quot;cost&quot;; INDIRECT(&quot;'&quot; &amp; [.B62] &amp; &quot;'.$A$1:$Z$1&quot;); 0))); &quot;&quot;)">
            <text:p/>
          </table:table-cell>
          <table:table-cell table:style-name="ce39" table:formula="of:=IF([.C62]&lt;&gt;&quot;&quot;; SUM(INDEX(INDIRECT(&quot;'&quot; &amp; [.B62] &amp; &quot;'.$A$1:$Z$1000&quot;); 0; MATCH(&quot;total_assembly_time_min&quot;; INDIRECT(&quot;'&quot; &amp; [.B62] &amp; &quot;'.$A$1:$Z$1&quot;); 0)))/60; &quot;&quot;)">
            <text:p/>
          </table:table-cell>
          <table:table-cell table:content-validation-name="val5" table:formula="of:=IF([.C62]&lt;&gt;&quot;&quot;; [$values.$B$2]; &quot;&quot;)">
            <text:p/>
          </table:table-cell>
          <table:table-cell table:style-name="ce37" table:formula="of:=IF([.C62]&lt;&gt;&quot;&quot;; [.F62]*[.G62]; &quot;&quot;)">
            <text:p/>
          </table:table-cell>
          <table:table-cell table:style-name="ce37" table:formula="of:=IF([.C62]&lt;&gt;&quot;&quot;; [.H62]+[.E62]; &quot;&quot;)">
            <text:p/>
          </table:table-cell>
          <table:table-cell/>
          <table:table-cell table:formula="of:=IF([.C62]&lt;&gt;&quot;&quot;; [.L62]-[.I62]; &quot;&quot;)">
            <text:p/>
          </table:table-cell>
          <table:table-cell table:style-name="ce37" table:formula="of:=IF([.C62]&lt;&gt;&quot;&quot;; [.I62]/(1-[.J62]); &quot;&quot;)">
            <text:p/>
          </table:table-cell>
          <table:table-cell table:content-validation-name="val5" table:formula="of:=IF([.C62]&lt;&gt;&quot;&quot;; [$values.$A$2]; &quot;&quot;)">
            <text:p/>
          </table:table-cell>
          <table:table-cell table:style-name="ce37" table:formula="of:=IF([.C62]&lt;&gt;&quot;&quot;; [.O62]-[.L62]; &quot;&quot;)">
            <text:p/>
          </table:table-cell>
          <table:table-cell table:style-name="ce37" table:formula="of:=IF([.C62]&lt;&gt;&quot;&quot;; [.L62]/(1-[.M62]); &quot;&quot;)">
            <text:p/>
          </table:table-cell>
          <table:table-cell table:number-columns-repeated="1009"/>
        </table:table-row>
        <table:table-row table:style-name="ro1">
          <table:table-cell office:value-type="string" calcext:value-type="string">
            <text:p>5d8c6ce9-e380-4b1a-befe-9f60c0b1b116</text:p>
          </table:table-cell>
          <table:table-cell office:value-type="string" calcext:value-type="string">
            <text:p>bom_00062</text:p>
          </table:table-cell>
          <table:table-cell/>
          <table:table-cell table:formula="of:=IF([.C63]&lt;&gt;&quot;&quot;; SUM(INDEX(INDIRECT(&quot;'&quot; &amp; [.B63] &amp; &quot;'.$A$1:$Z$1000&quot;); 0; MATCH(&quot;count&quot;; INDIRECT(&quot;'&quot; &amp; [.B63] &amp; &quot;'.$A$1:$Z$1&quot;); 0))); &quot;&quot;)">
            <text:p/>
          </table:table-cell>
          <table:table-cell table:formula="of:=IF([.C63]&lt;&gt;&quot;&quot;; SUM(INDEX(INDIRECT(&quot;'&quot; &amp; [.B63] &amp; &quot;'.$A$1:$Z$1000&quot;); 0; MATCH(&quot;cost&quot;; INDIRECT(&quot;'&quot; &amp; [.B63] &amp; &quot;'.$A$1:$Z$1&quot;); 0))); &quot;&quot;)">
            <text:p/>
          </table:table-cell>
          <table:table-cell table:style-name="ce39" table:formula="of:=IF([.C63]&lt;&gt;&quot;&quot;; SUM(INDEX(INDIRECT(&quot;'&quot; &amp; [.B63] &amp; &quot;'.$A$1:$Z$1000&quot;); 0; MATCH(&quot;total_assembly_time_min&quot;; INDIRECT(&quot;'&quot; &amp; [.B63] &amp; &quot;'.$A$1:$Z$1&quot;); 0)))/60; &quot;&quot;)">
            <text:p/>
          </table:table-cell>
          <table:table-cell table:content-validation-name="val5" table:formula="of:=IF([.C63]&lt;&gt;&quot;&quot;; [$values.$B$2]; &quot;&quot;)">
            <text:p/>
          </table:table-cell>
          <table:table-cell table:style-name="ce37" table:formula="of:=IF([.C63]&lt;&gt;&quot;&quot;; [.F63]*[.G63]; &quot;&quot;)">
            <text:p/>
          </table:table-cell>
          <table:table-cell table:style-name="ce37" table:formula="of:=IF([.C63]&lt;&gt;&quot;&quot;; [.H63]+[.E63]; &quot;&quot;)">
            <text:p/>
          </table:table-cell>
          <table:table-cell/>
          <table:table-cell table:formula="of:=IF([.C63]&lt;&gt;&quot;&quot;; [.L63]-[.I63]; &quot;&quot;)">
            <text:p/>
          </table:table-cell>
          <table:table-cell table:style-name="ce37" table:formula="of:=IF([.C63]&lt;&gt;&quot;&quot;; [.I63]/(1-[.J63]); &quot;&quot;)">
            <text:p/>
          </table:table-cell>
          <table:table-cell table:content-validation-name="val5" table:formula="of:=IF([.C63]&lt;&gt;&quot;&quot;; [$values.$A$2]; &quot;&quot;)">
            <text:p/>
          </table:table-cell>
          <table:table-cell table:style-name="ce37" table:formula="of:=IF([.C63]&lt;&gt;&quot;&quot;; [.O63]-[.L63]; &quot;&quot;)">
            <text:p/>
          </table:table-cell>
          <table:table-cell table:style-name="ce37" table:formula="of:=IF([.C63]&lt;&gt;&quot;&quot;; [.L63]/(1-[.M63]); &quot;&quot;)">
            <text:p/>
          </table:table-cell>
          <table:table-cell table:number-columns-repeated="1009"/>
        </table:table-row>
        <table:table-row table:style-name="ro1">
          <table:table-cell office:value-type="string" calcext:value-type="string">
            <text:p>61afb2e0-e67e-4892-b4f3-00a0ed1e5713</text:p>
          </table:table-cell>
          <table:table-cell office:value-type="string" calcext:value-type="string">
            <text:p>bom_00063</text:p>
          </table:table-cell>
          <table:table-cell/>
          <table:table-cell table:formula="of:=IF([.C64]&lt;&gt;&quot;&quot;; SUM(INDEX(INDIRECT(&quot;'&quot; &amp; [.B64] &amp; &quot;'.$A$1:$Z$1000&quot;); 0; MATCH(&quot;count&quot;; INDIRECT(&quot;'&quot; &amp; [.B64] &amp; &quot;'.$A$1:$Z$1&quot;); 0))); &quot;&quot;)">
            <text:p/>
          </table:table-cell>
          <table:table-cell table:formula="of:=IF([.C64]&lt;&gt;&quot;&quot;; SUM(INDEX(INDIRECT(&quot;'&quot; &amp; [.B64] &amp; &quot;'.$A$1:$Z$1000&quot;); 0; MATCH(&quot;cost&quot;; INDIRECT(&quot;'&quot; &amp; [.B64] &amp; &quot;'.$A$1:$Z$1&quot;); 0))); &quot;&quot;)">
            <text:p/>
          </table:table-cell>
          <table:table-cell table:style-name="ce39" table:formula="of:=IF([.C64]&lt;&gt;&quot;&quot;; SUM(INDEX(INDIRECT(&quot;'&quot; &amp; [.B64] &amp; &quot;'.$A$1:$Z$1000&quot;); 0; MATCH(&quot;total_assembly_time_min&quot;; INDIRECT(&quot;'&quot; &amp; [.B64] &amp; &quot;'.$A$1:$Z$1&quot;); 0)))/60; &quot;&quot;)">
            <text:p/>
          </table:table-cell>
          <table:table-cell table:content-validation-name="val5" table:formula="of:=IF([.C64]&lt;&gt;&quot;&quot;; [$values.$B$2]; &quot;&quot;)">
            <text:p/>
          </table:table-cell>
          <table:table-cell table:style-name="ce37" table:formula="of:=IF([.C64]&lt;&gt;&quot;&quot;; [.F64]*[.G64]; &quot;&quot;)">
            <text:p/>
          </table:table-cell>
          <table:table-cell table:style-name="ce37" table:formula="of:=IF([.C64]&lt;&gt;&quot;&quot;; [.H64]+[.E64]; &quot;&quot;)">
            <text:p/>
          </table:table-cell>
          <table:table-cell/>
          <table:table-cell table:formula="of:=IF([.C64]&lt;&gt;&quot;&quot;; [.L64]-[.I64]; &quot;&quot;)">
            <text:p/>
          </table:table-cell>
          <table:table-cell table:style-name="ce37" table:formula="of:=IF([.C64]&lt;&gt;&quot;&quot;; [.I64]/(1-[.J64]); &quot;&quot;)">
            <text:p/>
          </table:table-cell>
          <table:table-cell table:content-validation-name="val5" table:formula="of:=IF([.C64]&lt;&gt;&quot;&quot;; [$values.$A$2]; &quot;&quot;)">
            <text:p/>
          </table:table-cell>
          <table:table-cell table:style-name="ce37" table:formula="of:=IF([.C64]&lt;&gt;&quot;&quot;; [.O64]-[.L64]; &quot;&quot;)">
            <text:p/>
          </table:table-cell>
          <table:table-cell table:style-name="ce37" table:formula="of:=IF([.C64]&lt;&gt;&quot;&quot;; [.L64]/(1-[.M64]); &quot;&quot;)">
            <text:p/>
          </table:table-cell>
          <table:table-cell table:number-columns-repeated="1009"/>
        </table:table-row>
        <table:table-row table:style-name="ro1">
          <table:table-cell office:value-type="string" calcext:value-type="string">
            <text:p>c54ccc04-d476-4a7b-90da-51524dd1668d</text:p>
          </table:table-cell>
          <table:table-cell office:value-type="string" calcext:value-type="string">
            <text:p>bom_00064</text:p>
          </table:table-cell>
          <table:table-cell/>
          <table:table-cell table:formula="of:=IF([.C65]&lt;&gt;&quot;&quot;; SUM(INDEX(INDIRECT(&quot;'&quot; &amp; [.B65] &amp; &quot;'.$A$1:$Z$1000&quot;); 0; MATCH(&quot;count&quot;; INDIRECT(&quot;'&quot; &amp; [.B65] &amp; &quot;'.$A$1:$Z$1&quot;); 0))); &quot;&quot;)">
            <text:p/>
          </table:table-cell>
          <table:table-cell table:formula="of:=IF([.C65]&lt;&gt;&quot;&quot;; SUM(INDEX(INDIRECT(&quot;'&quot; &amp; [.B65] &amp; &quot;'.$A$1:$Z$1000&quot;); 0; MATCH(&quot;cost&quot;; INDIRECT(&quot;'&quot; &amp; [.B65] &amp; &quot;'.$A$1:$Z$1&quot;); 0))); &quot;&quot;)">
            <text:p/>
          </table:table-cell>
          <table:table-cell table:style-name="ce39" table:formula="of:=IF([.C65]&lt;&gt;&quot;&quot;; SUM(INDEX(INDIRECT(&quot;'&quot; &amp; [.B65] &amp; &quot;'.$A$1:$Z$1000&quot;); 0; MATCH(&quot;total_assembly_time_min&quot;; INDIRECT(&quot;'&quot; &amp; [.B65] &amp; &quot;'.$A$1:$Z$1&quot;); 0)))/60; &quot;&quot;)">
            <text:p/>
          </table:table-cell>
          <table:table-cell table:content-validation-name="val5" table:formula="of:=IF([.C65]&lt;&gt;&quot;&quot;; [$values.$B$2]; &quot;&quot;)">
            <text:p/>
          </table:table-cell>
          <table:table-cell table:style-name="ce37" table:formula="of:=IF([.C65]&lt;&gt;&quot;&quot;; [.F65]*[.G65]; &quot;&quot;)">
            <text:p/>
          </table:table-cell>
          <table:table-cell table:style-name="ce37" table:formula="of:=IF([.C65]&lt;&gt;&quot;&quot;; [.H65]+[.E65]; &quot;&quot;)">
            <text:p/>
          </table:table-cell>
          <table:table-cell/>
          <table:table-cell table:formula="of:=IF([.C65]&lt;&gt;&quot;&quot;; [.L65]-[.I65]; &quot;&quot;)">
            <text:p/>
          </table:table-cell>
          <table:table-cell table:style-name="ce37" table:formula="of:=IF([.C65]&lt;&gt;&quot;&quot;; [.I65]/(1-[.J65]); &quot;&quot;)">
            <text:p/>
          </table:table-cell>
          <table:table-cell table:content-validation-name="val5" table:formula="of:=IF([.C65]&lt;&gt;&quot;&quot;; [$values.$A$2]; &quot;&quot;)">
            <text:p/>
          </table:table-cell>
          <table:table-cell table:style-name="ce37" table:formula="of:=IF([.C65]&lt;&gt;&quot;&quot;; [.O65]-[.L65]; &quot;&quot;)">
            <text:p/>
          </table:table-cell>
          <table:table-cell table:style-name="ce37" table:formula="of:=IF([.C65]&lt;&gt;&quot;&quot;; [.L65]/(1-[.M65]); &quot;&quot;)">
            <text:p/>
          </table:table-cell>
          <table:table-cell table:number-columns-repeated="1009"/>
        </table:table-row>
        <table:table-row table:style-name="ro1">
          <table:table-cell office:value-type="string" calcext:value-type="string">
            <text:p>84561e65-de74-49fb-b4e3-6434b9a7d50a</text:p>
          </table:table-cell>
          <table:table-cell office:value-type="string" calcext:value-type="string">
            <text:p>bom_00065</text:p>
          </table:table-cell>
          <table:table-cell/>
          <table:table-cell table:formula="of:=IF([.C66]&lt;&gt;&quot;&quot;; SUM(INDEX(INDIRECT(&quot;'&quot; &amp; [.B66] &amp; &quot;'.$A$1:$Z$1000&quot;); 0; MATCH(&quot;count&quot;; INDIRECT(&quot;'&quot; &amp; [.B66] &amp; &quot;'.$A$1:$Z$1&quot;); 0))); &quot;&quot;)">
            <text:p/>
          </table:table-cell>
          <table:table-cell table:formula="of:=IF([.C66]&lt;&gt;&quot;&quot;; SUM(INDEX(INDIRECT(&quot;'&quot; &amp; [.B66] &amp; &quot;'.$A$1:$Z$1000&quot;); 0; MATCH(&quot;cost&quot;; INDIRECT(&quot;'&quot; &amp; [.B66] &amp; &quot;'.$A$1:$Z$1&quot;); 0))); &quot;&quot;)">
            <text:p/>
          </table:table-cell>
          <table:table-cell table:style-name="ce39" table:formula="of:=IF([.C66]&lt;&gt;&quot;&quot;; SUM(INDEX(INDIRECT(&quot;'&quot; &amp; [.B66] &amp; &quot;'.$A$1:$Z$1000&quot;); 0; MATCH(&quot;total_assembly_time_min&quot;; INDIRECT(&quot;'&quot; &amp; [.B66] &amp; &quot;'.$A$1:$Z$1&quot;); 0)))/60; &quot;&quot;)">
            <text:p/>
          </table:table-cell>
          <table:table-cell table:content-validation-name="val5" table:formula="of:=IF([.C66]&lt;&gt;&quot;&quot;; [$values.$B$2]; &quot;&quot;)">
            <text:p/>
          </table:table-cell>
          <table:table-cell table:style-name="ce37" table:formula="of:=IF([.C66]&lt;&gt;&quot;&quot;; [.F66]*[.G66]; &quot;&quot;)">
            <text:p/>
          </table:table-cell>
          <table:table-cell table:style-name="ce37" table:formula="of:=IF([.C66]&lt;&gt;&quot;&quot;; [.H66]+[.E66]; &quot;&quot;)">
            <text:p/>
          </table:table-cell>
          <table:table-cell/>
          <table:table-cell table:formula="of:=IF([.C66]&lt;&gt;&quot;&quot;; [.L66]-[.I66]; &quot;&quot;)">
            <text:p/>
          </table:table-cell>
          <table:table-cell table:style-name="ce37" table:formula="of:=IF([.C66]&lt;&gt;&quot;&quot;; [.I66]/(1-[.J66]); &quot;&quot;)">
            <text:p/>
          </table:table-cell>
          <table:table-cell table:content-validation-name="val5" table:formula="of:=IF([.C66]&lt;&gt;&quot;&quot;; [$values.$A$2]; &quot;&quot;)">
            <text:p/>
          </table:table-cell>
          <table:table-cell table:style-name="ce37" table:formula="of:=IF([.C66]&lt;&gt;&quot;&quot;; [.O66]-[.L66]; &quot;&quot;)">
            <text:p/>
          </table:table-cell>
          <table:table-cell table:style-name="ce37" table:formula="of:=IF([.C66]&lt;&gt;&quot;&quot;; [.L66]/(1-[.M66]); &quot;&quot;)">
            <text:p/>
          </table:table-cell>
          <table:table-cell table:number-columns-repeated="1009"/>
        </table:table-row>
        <table:table-row table:style-name="ro1">
          <table:table-cell office:value-type="string" calcext:value-type="string">
            <text:p>cd4953bc-d965-44d9-b4ad-0e7d9b10e1aa</text:p>
          </table:table-cell>
          <table:table-cell office:value-type="string" calcext:value-type="string">
            <text:p>bom_00066</text:p>
          </table:table-cell>
          <table:table-cell/>
          <table:table-cell table:formula="of:=IF([.C67]&lt;&gt;&quot;&quot;; SUM(INDEX(INDIRECT(&quot;'&quot; &amp; [.B67] &amp; &quot;'.$A$1:$Z$1000&quot;); 0; MATCH(&quot;count&quot;; INDIRECT(&quot;'&quot; &amp; [.B67] &amp; &quot;'.$A$1:$Z$1&quot;); 0))); &quot;&quot;)">
            <text:p/>
          </table:table-cell>
          <table:table-cell table:formula="of:=IF([.C67]&lt;&gt;&quot;&quot;; SUM(INDEX(INDIRECT(&quot;'&quot; &amp; [.B67] &amp; &quot;'.$A$1:$Z$1000&quot;); 0; MATCH(&quot;cost&quot;; INDIRECT(&quot;'&quot; &amp; [.B67] &amp; &quot;'.$A$1:$Z$1&quot;); 0))); &quot;&quot;)">
            <text:p/>
          </table:table-cell>
          <table:table-cell table:style-name="ce39" table:formula="of:=IF([.C67]&lt;&gt;&quot;&quot;; SUM(INDEX(INDIRECT(&quot;'&quot; &amp; [.B67] &amp; &quot;'.$A$1:$Z$1000&quot;); 0; MATCH(&quot;total_assembly_time_min&quot;; INDIRECT(&quot;'&quot; &amp; [.B67] &amp; &quot;'.$A$1:$Z$1&quot;); 0)))/60; &quot;&quot;)">
            <text:p/>
          </table:table-cell>
          <table:table-cell table:content-validation-name="val5" table:formula="of:=IF([.C67]&lt;&gt;&quot;&quot;; [$values.$B$2]; &quot;&quot;)">
            <text:p/>
          </table:table-cell>
          <table:table-cell table:style-name="ce37" table:formula="of:=IF([.C67]&lt;&gt;&quot;&quot;; [.F67]*[.G67]; &quot;&quot;)">
            <text:p/>
          </table:table-cell>
          <table:table-cell table:style-name="ce37" table:formula="of:=IF([.C67]&lt;&gt;&quot;&quot;; [.H67]+[.E67]; &quot;&quot;)">
            <text:p/>
          </table:table-cell>
          <table:table-cell/>
          <table:table-cell table:formula="of:=IF([.C67]&lt;&gt;&quot;&quot;; [.L67]-[.I67]; &quot;&quot;)">
            <text:p/>
          </table:table-cell>
          <table:table-cell table:style-name="ce37" table:formula="of:=IF([.C67]&lt;&gt;&quot;&quot;; [.I67]/(1-[.J67]); &quot;&quot;)">
            <text:p/>
          </table:table-cell>
          <table:table-cell table:content-validation-name="val5" table:formula="of:=IF([.C67]&lt;&gt;&quot;&quot;; [$values.$A$2]; &quot;&quot;)">
            <text:p/>
          </table:table-cell>
          <table:table-cell table:style-name="ce37" table:formula="of:=IF([.C67]&lt;&gt;&quot;&quot;; [.O67]-[.L67]; &quot;&quot;)">
            <text:p/>
          </table:table-cell>
          <table:table-cell table:style-name="ce37" table:formula="of:=IF([.C67]&lt;&gt;&quot;&quot;; [.L67]/(1-[.M67]); &quot;&quot;)">
            <text:p/>
          </table:table-cell>
          <table:table-cell table:number-columns-repeated="1009"/>
        </table:table-row>
        <table:table-row table:style-name="ro1">
          <table:table-cell office:value-type="string" calcext:value-type="string">
            <text:p>1e1bb809-e7d3-4764-a022-f013b896dab7</text:p>
          </table:table-cell>
          <table:table-cell office:value-type="string" calcext:value-type="string">
            <text:p>bom_00067</text:p>
          </table:table-cell>
          <table:table-cell/>
          <table:table-cell table:formula="of:=IF([.C68]&lt;&gt;&quot;&quot;; SUM(INDEX(INDIRECT(&quot;'&quot; &amp; [.B68] &amp; &quot;'.$A$1:$Z$1000&quot;); 0; MATCH(&quot;count&quot;; INDIRECT(&quot;'&quot; &amp; [.B68] &amp; &quot;'.$A$1:$Z$1&quot;); 0))); &quot;&quot;)">
            <text:p/>
          </table:table-cell>
          <table:table-cell table:formula="of:=IF([.C68]&lt;&gt;&quot;&quot;; SUM(INDEX(INDIRECT(&quot;'&quot; &amp; [.B68] &amp; &quot;'.$A$1:$Z$1000&quot;); 0; MATCH(&quot;cost&quot;; INDIRECT(&quot;'&quot; &amp; [.B68] &amp; &quot;'.$A$1:$Z$1&quot;); 0))); &quot;&quot;)">
            <text:p/>
          </table:table-cell>
          <table:table-cell table:style-name="ce39" table:formula="of:=IF([.C68]&lt;&gt;&quot;&quot;; SUM(INDEX(INDIRECT(&quot;'&quot; &amp; [.B68] &amp; &quot;'.$A$1:$Z$1000&quot;); 0; MATCH(&quot;total_assembly_time_min&quot;; INDIRECT(&quot;'&quot; &amp; [.B68] &amp; &quot;'.$A$1:$Z$1&quot;); 0)))/60; &quot;&quot;)">
            <text:p/>
          </table:table-cell>
          <table:table-cell table:content-validation-name="val5" table:formula="of:=IF([.C68]&lt;&gt;&quot;&quot;; [$values.$B$2]; &quot;&quot;)">
            <text:p/>
          </table:table-cell>
          <table:table-cell table:style-name="ce37" table:formula="of:=IF([.C68]&lt;&gt;&quot;&quot;; [.F68]*[.G68]; &quot;&quot;)">
            <text:p/>
          </table:table-cell>
          <table:table-cell table:style-name="ce37" table:formula="of:=IF([.C68]&lt;&gt;&quot;&quot;; [.H68]+[.E68]; &quot;&quot;)">
            <text:p/>
          </table:table-cell>
          <table:table-cell/>
          <table:table-cell table:formula="of:=IF([.C68]&lt;&gt;&quot;&quot;; [.L68]-[.I68]; &quot;&quot;)">
            <text:p/>
          </table:table-cell>
          <table:table-cell table:style-name="ce37" table:formula="of:=IF([.C68]&lt;&gt;&quot;&quot;; [.I68]/(1-[.J68]); &quot;&quot;)">
            <text:p/>
          </table:table-cell>
          <table:table-cell table:content-validation-name="val5" table:formula="of:=IF([.C68]&lt;&gt;&quot;&quot;; [$values.$A$2]; &quot;&quot;)">
            <text:p/>
          </table:table-cell>
          <table:table-cell table:style-name="ce37" table:formula="of:=IF([.C68]&lt;&gt;&quot;&quot;; [.O68]-[.L68]; &quot;&quot;)">
            <text:p/>
          </table:table-cell>
          <table:table-cell table:style-name="ce37" table:formula="of:=IF([.C68]&lt;&gt;&quot;&quot;; [.L68]/(1-[.M68]); &quot;&quot;)">
            <text:p/>
          </table:table-cell>
          <table:table-cell table:number-columns-repeated="1009"/>
        </table:table-row>
        <table:table-row table:style-name="ro1">
          <table:table-cell office:value-type="string" calcext:value-type="string">
            <text:p>326bf611-42e1-43d8-b2a1-227ee087df0e</text:p>
          </table:table-cell>
          <table:table-cell office:value-type="string" calcext:value-type="string">
            <text:p>bom_00068</text:p>
          </table:table-cell>
          <table:table-cell/>
          <table:table-cell table:formula="of:=IF([.C69]&lt;&gt;&quot;&quot;; SUM(INDEX(INDIRECT(&quot;'&quot; &amp; [.B69] &amp; &quot;'.$A$1:$Z$1000&quot;); 0; MATCH(&quot;count&quot;; INDIRECT(&quot;'&quot; &amp; [.B69] &amp; &quot;'.$A$1:$Z$1&quot;); 0))); &quot;&quot;)">
            <text:p/>
          </table:table-cell>
          <table:table-cell table:formula="of:=IF([.C69]&lt;&gt;&quot;&quot;; SUM(INDEX(INDIRECT(&quot;'&quot; &amp; [.B69] &amp; &quot;'.$A$1:$Z$1000&quot;); 0; MATCH(&quot;cost&quot;; INDIRECT(&quot;'&quot; &amp; [.B69] &amp; &quot;'.$A$1:$Z$1&quot;); 0))); &quot;&quot;)">
            <text:p/>
          </table:table-cell>
          <table:table-cell table:style-name="ce39" table:formula="of:=IF([.C69]&lt;&gt;&quot;&quot;; SUM(INDEX(INDIRECT(&quot;'&quot; &amp; [.B69] &amp; &quot;'.$A$1:$Z$1000&quot;); 0; MATCH(&quot;total_assembly_time_min&quot;; INDIRECT(&quot;'&quot; &amp; [.B69] &amp; &quot;'.$A$1:$Z$1&quot;); 0)))/60; &quot;&quot;)">
            <text:p/>
          </table:table-cell>
          <table:table-cell table:content-validation-name="val5" table:formula="of:=IF([.C69]&lt;&gt;&quot;&quot;; [$values.$B$2]; &quot;&quot;)">
            <text:p/>
          </table:table-cell>
          <table:table-cell table:style-name="ce37" table:formula="of:=IF([.C69]&lt;&gt;&quot;&quot;; [.F69]*[.G69]; &quot;&quot;)">
            <text:p/>
          </table:table-cell>
          <table:table-cell table:style-name="ce37" table:formula="of:=IF([.C69]&lt;&gt;&quot;&quot;; [.H69]+[.E69]; &quot;&quot;)">
            <text:p/>
          </table:table-cell>
          <table:table-cell/>
          <table:table-cell table:formula="of:=IF([.C69]&lt;&gt;&quot;&quot;; [.L69]-[.I69]; &quot;&quot;)">
            <text:p/>
          </table:table-cell>
          <table:table-cell table:style-name="ce37" table:formula="of:=IF([.C69]&lt;&gt;&quot;&quot;; [.I69]/(1-[.J69]); &quot;&quot;)">
            <text:p/>
          </table:table-cell>
          <table:table-cell table:content-validation-name="val5" table:formula="of:=IF([.C69]&lt;&gt;&quot;&quot;; [$values.$A$2]; &quot;&quot;)">
            <text:p/>
          </table:table-cell>
          <table:table-cell table:style-name="ce37" table:formula="of:=IF([.C69]&lt;&gt;&quot;&quot;; [.O69]-[.L69]; &quot;&quot;)">
            <text:p/>
          </table:table-cell>
          <table:table-cell table:style-name="ce37" table:formula="of:=IF([.C69]&lt;&gt;&quot;&quot;; [.L69]/(1-[.M69]); &quot;&quot;)">
            <text:p/>
          </table:table-cell>
          <table:table-cell table:number-columns-repeated="1009"/>
        </table:table-row>
        <table:table-row table:style-name="ro1">
          <table:table-cell office:value-type="string" calcext:value-type="string">
            <text:p>20b5d600-2798-42bb-81bd-3685efd4dd21</text:p>
          </table:table-cell>
          <table:table-cell office:value-type="string" calcext:value-type="string">
            <text:p>bom_00069</text:p>
          </table:table-cell>
          <table:table-cell/>
          <table:table-cell table:formula="of:=IF([.C70]&lt;&gt;&quot;&quot;; SUM(INDEX(INDIRECT(&quot;'&quot; &amp; [.B70] &amp; &quot;'.$A$1:$Z$1000&quot;); 0; MATCH(&quot;count&quot;; INDIRECT(&quot;'&quot; &amp; [.B70] &amp; &quot;'.$A$1:$Z$1&quot;); 0))); &quot;&quot;)">
            <text:p/>
          </table:table-cell>
          <table:table-cell table:formula="of:=IF([.C70]&lt;&gt;&quot;&quot;; SUM(INDEX(INDIRECT(&quot;'&quot; &amp; [.B70] &amp; &quot;'.$A$1:$Z$1000&quot;); 0; MATCH(&quot;cost&quot;; INDIRECT(&quot;'&quot; &amp; [.B70] &amp; &quot;'.$A$1:$Z$1&quot;); 0))); &quot;&quot;)">
            <text:p/>
          </table:table-cell>
          <table:table-cell table:style-name="ce39" table:formula="of:=IF([.C70]&lt;&gt;&quot;&quot;; SUM(INDEX(INDIRECT(&quot;'&quot; &amp; [.B70] &amp; &quot;'.$A$1:$Z$1000&quot;); 0; MATCH(&quot;total_assembly_time_min&quot;; INDIRECT(&quot;'&quot; &amp; [.B70] &amp; &quot;'.$A$1:$Z$1&quot;); 0)))/60; &quot;&quot;)">
            <text:p/>
          </table:table-cell>
          <table:table-cell table:content-validation-name="val5" table:formula="of:=IF([.C70]&lt;&gt;&quot;&quot;; [$values.$B$2]; &quot;&quot;)">
            <text:p/>
          </table:table-cell>
          <table:table-cell table:style-name="ce37" table:formula="of:=IF([.C70]&lt;&gt;&quot;&quot;; [.F70]*[.G70]; &quot;&quot;)">
            <text:p/>
          </table:table-cell>
          <table:table-cell table:style-name="ce37" table:formula="of:=IF([.C70]&lt;&gt;&quot;&quot;; [.H70]+[.E70]; &quot;&quot;)">
            <text:p/>
          </table:table-cell>
          <table:table-cell/>
          <table:table-cell table:formula="of:=IF([.C70]&lt;&gt;&quot;&quot;; [.L70]-[.I70]; &quot;&quot;)">
            <text:p/>
          </table:table-cell>
          <table:table-cell table:style-name="ce37" table:formula="of:=IF([.C70]&lt;&gt;&quot;&quot;; [.I70]/(1-[.J70]); &quot;&quot;)">
            <text:p/>
          </table:table-cell>
          <table:table-cell table:content-validation-name="val5" table:formula="of:=IF([.C70]&lt;&gt;&quot;&quot;; [$values.$A$2]; &quot;&quot;)">
            <text:p/>
          </table:table-cell>
          <table:table-cell table:style-name="ce37" table:formula="of:=IF([.C70]&lt;&gt;&quot;&quot;; [.O70]-[.L70]; &quot;&quot;)">
            <text:p/>
          </table:table-cell>
          <table:table-cell table:style-name="ce37" table:formula="of:=IF([.C70]&lt;&gt;&quot;&quot;; [.L70]/(1-[.M70]); &quot;&quot;)">
            <text:p/>
          </table:table-cell>
          <table:table-cell table:number-columns-repeated="1009"/>
        </table:table-row>
        <table:table-row table:style-name="ro1">
          <table:table-cell office:value-type="string" calcext:value-type="string">
            <text:p>b1a57171-06cd-466d-9c99-1a4972098c52</text:p>
          </table:table-cell>
          <table:table-cell office:value-type="string" calcext:value-type="string">
            <text:p>bom_00070</text:p>
          </table:table-cell>
          <table:table-cell/>
          <table:table-cell table:formula="of:=IF([.C71]&lt;&gt;&quot;&quot;; SUM(INDEX(INDIRECT(&quot;'&quot; &amp; [.B71] &amp; &quot;'.$A$1:$Z$1000&quot;); 0; MATCH(&quot;count&quot;; INDIRECT(&quot;'&quot; &amp; [.B71] &amp; &quot;'.$A$1:$Z$1&quot;); 0))); &quot;&quot;)">
            <text:p/>
          </table:table-cell>
          <table:table-cell table:formula="of:=IF([.C71]&lt;&gt;&quot;&quot;; SUM(INDEX(INDIRECT(&quot;'&quot; &amp; [.B71] &amp; &quot;'.$A$1:$Z$1000&quot;); 0; MATCH(&quot;cost&quot;; INDIRECT(&quot;'&quot; &amp; [.B71] &amp; &quot;'.$A$1:$Z$1&quot;); 0))); &quot;&quot;)">
            <text:p/>
          </table:table-cell>
          <table:table-cell table:style-name="ce39" table:formula="of:=IF([.C71]&lt;&gt;&quot;&quot;; SUM(INDEX(INDIRECT(&quot;'&quot; &amp; [.B71] &amp; &quot;'.$A$1:$Z$1000&quot;); 0; MATCH(&quot;total_assembly_time_min&quot;; INDIRECT(&quot;'&quot; &amp; [.B71] &amp; &quot;'.$A$1:$Z$1&quot;); 0)))/60; &quot;&quot;)">
            <text:p/>
          </table:table-cell>
          <table:table-cell table:content-validation-name="val5" table:formula="of:=IF([.C71]&lt;&gt;&quot;&quot;; [$values.$B$2]; &quot;&quot;)">
            <text:p/>
          </table:table-cell>
          <table:table-cell table:style-name="ce37" table:formula="of:=IF([.C71]&lt;&gt;&quot;&quot;; [.F71]*[.G71]; &quot;&quot;)">
            <text:p/>
          </table:table-cell>
          <table:table-cell table:style-name="ce37" table:formula="of:=IF([.C71]&lt;&gt;&quot;&quot;; [.H71]+[.E71]; &quot;&quot;)">
            <text:p/>
          </table:table-cell>
          <table:table-cell/>
          <table:table-cell table:formula="of:=IF([.C71]&lt;&gt;&quot;&quot;; [.L71]-[.I71]; &quot;&quot;)">
            <text:p/>
          </table:table-cell>
          <table:table-cell table:style-name="ce37" table:formula="of:=IF([.C71]&lt;&gt;&quot;&quot;; [.I71]/(1-[.J71]); &quot;&quot;)">
            <text:p/>
          </table:table-cell>
          <table:table-cell table:content-validation-name="val5" table:formula="of:=IF([.C71]&lt;&gt;&quot;&quot;; [$values.$A$2]; &quot;&quot;)">
            <text:p/>
          </table:table-cell>
          <table:table-cell table:style-name="ce37" table:formula="of:=IF([.C71]&lt;&gt;&quot;&quot;; [.O71]-[.L71]; &quot;&quot;)">
            <text:p/>
          </table:table-cell>
          <table:table-cell table:style-name="ce37" table:formula="of:=IF([.C71]&lt;&gt;&quot;&quot;; [.L71]/(1-[.M71]); &quot;&quot;)">
            <text:p/>
          </table:table-cell>
          <table:table-cell table:number-columns-repeated="1009"/>
        </table:table-row>
        <table:table-row table:style-name="ro1">
          <table:table-cell office:value-type="string" calcext:value-type="string">
            <text:p>f2ed9ede-71d1-413f-b4c2-69c11a7d8132</text:p>
          </table:table-cell>
          <table:table-cell office:value-type="string" calcext:value-type="string">
            <text:p>bom_00071</text:p>
          </table:table-cell>
          <table:table-cell/>
          <table:table-cell table:formula="of:=IF([.C72]&lt;&gt;&quot;&quot;; SUM(INDEX(INDIRECT(&quot;'&quot; &amp; [.B72] &amp; &quot;'.$A$1:$Z$1000&quot;); 0; MATCH(&quot;count&quot;; INDIRECT(&quot;'&quot; &amp; [.B72] &amp; &quot;'.$A$1:$Z$1&quot;); 0))); &quot;&quot;)">
            <text:p/>
          </table:table-cell>
          <table:table-cell table:formula="of:=IF([.C72]&lt;&gt;&quot;&quot;; SUM(INDEX(INDIRECT(&quot;'&quot; &amp; [.B72] &amp; &quot;'.$A$1:$Z$1000&quot;); 0; MATCH(&quot;cost&quot;; INDIRECT(&quot;'&quot; &amp; [.B72] &amp; &quot;'.$A$1:$Z$1&quot;); 0))); &quot;&quot;)">
            <text:p/>
          </table:table-cell>
          <table:table-cell table:style-name="ce39" table:formula="of:=IF([.C72]&lt;&gt;&quot;&quot;; SUM(INDEX(INDIRECT(&quot;'&quot; &amp; [.B72] &amp; &quot;'.$A$1:$Z$1000&quot;); 0; MATCH(&quot;total_assembly_time_min&quot;; INDIRECT(&quot;'&quot; &amp; [.B72] &amp; &quot;'.$A$1:$Z$1&quot;); 0)))/60; &quot;&quot;)">
            <text:p/>
          </table:table-cell>
          <table:table-cell table:content-validation-name="val5" table:formula="of:=IF([.C72]&lt;&gt;&quot;&quot;; [$values.$B$2]; &quot;&quot;)">
            <text:p/>
          </table:table-cell>
          <table:table-cell table:style-name="ce37" table:formula="of:=IF([.C72]&lt;&gt;&quot;&quot;; [.F72]*[.G72]; &quot;&quot;)">
            <text:p/>
          </table:table-cell>
          <table:table-cell table:style-name="ce37" table:formula="of:=IF([.C72]&lt;&gt;&quot;&quot;; [.H72]+[.E72]; &quot;&quot;)">
            <text:p/>
          </table:table-cell>
          <table:table-cell/>
          <table:table-cell table:formula="of:=IF([.C72]&lt;&gt;&quot;&quot;; [.L72]-[.I72]; &quot;&quot;)">
            <text:p/>
          </table:table-cell>
          <table:table-cell table:style-name="ce37" table:formula="of:=IF([.C72]&lt;&gt;&quot;&quot;; [.I72]/(1-[.J72]); &quot;&quot;)">
            <text:p/>
          </table:table-cell>
          <table:table-cell table:content-validation-name="val5" table:formula="of:=IF([.C72]&lt;&gt;&quot;&quot;; [$values.$A$2]; &quot;&quot;)">
            <text:p/>
          </table:table-cell>
          <table:table-cell table:style-name="ce37" table:formula="of:=IF([.C72]&lt;&gt;&quot;&quot;; [.O72]-[.L72]; &quot;&quot;)">
            <text:p/>
          </table:table-cell>
          <table:table-cell table:style-name="ce37" table:formula="of:=IF([.C72]&lt;&gt;&quot;&quot;; [.L72]/(1-[.M72]); &quot;&quot;)">
            <text:p/>
          </table:table-cell>
          <table:table-cell table:number-columns-repeated="1009"/>
        </table:table-row>
        <table:table-row table:style-name="ro1">
          <table:table-cell office:value-type="string" calcext:value-type="string">
            <text:p>d9671534-dba8-45c7-afb4-7500b815f491</text:p>
          </table:table-cell>
          <table:table-cell office:value-type="string" calcext:value-type="string">
            <text:p>bom_00072</text:p>
          </table:table-cell>
          <table:table-cell/>
          <table:table-cell table:formula="of:=IF([.C73]&lt;&gt;&quot;&quot;; SUM(INDEX(INDIRECT(&quot;'&quot; &amp; [.B73] &amp; &quot;'.$A$1:$Z$1000&quot;); 0; MATCH(&quot;count&quot;; INDIRECT(&quot;'&quot; &amp; [.B73] &amp; &quot;'.$A$1:$Z$1&quot;); 0))); &quot;&quot;)">
            <text:p/>
          </table:table-cell>
          <table:table-cell table:formula="of:=IF([.C73]&lt;&gt;&quot;&quot;; SUM(INDEX(INDIRECT(&quot;'&quot; &amp; [.B73] &amp; &quot;'.$A$1:$Z$1000&quot;); 0; MATCH(&quot;cost&quot;; INDIRECT(&quot;'&quot; &amp; [.B73] &amp; &quot;'.$A$1:$Z$1&quot;); 0))); &quot;&quot;)">
            <text:p/>
          </table:table-cell>
          <table:table-cell table:style-name="ce39" table:formula="of:=IF([.C73]&lt;&gt;&quot;&quot;; SUM(INDEX(INDIRECT(&quot;'&quot; &amp; [.B73] &amp; &quot;'.$A$1:$Z$1000&quot;); 0; MATCH(&quot;total_assembly_time_min&quot;; INDIRECT(&quot;'&quot; &amp; [.B73] &amp; &quot;'.$A$1:$Z$1&quot;); 0)))/60; &quot;&quot;)">
            <text:p/>
          </table:table-cell>
          <table:table-cell table:content-validation-name="val5" table:formula="of:=IF([.C73]&lt;&gt;&quot;&quot;; [$values.$B$2]; &quot;&quot;)">
            <text:p/>
          </table:table-cell>
          <table:table-cell table:style-name="ce37" table:formula="of:=IF([.C73]&lt;&gt;&quot;&quot;; [.F73]*[.G73]; &quot;&quot;)">
            <text:p/>
          </table:table-cell>
          <table:table-cell table:style-name="ce37" table:formula="of:=IF([.C73]&lt;&gt;&quot;&quot;; [.H73]+[.E73]; &quot;&quot;)">
            <text:p/>
          </table:table-cell>
          <table:table-cell/>
          <table:table-cell table:formula="of:=IF([.C73]&lt;&gt;&quot;&quot;; [.L73]-[.I73]; &quot;&quot;)">
            <text:p/>
          </table:table-cell>
          <table:table-cell table:style-name="ce37" table:formula="of:=IF([.C73]&lt;&gt;&quot;&quot;; [.I73]/(1-[.J73]); &quot;&quot;)">
            <text:p/>
          </table:table-cell>
          <table:table-cell table:content-validation-name="val5" table:formula="of:=IF([.C73]&lt;&gt;&quot;&quot;; [$values.$A$2]; &quot;&quot;)">
            <text:p/>
          </table:table-cell>
          <table:table-cell table:style-name="ce37" table:formula="of:=IF([.C73]&lt;&gt;&quot;&quot;; [.O73]-[.L73]; &quot;&quot;)">
            <text:p/>
          </table:table-cell>
          <table:table-cell table:style-name="ce37" table:formula="of:=IF([.C73]&lt;&gt;&quot;&quot;; [.L73]/(1-[.M73]); &quot;&quot;)">
            <text:p/>
          </table:table-cell>
          <table:table-cell table:number-columns-repeated="1009"/>
        </table:table-row>
        <table:table-row table:style-name="ro1">
          <table:table-cell office:value-type="string" calcext:value-type="string">
            <text:p>b0597a5a-27b0-46bb-8b13-a6c41a1b8099</text:p>
          </table:table-cell>
          <table:table-cell office:value-type="string" calcext:value-type="string">
            <text:p>bom_00073</text:p>
          </table:table-cell>
          <table:table-cell/>
          <table:table-cell table:formula="of:=IF([.C74]&lt;&gt;&quot;&quot;; SUM(INDEX(INDIRECT(&quot;'&quot; &amp; [.B74] &amp; &quot;'.$A$1:$Z$1000&quot;); 0; MATCH(&quot;count&quot;; INDIRECT(&quot;'&quot; &amp; [.B74] &amp; &quot;'.$A$1:$Z$1&quot;); 0))); &quot;&quot;)">
            <text:p/>
          </table:table-cell>
          <table:table-cell table:formula="of:=IF([.C74]&lt;&gt;&quot;&quot;; SUM(INDEX(INDIRECT(&quot;'&quot; &amp; [.B74] &amp; &quot;'.$A$1:$Z$1000&quot;); 0; MATCH(&quot;cost&quot;; INDIRECT(&quot;'&quot; &amp; [.B74] &amp; &quot;'.$A$1:$Z$1&quot;); 0))); &quot;&quot;)">
            <text:p/>
          </table:table-cell>
          <table:table-cell table:style-name="ce39" table:formula="of:=IF([.C74]&lt;&gt;&quot;&quot;; SUM(INDEX(INDIRECT(&quot;'&quot; &amp; [.B74] &amp; &quot;'.$A$1:$Z$1000&quot;); 0; MATCH(&quot;total_assembly_time_min&quot;; INDIRECT(&quot;'&quot; &amp; [.B74] &amp; &quot;'.$A$1:$Z$1&quot;); 0)))/60; &quot;&quot;)">
            <text:p/>
          </table:table-cell>
          <table:table-cell table:content-validation-name="val5" table:formula="of:=IF([.C74]&lt;&gt;&quot;&quot;; [$values.$B$2]; &quot;&quot;)">
            <text:p/>
          </table:table-cell>
          <table:table-cell table:style-name="ce37" table:formula="of:=IF([.C74]&lt;&gt;&quot;&quot;; [.F74]*[.G74]; &quot;&quot;)">
            <text:p/>
          </table:table-cell>
          <table:table-cell table:style-name="ce37" table:formula="of:=IF([.C74]&lt;&gt;&quot;&quot;; [.H74]+[.E74]; &quot;&quot;)">
            <text:p/>
          </table:table-cell>
          <table:table-cell/>
          <table:table-cell table:formula="of:=IF([.C74]&lt;&gt;&quot;&quot;; [.L74]-[.I74]; &quot;&quot;)">
            <text:p/>
          </table:table-cell>
          <table:table-cell table:style-name="ce37" table:formula="of:=IF([.C74]&lt;&gt;&quot;&quot;; [.I74]/(1-[.J74]); &quot;&quot;)">
            <text:p/>
          </table:table-cell>
          <table:table-cell table:content-validation-name="val5" table:formula="of:=IF([.C74]&lt;&gt;&quot;&quot;; [$values.$A$2]; &quot;&quot;)">
            <text:p/>
          </table:table-cell>
          <table:table-cell table:style-name="ce37" table:formula="of:=IF([.C74]&lt;&gt;&quot;&quot;; [.O74]-[.L74]; &quot;&quot;)">
            <text:p/>
          </table:table-cell>
          <table:table-cell table:style-name="ce37" table:formula="of:=IF([.C74]&lt;&gt;&quot;&quot;; [.L74]/(1-[.M74]); &quot;&quot;)">
            <text:p/>
          </table:table-cell>
          <table:table-cell table:number-columns-repeated="1009"/>
        </table:table-row>
        <table:table-row table:style-name="ro1">
          <table:table-cell office:value-type="string" calcext:value-type="string">
            <text:p>784cdafd-76e7-4284-840f-29007cd97d6c</text:p>
          </table:table-cell>
          <table:table-cell office:value-type="string" calcext:value-type="string">
            <text:p>bom_00074</text:p>
          </table:table-cell>
          <table:table-cell/>
          <table:table-cell table:formula="of:=IF([.C75]&lt;&gt;&quot;&quot;; SUM(INDEX(INDIRECT(&quot;'&quot; &amp; [.B75] &amp; &quot;'.$A$1:$Z$1000&quot;); 0; MATCH(&quot;count&quot;; INDIRECT(&quot;'&quot; &amp; [.B75] &amp; &quot;'.$A$1:$Z$1&quot;); 0))); &quot;&quot;)">
            <text:p/>
          </table:table-cell>
          <table:table-cell table:formula="of:=IF([.C75]&lt;&gt;&quot;&quot;; SUM(INDEX(INDIRECT(&quot;'&quot; &amp; [.B75] &amp; &quot;'.$A$1:$Z$1000&quot;); 0; MATCH(&quot;cost&quot;; INDIRECT(&quot;'&quot; &amp; [.B75] &amp; &quot;'.$A$1:$Z$1&quot;); 0))); &quot;&quot;)">
            <text:p/>
          </table:table-cell>
          <table:table-cell table:style-name="ce39" table:formula="of:=IF([.C75]&lt;&gt;&quot;&quot;; SUM(INDEX(INDIRECT(&quot;'&quot; &amp; [.B75] &amp; &quot;'.$A$1:$Z$1000&quot;); 0; MATCH(&quot;total_assembly_time_min&quot;; INDIRECT(&quot;'&quot; &amp; [.B75] &amp; &quot;'.$A$1:$Z$1&quot;); 0)))/60; &quot;&quot;)">
            <text:p/>
          </table:table-cell>
          <table:table-cell table:content-validation-name="val5" table:formula="of:=IF([.C75]&lt;&gt;&quot;&quot;; [$values.$B$2]; &quot;&quot;)">
            <text:p/>
          </table:table-cell>
          <table:table-cell table:style-name="ce37" table:formula="of:=IF([.C75]&lt;&gt;&quot;&quot;; [.F75]*[.G75]; &quot;&quot;)">
            <text:p/>
          </table:table-cell>
          <table:table-cell table:style-name="ce37" table:formula="of:=IF([.C75]&lt;&gt;&quot;&quot;; [.H75]+[.E75]; &quot;&quot;)">
            <text:p/>
          </table:table-cell>
          <table:table-cell/>
          <table:table-cell table:formula="of:=IF([.C75]&lt;&gt;&quot;&quot;; [.L75]-[.I75]; &quot;&quot;)">
            <text:p/>
          </table:table-cell>
          <table:table-cell table:style-name="ce37" table:formula="of:=IF([.C75]&lt;&gt;&quot;&quot;; [.I75]/(1-[.J75]); &quot;&quot;)">
            <text:p/>
          </table:table-cell>
          <table:table-cell table:content-validation-name="val5" table:formula="of:=IF([.C75]&lt;&gt;&quot;&quot;; [$values.$A$2]; &quot;&quot;)">
            <text:p/>
          </table:table-cell>
          <table:table-cell table:style-name="ce37" table:formula="of:=IF([.C75]&lt;&gt;&quot;&quot;; [.O75]-[.L75]; &quot;&quot;)">
            <text:p/>
          </table:table-cell>
          <table:table-cell table:style-name="ce37" table:formula="of:=IF([.C75]&lt;&gt;&quot;&quot;; [.L75]/(1-[.M75]); &quot;&quot;)">
            <text:p/>
          </table:table-cell>
          <table:table-cell table:number-columns-repeated="1009"/>
        </table:table-row>
        <table:table-row table:style-name="ro1">
          <table:table-cell office:value-type="string" calcext:value-type="string">
            <text:p>ef276db4-2c94-4ba8-8d0f-eb5f0d2b2f6e</text:p>
          </table:table-cell>
          <table:table-cell office:value-type="string" calcext:value-type="string">
            <text:p>bom_00075</text:p>
          </table:table-cell>
          <table:table-cell/>
          <table:table-cell table:formula="of:=IF([.C76]&lt;&gt;&quot;&quot;; SUM(INDEX(INDIRECT(&quot;'&quot; &amp; [.B76] &amp; &quot;'.$A$1:$Z$1000&quot;); 0; MATCH(&quot;count&quot;; INDIRECT(&quot;'&quot; &amp; [.B76] &amp; &quot;'.$A$1:$Z$1&quot;); 0))); &quot;&quot;)">
            <text:p/>
          </table:table-cell>
          <table:table-cell table:formula="of:=IF([.C76]&lt;&gt;&quot;&quot;; SUM(INDEX(INDIRECT(&quot;'&quot; &amp; [.B76] &amp; &quot;'.$A$1:$Z$1000&quot;); 0; MATCH(&quot;cost&quot;; INDIRECT(&quot;'&quot; &amp; [.B76] &amp; &quot;'.$A$1:$Z$1&quot;); 0))); &quot;&quot;)">
            <text:p/>
          </table:table-cell>
          <table:table-cell table:style-name="ce39" table:formula="of:=IF([.C76]&lt;&gt;&quot;&quot;; SUM(INDEX(INDIRECT(&quot;'&quot; &amp; [.B76] &amp; &quot;'.$A$1:$Z$1000&quot;); 0; MATCH(&quot;total_assembly_time_min&quot;; INDIRECT(&quot;'&quot; &amp; [.B76] &amp; &quot;'.$A$1:$Z$1&quot;); 0)))/60; &quot;&quot;)">
            <text:p/>
          </table:table-cell>
          <table:table-cell table:content-validation-name="val5" table:formula="of:=IF([.C76]&lt;&gt;&quot;&quot;; [$values.$B$2]; &quot;&quot;)">
            <text:p/>
          </table:table-cell>
          <table:table-cell table:style-name="ce37" table:formula="of:=IF([.C76]&lt;&gt;&quot;&quot;; [.F76]*[.G76]; &quot;&quot;)">
            <text:p/>
          </table:table-cell>
          <table:table-cell table:style-name="ce37" table:formula="of:=IF([.C76]&lt;&gt;&quot;&quot;; [.H76]+[.E76]; &quot;&quot;)">
            <text:p/>
          </table:table-cell>
          <table:table-cell/>
          <table:table-cell table:formula="of:=IF([.C76]&lt;&gt;&quot;&quot;; [.L76]-[.I76]; &quot;&quot;)">
            <text:p/>
          </table:table-cell>
          <table:table-cell table:style-name="ce37" table:formula="of:=IF([.C76]&lt;&gt;&quot;&quot;; [.I76]/(1-[.J76]); &quot;&quot;)">
            <text:p/>
          </table:table-cell>
          <table:table-cell table:content-validation-name="val5" table:formula="of:=IF([.C76]&lt;&gt;&quot;&quot;; [$values.$A$2]; &quot;&quot;)">
            <text:p/>
          </table:table-cell>
          <table:table-cell table:style-name="ce37" table:formula="of:=IF([.C76]&lt;&gt;&quot;&quot;; [.O76]-[.L76]; &quot;&quot;)">
            <text:p/>
          </table:table-cell>
          <table:table-cell table:style-name="ce37" table:formula="of:=IF([.C76]&lt;&gt;&quot;&quot;; [.L76]/(1-[.M76]); &quot;&quot;)">
            <text:p/>
          </table:table-cell>
          <table:table-cell table:number-columns-repeated="1009"/>
        </table:table-row>
        <table:table-row table:style-name="ro1">
          <table:table-cell office:value-type="string" calcext:value-type="string">
            <text:p>6925824f-2987-4dfc-8126-4d540a2cad5d</text:p>
          </table:table-cell>
          <table:table-cell office:value-type="string" calcext:value-type="string">
            <text:p>bom_00076</text:p>
          </table:table-cell>
          <table:table-cell/>
          <table:table-cell table:formula="of:=IF([.C77]&lt;&gt;&quot;&quot;; SUM(INDEX(INDIRECT(&quot;'&quot; &amp; [.B77] &amp; &quot;'.$A$1:$Z$1000&quot;); 0; MATCH(&quot;count&quot;; INDIRECT(&quot;'&quot; &amp; [.B77] &amp; &quot;'.$A$1:$Z$1&quot;); 0))); &quot;&quot;)">
            <text:p/>
          </table:table-cell>
          <table:table-cell table:formula="of:=IF([.C77]&lt;&gt;&quot;&quot;; SUM(INDEX(INDIRECT(&quot;'&quot; &amp; [.B77] &amp; &quot;'.$A$1:$Z$1000&quot;); 0; MATCH(&quot;cost&quot;; INDIRECT(&quot;'&quot; &amp; [.B77] &amp; &quot;'.$A$1:$Z$1&quot;); 0))); &quot;&quot;)">
            <text:p/>
          </table:table-cell>
          <table:table-cell table:style-name="ce39" table:formula="of:=IF([.C77]&lt;&gt;&quot;&quot;; SUM(INDEX(INDIRECT(&quot;'&quot; &amp; [.B77] &amp; &quot;'.$A$1:$Z$1000&quot;); 0; MATCH(&quot;total_assembly_time_min&quot;; INDIRECT(&quot;'&quot; &amp; [.B77] &amp; &quot;'.$A$1:$Z$1&quot;); 0)))/60; &quot;&quot;)">
            <text:p/>
          </table:table-cell>
          <table:table-cell table:content-validation-name="val5" table:formula="of:=IF([.C77]&lt;&gt;&quot;&quot;; [$values.$B$2]; &quot;&quot;)">
            <text:p/>
          </table:table-cell>
          <table:table-cell table:style-name="ce37" table:formula="of:=IF([.C77]&lt;&gt;&quot;&quot;; [.F77]*[.G77]; &quot;&quot;)">
            <text:p/>
          </table:table-cell>
          <table:table-cell table:style-name="ce37" table:formula="of:=IF([.C77]&lt;&gt;&quot;&quot;; [.H77]+[.E77]; &quot;&quot;)">
            <text:p/>
          </table:table-cell>
          <table:table-cell/>
          <table:table-cell table:formula="of:=IF([.C77]&lt;&gt;&quot;&quot;; [.L77]-[.I77]; &quot;&quot;)">
            <text:p/>
          </table:table-cell>
          <table:table-cell table:style-name="ce37" table:formula="of:=IF([.C77]&lt;&gt;&quot;&quot;; [.I77]/(1-[.J77]); &quot;&quot;)">
            <text:p/>
          </table:table-cell>
          <table:table-cell table:content-validation-name="val5" table:formula="of:=IF([.C77]&lt;&gt;&quot;&quot;; [$values.$A$2]; &quot;&quot;)">
            <text:p/>
          </table:table-cell>
          <table:table-cell table:style-name="ce37" table:formula="of:=IF([.C77]&lt;&gt;&quot;&quot;; [.O77]-[.L77]; &quot;&quot;)">
            <text:p/>
          </table:table-cell>
          <table:table-cell table:style-name="ce37" table:formula="of:=IF([.C77]&lt;&gt;&quot;&quot;; [.L77]/(1-[.M77]); &quot;&quot;)">
            <text:p/>
          </table:table-cell>
          <table:table-cell table:number-columns-repeated="1009"/>
        </table:table-row>
        <table:table-row table:style-name="ro1">
          <table:table-cell office:value-type="string" calcext:value-type="string">
            <text:p>dbcce717-dced-4eb0-be2b-68321f2e36bc</text:p>
          </table:table-cell>
          <table:table-cell office:value-type="string" calcext:value-type="string">
            <text:p>bom_00077</text:p>
          </table:table-cell>
          <table:table-cell/>
          <table:table-cell table:formula="of:=IF([.C78]&lt;&gt;&quot;&quot;; SUM(INDEX(INDIRECT(&quot;'&quot; &amp; [.B78] &amp; &quot;'.$A$1:$Z$1000&quot;); 0; MATCH(&quot;count&quot;; INDIRECT(&quot;'&quot; &amp; [.B78] &amp; &quot;'.$A$1:$Z$1&quot;); 0))); &quot;&quot;)">
            <text:p/>
          </table:table-cell>
          <table:table-cell table:formula="of:=IF([.C78]&lt;&gt;&quot;&quot;; SUM(INDEX(INDIRECT(&quot;'&quot; &amp; [.B78] &amp; &quot;'.$A$1:$Z$1000&quot;); 0; MATCH(&quot;cost&quot;; INDIRECT(&quot;'&quot; &amp; [.B78] &amp; &quot;'.$A$1:$Z$1&quot;); 0))); &quot;&quot;)">
            <text:p/>
          </table:table-cell>
          <table:table-cell table:style-name="ce39" table:formula="of:=IF([.C78]&lt;&gt;&quot;&quot;; SUM(INDEX(INDIRECT(&quot;'&quot; &amp; [.B78] &amp; &quot;'.$A$1:$Z$1000&quot;); 0; MATCH(&quot;total_assembly_time_min&quot;; INDIRECT(&quot;'&quot; &amp; [.B78] &amp; &quot;'.$A$1:$Z$1&quot;); 0)))/60; &quot;&quot;)">
            <text:p/>
          </table:table-cell>
          <table:table-cell table:content-validation-name="val5" table:formula="of:=IF([.C78]&lt;&gt;&quot;&quot;; [$values.$B$2]; &quot;&quot;)">
            <text:p/>
          </table:table-cell>
          <table:table-cell table:style-name="ce37" table:formula="of:=IF([.C78]&lt;&gt;&quot;&quot;; [.F78]*[.G78]; &quot;&quot;)">
            <text:p/>
          </table:table-cell>
          <table:table-cell table:style-name="ce37" table:formula="of:=IF([.C78]&lt;&gt;&quot;&quot;; [.H78]+[.E78]; &quot;&quot;)">
            <text:p/>
          </table:table-cell>
          <table:table-cell/>
          <table:table-cell table:formula="of:=IF([.C78]&lt;&gt;&quot;&quot;; [.L78]-[.I78]; &quot;&quot;)">
            <text:p/>
          </table:table-cell>
          <table:table-cell table:style-name="ce37" table:formula="of:=IF([.C78]&lt;&gt;&quot;&quot;; [.I78]/(1-[.J78]); &quot;&quot;)">
            <text:p/>
          </table:table-cell>
          <table:table-cell table:content-validation-name="val5" table:formula="of:=IF([.C78]&lt;&gt;&quot;&quot;; [$values.$A$2]; &quot;&quot;)">
            <text:p/>
          </table:table-cell>
          <table:table-cell table:style-name="ce37" table:formula="of:=IF([.C78]&lt;&gt;&quot;&quot;; [.O78]-[.L78]; &quot;&quot;)">
            <text:p/>
          </table:table-cell>
          <table:table-cell table:style-name="ce37" table:formula="of:=IF([.C78]&lt;&gt;&quot;&quot;; [.L78]/(1-[.M78]); &quot;&quot;)">
            <text:p/>
          </table:table-cell>
          <table:table-cell table:number-columns-repeated="1009"/>
        </table:table-row>
        <table:table-row table:style-name="ro1">
          <table:table-cell office:value-type="string" calcext:value-type="string">
            <text:p>96d096d7-7f6c-46a9-a12f-cc7b081abd0c</text:p>
          </table:table-cell>
          <table:table-cell office:value-type="string" calcext:value-type="string">
            <text:p>bom_00078</text:p>
          </table:table-cell>
          <table:table-cell/>
          <table:table-cell table:formula="of:=IF([.C79]&lt;&gt;&quot;&quot;; SUM(INDEX(INDIRECT(&quot;'&quot; &amp; [.B79] &amp; &quot;'.$A$1:$Z$1000&quot;); 0; MATCH(&quot;count&quot;; INDIRECT(&quot;'&quot; &amp; [.B79] &amp; &quot;'.$A$1:$Z$1&quot;); 0))); &quot;&quot;)">
            <text:p/>
          </table:table-cell>
          <table:table-cell table:formula="of:=IF([.C79]&lt;&gt;&quot;&quot;; SUM(INDEX(INDIRECT(&quot;'&quot; &amp; [.B79] &amp; &quot;'.$A$1:$Z$1000&quot;); 0; MATCH(&quot;cost&quot;; INDIRECT(&quot;'&quot; &amp; [.B79] &amp; &quot;'.$A$1:$Z$1&quot;); 0))); &quot;&quot;)">
            <text:p/>
          </table:table-cell>
          <table:table-cell table:style-name="ce39" table:formula="of:=IF([.C79]&lt;&gt;&quot;&quot;; SUM(INDEX(INDIRECT(&quot;'&quot; &amp; [.B79] &amp; &quot;'.$A$1:$Z$1000&quot;); 0; MATCH(&quot;total_assembly_time_min&quot;; INDIRECT(&quot;'&quot; &amp; [.B79] &amp; &quot;'.$A$1:$Z$1&quot;); 0)))/60; &quot;&quot;)">
            <text:p/>
          </table:table-cell>
          <table:table-cell table:content-validation-name="val5" table:formula="of:=IF([.C79]&lt;&gt;&quot;&quot;; [$values.$B$2]; &quot;&quot;)">
            <text:p/>
          </table:table-cell>
          <table:table-cell table:style-name="ce37" table:formula="of:=IF([.C79]&lt;&gt;&quot;&quot;; [.F79]*[.G79]; &quot;&quot;)">
            <text:p/>
          </table:table-cell>
          <table:table-cell table:style-name="ce37" table:formula="of:=IF([.C79]&lt;&gt;&quot;&quot;; [.H79]+[.E79]; &quot;&quot;)">
            <text:p/>
          </table:table-cell>
          <table:table-cell/>
          <table:table-cell table:formula="of:=IF([.C79]&lt;&gt;&quot;&quot;; [.L79]-[.I79]; &quot;&quot;)">
            <text:p/>
          </table:table-cell>
          <table:table-cell table:style-name="ce37" table:formula="of:=IF([.C79]&lt;&gt;&quot;&quot;; [.I79]/(1-[.J79]); &quot;&quot;)">
            <text:p/>
          </table:table-cell>
          <table:table-cell table:content-validation-name="val5" table:formula="of:=IF([.C79]&lt;&gt;&quot;&quot;; [$values.$A$2]; &quot;&quot;)">
            <text:p/>
          </table:table-cell>
          <table:table-cell table:style-name="ce37" table:formula="of:=IF([.C79]&lt;&gt;&quot;&quot;; [.O79]-[.L79]; &quot;&quot;)">
            <text:p/>
          </table:table-cell>
          <table:table-cell table:style-name="ce37" table:formula="of:=IF([.C79]&lt;&gt;&quot;&quot;; [.L79]/(1-[.M79]); &quot;&quot;)">
            <text:p/>
          </table:table-cell>
          <table:table-cell table:number-columns-repeated="1009"/>
        </table:table-row>
        <table:table-row table:style-name="ro1">
          <table:table-cell office:value-type="string" calcext:value-type="string">
            <text:p>5a8ac0c4-0c5c-46c4-acd4-2c152b99f126</text:p>
          </table:table-cell>
          <table:table-cell office:value-type="string" calcext:value-type="string">
            <text:p>bom_00079</text:p>
          </table:table-cell>
          <table:table-cell/>
          <table:table-cell table:formula="of:=IF([.C80]&lt;&gt;&quot;&quot;; SUM(INDEX(INDIRECT(&quot;'&quot; &amp; [.B80] &amp; &quot;'.$A$1:$Z$1000&quot;); 0; MATCH(&quot;count&quot;; INDIRECT(&quot;'&quot; &amp; [.B80] &amp; &quot;'.$A$1:$Z$1&quot;); 0))); &quot;&quot;)">
            <text:p/>
          </table:table-cell>
          <table:table-cell table:formula="of:=IF([.C80]&lt;&gt;&quot;&quot;; SUM(INDEX(INDIRECT(&quot;'&quot; &amp; [.B80] &amp; &quot;'.$A$1:$Z$1000&quot;); 0; MATCH(&quot;cost&quot;; INDIRECT(&quot;'&quot; &amp; [.B80] &amp; &quot;'.$A$1:$Z$1&quot;); 0))); &quot;&quot;)">
            <text:p/>
          </table:table-cell>
          <table:table-cell table:style-name="ce39" table:formula="of:=IF([.C80]&lt;&gt;&quot;&quot;; SUM(INDEX(INDIRECT(&quot;'&quot; &amp; [.B80] &amp; &quot;'.$A$1:$Z$1000&quot;); 0; MATCH(&quot;total_assembly_time_min&quot;; INDIRECT(&quot;'&quot; &amp; [.B80] &amp; &quot;'.$A$1:$Z$1&quot;); 0)))/60; &quot;&quot;)">
            <text:p/>
          </table:table-cell>
          <table:table-cell table:content-validation-name="val5" table:formula="of:=IF([.C80]&lt;&gt;&quot;&quot;; [$values.$B$2]; &quot;&quot;)">
            <text:p/>
          </table:table-cell>
          <table:table-cell table:style-name="ce37" table:formula="of:=IF([.C80]&lt;&gt;&quot;&quot;; [.F80]*[.G80]; &quot;&quot;)">
            <text:p/>
          </table:table-cell>
          <table:table-cell table:style-name="ce37" table:formula="of:=IF([.C80]&lt;&gt;&quot;&quot;; [.H80]+[.E80]; &quot;&quot;)">
            <text:p/>
          </table:table-cell>
          <table:table-cell/>
          <table:table-cell table:formula="of:=IF([.C80]&lt;&gt;&quot;&quot;; [.L80]-[.I80]; &quot;&quot;)">
            <text:p/>
          </table:table-cell>
          <table:table-cell table:style-name="ce37" table:formula="of:=IF([.C80]&lt;&gt;&quot;&quot;; [.I80]/(1-[.J80]); &quot;&quot;)">
            <text:p/>
          </table:table-cell>
          <table:table-cell table:content-validation-name="val5" table:formula="of:=IF([.C80]&lt;&gt;&quot;&quot;; [$values.$A$2]; &quot;&quot;)">
            <text:p/>
          </table:table-cell>
          <table:table-cell table:style-name="ce37" table:formula="of:=IF([.C80]&lt;&gt;&quot;&quot;; [.O80]-[.L80]; &quot;&quot;)">
            <text:p/>
          </table:table-cell>
          <table:table-cell table:style-name="ce37" table:formula="of:=IF([.C80]&lt;&gt;&quot;&quot;; [.L80]/(1-[.M80]); &quot;&quot;)">
            <text:p/>
          </table:table-cell>
          <table:table-cell table:number-columns-repeated="1009"/>
        </table:table-row>
        <table:table-row table:style-name="ro1">
          <table:table-cell office:value-type="string" calcext:value-type="string">
            <text:p>a61b57ec-5da0-4385-97a4-1c21bc23c2bf</text:p>
          </table:table-cell>
          <table:table-cell office:value-type="string" calcext:value-type="string">
            <text:p>bom_00080</text:p>
          </table:table-cell>
          <table:table-cell/>
          <table:table-cell table:formula="of:=IF([.C81]&lt;&gt;&quot;&quot;; SUM(INDEX(INDIRECT(&quot;'&quot; &amp; [.B81] &amp; &quot;'.$A$1:$Z$1000&quot;); 0; MATCH(&quot;count&quot;; INDIRECT(&quot;'&quot; &amp; [.B81] &amp; &quot;'.$A$1:$Z$1&quot;); 0))); &quot;&quot;)">
            <text:p/>
          </table:table-cell>
          <table:table-cell table:formula="of:=IF([.C81]&lt;&gt;&quot;&quot;; SUM(INDEX(INDIRECT(&quot;'&quot; &amp; [.B81] &amp; &quot;'.$A$1:$Z$1000&quot;); 0; MATCH(&quot;cost&quot;; INDIRECT(&quot;'&quot; &amp; [.B81] &amp; &quot;'.$A$1:$Z$1&quot;); 0))); &quot;&quot;)">
            <text:p/>
          </table:table-cell>
          <table:table-cell table:style-name="ce39" table:formula="of:=IF([.C81]&lt;&gt;&quot;&quot;; SUM(INDEX(INDIRECT(&quot;'&quot; &amp; [.B81] &amp; &quot;'.$A$1:$Z$1000&quot;); 0; MATCH(&quot;total_assembly_time_min&quot;; INDIRECT(&quot;'&quot; &amp; [.B81] &amp; &quot;'.$A$1:$Z$1&quot;); 0)))/60; &quot;&quot;)">
            <text:p/>
          </table:table-cell>
          <table:table-cell table:content-validation-name="val5" table:formula="of:=IF([.C81]&lt;&gt;&quot;&quot;; [$values.$B$2]; &quot;&quot;)">
            <text:p/>
          </table:table-cell>
          <table:table-cell table:style-name="ce37" table:formula="of:=IF([.C81]&lt;&gt;&quot;&quot;; [.F81]*[.G81]; &quot;&quot;)">
            <text:p/>
          </table:table-cell>
          <table:table-cell table:style-name="ce37" table:formula="of:=IF([.C81]&lt;&gt;&quot;&quot;; [.H81]+[.E81]; &quot;&quot;)">
            <text:p/>
          </table:table-cell>
          <table:table-cell/>
          <table:table-cell table:formula="of:=IF([.C81]&lt;&gt;&quot;&quot;; [.L81]-[.I81]; &quot;&quot;)">
            <text:p/>
          </table:table-cell>
          <table:table-cell table:style-name="ce37" table:formula="of:=IF([.C81]&lt;&gt;&quot;&quot;; [.I81]/(1-[.J81]); &quot;&quot;)">
            <text:p/>
          </table:table-cell>
          <table:table-cell table:content-validation-name="val5" table:formula="of:=IF([.C81]&lt;&gt;&quot;&quot;; [$values.$A$2]; &quot;&quot;)">
            <text:p/>
          </table:table-cell>
          <table:table-cell table:style-name="ce37" table:formula="of:=IF([.C81]&lt;&gt;&quot;&quot;; [.O81]-[.L81]; &quot;&quot;)">
            <text:p/>
          </table:table-cell>
          <table:table-cell table:style-name="ce37" table:formula="of:=IF([.C81]&lt;&gt;&quot;&quot;; [.L81]/(1-[.M81]); &quot;&quot;)">
            <text:p/>
          </table:table-cell>
          <table:table-cell table:number-columns-repeated="1009"/>
        </table:table-row>
        <table:table-row table:style-name="ro1">
          <table:table-cell office:value-type="string" calcext:value-type="string">
            <text:p>dd26dfc3-db72-49c8-be56-ae1c49863afd</text:p>
          </table:table-cell>
          <table:table-cell office:value-type="string" calcext:value-type="string">
            <text:p>bom_00081</text:p>
          </table:table-cell>
          <table:table-cell/>
          <table:table-cell table:formula="of:=IF([.C82]&lt;&gt;&quot;&quot;; SUM(INDEX(INDIRECT(&quot;'&quot; &amp; [.B82] &amp; &quot;'.$A$1:$Z$1000&quot;); 0; MATCH(&quot;count&quot;; INDIRECT(&quot;'&quot; &amp; [.B82] &amp; &quot;'.$A$1:$Z$1&quot;); 0))); &quot;&quot;)">
            <text:p/>
          </table:table-cell>
          <table:table-cell table:formula="of:=IF([.C82]&lt;&gt;&quot;&quot;; SUM(INDEX(INDIRECT(&quot;'&quot; &amp; [.B82] &amp; &quot;'.$A$1:$Z$1000&quot;); 0; MATCH(&quot;cost&quot;; INDIRECT(&quot;'&quot; &amp; [.B82] &amp; &quot;'.$A$1:$Z$1&quot;); 0))); &quot;&quot;)">
            <text:p/>
          </table:table-cell>
          <table:table-cell table:style-name="ce39" table:formula="of:=IF([.C82]&lt;&gt;&quot;&quot;; SUM(INDEX(INDIRECT(&quot;'&quot; &amp; [.B82] &amp; &quot;'.$A$1:$Z$1000&quot;); 0; MATCH(&quot;total_assembly_time_min&quot;; INDIRECT(&quot;'&quot; &amp; [.B82] &amp; &quot;'.$A$1:$Z$1&quot;); 0)))/60; &quot;&quot;)">
            <text:p/>
          </table:table-cell>
          <table:table-cell table:content-validation-name="val5" table:formula="of:=IF([.C82]&lt;&gt;&quot;&quot;; [$values.$B$2]; &quot;&quot;)">
            <text:p/>
          </table:table-cell>
          <table:table-cell table:style-name="ce37" table:formula="of:=IF([.C82]&lt;&gt;&quot;&quot;; [.F82]*[.G82]; &quot;&quot;)">
            <text:p/>
          </table:table-cell>
          <table:table-cell table:style-name="ce37" table:formula="of:=IF([.C82]&lt;&gt;&quot;&quot;; [.H82]+[.E82]; &quot;&quot;)">
            <text:p/>
          </table:table-cell>
          <table:table-cell/>
          <table:table-cell table:formula="of:=IF([.C82]&lt;&gt;&quot;&quot;; [.L82]-[.I82]; &quot;&quot;)">
            <text:p/>
          </table:table-cell>
          <table:table-cell table:style-name="ce37" table:formula="of:=IF([.C82]&lt;&gt;&quot;&quot;; [.I82]/(1-[.J82]); &quot;&quot;)">
            <text:p/>
          </table:table-cell>
          <table:table-cell table:content-validation-name="val5" table:formula="of:=IF([.C82]&lt;&gt;&quot;&quot;; [$values.$A$2]; &quot;&quot;)">
            <text:p/>
          </table:table-cell>
          <table:table-cell table:style-name="ce37" table:formula="of:=IF([.C82]&lt;&gt;&quot;&quot;; [.O82]-[.L82]; &quot;&quot;)">
            <text:p/>
          </table:table-cell>
          <table:table-cell table:style-name="ce37" table:formula="of:=IF([.C82]&lt;&gt;&quot;&quot;; [.L82]/(1-[.M82]); &quot;&quot;)">
            <text:p/>
          </table:table-cell>
          <table:table-cell table:number-columns-repeated="1009"/>
        </table:table-row>
        <table:table-row table:style-name="ro1">
          <table:table-cell office:value-type="string" calcext:value-type="string">
            <text:p>c1feb57a-5299-467e-b3dd-78a50d4d7bed</text:p>
          </table:table-cell>
          <table:table-cell office:value-type="string" calcext:value-type="string">
            <text:p>bom_00082</text:p>
          </table:table-cell>
          <table:table-cell/>
          <table:table-cell table:formula="of:=IF([.C83]&lt;&gt;&quot;&quot;; SUM(INDEX(INDIRECT(&quot;'&quot; &amp; [.B83] &amp; &quot;'.$A$1:$Z$1000&quot;); 0; MATCH(&quot;count&quot;; INDIRECT(&quot;'&quot; &amp; [.B83] &amp; &quot;'.$A$1:$Z$1&quot;); 0))); &quot;&quot;)">
            <text:p/>
          </table:table-cell>
          <table:table-cell table:formula="of:=IF([.C83]&lt;&gt;&quot;&quot;; SUM(INDEX(INDIRECT(&quot;'&quot; &amp; [.B83] &amp; &quot;'.$A$1:$Z$1000&quot;); 0; MATCH(&quot;cost&quot;; INDIRECT(&quot;'&quot; &amp; [.B83] &amp; &quot;'.$A$1:$Z$1&quot;); 0))); &quot;&quot;)">
            <text:p/>
          </table:table-cell>
          <table:table-cell table:style-name="ce39" table:formula="of:=IF([.C83]&lt;&gt;&quot;&quot;; SUM(INDEX(INDIRECT(&quot;'&quot; &amp; [.B83] &amp; &quot;'.$A$1:$Z$1000&quot;); 0; MATCH(&quot;total_assembly_time_min&quot;; INDIRECT(&quot;'&quot; &amp; [.B83] &amp; &quot;'.$A$1:$Z$1&quot;); 0)))/60; &quot;&quot;)">
            <text:p/>
          </table:table-cell>
          <table:table-cell table:content-validation-name="val5" table:formula="of:=IF([.C83]&lt;&gt;&quot;&quot;; [$values.$B$2]; &quot;&quot;)">
            <text:p/>
          </table:table-cell>
          <table:table-cell table:style-name="ce37" table:formula="of:=IF([.C83]&lt;&gt;&quot;&quot;; [.F83]*[.G83]; &quot;&quot;)">
            <text:p/>
          </table:table-cell>
          <table:table-cell table:style-name="ce37" table:formula="of:=IF([.C83]&lt;&gt;&quot;&quot;; [.H83]+[.E83]; &quot;&quot;)">
            <text:p/>
          </table:table-cell>
          <table:table-cell/>
          <table:table-cell table:formula="of:=IF([.C83]&lt;&gt;&quot;&quot;; [.L83]-[.I83]; &quot;&quot;)">
            <text:p/>
          </table:table-cell>
          <table:table-cell table:style-name="ce37" table:formula="of:=IF([.C83]&lt;&gt;&quot;&quot;; [.I83]/(1-[.J83]); &quot;&quot;)">
            <text:p/>
          </table:table-cell>
          <table:table-cell table:content-validation-name="val5" table:formula="of:=IF([.C83]&lt;&gt;&quot;&quot;; [$values.$A$2]; &quot;&quot;)">
            <text:p/>
          </table:table-cell>
          <table:table-cell table:style-name="ce37" table:formula="of:=IF([.C83]&lt;&gt;&quot;&quot;; [.O83]-[.L83]; &quot;&quot;)">
            <text:p/>
          </table:table-cell>
          <table:table-cell table:style-name="ce37" table:formula="of:=IF([.C83]&lt;&gt;&quot;&quot;; [.L83]/(1-[.M83]); &quot;&quot;)">
            <text:p/>
          </table:table-cell>
          <table:table-cell table:number-columns-repeated="1009"/>
        </table:table-row>
        <table:table-row table:style-name="ro1">
          <table:table-cell office:value-type="string" calcext:value-type="string">
            <text:p>5311e1f1-69da-4548-923f-02b0b325e6b9</text:p>
          </table:table-cell>
          <table:table-cell office:value-type="string" calcext:value-type="string">
            <text:p>bom_00083</text:p>
          </table:table-cell>
          <table:table-cell/>
          <table:table-cell table:formula="of:=IF([.C84]&lt;&gt;&quot;&quot;; SUM(INDEX(INDIRECT(&quot;'&quot; &amp; [.B84] &amp; &quot;'.$A$1:$Z$1000&quot;); 0; MATCH(&quot;count&quot;; INDIRECT(&quot;'&quot; &amp; [.B84] &amp; &quot;'.$A$1:$Z$1&quot;); 0))); &quot;&quot;)">
            <text:p/>
          </table:table-cell>
          <table:table-cell table:formula="of:=IF([.C84]&lt;&gt;&quot;&quot;; SUM(INDEX(INDIRECT(&quot;'&quot; &amp; [.B84] &amp; &quot;'.$A$1:$Z$1000&quot;); 0; MATCH(&quot;cost&quot;; INDIRECT(&quot;'&quot; &amp; [.B84] &amp; &quot;'.$A$1:$Z$1&quot;); 0))); &quot;&quot;)">
            <text:p/>
          </table:table-cell>
          <table:table-cell table:style-name="ce39" table:formula="of:=IF([.C84]&lt;&gt;&quot;&quot;; SUM(INDEX(INDIRECT(&quot;'&quot; &amp; [.B84] &amp; &quot;'.$A$1:$Z$1000&quot;); 0; MATCH(&quot;total_assembly_time_min&quot;; INDIRECT(&quot;'&quot; &amp; [.B84] &amp; &quot;'.$A$1:$Z$1&quot;); 0)))/60; &quot;&quot;)">
            <text:p/>
          </table:table-cell>
          <table:table-cell table:content-validation-name="val5" table:formula="of:=IF([.C84]&lt;&gt;&quot;&quot;; [$values.$B$2]; &quot;&quot;)">
            <text:p/>
          </table:table-cell>
          <table:table-cell table:style-name="ce37" table:formula="of:=IF([.C84]&lt;&gt;&quot;&quot;; [.F84]*[.G84]; &quot;&quot;)">
            <text:p/>
          </table:table-cell>
          <table:table-cell table:style-name="ce37" table:formula="of:=IF([.C84]&lt;&gt;&quot;&quot;; [.H84]+[.E84]; &quot;&quot;)">
            <text:p/>
          </table:table-cell>
          <table:table-cell/>
          <table:table-cell table:formula="of:=IF([.C84]&lt;&gt;&quot;&quot;; [.L84]-[.I84]; &quot;&quot;)">
            <text:p/>
          </table:table-cell>
          <table:table-cell table:style-name="ce37" table:formula="of:=IF([.C84]&lt;&gt;&quot;&quot;; [.I84]/(1-[.J84]); &quot;&quot;)">
            <text:p/>
          </table:table-cell>
          <table:table-cell table:content-validation-name="val5" table:formula="of:=IF([.C84]&lt;&gt;&quot;&quot;; [$values.$A$2]; &quot;&quot;)">
            <text:p/>
          </table:table-cell>
          <table:table-cell table:style-name="ce37" table:formula="of:=IF([.C84]&lt;&gt;&quot;&quot;; [.O84]-[.L84]; &quot;&quot;)">
            <text:p/>
          </table:table-cell>
          <table:table-cell table:style-name="ce37" table:formula="of:=IF([.C84]&lt;&gt;&quot;&quot;; [.L84]/(1-[.M84]); &quot;&quot;)">
            <text:p/>
          </table:table-cell>
          <table:table-cell table:number-columns-repeated="1009"/>
        </table:table-row>
        <table:table-row table:style-name="ro1">
          <table:table-cell office:value-type="string" calcext:value-type="string">
            <text:p>fc292026-1db6-41c7-8f0b-f7b583d991f5</text:p>
          </table:table-cell>
          <table:table-cell office:value-type="string" calcext:value-type="string">
            <text:p>bom_00084</text:p>
          </table:table-cell>
          <table:table-cell/>
          <table:table-cell table:formula="of:=IF([.C85]&lt;&gt;&quot;&quot;; SUM(INDEX(INDIRECT(&quot;'&quot; &amp; [.B85] &amp; &quot;'.$A$1:$Z$1000&quot;); 0; MATCH(&quot;count&quot;; INDIRECT(&quot;'&quot; &amp; [.B85] &amp; &quot;'.$A$1:$Z$1&quot;); 0))); &quot;&quot;)">
            <text:p/>
          </table:table-cell>
          <table:table-cell table:formula="of:=IF([.C85]&lt;&gt;&quot;&quot;; SUM(INDEX(INDIRECT(&quot;'&quot; &amp; [.B85] &amp; &quot;'.$A$1:$Z$1000&quot;); 0; MATCH(&quot;cost&quot;; INDIRECT(&quot;'&quot; &amp; [.B85] &amp; &quot;'.$A$1:$Z$1&quot;); 0))); &quot;&quot;)">
            <text:p/>
          </table:table-cell>
          <table:table-cell table:style-name="ce39" table:formula="of:=IF([.C85]&lt;&gt;&quot;&quot;; SUM(INDEX(INDIRECT(&quot;'&quot; &amp; [.B85] &amp; &quot;'.$A$1:$Z$1000&quot;); 0; MATCH(&quot;total_assembly_time_min&quot;; INDIRECT(&quot;'&quot; &amp; [.B85] &amp; &quot;'.$A$1:$Z$1&quot;); 0)))/60; &quot;&quot;)">
            <text:p/>
          </table:table-cell>
          <table:table-cell table:content-validation-name="val5" table:formula="of:=IF([.C85]&lt;&gt;&quot;&quot;; [$values.$B$2]; &quot;&quot;)">
            <text:p/>
          </table:table-cell>
          <table:table-cell table:style-name="ce37" table:formula="of:=IF([.C85]&lt;&gt;&quot;&quot;; [.F85]*[.G85]; &quot;&quot;)">
            <text:p/>
          </table:table-cell>
          <table:table-cell table:style-name="ce37" table:formula="of:=IF([.C85]&lt;&gt;&quot;&quot;; [.H85]+[.E85]; &quot;&quot;)">
            <text:p/>
          </table:table-cell>
          <table:table-cell/>
          <table:table-cell table:formula="of:=IF([.C85]&lt;&gt;&quot;&quot;; [.L85]-[.I85]; &quot;&quot;)">
            <text:p/>
          </table:table-cell>
          <table:table-cell table:style-name="ce37" table:formula="of:=IF([.C85]&lt;&gt;&quot;&quot;; [.I85]/(1-[.J85]); &quot;&quot;)">
            <text:p/>
          </table:table-cell>
          <table:table-cell table:content-validation-name="val5" table:formula="of:=IF([.C85]&lt;&gt;&quot;&quot;; [$values.$A$2]; &quot;&quot;)">
            <text:p/>
          </table:table-cell>
          <table:table-cell table:style-name="ce37" table:formula="of:=IF([.C85]&lt;&gt;&quot;&quot;; [.O85]-[.L85]; &quot;&quot;)">
            <text:p/>
          </table:table-cell>
          <table:table-cell table:style-name="ce37" table:formula="of:=IF([.C85]&lt;&gt;&quot;&quot;; [.L85]/(1-[.M85]); &quot;&quot;)">
            <text:p/>
          </table:table-cell>
          <table:table-cell table:number-columns-repeated="1009"/>
        </table:table-row>
        <table:table-row table:style-name="ro1">
          <table:table-cell office:value-type="string" calcext:value-type="string">
            <text:p>524f74cd-5b89-450c-b4d1-d955c1cc43d9</text:p>
          </table:table-cell>
          <table:table-cell office:value-type="string" calcext:value-type="string">
            <text:p>bom_00085</text:p>
          </table:table-cell>
          <table:table-cell/>
          <table:table-cell table:formula="of:=IF([.C86]&lt;&gt;&quot;&quot;; SUM(INDEX(INDIRECT(&quot;'&quot; &amp; [.B86] &amp; &quot;'.$A$1:$Z$1000&quot;); 0; MATCH(&quot;count&quot;; INDIRECT(&quot;'&quot; &amp; [.B86] &amp; &quot;'.$A$1:$Z$1&quot;); 0))); &quot;&quot;)">
            <text:p/>
          </table:table-cell>
          <table:table-cell table:formula="of:=IF([.C86]&lt;&gt;&quot;&quot;; SUM(INDEX(INDIRECT(&quot;'&quot; &amp; [.B86] &amp; &quot;'.$A$1:$Z$1000&quot;); 0; MATCH(&quot;cost&quot;; INDIRECT(&quot;'&quot; &amp; [.B86] &amp; &quot;'.$A$1:$Z$1&quot;); 0))); &quot;&quot;)">
            <text:p/>
          </table:table-cell>
          <table:table-cell table:style-name="ce39" table:formula="of:=IF([.C86]&lt;&gt;&quot;&quot;; SUM(INDEX(INDIRECT(&quot;'&quot; &amp; [.B86] &amp; &quot;'.$A$1:$Z$1000&quot;); 0; MATCH(&quot;total_assembly_time_min&quot;; INDIRECT(&quot;'&quot; &amp; [.B86] &amp; &quot;'.$A$1:$Z$1&quot;); 0)))/60; &quot;&quot;)">
            <text:p/>
          </table:table-cell>
          <table:table-cell table:content-validation-name="val5" table:formula="of:=IF([.C86]&lt;&gt;&quot;&quot;; [$values.$B$2]; &quot;&quot;)">
            <text:p/>
          </table:table-cell>
          <table:table-cell table:style-name="ce37" table:formula="of:=IF([.C86]&lt;&gt;&quot;&quot;; [.F86]*[.G86]; &quot;&quot;)">
            <text:p/>
          </table:table-cell>
          <table:table-cell table:style-name="ce37" table:formula="of:=IF([.C86]&lt;&gt;&quot;&quot;; [.H86]+[.E86]; &quot;&quot;)">
            <text:p/>
          </table:table-cell>
          <table:table-cell/>
          <table:table-cell table:formula="of:=IF([.C86]&lt;&gt;&quot;&quot;; [.L86]-[.I86]; &quot;&quot;)">
            <text:p/>
          </table:table-cell>
          <table:table-cell table:style-name="ce37" table:formula="of:=IF([.C86]&lt;&gt;&quot;&quot;; [.I86]/(1-[.J86]); &quot;&quot;)">
            <text:p/>
          </table:table-cell>
          <table:table-cell table:content-validation-name="val5" table:formula="of:=IF([.C86]&lt;&gt;&quot;&quot;; [$values.$A$2]; &quot;&quot;)">
            <text:p/>
          </table:table-cell>
          <table:table-cell table:style-name="ce37" table:formula="of:=IF([.C86]&lt;&gt;&quot;&quot;; [.O86]-[.L86]; &quot;&quot;)">
            <text:p/>
          </table:table-cell>
          <table:table-cell table:style-name="ce37" table:formula="of:=IF([.C86]&lt;&gt;&quot;&quot;; [.L86]/(1-[.M86]); &quot;&quot;)">
            <text:p/>
          </table:table-cell>
          <table:table-cell table:number-columns-repeated="1009"/>
        </table:table-row>
        <table:table-row table:style-name="ro1">
          <table:table-cell office:value-type="string" calcext:value-type="string">
            <text:p>5d52aa0c-eaaf-42b1-b1ca-03e19297ad22</text:p>
          </table:table-cell>
          <table:table-cell office:value-type="string" calcext:value-type="string">
            <text:p>bom_00086</text:p>
          </table:table-cell>
          <table:table-cell/>
          <table:table-cell table:formula="of:=IF([.C87]&lt;&gt;&quot;&quot;; SUM(INDEX(INDIRECT(&quot;'&quot; &amp; [.B87] &amp; &quot;'.$A$1:$Z$1000&quot;); 0; MATCH(&quot;count&quot;; INDIRECT(&quot;'&quot; &amp; [.B87] &amp; &quot;'.$A$1:$Z$1&quot;); 0))); &quot;&quot;)">
            <text:p/>
          </table:table-cell>
          <table:table-cell table:formula="of:=IF([.C87]&lt;&gt;&quot;&quot;; SUM(INDEX(INDIRECT(&quot;'&quot; &amp; [.B87] &amp; &quot;'.$A$1:$Z$1000&quot;); 0; MATCH(&quot;cost&quot;; INDIRECT(&quot;'&quot; &amp; [.B87] &amp; &quot;'.$A$1:$Z$1&quot;); 0))); &quot;&quot;)">
            <text:p/>
          </table:table-cell>
          <table:table-cell table:style-name="ce39" table:formula="of:=IF([.C87]&lt;&gt;&quot;&quot;; SUM(INDEX(INDIRECT(&quot;'&quot; &amp; [.B87] &amp; &quot;'.$A$1:$Z$1000&quot;); 0; MATCH(&quot;total_assembly_time_min&quot;; INDIRECT(&quot;'&quot; &amp; [.B87] &amp; &quot;'.$A$1:$Z$1&quot;); 0)))/60; &quot;&quot;)">
            <text:p/>
          </table:table-cell>
          <table:table-cell table:content-validation-name="val5" table:formula="of:=IF([.C87]&lt;&gt;&quot;&quot;; [$values.$B$2]; &quot;&quot;)">
            <text:p/>
          </table:table-cell>
          <table:table-cell table:style-name="ce37" table:formula="of:=IF([.C87]&lt;&gt;&quot;&quot;; [.F87]*[.G87]; &quot;&quot;)">
            <text:p/>
          </table:table-cell>
          <table:table-cell table:style-name="ce37" table:formula="of:=IF([.C87]&lt;&gt;&quot;&quot;; [.H87]+[.E87]; &quot;&quot;)">
            <text:p/>
          </table:table-cell>
          <table:table-cell/>
          <table:table-cell table:formula="of:=IF([.C87]&lt;&gt;&quot;&quot;; [.L87]-[.I87]; &quot;&quot;)">
            <text:p/>
          </table:table-cell>
          <table:table-cell table:style-name="ce37" table:formula="of:=IF([.C87]&lt;&gt;&quot;&quot;; [.I87]/(1-[.J87]); &quot;&quot;)">
            <text:p/>
          </table:table-cell>
          <table:table-cell table:content-validation-name="val5" table:formula="of:=IF([.C87]&lt;&gt;&quot;&quot;; [$values.$A$2]; &quot;&quot;)">
            <text:p/>
          </table:table-cell>
          <table:table-cell table:style-name="ce37" table:formula="of:=IF([.C87]&lt;&gt;&quot;&quot;; [.O87]-[.L87]; &quot;&quot;)">
            <text:p/>
          </table:table-cell>
          <table:table-cell table:style-name="ce37" table:formula="of:=IF([.C87]&lt;&gt;&quot;&quot;; [.L87]/(1-[.M87]); &quot;&quot;)">
            <text:p/>
          </table:table-cell>
          <table:table-cell table:number-columns-repeated="1009"/>
        </table:table-row>
        <table:table-row table:style-name="ro1">
          <table:table-cell office:value-type="string" calcext:value-type="string">
            <text:p>9f603736-d6d1-4001-ba18-16b50827bb12</text:p>
          </table:table-cell>
          <table:table-cell office:value-type="string" calcext:value-type="string">
            <text:p>bom_00087</text:p>
          </table:table-cell>
          <table:table-cell/>
          <table:table-cell table:formula="of:=IF([.C88]&lt;&gt;&quot;&quot;; SUM(INDEX(INDIRECT(&quot;'&quot; &amp; [.B88] &amp; &quot;'.$A$1:$Z$1000&quot;); 0; MATCH(&quot;count&quot;; INDIRECT(&quot;'&quot; &amp; [.B88] &amp; &quot;'.$A$1:$Z$1&quot;); 0))); &quot;&quot;)">
            <text:p/>
          </table:table-cell>
          <table:table-cell table:formula="of:=IF([.C88]&lt;&gt;&quot;&quot;; SUM(INDEX(INDIRECT(&quot;'&quot; &amp; [.B88] &amp; &quot;'.$A$1:$Z$1000&quot;); 0; MATCH(&quot;cost&quot;; INDIRECT(&quot;'&quot; &amp; [.B88] &amp; &quot;'.$A$1:$Z$1&quot;); 0))); &quot;&quot;)">
            <text:p/>
          </table:table-cell>
          <table:table-cell table:style-name="ce39" table:formula="of:=IF([.C88]&lt;&gt;&quot;&quot;; SUM(INDEX(INDIRECT(&quot;'&quot; &amp; [.B88] &amp; &quot;'.$A$1:$Z$1000&quot;); 0; MATCH(&quot;total_assembly_time_min&quot;; INDIRECT(&quot;'&quot; &amp; [.B88] &amp; &quot;'.$A$1:$Z$1&quot;); 0)))/60; &quot;&quot;)">
            <text:p/>
          </table:table-cell>
          <table:table-cell table:content-validation-name="val5" table:formula="of:=IF([.C88]&lt;&gt;&quot;&quot;; [$values.$B$2]; &quot;&quot;)">
            <text:p/>
          </table:table-cell>
          <table:table-cell table:style-name="ce37" table:formula="of:=IF([.C88]&lt;&gt;&quot;&quot;; [.F88]*[.G88]; &quot;&quot;)">
            <text:p/>
          </table:table-cell>
          <table:table-cell table:style-name="ce37" table:formula="of:=IF([.C88]&lt;&gt;&quot;&quot;; [.H88]+[.E88]; &quot;&quot;)">
            <text:p/>
          </table:table-cell>
          <table:table-cell/>
          <table:table-cell table:formula="of:=IF([.C88]&lt;&gt;&quot;&quot;; [.L88]-[.I88]; &quot;&quot;)">
            <text:p/>
          </table:table-cell>
          <table:table-cell table:style-name="ce37" table:formula="of:=IF([.C88]&lt;&gt;&quot;&quot;; [.I88]/(1-[.J88]); &quot;&quot;)">
            <text:p/>
          </table:table-cell>
          <table:table-cell table:content-validation-name="val5" table:formula="of:=IF([.C88]&lt;&gt;&quot;&quot;; [$values.$A$2]; &quot;&quot;)">
            <text:p/>
          </table:table-cell>
          <table:table-cell table:style-name="ce37" table:formula="of:=IF([.C88]&lt;&gt;&quot;&quot;; [.O88]-[.L88]; &quot;&quot;)">
            <text:p/>
          </table:table-cell>
          <table:table-cell table:style-name="ce37" table:formula="of:=IF([.C88]&lt;&gt;&quot;&quot;; [.L88]/(1-[.M88]); &quot;&quot;)">
            <text:p/>
          </table:table-cell>
          <table:table-cell table:number-columns-repeated="1009"/>
        </table:table-row>
        <table:table-row table:style-name="ro1">
          <table:table-cell office:value-type="string" calcext:value-type="string">
            <text:p>80bb9a25-ebb8-4cc6-84ca-1cc70e8420a1</text:p>
          </table:table-cell>
          <table:table-cell office:value-type="string" calcext:value-type="string">
            <text:p>bom_00088</text:p>
          </table:table-cell>
          <table:table-cell/>
          <table:table-cell table:formula="of:=IF([.C89]&lt;&gt;&quot;&quot;; SUM(INDEX(INDIRECT(&quot;'&quot; &amp; [.B89] &amp; &quot;'.$A$1:$Z$1000&quot;); 0; MATCH(&quot;count&quot;; INDIRECT(&quot;'&quot; &amp; [.B89] &amp; &quot;'.$A$1:$Z$1&quot;); 0))); &quot;&quot;)">
            <text:p/>
          </table:table-cell>
          <table:table-cell table:formula="of:=IF([.C89]&lt;&gt;&quot;&quot;; SUM(INDEX(INDIRECT(&quot;'&quot; &amp; [.B89] &amp; &quot;'.$A$1:$Z$1000&quot;); 0; MATCH(&quot;cost&quot;; INDIRECT(&quot;'&quot; &amp; [.B89] &amp; &quot;'.$A$1:$Z$1&quot;); 0))); &quot;&quot;)">
            <text:p/>
          </table:table-cell>
          <table:table-cell table:style-name="ce39" table:formula="of:=IF([.C89]&lt;&gt;&quot;&quot;; SUM(INDEX(INDIRECT(&quot;'&quot; &amp; [.B89] &amp; &quot;'.$A$1:$Z$1000&quot;); 0; MATCH(&quot;total_assembly_time_min&quot;; INDIRECT(&quot;'&quot; &amp; [.B89] &amp; &quot;'.$A$1:$Z$1&quot;); 0)))/60; &quot;&quot;)">
            <text:p/>
          </table:table-cell>
          <table:table-cell table:content-validation-name="val5" table:formula="of:=IF([.C89]&lt;&gt;&quot;&quot;; [$values.$B$2]; &quot;&quot;)">
            <text:p/>
          </table:table-cell>
          <table:table-cell table:style-name="ce37" table:formula="of:=IF([.C89]&lt;&gt;&quot;&quot;; [.F89]*[.G89]; &quot;&quot;)">
            <text:p/>
          </table:table-cell>
          <table:table-cell table:style-name="ce37" table:formula="of:=IF([.C89]&lt;&gt;&quot;&quot;; [.H89]+[.E89]; &quot;&quot;)">
            <text:p/>
          </table:table-cell>
          <table:table-cell/>
          <table:table-cell table:formula="of:=IF([.C89]&lt;&gt;&quot;&quot;; [.L89]-[.I89]; &quot;&quot;)">
            <text:p/>
          </table:table-cell>
          <table:table-cell table:style-name="ce37" table:formula="of:=IF([.C89]&lt;&gt;&quot;&quot;; [.I89]/(1-[.J89]); &quot;&quot;)">
            <text:p/>
          </table:table-cell>
          <table:table-cell table:content-validation-name="val5" table:formula="of:=IF([.C89]&lt;&gt;&quot;&quot;; [$values.$A$2]; &quot;&quot;)">
            <text:p/>
          </table:table-cell>
          <table:table-cell table:style-name="ce37" table:formula="of:=IF([.C89]&lt;&gt;&quot;&quot;; [.O89]-[.L89]; &quot;&quot;)">
            <text:p/>
          </table:table-cell>
          <table:table-cell table:style-name="ce37" table:formula="of:=IF([.C89]&lt;&gt;&quot;&quot;; [.L89]/(1-[.M89]); &quot;&quot;)">
            <text:p/>
          </table:table-cell>
          <table:table-cell table:number-columns-repeated="1009"/>
        </table:table-row>
        <table:table-row table:style-name="ro1">
          <table:table-cell office:value-type="string" calcext:value-type="string">
            <text:p>1f7e5c32-feee-478d-b257-b6dafdc2fecb</text:p>
          </table:table-cell>
          <table:table-cell office:value-type="string" calcext:value-type="string">
            <text:p>bom_00089</text:p>
          </table:table-cell>
          <table:table-cell/>
          <table:table-cell table:formula="of:=IF([.C90]&lt;&gt;&quot;&quot;; SUM(INDEX(INDIRECT(&quot;'&quot; &amp; [.B90] &amp; &quot;'.$A$1:$Z$1000&quot;); 0; MATCH(&quot;count&quot;; INDIRECT(&quot;'&quot; &amp; [.B90] &amp; &quot;'.$A$1:$Z$1&quot;); 0))); &quot;&quot;)">
            <text:p/>
          </table:table-cell>
          <table:table-cell table:formula="of:=IF([.C90]&lt;&gt;&quot;&quot;; SUM(INDEX(INDIRECT(&quot;'&quot; &amp; [.B90] &amp; &quot;'.$A$1:$Z$1000&quot;); 0; MATCH(&quot;cost&quot;; INDIRECT(&quot;'&quot; &amp; [.B90] &amp; &quot;'.$A$1:$Z$1&quot;); 0))); &quot;&quot;)">
            <text:p/>
          </table:table-cell>
          <table:table-cell table:style-name="ce39" table:formula="of:=IF([.C90]&lt;&gt;&quot;&quot;; SUM(INDEX(INDIRECT(&quot;'&quot; &amp; [.B90] &amp; &quot;'.$A$1:$Z$1000&quot;); 0; MATCH(&quot;total_assembly_time_min&quot;; INDIRECT(&quot;'&quot; &amp; [.B90] &amp; &quot;'.$A$1:$Z$1&quot;); 0)))/60; &quot;&quot;)">
            <text:p/>
          </table:table-cell>
          <table:table-cell table:content-validation-name="val5" table:formula="of:=IF([.C90]&lt;&gt;&quot;&quot;; [$values.$B$2]; &quot;&quot;)">
            <text:p/>
          </table:table-cell>
          <table:table-cell table:style-name="ce37" table:formula="of:=IF([.C90]&lt;&gt;&quot;&quot;; [.F90]*[.G90]; &quot;&quot;)">
            <text:p/>
          </table:table-cell>
          <table:table-cell table:style-name="ce37" table:formula="of:=IF([.C90]&lt;&gt;&quot;&quot;; [.H90]+[.E90]; &quot;&quot;)">
            <text:p/>
          </table:table-cell>
          <table:table-cell/>
          <table:table-cell table:formula="of:=IF([.C90]&lt;&gt;&quot;&quot;; [.L90]-[.I90]; &quot;&quot;)">
            <text:p/>
          </table:table-cell>
          <table:table-cell table:style-name="ce37" table:formula="of:=IF([.C90]&lt;&gt;&quot;&quot;; [.I90]/(1-[.J90]); &quot;&quot;)">
            <text:p/>
          </table:table-cell>
          <table:table-cell table:content-validation-name="val5" table:formula="of:=IF([.C90]&lt;&gt;&quot;&quot;; [$values.$A$2]; &quot;&quot;)">
            <text:p/>
          </table:table-cell>
          <table:table-cell table:style-name="ce37" table:formula="of:=IF([.C90]&lt;&gt;&quot;&quot;; [.O90]-[.L90]; &quot;&quot;)">
            <text:p/>
          </table:table-cell>
          <table:table-cell table:style-name="ce37" table:formula="of:=IF([.C90]&lt;&gt;&quot;&quot;; [.L90]/(1-[.M90]); &quot;&quot;)">
            <text:p/>
          </table:table-cell>
          <table:table-cell table:number-columns-repeated="1009"/>
        </table:table-row>
        <table:table-row table:style-name="ro1">
          <table:table-cell office:value-type="string" calcext:value-type="string">
            <text:p>430341b9-1a51-4755-9553-a25c269e8962</text:p>
          </table:table-cell>
          <table:table-cell office:value-type="string" calcext:value-type="string">
            <text:p>bom_00090</text:p>
          </table:table-cell>
          <table:table-cell/>
          <table:table-cell table:formula="of:=IF([.C91]&lt;&gt;&quot;&quot;; SUM(INDEX(INDIRECT(&quot;'&quot; &amp; [.B91] &amp; &quot;'.$A$1:$Z$1000&quot;); 0; MATCH(&quot;count&quot;; INDIRECT(&quot;'&quot; &amp; [.B91] &amp; &quot;'.$A$1:$Z$1&quot;); 0))); &quot;&quot;)">
            <text:p/>
          </table:table-cell>
          <table:table-cell table:formula="of:=IF([.C91]&lt;&gt;&quot;&quot;; SUM(INDEX(INDIRECT(&quot;'&quot; &amp; [.B91] &amp; &quot;'.$A$1:$Z$1000&quot;); 0; MATCH(&quot;cost&quot;; INDIRECT(&quot;'&quot; &amp; [.B91] &amp; &quot;'.$A$1:$Z$1&quot;); 0))); &quot;&quot;)">
            <text:p/>
          </table:table-cell>
          <table:table-cell table:style-name="ce39" table:formula="of:=IF([.C91]&lt;&gt;&quot;&quot;; SUM(INDEX(INDIRECT(&quot;'&quot; &amp; [.B91] &amp; &quot;'.$A$1:$Z$1000&quot;); 0; MATCH(&quot;total_assembly_time_min&quot;; INDIRECT(&quot;'&quot; &amp; [.B91] &amp; &quot;'.$A$1:$Z$1&quot;); 0)))/60; &quot;&quot;)">
            <text:p/>
          </table:table-cell>
          <table:table-cell table:content-validation-name="val5" table:formula="of:=IF([.C91]&lt;&gt;&quot;&quot;; [$values.$B$2]; &quot;&quot;)">
            <text:p/>
          </table:table-cell>
          <table:table-cell table:style-name="ce37" table:formula="of:=IF([.C91]&lt;&gt;&quot;&quot;; [.F91]*[.G91]; &quot;&quot;)">
            <text:p/>
          </table:table-cell>
          <table:table-cell table:style-name="ce37" table:formula="of:=IF([.C91]&lt;&gt;&quot;&quot;; [.H91]+[.E91]; &quot;&quot;)">
            <text:p/>
          </table:table-cell>
          <table:table-cell/>
          <table:table-cell table:formula="of:=IF([.C91]&lt;&gt;&quot;&quot;; [.L91]-[.I91]; &quot;&quot;)">
            <text:p/>
          </table:table-cell>
          <table:table-cell table:style-name="ce37" table:formula="of:=IF([.C91]&lt;&gt;&quot;&quot;; [.I91]/(1-[.J91]); &quot;&quot;)">
            <text:p/>
          </table:table-cell>
          <table:table-cell table:content-validation-name="val5" table:formula="of:=IF([.C91]&lt;&gt;&quot;&quot;; [$values.$A$2]; &quot;&quot;)">
            <text:p/>
          </table:table-cell>
          <table:table-cell table:style-name="ce37" table:formula="of:=IF([.C91]&lt;&gt;&quot;&quot;; [.O91]-[.L91]; &quot;&quot;)">
            <text:p/>
          </table:table-cell>
          <table:table-cell table:style-name="ce37" table:formula="of:=IF([.C91]&lt;&gt;&quot;&quot;; [.L91]/(1-[.M91]); &quot;&quot;)">
            <text:p/>
          </table:table-cell>
          <table:table-cell table:number-columns-repeated="1009"/>
        </table:table-row>
        <table:table-row table:style-name="ro1">
          <table:table-cell office:value-type="string" calcext:value-type="string">
            <text:p>d532fe91-c0e2-4006-8760-ca167e74445c</text:p>
          </table:table-cell>
          <table:table-cell office:value-type="string" calcext:value-type="string">
            <text:p>bom_00091</text:p>
          </table:table-cell>
          <table:table-cell/>
          <table:table-cell table:formula="of:=IF([.C92]&lt;&gt;&quot;&quot;; SUM(INDEX(INDIRECT(&quot;'&quot; &amp; [.B92] &amp; &quot;'.$A$1:$Z$1000&quot;); 0; MATCH(&quot;count&quot;; INDIRECT(&quot;'&quot; &amp; [.B92] &amp; &quot;'.$A$1:$Z$1&quot;); 0))); &quot;&quot;)">
            <text:p/>
          </table:table-cell>
          <table:table-cell table:formula="of:=IF([.C92]&lt;&gt;&quot;&quot;; SUM(INDEX(INDIRECT(&quot;'&quot; &amp; [.B92] &amp; &quot;'.$A$1:$Z$1000&quot;); 0; MATCH(&quot;cost&quot;; INDIRECT(&quot;'&quot; &amp; [.B92] &amp; &quot;'.$A$1:$Z$1&quot;); 0))); &quot;&quot;)">
            <text:p/>
          </table:table-cell>
          <table:table-cell table:style-name="ce39" table:formula="of:=IF([.C92]&lt;&gt;&quot;&quot;; SUM(INDEX(INDIRECT(&quot;'&quot; &amp; [.B92] &amp; &quot;'.$A$1:$Z$1000&quot;); 0; MATCH(&quot;total_assembly_time_min&quot;; INDIRECT(&quot;'&quot; &amp; [.B92] &amp; &quot;'.$A$1:$Z$1&quot;); 0)))/60; &quot;&quot;)">
            <text:p/>
          </table:table-cell>
          <table:table-cell table:content-validation-name="val5" table:formula="of:=IF([.C92]&lt;&gt;&quot;&quot;; [$values.$B$2]; &quot;&quot;)">
            <text:p/>
          </table:table-cell>
          <table:table-cell table:style-name="ce37" table:formula="of:=IF([.C92]&lt;&gt;&quot;&quot;; [.F92]*[.G92]; &quot;&quot;)">
            <text:p/>
          </table:table-cell>
          <table:table-cell table:style-name="ce37" table:formula="of:=IF([.C92]&lt;&gt;&quot;&quot;; [.H92]+[.E92]; &quot;&quot;)">
            <text:p/>
          </table:table-cell>
          <table:table-cell/>
          <table:table-cell table:formula="of:=IF([.C92]&lt;&gt;&quot;&quot;; [.L92]-[.I92]; &quot;&quot;)">
            <text:p/>
          </table:table-cell>
          <table:table-cell table:style-name="ce37" table:formula="of:=IF([.C92]&lt;&gt;&quot;&quot;; [.I92]/(1-[.J92]); &quot;&quot;)">
            <text:p/>
          </table:table-cell>
          <table:table-cell table:content-validation-name="val5" table:formula="of:=IF([.C92]&lt;&gt;&quot;&quot;; [$values.$A$2]; &quot;&quot;)">
            <text:p/>
          </table:table-cell>
          <table:table-cell table:style-name="ce37" table:formula="of:=IF([.C92]&lt;&gt;&quot;&quot;; [.O92]-[.L92]; &quot;&quot;)">
            <text:p/>
          </table:table-cell>
          <table:table-cell table:style-name="ce37" table:formula="of:=IF([.C92]&lt;&gt;&quot;&quot;; [.L92]/(1-[.M92]); &quot;&quot;)">
            <text:p/>
          </table:table-cell>
          <table:table-cell table:number-columns-repeated="1009"/>
        </table:table-row>
        <table:table-row table:style-name="ro1">
          <table:table-cell office:value-type="string" calcext:value-type="string">
            <text:p>3039eadd-8ec8-417b-ab6a-41e9e7a356c3</text:p>
          </table:table-cell>
          <table:table-cell office:value-type="string" calcext:value-type="string">
            <text:p>bom_00092</text:p>
          </table:table-cell>
          <table:table-cell/>
          <table:table-cell table:formula="of:=IF([.C93]&lt;&gt;&quot;&quot;; SUM(INDEX(INDIRECT(&quot;'&quot; &amp; [.B93] &amp; &quot;'.$A$1:$Z$1000&quot;); 0; MATCH(&quot;count&quot;; INDIRECT(&quot;'&quot; &amp; [.B93] &amp; &quot;'.$A$1:$Z$1&quot;); 0))); &quot;&quot;)">
            <text:p/>
          </table:table-cell>
          <table:table-cell table:formula="of:=IF([.C93]&lt;&gt;&quot;&quot;; SUM(INDEX(INDIRECT(&quot;'&quot; &amp; [.B93] &amp; &quot;'.$A$1:$Z$1000&quot;); 0; MATCH(&quot;cost&quot;; INDIRECT(&quot;'&quot; &amp; [.B93] &amp; &quot;'.$A$1:$Z$1&quot;); 0))); &quot;&quot;)">
            <text:p/>
          </table:table-cell>
          <table:table-cell table:style-name="ce39" table:formula="of:=IF([.C93]&lt;&gt;&quot;&quot;; SUM(INDEX(INDIRECT(&quot;'&quot; &amp; [.B93] &amp; &quot;'.$A$1:$Z$1000&quot;); 0; MATCH(&quot;total_assembly_time_min&quot;; INDIRECT(&quot;'&quot; &amp; [.B93] &amp; &quot;'.$A$1:$Z$1&quot;); 0)))/60; &quot;&quot;)">
            <text:p/>
          </table:table-cell>
          <table:table-cell table:content-validation-name="val5" table:formula="of:=IF([.C93]&lt;&gt;&quot;&quot;; [$values.$B$2]; &quot;&quot;)">
            <text:p/>
          </table:table-cell>
          <table:table-cell table:style-name="ce37" table:formula="of:=IF([.C93]&lt;&gt;&quot;&quot;; [.F93]*[.G93]; &quot;&quot;)">
            <text:p/>
          </table:table-cell>
          <table:table-cell table:style-name="ce37" table:formula="of:=IF([.C93]&lt;&gt;&quot;&quot;; [.H93]+[.E93]; &quot;&quot;)">
            <text:p/>
          </table:table-cell>
          <table:table-cell/>
          <table:table-cell table:formula="of:=IF([.C93]&lt;&gt;&quot;&quot;; [.L93]-[.I93]; &quot;&quot;)">
            <text:p/>
          </table:table-cell>
          <table:table-cell table:style-name="ce37" table:formula="of:=IF([.C93]&lt;&gt;&quot;&quot;; [.I93]/(1-[.J93]); &quot;&quot;)">
            <text:p/>
          </table:table-cell>
          <table:table-cell table:content-validation-name="val5" table:formula="of:=IF([.C93]&lt;&gt;&quot;&quot;; [$values.$A$2]; &quot;&quot;)">
            <text:p/>
          </table:table-cell>
          <table:table-cell table:style-name="ce37" table:formula="of:=IF([.C93]&lt;&gt;&quot;&quot;; [.O93]-[.L93]; &quot;&quot;)">
            <text:p/>
          </table:table-cell>
          <table:table-cell table:style-name="ce37" table:formula="of:=IF([.C93]&lt;&gt;&quot;&quot;; [.L93]/(1-[.M93]); &quot;&quot;)">
            <text:p/>
          </table:table-cell>
          <table:table-cell table:number-columns-repeated="1009"/>
        </table:table-row>
        <table:table-row table:style-name="ro1">
          <table:table-cell office:value-type="string" calcext:value-type="string">
            <text:p>009188e2-e636-44d1-a7fd-58b11113198e</text:p>
          </table:table-cell>
          <table:table-cell office:value-type="string" calcext:value-type="string">
            <text:p>bom_00093</text:p>
          </table:table-cell>
          <table:table-cell/>
          <table:table-cell table:formula="of:=IF([.C94]&lt;&gt;&quot;&quot;; SUM(INDEX(INDIRECT(&quot;'&quot; &amp; [.B94] &amp; &quot;'.$A$1:$Z$1000&quot;); 0; MATCH(&quot;count&quot;; INDIRECT(&quot;'&quot; &amp; [.B94] &amp; &quot;'.$A$1:$Z$1&quot;); 0))); &quot;&quot;)">
            <text:p/>
          </table:table-cell>
          <table:table-cell table:formula="of:=IF([.C94]&lt;&gt;&quot;&quot;; SUM(INDEX(INDIRECT(&quot;'&quot; &amp; [.B94] &amp; &quot;'.$A$1:$Z$1000&quot;); 0; MATCH(&quot;cost&quot;; INDIRECT(&quot;'&quot; &amp; [.B94] &amp; &quot;'.$A$1:$Z$1&quot;); 0))); &quot;&quot;)">
            <text:p/>
          </table:table-cell>
          <table:table-cell table:style-name="ce39" table:formula="of:=IF([.C94]&lt;&gt;&quot;&quot;; SUM(INDEX(INDIRECT(&quot;'&quot; &amp; [.B94] &amp; &quot;'.$A$1:$Z$1000&quot;); 0; MATCH(&quot;total_assembly_time_min&quot;; INDIRECT(&quot;'&quot; &amp; [.B94] &amp; &quot;'.$A$1:$Z$1&quot;); 0)))/60; &quot;&quot;)">
            <text:p/>
          </table:table-cell>
          <table:table-cell table:content-validation-name="val5" table:formula="of:=IF([.C94]&lt;&gt;&quot;&quot;; [$values.$B$2]; &quot;&quot;)">
            <text:p/>
          </table:table-cell>
          <table:table-cell table:style-name="ce37" table:formula="of:=IF([.C94]&lt;&gt;&quot;&quot;; [.F94]*[.G94]; &quot;&quot;)">
            <text:p/>
          </table:table-cell>
          <table:table-cell table:style-name="ce37" table:formula="of:=IF([.C94]&lt;&gt;&quot;&quot;; [.H94]+[.E94]; &quot;&quot;)">
            <text:p/>
          </table:table-cell>
          <table:table-cell/>
          <table:table-cell table:formula="of:=IF([.C94]&lt;&gt;&quot;&quot;; [.L94]-[.I94]; &quot;&quot;)">
            <text:p/>
          </table:table-cell>
          <table:table-cell table:style-name="ce37" table:formula="of:=IF([.C94]&lt;&gt;&quot;&quot;; [.I94]/(1-[.J94]); &quot;&quot;)">
            <text:p/>
          </table:table-cell>
          <table:table-cell table:content-validation-name="val5" table:formula="of:=IF([.C94]&lt;&gt;&quot;&quot;; [$values.$A$2]; &quot;&quot;)">
            <text:p/>
          </table:table-cell>
          <table:table-cell table:style-name="ce37" table:formula="of:=IF([.C94]&lt;&gt;&quot;&quot;; [.O94]-[.L94]; &quot;&quot;)">
            <text:p/>
          </table:table-cell>
          <table:table-cell table:style-name="ce37" table:formula="of:=IF([.C94]&lt;&gt;&quot;&quot;; [.L94]/(1-[.M94]); &quot;&quot;)">
            <text:p/>
          </table:table-cell>
          <table:table-cell table:number-columns-repeated="1009"/>
        </table:table-row>
        <table:table-row table:style-name="ro1">
          <table:table-cell office:value-type="string" calcext:value-type="string">
            <text:p>56050498-b406-44a2-9e8f-49d43ec1e8b6</text:p>
          </table:table-cell>
          <table:table-cell office:value-type="string" calcext:value-type="string">
            <text:p>bom_00094</text:p>
          </table:table-cell>
          <table:table-cell/>
          <table:table-cell table:formula="of:=IF([.C95]&lt;&gt;&quot;&quot;; SUM(INDEX(INDIRECT(&quot;'&quot; &amp; [.B95] &amp; &quot;'.$A$1:$Z$1000&quot;); 0; MATCH(&quot;count&quot;; INDIRECT(&quot;'&quot; &amp; [.B95] &amp; &quot;'.$A$1:$Z$1&quot;); 0))); &quot;&quot;)">
            <text:p/>
          </table:table-cell>
          <table:table-cell table:formula="of:=IF([.C95]&lt;&gt;&quot;&quot;; SUM(INDEX(INDIRECT(&quot;'&quot; &amp; [.B95] &amp; &quot;'.$A$1:$Z$1000&quot;); 0; MATCH(&quot;cost&quot;; INDIRECT(&quot;'&quot; &amp; [.B95] &amp; &quot;'.$A$1:$Z$1&quot;); 0))); &quot;&quot;)">
            <text:p/>
          </table:table-cell>
          <table:table-cell table:style-name="ce39" table:formula="of:=IF([.C95]&lt;&gt;&quot;&quot;; SUM(INDEX(INDIRECT(&quot;'&quot; &amp; [.B95] &amp; &quot;'.$A$1:$Z$1000&quot;); 0; MATCH(&quot;total_assembly_time_min&quot;; INDIRECT(&quot;'&quot; &amp; [.B95] &amp; &quot;'.$A$1:$Z$1&quot;); 0)))/60; &quot;&quot;)">
            <text:p/>
          </table:table-cell>
          <table:table-cell table:content-validation-name="val5" table:formula="of:=IF([.C95]&lt;&gt;&quot;&quot;; [$values.$B$2]; &quot;&quot;)">
            <text:p/>
          </table:table-cell>
          <table:table-cell table:style-name="ce37" table:formula="of:=IF([.C95]&lt;&gt;&quot;&quot;; [.F95]*[.G95]; &quot;&quot;)">
            <text:p/>
          </table:table-cell>
          <table:table-cell table:style-name="ce37" table:formula="of:=IF([.C95]&lt;&gt;&quot;&quot;; [.H95]+[.E95]; &quot;&quot;)">
            <text:p/>
          </table:table-cell>
          <table:table-cell/>
          <table:table-cell table:formula="of:=IF([.C95]&lt;&gt;&quot;&quot;; [.L95]-[.I95]; &quot;&quot;)">
            <text:p/>
          </table:table-cell>
          <table:table-cell table:style-name="ce37" table:formula="of:=IF([.C95]&lt;&gt;&quot;&quot;; [.I95]/(1-[.J95]); &quot;&quot;)">
            <text:p/>
          </table:table-cell>
          <table:table-cell table:content-validation-name="val5" table:formula="of:=IF([.C95]&lt;&gt;&quot;&quot;; [$values.$A$2]; &quot;&quot;)">
            <text:p/>
          </table:table-cell>
          <table:table-cell table:style-name="ce37" table:formula="of:=IF([.C95]&lt;&gt;&quot;&quot;; [.O95]-[.L95]; &quot;&quot;)">
            <text:p/>
          </table:table-cell>
          <table:table-cell table:style-name="ce37" table:formula="of:=IF([.C95]&lt;&gt;&quot;&quot;; [.L95]/(1-[.M95]); &quot;&quot;)">
            <text:p/>
          </table:table-cell>
          <table:table-cell table:number-columns-repeated="1009"/>
        </table:table-row>
        <table:table-row table:style-name="ro1">
          <table:table-cell office:value-type="string" calcext:value-type="string">
            <text:p>ecd36c5f-19f0-47db-aec7-5060aec7ad05</text:p>
          </table:table-cell>
          <table:table-cell office:value-type="string" calcext:value-type="string">
            <text:p>bom_00095</text:p>
          </table:table-cell>
          <table:table-cell/>
          <table:table-cell table:formula="of:=IF([.C96]&lt;&gt;&quot;&quot;; SUM(INDEX(INDIRECT(&quot;'&quot; &amp; [.B96] &amp; &quot;'.$A$1:$Z$1000&quot;); 0; MATCH(&quot;count&quot;; INDIRECT(&quot;'&quot; &amp; [.B96] &amp; &quot;'.$A$1:$Z$1&quot;); 0))); &quot;&quot;)">
            <text:p/>
          </table:table-cell>
          <table:table-cell table:formula="of:=IF([.C96]&lt;&gt;&quot;&quot;; SUM(INDEX(INDIRECT(&quot;'&quot; &amp; [.B96] &amp; &quot;'.$A$1:$Z$1000&quot;); 0; MATCH(&quot;cost&quot;; INDIRECT(&quot;'&quot; &amp; [.B96] &amp; &quot;'.$A$1:$Z$1&quot;); 0))); &quot;&quot;)">
            <text:p/>
          </table:table-cell>
          <table:table-cell table:style-name="ce39" table:formula="of:=IF([.C96]&lt;&gt;&quot;&quot;; SUM(INDEX(INDIRECT(&quot;'&quot; &amp; [.B96] &amp; &quot;'.$A$1:$Z$1000&quot;); 0; MATCH(&quot;total_assembly_time_min&quot;; INDIRECT(&quot;'&quot; &amp; [.B96] &amp; &quot;'.$A$1:$Z$1&quot;); 0)))/60; &quot;&quot;)">
            <text:p/>
          </table:table-cell>
          <table:table-cell table:content-validation-name="val5" table:formula="of:=IF([.C96]&lt;&gt;&quot;&quot;; [$values.$B$2]; &quot;&quot;)">
            <text:p/>
          </table:table-cell>
          <table:table-cell table:style-name="ce37" table:formula="of:=IF([.C96]&lt;&gt;&quot;&quot;; [.F96]*[.G96]; &quot;&quot;)">
            <text:p/>
          </table:table-cell>
          <table:table-cell table:style-name="ce37" table:formula="of:=IF([.C96]&lt;&gt;&quot;&quot;; [.H96]+[.E96]; &quot;&quot;)">
            <text:p/>
          </table:table-cell>
          <table:table-cell/>
          <table:table-cell table:formula="of:=IF([.C96]&lt;&gt;&quot;&quot;; [.L96]-[.I96]; &quot;&quot;)">
            <text:p/>
          </table:table-cell>
          <table:table-cell table:style-name="ce37" table:formula="of:=IF([.C96]&lt;&gt;&quot;&quot;; [.I96]/(1-[.J96]); &quot;&quot;)">
            <text:p/>
          </table:table-cell>
          <table:table-cell table:content-validation-name="val5" table:formula="of:=IF([.C96]&lt;&gt;&quot;&quot;; [$values.$A$2]; &quot;&quot;)">
            <text:p/>
          </table:table-cell>
          <table:table-cell table:style-name="ce37" table:formula="of:=IF([.C96]&lt;&gt;&quot;&quot;; [.O96]-[.L96]; &quot;&quot;)">
            <text:p/>
          </table:table-cell>
          <table:table-cell table:style-name="ce37" table:formula="of:=IF([.C96]&lt;&gt;&quot;&quot;; [.L96]/(1-[.M96]); &quot;&quot;)">
            <text:p/>
          </table:table-cell>
          <table:table-cell table:number-columns-repeated="1009"/>
        </table:table-row>
        <table:table-row table:style-name="ro1">
          <table:table-cell office:value-type="string" calcext:value-type="string">
            <text:p>4948d684-8dcf-4b02-a8e5-73394203b74f</text:p>
          </table:table-cell>
          <table:table-cell office:value-type="string" calcext:value-type="string">
            <text:p>bom_00096</text:p>
          </table:table-cell>
          <table:table-cell/>
          <table:table-cell table:formula="of:=IF([.C97]&lt;&gt;&quot;&quot;; SUM(INDEX(INDIRECT(&quot;'&quot; &amp; [.B97] &amp; &quot;'.$A$1:$Z$1000&quot;); 0; MATCH(&quot;count&quot;; INDIRECT(&quot;'&quot; &amp; [.B97] &amp; &quot;'.$A$1:$Z$1&quot;); 0))); &quot;&quot;)">
            <text:p/>
          </table:table-cell>
          <table:table-cell table:formula="of:=IF([.C97]&lt;&gt;&quot;&quot;; SUM(INDEX(INDIRECT(&quot;'&quot; &amp; [.B97] &amp; &quot;'.$A$1:$Z$1000&quot;); 0; MATCH(&quot;cost&quot;; INDIRECT(&quot;'&quot; &amp; [.B97] &amp; &quot;'.$A$1:$Z$1&quot;); 0))); &quot;&quot;)">
            <text:p/>
          </table:table-cell>
          <table:table-cell table:style-name="ce39" table:formula="of:=IF([.C97]&lt;&gt;&quot;&quot;; SUM(INDEX(INDIRECT(&quot;'&quot; &amp; [.B97] &amp; &quot;'.$A$1:$Z$1000&quot;); 0; MATCH(&quot;total_assembly_time_min&quot;; INDIRECT(&quot;'&quot; &amp; [.B97] &amp; &quot;'.$A$1:$Z$1&quot;); 0)))/60; &quot;&quot;)">
            <text:p/>
          </table:table-cell>
          <table:table-cell table:content-validation-name="val5" table:formula="of:=IF([.C97]&lt;&gt;&quot;&quot;; [$values.$B$2]; &quot;&quot;)">
            <text:p/>
          </table:table-cell>
          <table:table-cell table:style-name="ce37" table:formula="of:=IF([.C97]&lt;&gt;&quot;&quot;; [.F97]*[.G97]; &quot;&quot;)">
            <text:p/>
          </table:table-cell>
          <table:table-cell table:style-name="ce37" table:formula="of:=IF([.C97]&lt;&gt;&quot;&quot;; [.H97]+[.E97]; &quot;&quot;)">
            <text:p/>
          </table:table-cell>
          <table:table-cell/>
          <table:table-cell table:formula="of:=IF([.C97]&lt;&gt;&quot;&quot;; [.L97]-[.I97]; &quot;&quot;)">
            <text:p/>
          </table:table-cell>
          <table:table-cell table:style-name="ce37" table:formula="of:=IF([.C97]&lt;&gt;&quot;&quot;; [.I97]/(1-[.J97]); &quot;&quot;)">
            <text:p/>
          </table:table-cell>
          <table:table-cell table:content-validation-name="val5" table:formula="of:=IF([.C97]&lt;&gt;&quot;&quot;; [$values.$A$2]; &quot;&quot;)">
            <text:p/>
          </table:table-cell>
          <table:table-cell table:style-name="ce37" table:formula="of:=IF([.C97]&lt;&gt;&quot;&quot;; [.O97]-[.L97]; &quot;&quot;)">
            <text:p/>
          </table:table-cell>
          <table:table-cell table:style-name="ce37" table:formula="of:=IF([.C97]&lt;&gt;&quot;&quot;; [.L97]/(1-[.M97]); &quot;&quot;)">
            <text:p/>
          </table:table-cell>
          <table:table-cell table:number-columns-repeated="1009"/>
        </table:table-row>
        <table:table-row table:style-name="ro1">
          <table:table-cell office:value-type="string" calcext:value-type="string">
            <text:p>6821af1e-652f-491a-b339-4c1cb9a0d812</text:p>
          </table:table-cell>
          <table:table-cell office:value-type="string" calcext:value-type="string">
            <text:p>bom_00097</text:p>
          </table:table-cell>
          <table:table-cell/>
          <table:table-cell table:formula="of:=IF([.C98]&lt;&gt;&quot;&quot;; SUM(INDEX(INDIRECT(&quot;'&quot; &amp; [.B98] &amp; &quot;'.$A$1:$Z$1000&quot;); 0; MATCH(&quot;count&quot;; INDIRECT(&quot;'&quot; &amp; [.B98] &amp; &quot;'.$A$1:$Z$1&quot;); 0))); &quot;&quot;)">
            <text:p/>
          </table:table-cell>
          <table:table-cell table:formula="of:=IF([.C98]&lt;&gt;&quot;&quot;; SUM(INDEX(INDIRECT(&quot;'&quot; &amp; [.B98] &amp; &quot;'.$A$1:$Z$1000&quot;); 0; MATCH(&quot;cost&quot;; INDIRECT(&quot;'&quot; &amp; [.B98] &amp; &quot;'.$A$1:$Z$1&quot;); 0))); &quot;&quot;)">
            <text:p/>
          </table:table-cell>
          <table:table-cell table:style-name="ce39" table:formula="of:=IF([.C98]&lt;&gt;&quot;&quot;; SUM(INDEX(INDIRECT(&quot;'&quot; &amp; [.B98] &amp; &quot;'.$A$1:$Z$1000&quot;); 0; MATCH(&quot;total_assembly_time_min&quot;; INDIRECT(&quot;'&quot; &amp; [.B98] &amp; &quot;'.$A$1:$Z$1&quot;); 0)))/60; &quot;&quot;)">
            <text:p/>
          </table:table-cell>
          <table:table-cell table:content-validation-name="val5" table:formula="of:=IF([.C98]&lt;&gt;&quot;&quot;; [$values.$B$2]; &quot;&quot;)">
            <text:p/>
          </table:table-cell>
          <table:table-cell table:style-name="ce37" table:formula="of:=IF([.C98]&lt;&gt;&quot;&quot;; [.F98]*[.G98]; &quot;&quot;)">
            <text:p/>
          </table:table-cell>
          <table:table-cell table:style-name="ce37" table:formula="of:=IF([.C98]&lt;&gt;&quot;&quot;; [.H98]+[.E98]; &quot;&quot;)">
            <text:p/>
          </table:table-cell>
          <table:table-cell/>
          <table:table-cell table:formula="of:=IF([.C98]&lt;&gt;&quot;&quot;; [.L98]-[.I98]; &quot;&quot;)">
            <text:p/>
          </table:table-cell>
          <table:table-cell table:style-name="ce37" table:formula="of:=IF([.C98]&lt;&gt;&quot;&quot;; [.I98]/(1-[.J98]); &quot;&quot;)">
            <text:p/>
          </table:table-cell>
          <table:table-cell table:content-validation-name="val5" table:formula="of:=IF([.C98]&lt;&gt;&quot;&quot;; [$values.$A$2]; &quot;&quot;)">
            <text:p/>
          </table:table-cell>
          <table:table-cell table:style-name="ce37" table:formula="of:=IF([.C98]&lt;&gt;&quot;&quot;; [.O98]-[.L98]; &quot;&quot;)">
            <text:p/>
          </table:table-cell>
          <table:table-cell table:style-name="ce37" table:formula="of:=IF([.C98]&lt;&gt;&quot;&quot;; [.L98]/(1-[.M98]); &quot;&quot;)">
            <text:p/>
          </table:table-cell>
          <table:table-cell table:number-columns-repeated="1009"/>
        </table:table-row>
        <table:table-row table:style-name="ro1">
          <table:table-cell office:value-type="string" calcext:value-type="string">
            <text:p>3598d401-e37a-4c00-8243-337782bcf30b</text:p>
          </table:table-cell>
          <table:table-cell office:value-type="string" calcext:value-type="string">
            <text:p>bom_00098</text:p>
          </table:table-cell>
          <table:table-cell/>
          <table:table-cell table:formula="of:=IF([.C99]&lt;&gt;&quot;&quot;; SUM(INDEX(INDIRECT(&quot;'&quot; &amp; [.B99] &amp; &quot;'.$A$1:$Z$1000&quot;); 0; MATCH(&quot;count&quot;; INDIRECT(&quot;'&quot; &amp; [.B99] &amp; &quot;'.$A$1:$Z$1&quot;); 0))); &quot;&quot;)">
            <text:p/>
          </table:table-cell>
          <table:table-cell table:formula="of:=IF([.C99]&lt;&gt;&quot;&quot;; SUM(INDEX(INDIRECT(&quot;'&quot; &amp; [.B99] &amp; &quot;'.$A$1:$Z$1000&quot;); 0; MATCH(&quot;cost&quot;; INDIRECT(&quot;'&quot; &amp; [.B99] &amp; &quot;'.$A$1:$Z$1&quot;); 0))); &quot;&quot;)">
            <text:p/>
          </table:table-cell>
          <table:table-cell table:style-name="ce39" table:formula="of:=IF([.C99]&lt;&gt;&quot;&quot;; SUM(INDEX(INDIRECT(&quot;'&quot; &amp; [.B99] &amp; &quot;'.$A$1:$Z$1000&quot;); 0; MATCH(&quot;total_assembly_time_min&quot;; INDIRECT(&quot;'&quot; &amp; [.B99] &amp; &quot;'.$A$1:$Z$1&quot;); 0)))/60; &quot;&quot;)">
            <text:p/>
          </table:table-cell>
          <table:table-cell table:content-validation-name="val5" table:formula="of:=IF([.C99]&lt;&gt;&quot;&quot;; [$values.$B$2]; &quot;&quot;)">
            <text:p/>
          </table:table-cell>
          <table:table-cell table:style-name="ce37" table:formula="of:=IF([.C99]&lt;&gt;&quot;&quot;; [.F99]*[.G99]; &quot;&quot;)">
            <text:p/>
          </table:table-cell>
          <table:table-cell table:style-name="ce37" table:formula="of:=IF([.C99]&lt;&gt;&quot;&quot;; [.H99]+[.E99]; &quot;&quot;)">
            <text:p/>
          </table:table-cell>
          <table:table-cell/>
          <table:table-cell table:formula="of:=IF([.C99]&lt;&gt;&quot;&quot;; [.L99]-[.I99]; &quot;&quot;)">
            <text:p/>
          </table:table-cell>
          <table:table-cell table:style-name="ce37" table:formula="of:=IF([.C99]&lt;&gt;&quot;&quot;; [.I99]/(1-[.J99]); &quot;&quot;)">
            <text:p/>
          </table:table-cell>
          <table:table-cell table:content-validation-name="val5" table:formula="of:=IF([.C99]&lt;&gt;&quot;&quot;; [$values.$A$2]; &quot;&quot;)">
            <text:p/>
          </table:table-cell>
          <table:table-cell table:style-name="ce37" table:formula="of:=IF([.C99]&lt;&gt;&quot;&quot;; [.O99]-[.L99]; &quot;&quot;)">
            <text:p/>
          </table:table-cell>
          <table:table-cell table:style-name="ce37" table:formula="of:=IF([.C99]&lt;&gt;&quot;&quot;; [.L99]/(1-[.M99]); &quot;&quot;)">
            <text:p/>
          </table:table-cell>
          <table:table-cell table:number-columns-repeated="1009"/>
        </table:table-row>
        <table:table-row table:style-name="ro1">
          <table:table-cell office:value-type="string" calcext:value-type="string">
            <text:p>9d9433e0-1c27-4228-8ec2-0a41e195f79f</text:p>
          </table:table-cell>
          <table:table-cell office:value-type="string" calcext:value-type="string">
            <text:p>bom_00099</text:p>
          </table:table-cell>
          <table:table-cell/>
          <table:table-cell table:formula="of:=IF([.C100]&lt;&gt;&quot;&quot;; SUM(INDEX(INDIRECT(&quot;'&quot; &amp; [.B100] &amp; &quot;'.$A$1:$Z$1000&quot;); 0; MATCH(&quot;count&quot;; INDIRECT(&quot;'&quot; &amp; [.B100] &amp; &quot;'.$A$1:$Z$1&quot;); 0))); &quot;&quot;)">
            <text:p/>
          </table:table-cell>
          <table:table-cell table:formula="of:=IF([.C100]&lt;&gt;&quot;&quot;; SUM(INDEX(INDIRECT(&quot;'&quot; &amp; [.B100] &amp; &quot;'.$A$1:$Z$1000&quot;); 0; MATCH(&quot;cost&quot;; INDIRECT(&quot;'&quot; &amp; [.B100] &amp; &quot;'.$A$1:$Z$1&quot;); 0))); &quot;&quot;)">
            <text:p/>
          </table:table-cell>
          <table:table-cell table:style-name="ce39" table:formula="of:=IF([.C100]&lt;&gt;&quot;&quot;; SUM(INDEX(INDIRECT(&quot;'&quot; &amp; [.B100] &amp; &quot;'.$A$1:$Z$1000&quot;); 0; MATCH(&quot;total_assembly_time_min&quot;; INDIRECT(&quot;'&quot; &amp; [.B100] &amp; &quot;'.$A$1:$Z$1&quot;); 0)))/60; &quot;&quot;)">
            <text:p/>
          </table:table-cell>
          <table:table-cell table:content-validation-name="val5" table:formula="of:=IF([.C100]&lt;&gt;&quot;&quot;; [$values.$B$2]; &quot;&quot;)">
            <text:p/>
          </table:table-cell>
          <table:table-cell table:style-name="ce37" table:formula="of:=IF([.C100]&lt;&gt;&quot;&quot;; [.F100]*[.G100]; &quot;&quot;)">
            <text:p/>
          </table:table-cell>
          <table:table-cell table:style-name="ce37" table:formula="of:=IF([.C100]&lt;&gt;&quot;&quot;; [.H100]+[.E100]; &quot;&quot;)">
            <text:p/>
          </table:table-cell>
          <table:table-cell/>
          <table:table-cell table:formula="of:=IF([.C100]&lt;&gt;&quot;&quot;; [.L100]-[.I100]; &quot;&quot;)">
            <text:p/>
          </table:table-cell>
          <table:table-cell table:style-name="ce37" table:formula="of:=IF([.C100]&lt;&gt;&quot;&quot;; [.I100]/(1-[.J100]); &quot;&quot;)">
            <text:p/>
          </table:table-cell>
          <table:table-cell table:content-validation-name="val5" table:formula="of:=IF([.C100]&lt;&gt;&quot;&quot;; [$values.$A$2]; &quot;&quot;)">
            <text:p/>
          </table:table-cell>
          <table:table-cell table:style-name="ce37" table:formula="of:=IF([.C100]&lt;&gt;&quot;&quot;; [.O100]-[.L100]; &quot;&quot;)">
            <text:p/>
          </table:table-cell>
          <table:table-cell table:style-name="ce37" table:formula="of:=IF([.C100]&lt;&gt;&quot;&quot;; [.L100]/(1-[.M100]); &quot;&quot;)">
            <text:p/>
          </table:table-cell>
          <table:table-cell table:number-columns-repeated="1009"/>
        </table:table-row>
        <table:table-row table:style-name="ro1">
          <table:table-cell office:value-type="string" calcext:value-type="string">
            <text:p>b3788385-9316-420d-bcbe-77bfd3a34b64</text:p>
          </table:table-cell>
          <table:table-cell office:value-type="string" calcext:value-type="string">
            <text:p>bom_00100</text:p>
          </table:table-cell>
          <table:table-cell/>
          <table:table-cell table:formula="of:=IF([.C101]&lt;&gt;&quot;&quot;; SUM(INDEX(INDIRECT(&quot;'&quot; &amp; [.B101] &amp; &quot;'.$A$1:$Z$1000&quot;); 0; MATCH(&quot;count&quot;; INDIRECT(&quot;'&quot; &amp; [.B101] &amp; &quot;'.$A$1:$Z$1&quot;); 0))); &quot;&quot;)">
            <text:p/>
          </table:table-cell>
          <table:table-cell table:formula="of:=IF([.C101]&lt;&gt;&quot;&quot;; SUM(INDEX(INDIRECT(&quot;'&quot; &amp; [.B101] &amp; &quot;'.$A$1:$Z$1000&quot;); 0; MATCH(&quot;cost&quot;; INDIRECT(&quot;'&quot; &amp; [.B101] &amp; &quot;'.$A$1:$Z$1&quot;); 0))); &quot;&quot;)">
            <text:p/>
          </table:table-cell>
          <table:table-cell table:style-name="ce39" table:formula="of:=IF([.C101]&lt;&gt;&quot;&quot;; SUM(INDEX(INDIRECT(&quot;'&quot; &amp; [.B101] &amp; &quot;'.$A$1:$Z$1000&quot;); 0; MATCH(&quot;total_assembly_time_min&quot;; INDIRECT(&quot;'&quot; &amp; [.B101] &amp; &quot;'.$A$1:$Z$1&quot;); 0)))/60; &quot;&quot;)">
            <text:p/>
          </table:table-cell>
          <table:table-cell table:content-validation-name="val5" table:formula="of:=IF([.C101]&lt;&gt;&quot;&quot;; [$values.$B$2]; &quot;&quot;)">
            <text:p/>
          </table:table-cell>
          <table:table-cell table:style-name="ce37" table:formula="of:=IF([.C101]&lt;&gt;&quot;&quot;; [.F101]*[.G101]; &quot;&quot;)">
            <text:p/>
          </table:table-cell>
          <table:table-cell table:style-name="ce37" table:formula="of:=IF([.C101]&lt;&gt;&quot;&quot;; [.H101]+[.E101]; &quot;&quot;)">
            <text:p/>
          </table:table-cell>
          <table:table-cell/>
          <table:table-cell table:formula="of:=IF([.C101]&lt;&gt;&quot;&quot;; [.L101]-[.I101]; &quot;&quot;)">
            <text:p/>
          </table:table-cell>
          <table:table-cell table:style-name="ce37" table:formula="of:=IF([.C101]&lt;&gt;&quot;&quot;; [.I101]/(1-[.J101]); &quot;&quot;)">
            <text:p/>
          </table:table-cell>
          <table:table-cell table:content-validation-name="val5" table:formula="of:=IF([.C101]&lt;&gt;&quot;&quot;; [$values.$A$2]; &quot;&quot;)">
            <text:p/>
          </table:table-cell>
          <table:table-cell table:style-name="ce37" table:formula="of:=IF([.C101]&lt;&gt;&quot;&quot;; [.O101]-[.L101]; &quot;&quot;)">
            <text:p/>
          </table:table-cell>
          <table:table-cell table:style-name="ce37" table:formula="of:=IF([.C101]&lt;&gt;&quot;&quot;; [.L101]/(1-[.M101]); &quot;&quot;)">
            <text:p/>
          </table:table-cell>
          <table:table-cell table:number-columns-repeated="1009"/>
        </table:table-row>
        <table:table-row table:style-name="ro1">
          <table:table-cell office:value-type="string" calcext:value-type="string">
            <text:p>76083898-1145-47ca-8458-0953ae8221a3</text:p>
          </table:table-cell>
          <table:table-cell office:value-type="string" calcext:value-type="string">
            <text:p>bom_00101</text:p>
          </table:table-cell>
          <table:table-cell/>
          <table:table-cell table:formula="of:=IF([.C102]&lt;&gt;&quot;&quot;; SUM(INDEX(INDIRECT(&quot;'&quot; &amp; [.B102] &amp; &quot;'.$A$1:$Z$1000&quot;); 0; MATCH(&quot;count&quot;; INDIRECT(&quot;'&quot; &amp; [.B102] &amp; &quot;'.$A$1:$Z$1&quot;); 0))); &quot;&quot;)">
            <text:p/>
          </table:table-cell>
          <table:table-cell table:formula="of:=IF([.C102]&lt;&gt;&quot;&quot;; SUM(INDEX(INDIRECT(&quot;'&quot; &amp; [.B102] &amp; &quot;'.$A$1:$Z$1000&quot;); 0; MATCH(&quot;cost&quot;; INDIRECT(&quot;'&quot; &amp; [.B102] &amp; &quot;'.$A$1:$Z$1&quot;); 0))); &quot;&quot;)">
            <text:p/>
          </table:table-cell>
          <table:table-cell table:style-name="ce39" table:formula="of:=IF([.C102]&lt;&gt;&quot;&quot;; SUM(INDEX(INDIRECT(&quot;'&quot; &amp; [.B102] &amp; &quot;'.$A$1:$Z$1000&quot;); 0; MATCH(&quot;total_assembly_time_min&quot;; INDIRECT(&quot;'&quot; &amp; [.B102] &amp; &quot;'.$A$1:$Z$1&quot;); 0)))/60; &quot;&quot;)">
            <text:p/>
          </table:table-cell>
          <table:table-cell table:content-validation-name="val5" table:formula="of:=IF([.C102]&lt;&gt;&quot;&quot;; [$values.$B$2]; &quot;&quot;)">
            <text:p/>
          </table:table-cell>
          <table:table-cell table:style-name="ce37" table:formula="of:=IF([.C102]&lt;&gt;&quot;&quot;; [.F102]*[.G102]; &quot;&quot;)">
            <text:p/>
          </table:table-cell>
          <table:table-cell table:style-name="ce37" table:formula="of:=IF([.C102]&lt;&gt;&quot;&quot;; [.H102]+[.E102]; &quot;&quot;)">
            <text:p/>
          </table:table-cell>
          <table:table-cell/>
          <table:table-cell table:formula="of:=IF([.C102]&lt;&gt;&quot;&quot;; [.L102]-[.I102]; &quot;&quot;)">
            <text:p/>
          </table:table-cell>
          <table:table-cell table:style-name="ce37" table:formula="of:=IF([.C102]&lt;&gt;&quot;&quot;; [.I102]/(1-[.J102]); &quot;&quot;)">
            <text:p/>
          </table:table-cell>
          <table:table-cell table:content-validation-name="val5" table:formula="of:=IF([.C102]&lt;&gt;&quot;&quot;; [$values.$A$2]; &quot;&quot;)">
            <text:p/>
          </table:table-cell>
          <table:table-cell table:style-name="ce37" table:formula="of:=IF([.C102]&lt;&gt;&quot;&quot;; [.O102]-[.L102]; &quot;&quot;)">
            <text:p/>
          </table:table-cell>
          <table:table-cell table:style-name="ce37" table:formula="of:=IF([.C102]&lt;&gt;&quot;&quot;; [.L102]/(1-[.M102]); &quot;&quot;)">
            <text:p/>
          </table:table-cell>
          <table:table-cell table:number-columns-repeated="1009"/>
        </table:table-row>
        <table:table-row table:style-name="ro1">
          <table:table-cell office:value-type="string" calcext:value-type="string">
            <text:p>12e01aa4-e21e-42e5-834c-482c92ab35a6</text:p>
          </table:table-cell>
          <table:table-cell office:value-type="string" calcext:value-type="string">
            <text:p>bom_00102</text:p>
          </table:table-cell>
          <table:table-cell/>
          <table:table-cell table:formula="of:=IF([.C103]&lt;&gt;&quot;&quot;; SUM(INDEX(INDIRECT(&quot;'&quot; &amp; [.B103] &amp; &quot;'.$A$1:$Z$1000&quot;); 0; MATCH(&quot;count&quot;; INDIRECT(&quot;'&quot; &amp; [.B103] &amp; &quot;'.$A$1:$Z$1&quot;); 0))); &quot;&quot;)">
            <text:p/>
          </table:table-cell>
          <table:table-cell table:formula="of:=IF([.C103]&lt;&gt;&quot;&quot;; SUM(INDEX(INDIRECT(&quot;'&quot; &amp; [.B103] &amp; &quot;'.$A$1:$Z$1000&quot;); 0; MATCH(&quot;cost&quot;; INDIRECT(&quot;'&quot; &amp; [.B103] &amp; &quot;'.$A$1:$Z$1&quot;); 0))); &quot;&quot;)">
            <text:p/>
          </table:table-cell>
          <table:table-cell table:style-name="ce39" table:formula="of:=IF([.C103]&lt;&gt;&quot;&quot;; SUM(INDEX(INDIRECT(&quot;'&quot; &amp; [.B103] &amp; &quot;'.$A$1:$Z$1000&quot;); 0; MATCH(&quot;total_assembly_time_min&quot;; INDIRECT(&quot;'&quot; &amp; [.B103] &amp; &quot;'.$A$1:$Z$1&quot;); 0)))/60; &quot;&quot;)">
            <text:p/>
          </table:table-cell>
          <table:table-cell table:content-validation-name="val5" table:formula="of:=IF([.C103]&lt;&gt;&quot;&quot;; [$values.$B$2]; &quot;&quot;)">
            <text:p/>
          </table:table-cell>
          <table:table-cell table:style-name="ce37" table:formula="of:=IF([.C103]&lt;&gt;&quot;&quot;; [.F103]*[.G103]; &quot;&quot;)">
            <text:p/>
          </table:table-cell>
          <table:table-cell table:style-name="ce37" table:formula="of:=IF([.C103]&lt;&gt;&quot;&quot;; [.H103]+[.E103]; &quot;&quot;)">
            <text:p/>
          </table:table-cell>
          <table:table-cell/>
          <table:table-cell table:formula="of:=IF([.C103]&lt;&gt;&quot;&quot;; [.L103]-[.I103]; &quot;&quot;)">
            <text:p/>
          </table:table-cell>
          <table:table-cell table:style-name="ce37" table:formula="of:=IF([.C103]&lt;&gt;&quot;&quot;; [.I103]/(1-[.J103]); &quot;&quot;)">
            <text:p/>
          </table:table-cell>
          <table:table-cell table:content-validation-name="val5" table:formula="of:=IF([.C103]&lt;&gt;&quot;&quot;; [$values.$A$2]; &quot;&quot;)">
            <text:p/>
          </table:table-cell>
          <table:table-cell table:style-name="ce37" table:formula="of:=IF([.C103]&lt;&gt;&quot;&quot;; [.O103]-[.L103]; &quot;&quot;)">
            <text:p/>
          </table:table-cell>
          <table:table-cell table:style-name="ce37" table:formula="of:=IF([.C103]&lt;&gt;&quot;&quot;; [.L103]/(1-[.M103]); &quot;&quot;)">
            <text:p/>
          </table:table-cell>
          <table:table-cell table:number-columns-repeated="1009"/>
        </table:table-row>
        <table:table-row table:style-name="ro1">
          <table:table-cell office:value-type="string" calcext:value-type="string">
            <text:p>274149d0-4561-4c63-8883-d8aea69bb5a5</text:p>
          </table:table-cell>
          <table:table-cell office:value-type="string" calcext:value-type="string">
            <text:p>bom_00103</text:p>
          </table:table-cell>
          <table:table-cell/>
          <table:table-cell table:formula="of:=IF([.C104]&lt;&gt;&quot;&quot;; SUM(INDEX(INDIRECT(&quot;'&quot; &amp; [.B104] &amp; &quot;'.$A$1:$Z$1000&quot;); 0; MATCH(&quot;count&quot;; INDIRECT(&quot;'&quot; &amp; [.B104] &amp; &quot;'.$A$1:$Z$1&quot;); 0))); &quot;&quot;)">
            <text:p/>
          </table:table-cell>
          <table:table-cell table:formula="of:=IF([.C104]&lt;&gt;&quot;&quot;; SUM(INDEX(INDIRECT(&quot;'&quot; &amp; [.B104] &amp; &quot;'.$A$1:$Z$1000&quot;); 0; MATCH(&quot;cost&quot;; INDIRECT(&quot;'&quot; &amp; [.B104] &amp; &quot;'.$A$1:$Z$1&quot;); 0))); &quot;&quot;)">
            <text:p/>
          </table:table-cell>
          <table:table-cell table:style-name="ce39" table:formula="of:=IF([.C104]&lt;&gt;&quot;&quot;; SUM(INDEX(INDIRECT(&quot;'&quot; &amp; [.B104] &amp; &quot;'.$A$1:$Z$1000&quot;); 0; MATCH(&quot;total_assembly_time_min&quot;; INDIRECT(&quot;'&quot; &amp; [.B104] &amp; &quot;'.$A$1:$Z$1&quot;); 0)))/60; &quot;&quot;)">
            <text:p/>
          </table:table-cell>
          <table:table-cell table:content-validation-name="val5" table:formula="of:=IF([.C104]&lt;&gt;&quot;&quot;; [$values.$B$2]; &quot;&quot;)">
            <text:p/>
          </table:table-cell>
          <table:table-cell table:style-name="ce37" table:formula="of:=IF([.C104]&lt;&gt;&quot;&quot;; [.F104]*[.G104]; &quot;&quot;)">
            <text:p/>
          </table:table-cell>
          <table:table-cell table:style-name="ce37" table:formula="of:=IF([.C104]&lt;&gt;&quot;&quot;; [.H104]+[.E104]; &quot;&quot;)">
            <text:p/>
          </table:table-cell>
          <table:table-cell/>
          <table:table-cell table:formula="of:=IF([.C104]&lt;&gt;&quot;&quot;; [.L104]-[.I104]; &quot;&quot;)">
            <text:p/>
          </table:table-cell>
          <table:table-cell table:style-name="ce37" table:formula="of:=IF([.C104]&lt;&gt;&quot;&quot;; [.I104]/(1-[.J104]); &quot;&quot;)">
            <text:p/>
          </table:table-cell>
          <table:table-cell table:content-validation-name="val5" table:formula="of:=IF([.C104]&lt;&gt;&quot;&quot;; [$values.$A$2]; &quot;&quot;)">
            <text:p/>
          </table:table-cell>
          <table:table-cell table:style-name="ce37" table:formula="of:=IF([.C104]&lt;&gt;&quot;&quot;; [.O104]-[.L104]; &quot;&quot;)">
            <text:p/>
          </table:table-cell>
          <table:table-cell table:style-name="ce37" table:formula="of:=IF([.C104]&lt;&gt;&quot;&quot;; [.L104]/(1-[.M104]); &quot;&quot;)">
            <text:p/>
          </table:table-cell>
          <table:table-cell table:number-columns-repeated="1009"/>
        </table:table-row>
        <table:table-row table:style-name="ro1">
          <table:table-cell office:value-type="string" calcext:value-type="string">
            <text:p>5c8b654d-0449-442d-96ef-fd64a0da5bab</text:p>
          </table:table-cell>
          <table:table-cell office:value-type="string" calcext:value-type="string">
            <text:p>bom_00104</text:p>
          </table:table-cell>
          <table:table-cell/>
          <table:table-cell table:formula="of:=IF([.C105]&lt;&gt;&quot;&quot;; SUM(INDEX(INDIRECT(&quot;'&quot; &amp; [.B105] &amp; &quot;'.$A$1:$Z$1000&quot;); 0; MATCH(&quot;count&quot;; INDIRECT(&quot;'&quot; &amp; [.B105] &amp; &quot;'.$A$1:$Z$1&quot;); 0))); &quot;&quot;)">
            <text:p/>
          </table:table-cell>
          <table:table-cell table:formula="of:=IF([.C105]&lt;&gt;&quot;&quot;; SUM(INDEX(INDIRECT(&quot;'&quot; &amp; [.B105] &amp; &quot;'.$A$1:$Z$1000&quot;); 0; MATCH(&quot;cost&quot;; INDIRECT(&quot;'&quot; &amp; [.B105] &amp; &quot;'.$A$1:$Z$1&quot;); 0))); &quot;&quot;)">
            <text:p/>
          </table:table-cell>
          <table:table-cell table:style-name="ce39" table:formula="of:=IF([.C105]&lt;&gt;&quot;&quot;; SUM(INDEX(INDIRECT(&quot;'&quot; &amp; [.B105] &amp; &quot;'.$A$1:$Z$1000&quot;); 0; MATCH(&quot;total_assembly_time_min&quot;; INDIRECT(&quot;'&quot; &amp; [.B105] &amp; &quot;'.$A$1:$Z$1&quot;); 0)))/60; &quot;&quot;)">
            <text:p/>
          </table:table-cell>
          <table:table-cell table:content-validation-name="val5" table:formula="of:=IF([.C105]&lt;&gt;&quot;&quot;; [$values.$B$2]; &quot;&quot;)">
            <text:p/>
          </table:table-cell>
          <table:table-cell table:style-name="ce37" table:formula="of:=IF([.C105]&lt;&gt;&quot;&quot;; [.F105]*[.G105]; &quot;&quot;)">
            <text:p/>
          </table:table-cell>
          <table:table-cell table:style-name="ce37" table:formula="of:=IF([.C105]&lt;&gt;&quot;&quot;; [.H105]+[.E105]; &quot;&quot;)">
            <text:p/>
          </table:table-cell>
          <table:table-cell/>
          <table:table-cell table:formula="of:=IF([.C105]&lt;&gt;&quot;&quot;; [.L105]-[.I105]; &quot;&quot;)">
            <text:p/>
          </table:table-cell>
          <table:table-cell table:style-name="ce37" table:formula="of:=IF([.C105]&lt;&gt;&quot;&quot;; [.I105]/(1-[.J105]); &quot;&quot;)">
            <text:p/>
          </table:table-cell>
          <table:table-cell table:content-validation-name="val5" table:formula="of:=IF([.C105]&lt;&gt;&quot;&quot;; [$values.$A$2]; &quot;&quot;)">
            <text:p/>
          </table:table-cell>
          <table:table-cell table:style-name="ce37" table:formula="of:=IF([.C105]&lt;&gt;&quot;&quot;; [.O105]-[.L105]; &quot;&quot;)">
            <text:p/>
          </table:table-cell>
          <table:table-cell table:style-name="ce37" table:formula="of:=IF([.C105]&lt;&gt;&quot;&quot;; [.L105]/(1-[.M105]); &quot;&quot;)">
            <text:p/>
          </table:table-cell>
          <table:table-cell table:number-columns-repeated="1009"/>
        </table:table-row>
        <table:table-row table:style-name="ro1">
          <table:table-cell office:value-type="string" calcext:value-type="string">
            <text:p>35b3b4c2-8021-4967-bc92-5165081058de</text:p>
          </table:table-cell>
          <table:table-cell office:value-type="string" calcext:value-type="string">
            <text:p>bom_00105</text:p>
          </table:table-cell>
          <table:table-cell/>
          <table:table-cell table:formula="of:=IF([.C106]&lt;&gt;&quot;&quot;; SUM(INDEX(INDIRECT(&quot;'&quot; &amp; [.B106] &amp; &quot;'.$A$1:$Z$1000&quot;); 0; MATCH(&quot;count&quot;; INDIRECT(&quot;'&quot; &amp; [.B106] &amp; &quot;'.$A$1:$Z$1&quot;); 0))); &quot;&quot;)">
            <text:p/>
          </table:table-cell>
          <table:table-cell table:formula="of:=IF([.C106]&lt;&gt;&quot;&quot;; SUM(INDEX(INDIRECT(&quot;'&quot; &amp; [.B106] &amp; &quot;'.$A$1:$Z$1000&quot;); 0; MATCH(&quot;cost&quot;; INDIRECT(&quot;'&quot; &amp; [.B106] &amp; &quot;'.$A$1:$Z$1&quot;); 0))); &quot;&quot;)">
            <text:p/>
          </table:table-cell>
          <table:table-cell table:style-name="ce39" table:formula="of:=IF([.C106]&lt;&gt;&quot;&quot;; SUM(INDEX(INDIRECT(&quot;'&quot; &amp; [.B106] &amp; &quot;'.$A$1:$Z$1000&quot;); 0; MATCH(&quot;total_assembly_time_min&quot;; INDIRECT(&quot;'&quot; &amp; [.B106] &amp; &quot;'.$A$1:$Z$1&quot;); 0)))/60; &quot;&quot;)">
            <text:p/>
          </table:table-cell>
          <table:table-cell table:content-validation-name="val5" table:formula="of:=IF([.C106]&lt;&gt;&quot;&quot;; [$values.$B$2]; &quot;&quot;)">
            <text:p/>
          </table:table-cell>
          <table:table-cell table:style-name="ce37" table:formula="of:=IF([.C106]&lt;&gt;&quot;&quot;; [.F106]*[.G106]; &quot;&quot;)">
            <text:p/>
          </table:table-cell>
          <table:table-cell table:style-name="ce37" table:formula="of:=IF([.C106]&lt;&gt;&quot;&quot;; [.H106]+[.E106]; &quot;&quot;)">
            <text:p/>
          </table:table-cell>
          <table:table-cell/>
          <table:table-cell table:formula="of:=IF([.C106]&lt;&gt;&quot;&quot;; [.L106]-[.I106]; &quot;&quot;)">
            <text:p/>
          </table:table-cell>
          <table:table-cell table:style-name="ce37" table:formula="of:=IF([.C106]&lt;&gt;&quot;&quot;; [.I106]/(1-[.J106]); &quot;&quot;)">
            <text:p/>
          </table:table-cell>
          <table:table-cell table:content-validation-name="val5" table:formula="of:=IF([.C106]&lt;&gt;&quot;&quot;; [$values.$A$2]; &quot;&quot;)">
            <text:p/>
          </table:table-cell>
          <table:table-cell table:style-name="ce37" table:formula="of:=IF([.C106]&lt;&gt;&quot;&quot;; [.O106]-[.L106]; &quot;&quot;)">
            <text:p/>
          </table:table-cell>
          <table:table-cell table:style-name="ce37" table:formula="of:=IF([.C106]&lt;&gt;&quot;&quot;; [.L106]/(1-[.M106]); &quot;&quot;)">
            <text:p/>
          </table:table-cell>
          <table:table-cell table:number-columns-repeated="1009"/>
        </table:table-row>
        <table:table-row table:style-name="ro1">
          <table:table-cell office:value-type="string" calcext:value-type="string">
            <text:p>d5a2a81f-9c0a-4e76-a857-942f2e9ba18b</text:p>
          </table:table-cell>
          <table:table-cell office:value-type="string" calcext:value-type="string">
            <text:p>bom_00106</text:p>
          </table:table-cell>
          <table:table-cell/>
          <table:table-cell table:formula="of:=IF([.C107]&lt;&gt;&quot;&quot;; SUM(INDEX(INDIRECT(&quot;'&quot; &amp; [.B107] &amp; &quot;'.$A$1:$Z$1000&quot;); 0; MATCH(&quot;count&quot;; INDIRECT(&quot;'&quot; &amp; [.B107] &amp; &quot;'.$A$1:$Z$1&quot;); 0))); &quot;&quot;)">
            <text:p/>
          </table:table-cell>
          <table:table-cell table:formula="of:=IF([.C107]&lt;&gt;&quot;&quot;; SUM(INDEX(INDIRECT(&quot;'&quot; &amp; [.B107] &amp; &quot;'.$A$1:$Z$1000&quot;); 0; MATCH(&quot;cost&quot;; INDIRECT(&quot;'&quot; &amp; [.B107] &amp; &quot;'.$A$1:$Z$1&quot;); 0))); &quot;&quot;)">
            <text:p/>
          </table:table-cell>
          <table:table-cell table:style-name="ce39" table:formula="of:=IF([.C107]&lt;&gt;&quot;&quot;; SUM(INDEX(INDIRECT(&quot;'&quot; &amp; [.B107] &amp; &quot;'.$A$1:$Z$1000&quot;); 0; MATCH(&quot;total_assembly_time_min&quot;; INDIRECT(&quot;'&quot; &amp; [.B107] &amp; &quot;'.$A$1:$Z$1&quot;); 0)))/60; &quot;&quot;)">
            <text:p/>
          </table:table-cell>
          <table:table-cell table:content-validation-name="val5" table:formula="of:=IF([.C107]&lt;&gt;&quot;&quot;; [$values.$B$2]; &quot;&quot;)">
            <text:p/>
          </table:table-cell>
          <table:table-cell table:style-name="ce37" table:formula="of:=IF([.C107]&lt;&gt;&quot;&quot;; [.F107]*[.G107]; &quot;&quot;)">
            <text:p/>
          </table:table-cell>
          <table:table-cell table:style-name="ce37" table:formula="of:=IF([.C107]&lt;&gt;&quot;&quot;; [.H107]+[.E107]; &quot;&quot;)">
            <text:p/>
          </table:table-cell>
          <table:table-cell/>
          <table:table-cell table:formula="of:=IF([.C107]&lt;&gt;&quot;&quot;; [.L107]-[.I107]; &quot;&quot;)">
            <text:p/>
          </table:table-cell>
          <table:table-cell table:style-name="ce37" table:formula="of:=IF([.C107]&lt;&gt;&quot;&quot;; [.I107]/(1-[.J107]); &quot;&quot;)">
            <text:p/>
          </table:table-cell>
          <table:table-cell table:content-validation-name="val5" table:formula="of:=IF([.C107]&lt;&gt;&quot;&quot;; [$values.$A$2]; &quot;&quot;)">
            <text:p/>
          </table:table-cell>
          <table:table-cell table:style-name="ce37" table:formula="of:=IF([.C107]&lt;&gt;&quot;&quot;; [.O107]-[.L107]; &quot;&quot;)">
            <text:p/>
          </table:table-cell>
          <table:table-cell table:style-name="ce37" table:formula="of:=IF([.C107]&lt;&gt;&quot;&quot;; [.L107]/(1-[.M107]); &quot;&quot;)">
            <text:p/>
          </table:table-cell>
          <table:table-cell table:number-columns-repeated="1009"/>
        </table:table-row>
        <table:table-row table:style-name="ro1">
          <table:table-cell office:value-type="string" calcext:value-type="string">
            <text:p>f130f425-bf79-40ae-99d6-f27a7ceecec8</text:p>
          </table:table-cell>
          <table:table-cell office:value-type="string" calcext:value-type="string">
            <text:p>bom_00107</text:p>
          </table:table-cell>
          <table:table-cell/>
          <table:table-cell table:formula="of:=IF([.C108]&lt;&gt;&quot;&quot;; SUM(INDEX(INDIRECT(&quot;'&quot; &amp; [.B108] &amp; &quot;'.$A$1:$Z$1000&quot;); 0; MATCH(&quot;count&quot;; INDIRECT(&quot;'&quot; &amp; [.B108] &amp; &quot;'.$A$1:$Z$1&quot;); 0))); &quot;&quot;)">
            <text:p/>
          </table:table-cell>
          <table:table-cell table:formula="of:=IF([.C108]&lt;&gt;&quot;&quot;; SUM(INDEX(INDIRECT(&quot;'&quot; &amp; [.B108] &amp; &quot;'.$A$1:$Z$1000&quot;); 0; MATCH(&quot;cost&quot;; INDIRECT(&quot;'&quot; &amp; [.B108] &amp; &quot;'.$A$1:$Z$1&quot;); 0))); &quot;&quot;)">
            <text:p/>
          </table:table-cell>
          <table:table-cell table:style-name="ce39" table:formula="of:=IF([.C108]&lt;&gt;&quot;&quot;; SUM(INDEX(INDIRECT(&quot;'&quot; &amp; [.B108] &amp; &quot;'.$A$1:$Z$1000&quot;); 0; MATCH(&quot;total_assembly_time_min&quot;; INDIRECT(&quot;'&quot; &amp; [.B108] &amp; &quot;'.$A$1:$Z$1&quot;); 0)))/60; &quot;&quot;)">
            <text:p/>
          </table:table-cell>
          <table:table-cell table:content-validation-name="val5" table:formula="of:=IF([.C108]&lt;&gt;&quot;&quot;; [$values.$B$2]; &quot;&quot;)">
            <text:p/>
          </table:table-cell>
          <table:table-cell table:style-name="ce37" table:formula="of:=IF([.C108]&lt;&gt;&quot;&quot;; [.F108]*[.G108]; &quot;&quot;)">
            <text:p/>
          </table:table-cell>
          <table:table-cell table:style-name="ce37" table:formula="of:=IF([.C108]&lt;&gt;&quot;&quot;; [.H108]+[.E108]; &quot;&quot;)">
            <text:p/>
          </table:table-cell>
          <table:table-cell/>
          <table:table-cell table:formula="of:=IF([.C108]&lt;&gt;&quot;&quot;; [.L108]-[.I108]; &quot;&quot;)">
            <text:p/>
          </table:table-cell>
          <table:table-cell table:style-name="ce37" table:formula="of:=IF([.C108]&lt;&gt;&quot;&quot;; [.I108]/(1-[.J108]); &quot;&quot;)">
            <text:p/>
          </table:table-cell>
          <table:table-cell table:content-validation-name="val5" table:formula="of:=IF([.C108]&lt;&gt;&quot;&quot;; [$values.$A$2]; &quot;&quot;)">
            <text:p/>
          </table:table-cell>
          <table:table-cell table:style-name="ce37" table:formula="of:=IF([.C108]&lt;&gt;&quot;&quot;; [.O108]-[.L108]; &quot;&quot;)">
            <text:p/>
          </table:table-cell>
          <table:table-cell table:style-name="ce37" table:formula="of:=IF([.C108]&lt;&gt;&quot;&quot;; [.L108]/(1-[.M108]); &quot;&quot;)">
            <text:p/>
          </table:table-cell>
          <table:table-cell table:number-columns-repeated="1009"/>
        </table:table-row>
        <table:table-row table:style-name="ro1">
          <table:table-cell office:value-type="string" calcext:value-type="string">
            <text:p>f3e32c6e-ff4e-4c81-8c06-f7a1bd887d97</text:p>
          </table:table-cell>
          <table:table-cell office:value-type="string" calcext:value-type="string">
            <text:p>bom_00108</text:p>
          </table:table-cell>
          <table:table-cell/>
          <table:table-cell table:formula="of:=IF([.C109]&lt;&gt;&quot;&quot;; SUM(INDEX(INDIRECT(&quot;'&quot; &amp; [.B109] &amp; &quot;'.$A$1:$Z$1000&quot;); 0; MATCH(&quot;count&quot;; INDIRECT(&quot;'&quot; &amp; [.B109] &amp; &quot;'.$A$1:$Z$1&quot;); 0))); &quot;&quot;)">
            <text:p/>
          </table:table-cell>
          <table:table-cell table:formula="of:=IF([.C109]&lt;&gt;&quot;&quot;; SUM(INDEX(INDIRECT(&quot;'&quot; &amp; [.B109] &amp; &quot;'.$A$1:$Z$1000&quot;); 0; MATCH(&quot;cost&quot;; INDIRECT(&quot;'&quot; &amp; [.B109] &amp; &quot;'.$A$1:$Z$1&quot;); 0))); &quot;&quot;)">
            <text:p/>
          </table:table-cell>
          <table:table-cell table:style-name="ce39" table:formula="of:=IF([.C109]&lt;&gt;&quot;&quot;; SUM(INDEX(INDIRECT(&quot;'&quot; &amp; [.B109] &amp; &quot;'.$A$1:$Z$1000&quot;); 0; MATCH(&quot;total_assembly_time_min&quot;; INDIRECT(&quot;'&quot; &amp; [.B109] &amp; &quot;'.$A$1:$Z$1&quot;); 0)))/60; &quot;&quot;)">
            <text:p/>
          </table:table-cell>
          <table:table-cell table:content-validation-name="val5" table:formula="of:=IF([.C109]&lt;&gt;&quot;&quot;; [$values.$B$2]; &quot;&quot;)">
            <text:p/>
          </table:table-cell>
          <table:table-cell table:style-name="ce37" table:formula="of:=IF([.C109]&lt;&gt;&quot;&quot;; [.F109]*[.G109]; &quot;&quot;)">
            <text:p/>
          </table:table-cell>
          <table:table-cell table:style-name="ce37" table:formula="of:=IF([.C109]&lt;&gt;&quot;&quot;; [.H109]+[.E109]; &quot;&quot;)">
            <text:p/>
          </table:table-cell>
          <table:table-cell/>
          <table:table-cell table:formula="of:=IF([.C109]&lt;&gt;&quot;&quot;; [.L109]-[.I109]; &quot;&quot;)">
            <text:p/>
          </table:table-cell>
          <table:table-cell table:style-name="ce37" table:formula="of:=IF([.C109]&lt;&gt;&quot;&quot;; [.I109]/(1-[.J109]); &quot;&quot;)">
            <text:p/>
          </table:table-cell>
          <table:table-cell table:content-validation-name="val5" table:formula="of:=IF([.C109]&lt;&gt;&quot;&quot;; [$values.$A$2]; &quot;&quot;)">
            <text:p/>
          </table:table-cell>
          <table:table-cell table:style-name="ce37" table:formula="of:=IF([.C109]&lt;&gt;&quot;&quot;; [.O109]-[.L109]; &quot;&quot;)">
            <text:p/>
          </table:table-cell>
          <table:table-cell table:style-name="ce37" table:formula="of:=IF([.C109]&lt;&gt;&quot;&quot;; [.L109]/(1-[.M109]); &quot;&quot;)">
            <text:p/>
          </table:table-cell>
          <table:table-cell table:number-columns-repeated="1009"/>
        </table:table-row>
        <table:table-row table:style-name="ro1">
          <table:table-cell office:value-type="string" calcext:value-type="string">
            <text:p>b439cadf-c50f-467b-9212-f30b174f53e9</text:p>
          </table:table-cell>
          <table:table-cell office:value-type="string" calcext:value-type="string">
            <text:p>bom_00109</text:p>
          </table:table-cell>
          <table:table-cell/>
          <table:table-cell table:formula="of:=IF([.C110]&lt;&gt;&quot;&quot;; SUM(INDEX(INDIRECT(&quot;'&quot; &amp; [.B110] &amp; &quot;'.$A$1:$Z$1000&quot;); 0; MATCH(&quot;count&quot;; INDIRECT(&quot;'&quot; &amp; [.B110] &amp; &quot;'.$A$1:$Z$1&quot;); 0))); &quot;&quot;)">
            <text:p/>
          </table:table-cell>
          <table:table-cell table:formula="of:=IF([.C110]&lt;&gt;&quot;&quot;; SUM(INDEX(INDIRECT(&quot;'&quot; &amp; [.B110] &amp; &quot;'.$A$1:$Z$1000&quot;); 0; MATCH(&quot;cost&quot;; INDIRECT(&quot;'&quot; &amp; [.B110] &amp; &quot;'.$A$1:$Z$1&quot;); 0))); &quot;&quot;)">
            <text:p/>
          </table:table-cell>
          <table:table-cell table:style-name="ce39" table:formula="of:=IF([.C110]&lt;&gt;&quot;&quot;; SUM(INDEX(INDIRECT(&quot;'&quot; &amp; [.B110] &amp; &quot;'.$A$1:$Z$1000&quot;); 0; MATCH(&quot;total_assembly_time_min&quot;; INDIRECT(&quot;'&quot; &amp; [.B110] &amp; &quot;'.$A$1:$Z$1&quot;); 0)))/60; &quot;&quot;)">
            <text:p/>
          </table:table-cell>
          <table:table-cell table:content-validation-name="val5" table:formula="of:=IF([.C110]&lt;&gt;&quot;&quot;; [$values.$B$2]; &quot;&quot;)">
            <text:p/>
          </table:table-cell>
          <table:table-cell table:style-name="ce37" table:formula="of:=IF([.C110]&lt;&gt;&quot;&quot;; [.F110]*[.G110]; &quot;&quot;)">
            <text:p/>
          </table:table-cell>
          <table:table-cell table:style-name="ce37" table:formula="of:=IF([.C110]&lt;&gt;&quot;&quot;; [.H110]+[.E110]; &quot;&quot;)">
            <text:p/>
          </table:table-cell>
          <table:table-cell/>
          <table:table-cell table:formula="of:=IF([.C110]&lt;&gt;&quot;&quot;; [.L110]-[.I110]; &quot;&quot;)">
            <text:p/>
          </table:table-cell>
          <table:table-cell table:style-name="ce37" table:formula="of:=IF([.C110]&lt;&gt;&quot;&quot;; [.I110]/(1-[.J110]); &quot;&quot;)">
            <text:p/>
          </table:table-cell>
          <table:table-cell table:content-validation-name="val5" table:formula="of:=IF([.C110]&lt;&gt;&quot;&quot;; [$values.$A$2]; &quot;&quot;)">
            <text:p/>
          </table:table-cell>
          <table:table-cell table:style-name="ce37" table:formula="of:=IF([.C110]&lt;&gt;&quot;&quot;; [.O110]-[.L110]; &quot;&quot;)">
            <text:p/>
          </table:table-cell>
          <table:table-cell table:style-name="ce37" table:formula="of:=IF([.C110]&lt;&gt;&quot;&quot;; [.L110]/(1-[.M110]); &quot;&quot;)">
            <text:p/>
          </table:table-cell>
          <table:table-cell table:number-columns-repeated="1009"/>
        </table:table-row>
        <table:table-row table:style-name="ro1">
          <table:table-cell office:value-type="string" calcext:value-type="string">
            <text:p>e2175038-8305-455b-840e-7d4c9d3355f0</text:p>
          </table:table-cell>
          <table:table-cell office:value-type="string" calcext:value-type="string">
            <text:p>bom_00110</text:p>
          </table:table-cell>
          <table:table-cell/>
          <table:table-cell table:formula="of:=IF([.C111]&lt;&gt;&quot;&quot;; SUM(INDEX(INDIRECT(&quot;'&quot; &amp; [.B111] &amp; &quot;'.$A$1:$Z$1000&quot;); 0; MATCH(&quot;count&quot;; INDIRECT(&quot;'&quot; &amp; [.B111] &amp; &quot;'.$A$1:$Z$1&quot;); 0))); &quot;&quot;)">
            <text:p/>
          </table:table-cell>
          <table:table-cell table:formula="of:=IF([.C111]&lt;&gt;&quot;&quot;; SUM(INDEX(INDIRECT(&quot;'&quot; &amp; [.B111] &amp; &quot;'.$A$1:$Z$1000&quot;); 0; MATCH(&quot;cost&quot;; INDIRECT(&quot;'&quot; &amp; [.B111] &amp; &quot;'.$A$1:$Z$1&quot;); 0))); &quot;&quot;)">
            <text:p/>
          </table:table-cell>
          <table:table-cell table:style-name="ce39" table:formula="of:=IF([.C111]&lt;&gt;&quot;&quot;; SUM(INDEX(INDIRECT(&quot;'&quot; &amp; [.B111] &amp; &quot;'.$A$1:$Z$1000&quot;); 0; MATCH(&quot;total_assembly_time_min&quot;; INDIRECT(&quot;'&quot; &amp; [.B111] &amp; &quot;'.$A$1:$Z$1&quot;); 0)))/60; &quot;&quot;)">
            <text:p/>
          </table:table-cell>
          <table:table-cell table:content-validation-name="val5" table:formula="of:=IF([.C111]&lt;&gt;&quot;&quot;; [$values.$B$2]; &quot;&quot;)">
            <text:p/>
          </table:table-cell>
          <table:table-cell table:style-name="ce37" table:formula="of:=IF([.C111]&lt;&gt;&quot;&quot;; [.F111]*[.G111]; &quot;&quot;)">
            <text:p/>
          </table:table-cell>
          <table:table-cell table:style-name="ce37" table:formula="of:=IF([.C111]&lt;&gt;&quot;&quot;; [.H111]+[.E111]; &quot;&quot;)">
            <text:p/>
          </table:table-cell>
          <table:table-cell/>
          <table:table-cell table:formula="of:=IF([.C111]&lt;&gt;&quot;&quot;; [.L111]-[.I111]; &quot;&quot;)">
            <text:p/>
          </table:table-cell>
          <table:table-cell table:style-name="ce37" table:formula="of:=IF([.C111]&lt;&gt;&quot;&quot;; [.I111]/(1-[.J111]); &quot;&quot;)">
            <text:p/>
          </table:table-cell>
          <table:table-cell table:content-validation-name="val5" table:formula="of:=IF([.C111]&lt;&gt;&quot;&quot;; [$values.$A$2]; &quot;&quot;)">
            <text:p/>
          </table:table-cell>
          <table:table-cell table:style-name="ce37" table:formula="of:=IF([.C111]&lt;&gt;&quot;&quot;; [.O111]-[.L111]; &quot;&quot;)">
            <text:p/>
          </table:table-cell>
          <table:table-cell table:style-name="ce37" table:formula="of:=IF([.C111]&lt;&gt;&quot;&quot;; [.L111]/(1-[.M111]); &quot;&quot;)">
            <text:p/>
          </table:table-cell>
          <table:table-cell table:number-columns-repeated="1009"/>
        </table:table-row>
        <table:table-row table:style-name="ro1">
          <table:table-cell office:value-type="string" calcext:value-type="string">
            <text:p>1e6d0aab-55cd-410d-9d80-ad6c9ab85c50</text:p>
          </table:table-cell>
          <table:table-cell office:value-type="string" calcext:value-type="string">
            <text:p>bom_00111</text:p>
          </table:table-cell>
          <table:table-cell/>
          <table:table-cell table:formula="of:=IF([.C112]&lt;&gt;&quot;&quot;; SUM(INDEX(INDIRECT(&quot;'&quot; &amp; [.B112] &amp; &quot;'.$A$1:$Z$1000&quot;); 0; MATCH(&quot;count&quot;; INDIRECT(&quot;'&quot; &amp; [.B112] &amp; &quot;'.$A$1:$Z$1&quot;); 0))); &quot;&quot;)">
            <text:p/>
          </table:table-cell>
          <table:table-cell table:formula="of:=IF([.C112]&lt;&gt;&quot;&quot;; SUM(INDEX(INDIRECT(&quot;'&quot; &amp; [.B112] &amp; &quot;'.$A$1:$Z$1000&quot;); 0; MATCH(&quot;cost&quot;; INDIRECT(&quot;'&quot; &amp; [.B112] &amp; &quot;'.$A$1:$Z$1&quot;); 0))); &quot;&quot;)">
            <text:p/>
          </table:table-cell>
          <table:table-cell table:style-name="ce39" table:formula="of:=IF([.C112]&lt;&gt;&quot;&quot;; SUM(INDEX(INDIRECT(&quot;'&quot; &amp; [.B112] &amp; &quot;'.$A$1:$Z$1000&quot;); 0; MATCH(&quot;total_assembly_time_min&quot;; INDIRECT(&quot;'&quot; &amp; [.B112] &amp; &quot;'.$A$1:$Z$1&quot;); 0)))/60; &quot;&quot;)">
            <text:p/>
          </table:table-cell>
          <table:table-cell table:content-validation-name="val5" table:formula="of:=IF([.C112]&lt;&gt;&quot;&quot;; [$values.$B$2]; &quot;&quot;)">
            <text:p/>
          </table:table-cell>
          <table:table-cell table:style-name="ce37" table:formula="of:=IF([.C112]&lt;&gt;&quot;&quot;; [.F112]*[.G112]; &quot;&quot;)">
            <text:p/>
          </table:table-cell>
          <table:table-cell table:style-name="ce37" table:formula="of:=IF([.C112]&lt;&gt;&quot;&quot;; [.H112]+[.E112]; &quot;&quot;)">
            <text:p/>
          </table:table-cell>
          <table:table-cell/>
          <table:table-cell table:formula="of:=IF([.C112]&lt;&gt;&quot;&quot;; [.L112]-[.I112]; &quot;&quot;)">
            <text:p/>
          </table:table-cell>
          <table:table-cell table:style-name="ce37" table:formula="of:=IF([.C112]&lt;&gt;&quot;&quot;; [.I112]/(1-[.J112]); &quot;&quot;)">
            <text:p/>
          </table:table-cell>
          <table:table-cell table:content-validation-name="val5" table:formula="of:=IF([.C112]&lt;&gt;&quot;&quot;; [$values.$A$2]; &quot;&quot;)">
            <text:p/>
          </table:table-cell>
          <table:table-cell table:style-name="ce37" table:formula="of:=IF([.C112]&lt;&gt;&quot;&quot;; [.O112]-[.L112]; &quot;&quot;)">
            <text:p/>
          </table:table-cell>
          <table:table-cell table:style-name="ce37" table:formula="of:=IF([.C112]&lt;&gt;&quot;&quot;; [.L112]/(1-[.M112]); &quot;&quot;)">
            <text:p/>
          </table:table-cell>
          <table:table-cell table:number-columns-repeated="1009"/>
        </table:table-row>
        <table:table-row table:style-name="ro1">
          <table:table-cell office:value-type="string" calcext:value-type="string">
            <text:p>9be2d2ac-2012-460c-9881-0a0cff9cac9e</text:p>
          </table:table-cell>
          <table:table-cell office:value-type="string" calcext:value-type="string">
            <text:p>bom_00112</text:p>
          </table:table-cell>
          <table:table-cell/>
          <table:table-cell table:formula="of:=IF([.C113]&lt;&gt;&quot;&quot;; SUM(INDEX(INDIRECT(&quot;'&quot; &amp; [.B113] &amp; &quot;'.$A$1:$Z$1000&quot;); 0; MATCH(&quot;count&quot;; INDIRECT(&quot;'&quot; &amp; [.B113] &amp; &quot;'.$A$1:$Z$1&quot;); 0))); &quot;&quot;)">
            <text:p/>
          </table:table-cell>
          <table:table-cell table:formula="of:=IF([.C113]&lt;&gt;&quot;&quot;; SUM(INDEX(INDIRECT(&quot;'&quot; &amp; [.B113] &amp; &quot;'.$A$1:$Z$1000&quot;); 0; MATCH(&quot;cost&quot;; INDIRECT(&quot;'&quot; &amp; [.B113] &amp; &quot;'.$A$1:$Z$1&quot;); 0))); &quot;&quot;)">
            <text:p/>
          </table:table-cell>
          <table:table-cell table:style-name="ce39" table:formula="of:=IF([.C113]&lt;&gt;&quot;&quot;; SUM(INDEX(INDIRECT(&quot;'&quot; &amp; [.B113] &amp; &quot;'.$A$1:$Z$1000&quot;); 0; MATCH(&quot;total_assembly_time_min&quot;; INDIRECT(&quot;'&quot; &amp; [.B113] &amp; &quot;'.$A$1:$Z$1&quot;); 0)))/60; &quot;&quot;)">
            <text:p/>
          </table:table-cell>
          <table:table-cell table:content-validation-name="val5" table:formula="of:=IF([.C113]&lt;&gt;&quot;&quot;; [$values.$B$2]; &quot;&quot;)">
            <text:p/>
          </table:table-cell>
          <table:table-cell table:style-name="ce37" table:formula="of:=IF([.C113]&lt;&gt;&quot;&quot;; [.F113]*[.G113]; &quot;&quot;)">
            <text:p/>
          </table:table-cell>
          <table:table-cell table:style-name="ce37" table:formula="of:=IF([.C113]&lt;&gt;&quot;&quot;; [.H113]+[.E113]; &quot;&quot;)">
            <text:p/>
          </table:table-cell>
          <table:table-cell/>
          <table:table-cell table:formula="of:=IF([.C113]&lt;&gt;&quot;&quot;; [.L113]-[.I113]; &quot;&quot;)">
            <text:p/>
          </table:table-cell>
          <table:table-cell table:style-name="ce37" table:formula="of:=IF([.C113]&lt;&gt;&quot;&quot;; [.I113]/(1-[.J113]); &quot;&quot;)">
            <text:p/>
          </table:table-cell>
          <table:table-cell table:content-validation-name="val5" table:formula="of:=IF([.C113]&lt;&gt;&quot;&quot;; [$values.$A$2]; &quot;&quot;)">
            <text:p/>
          </table:table-cell>
          <table:table-cell table:style-name="ce37" table:formula="of:=IF([.C113]&lt;&gt;&quot;&quot;; [.O113]-[.L113]; &quot;&quot;)">
            <text:p/>
          </table:table-cell>
          <table:table-cell table:style-name="ce37" table:formula="of:=IF([.C113]&lt;&gt;&quot;&quot;; [.L113]/(1-[.M113]); &quot;&quot;)">
            <text:p/>
          </table:table-cell>
          <table:table-cell table:number-columns-repeated="1009"/>
        </table:table-row>
        <table:table-row table:style-name="ro1">
          <table:table-cell office:value-type="string" calcext:value-type="string">
            <text:p>8a938118-5f32-40af-ac05-2cab7253da8e</text:p>
          </table:table-cell>
          <table:table-cell office:value-type="string" calcext:value-type="string">
            <text:p>bom_00113</text:p>
          </table:table-cell>
          <table:table-cell/>
          <table:table-cell table:formula="of:=IF([.C114]&lt;&gt;&quot;&quot;; SUM(INDEX(INDIRECT(&quot;'&quot; &amp; [.B114] &amp; &quot;'.$A$1:$Z$1000&quot;); 0; MATCH(&quot;count&quot;; INDIRECT(&quot;'&quot; &amp; [.B114] &amp; &quot;'.$A$1:$Z$1&quot;); 0))); &quot;&quot;)">
            <text:p/>
          </table:table-cell>
          <table:table-cell table:formula="of:=IF([.C114]&lt;&gt;&quot;&quot;; SUM(INDEX(INDIRECT(&quot;'&quot; &amp; [.B114] &amp; &quot;'.$A$1:$Z$1000&quot;); 0; MATCH(&quot;cost&quot;; INDIRECT(&quot;'&quot; &amp; [.B114] &amp; &quot;'.$A$1:$Z$1&quot;); 0))); &quot;&quot;)">
            <text:p/>
          </table:table-cell>
          <table:table-cell table:style-name="ce39" table:formula="of:=IF([.C114]&lt;&gt;&quot;&quot;; SUM(INDEX(INDIRECT(&quot;'&quot; &amp; [.B114] &amp; &quot;'.$A$1:$Z$1000&quot;); 0; MATCH(&quot;total_assembly_time_min&quot;; INDIRECT(&quot;'&quot; &amp; [.B114] &amp; &quot;'.$A$1:$Z$1&quot;); 0)))/60; &quot;&quot;)">
            <text:p/>
          </table:table-cell>
          <table:table-cell table:content-validation-name="val5" table:formula="of:=IF([.C114]&lt;&gt;&quot;&quot;; [$values.$B$2]; &quot;&quot;)">
            <text:p/>
          </table:table-cell>
          <table:table-cell table:style-name="ce37" table:formula="of:=IF([.C114]&lt;&gt;&quot;&quot;; [.F114]*[.G114]; &quot;&quot;)">
            <text:p/>
          </table:table-cell>
          <table:table-cell table:style-name="ce37" table:formula="of:=IF([.C114]&lt;&gt;&quot;&quot;; [.H114]+[.E114]; &quot;&quot;)">
            <text:p/>
          </table:table-cell>
          <table:table-cell/>
          <table:table-cell table:formula="of:=IF([.C114]&lt;&gt;&quot;&quot;; [.L114]-[.I114]; &quot;&quot;)">
            <text:p/>
          </table:table-cell>
          <table:table-cell table:style-name="ce37" table:formula="of:=IF([.C114]&lt;&gt;&quot;&quot;; [.I114]/(1-[.J114]); &quot;&quot;)">
            <text:p/>
          </table:table-cell>
          <table:table-cell table:content-validation-name="val5" table:formula="of:=IF([.C114]&lt;&gt;&quot;&quot;; [$values.$A$2]; &quot;&quot;)">
            <text:p/>
          </table:table-cell>
          <table:table-cell table:style-name="ce37" table:formula="of:=IF([.C114]&lt;&gt;&quot;&quot;; [.O114]-[.L114]; &quot;&quot;)">
            <text:p/>
          </table:table-cell>
          <table:table-cell table:style-name="ce37" table:formula="of:=IF([.C114]&lt;&gt;&quot;&quot;; [.L114]/(1-[.M114]); &quot;&quot;)">
            <text:p/>
          </table:table-cell>
          <table:table-cell table:number-columns-repeated="1009"/>
        </table:table-row>
        <table:table-row table:style-name="ro1">
          <table:table-cell office:value-type="string" calcext:value-type="string">
            <text:p>6ff426f2-011e-4d33-b52b-b71e35a8383d</text:p>
          </table:table-cell>
          <table:table-cell office:value-type="string" calcext:value-type="string">
            <text:p>bom_00114</text:p>
          </table:table-cell>
          <table:table-cell/>
          <table:table-cell table:formula="of:=IF([.C115]&lt;&gt;&quot;&quot;; SUM(INDEX(INDIRECT(&quot;'&quot; &amp; [.B115] &amp; &quot;'.$A$1:$Z$1000&quot;); 0; MATCH(&quot;count&quot;; INDIRECT(&quot;'&quot; &amp; [.B115] &amp; &quot;'.$A$1:$Z$1&quot;); 0))); &quot;&quot;)">
            <text:p/>
          </table:table-cell>
          <table:table-cell table:formula="of:=IF([.C115]&lt;&gt;&quot;&quot;; SUM(INDEX(INDIRECT(&quot;'&quot; &amp; [.B115] &amp; &quot;'.$A$1:$Z$1000&quot;); 0; MATCH(&quot;cost&quot;; INDIRECT(&quot;'&quot; &amp; [.B115] &amp; &quot;'.$A$1:$Z$1&quot;); 0))); &quot;&quot;)">
            <text:p/>
          </table:table-cell>
          <table:table-cell table:style-name="ce39" table:formula="of:=IF([.C115]&lt;&gt;&quot;&quot;; SUM(INDEX(INDIRECT(&quot;'&quot; &amp; [.B115] &amp; &quot;'.$A$1:$Z$1000&quot;); 0; MATCH(&quot;total_assembly_time_min&quot;; INDIRECT(&quot;'&quot; &amp; [.B115] &amp; &quot;'.$A$1:$Z$1&quot;); 0)))/60; &quot;&quot;)">
            <text:p/>
          </table:table-cell>
          <table:table-cell table:content-validation-name="val5" table:formula="of:=IF([.C115]&lt;&gt;&quot;&quot;; [$values.$B$2]; &quot;&quot;)">
            <text:p/>
          </table:table-cell>
          <table:table-cell table:style-name="ce37" table:formula="of:=IF([.C115]&lt;&gt;&quot;&quot;; [.F115]*[.G115]; &quot;&quot;)">
            <text:p/>
          </table:table-cell>
          <table:table-cell table:style-name="ce37" table:formula="of:=IF([.C115]&lt;&gt;&quot;&quot;; [.H115]+[.E115]; &quot;&quot;)">
            <text:p/>
          </table:table-cell>
          <table:table-cell/>
          <table:table-cell table:formula="of:=IF([.C115]&lt;&gt;&quot;&quot;; [.L115]-[.I115]; &quot;&quot;)">
            <text:p/>
          </table:table-cell>
          <table:table-cell table:style-name="ce37" table:formula="of:=IF([.C115]&lt;&gt;&quot;&quot;; [.I115]/(1-[.J115]); &quot;&quot;)">
            <text:p/>
          </table:table-cell>
          <table:table-cell table:content-validation-name="val5" table:formula="of:=IF([.C115]&lt;&gt;&quot;&quot;; [$values.$A$2]; &quot;&quot;)">
            <text:p/>
          </table:table-cell>
          <table:table-cell table:style-name="ce37" table:formula="of:=IF([.C115]&lt;&gt;&quot;&quot;; [.O115]-[.L115]; &quot;&quot;)">
            <text:p/>
          </table:table-cell>
          <table:table-cell table:style-name="ce37" table:formula="of:=IF([.C115]&lt;&gt;&quot;&quot;; [.L115]/(1-[.M115]); &quot;&quot;)">
            <text:p/>
          </table:table-cell>
          <table:table-cell table:number-columns-repeated="1009"/>
        </table:table-row>
        <table:table-row table:style-name="ro1">
          <table:table-cell office:value-type="string" calcext:value-type="string">
            <text:p>96f067e2-d109-4a72-bc07-2cd7c34e944d</text:p>
          </table:table-cell>
          <table:table-cell office:value-type="string" calcext:value-type="string">
            <text:p>bom_00115</text:p>
          </table:table-cell>
          <table:table-cell/>
          <table:table-cell table:formula="of:=IF([.C116]&lt;&gt;&quot;&quot;; SUM(INDEX(INDIRECT(&quot;'&quot; &amp; [.B116] &amp; &quot;'.$A$1:$Z$1000&quot;); 0; MATCH(&quot;count&quot;; INDIRECT(&quot;'&quot; &amp; [.B116] &amp; &quot;'.$A$1:$Z$1&quot;); 0))); &quot;&quot;)">
            <text:p/>
          </table:table-cell>
          <table:table-cell table:formula="of:=IF([.C116]&lt;&gt;&quot;&quot;; SUM(INDEX(INDIRECT(&quot;'&quot; &amp; [.B116] &amp; &quot;'.$A$1:$Z$1000&quot;); 0; MATCH(&quot;cost&quot;; INDIRECT(&quot;'&quot; &amp; [.B116] &amp; &quot;'.$A$1:$Z$1&quot;); 0))); &quot;&quot;)">
            <text:p/>
          </table:table-cell>
          <table:table-cell table:style-name="ce39" table:formula="of:=IF([.C116]&lt;&gt;&quot;&quot;; SUM(INDEX(INDIRECT(&quot;'&quot; &amp; [.B116] &amp; &quot;'.$A$1:$Z$1000&quot;); 0; MATCH(&quot;total_assembly_time_min&quot;; INDIRECT(&quot;'&quot; &amp; [.B116] &amp; &quot;'.$A$1:$Z$1&quot;); 0)))/60; &quot;&quot;)">
            <text:p/>
          </table:table-cell>
          <table:table-cell table:content-validation-name="val5" table:formula="of:=IF([.C116]&lt;&gt;&quot;&quot;; [$values.$B$2]; &quot;&quot;)">
            <text:p/>
          </table:table-cell>
          <table:table-cell table:style-name="ce37" table:formula="of:=IF([.C116]&lt;&gt;&quot;&quot;; [.F116]*[.G116]; &quot;&quot;)">
            <text:p/>
          </table:table-cell>
          <table:table-cell table:style-name="ce37" table:formula="of:=IF([.C116]&lt;&gt;&quot;&quot;; [.H116]+[.E116]; &quot;&quot;)">
            <text:p/>
          </table:table-cell>
          <table:table-cell/>
          <table:table-cell table:formula="of:=IF([.C116]&lt;&gt;&quot;&quot;; [.L116]-[.I116]; &quot;&quot;)">
            <text:p/>
          </table:table-cell>
          <table:table-cell table:style-name="ce37" table:formula="of:=IF([.C116]&lt;&gt;&quot;&quot;; [.I116]/(1-[.J116]); &quot;&quot;)">
            <text:p/>
          </table:table-cell>
          <table:table-cell table:content-validation-name="val5" table:formula="of:=IF([.C116]&lt;&gt;&quot;&quot;; [$values.$A$2]; &quot;&quot;)">
            <text:p/>
          </table:table-cell>
          <table:table-cell table:style-name="ce37" table:formula="of:=IF([.C116]&lt;&gt;&quot;&quot;; [.O116]-[.L116]; &quot;&quot;)">
            <text:p/>
          </table:table-cell>
          <table:table-cell table:style-name="ce37" table:formula="of:=IF([.C116]&lt;&gt;&quot;&quot;; [.L116]/(1-[.M116]); &quot;&quot;)">
            <text:p/>
          </table:table-cell>
          <table:table-cell table:number-columns-repeated="1009"/>
        </table:table-row>
        <table:table-row table:style-name="ro1">
          <table:table-cell office:value-type="string" calcext:value-type="string">
            <text:p>8fff8bb8-5551-40ef-91bf-78942d2b8712</text:p>
          </table:table-cell>
          <table:table-cell office:value-type="string" calcext:value-type="string">
            <text:p>bom_00116</text:p>
          </table:table-cell>
          <table:table-cell/>
          <table:table-cell table:formula="of:=IF([.C117]&lt;&gt;&quot;&quot;; SUM(INDEX(INDIRECT(&quot;'&quot; &amp; [.B117] &amp; &quot;'.$A$1:$Z$1000&quot;); 0; MATCH(&quot;count&quot;; INDIRECT(&quot;'&quot; &amp; [.B117] &amp; &quot;'.$A$1:$Z$1&quot;); 0))); &quot;&quot;)">
            <text:p/>
          </table:table-cell>
          <table:table-cell table:formula="of:=IF([.C117]&lt;&gt;&quot;&quot;; SUM(INDEX(INDIRECT(&quot;'&quot; &amp; [.B117] &amp; &quot;'.$A$1:$Z$1000&quot;); 0; MATCH(&quot;cost&quot;; INDIRECT(&quot;'&quot; &amp; [.B117] &amp; &quot;'.$A$1:$Z$1&quot;); 0))); &quot;&quot;)">
            <text:p/>
          </table:table-cell>
          <table:table-cell table:style-name="ce39" table:formula="of:=IF([.C117]&lt;&gt;&quot;&quot;; SUM(INDEX(INDIRECT(&quot;'&quot; &amp; [.B117] &amp; &quot;'.$A$1:$Z$1000&quot;); 0; MATCH(&quot;total_assembly_time_min&quot;; INDIRECT(&quot;'&quot; &amp; [.B117] &amp; &quot;'.$A$1:$Z$1&quot;); 0)))/60; &quot;&quot;)">
            <text:p/>
          </table:table-cell>
          <table:table-cell table:content-validation-name="val5" table:formula="of:=IF([.C117]&lt;&gt;&quot;&quot;; [$values.$B$2]; &quot;&quot;)">
            <text:p/>
          </table:table-cell>
          <table:table-cell table:style-name="ce37" table:formula="of:=IF([.C117]&lt;&gt;&quot;&quot;; [.F117]*[.G117]; &quot;&quot;)">
            <text:p/>
          </table:table-cell>
          <table:table-cell table:style-name="ce37" table:formula="of:=IF([.C117]&lt;&gt;&quot;&quot;; [.H117]+[.E117]; &quot;&quot;)">
            <text:p/>
          </table:table-cell>
          <table:table-cell/>
          <table:table-cell table:formula="of:=IF([.C117]&lt;&gt;&quot;&quot;; [.L117]-[.I117]; &quot;&quot;)">
            <text:p/>
          </table:table-cell>
          <table:table-cell table:style-name="ce37" table:formula="of:=IF([.C117]&lt;&gt;&quot;&quot;; [.I117]/(1-[.J117]); &quot;&quot;)">
            <text:p/>
          </table:table-cell>
          <table:table-cell table:content-validation-name="val5" table:formula="of:=IF([.C117]&lt;&gt;&quot;&quot;; [$values.$A$2]; &quot;&quot;)">
            <text:p/>
          </table:table-cell>
          <table:table-cell table:style-name="ce37" table:formula="of:=IF([.C117]&lt;&gt;&quot;&quot;; [.O117]-[.L117]; &quot;&quot;)">
            <text:p/>
          </table:table-cell>
          <table:table-cell table:style-name="ce37" table:formula="of:=IF([.C117]&lt;&gt;&quot;&quot;; [.L117]/(1-[.M117]); &quot;&quot;)">
            <text:p/>
          </table:table-cell>
          <table:table-cell table:number-columns-repeated="1009"/>
        </table:table-row>
        <table:table-row table:style-name="ro1">
          <table:table-cell office:value-type="string" calcext:value-type="string">
            <text:p>92a560d6-3a52-4b8b-94dc-7b40a74c8ae3</text:p>
          </table:table-cell>
          <table:table-cell office:value-type="string" calcext:value-type="string">
            <text:p>bom_00117</text:p>
          </table:table-cell>
          <table:table-cell/>
          <table:table-cell table:formula="of:=IF([.C118]&lt;&gt;&quot;&quot;; SUM(INDEX(INDIRECT(&quot;'&quot; &amp; [.B118] &amp; &quot;'.$A$1:$Z$1000&quot;); 0; MATCH(&quot;count&quot;; INDIRECT(&quot;'&quot; &amp; [.B118] &amp; &quot;'.$A$1:$Z$1&quot;); 0))); &quot;&quot;)">
            <text:p/>
          </table:table-cell>
          <table:table-cell table:formula="of:=IF([.C118]&lt;&gt;&quot;&quot;; SUM(INDEX(INDIRECT(&quot;'&quot; &amp; [.B118] &amp; &quot;'.$A$1:$Z$1000&quot;); 0; MATCH(&quot;cost&quot;; INDIRECT(&quot;'&quot; &amp; [.B118] &amp; &quot;'.$A$1:$Z$1&quot;); 0))); &quot;&quot;)">
            <text:p/>
          </table:table-cell>
          <table:table-cell table:style-name="ce39" table:formula="of:=IF([.C118]&lt;&gt;&quot;&quot;; SUM(INDEX(INDIRECT(&quot;'&quot; &amp; [.B118] &amp; &quot;'.$A$1:$Z$1000&quot;); 0; MATCH(&quot;total_assembly_time_min&quot;; INDIRECT(&quot;'&quot; &amp; [.B118] &amp; &quot;'.$A$1:$Z$1&quot;); 0)))/60; &quot;&quot;)">
            <text:p/>
          </table:table-cell>
          <table:table-cell table:content-validation-name="val5" table:formula="of:=IF([.C118]&lt;&gt;&quot;&quot;; [$values.$B$2]; &quot;&quot;)">
            <text:p/>
          </table:table-cell>
          <table:table-cell table:style-name="ce37" table:formula="of:=IF([.C118]&lt;&gt;&quot;&quot;; [.F118]*[.G118]; &quot;&quot;)">
            <text:p/>
          </table:table-cell>
          <table:table-cell table:style-name="ce37" table:formula="of:=IF([.C118]&lt;&gt;&quot;&quot;; [.H118]+[.E118]; &quot;&quot;)">
            <text:p/>
          </table:table-cell>
          <table:table-cell/>
          <table:table-cell table:formula="of:=IF([.C118]&lt;&gt;&quot;&quot;; [.L118]-[.I118]; &quot;&quot;)">
            <text:p/>
          </table:table-cell>
          <table:table-cell table:style-name="ce37" table:formula="of:=IF([.C118]&lt;&gt;&quot;&quot;; [.I118]/(1-[.J118]); &quot;&quot;)">
            <text:p/>
          </table:table-cell>
          <table:table-cell table:content-validation-name="val5" table:formula="of:=IF([.C118]&lt;&gt;&quot;&quot;; [$values.$A$2]; &quot;&quot;)">
            <text:p/>
          </table:table-cell>
          <table:table-cell table:style-name="ce37" table:formula="of:=IF([.C118]&lt;&gt;&quot;&quot;; [.O118]-[.L118]; &quot;&quot;)">
            <text:p/>
          </table:table-cell>
          <table:table-cell table:style-name="ce37" table:formula="of:=IF([.C118]&lt;&gt;&quot;&quot;; [.L118]/(1-[.M118]); &quot;&quot;)">
            <text:p/>
          </table:table-cell>
          <table:table-cell table:number-columns-repeated="1009"/>
        </table:table-row>
        <table:table-row table:style-name="ro1">
          <table:table-cell office:value-type="string" calcext:value-type="string">
            <text:p>a5ccb320-50de-4ff9-97c6-d544a155075a</text:p>
          </table:table-cell>
          <table:table-cell office:value-type="string" calcext:value-type="string">
            <text:p>bom_00118</text:p>
          </table:table-cell>
          <table:table-cell/>
          <table:table-cell table:formula="of:=IF([.C119]&lt;&gt;&quot;&quot;; SUM(INDEX(INDIRECT(&quot;'&quot; &amp; [.B119] &amp; &quot;'.$A$1:$Z$1000&quot;); 0; MATCH(&quot;count&quot;; INDIRECT(&quot;'&quot; &amp; [.B119] &amp; &quot;'.$A$1:$Z$1&quot;); 0))); &quot;&quot;)">
            <text:p/>
          </table:table-cell>
          <table:table-cell table:formula="of:=IF([.C119]&lt;&gt;&quot;&quot;; SUM(INDEX(INDIRECT(&quot;'&quot; &amp; [.B119] &amp; &quot;'.$A$1:$Z$1000&quot;); 0; MATCH(&quot;cost&quot;; INDIRECT(&quot;'&quot; &amp; [.B119] &amp; &quot;'.$A$1:$Z$1&quot;); 0))); &quot;&quot;)">
            <text:p/>
          </table:table-cell>
          <table:table-cell table:style-name="ce39" table:formula="of:=IF([.C119]&lt;&gt;&quot;&quot;; SUM(INDEX(INDIRECT(&quot;'&quot; &amp; [.B119] &amp; &quot;'.$A$1:$Z$1000&quot;); 0; MATCH(&quot;total_assembly_time_min&quot;; INDIRECT(&quot;'&quot; &amp; [.B119] &amp; &quot;'.$A$1:$Z$1&quot;); 0)))/60; &quot;&quot;)">
            <text:p/>
          </table:table-cell>
          <table:table-cell table:content-validation-name="val5" table:formula="of:=IF([.C119]&lt;&gt;&quot;&quot;; [$values.$B$2]; &quot;&quot;)">
            <text:p/>
          </table:table-cell>
          <table:table-cell table:style-name="ce37" table:formula="of:=IF([.C119]&lt;&gt;&quot;&quot;; [.F119]*[.G119]; &quot;&quot;)">
            <text:p/>
          </table:table-cell>
          <table:table-cell table:style-name="ce37" table:formula="of:=IF([.C119]&lt;&gt;&quot;&quot;; [.H119]+[.E119]; &quot;&quot;)">
            <text:p/>
          </table:table-cell>
          <table:table-cell/>
          <table:table-cell table:formula="of:=IF([.C119]&lt;&gt;&quot;&quot;; [.L119]-[.I119]; &quot;&quot;)">
            <text:p/>
          </table:table-cell>
          <table:table-cell table:style-name="ce37" table:formula="of:=IF([.C119]&lt;&gt;&quot;&quot;; [.I119]/(1-[.J119]); &quot;&quot;)">
            <text:p/>
          </table:table-cell>
          <table:table-cell table:content-validation-name="val5" table:formula="of:=IF([.C119]&lt;&gt;&quot;&quot;; [$values.$A$2]; &quot;&quot;)">
            <text:p/>
          </table:table-cell>
          <table:table-cell table:style-name="ce37" table:formula="of:=IF([.C119]&lt;&gt;&quot;&quot;; [.O119]-[.L119]; &quot;&quot;)">
            <text:p/>
          </table:table-cell>
          <table:table-cell table:style-name="ce37" table:formula="of:=IF([.C119]&lt;&gt;&quot;&quot;; [.L119]/(1-[.M119]); &quot;&quot;)">
            <text:p/>
          </table:table-cell>
          <table:table-cell table:number-columns-repeated="1009"/>
        </table:table-row>
        <table:table-row table:style-name="ro1">
          <table:table-cell office:value-type="string" calcext:value-type="string">
            <text:p>dd2320cb-f217-4bfd-89e8-38eeb8bbdbf6</text:p>
          </table:table-cell>
          <table:table-cell office:value-type="string" calcext:value-type="string">
            <text:p>bom_00119</text:p>
          </table:table-cell>
          <table:table-cell/>
          <table:table-cell table:formula="of:=IF([.C120]&lt;&gt;&quot;&quot;; SUM(INDEX(INDIRECT(&quot;'&quot; &amp; [.B120] &amp; &quot;'.$A$1:$Z$1000&quot;); 0; MATCH(&quot;count&quot;; INDIRECT(&quot;'&quot; &amp; [.B120] &amp; &quot;'.$A$1:$Z$1&quot;); 0))); &quot;&quot;)">
            <text:p/>
          </table:table-cell>
          <table:table-cell table:formula="of:=IF([.C120]&lt;&gt;&quot;&quot;; SUM(INDEX(INDIRECT(&quot;'&quot; &amp; [.B120] &amp; &quot;'.$A$1:$Z$1000&quot;); 0; MATCH(&quot;cost&quot;; INDIRECT(&quot;'&quot; &amp; [.B120] &amp; &quot;'.$A$1:$Z$1&quot;); 0))); &quot;&quot;)">
            <text:p/>
          </table:table-cell>
          <table:table-cell table:style-name="ce39" table:formula="of:=IF([.C120]&lt;&gt;&quot;&quot;; SUM(INDEX(INDIRECT(&quot;'&quot; &amp; [.B120] &amp; &quot;'.$A$1:$Z$1000&quot;); 0; MATCH(&quot;total_assembly_time_min&quot;; INDIRECT(&quot;'&quot; &amp; [.B120] &amp; &quot;'.$A$1:$Z$1&quot;); 0)))/60; &quot;&quot;)">
            <text:p/>
          </table:table-cell>
          <table:table-cell table:content-validation-name="val5" table:formula="of:=IF([.C120]&lt;&gt;&quot;&quot;; [$values.$B$2]; &quot;&quot;)">
            <text:p/>
          </table:table-cell>
          <table:table-cell table:style-name="ce37" table:formula="of:=IF([.C120]&lt;&gt;&quot;&quot;; [.F120]*[.G120]; &quot;&quot;)">
            <text:p/>
          </table:table-cell>
          <table:table-cell table:style-name="ce37" table:formula="of:=IF([.C120]&lt;&gt;&quot;&quot;; [.H120]+[.E120]; &quot;&quot;)">
            <text:p/>
          </table:table-cell>
          <table:table-cell/>
          <table:table-cell table:formula="of:=IF([.C120]&lt;&gt;&quot;&quot;; [.L120]-[.I120]; &quot;&quot;)">
            <text:p/>
          </table:table-cell>
          <table:table-cell table:style-name="ce37" table:formula="of:=IF([.C120]&lt;&gt;&quot;&quot;; [.I120]/(1-[.J120]); &quot;&quot;)">
            <text:p/>
          </table:table-cell>
          <table:table-cell table:content-validation-name="val5" table:formula="of:=IF([.C120]&lt;&gt;&quot;&quot;; [$values.$A$2]; &quot;&quot;)">
            <text:p/>
          </table:table-cell>
          <table:table-cell table:style-name="ce37" table:formula="of:=IF([.C120]&lt;&gt;&quot;&quot;; [.O120]-[.L120]; &quot;&quot;)">
            <text:p/>
          </table:table-cell>
          <table:table-cell table:style-name="ce37" table:formula="of:=IF([.C120]&lt;&gt;&quot;&quot;; [.L120]/(1-[.M120]); &quot;&quot;)">
            <text:p/>
          </table:table-cell>
          <table:table-cell table:number-columns-repeated="1009"/>
        </table:table-row>
        <table:table-row table:style-name="ro1">
          <table:table-cell office:value-type="string" calcext:value-type="string">
            <text:p>d8cdcc8c-f204-410e-9bf5-9087313728f3</text:p>
          </table:table-cell>
          <table:table-cell office:value-type="string" calcext:value-type="string">
            <text:p>bom_00120</text:p>
          </table:table-cell>
          <table:table-cell/>
          <table:table-cell table:formula="of:=IF([.C121]&lt;&gt;&quot;&quot;; SUM(INDEX(INDIRECT(&quot;'&quot; &amp; [.B121] &amp; &quot;'.$A$1:$Z$1000&quot;); 0; MATCH(&quot;count&quot;; INDIRECT(&quot;'&quot; &amp; [.B121] &amp; &quot;'.$A$1:$Z$1&quot;); 0))); &quot;&quot;)">
            <text:p/>
          </table:table-cell>
          <table:table-cell table:formula="of:=IF([.C121]&lt;&gt;&quot;&quot;; SUM(INDEX(INDIRECT(&quot;'&quot; &amp; [.B121] &amp; &quot;'.$A$1:$Z$1000&quot;); 0; MATCH(&quot;cost&quot;; INDIRECT(&quot;'&quot; &amp; [.B121] &amp; &quot;'.$A$1:$Z$1&quot;); 0))); &quot;&quot;)">
            <text:p/>
          </table:table-cell>
          <table:table-cell table:style-name="ce39" table:formula="of:=IF([.C121]&lt;&gt;&quot;&quot;; SUM(INDEX(INDIRECT(&quot;'&quot; &amp; [.B121] &amp; &quot;'.$A$1:$Z$1000&quot;); 0; MATCH(&quot;total_assembly_time_min&quot;; INDIRECT(&quot;'&quot; &amp; [.B121] &amp; &quot;'.$A$1:$Z$1&quot;); 0)))/60; &quot;&quot;)">
            <text:p/>
          </table:table-cell>
          <table:table-cell table:content-validation-name="val5" table:formula="of:=IF([.C121]&lt;&gt;&quot;&quot;; [$values.$B$2]; &quot;&quot;)">
            <text:p/>
          </table:table-cell>
          <table:table-cell table:style-name="ce37" table:formula="of:=IF([.C121]&lt;&gt;&quot;&quot;; [.F121]*[.G121]; &quot;&quot;)">
            <text:p/>
          </table:table-cell>
          <table:table-cell table:style-name="ce37" table:formula="of:=IF([.C121]&lt;&gt;&quot;&quot;; [.H121]+[.E121]; &quot;&quot;)">
            <text:p/>
          </table:table-cell>
          <table:table-cell/>
          <table:table-cell table:formula="of:=IF([.C121]&lt;&gt;&quot;&quot;; [.L121]-[.I121]; &quot;&quot;)">
            <text:p/>
          </table:table-cell>
          <table:table-cell table:style-name="ce37" table:formula="of:=IF([.C121]&lt;&gt;&quot;&quot;; [.I121]/(1-[.J121]); &quot;&quot;)">
            <text:p/>
          </table:table-cell>
          <table:table-cell table:content-validation-name="val5" table:formula="of:=IF([.C121]&lt;&gt;&quot;&quot;; [$values.$A$2]; &quot;&quot;)">
            <text:p/>
          </table:table-cell>
          <table:table-cell table:style-name="ce37" table:formula="of:=IF([.C121]&lt;&gt;&quot;&quot;; [.O121]-[.L121]; &quot;&quot;)">
            <text:p/>
          </table:table-cell>
          <table:table-cell table:style-name="ce37" table:formula="of:=IF([.C121]&lt;&gt;&quot;&quot;; [.L121]/(1-[.M121]); &quot;&quot;)">
            <text:p/>
          </table:table-cell>
          <table:table-cell table:number-columns-repeated="1009"/>
        </table:table-row>
        <table:table-row table:style-name="ro1">
          <table:table-cell office:value-type="string" calcext:value-type="string">
            <text:p>2695e70f-3fb9-48f8-8625-d2e5138a55ba</text:p>
          </table:table-cell>
          <table:table-cell office:value-type="string" calcext:value-type="string">
            <text:p>bom_00121</text:p>
          </table:table-cell>
          <table:table-cell/>
          <table:table-cell table:formula="of:=IF([.C122]&lt;&gt;&quot;&quot;; SUM(INDEX(INDIRECT(&quot;'&quot; &amp; [.B122] &amp; &quot;'.$A$1:$Z$1000&quot;); 0; MATCH(&quot;count&quot;; INDIRECT(&quot;'&quot; &amp; [.B122] &amp; &quot;'.$A$1:$Z$1&quot;); 0))); &quot;&quot;)">
            <text:p/>
          </table:table-cell>
          <table:table-cell table:formula="of:=IF([.C122]&lt;&gt;&quot;&quot;; SUM(INDEX(INDIRECT(&quot;'&quot; &amp; [.B122] &amp; &quot;'.$A$1:$Z$1000&quot;); 0; MATCH(&quot;cost&quot;; INDIRECT(&quot;'&quot; &amp; [.B122] &amp; &quot;'.$A$1:$Z$1&quot;); 0))); &quot;&quot;)">
            <text:p/>
          </table:table-cell>
          <table:table-cell table:style-name="ce39" table:formula="of:=IF([.C122]&lt;&gt;&quot;&quot;; SUM(INDEX(INDIRECT(&quot;'&quot; &amp; [.B122] &amp; &quot;'.$A$1:$Z$1000&quot;); 0; MATCH(&quot;total_assembly_time_min&quot;; INDIRECT(&quot;'&quot; &amp; [.B122] &amp; &quot;'.$A$1:$Z$1&quot;); 0)))/60; &quot;&quot;)">
            <text:p/>
          </table:table-cell>
          <table:table-cell table:content-validation-name="val5" table:formula="of:=IF([.C122]&lt;&gt;&quot;&quot;; [$values.$B$2]; &quot;&quot;)">
            <text:p/>
          </table:table-cell>
          <table:table-cell table:style-name="ce37" table:formula="of:=IF([.C122]&lt;&gt;&quot;&quot;; [.F122]*[.G122]; &quot;&quot;)">
            <text:p/>
          </table:table-cell>
          <table:table-cell table:style-name="ce37" table:formula="of:=IF([.C122]&lt;&gt;&quot;&quot;; [.H122]+[.E122]; &quot;&quot;)">
            <text:p/>
          </table:table-cell>
          <table:table-cell/>
          <table:table-cell table:formula="of:=IF([.C122]&lt;&gt;&quot;&quot;; [.L122]-[.I122]; &quot;&quot;)">
            <text:p/>
          </table:table-cell>
          <table:table-cell table:style-name="ce37" table:formula="of:=IF([.C122]&lt;&gt;&quot;&quot;; [.I122]/(1-[.J122]); &quot;&quot;)">
            <text:p/>
          </table:table-cell>
          <table:table-cell table:content-validation-name="val5" table:formula="of:=IF([.C122]&lt;&gt;&quot;&quot;; [$values.$A$2]; &quot;&quot;)">
            <text:p/>
          </table:table-cell>
          <table:table-cell table:style-name="ce37" table:formula="of:=IF([.C122]&lt;&gt;&quot;&quot;; [.O122]-[.L122]; &quot;&quot;)">
            <text:p/>
          </table:table-cell>
          <table:table-cell table:style-name="ce37" table:formula="of:=IF([.C122]&lt;&gt;&quot;&quot;; [.L122]/(1-[.M122]); &quot;&quot;)">
            <text:p/>
          </table:table-cell>
          <table:table-cell table:number-columns-repeated="1009"/>
        </table:table-row>
        <table:table-row table:style-name="ro1">
          <table:table-cell office:value-type="string" calcext:value-type="string">
            <text:p>82954b4a-ca47-4f99-957b-2d4282e2d236</text:p>
          </table:table-cell>
          <table:table-cell office:value-type="string" calcext:value-type="string">
            <text:p>bom_00122</text:p>
          </table:table-cell>
          <table:table-cell/>
          <table:table-cell table:formula="of:=IF([.C123]&lt;&gt;&quot;&quot;; SUM(INDEX(INDIRECT(&quot;'&quot; &amp; [.B123] &amp; &quot;'.$A$1:$Z$1000&quot;); 0; MATCH(&quot;count&quot;; INDIRECT(&quot;'&quot; &amp; [.B123] &amp; &quot;'.$A$1:$Z$1&quot;); 0))); &quot;&quot;)">
            <text:p/>
          </table:table-cell>
          <table:table-cell table:formula="of:=IF([.C123]&lt;&gt;&quot;&quot;; SUM(INDEX(INDIRECT(&quot;'&quot; &amp; [.B123] &amp; &quot;'.$A$1:$Z$1000&quot;); 0; MATCH(&quot;cost&quot;; INDIRECT(&quot;'&quot; &amp; [.B123] &amp; &quot;'.$A$1:$Z$1&quot;); 0))); &quot;&quot;)">
            <text:p/>
          </table:table-cell>
          <table:table-cell table:style-name="ce39" table:formula="of:=IF([.C123]&lt;&gt;&quot;&quot;; SUM(INDEX(INDIRECT(&quot;'&quot; &amp; [.B123] &amp; &quot;'.$A$1:$Z$1000&quot;); 0; MATCH(&quot;total_assembly_time_min&quot;; INDIRECT(&quot;'&quot; &amp; [.B123] &amp; &quot;'.$A$1:$Z$1&quot;); 0)))/60; &quot;&quot;)">
            <text:p/>
          </table:table-cell>
          <table:table-cell table:content-validation-name="val5" table:formula="of:=IF([.C123]&lt;&gt;&quot;&quot;; [$values.$B$2]; &quot;&quot;)">
            <text:p/>
          </table:table-cell>
          <table:table-cell table:style-name="ce37" table:formula="of:=IF([.C123]&lt;&gt;&quot;&quot;; [.F123]*[.G123]; &quot;&quot;)">
            <text:p/>
          </table:table-cell>
          <table:table-cell table:style-name="ce37" table:formula="of:=IF([.C123]&lt;&gt;&quot;&quot;; [.H123]+[.E123]; &quot;&quot;)">
            <text:p/>
          </table:table-cell>
          <table:table-cell/>
          <table:table-cell table:formula="of:=IF([.C123]&lt;&gt;&quot;&quot;; [.L123]-[.I123]; &quot;&quot;)">
            <text:p/>
          </table:table-cell>
          <table:table-cell table:style-name="ce37" table:formula="of:=IF([.C123]&lt;&gt;&quot;&quot;; [.I123]/(1-[.J123]); &quot;&quot;)">
            <text:p/>
          </table:table-cell>
          <table:table-cell table:content-validation-name="val5" table:formula="of:=IF([.C123]&lt;&gt;&quot;&quot;; [$values.$A$2]; &quot;&quot;)">
            <text:p/>
          </table:table-cell>
          <table:table-cell table:style-name="ce37" table:formula="of:=IF([.C123]&lt;&gt;&quot;&quot;; [.O123]-[.L123]; &quot;&quot;)">
            <text:p/>
          </table:table-cell>
          <table:table-cell table:style-name="ce37" table:formula="of:=IF([.C123]&lt;&gt;&quot;&quot;; [.L123]/(1-[.M123]); &quot;&quot;)">
            <text:p/>
          </table:table-cell>
          <table:table-cell table:number-columns-repeated="1009"/>
        </table:table-row>
        <table:table-row table:style-name="ro1">
          <table:table-cell office:value-type="string" calcext:value-type="string">
            <text:p>bc430df7-e1c3-4dd3-adf5-fe49e626db08</text:p>
          </table:table-cell>
          <table:table-cell office:value-type="string" calcext:value-type="string">
            <text:p>bom_00123</text:p>
          </table:table-cell>
          <table:table-cell/>
          <table:table-cell table:formula="of:=IF([.C124]&lt;&gt;&quot;&quot;; SUM(INDEX(INDIRECT(&quot;'&quot; &amp; [.B124] &amp; &quot;'.$A$1:$Z$1000&quot;); 0; MATCH(&quot;count&quot;; INDIRECT(&quot;'&quot; &amp; [.B124] &amp; &quot;'.$A$1:$Z$1&quot;); 0))); &quot;&quot;)">
            <text:p/>
          </table:table-cell>
          <table:table-cell table:formula="of:=IF([.C124]&lt;&gt;&quot;&quot;; SUM(INDEX(INDIRECT(&quot;'&quot; &amp; [.B124] &amp; &quot;'.$A$1:$Z$1000&quot;); 0; MATCH(&quot;cost&quot;; INDIRECT(&quot;'&quot; &amp; [.B124] &amp; &quot;'.$A$1:$Z$1&quot;); 0))); &quot;&quot;)">
            <text:p/>
          </table:table-cell>
          <table:table-cell table:style-name="ce39" table:formula="of:=IF([.C124]&lt;&gt;&quot;&quot;; SUM(INDEX(INDIRECT(&quot;'&quot; &amp; [.B124] &amp; &quot;'.$A$1:$Z$1000&quot;); 0; MATCH(&quot;total_assembly_time_min&quot;; INDIRECT(&quot;'&quot; &amp; [.B124] &amp; &quot;'.$A$1:$Z$1&quot;); 0)))/60; &quot;&quot;)">
            <text:p/>
          </table:table-cell>
          <table:table-cell table:content-validation-name="val5" table:formula="of:=IF([.C124]&lt;&gt;&quot;&quot;; [$values.$B$2]; &quot;&quot;)">
            <text:p/>
          </table:table-cell>
          <table:table-cell table:style-name="ce37" table:formula="of:=IF([.C124]&lt;&gt;&quot;&quot;; [.F124]*[.G124]; &quot;&quot;)">
            <text:p/>
          </table:table-cell>
          <table:table-cell table:style-name="ce37" table:formula="of:=IF([.C124]&lt;&gt;&quot;&quot;; [.H124]+[.E124]; &quot;&quot;)">
            <text:p/>
          </table:table-cell>
          <table:table-cell/>
          <table:table-cell table:formula="of:=IF([.C124]&lt;&gt;&quot;&quot;; [.L124]-[.I124]; &quot;&quot;)">
            <text:p/>
          </table:table-cell>
          <table:table-cell table:style-name="ce37" table:formula="of:=IF([.C124]&lt;&gt;&quot;&quot;; [.I124]/(1-[.J124]); &quot;&quot;)">
            <text:p/>
          </table:table-cell>
          <table:table-cell table:content-validation-name="val5" table:formula="of:=IF([.C124]&lt;&gt;&quot;&quot;; [$values.$A$2]; &quot;&quot;)">
            <text:p/>
          </table:table-cell>
          <table:table-cell table:style-name="ce37" table:formula="of:=IF([.C124]&lt;&gt;&quot;&quot;; [.O124]-[.L124]; &quot;&quot;)">
            <text:p/>
          </table:table-cell>
          <table:table-cell table:style-name="ce37" table:formula="of:=IF([.C124]&lt;&gt;&quot;&quot;; [.L124]/(1-[.M124]); &quot;&quot;)">
            <text:p/>
          </table:table-cell>
          <table:table-cell table:number-columns-repeated="1009"/>
        </table:table-row>
        <table:table-row table:style-name="ro1">
          <table:table-cell office:value-type="string" calcext:value-type="string">
            <text:p>81a45e00-f61a-4ccb-bbc5-634b1263a26f</text:p>
          </table:table-cell>
          <table:table-cell office:value-type="string" calcext:value-type="string">
            <text:p>bom_00124</text:p>
          </table:table-cell>
          <table:table-cell/>
          <table:table-cell table:formula="of:=IF([.C125]&lt;&gt;&quot;&quot;; SUM(INDEX(INDIRECT(&quot;'&quot; &amp; [.B125] &amp; &quot;'.$A$1:$Z$1000&quot;); 0; MATCH(&quot;count&quot;; INDIRECT(&quot;'&quot; &amp; [.B125] &amp; &quot;'.$A$1:$Z$1&quot;); 0))); &quot;&quot;)">
            <text:p/>
          </table:table-cell>
          <table:table-cell table:formula="of:=IF([.C125]&lt;&gt;&quot;&quot;; SUM(INDEX(INDIRECT(&quot;'&quot; &amp; [.B125] &amp; &quot;'.$A$1:$Z$1000&quot;); 0; MATCH(&quot;cost&quot;; INDIRECT(&quot;'&quot; &amp; [.B125] &amp; &quot;'.$A$1:$Z$1&quot;); 0))); &quot;&quot;)">
            <text:p/>
          </table:table-cell>
          <table:table-cell table:style-name="ce39" table:formula="of:=IF([.C125]&lt;&gt;&quot;&quot;; SUM(INDEX(INDIRECT(&quot;'&quot; &amp; [.B125] &amp; &quot;'.$A$1:$Z$1000&quot;); 0; MATCH(&quot;total_assembly_time_min&quot;; INDIRECT(&quot;'&quot; &amp; [.B125] &amp; &quot;'.$A$1:$Z$1&quot;); 0)))/60; &quot;&quot;)">
            <text:p/>
          </table:table-cell>
          <table:table-cell table:content-validation-name="val5" table:formula="of:=IF([.C125]&lt;&gt;&quot;&quot;; [$values.$B$2]; &quot;&quot;)">
            <text:p/>
          </table:table-cell>
          <table:table-cell table:style-name="ce37" table:formula="of:=IF([.C125]&lt;&gt;&quot;&quot;; [.F125]*[.G125]; &quot;&quot;)">
            <text:p/>
          </table:table-cell>
          <table:table-cell table:style-name="ce37" table:formula="of:=IF([.C125]&lt;&gt;&quot;&quot;; [.H125]+[.E125]; &quot;&quot;)">
            <text:p/>
          </table:table-cell>
          <table:table-cell/>
          <table:table-cell table:formula="of:=IF([.C125]&lt;&gt;&quot;&quot;; [.L125]-[.I125]; &quot;&quot;)">
            <text:p/>
          </table:table-cell>
          <table:table-cell table:style-name="ce37" table:formula="of:=IF([.C125]&lt;&gt;&quot;&quot;; [.I125]/(1-[.J125]); &quot;&quot;)">
            <text:p/>
          </table:table-cell>
          <table:table-cell table:content-validation-name="val5" table:formula="of:=IF([.C125]&lt;&gt;&quot;&quot;; [$values.$A$2]; &quot;&quot;)">
            <text:p/>
          </table:table-cell>
          <table:table-cell table:style-name="ce37" table:formula="of:=IF([.C125]&lt;&gt;&quot;&quot;; [.O125]-[.L125]; &quot;&quot;)">
            <text:p/>
          </table:table-cell>
          <table:table-cell table:style-name="ce37" table:formula="of:=IF([.C125]&lt;&gt;&quot;&quot;; [.L125]/(1-[.M125]); &quot;&quot;)">
            <text:p/>
          </table:table-cell>
          <table:table-cell table:number-columns-repeated="1009"/>
        </table:table-row>
        <table:table-row table:style-name="ro1">
          <table:table-cell office:value-type="string" calcext:value-type="string">
            <text:p>61fe2f72-dd03-4ac0-920f-4d7d8ac97774</text:p>
          </table:table-cell>
          <table:table-cell office:value-type="string" calcext:value-type="string">
            <text:p>bom_00125</text:p>
          </table:table-cell>
          <table:table-cell/>
          <table:table-cell table:formula="of:=IF([.C126]&lt;&gt;&quot;&quot;; SUM(INDEX(INDIRECT(&quot;'&quot; &amp; [.B126] &amp; &quot;'.$A$1:$Z$1000&quot;); 0; MATCH(&quot;count&quot;; INDIRECT(&quot;'&quot; &amp; [.B126] &amp; &quot;'.$A$1:$Z$1&quot;); 0))); &quot;&quot;)">
            <text:p/>
          </table:table-cell>
          <table:table-cell table:formula="of:=IF([.C126]&lt;&gt;&quot;&quot;; SUM(INDEX(INDIRECT(&quot;'&quot; &amp; [.B126] &amp; &quot;'.$A$1:$Z$1000&quot;); 0; MATCH(&quot;cost&quot;; INDIRECT(&quot;'&quot; &amp; [.B126] &amp; &quot;'.$A$1:$Z$1&quot;); 0))); &quot;&quot;)">
            <text:p/>
          </table:table-cell>
          <table:table-cell table:style-name="ce39" table:formula="of:=IF([.C126]&lt;&gt;&quot;&quot;; SUM(INDEX(INDIRECT(&quot;'&quot; &amp; [.B126] &amp; &quot;'.$A$1:$Z$1000&quot;); 0; MATCH(&quot;total_assembly_time_min&quot;; INDIRECT(&quot;'&quot; &amp; [.B126] &amp; &quot;'.$A$1:$Z$1&quot;); 0)))/60; &quot;&quot;)">
            <text:p/>
          </table:table-cell>
          <table:table-cell table:content-validation-name="val5" table:formula="of:=IF([.C126]&lt;&gt;&quot;&quot;; [$values.$B$2]; &quot;&quot;)">
            <text:p/>
          </table:table-cell>
          <table:table-cell table:style-name="ce37" table:formula="of:=IF([.C126]&lt;&gt;&quot;&quot;; [.F126]*[.G126]; &quot;&quot;)">
            <text:p/>
          </table:table-cell>
          <table:table-cell table:style-name="ce37" table:formula="of:=IF([.C126]&lt;&gt;&quot;&quot;; [.H126]+[.E126]; &quot;&quot;)">
            <text:p/>
          </table:table-cell>
          <table:table-cell/>
          <table:table-cell table:formula="of:=IF([.C126]&lt;&gt;&quot;&quot;; [.L126]-[.I126]; &quot;&quot;)">
            <text:p/>
          </table:table-cell>
          <table:table-cell table:style-name="ce37" table:formula="of:=IF([.C126]&lt;&gt;&quot;&quot;; [.I126]/(1-[.J126]); &quot;&quot;)">
            <text:p/>
          </table:table-cell>
          <table:table-cell table:content-validation-name="val5" table:formula="of:=IF([.C126]&lt;&gt;&quot;&quot;; [$values.$A$2]; &quot;&quot;)">
            <text:p/>
          </table:table-cell>
          <table:table-cell table:style-name="ce37" table:formula="of:=IF([.C126]&lt;&gt;&quot;&quot;; [.O126]-[.L126]; &quot;&quot;)">
            <text:p/>
          </table:table-cell>
          <table:table-cell table:style-name="ce37" table:formula="of:=IF([.C126]&lt;&gt;&quot;&quot;; [.L126]/(1-[.M126]); &quot;&quot;)">
            <text:p/>
          </table:table-cell>
          <table:table-cell table:number-columns-repeated="1009"/>
        </table:table-row>
        <table:table-row table:style-name="ro1">
          <table:table-cell office:value-type="string" calcext:value-type="string">
            <text:p>c28f46f3-9598-4fc5-af57-722ed40b5f0b</text:p>
          </table:table-cell>
          <table:table-cell office:value-type="string" calcext:value-type="string">
            <text:p>bom_00126</text:p>
          </table:table-cell>
          <table:table-cell/>
          <table:table-cell table:formula="of:=IF([.C127]&lt;&gt;&quot;&quot;; SUM(INDEX(INDIRECT(&quot;'&quot; &amp; [.B127] &amp; &quot;'.$A$1:$Z$1000&quot;); 0; MATCH(&quot;count&quot;; INDIRECT(&quot;'&quot; &amp; [.B127] &amp; &quot;'.$A$1:$Z$1&quot;); 0))); &quot;&quot;)">
            <text:p/>
          </table:table-cell>
          <table:table-cell table:formula="of:=IF([.C127]&lt;&gt;&quot;&quot;; SUM(INDEX(INDIRECT(&quot;'&quot; &amp; [.B127] &amp; &quot;'.$A$1:$Z$1000&quot;); 0; MATCH(&quot;cost&quot;; INDIRECT(&quot;'&quot; &amp; [.B127] &amp; &quot;'.$A$1:$Z$1&quot;); 0))); &quot;&quot;)">
            <text:p/>
          </table:table-cell>
          <table:table-cell table:style-name="ce39" table:formula="of:=IF([.C127]&lt;&gt;&quot;&quot;; SUM(INDEX(INDIRECT(&quot;'&quot; &amp; [.B127] &amp; &quot;'.$A$1:$Z$1000&quot;); 0; MATCH(&quot;total_assembly_time_min&quot;; INDIRECT(&quot;'&quot; &amp; [.B127] &amp; &quot;'.$A$1:$Z$1&quot;); 0)))/60; &quot;&quot;)">
            <text:p/>
          </table:table-cell>
          <table:table-cell table:content-validation-name="val5" table:formula="of:=IF([.C127]&lt;&gt;&quot;&quot;; [$values.$B$2]; &quot;&quot;)">
            <text:p/>
          </table:table-cell>
          <table:table-cell table:style-name="ce37" table:formula="of:=IF([.C127]&lt;&gt;&quot;&quot;; [.F127]*[.G127]; &quot;&quot;)">
            <text:p/>
          </table:table-cell>
          <table:table-cell table:style-name="ce37" table:formula="of:=IF([.C127]&lt;&gt;&quot;&quot;; [.H127]+[.E127]; &quot;&quot;)">
            <text:p/>
          </table:table-cell>
          <table:table-cell/>
          <table:table-cell table:formula="of:=IF([.C127]&lt;&gt;&quot;&quot;; [.L127]-[.I127]; &quot;&quot;)">
            <text:p/>
          </table:table-cell>
          <table:table-cell table:style-name="ce37" table:formula="of:=IF([.C127]&lt;&gt;&quot;&quot;; [.I127]/(1-[.J127]); &quot;&quot;)">
            <text:p/>
          </table:table-cell>
          <table:table-cell table:content-validation-name="val5" table:formula="of:=IF([.C127]&lt;&gt;&quot;&quot;; [$values.$A$2]; &quot;&quot;)">
            <text:p/>
          </table:table-cell>
          <table:table-cell table:style-name="ce37" table:formula="of:=IF([.C127]&lt;&gt;&quot;&quot;; [.O127]-[.L127]; &quot;&quot;)">
            <text:p/>
          </table:table-cell>
          <table:table-cell table:style-name="ce37" table:formula="of:=IF([.C127]&lt;&gt;&quot;&quot;; [.L127]/(1-[.M127]); &quot;&quot;)">
            <text:p/>
          </table:table-cell>
          <table:table-cell table:number-columns-repeated="1009"/>
        </table:table-row>
        <table:table-row table:style-name="ro1">
          <table:table-cell office:value-type="string" calcext:value-type="string">
            <text:p>b7f08356-edeb-4a75-af10-8b24d963c718</text:p>
          </table:table-cell>
          <table:table-cell office:value-type="string" calcext:value-type="string">
            <text:p>bom_00127</text:p>
          </table:table-cell>
          <table:table-cell/>
          <table:table-cell table:formula="of:=IF([.C128]&lt;&gt;&quot;&quot;; SUM(INDEX(INDIRECT(&quot;'&quot; &amp; [.B128] &amp; &quot;'.$A$1:$Z$1000&quot;); 0; MATCH(&quot;count&quot;; INDIRECT(&quot;'&quot; &amp; [.B128] &amp; &quot;'.$A$1:$Z$1&quot;); 0))); &quot;&quot;)">
            <text:p/>
          </table:table-cell>
          <table:table-cell table:formula="of:=IF([.C128]&lt;&gt;&quot;&quot;; SUM(INDEX(INDIRECT(&quot;'&quot; &amp; [.B128] &amp; &quot;'.$A$1:$Z$1000&quot;); 0; MATCH(&quot;cost&quot;; INDIRECT(&quot;'&quot; &amp; [.B128] &amp; &quot;'.$A$1:$Z$1&quot;); 0))); &quot;&quot;)">
            <text:p/>
          </table:table-cell>
          <table:table-cell table:style-name="ce39" table:formula="of:=IF([.C128]&lt;&gt;&quot;&quot;; SUM(INDEX(INDIRECT(&quot;'&quot; &amp; [.B128] &amp; &quot;'.$A$1:$Z$1000&quot;); 0; MATCH(&quot;total_assembly_time_min&quot;; INDIRECT(&quot;'&quot; &amp; [.B128] &amp; &quot;'.$A$1:$Z$1&quot;); 0)))/60; &quot;&quot;)">
            <text:p/>
          </table:table-cell>
          <table:table-cell table:content-validation-name="val5" table:formula="of:=IF([.C128]&lt;&gt;&quot;&quot;; [$values.$B$2]; &quot;&quot;)">
            <text:p/>
          </table:table-cell>
          <table:table-cell table:style-name="ce37" table:formula="of:=IF([.C128]&lt;&gt;&quot;&quot;; [.F128]*[.G128]; &quot;&quot;)">
            <text:p/>
          </table:table-cell>
          <table:table-cell table:style-name="ce37" table:formula="of:=IF([.C128]&lt;&gt;&quot;&quot;; [.H128]+[.E128]; &quot;&quot;)">
            <text:p/>
          </table:table-cell>
          <table:table-cell/>
          <table:table-cell table:formula="of:=IF([.C128]&lt;&gt;&quot;&quot;; [.L128]-[.I128]; &quot;&quot;)">
            <text:p/>
          </table:table-cell>
          <table:table-cell table:style-name="ce37" table:formula="of:=IF([.C128]&lt;&gt;&quot;&quot;; [.I128]/(1-[.J128]); &quot;&quot;)">
            <text:p/>
          </table:table-cell>
          <table:table-cell table:content-validation-name="val5" table:formula="of:=IF([.C128]&lt;&gt;&quot;&quot;; [$values.$A$2]; &quot;&quot;)">
            <text:p/>
          </table:table-cell>
          <table:table-cell table:style-name="ce37" table:formula="of:=IF([.C128]&lt;&gt;&quot;&quot;; [.O128]-[.L128]; &quot;&quot;)">
            <text:p/>
          </table:table-cell>
          <table:table-cell table:style-name="ce37" table:formula="of:=IF([.C128]&lt;&gt;&quot;&quot;; [.L128]/(1-[.M128]); &quot;&quot;)">
            <text:p/>
          </table:table-cell>
          <table:table-cell table:number-columns-repeated="1009"/>
        </table:table-row>
        <table:table-row table:style-name="ro1">
          <table:table-cell office:value-type="string" calcext:value-type="string">
            <text:p>64d50781-f326-4abc-b706-68cbb541cfa4</text:p>
          </table:table-cell>
          <table:table-cell office:value-type="string" calcext:value-type="string">
            <text:p>bom_00128</text:p>
          </table:table-cell>
          <table:table-cell/>
          <table:table-cell table:formula="of:=IF([.C129]&lt;&gt;&quot;&quot;; SUM(INDEX(INDIRECT(&quot;'&quot; &amp; [.B129] &amp; &quot;'.$A$1:$Z$1000&quot;); 0; MATCH(&quot;count&quot;; INDIRECT(&quot;'&quot; &amp; [.B129] &amp; &quot;'.$A$1:$Z$1&quot;); 0))); &quot;&quot;)">
            <text:p/>
          </table:table-cell>
          <table:table-cell table:formula="of:=IF([.C129]&lt;&gt;&quot;&quot;; SUM(INDEX(INDIRECT(&quot;'&quot; &amp; [.B129] &amp; &quot;'.$A$1:$Z$1000&quot;); 0; MATCH(&quot;cost&quot;; INDIRECT(&quot;'&quot; &amp; [.B129] &amp; &quot;'.$A$1:$Z$1&quot;); 0))); &quot;&quot;)">
            <text:p/>
          </table:table-cell>
          <table:table-cell table:style-name="ce39" table:formula="of:=IF([.C129]&lt;&gt;&quot;&quot;; SUM(INDEX(INDIRECT(&quot;'&quot; &amp; [.B129] &amp; &quot;'.$A$1:$Z$1000&quot;); 0; MATCH(&quot;total_assembly_time_min&quot;; INDIRECT(&quot;'&quot; &amp; [.B129] &amp; &quot;'.$A$1:$Z$1&quot;); 0)))/60; &quot;&quot;)">
            <text:p/>
          </table:table-cell>
          <table:table-cell table:content-validation-name="val5" table:formula="of:=IF([.C129]&lt;&gt;&quot;&quot;; [$values.$B$2]; &quot;&quot;)">
            <text:p/>
          </table:table-cell>
          <table:table-cell table:style-name="ce37" table:formula="of:=IF([.C129]&lt;&gt;&quot;&quot;; [.F129]*[.G129]; &quot;&quot;)">
            <text:p/>
          </table:table-cell>
          <table:table-cell table:style-name="ce37" table:formula="of:=IF([.C129]&lt;&gt;&quot;&quot;; [.H129]+[.E129]; &quot;&quot;)">
            <text:p/>
          </table:table-cell>
          <table:table-cell/>
          <table:table-cell table:formula="of:=IF([.C129]&lt;&gt;&quot;&quot;; [.L129]-[.I129]; &quot;&quot;)">
            <text:p/>
          </table:table-cell>
          <table:table-cell table:style-name="ce37" table:formula="of:=IF([.C129]&lt;&gt;&quot;&quot;; [.I129]/(1-[.J129]); &quot;&quot;)">
            <text:p/>
          </table:table-cell>
          <table:table-cell table:content-validation-name="val5" table:formula="of:=IF([.C129]&lt;&gt;&quot;&quot;; [$values.$A$2]; &quot;&quot;)">
            <text:p/>
          </table:table-cell>
          <table:table-cell table:style-name="ce37" table:formula="of:=IF([.C129]&lt;&gt;&quot;&quot;; [.O129]-[.L129]; &quot;&quot;)">
            <text:p/>
          </table:table-cell>
          <table:table-cell table:style-name="ce37" table:formula="of:=IF([.C129]&lt;&gt;&quot;&quot;; [.L129]/(1-[.M129]); &quot;&quot;)">
            <text:p/>
          </table:table-cell>
          <table:table-cell table:number-columns-repeated="1009"/>
        </table:table-row>
        <table:table-row table:style-name="ro1">
          <table:table-cell office:value-type="string" calcext:value-type="string">
            <text:p>cc7a3eac-f7de-4ee7-b746-4c834c539f43</text:p>
          </table:table-cell>
          <table:table-cell office:value-type="string" calcext:value-type="string">
            <text:p>bom_00129</text:p>
          </table:table-cell>
          <table:table-cell/>
          <table:table-cell table:formula="of:=IF([.C130]&lt;&gt;&quot;&quot;; SUM(INDEX(INDIRECT(&quot;'&quot; &amp; [.B130] &amp; &quot;'.$A$1:$Z$1000&quot;); 0; MATCH(&quot;count&quot;; INDIRECT(&quot;'&quot; &amp; [.B130] &amp; &quot;'.$A$1:$Z$1&quot;); 0))); &quot;&quot;)">
            <text:p/>
          </table:table-cell>
          <table:table-cell table:formula="of:=IF([.C130]&lt;&gt;&quot;&quot;; SUM(INDEX(INDIRECT(&quot;'&quot; &amp; [.B130] &amp; &quot;'.$A$1:$Z$1000&quot;); 0; MATCH(&quot;cost&quot;; INDIRECT(&quot;'&quot; &amp; [.B130] &amp; &quot;'.$A$1:$Z$1&quot;); 0))); &quot;&quot;)">
            <text:p/>
          </table:table-cell>
          <table:table-cell table:style-name="ce39" table:formula="of:=IF([.C130]&lt;&gt;&quot;&quot;; SUM(INDEX(INDIRECT(&quot;'&quot; &amp; [.B130] &amp; &quot;'.$A$1:$Z$1000&quot;); 0; MATCH(&quot;total_assembly_time_min&quot;; INDIRECT(&quot;'&quot; &amp; [.B130] &amp; &quot;'.$A$1:$Z$1&quot;); 0)))/60; &quot;&quot;)">
            <text:p/>
          </table:table-cell>
          <table:table-cell table:content-validation-name="val5" table:formula="of:=IF([.C130]&lt;&gt;&quot;&quot;; [$values.$B$2]; &quot;&quot;)">
            <text:p/>
          </table:table-cell>
          <table:table-cell table:style-name="ce37" table:formula="of:=IF([.C130]&lt;&gt;&quot;&quot;; [.F130]*[.G130]; &quot;&quot;)">
            <text:p/>
          </table:table-cell>
          <table:table-cell table:style-name="ce37" table:formula="of:=IF([.C130]&lt;&gt;&quot;&quot;; [.H130]+[.E130]; &quot;&quot;)">
            <text:p/>
          </table:table-cell>
          <table:table-cell/>
          <table:table-cell table:formula="of:=IF([.C130]&lt;&gt;&quot;&quot;; [.L130]-[.I130]; &quot;&quot;)">
            <text:p/>
          </table:table-cell>
          <table:table-cell table:style-name="ce37" table:formula="of:=IF([.C130]&lt;&gt;&quot;&quot;; [.I130]/(1-[.J130]); &quot;&quot;)">
            <text:p/>
          </table:table-cell>
          <table:table-cell table:content-validation-name="val5" table:formula="of:=IF([.C130]&lt;&gt;&quot;&quot;; [$values.$A$2]; &quot;&quot;)">
            <text:p/>
          </table:table-cell>
          <table:table-cell table:style-name="ce37" table:formula="of:=IF([.C130]&lt;&gt;&quot;&quot;; [.O130]-[.L130]; &quot;&quot;)">
            <text:p/>
          </table:table-cell>
          <table:table-cell table:style-name="ce37" table:formula="of:=IF([.C130]&lt;&gt;&quot;&quot;; [.L130]/(1-[.M130]); &quot;&quot;)">
            <text:p/>
          </table:table-cell>
          <table:table-cell table:number-columns-repeated="1009"/>
        </table:table-row>
        <table:table-row table:style-name="ro1">
          <table:table-cell office:value-type="string" calcext:value-type="string">
            <text:p>bf5d23d9-2311-4bf8-b47b-ab76d09d4465</text:p>
          </table:table-cell>
          <table:table-cell office:value-type="string" calcext:value-type="string">
            <text:p>bom_00130</text:p>
          </table:table-cell>
          <table:table-cell/>
          <table:table-cell table:formula="of:=IF([.C131]&lt;&gt;&quot;&quot;; SUM(INDEX(INDIRECT(&quot;'&quot; &amp; [.B131] &amp; &quot;'.$A$1:$Z$1000&quot;); 0; MATCH(&quot;count&quot;; INDIRECT(&quot;'&quot; &amp; [.B131] &amp; &quot;'.$A$1:$Z$1&quot;); 0))); &quot;&quot;)">
            <text:p/>
          </table:table-cell>
          <table:table-cell table:formula="of:=IF([.C131]&lt;&gt;&quot;&quot;; SUM(INDEX(INDIRECT(&quot;'&quot; &amp; [.B131] &amp; &quot;'.$A$1:$Z$1000&quot;); 0; MATCH(&quot;cost&quot;; INDIRECT(&quot;'&quot; &amp; [.B131] &amp; &quot;'.$A$1:$Z$1&quot;); 0))); &quot;&quot;)">
            <text:p/>
          </table:table-cell>
          <table:table-cell table:style-name="ce39" table:formula="of:=IF([.C131]&lt;&gt;&quot;&quot;; SUM(INDEX(INDIRECT(&quot;'&quot; &amp; [.B131] &amp; &quot;'.$A$1:$Z$1000&quot;); 0; MATCH(&quot;total_assembly_time_min&quot;; INDIRECT(&quot;'&quot; &amp; [.B131] &amp; &quot;'.$A$1:$Z$1&quot;); 0)))/60; &quot;&quot;)">
            <text:p/>
          </table:table-cell>
          <table:table-cell table:content-validation-name="val5" table:formula="of:=IF([.C131]&lt;&gt;&quot;&quot;; [$values.$B$2]; &quot;&quot;)">
            <text:p/>
          </table:table-cell>
          <table:table-cell table:style-name="ce37" table:formula="of:=IF([.C131]&lt;&gt;&quot;&quot;; [.F131]*[.G131]; &quot;&quot;)">
            <text:p/>
          </table:table-cell>
          <table:table-cell table:style-name="ce37" table:formula="of:=IF([.C131]&lt;&gt;&quot;&quot;; [.H131]+[.E131]; &quot;&quot;)">
            <text:p/>
          </table:table-cell>
          <table:table-cell/>
          <table:table-cell table:formula="of:=IF([.C131]&lt;&gt;&quot;&quot;; [.L131]-[.I131]; &quot;&quot;)">
            <text:p/>
          </table:table-cell>
          <table:table-cell table:style-name="ce37" table:formula="of:=IF([.C131]&lt;&gt;&quot;&quot;; [.I131]/(1-[.J131]); &quot;&quot;)">
            <text:p/>
          </table:table-cell>
          <table:table-cell table:content-validation-name="val5" table:formula="of:=IF([.C131]&lt;&gt;&quot;&quot;; [$values.$A$2]; &quot;&quot;)">
            <text:p/>
          </table:table-cell>
          <table:table-cell table:style-name="ce37" table:formula="of:=IF([.C131]&lt;&gt;&quot;&quot;; [.O131]-[.L131]; &quot;&quot;)">
            <text:p/>
          </table:table-cell>
          <table:table-cell table:style-name="ce37" table:formula="of:=IF([.C131]&lt;&gt;&quot;&quot;; [.L131]/(1-[.M131]); &quot;&quot;)">
            <text:p/>
          </table:table-cell>
          <table:table-cell table:number-columns-repeated="1009"/>
        </table:table-row>
        <table:table-row table:style-name="ro1">
          <table:table-cell office:value-type="string" calcext:value-type="string">
            <text:p>4120a9d0-82bf-444b-bd78-b19b8ce0695e</text:p>
          </table:table-cell>
          <table:table-cell office:value-type="string" calcext:value-type="string">
            <text:p>bom_00131</text:p>
          </table:table-cell>
          <table:table-cell/>
          <table:table-cell table:formula="of:=IF([.C132]&lt;&gt;&quot;&quot;; SUM(INDEX(INDIRECT(&quot;'&quot; &amp; [.B132] &amp; &quot;'.$A$1:$Z$1000&quot;); 0; MATCH(&quot;count&quot;; INDIRECT(&quot;'&quot; &amp; [.B132] &amp; &quot;'.$A$1:$Z$1&quot;); 0))); &quot;&quot;)">
            <text:p/>
          </table:table-cell>
          <table:table-cell table:formula="of:=IF([.C132]&lt;&gt;&quot;&quot;; SUM(INDEX(INDIRECT(&quot;'&quot; &amp; [.B132] &amp; &quot;'.$A$1:$Z$1000&quot;); 0; MATCH(&quot;cost&quot;; INDIRECT(&quot;'&quot; &amp; [.B132] &amp; &quot;'.$A$1:$Z$1&quot;); 0))); &quot;&quot;)">
            <text:p/>
          </table:table-cell>
          <table:table-cell table:style-name="ce39" table:formula="of:=IF([.C132]&lt;&gt;&quot;&quot;; SUM(INDEX(INDIRECT(&quot;'&quot; &amp; [.B132] &amp; &quot;'.$A$1:$Z$1000&quot;); 0; MATCH(&quot;total_assembly_time_min&quot;; INDIRECT(&quot;'&quot; &amp; [.B132] &amp; &quot;'.$A$1:$Z$1&quot;); 0)))/60; &quot;&quot;)">
            <text:p/>
          </table:table-cell>
          <table:table-cell table:content-validation-name="val5" table:formula="of:=IF([.C132]&lt;&gt;&quot;&quot;; [$values.$B$2]; &quot;&quot;)">
            <text:p/>
          </table:table-cell>
          <table:table-cell table:style-name="ce37" table:formula="of:=IF([.C132]&lt;&gt;&quot;&quot;; [.F132]*[.G132]; &quot;&quot;)">
            <text:p/>
          </table:table-cell>
          <table:table-cell table:style-name="ce37" table:formula="of:=IF([.C132]&lt;&gt;&quot;&quot;; [.H132]+[.E132]; &quot;&quot;)">
            <text:p/>
          </table:table-cell>
          <table:table-cell/>
          <table:table-cell table:formula="of:=IF([.C132]&lt;&gt;&quot;&quot;; [.L132]-[.I132]; &quot;&quot;)">
            <text:p/>
          </table:table-cell>
          <table:table-cell table:style-name="ce37" table:formula="of:=IF([.C132]&lt;&gt;&quot;&quot;; [.I132]/(1-[.J132]); &quot;&quot;)">
            <text:p/>
          </table:table-cell>
          <table:table-cell table:content-validation-name="val5" table:formula="of:=IF([.C132]&lt;&gt;&quot;&quot;; [$values.$A$2]; &quot;&quot;)">
            <text:p/>
          </table:table-cell>
          <table:table-cell table:style-name="ce37" table:formula="of:=IF([.C132]&lt;&gt;&quot;&quot;; [.O132]-[.L132]; &quot;&quot;)">
            <text:p/>
          </table:table-cell>
          <table:table-cell table:style-name="ce37" table:formula="of:=IF([.C132]&lt;&gt;&quot;&quot;; [.L132]/(1-[.M132]); &quot;&quot;)">
            <text:p/>
          </table:table-cell>
          <table:table-cell table:number-columns-repeated="1009"/>
        </table:table-row>
        <table:table-row table:style-name="ro1">
          <table:table-cell office:value-type="string" calcext:value-type="string">
            <text:p>8db2d9c9-42d0-463d-864b-ce73fa2fb70f</text:p>
          </table:table-cell>
          <table:table-cell office:value-type="string" calcext:value-type="string">
            <text:p>bom_00132</text:p>
          </table:table-cell>
          <table:table-cell/>
          <table:table-cell table:formula="of:=IF([.C133]&lt;&gt;&quot;&quot;; SUM(INDEX(INDIRECT(&quot;'&quot; &amp; [.B133] &amp; &quot;'.$A$1:$Z$1000&quot;); 0; MATCH(&quot;count&quot;; INDIRECT(&quot;'&quot; &amp; [.B133] &amp; &quot;'.$A$1:$Z$1&quot;); 0))); &quot;&quot;)">
            <text:p/>
          </table:table-cell>
          <table:table-cell table:formula="of:=IF([.C133]&lt;&gt;&quot;&quot;; SUM(INDEX(INDIRECT(&quot;'&quot; &amp; [.B133] &amp; &quot;'.$A$1:$Z$1000&quot;); 0; MATCH(&quot;cost&quot;; INDIRECT(&quot;'&quot; &amp; [.B133] &amp; &quot;'.$A$1:$Z$1&quot;); 0))); &quot;&quot;)">
            <text:p/>
          </table:table-cell>
          <table:table-cell table:style-name="ce39" table:formula="of:=IF([.C133]&lt;&gt;&quot;&quot;; SUM(INDEX(INDIRECT(&quot;'&quot; &amp; [.B133] &amp; &quot;'.$A$1:$Z$1000&quot;); 0; MATCH(&quot;total_assembly_time_min&quot;; INDIRECT(&quot;'&quot; &amp; [.B133] &amp; &quot;'.$A$1:$Z$1&quot;); 0)))/60; &quot;&quot;)">
            <text:p/>
          </table:table-cell>
          <table:table-cell table:content-validation-name="val5" table:formula="of:=IF([.C133]&lt;&gt;&quot;&quot;; [$values.$B$2]; &quot;&quot;)">
            <text:p/>
          </table:table-cell>
          <table:table-cell table:style-name="ce37" table:formula="of:=IF([.C133]&lt;&gt;&quot;&quot;; [.F133]*[.G133]; &quot;&quot;)">
            <text:p/>
          </table:table-cell>
          <table:table-cell table:style-name="ce37" table:formula="of:=IF([.C133]&lt;&gt;&quot;&quot;; [.H133]+[.E133]; &quot;&quot;)">
            <text:p/>
          </table:table-cell>
          <table:table-cell/>
          <table:table-cell table:formula="of:=IF([.C133]&lt;&gt;&quot;&quot;; [.L133]-[.I133]; &quot;&quot;)">
            <text:p/>
          </table:table-cell>
          <table:table-cell table:style-name="ce37" table:formula="of:=IF([.C133]&lt;&gt;&quot;&quot;; [.I133]/(1-[.J133]); &quot;&quot;)">
            <text:p/>
          </table:table-cell>
          <table:table-cell table:content-validation-name="val5" table:formula="of:=IF([.C133]&lt;&gt;&quot;&quot;; [$values.$A$2]; &quot;&quot;)">
            <text:p/>
          </table:table-cell>
          <table:table-cell table:style-name="ce37" table:formula="of:=IF([.C133]&lt;&gt;&quot;&quot;; [.O133]-[.L133]; &quot;&quot;)">
            <text:p/>
          </table:table-cell>
          <table:table-cell table:style-name="ce37" table:formula="of:=IF([.C133]&lt;&gt;&quot;&quot;; [.L133]/(1-[.M133]); &quot;&quot;)">
            <text:p/>
          </table:table-cell>
          <table:table-cell table:number-columns-repeated="1009"/>
        </table:table-row>
        <table:table-row table:style-name="ro1">
          <table:table-cell office:value-type="string" calcext:value-type="string">
            <text:p>925b9401-dc11-4004-981f-54e2a09a7361</text:p>
          </table:table-cell>
          <table:table-cell office:value-type="string" calcext:value-type="string">
            <text:p>bom_00133</text:p>
          </table:table-cell>
          <table:table-cell/>
          <table:table-cell table:formula="of:=IF([.C134]&lt;&gt;&quot;&quot;; SUM(INDEX(INDIRECT(&quot;'&quot; &amp; [.B134] &amp; &quot;'.$A$1:$Z$1000&quot;); 0; MATCH(&quot;count&quot;; INDIRECT(&quot;'&quot; &amp; [.B134] &amp; &quot;'.$A$1:$Z$1&quot;); 0))); &quot;&quot;)">
            <text:p/>
          </table:table-cell>
          <table:table-cell table:formula="of:=IF([.C134]&lt;&gt;&quot;&quot;; SUM(INDEX(INDIRECT(&quot;'&quot; &amp; [.B134] &amp; &quot;'.$A$1:$Z$1000&quot;); 0; MATCH(&quot;cost&quot;; INDIRECT(&quot;'&quot; &amp; [.B134] &amp; &quot;'.$A$1:$Z$1&quot;); 0))); &quot;&quot;)">
            <text:p/>
          </table:table-cell>
          <table:table-cell table:style-name="ce39" table:formula="of:=IF([.C134]&lt;&gt;&quot;&quot;; SUM(INDEX(INDIRECT(&quot;'&quot; &amp; [.B134] &amp; &quot;'.$A$1:$Z$1000&quot;); 0; MATCH(&quot;total_assembly_time_min&quot;; INDIRECT(&quot;'&quot; &amp; [.B134] &amp; &quot;'.$A$1:$Z$1&quot;); 0)))/60; &quot;&quot;)">
            <text:p/>
          </table:table-cell>
          <table:table-cell table:content-validation-name="val5" table:formula="of:=IF([.C134]&lt;&gt;&quot;&quot;; [$values.$B$2]; &quot;&quot;)">
            <text:p/>
          </table:table-cell>
          <table:table-cell table:style-name="ce37" table:formula="of:=IF([.C134]&lt;&gt;&quot;&quot;; [.F134]*[.G134]; &quot;&quot;)">
            <text:p/>
          </table:table-cell>
          <table:table-cell table:style-name="ce37" table:formula="of:=IF([.C134]&lt;&gt;&quot;&quot;; [.H134]+[.E134]; &quot;&quot;)">
            <text:p/>
          </table:table-cell>
          <table:table-cell/>
          <table:table-cell table:formula="of:=IF([.C134]&lt;&gt;&quot;&quot;; [.L134]-[.I134]; &quot;&quot;)">
            <text:p/>
          </table:table-cell>
          <table:table-cell table:style-name="ce37" table:formula="of:=IF([.C134]&lt;&gt;&quot;&quot;; [.I134]/(1-[.J134]); &quot;&quot;)">
            <text:p/>
          </table:table-cell>
          <table:table-cell table:content-validation-name="val5" table:formula="of:=IF([.C134]&lt;&gt;&quot;&quot;; [$values.$A$2]; &quot;&quot;)">
            <text:p/>
          </table:table-cell>
          <table:table-cell table:style-name="ce37" table:formula="of:=IF([.C134]&lt;&gt;&quot;&quot;; [.O134]-[.L134]; &quot;&quot;)">
            <text:p/>
          </table:table-cell>
          <table:table-cell table:style-name="ce37" table:formula="of:=IF([.C134]&lt;&gt;&quot;&quot;; [.L134]/(1-[.M134]); &quot;&quot;)">
            <text:p/>
          </table:table-cell>
          <table:table-cell table:number-columns-repeated="1009"/>
        </table:table-row>
        <table:table-row table:style-name="ro1">
          <table:table-cell office:value-type="string" calcext:value-type="string">
            <text:p>8ef42e40-6386-4c7f-845f-5e84a619a3ca</text:p>
          </table:table-cell>
          <table:table-cell office:value-type="string" calcext:value-type="string">
            <text:p>bom_00134</text:p>
          </table:table-cell>
          <table:table-cell/>
          <table:table-cell table:formula="of:=IF([.C135]&lt;&gt;&quot;&quot;; SUM(INDEX(INDIRECT(&quot;'&quot; &amp; [.B135] &amp; &quot;'.$A$1:$Z$1000&quot;); 0; MATCH(&quot;count&quot;; INDIRECT(&quot;'&quot; &amp; [.B135] &amp; &quot;'.$A$1:$Z$1&quot;); 0))); &quot;&quot;)">
            <text:p/>
          </table:table-cell>
          <table:table-cell table:formula="of:=IF([.C135]&lt;&gt;&quot;&quot;; SUM(INDEX(INDIRECT(&quot;'&quot; &amp; [.B135] &amp; &quot;'.$A$1:$Z$1000&quot;); 0; MATCH(&quot;cost&quot;; INDIRECT(&quot;'&quot; &amp; [.B135] &amp; &quot;'.$A$1:$Z$1&quot;); 0))); &quot;&quot;)">
            <text:p/>
          </table:table-cell>
          <table:table-cell table:style-name="ce39" table:formula="of:=IF([.C135]&lt;&gt;&quot;&quot;; SUM(INDEX(INDIRECT(&quot;'&quot; &amp; [.B135] &amp; &quot;'.$A$1:$Z$1000&quot;); 0; MATCH(&quot;total_assembly_time_min&quot;; INDIRECT(&quot;'&quot; &amp; [.B135] &amp; &quot;'.$A$1:$Z$1&quot;); 0)))/60; &quot;&quot;)">
            <text:p/>
          </table:table-cell>
          <table:table-cell table:content-validation-name="val5" table:formula="of:=IF([.C135]&lt;&gt;&quot;&quot;; [$values.$B$2]; &quot;&quot;)">
            <text:p/>
          </table:table-cell>
          <table:table-cell table:style-name="ce37" table:formula="of:=IF([.C135]&lt;&gt;&quot;&quot;; [.F135]*[.G135]; &quot;&quot;)">
            <text:p/>
          </table:table-cell>
          <table:table-cell table:style-name="ce37" table:formula="of:=IF([.C135]&lt;&gt;&quot;&quot;; [.H135]+[.E135]; &quot;&quot;)">
            <text:p/>
          </table:table-cell>
          <table:table-cell/>
          <table:table-cell table:formula="of:=IF([.C135]&lt;&gt;&quot;&quot;; [.L135]-[.I135]; &quot;&quot;)">
            <text:p/>
          </table:table-cell>
          <table:table-cell table:style-name="ce37" table:formula="of:=IF([.C135]&lt;&gt;&quot;&quot;; [.I135]/(1-[.J135]); &quot;&quot;)">
            <text:p/>
          </table:table-cell>
          <table:table-cell table:content-validation-name="val5" table:formula="of:=IF([.C135]&lt;&gt;&quot;&quot;; [$values.$A$2]; &quot;&quot;)">
            <text:p/>
          </table:table-cell>
          <table:table-cell table:style-name="ce37" table:formula="of:=IF([.C135]&lt;&gt;&quot;&quot;; [.O135]-[.L135]; &quot;&quot;)">
            <text:p/>
          </table:table-cell>
          <table:table-cell table:style-name="ce37" table:formula="of:=IF([.C135]&lt;&gt;&quot;&quot;; [.L135]/(1-[.M135]); &quot;&quot;)">
            <text:p/>
          </table:table-cell>
          <table:table-cell table:number-columns-repeated="1009"/>
        </table:table-row>
        <table:table-row table:style-name="ro1">
          <table:table-cell office:value-type="string" calcext:value-type="string">
            <text:p>868ad359-1be9-4c16-981a-efd05f349449</text:p>
          </table:table-cell>
          <table:table-cell office:value-type="string" calcext:value-type="string">
            <text:p>bom_00135</text:p>
          </table:table-cell>
          <table:table-cell/>
          <table:table-cell table:formula="of:=IF([.C136]&lt;&gt;&quot;&quot;; SUM(INDEX(INDIRECT(&quot;'&quot; &amp; [.B136] &amp; &quot;'.$A$1:$Z$1000&quot;); 0; MATCH(&quot;count&quot;; INDIRECT(&quot;'&quot; &amp; [.B136] &amp; &quot;'.$A$1:$Z$1&quot;); 0))); &quot;&quot;)">
            <text:p/>
          </table:table-cell>
          <table:table-cell table:formula="of:=IF([.C136]&lt;&gt;&quot;&quot;; SUM(INDEX(INDIRECT(&quot;'&quot; &amp; [.B136] &amp; &quot;'.$A$1:$Z$1000&quot;); 0; MATCH(&quot;cost&quot;; INDIRECT(&quot;'&quot; &amp; [.B136] &amp; &quot;'.$A$1:$Z$1&quot;); 0))); &quot;&quot;)">
            <text:p/>
          </table:table-cell>
          <table:table-cell table:style-name="ce39" table:formula="of:=IF([.C136]&lt;&gt;&quot;&quot;; SUM(INDEX(INDIRECT(&quot;'&quot; &amp; [.B136] &amp; &quot;'.$A$1:$Z$1000&quot;); 0; MATCH(&quot;total_assembly_time_min&quot;; INDIRECT(&quot;'&quot; &amp; [.B136] &amp; &quot;'.$A$1:$Z$1&quot;); 0)))/60; &quot;&quot;)">
            <text:p/>
          </table:table-cell>
          <table:table-cell table:content-validation-name="val5" table:formula="of:=IF([.C136]&lt;&gt;&quot;&quot;; [$values.$B$2]; &quot;&quot;)">
            <text:p/>
          </table:table-cell>
          <table:table-cell table:style-name="ce37" table:formula="of:=IF([.C136]&lt;&gt;&quot;&quot;; [.F136]*[.G136]; &quot;&quot;)">
            <text:p/>
          </table:table-cell>
          <table:table-cell table:style-name="ce37" table:formula="of:=IF([.C136]&lt;&gt;&quot;&quot;; [.H136]+[.E136]; &quot;&quot;)">
            <text:p/>
          </table:table-cell>
          <table:table-cell/>
          <table:table-cell table:formula="of:=IF([.C136]&lt;&gt;&quot;&quot;; [.L136]-[.I136]; &quot;&quot;)">
            <text:p/>
          </table:table-cell>
          <table:table-cell table:style-name="ce37" table:formula="of:=IF([.C136]&lt;&gt;&quot;&quot;; [.I136]/(1-[.J136]); &quot;&quot;)">
            <text:p/>
          </table:table-cell>
          <table:table-cell table:content-validation-name="val5" table:formula="of:=IF([.C136]&lt;&gt;&quot;&quot;; [$values.$A$2]; &quot;&quot;)">
            <text:p/>
          </table:table-cell>
          <table:table-cell table:style-name="ce37" table:formula="of:=IF([.C136]&lt;&gt;&quot;&quot;; [.O136]-[.L136]; &quot;&quot;)">
            <text:p/>
          </table:table-cell>
          <table:table-cell table:style-name="ce37" table:formula="of:=IF([.C136]&lt;&gt;&quot;&quot;; [.L136]/(1-[.M136]); &quot;&quot;)">
            <text:p/>
          </table:table-cell>
          <table:table-cell table:number-columns-repeated="1009"/>
        </table:table-row>
        <table:table-row table:style-name="ro1">
          <table:table-cell office:value-type="string" calcext:value-type="string">
            <text:p>a30f4ffd-a61e-4227-aeeb-4cad9619aeac</text:p>
          </table:table-cell>
          <table:table-cell office:value-type="string" calcext:value-type="string">
            <text:p>bom_00136</text:p>
          </table:table-cell>
          <table:table-cell/>
          <table:table-cell table:formula="of:=IF([.C137]&lt;&gt;&quot;&quot;; SUM(INDEX(INDIRECT(&quot;'&quot; &amp; [.B137] &amp; &quot;'.$A$1:$Z$1000&quot;); 0; MATCH(&quot;count&quot;; INDIRECT(&quot;'&quot; &amp; [.B137] &amp; &quot;'.$A$1:$Z$1&quot;); 0))); &quot;&quot;)">
            <text:p/>
          </table:table-cell>
          <table:table-cell table:formula="of:=IF([.C137]&lt;&gt;&quot;&quot;; SUM(INDEX(INDIRECT(&quot;'&quot; &amp; [.B137] &amp; &quot;'.$A$1:$Z$1000&quot;); 0; MATCH(&quot;cost&quot;; INDIRECT(&quot;'&quot; &amp; [.B137] &amp; &quot;'.$A$1:$Z$1&quot;); 0))); &quot;&quot;)">
            <text:p/>
          </table:table-cell>
          <table:table-cell table:style-name="ce39" table:formula="of:=IF([.C137]&lt;&gt;&quot;&quot;; SUM(INDEX(INDIRECT(&quot;'&quot; &amp; [.B137] &amp; &quot;'.$A$1:$Z$1000&quot;); 0; MATCH(&quot;total_assembly_time_min&quot;; INDIRECT(&quot;'&quot; &amp; [.B137] &amp; &quot;'.$A$1:$Z$1&quot;); 0)))/60; &quot;&quot;)">
            <text:p/>
          </table:table-cell>
          <table:table-cell table:content-validation-name="val5" table:formula="of:=IF([.C137]&lt;&gt;&quot;&quot;; [$values.$B$2]; &quot;&quot;)">
            <text:p/>
          </table:table-cell>
          <table:table-cell table:style-name="ce37" table:formula="of:=IF([.C137]&lt;&gt;&quot;&quot;; [.F137]*[.G137]; &quot;&quot;)">
            <text:p/>
          </table:table-cell>
          <table:table-cell table:style-name="ce37" table:formula="of:=IF([.C137]&lt;&gt;&quot;&quot;; [.H137]+[.E137]; &quot;&quot;)">
            <text:p/>
          </table:table-cell>
          <table:table-cell/>
          <table:table-cell table:formula="of:=IF([.C137]&lt;&gt;&quot;&quot;; [.L137]-[.I137]; &quot;&quot;)">
            <text:p/>
          </table:table-cell>
          <table:table-cell table:style-name="ce37" table:formula="of:=IF([.C137]&lt;&gt;&quot;&quot;; [.I137]/(1-[.J137]); &quot;&quot;)">
            <text:p/>
          </table:table-cell>
          <table:table-cell table:content-validation-name="val5" table:formula="of:=IF([.C137]&lt;&gt;&quot;&quot;; [$values.$A$2]; &quot;&quot;)">
            <text:p/>
          </table:table-cell>
          <table:table-cell table:style-name="ce37" table:formula="of:=IF([.C137]&lt;&gt;&quot;&quot;; [.O137]-[.L137]; &quot;&quot;)">
            <text:p/>
          </table:table-cell>
          <table:table-cell table:style-name="ce37" table:formula="of:=IF([.C137]&lt;&gt;&quot;&quot;; [.L137]/(1-[.M137]); &quot;&quot;)">
            <text:p/>
          </table:table-cell>
          <table:table-cell table:number-columns-repeated="1009"/>
        </table:table-row>
        <table:table-row table:style-name="ro1">
          <table:table-cell office:value-type="string" calcext:value-type="string">
            <text:p>a03c5fd8-889e-425b-92f5-77561d71e93a</text:p>
          </table:table-cell>
          <table:table-cell office:value-type="string" calcext:value-type="string">
            <text:p>bom_00137</text:p>
          </table:table-cell>
          <table:table-cell/>
          <table:table-cell table:formula="of:=IF([.C138]&lt;&gt;&quot;&quot;; SUM(INDEX(INDIRECT(&quot;'&quot; &amp; [.B138] &amp; &quot;'.$A$1:$Z$1000&quot;); 0; MATCH(&quot;count&quot;; INDIRECT(&quot;'&quot; &amp; [.B138] &amp; &quot;'.$A$1:$Z$1&quot;); 0))); &quot;&quot;)">
            <text:p/>
          </table:table-cell>
          <table:table-cell table:formula="of:=IF([.C138]&lt;&gt;&quot;&quot;; SUM(INDEX(INDIRECT(&quot;'&quot; &amp; [.B138] &amp; &quot;'.$A$1:$Z$1000&quot;); 0; MATCH(&quot;cost&quot;; INDIRECT(&quot;'&quot; &amp; [.B138] &amp; &quot;'.$A$1:$Z$1&quot;); 0))); &quot;&quot;)">
            <text:p/>
          </table:table-cell>
          <table:table-cell table:style-name="ce39" table:formula="of:=IF([.C138]&lt;&gt;&quot;&quot;; SUM(INDEX(INDIRECT(&quot;'&quot; &amp; [.B138] &amp; &quot;'.$A$1:$Z$1000&quot;); 0; MATCH(&quot;total_assembly_time_min&quot;; INDIRECT(&quot;'&quot; &amp; [.B138] &amp; &quot;'.$A$1:$Z$1&quot;); 0)))/60; &quot;&quot;)">
            <text:p/>
          </table:table-cell>
          <table:table-cell table:content-validation-name="val5" table:formula="of:=IF([.C138]&lt;&gt;&quot;&quot;; [$values.$B$2]; &quot;&quot;)">
            <text:p/>
          </table:table-cell>
          <table:table-cell table:style-name="ce37" table:formula="of:=IF([.C138]&lt;&gt;&quot;&quot;; [.F138]*[.G138]; &quot;&quot;)">
            <text:p/>
          </table:table-cell>
          <table:table-cell table:style-name="ce37" table:formula="of:=IF([.C138]&lt;&gt;&quot;&quot;; [.H138]+[.E138]; &quot;&quot;)">
            <text:p/>
          </table:table-cell>
          <table:table-cell/>
          <table:table-cell table:formula="of:=IF([.C138]&lt;&gt;&quot;&quot;; [.L138]-[.I138]; &quot;&quot;)">
            <text:p/>
          </table:table-cell>
          <table:table-cell table:style-name="ce37" table:formula="of:=IF([.C138]&lt;&gt;&quot;&quot;; [.I138]/(1-[.J138]); &quot;&quot;)">
            <text:p/>
          </table:table-cell>
          <table:table-cell table:content-validation-name="val5" table:formula="of:=IF([.C138]&lt;&gt;&quot;&quot;; [$values.$A$2]; &quot;&quot;)">
            <text:p/>
          </table:table-cell>
          <table:table-cell table:style-name="ce37" table:formula="of:=IF([.C138]&lt;&gt;&quot;&quot;; [.O138]-[.L138]; &quot;&quot;)">
            <text:p/>
          </table:table-cell>
          <table:table-cell table:style-name="ce37" table:formula="of:=IF([.C138]&lt;&gt;&quot;&quot;; [.L138]/(1-[.M138]); &quot;&quot;)">
            <text:p/>
          </table:table-cell>
          <table:table-cell table:number-columns-repeated="1009"/>
        </table:table-row>
        <table:table-row table:style-name="ro1">
          <table:table-cell office:value-type="string" calcext:value-type="string">
            <text:p>68d3f236-7843-4273-81d3-914996ca88be</text:p>
          </table:table-cell>
          <table:table-cell office:value-type="string" calcext:value-type="string">
            <text:p>bom_00138</text:p>
          </table:table-cell>
          <table:table-cell/>
          <table:table-cell table:formula="of:=IF([.C139]&lt;&gt;&quot;&quot;; SUM(INDEX(INDIRECT(&quot;'&quot; &amp; [.B139] &amp; &quot;'.$A$1:$Z$1000&quot;); 0; MATCH(&quot;count&quot;; INDIRECT(&quot;'&quot; &amp; [.B139] &amp; &quot;'.$A$1:$Z$1&quot;); 0))); &quot;&quot;)">
            <text:p/>
          </table:table-cell>
          <table:table-cell table:formula="of:=IF([.C139]&lt;&gt;&quot;&quot;; SUM(INDEX(INDIRECT(&quot;'&quot; &amp; [.B139] &amp; &quot;'.$A$1:$Z$1000&quot;); 0; MATCH(&quot;cost&quot;; INDIRECT(&quot;'&quot; &amp; [.B139] &amp; &quot;'.$A$1:$Z$1&quot;); 0))); &quot;&quot;)">
            <text:p/>
          </table:table-cell>
          <table:table-cell table:style-name="ce39" table:formula="of:=IF([.C139]&lt;&gt;&quot;&quot;; SUM(INDEX(INDIRECT(&quot;'&quot; &amp; [.B139] &amp; &quot;'.$A$1:$Z$1000&quot;); 0; MATCH(&quot;total_assembly_time_min&quot;; INDIRECT(&quot;'&quot; &amp; [.B139] &amp; &quot;'.$A$1:$Z$1&quot;); 0)))/60; &quot;&quot;)">
            <text:p/>
          </table:table-cell>
          <table:table-cell table:content-validation-name="val5" table:formula="of:=IF([.C139]&lt;&gt;&quot;&quot;; [$values.$B$2]; &quot;&quot;)">
            <text:p/>
          </table:table-cell>
          <table:table-cell table:style-name="ce37" table:formula="of:=IF([.C139]&lt;&gt;&quot;&quot;; [.F139]*[.G139]; &quot;&quot;)">
            <text:p/>
          </table:table-cell>
          <table:table-cell table:style-name="ce37" table:formula="of:=IF([.C139]&lt;&gt;&quot;&quot;; [.H139]+[.E139]; &quot;&quot;)">
            <text:p/>
          </table:table-cell>
          <table:table-cell/>
          <table:table-cell table:formula="of:=IF([.C139]&lt;&gt;&quot;&quot;; [.L139]-[.I139]; &quot;&quot;)">
            <text:p/>
          </table:table-cell>
          <table:table-cell table:style-name="ce37" table:formula="of:=IF([.C139]&lt;&gt;&quot;&quot;; [.I139]/(1-[.J139]); &quot;&quot;)">
            <text:p/>
          </table:table-cell>
          <table:table-cell table:content-validation-name="val5" table:formula="of:=IF([.C139]&lt;&gt;&quot;&quot;; [$values.$A$2]; &quot;&quot;)">
            <text:p/>
          </table:table-cell>
          <table:table-cell table:style-name="ce37" table:formula="of:=IF([.C139]&lt;&gt;&quot;&quot;; [.O139]-[.L139]; &quot;&quot;)">
            <text:p/>
          </table:table-cell>
          <table:table-cell table:style-name="ce37" table:formula="of:=IF([.C139]&lt;&gt;&quot;&quot;; [.L139]/(1-[.M139]); &quot;&quot;)">
            <text:p/>
          </table:table-cell>
          <table:table-cell table:number-columns-repeated="1009"/>
        </table:table-row>
        <table:table-row table:style-name="ro1">
          <table:table-cell office:value-type="string" calcext:value-type="string">
            <text:p>11f32cc6-2446-42ea-8423-56e51200f3dd</text:p>
          </table:table-cell>
          <table:table-cell office:value-type="string" calcext:value-type="string">
            <text:p>bom_00139</text:p>
          </table:table-cell>
          <table:table-cell/>
          <table:table-cell table:formula="of:=IF([.C140]&lt;&gt;&quot;&quot;; SUM(INDEX(INDIRECT(&quot;'&quot; &amp; [.B140] &amp; &quot;'.$A$1:$Z$1000&quot;); 0; MATCH(&quot;count&quot;; INDIRECT(&quot;'&quot; &amp; [.B140] &amp; &quot;'.$A$1:$Z$1&quot;); 0))); &quot;&quot;)">
            <text:p/>
          </table:table-cell>
          <table:table-cell table:formula="of:=IF([.C140]&lt;&gt;&quot;&quot;; SUM(INDEX(INDIRECT(&quot;'&quot; &amp; [.B140] &amp; &quot;'.$A$1:$Z$1000&quot;); 0; MATCH(&quot;cost&quot;; INDIRECT(&quot;'&quot; &amp; [.B140] &amp; &quot;'.$A$1:$Z$1&quot;); 0))); &quot;&quot;)">
            <text:p/>
          </table:table-cell>
          <table:table-cell table:style-name="ce39" table:formula="of:=IF([.C140]&lt;&gt;&quot;&quot;; SUM(INDEX(INDIRECT(&quot;'&quot; &amp; [.B140] &amp; &quot;'.$A$1:$Z$1000&quot;); 0; MATCH(&quot;total_assembly_time_min&quot;; INDIRECT(&quot;'&quot; &amp; [.B140] &amp; &quot;'.$A$1:$Z$1&quot;); 0)))/60; &quot;&quot;)">
            <text:p/>
          </table:table-cell>
          <table:table-cell table:content-validation-name="val5" table:formula="of:=IF([.C140]&lt;&gt;&quot;&quot;; [$values.$B$2]; &quot;&quot;)">
            <text:p/>
          </table:table-cell>
          <table:table-cell table:style-name="ce37" table:formula="of:=IF([.C140]&lt;&gt;&quot;&quot;; [.F140]*[.G140]; &quot;&quot;)">
            <text:p/>
          </table:table-cell>
          <table:table-cell table:style-name="ce37" table:formula="of:=IF([.C140]&lt;&gt;&quot;&quot;; [.H140]+[.E140]; &quot;&quot;)">
            <text:p/>
          </table:table-cell>
          <table:table-cell/>
          <table:table-cell table:formula="of:=IF([.C140]&lt;&gt;&quot;&quot;; [.L140]-[.I140]; &quot;&quot;)">
            <text:p/>
          </table:table-cell>
          <table:table-cell table:style-name="ce37" table:formula="of:=IF([.C140]&lt;&gt;&quot;&quot;; [.I140]/(1-[.J140]); &quot;&quot;)">
            <text:p/>
          </table:table-cell>
          <table:table-cell table:content-validation-name="val5" table:formula="of:=IF([.C140]&lt;&gt;&quot;&quot;; [$values.$A$2]; &quot;&quot;)">
            <text:p/>
          </table:table-cell>
          <table:table-cell table:style-name="ce37" table:formula="of:=IF([.C140]&lt;&gt;&quot;&quot;; [.O140]-[.L140]; &quot;&quot;)">
            <text:p/>
          </table:table-cell>
          <table:table-cell table:style-name="ce37" table:formula="of:=IF([.C140]&lt;&gt;&quot;&quot;; [.L140]/(1-[.M140]); &quot;&quot;)">
            <text:p/>
          </table:table-cell>
          <table:table-cell table:number-columns-repeated="1009"/>
        </table:table-row>
        <table:table-row table:style-name="ro1">
          <table:table-cell office:value-type="string" calcext:value-type="string">
            <text:p>edd045e2-c5ce-4728-83fa-1b50526b2917</text:p>
          </table:table-cell>
          <table:table-cell office:value-type="string" calcext:value-type="string">
            <text:p>bom_00140</text:p>
          </table:table-cell>
          <table:table-cell/>
          <table:table-cell table:formula="of:=IF([.C141]&lt;&gt;&quot;&quot;; SUM(INDEX(INDIRECT(&quot;'&quot; &amp; [.B141] &amp; &quot;'.$A$1:$Z$1000&quot;); 0; MATCH(&quot;count&quot;; INDIRECT(&quot;'&quot; &amp; [.B141] &amp; &quot;'.$A$1:$Z$1&quot;); 0))); &quot;&quot;)">
            <text:p/>
          </table:table-cell>
          <table:table-cell table:formula="of:=IF([.C141]&lt;&gt;&quot;&quot;; SUM(INDEX(INDIRECT(&quot;'&quot; &amp; [.B141] &amp; &quot;'.$A$1:$Z$1000&quot;); 0; MATCH(&quot;cost&quot;; INDIRECT(&quot;'&quot; &amp; [.B141] &amp; &quot;'.$A$1:$Z$1&quot;); 0))); &quot;&quot;)">
            <text:p/>
          </table:table-cell>
          <table:table-cell table:style-name="ce39" table:formula="of:=IF([.C141]&lt;&gt;&quot;&quot;; SUM(INDEX(INDIRECT(&quot;'&quot; &amp; [.B141] &amp; &quot;'.$A$1:$Z$1000&quot;); 0; MATCH(&quot;total_assembly_time_min&quot;; INDIRECT(&quot;'&quot; &amp; [.B141] &amp; &quot;'.$A$1:$Z$1&quot;); 0)))/60; &quot;&quot;)">
            <text:p/>
          </table:table-cell>
          <table:table-cell table:content-validation-name="val5" table:formula="of:=IF([.C141]&lt;&gt;&quot;&quot;; [$values.$B$2]; &quot;&quot;)">
            <text:p/>
          </table:table-cell>
          <table:table-cell table:style-name="ce37" table:formula="of:=IF([.C141]&lt;&gt;&quot;&quot;; [.F141]*[.G141]; &quot;&quot;)">
            <text:p/>
          </table:table-cell>
          <table:table-cell table:style-name="ce37" table:formula="of:=IF([.C141]&lt;&gt;&quot;&quot;; [.H141]+[.E141]; &quot;&quot;)">
            <text:p/>
          </table:table-cell>
          <table:table-cell/>
          <table:table-cell table:formula="of:=IF([.C141]&lt;&gt;&quot;&quot;; [.L141]-[.I141]; &quot;&quot;)">
            <text:p/>
          </table:table-cell>
          <table:table-cell table:style-name="ce37" table:formula="of:=IF([.C141]&lt;&gt;&quot;&quot;; [.I141]/(1-[.J141]); &quot;&quot;)">
            <text:p/>
          </table:table-cell>
          <table:table-cell table:content-validation-name="val5" table:formula="of:=IF([.C141]&lt;&gt;&quot;&quot;; [$values.$A$2]; &quot;&quot;)">
            <text:p/>
          </table:table-cell>
          <table:table-cell table:style-name="ce37" table:formula="of:=IF([.C141]&lt;&gt;&quot;&quot;; [.O141]-[.L141]; &quot;&quot;)">
            <text:p/>
          </table:table-cell>
          <table:table-cell table:style-name="ce37" table:formula="of:=IF([.C141]&lt;&gt;&quot;&quot;; [.L141]/(1-[.M141]); &quot;&quot;)">
            <text:p/>
          </table:table-cell>
          <table:table-cell table:number-columns-repeated="1009"/>
        </table:table-row>
        <table:table-row table:style-name="ro1">
          <table:table-cell office:value-type="string" calcext:value-type="string">
            <text:p>dcfdee21-66d9-4ba5-92fb-7e41a8b6b08d</text:p>
          </table:table-cell>
          <table:table-cell office:value-type="string" calcext:value-type="string">
            <text:p>bom_00141</text:p>
          </table:table-cell>
          <table:table-cell/>
          <table:table-cell table:formula="of:=IF([.C142]&lt;&gt;&quot;&quot;; SUM(INDEX(INDIRECT(&quot;'&quot; &amp; [.B142] &amp; &quot;'.$A$1:$Z$1000&quot;); 0; MATCH(&quot;count&quot;; INDIRECT(&quot;'&quot; &amp; [.B142] &amp; &quot;'.$A$1:$Z$1&quot;); 0))); &quot;&quot;)">
            <text:p/>
          </table:table-cell>
          <table:table-cell table:formula="of:=IF([.C142]&lt;&gt;&quot;&quot;; SUM(INDEX(INDIRECT(&quot;'&quot; &amp; [.B142] &amp; &quot;'.$A$1:$Z$1000&quot;); 0; MATCH(&quot;cost&quot;; INDIRECT(&quot;'&quot; &amp; [.B142] &amp; &quot;'.$A$1:$Z$1&quot;); 0))); &quot;&quot;)">
            <text:p/>
          </table:table-cell>
          <table:table-cell table:style-name="ce39" table:formula="of:=IF([.C142]&lt;&gt;&quot;&quot;; SUM(INDEX(INDIRECT(&quot;'&quot; &amp; [.B142] &amp; &quot;'.$A$1:$Z$1000&quot;); 0; MATCH(&quot;total_assembly_time_min&quot;; INDIRECT(&quot;'&quot; &amp; [.B142] &amp; &quot;'.$A$1:$Z$1&quot;); 0)))/60; &quot;&quot;)">
            <text:p/>
          </table:table-cell>
          <table:table-cell table:content-validation-name="val5" table:formula="of:=IF([.C142]&lt;&gt;&quot;&quot;; [$values.$B$2]; &quot;&quot;)">
            <text:p/>
          </table:table-cell>
          <table:table-cell table:style-name="ce37" table:formula="of:=IF([.C142]&lt;&gt;&quot;&quot;; [.F142]*[.G142]; &quot;&quot;)">
            <text:p/>
          </table:table-cell>
          <table:table-cell table:style-name="ce37" table:formula="of:=IF([.C142]&lt;&gt;&quot;&quot;; [.H142]+[.E142]; &quot;&quot;)">
            <text:p/>
          </table:table-cell>
          <table:table-cell/>
          <table:table-cell table:formula="of:=IF([.C142]&lt;&gt;&quot;&quot;; [.L142]-[.I142]; &quot;&quot;)">
            <text:p/>
          </table:table-cell>
          <table:table-cell table:style-name="ce37" table:formula="of:=IF([.C142]&lt;&gt;&quot;&quot;; [.I142]/(1-[.J142]); &quot;&quot;)">
            <text:p/>
          </table:table-cell>
          <table:table-cell table:content-validation-name="val5" table:formula="of:=IF([.C142]&lt;&gt;&quot;&quot;; [$values.$A$2]; &quot;&quot;)">
            <text:p/>
          </table:table-cell>
          <table:table-cell table:style-name="ce37" table:formula="of:=IF([.C142]&lt;&gt;&quot;&quot;; [.O142]-[.L142]; &quot;&quot;)">
            <text:p/>
          </table:table-cell>
          <table:table-cell table:style-name="ce37" table:formula="of:=IF([.C142]&lt;&gt;&quot;&quot;; [.L142]/(1-[.M142]); &quot;&quot;)">
            <text:p/>
          </table:table-cell>
          <table:table-cell table:number-columns-repeated="1009"/>
        </table:table-row>
        <table:table-row table:style-name="ro1">
          <table:table-cell office:value-type="string" calcext:value-type="string">
            <text:p>08affa84-a83a-4fdd-ac47-cbf70794c8ca</text:p>
          </table:table-cell>
          <table:table-cell office:value-type="string" calcext:value-type="string">
            <text:p>bom_00142</text:p>
          </table:table-cell>
          <table:table-cell/>
          <table:table-cell table:formula="of:=IF([.C143]&lt;&gt;&quot;&quot;; SUM(INDEX(INDIRECT(&quot;'&quot; &amp; [.B143] &amp; &quot;'.$A$1:$Z$1000&quot;); 0; MATCH(&quot;count&quot;; INDIRECT(&quot;'&quot; &amp; [.B143] &amp; &quot;'.$A$1:$Z$1&quot;); 0))); &quot;&quot;)">
            <text:p/>
          </table:table-cell>
          <table:table-cell table:formula="of:=IF([.C143]&lt;&gt;&quot;&quot;; SUM(INDEX(INDIRECT(&quot;'&quot; &amp; [.B143] &amp; &quot;'.$A$1:$Z$1000&quot;); 0; MATCH(&quot;cost&quot;; INDIRECT(&quot;'&quot; &amp; [.B143] &amp; &quot;'.$A$1:$Z$1&quot;); 0))); &quot;&quot;)">
            <text:p/>
          </table:table-cell>
          <table:table-cell table:style-name="ce39" table:formula="of:=IF([.C143]&lt;&gt;&quot;&quot;; SUM(INDEX(INDIRECT(&quot;'&quot; &amp; [.B143] &amp; &quot;'.$A$1:$Z$1000&quot;); 0; MATCH(&quot;total_assembly_time_min&quot;; INDIRECT(&quot;'&quot; &amp; [.B143] &amp; &quot;'.$A$1:$Z$1&quot;); 0)))/60; &quot;&quot;)">
            <text:p/>
          </table:table-cell>
          <table:table-cell table:content-validation-name="val5" table:formula="of:=IF([.C143]&lt;&gt;&quot;&quot;; [$values.$B$2]; &quot;&quot;)">
            <text:p/>
          </table:table-cell>
          <table:table-cell table:style-name="ce37" table:formula="of:=IF([.C143]&lt;&gt;&quot;&quot;; [.F143]*[.G143]; &quot;&quot;)">
            <text:p/>
          </table:table-cell>
          <table:table-cell table:style-name="ce37" table:formula="of:=IF([.C143]&lt;&gt;&quot;&quot;; [.H143]+[.E143]; &quot;&quot;)">
            <text:p/>
          </table:table-cell>
          <table:table-cell/>
          <table:table-cell table:formula="of:=IF([.C143]&lt;&gt;&quot;&quot;; [.L143]-[.I143]; &quot;&quot;)">
            <text:p/>
          </table:table-cell>
          <table:table-cell table:style-name="ce37" table:formula="of:=IF([.C143]&lt;&gt;&quot;&quot;; [.I143]/(1-[.J143]); &quot;&quot;)">
            <text:p/>
          </table:table-cell>
          <table:table-cell table:content-validation-name="val5" table:formula="of:=IF([.C143]&lt;&gt;&quot;&quot;; [$values.$A$2]; &quot;&quot;)">
            <text:p/>
          </table:table-cell>
          <table:table-cell table:style-name="ce37" table:formula="of:=IF([.C143]&lt;&gt;&quot;&quot;; [.O143]-[.L143]; &quot;&quot;)">
            <text:p/>
          </table:table-cell>
          <table:table-cell table:style-name="ce37" table:formula="of:=IF([.C143]&lt;&gt;&quot;&quot;; [.L143]/(1-[.M143]); &quot;&quot;)">
            <text:p/>
          </table:table-cell>
          <table:table-cell table:number-columns-repeated="1009"/>
        </table:table-row>
        <table:table-row table:style-name="ro1">
          <table:table-cell office:value-type="string" calcext:value-type="string">
            <text:p>1012fc97-e1ea-4fcc-b095-aef9ddd46280</text:p>
          </table:table-cell>
          <table:table-cell office:value-type="string" calcext:value-type="string">
            <text:p>bom_00143</text:p>
          </table:table-cell>
          <table:table-cell/>
          <table:table-cell table:formula="of:=IF([.C144]&lt;&gt;&quot;&quot;; SUM(INDEX(INDIRECT(&quot;'&quot; &amp; [.B144] &amp; &quot;'.$A$1:$Z$1000&quot;); 0; MATCH(&quot;count&quot;; INDIRECT(&quot;'&quot; &amp; [.B144] &amp; &quot;'.$A$1:$Z$1&quot;); 0))); &quot;&quot;)">
            <text:p/>
          </table:table-cell>
          <table:table-cell table:formula="of:=IF([.C144]&lt;&gt;&quot;&quot;; SUM(INDEX(INDIRECT(&quot;'&quot; &amp; [.B144] &amp; &quot;'.$A$1:$Z$1000&quot;); 0; MATCH(&quot;cost&quot;; INDIRECT(&quot;'&quot; &amp; [.B144] &amp; &quot;'.$A$1:$Z$1&quot;); 0))); &quot;&quot;)">
            <text:p/>
          </table:table-cell>
          <table:table-cell table:style-name="ce39" table:formula="of:=IF([.C144]&lt;&gt;&quot;&quot;; SUM(INDEX(INDIRECT(&quot;'&quot; &amp; [.B144] &amp; &quot;'.$A$1:$Z$1000&quot;); 0; MATCH(&quot;total_assembly_time_min&quot;; INDIRECT(&quot;'&quot; &amp; [.B144] &amp; &quot;'.$A$1:$Z$1&quot;); 0)))/60; &quot;&quot;)">
            <text:p/>
          </table:table-cell>
          <table:table-cell table:content-validation-name="val5" table:formula="of:=IF([.C144]&lt;&gt;&quot;&quot;; [$values.$B$2]; &quot;&quot;)">
            <text:p/>
          </table:table-cell>
          <table:table-cell table:style-name="ce37" table:formula="of:=IF([.C144]&lt;&gt;&quot;&quot;; [.F144]*[.G144]; &quot;&quot;)">
            <text:p/>
          </table:table-cell>
          <table:table-cell table:style-name="ce37" table:formula="of:=IF([.C144]&lt;&gt;&quot;&quot;; [.H144]+[.E144]; &quot;&quot;)">
            <text:p/>
          </table:table-cell>
          <table:table-cell/>
          <table:table-cell table:formula="of:=IF([.C144]&lt;&gt;&quot;&quot;; [.L144]-[.I144]; &quot;&quot;)">
            <text:p/>
          </table:table-cell>
          <table:table-cell table:style-name="ce37" table:formula="of:=IF([.C144]&lt;&gt;&quot;&quot;; [.I144]/(1-[.J144]); &quot;&quot;)">
            <text:p/>
          </table:table-cell>
          <table:table-cell table:content-validation-name="val5" table:formula="of:=IF([.C144]&lt;&gt;&quot;&quot;; [$values.$A$2]; &quot;&quot;)">
            <text:p/>
          </table:table-cell>
          <table:table-cell table:style-name="ce37" table:formula="of:=IF([.C144]&lt;&gt;&quot;&quot;; [.O144]-[.L144]; &quot;&quot;)">
            <text:p/>
          </table:table-cell>
          <table:table-cell table:style-name="ce37" table:formula="of:=IF([.C144]&lt;&gt;&quot;&quot;; [.L144]/(1-[.M144]); &quot;&quot;)">
            <text:p/>
          </table:table-cell>
          <table:table-cell table:number-columns-repeated="1009"/>
        </table:table-row>
        <table:table-row table:style-name="ro1">
          <table:table-cell office:value-type="string" calcext:value-type="string">
            <text:p>011d0442-9ef5-4a8e-a7f3-a0d3c5e23d70</text:p>
          </table:table-cell>
          <table:table-cell office:value-type="string" calcext:value-type="string">
            <text:p>bom_00144</text:p>
          </table:table-cell>
          <table:table-cell/>
          <table:table-cell table:formula="of:=IF([.C145]&lt;&gt;&quot;&quot;; SUM(INDEX(INDIRECT(&quot;'&quot; &amp; [.B145] &amp; &quot;'.$A$1:$Z$1000&quot;); 0; MATCH(&quot;count&quot;; INDIRECT(&quot;'&quot; &amp; [.B145] &amp; &quot;'.$A$1:$Z$1&quot;); 0))); &quot;&quot;)">
            <text:p/>
          </table:table-cell>
          <table:table-cell table:formula="of:=IF([.C145]&lt;&gt;&quot;&quot;; SUM(INDEX(INDIRECT(&quot;'&quot; &amp; [.B145] &amp; &quot;'.$A$1:$Z$1000&quot;); 0; MATCH(&quot;cost&quot;; INDIRECT(&quot;'&quot; &amp; [.B145] &amp; &quot;'.$A$1:$Z$1&quot;); 0))); &quot;&quot;)">
            <text:p/>
          </table:table-cell>
          <table:table-cell table:style-name="ce39" table:formula="of:=IF([.C145]&lt;&gt;&quot;&quot;; SUM(INDEX(INDIRECT(&quot;'&quot; &amp; [.B145] &amp; &quot;'.$A$1:$Z$1000&quot;); 0; MATCH(&quot;total_assembly_time_min&quot;; INDIRECT(&quot;'&quot; &amp; [.B145] &amp; &quot;'.$A$1:$Z$1&quot;); 0)))/60; &quot;&quot;)">
            <text:p/>
          </table:table-cell>
          <table:table-cell table:content-validation-name="val5" table:formula="of:=IF([.C145]&lt;&gt;&quot;&quot;; [$values.$B$2]; &quot;&quot;)">
            <text:p/>
          </table:table-cell>
          <table:table-cell table:style-name="ce37" table:formula="of:=IF([.C145]&lt;&gt;&quot;&quot;; [.F145]*[.G145]; &quot;&quot;)">
            <text:p/>
          </table:table-cell>
          <table:table-cell table:style-name="ce37" table:formula="of:=IF([.C145]&lt;&gt;&quot;&quot;; [.H145]+[.E145]; &quot;&quot;)">
            <text:p/>
          </table:table-cell>
          <table:table-cell/>
          <table:table-cell table:formula="of:=IF([.C145]&lt;&gt;&quot;&quot;; [.L145]-[.I145]; &quot;&quot;)">
            <text:p/>
          </table:table-cell>
          <table:table-cell table:style-name="ce37" table:formula="of:=IF([.C145]&lt;&gt;&quot;&quot;; [.I145]/(1-[.J145]); &quot;&quot;)">
            <text:p/>
          </table:table-cell>
          <table:table-cell table:content-validation-name="val5" table:formula="of:=IF([.C145]&lt;&gt;&quot;&quot;; [$values.$A$2]; &quot;&quot;)">
            <text:p/>
          </table:table-cell>
          <table:table-cell table:style-name="ce37" table:formula="of:=IF([.C145]&lt;&gt;&quot;&quot;; [.O145]-[.L145]; &quot;&quot;)">
            <text:p/>
          </table:table-cell>
          <table:table-cell table:style-name="ce37" table:formula="of:=IF([.C145]&lt;&gt;&quot;&quot;; [.L145]/(1-[.M145]); &quot;&quot;)">
            <text:p/>
          </table:table-cell>
          <table:table-cell table:number-columns-repeated="1009"/>
        </table:table-row>
        <table:table-row table:style-name="ro1">
          <table:table-cell office:value-type="string" calcext:value-type="string">
            <text:p>357fc2b2-7a6e-4107-964f-d799b7930850</text:p>
          </table:table-cell>
          <table:table-cell office:value-type="string" calcext:value-type="string">
            <text:p>bom_00145</text:p>
          </table:table-cell>
          <table:table-cell/>
          <table:table-cell table:formula="of:=IF([.C146]&lt;&gt;&quot;&quot;; SUM(INDEX(INDIRECT(&quot;'&quot; &amp; [.B146] &amp; &quot;'.$A$1:$Z$1000&quot;); 0; MATCH(&quot;count&quot;; INDIRECT(&quot;'&quot; &amp; [.B146] &amp; &quot;'.$A$1:$Z$1&quot;); 0))); &quot;&quot;)">
            <text:p/>
          </table:table-cell>
          <table:table-cell table:formula="of:=IF([.C146]&lt;&gt;&quot;&quot;; SUM(INDEX(INDIRECT(&quot;'&quot; &amp; [.B146] &amp; &quot;'.$A$1:$Z$1000&quot;); 0; MATCH(&quot;cost&quot;; INDIRECT(&quot;'&quot; &amp; [.B146] &amp; &quot;'.$A$1:$Z$1&quot;); 0))); &quot;&quot;)">
            <text:p/>
          </table:table-cell>
          <table:table-cell table:style-name="ce39" table:formula="of:=IF([.C146]&lt;&gt;&quot;&quot;; SUM(INDEX(INDIRECT(&quot;'&quot; &amp; [.B146] &amp; &quot;'.$A$1:$Z$1000&quot;); 0; MATCH(&quot;total_assembly_time_min&quot;; INDIRECT(&quot;'&quot; &amp; [.B146] &amp; &quot;'.$A$1:$Z$1&quot;); 0)))/60; &quot;&quot;)">
            <text:p/>
          </table:table-cell>
          <table:table-cell table:content-validation-name="val5" table:formula="of:=IF([.C146]&lt;&gt;&quot;&quot;; [$values.$B$2]; &quot;&quot;)">
            <text:p/>
          </table:table-cell>
          <table:table-cell table:style-name="ce37" table:formula="of:=IF([.C146]&lt;&gt;&quot;&quot;; [.F146]*[.G146]; &quot;&quot;)">
            <text:p/>
          </table:table-cell>
          <table:table-cell table:style-name="ce37" table:formula="of:=IF([.C146]&lt;&gt;&quot;&quot;; [.H146]+[.E146]; &quot;&quot;)">
            <text:p/>
          </table:table-cell>
          <table:table-cell/>
          <table:table-cell table:formula="of:=IF([.C146]&lt;&gt;&quot;&quot;; [.L146]-[.I146]; &quot;&quot;)">
            <text:p/>
          </table:table-cell>
          <table:table-cell table:style-name="ce37" table:formula="of:=IF([.C146]&lt;&gt;&quot;&quot;; [.I146]/(1-[.J146]); &quot;&quot;)">
            <text:p/>
          </table:table-cell>
          <table:table-cell table:content-validation-name="val5" table:formula="of:=IF([.C146]&lt;&gt;&quot;&quot;; [$values.$A$2]; &quot;&quot;)">
            <text:p/>
          </table:table-cell>
          <table:table-cell table:style-name="ce37" table:formula="of:=IF([.C146]&lt;&gt;&quot;&quot;; [.O146]-[.L146]; &quot;&quot;)">
            <text:p/>
          </table:table-cell>
          <table:table-cell table:style-name="ce37" table:formula="of:=IF([.C146]&lt;&gt;&quot;&quot;; [.L146]/(1-[.M146]); &quot;&quot;)">
            <text:p/>
          </table:table-cell>
          <table:table-cell table:number-columns-repeated="1009"/>
        </table:table-row>
        <table:table-row table:style-name="ro1">
          <table:table-cell office:value-type="string" calcext:value-type="string">
            <text:p>41e3c8bc-d1ad-4810-935d-599ee751af87</text:p>
          </table:table-cell>
          <table:table-cell office:value-type="string" calcext:value-type="string">
            <text:p>bom_00146</text:p>
          </table:table-cell>
          <table:table-cell/>
          <table:table-cell table:formula="of:=IF([.C147]&lt;&gt;&quot;&quot;; SUM(INDEX(INDIRECT(&quot;'&quot; &amp; [.B147] &amp; &quot;'.$A$1:$Z$1000&quot;); 0; MATCH(&quot;count&quot;; INDIRECT(&quot;'&quot; &amp; [.B147] &amp; &quot;'.$A$1:$Z$1&quot;); 0))); &quot;&quot;)">
            <text:p/>
          </table:table-cell>
          <table:table-cell table:formula="of:=IF([.C147]&lt;&gt;&quot;&quot;; SUM(INDEX(INDIRECT(&quot;'&quot; &amp; [.B147] &amp; &quot;'.$A$1:$Z$1000&quot;); 0; MATCH(&quot;cost&quot;; INDIRECT(&quot;'&quot; &amp; [.B147] &amp; &quot;'.$A$1:$Z$1&quot;); 0))); &quot;&quot;)">
            <text:p/>
          </table:table-cell>
          <table:table-cell table:style-name="ce39" table:formula="of:=IF([.C147]&lt;&gt;&quot;&quot;; SUM(INDEX(INDIRECT(&quot;'&quot; &amp; [.B147] &amp; &quot;'.$A$1:$Z$1000&quot;); 0; MATCH(&quot;total_assembly_time_min&quot;; INDIRECT(&quot;'&quot; &amp; [.B147] &amp; &quot;'.$A$1:$Z$1&quot;); 0)))/60; &quot;&quot;)">
            <text:p/>
          </table:table-cell>
          <table:table-cell table:content-validation-name="val5" table:formula="of:=IF([.C147]&lt;&gt;&quot;&quot;; [$values.$B$2]; &quot;&quot;)">
            <text:p/>
          </table:table-cell>
          <table:table-cell table:style-name="ce37" table:formula="of:=IF([.C147]&lt;&gt;&quot;&quot;; [.F147]*[.G147]; &quot;&quot;)">
            <text:p/>
          </table:table-cell>
          <table:table-cell table:style-name="ce37" table:formula="of:=IF([.C147]&lt;&gt;&quot;&quot;; [.H147]+[.E147]; &quot;&quot;)">
            <text:p/>
          </table:table-cell>
          <table:table-cell/>
          <table:table-cell table:formula="of:=IF([.C147]&lt;&gt;&quot;&quot;; [.L147]-[.I147]; &quot;&quot;)">
            <text:p/>
          </table:table-cell>
          <table:table-cell table:style-name="ce37" table:formula="of:=IF([.C147]&lt;&gt;&quot;&quot;; [.I147]/(1-[.J147]); &quot;&quot;)">
            <text:p/>
          </table:table-cell>
          <table:table-cell table:content-validation-name="val5" table:formula="of:=IF([.C147]&lt;&gt;&quot;&quot;; [$values.$A$2]; &quot;&quot;)">
            <text:p/>
          </table:table-cell>
          <table:table-cell table:style-name="ce37" table:formula="of:=IF([.C147]&lt;&gt;&quot;&quot;; [.O147]-[.L147]; &quot;&quot;)">
            <text:p/>
          </table:table-cell>
          <table:table-cell table:style-name="ce37" table:formula="of:=IF([.C147]&lt;&gt;&quot;&quot;; [.L147]/(1-[.M147]); &quot;&quot;)">
            <text:p/>
          </table:table-cell>
          <table:table-cell table:number-columns-repeated="1009"/>
        </table:table-row>
        <table:table-row table:style-name="ro1">
          <table:table-cell office:value-type="string" calcext:value-type="string">
            <text:p>67bbb317-838d-43ad-8252-13f0cdf9c756</text:p>
          </table:table-cell>
          <table:table-cell office:value-type="string" calcext:value-type="string">
            <text:p>bom_00147</text:p>
          </table:table-cell>
          <table:table-cell/>
          <table:table-cell table:formula="of:=IF([.C148]&lt;&gt;&quot;&quot;; SUM(INDEX(INDIRECT(&quot;'&quot; &amp; [.B148] &amp; &quot;'.$A$1:$Z$1000&quot;); 0; MATCH(&quot;count&quot;; INDIRECT(&quot;'&quot; &amp; [.B148] &amp; &quot;'.$A$1:$Z$1&quot;); 0))); &quot;&quot;)">
            <text:p/>
          </table:table-cell>
          <table:table-cell table:formula="of:=IF([.C148]&lt;&gt;&quot;&quot;; SUM(INDEX(INDIRECT(&quot;'&quot; &amp; [.B148] &amp; &quot;'.$A$1:$Z$1000&quot;); 0; MATCH(&quot;cost&quot;; INDIRECT(&quot;'&quot; &amp; [.B148] &amp; &quot;'.$A$1:$Z$1&quot;); 0))); &quot;&quot;)">
            <text:p/>
          </table:table-cell>
          <table:table-cell table:style-name="ce39" table:formula="of:=IF([.C148]&lt;&gt;&quot;&quot;; SUM(INDEX(INDIRECT(&quot;'&quot; &amp; [.B148] &amp; &quot;'.$A$1:$Z$1000&quot;); 0; MATCH(&quot;total_assembly_time_min&quot;; INDIRECT(&quot;'&quot; &amp; [.B148] &amp; &quot;'.$A$1:$Z$1&quot;); 0)))/60; &quot;&quot;)">
            <text:p/>
          </table:table-cell>
          <table:table-cell table:content-validation-name="val5" table:formula="of:=IF([.C148]&lt;&gt;&quot;&quot;; [$values.$B$2]; &quot;&quot;)">
            <text:p/>
          </table:table-cell>
          <table:table-cell table:style-name="ce37" table:formula="of:=IF([.C148]&lt;&gt;&quot;&quot;; [.F148]*[.G148]; &quot;&quot;)">
            <text:p/>
          </table:table-cell>
          <table:table-cell table:style-name="ce37" table:formula="of:=IF([.C148]&lt;&gt;&quot;&quot;; [.H148]+[.E148]; &quot;&quot;)">
            <text:p/>
          </table:table-cell>
          <table:table-cell/>
          <table:table-cell table:formula="of:=IF([.C148]&lt;&gt;&quot;&quot;; [.L148]-[.I148]; &quot;&quot;)">
            <text:p/>
          </table:table-cell>
          <table:table-cell table:style-name="ce37" table:formula="of:=IF([.C148]&lt;&gt;&quot;&quot;; [.I148]/(1-[.J148]); &quot;&quot;)">
            <text:p/>
          </table:table-cell>
          <table:table-cell table:content-validation-name="val5" table:formula="of:=IF([.C148]&lt;&gt;&quot;&quot;; [$values.$A$2]; &quot;&quot;)">
            <text:p/>
          </table:table-cell>
          <table:table-cell table:style-name="ce37" table:formula="of:=IF([.C148]&lt;&gt;&quot;&quot;; [.O148]-[.L148]; &quot;&quot;)">
            <text:p/>
          </table:table-cell>
          <table:table-cell table:style-name="ce37" table:formula="of:=IF([.C148]&lt;&gt;&quot;&quot;; [.L148]/(1-[.M148]); &quot;&quot;)">
            <text:p/>
          </table:table-cell>
          <table:table-cell table:number-columns-repeated="1009"/>
        </table:table-row>
        <table:table-row table:style-name="ro1">
          <table:table-cell office:value-type="string" calcext:value-type="string">
            <text:p>1672b4f0-c2ec-4de6-8a25-8a5b3316ef30</text:p>
          </table:table-cell>
          <table:table-cell office:value-type="string" calcext:value-type="string">
            <text:p>bom_00148</text:p>
          </table:table-cell>
          <table:table-cell/>
          <table:table-cell table:formula="of:=IF([.C149]&lt;&gt;&quot;&quot;; SUM(INDEX(INDIRECT(&quot;'&quot; &amp; [.B149] &amp; &quot;'.$A$1:$Z$1000&quot;); 0; MATCH(&quot;count&quot;; INDIRECT(&quot;'&quot; &amp; [.B149] &amp; &quot;'.$A$1:$Z$1&quot;); 0))); &quot;&quot;)">
            <text:p/>
          </table:table-cell>
          <table:table-cell table:formula="of:=IF([.C149]&lt;&gt;&quot;&quot;; SUM(INDEX(INDIRECT(&quot;'&quot; &amp; [.B149] &amp; &quot;'.$A$1:$Z$1000&quot;); 0; MATCH(&quot;cost&quot;; INDIRECT(&quot;'&quot; &amp; [.B149] &amp; &quot;'.$A$1:$Z$1&quot;); 0))); &quot;&quot;)">
            <text:p/>
          </table:table-cell>
          <table:table-cell table:style-name="ce39" table:formula="of:=IF([.C149]&lt;&gt;&quot;&quot;; SUM(INDEX(INDIRECT(&quot;'&quot; &amp; [.B149] &amp; &quot;'.$A$1:$Z$1000&quot;); 0; MATCH(&quot;total_assembly_time_min&quot;; INDIRECT(&quot;'&quot; &amp; [.B149] &amp; &quot;'.$A$1:$Z$1&quot;); 0)))/60; &quot;&quot;)">
            <text:p/>
          </table:table-cell>
          <table:table-cell table:content-validation-name="val5" table:formula="of:=IF([.C149]&lt;&gt;&quot;&quot;; [$values.$B$2]; &quot;&quot;)">
            <text:p/>
          </table:table-cell>
          <table:table-cell table:style-name="ce37" table:formula="of:=IF([.C149]&lt;&gt;&quot;&quot;; [.F149]*[.G149]; &quot;&quot;)">
            <text:p/>
          </table:table-cell>
          <table:table-cell table:style-name="ce37" table:formula="of:=IF([.C149]&lt;&gt;&quot;&quot;; [.H149]+[.E149]; &quot;&quot;)">
            <text:p/>
          </table:table-cell>
          <table:table-cell/>
          <table:table-cell table:formula="of:=IF([.C149]&lt;&gt;&quot;&quot;; [.L149]-[.I149]; &quot;&quot;)">
            <text:p/>
          </table:table-cell>
          <table:table-cell table:style-name="ce37" table:formula="of:=IF([.C149]&lt;&gt;&quot;&quot;; [.I149]/(1-[.J149]); &quot;&quot;)">
            <text:p/>
          </table:table-cell>
          <table:table-cell table:content-validation-name="val5" table:formula="of:=IF([.C149]&lt;&gt;&quot;&quot;; [$values.$A$2]; &quot;&quot;)">
            <text:p/>
          </table:table-cell>
          <table:table-cell table:style-name="ce37" table:formula="of:=IF([.C149]&lt;&gt;&quot;&quot;; [.O149]-[.L149]; &quot;&quot;)">
            <text:p/>
          </table:table-cell>
          <table:table-cell table:style-name="ce37" table:formula="of:=IF([.C149]&lt;&gt;&quot;&quot;; [.L149]/(1-[.M149]); &quot;&quot;)">
            <text:p/>
          </table:table-cell>
          <table:table-cell table:number-columns-repeated="1009"/>
        </table:table-row>
        <table:table-row table:style-name="ro1">
          <table:table-cell office:value-type="string" calcext:value-type="string">
            <text:p>bca13f44-14f6-4234-8ded-e9f55a2caec3</text:p>
          </table:table-cell>
          <table:table-cell office:value-type="string" calcext:value-type="string">
            <text:p>bom_00149</text:p>
          </table:table-cell>
          <table:table-cell/>
          <table:table-cell table:formula="of:=IF([.C150]&lt;&gt;&quot;&quot;; SUM(INDEX(INDIRECT(&quot;'&quot; &amp; [.B150] &amp; &quot;'.$A$1:$Z$1000&quot;); 0; MATCH(&quot;count&quot;; INDIRECT(&quot;'&quot; &amp; [.B150] &amp; &quot;'.$A$1:$Z$1&quot;); 0))); &quot;&quot;)">
            <text:p/>
          </table:table-cell>
          <table:table-cell table:formula="of:=IF([.C150]&lt;&gt;&quot;&quot;; SUM(INDEX(INDIRECT(&quot;'&quot; &amp; [.B150] &amp; &quot;'.$A$1:$Z$1000&quot;); 0; MATCH(&quot;cost&quot;; INDIRECT(&quot;'&quot; &amp; [.B150] &amp; &quot;'.$A$1:$Z$1&quot;); 0))); &quot;&quot;)">
            <text:p/>
          </table:table-cell>
          <table:table-cell table:style-name="ce39" table:formula="of:=IF([.C150]&lt;&gt;&quot;&quot;; SUM(INDEX(INDIRECT(&quot;'&quot; &amp; [.B150] &amp; &quot;'.$A$1:$Z$1000&quot;); 0; MATCH(&quot;total_assembly_time_min&quot;; INDIRECT(&quot;'&quot; &amp; [.B150] &amp; &quot;'.$A$1:$Z$1&quot;); 0)))/60; &quot;&quot;)">
            <text:p/>
          </table:table-cell>
          <table:table-cell table:content-validation-name="val5" table:formula="of:=IF([.C150]&lt;&gt;&quot;&quot;; [$values.$B$2]; &quot;&quot;)">
            <text:p/>
          </table:table-cell>
          <table:table-cell table:style-name="ce37" table:formula="of:=IF([.C150]&lt;&gt;&quot;&quot;; [.F150]*[.G150]; &quot;&quot;)">
            <text:p/>
          </table:table-cell>
          <table:table-cell table:style-name="ce37" table:formula="of:=IF([.C150]&lt;&gt;&quot;&quot;; [.H150]+[.E150]; &quot;&quot;)">
            <text:p/>
          </table:table-cell>
          <table:table-cell/>
          <table:table-cell table:formula="of:=IF([.C150]&lt;&gt;&quot;&quot;; [.L150]-[.I150]; &quot;&quot;)">
            <text:p/>
          </table:table-cell>
          <table:table-cell table:style-name="ce37" table:formula="of:=IF([.C150]&lt;&gt;&quot;&quot;; [.I150]/(1-[.J150]); &quot;&quot;)">
            <text:p/>
          </table:table-cell>
          <table:table-cell table:content-validation-name="val5" table:formula="of:=IF([.C150]&lt;&gt;&quot;&quot;; [$values.$A$2]; &quot;&quot;)">
            <text:p/>
          </table:table-cell>
          <table:table-cell table:style-name="ce37" table:formula="of:=IF([.C150]&lt;&gt;&quot;&quot;; [.O150]-[.L150]; &quot;&quot;)">
            <text:p/>
          </table:table-cell>
          <table:table-cell table:style-name="ce37" table:formula="of:=IF([.C150]&lt;&gt;&quot;&quot;; [.L150]/(1-[.M150]); &quot;&quot;)">
            <text:p/>
          </table:table-cell>
          <table:table-cell table:number-columns-repeated="1009"/>
        </table:table-row>
        <table:table-row table:style-name="ro1">
          <table:table-cell office:value-type="string" calcext:value-type="string">
            <text:p>45cb8fd4-d65f-4094-85d6-af27f8b60a5a</text:p>
          </table:table-cell>
          <table:table-cell office:value-type="string" calcext:value-type="string">
            <text:p>bom_00150</text:p>
          </table:table-cell>
          <table:table-cell/>
          <table:table-cell table:formula="of:=IF([.C151]&lt;&gt;&quot;&quot;; SUM(INDEX(INDIRECT(&quot;'&quot; &amp; [.B151] &amp; &quot;'.$A$1:$Z$1000&quot;); 0; MATCH(&quot;count&quot;; INDIRECT(&quot;'&quot; &amp; [.B151] &amp; &quot;'.$A$1:$Z$1&quot;); 0))); &quot;&quot;)">
            <text:p/>
          </table:table-cell>
          <table:table-cell table:formula="of:=IF([.C151]&lt;&gt;&quot;&quot;; SUM(INDEX(INDIRECT(&quot;'&quot; &amp; [.B151] &amp; &quot;'.$A$1:$Z$1000&quot;); 0; MATCH(&quot;cost&quot;; INDIRECT(&quot;'&quot; &amp; [.B151] &amp; &quot;'.$A$1:$Z$1&quot;); 0))); &quot;&quot;)">
            <text:p/>
          </table:table-cell>
          <table:table-cell table:style-name="ce39" table:formula="of:=IF([.C151]&lt;&gt;&quot;&quot;; SUM(INDEX(INDIRECT(&quot;'&quot; &amp; [.B151] &amp; &quot;'.$A$1:$Z$1000&quot;); 0; MATCH(&quot;total_assembly_time_min&quot;; INDIRECT(&quot;'&quot; &amp; [.B151] &amp; &quot;'.$A$1:$Z$1&quot;); 0)))/60; &quot;&quot;)">
            <text:p/>
          </table:table-cell>
          <table:table-cell table:content-validation-name="val5" table:formula="of:=IF([.C151]&lt;&gt;&quot;&quot;; [$values.$B$2]; &quot;&quot;)">
            <text:p/>
          </table:table-cell>
          <table:table-cell table:style-name="ce37" table:formula="of:=IF([.C151]&lt;&gt;&quot;&quot;; [.F151]*[.G151]; &quot;&quot;)">
            <text:p/>
          </table:table-cell>
          <table:table-cell table:style-name="ce37" table:formula="of:=IF([.C151]&lt;&gt;&quot;&quot;; [.H151]+[.E151]; &quot;&quot;)">
            <text:p/>
          </table:table-cell>
          <table:table-cell/>
          <table:table-cell table:formula="of:=IF([.C151]&lt;&gt;&quot;&quot;; [.L151]-[.I151]; &quot;&quot;)">
            <text:p/>
          </table:table-cell>
          <table:table-cell table:style-name="ce37" table:formula="of:=IF([.C151]&lt;&gt;&quot;&quot;; [.I151]/(1-[.J151]); &quot;&quot;)">
            <text:p/>
          </table:table-cell>
          <table:table-cell table:content-validation-name="val5" table:formula="of:=IF([.C151]&lt;&gt;&quot;&quot;; [$values.$A$2]; &quot;&quot;)">
            <text:p/>
          </table:table-cell>
          <table:table-cell table:style-name="ce37" table:formula="of:=IF([.C151]&lt;&gt;&quot;&quot;; [.O151]-[.L151]; &quot;&quot;)">
            <text:p/>
          </table:table-cell>
          <table:table-cell table:style-name="ce37" table:formula="of:=IF([.C151]&lt;&gt;&quot;&quot;; [.L151]/(1-[.M151]); &quot;&quot;)">
            <text:p/>
          </table:table-cell>
          <table:table-cell table:number-columns-repeated="1009"/>
        </table:table-row>
        <table:table-row table:style-name="ro1">
          <table:table-cell office:value-type="string" calcext:value-type="string">
            <text:p>8eb925e5-91a0-4616-842a-92c24c2061ea</text:p>
          </table:table-cell>
          <table:table-cell office:value-type="string" calcext:value-type="string">
            <text:p>bom_00151</text:p>
          </table:table-cell>
          <table:table-cell/>
          <table:table-cell table:formula="of:=IF([.C152]&lt;&gt;&quot;&quot;; SUM(INDEX(INDIRECT(&quot;'&quot; &amp; [.B152] &amp; &quot;'.$A$1:$Z$1000&quot;); 0; MATCH(&quot;count&quot;; INDIRECT(&quot;'&quot; &amp; [.B152] &amp; &quot;'.$A$1:$Z$1&quot;); 0))); &quot;&quot;)">
            <text:p/>
          </table:table-cell>
          <table:table-cell table:formula="of:=IF([.C152]&lt;&gt;&quot;&quot;; SUM(INDEX(INDIRECT(&quot;'&quot; &amp; [.B152] &amp; &quot;'.$A$1:$Z$1000&quot;); 0; MATCH(&quot;cost&quot;; INDIRECT(&quot;'&quot; &amp; [.B152] &amp; &quot;'.$A$1:$Z$1&quot;); 0))); &quot;&quot;)">
            <text:p/>
          </table:table-cell>
          <table:table-cell table:style-name="ce39" table:formula="of:=IF([.C152]&lt;&gt;&quot;&quot;; SUM(INDEX(INDIRECT(&quot;'&quot; &amp; [.B152] &amp; &quot;'.$A$1:$Z$1000&quot;); 0; MATCH(&quot;total_assembly_time_min&quot;; INDIRECT(&quot;'&quot; &amp; [.B152] &amp; &quot;'.$A$1:$Z$1&quot;); 0)))/60; &quot;&quot;)">
            <text:p/>
          </table:table-cell>
          <table:table-cell table:content-validation-name="val5" table:formula="of:=IF([.C152]&lt;&gt;&quot;&quot;; [$values.$B$2]; &quot;&quot;)">
            <text:p/>
          </table:table-cell>
          <table:table-cell table:style-name="ce37" table:formula="of:=IF([.C152]&lt;&gt;&quot;&quot;; [.F152]*[.G152]; &quot;&quot;)">
            <text:p/>
          </table:table-cell>
          <table:table-cell table:style-name="ce37" table:formula="of:=IF([.C152]&lt;&gt;&quot;&quot;; [.H152]+[.E152]; &quot;&quot;)">
            <text:p/>
          </table:table-cell>
          <table:table-cell/>
          <table:table-cell table:formula="of:=IF([.C152]&lt;&gt;&quot;&quot;; [.L152]-[.I152]; &quot;&quot;)">
            <text:p/>
          </table:table-cell>
          <table:table-cell table:style-name="ce37" table:formula="of:=IF([.C152]&lt;&gt;&quot;&quot;; [.I152]/(1-[.J152]); &quot;&quot;)">
            <text:p/>
          </table:table-cell>
          <table:table-cell table:content-validation-name="val5" table:formula="of:=IF([.C152]&lt;&gt;&quot;&quot;; [$values.$A$2]; &quot;&quot;)">
            <text:p/>
          </table:table-cell>
          <table:table-cell table:style-name="ce37" table:formula="of:=IF([.C152]&lt;&gt;&quot;&quot;; [.O152]-[.L152]; &quot;&quot;)">
            <text:p/>
          </table:table-cell>
          <table:table-cell table:style-name="ce37" table:formula="of:=IF([.C152]&lt;&gt;&quot;&quot;; [.L152]/(1-[.M152]); &quot;&quot;)">
            <text:p/>
          </table:table-cell>
          <table:table-cell table:number-columns-repeated="1009"/>
        </table:table-row>
        <table:table-row table:style-name="ro1">
          <table:table-cell office:value-type="string" calcext:value-type="string">
            <text:p>5389cf62-e9a2-4073-878a-6282763135a4</text:p>
          </table:table-cell>
          <table:table-cell office:value-type="string" calcext:value-type="string">
            <text:p>bom_00152</text:p>
          </table:table-cell>
          <table:table-cell/>
          <table:table-cell table:formula="of:=IF([.C153]&lt;&gt;&quot;&quot;; SUM(INDEX(INDIRECT(&quot;'&quot; &amp; [.B153] &amp; &quot;'.$A$1:$Z$1000&quot;); 0; MATCH(&quot;count&quot;; INDIRECT(&quot;'&quot; &amp; [.B153] &amp; &quot;'.$A$1:$Z$1&quot;); 0))); &quot;&quot;)">
            <text:p/>
          </table:table-cell>
          <table:table-cell table:formula="of:=IF([.C153]&lt;&gt;&quot;&quot;; SUM(INDEX(INDIRECT(&quot;'&quot; &amp; [.B153] &amp; &quot;'.$A$1:$Z$1000&quot;); 0; MATCH(&quot;cost&quot;; INDIRECT(&quot;'&quot; &amp; [.B153] &amp; &quot;'.$A$1:$Z$1&quot;); 0))); &quot;&quot;)">
            <text:p/>
          </table:table-cell>
          <table:table-cell table:style-name="ce39" table:formula="of:=IF([.C153]&lt;&gt;&quot;&quot;; SUM(INDEX(INDIRECT(&quot;'&quot; &amp; [.B153] &amp; &quot;'.$A$1:$Z$1000&quot;); 0; MATCH(&quot;total_assembly_time_min&quot;; INDIRECT(&quot;'&quot; &amp; [.B153] &amp; &quot;'.$A$1:$Z$1&quot;); 0)))/60; &quot;&quot;)">
            <text:p/>
          </table:table-cell>
          <table:table-cell table:content-validation-name="val5" table:formula="of:=IF([.C153]&lt;&gt;&quot;&quot;; [$values.$B$2]; &quot;&quot;)">
            <text:p/>
          </table:table-cell>
          <table:table-cell table:style-name="ce37" table:formula="of:=IF([.C153]&lt;&gt;&quot;&quot;; [.F153]*[.G153]; &quot;&quot;)">
            <text:p/>
          </table:table-cell>
          <table:table-cell table:style-name="ce37" table:formula="of:=IF([.C153]&lt;&gt;&quot;&quot;; [.H153]+[.E153]; &quot;&quot;)">
            <text:p/>
          </table:table-cell>
          <table:table-cell/>
          <table:table-cell table:formula="of:=IF([.C153]&lt;&gt;&quot;&quot;; [.L153]-[.I153]; &quot;&quot;)">
            <text:p/>
          </table:table-cell>
          <table:table-cell table:style-name="ce37" table:formula="of:=IF([.C153]&lt;&gt;&quot;&quot;; [.I153]/(1-[.J153]); &quot;&quot;)">
            <text:p/>
          </table:table-cell>
          <table:table-cell table:content-validation-name="val5" table:formula="of:=IF([.C153]&lt;&gt;&quot;&quot;; [$values.$A$2]; &quot;&quot;)">
            <text:p/>
          </table:table-cell>
          <table:table-cell table:style-name="ce37" table:formula="of:=IF([.C153]&lt;&gt;&quot;&quot;; [.O153]-[.L153]; &quot;&quot;)">
            <text:p/>
          </table:table-cell>
          <table:table-cell table:style-name="ce37" table:formula="of:=IF([.C153]&lt;&gt;&quot;&quot;; [.L153]/(1-[.M153]); &quot;&quot;)">
            <text:p/>
          </table:table-cell>
          <table:table-cell table:number-columns-repeated="1009"/>
        </table:table-row>
        <table:table-row table:style-name="ro1">
          <table:table-cell office:value-type="string" calcext:value-type="string">
            <text:p>f4a87703-cbd2-469b-8615-8f2de2301a63</text:p>
          </table:table-cell>
          <table:table-cell office:value-type="string" calcext:value-type="string">
            <text:p>bom_00153</text:p>
          </table:table-cell>
          <table:table-cell/>
          <table:table-cell table:formula="of:=IF([.C154]&lt;&gt;&quot;&quot;; SUM(INDEX(INDIRECT(&quot;'&quot; &amp; [.B154] &amp; &quot;'.$A$1:$Z$1000&quot;); 0; MATCH(&quot;count&quot;; INDIRECT(&quot;'&quot; &amp; [.B154] &amp; &quot;'.$A$1:$Z$1&quot;); 0))); &quot;&quot;)">
            <text:p/>
          </table:table-cell>
          <table:table-cell table:formula="of:=IF([.C154]&lt;&gt;&quot;&quot;; SUM(INDEX(INDIRECT(&quot;'&quot; &amp; [.B154] &amp; &quot;'.$A$1:$Z$1000&quot;); 0; MATCH(&quot;cost&quot;; INDIRECT(&quot;'&quot; &amp; [.B154] &amp; &quot;'.$A$1:$Z$1&quot;); 0))); &quot;&quot;)">
            <text:p/>
          </table:table-cell>
          <table:table-cell table:style-name="ce39" table:formula="of:=IF([.C154]&lt;&gt;&quot;&quot;; SUM(INDEX(INDIRECT(&quot;'&quot; &amp; [.B154] &amp; &quot;'.$A$1:$Z$1000&quot;); 0; MATCH(&quot;total_assembly_time_min&quot;; INDIRECT(&quot;'&quot; &amp; [.B154] &amp; &quot;'.$A$1:$Z$1&quot;); 0)))/60; &quot;&quot;)">
            <text:p/>
          </table:table-cell>
          <table:table-cell table:content-validation-name="val5" table:formula="of:=IF([.C154]&lt;&gt;&quot;&quot;; [$values.$B$2]; &quot;&quot;)">
            <text:p/>
          </table:table-cell>
          <table:table-cell table:style-name="ce37" table:formula="of:=IF([.C154]&lt;&gt;&quot;&quot;; [.F154]*[.G154]; &quot;&quot;)">
            <text:p/>
          </table:table-cell>
          <table:table-cell table:style-name="ce37" table:formula="of:=IF([.C154]&lt;&gt;&quot;&quot;; [.H154]+[.E154]; &quot;&quot;)">
            <text:p/>
          </table:table-cell>
          <table:table-cell/>
          <table:table-cell table:formula="of:=IF([.C154]&lt;&gt;&quot;&quot;; [.L154]-[.I154]; &quot;&quot;)">
            <text:p/>
          </table:table-cell>
          <table:table-cell table:style-name="ce37" table:formula="of:=IF([.C154]&lt;&gt;&quot;&quot;; [.I154]/(1-[.J154]); &quot;&quot;)">
            <text:p/>
          </table:table-cell>
          <table:table-cell table:content-validation-name="val5" table:formula="of:=IF([.C154]&lt;&gt;&quot;&quot;; [$values.$A$2]; &quot;&quot;)">
            <text:p/>
          </table:table-cell>
          <table:table-cell table:style-name="ce37" table:formula="of:=IF([.C154]&lt;&gt;&quot;&quot;; [.O154]-[.L154]; &quot;&quot;)">
            <text:p/>
          </table:table-cell>
          <table:table-cell table:style-name="ce37" table:formula="of:=IF([.C154]&lt;&gt;&quot;&quot;; [.L154]/(1-[.M154]); &quot;&quot;)">
            <text:p/>
          </table:table-cell>
          <table:table-cell table:number-columns-repeated="1009"/>
        </table:table-row>
        <table:table-row table:style-name="ro1">
          <table:table-cell office:value-type="string" calcext:value-type="string">
            <text:p>eb1cfcc3-d324-439c-b3f6-2a0e66526c85</text:p>
          </table:table-cell>
          <table:table-cell office:value-type="string" calcext:value-type="string">
            <text:p>bom_00154</text:p>
          </table:table-cell>
          <table:table-cell/>
          <table:table-cell table:formula="of:=IF([.C155]&lt;&gt;&quot;&quot;; SUM(INDEX(INDIRECT(&quot;'&quot; &amp; [.B155] &amp; &quot;'.$A$1:$Z$1000&quot;); 0; MATCH(&quot;count&quot;; INDIRECT(&quot;'&quot; &amp; [.B155] &amp; &quot;'.$A$1:$Z$1&quot;); 0))); &quot;&quot;)">
            <text:p/>
          </table:table-cell>
          <table:table-cell table:formula="of:=IF([.C155]&lt;&gt;&quot;&quot;; SUM(INDEX(INDIRECT(&quot;'&quot; &amp; [.B155] &amp; &quot;'.$A$1:$Z$1000&quot;); 0; MATCH(&quot;cost&quot;; INDIRECT(&quot;'&quot; &amp; [.B155] &amp; &quot;'.$A$1:$Z$1&quot;); 0))); &quot;&quot;)">
            <text:p/>
          </table:table-cell>
          <table:table-cell table:style-name="ce39" table:formula="of:=IF([.C155]&lt;&gt;&quot;&quot;; SUM(INDEX(INDIRECT(&quot;'&quot; &amp; [.B155] &amp; &quot;'.$A$1:$Z$1000&quot;); 0; MATCH(&quot;total_assembly_time_min&quot;; INDIRECT(&quot;'&quot; &amp; [.B155] &amp; &quot;'.$A$1:$Z$1&quot;); 0)))/60; &quot;&quot;)">
            <text:p/>
          </table:table-cell>
          <table:table-cell table:content-validation-name="val5" table:formula="of:=IF([.C155]&lt;&gt;&quot;&quot;; [$values.$B$2]; &quot;&quot;)">
            <text:p/>
          </table:table-cell>
          <table:table-cell table:style-name="ce37" table:formula="of:=IF([.C155]&lt;&gt;&quot;&quot;; [.F155]*[.G155]; &quot;&quot;)">
            <text:p/>
          </table:table-cell>
          <table:table-cell table:style-name="ce37" table:formula="of:=IF([.C155]&lt;&gt;&quot;&quot;; [.H155]+[.E155]; &quot;&quot;)">
            <text:p/>
          </table:table-cell>
          <table:table-cell/>
          <table:table-cell table:formula="of:=IF([.C155]&lt;&gt;&quot;&quot;; [.L155]-[.I155]; &quot;&quot;)">
            <text:p/>
          </table:table-cell>
          <table:table-cell table:style-name="ce37" table:formula="of:=IF([.C155]&lt;&gt;&quot;&quot;; [.I155]/(1-[.J155]); &quot;&quot;)">
            <text:p/>
          </table:table-cell>
          <table:table-cell table:content-validation-name="val5" table:formula="of:=IF([.C155]&lt;&gt;&quot;&quot;; [$values.$A$2]; &quot;&quot;)">
            <text:p/>
          </table:table-cell>
          <table:table-cell table:style-name="ce37" table:formula="of:=IF([.C155]&lt;&gt;&quot;&quot;; [.O155]-[.L155]; &quot;&quot;)">
            <text:p/>
          </table:table-cell>
          <table:table-cell table:style-name="ce37" table:formula="of:=IF([.C155]&lt;&gt;&quot;&quot;; [.L155]/(1-[.M155]); &quot;&quot;)">
            <text:p/>
          </table:table-cell>
          <table:table-cell table:number-columns-repeated="1009"/>
        </table:table-row>
        <table:table-row table:style-name="ro1">
          <table:table-cell office:value-type="string" calcext:value-type="string">
            <text:p>df34949f-1d07-4daa-addd-feb5f6e38e5f</text:p>
          </table:table-cell>
          <table:table-cell office:value-type="string" calcext:value-type="string">
            <text:p>bom_00155</text:p>
          </table:table-cell>
          <table:table-cell/>
          <table:table-cell table:formula="of:=IF([.C156]&lt;&gt;&quot;&quot;; SUM(INDEX(INDIRECT(&quot;'&quot; &amp; [.B156] &amp; &quot;'.$A$1:$Z$1000&quot;); 0; MATCH(&quot;count&quot;; INDIRECT(&quot;'&quot; &amp; [.B156] &amp; &quot;'.$A$1:$Z$1&quot;); 0))); &quot;&quot;)">
            <text:p/>
          </table:table-cell>
          <table:table-cell table:formula="of:=IF([.C156]&lt;&gt;&quot;&quot;; SUM(INDEX(INDIRECT(&quot;'&quot; &amp; [.B156] &amp; &quot;'.$A$1:$Z$1000&quot;); 0; MATCH(&quot;cost&quot;; INDIRECT(&quot;'&quot; &amp; [.B156] &amp; &quot;'.$A$1:$Z$1&quot;); 0))); &quot;&quot;)">
            <text:p/>
          </table:table-cell>
          <table:table-cell table:style-name="ce39" table:formula="of:=IF([.C156]&lt;&gt;&quot;&quot;; SUM(INDEX(INDIRECT(&quot;'&quot; &amp; [.B156] &amp; &quot;'.$A$1:$Z$1000&quot;); 0; MATCH(&quot;total_assembly_time_min&quot;; INDIRECT(&quot;'&quot; &amp; [.B156] &amp; &quot;'.$A$1:$Z$1&quot;); 0)))/60; &quot;&quot;)">
            <text:p/>
          </table:table-cell>
          <table:table-cell table:content-validation-name="val5" table:formula="of:=IF([.C156]&lt;&gt;&quot;&quot;; [$values.$B$2]; &quot;&quot;)">
            <text:p/>
          </table:table-cell>
          <table:table-cell table:style-name="ce37" table:formula="of:=IF([.C156]&lt;&gt;&quot;&quot;; [.F156]*[.G156]; &quot;&quot;)">
            <text:p/>
          </table:table-cell>
          <table:table-cell table:style-name="ce37" table:formula="of:=IF([.C156]&lt;&gt;&quot;&quot;; [.H156]+[.E156]; &quot;&quot;)">
            <text:p/>
          </table:table-cell>
          <table:table-cell/>
          <table:table-cell table:formula="of:=IF([.C156]&lt;&gt;&quot;&quot;; [.L156]-[.I156]; &quot;&quot;)">
            <text:p/>
          </table:table-cell>
          <table:table-cell table:style-name="ce37" table:formula="of:=IF([.C156]&lt;&gt;&quot;&quot;; [.I156]/(1-[.J156]); &quot;&quot;)">
            <text:p/>
          </table:table-cell>
          <table:table-cell table:content-validation-name="val5" table:formula="of:=IF([.C156]&lt;&gt;&quot;&quot;; [$values.$A$2]; &quot;&quot;)">
            <text:p/>
          </table:table-cell>
          <table:table-cell table:style-name="ce37" table:formula="of:=IF([.C156]&lt;&gt;&quot;&quot;; [.O156]-[.L156]; &quot;&quot;)">
            <text:p/>
          </table:table-cell>
          <table:table-cell table:style-name="ce37" table:formula="of:=IF([.C156]&lt;&gt;&quot;&quot;; [.L156]/(1-[.M156]); &quot;&quot;)">
            <text:p/>
          </table:table-cell>
          <table:table-cell table:number-columns-repeated="1009"/>
        </table:table-row>
        <table:table-row table:style-name="ro1">
          <table:table-cell office:value-type="string" calcext:value-type="string">
            <text:p>d860b5a1-5d87-472a-b9d7-98de9268af05</text:p>
          </table:table-cell>
          <table:table-cell office:value-type="string" calcext:value-type="string">
            <text:p>bom_00156</text:p>
          </table:table-cell>
          <table:table-cell/>
          <table:table-cell table:formula="of:=IF([.C157]&lt;&gt;&quot;&quot;; SUM(INDEX(INDIRECT(&quot;'&quot; &amp; [.B157] &amp; &quot;'.$A$1:$Z$1000&quot;); 0; MATCH(&quot;count&quot;; INDIRECT(&quot;'&quot; &amp; [.B157] &amp; &quot;'.$A$1:$Z$1&quot;); 0))); &quot;&quot;)">
            <text:p/>
          </table:table-cell>
          <table:table-cell table:formula="of:=IF([.C157]&lt;&gt;&quot;&quot;; SUM(INDEX(INDIRECT(&quot;'&quot; &amp; [.B157] &amp; &quot;'.$A$1:$Z$1000&quot;); 0; MATCH(&quot;cost&quot;; INDIRECT(&quot;'&quot; &amp; [.B157] &amp; &quot;'.$A$1:$Z$1&quot;); 0))); &quot;&quot;)">
            <text:p/>
          </table:table-cell>
          <table:table-cell table:style-name="ce39" table:formula="of:=IF([.C157]&lt;&gt;&quot;&quot;; SUM(INDEX(INDIRECT(&quot;'&quot; &amp; [.B157] &amp; &quot;'.$A$1:$Z$1000&quot;); 0; MATCH(&quot;total_assembly_time_min&quot;; INDIRECT(&quot;'&quot; &amp; [.B157] &amp; &quot;'.$A$1:$Z$1&quot;); 0)))/60; &quot;&quot;)">
            <text:p/>
          </table:table-cell>
          <table:table-cell table:content-validation-name="val5" table:formula="of:=IF([.C157]&lt;&gt;&quot;&quot;; [$values.$B$2]; &quot;&quot;)">
            <text:p/>
          </table:table-cell>
          <table:table-cell table:style-name="ce37" table:formula="of:=IF([.C157]&lt;&gt;&quot;&quot;; [.F157]*[.G157]; &quot;&quot;)">
            <text:p/>
          </table:table-cell>
          <table:table-cell table:style-name="ce37" table:formula="of:=IF([.C157]&lt;&gt;&quot;&quot;; [.H157]+[.E157]; &quot;&quot;)">
            <text:p/>
          </table:table-cell>
          <table:table-cell/>
          <table:table-cell table:formula="of:=IF([.C157]&lt;&gt;&quot;&quot;; [.L157]-[.I157]; &quot;&quot;)">
            <text:p/>
          </table:table-cell>
          <table:table-cell table:style-name="ce37" table:formula="of:=IF([.C157]&lt;&gt;&quot;&quot;; [.I157]/(1-[.J157]); &quot;&quot;)">
            <text:p/>
          </table:table-cell>
          <table:table-cell table:content-validation-name="val5" table:formula="of:=IF([.C157]&lt;&gt;&quot;&quot;; [$values.$A$2]; &quot;&quot;)">
            <text:p/>
          </table:table-cell>
          <table:table-cell table:style-name="ce37" table:formula="of:=IF([.C157]&lt;&gt;&quot;&quot;; [.O157]-[.L157]; &quot;&quot;)">
            <text:p/>
          </table:table-cell>
          <table:table-cell table:style-name="ce37" table:formula="of:=IF([.C157]&lt;&gt;&quot;&quot;; [.L157]/(1-[.M157]); &quot;&quot;)">
            <text:p/>
          </table:table-cell>
          <table:table-cell table:number-columns-repeated="1009"/>
        </table:table-row>
        <table:table-row table:style-name="ro1">
          <table:table-cell office:value-type="string" calcext:value-type="string">
            <text:p>a649755f-631b-4749-a57b-02316a4e507e</text:p>
          </table:table-cell>
          <table:table-cell office:value-type="string" calcext:value-type="string">
            <text:p>bom_00157</text:p>
          </table:table-cell>
          <table:table-cell/>
          <table:table-cell table:formula="of:=IF([.C158]&lt;&gt;&quot;&quot;; SUM(INDEX(INDIRECT(&quot;'&quot; &amp; [.B158] &amp; &quot;'.$A$1:$Z$1000&quot;); 0; MATCH(&quot;count&quot;; INDIRECT(&quot;'&quot; &amp; [.B158] &amp; &quot;'.$A$1:$Z$1&quot;); 0))); &quot;&quot;)">
            <text:p/>
          </table:table-cell>
          <table:table-cell table:formula="of:=IF([.C158]&lt;&gt;&quot;&quot;; SUM(INDEX(INDIRECT(&quot;'&quot; &amp; [.B158] &amp; &quot;'.$A$1:$Z$1000&quot;); 0; MATCH(&quot;cost&quot;; INDIRECT(&quot;'&quot; &amp; [.B158] &amp; &quot;'.$A$1:$Z$1&quot;); 0))); &quot;&quot;)">
            <text:p/>
          </table:table-cell>
          <table:table-cell table:style-name="ce39" table:formula="of:=IF([.C158]&lt;&gt;&quot;&quot;; SUM(INDEX(INDIRECT(&quot;'&quot; &amp; [.B158] &amp; &quot;'.$A$1:$Z$1000&quot;); 0; MATCH(&quot;total_assembly_time_min&quot;; INDIRECT(&quot;'&quot; &amp; [.B158] &amp; &quot;'.$A$1:$Z$1&quot;); 0)))/60; &quot;&quot;)">
            <text:p/>
          </table:table-cell>
          <table:table-cell table:content-validation-name="val5" table:formula="of:=IF([.C158]&lt;&gt;&quot;&quot;; [$values.$B$2]; &quot;&quot;)">
            <text:p/>
          </table:table-cell>
          <table:table-cell table:style-name="ce37" table:formula="of:=IF([.C158]&lt;&gt;&quot;&quot;; [.F158]*[.G158]; &quot;&quot;)">
            <text:p/>
          </table:table-cell>
          <table:table-cell table:style-name="ce37" table:formula="of:=IF([.C158]&lt;&gt;&quot;&quot;; [.H158]+[.E158]; &quot;&quot;)">
            <text:p/>
          </table:table-cell>
          <table:table-cell/>
          <table:table-cell table:formula="of:=IF([.C158]&lt;&gt;&quot;&quot;; [.L158]-[.I158]; &quot;&quot;)">
            <text:p/>
          </table:table-cell>
          <table:table-cell table:style-name="ce37" table:formula="of:=IF([.C158]&lt;&gt;&quot;&quot;; [.I158]/(1-[.J158]); &quot;&quot;)">
            <text:p/>
          </table:table-cell>
          <table:table-cell table:content-validation-name="val5" table:formula="of:=IF([.C158]&lt;&gt;&quot;&quot;; [$values.$A$2]; &quot;&quot;)">
            <text:p/>
          </table:table-cell>
          <table:table-cell table:style-name="ce37" table:formula="of:=IF([.C158]&lt;&gt;&quot;&quot;; [.O158]-[.L158]; &quot;&quot;)">
            <text:p/>
          </table:table-cell>
          <table:table-cell table:style-name="ce37" table:formula="of:=IF([.C158]&lt;&gt;&quot;&quot;; [.L158]/(1-[.M158]); &quot;&quot;)">
            <text:p/>
          </table:table-cell>
          <table:table-cell table:number-columns-repeated="1009"/>
        </table:table-row>
        <table:table-row table:style-name="ro1">
          <table:table-cell office:value-type="string" calcext:value-type="string">
            <text:p>50d7adec-586b-4ee8-9b0b-54bb81cf8ffc</text:p>
          </table:table-cell>
          <table:table-cell office:value-type="string" calcext:value-type="string">
            <text:p>bom_00158</text:p>
          </table:table-cell>
          <table:table-cell/>
          <table:table-cell table:formula="of:=IF([.C159]&lt;&gt;&quot;&quot;; SUM(INDEX(INDIRECT(&quot;'&quot; &amp; [.B159] &amp; &quot;'.$A$1:$Z$1000&quot;); 0; MATCH(&quot;count&quot;; INDIRECT(&quot;'&quot; &amp; [.B159] &amp; &quot;'.$A$1:$Z$1&quot;); 0))); &quot;&quot;)">
            <text:p/>
          </table:table-cell>
          <table:table-cell table:formula="of:=IF([.C159]&lt;&gt;&quot;&quot;; SUM(INDEX(INDIRECT(&quot;'&quot; &amp; [.B159] &amp; &quot;'.$A$1:$Z$1000&quot;); 0; MATCH(&quot;cost&quot;; INDIRECT(&quot;'&quot; &amp; [.B159] &amp; &quot;'.$A$1:$Z$1&quot;); 0))); &quot;&quot;)">
            <text:p/>
          </table:table-cell>
          <table:table-cell table:style-name="ce39" table:formula="of:=IF([.C159]&lt;&gt;&quot;&quot;; SUM(INDEX(INDIRECT(&quot;'&quot; &amp; [.B159] &amp; &quot;'.$A$1:$Z$1000&quot;); 0; MATCH(&quot;total_assembly_time_min&quot;; INDIRECT(&quot;'&quot; &amp; [.B159] &amp; &quot;'.$A$1:$Z$1&quot;); 0)))/60; &quot;&quot;)">
            <text:p/>
          </table:table-cell>
          <table:table-cell table:content-validation-name="val5" table:formula="of:=IF([.C159]&lt;&gt;&quot;&quot;; [$values.$B$2]; &quot;&quot;)">
            <text:p/>
          </table:table-cell>
          <table:table-cell table:style-name="ce37" table:formula="of:=IF([.C159]&lt;&gt;&quot;&quot;; [.F159]*[.G159]; &quot;&quot;)">
            <text:p/>
          </table:table-cell>
          <table:table-cell table:style-name="ce37" table:formula="of:=IF([.C159]&lt;&gt;&quot;&quot;; [.H159]+[.E159]; &quot;&quot;)">
            <text:p/>
          </table:table-cell>
          <table:table-cell/>
          <table:table-cell table:formula="of:=IF([.C159]&lt;&gt;&quot;&quot;; [.L159]-[.I159]; &quot;&quot;)">
            <text:p/>
          </table:table-cell>
          <table:table-cell table:style-name="ce37" table:formula="of:=IF([.C159]&lt;&gt;&quot;&quot;; [.I159]/(1-[.J159]); &quot;&quot;)">
            <text:p/>
          </table:table-cell>
          <table:table-cell table:content-validation-name="val5" table:formula="of:=IF([.C159]&lt;&gt;&quot;&quot;; [$values.$A$2]; &quot;&quot;)">
            <text:p/>
          </table:table-cell>
          <table:table-cell table:style-name="ce37" table:formula="of:=IF([.C159]&lt;&gt;&quot;&quot;; [.O159]-[.L159]; &quot;&quot;)">
            <text:p/>
          </table:table-cell>
          <table:table-cell table:style-name="ce37" table:formula="of:=IF([.C159]&lt;&gt;&quot;&quot;; [.L159]/(1-[.M159]); &quot;&quot;)">
            <text:p/>
          </table:table-cell>
          <table:table-cell table:number-columns-repeated="1009"/>
        </table:table-row>
        <table:table-row table:style-name="ro1">
          <table:table-cell office:value-type="string" calcext:value-type="string">
            <text:p>36b4dd81-2745-415d-8fd6-e5fa5088c00f</text:p>
          </table:table-cell>
          <table:table-cell office:value-type="string" calcext:value-type="string">
            <text:p>bom_00159</text:p>
          </table:table-cell>
          <table:table-cell/>
          <table:table-cell table:formula="of:=IF([.C160]&lt;&gt;&quot;&quot;; SUM(INDEX(INDIRECT(&quot;'&quot; &amp; [.B160] &amp; &quot;'.$A$1:$Z$1000&quot;); 0; MATCH(&quot;count&quot;; INDIRECT(&quot;'&quot; &amp; [.B160] &amp; &quot;'.$A$1:$Z$1&quot;); 0))); &quot;&quot;)">
            <text:p/>
          </table:table-cell>
          <table:table-cell table:formula="of:=IF([.C160]&lt;&gt;&quot;&quot;; SUM(INDEX(INDIRECT(&quot;'&quot; &amp; [.B160] &amp; &quot;'.$A$1:$Z$1000&quot;); 0; MATCH(&quot;cost&quot;; INDIRECT(&quot;'&quot; &amp; [.B160] &amp; &quot;'.$A$1:$Z$1&quot;); 0))); &quot;&quot;)">
            <text:p/>
          </table:table-cell>
          <table:table-cell table:style-name="ce39" table:formula="of:=IF([.C160]&lt;&gt;&quot;&quot;; SUM(INDEX(INDIRECT(&quot;'&quot; &amp; [.B160] &amp; &quot;'.$A$1:$Z$1000&quot;); 0; MATCH(&quot;total_assembly_time_min&quot;; INDIRECT(&quot;'&quot; &amp; [.B160] &amp; &quot;'.$A$1:$Z$1&quot;); 0)))/60; &quot;&quot;)">
            <text:p/>
          </table:table-cell>
          <table:table-cell table:content-validation-name="val5" table:formula="of:=IF([.C160]&lt;&gt;&quot;&quot;; [$values.$B$2]; &quot;&quot;)">
            <text:p/>
          </table:table-cell>
          <table:table-cell table:style-name="ce37" table:formula="of:=IF([.C160]&lt;&gt;&quot;&quot;; [.F160]*[.G160]; &quot;&quot;)">
            <text:p/>
          </table:table-cell>
          <table:table-cell table:style-name="ce37" table:formula="of:=IF([.C160]&lt;&gt;&quot;&quot;; [.H160]+[.E160]; &quot;&quot;)">
            <text:p/>
          </table:table-cell>
          <table:table-cell/>
          <table:table-cell table:formula="of:=IF([.C160]&lt;&gt;&quot;&quot;; [.L160]-[.I160]; &quot;&quot;)">
            <text:p/>
          </table:table-cell>
          <table:table-cell table:style-name="ce37" table:formula="of:=IF([.C160]&lt;&gt;&quot;&quot;; [.I160]/(1-[.J160]); &quot;&quot;)">
            <text:p/>
          </table:table-cell>
          <table:table-cell table:content-validation-name="val5" table:formula="of:=IF([.C160]&lt;&gt;&quot;&quot;; [$values.$A$2]; &quot;&quot;)">
            <text:p/>
          </table:table-cell>
          <table:table-cell table:style-name="ce37" table:formula="of:=IF([.C160]&lt;&gt;&quot;&quot;; [.O160]-[.L160]; &quot;&quot;)">
            <text:p/>
          </table:table-cell>
          <table:table-cell table:style-name="ce37" table:formula="of:=IF([.C160]&lt;&gt;&quot;&quot;; [.L160]/(1-[.M160]); &quot;&quot;)">
            <text:p/>
          </table:table-cell>
          <table:table-cell table:number-columns-repeated="1009"/>
        </table:table-row>
        <table:table-row table:style-name="ro1">
          <table:table-cell office:value-type="string" calcext:value-type="string">
            <text:p>0102f3b9-97eb-489f-982b-fc820359dc16</text:p>
          </table:table-cell>
          <table:table-cell office:value-type="string" calcext:value-type="string">
            <text:p>bom_00160</text:p>
          </table:table-cell>
          <table:table-cell/>
          <table:table-cell table:formula="of:=IF([.C161]&lt;&gt;&quot;&quot;; SUM(INDEX(INDIRECT(&quot;'&quot; &amp; [.B161] &amp; &quot;'.$A$1:$Z$1000&quot;); 0; MATCH(&quot;count&quot;; INDIRECT(&quot;'&quot; &amp; [.B161] &amp; &quot;'.$A$1:$Z$1&quot;); 0))); &quot;&quot;)">
            <text:p/>
          </table:table-cell>
          <table:table-cell table:formula="of:=IF([.C161]&lt;&gt;&quot;&quot;; SUM(INDEX(INDIRECT(&quot;'&quot; &amp; [.B161] &amp; &quot;'.$A$1:$Z$1000&quot;); 0; MATCH(&quot;cost&quot;; INDIRECT(&quot;'&quot; &amp; [.B161] &amp; &quot;'.$A$1:$Z$1&quot;); 0))); &quot;&quot;)">
            <text:p/>
          </table:table-cell>
          <table:table-cell table:style-name="ce39" table:formula="of:=IF([.C161]&lt;&gt;&quot;&quot;; SUM(INDEX(INDIRECT(&quot;'&quot; &amp; [.B161] &amp; &quot;'.$A$1:$Z$1000&quot;); 0; MATCH(&quot;total_assembly_time_min&quot;; INDIRECT(&quot;'&quot; &amp; [.B161] &amp; &quot;'.$A$1:$Z$1&quot;); 0)))/60; &quot;&quot;)">
            <text:p/>
          </table:table-cell>
          <table:table-cell table:content-validation-name="val5" table:formula="of:=IF([.C161]&lt;&gt;&quot;&quot;; [$values.$B$2]; &quot;&quot;)">
            <text:p/>
          </table:table-cell>
          <table:table-cell table:style-name="ce37" table:formula="of:=IF([.C161]&lt;&gt;&quot;&quot;; [.F161]*[.G161]; &quot;&quot;)">
            <text:p/>
          </table:table-cell>
          <table:table-cell table:style-name="ce37" table:formula="of:=IF([.C161]&lt;&gt;&quot;&quot;; [.H161]+[.E161]; &quot;&quot;)">
            <text:p/>
          </table:table-cell>
          <table:table-cell/>
          <table:table-cell table:formula="of:=IF([.C161]&lt;&gt;&quot;&quot;; [.L161]-[.I161]; &quot;&quot;)">
            <text:p/>
          </table:table-cell>
          <table:table-cell table:style-name="ce37" table:formula="of:=IF([.C161]&lt;&gt;&quot;&quot;; [.I161]/(1-[.J161]); &quot;&quot;)">
            <text:p/>
          </table:table-cell>
          <table:table-cell table:content-validation-name="val5" table:formula="of:=IF([.C161]&lt;&gt;&quot;&quot;; [$values.$A$2]; &quot;&quot;)">
            <text:p/>
          </table:table-cell>
          <table:table-cell table:style-name="ce37" table:formula="of:=IF([.C161]&lt;&gt;&quot;&quot;; [.O161]-[.L161]; &quot;&quot;)">
            <text:p/>
          </table:table-cell>
          <table:table-cell table:style-name="ce37" table:formula="of:=IF([.C161]&lt;&gt;&quot;&quot;; [.L161]/(1-[.M161]); &quot;&quot;)">
            <text:p/>
          </table:table-cell>
          <table:table-cell table:number-columns-repeated="1009"/>
        </table:table-row>
        <table:table-row table:style-name="ro1">
          <table:table-cell office:value-type="string" calcext:value-type="string">
            <text:p>fe7e0cf5-f47d-4320-a67d-77f6a324fab4</text:p>
          </table:table-cell>
          <table:table-cell office:value-type="string" calcext:value-type="string">
            <text:p>bom_00161</text:p>
          </table:table-cell>
          <table:table-cell/>
          <table:table-cell table:formula="of:=IF([.C162]&lt;&gt;&quot;&quot;; SUM(INDEX(INDIRECT(&quot;'&quot; &amp; [.B162] &amp; &quot;'.$A$1:$Z$1000&quot;); 0; MATCH(&quot;count&quot;; INDIRECT(&quot;'&quot; &amp; [.B162] &amp; &quot;'.$A$1:$Z$1&quot;); 0))); &quot;&quot;)">
            <text:p/>
          </table:table-cell>
          <table:table-cell table:formula="of:=IF([.C162]&lt;&gt;&quot;&quot;; SUM(INDEX(INDIRECT(&quot;'&quot; &amp; [.B162] &amp; &quot;'.$A$1:$Z$1000&quot;); 0; MATCH(&quot;cost&quot;; INDIRECT(&quot;'&quot; &amp; [.B162] &amp; &quot;'.$A$1:$Z$1&quot;); 0))); &quot;&quot;)">
            <text:p/>
          </table:table-cell>
          <table:table-cell table:style-name="ce39" table:formula="of:=IF([.C162]&lt;&gt;&quot;&quot;; SUM(INDEX(INDIRECT(&quot;'&quot; &amp; [.B162] &amp; &quot;'.$A$1:$Z$1000&quot;); 0; MATCH(&quot;total_assembly_time_min&quot;; INDIRECT(&quot;'&quot; &amp; [.B162] &amp; &quot;'.$A$1:$Z$1&quot;); 0)))/60; &quot;&quot;)">
            <text:p/>
          </table:table-cell>
          <table:table-cell table:content-validation-name="val5" table:formula="of:=IF([.C162]&lt;&gt;&quot;&quot;; [$values.$B$2]; &quot;&quot;)">
            <text:p/>
          </table:table-cell>
          <table:table-cell table:style-name="ce37" table:formula="of:=IF([.C162]&lt;&gt;&quot;&quot;; [.F162]*[.G162]; &quot;&quot;)">
            <text:p/>
          </table:table-cell>
          <table:table-cell table:style-name="ce37" table:formula="of:=IF([.C162]&lt;&gt;&quot;&quot;; [.H162]+[.E162]; &quot;&quot;)">
            <text:p/>
          </table:table-cell>
          <table:table-cell/>
          <table:table-cell table:formula="of:=IF([.C162]&lt;&gt;&quot;&quot;; [.L162]-[.I162]; &quot;&quot;)">
            <text:p/>
          </table:table-cell>
          <table:table-cell table:style-name="ce37" table:formula="of:=IF([.C162]&lt;&gt;&quot;&quot;; [.I162]/(1-[.J162]); &quot;&quot;)">
            <text:p/>
          </table:table-cell>
          <table:table-cell table:content-validation-name="val5" table:formula="of:=IF([.C162]&lt;&gt;&quot;&quot;; [$values.$A$2]; &quot;&quot;)">
            <text:p/>
          </table:table-cell>
          <table:table-cell table:style-name="ce37" table:formula="of:=IF([.C162]&lt;&gt;&quot;&quot;; [.O162]-[.L162]; &quot;&quot;)">
            <text:p/>
          </table:table-cell>
          <table:table-cell table:style-name="ce37" table:formula="of:=IF([.C162]&lt;&gt;&quot;&quot;; [.L162]/(1-[.M162]); &quot;&quot;)">
            <text:p/>
          </table:table-cell>
          <table:table-cell table:number-columns-repeated="1009"/>
        </table:table-row>
        <table:table-row table:style-name="ro1">
          <table:table-cell office:value-type="string" calcext:value-type="string">
            <text:p>8daa0467-73a6-4e58-84df-1ab798b63b23</text:p>
          </table:table-cell>
          <table:table-cell office:value-type="string" calcext:value-type="string">
            <text:p>bom_00162</text:p>
          </table:table-cell>
          <table:table-cell/>
          <table:table-cell table:formula="of:=IF([.C163]&lt;&gt;&quot;&quot;; SUM(INDEX(INDIRECT(&quot;'&quot; &amp; [.B163] &amp; &quot;'.$A$1:$Z$1000&quot;); 0; MATCH(&quot;count&quot;; INDIRECT(&quot;'&quot; &amp; [.B163] &amp; &quot;'.$A$1:$Z$1&quot;); 0))); &quot;&quot;)">
            <text:p/>
          </table:table-cell>
          <table:table-cell table:formula="of:=IF([.C163]&lt;&gt;&quot;&quot;; SUM(INDEX(INDIRECT(&quot;'&quot; &amp; [.B163] &amp; &quot;'.$A$1:$Z$1000&quot;); 0; MATCH(&quot;cost&quot;; INDIRECT(&quot;'&quot; &amp; [.B163] &amp; &quot;'.$A$1:$Z$1&quot;); 0))); &quot;&quot;)">
            <text:p/>
          </table:table-cell>
          <table:table-cell table:style-name="ce39" table:formula="of:=IF([.C163]&lt;&gt;&quot;&quot;; SUM(INDEX(INDIRECT(&quot;'&quot; &amp; [.B163] &amp; &quot;'.$A$1:$Z$1000&quot;); 0; MATCH(&quot;total_assembly_time_min&quot;; INDIRECT(&quot;'&quot; &amp; [.B163] &amp; &quot;'.$A$1:$Z$1&quot;); 0)))/60; &quot;&quot;)">
            <text:p/>
          </table:table-cell>
          <table:table-cell table:content-validation-name="val5" table:formula="of:=IF([.C163]&lt;&gt;&quot;&quot;; [$values.$B$2]; &quot;&quot;)">
            <text:p/>
          </table:table-cell>
          <table:table-cell table:style-name="ce37" table:formula="of:=IF([.C163]&lt;&gt;&quot;&quot;; [.F163]*[.G163]; &quot;&quot;)">
            <text:p/>
          </table:table-cell>
          <table:table-cell table:style-name="ce37" table:formula="of:=IF([.C163]&lt;&gt;&quot;&quot;; [.H163]+[.E163]; &quot;&quot;)">
            <text:p/>
          </table:table-cell>
          <table:table-cell/>
          <table:table-cell table:formula="of:=IF([.C163]&lt;&gt;&quot;&quot;; [.L163]-[.I163]; &quot;&quot;)">
            <text:p/>
          </table:table-cell>
          <table:table-cell table:style-name="ce37" table:formula="of:=IF([.C163]&lt;&gt;&quot;&quot;; [.I163]/(1-[.J163]); &quot;&quot;)">
            <text:p/>
          </table:table-cell>
          <table:table-cell table:content-validation-name="val5" table:formula="of:=IF([.C163]&lt;&gt;&quot;&quot;; [$values.$A$2]; &quot;&quot;)">
            <text:p/>
          </table:table-cell>
          <table:table-cell table:style-name="ce37" table:formula="of:=IF([.C163]&lt;&gt;&quot;&quot;; [.O163]-[.L163]; &quot;&quot;)">
            <text:p/>
          </table:table-cell>
          <table:table-cell table:style-name="ce37" table:formula="of:=IF([.C163]&lt;&gt;&quot;&quot;; [.L163]/(1-[.M163]); &quot;&quot;)">
            <text:p/>
          </table:table-cell>
          <table:table-cell table:number-columns-repeated="1009"/>
        </table:table-row>
        <table:table-row table:style-name="ro1">
          <table:table-cell office:value-type="string" calcext:value-type="string">
            <text:p>fa13418e-a9f9-4bf3-bb56-2da57669aaef</text:p>
          </table:table-cell>
          <table:table-cell office:value-type="string" calcext:value-type="string">
            <text:p>bom_00163</text:p>
          </table:table-cell>
          <table:table-cell/>
          <table:table-cell table:formula="of:=IF([.C164]&lt;&gt;&quot;&quot;; SUM(INDEX(INDIRECT(&quot;'&quot; &amp; [.B164] &amp; &quot;'.$A$1:$Z$1000&quot;); 0; MATCH(&quot;count&quot;; INDIRECT(&quot;'&quot; &amp; [.B164] &amp; &quot;'.$A$1:$Z$1&quot;); 0))); &quot;&quot;)">
            <text:p/>
          </table:table-cell>
          <table:table-cell table:formula="of:=IF([.C164]&lt;&gt;&quot;&quot;; SUM(INDEX(INDIRECT(&quot;'&quot; &amp; [.B164] &amp; &quot;'.$A$1:$Z$1000&quot;); 0; MATCH(&quot;cost&quot;; INDIRECT(&quot;'&quot; &amp; [.B164] &amp; &quot;'.$A$1:$Z$1&quot;); 0))); &quot;&quot;)">
            <text:p/>
          </table:table-cell>
          <table:table-cell table:style-name="ce39" table:formula="of:=IF([.C164]&lt;&gt;&quot;&quot;; SUM(INDEX(INDIRECT(&quot;'&quot; &amp; [.B164] &amp; &quot;'.$A$1:$Z$1000&quot;); 0; MATCH(&quot;total_assembly_time_min&quot;; INDIRECT(&quot;'&quot; &amp; [.B164] &amp; &quot;'.$A$1:$Z$1&quot;); 0)))/60; &quot;&quot;)">
            <text:p/>
          </table:table-cell>
          <table:table-cell table:content-validation-name="val5" table:formula="of:=IF([.C164]&lt;&gt;&quot;&quot;; [$values.$B$2]; &quot;&quot;)">
            <text:p/>
          </table:table-cell>
          <table:table-cell table:style-name="ce37" table:formula="of:=IF([.C164]&lt;&gt;&quot;&quot;; [.F164]*[.G164]; &quot;&quot;)">
            <text:p/>
          </table:table-cell>
          <table:table-cell table:style-name="ce37" table:formula="of:=IF([.C164]&lt;&gt;&quot;&quot;; [.H164]+[.E164]; &quot;&quot;)">
            <text:p/>
          </table:table-cell>
          <table:table-cell/>
          <table:table-cell table:formula="of:=IF([.C164]&lt;&gt;&quot;&quot;; [.L164]-[.I164]; &quot;&quot;)">
            <text:p/>
          </table:table-cell>
          <table:table-cell table:style-name="ce37" table:formula="of:=IF([.C164]&lt;&gt;&quot;&quot;; [.I164]/(1-[.J164]); &quot;&quot;)">
            <text:p/>
          </table:table-cell>
          <table:table-cell table:content-validation-name="val5" table:formula="of:=IF([.C164]&lt;&gt;&quot;&quot;; [$values.$A$2]; &quot;&quot;)">
            <text:p/>
          </table:table-cell>
          <table:table-cell table:style-name="ce37" table:formula="of:=IF([.C164]&lt;&gt;&quot;&quot;; [.O164]-[.L164]; &quot;&quot;)">
            <text:p/>
          </table:table-cell>
          <table:table-cell table:style-name="ce37" table:formula="of:=IF([.C164]&lt;&gt;&quot;&quot;; [.L164]/(1-[.M164]); &quot;&quot;)">
            <text:p/>
          </table:table-cell>
          <table:table-cell table:number-columns-repeated="1009"/>
        </table:table-row>
        <table:table-row table:style-name="ro1">
          <table:table-cell office:value-type="string" calcext:value-type="string">
            <text:p>5e4ecf4d-82bf-470f-b684-32609713d80d</text:p>
          </table:table-cell>
          <table:table-cell office:value-type="string" calcext:value-type="string">
            <text:p>bom_00164</text:p>
          </table:table-cell>
          <table:table-cell/>
          <table:table-cell table:formula="of:=IF([.C165]&lt;&gt;&quot;&quot;; SUM(INDEX(INDIRECT(&quot;'&quot; &amp; [.B165] &amp; &quot;'.$A$1:$Z$1000&quot;); 0; MATCH(&quot;count&quot;; INDIRECT(&quot;'&quot; &amp; [.B165] &amp; &quot;'.$A$1:$Z$1&quot;); 0))); &quot;&quot;)">
            <text:p/>
          </table:table-cell>
          <table:table-cell table:formula="of:=IF([.C165]&lt;&gt;&quot;&quot;; SUM(INDEX(INDIRECT(&quot;'&quot; &amp; [.B165] &amp; &quot;'.$A$1:$Z$1000&quot;); 0; MATCH(&quot;cost&quot;; INDIRECT(&quot;'&quot; &amp; [.B165] &amp; &quot;'.$A$1:$Z$1&quot;); 0))); &quot;&quot;)">
            <text:p/>
          </table:table-cell>
          <table:table-cell table:style-name="ce39" table:formula="of:=IF([.C165]&lt;&gt;&quot;&quot;; SUM(INDEX(INDIRECT(&quot;'&quot; &amp; [.B165] &amp; &quot;'.$A$1:$Z$1000&quot;); 0; MATCH(&quot;total_assembly_time_min&quot;; INDIRECT(&quot;'&quot; &amp; [.B165] &amp; &quot;'.$A$1:$Z$1&quot;); 0)))/60; &quot;&quot;)">
            <text:p/>
          </table:table-cell>
          <table:table-cell table:content-validation-name="val5" table:formula="of:=IF([.C165]&lt;&gt;&quot;&quot;; [$values.$B$2]; &quot;&quot;)">
            <text:p/>
          </table:table-cell>
          <table:table-cell table:style-name="ce37" table:formula="of:=IF([.C165]&lt;&gt;&quot;&quot;; [.F165]*[.G165]; &quot;&quot;)">
            <text:p/>
          </table:table-cell>
          <table:table-cell table:style-name="ce37" table:formula="of:=IF([.C165]&lt;&gt;&quot;&quot;; [.H165]+[.E165]; &quot;&quot;)">
            <text:p/>
          </table:table-cell>
          <table:table-cell/>
          <table:table-cell table:formula="of:=IF([.C165]&lt;&gt;&quot;&quot;; [.L165]-[.I165]; &quot;&quot;)">
            <text:p/>
          </table:table-cell>
          <table:table-cell table:style-name="ce37" table:formula="of:=IF([.C165]&lt;&gt;&quot;&quot;; [.I165]/(1-[.J165]); &quot;&quot;)">
            <text:p/>
          </table:table-cell>
          <table:table-cell table:content-validation-name="val5" table:formula="of:=IF([.C165]&lt;&gt;&quot;&quot;; [$values.$A$2]; &quot;&quot;)">
            <text:p/>
          </table:table-cell>
          <table:table-cell table:style-name="ce37" table:formula="of:=IF([.C165]&lt;&gt;&quot;&quot;; [.O165]-[.L165]; &quot;&quot;)">
            <text:p/>
          </table:table-cell>
          <table:table-cell table:style-name="ce37" table:formula="of:=IF([.C165]&lt;&gt;&quot;&quot;; [.L165]/(1-[.M165]); &quot;&quot;)">
            <text:p/>
          </table:table-cell>
          <table:table-cell table:number-columns-repeated="1009"/>
        </table:table-row>
        <table:table-row table:style-name="ro1">
          <table:table-cell office:value-type="string" calcext:value-type="string">
            <text:p>96fe12b9-3c01-4d49-9337-433cb7c0565d</text:p>
          </table:table-cell>
          <table:table-cell office:value-type="string" calcext:value-type="string">
            <text:p>bom_00165</text:p>
          </table:table-cell>
          <table:table-cell/>
          <table:table-cell table:formula="of:=IF([.C166]&lt;&gt;&quot;&quot;; SUM(INDEX(INDIRECT(&quot;'&quot; &amp; [.B166] &amp; &quot;'.$A$1:$Z$1000&quot;); 0; MATCH(&quot;count&quot;; INDIRECT(&quot;'&quot; &amp; [.B166] &amp; &quot;'.$A$1:$Z$1&quot;); 0))); &quot;&quot;)">
            <text:p/>
          </table:table-cell>
          <table:table-cell table:formula="of:=IF([.C166]&lt;&gt;&quot;&quot;; SUM(INDEX(INDIRECT(&quot;'&quot; &amp; [.B166] &amp; &quot;'.$A$1:$Z$1000&quot;); 0; MATCH(&quot;cost&quot;; INDIRECT(&quot;'&quot; &amp; [.B166] &amp; &quot;'.$A$1:$Z$1&quot;); 0))); &quot;&quot;)">
            <text:p/>
          </table:table-cell>
          <table:table-cell table:style-name="ce39" table:formula="of:=IF([.C166]&lt;&gt;&quot;&quot;; SUM(INDEX(INDIRECT(&quot;'&quot; &amp; [.B166] &amp; &quot;'.$A$1:$Z$1000&quot;); 0; MATCH(&quot;total_assembly_time_min&quot;; INDIRECT(&quot;'&quot; &amp; [.B166] &amp; &quot;'.$A$1:$Z$1&quot;); 0)))/60; &quot;&quot;)">
            <text:p/>
          </table:table-cell>
          <table:table-cell table:content-validation-name="val5" table:formula="of:=IF([.C166]&lt;&gt;&quot;&quot;; [$values.$B$2]; &quot;&quot;)">
            <text:p/>
          </table:table-cell>
          <table:table-cell table:style-name="ce37" table:formula="of:=IF([.C166]&lt;&gt;&quot;&quot;; [.F166]*[.G166]; &quot;&quot;)">
            <text:p/>
          </table:table-cell>
          <table:table-cell table:style-name="ce37" table:formula="of:=IF([.C166]&lt;&gt;&quot;&quot;; [.H166]+[.E166]; &quot;&quot;)">
            <text:p/>
          </table:table-cell>
          <table:table-cell/>
          <table:table-cell table:formula="of:=IF([.C166]&lt;&gt;&quot;&quot;; [.L166]-[.I166]; &quot;&quot;)">
            <text:p/>
          </table:table-cell>
          <table:table-cell table:style-name="ce37" table:formula="of:=IF([.C166]&lt;&gt;&quot;&quot;; [.I166]/(1-[.J166]); &quot;&quot;)">
            <text:p/>
          </table:table-cell>
          <table:table-cell table:content-validation-name="val5" table:formula="of:=IF([.C166]&lt;&gt;&quot;&quot;; [$values.$A$2]; &quot;&quot;)">
            <text:p/>
          </table:table-cell>
          <table:table-cell table:style-name="ce37" table:formula="of:=IF([.C166]&lt;&gt;&quot;&quot;; [.O166]-[.L166]; &quot;&quot;)">
            <text:p/>
          </table:table-cell>
          <table:table-cell table:style-name="ce37" table:formula="of:=IF([.C166]&lt;&gt;&quot;&quot;; [.L166]/(1-[.M166]); &quot;&quot;)">
            <text:p/>
          </table:table-cell>
          <table:table-cell table:number-columns-repeated="1009"/>
        </table:table-row>
        <table:table-row table:style-name="ro1">
          <table:table-cell office:value-type="string" calcext:value-type="string">
            <text:p>093cc796-3d23-453b-8306-81d6b5b62849</text:p>
          </table:table-cell>
          <table:table-cell office:value-type="string" calcext:value-type="string">
            <text:p>bom_00166</text:p>
          </table:table-cell>
          <table:table-cell/>
          <table:table-cell table:formula="of:=IF([.C167]&lt;&gt;&quot;&quot;; SUM(INDEX(INDIRECT(&quot;'&quot; &amp; [.B167] &amp; &quot;'.$A$1:$Z$1000&quot;); 0; MATCH(&quot;count&quot;; INDIRECT(&quot;'&quot; &amp; [.B167] &amp; &quot;'.$A$1:$Z$1&quot;); 0))); &quot;&quot;)">
            <text:p/>
          </table:table-cell>
          <table:table-cell table:formula="of:=IF([.C167]&lt;&gt;&quot;&quot;; SUM(INDEX(INDIRECT(&quot;'&quot; &amp; [.B167] &amp; &quot;'.$A$1:$Z$1000&quot;); 0; MATCH(&quot;cost&quot;; INDIRECT(&quot;'&quot; &amp; [.B167] &amp; &quot;'.$A$1:$Z$1&quot;); 0))); &quot;&quot;)">
            <text:p/>
          </table:table-cell>
          <table:table-cell table:style-name="ce39" table:formula="of:=IF([.C167]&lt;&gt;&quot;&quot;; SUM(INDEX(INDIRECT(&quot;'&quot; &amp; [.B167] &amp; &quot;'.$A$1:$Z$1000&quot;); 0; MATCH(&quot;total_assembly_time_min&quot;; INDIRECT(&quot;'&quot; &amp; [.B167] &amp; &quot;'.$A$1:$Z$1&quot;); 0)))/60; &quot;&quot;)">
            <text:p/>
          </table:table-cell>
          <table:table-cell table:content-validation-name="val5" table:formula="of:=IF([.C167]&lt;&gt;&quot;&quot;; [$values.$B$2]; &quot;&quot;)">
            <text:p/>
          </table:table-cell>
          <table:table-cell table:style-name="ce37" table:formula="of:=IF([.C167]&lt;&gt;&quot;&quot;; [.F167]*[.G167]; &quot;&quot;)">
            <text:p/>
          </table:table-cell>
          <table:table-cell table:style-name="ce37" table:formula="of:=IF([.C167]&lt;&gt;&quot;&quot;; [.H167]+[.E167]; &quot;&quot;)">
            <text:p/>
          </table:table-cell>
          <table:table-cell/>
          <table:table-cell table:formula="of:=IF([.C167]&lt;&gt;&quot;&quot;; [.L167]-[.I167]; &quot;&quot;)">
            <text:p/>
          </table:table-cell>
          <table:table-cell table:style-name="ce37" table:formula="of:=IF([.C167]&lt;&gt;&quot;&quot;; [.I167]/(1-[.J167]); &quot;&quot;)">
            <text:p/>
          </table:table-cell>
          <table:table-cell table:content-validation-name="val5" table:formula="of:=IF([.C167]&lt;&gt;&quot;&quot;; [$values.$A$2]; &quot;&quot;)">
            <text:p/>
          </table:table-cell>
          <table:table-cell table:style-name="ce37" table:formula="of:=IF([.C167]&lt;&gt;&quot;&quot;; [.O167]-[.L167]; &quot;&quot;)">
            <text:p/>
          </table:table-cell>
          <table:table-cell table:style-name="ce37" table:formula="of:=IF([.C167]&lt;&gt;&quot;&quot;; [.L167]/(1-[.M167]); &quot;&quot;)">
            <text:p/>
          </table:table-cell>
          <table:table-cell table:number-columns-repeated="1009"/>
        </table:table-row>
        <table:table-row table:style-name="ro1">
          <table:table-cell office:value-type="string" calcext:value-type="string">
            <text:p>900fe298-7621-4d7f-bf7e-a5ae6ae7646d</text:p>
          </table:table-cell>
          <table:table-cell office:value-type="string" calcext:value-type="string">
            <text:p>bom_00167</text:p>
          </table:table-cell>
          <table:table-cell/>
          <table:table-cell table:formula="of:=IF([.C168]&lt;&gt;&quot;&quot;; SUM(INDEX(INDIRECT(&quot;'&quot; &amp; [.B168] &amp; &quot;'.$A$1:$Z$1000&quot;); 0; MATCH(&quot;count&quot;; INDIRECT(&quot;'&quot; &amp; [.B168] &amp; &quot;'.$A$1:$Z$1&quot;); 0))); &quot;&quot;)">
            <text:p/>
          </table:table-cell>
          <table:table-cell table:formula="of:=IF([.C168]&lt;&gt;&quot;&quot;; SUM(INDEX(INDIRECT(&quot;'&quot; &amp; [.B168] &amp; &quot;'.$A$1:$Z$1000&quot;); 0; MATCH(&quot;cost&quot;; INDIRECT(&quot;'&quot; &amp; [.B168] &amp; &quot;'.$A$1:$Z$1&quot;); 0))); &quot;&quot;)">
            <text:p/>
          </table:table-cell>
          <table:table-cell table:style-name="ce39" table:formula="of:=IF([.C168]&lt;&gt;&quot;&quot;; SUM(INDEX(INDIRECT(&quot;'&quot; &amp; [.B168] &amp; &quot;'.$A$1:$Z$1000&quot;); 0; MATCH(&quot;total_assembly_time_min&quot;; INDIRECT(&quot;'&quot; &amp; [.B168] &amp; &quot;'.$A$1:$Z$1&quot;); 0)))/60; &quot;&quot;)">
            <text:p/>
          </table:table-cell>
          <table:table-cell table:content-validation-name="val5" table:formula="of:=IF([.C168]&lt;&gt;&quot;&quot;; [$values.$B$2]; &quot;&quot;)">
            <text:p/>
          </table:table-cell>
          <table:table-cell table:style-name="ce37" table:formula="of:=IF([.C168]&lt;&gt;&quot;&quot;; [.F168]*[.G168]; &quot;&quot;)">
            <text:p/>
          </table:table-cell>
          <table:table-cell table:style-name="ce37" table:formula="of:=IF([.C168]&lt;&gt;&quot;&quot;; [.H168]+[.E168]; &quot;&quot;)">
            <text:p/>
          </table:table-cell>
          <table:table-cell/>
          <table:table-cell table:formula="of:=IF([.C168]&lt;&gt;&quot;&quot;; [.L168]-[.I168]; &quot;&quot;)">
            <text:p/>
          </table:table-cell>
          <table:table-cell table:style-name="ce37" table:formula="of:=IF([.C168]&lt;&gt;&quot;&quot;; [.I168]/(1-[.J168]); &quot;&quot;)">
            <text:p/>
          </table:table-cell>
          <table:table-cell table:content-validation-name="val5" table:formula="of:=IF([.C168]&lt;&gt;&quot;&quot;; [$values.$A$2]; &quot;&quot;)">
            <text:p/>
          </table:table-cell>
          <table:table-cell table:style-name="ce37" table:formula="of:=IF([.C168]&lt;&gt;&quot;&quot;; [.O168]-[.L168]; &quot;&quot;)">
            <text:p/>
          </table:table-cell>
          <table:table-cell table:style-name="ce37" table:formula="of:=IF([.C168]&lt;&gt;&quot;&quot;; [.L168]/(1-[.M168]); &quot;&quot;)">
            <text:p/>
          </table:table-cell>
          <table:table-cell table:number-columns-repeated="1009"/>
        </table:table-row>
        <table:table-row table:style-name="ro1">
          <table:table-cell office:value-type="string" calcext:value-type="string">
            <text:p>d648cfe8-5cc0-4091-8387-06828f5b45db</text:p>
          </table:table-cell>
          <table:table-cell office:value-type="string" calcext:value-type="string">
            <text:p>bom_00168</text:p>
          </table:table-cell>
          <table:table-cell/>
          <table:table-cell table:formula="of:=IF([.C169]&lt;&gt;&quot;&quot;; SUM(INDEX(INDIRECT(&quot;'&quot; &amp; [.B169] &amp; &quot;'.$A$1:$Z$1000&quot;); 0; MATCH(&quot;count&quot;; INDIRECT(&quot;'&quot; &amp; [.B169] &amp; &quot;'.$A$1:$Z$1&quot;); 0))); &quot;&quot;)">
            <text:p/>
          </table:table-cell>
          <table:table-cell table:formula="of:=IF([.C169]&lt;&gt;&quot;&quot;; SUM(INDEX(INDIRECT(&quot;'&quot; &amp; [.B169] &amp; &quot;'.$A$1:$Z$1000&quot;); 0; MATCH(&quot;cost&quot;; INDIRECT(&quot;'&quot; &amp; [.B169] &amp; &quot;'.$A$1:$Z$1&quot;); 0))); &quot;&quot;)">
            <text:p/>
          </table:table-cell>
          <table:table-cell table:style-name="ce39" table:formula="of:=IF([.C169]&lt;&gt;&quot;&quot;; SUM(INDEX(INDIRECT(&quot;'&quot; &amp; [.B169] &amp; &quot;'.$A$1:$Z$1000&quot;); 0; MATCH(&quot;total_assembly_time_min&quot;; INDIRECT(&quot;'&quot; &amp; [.B169] &amp; &quot;'.$A$1:$Z$1&quot;); 0)))/60; &quot;&quot;)">
            <text:p/>
          </table:table-cell>
          <table:table-cell table:content-validation-name="val5" table:formula="of:=IF([.C169]&lt;&gt;&quot;&quot;; [$values.$B$2]; &quot;&quot;)">
            <text:p/>
          </table:table-cell>
          <table:table-cell table:style-name="ce37" table:formula="of:=IF([.C169]&lt;&gt;&quot;&quot;; [.F169]*[.G169]; &quot;&quot;)">
            <text:p/>
          </table:table-cell>
          <table:table-cell table:style-name="ce37" table:formula="of:=IF([.C169]&lt;&gt;&quot;&quot;; [.H169]+[.E169]; &quot;&quot;)">
            <text:p/>
          </table:table-cell>
          <table:table-cell/>
          <table:table-cell table:formula="of:=IF([.C169]&lt;&gt;&quot;&quot;; [.L169]-[.I169]; &quot;&quot;)">
            <text:p/>
          </table:table-cell>
          <table:table-cell table:style-name="ce37" table:formula="of:=IF([.C169]&lt;&gt;&quot;&quot;; [.I169]/(1-[.J169]); &quot;&quot;)">
            <text:p/>
          </table:table-cell>
          <table:table-cell table:content-validation-name="val5" table:formula="of:=IF([.C169]&lt;&gt;&quot;&quot;; [$values.$A$2]; &quot;&quot;)">
            <text:p/>
          </table:table-cell>
          <table:table-cell table:style-name="ce37" table:formula="of:=IF([.C169]&lt;&gt;&quot;&quot;; [.O169]-[.L169]; &quot;&quot;)">
            <text:p/>
          </table:table-cell>
          <table:table-cell table:style-name="ce37" table:formula="of:=IF([.C169]&lt;&gt;&quot;&quot;; [.L169]/(1-[.M169]); &quot;&quot;)">
            <text:p/>
          </table:table-cell>
          <table:table-cell table:number-columns-repeated="1009"/>
        </table:table-row>
        <table:table-row table:style-name="ro1">
          <table:table-cell office:value-type="string" calcext:value-type="string">
            <text:p>5a8ab00b-73d0-4dd1-aa0a-6eaf66ac2b8c</text:p>
          </table:table-cell>
          <table:table-cell office:value-type="string" calcext:value-type="string">
            <text:p>bom_00169</text:p>
          </table:table-cell>
          <table:table-cell/>
          <table:table-cell table:formula="of:=IF([.C170]&lt;&gt;&quot;&quot;; SUM(INDEX(INDIRECT(&quot;'&quot; &amp; [.B170] &amp; &quot;'.$A$1:$Z$1000&quot;); 0; MATCH(&quot;count&quot;; INDIRECT(&quot;'&quot; &amp; [.B170] &amp; &quot;'.$A$1:$Z$1&quot;); 0))); &quot;&quot;)">
            <text:p/>
          </table:table-cell>
          <table:table-cell table:formula="of:=IF([.C170]&lt;&gt;&quot;&quot;; SUM(INDEX(INDIRECT(&quot;'&quot; &amp; [.B170] &amp; &quot;'.$A$1:$Z$1000&quot;); 0; MATCH(&quot;cost&quot;; INDIRECT(&quot;'&quot; &amp; [.B170] &amp; &quot;'.$A$1:$Z$1&quot;); 0))); &quot;&quot;)">
            <text:p/>
          </table:table-cell>
          <table:table-cell table:style-name="ce39" table:formula="of:=IF([.C170]&lt;&gt;&quot;&quot;; SUM(INDEX(INDIRECT(&quot;'&quot; &amp; [.B170] &amp; &quot;'.$A$1:$Z$1000&quot;); 0; MATCH(&quot;total_assembly_time_min&quot;; INDIRECT(&quot;'&quot; &amp; [.B170] &amp; &quot;'.$A$1:$Z$1&quot;); 0)))/60; &quot;&quot;)">
            <text:p/>
          </table:table-cell>
          <table:table-cell table:content-validation-name="val5" table:formula="of:=IF([.C170]&lt;&gt;&quot;&quot;; [$values.$B$2]; &quot;&quot;)">
            <text:p/>
          </table:table-cell>
          <table:table-cell table:style-name="ce37" table:formula="of:=IF([.C170]&lt;&gt;&quot;&quot;; [.F170]*[.G170]; &quot;&quot;)">
            <text:p/>
          </table:table-cell>
          <table:table-cell table:style-name="ce37" table:formula="of:=IF([.C170]&lt;&gt;&quot;&quot;; [.H170]+[.E170]; &quot;&quot;)">
            <text:p/>
          </table:table-cell>
          <table:table-cell/>
          <table:table-cell table:formula="of:=IF([.C170]&lt;&gt;&quot;&quot;; [.L170]-[.I170]; &quot;&quot;)">
            <text:p/>
          </table:table-cell>
          <table:table-cell table:style-name="ce37" table:formula="of:=IF([.C170]&lt;&gt;&quot;&quot;; [.I170]/(1-[.J170]); &quot;&quot;)">
            <text:p/>
          </table:table-cell>
          <table:table-cell table:content-validation-name="val5" table:formula="of:=IF([.C170]&lt;&gt;&quot;&quot;; [$values.$A$2]; &quot;&quot;)">
            <text:p/>
          </table:table-cell>
          <table:table-cell table:style-name="ce37" table:formula="of:=IF([.C170]&lt;&gt;&quot;&quot;; [.O170]-[.L170]; &quot;&quot;)">
            <text:p/>
          </table:table-cell>
          <table:table-cell table:style-name="ce37" table:formula="of:=IF([.C170]&lt;&gt;&quot;&quot;; [.L170]/(1-[.M170]); &quot;&quot;)">
            <text:p/>
          </table:table-cell>
          <table:table-cell table:number-columns-repeated="1009"/>
        </table:table-row>
        <table:table-row table:style-name="ro1">
          <table:table-cell office:value-type="string" calcext:value-type="string">
            <text:p>72f2419e-1fbc-48a9-9726-0dcb79214f57</text:p>
          </table:table-cell>
          <table:table-cell office:value-type="string" calcext:value-type="string">
            <text:p>bom_00170</text:p>
          </table:table-cell>
          <table:table-cell/>
          <table:table-cell table:formula="of:=IF([.C171]&lt;&gt;&quot;&quot;; SUM(INDEX(INDIRECT(&quot;'&quot; &amp; [.B171] &amp; &quot;'.$A$1:$Z$1000&quot;); 0; MATCH(&quot;count&quot;; INDIRECT(&quot;'&quot; &amp; [.B171] &amp; &quot;'.$A$1:$Z$1&quot;); 0))); &quot;&quot;)">
            <text:p/>
          </table:table-cell>
          <table:table-cell table:formula="of:=IF([.C171]&lt;&gt;&quot;&quot;; SUM(INDEX(INDIRECT(&quot;'&quot; &amp; [.B171] &amp; &quot;'.$A$1:$Z$1000&quot;); 0; MATCH(&quot;cost&quot;; INDIRECT(&quot;'&quot; &amp; [.B171] &amp; &quot;'.$A$1:$Z$1&quot;); 0))); &quot;&quot;)">
            <text:p/>
          </table:table-cell>
          <table:table-cell table:style-name="ce39" table:formula="of:=IF([.C171]&lt;&gt;&quot;&quot;; SUM(INDEX(INDIRECT(&quot;'&quot; &amp; [.B171] &amp; &quot;'.$A$1:$Z$1000&quot;); 0; MATCH(&quot;total_assembly_time_min&quot;; INDIRECT(&quot;'&quot; &amp; [.B171] &amp; &quot;'.$A$1:$Z$1&quot;); 0)))/60; &quot;&quot;)">
            <text:p/>
          </table:table-cell>
          <table:table-cell table:content-validation-name="val5" table:formula="of:=IF([.C171]&lt;&gt;&quot;&quot;; [$values.$B$2]; &quot;&quot;)">
            <text:p/>
          </table:table-cell>
          <table:table-cell table:style-name="ce37" table:formula="of:=IF([.C171]&lt;&gt;&quot;&quot;; [.F171]*[.G171]; &quot;&quot;)">
            <text:p/>
          </table:table-cell>
          <table:table-cell table:style-name="ce37" table:formula="of:=IF([.C171]&lt;&gt;&quot;&quot;; [.H171]+[.E171]; &quot;&quot;)">
            <text:p/>
          </table:table-cell>
          <table:table-cell/>
          <table:table-cell table:formula="of:=IF([.C171]&lt;&gt;&quot;&quot;; [.L171]-[.I171]; &quot;&quot;)">
            <text:p/>
          </table:table-cell>
          <table:table-cell table:style-name="ce37" table:formula="of:=IF([.C171]&lt;&gt;&quot;&quot;; [.I171]/(1-[.J171]); &quot;&quot;)">
            <text:p/>
          </table:table-cell>
          <table:table-cell table:content-validation-name="val5" table:formula="of:=IF([.C171]&lt;&gt;&quot;&quot;; [$values.$A$2]; &quot;&quot;)">
            <text:p/>
          </table:table-cell>
          <table:table-cell table:style-name="ce37" table:formula="of:=IF([.C171]&lt;&gt;&quot;&quot;; [.O171]-[.L171]; &quot;&quot;)">
            <text:p/>
          </table:table-cell>
          <table:table-cell table:style-name="ce37" table:formula="of:=IF([.C171]&lt;&gt;&quot;&quot;; [.L171]/(1-[.M171]); &quot;&quot;)">
            <text:p/>
          </table:table-cell>
          <table:table-cell table:number-columns-repeated="1009"/>
        </table:table-row>
        <table:table-row table:style-name="ro1">
          <table:table-cell office:value-type="string" calcext:value-type="string">
            <text:p>0fe7b8b8-20f2-4727-9a44-488ea73ef882</text:p>
          </table:table-cell>
          <table:table-cell office:value-type="string" calcext:value-type="string">
            <text:p>bom_00171</text:p>
          </table:table-cell>
          <table:table-cell/>
          <table:table-cell table:formula="of:=IF([.C172]&lt;&gt;&quot;&quot;; SUM(INDEX(INDIRECT(&quot;'&quot; &amp; [.B172] &amp; &quot;'.$A$1:$Z$1000&quot;); 0; MATCH(&quot;count&quot;; INDIRECT(&quot;'&quot; &amp; [.B172] &amp; &quot;'.$A$1:$Z$1&quot;); 0))); &quot;&quot;)">
            <text:p/>
          </table:table-cell>
          <table:table-cell table:formula="of:=IF([.C172]&lt;&gt;&quot;&quot;; SUM(INDEX(INDIRECT(&quot;'&quot; &amp; [.B172] &amp; &quot;'.$A$1:$Z$1000&quot;); 0; MATCH(&quot;cost&quot;; INDIRECT(&quot;'&quot; &amp; [.B172] &amp; &quot;'.$A$1:$Z$1&quot;); 0))); &quot;&quot;)">
            <text:p/>
          </table:table-cell>
          <table:table-cell table:style-name="ce39" table:formula="of:=IF([.C172]&lt;&gt;&quot;&quot;; SUM(INDEX(INDIRECT(&quot;'&quot; &amp; [.B172] &amp; &quot;'.$A$1:$Z$1000&quot;); 0; MATCH(&quot;total_assembly_time_min&quot;; INDIRECT(&quot;'&quot; &amp; [.B172] &amp; &quot;'.$A$1:$Z$1&quot;); 0)))/60; &quot;&quot;)">
            <text:p/>
          </table:table-cell>
          <table:table-cell table:content-validation-name="val5" table:formula="of:=IF([.C172]&lt;&gt;&quot;&quot;; [$values.$B$2]; &quot;&quot;)">
            <text:p/>
          </table:table-cell>
          <table:table-cell table:style-name="ce37" table:formula="of:=IF([.C172]&lt;&gt;&quot;&quot;; [.F172]*[.G172]; &quot;&quot;)">
            <text:p/>
          </table:table-cell>
          <table:table-cell table:style-name="ce37" table:formula="of:=IF([.C172]&lt;&gt;&quot;&quot;; [.H172]+[.E172]; &quot;&quot;)">
            <text:p/>
          </table:table-cell>
          <table:table-cell/>
          <table:table-cell table:formula="of:=IF([.C172]&lt;&gt;&quot;&quot;; [.L172]-[.I172]; &quot;&quot;)">
            <text:p/>
          </table:table-cell>
          <table:table-cell table:style-name="ce37" table:formula="of:=IF([.C172]&lt;&gt;&quot;&quot;; [.I172]/(1-[.J172]); &quot;&quot;)">
            <text:p/>
          </table:table-cell>
          <table:table-cell table:content-validation-name="val5" table:formula="of:=IF([.C172]&lt;&gt;&quot;&quot;; [$values.$A$2]; &quot;&quot;)">
            <text:p/>
          </table:table-cell>
          <table:table-cell table:style-name="ce37" table:formula="of:=IF([.C172]&lt;&gt;&quot;&quot;; [.O172]-[.L172]; &quot;&quot;)">
            <text:p/>
          </table:table-cell>
          <table:table-cell table:style-name="ce37" table:formula="of:=IF([.C172]&lt;&gt;&quot;&quot;; [.L172]/(1-[.M172]); &quot;&quot;)">
            <text:p/>
          </table:table-cell>
          <table:table-cell table:number-columns-repeated="1009"/>
        </table:table-row>
        <table:table-row table:style-name="ro1">
          <table:table-cell office:value-type="string" calcext:value-type="string">
            <text:p>f8009810-b5ef-4322-b5b3-fe23a6aef77d</text:p>
          </table:table-cell>
          <table:table-cell office:value-type="string" calcext:value-type="string">
            <text:p>bom_00172</text:p>
          </table:table-cell>
          <table:table-cell/>
          <table:table-cell table:formula="of:=IF([.C173]&lt;&gt;&quot;&quot;; SUM(INDEX(INDIRECT(&quot;'&quot; &amp; [.B173] &amp; &quot;'.$A$1:$Z$1000&quot;); 0; MATCH(&quot;count&quot;; INDIRECT(&quot;'&quot; &amp; [.B173] &amp; &quot;'.$A$1:$Z$1&quot;); 0))); &quot;&quot;)">
            <text:p/>
          </table:table-cell>
          <table:table-cell table:formula="of:=IF([.C173]&lt;&gt;&quot;&quot;; SUM(INDEX(INDIRECT(&quot;'&quot; &amp; [.B173] &amp; &quot;'.$A$1:$Z$1000&quot;); 0; MATCH(&quot;cost&quot;; INDIRECT(&quot;'&quot; &amp; [.B173] &amp; &quot;'.$A$1:$Z$1&quot;); 0))); &quot;&quot;)">
            <text:p/>
          </table:table-cell>
          <table:table-cell table:style-name="ce39" table:formula="of:=IF([.C173]&lt;&gt;&quot;&quot;; SUM(INDEX(INDIRECT(&quot;'&quot; &amp; [.B173] &amp; &quot;'.$A$1:$Z$1000&quot;); 0; MATCH(&quot;total_assembly_time_min&quot;; INDIRECT(&quot;'&quot; &amp; [.B173] &amp; &quot;'.$A$1:$Z$1&quot;); 0)))/60; &quot;&quot;)">
            <text:p/>
          </table:table-cell>
          <table:table-cell table:content-validation-name="val5" table:formula="of:=IF([.C173]&lt;&gt;&quot;&quot;; [$values.$B$2]; &quot;&quot;)">
            <text:p/>
          </table:table-cell>
          <table:table-cell table:style-name="ce37" table:formula="of:=IF([.C173]&lt;&gt;&quot;&quot;; [.F173]*[.G173]; &quot;&quot;)">
            <text:p/>
          </table:table-cell>
          <table:table-cell table:style-name="ce37" table:formula="of:=IF([.C173]&lt;&gt;&quot;&quot;; [.H173]+[.E173]; &quot;&quot;)">
            <text:p/>
          </table:table-cell>
          <table:table-cell/>
          <table:table-cell table:formula="of:=IF([.C173]&lt;&gt;&quot;&quot;; [.L173]-[.I173]; &quot;&quot;)">
            <text:p/>
          </table:table-cell>
          <table:table-cell table:style-name="ce37" table:formula="of:=IF([.C173]&lt;&gt;&quot;&quot;; [.I173]/(1-[.J173]); &quot;&quot;)">
            <text:p/>
          </table:table-cell>
          <table:table-cell table:content-validation-name="val5" table:formula="of:=IF([.C173]&lt;&gt;&quot;&quot;; [$values.$A$2]; &quot;&quot;)">
            <text:p/>
          </table:table-cell>
          <table:table-cell table:style-name="ce37" table:formula="of:=IF([.C173]&lt;&gt;&quot;&quot;; [.O173]-[.L173]; &quot;&quot;)">
            <text:p/>
          </table:table-cell>
          <table:table-cell table:style-name="ce37" table:formula="of:=IF([.C173]&lt;&gt;&quot;&quot;; [.L173]/(1-[.M173]); &quot;&quot;)">
            <text:p/>
          </table:table-cell>
          <table:table-cell table:number-columns-repeated="1009"/>
        </table:table-row>
        <table:table-row table:style-name="ro1">
          <table:table-cell office:value-type="string" calcext:value-type="string">
            <text:p>721a65db-123f-4c05-a0a4-9d07457093f7</text:p>
          </table:table-cell>
          <table:table-cell office:value-type="string" calcext:value-type="string">
            <text:p>bom_00173</text:p>
          </table:table-cell>
          <table:table-cell/>
          <table:table-cell table:formula="of:=IF([.C174]&lt;&gt;&quot;&quot;; SUM(INDEX(INDIRECT(&quot;'&quot; &amp; [.B174] &amp; &quot;'.$A$1:$Z$1000&quot;); 0; MATCH(&quot;count&quot;; INDIRECT(&quot;'&quot; &amp; [.B174] &amp; &quot;'.$A$1:$Z$1&quot;); 0))); &quot;&quot;)">
            <text:p/>
          </table:table-cell>
          <table:table-cell table:formula="of:=IF([.C174]&lt;&gt;&quot;&quot;; SUM(INDEX(INDIRECT(&quot;'&quot; &amp; [.B174] &amp; &quot;'.$A$1:$Z$1000&quot;); 0; MATCH(&quot;cost&quot;; INDIRECT(&quot;'&quot; &amp; [.B174] &amp; &quot;'.$A$1:$Z$1&quot;); 0))); &quot;&quot;)">
            <text:p/>
          </table:table-cell>
          <table:table-cell table:style-name="ce39" table:formula="of:=IF([.C174]&lt;&gt;&quot;&quot;; SUM(INDEX(INDIRECT(&quot;'&quot; &amp; [.B174] &amp; &quot;'.$A$1:$Z$1000&quot;); 0; MATCH(&quot;total_assembly_time_min&quot;; INDIRECT(&quot;'&quot; &amp; [.B174] &amp; &quot;'.$A$1:$Z$1&quot;); 0)))/60; &quot;&quot;)">
            <text:p/>
          </table:table-cell>
          <table:table-cell table:content-validation-name="val5" table:formula="of:=IF([.C174]&lt;&gt;&quot;&quot;; [$values.$B$2]; &quot;&quot;)">
            <text:p/>
          </table:table-cell>
          <table:table-cell table:style-name="ce37" table:formula="of:=IF([.C174]&lt;&gt;&quot;&quot;; [.F174]*[.G174]; &quot;&quot;)">
            <text:p/>
          </table:table-cell>
          <table:table-cell table:style-name="ce37" table:formula="of:=IF([.C174]&lt;&gt;&quot;&quot;; [.H174]+[.E174]; &quot;&quot;)">
            <text:p/>
          </table:table-cell>
          <table:table-cell/>
          <table:table-cell table:formula="of:=IF([.C174]&lt;&gt;&quot;&quot;; [.L174]-[.I174]; &quot;&quot;)">
            <text:p/>
          </table:table-cell>
          <table:table-cell table:style-name="ce37" table:formula="of:=IF([.C174]&lt;&gt;&quot;&quot;; [.I174]/(1-[.J174]); &quot;&quot;)">
            <text:p/>
          </table:table-cell>
          <table:table-cell table:content-validation-name="val5" table:formula="of:=IF([.C174]&lt;&gt;&quot;&quot;; [$values.$A$2]; &quot;&quot;)">
            <text:p/>
          </table:table-cell>
          <table:table-cell table:style-name="ce37" table:formula="of:=IF([.C174]&lt;&gt;&quot;&quot;; [.O174]-[.L174]; &quot;&quot;)">
            <text:p/>
          </table:table-cell>
          <table:table-cell table:style-name="ce37" table:formula="of:=IF([.C174]&lt;&gt;&quot;&quot;; [.L174]/(1-[.M174]); &quot;&quot;)">
            <text:p/>
          </table:table-cell>
          <table:table-cell table:number-columns-repeated="1009"/>
        </table:table-row>
        <table:table-row table:style-name="ro1">
          <table:table-cell office:value-type="string" calcext:value-type="string">
            <text:p>af5de4e0-ee7e-4eaa-a49e-e2ceb0a0d3fe</text:p>
          </table:table-cell>
          <table:table-cell office:value-type="string" calcext:value-type="string">
            <text:p>bom_00174</text:p>
          </table:table-cell>
          <table:table-cell/>
          <table:table-cell table:formula="of:=IF([.C175]&lt;&gt;&quot;&quot;; SUM(INDEX(INDIRECT(&quot;'&quot; &amp; [.B175] &amp; &quot;'.$A$1:$Z$1000&quot;); 0; MATCH(&quot;count&quot;; INDIRECT(&quot;'&quot; &amp; [.B175] &amp; &quot;'.$A$1:$Z$1&quot;); 0))); &quot;&quot;)">
            <text:p/>
          </table:table-cell>
          <table:table-cell table:formula="of:=IF([.C175]&lt;&gt;&quot;&quot;; SUM(INDEX(INDIRECT(&quot;'&quot; &amp; [.B175] &amp; &quot;'.$A$1:$Z$1000&quot;); 0; MATCH(&quot;cost&quot;; INDIRECT(&quot;'&quot; &amp; [.B175] &amp; &quot;'.$A$1:$Z$1&quot;); 0))); &quot;&quot;)">
            <text:p/>
          </table:table-cell>
          <table:table-cell table:style-name="ce39" table:formula="of:=IF([.C175]&lt;&gt;&quot;&quot;; SUM(INDEX(INDIRECT(&quot;'&quot; &amp; [.B175] &amp; &quot;'.$A$1:$Z$1000&quot;); 0; MATCH(&quot;total_assembly_time_min&quot;; INDIRECT(&quot;'&quot; &amp; [.B175] &amp; &quot;'.$A$1:$Z$1&quot;); 0)))/60; &quot;&quot;)">
            <text:p/>
          </table:table-cell>
          <table:table-cell table:content-validation-name="val5" table:formula="of:=IF([.C175]&lt;&gt;&quot;&quot;; [$values.$B$2]; &quot;&quot;)">
            <text:p/>
          </table:table-cell>
          <table:table-cell table:style-name="ce37" table:formula="of:=IF([.C175]&lt;&gt;&quot;&quot;; [.F175]*[.G175]; &quot;&quot;)">
            <text:p/>
          </table:table-cell>
          <table:table-cell table:style-name="ce37" table:formula="of:=IF([.C175]&lt;&gt;&quot;&quot;; [.H175]+[.E175]; &quot;&quot;)">
            <text:p/>
          </table:table-cell>
          <table:table-cell/>
          <table:table-cell table:formula="of:=IF([.C175]&lt;&gt;&quot;&quot;; [.L175]-[.I175]; &quot;&quot;)">
            <text:p/>
          </table:table-cell>
          <table:table-cell table:style-name="ce37" table:formula="of:=IF([.C175]&lt;&gt;&quot;&quot;; [.I175]/(1-[.J175]); &quot;&quot;)">
            <text:p/>
          </table:table-cell>
          <table:table-cell table:content-validation-name="val5" table:formula="of:=IF([.C175]&lt;&gt;&quot;&quot;; [$values.$A$2]; &quot;&quot;)">
            <text:p/>
          </table:table-cell>
          <table:table-cell table:style-name="ce37" table:formula="of:=IF([.C175]&lt;&gt;&quot;&quot;; [.O175]-[.L175]; &quot;&quot;)">
            <text:p/>
          </table:table-cell>
          <table:table-cell table:style-name="ce37" table:formula="of:=IF([.C175]&lt;&gt;&quot;&quot;; [.L175]/(1-[.M175]); &quot;&quot;)">
            <text:p/>
          </table:table-cell>
          <table:table-cell table:number-columns-repeated="1009"/>
        </table:table-row>
        <table:table-row table:style-name="ro1">
          <table:table-cell office:value-type="string" calcext:value-type="string">
            <text:p>e7263e0f-c7c8-4074-b76c-8c53aacb8dc1</text:p>
          </table:table-cell>
          <table:table-cell office:value-type="string" calcext:value-type="string">
            <text:p>bom_00175</text:p>
          </table:table-cell>
          <table:table-cell/>
          <table:table-cell table:formula="of:=IF([.C176]&lt;&gt;&quot;&quot;; SUM(INDEX(INDIRECT(&quot;'&quot; &amp; [.B176] &amp; &quot;'.$A$1:$Z$1000&quot;); 0; MATCH(&quot;count&quot;; INDIRECT(&quot;'&quot; &amp; [.B176] &amp; &quot;'.$A$1:$Z$1&quot;); 0))); &quot;&quot;)">
            <text:p/>
          </table:table-cell>
          <table:table-cell table:formula="of:=IF([.C176]&lt;&gt;&quot;&quot;; SUM(INDEX(INDIRECT(&quot;'&quot; &amp; [.B176] &amp; &quot;'.$A$1:$Z$1000&quot;); 0; MATCH(&quot;cost&quot;; INDIRECT(&quot;'&quot; &amp; [.B176] &amp; &quot;'.$A$1:$Z$1&quot;); 0))); &quot;&quot;)">
            <text:p/>
          </table:table-cell>
          <table:table-cell table:style-name="ce39" table:formula="of:=IF([.C176]&lt;&gt;&quot;&quot;; SUM(INDEX(INDIRECT(&quot;'&quot; &amp; [.B176] &amp; &quot;'.$A$1:$Z$1000&quot;); 0; MATCH(&quot;total_assembly_time_min&quot;; INDIRECT(&quot;'&quot; &amp; [.B176] &amp; &quot;'.$A$1:$Z$1&quot;); 0)))/60; &quot;&quot;)">
            <text:p/>
          </table:table-cell>
          <table:table-cell table:content-validation-name="val5" table:formula="of:=IF([.C176]&lt;&gt;&quot;&quot;; [$values.$B$2]; &quot;&quot;)">
            <text:p/>
          </table:table-cell>
          <table:table-cell table:style-name="ce37" table:formula="of:=IF([.C176]&lt;&gt;&quot;&quot;; [.F176]*[.G176]; &quot;&quot;)">
            <text:p/>
          </table:table-cell>
          <table:table-cell table:style-name="ce37" table:formula="of:=IF([.C176]&lt;&gt;&quot;&quot;; [.H176]+[.E176]; &quot;&quot;)">
            <text:p/>
          </table:table-cell>
          <table:table-cell/>
          <table:table-cell table:formula="of:=IF([.C176]&lt;&gt;&quot;&quot;; [.L176]-[.I176]; &quot;&quot;)">
            <text:p/>
          </table:table-cell>
          <table:table-cell table:style-name="ce37" table:formula="of:=IF([.C176]&lt;&gt;&quot;&quot;; [.I176]/(1-[.J176]); &quot;&quot;)">
            <text:p/>
          </table:table-cell>
          <table:table-cell table:content-validation-name="val5" table:formula="of:=IF([.C176]&lt;&gt;&quot;&quot;; [$values.$A$2]; &quot;&quot;)">
            <text:p/>
          </table:table-cell>
          <table:table-cell table:style-name="ce37" table:formula="of:=IF([.C176]&lt;&gt;&quot;&quot;; [.O176]-[.L176]; &quot;&quot;)">
            <text:p/>
          </table:table-cell>
          <table:table-cell table:style-name="ce37" table:formula="of:=IF([.C176]&lt;&gt;&quot;&quot;; [.L176]/(1-[.M176]); &quot;&quot;)">
            <text:p/>
          </table:table-cell>
          <table:table-cell table:number-columns-repeated="1009"/>
        </table:table-row>
        <table:table-row table:style-name="ro1">
          <table:table-cell office:value-type="string" calcext:value-type="string">
            <text:p>151fa525-66b2-4d27-82a2-924a30d40253</text:p>
          </table:table-cell>
          <table:table-cell office:value-type="string" calcext:value-type="string">
            <text:p>bom_00176</text:p>
          </table:table-cell>
          <table:table-cell/>
          <table:table-cell table:formula="of:=IF([.C177]&lt;&gt;&quot;&quot;; SUM(INDEX(INDIRECT(&quot;'&quot; &amp; [.B177] &amp; &quot;'.$A$1:$Z$1000&quot;); 0; MATCH(&quot;count&quot;; INDIRECT(&quot;'&quot; &amp; [.B177] &amp; &quot;'.$A$1:$Z$1&quot;); 0))); &quot;&quot;)">
            <text:p/>
          </table:table-cell>
          <table:table-cell table:formula="of:=IF([.C177]&lt;&gt;&quot;&quot;; SUM(INDEX(INDIRECT(&quot;'&quot; &amp; [.B177] &amp; &quot;'.$A$1:$Z$1000&quot;); 0; MATCH(&quot;cost&quot;; INDIRECT(&quot;'&quot; &amp; [.B177] &amp; &quot;'.$A$1:$Z$1&quot;); 0))); &quot;&quot;)">
            <text:p/>
          </table:table-cell>
          <table:table-cell table:style-name="ce39" table:formula="of:=IF([.C177]&lt;&gt;&quot;&quot;; SUM(INDEX(INDIRECT(&quot;'&quot; &amp; [.B177] &amp; &quot;'.$A$1:$Z$1000&quot;); 0; MATCH(&quot;total_assembly_time_min&quot;; INDIRECT(&quot;'&quot; &amp; [.B177] &amp; &quot;'.$A$1:$Z$1&quot;); 0)))/60; &quot;&quot;)">
            <text:p/>
          </table:table-cell>
          <table:table-cell table:content-validation-name="val5" table:formula="of:=IF([.C177]&lt;&gt;&quot;&quot;; [$values.$B$2]; &quot;&quot;)">
            <text:p/>
          </table:table-cell>
          <table:table-cell table:style-name="ce37" table:formula="of:=IF([.C177]&lt;&gt;&quot;&quot;; [.F177]*[.G177]; &quot;&quot;)">
            <text:p/>
          </table:table-cell>
          <table:table-cell table:style-name="ce37" table:formula="of:=IF([.C177]&lt;&gt;&quot;&quot;; [.H177]+[.E177]; &quot;&quot;)">
            <text:p/>
          </table:table-cell>
          <table:table-cell/>
          <table:table-cell table:formula="of:=IF([.C177]&lt;&gt;&quot;&quot;; [.L177]-[.I177]; &quot;&quot;)">
            <text:p/>
          </table:table-cell>
          <table:table-cell table:style-name="ce37" table:formula="of:=IF([.C177]&lt;&gt;&quot;&quot;; [.I177]/(1-[.J177]); &quot;&quot;)">
            <text:p/>
          </table:table-cell>
          <table:table-cell table:content-validation-name="val5" table:formula="of:=IF([.C177]&lt;&gt;&quot;&quot;; [$values.$A$2]; &quot;&quot;)">
            <text:p/>
          </table:table-cell>
          <table:table-cell table:style-name="ce37" table:formula="of:=IF([.C177]&lt;&gt;&quot;&quot;; [.O177]-[.L177]; &quot;&quot;)">
            <text:p/>
          </table:table-cell>
          <table:table-cell table:style-name="ce37" table:formula="of:=IF([.C177]&lt;&gt;&quot;&quot;; [.L177]/(1-[.M177]); &quot;&quot;)">
            <text:p/>
          </table:table-cell>
          <table:table-cell table:number-columns-repeated="1009"/>
        </table:table-row>
        <table:table-row table:style-name="ro1">
          <table:table-cell office:value-type="string" calcext:value-type="string">
            <text:p>91dad9ad-3713-4144-ab2e-858834cea337</text:p>
          </table:table-cell>
          <table:table-cell office:value-type="string" calcext:value-type="string">
            <text:p>bom_00177</text:p>
          </table:table-cell>
          <table:table-cell/>
          <table:table-cell table:formula="of:=IF([.C178]&lt;&gt;&quot;&quot;; SUM(INDEX(INDIRECT(&quot;'&quot; &amp; [.B178] &amp; &quot;'.$A$1:$Z$1000&quot;); 0; MATCH(&quot;count&quot;; INDIRECT(&quot;'&quot; &amp; [.B178] &amp; &quot;'.$A$1:$Z$1&quot;); 0))); &quot;&quot;)">
            <text:p/>
          </table:table-cell>
          <table:table-cell table:formula="of:=IF([.C178]&lt;&gt;&quot;&quot;; SUM(INDEX(INDIRECT(&quot;'&quot; &amp; [.B178] &amp; &quot;'.$A$1:$Z$1000&quot;); 0; MATCH(&quot;cost&quot;; INDIRECT(&quot;'&quot; &amp; [.B178] &amp; &quot;'.$A$1:$Z$1&quot;); 0))); &quot;&quot;)">
            <text:p/>
          </table:table-cell>
          <table:table-cell table:style-name="ce39" table:formula="of:=IF([.C178]&lt;&gt;&quot;&quot;; SUM(INDEX(INDIRECT(&quot;'&quot; &amp; [.B178] &amp; &quot;'.$A$1:$Z$1000&quot;); 0; MATCH(&quot;total_assembly_time_min&quot;; INDIRECT(&quot;'&quot; &amp; [.B178] &amp; &quot;'.$A$1:$Z$1&quot;); 0)))/60; &quot;&quot;)">
            <text:p/>
          </table:table-cell>
          <table:table-cell table:content-validation-name="val5" table:formula="of:=IF([.C178]&lt;&gt;&quot;&quot;; [$values.$B$2]; &quot;&quot;)">
            <text:p/>
          </table:table-cell>
          <table:table-cell table:style-name="ce37" table:formula="of:=IF([.C178]&lt;&gt;&quot;&quot;; [.F178]*[.G178]; &quot;&quot;)">
            <text:p/>
          </table:table-cell>
          <table:table-cell table:style-name="ce37" table:formula="of:=IF([.C178]&lt;&gt;&quot;&quot;; [.H178]+[.E178]; &quot;&quot;)">
            <text:p/>
          </table:table-cell>
          <table:table-cell/>
          <table:table-cell table:formula="of:=IF([.C178]&lt;&gt;&quot;&quot;; [.L178]-[.I178]; &quot;&quot;)">
            <text:p/>
          </table:table-cell>
          <table:table-cell table:style-name="ce37" table:formula="of:=IF([.C178]&lt;&gt;&quot;&quot;; [.I178]/(1-[.J178]); &quot;&quot;)">
            <text:p/>
          </table:table-cell>
          <table:table-cell table:content-validation-name="val5" table:formula="of:=IF([.C178]&lt;&gt;&quot;&quot;; [$values.$A$2]; &quot;&quot;)">
            <text:p/>
          </table:table-cell>
          <table:table-cell table:style-name="ce37" table:formula="of:=IF([.C178]&lt;&gt;&quot;&quot;; [.O178]-[.L178]; &quot;&quot;)">
            <text:p/>
          </table:table-cell>
          <table:table-cell table:style-name="ce37" table:formula="of:=IF([.C178]&lt;&gt;&quot;&quot;; [.L178]/(1-[.M178]); &quot;&quot;)">
            <text:p/>
          </table:table-cell>
          <table:table-cell table:number-columns-repeated="1009"/>
        </table:table-row>
        <table:table-row table:style-name="ro1">
          <table:table-cell office:value-type="string" calcext:value-type="string">
            <text:p>a95c03e6-d04a-4b12-bb13-1dcb04c2b4a5</text:p>
          </table:table-cell>
          <table:table-cell office:value-type="string" calcext:value-type="string">
            <text:p>bom_00178</text:p>
          </table:table-cell>
          <table:table-cell/>
          <table:table-cell table:formula="of:=IF([.C179]&lt;&gt;&quot;&quot;; SUM(INDEX(INDIRECT(&quot;'&quot; &amp; [.B179] &amp; &quot;'.$A$1:$Z$1000&quot;); 0; MATCH(&quot;count&quot;; INDIRECT(&quot;'&quot; &amp; [.B179] &amp; &quot;'.$A$1:$Z$1&quot;); 0))); &quot;&quot;)">
            <text:p/>
          </table:table-cell>
          <table:table-cell table:formula="of:=IF([.C179]&lt;&gt;&quot;&quot;; SUM(INDEX(INDIRECT(&quot;'&quot; &amp; [.B179] &amp; &quot;'.$A$1:$Z$1000&quot;); 0; MATCH(&quot;cost&quot;; INDIRECT(&quot;'&quot; &amp; [.B179] &amp; &quot;'.$A$1:$Z$1&quot;); 0))); &quot;&quot;)">
            <text:p/>
          </table:table-cell>
          <table:table-cell table:style-name="ce39" table:formula="of:=IF([.C179]&lt;&gt;&quot;&quot;; SUM(INDEX(INDIRECT(&quot;'&quot; &amp; [.B179] &amp; &quot;'.$A$1:$Z$1000&quot;); 0; MATCH(&quot;total_assembly_time_min&quot;; INDIRECT(&quot;'&quot; &amp; [.B179] &amp; &quot;'.$A$1:$Z$1&quot;); 0)))/60; &quot;&quot;)">
            <text:p/>
          </table:table-cell>
          <table:table-cell table:content-validation-name="val5" table:formula="of:=IF([.C179]&lt;&gt;&quot;&quot;; [$values.$B$2]; &quot;&quot;)">
            <text:p/>
          </table:table-cell>
          <table:table-cell table:style-name="ce37" table:formula="of:=IF([.C179]&lt;&gt;&quot;&quot;; [.F179]*[.G179]; &quot;&quot;)">
            <text:p/>
          </table:table-cell>
          <table:table-cell table:style-name="ce37" table:formula="of:=IF([.C179]&lt;&gt;&quot;&quot;; [.H179]+[.E179]; &quot;&quot;)">
            <text:p/>
          </table:table-cell>
          <table:table-cell/>
          <table:table-cell table:formula="of:=IF([.C179]&lt;&gt;&quot;&quot;; [.L179]-[.I179]; &quot;&quot;)">
            <text:p/>
          </table:table-cell>
          <table:table-cell table:style-name="ce37" table:formula="of:=IF([.C179]&lt;&gt;&quot;&quot;; [.I179]/(1-[.J179]); &quot;&quot;)">
            <text:p/>
          </table:table-cell>
          <table:table-cell table:content-validation-name="val5" table:formula="of:=IF([.C179]&lt;&gt;&quot;&quot;; [$values.$A$2]; &quot;&quot;)">
            <text:p/>
          </table:table-cell>
          <table:table-cell table:style-name="ce37" table:formula="of:=IF([.C179]&lt;&gt;&quot;&quot;; [.O179]-[.L179]; &quot;&quot;)">
            <text:p/>
          </table:table-cell>
          <table:table-cell table:style-name="ce37" table:formula="of:=IF([.C179]&lt;&gt;&quot;&quot;; [.L179]/(1-[.M179]); &quot;&quot;)">
            <text:p/>
          </table:table-cell>
          <table:table-cell table:number-columns-repeated="1009"/>
        </table:table-row>
        <table:table-row table:style-name="ro1">
          <table:table-cell office:value-type="string" calcext:value-type="string">
            <text:p>777dc445-9e1d-423c-ae1d-bde14d797199</text:p>
          </table:table-cell>
          <table:table-cell office:value-type="string" calcext:value-type="string">
            <text:p>bom_00179</text:p>
          </table:table-cell>
          <table:table-cell/>
          <table:table-cell table:formula="of:=IF([.C180]&lt;&gt;&quot;&quot;; SUM(INDEX(INDIRECT(&quot;'&quot; &amp; [.B180] &amp; &quot;'.$A$1:$Z$1000&quot;); 0; MATCH(&quot;count&quot;; INDIRECT(&quot;'&quot; &amp; [.B180] &amp; &quot;'.$A$1:$Z$1&quot;); 0))); &quot;&quot;)">
            <text:p/>
          </table:table-cell>
          <table:table-cell table:formula="of:=IF([.C180]&lt;&gt;&quot;&quot;; SUM(INDEX(INDIRECT(&quot;'&quot; &amp; [.B180] &amp; &quot;'.$A$1:$Z$1000&quot;); 0; MATCH(&quot;cost&quot;; INDIRECT(&quot;'&quot; &amp; [.B180] &amp; &quot;'.$A$1:$Z$1&quot;); 0))); &quot;&quot;)">
            <text:p/>
          </table:table-cell>
          <table:table-cell table:style-name="ce39" table:formula="of:=IF([.C180]&lt;&gt;&quot;&quot;; SUM(INDEX(INDIRECT(&quot;'&quot; &amp; [.B180] &amp; &quot;'.$A$1:$Z$1000&quot;); 0; MATCH(&quot;total_assembly_time_min&quot;; INDIRECT(&quot;'&quot; &amp; [.B180] &amp; &quot;'.$A$1:$Z$1&quot;); 0)))/60; &quot;&quot;)">
            <text:p/>
          </table:table-cell>
          <table:table-cell table:content-validation-name="val5" table:formula="of:=IF([.C180]&lt;&gt;&quot;&quot;; [$values.$B$2]; &quot;&quot;)">
            <text:p/>
          </table:table-cell>
          <table:table-cell table:style-name="ce37" table:formula="of:=IF([.C180]&lt;&gt;&quot;&quot;; [.F180]*[.G180]; &quot;&quot;)">
            <text:p/>
          </table:table-cell>
          <table:table-cell table:style-name="ce37" table:formula="of:=IF([.C180]&lt;&gt;&quot;&quot;; [.H180]+[.E180]; &quot;&quot;)">
            <text:p/>
          </table:table-cell>
          <table:table-cell/>
          <table:table-cell table:formula="of:=IF([.C180]&lt;&gt;&quot;&quot;; [.L180]-[.I180]; &quot;&quot;)">
            <text:p/>
          </table:table-cell>
          <table:table-cell table:style-name="ce37" table:formula="of:=IF([.C180]&lt;&gt;&quot;&quot;; [.I180]/(1-[.J180]); &quot;&quot;)">
            <text:p/>
          </table:table-cell>
          <table:table-cell table:content-validation-name="val5" table:formula="of:=IF([.C180]&lt;&gt;&quot;&quot;; [$values.$A$2]; &quot;&quot;)">
            <text:p/>
          </table:table-cell>
          <table:table-cell table:style-name="ce37" table:formula="of:=IF([.C180]&lt;&gt;&quot;&quot;; [.O180]-[.L180]; &quot;&quot;)">
            <text:p/>
          </table:table-cell>
          <table:table-cell table:style-name="ce37" table:formula="of:=IF([.C180]&lt;&gt;&quot;&quot;; [.L180]/(1-[.M180]); &quot;&quot;)">
            <text:p/>
          </table:table-cell>
          <table:table-cell table:number-columns-repeated="1009"/>
        </table:table-row>
        <table:table-row table:style-name="ro1">
          <table:table-cell office:value-type="string" calcext:value-type="string">
            <text:p>f3bc39b7-332b-4a2f-972b-489f567d7add</text:p>
          </table:table-cell>
          <table:table-cell office:value-type="string" calcext:value-type="string">
            <text:p>bom_00180</text:p>
          </table:table-cell>
          <table:table-cell/>
          <table:table-cell table:formula="of:=IF([.C181]&lt;&gt;&quot;&quot;; SUM(INDEX(INDIRECT(&quot;'&quot; &amp; [.B181] &amp; &quot;'.$A$1:$Z$1000&quot;); 0; MATCH(&quot;count&quot;; INDIRECT(&quot;'&quot; &amp; [.B181] &amp; &quot;'.$A$1:$Z$1&quot;); 0))); &quot;&quot;)">
            <text:p/>
          </table:table-cell>
          <table:table-cell table:formula="of:=IF([.C181]&lt;&gt;&quot;&quot;; SUM(INDEX(INDIRECT(&quot;'&quot; &amp; [.B181] &amp; &quot;'.$A$1:$Z$1000&quot;); 0; MATCH(&quot;cost&quot;; INDIRECT(&quot;'&quot; &amp; [.B181] &amp; &quot;'.$A$1:$Z$1&quot;); 0))); &quot;&quot;)">
            <text:p/>
          </table:table-cell>
          <table:table-cell table:style-name="ce39" table:formula="of:=IF([.C181]&lt;&gt;&quot;&quot;; SUM(INDEX(INDIRECT(&quot;'&quot; &amp; [.B181] &amp; &quot;'.$A$1:$Z$1000&quot;); 0; MATCH(&quot;total_assembly_time_min&quot;; INDIRECT(&quot;'&quot; &amp; [.B181] &amp; &quot;'.$A$1:$Z$1&quot;); 0)))/60; &quot;&quot;)">
            <text:p/>
          </table:table-cell>
          <table:table-cell table:content-validation-name="val5" table:formula="of:=IF([.C181]&lt;&gt;&quot;&quot;; [$values.$B$2]; &quot;&quot;)">
            <text:p/>
          </table:table-cell>
          <table:table-cell table:style-name="ce37" table:formula="of:=IF([.C181]&lt;&gt;&quot;&quot;; [.F181]*[.G181]; &quot;&quot;)">
            <text:p/>
          </table:table-cell>
          <table:table-cell table:style-name="ce37" table:formula="of:=IF([.C181]&lt;&gt;&quot;&quot;; [.H181]+[.E181]; &quot;&quot;)">
            <text:p/>
          </table:table-cell>
          <table:table-cell/>
          <table:table-cell table:formula="of:=IF([.C181]&lt;&gt;&quot;&quot;; [.L181]-[.I181]; &quot;&quot;)">
            <text:p/>
          </table:table-cell>
          <table:table-cell table:style-name="ce37" table:formula="of:=IF([.C181]&lt;&gt;&quot;&quot;; [.I181]/(1-[.J181]); &quot;&quot;)">
            <text:p/>
          </table:table-cell>
          <table:table-cell table:content-validation-name="val5" table:formula="of:=IF([.C181]&lt;&gt;&quot;&quot;; [$values.$A$2]; &quot;&quot;)">
            <text:p/>
          </table:table-cell>
          <table:table-cell table:style-name="ce37" table:formula="of:=IF([.C181]&lt;&gt;&quot;&quot;; [.O181]-[.L181]; &quot;&quot;)">
            <text:p/>
          </table:table-cell>
          <table:table-cell table:style-name="ce37" table:formula="of:=IF([.C181]&lt;&gt;&quot;&quot;; [.L181]/(1-[.M181]); &quot;&quot;)">
            <text:p/>
          </table:table-cell>
          <table:table-cell table:number-columns-repeated="1009"/>
        </table:table-row>
        <table:table-row table:style-name="ro1">
          <table:table-cell office:value-type="string" calcext:value-type="string">
            <text:p>ef9541d3-b3d8-472a-9b9c-5b526958c659</text:p>
          </table:table-cell>
          <table:table-cell office:value-type="string" calcext:value-type="string">
            <text:p>bom_00181</text:p>
          </table:table-cell>
          <table:table-cell/>
          <table:table-cell table:formula="of:=IF([.C182]&lt;&gt;&quot;&quot;; SUM(INDEX(INDIRECT(&quot;'&quot; &amp; [.B182] &amp; &quot;'.$A$1:$Z$1000&quot;); 0; MATCH(&quot;count&quot;; INDIRECT(&quot;'&quot; &amp; [.B182] &amp; &quot;'.$A$1:$Z$1&quot;); 0))); &quot;&quot;)">
            <text:p/>
          </table:table-cell>
          <table:table-cell table:formula="of:=IF([.C182]&lt;&gt;&quot;&quot;; SUM(INDEX(INDIRECT(&quot;'&quot; &amp; [.B182] &amp; &quot;'.$A$1:$Z$1000&quot;); 0; MATCH(&quot;cost&quot;; INDIRECT(&quot;'&quot; &amp; [.B182] &amp; &quot;'.$A$1:$Z$1&quot;); 0))); &quot;&quot;)">
            <text:p/>
          </table:table-cell>
          <table:table-cell table:style-name="ce39" table:formula="of:=IF([.C182]&lt;&gt;&quot;&quot;; SUM(INDEX(INDIRECT(&quot;'&quot; &amp; [.B182] &amp; &quot;'.$A$1:$Z$1000&quot;); 0; MATCH(&quot;total_assembly_time_min&quot;; INDIRECT(&quot;'&quot; &amp; [.B182] &amp; &quot;'.$A$1:$Z$1&quot;); 0)))/60; &quot;&quot;)">
            <text:p/>
          </table:table-cell>
          <table:table-cell table:content-validation-name="val5" table:formula="of:=IF([.C182]&lt;&gt;&quot;&quot;; [$values.$B$2]; &quot;&quot;)">
            <text:p/>
          </table:table-cell>
          <table:table-cell table:style-name="ce37" table:formula="of:=IF([.C182]&lt;&gt;&quot;&quot;; [.F182]*[.G182]; &quot;&quot;)">
            <text:p/>
          </table:table-cell>
          <table:table-cell table:style-name="ce37" table:formula="of:=IF([.C182]&lt;&gt;&quot;&quot;; [.H182]+[.E182]; &quot;&quot;)">
            <text:p/>
          </table:table-cell>
          <table:table-cell/>
          <table:table-cell table:formula="of:=IF([.C182]&lt;&gt;&quot;&quot;; [.L182]-[.I182]; &quot;&quot;)">
            <text:p/>
          </table:table-cell>
          <table:table-cell table:style-name="ce37" table:formula="of:=IF([.C182]&lt;&gt;&quot;&quot;; [.I182]/(1-[.J182]); &quot;&quot;)">
            <text:p/>
          </table:table-cell>
          <table:table-cell table:content-validation-name="val5" table:formula="of:=IF([.C182]&lt;&gt;&quot;&quot;; [$values.$A$2]; &quot;&quot;)">
            <text:p/>
          </table:table-cell>
          <table:table-cell table:style-name="ce37" table:formula="of:=IF([.C182]&lt;&gt;&quot;&quot;; [.O182]-[.L182]; &quot;&quot;)">
            <text:p/>
          </table:table-cell>
          <table:table-cell table:style-name="ce37" table:formula="of:=IF([.C182]&lt;&gt;&quot;&quot;; [.L182]/(1-[.M182]); &quot;&quot;)">
            <text:p/>
          </table:table-cell>
          <table:table-cell table:number-columns-repeated="1009"/>
        </table:table-row>
        <table:table-row table:style-name="ro1">
          <table:table-cell office:value-type="string" calcext:value-type="string">
            <text:p>c094611b-8daa-4b82-8a1e-1107e279e613</text:p>
          </table:table-cell>
          <table:table-cell office:value-type="string" calcext:value-type="string">
            <text:p>bom_00182</text:p>
          </table:table-cell>
          <table:table-cell/>
          <table:table-cell table:formula="of:=IF([.C183]&lt;&gt;&quot;&quot;; SUM(INDEX(INDIRECT(&quot;'&quot; &amp; [.B183] &amp; &quot;'.$A$1:$Z$1000&quot;); 0; MATCH(&quot;count&quot;; INDIRECT(&quot;'&quot; &amp; [.B183] &amp; &quot;'.$A$1:$Z$1&quot;); 0))); &quot;&quot;)">
            <text:p/>
          </table:table-cell>
          <table:table-cell table:formula="of:=IF([.C183]&lt;&gt;&quot;&quot;; SUM(INDEX(INDIRECT(&quot;'&quot; &amp; [.B183] &amp; &quot;'.$A$1:$Z$1000&quot;); 0; MATCH(&quot;cost&quot;; INDIRECT(&quot;'&quot; &amp; [.B183] &amp; &quot;'.$A$1:$Z$1&quot;); 0))); &quot;&quot;)">
            <text:p/>
          </table:table-cell>
          <table:table-cell table:style-name="ce39" table:formula="of:=IF([.C183]&lt;&gt;&quot;&quot;; SUM(INDEX(INDIRECT(&quot;'&quot; &amp; [.B183] &amp; &quot;'.$A$1:$Z$1000&quot;); 0; MATCH(&quot;total_assembly_time_min&quot;; INDIRECT(&quot;'&quot; &amp; [.B183] &amp; &quot;'.$A$1:$Z$1&quot;); 0)))/60; &quot;&quot;)">
            <text:p/>
          </table:table-cell>
          <table:table-cell table:content-validation-name="val5" table:formula="of:=IF([.C183]&lt;&gt;&quot;&quot;; [$values.$B$2]; &quot;&quot;)">
            <text:p/>
          </table:table-cell>
          <table:table-cell table:style-name="ce37" table:formula="of:=IF([.C183]&lt;&gt;&quot;&quot;; [.F183]*[.G183]; &quot;&quot;)">
            <text:p/>
          </table:table-cell>
          <table:table-cell table:style-name="ce37" table:formula="of:=IF([.C183]&lt;&gt;&quot;&quot;; [.H183]+[.E183]; &quot;&quot;)">
            <text:p/>
          </table:table-cell>
          <table:table-cell/>
          <table:table-cell table:formula="of:=IF([.C183]&lt;&gt;&quot;&quot;; [.L183]-[.I183]; &quot;&quot;)">
            <text:p/>
          </table:table-cell>
          <table:table-cell table:style-name="ce37" table:formula="of:=IF([.C183]&lt;&gt;&quot;&quot;; [.I183]/(1-[.J183]); &quot;&quot;)">
            <text:p/>
          </table:table-cell>
          <table:table-cell table:content-validation-name="val5" table:formula="of:=IF([.C183]&lt;&gt;&quot;&quot;; [$values.$A$2]; &quot;&quot;)">
            <text:p/>
          </table:table-cell>
          <table:table-cell table:style-name="ce37" table:formula="of:=IF([.C183]&lt;&gt;&quot;&quot;; [.O183]-[.L183]; &quot;&quot;)">
            <text:p/>
          </table:table-cell>
          <table:table-cell table:style-name="ce37" table:formula="of:=IF([.C183]&lt;&gt;&quot;&quot;; [.L183]/(1-[.M183]); &quot;&quot;)">
            <text:p/>
          </table:table-cell>
          <table:table-cell table:number-columns-repeated="1009"/>
        </table:table-row>
        <table:table-row table:style-name="ro1">
          <table:table-cell office:value-type="string" calcext:value-type="string">
            <text:p>128db4eb-f91d-45d3-83ab-08aec27506e7</text:p>
          </table:table-cell>
          <table:table-cell office:value-type="string" calcext:value-type="string">
            <text:p>bom_00183</text:p>
          </table:table-cell>
          <table:table-cell/>
          <table:table-cell table:formula="of:=IF([.C184]&lt;&gt;&quot;&quot;; SUM(INDEX(INDIRECT(&quot;'&quot; &amp; [.B184] &amp; &quot;'.$A$1:$Z$1000&quot;); 0; MATCH(&quot;count&quot;; INDIRECT(&quot;'&quot; &amp; [.B184] &amp; &quot;'.$A$1:$Z$1&quot;); 0))); &quot;&quot;)">
            <text:p/>
          </table:table-cell>
          <table:table-cell table:formula="of:=IF([.C184]&lt;&gt;&quot;&quot;; SUM(INDEX(INDIRECT(&quot;'&quot; &amp; [.B184] &amp; &quot;'.$A$1:$Z$1000&quot;); 0; MATCH(&quot;cost&quot;; INDIRECT(&quot;'&quot; &amp; [.B184] &amp; &quot;'.$A$1:$Z$1&quot;); 0))); &quot;&quot;)">
            <text:p/>
          </table:table-cell>
          <table:table-cell table:style-name="ce39" table:formula="of:=IF([.C184]&lt;&gt;&quot;&quot;; SUM(INDEX(INDIRECT(&quot;'&quot; &amp; [.B184] &amp; &quot;'.$A$1:$Z$1000&quot;); 0; MATCH(&quot;total_assembly_time_min&quot;; INDIRECT(&quot;'&quot; &amp; [.B184] &amp; &quot;'.$A$1:$Z$1&quot;); 0)))/60; &quot;&quot;)">
            <text:p/>
          </table:table-cell>
          <table:table-cell table:content-validation-name="val5" table:formula="of:=IF([.C184]&lt;&gt;&quot;&quot;; [$values.$B$2]; &quot;&quot;)">
            <text:p/>
          </table:table-cell>
          <table:table-cell table:style-name="ce37" table:formula="of:=IF([.C184]&lt;&gt;&quot;&quot;; [.F184]*[.G184]; &quot;&quot;)">
            <text:p/>
          </table:table-cell>
          <table:table-cell table:style-name="ce37" table:formula="of:=IF([.C184]&lt;&gt;&quot;&quot;; [.H184]+[.E184]; &quot;&quot;)">
            <text:p/>
          </table:table-cell>
          <table:table-cell/>
          <table:table-cell table:formula="of:=IF([.C184]&lt;&gt;&quot;&quot;; [.L184]-[.I184]; &quot;&quot;)">
            <text:p/>
          </table:table-cell>
          <table:table-cell table:style-name="ce37" table:formula="of:=IF([.C184]&lt;&gt;&quot;&quot;; [.I184]/(1-[.J184]); &quot;&quot;)">
            <text:p/>
          </table:table-cell>
          <table:table-cell table:content-validation-name="val5" table:formula="of:=IF([.C184]&lt;&gt;&quot;&quot;; [$values.$A$2]; &quot;&quot;)">
            <text:p/>
          </table:table-cell>
          <table:table-cell table:style-name="ce37" table:formula="of:=IF([.C184]&lt;&gt;&quot;&quot;; [.O184]-[.L184]; &quot;&quot;)">
            <text:p/>
          </table:table-cell>
          <table:table-cell table:style-name="ce37" table:formula="of:=IF([.C184]&lt;&gt;&quot;&quot;; [.L184]/(1-[.M184]); &quot;&quot;)">
            <text:p/>
          </table:table-cell>
          <table:table-cell table:number-columns-repeated="1009"/>
        </table:table-row>
        <table:table-row table:style-name="ro1">
          <table:table-cell office:value-type="string" calcext:value-type="string">
            <text:p>ed3d1ebe-4fcb-4a9c-b012-afc519620054</text:p>
          </table:table-cell>
          <table:table-cell office:value-type="string" calcext:value-type="string">
            <text:p>bom_00184</text:p>
          </table:table-cell>
          <table:table-cell/>
          <table:table-cell table:formula="of:=IF([.C185]&lt;&gt;&quot;&quot;; SUM(INDEX(INDIRECT(&quot;'&quot; &amp; [.B185] &amp; &quot;'.$A$1:$Z$1000&quot;); 0; MATCH(&quot;count&quot;; INDIRECT(&quot;'&quot; &amp; [.B185] &amp; &quot;'.$A$1:$Z$1&quot;); 0))); &quot;&quot;)">
            <text:p/>
          </table:table-cell>
          <table:table-cell table:formula="of:=IF([.C185]&lt;&gt;&quot;&quot;; SUM(INDEX(INDIRECT(&quot;'&quot; &amp; [.B185] &amp; &quot;'.$A$1:$Z$1000&quot;); 0; MATCH(&quot;cost&quot;; INDIRECT(&quot;'&quot; &amp; [.B185] &amp; &quot;'.$A$1:$Z$1&quot;); 0))); &quot;&quot;)">
            <text:p/>
          </table:table-cell>
          <table:table-cell table:style-name="ce39" table:formula="of:=IF([.C185]&lt;&gt;&quot;&quot;; SUM(INDEX(INDIRECT(&quot;'&quot; &amp; [.B185] &amp; &quot;'.$A$1:$Z$1000&quot;); 0; MATCH(&quot;total_assembly_time_min&quot;; INDIRECT(&quot;'&quot; &amp; [.B185] &amp; &quot;'.$A$1:$Z$1&quot;); 0)))/60; &quot;&quot;)">
            <text:p/>
          </table:table-cell>
          <table:table-cell table:content-validation-name="val5" table:formula="of:=IF([.C185]&lt;&gt;&quot;&quot;; [$values.$B$2]; &quot;&quot;)">
            <text:p/>
          </table:table-cell>
          <table:table-cell table:style-name="ce37" table:formula="of:=IF([.C185]&lt;&gt;&quot;&quot;; [.F185]*[.G185]; &quot;&quot;)">
            <text:p/>
          </table:table-cell>
          <table:table-cell table:style-name="ce37" table:formula="of:=IF([.C185]&lt;&gt;&quot;&quot;; [.H185]+[.E185]; &quot;&quot;)">
            <text:p/>
          </table:table-cell>
          <table:table-cell/>
          <table:table-cell table:formula="of:=IF([.C185]&lt;&gt;&quot;&quot;; [.L185]-[.I185]; &quot;&quot;)">
            <text:p/>
          </table:table-cell>
          <table:table-cell table:style-name="ce37" table:formula="of:=IF([.C185]&lt;&gt;&quot;&quot;; [.I185]/(1-[.J185]); &quot;&quot;)">
            <text:p/>
          </table:table-cell>
          <table:table-cell table:content-validation-name="val5" table:formula="of:=IF([.C185]&lt;&gt;&quot;&quot;; [$values.$A$2]; &quot;&quot;)">
            <text:p/>
          </table:table-cell>
          <table:table-cell table:style-name="ce37" table:formula="of:=IF([.C185]&lt;&gt;&quot;&quot;; [.O185]-[.L185]; &quot;&quot;)">
            <text:p/>
          </table:table-cell>
          <table:table-cell table:style-name="ce37" table:formula="of:=IF([.C185]&lt;&gt;&quot;&quot;; [.L185]/(1-[.M185]); &quot;&quot;)">
            <text:p/>
          </table:table-cell>
          <table:table-cell table:number-columns-repeated="1009"/>
        </table:table-row>
        <table:table-row table:style-name="ro1">
          <table:table-cell office:value-type="string" calcext:value-type="string">
            <text:p>05c9c41e-3059-4c9e-b169-dc5184444d4f</text:p>
          </table:table-cell>
          <table:table-cell office:value-type="string" calcext:value-type="string">
            <text:p>bom_00185</text:p>
          </table:table-cell>
          <table:table-cell/>
          <table:table-cell table:formula="of:=IF([.C186]&lt;&gt;&quot;&quot;; SUM(INDEX(INDIRECT(&quot;'&quot; &amp; [.B186] &amp; &quot;'.$A$1:$Z$1000&quot;); 0; MATCH(&quot;count&quot;; INDIRECT(&quot;'&quot; &amp; [.B186] &amp; &quot;'.$A$1:$Z$1&quot;); 0))); &quot;&quot;)">
            <text:p/>
          </table:table-cell>
          <table:table-cell table:formula="of:=IF([.C186]&lt;&gt;&quot;&quot;; SUM(INDEX(INDIRECT(&quot;'&quot; &amp; [.B186] &amp; &quot;'.$A$1:$Z$1000&quot;); 0; MATCH(&quot;cost&quot;; INDIRECT(&quot;'&quot; &amp; [.B186] &amp; &quot;'.$A$1:$Z$1&quot;); 0))); &quot;&quot;)">
            <text:p/>
          </table:table-cell>
          <table:table-cell table:style-name="ce39" table:formula="of:=IF([.C186]&lt;&gt;&quot;&quot;; SUM(INDEX(INDIRECT(&quot;'&quot; &amp; [.B186] &amp; &quot;'.$A$1:$Z$1000&quot;); 0; MATCH(&quot;total_assembly_time_min&quot;; INDIRECT(&quot;'&quot; &amp; [.B186] &amp; &quot;'.$A$1:$Z$1&quot;); 0)))/60; &quot;&quot;)">
            <text:p/>
          </table:table-cell>
          <table:table-cell table:content-validation-name="val5" table:formula="of:=IF([.C186]&lt;&gt;&quot;&quot;; [$values.$B$2]; &quot;&quot;)">
            <text:p/>
          </table:table-cell>
          <table:table-cell table:style-name="ce37" table:formula="of:=IF([.C186]&lt;&gt;&quot;&quot;; [.F186]*[.G186]; &quot;&quot;)">
            <text:p/>
          </table:table-cell>
          <table:table-cell table:style-name="ce37" table:formula="of:=IF([.C186]&lt;&gt;&quot;&quot;; [.H186]+[.E186]; &quot;&quot;)">
            <text:p/>
          </table:table-cell>
          <table:table-cell/>
          <table:table-cell table:formula="of:=IF([.C186]&lt;&gt;&quot;&quot;; [.L186]-[.I186]; &quot;&quot;)">
            <text:p/>
          </table:table-cell>
          <table:table-cell table:style-name="ce37" table:formula="of:=IF([.C186]&lt;&gt;&quot;&quot;; [.I186]/(1-[.J186]); &quot;&quot;)">
            <text:p/>
          </table:table-cell>
          <table:table-cell table:content-validation-name="val5" table:formula="of:=IF([.C186]&lt;&gt;&quot;&quot;; [$values.$A$2]; &quot;&quot;)">
            <text:p/>
          </table:table-cell>
          <table:table-cell table:style-name="ce37" table:formula="of:=IF([.C186]&lt;&gt;&quot;&quot;; [.O186]-[.L186]; &quot;&quot;)">
            <text:p/>
          </table:table-cell>
          <table:table-cell table:style-name="ce37" table:formula="of:=IF([.C186]&lt;&gt;&quot;&quot;; [.L186]/(1-[.M186]); &quot;&quot;)">
            <text:p/>
          </table:table-cell>
          <table:table-cell table:number-columns-repeated="1009"/>
        </table:table-row>
        <table:table-row table:style-name="ro1">
          <table:table-cell office:value-type="string" calcext:value-type="string">
            <text:p>44ceddc1-398b-447e-b69c-3852b482f4eb</text:p>
          </table:table-cell>
          <table:table-cell office:value-type="string" calcext:value-type="string">
            <text:p>bom_00186</text:p>
          </table:table-cell>
          <table:table-cell/>
          <table:table-cell table:formula="of:=IF([.C187]&lt;&gt;&quot;&quot;; SUM(INDEX(INDIRECT(&quot;'&quot; &amp; [.B187] &amp; &quot;'.$A$1:$Z$1000&quot;); 0; MATCH(&quot;count&quot;; INDIRECT(&quot;'&quot; &amp; [.B187] &amp; &quot;'.$A$1:$Z$1&quot;); 0))); &quot;&quot;)">
            <text:p/>
          </table:table-cell>
          <table:table-cell table:formula="of:=IF([.C187]&lt;&gt;&quot;&quot;; SUM(INDEX(INDIRECT(&quot;'&quot; &amp; [.B187] &amp; &quot;'.$A$1:$Z$1000&quot;); 0; MATCH(&quot;cost&quot;; INDIRECT(&quot;'&quot; &amp; [.B187] &amp; &quot;'.$A$1:$Z$1&quot;); 0))); &quot;&quot;)">
            <text:p/>
          </table:table-cell>
          <table:table-cell table:style-name="ce39" table:formula="of:=IF([.C187]&lt;&gt;&quot;&quot;; SUM(INDEX(INDIRECT(&quot;'&quot; &amp; [.B187] &amp; &quot;'.$A$1:$Z$1000&quot;); 0; MATCH(&quot;total_assembly_time_min&quot;; INDIRECT(&quot;'&quot; &amp; [.B187] &amp; &quot;'.$A$1:$Z$1&quot;); 0)))/60; &quot;&quot;)">
            <text:p/>
          </table:table-cell>
          <table:table-cell table:content-validation-name="val5" table:formula="of:=IF([.C187]&lt;&gt;&quot;&quot;; [$values.$B$2]; &quot;&quot;)">
            <text:p/>
          </table:table-cell>
          <table:table-cell table:style-name="ce37" table:formula="of:=IF([.C187]&lt;&gt;&quot;&quot;; [.F187]*[.G187]; &quot;&quot;)">
            <text:p/>
          </table:table-cell>
          <table:table-cell table:style-name="ce37" table:formula="of:=IF([.C187]&lt;&gt;&quot;&quot;; [.H187]+[.E187]; &quot;&quot;)">
            <text:p/>
          </table:table-cell>
          <table:table-cell/>
          <table:table-cell table:formula="of:=IF([.C187]&lt;&gt;&quot;&quot;; [.L187]-[.I187]; &quot;&quot;)">
            <text:p/>
          </table:table-cell>
          <table:table-cell table:style-name="ce37" table:formula="of:=IF([.C187]&lt;&gt;&quot;&quot;; [.I187]/(1-[.J187]); &quot;&quot;)">
            <text:p/>
          </table:table-cell>
          <table:table-cell table:content-validation-name="val5" table:formula="of:=IF([.C187]&lt;&gt;&quot;&quot;; [$values.$A$2]; &quot;&quot;)">
            <text:p/>
          </table:table-cell>
          <table:table-cell table:style-name="ce37" table:formula="of:=IF([.C187]&lt;&gt;&quot;&quot;; [.O187]-[.L187]; &quot;&quot;)">
            <text:p/>
          </table:table-cell>
          <table:table-cell table:style-name="ce37" table:formula="of:=IF([.C187]&lt;&gt;&quot;&quot;; [.L187]/(1-[.M187]); &quot;&quot;)">
            <text:p/>
          </table:table-cell>
          <table:table-cell table:number-columns-repeated="1009"/>
        </table:table-row>
        <table:table-row table:style-name="ro1">
          <table:table-cell office:value-type="string" calcext:value-type="string">
            <text:p>978bedef-32ff-459f-9090-f614425bfaab</text:p>
          </table:table-cell>
          <table:table-cell office:value-type="string" calcext:value-type="string">
            <text:p>bom_00187</text:p>
          </table:table-cell>
          <table:table-cell/>
          <table:table-cell table:formula="of:=IF([.C188]&lt;&gt;&quot;&quot;; SUM(INDEX(INDIRECT(&quot;'&quot; &amp; [.B188] &amp; &quot;'.$A$1:$Z$1000&quot;); 0; MATCH(&quot;count&quot;; INDIRECT(&quot;'&quot; &amp; [.B188] &amp; &quot;'.$A$1:$Z$1&quot;); 0))); &quot;&quot;)">
            <text:p/>
          </table:table-cell>
          <table:table-cell table:formula="of:=IF([.C188]&lt;&gt;&quot;&quot;; SUM(INDEX(INDIRECT(&quot;'&quot; &amp; [.B188] &amp; &quot;'.$A$1:$Z$1000&quot;); 0; MATCH(&quot;cost&quot;; INDIRECT(&quot;'&quot; &amp; [.B188] &amp; &quot;'.$A$1:$Z$1&quot;); 0))); &quot;&quot;)">
            <text:p/>
          </table:table-cell>
          <table:table-cell table:style-name="ce39" table:formula="of:=IF([.C188]&lt;&gt;&quot;&quot;; SUM(INDEX(INDIRECT(&quot;'&quot; &amp; [.B188] &amp; &quot;'.$A$1:$Z$1000&quot;); 0; MATCH(&quot;total_assembly_time_min&quot;; INDIRECT(&quot;'&quot; &amp; [.B188] &amp; &quot;'.$A$1:$Z$1&quot;); 0)))/60; &quot;&quot;)">
            <text:p/>
          </table:table-cell>
          <table:table-cell table:content-validation-name="val5" table:formula="of:=IF([.C188]&lt;&gt;&quot;&quot;; [$values.$B$2]; &quot;&quot;)">
            <text:p/>
          </table:table-cell>
          <table:table-cell table:style-name="ce37" table:formula="of:=IF([.C188]&lt;&gt;&quot;&quot;; [.F188]*[.G188]; &quot;&quot;)">
            <text:p/>
          </table:table-cell>
          <table:table-cell table:style-name="ce37" table:formula="of:=IF([.C188]&lt;&gt;&quot;&quot;; [.H188]+[.E188]; &quot;&quot;)">
            <text:p/>
          </table:table-cell>
          <table:table-cell/>
          <table:table-cell table:formula="of:=IF([.C188]&lt;&gt;&quot;&quot;; [.L188]-[.I188]; &quot;&quot;)">
            <text:p/>
          </table:table-cell>
          <table:table-cell table:style-name="ce37" table:formula="of:=IF([.C188]&lt;&gt;&quot;&quot;; [.I188]/(1-[.J188]); &quot;&quot;)">
            <text:p/>
          </table:table-cell>
          <table:table-cell table:content-validation-name="val5" table:formula="of:=IF([.C188]&lt;&gt;&quot;&quot;; [$values.$A$2]; &quot;&quot;)">
            <text:p/>
          </table:table-cell>
          <table:table-cell table:style-name="ce37" table:formula="of:=IF([.C188]&lt;&gt;&quot;&quot;; [.O188]-[.L188]; &quot;&quot;)">
            <text:p/>
          </table:table-cell>
          <table:table-cell table:style-name="ce37" table:formula="of:=IF([.C188]&lt;&gt;&quot;&quot;; [.L188]/(1-[.M188]); &quot;&quot;)">
            <text:p/>
          </table:table-cell>
          <table:table-cell table:number-columns-repeated="1009"/>
        </table:table-row>
        <table:table-row table:style-name="ro1">
          <table:table-cell office:value-type="string" calcext:value-type="string">
            <text:p>ff3f896a-8e39-405f-b222-78eed771be81</text:p>
          </table:table-cell>
          <table:table-cell office:value-type="string" calcext:value-type="string">
            <text:p>bom_00188</text:p>
          </table:table-cell>
          <table:table-cell/>
          <table:table-cell table:formula="of:=IF([.C189]&lt;&gt;&quot;&quot;; SUM(INDEX(INDIRECT(&quot;'&quot; &amp; [.B189] &amp; &quot;'.$A$1:$Z$1000&quot;); 0; MATCH(&quot;count&quot;; INDIRECT(&quot;'&quot; &amp; [.B189] &amp; &quot;'.$A$1:$Z$1&quot;); 0))); &quot;&quot;)">
            <text:p/>
          </table:table-cell>
          <table:table-cell table:formula="of:=IF([.C189]&lt;&gt;&quot;&quot;; SUM(INDEX(INDIRECT(&quot;'&quot; &amp; [.B189] &amp; &quot;'.$A$1:$Z$1000&quot;); 0; MATCH(&quot;cost&quot;; INDIRECT(&quot;'&quot; &amp; [.B189] &amp; &quot;'.$A$1:$Z$1&quot;); 0))); &quot;&quot;)">
            <text:p/>
          </table:table-cell>
          <table:table-cell table:style-name="ce39" table:formula="of:=IF([.C189]&lt;&gt;&quot;&quot;; SUM(INDEX(INDIRECT(&quot;'&quot; &amp; [.B189] &amp; &quot;'.$A$1:$Z$1000&quot;); 0; MATCH(&quot;total_assembly_time_min&quot;; INDIRECT(&quot;'&quot; &amp; [.B189] &amp; &quot;'.$A$1:$Z$1&quot;); 0)))/60; &quot;&quot;)">
            <text:p/>
          </table:table-cell>
          <table:table-cell table:content-validation-name="val5" table:formula="of:=IF([.C189]&lt;&gt;&quot;&quot;; [$values.$B$2]; &quot;&quot;)">
            <text:p/>
          </table:table-cell>
          <table:table-cell table:style-name="ce37" table:formula="of:=IF([.C189]&lt;&gt;&quot;&quot;; [.F189]*[.G189]; &quot;&quot;)">
            <text:p/>
          </table:table-cell>
          <table:table-cell table:style-name="ce37" table:formula="of:=IF([.C189]&lt;&gt;&quot;&quot;; [.H189]+[.E189]; &quot;&quot;)">
            <text:p/>
          </table:table-cell>
          <table:table-cell/>
          <table:table-cell table:formula="of:=IF([.C189]&lt;&gt;&quot;&quot;; [.L189]-[.I189]; &quot;&quot;)">
            <text:p/>
          </table:table-cell>
          <table:table-cell table:style-name="ce37" table:formula="of:=IF([.C189]&lt;&gt;&quot;&quot;; [.I189]/(1-[.J189]); &quot;&quot;)">
            <text:p/>
          </table:table-cell>
          <table:table-cell table:content-validation-name="val5" table:formula="of:=IF([.C189]&lt;&gt;&quot;&quot;; [$values.$A$2]; &quot;&quot;)">
            <text:p/>
          </table:table-cell>
          <table:table-cell table:style-name="ce37" table:formula="of:=IF([.C189]&lt;&gt;&quot;&quot;; [.O189]-[.L189]; &quot;&quot;)">
            <text:p/>
          </table:table-cell>
          <table:table-cell table:style-name="ce37" table:formula="of:=IF([.C189]&lt;&gt;&quot;&quot;; [.L189]/(1-[.M189]); &quot;&quot;)">
            <text:p/>
          </table:table-cell>
          <table:table-cell table:number-columns-repeated="1009"/>
        </table:table-row>
        <table:table-row table:style-name="ro1">
          <table:table-cell office:value-type="string" calcext:value-type="string">
            <text:p>edf2ea42-eee7-439a-83e9-e78d08e39a54</text:p>
          </table:table-cell>
          <table:table-cell office:value-type="string" calcext:value-type="string">
            <text:p>bom_00189</text:p>
          </table:table-cell>
          <table:table-cell/>
          <table:table-cell table:formula="of:=IF([.C190]&lt;&gt;&quot;&quot;; SUM(INDEX(INDIRECT(&quot;'&quot; &amp; [.B190] &amp; &quot;'.$A$1:$Z$1000&quot;); 0; MATCH(&quot;count&quot;; INDIRECT(&quot;'&quot; &amp; [.B190] &amp; &quot;'.$A$1:$Z$1&quot;); 0))); &quot;&quot;)">
            <text:p/>
          </table:table-cell>
          <table:table-cell table:formula="of:=IF([.C190]&lt;&gt;&quot;&quot;; SUM(INDEX(INDIRECT(&quot;'&quot; &amp; [.B190] &amp; &quot;'.$A$1:$Z$1000&quot;); 0; MATCH(&quot;cost&quot;; INDIRECT(&quot;'&quot; &amp; [.B190] &amp; &quot;'.$A$1:$Z$1&quot;); 0))); &quot;&quot;)">
            <text:p/>
          </table:table-cell>
          <table:table-cell table:style-name="ce39" table:formula="of:=IF([.C190]&lt;&gt;&quot;&quot;; SUM(INDEX(INDIRECT(&quot;'&quot; &amp; [.B190] &amp; &quot;'.$A$1:$Z$1000&quot;); 0; MATCH(&quot;total_assembly_time_min&quot;; INDIRECT(&quot;'&quot; &amp; [.B190] &amp; &quot;'.$A$1:$Z$1&quot;); 0)))/60; &quot;&quot;)">
            <text:p/>
          </table:table-cell>
          <table:table-cell table:content-validation-name="val5" table:formula="of:=IF([.C190]&lt;&gt;&quot;&quot;; [$values.$B$2]; &quot;&quot;)">
            <text:p/>
          </table:table-cell>
          <table:table-cell table:style-name="ce37" table:formula="of:=IF([.C190]&lt;&gt;&quot;&quot;; [.F190]*[.G190]; &quot;&quot;)">
            <text:p/>
          </table:table-cell>
          <table:table-cell table:style-name="ce37" table:formula="of:=IF([.C190]&lt;&gt;&quot;&quot;; [.H190]+[.E190]; &quot;&quot;)">
            <text:p/>
          </table:table-cell>
          <table:table-cell/>
          <table:table-cell table:formula="of:=IF([.C190]&lt;&gt;&quot;&quot;; [.L190]-[.I190]; &quot;&quot;)">
            <text:p/>
          </table:table-cell>
          <table:table-cell table:style-name="ce37" table:formula="of:=IF([.C190]&lt;&gt;&quot;&quot;; [.I190]/(1-[.J190]); &quot;&quot;)">
            <text:p/>
          </table:table-cell>
          <table:table-cell table:content-validation-name="val5" table:formula="of:=IF([.C190]&lt;&gt;&quot;&quot;; [$values.$A$2]; &quot;&quot;)">
            <text:p/>
          </table:table-cell>
          <table:table-cell table:style-name="ce37" table:formula="of:=IF([.C190]&lt;&gt;&quot;&quot;; [.O190]-[.L190]; &quot;&quot;)">
            <text:p/>
          </table:table-cell>
          <table:table-cell table:style-name="ce37" table:formula="of:=IF([.C190]&lt;&gt;&quot;&quot;; [.L190]/(1-[.M190]); &quot;&quot;)">
            <text:p/>
          </table:table-cell>
          <table:table-cell table:number-columns-repeated="1009"/>
        </table:table-row>
        <table:table-row table:style-name="ro1">
          <table:table-cell office:value-type="string" calcext:value-type="string">
            <text:p>9f595b88-2ed0-4b4c-a349-6d93e9578708</text:p>
          </table:table-cell>
          <table:table-cell office:value-type="string" calcext:value-type="string">
            <text:p>bom_00190</text:p>
          </table:table-cell>
          <table:table-cell/>
          <table:table-cell table:formula="of:=IF([.C191]&lt;&gt;&quot;&quot;; SUM(INDEX(INDIRECT(&quot;'&quot; &amp; [.B191] &amp; &quot;'.$A$1:$Z$1000&quot;); 0; MATCH(&quot;count&quot;; INDIRECT(&quot;'&quot; &amp; [.B191] &amp; &quot;'.$A$1:$Z$1&quot;); 0))); &quot;&quot;)">
            <text:p/>
          </table:table-cell>
          <table:table-cell table:formula="of:=IF([.C191]&lt;&gt;&quot;&quot;; SUM(INDEX(INDIRECT(&quot;'&quot; &amp; [.B191] &amp; &quot;'.$A$1:$Z$1000&quot;); 0; MATCH(&quot;cost&quot;; INDIRECT(&quot;'&quot; &amp; [.B191] &amp; &quot;'.$A$1:$Z$1&quot;); 0))); &quot;&quot;)">
            <text:p/>
          </table:table-cell>
          <table:table-cell table:style-name="ce39" table:formula="of:=IF([.C191]&lt;&gt;&quot;&quot;; SUM(INDEX(INDIRECT(&quot;'&quot; &amp; [.B191] &amp; &quot;'.$A$1:$Z$1000&quot;); 0; MATCH(&quot;total_assembly_time_min&quot;; INDIRECT(&quot;'&quot; &amp; [.B191] &amp; &quot;'.$A$1:$Z$1&quot;); 0)))/60; &quot;&quot;)">
            <text:p/>
          </table:table-cell>
          <table:table-cell table:content-validation-name="val5" table:formula="of:=IF([.C191]&lt;&gt;&quot;&quot;; [$values.$B$2]; &quot;&quot;)">
            <text:p/>
          </table:table-cell>
          <table:table-cell table:style-name="ce37" table:formula="of:=IF([.C191]&lt;&gt;&quot;&quot;; [.F191]*[.G191]; &quot;&quot;)">
            <text:p/>
          </table:table-cell>
          <table:table-cell table:style-name="ce37" table:formula="of:=IF([.C191]&lt;&gt;&quot;&quot;; [.H191]+[.E191]; &quot;&quot;)">
            <text:p/>
          </table:table-cell>
          <table:table-cell/>
          <table:table-cell table:formula="of:=IF([.C191]&lt;&gt;&quot;&quot;; [.L191]-[.I191]; &quot;&quot;)">
            <text:p/>
          </table:table-cell>
          <table:table-cell table:style-name="ce37" table:formula="of:=IF([.C191]&lt;&gt;&quot;&quot;; [.I191]/(1-[.J191]); &quot;&quot;)">
            <text:p/>
          </table:table-cell>
          <table:table-cell table:content-validation-name="val5" table:formula="of:=IF([.C191]&lt;&gt;&quot;&quot;; [$values.$A$2]; &quot;&quot;)">
            <text:p/>
          </table:table-cell>
          <table:table-cell table:style-name="ce37" table:formula="of:=IF([.C191]&lt;&gt;&quot;&quot;; [.O191]-[.L191]; &quot;&quot;)">
            <text:p/>
          </table:table-cell>
          <table:table-cell table:style-name="ce37" table:formula="of:=IF([.C191]&lt;&gt;&quot;&quot;; [.L191]/(1-[.M191]); &quot;&quot;)">
            <text:p/>
          </table:table-cell>
          <table:table-cell table:number-columns-repeated="1009"/>
        </table:table-row>
        <table:table-row table:style-name="ro1">
          <table:table-cell office:value-type="string" calcext:value-type="string">
            <text:p>ae75d6e4-affe-4fcb-945a-57e0da29c5df</text:p>
          </table:table-cell>
          <table:table-cell office:value-type="string" calcext:value-type="string">
            <text:p>bom_00191</text:p>
          </table:table-cell>
          <table:table-cell/>
          <table:table-cell table:formula="of:=IF([.C192]&lt;&gt;&quot;&quot;; SUM(INDEX(INDIRECT(&quot;'&quot; &amp; [.B192] &amp; &quot;'.$A$1:$Z$1000&quot;); 0; MATCH(&quot;count&quot;; INDIRECT(&quot;'&quot; &amp; [.B192] &amp; &quot;'.$A$1:$Z$1&quot;); 0))); &quot;&quot;)">
            <text:p/>
          </table:table-cell>
          <table:table-cell table:formula="of:=IF([.C192]&lt;&gt;&quot;&quot;; SUM(INDEX(INDIRECT(&quot;'&quot; &amp; [.B192] &amp; &quot;'.$A$1:$Z$1000&quot;); 0; MATCH(&quot;cost&quot;; INDIRECT(&quot;'&quot; &amp; [.B192] &amp; &quot;'.$A$1:$Z$1&quot;); 0))); &quot;&quot;)">
            <text:p/>
          </table:table-cell>
          <table:table-cell table:style-name="ce39" table:formula="of:=IF([.C192]&lt;&gt;&quot;&quot;; SUM(INDEX(INDIRECT(&quot;'&quot; &amp; [.B192] &amp; &quot;'.$A$1:$Z$1000&quot;); 0; MATCH(&quot;total_assembly_time_min&quot;; INDIRECT(&quot;'&quot; &amp; [.B192] &amp; &quot;'.$A$1:$Z$1&quot;); 0)))/60; &quot;&quot;)">
            <text:p/>
          </table:table-cell>
          <table:table-cell table:content-validation-name="val5" table:formula="of:=IF([.C192]&lt;&gt;&quot;&quot;; [$values.$B$2]; &quot;&quot;)">
            <text:p/>
          </table:table-cell>
          <table:table-cell table:style-name="ce37" table:formula="of:=IF([.C192]&lt;&gt;&quot;&quot;; [.F192]*[.G192]; &quot;&quot;)">
            <text:p/>
          </table:table-cell>
          <table:table-cell table:style-name="ce37" table:formula="of:=IF([.C192]&lt;&gt;&quot;&quot;; [.H192]+[.E192]; &quot;&quot;)">
            <text:p/>
          </table:table-cell>
          <table:table-cell/>
          <table:table-cell table:formula="of:=IF([.C192]&lt;&gt;&quot;&quot;; [.L192]-[.I192]; &quot;&quot;)">
            <text:p/>
          </table:table-cell>
          <table:table-cell table:style-name="ce37" table:formula="of:=IF([.C192]&lt;&gt;&quot;&quot;; [.I192]/(1-[.J192]); &quot;&quot;)">
            <text:p/>
          </table:table-cell>
          <table:table-cell table:content-validation-name="val5" table:formula="of:=IF([.C192]&lt;&gt;&quot;&quot;; [$values.$A$2]; &quot;&quot;)">
            <text:p/>
          </table:table-cell>
          <table:table-cell table:style-name="ce37" table:formula="of:=IF([.C192]&lt;&gt;&quot;&quot;; [.O192]-[.L192]; &quot;&quot;)">
            <text:p/>
          </table:table-cell>
          <table:table-cell table:style-name="ce37" table:formula="of:=IF([.C192]&lt;&gt;&quot;&quot;; [.L192]/(1-[.M192]); &quot;&quot;)">
            <text:p/>
          </table:table-cell>
          <table:table-cell table:number-columns-repeated="1009"/>
        </table:table-row>
        <table:table-row table:style-name="ro1">
          <table:table-cell office:value-type="string" calcext:value-type="string">
            <text:p>05cea9d0-4fdc-4a6f-ad40-a7986e3ccc62</text:p>
          </table:table-cell>
          <table:table-cell office:value-type="string" calcext:value-type="string">
            <text:p>bom_00192</text:p>
          </table:table-cell>
          <table:table-cell/>
          <table:table-cell table:formula="of:=IF([.C193]&lt;&gt;&quot;&quot;; SUM(INDEX(INDIRECT(&quot;'&quot; &amp; [.B193] &amp; &quot;'.$A$1:$Z$1000&quot;); 0; MATCH(&quot;count&quot;; INDIRECT(&quot;'&quot; &amp; [.B193] &amp; &quot;'.$A$1:$Z$1&quot;); 0))); &quot;&quot;)">
            <text:p/>
          </table:table-cell>
          <table:table-cell table:formula="of:=IF([.C193]&lt;&gt;&quot;&quot;; SUM(INDEX(INDIRECT(&quot;'&quot; &amp; [.B193] &amp; &quot;'.$A$1:$Z$1000&quot;); 0; MATCH(&quot;cost&quot;; INDIRECT(&quot;'&quot; &amp; [.B193] &amp; &quot;'.$A$1:$Z$1&quot;); 0))); &quot;&quot;)">
            <text:p/>
          </table:table-cell>
          <table:table-cell table:style-name="ce39" table:formula="of:=IF([.C193]&lt;&gt;&quot;&quot;; SUM(INDEX(INDIRECT(&quot;'&quot; &amp; [.B193] &amp; &quot;'.$A$1:$Z$1000&quot;); 0; MATCH(&quot;total_assembly_time_min&quot;; INDIRECT(&quot;'&quot; &amp; [.B193] &amp; &quot;'.$A$1:$Z$1&quot;); 0)))/60; &quot;&quot;)">
            <text:p/>
          </table:table-cell>
          <table:table-cell table:content-validation-name="val5" table:formula="of:=IF([.C193]&lt;&gt;&quot;&quot;; [$values.$B$2]; &quot;&quot;)">
            <text:p/>
          </table:table-cell>
          <table:table-cell table:style-name="ce37" table:formula="of:=IF([.C193]&lt;&gt;&quot;&quot;; [.F193]*[.G193]; &quot;&quot;)">
            <text:p/>
          </table:table-cell>
          <table:table-cell table:style-name="ce37" table:formula="of:=IF([.C193]&lt;&gt;&quot;&quot;; [.H193]+[.E193]; &quot;&quot;)">
            <text:p/>
          </table:table-cell>
          <table:table-cell/>
          <table:table-cell table:formula="of:=IF([.C193]&lt;&gt;&quot;&quot;; [.L193]-[.I193]; &quot;&quot;)">
            <text:p/>
          </table:table-cell>
          <table:table-cell table:style-name="ce37" table:formula="of:=IF([.C193]&lt;&gt;&quot;&quot;; [.I193]/(1-[.J193]); &quot;&quot;)">
            <text:p/>
          </table:table-cell>
          <table:table-cell table:content-validation-name="val5" table:formula="of:=IF([.C193]&lt;&gt;&quot;&quot;; [$values.$A$2]; &quot;&quot;)">
            <text:p/>
          </table:table-cell>
          <table:table-cell table:style-name="ce37" table:formula="of:=IF([.C193]&lt;&gt;&quot;&quot;; [.O193]-[.L193]; &quot;&quot;)">
            <text:p/>
          </table:table-cell>
          <table:table-cell table:style-name="ce37" table:formula="of:=IF([.C193]&lt;&gt;&quot;&quot;; [.L193]/(1-[.M193]); &quot;&quot;)">
            <text:p/>
          </table:table-cell>
          <table:table-cell table:number-columns-repeated="1009"/>
        </table:table-row>
        <table:table-row table:style-name="ro1">
          <table:table-cell office:value-type="string" calcext:value-type="string">
            <text:p>556216ad-86bb-4bff-a996-d4f2b988e261</text:p>
          </table:table-cell>
          <table:table-cell office:value-type="string" calcext:value-type="string">
            <text:p>bom_00193</text:p>
          </table:table-cell>
          <table:table-cell/>
          <table:table-cell table:formula="of:=IF([.C194]&lt;&gt;&quot;&quot;; SUM(INDEX(INDIRECT(&quot;'&quot; &amp; [.B194] &amp; &quot;'.$A$1:$Z$1000&quot;); 0; MATCH(&quot;count&quot;; INDIRECT(&quot;'&quot; &amp; [.B194] &amp; &quot;'.$A$1:$Z$1&quot;); 0))); &quot;&quot;)">
            <text:p/>
          </table:table-cell>
          <table:table-cell table:formula="of:=IF([.C194]&lt;&gt;&quot;&quot;; SUM(INDEX(INDIRECT(&quot;'&quot; &amp; [.B194] &amp; &quot;'.$A$1:$Z$1000&quot;); 0; MATCH(&quot;cost&quot;; INDIRECT(&quot;'&quot; &amp; [.B194] &amp; &quot;'.$A$1:$Z$1&quot;); 0))); &quot;&quot;)">
            <text:p/>
          </table:table-cell>
          <table:table-cell table:style-name="ce39" table:formula="of:=IF([.C194]&lt;&gt;&quot;&quot;; SUM(INDEX(INDIRECT(&quot;'&quot; &amp; [.B194] &amp; &quot;'.$A$1:$Z$1000&quot;); 0; MATCH(&quot;total_assembly_time_min&quot;; INDIRECT(&quot;'&quot; &amp; [.B194] &amp; &quot;'.$A$1:$Z$1&quot;); 0)))/60; &quot;&quot;)">
            <text:p/>
          </table:table-cell>
          <table:table-cell table:content-validation-name="val5" table:formula="of:=IF([.C194]&lt;&gt;&quot;&quot;; [$values.$B$2]; &quot;&quot;)">
            <text:p/>
          </table:table-cell>
          <table:table-cell table:style-name="ce37" table:formula="of:=IF([.C194]&lt;&gt;&quot;&quot;; [.F194]*[.G194]; &quot;&quot;)">
            <text:p/>
          </table:table-cell>
          <table:table-cell table:style-name="ce37" table:formula="of:=IF([.C194]&lt;&gt;&quot;&quot;; [.H194]+[.E194]; &quot;&quot;)">
            <text:p/>
          </table:table-cell>
          <table:table-cell/>
          <table:table-cell table:formula="of:=IF([.C194]&lt;&gt;&quot;&quot;; [.L194]-[.I194]; &quot;&quot;)">
            <text:p/>
          </table:table-cell>
          <table:table-cell table:style-name="ce37" table:formula="of:=IF([.C194]&lt;&gt;&quot;&quot;; [.I194]/(1-[.J194]); &quot;&quot;)">
            <text:p/>
          </table:table-cell>
          <table:table-cell table:content-validation-name="val5" table:formula="of:=IF([.C194]&lt;&gt;&quot;&quot;; [$values.$A$2]; &quot;&quot;)">
            <text:p/>
          </table:table-cell>
          <table:table-cell table:style-name="ce37" table:formula="of:=IF([.C194]&lt;&gt;&quot;&quot;; [.O194]-[.L194]; &quot;&quot;)">
            <text:p/>
          </table:table-cell>
          <table:table-cell table:style-name="ce37" table:formula="of:=IF([.C194]&lt;&gt;&quot;&quot;; [.L194]/(1-[.M194]); &quot;&quot;)">
            <text:p/>
          </table:table-cell>
          <table:table-cell table:number-columns-repeated="1009"/>
        </table:table-row>
        <table:table-row table:style-name="ro1">
          <table:table-cell office:value-type="string" calcext:value-type="string">
            <text:p>f1f51078-cef6-4b11-b13b-44ea2f12cf68</text:p>
          </table:table-cell>
          <table:table-cell office:value-type="string" calcext:value-type="string">
            <text:p>bom_00194</text:p>
          </table:table-cell>
          <table:table-cell/>
          <table:table-cell table:formula="of:=IF([.C195]&lt;&gt;&quot;&quot;; SUM(INDEX(INDIRECT(&quot;'&quot; &amp; [.B195] &amp; &quot;'.$A$1:$Z$1000&quot;); 0; MATCH(&quot;count&quot;; INDIRECT(&quot;'&quot; &amp; [.B195] &amp; &quot;'.$A$1:$Z$1&quot;); 0))); &quot;&quot;)">
            <text:p/>
          </table:table-cell>
          <table:table-cell table:formula="of:=IF([.C195]&lt;&gt;&quot;&quot;; SUM(INDEX(INDIRECT(&quot;'&quot; &amp; [.B195] &amp; &quot;'.$A$1:$Z$1000&quot;); 0; MATCH(&quot;cost&quot;; INDIRECT(&quot;'&quot; &amp; [.B195] &amp; &quot;'.$A$1:$Z$1&quot;); 0))); &quot;&quot;)">
            <text:p/>
          </table:table-cell>
          <table:table-cell table:style-name="ce39" table:formula="of:=IF([.C195]&lt;&gt;&quot;&quot;; SUM(INDEX(INDIRECT(&quot;'&quot; &amp; [.B195] &amp; &quot;'.$A$1:$Z$1000&quot;); 0; MATCH(&quot;total_assembly_time_min&quot;; INDIRECT(&quot;'&quot; &amp; [.B195] &amp; &quot;'.$A$1:$Z$1&quot;); 0)))/60; &quot;&quot;)">
            <text:p/>
          </table:table-cell>
          <table:table-cell table:content-validation-name="val5" table:formula="of:=IF([.C195]&lt;&gt;&quot;&quot;; [$values.$B$2]; &quot;&quot;)">
            <text:p/>
          </table:table-cell>
          <table:table-cell table:style-name="ce37" table:formula="of:=IF([.C195]&lt;&gt;&quot;&quot;; [.F195]*[.G195]; &quot;&quot;)">
            <text:p/>
          </table:table-cell>
          <table:table-cell table:style-name="ce37" table:formula="of:=IF([.C195]&lt;&gt;&quot;&quot;; [.H195]+[.E195]; &quot;&quot;)">
            <text:p/>
          </table:table-cell>
          <table:table-cell/>
          <table:table-cell table:formula="of:=IF([.C195]&lt;&gt;&quot;&quot;; [.L195]-[.I195]; &quot;&quot;)">
            <text:p/>
          </table:table-cell>
          <table:table-cell table:style-name="ce37" table:formula="of:=IF([.C195]&lt;&gt;&quot;&quot;; [.I195]/(1-[.J195]); &quot;&quot;)">
            <text:p/>
          </table:table-cell>
          <table:table-cell table:content-validation-name="val5" table:formula="of:=IF([.C195]&lt;&gt;&quot;&quot;; [$values.$A$2]; &quot;&quot;)">
            <text:p/>
          </table:table-cell>
          <table:table-cell table:style-name="ce37" table:formula="of:=IF([.C195]&lt;&gt;&quot;&quot;; [.O195]-[.L195]; &quot;&quot;)">
            <text:p/>
          </table:table-cell>
          <table:table-cell table:style-name="ce37" table:formula="of:=IF([.C195]&lt;&gt;&quot;&quot;; [.L195]/(1-[.M195]); &quot;&quot;)">
            <text:p/>
          </table:table-cell>
          <table:table-cell table:number-columns-repeated="1009"/>
        </table:table-row>
        <table:table-row table:style-name="ro1">
          <table:table-cell office:value-type="string" calcext:value-type="string">
            <text:p>a81f54cc-dfe1-4ce9-8ae3-187fa55b82c9</text:p>
          </table:table-cell>
          <table:table-cell office:value-type="string" calcext:value-type="string">
            <text:p>bom_00195</text:p>
          </table:table-cell>
          <table:table-cell/>
          <table:table-cell table:formula="of:=IF([.C196]&lt;&gt;&quot;&quot;; SUM(INDEX(INDIRECT(&quot;'&quot; &amp; [.B196] &amp; &quot;'.$A$1:$Z$1000&quot;); 0; MATCH(&quot;count&quot;; INDIRECT(&quot;'&quot; &amp; [.B196] &amp; &quot;'.$A$1:$Z$1&quot;); 0))); &quot;&quot;)">
            <text:p/>
          </table:table-cell>
          <table:table-cell table:formula="of:=IF([.C196]&lt;&gt;&quot;&quot;; SUM(INDEX(INDIRECT(&quot;'&quot; &amp; [.B196] &amp; &quot;'.$A$1:$Z$1000&quot;); 0; MATCH(&quot;cost&quot;; INDIRECT(&quot;'&quot; &amp; [.B196] &amp; &quot;'.$A$1:$Z$1&quot;); 0))); &quot;&quot;)">
            <text:p/>
          </table:table-cell>
          <table:table-cell table:style-name="ce39" table:formula="of:=IF([.C196]&lt;&gt;&quot;&quot;; SUM(INDEX(INDIRECT(&quot;'&quot; &amp; [.B196] &amp; &quot;'.$A$1:$Z$1000&quot;); 0; MATCH(&quot;total_assembly_time_min&quot;; INDIRECT(&quot;'&quot; &amp; [.B196] &amp; &quot;'.$A$1:$Z$1&quot;); 0)))/60; &quot;&quot;)">
            <text:p/>
          </table:table-cell>
          <table:table-cell table:content-validation-name="val5" table:formula="of:=IF([.C196]&lt;&gt;&quot;&quot;; [$values.$B$2]; &quot;&quot;)">
            <text:p/>
          </table:table-cell>
          <table:table-cell table:style-name="ce37" table:formula="of:=IF([.C196]&lt;&gt;&quot;&quot;; [.F196]*[.G196]; &quot;&quot;)">
            <text:p/>
          </table:table-cell>
          <table:table-cell table:style-name="ce37" table:formula="of:=IF([.C196]&lt;&gt;&quot;&quot;; [.H196]+[.E196]; &quot;&quot;)">
            <text:p/>
          </table:table-cell>
          <table:table-cell/>
          <table:table-cell table:formula="of:=IF([.C196]&lt;&gt;&quot;&quot;; [.L196]-[.I196]; &quot;&quot;)">
            <text:p/>
          </table:table-cell>
          <table:table-cell table:style-name="ce37" table:formula="of:=IF([.C196]&lt;&gt;&quot;&quot;; [.I196]/(1-[.J196]); &quot;&quot;)">
            <text:p/>
          </table:table-cell>
          <table:table-cell table:content-validation-name="val5" table:formula="of:=IF([.C196]&lt;&gt;&quot;&quot;; [$values.$A$2]; &quot;&quot;)">
            <text:p/>
          </table:table-cell>
          <table:table-cell table:style-name="ce37" table:formula="of:=IF([.C196]&lt;&gt;&quot;&quot;; [.O196]-[.L196]; &quot;&quot;)">
            <text:p/>
          </table:table-cell>
          <table:table-cell table:style-name="ce37" table:formula="of:=IF([.C196]&lt;&gt;&quot;&quot;; [.L196]/(1-[.M196]); &quot;&quot;)">
            <text:p/>
          </table:table-cell>
          <table:table-cell table:number-columns-repeated="1009"/>
        </table:table-row>
        <table:table-row table:style-name="ro1">
          <table:table-cell office:value-type="string" calcext:value-type="string">
            <text:p>2e6fc136-e5ab-4b97-a46b-48328e10a64d</text:p>
          </table:table-cell>
          <table:table-cell office:value-type="string" calcext:value-type="string">
            <text:p>bom_00196</text:p>
          </table:table-cell>
          <table:table-cell/>
          <table:table-cell table:formula="of:=IF([.C197]&lt;&gt;&quot;&quot;; SUM(INDEX(INDIRECT(&quot;'&quot; &amp; [.B197] &amp; &quot;'.$A$1:$Z$1000&quot;); 0; MATCH(&quot;count&quot;; INDIRECT(&quot;'&quot; &amp; [.B197] &amp; &quot;'.$A$1:$Z$1&quot;); 0))); &quot;&quot;)">
            <text:p/>
          </table:table-cell>
          <table:table-cell table:formula="of:=IF([.C197]&lt;&gt;&quot;&quot;; SUM(INDEX(INDIRECT(&quot;'&quot; &amp; [.B197] &amp; &quot;'.$A$1:$Z$1000&quot;); 0; MATCH(&quot;cost&quot;; INDIRECT(&quot;'&quot; &amp; [.B197] &amp; &quot;'.$A$1:$Z$1&quot;); 0))); &quot;&quot;)">
            <text:p/>
          </table:table-cell>
          <table:table-cell table:style-name="ce39" table:formula="of:=IF([.C197]&lt;&gt;&quot;&quot;; SUM(INDEX(INDIRECT(&quot;'&quot; &amp; [.B197] &amp; &quot;'.$A$1:$Z$1000&quot;); 0; MATCH(&quot;total_assembly_time_min&quot;; INDIRECT(&quot;'&quot; &amp; [.B197] &amp; &quot;'.$A$1:$Z$1&quot;); 0)))/60; &quot;&quot;)">
            <text:p/>
          </table:table-cell>
          <table:table-cell table:content-validation-name="val5" table:formula="of:=IF([.C197]&lt;&gt;&quot;&quot;; [$values.$B$2]; &quot;&quot;)">
            <text:p/>
          </table:table-cell>
          <table:table-cell table:style-name="ce37" table:formula="of:=IF([.C197]&lt;&gt;&quot;&quot;; [.F197]*[.G197]; &quot;&quot;)">
            <text:p/>
          </table:table-cell>
          <table:table-cell table:style-name="ce37" table:formula="of:=IF([.C197]&lt;&gt;&quot;&quot;; [.H197]+[.E197]; &quot;&quot;)">
            <text:p/>
          </table:table-cell>
          <table:table-cell/>
          <table:table-cell table:formula="of:=IF([.C197]&lt;&gt;&quot;&quot;; [.L197]-[.I197]; &quot;&quot;)">
            <text:p/>
          </table:table-cell>
          <table:table-cell table:style-name="ce37" table:formula="of:=IF([.C197]&lt;&gt;&quot;&quot;; [.I197]/(1-[.J197]); &quot;&quot;)">
            <text:p/>
          </table:table-cell>
          <table:table-cell table:content-validation-name="val5" table:formula="of:=IF([.C197]&lt;&gt;&quot;&quot;; [$values.$A$2]; &quot;&quot;)">
            <text:p/>
          </table:table-cell>
          <table:table-cell table:style-name="ce37" table:formula="of:=IF([.C197]&lt;&gt;&quot;&quot;; [.O197]-[.L197]; &quot;&quot;)">
            <text:p/>
          </table:table-cell>
          <table:table-cell table:style-name="ce37" table:formula="of:=IF([.C197]&lt;&gt;&quot;&quot;; [.L197]/(1-[.M197]); &quot;&quot;)">
            <text:p/>
          </table:table-cell>
          <table:table-cell table:number-columns-repeated="1009"/>
        </table:table-row>
        <table:table-row table:style-name="ro1">
          <table:table-cell office:value-type="string" calcext:value-type="string">
            <text:p>67782d8e-f22e-4169-8913-4e45cb8598ad</text:p>
          </table:table-cell>
          <table:table-cell office:value-type="string" calcext:value-type="string">
            <text:p>bom_00197</text:p>
          </table:table-cell>
          <table:table-cell/>
          <table:table-cell table:formula="of:=IF([.C198]&lt;&gt;&quot;&quot;; SUM(INDEX(INDIRECT(&quot;'&quot; &amp; [.B198] &amp; &quot;'.$A$1:$Z$1000&quot;); 0; MATCH(&quot;count&quot;; INDIRECT(&quot;'&quot; &amp; [.B198] &amp; &quot;'.$A$1:$Z$1&quot;); 0))); &quot;&quot;)">
            <text:p/>
          </table:table-cell>
          <table:table-cell table:formula="of:=IF([.C198]&lt;&gt;&quot;&quot;; SUM(INDEX(INDIRECT(&quot;'&quot; &amp; [.B198] &amp; &quot;'.$A$1:$Z$1000&quot;); 0; MATCH(&quot;cost&quot;; INDIRECT(&quot;'&quot; &amp; [.B198] &amp; &quot;'.$A$1:$Z$1&quot;); 0))); &quot;&quot;)">
            <text:p/>
          </table:table-cell>
          <table:table-cell table:style-name="ce39" table:formula="of:=IF([.C198]&lt;&gt;&quot;&quot;; SUM(INDEX(INDIRECT(&quot;'&quot; &amp; [.B198] &amp; &quot;'.$A$1:$Z$1000&quot;); 0; MATCH(&quot;total_assembly_time_min&quot;; INDIRECT(&quot;'&quot; &amp; [.B198] &amp; &quot;'.$A$1:$Z$1&quot;); 0)))/60; &quot;&quot;)">
            <text:p/>
          </table:table-cell>
          <table:table-cell table:content-validation-name="val5" table:formula="of:=IF([.C198]&lt;&gt;&quot;&quot;; [$values.$B$2]; &quot;&quot;)">
            <text:p/>
          </table:table-cell>
          <table:table-cell table:style-name="ce37" table:formula="of:=IF([.C198]&lt;&gt;&quot;&quot;; [.F198]*[.G198]; &quot;&quot;)">
            <text:p/>
          </table:table-cell>
          <table:table-cell table:style-name="ce37" table:formula="of:=IF([.C198]&lt;&gt;&quot;&quot;; [.H198]+[.E198]; &quot;&quot;)">
            <text:p/>
          </table:table-cell>
          <table:table-cell/>
          <table:table-cell table:formula="of:=IF([.C198]&lt;&gt;&quot;&quot;; [.L198]-[.I198]; &quot;&quot;)">
            <text:p/>
          </table:table-cell>
          <table:table-cell table:style-name="ce37" table:formula="of:=IF([.C198]&lt;&gt;&quot;&quot;; [.I198]/(1-[.J198]); &quot;&quot;)">
            <text:p/>
          </table:table-cell>
          <table:table-cell table:content-validation-name="val5" table:formula="of:=IF([.C198]&lt;&gt;&quot;&quot;; [$values.$A$2]; &quot;&quot;)">
            <text:p/>
          </table:table-cell>
          <table:table-cell table:style-name="ce37" table:formula="of:=IF([.C198]&lt;&gt;&quot;&quot;; [.O198]-[.L198]; &quot;&quot;)">
            <text:p/>
          </table:table-cell>
          <table:table-cell table:style-name="ce37" table:formula="of:=IF([.C198]&lt;&gt;&quot;&quot;; [.L198]/(1-[.M198]); &quot;&quot;)">
            <text:p/>
          </table:table-cell>
          <table:table-cell table:number-columns-repeated="1009"/>
        </table:table-row>
        <table:table-row table:style-name="ro1">
          <table:table-cell office:value-type="string" calcext:value-type="string">
            <text:p>0a88dd31-86f0-441f-9969-45cbc8eea579</text:p>
          </table:table-cell>
          <table:table-cell office:value-type="string" calcext:value-type="string">
            <text:p>bom_00198</text:p>
          </table:table-cell>
          <table:table-cell/>
          <table:table-cell table:formula="of:=IF([.C199]&lt;&gt;&quot;&quot;; SUM(INDEX(INDIRECT(&quot;'&quot; &amp; [.B199] &amp; &quot;'.$A$1:$Z$1000&quot;); 0; MATCH(&quot;count&quot;; INDIRECT(&quot;'&quot; &amp; [.B199] &amp; &quot;'.$A$1:$Z$1&quot;); 0))); &quot;&quot;)">
            <text:p/>
          </table:table-cell>
          <table:table-cell table:formula="of:=IF([.C199]&lt;&gt;&quot;&quot;; SUM(INDEX(INDIRECT(&quot;'&quot; &amp; [.B199] &amp; &quot;'.$A$1:$Z$1000&quot;); 0; MATCH(&quot;cost&quot;; INDIRECT(&quot;'&quot; &amp; [.B199] &amp; &quot;'.$A$1:$Z$1&quot;); 0))); &quot;&quot;)">
            <text:p/>
          </table:table-cell>
          <table:table-cell table:style-name="ce39" table:formula="of:=IF([.C199]&lt;&gt;&quot;&quot;; SUM(INDEX(INDIRECT(&quot;'&quot; &amp; [.B199] &amp; &quot;'.$A$1:$Z$1000&quot;); 0; MATCH(&quot;total_assembly_time_min&quot;; INDIRECT(&quot;'&quot; &amp; [.B199] &amp; &quot;'.$A$1:$Z$1&quot;); 0)))/60; &quot;&quot;)">
            <text:p/>
          </table:table-cell>
          <table:table-cell table:content-validation-name="val5" table:formula="of:=IF([.C199]&lt;&gt;&quot;&quot;; [$values.$B$2]; &quot;&quot;)">
            <text:p/>
          </table:table-cell>
          <table:table-cell table:style-name="ce37" table:formula="of:=IF([.C199]&lt;&gt;&quot;&quot;; [.F199]*[.G199]; &quot;&quot;)">
            <text:p/>
          </table:table-cell>
          <table:table-cell table:style-name="ce37" table:formula="of:=IF([.C199]&lt;&gt;&quot;&quot;; [.H199]+[.E199]; &quot;&quot;)">
            <text:p/>
          </table:table-cell>
          <table:table-cell/>
          <table:table-cell table:formula="of:=IF([.C199]&lt;&gt;&quot;&quot;; [.L199]-[.I199]; &quot;&quot;)">
            <text:p/>
          </table:table-cell>
          <table:table-cell table:style-name="ce37" table:formula="of:=IF([.C199]&lt;&gt;&quot;&quot;; [.I199]/(1-[.J199]); &quot;&quot;)">
            <text:p/>
          </table:table-cell>
          <table:table-cell table:content-validation-name="val5" table:formula="of:=IF([.C199]&lt;&gt;&quot;&quot;; [$values.$A$2]; &quot;&quot;)">
            <text:p/>
          </table:table-cell>
          <table:table-cell table:style-name="ce37" table:formula="of:=IF([.C199]&lt;&gt;&quot;&quot;; [.O199]-[.L199]; &quot;&quot;)">
            <text:p/>
          </table:table-cell>
          <table:table-cell table:style-name="ce37" table:formula="of:=IF([.C199]&lt;&gt;&quot;&quot;; [.L199]/(1-[.M199]); &quot;&quot;)">
            <text:p/>
          </table:table-cell>
          <table:table-cell table:number-columns-repeated="1009"/>
        </table:table-row>
        <table:table-row table:style-name="ro1">
          <table:table-cell office:value-type="string" calcext:value-type="string">
            <text:p>e90d78e1-fbad-4fc5-8731-ee07dad066b6</text:p>
          </table:table-cell>
          <table:table-cell office:value-type="string" calcext:value-type="string">
            <text:p>bom_00199</text:p>
          </table:table-cell>
          <table:table-cell/>
          <table:table-cell table:formula="of:=IF([.C200]&lt;&gt;&quot;&quot;; SUM(INDEX(INDIRECT(&quot;'&quot; &amp; [.B200] &amp; &quot;'.$A$1:$Z$1000&quot;); 0; MATCH(&quot;count&quot;; INDIRECT(&quot;'&quot; &amp; [.B200] &amp; &quot;'.$A$1:$Z$1&quot;); 0))); &quot;&quot;)">
            <text:p/>
          </table:table-cell>
          <table:table-cell table:formula="of:=IF([.C200]&lt;&gt;&quot;&quot;; SUM(INDEX(INDIRECT(&quot;'&quot; &amp; [.B200] &amp; &quot;'.$A$1:$Z$1000&quot;); 0; MATCH(&quot;cost&quot;; INDIRECT(&quot;'&quot; &amp; [.B200] &amp; &quot;'.$A$1:$Z$1&quot;); 0))); &quot;&quot;)">
            <text:p/>
          </table:table-cell>
          <table:table-cell table:style-name="ce39" table:formula="of:=IF([.C200]&lt;&gt;&quot;&quot;; SUM(INDEX(INDIRECT(&quot;'&quot; &amp; [.B200] &amp; &quot;'.$A$1:$Z$1000&quot;); 0; MATCH(&quot;total_assembly_time_min&quot;; INDIRECT(&quot;'&quot; &amp; [.B200] &amp; &quot;'.$A$1:$Z$1&quot;); 0)))/60; &quot;&quot;)">
            <text:p/>
          </table:table-cell>
          <table:table-cell table:content-validation-name="val5" table:formula="of:=IF([.C200]&lt;&gt;&quot;&quot;; [$values.$B$2]; &quot;&quot;)">
            <text:p/>
          </table:table-cell>
          <table:table-cell table:style-name="ce37" table:formula="of:=IF([.C200]&lt;&gt;&quot;&quot;; [.F200]*[.G200]; &quot;&quot;)">
            <text:p/>
          </table:table-cell>
          <table:table-cell table:style-name="ce37" table:formula="of:=IF([.C200]&lt;&gt;&quot;&quot;; [.H200]+[.E200]; &quot;&quot;)">
            <text:p/>
          </table:table-cell>
          <table:table-cell/>
          <table:table-cell table:formula="of:=IF([.C200]&lt;&gt;&quot;&quot;; [.L200]-[.I200]; &quot;&quot;)">
            <text:p/>
          </table:table-cell>
          <table:table-cell table:style-name="ce37" table:formula="of:=IF([.C200]&lt;&gt;&quot;&quot;; [.I200]/(1-[.J200]); &quot;&quot;)">
            <text:p/>
          </table:table-cell>
          <table:table-cell table:content-validation-name="val5" table:formula="of:=IF([.C200]&lt;&gt;&quot;&quot;; [$values.$A$2]; &quot;&quot;)">
            <text:p/>
          </table:table-cell>
          <table:table-cell table:style-name="ce37" table:formula="of:=IF([.C200]&lt;&gt;&quot;&quot;; [.O200]-[.L200]; &quot;&quot;)">
            <text:p/>
          </table:table-cell>
          <table:table-cell table:style-name="ce37" table:formula="of:=IF([.C200]&lt;&gt;&quot;&quot;; [.L200]/(1-[.M200]); &quot;&quot;)">
            <text:p/>
          </table:table-cell>
          <table:table-cell table:number-columns-repeated="1009"/>
        </table:table-row>
        <table:table-row table:style-name="ro1">
          <table:table-cell office:value-type="string" calcext:value-type="string">
            <text:p>0d13aae2-f323-46c3-97f2-8f6b2ef44817</text:p>
          </table:table-cell>
          <table:table-cell office:value-type="string" calcext:value-type="string">
            <text:p>bom_00200</text:p>
          </table:table-cell>
          <table:table-cell/>
          <table:table-cell table:formula="of:=IF([.C201]&lt;&gt;&quot;&quot;; SUM(INDEX(INDIRECT(&quot;'&quot; &amp; [.B201] &amp; &quot;'.$A$1:$Z$1000&quot;); 0; MATCH(&quot;count&quot;; INDIRECT(&quot;'&quot; &amp; [.B201] &amp; &quot;'.$A$1:$Z$1&quot;); 0))); &quot;&quot;)">
            <text:p/>
          </table:table-cell>
          <table:table-cell table:formula="of:=IF([.C201]&lt;&gt;&quot;&quot;; SUM(INDEX(INDIRECT(&quot;'&quot; &amp; [.B201] &amp; &quot;'.$A$1:$Z$1000&quot;); 0; MATCH(&quot;cost&quot;; INDIRECT(&quot;'&quot; &amp; [.B201] &amp; &quot;'.$A$1:$Z$1&quot;); 0))); &quot;&quot;)">
            <text:p/>
          </table:table-cell>
          <table:table-cell table:style-name="ce39" table:formula="of:=IF([.C201]&lt;&gt;&quot;&quot;; SUM(INDEX(INDIRECT(&quot;'&quot; &amp; [.B201] &amp; &quot;'.$A$1:$Z$1000&quot;); 0; MATCH(&quot;total_assembly_time_min&quot;; INDIRECT(&quot;'&quot; &amp; [.B201] &amp; &quot;'.$A$1:$Z$1&quot;); 0)))/60; &quot;&quot;)">
            <text:p/>
          </table:table-cell>
          <table:table-cell table:content-validation-name="val5" table:formula="of:=IF([.C201]&lt;&gt;&quot;&quot;; [$values.$B$2]; &quot;&quot;)">
            <text:p/>
          </table:table-cell>
          <table:table-cell table:style-name="ce37" table:formula="of:=IF([.C201]&lt;&gt;&quot;&quot;; [.F201]*[.G201]; &quot;&quot;)">
            <text:p/>
          </table:table-cell>
          <table:table-cell table:style-name="ce37" table:formula="of:=IF([.C201]&lt;&gt;&quot;&quot;; [.H201]+[.E201]; &quot;&quot;)">
            <text:p/>
          </table:table-cell>
          <table:table-cell/>
          <table:table-cell table:formula="of:=IF([.C201]&lt;&gt;&quot;&quot;; [.L201]-[.I201]; &quot;&quot;)">
            <text:p/>
          </table:table-cell>
          <table:table-cell table:style-name="ce37" table:formula="of:=IF([.C201]&lt;&gt;&quot;&quot;; [.I201]/(1-[.J201]); &quot;&quot;)">
            <text:p/>
          </table:table-cell>
          <table:table-cell table:content-validation-name="val5" table:formula="of:=IF([.C201]&lt;&gt;&quot;&quot;; [$values.$A$2]; &quot;&quot;)">
            <text:p/>
          </table:table-cell>
          <table:table-cell table:style-name="ce37" table:formula="of:=IF([.C201]&lt;&gt;&quot;&quot;; [.O201]-[.L201]; &quot;&quot;)">
            <text:p/>
          </table:table-cell>
          <table:table-cell table:style-name="ce37" table:formula="of:=IF([.C201]&lt;&gt;&quot;&quot;; [.L201]/(1-[.M201]); &quot;&quot;)">
            <text:p/>
          </table:table-cell>
          <table:table-cell table:number-columns-repeated="1009"/>
        </table:table-row>
        <table:table-row table:style-name="ro1">
          <table:table-cell office:value-type="string" calcext:value-type="string">
            <text:p>3b55da56-1eb6-49e7-8556-7aa6aab7a759</text:p>
          </table:table-cell>
          <table:table-cell office:value-type="string" calcext:value-type="string">
            <text:p>bom_00201</text:p>
          </table:table-cell>
          <table:table-cell/>
          <table:table-cell table:formula="of:=IF([.C202]&lt;&gt;&quot;&quot;; SUM(INDEX(INDIRECT(&quot;'&quot; &amp; [.B202] &amp; &quot;'.$A$1:$Z$1000&quot;); 0; MATCH(&quot;count&quot;; INDIRECT(&quot;'&quot; &amp; [.B202] &amp; &quot;'.$A$1:$Z$1&quot;); 0))); &quot;&quot;)">
            <text:p/>
          </table:table-cell>
          <table:table-cell table:formula="of:=IF([.C202]&lt;&gt;&quot;&quot;; SUM(INDEX(INDIRECT(&quot;'&quot; &amp; [.B202] &amp; &quot;'.$A$1:$Z$1000&quot;); 0; MATCH(&quot;cost&quot;; INDIRECT(&quot;'&quot; &amp; [.B202] &amp; &quot;'.$A$1:$Z$1&quot;); 0))); &quot;&quot;)">
            <text:p/>
          </table:table-cell>
          <table:table-cell table:style-name="ce39" table:formula="of:=IF([.C202]&lt;&gt;&quot;&quot;; SUM(INDEX(INDIRECT(&quot;'&quot; &amp; [.B202] &amp; &quot;'.$A$1:$Z$1000&quot;); 0; MATCH(&quot;total_assembly_time_min&quot;; INDIRECT(&quot;'&quot; &amp; [.B202] &amp; &quot;'.$A$1:$Z$1&quot;); 0)))/60; &quot;&quot;)">
            <text:p/>
          </table:table-cell>
          <table:table-cell table:content-validation-name="val5" table:formula="of:=IF([.C202]&lt;&gt;&quot;&quot;; [$values.$B$2]; &quot;&quot;)">
            <text:p/>
          </table:table-cell>
          <table:table-cell table:style-name="ce37" table:formula="of:=IF([.C202]&lt;&gt;&quot;&quot;; [.F202]*[.G202]; &quot;&quot;)">
            <text:p/>
          </table:table-cell>
          <table:table-cell table:style-name="ce37" table:formula="of:=IF([.C202]&lt;&gt;&quot;&quot;; [.H202]+[.E202]; &quot;&quot;)">
            <text:p/>
          </table:table-cell>
          <table:table-cell/>
          <table:table-cell table:formula="of:=IF([.C202]&lt;&gt;&quot;&quot;; [.L202]-[.I202]; &quot;&quot;)">
            <text:p/>
          </table:table-cell>
          <table:table-cell table:style-name="ce37" table:formula="of:=IF([.C202]&lt;&gt;&quot;&quot;; [.I202]/(1-[.J202]); &quot;&quot;)">
            <text:p/>
          </table:table-cell>
          <table:table-cell table:content-validation-name="val5" table:formula="of:=IF([.C202]&lt;&gt;&quot;&quot;; [$values.$A$2]; &quot;&quot;)">
            <text:p/>
          </table:table-cell>
          <table:table-cell table:style-name="ce37" table:formula="of:=IF([.C202]&lt;&gt;&quot;&quot;; [.O202]-[.L202]; &quot;&quot;)">
            <text:p/>
          </table:table-cell>
          <table:table-cell table:style-name="ce37" table:formula="of:=IF([.C202]&lt;&gt;&quot;&quot;; [.L202]/(1-[.M202]); &quot;&quot;)">
            <text:p/>
          </table:table-cell>
          <table:table-cell table:number-columns-repeated="1009"/>
        </table:table-row>
        <table:table-row table:style-name="ro1">
          <table:table-cell office:value-type="string" calcext:value-type="string">
            <text:p>5801250a-f2a2-4c06-9675-0586b95e7651</text:p>
          </table:table-cell>
          <table:table-cell office:value-type="string" calcext:value-type="string">
            <text:p>bom_00202</text:p>
          </table:table-cell>
          <table:table-cell/>
          <table:table-cell table:formula="of:=IF([.C203]&lt;&gt;&quot;&quot;; SUM(INDEX(INDIRECT(&quot;'&quot; &amp; [.B203] &amp; &quot;'.$A$1:$Z$1000&quot;); 0; MATCH(&quot;count&quot;; INDIRECT(&quot;'&quot; &amp; [.B203] &amp; &quot;'.$A$1:$Z$1&quot;); 0))); &quot;&quot;)">
            <text:p/>
          </table:table-cell>
          <table:table-cell table:formula="of:=IF([.C203]&lt;&gt;&quot;&quot;; SUM(INDEX(INDIRECT(&quot;'&quot; &amp; [.B203] &amp; &quot;'.$A$1:$Z$1000&quot;); 0; MATCH(&quot;cost&quot;; INDIRECT(&quot;'&quot; &amp; [.B203] &amp; &quot;'.$A$1:$Z$1&quot;); 0))); &quot;&quot;)">
            <text:p/>
          </table:table-cell>
          <table:table-cell table:style-name="ce39" table:formula="of:=IF([.C203]&lt;&gt;&quot;&quot;; SUM(INDEX(INDIRECT(&quot;'&quot; &amp; [.B203] &amp; &quot;'.$A$1:$Z$1000&quot;); 0; MATCH(&quot;total_assembly_time_min&quot;; INDIRECT(&quot;'&quot; &amp; [.B203] &amp; &quot;'.$A$1:$Z$1&quot;); 0)))/60; &quot;&quot;)">
            <text:p/>
          </table:table-cell>
          <table:table-cell table:content-validation-name="val5" table:formula="of:=IF([.C203]&lt;&gt;&quot;&quot;; [$values.$B$2]; &quot;&quot;)">
            <text:p/>
          </table:table-cell>
          <table:table-cell table:style-name="ce37" table:formula="of:=IF([.C203]&lt;&gt;&quot;&quot;; [.F203]*[.G203]; &quot;&quot;)">
            <text:p/>
          </table:table-cell>
          <table:table-cell table:style-name="ce37" table:formula="of:=IF([.C203]&lt;&gt;&quot;&quot;; [.H203]+[.E203]; &quot;&quot;)">
            <text:p/>
          </table:table-cell>
          <table:table-cell/>
          <table:table-cell table:formula="of:=IF([.C203]&lt;&gt;&quot;&quot;; [.L203]-[.I203]; &quot;&quot;)">
            <text:p/>
          </table:table-cell>
          <table:table-cell table:style-name="ce37" table:formula="of:=IF([.C203]&lt;&gt;&quot;&quot;; [.I203]/(1-[.J203]); &quot;&quot;)">
            <text:p/>
          </table:table-cell>
          <table:table-cell table:content-validation-name="val5" table:formula="of:=IF([.C203]&lt;&gt;&quot;&quot;; [$values.$A$2]; &quot;&quot;)">
            <text:p/>
          </table:table-cell>
          <table:table-cell table:style-name="ce37" table:formula="of:=IF([.C203]&lt;&gt;&quot;&quot;; [.O203]-[.L203]; &quot;&quot;)">
            <text:p/>
          </table:table-cell>
          <table:table-cell table:style-name="ce37" table:formula="of:=IF([.C203]&lt;&gt;&quot;&quot;; [.L203]/(1-[.M203]); &quot;&quot;)">
            <text:p/>
          </table:table-cell>
          <table:table-cell table:number-columns-repeated="1009"/>
        </table:table-row>
        <table:table-row table:style-name="ro1">
          <table:table-cell office:value-type="string" calcext:value-type="string">
            <text:p>990fd765-d09e-4da6-ba97-f9f2ac38af37</text:p>
          </table:table-cell>
          <table:table-cell office:value-type="string" calcext:value-type="string">
            <text:p>bom_00203</text:p>
          </table:table-cell>
          <table:table-cell/>
          <table:table-cell table:formula="of:=IF([.C204]&lt;&gt;&quot;&quot;; SUM(INDEX(INDIRECT(&quot;'&quot; &amp; [.B204] &amp; &quot;'.$A$1:$Z$1000&quot;); 0; MATCH(&quot;count&quot;; INDIRECT(&quot;'&quot; &amp; [.B204] &amp; &quot;'.$A$1:$Z$1&quot;); 0))); &quot;&quot;)">
            <text:p/>
          </table:table-cell>
          <table:table-cell table:formula="of:=IF([.C204]&lt;&gt;&quot;&quot;; SUM(INDEX(INDIRECT(&quot;'&quot; &amp; [.B204] &amp; &quot;'.$A$1:$Z$1000&quot;); 0; MATCH(&quot;cost&quot;; INDIRECT(&quot;'&quot; &amp; [.B204] &amp; &quot;'.$A$1:$Z$1&quot;); 0))); &quot;&quot;)">
            <text:p/>
          </table:table-cell>
          <table:table-cell table:style-name="ce39" table:formula="of:=IF([.C204]&lt;&gt;&quot;&quot;; SUM(INDEX(INDIRECT(&quot;'&quot; &amp; [.B204] &amp; &quot;'.$A$1:$Z$1000&quot;); 0; MATCH(&quot;total_assembly_time_min&quot;; INDIRECT(&quot;'&quot; &amp; [.B204] &amp; &quot;'.$A$1:$Z$1&quot;); 0)))/60; &quot;&quot;)">
            <text:p/>
          </table:table-cell>
          <table:table-cell table:content-validation-name="val5" table:formula="of:=IF([.C204]&lt;&gt;&quot;&quot;; [$values.$B$2]; &quot;&quot;)">
            <text:p/>
          </table:table-cell>
          <table:table-cell table:style-name="ce37" table:formula="of:=IF([.C204]&lt;&gt;&quot;&quot;; [.F204]*[.G204]; &quot;&quot;)">
            <text:p/>
          </table:table-cell>
          <table:table-cell table:style-name="ce37" table:formula="of:=IF([.C204]&lt;&gt;&quot;&quot;; [.H204]+[.E204]; &quot;&quot;)">
            <text:p/>
          </table:table-cell>
          <table:table-cell/>
          <table:table-cell table:formula="of:=IF([.C204]&lt;&gt;&quot;&quot;; [.L204]-[.I204]; &quot;&quot;)">
            <text:p/>
          </table:table-cell>
          <table:table-cell table:style-name="ce37" table:formula="of:=IF([.C204]&lt;&gt;&quot;&quot;; [.I204]/(1-[.J204]); &quot;&quot;)">
            <text:p/>
          </table:table-cell>
          <table:table-cell table:content-validation-name="val5" table:formula="of:=IF([.C204]&lt;&gt;&quot;&quot;; [$values.$A$2]; &quot;&quot;)">
            <text:p/>
          </table:table-cell>
          <table:table-cell table:style-name="ce37" table:formula="of:=IF([.C204]&lt;&gt;&quot;&quot;; [.O204]-[.L204]; &quot;&quot;)">
            <text:p/>
          </table:table-cell>
          <table:table-cell table:style-name="ce37" table:formula="of:=IF([.C204]&lt;&gt;&quot;&quot;; [.L204]/(1-[.M204]); &quot;&quot;)">
            <text:p/>
          </table:table-cell>
          <table:table-cell table:number-columns-repeated="1009"/>
        </table:table-row>
        <table:table-row table:style-name="ro1">
          <table:table-cell office:value-type="string" calcext:value-type="string">
            <text:p>82c298a9-08cb-4009-8ce4-be79f2d82eb2</text:p>
          </table:table-cell>
          <table:table-cell office:value-type="string" calcext:value-type="string">
            <text:p>bom_00204</text:p>
          </table:table-cell>
          <table:table-cell/>
          <table:table-cell table:formula="of:=IF([.C205]&lt;&gt;&quot;&quot;; SUM(INDEX(INDIRECT(&quot;'&quot; &amp; [.B205] &amp; &quot;'.$A$1:$Z$1000&quot;); 0; MATCH(&quot;count&quot;; INDIRECT(&quot;'&quot; &amp; [.B205] &amp; &quot;'.$A$1:$Z$1&quot;); 0))); &quot;&quot;)">
            <text:p/>
          </table:table-cell>
          <table:table-cell table:formula="of:=IF([.C205]&lt;&gt;&quot;&quot;; SUM(INDEX(INDIRECT(&quot;'&quot; &amp; [.B205] &amp; &quot;'.$A$1:$Z$1000&quot;); 0; MATCH(&quot;cost&quot;; INDIRECT(&quot;'&quot; &amp; [.B205] &amp; &quot;'.$A$1:$Z$1&quot;); 0))); &quot;&quot;)">
            <text:p/>
          </table:table-cell>
          <table:table-cell table:style-name="ce39" table:formula="of:=IF([.C205]&lt;&gt;&quot;&quot;; SUM(INDEX(INDIRECT(&quot;'&quot; &amp; [.B205] &amp; &quot;'.$A$1:$Z$1000&quot;); 0; MATCH(&quot;total_assembly_time_min&quot;; INDIRECT(&quot;'&quot; &amp; [.B205] &amp; &quot;'.$A$1:$Z$1&quot;); 0)))/60; &quot;&quot;)">
            <text:p/>
          </table:table-cell>
          <table:table-cell table:content-validation-name="val5" table:formula="of:=IF([.C205]&lt;&gt;&quot;&quot;; [$values.$B$2]; &quot;&quot;)">
            <text:p/>
          </table:table-cell>
          <table:table-cell table:style-name="ce37" table:formula="of:=IF([.C205]&lt;&gt;&quot;&quot;; [.F205]*[.G205]; &quot;&quot;)">
            <text:p/>
          </table:table-cell>
          <table:table-cell table:style-name="ce37" table:formula="of:=IF([.C205]&lt;&gt;&quot;&quot;; [.H205]+[.E205]; &quot;&quot;)">
            <text:p/>
          </table:table-cell>
          <table:table-cell/>
          <table:table-cell table:formula="of:=IF([.C205]&lt;&gt;&quot;&quot;; [.L205]-[.I205]; &quot;&quot;)">
            <text:p/>
          </table:table-cell>
          <table:table-cell table:style-name="ce37" table:formula="of:=IF([.C205]&lt;&gt;&quot;&quot;; [.I205]/(1-[.J205]); &quot;&quot;)">
            <text:p/>
          </table:table-cell>
          <table:table-cell table:content-validation-name="val5" table:formula="of:=IF([.C205]&lt;&gt;&quot;&quot;; [$values.$A$2]; &quot;&quot;)">
            <text:p/>
          </table:table-cell>
          <table:table-cell table:style-name="ce37" table:formula="of:=IF([.C205]&lt;&gt;&quot;&quot;; [.O205]-[.L205]; &quot;&quot;)">
            <text:p/>
          </table:table-cell>
          <table:table-cell table:style-name="ce37" table:formula="of:=IF([.C205]&lt;&gt;&quot;&quot;; [.L205]/(1-[.M205]); &quot;&quot;)">
            <text:p/>
          </table:table-cell>
          <table:table-cell table:number-columns-repeated="1009"/>
        </table:table-row>
        <table:table-row table:style-name="ro1">
          <table:table-cell office:value-type="string" calcext:value-type="string">
            <text:p>11d1c343-da02-4959-8fa6-5c2250a4f674</text:p>
          </table:table-cell>
          <table:table-cell office:value-type="string" calcext:value-type="string">
            <text:p>bom_00205</text:p>
          </table:table-cell>
          <table:table-cell/>
          <table:table-cell table:formula="of:=IF([.C206]&lt;&gt;&quot;&quot;; SUM(INDEX(INDIRECT(&quot;'&quot; &amp; [.B206] &amp; &quot;'.$A$1:$Z$1000&quot;); 0; MATCH(&quot;count&quot;; INDIRECT(&quot;'&quot; &amp; [.B206] &amp; &quot;'.$A$1:$Z$1&quot;); 0))); &quot;&quot;)">
            <text:p/>
          </table:table-cell>
          <table:table-cell table:formula="of:=IF([.C206]&lt;&gt;&quot;&quot;; SUM(INDEX(INDIRECT(&quot;'&quot; &amp; [.B206] &amp; &quot;'.$A$1:$Z$1000&quot;); 0; MATCH(&quot;cost&quot;; INDIRECT(&quot;'&quot; &amp; [.B206] &amp; &quot;'.$A$1:$Z$1&quot;); 0))); &quot;&quot;)">
            <text:p/>
          </table:table-cell>
          <table:table-cell table:style-name="ce39" table:formula="of:=IF([.C206]&lt;&gt;&quot;&quot;; SUM(INDEX(INDIRECT(&quot;'&quot; &amp; [.B206] &amp; &quot;'.$A$1:$Z$1000&quot;); 0; MATCH(&quot;total_assembly_time_min&quot;; INDIRECT(&quot;'&quot; &amp; [.B206] &amp; &quot;'.$A$1:$Z$1&quot;); 0)))/60; &quot;&quot;)">
            <text:p/>
          </table:table-cell>
          <table:table-cell table:content-validation-name="val5" table:formula="of:=IF([.C206]&lt;&gt;&quot;&quot;; [$values.$B$2]; &quot;&quot;)">
            <text:p/>
          </table:table-cell>
          <table:table-cell table:style-name="ce37" table:formula="of:=IF([.C206]&lt;&gt;&quot;&quot;; [.F206]*[.G206]; &quot;&quot;)">
            <text:p/>
          </table:table-cell>
          <table:table-cell table:style-name="ce37" table:formula="of:=IF([.C206]&lt;&gt;&quot;&quot;; [.H206]+[.E206]; &quot;&quot;)">
            <text:p/>
          </table:table-cell>
          <table:table-cell/>
          <table:table-cell table:formula="of:=IF([.C206]&lt;&gt;&quot;&quot;; [.L206]-[.I206]; &quot;&quot;)">
            <text:p/>
          </table:table-cell>
          <table:table-cell table:style-name="ce37" table:formula="of:=IF([.C206]&lt;&gt;&quot;&quot;; [.I206]/(1-[.J206]); &quot;&quot;)">
            <text:p/>
          </table:table-cell>
          <table:table-cell table:content-validation-name="val5" table:formula="of:=IF([.C206]&lt;&gt;&quot;&quot;; [$values.$A$2]; &quot;&quot;)">
            <text:p/>
          </table:table-cell>
          <table:table-cell table:style-name="ce37" table:formula="of:=IF([.C206]&lt;&gt;&quot;&quot;; [.O206]-[.L206]; &quot;&quot;)">
            <text:p/>
          </table:table-cell>
          <table:table-cell table:style-name="ce37" table:formula="of:=IF([.C206]&lt;&gt;&quot;&quot;; [.L206]/(1-[.M206]); &quot;&quot;)">
            <text:p/>
          </table:table-cell>
          <table:table-cell table:number-columns-repeated="1009"/>
        </table:table-row>
        <table:table-row table:style-name="ro1">
          <table:table-cell office:value-type="string" calcext:value-type="string">
            <text:p>4ea831a1-8a7d-4129-9408-ef3bacad13b2</text:p>
          </table:table-cell>
          <table:table-cell office:value-type="string" calcext:value-type="string">
            <text:p>bom_00206</text:p>
          </table:table-cell>
          <table:table-cell/>
          <table:table-cell table:formula="of:=IF([.C207]&lt;&gt;&quot;&quot;; SUM(INDEX(INDIRECT(&quot;'&quot; &amp; [.B207] &amp; &quot;'.$A$1:$Z$1000&quot;); 0; MATCH(&quot;count&quot;; INDIRECT(&quot;'&quot; &amp; [.B207] &amp; &quot;'.$A$1:$Z$1&quot;); 0))); &quot;&quot;)">
            <text:p/>
          </table:table-cell>
          <table:table-cell table:formula="of:=IF([.C207]&lt;&gt;&quot;&quot;; SUM(INDEX(INDIRECT(&quot;'&quot; &amp; [.B207] &amp; &quot;'.$A$1:$Z$1000&quot;); 0; MATCH(&quot;cost&quot;; INDIRECT(&quot;'&quot; &amp; [.B207] &amp; &quot;'.$A$1:$Z$1&quot;); 0))); &quot;&quot;)">
            <text:p/>
          </table:table-cell>
          <table:table-cell table:style-name="ce39" table:formula="of:=IF([.C207]&lt;&gt;&quot;&quot;; SUM(INDEX(INDIRECT(&quot;'&quot; &amp; [.B207] &amp; &quot;'.$A$1:$Z$1000&quot;); 0; MATCH(&quot;total_assembly_time_min&quot;; INDIRECT(&quot;'&quot; &amp; [.B207] &amp; &quot;'.$A$1:$Z$1&quot;); 0)))/60; &quot;&quot;)">
            <text:p/>
          </table:table-cell>
          <table:table-cell table:content-validation-name="val5" table:formula="of:=IF([.C207]&lt;&gt;&quot;&quot;; [$values.$B$2]; &quot;&quot;)">
            <text:p/>
          </table:table-cell>
          <table:table-cell table:style-name="ce37" table:formula="of:=IF([.C207]&lt;&gt;&quot;&quot;; [.F207]*[.G207]; &quot;&quot;)">
            <text:p/>
          </table:table-cell>
          <table:table-cell table:style-name="ce37" table:formula="of:=IF([.C207]&lt;&gt;&quot;&quot;; [.H207]+[.E207]; &quot;&quot;)">
            <text:p/>
          </table:table-cell>
          <table:table-cell/>
          <table:table-cell table:formula="of:=IF([.C207]&lt;&gt;&quot;&quot;; [.L207]-[.I207]; &quot;&quot;)">
            <text:p/>
          </table:table-cell>
          <table:table-cell table:style-name="ce37" table:formula="of:=IF([.C207]&lt;&gt;&quot;&quot;; [.I207]/(1-[.J207]); &quot;&quot;)">
            <text:p/>
          </table:table-cell>
          <table:table-cell table:content-validation-name="val5" table:formula="of:=IF([.C207]&lt;&gt;&quot;&quot;; [$values.$A$2]; &quot;&quot;)">
            <text:p/>
          </table:table-cell>
          <table:table-cell table:style-name="ce37" table:formula="of:=IF([.C207]&lt;&gt;&quot;&quot;; [.O207]-[.L207]; &quot;&quot;)">
            <text:p/>
          </table:table-cell>
          <table:table-cell table:style-name="ce37" table:formula="of:=IF([.C207]&lt;&gt;&quot;&quot;; [.L207]/(1-[.M207]); &quot;&quot;)">
            <text:p/>
          </table:table-cell>
          <table:table-cell table:number-columns-repeated="1009"/>
        </table:table-row>
        <table:table-row table:style-name="ro1">
          <table:table-cell office:value-type="string" calcext:value-type="string">
            <text:p>e4e80da3-8ea5-4b48-a653-10325376d2e5</text:p>
          </table:table-cell>
          <table:table-cell office:value-type="string" calcext:value-type="string">
            <text:p>bom_00207</text:p>
          </table:table-cell>
          <table:table-cell/>
          <table:table-cell table:formula="of:=IF([.C208]&lt;&gt;&quot;&quot;; SUM(INDEX(INDIRECT(&quot;'&quot; &amp; [.B208] &amp; &quot;'.$A$1:$Z$1000&quot;); 0; MATCH(&quot;count&quot;; INDIRECT(&quot;'&quot; &amp; [.B208] &amp; &quot;'.$A$1:$Z$1&quot;); 0))); &quot;&quot;)">
            <text:p/>
          </table:table-cell>
          <table:table-cell table:formula="of:=IF([.C208]&lt;&gt;&quot;&quot;; SUM(INDEX(INDIRECT(&quot;'&quot; &amp; [.B208] &amp; &quot;'.$A$1:$Z$1000&quot;); 0; MATCH(&quot;cost&quot;; INDIRECT(&quot;'&quot; &amp; [.B208] &amp; &quot;'.$A$1:$Z$1&quot;); 0))); &quot;&quot;)">
            <text:p/>
          </table:table-cell>
          <table:table-cell table:style-name="ce39" table:formula="of:=IF([.C208]&lt;&gt;&quot;&quot;; SUM(INDEX(INDIRECT(&quot;'&quot; &amp; [.B208] &amp; &quot;'.$A$1:$Z$1000&quot;); 0; MATCH(&quot;total_assembly_time_min&quot;; INDIRECT(&quot;'&quot; &amp; [.B208] &amp; &quot;'.$A$1:$Z$1&quot;); 0)))/60; &quot;&quot;)">
            <text:p/>
          </table:table-cell>
          <table:table-cell table:content-validation-name="val5" table:formula="of:=IF([.C208]&lt;&gt;&quot;&quot;; [$values.$B$2]; &quot;&quot;)">
            <text:p/>
          </table:table-cell>
          <table:table-cell table:style-name="ce37" table:formula="of:=IF([.C208]&lt;&gt;&quot;&quot;; [.F208]*[.G208]; &quot;&quot;)">
            <text:p/>
          </table:table-cell>
          <table:table-cell table:style-name="ce37" table:formula="of:=IF([.C208]&lt;&gt;&quot;&quot;; [.H208]+[.E208]; &quot;&quot;)">
            <text:p/>
          </table:table-cell>
          <table:table-cell/>
          <table:table-cell table:formula="of:=IF([.C208]&lt;&gt;&quot;&quot;; [.L208]-[.I208]; &quot;&quot;)">
            <text:p/>
          </table:table-cell>
          <table:table-cell table:style-name="ce37" table:formula="of:=IF([.C208]&lt;&gt;&quot;&quot;; [.I208]/(1-[.J208]); &quot;&quot;)">
            <text:p/>
          </table:table-cell>
          <table:table-cell table:content-validation-name="val5" table:formula="of:=IF([.C208]&lt;&gt;&quot;&quot;; [$values.$A$2]; &quot;&quot;)">
            <text:p/>
          </table:table-cell>
          <table:table-cell table:style-name="ce37" table:formula="of:=IF([.C208]&lt;&gt;&quot;&quot;; [.O208]-[.L208]; &quot;&quot;)">
            <text:p/>
          </table:table-cell>
          <table:table-cell table:style-name="ce37" table:formula="of:=IF([.C208]&lt;&gt;&quot;&quot;; [.L208]/(1-[.M208]); &quot;&quot;)">
            <text:p/>
          </table:table-cell>
          <table:table-cell table:number-columns-repeated="1009"/>
        </table:table-row>
        <table:table-row table:style-name="ro1">
          <table:table-cell office:value-type="string" calcext:value-type="string">
            <text:p>8f3c0990-d159-4928-b570-4d30bd88c285</text:p>
          </table:table-cell>
          <table:table-cell office:value-type="string" calcext:value-type="string">
            <text:p>bom_00208</text:p>
          </table:table-cell>
          <table:table-cell/>
          <table:table-cell table:formula="of:=IF([.C209]&lt;&gt;&quot;&quot;; SUM(INDEX(INDIRECT(&quot;'&quot; &amp; [.B209] &amp; &quot;'.$A$1:$Z$1000&quot;); 0; MATCH(&quot;count&quot;; INDIRECT(&quot;'&quot; &amp; [.B209] &amp; &quot;'.$A$1:$Z$1&quot;); 0))); &quot;&quot;)">
            <text:p/>
          </table:table-cell>
          <table:table-cell table:formula="of:=IF([.C209]&lt;&gt;&quot;&quot;; SUM(INDEX(INDIRECT(&quot;'&quot; &amp; [.B209] &amp; &quot;'.$A$1:$Z$1000&quot;); 0; MATCH(&quot;cost&quot;; INDIRECT(&quot;'&quot; &amp; [.B209] &amp; &quot;'.$A$1:$Z$1&quot;); 0))); &quot;&quot;)">
            <text:p/>
          </table:table-cell>
          <table:table-cell table:style-name="ce39" table:formula="of:=IF([.C209]&lt;&gt;&quot;&quot;; SUM(INDEX(INDIRECT(&quot;'&quot; &amp; [.B209] &amp; &quot;'.$A$1:$Z$1000&quot;); 0; MATCH(&quot;total_assembly_time_min&quot;; INDIRECT(&quot;'&quot; &amp; [.B209] &amp; &quot;'.$A$1:$Z$1&quot;); 0)))/60; &quot;&quot;)">
            <text:p/>
          </table:table-cell>
          <table:table-cell table:content-validation-name="val5" table:formula="of:=IF([.C209]&lt;&gt;&quot;&quot;; [$values.$B$2]; &quot;&quot;)">
            <text:p/>
          </table:table-cell>
          <table:table-cell table:style-name="ce37" table:formula="of:=IF([.C209]&lt;&gt;&quot;&quot;; [.F209]*[.G209]; &quot;&quot;)">
            <text:p/>
          </table:table-cell>
          <table:table-cell table:style-name="ce37" table:formula="of:=IF([.C209]&lt;&gt;&quot;&quot;; [.H209]+[.E209]; &quot;&quot;)">
            <text:p/>
          </table:table-cell>
          <table:table-cell/>
          <table:table-cell table:formula="of:=IF([.C209]&lt;&gt;&quot;&quot;; [.L209]-[.I209]; &quot;&quot;)">
            <text:p/>
          </table:table-cell>
          <table:table-cell table:style-name="ce37" table:formula="of:=IF([.C209]&lt;&gt;&quot;&quot;; [.I209]/(1-[.J209]); &quot;&quot;)">
            <text:p/>
          </table:table-cell>
          <table:table-cell table:content-validation-name="val5" table:formula="of:=IF([.C209]&lt;&gt;&quot;&quot;; [$values.$A$2]; &quot;&quot;)">
            <text:p/>
          </table:table-cell>
          <table:table-cell table:style-name="ce37" table:formula="of:=IF([.C209]&lt;&gt;&quot;&quot;; [.O209]-[.L209]; &quot;&quot;)">
            <text:p/>
          </table:table-cell>
          <table:table-cell table:style-name="ce37" table:formula="of:=IF([.C209]&lt;&gt;&quot;&quot;; [.L209]/(1-[.M209]); &quot;&quot;)">
            <text:p/>
          </table:table-cell>
          <table:table-cell table:number-columns-repeated="1009"/>
        </table:table-row>
        <table:table-row table:style-name="ro1">
          <table:table-cell office:value-type="string" calcext:value-type="string">
            <text:p>d0b587c5-74a2-4a29-9cd3-c9af841e989f</text:p>
          </table:table-cell>
          <table:table-cell office:value-type="string" calcext:value-type="string">
            <text:p>bom_00209</text:p>
          </table:table-cell>
          <table:table-cell/>
          <table:table-cell table:formula="of:=IF([.C210]&lt;&gt;&quot;&quot;; SUM(INDEX(INDIRECT(&quot;'&quot; &amp; [.B210] &amp; &quot;'.$A$1:$Z$1000&quot;); 0; MATCH(&quot;count&quot;; INDIRECT(&quot;'&quot; &amp; [.B210] &amp; &quot;'.$A$1:$Z$1&quot;); 0))); &quot;&quot;)">
            <text:p/>
          </table:table-cell>
          <table:table-cell table:formula="of:=IF([.C210]&lt;&gt;&quot;&quot;; SUM(INDEX(INDIRECT(&quot;'&quot; &amp; [.B210] &amp; &quot;'.$A$1:$Z$1000&quot;); 0; MATCH(&quot;cost&quot;; INDIRECT(&quot;'&quot; &amp; [.B210] &amp; &quot;'.$A$1:$Z$1&quot;); 0))); &quot;&quot;)">
            <text:p/>
          </table:table-cell>
          <table:table-cell table:style-name="ce39" table:formula="of:=IF([.C210]&lt;&gt;&quot;&quot;; SUM(INDEX(INDIRECT(&quot;'&quot; &amp; [.B210] &amp; &quot;'.$A$1:$Z$1000&quot;); 0; MATCH(&quot;total_assembly_time_min&quot;; INDIRECT(&quot;'&quot; &amp; [.B210] &amp; &quot;'.$A$1:$Z$1&quot;); 0)))/60; &quot;&quot;)">
            <text:p/>
          </table:table-cell>
          <table:table-cell table:content-validation-name="val5" table:formula="of:=IF([.C210]&lt;&gt;&quot;&quot;; [$values.$B$2]; &quot;&quot;)">
            <text:p/>
          </table:table-cell>
          <table:table-cell table:style-name="ce37" table:formula="of:=IF([.C210]&lt;&gt;&quot;&quot;; [.F210]*[.G210]; &quot;&quot;)">
            <text:p/>
          </table:table-cell>
          <table:table-cell table:style-name="ce37" table:formula="of:=IF([.C210]&lt;&gt;&quot;&quot;; [.H210]+[.E210]; &quot;&quot;)">
            <text:p/>
          </table:table-cell>
          <table:table-cell/>
          <table:table-cell table:formula="of:=IF([.C210]&lt;&gt;&quot;&quot;; [.L210]-[.I210]; &quot;&quot;)">
            <text:p/>
          </table:table-cell>
          <table:table-cell table:style-name="ce37" table:formula="of:=IF([.C210]&lt;&gt;&quot;&quot;; [.I210]/(1-[.J210]); &quot;&quot;)">
            <text:p/>
          </table:table-cell>
          <table:table-cell table:content-validation-name="val5" table:formula="of:=IF([.C210]&lt;&gt;&quot;&quot;; [$values.$A$2]; &quot;&quot;)">
            <text:p/>
          </table:table-cell>
          <table:table-cell table:style-name="ce37" table:formula="of:=IF([.C210]&lt;&gt;&quot;&quot;; [.O210]-[.L210]; &quot;&quot;)">
            <text:p/>
          </table:table-cell>
          <table:table-cell table:style-name="ce37" table:formula="of:=IF([.C210]&lt;&gt;&quot;&quot;; [.L210]/(1-[.M210]); &quot;&quot;)">
            <text:p/>
          </table:table-cell>
          <table:table-cell table:number-columns-repeated="1009"/>
        </table:table-row>
        <table:table-row table:style-name="ro1">
          <table:table-cell office:value-type="string" calcext:value-type="string">
            <text:p>365167eb-ab88-493b-ae6a-a204de5a2f03</text:p>
          </table:table-cell>
          <table:table-cell office:value-type="string" calcext:value-type="string">
            <text:p>bom_00210</text:p>
          </table:table-cell>
          <table:table-cell/>
          <table:table-cell table:formula="of:=IF([.C211]&lt;&gt;&quot;&quot;; SUM(INDEX(INDIRECT(&quot;'&quot; &amp; [.B211] &amp; &quot;'.$A$1:$Z$1000&quot;); 0; MATCH(&quot;count&quot;; INDIRECT(&quot;'&quot; &amp; [.B211] &amp; &quot;'.$A$1:$Z$1&quot;); 0))); &quot;&quot;)">
            <text:p/>
          </table:table-cell>
          <table:table-cell table:formula="of:=IF([.C211]&lt;&gt;&quot;&quot;; SUM(INDEX(INDIRECT(&quot;'&quot; &amp; [.B211] &amp; &quot;'.$A$1:$Z$1000&quot;); 0; MATCH(&quot;cost&quot;; INDIRECT(&quot;'&quot; &amp; [.B211] &amp; &quot;'.$A$1:$Z$1&quot;); 0))); &quot;&quot;)">
            <text:p/>
          </table:table-cell>
          <table:table-cell table:style-name="ce39" table:formula="of:=IF([.C211]&lt;&gt;&quot;&quot;; SUM(INDEX(INDIRECT(&quot;'&quot; &amp; [.B211] &amp; &quot;'.$A$1:$Z$1000&quot;); 0; MATCH(&quot;total_assembly_time_min&quot;; INDIRECT(&quot;'&quot; &amp; [.B211] &amp; &quot;'.$A$1:$Z$1&quot;); 0)))/60; &quot;&quot;)">
            <text:p/>
          </table:table-cell>
          <table:table-cell table:content-validation-name="val5" table:formula="of:=IF([.C211]&lt;&gt;&quot;&quot;; [$values.$B$2]; &quot;&quot;)">
            <text:p/>
          </table:table-cell>
          <table:table-cell table:style-name="ce37" table:formula="of:=IF([.C211]&lt;&gt;&quot;&quot;; [.F211]*[.G211]; &quot;&quot;)">
            <text:p/>
          </table:table-cell>
          <table:table-cell table:style-name="ce37" table:formula="of:=IF([.C211]&lt;&gt;&quot;&quot;; [.H211]+[.E211]; &quot;&quot;)">
            <text:p/>
          </table:table-cell>
          <table:table-cell/>
          <table:table-cell table:formula="of:=IF([.C211]&lt;&gt;&quot;&quot;; [.L211]-[.I211]; &quot;&quot;)">
            <text:p/>
          </table:table-cell>
          <table:table-cell table:style-name="ce37" table:formula="of:=IF([.C211]&lt;&gt;&quot;&quot;; [.I211]/(1-[.J211]); &quot;&quot;)">
            <text:p/>
          </table:table-cell>
          <table:table-cell table:content-validation-name="val5" table:formula="of:=IF([.C211]&lt;&gt;&quot;&quot;; [$values.$A$2]; &quot;&quot;)">
            <text:p/>
          </table:table-cell>
          <table:table-cell table:style-name="ce37" table:formula="of:=IF([.C211]&lt;&gt;&quot;&quot;; [.O211]-[.L211]; &quot;&quot;)">
            <text:p/>
          </table:table-cell>
          <table:table-cell table:style-name="ce37" table:formula="of:=IF([.C211]&lt;&gt;&quot;&quot;; [.L211]/(1-[.M211]); &quot;&quot;)">
            <text:p/>
          </table:table-cell>
          <table:table-cell table:number-columns-repeated="1009"/>
        </table:table-row>
        <table:table-row table:style-name="ro1">
          <table:table-cell office:value-type="string" calcext:value-type="string">
            <text:p>fef41d91-da99-4435-9d5b-823904ff3139</text:p>
          </table:table-cell>
          <table:table-cell office:value-type="string" calcext:value-type="string">
            <text:p>bom_00211</text:p>
          </table:table-cell>
          <table:table-cell/>
          <table:table-cell table:formula="of:=IF([.C212]&lt;&gt;&quot;&quot;; SUM(INDEX(INDIRECT(&quot;'&quot; &amp; [.B212] &amp; &quot;'.$A$1:$Z$1000&quot;); 0; MATCH(&quot;count&quot;; INDIRECT(&quot;'&quot; &amp; [.B212] &amp; &quot;'.$A$1:$Z$1&quot;); 0))); &quot;&quot;)">
            <text:p/>
          </table:table-cell>
          <table:table-cell table:formula="of:=IF([.C212]&lt;&gt;&quot;&quot;; SUM(INDEX(INDIRECT(&quot;'&quot; &amp; [.B212] &amp; &quot;'.$A$1:$Z$1000&quot;); 0; MATCH(&quot;cost&quot;; INDIRECT(&quot;'&quot; &amp; [.B212] &amp; &quot;'.$A$1:$Z$1&quot;); 0))); &quot;&quot;)">
            <text:p/>
          </table:table-cell>
          <table:table-cell table:style-name="ce39" table:formula="of:=IF([.C212]&lt;&gt;&quot;&quot;; SUM(INDEX(INDIRECT(&quot;'&quot; &amp; [.B212] &amp; &quot;'.$A$1:$Z$1000&quot;); 0; MATCH(&quot;total_assembly_time_min&quot;; INDIRECT(&quot;'&quot; &amp; [.B212] &amp; &quot;'.$A$1:$Z$1&quot;); 0)))/60; &quot;&quot;)">
            <text:p/>
          </table:table-cell>
          <table:table-cell table:content-validation-name="val5" table:formula="of:=IF([.C212]&lt;&gt;&quot;&quot;; [$values.$B$2]; &quot;&quot;)">
            <text:p/>
          </table:table-cell>
          <table:table-cell table:style-name="ce37" table:formula="of:=IF([.C212]&lt;&gt;&quot;&quot;; [.F212]*[.G212]; &quot;&quot;)">
            <text:p/>
          </table:table-cell>
          <table:table-cell table:style-name="ce37" table:formula="of:=IF([.C212]&lt;&gt;&quot;&quot;; [.H212]+[.E212]; &quot;&quot;)">
            <text:p/>
          </table:table-cell>
          <table:table-cell/>
          <table:table-cell table:formula="of:=IF([.C212]&lt;&gt;&quot;&quot;; [.L212]-[.I212]; &quot;&quot;)">
            <text:p/>
          </table:table-cell>
          <table:table-cell table:style-name="ce37" table:formula="of:=IF([.C212]&lt;&gt;&quot;&quot;; [.I212]/(1-[.J212]); &quot;&quot;)">
            <text:p/>
          </table:table-cell>
          <table:table-cell table:content-validation-name="val5" table:formula="of:=IF([.C212]&lt;&gt;&quot;&quot;; [$values.$A$2]; &quot;&quot;)">
            <text:p/>
          </table:table-cell>
          <table:table-cell table:style-name="ce37" table:formula="of:=IF([.C212]&lt;&gt;&quot;&quot;; [.O212]-[.L212]; &quot;&quot;)">
            <text:p/>
          </table:table-cell>
          <table:table-cell table:style-name="ce37" table:formula="of:=IF([.C212]&lt;&gt;&quot;&quot;; [.L212]/(1-[.M212]); &quot;&quot;)">
            <text:p/>
          </table:table-cell>
          <table:table-cell table:number-columns-repeated="1009"/>
        </table:table-row>
        <table:table-row table:style-name="ro1">
          <table:table-cell office:value-type="string" calcext:value-type="string">
            <text:p>38448d52-2b63-4e08-89d7-07980b6af37a</text:p>
          </table:table-cell>
          <table:table-cell office:value-type="string" calcext:value-type="string">
            <text:p>bom_00212</text:p>
          </table:table-cell>
          <table:table-cell/>
          <table:table-cell table:formula="of:=IF([.C213]&lt;&gt;&quot;&quot;; SUM(INDEX(INDIRECT(&quot;'&quot; &amp; [.B213] &amp; &quot;'.$A$1:$Z$1000&quot;); 0; MATCH(&quot;count&quot;; INDIRECT(&quot;'&quot; &amp; [.B213] &amp; &quot;'.$A$1:$Z$1&quot;); 0))); &quot;&quot;)">
            <text:p/>
          </table:table-cell>
          <table:table-cell table:formula="of:=IF([.C213]&lt;&gt;&quot;&quot;; SUM(INDEX(INDIRECT(&quot;'&quot; &amp; [.B213] &amp; &quot;'.$A$1:$Z$1000&quot;); 0; MATCH(&quot;cost&quot;; INDIRECT(&quot;'&quot; &amp; [.B213] &amp; &quot;'.$A$1:$Z$1&quot;); 0))); &quot;&quot;)">
            <text:p/>
          </table:table-cell>
          <table:table-cell table:style-name="ce39" table:formula="of:=IF([.C213]&lt;&gt;&quot;&quot;; SUM(INDEX(INDIRECT(&quot;'&quot; &amp; [.B213] &amp; &quot;'.$A$1:$Z$1000&quot;); 0; MATCH(&quot;total_assembly_time_min&quot;; INDIRECT(&quot;'&quot; &amp; [.B213] &amp; &quot;'.$A$1:$Z$1&quot;); 0)))/60; &quot;&quot;)">
            <text:p/>
          </table:table-cell>
          <table:table-cell table:content-validation-name="val5" table:formula="of:=IF([.C213]&lt;&gt;&quot;&quot;; [$values.$B$2]; &quot;&quot;)">
            <text:p/>
          </table:table-cell>
          <table:table-cell table:style-name="ce37" table:formula="of:=IF([.C213]&lt;&gt;&quot;&quot;; [.F213]*[.G213]; &quot;&quot;)">
            <text:p/>
          </table:table-cell>
          <table:table-cell table:style-name="ce37" table:formula="of:=IF([.C213]&lt;&gt;&quot;&quot;; [.H213]+[.E213]; &quot;&quot;)">
            <text:p/>
          </table:table-cell>
          <table:table-cell/>
          <table:table-cell table:formula="of:=IF([.C213]&lt;&gt;&quot;&quot;; [.L213]-[.I213]; &quot;&quot;)">
            <text:p/>
          </table:table-cell>
          <table:table-cell table:style-name="ce37" table:formula="of:=IF([.C213]&lt;&gt;&quot;&quot;; [.I213]/(1-[.J213]); &quot;&quot;)">
            <text:p/>
          </table:table-cell>
          <table:table-cell table:content-validation-name="val5" table:formula="of:=IF([.C213]&lt;&gt;&quot;&quot;; [$values.$A$2]; &quot;&quot;)">
            <text:p/>
          </table:table-cell>
          <table:table-cell table:style-name="ce37" table:formula="of:=IF([.C213]&lt;&gt;&quot;&quot;; [.O213]-[.L213]; &quot;&quot;)">
            <text:p/>
          </table:table-cell>
          <table:table-cell table:style-name="ce37" table:formula="of:=IF([.C213]&lt;&gt;&quot;&quot;; [.L213]/(1-[.M213]); &quot;&quot;)">
            <text:p/>
          </table:table-cell>
          <table:table-cell table:number-columns-repeated="1009"/>
        </table:table-row>
        <table:table-row table:style-name="ro1">
          <table:table-cell office:value-type="string" calcext:value-type="string">
            <text:p>7571b025-e5a2-408c-80ac-d1e7e4204415</text:p>
          </table:table-cell>
          <table:table-cell office:value-type="string" calcext:value-type="string">
            <text:p>bom_00213</text:p>
          </table:table-cell>
          <table:table-cell/>
          <table:table-cell table:formula="of:=IF([.C214]&lt;&gt;&quot;&quot;; SUM(INDEX(INDIRECT(&quot;'&quot; &amp; [.B214] &amp; &quot;'.$A$1:$Z$1000&quot;); 0; MATCH(&quot;count&quot;; INDIRECT(&quot;'&quot; &amp; [.B214] &amp; &quot;'.$A$1:$Z$1&quot;); 0))); &quot;&quot;)">
            <text:p/>
          </table:table-cell>
          <table:table-cell table:formula="of:=IF([.C214]&lt;&gt;&quot;&quot;; SUM(INDEX(INDIRECT(&quot;'&quot; &amp; [.B214] &amp; &quot;'.$A$1:$Z$1000&quot;); 0; MATCH(&quot;cost&quot;; INDIRECT(&quot;'&quot; &amp; [.B214] &amp; &quot;'.$A$1:$Z$1&quot;); 0))); &quot;&quot;)">
            <text:p/>
          </table:table-cell>
          <table:table-cell table:style-name="ce39" table:formula="of:=IF([.C214]&lt;&gt;&quot;&quot;; SUM(INDEX(INDIRECT(&quot;'&quot; &amp; [.B214] &amp; &quot;'.$A$1:$Z$1000&quot;); 0; MATCH(&quot;total_assembly_time_min&quot;; INDIRECT(&quot;'&quot; &amp; [.B214] &amp; &quot;'.$A$1:$Z$1&quot;); 0)))/60; &quot;&quot;)">
            <text:p/>
          </table:table-cell>
          <table:table-cell table:content-validation-name="val5" table:formula="of:=IF([.C214]&lt;&gt;&quot;&quot;; [$values.$B$2]; &quot;&quot;)">
            <text:p/>
          </table:table-cell>
          <table:table-cell table:style-name="ce37" table:formula="of:=IF([.C214]&lt;&gt;&quot;&quot;; [.F214]*[.G214]; &quot;&quot;)">
            <text:p/>
          </table:table-cell>
          <table:table-cell table:style-name="ce37" table:formula="of:=IF([.C214]&lt;&gt;&quot;&quot;; [.H214]+[.E214]; &quot;&quot;)">
            <text:p/>
          </table:table-cell>
          <table:table-cell/>
          <table:table-cell table:formula="of:=IF([.C214]&lt;&gt;&quot;&quot;; [.L214]-[.I214]; &quot;&quot;)">
            <text:p/>
          </table:table-cell>
          <table:table-cell table:style-name="ce37" table:formula="of:=IF([.C214]&lt;&gt;&quot;&quot;; [.I214]/(1-[.J214]); &quot;&quot;)">
            <text:p/>
          </table:table-cell>
          <table:table-cell table:content-validation-name="val5" table:formula="of:=IF([.C214]&lt;&gt;&quot;&quot;; [$values.$A$2]; &quot;&quot;)">
            <text:p/>
          </table:table-cell>
          <table:table-cell table:style-name="ce37" table:formula="of:=IF([.C214]&lt;&gt;&quot;&quot;; [.O214]-[.L214]; &quot;&quot;)">
            <text:p/>
          </table:table-cell>
          <table:table-cell table:style-name="ce37" table:formula="of:=IF([.C214]&lt;&gt;&quot;&quot;; [.L214]/(1-[.M214]); &quot;&quot;)">
            <text:p/>
          </table:table-cell>
          <table:table-cell table:number-columns-repeated="1009"/>
        </table:table-row>
        <table:table-row table:style-name="ro1">
          <table:table-cell office:value-type="string" calcext:value-type="string">
            <text:p>90aecc43-c962-4d37-b6cf-5311562e86c8</text:p>
          </table:table-cell>
          <table:table-cell office:value-type="string" calcext:value-type="string">
            <text:p>bom_00214</text:p>
          </table:table-cell>
          <table:table-cell/>
          <table:table-cell table:formula="of:=IF([.C215]&lt;&gt;&quot;&quot;; SUM(INDEX(INDIRECT(&quot;'&quot; &amp; [.B215] &amp; &quot;'.$A$1:$Z$1000&quot;); 0; MATCH(&quot;count&quot;; INDIRECT(&quot;'&quot; &amp; [.B215] &amp; &quot;'.$A$1:$Z$1&quot;); 0))); &quot;&quot;)">
            <text:p/>
          </table:table-cell>
          <table:table-cell table:formula="of:=IF([.C215]&lt;&gt;&quot;&quot;; SUM(INDEX(INDIRECT(&quot;'&quot; &amp; [.B215] &amp; &quot;'.$A$1:$Z$1000&quot;); 0; MATCH(&quot;cost&quot;; INDIRECT(&quot;'&quot; &amp; [.B215] &amp; &quot;'.$A$1:$Z$1&quot;); 0))); &quot;&quot;)">
            <text:p/>
          </table:table-cell>
          <table:table-cell table:style-name="ce39" table:formula="of:=IF([.C215]&lt;&gt;&quot;&quot;; SUM(INDEX(INDIRECT(&quot;'&quot; &amp; [.B215] &amp; &quot;'.$A$1:$Z$1000&quot;); 0; MATCH(&quot;total_assembly_time_min&quot;; INDIRECT(&quot;'&quot; &amp; [.B215] &amp; &quot;'.$A$1:$Z$1&quot;); 0)))/60; &quot;&quot;)">
            <text:p/>
          </table:table-cell>
          <table:table-cell table:content-validation-name="val5" table:formula="of:=IF([.C215]&lt;&gt;&quot;&quot;; [$values.$B$2]; &quot;&quot;)">
            <text:p/>
          </table:table-cell>
          <table:table-cell table:style-name="ce37" table:formula="of:=IF([.C215]&lt;&gt;&quot;&quot;; [.F215]*[.G215]; &quot;&quot;)">
            <text:p/>
          </table:table-cell>
          <table:table-cell table:style-name="ce37" table:formula="of:=IF([.C215]&lt;&gt;&quot;&quot;; [.H215]+[.E215]; &quot;&quot;)">
            <text:p/>
          </table:table-cell>
          <table:table-cell/>
          <table:table-cell table:formula="of:=IF([.C215]&lt;&gt;&quot;&quot;; [.L215]-[.I215]; &quot;&quot;)">
            <text:p/>
          </table:table-cell>
          <table:table-cell table:style-name="ce37" table:formula="of:=IF([.C215]&lt;&gt;&quot;&quot;; [.I215]/(1-[.J215]); &quot;&quot;)">
            <text:p/>
          </table:table-cell>
          <table:table-cell table:content-validation-name="val5" table:formula="of:=IF([.C215]&lt;&gt;&quot;&quot;; [$values.$A$2]; &quot;&quot;)">
            <text:p/>
          </table:table-cell>
          <table:table-cell table:style-name="ce37" table:formula="of:=IF([.C215]&lt;&gt;&quot;&quot;; [.O215]-[.L215]; &quot;&quot;)">
            <text:p/>
          </table:table-cell>
          <table:table-cell table:style-name="ce37" table:formula="of:=IF([.C215]&lt;&gt;&quot;&quot;; [.L215]/(1-[.M215]); &quot;&quot;)">
            <text:p/>
          </table:table-cell>
          <table:table-cell table:number-columns-repeated="1009"/>
        </table:table-row>
        <table:table-row table:style-name="ro1">
          <table:table-cell office:value-type="string" calcext:value-type="string">
            <text:p>9fa041e7-9069-48fc-a4f4-5e8ba4fafa99</text:p>
          </table:table-cell>
          <table:table-cell office:value-type="string" calcext:value-type="string">
            <text:p>bom_00215</text:p>
          </table:table-cell>
          <table:table-cell/>
          <table:table-cell table:formula="of:=IF([.C216]&lt;&gt;&quot;&quot;; SUM(INDEX(INDIRECT(&quot;'&quot; &amp; [.B216] &amp; &quot;'.$A$1:$Z$1000&quot;); 0; MATCH(&quot;count&quot;; INDIRECT(&quot;'&quot; &amp; [.B216] &amp; &quot;'.$A$1:$Z$1&quot;); 0))); &quot;&quot;)">
            <text:p/>
          </table:table-cell>
          <table:table-cell table:formula="of:=IF([.C216]&lt;&gt;&quot;&quot;; SUM(INDEX(INDIRECT(&quot;'&quot; &amp; [.B216] &amp; &quot;'.$A$1:$Z$1000&quot;); 0; MATCH(&quot;cost&quot;; INDIRECT(&quot;'&quot; &amp; [.B216] &amp; &quot;'.$A$1:$Z$1&quot;); 0))); &quot;&quot;)">
            <text:p/>
          </table:table-cell>
          <table:table-cell table:style-name="ce39" table:formula="of:=IF([.C216]&lt;&gt;&quot;&quot;; SUM(INDEX(INDIRECT(&quot;'&quot; &amp; [.B216] &amp; &quot;'.$A$1:$Z$1000&quot;); 0; MATCH(&quot;total_assembly_time_min&quot;; INDIRECT(&quot;'&quot; &amp; [.B216] &amp; &quot;'.$A$1:$Z$1&quot;); 0)))/60; &quot;&quot;)">
            <text:p/>
          </table:table-cell>
          <table:table-cell table:content-validation-name="val5" table:formula="of:=IF([.C216]&lt;&gt;&quot;&quot;; [$values.$B$2]; &quot;&quot;)">
            <text:p/>
          </table:table-cell>
          <table:table-cell table:style-name="ce37" table:formula="of:=IF([.C216]&lt;&gt;&quot;&quot;; [.F216]*[.G216]; &quot;&quot;)">
            <text:p/>
          </table:table-cell>
          <table:table-cell table:style-name="ce37" table:formula="of:=IF([.C216]&lt;&gt;&quot;&quot;; [.H216]+[.E216]; &quot;&quot;)">
            <text:p/>
          </table:table-cell>
          <table:table-cell/>
          <table:table-cell table:formula="of:=IF([.C216]&lt;&gt;&quot;&quot;; [.L216]-[.I216]; &quot;&quot;)">
            <text:p/>
          </table:table-cell>
          <table:table-cell table:style-name="ce37" table:formula="of:=IF([.C216]&lt;&gt;&quot;&quot;; [.I216]/(1-[.J216]); &quot;&quot;)">
            <text:p/>
          </table:table-cell>
          <table:table-cell table:content-validation-name="val5" table:formula="of:=IF([.C216]&lt;&gt;&quot;&quot;; [$values.$A$2]; &quot;&quot;)">
            <text:p/>
          </table:table-cell>
          <table:table-cell table:style-name="ce37" table:formula="of:=IF([.C216]&lt;&gt;&quot;&quot;; [.O216]-[.L216]; &quot;&quot;)">
            <text:p/>
          </table:table-cell>
          <table:table-cell table:style-name="ce37" table:formula="of:=IF([.C216]&lt;&gt;&quot;&quot;; [.L216]/(1-[.M216]); &quot;&quot;)">
            <text:p/>
          </table:table-cell>
          <table:table-cell table:number-columns-repeated="1009"/>
        </table:table-row>
        <table:table-row table:style-name="ro1">
          <table:table-cell office:value-type="string" calcext:value-type="string">
            <text:p>974a5bc9-9e4c-4a0e-ad0e-fd5ff177d9f9</text:p>
          </table:table-cell>
          <table:table-cell office:value-type="string" calcext:value-type="string">
            <text:p>bom_00216</text:p>
          </table:table-cell>
          <table:table-cell/>
          <table:table-cell table:formula="of:=IF([.C217]&lt;&gt;&quot;&quot;; SUM(INDEX(INDIRECT(&quot;'&quot; &amp; [.B217] &amp; &quot;'.$A$1:$Z$1000&quot;); 0; MATCH(&quot;count&quot;; INDIRECT(&quot;'&quot; &amp; [.B217] &amp; &quot;'.$A$1:$Z$1&quot;); 0))); &quot;&quot;)">
            <text:p/>
          </table:table-cell>
          <table:table-cell table:formula="of:=IF([.C217]&lt;&gt;&quot;&quot;; SUM(INDEX(INDIRECT(&quot;'&quot; &amp; [.B217] &amp; &quot;'.$A$1:$Z$1000&quot;); 0; MATCH(&quot;cost&quot;; INDIRECT(&quot;'&quot; &amp; [.B217] &amp; &quot;'.$A$1:$Z$1&quot;); 0))); &quot;&quot;)">
            <text:p/>
          </table:table-cell>
          <table:table-cell table:style-name="ce39" table:formula="of:=IF([.C217]&lt;&gt;&quot;&quot;; SUM(INDEX(INDIRECT(&quot;'&quot; &amp; [.B217] &amp; &quot;'.$A$1:$Z$1000&quot;); 0; MATCH(&quot;total_assembly_time_min&quot;; INDIRECT(&quot;'&quot; &amp; [.B217] &amp; &quot;'.$A$1:$Z$1&quot;); 0)))/60; &quot;&quot;)">
            <text:p/>
          </table:table-cell>
          <table:table-cell table:content-validation-name="val5" table:formula="of:=IF([.C217]&lt;&gt;&quot;&quot;; [$values.$B$2]; &quot;&quot;)">
            <text:p/>
          </table:table-cell>
          <table:table-cell table:style-name="ce37" table:formula="of:=IF([.C217]&lt;&gt;&quot;&quot;; [.F217]*[.G217]; &quot;&quot;)">
            <text:p/>
          </table:table-cell>
          <table:table-cell table:style-name="ce37" table:formula="of:=IF([.C217]&lt;&gt;&quot;&quot;; [.H217]+[.E217]; &quot;&quot;)">
            <text:p/>
          </table:table-cell>
          <table:table-cell/>
          <table:table-cell table:formula="of:=IF([.C217]&lt;&gt;&quot;&quot;; [.L217]-[.I217]; &quot;&quot;)">
            <text:p/>
          </table:table-cell>
          <table:table-cell table:style-name="ce37" table:formula="of:=IF([.C217]&lt;&gt;&quot;&quot;; [.I217]/(1-[.J217]); &quot;&quot;)">
            <text:p/>
          </table:table-cell>
          <table:table-cell table:content-validation-name="val5" table:formula="of:=IF([.C217]&lt;&gt;&quot;&quot;; [$values.$A$2]; &quot;&quot;)">
            <text:p/>
          </table:table-cell>
          <table:table-cell table:style-name="ce37" table:formula="of:=IF([.C217]&lt;&gt;&quot;&quot;; [.O217]-[.L217]; &quot;&quot;)">
            <text:p/>
          </table:table-cell>
          <table:table-cell table:style-name="ce37" table:formula="of:=IF([.C217]&lt;&gt;&quot;&quot;; [.L217]/(1-[.M217]); &quot;&quot;)">
            <text:p/>
          </table:table-cell>
          <table:table-cell table:number-columns-repeated="1009"/>
        </table:table-row>
        <table:table-row table:style-name="ro1">
          <table:table-cell office:value-type="string" calcext:value-type="string">
            <text:p>93bfc0bb-55cc-4107-a645-77c247bc5abb</text:p>
          </table:table-cell>
          <table:table-cell office:value-type="string" calcext:value-type="string">
            <text:p>bom_00217</text:p>
          </table:table-cell>
          <table:table-cell/>
          <table:table-cell table:formula="of:=IF([.C218]&lt;&gt;&quot;&quot;; SUM(INDEX(INDIRECT(&quot;'&quot; &amp; [.B218] &amp; &quot;'.$A$1:$Z$1000&quot;); 0; MATCH(&quot;count&quot;; INDIRECT(&quot;'&quot; &amp; [.B218] &amp; &quot;'.$A$1:$Z$1&quot;); 0))); &quot;&quot;)">
            <text:p/>
          </table:table-cell>
          <table:table-cell table:formula="of:=IF([.C218]&lt;&gt;&quot;&quot;; SUM(INDEX(INDIRECT(&quot;'&quot; &amp; [.B218] &amp; &quot;'.$A$1:$Z$1000&quot;); 0; MATCH(&quot;cost&quot;; INDIRECT(&quot;'&quot; &amp; [.B218] &amp; &quot;'.$A$1:$Z$1&quot;); 0))); &quot;&quot;)">
            <text:p/>
          </table:table-cell>
          <table:table-cell table:style-name="ce39" table:formula="of:=IF([.C218]&lt;&gt;&quot;&quot;; SUM(INDEX(INDIRECT(&quot;'&quot; &amp; [.B218] &amp; &quot;'.$A$1:$Z$1000&quot;); 0; MATCH(&quot;total_assembly_time_min&quot;; INDIRECT(&quot;'&quot; &amp; [.B218] &amp; &quot;'.$A$1:$Z$1&quot;); 0)))/60; &quot;&quot;)">
            <text:p/>
          </table:table-cell>
          <table:table-cell table:content-validation-name="val5" table:formula="of:=IF([.C218]&lt;&gt;&quot;&quot;; [$values.$B$2]; &quot;&quot;)">
            <text:p/>
          </table:table-cell>
          <table:table-cell table:style-name="ce37" table:formula="of:=IF([.C218]&lt;&gt;&quot;&quot;; [.F218]*[.G218]; &quot;&quot;)">
            <text:p/>
          </table:table-cell>
          <table:table-cell table:style-name="ce37" table:formula="of:=IF([.C218]&lt;&gt;&quot;&quot;; [.H218]+[.E218]; &quot;&quot;)">
            <text:p/>
          </table:table-cell>
          <table:table-cell/>
          <table:table-cell table:formula="of:=IF([.C218]&lt;&gt;&quot;&quot;; [.L218]-[.I218]; &quot;&quot;)">
            <text:p/>
          </table:table-cell>
          <table:table-cell table:style-name="ce37" table:formula="of:=IF([.C218]&lt;&gt;&quot;&quot;; [.I218]/(1-[.J218]); &quot;&quot;)">
            <text:p/>
          </table:table-cell>
          <table:table-cell table:content-validation-name="val5" table:formula="of:=IF([.C218]&lt;&gt;&quot;&quot;; [$values.$A$2]; &quot;&quot;)">
            <text:p/>
          </table:table-cell>
          <table:table-cell table:style-name="ce37" table:formula="of:=IF([.C218]&lt;&gt;&quot;&quot;; [.O218]-[.L218]; &quot;&quot;)">
            <text:p/>
          </table:table-cell>
          <table:table-cell table:style-name="ce37" table:formula="of:=IF([.C218]&lt;&gt;&quot;&quot;; [.L218]/(1-[.M218]); &quot;&quot;)">
            <text:p/>
          </table:table-cell>
          <table:table-cell table:number-columns-repeated="1009"/>
        </table:table-row>
        <table:table-row table:style-name="ro1">
          <table:table-cell office:value-type="string" calcext:value-type="string">
            <text:p>735c9b15-85ca-4836-9a35-6c224899233e</text:p>
          </table:table-cell>
          <table:table-cell office:value-type="string" calcext:value-type="string">
            <text:p>bom_00218</text:p>
          </table:table-cell>
          <table:table-cell/>
          <table:table-cell table:formula="of:=IF([.C219]&lt;&gt;&quot;&quot;; SUM(INDEX(INDIRECT(&quot;'&quot; &amp; [.B219] &amp; &quot;'.$A$1:$Z$1000&quot;); 0; MATCH(&quot;count&quot;; INDIRECT(&quot;'&quot; &amp; [.B219] &amp; &quot;'.$A$1:$Z$1&quot;); 0))); &quot;&quot;)">
            <text:p/>
          </table:table-cell>
          <table:table-cell table:formula="of:=IF([.C219]&lt;&gt;&quot;&quot;; SUM(INDEX(INDIRECT(&quot;'&quot; &amp; [.B219] &amp; &quot;'.$A$1:$Z$1000&quot;); 0; MATCH(&quot;cost&quot;; INDIRECT(&quot;'&quot; &amp; [.B219] &amp; &quot;'.$A$1:$Z$1&quot;); 0))); &quot;&quot;)">
            <text:p/>
          </table:table-cell>
          <table:table-cell table:style-name="ce39" table:formula="of:=IF([.C219]&lt;&gt;&quot;&quot;; SUM(INDEX(INDIRECT(&quot;'&quot; &amp; [.B219] &amp; &quot;'.$A$1:$Z$1000&quot;); 0; MATCH(&quot;total_assembly_time_min&quot;; INDIRECT(&quot;'&quot; &amp; [.B219] &amp; &quot;'.$A$1:$Z$1&quot;); 0)))/60; &quot;&quot;)">
            <text:p/>
          </table:table-cell>
          <table:table-cell table:content-validation-name="val5" table:formula="of:=IF([.C219]&lt;&gt;&quot;&quot;; [$values.$B$2]; &quot;&quot;)">
            <text:p/>
          </table:table-cell>
          <table:table-cell table:style-name="ce37" table:formula="of:=IF([.C219]&lt;&gt;&quot;&quot;; [.F219]*[.G219]; &quot;&quot;)">
            <text:p/>
          </table:table-cell>
          <table:table-cell table:style-name="ce37" table:formula="of:=IF([.C219]&lt;&gt;&quot;&quot;; [.H219]+[.E219]; &quot;&quot;)">
            <text:p/>
          </table:table-cell>
          <table:table-cell/>
          <table:table-cell table:formula="of:=IF([.C219]&lt;&gt;&quot;&quot;; [.L219]-[.I219]; &quot;&quot;)">
            <text:p/>
          </table:table-cell>
          <table:table-cell table:style-name="ce37" table:formula="of:=IF([.C219]&lt;&gt;&quot;&quot;; [.I219]/(1-[.J219]); &quot;&quot;)">
            <text:p/>
          </table:table-cell>
          <table:table-cell table:content-validation-name="val5" table:formula="of:=IF([.C219]&lt;&gt;&quot;&quot;; [$values.$A$2]; &quot;&quot;)">
            <text:p/>
          </table:table-cell>
          <table:table-cell table:style-name="ce37" table:formula="of:=IF([.C219]&lt;&gt;&quot;&quot;; [.O219]-[.L219]; &quot;&quot;)">
            <text:p/>
          </table:table-cell>
          <table:table-cell table:style-name="ce37" table:formula="of:=IF([.C219]&lt;&gt;&quot;&quot;; [.L219]/(1-[.M219]); &quot;&quot;)">
            <text:p/>
          </table:table-cell>
          <table:table-cell table:number-columns-repeated="1009"/>
        </table:table-row>
        <table:table-row table:style-name="ro1">
          <table:table-cell office:value-type="string" calcext:value-type="string">
            <text:p>ad37a31e-85a2-417a-862c-c24afc94b80c</text:p>
          </table:table-cell>
          <table:table-cell office:value-type="string" calcext:value-type="string">
            <text:p>bom_00219</text:p>
          </table:table-cell>
          <table:table-cell/>
          <table:table-cell table:formula="of:=IF([.C220]&lt;&gt;&quot;&quot;; SUM(INDEX(INDIRECT(&quot;'&quot; &amp; [.B220] &amp; &quot;'.$A$1:$Z$1000&quot;); 0; MATCH(&quot;count&quot;; INDIRECT(&quot;'&quot; &amp; [.B220] &amp; &quot;'.$A$1:$Z$1&quot;); 0))); &quot;&quot;)">
            <text:p/>
          </table:table-cell>
          <table:table-cell table:formula="of:=IF([.C220]&lt;&gt;&quot;&quot;; SUM(INDEX(INDIRECT(&quot;'&quot; &amp; [.B220] &amp; &quot;'.$A$1:$Z$1000&quot;); 0; MATCH(&quot;cost&quot;; INDIRECT(&quot;'&quot; &amp; [.B220] &amp; &quot;'.$A$1:$Z$1&quot;); 0))); &quot;&quot;)">
            <text:p/>
          </table:table-cell>
          <table:table-cell table:style-name="ce39" table:formula="of:=IF([.C220]&lt;&gt;&quot;&quot;; SUM(INDEX(INDIRECT(&quot;'&quot; &amp; [.B220] &amp; &quot;'.$A$1:$Z$1000&quot;); 0; MATCH(&quot;total_assembly_time_min&quot;; INDIRECT(&quot;'&quot; &amp; [.B220] &amp; &quot;'.$A$1:$Z$1&quot;); 0)))/60; &quot;&quot;)">
            <text:p/>
          </table:table-cell>
          <table:table-cell table:content-validation-name="val5" table:formula="of:=IF([.C220]&lt;&gt;&quot;&quot;; [$values.$B$2]; &quot;&quot;)">
            <text:p/>
          </table:table-cell>
          <table:table-cell table:style-name="ce37" table:formula="of:=IF([.C220]&lt;&gt;&quot;&quot;; [.F220]*[.G220]; &quot;&quot;)">
            <text:p/>
          </table:table-cell>
          <table:table-cell table:style-name="ce37" table:formula="of:=IF([.C220]&lt;&gt;&quot;&quot;; [.H220]+[.E220]; &quot;&quot;)">
            <text:p/>
          </table:table-cell>
          <table:table-cell/>
          <table:table-cell table:formula="of:=IF([.C220]&lt;&gt;&quot;&quot;; [.L220]-[.I220]; &quot;&quot;)">
            <text:p/>
          </table:table-cell>
          <table:table-cell table:style-name="ce37" table:formula="of:=IF([.C220]&lt;&gt;&quot;&quot;; [.I220]/(1-[.J220]); &quot;&quot;)">
            <text:p/>
          </table:table-cell>
          <table:table-cell table:content-validation-name="val5" table:formula="of:=IF([.C220]&lt;&gt;&quot;&quot;; [$values.$A$2]; &quot;&quot;)">
            <text:p/>
          </table:table-cell>
          <table:table-cell table:style-name="ce37" table:formula="of:=IF([.C220]&lt;&gt;&quot;&quot;; [.O220]-[.L220]; &quot;&quot;)">
            <text:p/>
          </table:table-cell>
          <table:table-cell table:style-name="ce37" table:formula="of:=IF([.C220]&lt;&gt;&quot;&quot;; [.L220]/(1-[.M220]); &quot;&quot;)">
            <text:p/>
          </table:table-cell>
          <table:table-cell table:number-columns-repeated="1009"/>
        </table:table-row>
        <table:table-row table:style-name="ro1">
          <table:table-cell office:value-type="string" calcext:value-type="string">
            <text:p>10b209bf-7b81-4cb2-8ef0-88116729cf2d</text:p>
          </table:table-cell>
          <table:table-cell office:value-type="string" calcext:value-type="string">
            <text:p>bom_00220</text:p>
          </table:table-cell>
          <table:table-cell/>
          <table:table-cell table:formula="of:=IF([.C221]&lt;&gt;&quot;&quot;; SUM(INDEX(INDIRECT(&quot;'&quot; &amp; [.B221] &amp; &quot;'.$A$1:$Z$1000&quot;); 0; MATCH(&quot;count&quot;; INDIRECT(&quot;'&quot; &amp; [.B221] &amp; &quot;'.$A$1:$Z$1&quot;); 0))); &quot;&quot;)">
            <text:p/>
          </table:table-cell>
          <table:table-cell table:formula="of:=IF([.C221]&lt;&gt;&quot;&quot;; SUM(INDEX(INDIRECT(&quot;'&quot; &amp; [.B221] &amp; &quot;'.$A$1:$Z$1000&quot;); 0; MATCH(&quot;cost&quot;; INDIRECT(&quot;'&quot; &amp; [.B221] &amp; &quot;'.$A$1:$Z$1&quot;); 0))); &quot;&quot;)">
            <text:p/>
          </table:table-cell>
          <table:table-cell table:style-name="ce39" table:formula="of:=IF([.C221]&lt;&gt;&quot;&quot;; SUM(INDEX(INDIRECT(&quot;'&quot; &amp; [.B221] &amp; &quot;'.$A$1:$Z$1000&quot;); 0; MATCH(&quot;total_assembly_time_min&quot;; INDIRECT(&quot;'&quot; &amp; [.B221] &amp; &quot;'.$A$1:$Z$1&quot;); 0)))/60; &quot;&quot;)">
            <text:p/>
          </table:table-cell>
          <table:table-cell table:content-validation-name="val5" table:formula="of:=IF([.C221]&lt;&gt;&quot;&quot;; [$values.$B$2]; &quot;&quot;)">
            <text:p/>
          </table:table-cell>
          <table:table-cell table:style-name="ce37" table:formula="of:=IF([.C221]&lt;&gt;&quot;&quot;; [.F221]*[.G221]; &quot;&quot;)">
            <text:p/>
          </table:table-cell>
          <table:table-cell table:style-name="ce37" table:formula="of:=IF([.C221]&lt;&gt;&quot;&quot;; [.H221]+[.E221]; &quot;&quot;)">
            <text:p/>
          </table:table-cell>
          <table:table-cell/>
          <table:table-cell table:formula="of:=IF([.C221]&lt;&gt;&quot;&quot;; [.L221]-[.I221]; &quot;&quot;)">
            <text:p/>
          </table:table-cell>
          <table:table-cell table:style-name="ce37" table:formula="of:=IF([.C221]&lt;&gt;&quot;&quot;; [.I221]/(1-[.J221]); &quot;&quot;)">
            <text:p/>
          </table:table-cell>
          <table:table-cell table:content-validation-name="val5" table:formula="of:=IF([.C221]&lt;&gt;&quot;&quot;; [$values.$A$2]; &quot;&quot;)">
            <text:p/>
          </table:table-cell>
          <table:table-cell table:style-name="ce37" table:formula="of:=IF([.C221]&lt;&gt;&quot;&quot;; [.O221]-[.L221]; &quot;&quot;)">
            <text:p/>
          </table:table-cell>
          <table:table-cell table:style-name="ce37" table:formula="of:=IF([.C221]&lt;&gt;&quot;&quot;; [.L221]/(1-[.M221]); &quot;&quot;)">
            <text:p/>
          </table:table-cell>
          <table:table-cell table:number-columns-repeated="1009"/>
        </table:table-row>
        <table:table-row table:style-name="ro1">
          <table:table-cell office:value-type="string" calcext:value-type="string">
            <text:p>69ac4cfc-ca67-4ae9-8035-4d4d21775322</text:p>
          </table:table-cell>
          <table:table-cell office:value-type="string" calcext:value-type="string">
            <text:p>bom_00221</text:p>
          </table:table-cell>
          <table:table-cell/>
          <table:table-cell table:formula="of:=IF([.C222]&lt;&gt;&quot;&quot;; SUM(INDEX(INDIRECT(&quot;'&quot; &amp; [.B222] &amp; &quot;'.$A$1:$Z$1000&quot;); 0; MATCH(&quot;count&quot;; INDIRECT(&quot;'&quot; &amp; [.B222] &amp; &quot;'.$A$1:$Z$1&quot;); 0))); &quot;&quot;)">
            <text:p/>
          </table:table-cell>
          <table:table-cell table:formula="of:=IF([.C222]&lt;&gt;&quot;&quot;; SUM(INDEX(INDIRECT(&quot;'&quot; &amp; [.B222] &amp; &quot;'.$A$1:$Z$1000&quot;); 0; MATCH(&quot;cost&quot;; INDIRECT(&quot;'&quot; &amp; [.B222] &amp; &quot;'.$A$1:$Z$1&quot;); 0))); &quot;&quot;)">
            <text:p/>
          </table:table-cell>
          <table:table-cell table:style-name="ce39" table:formula="of:=IF([.C222]&lt;&gt;&quot;&quot;; SUM(INDEX(INDIRECT(&quot;'&quot; &amp; [.B222] &amp; &quot;'.$A$1:$Z$1000&quot;); 0; MATCH(&quot;total_assembly_time_min&quot;; INDIRECT(&quot;'&quot; &amp; [.B222] &amp; &quot;'.$A$1:$Z$1&quot;); 0)))/60; &quot;&quot;)">
            <text:p/>
          </table:table-cell>
          <table:table-cell table:content-validation-name="val5" table:formula="of:=IF([.C222]&lt;&gt;&quot;&quot;; [$values.$B$2]; &quot;&quot;)">
            <text:p/>
          </table:table-cell>
          <table:table-cell table:style-name="ce37" table:formula="of:=IF([.C222]&lt;&gt;&quot;&quot;; [.F222]*[.G222]; &quot;&quot;)">
            <text:p/>
          </table:table-cell>
          <table:table-cell table:style-name="ce37" table:formula="of:=IF([.C222]&lt;&gt;&quot;&quot;; [.H222]+[.E222]; &quot;&quot;)">
            <text:p/>
          </table:table-cell>
          <table:table-cell/>
          <table:table-cell table:formula="of:=IF([.C222]&lt;&gt;&quot;&quot;; [.L222]-[.I222]; &quot;&quot;)">
            <text:p/>
          </table:table-cell>
          <table:table-cell table:style-name="ce37" table:formula="of:=IF([.C222]&lt;&gt;&quot;&quot;; [.I222]/(1-[.J222]); &quot;&quot;)">
            <text:p/>
          </table:table-cell>
          <table:table-cell table:content-validation-name="val5" table:formula="of:=IF([.C222]&lt;&gt;&quot;&quot;; [$values.$A$2]; &quot;&quot;)">
            <text:p/>
          </table:table-cell>
          <table:table-cell table:style-name="ce37" table:formula="of:=IF([.C222]&lt;&gt;&quot;&quot;; [.O222]-[.L222]; &quot;&quot;)">
            <text:p/>
          </table:table-cell>
          <table:table-cell table:style-name="ce37" table:formula="of:=IF([.C222]&lt;&gt;&quot;&quot;; [.L222]/(1-[.M222]); &quot;&quot;)">
            <text:p/>
          </table:table-cell>
          <table:table-cell table:number-columns-repeated="1009"/>
        </table:table-row>
        <table:table-row table:style-name="ro1">
          <table:table-cell office:value-type="string" calcext:value-type="string">
            <text:p>95fa51b5-75cd-4591-8607-6ea54d3c80fa</text:p>
          </table:table-cell>
          <table:table-cell office:value-type="string" calcext:value-type="string">
            <text:p>bom_00222</text:p>
          </table:table-cell>
          <table:table-cell/>
          <table:table-cell table:formula="of:=IF([.C223]&lt;&gt;&quot;&quot;; SUM(INDEX(INDIRECT(&quot;'&quot; &amp; [.B223] &amp; &quot;'.$A$1:$Z$1000&quot;); 0; MATCH(&quot;count&quot;; INDIRECT(&quot;'&quot; &amp; [.B223] &amp; &quot;'.$A$1:$Z$1&quot;); 0))); &quot;&quot;)">
            <text:p/>
          </table:table-cell>
          <table:table-cell table:formula="of:=IF([.C223]&lt;&gt;&quot;&quot;; SUM(INDEX(INDIRECT(&quot;'&quot; &amp; [.B223] &amp; &quot;'.$A$1:$Z$1000&quot;); 0; MATCH(&quot;cost&quot;; INDIRECT(&quot;'&quot; &amp; [.B223] &amp; &quot;'.$A$1:$Z$1&quot;); 0))); &quot;&quot;)">
            <text:p/>
          </table:table-cell>
          <table:table-cell table:style-name="ce39" table:formula="of:=IF([.C223]&lt;&gt;&quot;&quot;; SUM(INDEX(INDIRECT(&quot;'&quot; &amp; [.B223] &amp; &quot;'.$A$1:$Z$1000&quot;); 0; MATCH(&quot;total_assembly_time_min&quot;; INDIRECT(&quot;'&quot; &amp; [.B223] &amp; &quot;'.$A$1:$Z$1&quot;); 0)))/60; &quot;&quot;)">
            <text:p/>
          </table:table-cell>
          <table:table-cell table:content-validation-name="val5" table:formula="of:=IF([.C223]&lt;&gt;&quot;&quot;; [$values.$B$2]; &quot;&quot;)">
            <text:p/>
          </table:table-cell>
          <table:table-cell table:style-name="ce37" table:formula="of:=IF([.C223]&lt;&gt;&quot;&quot;; [.F223]*[.G223]; &quot;&quot;)">
            <text:p/>
          </table:table-cell>
          <table:table-cell table:style-name="ce37" table:formula="of:=IF([.C223]&lt;&gt;&quot;&quot;; [.H223]+[.E223]; &quot;&quot;)">
            <text:p/>
          </table:table-cell>
          <table:table-cell/>
          <table:table-cell table:formula="of:=IF([.C223]&lt;&gt;&quot;&quot;; [.L223]-[.I223]; &quot;&quot;)">
            <text:p/>
          </table:table-cell>
          <table:table-cell table:style-name="ce37" table:formula="of:=IF([.C223]&lt;&gt;&quot;&quot;; [.I223]/(1-[.J223]); &quot;&quot;)">
            <text:p/>
          </table:table-cell>
          <table:table-cell table:content-validation-name="val5" table:formula="of:=IF([.C223]&lt;&gt;&quot;&quot;; [$values.$A$2]; &quot;&quot;)">
            <text:p/>
          </table:table-cell>
          <table:table-cell table:style-name="ce37" table:formula="of:=IF([.C223]&lt;&gt;&quot;&quot;; [.O223]-[.L223]; &quot;&quot;)">
            <text:p/>
          </table:table-cell>
          <table:table-cell table:style-name="ce37" table:formula="of:=IF([.C223]&lt;&gt;&quot;&quot;; [.L223]/(1-[.M223]); &quot;&quot;)">
            <text:p/>
          </table:table-cell>
          <table:table-cell table:number-columns-repeated="1009"/>
        </table:table-row>
        <table:table-row table:style-name="ro1">
          <table:table-cell office:value-type="string" calcext:value-type="string">
            <text:p>b500eb5f-fd95-4b87-b41c-df9e9f22e62e</text:p>
          </table:table-cell>
          <table:table-cell office:value-type="string" calcext:value-type="string">
            <text:p>bom_00223</text:p>
          </table:table-cell>
          <table:table-cell/>
          <table:table-cell table:formula="of:=IF([.C224]&lt;&gt;&quot;&quot;; SUM(INDEX(INDIRECT(&quot;'&quot; &amp; [.B224] &amp; &quot;'.$A$1:$Z$1000&quot;); 0; MATCH(&quot;count&quot;; INDIRECT(&quot;'&quot; &amp; [.B224] &amp; &quot;'.$A$1:$Z$1&quot;); 0))); &quot;&quot;)">
            <text:p/>
          </table:table-cell>
          <table:table-cell table:formula="of:=IF([.C224]&lt;&gt;&quot;&quot;; SUM(INDEX(INDIRECT(&quot;'&quot; &amp; [.B224] &amp; &quot;'.$A$1:$Z$1000&quot;); 0; MATCH(&quot;cost&quot;; INDIRECT(&quot;'&quot; &amp; [.B224] &amp; &quot;'.$A$1:$Z$1&quot;); 0))); &quot;&quot;)">
            <text:p/>
          </table:table-cell>
          <table:table-cell table:style-name="ce39" table:formula="of:=IF([.C224]&lt;&gt;&quot;&quot;; SUM(INDEX(INDIRECT(&quot;'&quot; &amp; [.B224] &amp; &quot;'.$A$1:$Z$1000&quot;); 0; MATCH(&quot;total_assembly_time_min&quot;; INDIRECT(&quot;'&quot; &amp; [.B224] &amp; &quot;'.$A$1:$Z$1&quot;); 0)))/60; &quot;&quot;)">
            <text:p/>
          </table:table-cell>
          <table:table-cell table:content-validation-name="val5" table:formula="of:=IF([.C224]&lt;&gt;&quot;&quot;; [$values.$B$2]; &quot;&quot;)">
            <text:p/>
          </table:table-cell>
          <table:table-cell table:style-name="ce37" table:formula="of:=IF([.C224]&lt;&gt;&quot;&quot;; [.F224]*[.G224]; &quot;&quot;)">
            <text:p/>
          </table:table-cell>
          <table:table-cell table:style-name="ce37" table:formula="of:=IF([.C224]&lt;&gt;&quot;&quot;; [.H224]+[.E224]; &quot;&quot;)">
            <text:p/>
          </table:table-cell>
          <table:table-cell/>
          <table:table-cell table:formula="of:=IF([.C224]&lt;&gt;&quot;&quot;; [.L224]-[.I224]; &quot;&quot;)">
            <text:p/>
          </table:table-cell>
          <table:table-cell table:style-name="ce37" table:formula="of:=IF([.C224]&lt;&gt;&quot;&quot;; [.I224]/(1-[.J224]); &quot;&quot;)">
            <text:p/>
          </table:table-cell>
          <table:table-cell table:content-validation-name="val5" table:formula="of:=IF([.C224]&lt;&gt;&quot;&quot;; [$values.$A$2]; &quot;&quot;)">
            <text:p/>
          </table:table-cell>
          <table:table-cell table:style-name="ce37" table:formula="of:=IF([.C224]&lt;&gt;&quot;&quot;; [.O224]-[.L224]; &quot;&quot;)">
            <text:p/>
          </table:table-cell>
          <table:table-cell table:style-name="ce37" table:formula="of:=IF([.C224]&lt;&gt;&quot;&quot;; [.L224]/(1-[.M224]); &quot;&quot;)">
            <text:p/>
          </table:table-cell>
          <table:table-cell table:number-columns-repeated="1009"/>
        </table:table-row>
        <table:table-row table:style-name="ro1">
          <table:table-cell office:value-type="string" calcext:value-type="string">
            <text:p>5355f0f4-4bcb-42de-9e7c-a8ce80020213</text:p>
          </table:table-cell>
          <table:table-cell office:value-type="string" calcext:value-type="string">
            <text:p>bom_00224</text:p>
          </table:table-cell>
          <table:table-cell/>
          <table:table-cell table:formula="of:=IF([.C225]&lt;&gt;&quot;&quot;; SUM(INDEX(INDIRECT(&quot;'&quot; &amp; [.B225] &amp; &quot;'.$A$1:$Z$1000&quot;); 0; MATCH(&quot;count&quot;; INDIRECT(&quot;'&quot; &amp; [.B225] &amp; &quot;'.$A$1:$Z$1&quot;); 0))); &quot;&quot;)">
            <text:p/>
          </table:table-cell>
          <table:table-cell table:formula="of:=IF([.C225]&lt;&gt;&quot;&quot;; SUM(INDEX(INDIRECT(&quot;'&quot; &amp; [.B225] &amp; &quot;'.$A$1:$Z$1000&quot;); 0; MATCH(&quot;cost&quot;; INDIRECT(&quot;'&quot; &amp; [.B225] &amp; &quot;'.$A$1:$Z$1&quot;); 0))); &quot;&quot;)">
            <text:p/>
          </table:table-cell>
          <table:table-cell table:style-name="ce39" table:formula="of:=IF([.C225]&lt;&gt;&quot;&quot;; SUM(INDEX(INDIRECT(&quot;'&quot; &amp; [.B225] &amp; &quot;'.$A$1:$Z$1000&quot;); 0; MATCH(&quot;total_assembly_time_min&quot;; INDIRECT(&quot;'&quot; &amp; [.B225] &amp; &quot;'.$A$1:$Z$1&quot;); 0)))/60; &quot;&quot;)">
            <text:p/>
          </table:table-cell>
          <table:table-cell table:content-validation-name="val5" table:formula="of:=IF([.C225]&lt;&gt;&quot;&quot;; [$values.$B$2]; &quot;&quot;)">
            <text:p/>
          </table:table-cell>
          <table:table-cell table:style-name="ce37" table:formula="of:=IF([.C225]&lt;&gt;&quot;&quot;; [.F225]*[.G225]; &quot;&quot;)">
            <text:p/>
          </table:table-cell>
          <table:table-cell table:style-name="ce37" table:formula="of:=IF([.C225]&lt;&gt;&quot;&quot;; [.H225]+[.E225]; &quot;&quot;)">
            <text:p/>
          </table:table-cell>
          <table:table-cell/>
          <table:table-cell table:formula="of:=IF([.C225]&lt;&gt;&quot;&quot;; [.L225]-[.I225]; &quot;&quot;)">
            <text:p/>
          </table:table-cell>
          <table:table-cell table:style-name="ce37" table:formula="of:=IF([.C225]&lt;&gt;&quot;&quot;; [.I225]/(1-[.J225]); &quot;&quot;)">
            <text:p/>
          </table:table-cell>
          <table:table-cell table:content-validation-name="val5" table:formula="of:=IF([.C225]&lt;&gt;&quot;&quot;; [$values.$A$2]; &quot;&quot;)">
            <text:p/>
          </table:table-cell>
          <table:table-cell table:style-name="ce37" table:formula="of:=IF([.C225]&lt;&gt;&quot;&quot;; [.O225]-[.L225]; &quot;&quot;)">
            <text:p/>
          </table:table-cell>
          <table:table-cell table:style-name="ce37" table:formula="of:=IF([.C225]&lt;&gt;&quot;&quot;; [.L225]/(1-[.M225]); &quot;&quot;)">
            <text:p/>
          </table:table-cell>
          <table:table-cell table:number-columns-repeated="1009"/>
        </table:table-row>
        <table:table-row table:style-name="ro1">
          <table:table-cell office:value-type="string" calcext:value-type="string">
            <text:p>5b56f7f7-be80-4688-ba96-b7a0a57727ab</text:p>
          </table:table-cell>
          <table:table-cell office:value-type="string" calcext:value-type="string">
            <text:p>bom_00225</text:p>
          </table:table-cell>
          <table:table-cell/>
          <table:table-cell table:formula="of:=IF([.C226]&lt;&gt;&quot;&quot;; SUM(INDEX(INDIRECT(&quot;'&quot; &amp; [.B226] &amp; &quot;'.$A$1:$Z$1000&quot;); 0; MATCH(&quot;count&quot;; INDIRECT(&quot;'&quot; &amp; [.B226] &amp; &quot;'.$A$1:$Z$1&quot;); 0))); &quot;&quot;)">
            <text:p/>
          </table:table-cell>
          <table:table-cell table:formula="of:=IF([.C226]&lt;&gt;&quot;&quot;; SUM(INDEX(INDIRECT(&quot;'&quot; &amp; [.B226] &amp; &quot;'.$A$1:$Z$1000&quot;); 0; MATCH(&quot;cost&quot;; INDIRECT(&quot;'&quot; &amp; [.B226] &amp; &quot;'.$A$1:$Z$1&quot;); 0))); &quot;&quot;)">
            <text:p/>
          </table:table-cell>
          <table:table-cell table:style-name="ce39" table:formula="of:=IF([.C226]&lt;&gt;&quot;&quot;; SUM(INDEX(INDIRECT(&quot;'&quot; &amp; [.B226] &amp; &quot;'.$A$1:$Z$1000&quot;); 0; MATCH(&quot;total_assembly_time_min&quot;; INDIRECT(&quot;'&quot; &amp; [.B226] &amp; &quot;'.$A$1:$Z$1&quot;); 0)))/60; &quot;&quot;)">
            <text:p/>
          </table:table-cell>
          <table:table-cell table:content-validation-name="val5" table:formula="of:=IF([.C226]&lt;&gt;&quot;&quot;; [$values.$B$2]; &quot;&quot;)">
            <text:p/>
          </table:table-cell>
          <table:table-cell table:style-name="ce37" table:formula="of:=IF([.C226]&lt;&gt;&quot;&quot;; [.F226]*[.G226]; &quot;&quot;)">
            <text:p/>
          </table:table-cell>
          <table:table-cell table:style-name="ce37" table:formula="of:=IF([.C226]&lt;&gt;&quot;&quot;; [.H226]+[.E226]; &quot;&quot;)">
            <text:p/>
          </table:table-cell>
          <table:table-cell/>
          <table:table-cell table:formula="of:=IF([.C226]&lt;&gt;&quot;&quot;; [.L226]-[.I226]; &quot;&quot;)">
            <text:p/>
          </table:table-cell>
          <table:table-cell table:style-name="ce37" table:formula="of:=IF([.C226]&lt;&gt;&quot;&quot;; [.I226]/(1-[.J226]); &quot;&quot;)">
            <text:p/>
          </table:table-cell>
          <table:table-cell table:content-validation-name="val5" table:formula="of:=IF([.C226]&lt;&gt;&quot;&quot;; [$values.$A$2]; &quot;&quot;)">
            <text:p/>
          </table:table-cell>
          <table:table-cell table:style-name="ce37" table:formula="of:=IF([.C226]&lt;&gt;&quot;&quot;; [.O226]-[.L226]; &quot;&quot;)">
            <text:p/>
          </table:table-cell>
          <table:table-cell table:style-name="ce37" table:formula="of:=IF([.C226]&lt;&gt;&quot;&quot;; [.L226]/(1-[.M226]); &quot;&quot;)">
            <text:p/>
          </table:table-cell>
          <table:table-cell table:number-columns-repeated="1009"/>
        </table:table-row>
        <table:table-row table:style-name="ro1">
          <table:table-cell office:value-type="string" calcext:value-type="string">
            <text:p>f8ab823a-8d7f-42d4-9f98-6716d37740e8</text:p>
          </table:table-cell>
          <table:table-cell office:value-type="string" calcext:value-type="string">
            <text:p>bom_00226</text:p>
          </table:table-cell>
          <table:table-cell/>
          <table:table-cell table:formula="of:=IF([.C227]&lt;&gt;&quot;&quot;; SUM(INDEX(INDIRECT(&quot;'&quot; &amp; [.B227] &amp; &quot;'.$A$1:$Z$1000&quot;); 0; MATCH(&quot;count&quot;; INDIRECT(&quot;'&quot; &amp; [.B227] &amp; &quot;'.$A$1:$Z$1&quot;); 0))); &quot;&quot;)">
            <text:p/>
          </table:table-cell>
          <table:table-cell table:formula="of:=IF([.C227]&lt;&gt;&quot;&quot;; SUM(INDEX(INDIRECT(&quot;'&quot; &amp; [.B227] &amp; &quot;'.$A$1:$Z$1000&quot;); 0; MATCH(&quot;cost&quot;; INDIRECT(&quot;'&quot; &amp; [.B227] &amp; &quot;'.$A$1:$Z$1&quot;); 0))); &quot;&quot;)">
            <text:p/>
          </table:table-cell>
          <table:table-cell table:style-name="ce39" table:formula="of:=IF([.C227]&lt;&gt;&quot;&quot;; SUM(INDEX(INDIRECT(&quot;'&quot; &amp; [.B227] &amp; &quot;'.$A$1:$Z$1000&quot;); 0; MATCH(&quot;total_assembly_time_min&quot;; INDIRECT(&quot;'&quot; &amp; [.B227] &amp; &quot;'.$A$1:$Z$1&quot;); 0)))/60; &quot;&quot;)">
            <text:p/>
          </table:table-cell>
          <table:table-cell table:content-validation-name="val5" table:formula="of:=IF([.C227]&lt;&gt;&quot;&quot;; [$values.$B$2]; &quot;&quot;)">
            <text:p/>
          </table:table-cell>
          <table:table-cell table:style-name="ce37" table:formula="of:=IF([.C227]&lt;&gt;&quot;&quot;; [.F227]*[.G227]; &quot;&quot;)">
            <text:p/>
          </table:table-cell>
          <table:table-cell table:style-name="ce37" table:formula="of:=IF([.C227]&lt;&gt;&quot;&quot;; [.H227]+[.E227]; &quot;&quot;)">
            <text:p/>
          </table:table-cell>
          <table:table-cell/>
          <table:table-cell table:formula="of:=IF([.C227]&lt;&gt;&quot;&quot;; [.L227]-[.I227]; &quot;&quot;)">
            <text:p/>
          </table:table-cell>
          <table:table-cell table:style-name="ce37" table:formula="of:=IF([.C227]&lt;&gt;&quot;&quot;; [.I227]/(1-[.J227]); &quot;&quot;)">
            <text:p/>
          </table:table-cell>
          <table:table-cell table:content-validation-name="val5" table:formula="of:=IF([.C227]&lt;&gt;&quot;&quot;; [$values.$A$2]; &quot;&quot;)">
            <text:p/>
          </table:table-cell>
          <table:table-cell table:style-name="ce37" table:formula="of:=IF([.C227]&lt;&gt;&quot;&quot;; [.O227]-[.L227]; &quot;&quot;)">
            <text:p/>
          </table:table-cell>
          <table:table-cell table:style-name="ce37" table:formula="of:=IF([.C227]&lt;&gt;&quot;&quot;; [.L227]/(1-[.M227]); &quot;&quot;)">
            <text:p/>
          </table:table-cell>
          <table:table-cell table:number-columns-repeated="1009"/>
        </table:table-row>
        <table:table-row table:style-name="ro1">
          <table:table-cell office:value-type="string" calcext:value-type="string">
            <text:p>adf71499-b725-49d1-b196-6eb9e6bb5a14</text:p>
          </table:table-cell>
          <table:table-cell office:value-type="string" calcext:value-type="string">
            <text:p>bom_00227</text:p>
          </table:table-cell>
          <table:table-cell/>
          <table:table-cell table:formula="of:=IF([.C228]&lt;&gt;&quot;&quot;; SUM(INDEX(INDIRECT(&quot;'&quot; &amp; [.B228] &amp; &quot;'.$A$1:$Z$1000&quot;); 0; MATCH(&quot;count&quot;; INDIRECT(&quot;'&quot; &amp; [.B228] &amp; &quot;'.$A$1:$Z$1&quot;); 0))); &quot;&quot;)">
            <text:p/>
          </table:table-cell>
          <table:table-cell table:formula="of:=IF([.C228]&lt;&gt;&quot;&quot;; SUM(INDEX(INDIRECT(&quot;'&quot; &amp; [.B228] &amp; &quot;'.$A$1:$Z$1000&quot;); 0; MATCH(&quot;cost&quot;; INDIRECT(&quot;'&quot; &amp; [.B228] &amp; &quot;'.$A$1:$Z$1&quot;); 0))); &quot;&quot;)">
            <text:p/>
          </table:table-cell>
          <table:table-cell table:style-name="ce39" table:formula="of:=IF([.C228]&lt;&gt;&quot;&quot;; SUM(INDEX(INDIRECT(&quot;'&quot; &amp; [.B228] &amp; &quot;'.$A$1:$Z$1000&quot;); 0; MATCH(&quot;total_assembly_time_min&quot;; INDIRECT(&quot;'&quot; &amp; [.B228] &amp; &quot;'.$A$1:$Z$1&quot;); 0)))/60; &quot;&quot;)">
            <text:p/>
          </table:table-cell>
          <table:table-cell table:content-validation-name="val5" table:formula="of:=IF([.C228]&lt;&gt;&quot;&quot;; [$values.$B$2]; &quot;&quot;)">
            <text:p/>
          </table:table-cell>
          <table:table-cell table:style-name="ce37" table:formula="of:=IF([.C228]&lt;&gt;&quot;&quot;; [.F228]*[.G228]; &quot;&quot;)">
            <text:p/>
          </table:table-cell>
          <table:table-cell table:style-name="ce37" table:formula="of:=IF([.C228]&lt;&gt;&quot;&quot;; [.H228]+[.E228]; &quot;&quot;)">
            <text:p/>
          </table:table-cell>
          <table:table-cell/>
          <table:table-cell table:formula="of:=IF([.C228]&lt;&gt;&quot;&quot;; [.L228]-[.I228]; &quot;&quot;)">
            <text:p/>
          </table:table-cell>
          <table:table-cell table:style-name="ce37" table:formula="of:=IF([.C228]&lt;&gt;&quot;&quot;; [.I228]/(1-[.J228]); &quot;&quot;)">
            <text:p/>
          </table:table-cell>
          <table:table-cell table:content-validation-name="val5" table:formula="of:=IF([.C228]&lt;&gt;&quot;&quot;; [$values.$A$2]; &quot;&quot;)">
            <text:p/>
          </table:table-cell>
          <table:table-cell table:style-name="ce37" table:formula="of:=IF([.C228]&lt;&gt;&quot;&quot;; [.O228]-[.L228]; &quot;&quot;)">
            <text:p/>
          </table:table-cell>
          <table:table-cell table:style-name="ce37" table:formula="of:=IF([.C228]&lt;&gt;&quot;&quot;; [.L228]/(1-[.M228]); &quot;&quot;)">
            <text:p/>
          </table:table-cell>
          <table:table-cell table:number-columns-repeated="1009"/>
        </table:table-row>
        <table:table-row table:style-name="ro1">
          <table:table-cell office:value-type="string" calcext:value-type="string">
            <text:p>f7eaa9b7-6b78-42a9-88a6-0b18e22d354c</text:p>
          </table:table-cell>
          <table:table-cell office:value-type="string" calcext:value-type="string">
            <text:p>bom_00228</text:p>
          </table:table-cell>
          <table:table-cell/>
          <table:table-cell table:formula="of:=IF([.C229]&lt;&gt;&quot;&quot;; SUM(INDEX(INDIRECT(&quot;'&quot; &amp; [.B229] &amp; &quot;'.$A$1:$Z$1000&quot;); 0; MATCH(&quot;count&quot;; INDIRECT(&quot;'&quot; &amp; [.B229] &amp; &quot;'.$A$1:$Z$1&quot;); 0))); &quot;&quot;)">
            <text:p/>
          </table:table-cell>
          <table:table-cell table:formula="of:=IF([.C229]&lt;&gt;&quot;&quot;; SUM(INDEX(INDIRECT(&quot;'&quot; &amp; [.B229] &amp; &quot;'.$A$1:$Z$1000&quot;); 0; MATCH(&quot;cost&quot;; INDIRECT(&quot;'&quot; &amp; [.B229] &amp; &quot;'.$A$1:$Z$1&quot;); 0))); &quot;&quot;)">
            <text:p/>
          </table:table-cell>
          <table:table-cell table:style-name="ce39" table:formula="of:=IF([.C229]&lt;&gt;&quot;&quot;; SUM(INDEX(INDIRECT(&quot;'&quot; &amp; [.B229] &amp; &quot;'.$A$1:$Z$1000&quot;); 0; MATCH(&quot;total_assembly_time_min&quot;; INDIRECT(&quot;'&quot; &amp; [.B229] &amp; &quot;'.$A$1:$Z$1&quot;); 0)))/60; &quot;&quot;)">
            <text:p/>
          </table:table-cell>
          <table:table-cell table:content-validation-name="val5" table:formula="of:=IF([.C229]&lt;&gt;&quot;&quot;; [$values.$B$2]; &quot;&quot;)">
            <text:p/>
          </table:table-cell>
          <table:table-cell table:style-name="ce37" table:formula="of:=IF([.C229]&lt;&gt;&quot;&quot;; [.F229]*[.G229]; &quot;&quot;)">
            <text:p/>
          </table:table-cell>
          <table:table-cell table:style-name="ce37" table:formula="of:=IF([.C229]&lt;&gt;&quot;&quot;; [.H229]+[.E229]; &quot;&quot;)">
            <text:p/>
          </table:table-cell>
          <table:table-cell/>
          <table:table-cell table:formula="of:=IF([.C229]&lt;&gt;&quot;&quot;; [.L229]-[.I229]; &quot;&quot;)">
            <text:p/>
          </table:table-cell>
          <table:table-cell table:style-name="ce37" table:formula="of:=IF([.C229]&lt;&gt;&quot;&quot;; [.I229]/(1-[.J229]); &quot;&quot;)">
            <text:p/>
          </table:table-cell>
          <table:table-cell table:content-validation-name="val5" table:formula="of:=IF([.C229]&lt;&gt;&quot;&quot;; [$values.$A$2]; &quot;&quot;)">
            <text:p/>
          </table:table-cell>
          <table:table-cell table:style-name="ce37" table:formula="of:=IF([.C229]&lt;&gt;&quot;&quot;; [.O229]-[.L229]; &quot;&quot;)">
            <text:p/>
          </table:table-cell>
          <table:table-cell table:style-name="ce37" table:formula="of:=IF([.C229]&lt;&gt;&quot;&quot;; [.L229]/(1-[.M229]); &quot;&quot;)">
            <text:p/>
          </table:table-cell>
          <table:table-cell table:number-columns-repeated="1009"/>
        </table:table-row>
        <table:table-row table:style-name="ro1">
          <table:table-cell office:value-type="string" calcext:value-type="string">
            <text:p>4b749e48-dc41-4293-bd1d-42ffb1f0840b</text:p>
          </table:table-cell>
          <table:table-cell office:value-type="string" calcext:value-type="string">
            <text:p>bom_00229</text:p>
          </table:table-cell>
          <table:table-cell/>
          <table:table-cell table:formula="of:=IF([.C230]&lt;&gt;&quot;&quot;; SUM(INDEX(INDIRECT(&quot;'&quot; &amp; [.B230] &amp; &quot;'.$A$1:$Z$1000&quot;); 0; MATCH(&quot;count&quot;; INDIRECT(&quot;'&quot; &amp; [.B230] &amp; &quot;'.$A$1:$Z$1&quot;); 0))); &quot;&quot;)">
            <text:p/>
          </table:table-cell>
          <table:table-cell table:formula="of:=IF([.C230]&lt;&gt;&quot;&quot;; SUM(INDEX(INDIRECT(&quot;'&quot; &amp; [.B230] &amp; &quot;'.$A$1:$Z$1000&quot;); 0; MATCH(&quot;cost&quot;; INDIRECT(&quot;'&quot; &amp; [.B230] &amp; &quot;'.$A$1:$Z$1&quot;); 0))); &quot;&quot;)">
            <text:p/>
          </table:table-cell>
          <table:table-cell table:style-name="ce39" table:formula="of:=IF([.C230]&lt;&gt;&quot;&quot;; SUM(INDEX(INDIRECT(&quot;'&quot; &amp; [.B230] &amp; &quot;'.$A$1:$Z$1000&quot;); 0; MATCH(&quot;total_assembly_time_min&quot;; INDIRECT(&quot;'&quot; &amp; [.B230] &amp; &quot;'.$A$1:$Z$1&quot;); 0)))/60; &quot;&quot;)">
            <text:p/>
          </table:table-cell>
          <table:table-cell table:content-validation-name="val5" table:formula="of:=IF([.C230]&lt;&gt;&quot;&quot;; [$values.$B$2]; &quot;&quot;)">
            <text:p/>
          </table:table-cell>
          <table:table-cell table:style-name="ce37" table:formula="of:=IF([.C230]&lt;&gt;&quot;&quot;; [.F230]*[.G230]; &quot;&quot;)">
            <text:p/>
          </table:table-cell>
          <table:table-cell table:style-name="ce37" table:formula="of:=IF([.C230]&lt;&gt;&quot;&quot;; [.H230]+[.E230]; &quot;&quot;)">
            <text:p/>
          </table:table-cell>
          <table:table-cell/>
          <table:table-cell table:formula="of:=IF([.C230]&lt;&gt;&quot;&quot;; [.L230]-[.I230]; &quot;&quot;)">
            <text:p/>
          </table:table-cell>
          <table:table-cell table:style-name="ce37" table:formula="of:=IF([.C230]&lt;&gt;&quot;&quot;; [.I230]/(1-[.J230]); &quot;&quot;)">
            <text:p/>
          </table:table-cell>
          <table:table-cell table:content-validation-name="val5" table:formula="of:=IF([.C230]&lt;&gt;&quot;&quot;; [$values.$A$2]; &quot;&quot;)">
            <text:p/>
          </table:table-cell>
          <table:table-cell table:style-name="ce37" table:formula="of:=IF([.C230]&lt;&gt;&quot;&quot;; [.O230]-[.L230]; &quot;&quot;)">
            <text:p/>
          </table:table-cell>
          <table:table-cell table:style-name="ce37" table:formula="of:=IF([.C230]&lt;&gt;&quot;&quot;; [.L230]/(1-[.M230]); &quot;&quot;)">
            <text:p/>
          </table:table-cell>
          <table:table-cell table:number-columns-repeated="1009"/>
        </table:table-row>
        <table:table-row table:style-name="ro1">
          <table:table-cell office:value-type="string" calcext:value-type="string">
            <text:p>980c4057-4664-45ac-b0a3-7e6914b43fa0</text:p>
          </table:table-cell>
          <table:table-cell office:value-type="string" calcext:value-type="string">
            <text:p>bom_00230</text:p>
          </table:table-cell>
          <table:table-cell/>
          <table:table-cell table:formula="of:=IF([.C231]&lt;&gt;&quot;&quot;; SUM(INDEX(INDIRECT(&quot;'&quot; &amp; [.B231] &amp; &quot;'.$A$1:$Z$1000&quot;); 0; MATCH(&quot;count&quot;; INDIRECT(&quot;'&quot; &amp; [.B231] &amp; &quot;'.$A$1:$Z$1&quot;); 0))); &quot;&quot;)">
            <text:p/>
          </table:table-cell>
          <table:table-cell table:formula="of:=IF([.C231]&lt;&gt;&quot;&quot;; SUM(INDEX(INDIRECT(&quot;'&quot; &amp; [.B231] &amp; &quot;'.$A$1:$Z$1000&quot;); 0; MATCH(&quot;cost&quot;; INDIRECT(&quot;'&quot; &amp; [.B231] &amp; &quot;'.$A$1:$Z$1&quot;); 0))); &quot;&quot;)">
            <text:p/>
          </table:table-cell>
          <table:table-cell table:style-name="ce39" table:formula="of:=IF([.C231]&lt;&gt;&quot;&quot;; SUM(INDEX(INDIRECT(&quot;'&quot; &amp; [.B231] &amp; &quot;'.$A$1:$Z$1000&quot;); 0; MATCH(&quot;total_assembly_time_min&quot;; INDIRECT(&quot;'&quot; &amp; [.B231] &amp; &quot;'.$A$1:$Z$1&quot;); 0)))/60; &quot;&quot;)">
            <text:p/>
          </table:table-cell>
          <table:table-cell table:content-validation-name="val5" table:formula="of:=IF([.C231]&lt;&gt;&quot;&quot;; [$values.$B$2]; &quot;&quot;)">
            <text:p/>
          </table:table-cell>
          <table:table-cell table:style-name="ce37" table:formula="of:=IF([.C231]&lt;&gt;&quot;&quot;; [.F231]*[.G231]; &quot;&quot;)">
            <text:p/>
          </table:table-cell>
          <table:table-cell table:style-name="ce37" table:formula="of:=IF([.C231]&lt;&gt;&quot;&quot;; [.H231]+[.E231]; &quot;&quot;)">
            <text:p/>
          </table:table-cell>
          <table:table-cell/>
          <table:table-cell table:formula="of:=IF([.C231]&lt;&gt;&quot;&quot;; [.L231]-[.I231]; &quot;&quot;)">
            <text:p/>
          </table:table-cell>
          <table:table-cell table:style-name="ce37" table:formula="of:=IF([.C231]&lt;&gt;&quot;&quot;; [.I231]/(1-[.J231]); &quot;&quot;)">
            <text:p/>
          </table:table-cell>
          <table:table-cell table:content-validation-name="val5" table:formula="of:=IF([.C231]&lt;&gt;&quot;&quot;; [$values.$A$2]; &quot;&quot;)">
            <text:p/>
          </table:table-cell>
          <table:table-cell table:style-name="ce37" table:formula="of:=IF([.C231]&lt;&gt;&quot;&quot;; [.O231]-[.L231]; &quot;&quot;)">
            <text:p/>
          </table:table-cell>
          <table:table-cell table:style-name="ce37" table:formula="of:=IF([.C231]&lt;&gt;&quot;&quot;; [.L231]/(1-[.M231]); &quot;&quot;)">
            <text:p/>
          </table:table-cell>
          <table:table-cell table:number-columns-repeated="1009"/>
        </table:table-row>
        <table:table-row table:style-name="ro1">
          <table:table-cell office:value-type="string" calcext:value-type="string">
            <text:p>bf1ee1f3-30be-4aa4-bd98-5febd4eddcf4</text:p>
          </table:table-cell>
          <table:table-cell office:value-type="string" calcext:value-type="string">
            <text:p>bom_00231</text:p>
          </table:table-cell>
          <table:table-cell/>
          <table:table-cell table:formula="of:=IF([.C232]&lt;&gt;&quot;&quot;; SUM(INDEX(INDIRECT(&quot;'&quot; &amp; [.B232] &amp; &quot;'.$A$1:$Z$1000&quot;); 0; MATCH(&quot;count&quot;; INDIRECT(&quot;'&quot; &amp; [.B232] &amp; &quot;'.$A$1:$Z$1&quot;); 0))); &quot;&quot;)">
            <text:p/>
          </table:table-cell>
          <table:table-cell table:formula="of:=IF([.C232]&lt;&gt;&quot;&quot;; SUM(INDEX(INDIRECT(&quot;'&quot; &amp; [.B232] &amp; &quot;'.$A$1:$Z$1000&quot;); 0; MATCH(&quot;cost&quot;; INDIRECT(&quot;'&quot; &amp; [.B232] &amp; &quot;'.$A$1:$Z$1&quot;); 0))); &quot;&quot;)">
            <text:p/>
          </table:table-cell>
          <table:table-cell table:style-name="ce39" table:formula="of:=IF([.C232]&lt;&gt;&quot;&quot;; SUM(INDEX(INDIRECT(&quot;'&quot; &amp; [.B232] &amp; &quot;'.$A$1:$Z$1000&quot;); 0; MATCH(&quot;total_assembly_time_min&quot;; INDIRECT(&quot;'&quot; &amp; [.B232] &amp; &quot;'.$A$1:$Z$1&quot;); 0)))/60; &quot;&quot;)">
            <text:p/>
          </table:table-cell>
          <table:table-cell table:content-validation-name="val5" table:formula="of:=IF([.C232]&lt;&gt;&quot;&quot;; [$values.$B$2]; &quot;&quot;)">
            <text:p/>
          </table:table-cell>
          <table:table-cell table:style-name="ce37" table:formula="of:=IF([.C232]&lt;&gt;&quot;&quot;; [.F232]*[.G232]; &quot;&quot;)">
            <text:p/>
          </table:table-cell>
          <table:table-cell table:style-name="ce37" table:formula="of:=IF([.C232]&lt;&gt;&quot;&quot;; [.H232]+[.E232]; &quot;&quot;)">
            <text:p/>
          </table:table-cell>
          <table:table-cell/>
          <table:table-cell table:formula="of:=IF([.C232]&lt;&gt;&quot;&quot;; [.L232]-[.I232]; &quot;&quot;)">
            <text:p/>
          </table:table-cell>
          <table:table-cell table:style-name="ce37" table:formula="of:=IF([.C232]&lt;&gt;&quot;&quot;; [.I232]/(1-[.J232]); &quot;&quot;)">
            <text:p/>
          </table:table-cell>
          <table:table-cell table:content-validation-name="val5" table:formula="of:=IF([.C232]&lt;&gt;&quot;&quot;; [$values.$A$2]; &quot;&quot;)">
            <text:p/>
          </table:table-cell>
          <table:table-cell table:style-name="ce37" table:formula="of:=IF([.C232]&lt;&gt;&quot;&quot;; [.O232]-[.L232]; &quot;&quot;)">
            <text:p/>
          </table:table-cell>
          <table:table-cell table:style-name="ce37" table:formula="of:=IF([.C232]&lt;&gt;&quot;&quot;; [.L232]/(1-[.M232]); &quot;&quot;)">
            <text:p/>
          </table:table-cell>
          <table:table-cell table:number-columns-repeated="1009"/>
        </table:table-row>
        <table:table-row table:style-name="ro1">
          <table:table-cell office:value-type="string" calcext:value-type="string">
            <text:p>ad290138-0a16-49f1-93d5-b6c945f238ce</text:p>
          </table:table-cell>
          <table:table-cell office:value-type="string" calcext:value-type="string">
            <text:p>bom_00232</text:p>
          </table:table-cell>
          <table:table-cell/>
          <table:table-cell table:formula="of:=IF([.C233]&lt;&gt;&quot;&quot;; SUM(INDEX(INDIRECT(&quot;'&quot; &amp; [.B233] &amp; &quot;'.$A$1:$Z$1000&quot;); 0; MATCH(&quot;count&quot;; INDIRECT(&quot;'&quot; &amp; [.B233] &amp; &quot;'.$A$1:$Z$1&quot;); 0))); &quot;&quot;)">
            <text:p/>
          </table:table-cell>
          <table:table-cell table:formula="of:=IF([.C233]&lt;&gt;&quot;&quot;; SUM(INDEX(INDIRECT(&quot;'&quot; &amp; [.B233] &amp; &quot;'.$A$1:$Z$1000&quot;); 0; MATCH(&quot;cost&quot;; INDIRECT(&quot;'&quot; &amp; [.B233] &amp; &quot;'.$A$1:$Z$1&quot;); 0))); &quot;&quot;)">
            <text:p/>
          </table:table-cell>
          <table:table-cell table:style-name="ce39" table:formula="of:=IF([.C233]&lt;&gt;&quot;&quot;; SUM(INDEX(INDIRECT(&quot;'&quot; &amp; [.B233] &amp; &quot;'.$A$1:$Z$1000&quot;); 0; MATCH(&quot;total_assembly_time_min&quot;; INDIRECT(&quot;'&quot; &amp; [.B233] &amp; &quot;'.$A$1:$Z$1&quot;); 0)))/60; &quot;&quot;)">
            <text:p/>
          </table:table-cell>
          <table:table-cell table:content-validation-name="val5" table:formula="of:=IF([.C233]&lt;&gt;&quot;&quot;; [$values.$B$2]; &quot;&quot;)">
            <text:p/>
          </table:table-cell>
          <table:table-cell table:style-name="ce37" table:formula="of:=IF([.C233]&lt;&gt;&quot;&quot;; [.F233]*[.G233]; &quot;&quot;)">
            <text:p/>
          </table:table-cell>
          <table:table-cell table:style-name="ce37" table:formula="of:=IF([.C233]&lt;&gt;&quot;&quot;; [.H233]+[.E233]; &quot;&quot;)">
            <text:p/>
          </table:table-cell>
          <table:table-cell/>
          <table:table-cell table:formula="of:=IF([.C233]&lt;&gt;&quot;&quot;; [.L233]-[.I233]; &quot;&quot;)">
            <text:p/>
          </table:table-cell>
          <table:table-cell table:style-name="ce37" table:formula="of:=IF([.C233]&lt;&gt;&quot;&quot;; [.I233]/(1-[.J233]); &quot;&quot;)">
            <text:p/>
          </table:table-cell>
          <table:table-cell table:content-validation-name="val5" table:formula="of:=IF([.C233]&lt;&gt;&quot;&quot;; [$values.$A$2]; &quot;&quot;)">
            <text:p/>
          </table:table-cell>
          <table:table-cell table:style-name="ce37" table:formula="of:=IF([.C233]&lt;&gt;&quot;&quot;; [.O233]-[.L233]; &quot;&quot;)">
            <text:p/>
          </table:table-cell>
          <table:table-cell table:style-name="ce37" table:formula="of:=IF([.C233]&lt;&gt;&quot;&quot;; [.L233]/(1-[.M233]); &quot;&quot;)">
            <text:p/>
          </table:table-cell>
          <table:table-cell table:number-columns-repeated="1009"/>
        </table:table-row>
        <table:table-row table:style-name="ro1">
          <table:table-cell office:value-type="string" calcext:value-type="string">
            <text:p>d9c11c73-bed0-48e4-95fb-9b43d2b46830</text:p>
          </table:table-cell>
          <table:table-cell office:value-type="string" calcext:value-type="string">
            <text:p>bom_00233</text:p>
          </table:table-cell>
          <table:table-cell/>
          <table:table-cell table:formula="of:=IF([.C234]&lt;&gt;&quot;&quot;; SUM(INDEX(INDIRECT(&quot;'&quot; &amp; [.B234] &amp; &quot;'.$A$1:$Z$1000&quot;); 0; MATCH(&quot;count&quot;; INDIRECT(&quot;'&quot; &amp; [.B234] &amp; &quot;'.$A$1:$Z$1&quot;); 0))); &quot;&quot;)">
            <text:p/>
          </table:table-cell>
          <table:table-cell table:formula="of:=IF([.C234]&lt;&gt;&quot;&quot;; SUM(INDEX(INDIRECT(&quot;'&quot; &amp; [.B234] &amp; &quot;'.$A$1:$Z$1000&quot;); 0; MATCH(&quot;cost&quot;; INDIRECT(&quot;'&quot; &amp; [.B234] &amp; &quot;'.$A$1:$Z$1&quot;); 0))); &quot;&quot;)">
            <text:p/>
          </table:table-cell>
          <table:table-cell table:style-name="ce39" table:formula="of:=IF([.C234]&lt;&gt;&quot;&quot;; SUM(INDEX(INDIRECT(&quot;'&quot; &amp; [.B234] &amp; &quot;'.$A$1:$Z$1000&quot;); 0; MATCH(&quot;total_assembly_time_min&quot;; INDIRECT(&quot;'&quot; &amp; [.B234] &amp; &quot;'.$A$1:$Z$1&quot;); 0)))/60; &quot;&quot;)">
            <text:p/>
          </table:table-cell>
          <table:table-cell table:content-validation-name="val5" table:formula="of:=IF([.C234]&lt;&gt;&quot;&quot;; [$values.$B$2]; &quot;&quot;)">
            <text:p/>
          </table:table-cell>
          <table:table-cell table:style-name="ce37" table:formula="of:=IF([.C234]&lt;&gt;&quot;&quot;; [.F234]*[.G234]; &quot;&quot;)">
            <text:p/>
          </table:table-cell>
          <table:table-cell table:style-name="ce37" table:formula="of:=IF([.C234]&lt;&gt;&quot;&quot;; [.H234]+[.E234]; &quot;&quot;)">
            <text:p/>
          </table:table-cell>
          <table:table-cell/>
          <table:table-cell table:formula="of:=IF([.C234]&lt;&gt;&quot;&quot;; [.L234]-[.I234]; &quot;&quot;)">
            <text:p/>
          </table:table-cell>
          <table:table-cell table:style-name="ce37" table:formula="of:=IF([.C234]&lt;&gt;&quot;&quot;; [.I234]/(1-[.J234]); &quot;&quot;)">
            <text:p/>
          </table:table-cell>
          <table:table-cell table:content-validation-name="val5" table:formula="of:=IF([.C234]&lt;&gt;&quot;&quot;; [$values.$A$2]; &quot;&quot;)">
            <text:p/>
          </table:table-cell>
          <table:table-cell table:style-name="ce37" table:formula="of:=IF([.C234]&lt;&gt;&quot;&quot;; [.O234]-[.L234]; &quot;&quot;)">
            <text:p/>
          </table:table-cell>
          <table:table-cell table:style-name="ce37" table:formula="of:=IF([.C234]&lt;&gt;&quot;&quot;; [.L234]/(1-[.M234]); &quot;&quot;)">
            <text:p/>
          </table:table-cell>
          <table:table-cell table:number-columns-repeated="1009"/>
        </table:table-row>
        <table:table-row table:style-name="ro1">
          <table:table-cell office:value-type="string" calcext:value-type="string">
            <text:p>8b6f3c22-9eac-4ef4-9054-40580547ba37</text:p>
          </table:table-cell>
          <table:table-cell office:value-type="string" calcext:value-type="string">
            <text:p>bom_00234</text:p>
          </table:table-cell>
          <table:table-cell/>
          <table:table-cell table:formula="of:=IF([.C235]&lt;&gt;&quot;&quot;; SUM(INDEX(INDIRECT(&quot;'&quot; &amp; [.B235] &amp; &quot;'.$A$1:$Z$1000&quot;); 0; MATCH(&quot;count&quot;; INDIRECT(&quot;'&quot; &amp; [.B235] &amp; &quot;'.$A$1:$Z$1&quot;); 0))); &quot;&quot;)">
            <text:p/>
          </table:table-cell>
          <table:table-cell table:formula="of:=IF([.C235]&lt;&gt;&quot;&quot;; SUM(INDEX(INDIRECT(&quot;'&quot; &amp; [.B235] &amp; &quot;'.$A$1:$Z$1000&quot;); 0; MATCH(&quot;cost&quot;; INDIRECT(&quot;'&quot; &amp; [.B235] &amp; &quot;'.$A$1:$Z$1&quot;); 0))); &quot;&quot;)">
            <text:p/>
          </table:table-cell>
          <table:table-cell table:style-name="ce39" table:formula="of:=IF([.C235]&lt;&gt;&quot;&quot;; SUM(INDEX(INDIRECT(&quot;'&quot; &amp; [.B235] &amp; &quot;'.$A$1:$Z$1000&quot;); 0; MATCH(&quot;total_assembly_time_min&quot;; INDIRECT(&quot;'&quot; &amp; [.B235] &amp; &quot;'.$A$1:$Z$1&quot;); 0)))/60; &quot;&quot;)">
            <text:p/>
          </table:table-cell>
          <table:table-cell table:content-validation-name="val5" table:formula="of:=IF([.C235]&lt;&gt;&quot;&quot;; [$values.$B$2]; &quot;&quot;)">
            <text:p/>
          </table:table-cell>
          <table:table-cell table:style-name="ce37" table:formula="of:=IF([.C235]&lt;&gt;&quot;&quot;; [.F235]*[.G235]; &quot;&quot;)">
            <text:p/>
          </table:table-cell>
          <table:table-cell table:style-name="ce37" table:formula="of:=IF([.C235]&lt;&gt;&quot;&quot;; [.H235]+[.E235]; &quot;&quot;)">
            <text:p/>
          </table:table-cell>
          <table:table-cell/>
          <table:table-cell table:formula="of:=IF([.C235]&lt;&gt;&quot;&quot;; [.L235]-[.I235]; &quot;&quot;)">
            <text:p/>
          </table:table-cell>
          <table:table-cell table:style-name="ce37" table:formula="of:=IF([.C235]&lt;&gt;&quot;&quot;; [.I235]/(1-[.J235]); &quot;&quot;)">
            <text:p/>
          </table:table-cell>
          <table:table-cell table:content-validation-name="val5" table:formula="of:=IF([.C235]&lt;&gt;&quot;&quot;; [$values.$A$2]; &quot;&quot;)">
            <text:p/>
          </table:table-cell>
          <table:table-cell table:style-name="ce37" table:formula="of:=IF([.C235]&lt;&gt;&quot;&quot;; [.O235]-[.L235]; &quot;&quot;)">
            <text:p/>
          </table:table-cell>
          <table:table-cell table:style-name="ce37" table:formula="of:=IF([.C235]&lt;&gt;&quot;&quot;; [.L235]/(1-[.M235]); &quot;&quot;)">
            <text:p/>
          </table:table-cell>
          <table:table-cell table:number-columns-repeated="1009"/>
        </table:table-row>
        <table:table-row table:style-name="ro1">
          <table:table-cell office:value-type="string" calcext:value-type="string">
            <text:p>bcc01d2c-2ddb-4f73-bb10-a52541193a35</text:p>
          </table:table-cell>
          <table:table-cell office:value-type="string" calcext:value-type="string">
            <text:p>bom_00235</text:p>
          </table:table-cell>
          <table:table-cell/>
          <table:table-cell table:formula="of:=IF([.C236]&lt;&gt;&quot;&quot;; SUM(INDEX(INDIRECT(&quot;'&quot; &amp; [.B236] &amp; &quot;'.$A$1:$Z$1000&quot;); 0; MATCH(&quot;count&quot;; INDIRECT(&quot;'&quot; &amp; [.B236] &amp; &quot;'.$A$1:$Z$1&quot;); 0))); &quot;&quot;)">
            <text:p/>
          </table:table-cell>
          <table:table-cell table:formula="of:=IF([.C236]&lt;&gt;&quot;&quot;; SUM(INDEX(INDIRECT(&quot;'&quot; &amp; [.B236] &amp; &quot;'.$A$1:$Z$1000&quot;); 0; MATCH(&quot;cost&quot;; INDIRECT(&quot;'&quot; &amp; [.B236] &amp; &quot;'.$A$1:$Z$1&quot;); 0))); &quot;&quot;)">
            <text:p/>
          </table:table-cell>
          <table:table-cell table:style-name="ce39" table:formula="of:=IF([.C236]&lt;&gt;&quot;&quot;; SUM(INDEX(INDIRECT(&quot;'&quot; &amp; [.B236] &amp; &quot;'.$A$1:$Z$1000&quot;); 0; MATCH(&quot;total_assembly_time_min&quot;; INDIRECT(&quot;'&quot; &amp; [.B236] &amp; &quot;'.$A$1:$Z$1&quot;); 0)))/60; &quot;&quot;)">
            <text:p/>
          </table:table-cell>
          <table:table-cell table:content-validation-name="val5" table:formula="of:=IF([.C236]&lt;&gt;&quot;&quot;; [$values.$B$2]; &quot;&quot;)">
            <text:p/>
          </table:table-cell>
          <table:table-cell table:style-name="ce37" table:formula="of:=IF([.C236]&lt;&gt;&quot;&quot;; [.F236]*[.G236]; &quot;&quot;)">
            <text:p/>
          </table:table-cell>
          <table:table-cell table:style-name="ce37" table:formula="of:=IF([.C236]&lt;&gt;&quot;&quot;; [.H236]+[.E236]; &quot;&quot;)">
            <text:p/>
          </table:table-cell>
          <table:table-cell/>
          <table:table-cell table:formula="of:=IF([.C236]&lt;&gt;&quot;&quot;; [.L236]-[.I236]; &quot;&quot;)">
            <text:p/>
          </table:table-cell>
          <table:table-cell table:style-name="ce37" table:formula="of:=IF([.C236]&lt;&gt;&quot;&quot;; [.I236]/(1-[.J236]); &quot;&quot;)">
            <text:p/>
          </table:table-cell>
          <table:table-cell table:content-validation-name="val5" table:formula="of:=IF([.C236]&lt;&gt;&quot;&quot;; [$values.$A$2]; &quot;&quot;)">
            <text:p/>
          </table:table-cell>
          <table:table-cell table:style-name="ce37" table:formula="of:=IF([.C236]&lt;&gt;&quot;&quot;; [.O236]-[.L236]; &quot;&quot;)">
            <text:p/>
          </table:table-cell>
          <table:table-cell table:style-name="ce37" table:formula="of:=IF([.C236]&lt;&gt;&quot;&quot;; [.L236]/(1-[.M236]); &quot;&quot;)">
            <text:p/>
          </table:table-cell>
          <table:table-cell table:number-columns-repeated="1009"/>
        </table:table-row>
        <table:table-row table:style-name="ro1">
          <table:table-cell office:value-type="string" calcext:value-type="string">
            <text:p>c3c7c7ac-cd9c-48e3-9251-ec8f9f51c521</text:p>
          </table:table-cell>
          <table:table-cell office:value-type="string" calcext:value-type="string">
            <text:p>bom_00236</text:p>
          </table:table-cell>
          <table:table-cell/>
          <table:table-cell table:formula="of:=IF([.C237]&lt;&gt;&quot;&quot;; SUM(INDEX(INDIRECT(&quot;'&quot; &amp; [.B237] &amp; &quot;'.$A$1:$Z$1000&quot;); 0; MATCH(&quot;count&quot;; INDIRECT(&quot;'&quot; &amp; [.B237] &amp; &quot;'.$A$1:$Z$1&quot;); 0))); &quot;&quot;)">
            <text:p/>
          </table:table-cell>
          <table:table-cell table:formula="of:=IF([.C237]&lt;&gt;&quot;&quot;; SUM(INDEX(INDIRECT(&quot;'&quot; &amp; [.B237] &amp; &quot;'.$A$1:$Z$1000&quot;); 0; MATCH(&quot;cost&quot;; INDIRECT(&quot;'&quot; &amp; [.B237] &amp; &quot;'.$A$1:$Z$1&quot;); 0))); &quot;&quot;)">
            <text:p/>
          </table:table-cell>
          <table:table-cell table:style-name="ce39" table:formula="of:=IF([.C237]&lt;&gt;&quot;&quot;; SUM(INDEX(INDIRECT(&quot;'&quot; &amp; [.B237] &amp; &quot;'.$A$1:$Z$1000&quot;); 0; MATCH(&quot;total_assembly_time_min&quot;; INDIRECT(&quot;'&quot; &amp; [.B237] &amp; &quot;'.$A$1:$Z$1&quot;); 0)))/60; &quot;&quot;)">
            <text:p/>
          </table:table-cell>
          <table:table-cell table:content-validation-name="val5" table:formula="of:=IF([.C237]&lt;&gt;&quot;&quot;; [$values.$B$2]; &quot;&quot;)">
            <text:p/>
          </table:table-cell>
          <table:table-cell table:style-name="ce37" table:formula="of:=IF([.C237]&lt;&gt;&quot;&quot;; [.F237]*[.G237]; &quot;&quot;)">
            <text:p/>
          </table:table-cell>
          <table:table-cell table:style-name="ce37" table:formula="of:=IF([.C237]&lt;&gt;&quot;&quot;; [.H237]+[.E237]; &quot;&quot;)">
            <text:p/>
          </table:table-cell>
          <table:table-cell/>
          <table:table-cell table:formula="of:=IF([.C237]&lt;&gt;&quot;&quot;; [.L237]-[.I237]; &quot;&quot;)">
            <text:p/>
          </table:table-cell>
          <table:table-cell table:style-name="ce37" table:formula="of:=IF([.C237]&lt;&gt;&quot;&quot;; [.I237]/(1-[.J237]); &quot;&quot;)">
            <text:p/>
          </table:table-cell>
          <table:table-cell table:content-validation-name="val5" table:formula="of:=IF([.C237]&lt;&gt;&quot;&quot;; [$values.$A$2]; &quot;&quot;)">
            <text:p/>
          </table:table-cell>
          <table:table-cell table:style-name="ce37" table:formula="of:=IF([.C237]&lt;&gt;&quot;&quot;; [.O237]-[.L237]; &quot;&quot;)">
            <text:p/>
          </table:table-cell>
          <table:table-cell table:style-name="ce37" table:formula="of:=IF([.C237]&lt;&gt;&quot;&quot;; [.L237]/(1-[.M237]); &quot;&quot;)">
            <text:p/>
          </table:table-cell>
          <table:table-cell table:number-columns-repeated="1009"/>
        </table:table-row>
        <table:table-row table:style-name="ro1">
          <table:table-cell office:value-type="string" calcext:value-type="string">
            <text:p>8fe0cf11-7fe0-448c-8ebd-71309bc2e92b</text:p>
          </table:table-cell>
          <table:table-cell office:value-type="string" calcext:value-type="string">
            <text:p>bom_00237</text:p>
          </table:table-cell>
          <table:table-cell/>
          <table:table-cell table:formula="of:=IF([.C238]&lt;&gt;&quot;&quot;; SUM(INDEX(INDIRECT(&quot;'&quot; &amp; [.B238] &amp; &quot;'.$A$1:$Z$1000&quot;); 0; MATCH(&quot;count&quot;; INDIRECT(&quot;'&quot; &amp; [.B238] &amp; &quot;'.$A$1:$Z$1&quot;); 0))); &quot;&quot;)">
            <text:p/>
          </table:table-cell>
          <table:table-cell table:formula="of:=IF([.C238]&lt;&gt;&quot;&quot;; SUM(INDEX(INDIRECT(&quot;'&quot; &amp; [.B238] &amp; &quot;'.$A$1:$Z$1000&quot;); 0; MATCH(&quot;cost&quot;; INDIRECT(&quot;'&quot; &amp; [.B238] &amp; &quot;'.$A$1:$Z$1&quot;); 0))); &quot;&quot;)">
            <text:p/>
          </table:table-cell>
          <table:table-cell table:style-name="ce39" table:formula="of:=IF([.C238]&lt;&gt;&quot;&quot;; SUM(INDEX(INDIRECT(&quot;'&quot; &amp; [.B238] &amp; &quot;'.$A$1:$Z$1000&quot;); 0; MATCH(&quot;total_assembly_time_min&quot;; INDIRECT(&quot;'&quot; &amp; [.B238] &amp; &quot;'.$A$1:$Z$1&quot;); 0)))/60; &quot;&quot;)">
            <text:p/>
          </table:table-cell>
          <table:table-cell table:content-validation-name="val5" table:formula="of:=IF([.C238]&lt;&gt;&quot;&quot;; [$values.$B$2]; &quot;&quot;)">
            <text:p/>
          </table:table-cell>
          <table:table-cell table:style-name="ce37" table:formula="of:=IF([.C238]&lt;&gt;&quot;&quot;; [.F238]*[.G238]; &quot;&quot;)">
            <text:p/>
          </table:table-cell>
          <table:table-cell table:style-name="ce37" table:formula="of:=IF([.C238]&lt;&gt;&quot;&quot;; [.H238]+[.E238]; &quot;&quot;)">
            <text:p/>
          </table:table-cell>
          <table:table-cell/>
          <table:table-cell table:formula="of:=IF([.C238]&lt;&gt;&quot;&quot;; [.L238]-[.I238]; &quot;&quot;)">
            <text:p/>
          </table:table-cell>
          <table:table-cell table:style-name="ce37" table:formula="of:=IF([.C238]&lt;&gt;&quot;&quot;; [.I238]/(1-[.J238]); &quot;&quot;)">
            <text:p/>
          </table:table-cell>
          <table:table-cell table:content-validation-name="val5" table:formula="of:=IF([.C238]&lt;&gt;&quot;&quot;; [$values.$A$2]; &quot;&quot;)">
            <text:p/>
          </table:table-cell>
          <table:table-cell table:style-name="ce37" table:formula="of:=IF([.C238]&lt;&gt;&quot;&quot;; [.O238]-[.L238]; &quot;&quot;)">
            <text:p/>
          </table:table-cell>
          <table:table-cell table:style-name="ce37" table:formula="of:=IF([.C238]&lt;&gt;&quot;&quot;; [.L238]/(1-[.M238]); &quot;&quot;)">
            <text:p/>
          </table:table-cell>
          <table:table-cell table:number-columns-repeated="1009"/>
        </table:table-row>
        <table:table-row table:style-name="ro1">
          <table:table-cell office:value-type="string" calcext:value-type="string">
            <text:p>258f5627-1b80-4404-807b-58610724b274</text:p>
          </table:table-cell>
          <table:table-cell office:value-type="string" calcext:value-type="string">
            <text:p>bom_00238</text:p>
          </table:table-cell>
          <table:table-cell/>
          <table:table-cell table:formula="of:=IF([.C239]&lt;&gt;&quot;&quot;; SUM(INDEX(INDIRECT(&quot;'&quot; &amp; [.B239] &amp; &quot;'.$A$1:$Z$1000&quot;); 0; MATCH(&quot;count&quot;; INDIRECT(&quot;'&quot; &amp; [.B239] &amp; &quot;'.$A$1:$Z$1&quot;); 0))); &quot;&quot;)">
            <text:p/>
          </table:table-cell>
          <table:table-cell table:formula="of:=IF([.C239]&lt;&gt;&quot;&quot;; SUM(INDEX(INDIRECT(&quot;'&quot; &amp; [.B239] &amp; &quot;'.$A$1:$Z$1000&quot;); 0; MATCH(&quot;cost&quot;; INDIRECT(&quot;'&quot; &amp; [.B239] &amp; &quot;'.$A$1:$Z$1&quot;); 0))); &quot;&quot;)">
            <text:p/>
          </table:table-cell>
          <table:table-cell table:style-name="ce39" table:formula="of:=IF([.C239]&lt;&gt;&quot;&quot;; SUM(INDEX(INDIRECT(&quot;'&quot; &amp; [.B239] &amp; &quot;'.$A$1:$Z$1000&quot;); 0; MATCH(&quot;total_assembly_time_min&quot;; INDIRECT(&quot;'&quot; &amp; [.B239] &amp; &quot;'.$A$1:$Z$1&quot;); 0)))/60; &quot;&quot;)">
            <text:p/>
          </table:table-cell>
          <table:table-cell table:content-validation-name="val5" table:formula="of:=IF([.C239]&lt;&gt;&quot;&quot;; [$values.$B$2]; &quot;&quot;)">
            <text:p/>
          </table:table-cell>
          <table:table-cell table:style-name="ce37" table:formula="of:=IF([.C239]&lt;&gt;&quot;&quot;; [.F239]*[.G239]; &quot;&quot;)">
            <text:p/>
          </table:table-cell>
          <table:table-cell table:style-name="ce37" table:formula="of:=IF([.C239]&lt;&gt;&quot;&quot;; [.H239]+[.E239]; &quot;&quot;)">
            <text:p/>
          </table:table-cell>
          <table:table-cell/>
          <table:table-cell table:formula="of:=IF([.C239]&lt;&gt;&quot;&quot;; [.L239]-[.I239]; &quot;&quot;)">
            <text:p/>
          </table:table-cell>
          <table:table-cell table:style-name="ce37" table:formula="of:=IF([.C239]&lt;&gt;&quot;&quot;; [.I239]/(1-[.J239]); &quot;&quot;)">
            <text:p/>
          </table:table-cell>
          <table:table-cell table:content-validation-name="val5" table:formula="of:=IF([.C239]&lt;&gt;&quot;&quot;; [$values.$A$2]; &quot;&quot;)">
            <text:p/>
          </table:table-cell>
          <table:table-cell table:style-name="ce37" table:formula="of:=IF([.C239]&lt;&gt;&quot;&quot;; [.O239]-[.L239]; &quot;&quot;)">
            <text:p/>
          </table:table-cell>
          <table:table-cell table:style-name="ce37" table:formula="of:=IF([.C239]&lt;&gt;&quot;&quot;; [.L239]/(1-[.M239]); &quot;&quot;)">
            <text:p/>
          </table:table-cell>
          <table:table-cell table:number-columns-repeated="1009"/>
        </table:table-row>
        <table:table-row table:style-name="ro1">
          <table:table-cell office:value-type="string" calcext:value-type="string">
            <text:p>5f80d222-f264-4bd1-b9fa-0f2dcc0df8bc</text:p>
          </table:table-cell>
          <table:table-cell office:value-type="string" calcext:value-type="string">
            <text:p>bom_00239</text:p>
          </table:table-cell>
          <table:table-cell/>
          <table:table-cell table:formula="of:=IF([.C240]&lt;&gt;&quot;&quot;; SUM(INDEX(INDIRECT(&quot;'&quot; &amp; [.B240] &amp; &quot;'.$A$1:$Z$1000&quot;); 0; MATCH(&quot;count&quot;; INDIRECT(&quot;'&quot; &amp; [.B240] &amp; &quot;'.$A$1:$Z$1&quot;); 0))); &quot;&quot;)">
            <text:p/>
          </table:table-cell>
          <table:table-cell table:formula="of:=IF([.C240]&lt;&gt;&quot;&quot;; SUM(INDEX(INDIRECT(&quot;'&quot; &amp; [.B240] &amp; &quot;'.$A$1:$Z$1000&quot;); 0; MATCH(&quot;cost&quot;; INDIRECT(&quot;'&quot; &amp; [.B240] &amp; &quot;'.$A$1:$Z$1&quot;); 0))); &quot;&quot;)">
            <text:p/>
          </table:table-cell>
          <table:table-cell table:style-name="ce39" table:formula="of:=IF([.C240]&lt;&gt;&quot;&quot;; SUM(INDEX(INDIRECT(&quot;'&quot; &amp; [.B240] &amp; &quot;'.$A$1:$Z$1000&quot;); 0; MATCH(&quot;total_assembly_time_min&quot;; INDIRECT(&quot;'&quot; &amp; [.B240] &amp; &quot;'.$A$1:$Z$1&quot;); 0)))/60; &quot;&quot;)">
            <text:p/>
          </table:table-cell>
          <table:table-cell table:content-validation-name="val5" table:formula="of:=IF([.C240]&lt;&gt;&quot;&quot;; [$values.$B$2]; &quot;&quot;)">
            <text:p/>
          </table:table-cell>
          <table:table-cell table:style-name="ce37" table:formula="of:=IF([.C240]&lt;&gt;&quot;&quot;; [.F240]*[.G240]; &quot;&quot;)">
            <text:p/>
          </table:table-cell>
          <table:table-cell table:style-name="ce37" table:formula="of:=IF([.C240]&lt;&gt;&quot;&quot;; [.H240]+[.E240]; &quot;&quot;)">
            <text:p/>
          </table:table-cell>
          <table:table-cell/>
          <table:table-cell table:formula="of:=IF([.C240]&lt;&gt;&quot;&quot;; [.L240]-[.I240]; &quot;&quot;)">
            <text:p/>
          </table:table-cell>
          <table:table-cell table:style-name="ce37" table:formula="of:=IF([.C240]&lt;&gt;&quot;&quot;; [.I240]/(1-[.J240]); &quot;&quot;)">
            <text:p/>
          </table:table-cell>
          <table:table-cell table:content-validation-name="val5" table:formula="of:=IF([.C240]&lt;&gt;&quot;&quot;; [$values.$A$2]; &quot;&quot;)">
            <text:p/>
          </table:table-cell>
          <table:table-cell table:style-name="ce37" table:formula="of:=IF([.C240]&lt;&gt;&quot;&quot;; [.O240]-[.L240]; &quot;&quot;)">
            <text:p/>
          </table:table-cell>
          <table:table-cell table:style-name="ce37" table:formula="of:=IF([.C240]&lt;&gt;&quot;&quot;; [.L240]/(1-[.M240]); &quot;&quot;)">
            <text:p/>
          </table:table-cell>
          <table:table-cell table:number-columns-repeated="1009"/>
        </table:table-row>
        <table:table-row table:style-name="ro1">
          <table:table-cell office:value-type="string" calcext:value-type="string">
            <text:p>8f8546d8-2ab9-41d5-97d2-1646aa78165b</text:p>
          </table:table-cell>
          <table:table-cell office:value-type="string" calcext:value-type="string">
            <text:p>bom_00240</text:p>
          </table:table-cell>
          <table:table-cell/>
          <table:table-cell table:formula="of:=IF([.C241]&lt;&gt;&quot;&quot;; SUM(INDEX(INDIRECT(&quot;'&quot; &amp; [.B241] &amp; &quot;'.$A$1:$Z$1000&quot;); 0; MATCH(&quot;count&quot;; INDIRECT(&quot;'&quot; &amp; [.B241] &amp; &quot;'.$A$1:$Z$1&quot;); 0))); &quot;&quot;)">
            <text:p/>
          </table:table-cell>
          <table:table-cell table:formula="of:=IF([.C241]&lt;&gt;&quot;&quot;; SUM(INDEX(INDIRECT(&quot;'&quot; &amp; [.B241] &amp; &quot;'.$A$1:$Z$1000&quot;); 0; MATCH(&quot;cost&quot;; INDIRECT(&quot;'&quot; &amp; [.B241] &amp; &quot;'.$A$1:$Z$1&quot;); 0))); &quot;&quot;)">
            <text:p/>
          </table:table-cell>
          <table:table-cell table:style-name="ce39" table:formula="of:=IF([.C241]&lt;&gt;&quot;&quot;; SUM(INDEX(INDIRECT(&quot;'&quot; &amp; [.B241] &amp; &quot;'.$A$1:$Z$1000&quot;); 0; MATCH(&quot;total_assembly_time_min&quot;; INDIRECT(&quot;'&quot; &amp; [.B241] &amp; &quot;'.$A$1:$Z$1&quot;); 0)))/60; &quot;&quot;)">
            <text:p/>
          </table:table-cell>
          <table:table-cell table:content-validation-name="val5" table:formula="of:=IF([.C241]&lt;&gt;&quot;&quot;; [$values.$B$2]; &quot;&quot;)">
            <text:p/>
          </table:table-cell>
          <table:table-cell table:style-name="ce37" table:formula="of:=IF([.C241]&lt;&gt;&quot;&quot;; [.F241]*[.G241]; &quot;&quot;)">
            <text:p/>
          </table:table-cell>
          <table:table-cell table:style-name="ce37" table:formula="of:=IF([.C241]&lt;&gt;&quot;&quot;; [.H241]+[.E241]; &quot;&quot;)">
            <text:p/>
          </table:table-cell>
          <table:table-cell/>
          <table:table-cell table:formula="of:=IF([.C241]&lt;&gt;&quot;&quot;; [.L241]-[.I241]; &quot;&quot;)">
            <text:p/>
          </table:table-cell>
          <table:table-cell table:style-name="ce37" table:formula="of:=IF([.C241]&lt;&gt;&quot;&quot;; [.I241]/(1-[.J241]); &quot;&quot;)">
            <text:p/>
          </table:table-cell>
          <table:table-cell table:content-validation-name="val5" table:formula="of:=IF([.C241]&lt;&gt;&quot;&quot;; [$values.$A$2]; &quot;&quot;)">
            <text:p/>
          </table:table-cell>
          <table:table-cell table:style-name="ce37" table:formula="of:=IF([.C241]&lt;&gt;&quot;&quot;; [.O241]-[.L241]; &quot;&quot;)">
            <text:p/>
          </table:table-cell>
          <table:table-cell table:style-name="ce37" table:formula="of:=IF([.C241]&lt;&gt;&quot;&quot;; [.L241]/(1-[.M241]); &quot;&quot;)">
            <text:p/>
          </table:table-cell>
          <table:table-cell table:number-columns-repeated="1009"/>
        </table:table-row>
        <table:table-row table:style-name="ro1">
          <table:table-cell office:value-type="string" calcext:value-type="string">
            <text:p>36752d23-b64c-4440-852d-22740ebb4a82</text:p>
          </table:table-cell>
          <table:table-cell office:value-type="string" calcext:value-type="string">
            <text:p>bom_00241</text:p>
          </table:table-cell>
          <table:table-cell/>
          <table:table-cell table:formula="of:=IF([.C242]&lt;&gt;&quot;&quot;; SUM(INDEX(INDIRECT(&quot;'&quot; &amp; [.B242] &amp; &quot;'.$A$1:$Z$1000&quot;); 0; MATCH(&quot;count&quot;; INDIRECT(&quot;'&quot; &amp; [.B242] &amp; &quot;'.$A$1:$Z$1&quot;); 0))); &quot;&quot;)">
            <text:p/>
          </table:table-cell>
          <table:table-cell table:formula="of:=IF([.C242]&lt;&gt;&quot;&quot;; SUM(INDEX(INDIRECT(&quot;'&quot; &amp; [.B242] &amp; &quot;'.$A$1:$Z$1000&quot;); 0; MATCH(&quot;cost&quot;; INDIRECT(&quot;'&quot; &amp; [.B242] &amp; &quot;'.$A$1:$Z$1&quot;); 0))); &quot;&quot;)">
            <text:p/>
          </table:table-cell>
          <table:table-cell table:style-name="ce39" table:formula="of:=IF([.C242]&lt;&gt;&quot;&quot;; SUM(INDEX(INDIRECT(&quot;'&quot; &amp; [.B242] &amp; &quot;'.$A$1:$Z$1000&quot;); 0; MATCH(&quot;total_assembly_time_min&quot;; INDIRECT(&quot;'&quot; &amp; [.B242] &amp; &quot;'.$A$1:$Z$1&quot;); 0)))/60; &quot;&quot;)">
            <text:p/>
          </table:table-cell>
          <table:table-cell table:content-validation-name="val5" table:formula="of:=IF([.C242]&lt;&gt;&quot;&quot;; [$values.$B$2]; &quot;&quot;)">
            <text:p/>
          </table:table-cell>
          <table:table-cell table:style-name="ce37" table:formula="of:=IF([.C242]&lt;&gt;&quot;&quot;; [.F242]*[.G242]; &quot;&quot;)">
            <text:p/>
          </table:table-cell>
          <table:table-cell table:style-name="ce37" table:formula="of:=IF([.C242]&lt;&gt;&quot;&quot;; [.H242]+[.E242]; &quot;&quot;)">
            <text:p/>
          </table:table-cell>
          <table:table-cell/>
          <table:table-cell table:formula="of:=IF([.C242]&lt;&gt;&quot;&quot;; [.L242]-[.I242]; &quot;&quot;)">
            <text:p/>
          </table:table-cell>
          <table:table-cell table:style-name="ce37" table:formula="of:=IF([.C242]&lt;&gt;&quot;&quot;; [.I242]/(1-[.J242]); &quot;&quot;)">
            <text:p/>
          </table:table-cell>
          <table:table-cell table:content-validation-name="val5" table:formula="of:=IF([.C242]&lt;&gt;&quot;&quot;; [$values.$A$2]; &quot;&quot;)">
            <text:p/>
          </table:table-cell>
          <table:table-cell table:style-name="ce37" table:formula="of:=IF([.C242]&lt;&gt;&quot;&quot;; [.O242]-[.L242]; &quot;&quot;)">
            <text:p/>
          </table:table-cell>
          <table:table-cell table:style-name="ce37" table:formula="of:=IF([.C242]&lt;&gt;&quot;&quot;; [.L242]/(1-[.M242]); &quot;&quot;)">
            <text:p/>
          </table:table-cell>
          <table:table-cell table:number-columns-repeated="1009"/>
        </table:table-row>
        <table:table-row table:style-name="ro1">
          <table:table-cell office:value-type="string" calcext:value-type="string">
            <text:p>2d0bc4cc-79c9-465a-981d-e3d1373f3ae3</text:p>
          </table:table-cell>
          <table:table-cell office:value-type="string" calcext:value-type="string">
            <text:p>bom_00242</text:p>
          </table:table-cell>
          <table:table-cell/>
          <table:table-cell table:formula="of:=IF([.C243]&lt;&gt;&quot;&quot;; SUM(INDEX(INDIRECT(&quot;'&quot; &amp; [.B243] &amp; &quot;'.$A$1:$Z$1000&quot;); 0; MATCH(&quot;count&quot;; INDIRECT(&quot;'&quot; &amp; [.B243] &amp; &quot;'.$A$1:$Z$1&quot;); 0))); &quot;&quot;)">
            <text:p/>
          </table:table-cell>
          <table:table-cell table:formula="of:=IF([.C243]&lt;&gt;&quot;&quot;; SUM(INDEX(INDIRECT(&quot;'&quot; &amp; [.B243] &amp; &quot;'.$A$1:$Z$1000&quot;); 0; MATCH(&quot;cost&quot;; INDIRECT(&quot;'&quot; &amp; [.B243] &amp; &quot;'.$A$1:$Z$1&quot;); 0))); &quot;&quot;)">
            <text:p/>
          </table:table-cell>
          <table:table-cell table:style-name="ce39" table:formula="of:=IF([.C243]&lt;&gt;&quot;&quot;; SUM(INDEX(INDIRECT(&quot;'&quot; &amp; [.B243] &amp; &quot;'.$A$1:$Z$1000&quot;); 0; MATCH(&quot;total_assembly_time_min&quot;; INDIRECT(&quot;'&quot; &amp; [.B243] &amp; &quot;'.$A$1:$Z$1&quot;); 0)))/60; &quot;&quot;)">
            <text:p/>
          </table:table-cell>
          <table:table-cell table:content-validation-name="val5" table:formula="of:=IF([.C243]&lt;&gt;&quot;&quot;; [$values.$B$2]; &quot;&quot;)">
            <text:p/>
          </table:table-cell>
          <table:table-cell table:style-name="ce37" table:formula="of:=IF([.C243]&lt;&gt;&quot;&quot;; [.F243]*[.G243]; &quot;&quot;)">
            <text:p/>
          </table:table-cell>
          <table:table-cell table:style-name="ce37" table:formula="of:=IF([.C243]&lt;&gt;&quot;&quot;; [.H243]+[.E243]; &quot;&quot;)">
            <text:p/>
          </table:table-cell>
          <table:table-cell/>
          <table:table-cell table:formula="of:=IF([.C243]&lt;&gt;&quot;&quot;; [.L243]-[.I243]; &quot;&quot;)">
            <text:p/>
          </table:table-cell>
          <table:table-cell table:style-name="ce37" table:formula="of:=IF([.C243]&lt;&gt;&quot;&quot;; [.I243]/(1-[.J243]); &quot;&quot;)">
            <text:p/>
          </table:table-cell>
          <table:table-cell table:content-validation-name="val5" table:formula="of:=IF([.C243]&lt;&gt;&quot;&quot;; [$values.$A$2]; &quot;&quot;)">
            <text:p/>
          </table:table-cell>
          <table:table-cell table:style-name="ce37" table:formula="of:=IF([.C243]&lt;&gt;&quot;&quot;; [.O243]-[.L243]; &quot;&quot;)">
            <text:p/>
          </table:table-cell>
          <table:table-cell table:style-name="ce37" table:formula="of:=IF([.C243]&lt;&gt;&quot;&quot;; [.L243]/(1-[.M243]); &quot;&quot;)">
            <text:p/>
          </table:table-cell>
          <table:table-cell table:number-columns-repeated="1009"/>
        </table:table-row>
        <table:table-row table:style-name="ro1">
          <table:table-cell office:value-type="string" calcext:value-type="string">
            <text:p>4993a233-2315-48b9-89aa-bfd9660cfa63</text:p>
          </table:table-cell>
          <table:table-cell office:value-type="string" calcext:value-type="string">
            <text:p>bom_00243</text:p>
          </table:table-cell>
          <table:table-cell/>
          <table:table-cell table:formula="of:=IF([.C244]&lt;&gt;&quot;&quot;; SUM(INDEX(INDIRECT(&quot;'&quot; &amp; [.B244] &amp; &quot;'.$A$1:$Z$1000&quot;); 0; MATCH(&quot;count&quot;; INDIRECT(&quot;'&quot; &amp; [.B244] &amp; &quot;'.$A$1:$Z$1&quot;); 0))); &quot;&quot;)">
            <text:p/>
          </table:table-cell>
          <table:table-cell table:formula="of:=IF([.C244]&lt;&gt;&quot;&quot;; SUM(INDEX(INDIRECT(&quot;'&quot; &amp; [.B244] &amp; &quot;'.$A$1:$Z$1000&quot;); 0; MATCH(&quot;cost&quot;; INDIRECT(&quot;'&quot; &amp; [.B244] &amp; &quot;'.$A$1:$Z$1&quot;); 0))); &quot;&quot;)">
            <text:p/>
          </table:table-cell>
          <table:table-cell table:style-name="ce39" table:formula="of:=IF([.C244]&lt;&gt;&quot;&quot;; SUM(INDEX(INDIRECT(&quot;'&quot; &amp; [.B244] &amp; &quot;'.$A$1:$Z$1000&quot;); 0; MATCH(&quot;total_assembly_time_min&quot;; INDIRECT(&quot;'&quot; &amp; [.B244] &amp; &quot;'.$A$1:$Z$1&quot;); 0)))/60; &quot;&quot;)">
            <text:p/>
          </table:table-cell>
          <table:table-cell table:content-validation-name="val5" table:formula="of:=IF([.C244]&lt;&gt;&quot;&quot;; [$values.$B$2]; &quot;&quot;)">
            <text:p/>
          </table:table-cell>
          <table:table-cell table:style-name="ce37" table:formula="of:=IF([.C244]&lt;&gt;&quot;&quot;; [.F244]*[.G244]; &quot;&quot;)">
            <text:p/>
          </table:table-cell>
          <table:table-cell table:style-name="ce37" table:formula="of:=IF([.C244]&lt;&gt;&quot;&quot;; [.H244]+[.E244]; &quot;&quot;)">
            <text:p/>
          </table:table-cell>
          <table:table-cell/>
          <table:table-cell table:formula="of:=IF([.C244]&lt;&gt;&quot;&quot;; [.L244]-[.I244]; &quot;&quot;)">
            <text:p/>
          </table:table-cell>
          <table:table-cell table:style-name="ce37" table:formula="of:=IF([.C244]&lt;&gt;&quot;&quot;; [.I244]/(1-[.J244]); &quot;&quot;)">
            <text:p/>
          </table:table-cell>
          <table:table-cell table:content-validation-name="val5" table:formula="of:=IF([.C244]&lt;&gt;&quot;&quot;; [$values.$A$2]; &quot;&quot;)">
            <text:p/>
          </table:table-cell>
          <table:table-cell table:style-name="ce37" table:formula="of:=IF([.C244]&lt;&gt;&quot;&quot;; [.O244]-[.L244]; &quot;&quot;)">
            <text:p/>
          </table:table-cell>
          <table:table-cell table:style-name="ce37" table:formula="of:=IF([.C244]&lt;&gt;&quot;&quot;; [.L244]/(1-[.M244]); &quot;&quot;)">
            <text:p/>
          </table:table-cell>
          <table:table-cell table:number-columns-repeated="1009"/>
        </table:table-row>
        <table:table-row table:style-name="ro1">
          <table:table-cell office:value-type="string" calcext:value-type="string">
            <text:p>037d1f26-b14a-4fc6-87e3-5f76430249aa</text:p>
          </table:table-cell>
          <table:table-cell office:value-type="string" calcext:value-type="string">
            <text:p>bom_00244</text:p>
          </table:table-cell>
          <table:table-cell/>
          <table:table-cell table:formula="of:=IF([.C245]&lt;&gt;&quot;&quot;; SUM(INDEX(INDIRECT(&quot;'&quot; &amp; [.B245] &amp; &quot;'.$A$1:$Z$1000&quot;); 0; MATCH(&quot;count&quot;; INDIRECT(&quot;'&quot; &amp; [.B245] &amp; &quot;'.$A$1:$Z$1&quot;); 0))); &quot;&quot;)">
            <text:p/>
          </table:table-cell>
          <table:table-cell table:formula="of:=IF([.C245]&lt;&gt;&quot;&quot;; SUM(INDEX(INDIRECT(&quot;'&quot; &amp; [.B245] &amp; &quot;'.$A$1:$Z$1000&quot;); 0; MATCH(&quot;cost&quot;; INDIRECT(&quot;'&quot; &amp; [.B245] &amp; &quot;'.$A$1:$Z$1&quot;); 0))); &quot;&quot;)">
            <text:p/>
          </table:table-cell>
          <table:table-cell table:style-name="ce39" table:formula="of:=IF([.C245]&lt;&gt;&quot;&quot;; SUM(INDEX(INDIRECT(&quot;'&quot; &amp; [.B245] &amp; &quot;'.$A$1:$Z$1000&quot;); 0; MATCH(&quot;total_assembly_time_min&quot;; INDIRECT(&quot;'&quot; &amp; [.B245] &amp; &quot;'.$A$1:$Z$1&quot;); 0)))/60; &quot;&quot;)">
            <text:p/>
          </table:table-cell>
          <table:table-cell table:content-validation-name="val5" table:formula="of:=IF([.C245]&lt;&gt;&quot;&quot;; [$values.$B$2]; &quot;&quot;)">
            <text:p/>
          </table:table-cell>
          <table:table-cell table:style-name="ce37" table:formula="of:=IF([.C245]&lt;&gt;&quot;&quot;; [.F245]*[.G245]; &quot;&quot;)">
            <text:p/>
          </table:table-cell>
          <table:table-cell table:style-name="ce37" table:formula="of:=IF([.C245]&lt;&gt;&quot;&quot;; [.H245]+[.E245]; &quot;&quot;)">
            <text:p/>
          </table:table-cell>
          <table:table-cell/>
          <table:table-cell table:formula="of:=IF([.C245]&lt;&gt;&quot;&quot;; [.L245]-[.I245]; &quot;&quot;)">
            <text:p/>
          </table:table-cell>
          <table:table-cell table:style-name="ce37" table:formula="of:=IF([.C245]&lt;&gt;&quot;&quot;; [.I245]/(1-[.J245]); &quot;&quot;)">
            <text:p/>
          </table:table-cell>
          <table:table-cell table:content-validation-name="val5" table:formula="of:=IF([.C245]&lt;&gt;&quot;&quot;; [$values.$A$2]; &quot;&quot;)">
            <text:p/>
          </table:table-cell>
          <table:table-cell table:style-name="ce37" table:formula="of:=IF([.C245]&lt;&gt;&quot;&quot;; [.O245]-[.L245]; &quot;&quot;)">
            <text:p/>
          </table:table-cell>
          <table:table-cell table:style-name="ce37" table:formula="of:=IF([.C245]&lt;&gt;&quot;&quot;; [.L245]/(1-[.M245]); &quot;&quot;)">
            <text:p/>
          </table:table-cell>
          <table:table-cell table:number-columns-repeated="1009"/>
        </table:table-row>
        <table:table-row table:style-name="ro1">
          <table:table-cell office:value-type="string" calcext:value-type="string">
            <text:p>2d7c3963-2950-4984-be68-905b79f606f0</text:p>
          </table:table-cell>
          <table:table-cell office:value-type="string" calcext:value-type="string">
            <text:p>bom_00245</text:p>
          </table:table-cell>
          <table:table-cell/>
          <table:table-cell table:formula="of:=IF([.C246]&lt;&gt;&quot;&quot;; SUM(INDEX(INDIRECT(&quot;'&quot; &amp; [.B246] &amp; &quot;'.$A$1:$Z$1000&quot;); 0; MATCH(&quot;count&quot;; INDIRECT(&quot;'&quot; &amp; [.B246] &amp; &quot;'.$A$1:$Z$1&quot;); 0))); &quot;&quot;)">
            <text:p/>
          </table:table-cell>
          <table:table-cell table:formula="of:=IF([.C246]&lt;&gt;&quot;&quot;; SUM(INDEX(INDIRECT(&quot;'&quot; &amp; [.B246] &amp; &quot;'.$A$1:$Z$1000&quot;); 0; MATCH(&quot;cost&quot;; INDIRECT(&quot;'&quot; &amp; [.B246] &amp; &quot;'.$A$1:$Z$1&quot;); 0))); &quot;&quot;)">
            <text:p/>
          </table:table-cell>
          <table:table-cell table:style-name="ce39" table:formula="of:=IF([.C246]&lt;&gt;&quot;&quot;; SUM(INDEX(INDIRECT(&quot;'&quot; &amp; [.B246] &amp; &quot;'.$A$1:$Z$1000&quot;); 0; MATCH(&quot;total_assembly_time_min&quot;; INDIRECT(&quot;'&quot; &amp; [.B246] &amp; &quot;'.$A$1:$Z$1&quot;); 0)))/60; &quot;&quot;)">
            <text:p/>
          </table:table-cell>
          <table:table-cell table:content-validation-name="val5" table:formula="of:=IF([.C246]&lt;&gt;&quot;&quot;; [$values.$B$2]; &quot;&quot;)">
            <text:p/>
          </table:table-cell>
          <table:table-cell table:style-name="ce37" table:formula="of:=IF([.C246]&lt;&gt;&quot;&quot;; [.F246]*[.G246]; &quot;&quot;)">
            <text:p/>
          </table:table-cell>
          <table:table-cell table:style-name="ce37" table:formula="of:=IF([.C246]&lt;&gt;&quot;&quot;; [.H246]+[.E246]; &quot;&quot;)">
            <text:p/>
          </table:table-cell>
          <table:table-cell/>
          <table:table-cell table:formula="of:=IF([.C246]&lt;&gt;&quot;&quot;; [.L246]-[.I246]; &quot;&quot;)">
            <text:p/>
          </table:table-cell>
          <table:table-cell table:style-name="ce37" table:formula="of:=IF([.C246]&lt;&gt;&quot;&quot;; [.I246]/(1-[.J246]); &quot;&quot;)">
            <text:p/>
          </table:table-cell>
          <table:table-cell table:content-validation-name="val5" table:formula="of:=IF([.C246]&lt;&gt;&quot;&quot;; [$values.$A$2]; &quot;&quot;)">
            <text:p/>
          </table:table-cell>
          <table:table-cell table:style-name="ce37" table:formula="of:=IF([.C246]&lt;&gt;&quot;&quot;; [.O246]-[.L246]; &quot;&quot;)">
            <text:p/>
          </table:table-cell>
          <table:table-cell table:style-name="ce37" table:formula="of:=IF([.C246]&lt;&gt;&quot;&quot;; [.L246]/(1-[.M246]); &quot;&quot;)">
            <text:p/>
          </table:table-cell>
          <table:table-cell table:number-columns-repeated="1009"/>
        </table:table-row>
        <table:table-row table:style-name="ro1">
          <table:table-cell office:value-type="string" calcext:value-type="string">
            <text:p>ce957795-01e3-42ed-ad51-b18718094e09</text:p>
          </table:table-cell>
          <table:table-cell office:value-type="string" calcext:value-type="string">
            <text:p>bom_00246</text:p>
          </table:table-cell>
          <table:table-cell/>
          <table:table-cell table:formula="of:=IF([.C247]&lt;&gt;&quot;&quot;; SUM(INDEX(INDIRECT(&quot;'&quot; &amp; [.B247] &amp; &quot;'.$A$1:$Z$1000&quot;); 0; MATCH(&quot;count&quot;; INDIRECT(&quot;'&quot; &amp; [.B247] &amp; &quot;'.$A$1:$Z$1&quot;); 0))); &quot;&quot;)">
            <text:p/>
          </table:table-cell>
          <table:table-cell table:formula="of:=IF([.C247]&lt;&gt;&quot;&quot;; SUM(INDEX(INDIRECT(&quot;'&quot; &amp; [.B247] &amp; &quot;'.$A$1:$Z$1000&quot;); 0; MATCH(&quot;cost&quot;; INDIRECT(&quot;'&quot; &amp; [.B247] &amp; &quot;'.$A$1:$Z$1&quot;); 0))); &quot;&quot;)">
            <text:p/>
          </table:table-cell>
          <table:table-cell table:style-name="ce39" table:formula="of:=IF([.C247]&lt;&gt;&quot;&quot;; SUM(INDEX(INDIRECT(&quot;'&quot; &amp; [.B247] &amp; &quot;'.$A$1:$Z$1000&quot;); 0; MATCH(&quot;total_assembly_time_min&quot;; INDIRECT(&quot;'&quot; &amp; [.B247] &amp; &quot;'.$A$1:$Z$1&quot;); 0)))/60; &quot;&quot;)">
            <text:p/>
          </table:table-cell>
          <table:table-cell table:content-validation-name="val5" table:formula="of:=IF([.C247]&lt;&gt;&quot;&quot;; [$values.$B$2]; &quot;&quot;)">
            <text:p/>
          </table:table-cell>
          <table:table-cell table:style-name="ce37" table:formula="of:=IF([.C247]&lt;&gt;&quot;&quot;; [.F247]*[.G247]; &quot;&quot;)">
            <text:p/>
          </table:table-cell>
          <table:table-cell table:style-name="ce37" table:formula="of:=IF([.C247]&lt;&gt;&quot;&quot;; [.H247]+[.E247]; &quot;&quot;)">
            <text:p/>
          </table:table-cell>
          <table:table-cell/>
          <table:table-cell table:formula="of:=IF([.C247]&lt;&gt;&quot;&quot;; [.L247]-[.I247]; &quot;&quot;)">
            <text:p/>
          </table:table-cell>
          <table:table-cell table:style-name="ce37" table:formula="of:=IF([.C247]&lt;&gt;&quot;&quot;; [.I247]/(1-[.J247]); &quot;&quot;)">
            <text:p/>
          </table:table-cell>
          <table:table-cell table:content-validation-name="val5" table:formula="of:=IF([.C247]&lt;&gt;&quot;&quot;; [$values.$A$2]; &quot;&quot;)">
            <text:p/>
          </table:table-cell>
          <table:table-cell table:style-name="ce37" table:formula="of:=IF([.C247]&lt;&gt;&quot;&quot;; [.O247]-[.L247]; &quot;&quot;)">
            <text:p/>
          </table:table-cell>
          <table:table-cell table:style-name="ce37" table:formula="of:=IF([.C247]&lt;&gt;&quot;&quot;; [.L247]/(1-[.M247]); &quot;&quot;)">
            <text:p/>
          </table:table-cell>
          <table:table-cell table:number-columns-repeated="1009"/>
        </table:table-row>
        <table:table-row table:style-name="ro1">
          <table:table-cell office:value-type="string" calcext:value-type="string">
            <text:p>038aa7b3-3f60-40dc-9adb-a12fb9e9cc22</text:p>
          </table:table-cell>
          <table:table-cell office:value-type="string" calcext:value-type="string">
            <text:p>bom_00247</text:p>
          </table:table-cell>
          <table:table-cell/>
          <table:table-cell table:formula="of:=IF([.C248]&lt;&gt;&quot;&quot;; SUM(INDEX(INDIRECT(&quot;'&quot; &amp; [.B248] &amp; &quot;'.$A$1:$Z$1000&quot;); 0; MATCH(&quot;count&quot;; INDIRECT(&quot;'&quot; &amp; [.B248] &amp; &quot;'.$A$1:$Z$1&quot;); 0))); &quot;&quot;)">
            <text:p/>
          </table:table-cell>
          <table:table-cell table:formula="of:=IF([.C248]&lt;&gt;&quot;&quot;; SUM(INDEX(INDIRECT(&quot;'&quot; &amp; [.B248] &amp; &quot;'.$A$1:$Z$1000&quot;); 0; MATCH(&quot;cost&quot;; INDIRECT(&quot;'&quot; &amp; [.B248] &amp; &quot;'.$A$1:$Z$1&quot;); 0))); &quot;&quot;)">
            <text:p/>
          </table:table-cell>
          <table:table-cell table:style-name="ce39" table:formula="of:=IF([.C248]&lt;&gt;&quot;&quot;; SUM(INDEX(INDIRECT(&quot;'&quot; &amp; [.B248] &amp; &quot;'.$A$1:$Z$1000&quot;); 0; MATCH(&quot;total_assembly_time_min&quot;; INDIRECT(&quot;'&quot; &amp; [.B248] &amp; &quot;'.$A$1:$Z$1&quot;); 0)))/60; &quot;&quot;)">
            <text:p/>
          </table:table-cell>
          <table:table-cell table:content-validation-name="val5" table:formula="of:=IF([.C248]&lt;&gt;&quot;&quot;; [$values.$B$2]; &quot;&quot;)">
            <text:p/>
          </table:table-cell>
          <table:table-cell table:style-name="ce37" table:formula="of:=IF([.C248]&lt;&gt;&quot;&quot;; [.F248]*[.G248]; &quot;&quot;)">
            <text:p/>
          </table:table-cell>
          <table:table-cell table:style-name="ce37" table:formula="of:=IF([.C248]&lt;&gt;&quot;&quot;; [.H248]+[.E248]; &quot;&quot;)">
            <text:p/>
          </table:table-cell>
          <table:table-cell/>
          <table:table-cell table:formula="of:=IF([.C248]&lt;&gt;&quot;&quot;; [.L248]-[.I248]; &quot;&quot;)">
            <text:p/>
          </table:table-cell>
          <table:table-cell table:style-name="ce37" table:formula="of:=IF([.C248]&lt;&gt;&quot;&quot;; [.I248]/(1-[.J248]); &quot;&quot;)">
            <text:p/>
          </table:table-cell>
          <table:table-cell table:content-validation-name="val5" table:formula="of:=IF([.C248]&lt;&gt;&quot;&quot;; [$values.$A$2]; &quot;&quot;)">
            <text:p/>
          </table:table-cell>
          <table:table-cell table:style-name="ce37" table:formula="of:=IF([.C248]&lt;&gt;&quot;&quot;; [.O248]-[.L248]; &quot;&quot;)">
            <text:p/>
          </table:table-cell>
          <table:table-cell table:style-name="ce37" table:formula="of:=IF([.C248]&lt;&gt;&quot;&quot;; [.L248]/(1-[.M248]); &quot;&quot;)">
            <text:p/>
          </table:table-cell>
          <table:table-cell table:number-columns-repeated="1009"/>
        </table:table-row>
        <table:table-row table:style-name="ro1">
          <table:table-cell office:value-type="string" calcext:value-type="string">
            <text:p>681fb673-6ab2-4e7a-89d4-de3080b15a3f</text:p>
          </table:table-cell>
          <table:table-cell office:value-type="string" calcext:value-type="string">
            <text:p>bom_00248</text:p>
          </table:table-cell>
          <table:table-cell/>
          <table:table-cell table:formula="of:=IF([.C249]&lt;&gt;&quot;&quot;; SUM(INDEX(INDIRECT(&quot;'&quot; &amp; [.B249] &amp; &quot;'.$A$1:$Z$1000&quot;); 0; MATCH(&quot;count&quot;; INDIRECT(&quot;'&quot; &amp; [.B249] &amp; &quot;'.$A$1:$Z$1&quot;); 0))); &quot;&quot;)">
            <text:p/>
          </table:table-cell>
          <table:table-cell table:formula="of:=IF([.C249]&lt;&gt;&quot;&quot;; SUM(INDEX(INDIRECT(&quot;'&quot; &amp; [.B249] &amp; &quot;'.$A$1:$Z$1000&quot;); 0; MATCH(&quot;cost&quot;; INDIRECT(&quot;'&quot; &amp; [.B249] &amp; &quot;'.$A$1:$Z$1&quot;); 0))); &quot;&quot;)">
            <text:p/>
          </table:table-cell>
          <table:table-cell table:style-name="ce39" table:formula="of:=IF([.C249]&lt;&gt;&quot;&quot;; SUM(INDEX(INDIRECT(&quot;'&quot; &amp; [.B249] &amp; &quot;'.$A$1:$Z$1000&quot;); 0; MATCH(&quot;total_assembly_time_min&quot;; INDIRECT(&quot;'&quot; &amp; [.B249] &amp; &quot;'.$A$1:$Z$1&quot;); 0)))/60; &quot;&quot;)">
            <text:p/>
          </table:table-cell>
          <table:table-cell table:content-validation-name="val5" table:formula="of:=IF([.C249]&lt;&gt;&quot;&quot;; [$values.$B$2]; &quot;&quot;)">
            <text:p/>
          </table:table-cell>
          <table:table-cell table:style-name="ce37" table:formula="of:=IF([.C249]&lt;&gt;&quot;&quot;; [.F249]*[.G249]; &quot;&quot;)">
            <text:p/>
          </table:table-cell>
          <table:table-cell table:style-name="ce37" table:formula="of:=IF([.C249]&lt;&gt;&quot;&quot;; [.H249]+[.E249]; &quot;&quot;)">
            <text:p/>
          </table:table-cell>
          <table:table-cell/>
          <table:table-cell table:formula="of:=IF([.C249]&lt;&gt;&quot;&quot;; [.L249]-[.I249]; &quot;&quot;)">
            <text:p/>
          </table:table-cell>
          <table:table-cell table:style-name="ce37" table:formula="of:=IF([.C249]&lt;&gt;&quot;&quot;; [.I249]/(1-[.J249]); &quot;&quot;)">
            <text:p/>
          </table:table-cell>
          <table:table-cell table:content-validation-name="val5" table:formula="of:=IF([.C249]&lt;&gt;&quot;&quot;; [$values.$A$2]; &quot;&quot;)">
            <text:p/>
          </table:table-cell>
          <table:table-cell table:style-name="ce37" table:formula="of:=IF([.C249]&lt;&gt;&quot;&quot;; [.O249]-[.L249]; &quot;&quot;)">
            <text:p/>
          </table:table-cell>
          <table:table-cell table:style-name="ce37" table:formula="of:=IF([.C249]&lt;&gt;&quot;&quot;; [.L249]/(1-[.M249]); &quot;&quot;)">
            <text:p/>
          </table:table-cell>
          <table:table-cell table:number-columns-repeated="1009"/>
        </table:table-row>
        <table:table-row table:style-name="ro1">
          <table:table-cell office:value-type="string" calcext:value-type="string">
            <text:p>072e9f8c-bf1b-4406-96bf-f276835bd6cd</text:p>
          </table:table-cell>
          <table:table-cell office:value-type="string" calcext:value-type="string">
            <text:p>bom_00249</text:p>
          </table:table-cell>
          <table:table-cell/>
          <table:table-cell table:formula="of:=IF([.C250]&lt;&gt;&quot;&quot;; SUM(INDEX(INDIRECT(&quot;'&quot; &amp; [.B250] &amp; &quot;'.$A$1:$Z$1000&quot;); 0; MATCH(&quot;count&quot;; INDIRECT(&quot;'&quot; &amp; [.B250] &amp; &quot;'.$A$1:$Z$1&quot;); 0))); &quot;&quot;)">
            <text:p/>
          </table:table-cell>
          <table:table-cell table:formula="of:=IF([.C250]&lt;&gt;&quot;&quot;; SUM(INDEX(INDIRECT(&quot;'&quot; &amp; [.B250] &amp; &quot;'.$A$1:$Z$1000&quot;); 0; MATCH(&quot;cost&quot;; INDIRECT(&quot;'&quot; &amp; [.B250] &amp; &quot;'.$A$1:$Z$1&quot;); 0))); &quot;&quot;)">
            <text:p/>
          </table:table-cell>
          <table:table-cell table:style-name="ce39" table:formula="of:=IF([.C250]&lt;&gt;&quot;&quot;; SUM(INDEX(INDIRECT(&quot;'&quot; &amp; [.B250] &amp; &quot;'.$A$1:$Z$1000&quot;); 0; MATCH(&quot;total_assembly_time_min&quot;; INDIRECT(&quot;'&quot; &amp; [.B250] &amp; &quot;'.$A$1:$Z$1&quot;); 0)))/60; &quot;&quot;)">
            <text:p/>
          </table:table-cell>
          <table:table-cell table:content-validation-name="val5" table:formula="of:=IF([.C250]&lt;&gt;&quot;&quot;; [$values.$B$2]; &quot;&quot;)">
            <text:p/>
          </table:table-cell>
          <table:table-cell table:style-name="ce37" table:formula="of:=IF([.C250]&lt;&gt;&quot;&quot;; [.F250]*[.G250]; &quot;&quot;)">
            <text:p/>
          </table:table-cell>
          <table:table-cell table:style-name="ce37" table:formula="of:=IF([.C250]&lt;&gt;&quot;&quot;; [.H250]+[.E250]; &quot;&quot;)">
            <text:p/>
          </table:table-cell>
          <table:table-cell/>
          <table:table-cell table:formula="of:=IF([.C250]&lt;&gt;&quot;&quot;; [.L250]-[.I250]; &quot;&quot;)">
            <text:p/>
          </table:table-cell>
          <table:table-cell table:style-name="ce37" table:formula="of:=IF([.C250]&lt;&gt;&quot;&quot;; [.I250]/(1-[.J250]); &quot;&quot;)">
            <text:p/>
          </table:table-cell>
          <table:table-cell table:content-validation-name="val5" table:formula="of:=IF([.C250]&lt;&gt;&quot;&quot;; [$values.$A$2]; &quot;&quot;)">
            <text:p/>
          </table:table-cell>
          <table:table-cell table:style-name="ce37" table:formula="of:=IF([.C250]&lt;&gt;&quot;&quot;; [.O250]-[.L250]; &quot;&quot;)">
            <text:p/>
          </table:table-cell>
          <table:table-cell table:style-name="ce37" table:formula="of:=IF([.C250]&lt;&gt;&quot;&quot;; [.L250]/(1-[.M250]); &quot;&quot;)">
            <text:p/>
          </table:table-cell>
          <table:table-cell table:number-columns-repeated="1009"/>
        </table:table-row>
        <table:table-row table:style-name="ro1">
          <table:table-cell office:value-type="string" calcext:value-type="string">
            <text:p>94686658-4f82-48ba-af16-d5062c67a439</text:p>
          </table:table-cell>
          <table:table-cell office:value-type="string" calcext:value-type="string">
            <text:p>bom_00250</text:p>
          </table:table-cell>
          <table:table-cell/>
          <table:table-cell table:formula="of:=IF([.C251]&lt;&gt;&quot;&quot;; SUM(INDEX(INDIRECT(&quot;'&quot; &amp; [.B251] &amp; &quot;'.$A$1:$Z$1000&quot;); 0; MATCH(&quot;count&quot;; INDIRECT(&quot;'&quot; &amp; [.B251] &amp; &quot;'.$A$1:$Z$1&quot;); 0))); &quot;&quot;)">
            <text:p/>
          </table:table-cell>
          <table:table-cell table:formula="of:=IF([.C251]&lt;&gt;&quot;&quot;; SUM(INDEX(INDIRECT(&quot;'&quot; &amp; [.B251] &amp; &quot;'.$A$1:$Z$1000&quot;); 0; MATCH(&quot;cost&quot;; INDIRECT(&quot;'&quot; &amp; [.B251] &amp; &quot;'.$A$1:$Z$1&quot;); 0))); &quot;&quot;)">
            <text:p/>
          </table:table-cell>
          <table:table-cell table:style-name="ce39" table:formula="of:=IF([.C251]&lt;&gt;&quot;&quot;; SUM(INDEX(INDIRECT(&quot;'&quot; &amp; [.B251] &amp; &quot;'.$A$1:$Z$1000&quot;); 0; MATCH(&quot;total_assembly_time_min&quot;; INDIRECT(&quot;'&quot; &amp; [.B251] &amp; &quot;'.$A$1:$Z$1&quot;); 0)))/60; &quot;&quot;)">
            <text:p/>
          </table:table-cell>
          <table:table-cell table:content-validation-name="val5" table:formula="of:=IF([.C251]&lt;&gt;&quot;&quot;; [$values.$B$2]; &quot;&quot;)">
            <text:p/>
          </table:table-cell>
          <table:table-cell table:style-name="ce37" table:formula="of:=IF([.C251]&lt;&gt;&quot;&quot;; [.F251]*[.G251]; &quot;&quot;)">
            <text:p/>
          </table:table-cell>
          <table:table-cell table:style-name="ce37" table:formula="of:=IF([.C251]&lt;&gt;&quot;&quot;; [.H251]+[.E251]; &quot;&quot;)">
            <text:p/>
          </table:table-cell>
          <table:table-cell/>
          <table:table-cell table:formula="of:=IF([.C251]&lt;&gt;&quot;&quot;; [.L251]-[.I251]; &quot;&quot;)">
            <text:p/>
          </table:table-cell>
          <table:table-cell table:style-name="ce37" table:formula="of:=IF([.C251]&lt;&gt;&quot;&quot;; [.I251]/(1-[.J251]); &quot;&quot;)">
            <text:p/>
          </table:table-cell>
          <table:table-cell table:content-validation-name="val5" table:formula="of:=IF([.C251]&lt;&gt;&quot;&quot;; [$values.$A$2]; &quot;&quot;)">
            <text:p/>
          </table:table-cell>
          <table:table-cell table:style-name="ce37" table:formula="of:=IF([.C251]&lt;&gt;&quot;&quot;; [.O251]-[.L251]; &quot;&quot;)">
            <text:p/>
          </table:table-cell>
          <table:table-cell table:style-name="ce37" table:formula="of:=IF([.C251]&lt;&gt;&quot;&quot;; [.L251]/(1-[.M251]); &quot;&quot;)">
            <text:p/>
          </table:table-cell>
          <table:table-cell table:number-columns-repeated="1009"/>
        </table:table-row>
        <table:table-row table:style-name="ro1">
          <table:table-cell office:value-type="string" calcext:value-type="string">
            <text:p>e7681a61-cd2a-4807-908a-648a7d5decdb</text:p>
          </table:table-cell>
          <table:table-cell office:value-type="string" calcext:value-type="string">
            <text:p>bom_00251</text:p>
          </table:table-cell>
          <table:table-cell/>
          <table:table-cell table:formula="of:=IF([.C252]&lt;&gt;&quot;&quot;; SUM(INDEX(INDIRECT(&quot;'&quot; &amp; [.B252] &amp; &quot;'.$A$1:$Z$1000&quot;); 0; MATCH(&quot;count&quot;; INDIRECT(&quot;'&quot; &amp; [.B252] &amp; &quot;'.$A$1:$Z$1&quot;); 0))); &quot;&quot;)">
            <text:p/>
          </table:table-cell>
          <table:table-cell table:formula="of:=IF([.C252]&lt;&gt;&quot;&quot;; SUM(INDEX(INDIRECT(&quot;'&quot; &amp; [.B252] &amp; &quot;'.$A$1:$Z$1000&quot;); 0; MATCH(&quot;cost&quot;; INDIRECT(&quot;'&quot; &amp; [.B252] &amp; &quot;'.$A$1:$Z$1&quot;); 0))); &quot;&quot;)">
            <text:p/>
          </table:table-cell>
          <table:table-cell table:style-name="ce39" table:formula="of:=IF([.C252]&lt;&gt;&quot;&quot;; SUM(INDEX(INDIRECT(&quot;'&quot; &amp; [.B252] &amp; &quot;'.$A$1:$Z$1000&quot;); 0; MATCH(&quot;total_assembly_time_min&quot;; INDIRECT(&quot;'&quot; &amp; [.B252] &amp; &quot;'.$A$1:$Z$1&quot;); 0)))/60; &quot;&quot;)">
            <text:p/>
          </table:table-cell>
          <table:table-cell table:content-validation-name="val5" table:formula="of:=IF([.C252]&lt;&gt;&quot;&quot;; [$values.$B$2]; &quot;&quot;)">
            <text:p/>
          </table:table-cell>
          <table:table-cell table:style-name="ce37" table:formula="of:=IF([.C252]&lt;&gt;&quot;&quot;; [.F252]*[.G252]; &quot;&quot;)">
            <text:p/>
          </table:table-cell>
          <table:table-cell table:style-name="ce37" table:formula="of:=IF([.C252]&lt;&gt;&quot;&quot;; [.H252]+[.E252]; &quot;&quot;)">
            <text:p/>
          </table:table-cell>
          <table:table-cell/>
          <table:table-cell table:formula="of:=IF([.C252]&lt;&gt;&quot;&quot;; [.L252]-[.I252]; &quot;&quot;)">
            <text:p/>
          </table:table-cell>
          <table:table-cell table:style-name="ce37" table:formula="of:=IF([.C252]&lt;&gt;&quot;&quot;; [.I252]/(1-[.J252]); &quot;&quot;)">
            <text:p/>
          </table:table-cell>
          <table:table-cell table:content-validation-name="val5" table:formula="of:=IF([.C252]&lt;&gt;&quot;&quot;; [$values.$A$2]; &quot;&quot;)">
            <text:p/>
          </table:table-cell>
          <table:table-cell table:style-name="ce37" table:formula="of:=IF([.C252]&lt;&gt;&quot;&quot;; [.O252]-[.L252]; &quot;&quot;)">
            <text:p/>
          </table:table-cell>
          <table:table-cell table:style-name="ce37" table:formula="of:=IF([.C252]&lt;&gt;&quot;&quot;; [.L252]/(1-[.M252]); &quot;&quot;)">
            <text:p/>
          </table:table-cell>
          <table:table-cell table:number-columns-repeated="1009"/>
        </table:table-row>
        <table:table-row table:style-name="ro1">
          <table:table-cell office:value-type="string" calcext:value-type="string">
            <text:p>02e90175-58c1-4d2f-abd1-df2bdf6594fa</text:p>
          </table:table-cell>
          <table:table-cell office:value-type="string" calcext:value-type="string">
            <text:p>bom_00252</text:p>
          </table:table-cell>
          <table:table-cell/>
          <table:table-cell table:formula="of:=IF([.C253]&lt;&gt;&quot;&quot;; SUM(INDEX(INDIRECT(&quot;'&quot; &amp; [.B253] &amp; &quot;'.$A$1:$Z$1000&quot;); 0; MATCH(&quot;count&quot;; INDIRECT(&quot;'&quot; &amp; [.B253] &amp; &quot;'.$A$1:$Z$1&quot;); 0))); &quot;&quot;)">
            <text:p/>
          </table:table-cell>
          <table:table-cell table:formula="of:=IF([.C253]&lt;&gt;&quot;&quot;; SUM(INDEX(INDIRECT(&quot;'&quot; &amp; [.B253] &amp; &quot;'.$A$1:$Z$1000&quot;); 0; MATCH(&quot;cost&quot;; INDIRECT(&quot;'&quot; &amp; [.B253] &amp; &quot;'.$A$1:$Z$1&quot;); 0))); &quot;&quot;)">
            <text:p/>
          </table:table-cell>
          <table:table-cell table:style-name="ce39" table:formula="of:=IF([.C253]&lt;&gt;&quot;&quot;; SUM(INDEX(INDIRECT(&quot;'&quot; &amp; [.B253] &amp; &quot;'.$A$1:$Z$1000&quot;); 0; MATCH(&quot;total_assembly_time_min&quot;; INDIRECT(&quot;'&quot; &amp; [.B253] &amp; &quot;'.$A$1:$Z$1&quot;); 0)))/60; &quot;&quot;)">
            <text:p/>
          </table:table-cell>
          <table:table-cell table:content-validation-name="val5" table:formula="of:=IF([.C253]&lt;&gt;&quot;&quot;; [$values.$B$2]; &quot;&quot;)">
            <text:p/>
          </table:table-cell>
          <table:table-cell table:style-name="ce37" table:formula="of:=IF([.C253]&lt;&gt;&quot;&quot;; [.F253]*[.G253]; &quot;&quot;)">
            <text:p/>
          </table:table-cell>
          <table:table-cell table:style-name="ce37" table:formula="of:=IF([.C253]&lt;&gt;&quot;&quot;; [.H253]+[.E253]; &quot;&quot;)">
            <text:p/>
          </table:table-cell>
          <table:table-cell/>
          <table:table-cell table:formula="of:=IF([.C253]&lt;&gt;&quot;&quot;; [.L253]-[.I253]; &quot;&quot;)">
            <text:p/>
          </table:table-cell>
          <table:table-cell table:style-name="ce37" table:formula="of:=IF([.C253]&lt;&gt;&quot;&quot;; [.I253]/(1-[.J253]); &quot;&quot;)">
            <text:p/>
          </table:table-cell>
          <table:table-cell table:content-validation-name="val5" table:formula="of:=IF([.C253]&lt;&gt;&quot;&quot;; [$values.$A$2]; &quot;&quot;)">
            <text:p/>
          </table:table-cell>
          <table:table-cell table:style-name="ce37" table:formula="of:=IF([.C253]&lt;&gt;&quot;&quot;; [.O253]-[.L253]; &quot;&quot;)">
            <text:p/>
          </table:table-cell>
          <table:table-cell table:style-name="ce37" table:formula="of:=IF([.C253]&lt;&gt;&quot;&quot;; [.L253]/(1-[.M253]); &quot;&quot;)">
            <text:p/>
          </table:table-cell>
          <table:table-cell table:number-columns-repeated="1009"/>
        </table:table-row>
        <table:table-row table:style-name="ro1">
          <table:table-cell office:value-type="string" calcext:value-type="string">
            <text:p>da02d2e9-111f-4721-a489-927ac57e16de</text:p>
          </table:table-cell>
          <table:table-cell office:value-type="string" calcext:value-type="string">
            <text:p>bom_00253</text:p>
          </table:table-cell>
          <table:table-cell/>
          <table:table-cell table:formula="of:=IF([.C254]&lt;&gt;&quot;&quot;; SUM(INDEX(INDIRECT(&quot;'&quot; &amp; [.B254] &amp; &quot;'.$A$1:$Z$1000&quot;); 0; MATCH(&quot;count&quot;; INDIRECT(&quot;'&quot; &amp; [.B254] &amp; &quot;'.$A$1:$Z$1&quot;); 0))); &quot;&quot;)">
            <text:p/>
          </table:table-cell>
          <table:table-cell table:formula="of:=IF([.C254]&lt;&gt;&quot;&quot;; SUM(INDEX(INDIRECT(&quot;'&quot; &amp; [.B254] &amp; &quot;'.$A$1:$Z$1000&quot;); 0; MATCH(&quot;cost&quot;; INDIRECT(&quot;'&quot; &amp; [.B254] &amp; &quot;'.$A$1:$Z$1&quot;); 0))); &quot;&quot;)">
            <text:p/>
          </table:table-cell>
          <table:table-cell table:style-name="ce39" table:formula="of:=IF([.C254]&lt;&gt;&quot;&quot;; SUM(INDEX(INDIRECT(&quot;'&quot; &amp; [.B254] &amp; &quot;'.$A$1:$Z$1000&quot;); 0; MATCH(&quot;total_assembly_time_min&quot;; INDIRECT(&quot;'&quot; &amp; [.B254] &amp; &quot;'.$A$1:$Z$1&quot;); 0)))/60; &quot;&quot;)">
            <text:p/>
          </table:table-cell>
          <table:table-cell table:content-validation-name="val5" table:formula="of:=IF([.C254]&lt;&gt;&quot;&quot;; [$values.$B$2]; &quot;&quot;)">
            <text:p/>
          </table:table-cell>
          <table:table-cell table:style-name="ce37" table:formula="of:=IF([.C254]&lt;&gt;&quot;&quot;; [.F254]*[.G254]; &quot;&quot;)">
            <text:p/>
          </table:table-cell>
          <table:table-cell table:style-name="ce37" table:formula="of:=IF([.C254]&lt;&gt;&quot;&quot;; [.H254]+[.E254]; &quot;&quot;)">
            <text:p/>
          </table:table-cell>
          <table:table-cell/>
          <table:table-cell table:formula="of:=IF([.C254]&lt;&gt;&quot;&quot;; [.L254]-[.I254]; &quot;&quot;)">
            <text:p/>
          </table:table-cell>
          <table:table-cell table:style-name="ce37" table:formula="of:=IF([.C254]&lt;&gt;&quot;&quot;; [.I254]/(1-[.J254]); &quot;&quot;)">
            <text:p/>
          </table:table-cell>
          <table:table-cell table:content-validation-name="val5" table:formula="of:=IF([.C254]&lt;&gt;&quot;&quot;; [$values.$A$2]; &quot;&quot;)">
            <text:p/>
          </table:table-cell>
          <table:table-cell table:style-name="ce37" table:formula="of:=IF([.C254]&lt;&gt;&quot;&quot;; [.O254]-[.L254]; &quot;&quot;)">
            <text:p/>
          </table:table-cell>
          <table:table-cell table:style-name="ce37" table:formula="of:=IF([.C254]&lt;&gt;&quot;&quot;; [.L254]/(1-[.M254]); &quot;&quot;)">
            <text:p/>
          </table:table-cell>
          <table:table-cell table:number-columns-repeated="1009"/>
        </table:table-row>
        <table:table-row table:style-name="ro1">
          <table:table-cell office:value-type="string" calcext:value-type="string">
            <text:p>cd539064-ca7d-492d-8cc0-b9f1b00ebe68</text:p>
          </table:table-cell>
          <table:table-cell office:value-type="string" calcext:value-type="string">
            <text:p>bom_00254</text:p>
          </table:table-cell>
          <table:table-cell/>
          <table:table-cell table:formula="of:=IF([.C255]&lt;&gt;&quot;&quot;; SUM(INDEX(INDIRECT(&quot;'&quot; &amp; [.B255] &amp; &quot;'.$A$1:$Z$1000&quot;); 0; MATCH(&quot;count&quot;; INDIRECT(&quot;'&quot; &amp; [.B255] &amp; &quot;'.$A$1:$Z$1&quot;); 0))); &quot;&quot;)">
            <text:p/>
          </table:table-cell>
          <table:table-cell table:formula="of:=IF([.C255]&lt;&gt;&quot;&quot;; SUM(INDEX(INDIRECT(&quot;'&quot; &amp; [.B255] &amp; &quot;'.$A$1:$Z$1000&quot;); 0; MATCH(&quot;cost&quot;; INDIRECT(&quot;'&quot; &amp; [.B255] &amp; &quot;'.$A$1:$Z$1&quot;); 0))); &quot;&quot;)">
            <text:p/>
          </table:table-cell>
          <table:table-cell table:style-name="ce39" table:formula="of:=IF([.C255]&lt;&gt;&quot;&quot;; SUM(INDEX(INDIRECT(&quot;'&quot; &amp; [.B255] &amp; &quot;'.$A$1:$Z$1000&quot;); 0; MATCH(&quot;total_assembly_time_min&quot;; INDIRECT(&quot;'&quot; &amp; [.B255] &amp; &quot;'.$A$1:$Z$1&quot;); 0)))/60; &quot;&quot;)">
            <text:p/>
          </table:table-cell>
          <table:table-cell table:content-validation-name="val5" table:formula="of:=IF([.C255]&lt;&gt;&quot;&quot;; [$values.$B$2]; &quot;&quot;)">
            <text:p/>
          </table:table-cell>
          <table:table-cell table:style-name="ce37" table:formula="of:=IF([.C255]&lt;&gt;&quot;&quot;; [.F255]*[.G255]; &quot;&quot;)">
            <text:p/>
          </table:table-cell>
          <table:table-cell table:style-name="ce37" table:formula="of:=IF([.C255]&lt;&gt;&quot;&quot;; [.H255]+[.E255]; &quot;&quot;)">
            <text:p/>
          </table:table-cell>
          <table:table-cell/>
          <table:table-cell table:formula="of:=IF([.C255]&lt;&gt;&quot;&quot;; [.L255]-[.I255]; &quot;&quot;)">
            <text:p/>
          </table:table-cell>
          <table:table-cell table:style-name="ce37" table:formula="of:=IF([.C255]&lt;&gt;&quot;&quot;; [.I255]/(1-[.J255]); &quot;&quot;)">
            <text:p/>
          </table:table-cell>
          <table:table-cell table:content-validation-name="val5" table:formula="of:=IF([.C255]&lt;&gt;&quot;&quot;; [$values.$A$2]; &quot;&quot;)">
            <text:p/>
          </table:table-cell>
          <table:table-cell table:style-name="ce37" table:formula="of:=IF([.C255]&lt;&gt;&quot;&quot;; [.O255]-[.L255]; &quot;&quot;)">
            <text:p/>
          </table:table-cell>
          <table:table-cell table:style-name="ce37" table:formula="of:=IF([.C255]&lt;&gt;&quot;&quot;; [.L255]/(1-[.M255]); &quot;&quot;)">
            <text:p/>
          </table:table-cell>
          <table:table-cell table:number-columns-repeated="1009"/>
        </table:table-row>
        <table:table-row table:style-name="ro1">
          <table:table-cell office:value-type="string" calcext:value-type="string">
            <text:p>30def5f1-ab0f-425d-a545-d29bb4e44d81</text:p>
          </table:table-cell>
          <table:table-cell office:value-type="string" calcext:value-type="string">
            <text:p>bom_00255</text:p>
          </table:table-cell>
          <table:table-cell/>
          <table:table-cell table:formula="of:=IF([.C256]&lt;&gt;&quot;&quot;; SUM(INDEX(INDIRECT(&quot;'&quot; &amp; [.B256] &amp; &quot;'.$A$1:$Z$1000&quot;); 0; MATCH(&quot;count&quot;; INDIRECT(&quot;'&quot; &amp; [.B256] &amp; &quot;'.$A$1:$Z$1&quot;); 0))); &quot;&quot;)">
            <text:p/>
          </table:table-cell>
          <table:table-cell table:formula="of:=IF([.C256]&lt;&gt;&quot;&quot;; SUM(INDEX(INDIRECT(&quot;'&quot; &amp; [.B256] &amp; &quot;'.$A$1:$Z$1000&quot;); 0; MATCH(&quot;cost&quot;; INDIRECT(&quot;'&quot; &amp; [.B256] &amp; &quot;'.$A$1:$Z$1&quot;); 0))); &quot;&quot;)">
            <text:p/>
          </table:table-cell>
          <table:table-cell table:style-name="ce39" table:formula="of:=IF([.C256]&lt;&gt;&quot;&quot;; SUM(INDEX(INDIRECT(&quot;'&quot; &amp; [.B256] &amp; &quot;'.$A$1:$Z$1000&quot;); 0; MATCH(&quot;total_assembly_time_min&quot;; INDIRECT(&quot;'&quot; &amp; [.B256] &amp; &quot;'.$A$1:$Z$1&quot;); 0)))/60; &quot;&quot;)">
            <text:p/>
          </table:table-cell>
          <table:table-cell table:content-validation-name="val5" table:formula="of:=IF([.C256]&lt;&gt;&quot;&quot;; [$values.$B$2]; &quot;&quot;)">
            <text:p/>
          </table:table-cell>
          <table:table-cell table:style-name="ce37" table:formula="of:=IF([.C256]&lt;&gt;&quot;&quot;; [.F256]*[.G256]; &quot;&quot;)">
            <text:p/>
          </table:table-cell>
          <table:table-cell table:style-name="ce37" table:formula="of:=IF([.C256]&lt;&gt;&quot;&quot;; [.H256]+[.E256]; &quot;&quot;)">
            <text:p/>
          </table:table-cell>
          <table:table-cell/>
          <table:table-cell table:formula="of:=IF([.C256]&lt;&gt;&quot;&quot;; [.L256]-[.I256]; &quot;&quot;)">
            <text:p/>
          </table:table-cell>
          <table:table-cell table:style-name="ce37" table:formula="of:=IF([.C256]&lt;&gt;&quot;&quot;; [.I256]/(1-[.J256]); &quot;&quot;)">
            <text:p/>
          </table:table-cell>
          <table:table-cell table:content-validation-name="val5" table:formula="of:=IF([.C256]&lt;&gt;&quot;&quot;; [$values.$A$2]; &quot;&quot;)">
            <text:p/>
          </table:table-cell>
          <table:table-cell table:style-name="ce37" table:formula="of:=IF([.C256]&lt;&gt;&quot;&quot;; [.O256]-[.L256]; &quot;&quot;)">
            <text:p/>
          </table:table-cell>
          <table:table-cell table:style-name="ce37" table:formula="of:=IF([.C256]&lt;&gt;&quot;&quot;; [.L256]/(1-[.M256]); &quot;&quot;)">
            <text:p/>
          </table:table-cell>
          <table:table-cell table:number-columns-repeated="1009"/>
        </table:table-row>
        <table:table-row table:style-name="ro1">
          <table:table-cell office:value-type="string" calcext:value-type="string">
            <text:p>97a9ec3e-7fc0-4aea-9d46-3dc837e48587</text:p>
          </table:table-cell>
          <table:table-cell office:value-type="string" calcext:value-type="string">
            <text:p>bom_00256</text:p>
          </table:table-cell>
          <table:table-cell/>
          <table:table-cell table:formula="of:=IF([.C257]&lt;&gt;&quot;&quot;; SUM(INDEX(INDIRECT(&quot;'&quot; &amp; [.B257] &amp; &quot;'.$A$1:$Z$1000&quot;); 0; MATCH(&quot;count&quot;; INDIRECT(&quot;'&quot; &amp; [.B257] &amp; &quot;'.$A$1:$Z$1&quot;); 0))); &quot;&quot;)">
            <text:p/>
          </table:table-cell>
          <table:table-cell table:formula="of:=IF([.C257]&lt;&gt;&quot;&quot;; SUM(INDEX(INDIRECT(&quot;'&quot; &amp; [.B257] &amp; &quot;'.$A$1:$Z$1000&quot;); 0; MATCH(&quot;cost&quot;; INDIRECT(&quot;'&quot; &amp; [.B257] &amp; &quot;'.$A$1:$Z$1&quot;); 0))); &quot;&quot;)">
            <text:p/>
          </table:table-cell>
          <table:table-cell table:style-name="ce39" table:formula="of:=IF([.C257]&lt;&gt;&quot;&quot;; SUM(INDEX(INDIRECT(&quot;'&quot; &amp; [.B257] &amp; &quot;'.$A$1:$Z$1000&quot;); 0; MATCH(&quot;total_assembly_time_min&quot;; INDIRECT(&quot;'&quot; &amp; [.B257] &amp; &quot;'.$A$1:$Z$1&quot;); 0)))/60; &quot;&quot;)">
            <text:p/>
          </table:table-cell>
          <table:table-cell table:content-validation-name="val5" table:formula="of:=IF([.C257]&lt;&gt;&quot;&quot;; [$values.$B$2]; &quot;&quot;)">
            <text:p/>
          </table:table-cell>
          <table:table-cell table:style-name="ce37" table:formula="of:=IF([.C257]&lt;&gt;&quot;&quot;; [.F257]*[.G257]; &quot;&quot;)">
            <text:p/>
          </table:table-cell>
          <table:table-cell table:style-name="ce37" table:formula="of:=IF([.C257]&lt;&gt;&quot;&quot;; [.H257]+[.E257]; &quot;&quot;)">
            <text:p/>
          </table:table-cell>
          <table:table-cell/>
          <table:table-cell table:formula="of:=IF([.C257]&lt;&gt;&quot;&quot;; [.L257]-[.I257]; &quot;&quot;)">
            <text:p/>
          </table:table-cell>
          <table:table-cell table:style-name="ce37" table:formula="of:=IF([.C257]&lt;&gt;&quot;&quot;; [.I257]/(1-[.J257]); &quot;&quot;)">
            <text:p/>
          </table:table-cell>
          <table:table-cell table:content-validation-name="val5" table:formula="of:=IF([.C257]&lt;&gt;&quot;&quot;; [$values.$A$2]; &quot;&quot;)">
            <text:p/>
          </table:table-cell>
          <table:table-cell table:style-name="ce37" table:formula="of:=IF([.C257]&lt;&gt;&quot;&quot;; [.O257]-[.L257]; &quot;&quot;)">
            <text:p/>
          </table:table-cell>
          <table:table-cell table:style-name="ce37" table:formula="of:=IF([.C257]&lt;&gt;&quot;&quot;; [.L257]/(1-[.M257]); &quot;&quot;)">
            <text:p/>
          </table:table-cell>
          <table:table-cell table:number-columns-repeated="1009"/>
        </table:table-row>
        <table:table-row table:style-name="ro1">
          <table:table-cell office:value-type="string" calcext:value-type="string">
            <text:p>1b06034d-0911-45c6-b9fe-ece6c28d862e</text:p>
          </table:table-cell>
          <table:table-cell office:value-type="string" calcext:value-type="string">
            <text:p>bom_00257</text:p>
          </table:table-cell>
          <table:table-cell/>
          <table:table-cell table:formula="of:=IF([.C258]&lt;&gt;&quot;&quot;; SUM(INDEX(INDIRECT(&quot;'&quot; &amp; [.B258] &amp; &quot;'.$A$1:$Z$1000&quot;); 0; MATCH(&quot;count&quot;; INDIRECT(&quot;'&quot; &amp; [.B258] &amp; &quot;'.$A$1:$Z$1&quot;); 0))); &quot;&quot;)">
            <text:p/>
          </table:table-cell>
          <table:table-cell table:formula="of:=IF([.C258]&lt;&gt;&quot;&quot;; SUM(INDEX(INDIRECT(&quot;'&quot; &amp; [.B258] &amp; &quot;'.$A$1:$Z$1000&quot;); 0; MATCH(&quot;cost&quot;; INDIRECT(&quot;'&quot; &amp; [.B258] &amp; &quot;'.$A$1:$Z$1&quot;); 0))); &quot;&quot;)">
            <text:p/>
          </table:table-cell>
          <table:table-cell table:style-name="ce39" table:formula="of:=IF([.C258]&lt;&gt;&quot;&quot;; SUM(INDEX(INDIRECT(&quot;'&quot; &amp; [.B258] &amp; &quot;'.$A$1:$Z$1000&quot;); 0; MATCH(&quot;total_assembly_time_min&quot;; INDIRECT(&quot;'&quot; &amp; [.B258] &amp; &quot;'.$A$1:$Z$1&quot;); 0)))/60; &quot;&quot;)">
            <text:p/>
          </table:table-cell>
          <table:table-cell table:content-validation-name="val5" table:formula="of:=IF([.C258]&lt;&gt;&quot;&quot;; [$values.$B$2]; &quot;&quot;)">
            <text:p/>
          </table:table-cell>
          <table:table-cell table:style-name="ce37" table:formula="of:=IF([.C258]&lt;&gt;&quot;&quot;; [.F258]*[.G258]; &quot;&quot;)">
            <text:p/>
          </table:table-cell>
          <table:table-cell table:style-name="ce37" table:formula="of:=IF([.C258]&lt;&gt;&quot;&quot;; [.H258]+[.E258]; &quot;&quot;)">
            <text:p/>
          </table:table-cell>
          <table:table-cell/>
          <table:table-cell table:formula="of:=IF([.C258]&lt;&gt;&quot;&quot;; [.L258]-[.I258]; &quot;&quot;)">
            <text:p/>
          </table:table-cell>
          <table:table-cell table:style-name="ce37" table:formula="of:=IF([.C258]&lt;&gt;&quot;&quot;; [.I258]/(1-[.J258]); &quot;&quot;)">
            <text:p/>
          </table:table-cell>
          <table:table-cell table:content-validation-name="val5" table:formula="of:=IF([.C258]&lt;&gt;&quot;&quot;; [$values.$A$2]; &quot;&quot;)">
            <text:p/>
          </table:table-cell>
          <table:table-cell table:style-name="ce37" table:formula="of:=IF([.C258]&lt;&gt;&quot;&quot;; [.O258]-[.L258]; &quot;&quot;)">
            <text:p/>
          </table:table-cell>
          <table:table-cell table:style-name="ce37" table:formula="of:=IF([.C258]&lt;&gt;&quot;&quot;; [.L258]/(1-[.M258]); &quot;&quot;)">
            <text:p/>
          </table:table-cell>
          <table:table-cell table:number-columns-repeated="1009"/>
        </table:table-row>
        <table:table-row table:style-name="ro1">
          <table:table-cell office:value-type="string" calcext:value-type="string">
            <text:p>69f477a9-1a11-44ae-b0e2-fffe421f9ad2</text:p>
          </table:table-cell>
          <table:table-cell office:value-type="string" calcext:value-type="string">
            <text:p>bom_00258</text:p>
          </table:table-cell>
          <table:table-cell/>
          <table:table-cell table:formula="of:=IF([.C259]&lt;&gt;&quot;&quot;; SUM(INDEX(INDIRECT(&quot;'&quot; &amp; [.B259] &amp; &quot;'.$A$1:$Z$1000&quot;); 0; MATCH(&quot;count&quot;; INDIRECT(&quot;'&quot; &amp; [.B259] &amp; &quot;'.$A$1:$Z$1&quot;); 0))); &quot;&quot;)">
            <text:p/>
          </table:table-cell>
          <table:table-cell table:formula="of:=IF([.C259]&lt;&gt;&quot;&quot;; SUM(INDEX(INDIRECT(&quot;'&quot; &amp; [.B259] &amp; &quot;'.$A$1:$Z$1000&quot;); 0; MATCH(&quot;cost&quot;; INDIRECT(&quot;'&quot; &amp; [.B259] &amp; &quot;'.$A$1:$Z$1&quot;); 0))); &quot;&quot;)">
            <text:p/>
          </table:table-cell>
          <table:table-cell table:style-name="ce39" table:formula="of:=IF([.C259]&lt;&gt;&quot;&quot;; SUM(INDEX(INDIRECT(&quot;'&quot; &amp; [.B259] &amp; &quot;'.$A$1:$Z$1000&quot;); 0; MATCH(&quot;total_assembly_time_min&quot;; INDIRECT(&quot;'&quot; &amp; [.B259] &amp; &quot;'.$A$1:$Z$1&quot;); 0)))/60; &quot;&quot;)">
            <text:p/>
          </table:table-cell>
          <table:table-cell table:content-validation-name="val5" table:formula="of:=IF([.C259]&lt;&gt;&quot;&quot;; [$values.$B$2]; &quot;&quot;)">
            <text:p/>
          </table:table-cell>
          <table:table-cell table:style-name="ce37" table:formula="of:=IF([.C259]&lt;&gt;&quot;&quot;; [.F259]*[.G259]; &quot;&quot;)">
            <text:p/>
          </table:table-cell>
          <table:table-cell table:style-name="ce37" table:formula="of:=IF([.C259]&lt;&gt;&quot;&quot;; [.H259]+[.E259]; &quot;&quot;)">
            <text:p/>
          </table:table-cell>
          <table:table-cell/>
          <table:table-cell table:formula="of:=IF([.C259]&lt;&gt;&quot;&quot;; [.L259]-[.I259]; &quot;&quot;)">
            <text:p/>
          </table:table-cell>
          <table:table-cell table:style-name="ce37" table:formula="of:=IF([.C259]&lt;&gt;&quot;&quot;; [.I259]/(1-[.J259]); &quot;&quot;)">
            <text:p/>
          </table:table-cell>
          <table:table-cell table:content-validation-name="val5" table:formula="of:=IF([.C259]&lt;&gt;&quot;&quot;; [$values.$A$2]; &quot;&quot;)">
            <text:p/>
          </table:table-cell>
          <table:table-cell table:style-name="ce37" table:formula="of:=IF([.C259]&lt;&gt;&quot;&quot;; [.O259]-[.L259]; &quot;&quot;)">
            <text:p/>
          </table:table-cell>
          <table:table-cell table:style-name="ce37" table:formula="of:=IF([.C259]&lt;&gt;&quot;&quot;; [.L259]/(1-[.M259]); &quot;&quot;)">
            <text:p/>
          </table:table-cell>
          <table:table-cell table:number-columns-repeated="1009"/>
        </table:table-row>
        <table:table-row table:style-name="ro1">
          <table:table-cell office:value-type="string" calcext:value-type="string">
            <text:p>550ccf99-afba-495f-8dff-f44370e95e5f</text:p>
          </table:table-cell>
          <table:table-cell office:value-type="string" calcext:value-type="string">
            <text:p>bom_00259</text:p>
          </table:table-cell>
          <table:table-cell/>
          <table:table-cell table:formula="of:=IF([.C260]&lt;&gt;&quot;&quot;; SUM(INDEX(INDIRECT(&quot;'&quot; &amp; [.B260] &amp; &quot;'.$A$1:$Z$1000&quot;); 0; MATCH(&quot;count&quot;; INDIRECT(&quot;'&quot; &amp; [.B260] &amp; &quot;'.$A$1:$Z$1&quot;); 0))); &quot;&quot;)">
            <text:p/>
          </table:table-cell>
          <table:table-cell table:formula="of:=IF([.C260]&lt;&gt;&quot;&quot;; SUM(INDEX(INDIRECT(&quot;'&quot; &amp; [.B260] &amp; &quot;'.$A$1:$Z$1000&quot;); 0; MATCH(&quot;cost&quot;; INDIRECT(&quot;'&quot; &amp; [.B260] &amp; &quot;'.$A$1:$Z$1&quot;); 0))); &quot;&quot;)">
            <text:p/>
          </table:table-cell>
          <table:table-cell table:style-name="ce39" table:formula="of:=IF([.C260]&lt;&gt;&quot;&quot;; SUM(INDEX(INDIRECT(&quot;'&quot; &amp; [.B260] &amp; &quot;'.$A$1:$Z$1000&quot;); 0; MATCH(&quot;total_assembly_time_min&quot;; INDIRECT(&quot;'&quot; &amp; [.B260] &amp; &quot;'.$A$1:$Z$1&quot;); 0)))/60; &quot;&quot;)">
            <text:p/>
          </table:table-cell>
          <table:table-cell table:content-validation-name="val5" table:formula="of:=IF([.C260]&lt;&gt;&quot;&quot;; [$values.$B$2]; &quot;&quot;)">
            <text:p/>
          </table:table-cell>
          <table:table-cell table:style-name="ce37" table:formula="of:=IF([.C260]&lt;&gt;&quot;&quot;; [.F260]*[.G260]; &quot;&quot;)">
            <text:p/>
          </table:table-cell>
          <table:table-cell table:style-name="ce37" table:formula="of:=IF([.C260]&lt;&gt;&quot;&quot;; [.H260]+[.E260]; &quot;&quot;)">
            <text:p/>
          </table:table-cell>
          <table:table-cell/>
          <table:table-cell table:formula="of:=IF([.C260]&lt;&gt;&quot;&quot;; [.L260]-[.I260]; &quot;&quot;)">
            <text:p/>
          </table:table-cell>
          <table:table-cell table:style-name="ce37" table:formula="of:=IF([.C260]&lt;&gt;&quot;&quot;; [.I260]/(1-[.J260]); &quot;&quot;)">
            <text:p/>
          </table:table-cell>
          <table:table-cell table:content-validation-name="val5" table:formula="of:=IF([.C260]&lt;&gt;&quot;&quot;; [$values.$A$2]; &quot;&quot;)">
            <text:p/>
          </table:table-cell>
          <table:table-cell table:style-name="ce37" table:formula="of:=IF([.C260]&lt;&gt;&quot;&quot;; [.O260]-[.L260]; &quot;&quot;)">
            <text:p/>
          </table:table-cell>
          <table:table-cell table:style-name="ce37" table:formula="of:=IF([.C260]&lt;&gt;&quot;&quot;; [.L260]/(1-[.M260]); &quot;&quot;)">
            <text:p/>
          </table:table-cell>
          <table:table-cell table:number-columns-repeated="1009"/>
        </table:table-row>
        <table:table-row table:style-name="ro1">
          <table:table-cell office:value-type="string" calcext:value-type="string">
            <text:p>f8f29061-cc2a-415f-8da7-f1c0fa04c6b9</text:p>
          </table:table-cell>
          <table:table-cell office:value-type="string" calcext:value-type="string">
            <text:p>bom_00260</text:p>
          </table:table-cell>
          <table:table-cell/>
          <table:table-cell table:formula="of:=IF([.C261]&lt;&gt;&quot;&quot;; SUM(INDEX(INDIRECT(&quot;'&quot; &amp; [.B261] &amp; &quot;'.$A$1:$Z$1000&quot;); 0; MATCH(&quot;count&quot;; INDIRECT(&quot;'&quot; &amp; [.B261] &amp; &quot;'.$A$1:$Z$1&quot;); 0))); &quot;&quot;)">
            <text:p/>
          </table:table-cell>
          <table:table-cell table:formula="of:=IF([.C261]&lt;&gt;&quot;&quot;; SUM(INDEX(INDIRECT(&quot;'&quot; &amp; [.B261] &amp; &quot;'.$A$1:$Z$1000&quot;); 0; MATCH(&quot;cost&quot;; INDIRECT(&quot;'&quot; &amp; [.B261] &amp; &quot;'.$A$1:$Z$1&quot;); 0))); &quot;&quot;)">
            <text:p/>
          </table:table-cell>
          <table:table-cell table:style-name="ce39" table:formula="of:=IF([.C261]&lt;&gt;&quot;&quot;; SUM(INDEX(INDIRECT(&quot;'&quot; &amp; [.B261] &amp; &quot;'.$A$1:$Z$1000&quot;); 0; MATCH(&quot;total_assembly_time_min&quot;; INDIRECT(&quot;'&quot; &amp; [.B261] &amp; &quot;'.$A$1:$Z$1&quot;); 0)))/60; &quot;&quot;)">
            <text:p/>
          </table:table-cell>
          <table:table-cell table:content-validation-name="val5" table:formula="of:=IF([.C261]&lt;&gt;&quot;&quot;; [$values.$B$2]; &quot;&quot;)">
            <text:p/>
          </table:table-cell>
          <table:table-cell table:style-name="ce37" table:formula="of:=IF([.C261]&lt;&gt;&quot;&quot;; [.F261]*[.G261]; &quot;&quot;)">
            <text:p/>
          </table:table-cell>
          <table:table-cell table:style-name="ce37" table:formula="of:=IF([.C261]&lt;&gt;&quot;&quot;; [.H261]+[.E261]; &quot;&quot;)">
            <text:p/>
          </table:table-cell>
          <table:table-cell/>
          <table:table-cell table:formula="of:=IF([.C261]&lt;&gt;&quot;&quot;; [.L261]-[.I261]; &quot;&quot;)">
            <text:p/>
          </table:table-cell>
          <table:table-cell table:style-name="ce37" table:formula="of:=IF([.C261]&lt;&gt;&quot;&quot;; [.I261]/(1-[.J261]); &quot;&quot;)">
            <text:p/>
          </table:table-cell>
          <table:table-cell table:content-validation-name="val5" table:formula="of:=IF([.C261]&lt;&gt;&quot;&quot;; [$values.$A$2]; &quot;&quot;)">
            <text:p/>
          </table:table-cell>
          <table:table-cell table:style-name="ce37" table:formula="of:=IF([.C261]&lt;&gt;&quot;&quot;; [.O261]-[.L261]; &quot;&quot;)">
            <text:p/>
          </table:table-cell>
          <table:table-cell table:style-name="ce37" table:formula="of:=IF([.C261]&lt;&gt;&quot;&quot;; [.L261]/(1-[.M261]); &quot;&quot;)">
            <text:p/>
          </table:table-cell>
          <table:table-cell table:number-columns-repeated="1009"/>
        </table:table-row>
        <table:table-row table:style-name="ro1">
          <table:table-cell office:value-type="string" calcext:value-type="string">
            <text:p>62e48632-e4f4-4554-af56-5d6f00964a7f</text:p>
          </table:table-cell>
          <table:table-cell office:value-type="string" calcext:value-type="string">
            <text:p>bom_00261</text:p>
          </table:table-cell>
          <table:table-cell/>
          <table:table-cell table:formula="of:=IF([.C262]&lt;&gt;&quot;&quot;; SUM(INDEX(INDIRECT(&quot;'&quot; &amp; [.B262] &amp; &quot;'.$A$1:$Z$1000&quot;); 0; MATCH(&quot;count&quot;; INDIRECT(&quot;'&quot; &amp; [.B262] &amp; &quot;'.$A$1:$Z$1&quot;); 0))); &quot;&quot;)">
            <text:p/>
          </table:table-cell>
          <table:table-cell table:formula="of:=IF([.C262]&lt;&gt;&quot;&quot;; SUM(INDEX(INDIRECT(&quot;'&quot; &amp; [.B262] &amp; &quot;'.$A$1:$Z$1000&quot;); 0; MATCH(&quot;cost&quot;; INDIRECT(&quot;'&quot; &amp; [.B262] &amp; &quot;'.$A$1:$Z$1&quot;); 0))); &quot;&quot;)">
            <text:p/>
          </table:table-cell>
          <table:table-cell table:style-name="ce39" table:formula="of:=IF([.C262]&lt;&gt;&quot;&quot;; SUM(INDEX(INDIRECT(&quot;'&quot; &amp; [.B262] &amp; &quot;'.$A$1:$Z$1000&quot;); 0; MATCH(&quot;total_assembly_time_min&quot;; INDIRECT(&quot;'&quot; &amp; [.B262] &amp; &quot;'.$A$1:$Z$1&quot;); 0)))/60; &quot;&quot;)">
            <text:p/>
          </table:table-cell>
          <table:table-cell table:content-validation-name="val5" table:formula="of:=IF([.C262]&lt;&gt;&quot;&quot;; [$values.$B$2]; &quot;&quot;)">
            <text:p/>
          </table:table-cell>
          <table:table-cell table:style-name="ce37" table:formula="of:=IF([.C262]&lt;&gt;&quot;&quot;; [.F262]*[.G262]; &quot;&quot;)">
            <text:p/>
          </table:table-cell>
          <table:table-cell table:style-name="ce37" table:formula="of:=IF([.C262]&lt;&gt;&quot;&quot;; [.H262]+[.E262]; &quot;&quot;)">
            <text:p/>
          </table:table-cell>
          <table:table-cell/>
          <table:table-cell table:formula="of:=IF([.C262]&lt;&gt;&quot;&quot;; [.L262]-[.I262]; &quot;&quot;)">
            <text:p/>
          </table:table-cell>
          <table:table-cell table:style-name="ce37" table:formula="of:=IF([.C262]&lt;&gt;&quot;&quot;; [.I262]/(1-[.J262]); &quot;&quot;)">
            <text:p/>
          </table:table-cell>
          <table:table-cell table:content-validation-name="val5" table:formula="of:=IF([.C262]&lt;&gt;&quot;&quot;; [$values.$A$2]; &quot;&quot;)">
            <text:p/>
          </table:table-cell>
          <table:table-cell table:style-name="ce37" table:formula="of:=IF([.C262]&lt;&gt;&quot;&quot;; [.O262]-[.L262]; &quot;&quot;)">
            <text:p/>
          </table:table-cell>
          <table:table-cell table:style-name="ce37" table:formula="of:=IF([.C262]&lt;&gt;&quot;&quot;; [.L262]/(1-[.M262]); &quot;&quot;)">
            <text:p/>
          </table:table-cell>
          <table:table-cell table:number-columns-repeated="1009"/>
        </table:table-row>
        <table:table-row table:style-name="ro1">
          <table:table-cell office:value-type="string" calcext:value-type="string">
            <text:p>1358e20b-7243-4b42-b222-674b0a7a1e27</text:p>
          </table:table-cell>
          <table:table-cell office:value-type="string" calcext:value-type="string">
            <text:p>bom_00262</text:p>
          </table:table-cell>
          <table:table-cell/>
          <table:table-cell table:formula="of:=IF([.C263]&lt;&gt;&quot;&quot;; SUM(INDEX(INDIRECT(&quot;'&quot; &amp; [.B263] &amp; &quot;'.$A$1:$Z$1000&quot;); 0; MATCH(&quot;count&quot;; INDIRECT(&quot;'&quot; &amp; [.B263] &amp; &quot;'.$A$1:$Z$1&quot;); 0))); &quot;&quot;)">
            <text:p/>
          </table:table-cell>
          <table:table-cell table:formula="of:=IF([.C263]&lt;&gt;&quot;&quot;; SUM(INDEX(INDIRECT(&quot;'&quot; &amp; [.B263] &amp; &quot;'.$A$1:$Z$1000&quot;); 0; MATCH(&quot;cost&quot;; INDIRECT(&quot;'&quot; &amp; [.B263] &amp; &quot;'.$A$1:$Z$1&quot;); 0))); &quot;&quot;)">
            <text:p/>
          </table:table-cell>
          <table:table-cell table:style-name="ce39" table:formula="of:=IF([.C263]&lt;&gt;&quot;&quot;; SUM(INDEX(INDIRECT(&quot;'&quot; &amp; [.B263] &amp; &quot;'.$A$1:$Z$1000&quot;); 0; MATCH(&quot;total_assembly_time_min&quot;; INDIRECT(&quot;'&quot; &amp; [.B263] &amp; &quot;'.$A$1:$Z$1&quot;); 0)))/60; &quot;&quot;)">
            <text:p/>
          </table:table-cell>
          <table:table-cell table:content-validation-name="val5" table:formula="of:=IF([.C263]&lt;&gt;&quot;&quot;; [$values.$B$2]; &quot;&quot;)">
            <text:p/>
          </table:table-cell>
          <table:table-cell table:style-name="ce37" table:formula="of:=IF([.C263]&lt;&gt;&quot;&quot;; [.F263]*[.G263]; &quot;&quot;)">
            <text:p/>
          </table:table-cell>
          <table:table-cell table:style-name="ce37" table:formula="of:=IF([.C263]&lt;&gt;&quot;&quot;; [.H263]+[.E263]; &quot;&quot;)">
            <text:p/>
          </table:table-cell>
          <table:table-cell/>
          <table:table-cell table:formula="of:=IF([.C263]&lt;&gt;&quot;&quot;; [.L263]-[.I263]; &quot;&quot;)">
            <text:p/>
          </table:table-cell>
          <table:table-cell table:style-name="ce37" table:formula="of:=IF([.C263]&lt;&gt;&quot;&quot;; [.I263]/(1-[.J263]); &quot;&quot;)">
            <text:p/>
          </table:table-cell>
          <table:table-cell table:content-validation-name="val5" table:formula="of:=IF([.C263]&lt;&gt;&quot;&quot;; [$values.$A$2]; &quot;&quot;)">
            <text:p/>
          </table:table-cell>
          <table:table-cell table:style-name="ce37" table:formula="of:=IF([.C263]&lt;&gt;&quot;&quot;; [.O263]-[.L263]; &quot;&quot;)">
            <text:p/>
          </table:table-cell>
          <table:table-cell table:style-name="ce37" table:formula="of:=IF([.C263]&lt;&gt;&quot;&quot;; [.L263]/(1-[.M263]); &quot;&quot;)">
            <text:p/>
          </table:table-cell>
          <table:table-cell table:number-columns-repeated="1009"/>
        </table:table-row>
        <table:table-row table:style-name="ro1">
          <table:table-cell office:value-type="string" calcext:value-type="string">
            <text:p>d022a8c4-2dc8-45e5-b634-33ddfcbc78bd</text:p>
          </table:table-cell>
          <table:table-cell office:value-type="string" calcext:value-type="string">
            <text:p>bom_00263</text:p>
          </table:table-cell>
          <table:table-cell/>
          <table:table-cell table:formula="of:=IF([.C264]&lt;&gt;&quot;&quot;; SUM(INDEX(INDIRECT(&quot;'&quot; &amp; [.B264] &amp; &quot;'.$A$1:$Z$1000&quot;); 0; MATCH(&quot;count&quot;; INDIRECT(&quot;'&quot; &amp; [.B264] &amp; &quot;'.$A$1:$Z$1&quot;); 0))); &quot;&quot;)">
            <text:p/>
          </table:table-cell>
          <table:table-cell table:formula="of:=IF([.C264]&lt;&gt;&quot;&quot;; SUM(INDEX(INDIRECT(&quot;'&quot; &amp; [.B264] &amp; &quot;'.$A$1:$Z$1000&quot;); 0; MATCH(&quot;cost&quot;; INDIRECT(&quot;'&quot; &amp; [.B264] &amp; &quot;'.$A$1:$Z$1&quot;); 0))); &quot;&quot;)">
            <text:p/>
          </table:table-cell>
          <table:table-cell table:style-name="ce39" table:formula="of:=IF([.C264]&lt;&gt;&quot;&quot;; SUM(INDEX(INDIRECT(&quot;'&quot; &amp; [.B264] &amp; &quot;'.$A$1:$Z$1000&quot;); 0; MATCH(&quot;total_assembly_time_min&quot;; INDIRECT(&quot;'&quot; &amp; [.B264] &amp; &quot;'.$A$1:$Z$1&quot;); 0)))/60; &quot;&quot;)">
            <text:p/>
          </table:table-cell>
          <table:table-cell table:content-validation-name="val5" table:formula="of:=IF([.C264]&lt;&gt;&quot;&quot;; [$values.$B$2]; &quot;&quot;)">
            <text:p/>
          </table:table-cell>
          <table:table-cell table:style-name="ce37" table:formula="of:=IF([.C264]&lt;&gt;&quot;&quot;; [.F264]*[.G264]; &quot;&quot;)">
            <text:p/>
          </table:table-cell>
          <table:table-cell table:style-name="ce37" table:formula="of:=IF([.C264]&lt;&gt;&quot;&quot;; [.H264]+[.E264]; &quot;&quot;)">
            <text:p/>
          </table:table-cell>
          <table:table-cell/>
          <table:table-cell table:formula="of:=IF([.C264]&lt;&gt;&quot;&quot;; [.L264]-[.I264]; &quot;&quot;)">
            <text:p/>
          </table:table-cell>
          <table:table-cell table:style-name="ce37" table:formula="of:=IF([.C264]&lt;&gt;&quot;&quot;; [.I264]/(1-[.J264]); &quot;&quot;)">
            <text:p/>
          </table:table-cell>
          <table:table-cell table:content-validation-name="val5" table:formula="of:=IF([.C264]&lt;&gt;&quot;&quot;; [$values.$A$2]; &quot;&quot;)">
            <text:p/>
          </table:table-cell>
          <table:table-cell table:style-name="ce37" table:formula="of:=IF([.C264]&lt;&gt;&quot;&quot;; [.O264]-[.L264]; &quot;&quot;)">
            <text:p/>
          </table:table-cell>
          <table:table-cell table:style-name="ce37" table:formula="of:=IF([.C264]&lt;&gt;&quot;&quot;; [.L264]/(1-[.M264]); &quot;&quot;)">
            <text:p/>
          </table:table-cell>
          <table:table-cell table:number-columns-repeated="1009"/>
        </table:table-row>
        <table:table-row table:style-name="ro1">
          <table:table-cell office:value-type="string" calcext:value-type="string">
            <text:p>ee988831-34e3-43a1-a0e0-e1835edbcdbd</text:p>
          </table:table-cell>
          <table:table-cell office:value-type="string" calcext:value-type="string">
            <text:p>bom_00264</text:p>
          </table:table-cell>
          <table:table-cell/>
          <table:table-cell table:formula="of:=IF([.C265]&lt;&gt;&quot;&quot;; SUM(INDEX(INDIRECT(&quot;'&quot; &amp; [.B265] &amp; &quot;'.$A$1:$Z$1000&quot;); 0; MATCH(&quot;count&quot;; INDIRECT(&quot;'&quot; &amp; [.B265] &amp; &quot;'.$A$1:$Z$1&quot;); 0))); &quot;&quot;)">
            <text:p/>
          </table:table-cell>
          <table:table-cell table:formula="of:=IF([.C265]&lt;&gt;&quot;&quot;; SUM(INDEX(INDIRECT(&quot;'&quot; &amp; [.B265] &amp; &quot;'.$A$1:$Z$1000&quot;); 0; MATCH(&quot;cost&quot;; INDIRECT(&quot;'&quot; &amp; [.B265] &amp; &quot;'.$A$1:$Z$1&quot;); 0))); &quot;&quot;)">
            <text:p/>
          </table:table-cell>
          <table:table-cell table:style-name="ce39" table:formula="of:=IF([.C265]&lt;&gt;&quot;&quot;; SUM(INDEX(INDIRECT(&quot;'&quot; &amp; [.B265] &amp; &quot;'.$A$1:$Z$1000&quot;); 0; MATCH(&quot;total_assembly_time_min&quot;; INDIRECT(&quot;'&quot; &amp; [.B265] &amp; &quot;'.$A$1:$Z$1&quot;); 0)))/60; &quot;&quot;)">
            <text:p/>
          </table:table-cell>
          <table:table-cell table:content-validation-name="val5" table:formula="of:=IF([.C265]&lt;&gt;&quot;&quot;; [$values.$B$2]; &quot;&quot;)">
            <text:p/>
          </table:table-cell>
          <table:table-cell table:style-name="ce37" table:formula="of:=IF([.C265]&lt;&gt;&quot;&quot;; [.F265]*[.G265]; &quot;&quot;)">
            <text:p/>
          </table:table-cell>
          <table:table-cell table:style-name="ce37" table:formula="of:=IF([.C265]&lt;&gt;&quot;&quot;; [.H265]+[.E265]; &quot;&quot;)">
            <text:p/>
          </table:table-cell>
          <table:table-cell/>
          <table:table-cell table:formula="of:=IF([.C265]&lt;&gt;&quot;&quot;; [.L265]-[.I265]; &quot;&quot;)">
            <text:p/>
          </table:table-cell>
          <table:table-cell table:style-name="ce37" table:formula="of:=IF([.C265]&lt;&gt;&quot;&quot;; [.I265]/(1-[.J265]); &quot;&quot;)">
            <text:p/>
          </table:table-cell>
          <table:table-cell table:content-validation-name="val5" table:formula="of:=IF([.C265]&lt;&gt;&quot;&quot;; [$values.$A$2]; &quot;&quot;)">
            <text:p/>
          </table:table-cell>
          <table:table-cell table:style-name="ce37" table:formula="of:=IF([.C265]&lt;&gt;&quot;&quot;; [.O265]-[.L265]; &quot;&quot;)">
            <text:p/>
          </table:table-cell>
          <table:table-cell table:style-name="ce37" table:formula="of:=IF([.C265]&lt;&gt;&quot;&quot;; [.L265]/(1-[.M265]); &quot;&quot;)">
            <text:p/>
          </table:table-cell>
          <table:table-cell table:number-columns-repeated="1009"/>
        </table:table-row>
        <table:table-row table:style-name="ro1">
          <table:table-cell office:value-type="string" calcext:value-type="string">
            <text:p>7f167827-1bee-492a-a155-ec8b1fd5d5bb</text:p>
          </table:table-cell>
          <table:table-cell office:value-type="string" calcext:value-type="string">
            <text:p>bom_00265</text:p>
          </table:table-cell>
          <table:table-cell/>
          <table:table-cell table:formula="of:=IF([.C266]&lt;&gt;&quot;&quot;; SUM(INDEX(INDIRECT(&quot;'&quot; &amp; [.B266] &amp; &quot;'.$A$1:$Z$1000&quot;); 0; MATCH(&quot;count&quot;; INDIRECT(&quot;'&quot; &amp; [.B266] &amp; &quot;'.$A$1:$Z$1&quot;); 0))); &quot;&quot;)">
            <text:p/>
          </table:table-cell>
          <table:table-cell table:formula="of:=IF([.C266]&lt;&gt;&quot;&quot;; SUM(INDEX(INDIRECT(&quot;'&quot; &amp; [.B266] &amp; &quot;'.$A$1:$Z$1000&quot;); 0; MATCH(&quot;cost&quot;; INDIRECT(&quot;'&quot; &amp; [.B266] &amp; &quot;'.$A$1:$Z$1&quot;); 0))); &quot;&quot;)">
            <text:p/>
          </table:table-cell>
          <table:table-cell table:style-name="ce39" table:formula="of:=IF([.C266]&lt;&gt;&quot;&quot;; SUM(INDEX(INDIRECT(&quot;'&quot; &amp; [.B266] &amp; &quot;'.$A$1:$Z$1000&quot;); 0; MATCH(&quot;total_assembly_time_min&quot;; INDIRECT(&quot;'&quot; &amp; [.B266] &amp; &quot;'.$A$1:$Z$1&quot;); 0)))/60; &quot;&quot;)">
            <text:p/>
          </table:table-cell>
          <table:table-cell table:content-validation-name="val5" table:formula="of:=IF([.C266]&lt;&gt;&quot;&quot;; [$values.$B$2]; &quot;&quot;)">
            <text:p/>
          </table:table-cell>
          <table:table-cell table:style-name="ce37" table:formula="of:=IF([.C266]&lt;&gt;&quot;&quot;; [.F266]*[.G266]; &quot;&quot;)">
            <text:p/>
          </table:table-cell>
          <table:table-cell table:style-name="ce37" table:formula="of:=IF([.C266]&lt;&gt;&quot;&quot;; [.H266]+[.E266]; &quot;&quot;)">
            <text:p/>
          </table:table-cell>
          <table:table-cell/>
          <table:table-cell table:formula="of:=IF([.C266]&lt;&gt;&quot;&quot;; [.L266]-[.I266]; &quot;&quot;)">
            <text:p/>
          </table:table-cell>
          <table:table-cell table:style-name="ce37" table:formula="of:=IF([.C266]&lt;&gt;&quot;&quot;; [.I266]/(1-[.J266]); &quot;&quot;)">
            <text:p/>
          </table:table-cell>
          <table:table-cell table:content-validation-name="val5" table:formula="of:=IF([.C266]&lt;&gt;&quot;&quot;; [$values.$A$2]; &quot;&quot;)">
            <text:p/>
          </table:table-cell>
          <table:table-cell table:style-name="ce37" table:formula="of:=IF([.C266]&lt;&gt;&quot;&quot;; [.O266]-[.L266]; &quot;&quot;)">
            <text:p/>
          </table:table-cell>
          <table:table-cell table:style-name="ce37" table:formula="of:=IF([.C266]&lt;&gt;&quot;&quot;; [.L266]/(1-[.M266]); &quot;&quot;)">
            <text:p/>
          </table:table-cell>
          <table:table-cell table:number-columns-repeated="1009"/>
        </table:table-row>
        <table:table-row table:style-name="ro1">
          <table:table-cell office:value-type="string" calcext:value-type="string">
            <text:p>20d23e4e-d83d-4094-a719-91824292173c</text:p>
          </table:table-cell>
          <table:table-cell office:value-type="string" calcext:value-type="string">
            <text:p>bom_00266</text:p>
          </table:table-cell>
          <table:table-cell/>
          <table:table-cell table:formula="of:=IF([.C267]&lt;&gt;&quot;&quot;; SUM(INDEX(INDIRECT(&quot;'&quot; &amp; [.B267] &amp; &quot;'.$A$1:$Z$1000&quot;); 0; MATCH(&quot;count&quot;; INDIRECT(&quot;'&quot; &amp; [.B267] &amp; &quot;'.$A$1:$Z$1&quot;); 0))); &quot;&quot;)">
            <text:p/>
          </table:table-cell>
          <table:table-cell table:formula="of:=IF([.C267]&lt;&gt;&quot;&quot;; SUM(INDEX(INDIRECT(&quot;'&quot; &amp; [.B267] &amp; &quot;'.$A$1:$Z$1000&quot;); 0; MATCH(&quot;cost&quot;; INDIRECT(&quot;'&quot; &amp; [.B267] &amp; &quot;'.$A$1:$Z$1&quot;); 0))); &quot;&quot;)">
            <text:p/>
          </table:table-cell>
          <table:table-cell table:style-name="ce39" table:formula="of:=IF([.C267]&lt;&gt;&quot;&quot;; SUM(INDEX(INDIRECT(&quot;'&quot; &amp; [.B267] &amp; &quot;'.$A$1:$Z$1000&quot;); 0; MATCH(&quot;total_assembly_time_min&quot;; INDIRECT(&quot;'&quot; &amp; [.B267] &amp; &quot;'.$A$1:$Z$1&quot;); 0)))/60; &quot;&quot;)">
            <text:p/>
          </table:table-cell>
          <table:table-cell table:content-validation-name="val5" table:formula="of:=IF([.C267]&lt;&gt;&quot;&quot;; [$values.$B$2]; &quot;&quot;)">
            <text:p/>
          </table:table-cell>
          <table:table-cell table:style-name="ce37" table:formula="of:=IF([.C267]&lt;&gt;&quot;&quot;; [.F267]*[.G267]; &quot;&quot;)">
            <text:p/>
          </table:table-cell>
          <table:table-cell table:style-name="ce37" table:formula="of:=IF([.C267]&lt;&gt;&quot;&quot;; [.H267]+[.E267]; &quot;&quot;)">
            <text:p/>
          </table:table-cell>
          <table:table-cell/>
          <table:table-cell table:formula="of:=IF([.C267]&lt;&gt;&quot;&quot;; [.L267]-[.I267]; &quot;&quot;)">
            <text:p/>
          </table:table-cell>
          <table:table-cell table:style-name="ce37" table:formula="of:=IF([.C267]&lt;&gt;&quot;&quot;; [.I267]/(1-[.J267]); &quot;&quot;)">
            <text:p/>
          </table:table-cell>
          <table:table-cell table:content-validation-name="val5" table:formula="of:=IF([.C267]&lt;&gt;&quot;&quot;; [$values.$A$2]; &quot;&quot;)">
            <text:p/>
          </table:table-cell>
          <table:table-cell table:style-name="ce37" table:formula="of:=IF([.C267]&lt;&gt;&quot;&quot;; [.O267]-[.L267]; &quot;&quot;)">
            <text:p/>
          </table:table-cell>
          <table:table-cell table:style-name="ce37" table:formula="of:=IF([.C267]&lt;&gt;&quot;&quot;; [.L267]/(1-[.M267]); &quot;&quot;)">
            <text:p/>
          </table:table-cell>
          <table:table-cell table:number-columns-repeated="1009"/>
        </table:table-row>
        <table:table-row table:style-name="ro1">
          <table:table-cell office:value-type="string" calcext:value-type="string">
            <text:p>2422a1ad-6a95-4550-a832-b5e977bbaa44</text:p>
          </table:table-cell>
          <table:table-cell office:value-type="string" calcext:value-type="string">
            <text:p>bom_00267</text:p>
          </table:table-cell>
          <table:table-cell/>
          <table:table-cell table:formula="of:=IF([.C268]&lt;&gt;&quot;&quot;; SUM(INDEX(INDIRECT(&quot;'&quot; &amp; [.B268] &amp; &quot;'.$A$1:$Z$1000&quot;); 0; MATCH(&quot;count&quot;; INDIRECT(&quot;'&quot; &amp; [.B268] &amp; &quot;'.$A$1:$Z$1&quot;); 0))); &quot;&quot;)">
            <text:p/>
          </table:table-cell>
          <table:table-cell table:formula="of:=IF([.C268]&lt;&gt;&quot;&quot;; SUM(INDEX(INDIRECT(&quot;'&quot; &amp; [.B268] &amp; &quot;'.$A$1:$Z$1000&quot;); 0; MATCH(&quot;cost&quot;; INDIRECT(&quot;'&quot; &amp; [.B268] &amp; &quot;'.$A$1:$Z$1&quot;); 0))); &quot;&quot;)">
            <text:p/>
          </table:table-cell>
          <table:table-cell table:style-name="ce39" table:formula="of:=IF([.C268]&lt;&gt;&quot;&quot;; SUM(INDEX(INDIRECT(&quot;'&quot; &amp; [.B268] &amp; &quot;'.$A$1:$Z$1000&quot;); 0; MATCH(&quot;total_assembly_time_min&quot;; INDIRECT(&quot;'&quot; &amp; [.B268] &amp; &quot;'.$A$1:$Z$1&quot;); 0)))/60; &quot;&quot;)">
            <text:p/>
          </table:table-cell>
          <table:table-cell table:content-validation-name="val5" table:formula="of:=IF([.C268]&lt;&gt;&quot;&quot;; [$values.$B$2]; &quot;&quot;)">
            <text:p/>
          </table:table-cell>
          <table:table-cell table:style-name="ce37" table:formula="of:=IF([.C268]&lt;&gt;&quot;&quot;; [.F268]*[.G268]; &quot;&quot;)">
            <text:p/>
          </table:table-cell>
          <table:table-cell table:style-name="ce37" table:formula="of:=IF([.C268]&lt;&gt;&quot;&quot;; [.H268]+[.E268]; &quot;&quot;)">
            <text:p/>
          </table:table-cell>
          <table:table-cell/>
          <table:table-cell table:formula="of:=IF([.C268]&lt;&gt;&quot;&quot;; [.L268]-[.I268]; &quot;&quot;)">
            <text:p/>
          </table:table-cell>
          <table:table-cell table:style-name="ce37" table:formula="of:=IF([.C268]&lt;&gt;&quot;&quot;; [.I268]/(1-[.J268]); &quot;&quot;)">
            <text:p/>
          </table:table-cell>
          <table:table-cell table:content-validation-name="val5" table:formula="of:=IF([.C268]&lt;&gt;&quot;&quot;; [$values.$A$2]; &quot;&quot;)">
            <text:p/>
          </table:table-cell>
          <table:table-cell table:style-name="ce37" table:formula="of:=IF([.C268]&lt;&gt;&quot;&quot;; [.O268]-[.L268]; &quot;&quot;)">
            <text:p/>
          </table:table-cell>
          <table:table-cell table:style-name="ce37" table:formula="of:=IF([.C268]&lt;&gt;&quot;&quot;; [.L268]/(1-[.M268]); &quot;&quot;)">
            <text:p/>
          </table:table-cell>
          <table:table-cell table:number-columns-repeated="1009"/>
        </table:table-row>
        <table:table-row table:style-name="ro1">
          <table:table-cell office:value-type="string" calcext:value-type="string">
            <text:p>fc4dd39d-d461-4a27-b144-65f92a67d364</text:p>
          </table:table-cell>
          <table:table-cell office:value-type="string" calcext:value-type="string">
            <text:p>bom_00268</text:p>
          </table:table-cell>
          <table:table-cell/>
          <table:table-cell table:formula="of:=IF([.C269]&lt;&gt;&quot;&quot;; SUM(INDEX(INDIRECT(&quot;'&quot; &amp; [.B269] &amp; &quot;'.$A$1:$Z$1000&quot;); 0; MATCH(&quot;count&quot;; INDIRECT(&quot;'&quot; &amp; [.B269] &amp; &quot;'.$A$1:$Z$1&quot;); 0))); &quot;&quot;)">
            <text:p/>
          </table:table-cell>
          <table:table-cell table:formula="of:=IF([.C269]&lt;&gt;&quot;&quot;; SUM(INDEX(INDIRECT(&quot;'&quot; &amp; [.B269] &amp; &quot;'.$A$1:$Z$1000&quot;); 0; MATCH(&quot;cost&quot;; INDIRECT(&quot;'&quot; &amp; [.B269] &amp; &quot;'.$A$1:$Z$1&quot;); 0))); &quot;&quot;)">
            <text:p/>
          </table:table-cell>
          <table:table-cell table:style-name="ce39" table:formula="of:=IF([.C269]&lt;&gt;&quot;&quot;; SUM(INDEX(INDIRECT(&quot;'&quot; &amp; [.B269] &amp; &quot;'.$A$1:$Z$1000&quot;); 0; MATCH(&quot;total_assembly_time_min&quot;; INDIRECT(&quot;'&quot; &amp; [.B269] &amp; &quot;'.$A$1:$Z$1&quot;); 0)))/60; &quot;&quot;)">
            <text:p/>
          </table:table-cell>
          <table:table-cell table:content-validation-name="val5" table:formula="of:=IF([.C269]&lt;&gt;&quot;&quot;; [$values.$B$2]; &quot;&quot;)">
            <text:p/>
          </table:table-cell>
          <table:table-cell table:style-name="ce37" table:formula="of:=IF([.C269]&lt;&gt;&quot;&quot;; [.F269]*[.G269]; &quot;&quot;)">
            <text:p/>
          </table:table-cell>
          <table:table-cell table:style-name="ce37" table:formula="of:=IF([.C269]&lt;&gt;&quot;&quot;; [.H269]+[.E269]; &quot;&quot;)">
            <text:p/>
          </table:table-cell>
          <table:table-cell/>
          <table:table-cell table:formula="of:=IF([.C269]&lt;&gt;&quot;&quot;; [.L269]-[.I269]; &quot;&quot;)">
            <text:p/>
          </table:table-cell>
          <table:table-cell table:style-name="ce37" table:formula="of:=IF([.C269]&lt;&gt;&quot;&quot;; [.I269]/(1-[.J269]); &quot;&quot;)">
            <text:p/>
          </table:table-cell>
          <table:table-cell table:content-validation-name="val5" table:formula="of:=IF([.C269]&lt;&gt;&quot;&quot;; [$values.$A$2]; &quot;&quot;)">
            <text:p/>
          </table:table-cell>
          <table:table-cell table:style-name="ce37" table:formula="of:=IF([.C269]&lt;&gt;&quot;&quot;; [.O269]-[.L269]; &quot;&quot;)">
            <text:p/>
          </table:table-cell>
          <table:table-cell table:style-name="ce37" table:formula="of:=IF([.C269]&lt;&gt;&quot;&quot;; [.L269]/(1-[.M269]); &quot;&quot;)">
            <text:p/>
          </table:table-cell>
          <table:table-cell table:number-columns-repeated="1009"/>
        </table:table-row>
        <table:table-row table:style-name="ro1">
          <table:table-cell office:value-type="string" calcext:value-type="string">
            <text:p>a4ec117b-db82-4183-87de-3e5d9187b321</text:p>
          </table:table-cell>
          <table:table-cell office:value-type="string" calcext:value-type="string">
            <text:p>bom_00269</text:p>
          </table:table-cell>
          <table:table-cell/>
          <table:table-cell table:formula="of:=IF([.C270]&lt;&gt;&quot;&quot;; SUM(INDEX(INDIRECT(&quot;'&quot; &amp; [.B270] &amp; &quot;'.$A$1:$Z$1000&quot;); 0; MATCH(&quot;count&quot;; INDIRECT(&quot;'&quot; &amp; [.B270] &amp; &quot;'.$A$1:$Z$1&quot;); 0))); &quot;&quot;)">
            <text:p/>
          </table:table-cell>
          <table:table-cell table:formula="of:=IF([.C270]&lt;&gt;&quot;&quot;; SUM(INDEX(INDIRECT(&quot;'&quot; &amp; [.B270] &amp; &quot;'.$A$1:$Z$1000&quot;); 0; MATCH(&quot;cost&quot;; INDIRECT(&quot;'&quot; &amp; [.B270] &amp; &quot;'.$A$1:$Z$1&quot;); 0))); &quot;&quot;)">
            <text:p/>
          </table:table-cell>
          <table:table-cell table:style-name="ce39" table:formula="of:=IF([.C270]&lt;&gt;&quot;&quot;; SUM(INDEX(INDIRECT(&quot;'&quot; &amp; [.B270] &amp; &quot;'.$A$1:$Z$1000&quot;); 0; MATCH(&quot;total_assembly_time_min&quot;; INDIRECT(&quot;'&quot; &amp; [.B270] &amp; &quot;'.$A$1:$Z$1&quot;); 0)))/60; &quot;&quot;)">
            <text:p/>
          </table:table-cell>
          <table:table-cell table:content-validation-name="val5" table:formula="of:=IF([.C270]&lt;&gt;&quot;&quot;; [$values.$B$2]; &quot;&quot;)">
            <text:p/>
          </table:table-cell>
          <table:table-cell table:style-name="ce37" table:formula="of:=IF([.C270]&lt;&gt;&quot;&quot;; [.F270]*[.G270]; &quot;&quot;)">
            <text:p/>
          </table:table-cell>
          <table:table-cell table:style-name="ce37" table:formula="of:=IF([.C270]&lt;&gt;&quot;&quot;; [.H270]+[.E270]; &quot;&quot;)">
            <text:p/>
          </table:table-cell>
          <table:table-cell/>
          <table:table-cell table:formula="of:=IF([.C270]&lt;&gt;&quot;&quot;; [.L270]-[.I270]; &quot;&quot;)">
            <text:p/>
          </table:table-cell>
          <table:table-cell table:style-name="ce37" table:formula="of:=IF([.C270]&lt;&gt;&quot;&quot;; [.I270]/(1-[.J270]); &quot;&quot;)">
            <text:p/>
          </table:table-cell>
          <table:table-cell table:content-validation-name="val5" table:formula="of:=IF([.C270]&lt;&gt;&quot;&quot;; [$values.$A$2]; &quot;&quot;)">
            <text:p/>
          </table:table-cell>
          <table:table-cell table:style-name="ce37" table:formula="of:=IF([.C270]&lt;&gt;&quot;&quot;; [.O270]-[.L270]; &quot;&quot;)">
            <text:p/>
          </table:table-cell>
          <table:table-cell table:style-name="ce37" table:formula="of:=IF([.C270]&lt;&gt;&quot;&quot;; [.L270]/(1-[.M270]); &quot;&quot;)">
            <text:p/>
          </table:table-cell>
          <table:table-cell table:number-columns-repeated="1009"/>
        </table:table-row>
        <table:table-row table:style-name="ro1">
          <table:table-cell office:value-type="string" calcext:value-type="string">
            <text:p>527cbef4-ab93-4255-bf77-11d476017f41</text:p>
          </table:table-cell>
          <table:table-cell office:value-type="string" calcext:value-type="string">
            <text:p>bom_00270</text:p>
          </table:table-cell>
          <table:table-cell/>
          <table:table-cell table:formula="of:=IF([.C271]&lt;&gt;&quot;&quot;; SUM(INDEX(INDIRECT(&quot;'&quot; &amp; [.B271] &amp; &quot;'.$A$1:$Z$1000&quot;); 0; MATCH(&quot;count&quot;; INDIRECT(&quot;'&quot; &amp; [.B271] &amp; &quot;'.$A$1:$Z$1&quot;); 0))); &quot;&quot;)">
            <text:p/>
          </table:table-cell>
          <table:table-cell table:formula="of:=IF([.C271]&lt;&gt;&quot;&quot;; SUM(INDEX(INDIRECT(&quot;'&quot; &amp; [.B271] &amp; &quot;'.$A$1:$Z$1000&quot;); 0; MATCH(&quot;cost&quot;; INDIRECT(&quot;'&quot; &amp; [.B271] &amp; &quot;'.$A$1:$Z$1&quot;); 0))); &quot;&quot;)">
            <text:p/>
          </table:table-cell>
          <table:table-cell table:style-name="ce39" table:formula="of:=IF([.C271]&lt;&gt;&quot;&quot;; SUM(INDEX(INDIRECT(&quot;'&quot; &amp; [.B271] &amp; &quot;'.$A$1:$Z$1000&quot;); 0; MATCH(&quot;total_assembly_time_min&quot;; INDIRECT(&quot;'&quot; &amp; [.B271] &amp; &quot;'.$A$1:$Z$1&quot;); 0)))/60; &quot;&quot;)">
            <text:p/>
          </table:table-cell>
          <table:table-cell table:content-validation-name="val5" table:formula="of:=IF([.C271]&lt;&gt;&quot;&quot;; [$values.$B$2]; &quot;&quot;)">
            <text:p/>
          </table:table-cell>
          <table:table-cell table:style-name="ce37" table:formula="of:=IF([.C271]&lt;&gt;&quot;&quot;; [.F271]*[.G271]; &quot;&quot;)">
            <text:p/>
          </table:table-cell>
          <table:table-cell table:style-name="ce37" table:formula="of:=IF([.C271]&lt;&gt;&quot;&quot;; [.H271]+[.E271]; &quot;&quot;)">
            <text:p/>
          </table:table-cell>
          <table:table-cell/>
          <table:table-cell table:formula="of:=IF([.C271]&lt;&gt;&quot;&quot;; [.L271]-[.I271]; &quot;&quot;)">
            <text:p/>
          </table:table-cell>
          <table:table-cell table:style-name="ce37" table:formula="of:=IF([.C271]&lt;&gt;&quot;&quot;; [.I271]/(1-[.J271]); &quot;&quot;)">
            <text:p/>
          </table:table-cell>
          <table:table-cell table:content-validation-name="val5" table:formula="of:=IF([.C271]&lt;&gt;&quot;&quot;; [$values.$A$2]; &quot;&quot;)">
            <text:p/>
          </table:table-cell>
          <table:table-cell table:style-name="ce37" table:formula="of:=IF([.C271]&lt;&gt;&quot;&quot;; [.O271]-[.L271]; &quot;&quot;)">
            <text:p/>
          </table:table-cell>
          <table:table-cell table:style-name="ce37" table:formula="of:=IF([.C271]&lt;&gt;&quot;&quot;; [.L271]/(1-[.M271]); &quot;&quot;)">
            <text:p/>
          </table:table-cell>
          <table:table-cell table:number-columns-repeated="1009"/>
        </table:table-row>
        <table:table-row table:style-name="ro1">
          <table:table-cell office:value-type="string" calcext:value-type="string">
            <text:p>0704986d-c79e-4b2c-81a3-93a2a59a9654</text:p>
          </table:table-cell>
          <table:table-cell office:value-type="string" calcext:value-type="string">
            <text:p>bom_00271</text:p>
          </table:table-cell>
          <table:table-cell/>
          <table:table-cell table:formula="of:=IF([.C272]&lt;&gt;&quot;&quot;; SUM(INDEX(INDIRECT(&quot;'&quot; &amp; [.B272] &amp; &quot;'.$A$1:$Z$1000&quot;); 0; MATCH(&quot;count&quot;; INDIRECT(&quot;'&quot; &amp; [.B272] &amp; &quot;'.$A$1:$Z$1&quot;); 0))); &quot;&quot;)">
            <text:p/>
          </table:table-cell>
          <table:table-cell table:formula="of:=IF([.C272]&lt;&gt;&quot;&quot;; SUM(INDEX(INDIRECT(&quot;'&quot; &amp; [.B272] &amp; &quot;'.$A$1:$Z$1000&quot;); 0; MATCH(&quot;cost&quot;; INDIRECT(&quot;'&quot; &amp; [.B272] &amp; &quot;'.$A$1:$Z$1&quot;); 0))); &quot;&quot;)">
            <text:p/>
          </table:table-cell>
          <table:table-cell table:style-name="ce39" table:formula="of:=IF([.C272]&lt;&gt;&quot;&quot;; SUM(INDEX(INDIRECT(&quot;'&quot; &amp; [.B272] &amp; &quot;'.$A$1:$Z$1000&quot;); 0; MATCH(&quot;total_assembly_time_min&quot;; INDIRECT(&quot;'&quot; &amp; [.B272] &amp; &quot;'.$A$1:$Z$1&quot;); 0)))/60; &quot;&quot;)">
            <text:p/>
          </table:table-cell>
          <table:table-cell table:content-validation-name="val5" table:formula="of:=IF([.C272]&lt;&gt;&quot;&quot;; [$values.$B$2]; &quot;&quot;)">
            <text:p/>
          </table:table-cell>
          <table:table-cell table:style-name="ce37" table:formula="of:=IF([.C272]&lt;&gt;&quot;&quot;; [.F272]*[.G272]; &quot;&quot;)">
            <text:p/>
          </table:table-cell>
          <table:table-cell table:style-name="ce37" table:formula="of:=IF([.C272]&lt;&gt;&quot;&quot;; [.H272]+[.E272]; &quot;&quot;)">
            <text:p/>
          </table:table-cell>
          <table:table-cell/>
          <table:table-cell table:formula="of:=IF([.C272]&lt;&gt;&quot;&quot;; [.L272]-[.I272]; &quot;&quot;)">
            <text:p/>
          </table:table-cell>
          <table:table-cell table:style-name="ce37" table:formula="of:=IF([.C272]&lt;&gt;&quot;&quot;; [.I272]/(1-[.J272]); &quot;&quot;)">
            <text:p/>
          </table:table-cell>
          <table:table-cell table:content-validation-name="val5" table:formula="of:=IF([.C272]&lt;&gt;&quot;&quot;; [$values.$A$2]; &quot;&quot;)">
            <text:p/>
          </table:table-cell>
          <table:table-cell table:style-name="ce37" table:formula="of:=IF([.C272]&lt;&gt;&quot;&quot;; [.O272]-[.L272]; &quot;&quot;)">
            <text:p/>
          </table:table-cell>
          <table:table-cell table:style-name="ce37" table:formula="of:=IF([.C272]&lt;&gt;&quot;&quot;; [.L272]/(1-[.M272]); &quot;&quot;)">
            <text:p/>
          </table:table-cell>
          <table:table-cell table:number-columns-repeated="1009"/>
        </table:table-row>
        <table:table-row table:style-name="ro1">
          <table:table-cell office:value-type="string" calcext:value-type="string">
            <text:p>e04fc157-f9af-490f-9849-ec6bf467b03f</text:p>
          </table:table-cell>
          <table:table-cell office:value-type="string" calcext:value-type="string">
            <text:p>bom_00272</text:p>
          </table:table-cell>
          <table:table-cell/>
          <table:table-cell table:formula="of:=IF([.C273]&lt;&gt;&quot;&quot;; SUM(INDEX(INDIRECT(&quot;'&quot; &amp; [.B273] &amp; &quot;'.$A$1:$Z$1000&quot;); 0; MATCH(&quot;count&quot;; INDIRECT(&quot;'&quot; &amp; [.B273] &amp; &quot;'.$A$1:$Z$1&quot;); 0))); &quot;&quot;)">
            <text:p/>
          </table:table-cell>
          <table:table-cell table:formula="of:=IF([.C273]&lt;&gt;&quot;&quot;; SUM(INDEX(INDIRECT(&quot;'&quot; &amp; [.B273] &amp; &quot;'.$A$1:$Z$1000&quot;); 0; MATCH(&quot;cost&quot;; INDIRECT(&quot;'&quot; &amp; [.B273] &amp; &quot;'.$A$1:$Z$1&quot;); 0))); &quot;&quot;)">
            <text:p/>
          </table:table-cell>
          <table:table-cell table:style-name="ce39" table:formula="of:=IF([.C273]&lt;&gt;&quot;&quot;; SUM(INDEX(INDIRECT(&quot;'&quot; &amp; [.B273] &amp; &quot;'.$A$1:$Z$1000&quot;); 0; MATCH(&quot;total_assembly_time_min&quot;; INDIRECT(&quot;'&quot; &amp; [.B273] &amp; &quot;'.$A$1:$Z$1&quot;); 0)))/60; &quot;&quot;)">
            <text:p/>
          </table:table-cell>
          <table:table-cell table:content-validation-name="val5" table:formula="of:=IF([.C273]&lt;&gt;&quot;&quot;; [$values.$B$2]; &quot;&quot;)">
            <text:p/>
          </table:table-cell>
          <table:table-cell table:style-name="ce37" table:formula="of:=IF([.C273]&lt;&gt;&quot;&quot;; [.F273]*[.G273]; &quot;&quot;)">
            <text:p/>
          </table:table-cell>
          <table:table-cell table:style-name="ce37" table:formula="of:=IF([.C273]&lt;&gt;&quot;&quot;; [.H273]+[.E273]; &quot;&quot;)">
            <text:p/>
          </table:table-cell>
          <table:table-cell/>
          <table:table-cell table:formula="of:=IF([.C273]&lt;&gt;&quot;&quot;; [.L273]-[.I273]; &quot;&quot;)">
            <text:p/>
          </table:table-cell>
          <table:table-cell table:style-name="ce37" table:formula="of:=IF([.C273]&lt;&gt;&quot;&quot;; [.I273]/(1-[.J273]); &quot;&quot;)">
            <text:p/>
          </table:table-cell>
          <table:table-cell table:content-validation-name="val5" table:formula="of:=IF([.C273]&lt;&gt;&quot;&quot;; [$values.$A$2]; &quot;&quot;)">
            <text:p/>
          </table:table-cell>
          <table:table-cell table:style-name="ce37" table:formula="of:=IF([.C273]&lt;&gt;&quot;&quot;; [.O273]-[.L273]; &quot;&quot;)">
            <text:p/>
          </table:table-cell>
          <table:table-cell table:style-name="ce37" table:formula="of:=IF([.C273]&lt;&gt;&quot;&quot;; [.L273]/(1-[.M273]); &quot;&quot;)">
            <text:p/>
          </table:table-cell>
          <table:table-cell table:number-columns-repeated="1009"/>
        </table:table-row>
        <table:table-row table:style-name="ro1">
          <table:table-cell office:value-type="string" calcext:value-type="string">
            <text:p>b336a70c-7e76-4f0f-b284-d03732c219ab</text:p>
          </table:table-cell>
          <table:table-cell office:value-type="string" calcext:value-type="string">
            <text:p>bom_00273</text:p>
          </table:table-cell>
          <table:table-cell/>
          <table:table-cell table:formula="of:=IF([.C274]&lt;&gt;&quot;&quot;; SUM(INDEX(INDIRECT(&quot;'&quot; &amp; [.B274] &amp; &quot;'.$A$1:$Z$1000&quot;); 0; MATCH(&quot;count&quot;; INDIRECT(&quot;'&quot; &amp; [.B274] &amp; &quot;'.$A$1:$Z$1&quot;); 0))); &quot;&quot;)">
            <text:p/>
          </table:table-cell>
          <table:table-cell table:formula="of:=IF([.C274]&lt;&gt;&quot;&quot;; SUM(INDEX(INDIRECT(&quot;'&quot; &amp; [.B274] &amp; &quot;'.$A$1:$Z$1000&quot;); 0; MATCH(&quot;cost&quot;; INDIRECT(&quot;'&quot; &amp; [.B274] &amp; &quot;'.$A$1:$Z$1&quot;); 0))); &quot;&quot;)">
            <text:p/>
          </table:table-cell>
          <table:table-cell table:style-name="ce39" table:formula="of:=IF([.C274]&lt;&gt;&quot;&quot;; SUM(INDEX(INDIRECT(&quot;'&quot; &amp; [.B274] &amp; &quot;'.$A$1:$Z$1000&quot;); 0; MATCH(&quot;total_assembly_time_min&quot;; INDIRECT(&quot;'&quot; &amp; [.B274] &amp; &quot;'.$A$1:$Z$1&quot;); 0)))/60; &quot;&quot;)">
            <text:p/>
          </table:table-cell>
          <table:table-cell table:content-validation-name="val5" table:formula="of:=IF([.C274]&lt;&gt;&quot;&quot;; [$values.$B$2]; &quot;&quot;)">
            <text:p/>
          </table:table-cell>
          <table:table-cell table:style-name="ce37" table:formula="of:=IF([.C274]&lt;&gt;&quot;&quot;; [.F274]*[.G274]; &quot;&quot;)">
            <text:p/>
          </table:table-cell>
          <table:table-cell table:style-name="ce37" table:formula="of:=IF([.C274]&lt;&gt;&quot;&quot;; [.H274]+[.E274]; &quot;&quot;)">
            <text:p/>
          </table:table-cell>
          <table:table-cell/>
          <table:table-cell table:formula="of:=IF([.C274]&lt;&gt;&quot;&quot;; [.L274]-[.I274]; &quot;&quot;)">
            <text:p/>
          </table:table-cell>
          <table:table-cell table:style-name="ce37" table:formula="of:=IF([.C274]&lt;&gt;&quot;&quot;; [.I274]/(1-[.J274]); &quot;&quot;)">
            <text:p/>
          </table:table-cell>
          <table:table-cell table:content-validation-name="val5" table:formula="of:=IF([.C274]&lt;&gt;&quot;&quot;; [$values.$A$2]; &quot;&quot;)">
            <text:p/>
          </table:table-cell>
          <table:table-cell table:style-name="ce37" table:formula="of:=IF([.C274]&lt;&gt;&quot;&quot;; [.O274]-[.L274]; &quot;&quot;)">
            <text:p/>
          </table:table-cell>
          <table:table-cell table:style-name="ce37" table:formula="of:=IF([.C274]&lt;&gt;&quot;&quot;; [.L274]/(1-[.M274]); &quot;&quot;)">
            <text:p/>
          </table:table-cell>
          <table:table-cell table:number-columns-repeated="1009"/>
        </table:table-row>
        <table:table-row table:style-name="ro1">
          <table:table-cell office:value-type="string" calcext:value-type="string">
            <text:p>064d9746-9a5e-45f8-954e-55dcf3881b6d</text:p>
          </table:table-cell>
          <table:table-cell office:value-type="string" calcext:value-type="string">
            <text:p>bom_00274</text:p>
          </table:table-cell>
          <table:table-cell/>
          <table:table-cell table:formula="of:=IF([.C275]&lt;&gt;&quot;&quot;; SUM(INDEX(INDIRECT(&quot;'&quot; &amp; [.B275] &amp; &quot;'.$A$1:$Z$1000&quot;); 0; MATCH(&quot;count&quot;; INDIRECT(&quot;'&quot; &amp; [.B275] &amp; &quot;'.$A$1:$Z$1&quot;); 0))); &quot;&quot;)">
            <text:p/>
          </table:table-cell>
          <table:table-cell table:formula="of:=IF([.C275]&lt;&gt;&quot;&quot;; SUM(INDEX(INDIRECT(&quot;'&quot; &amp; [.B275] &amp; &quot;'.$A$1:$Z$1000&quot;); 0; MATCH(&quot;cost&quot;; INDIRECT(&quot;'&quot; &amp; [.B275] &amp; &quot;'.$A$1:$Z$1&quot;); 0))); &quot;&quot;)">
            <text:p/>
          </table:table-cell>
          <table:table-cell table:style-name="ce39" table:formula="of:=IF([.C275]&lt;&gt;&quot;&quot;; SUM(INDEX(INDIRECT(&quot;'&quot; &amp; [.B275] &amp; &quot;'.$A$1:$Z$1000&quot;); 0; MATCH(&quot;total_assembly_time_min&quot;; INDIRECT(&quot;'&quot; &amp; [.B275] &amp; &quot;'.$A$1:$Z$1&quot;); 0)))/60; &quot;&quot;)">
            <text:p/>
          </table:table-cell>
          <table:table-cell table:content-validation-name="val5" table:formula="of:=IF([.C275]&lt;&gt;&quot;&quot;; [$values.$B$2]; &quot;&quot;)">
            <text:p/>
          </table:table-cell>
          <table:table-cell table:style-name="ce37" table:formula="of:=IF([.C275]&lt;&gt;&quot;&quot;; [.F275]*[.G275]; &quot;&quot;)">
            <text:p/>
          </table:table-cell>
          <table:table-cell table:style-name="ce37" table:formula="of:=IF([.C275]&lt;&gt;&quot;&quot;; [.H275]+[.E275]; &quot;&quot;)">
            <text:p/>
          </table:table-cell>
          <table:table-cell/>
          <table:table-cell table:formula="of:=IF([.C275]&lt;&gt;&quot;&quot;; [.L275]-[.I275]; &quot;&quot;)">
            <text:p/>
          </table:table-cell>
          <table:table-cell table:style-name="ce37" table:formula="of:=IF([.C275]&lt;&gt;&quot;&quot;; [.I275]/(1-[.J275]); &quot;&quot;)">
            <text:p/>
          </table:table-cell>
          <table:table-cell table:content-validation-name="val5" table:formula="of:=IF([.C275]&lt;&gt;&quot;&quot;; [$values.$A$2]; &quot;&quot;)">
            <text:p/>
          </table:table-cell>
          <table:table-cell table:style-name="ce37" table:formula="of:=IF([.C275]&lt;&gt;&quot;&quot;; [.O275]-[.L275]; &quot;&quot;)">
            <text:p/>
          </table:table-cell>
          <table:table-cell table:style-name="ce37" table:formula="of:=IF([.C275]&lt;&gt;&quot;&quot;; [.L275]/(1-[.M275]); &quot;&quot;)">
            <text:p/>
          </table:table-cell>
          <table:table-cell table:number-columns-repeated="1009"/>
        </table:table-row>
        <table:table-row table:style-name="ro1">
          <table:table-cell office:value-type="string" calcext:value-type="string">
            <text:p>0baf6fdc-3fdb-4789-a08d-2942daa54c1c</text:p>
          </table:table-cell>
          <table:table-cell office:value-type="string" calcext:value-type="string">
            <text:p>bom_00275</text:p>
          </table:table-cell>
          <table:table-cell/>
          <table:table-cell table:formula="of:=IF([.C276]&lt;&gt;&quot;&quot;; SUM(INDEX(INDIRECT(&quot;'&quot; &amp; [.B276] &amp; &quot;'.$A$1:$Z$1000&quot;); 0; MATCH(&quot;count&quot;; INDIRECT(&quot;'&quot; &amp; [.B276] &amp; &quot;'.$A$1:$Z$1&quot;); 0))); &quot;&quot;)">
            <text:p/>
          </table:table-cell>
          <table:table-cell table:formula="of:=IF([.C276]&lt;&gt;&quot;&quot;; SUM(INDEX(INDIRECT(&quot;'&quot; &amp; [.B276] &amp; &quot;'.$A$1:$Z$1000&quot;); 0; MATCH(&quot;cost&quot;; INDIRECT(&quot;'&quot; &amp; [.B276] &amp; &quot;'.$A$1:$Z$1&quot;); 0))); &quot;&quot;)">
            <text:p/>
          </table:table-cell>
          <table:table-cell table:style-name="ce39" table:formula="of:=IF([.C276]&lt;&gt;&quot;&quot;; SUM(INDEX(INDIRECT(&quot;'&quot; &amp; [.B276] &amp; &quot;'.$A$1:$Z$1000&quot;); 0; MATCH(&quot;total_assembly_time_min&quot;; INDIRECT(&quot;'&quot; &amp; [.B276] &amp; &quot;'.$A$1:$Z$1&quot;); 0)))/60; &quot;&quot;)">
            <text:p/>
          </table:table-cell>
          <table:table-cell table:content-validation-name="val5" table:formula="of:=IF([.C276]&lt;&gt;&quot;&quot;; [$values.$B$2]; &quot;&quot;)">
            <text:p/>
          </table:table-cell>
          <table:table-cell table:style-name="ce37" table:formula="of:=IF([.C276]&lt;&gt;&quot;&quot;; [.F276]*[.G276]; &quot;&quot;)">
            <text:p/>
          </table:table-cell>
          <table:table-cell table:style-name="ce37" table:formula="of:=IF([.C276]&lt;&gt;&quot;&quot;; [.H276]+[.E276]; &quot;&quot;)">
            <text:p/>
          </table:table-cell>
          <table:table-cell/>
          <table:table-cell table:formula="of:=IF([.C276]&lt;&gt;&quot;&quot;; [.L276]-[.I276]; &quot;&quot;)">
            <text:p/>
          </table:table-cell>
          <table:table-cell table:style-name="ce37" table:formula="of:=IF([.C276]&lt;&gt;&quot;&quot;; [.I276]/(1-[.J276]); &quot;&quot;)">
            <text:p/>
          </table:table-cell>
          <table:table-cell table:content-validation-name="val5" table:formula="of:=IF([.C276]&lt;&gt;&quot;&quot;; [$values.$A$2]; &quot;&quot;)">
            <text:p/>
          </table:table-cell>
          <table:table-cell table:style-name="ce37" table:formula="of:=IF([.C276]&lt;&gt;&quot;&quot;; [.O276]-[.L276]; &quot;&quot;)">
            <text:p/>
          </table:table-cell>
          <table:table-cell table:style-name="ce37" table:formula="of:=IF([.C276]&lt;&gt;&quot;&quot;; [.L276]/(1-[.M276]); &quot;&quot;)">
            <text:p/>
          </table:table-cell>
          <table:table-cell table:number-columns-repeated="1009"/>
        </table:table-row>
        <table:table-row table:style-name="ro1">
          <table:table-cell office:value-type="string" calcext:value-type="string">
            <text:p>a0367aff-8001-4882-a22c-588e33801a6c</text:p>
          </table:table-cell>
          <table:table-cell office:value-type="string" calcext:value-type="string">
            <text:p>bom_00276</text:p>
          </table:table-cell>
          <table:table-cell/>
          <table:table-cell table:formula="of:=IF([.C277]&lt;&gt;&quot;&quot;; SUM(INDEX(INDIRECT(&quot;'&quot; &amp; [.B277] &amp; &quot;'.$A$1:$Z$1000&quot;); 0; MATCH(&quot;count&quot;; INDIRECT(&quot;'&quot; &amp; [.B277] &amp; &quot;'.$A$1:$Z$1&quot;); 0))); &quot;&quot;)">
            <text:p/>
          </table:table-cell>
          <table:table-cell table:formula="of:=IF([.C277]&lt;&gt;&quot;&quot;; SUM(INDEX(INDIRECT(&quot;'&quot; &amp; [.B277] &amp; &quot;'.$A$1:$Z$1000&quot;); 0; MATCH(&quot;cost&quot;; INDIRECT(&quot;'&quot; &amp; [.B277] &amp; &quot;'.$A$1:$Z$1&quot;); 0))); &quot;&quot;)">
            <text:p/>
          </table:table-cell>
          <table:table-cell table:style-name="ce39" table:formula="of:=IF([.C277]&lt;&gt;&quot;&quot;; SUM(INDEX(INDIRECT(&quot;'&quot; &amp; [.B277] &amp; &quot;'.$A$1:$Z$1000&quot;); 0; MATCH(&quot;total_assembly_time_min&quot;; INDIRECT(&quot;'&quot; &amp; [.B277] &amp; &quot;'.$A$1:$Z$1&quot;); 0)))/60; &quot;&quot;)">
            <text:p/>
          </table:table-cell>
          <table:table-cell table:content-validation-name="val5" table:formula="of:=IF([.C277]&lt;&gt;&quot;&quot;; [$values.$B$2]; &quot;&quot;)">
            <text:p/>
          </table:table-cell>
          <table:table-cell table:style-name="ce37" table:formula="of:=IF([.C277]&lt;&gt;&quot;&quot;; [.F277]*[.G277]; &quot;&quot;)">
            <text:p/>
          </table:table-cell>
          <table:table-cell table:style-name="ce37" table:formula="of:=IF([.C277]&lt;&gt;&quot;&quot;; [.H277]+[.E277]; &quot;&quot;)">
            <text:p/>
          </table:table-cell>
          <table:table-cell/>
          <table:table-cell table:formula="of:=IF([.C277]&lt;&gt;&quot;&quot;; [.L277]-[.I277]; &quot;&quot;)">
            <text:p/>
          </table:table-cell>
          <table:table-cell table:style-name="ce37" table:formula="of:=IF([.C277]&lt;&gt;&quot;&quot;; [.I277]/(1-[.J277]); &quot;&quot;)">
            <text:p/>
          </table:table-cell>
          <table:table-cell table:content-validation-name="val5" table:formula="of:=IF([.C277]&lt;&gt;&quot;&quot;; [$values.$A$2]; &quot;&quot;)">
            <text:p/>
          </table:table-cell>
          <table:table-cell table:style-name="ce37" table:formula="of:=IF([.C277]&lt;&gt;&quot;&quot;; [.O277]-[.L277]; &quot;&quot;)">
            <text:p/>
          </table:table-cell>
          <table:table-cell table:style-name="ce37" table:formula="of:=IF([.C277]&lt;&gt;&quot;&quot;; [.L277]/(1-[.M277]); &quot;&quot;)">
            <text:p/>
          </table:table-cell>
          <table:table-cell table:number-columns-repeated="1009"/>
        </table:table-row>
        <table:table-row table:style-name="ro1">
          <table:table-cell office:value-type="string" calcext:value-type="string">
            <text:p>df26dbb3-8aa6-42e3-bda6-1caf7d4341a9</text:p>
          </table:table-cell>
          <table:table-cell office:value-type="string" calcext:value-type="string">
            <text:p>bom_00277</text:p>
          </table:table-cell>
          <table:table-cell/>
          <table:table-cell table:formula="of:=IF([.C278]&lt;&gt;&quot;&quot;; SUM(INDEX(INDIRECT(&quot;'&quot; &amp; [.B278] &amp; &quot;'.$A$1:$Z$1000&quot;); 0; MATCH(&quot;count&quot;; INDIRECT(&quot;'&quot; &amp; [.B278] &amp; &quot;'.$A$1:$Z$1&quot;); 0))); &quot;&quot;)">
            <text:p/>
          </table:table-cell>
          <table:table-cell table:formula="of:=IF([.C278]&lt;&gt;&quot;&quot;; SUM(INDEX(INDIRECT(&quot;'&quot; &amp; [.B278] &amp; &quot;'.$A$1:$Z$1000&quot;); 0; MATCH(&quot;cost&quot;; INDIRECT(&quot;'&quot; &amp; [.B278] &amp; &quot;'.$A$1:$Z$1&quot;); 0))); &quot;&quot;)">
            <text:p/>
          </table:table-cell>
          <table:table-cell table:style-name="ce39" table:formula="of:=IF([.C278]&lt;&gt;&quot;&quot;; SUM(INDEX(INDIRECT(&quot;'&quot; &amp; [.B278] &amp; &quot;'.$A$1:$Z$1000&quot;); 0; MATCH(&quot;total_assembly_time_min&quot;; INDIRECT(&quot;'&quot; &amp; [.B278] &amp; &quot;'.$A$1:$Z$1&quot;); 0)))/60; &quot;&quot;)">
            <text:p/>
          </table:table-cell>
          <table:table-cell table:content-validation-name="val5" table:formula="of:=IF([.C278]&lt;&gt;&quot;&quot;; [$values.$B$2]; &quot;&quot;)">
            <text:p/>
          </table:table-cell>
          <table:table-cell table:style-name="ce37" table:formula="of:=IF([.C278]&lt;&gt;&quot;&quot;; [.F278]*[.G278]; &quot;&quot;)">
            <text:p/>
          </table:table-cell>
          <table:table-cell table:style-name="ce37" table:formula="of:=IF([.C278]&lt;&gt;&quot;&quot;; [.H278]+[.E278]; &quot;&quot;)">
            <text:p/>
          </table:table-cell>
          <table:table-cell/>
          <table:table-cell table:formula="of:=IF([.C278]&lt;&gt;&quot;&quot;; [.L278]-[.I278]; &quot;&quot;)">
            <text:p/>
          </table:table-cell>
          <table:table-cell table:style-name="ce37" table:formula="of:=IF([.C278]&lt;&gt;&quot;&quot;; [.I278]/(1-[.J278]); &quot;&quot;)">
            <text:p/>
          </table:table-cell>
          <table:table-cell table:content-validation-name="val5" table:formula="of:=IF([.C278]&lt;&gt;&quot;&quot;; [$values.$A$2]; &quot;&quot;)">
            <text:p/>
          </table:table-cell>
          <table:table-cell table:style-name="ce37" table:formula="of:=IF([.C278]&lt;&gt;&quot;&quot;; [.O278]-[.L278]; &quot;&quot;)">
            <text:p/>
          </table:table-cell>
          <table:table-cell table:style-name="ce37" table:formula="of:=IF([.C278]&lt;&gt;&quot;&quot;; [.L278]/(1-[.M278]); &quot;&quot;)">
            <text:p/>
          </table:table-cell>
          <table:table-cell table:number-columns-repeated="1009"/>
        </table:table-row>
        <table:table-row table:style-name="ro1">
          <table:table-cell office:value-type="string" calcext:value-type="string">
            <text:p>3b5f57ca-4b47-4754-8126-0b5be5309e44</text:p>
          </table:table-cell>
          <table:table-cell office:value-type="string" calcext:value-type="string">
            <text:p>bom_00278</text:p>
          </table:table-cell>
          <table:table-cell/>
          <table:table-cell table:formula="of:=IF([.C279]&lt;&gt;&quot;&quot;; SUM(INDEX(INDIRECT(&quot;'&quot; &amp; [.B279] &amp; &quot;'.$A$1:$Z$1000&quot;); 0; MATCH(&quot;count&quot;; INDIRECT(&quot;'&quot; &amp; [.B279] &amp; &quot;'.$A$1:$Z$1&quot;); 0))); &quot;&quot;)">
            <text:p/>
          </table:table-cell>
          <table:table-cell table:formula="of:=IF([.C279]&lt;&gt;&quot;&quot;; SUM(INDEX(INDIRECT(&quot;'&quot; &amp; [.B279] &amp; &quot;'.$A$1:$Z$1000&quot;); 0; MATCH(&quot;cost&quot;; INDIRECT(&quot;'&quot; &amp; [.B279] &amp; &quot;'.$A$1:$Z$1&quot;); 0))); &quot;&quot;)">
            <text:p/>
          </table:table-cell>
          <table:table-cell table:style-name="ce39" table:formula="of:=IF([.C279]&lt;&gt;&quot;&quot;; SUM(INDEX(INDIRECT(&quot;'&quot; &amp; [.B279] &amp; &quot;'.$A$1:$Z$1000&quot;); 0; MATCH(&quot;total_assembly_time_min&quot;; INDIRECT(&quot;'&quot; &amp; [.B279] &amp; &quot;'.$A$1:$Z$1&quot;); 0)))/60; &quot;&quot;)">
            <text:p/>
          </table:table-cell>
          <table:table-cell table:content-validation-name="val5" table:formula="of:=IF([.C279]&lt;&gt;&quot;&quot;; [$values.$B$2]; &quot;&quot;)">
            <text:p/>
          </table:table-cell>
          <table:table-cell table:style-name="ce37" table:formula="of:=IF([.C279]&lt;&gt;&quot;&quot;; [.F279]*[.G279]; &quot;&quot;)">
            <text:p/>
          </table:table-cell>
          <table:table-cell table:style-name="ce37" table:formula="of:=IF([.C279]&lt;&gt;&quot;&quot;; [.H279]+[.E279]; &quot;&quot;)">
            <text:p/>
          </table:table-cell>
          <table:table-cell/>
          <table:table-cell table:formula="of:=IF([.C279]&lt;&gt;&quot;&quot;; [.L279]-[.I279]; &quot;&quot;)">
            <text:p/>
          </table:table-cell>
          <table:table-cell table:style-name="ce37" table:formula="of:=IF([.C279]&lt;&gt;&quot;&quot;; [.I279]/(1-[.J279]); &quot;&quot;)">
            <text:p/>
          </table:table-cell>
          <table:table-cell table:content-validation-name="val5" table:formula="of:=IF([.C279]&lt;&gt;&quot;&quot;; [$values.$A$2]; &quot;&quot;)">
            <text:p/>
          </table:table-cell>
          <table:table-cell table:style-name="ce37" table:formula="of:=IF([.C279]&lt;&gt;&quot;&quot;; [.O279]-[.L279]; &quot;&quot;)">
            <text:p/>
          </table:table-cell>
          <table:table-cell table:style-name="ce37" table:formula="of:=IF([.C279]&lt;&gt;&quot;&quot;; [.L279]/(1-[.M279]); &quot;&quot;)">
            <text:p/>
          </table:table-cell>
          <table:table-cell table:number-columns-repeated="1009"/>
        </table:table-row>
        <table:table-row table:style-name="ro1">
          <table:table-cell office:value-type="string" calcext:value-type="string">
            <text:p>72f34e6a-b68a-4090-906e-52a23795774a</text:p>
          </table:table-cell>
          <table:table-cell office:value-type="string" calcext:value-type="string">
            <text:p>bom_00279</text:p>
          </table:table-cell>
          <table:table-cell/>
          <table:table-cell table:formula="of:=IF([.C280]&lt;&gt;&quot;&quot;; SUM(INDEX(INDIRECT(&quot;'&quot; &amp; [.B280] &amp; &quot;'.$A$1:$Z$1000&quot;); 0; MATCH(&quot;count&quot;; INDIRECT(&quot;'&quot; &amp; [.B280] &amp; &quot;'.$A$1:$Z$1&quot;); 0))); &quot;&quot;)">
            <text:p/>
          </table:table-cell>
          <table:table-cell table:formula="of:=IF([.C280]&lt;&gt;&quot;&quot;; SUM(INDEX(INDIRECT(&quot;'&quot; &amp; [.B280] &amp; &quot;'.$A$1:$Z$1000&quot;); 0; MATCH(&quot;cost&quot;; INDIRECT(&quot;'&quot; &amp; [.B280] &amp; &quot;'.$A$1:$Z$1&quot;); 0))); &quot;&quot;)">
            <text:p/>
          </table:table-cell>
          <table:table-cell table:style-name="ce39" table:formula="of:=IF([.C280]&lt;&gt;&quot;&quot;; SUM(INDEX(INDIRECT(&quot;'&quot; &amp; [.B280] &amp; &quot;'.$A$1:$Z$1000&quot;); 0; MATCH(&quot;total_assembly_time_min&quot;; INDIRECT(&quot;'&quot; &amp; [.B280] &amp; &quot;'.$A$1:$Z$1&quot;); 0)))/60; &quot;&quot;)">
            <text:p/>
          </table:table-cell>
          <table:table-cell table:content-validation-name="val5" table:formula="of:=IF([.C280]&lt;&gt;&quot;&quot;; [$values.$B$2]; &quot;&quot;)">
            <text:p/>
          </table:table-cell>
          <table:table-cell table:style-name="ce37" table:formula="of:=IF([.C280]&lt;&gt;&quot;&quot;; [.F280]*[.G280]; &quot;&quot;)">
            <text:p/>
          </table:table-cell>
          <table:table-cell table:style-name="ce37" table:formula="of:=IF([.C280]&lt;&gt;&quot;&quot;; [.H280]+[.E280]; &quot;&quot;)">
            <text:p/>
          </table:table-cell>
          <table:table-cell/>
          <table:table-cell table:formula="of:=IF([.C280]&lt;&gt;&quot;&quot;; [.L280]-[.I280]; &quot;&quot;)">
            <text:p/>
          </table:table-cell>
          <table:table-cell table:style-name="ce37" table:formula="of:=IF([.C280]&lt;&gt;&quot;&quot;; [.I280]/(1-[.J280]); &quot;&quot;)">
            <text:p/>
          </table:table-cell>
          <table:table-cell table:content-validation-name="val5" table:formula="of:=IF([.C280]&lt;&gt;&quot;&quot;; [$values.$A$2]; &quot;&quot;)">
            <text:p/>
          </table:table-cell>
          <table:table-cell table:style-name="ce37" table:formula="of:=IF([.C280]&lt;&gt;&quot;&quot;; [.O280]-[.L280]; &quot;&quot;)">
            <text:p/>
          </table:table-cell>
          <table:table-cell table:style-name="ce37" table:formula="of:=IF([.C280]&lt;&gt;&quot;&quot;; [.L280]/(1-[.M280]); &quot;&quot;)">
            <text:p/>
          </table:table-cell>
          <table:table-cell table:number-columns-repeated="1009"/>
        </table:table-row>
        <table:table-row table:style-name="ro1">
          <table:table-cell office:value-type="string" calcext:value-type="string">
            <text:p>fddf6878-a834-4abb-9d1e-953e1e5d1188</text:p>
          </table:table-cell>
          <table:table-cell office:value-type="string" calcext:value-type="string">
            <text:p>bom_00280</text:p>
          </table:table-cell>
          <table:table-cell/>
          <table:table-cell table:formula="of:=IF([.C281]&lt;&gt;&quot;&quot;; SUM(INDEX(INDIRECT(&quot;'&quot; &amp; [.B281] &amp; &quot;'.$A$1:$Z$1000&quot;); 0; MATCH(&quot;count&quot;; INDIRECT(&quot;'&quot; &amp; [.B281] &amp; &quot;'.$A$1:$Z$1&quot;); 0))); &quot;&quot;)">
            <text:p/>
          </table:table-cell>
          <table:table-cell table:formula="of:=IF([.C281]&lt;&gt;&quot;&quot;; SUM(INDEX(INDIRECT(&quot;'&quot; &amp; [.B281] &amp; &quot;'.$A$1:$Z$1000&quot;); 0; MATCH(&quot;cost&quot;; INDIRECT(&quot;'&quot; &amp; [.B281] &amp; &quot;'.$A$1:$Z$1&quot;); 0))); &quot;&quot;)">
            <text:p/>
          </table:table-cell>
          <table:table-cell table:style-name="ce39" table:formula="of:=IF([.C281]&lt;&gt;&quot;&quot;; SUM(INDEX(INDIRECT(&quot;'&quot; &amp; [.B281] &amp; &quot;'.$A$1:$Z$1000&quot;); 0; MATCH(&quot;total_assembly_time_min&quot;; INDIRECT(&quot;'&quot; &amp; [.B281] &amp; &quot;'.$A$1:$Z$1&quot;); 0)))/60; &quot;&quot;)">
            <text:p/>
          </table:table-cell>
          <table:table-cell table:content-validation-name="val5" table:formula="of:=IF([.C281]&lt;&gt;&quot;&quot;; [$values.$B$2]; &quot;&quot;)">
            <text:p/>
          </table:table-cell>
          <table:table-cell table:style-name="ce37" table:formula="of:=IF([.C281]&lt;&gt;&quot;&quot;; [.F281]*[.G281]; &quot;&quot;)">
            <text:p/>
          </table:table-cell>
          <table:table-cell table:style-name="ce37" table:formula="of:=IF([.C281]&lt;&gt;&quot;&quot;; [.H281]+[.E281]; &quot;&quot;)">
            <text:p/>
          </table:table-cell>
          <table:table-cell/>
          <table:table-cell table:formula="of:=IF([.C281]&lt;&gt;&quot;&quot;; [.L281]-[.I281]; &quot;&quot;)">
            <text:p/>
          </table:table-cell>
          <table:table-cell table:style-name="ce37" table:formula="of:=IF([.C281]&lt;&gt;&quot;&quot;; [.I281]/(1-[.J281]); &quot;&quot;)">
            <text:p/>
          </table:table-cell>
          <table:table-cell table:content-validation-name="val5" table:formula="of:=IF([.C281]&lt;&gt;&quot;&quot;; [$values.$A$2]; &quot;&quot;)">
            <text:p/>
          </table:table-cell>
          <table:table-cell table:style-name="ce37" table:formula="of:=IF([.C281]&lt;&gt;&quot;&quot;; [.O281]-[.L281]; &quot;&quot;)">
            <text:p/>
          </table:table-cell>
          <table:table-cell table:style-name="ce37" table:formula="of:=IF([.C281]&lt;&gt;&quot;&quot;; [.L281]/(1-[.M281]); &quot;&quot;)">
            <text:p/>
          </table:table-cell>
          <table:table-cell table:number-columns-repeated="1009"/>
        </table:table-row>
        <table:table-row table:style-name="ro1">
          <table:table-cell office:value-type="string" calcext:value-type="string">
            <text:p>77de0270-95fb-40e2-82e1-1ca7eede8d28</text:p>
          </table:table-cell>
          <table:table-cell office:value-type="string" calcext:value-type="string">
            <text:p>bom_00281</text:p>
          </table:table-cell>
          <table:table-cell/>
          <table:table-cell table:formula="of:=IF([.C282]&lt;&gt;&quot;&quot;; SUM(INDEX(INDIRECT(&quot;'&quot; &amp; [.B282] &amp; &quot;'.$A$1:$Z$1000&quot;); 0; MATCH(&quot;count&quot;; INDIRECT(&quot;'&quot; &amp; [.B282] &amp; &quot;'.$A$1:$Z$1&quot;); 0))); &quot;&quot;)">
            <text:p/>
          </table:table-cell>
          <table:table-cell table:formula="of:=IF([.C282]&lt;&gt;&quot;&quot;; SUM(INDEX(INDIRECT(&quot;'&quot; &amp; [.B282] &amp; &quot;'.$A$1:$Z$1000&quot;); 0; MATCH(&quot;cost&quot;; INDIRECT(&quot;'&quot; &amp; [.B282] &amp; &quot;'.$A$1:$Z$1&quot;); 0))); &quot;&quot;)">
            <text:p/>
          </table:table-cell>
          <table:table-cell table:style-name="ce39" table:formula="of:=IF([.C282]&lt;&gt;&quot;&quot;; SUM(INDEX(INDIRECT(&quot;'&quot; &amp; [.B282] &amp; &quot;'.$A$1:$Z$1000&quot;); 0; MATCH(&quot;total_assembly_time_min&quot;; INDIRECT(&quot;'&quot; &amp; [.B282] &amp; &quot;'.$A$1:$Z$1&quot;); 0)))/60; &quot;&quot;)">
            <text:p/>
          </table:table-cell>
          <table:table-cell table:content-validation-name="val5" table:formula="of:=IF([.C282]&lt;&gt;&quot;&quot;; [$values.$B$2]; &quot;&quot;)">
            <text:p/>
          </table:table-cell>
          <table:table-cell table:style-name="ce37" table:formula="of:=IF([.C282]&lt;&gt;&quot;&quot;; [.F282]*[.G282]; &quot;&quot;)">
            <text:p/>
          </table:table-cell>
          <table:table-cell table:style-name="ce37" table:formula="of:=IF([.C282]&lt;&gt;&quot;&quot;; [.H282]+[.E282]; &quot;&quot;)">
            <text:p/>
          </table:table-cell>
          <table:table-cell/>
          <table:table-cell table:formula="of:=IF([.C282]&lt;&gt;&quot;&quot;; [.L282]-[.I282]; &quot;&quot;)">
            <text:p/>
          </table:table-cell>
          <table:table-cell table:style-name="ce37" table:formula="of:=IF([.C282]&lt;&gt;&quot;&quot;; [.I282]/(1-[.J282]); &quot;&quot;)">
            <text:p/>
          </table:table-cell>
          <table:table-cell table:content-validation-name="val5" table:formula="of:=IF([.C282]&lt;&gt;&quot;&quot;; [$values.$A$2]; &quot;&quot;)">
            <text:p/>
          </table:table-cell>
          <table:table-cell table:style-name="ce37" table:formula="of:=IF([.C282]&lt;&gt;&quot;&quot;; [.O282]-[.L282]; &quot;&quot;)">
            <text:p/>
          </table:table-cell>
          <table:table-cell table:style-name="ce37" table:formula="of:=IF([.C282]&lt;&gt;&quot;&quot;; [.L282]/(1-[.M282]); &quot;&quot;)">
            <text:p/>
          </table:table-cell>
          <table:table-cell table:number-columns-repeated="1009"/>
        </table:table-row>
        <table:table-row table:style-name="ro1">
          <table:table-cell office:value-type="string" calcext:value-type="string">
            <text:p>58227ec7-4daa-43dc-859d-d2b5bc11a4e3</text:p>
          </table:table-cell>
          <table:table-cell office:value-type="string" calcext:value-type="string">
            <text:p>bom_00282</text:p>
          </table:table-cell>
          <table:table-cell/>
          <table:table-cell table:formula="of:=IF([.C283]&lt;&gt;&quot;&quot;; SUM(INDEX(INDIRECT(&quot;'&quot; &amp; [.B283] &amp; &quot;'.$A$1:$Z$1000&quot;); 0; MATCH(&quot;count&quot;; INDIRECT(&quot;'&quot; &amp; [.B283] &amp; &quot;'.$A$1:$Z$1&quot;); 0))); &quot;&quot;)">
            <text:p/>
          </table:table-cell>
          <table:table-cell table:formula="of:=IF([.C283]&lt;&gt;&quot;&quot;; SUM(INDEX(INDIRECT(&quot;'&quot; &amp; [.B283] &amp; &quot;'.$A$1:$Z$1000&quot;); 0; MATCH(&quot;cost&quot;; INDIRECT(&quot;'&quot; &amp; [.B283] &amp; &quot;'.$A$1:$Z$1&quot;); 0))); &quot;&quot;)">
            <text:p/>
          </table:table-cell>
          <table:table-cell table:style-name="ce39" table:formula="of:=IF([.C283]&lt;&gt;&quot;&quot;; SUM(INDEX(INDIRECT(&quot;'&quot; &amp; [.B283] &amp; &quot;'.$A$1:$Z$1000&quot;); 0; MATCH(&quot;total_assembly_time_min&quot;; INDIRECT(&quot;'&quot; &amp; [.B283] &amp; &quot;'.$A$1:$Z$1&quot;); 0)))/60; &quot;&quot;)">
            <text:p/>
          </table:table-cell>
          <table:table-cell table:content-validation-name="val5" table:formula="of:=IF([.C283]&lt;&gt;&quot;&quot;; [$values.$B$2]; &quot;&quot;)">
            <text:p/>
          </table:table-cell>
          <table:table-cell table:style-name="ce37" table:formula="of:=IF([.C283]&lt;&gt;&quot;&quot;; [.F283]*[.G283]; &quot;&quot;)">
            <text:p/>
          </table:table-cell>
          <table:table-cell table:style-name="ce37" table:formula="of:=IF([.C283]&lt;&gt;&quot;&quot;; [.H283]+[.E283]; &quot;&quot;)">
            <text:p/>
          </table:table-cell>
          <table:table-cell/>
          <table:table-cell table:formula="of:=IF([.C283]&lt;&gt;&quot;&quot;; [.L283]-[.I283]; &quot;&quot;)">
            <text:p/>
          </table:table-cell>
          <table:table-cell table:style-name="ce37" table:formula="of:=IF([.C283]&lt;&gt;&quot;&quot;; [.I283]/(1-[.J283]); &quot;&quot;)">
            <text:p/>
          </table:table-cell>
          <table:table-cell table:content-validation-name="val5" table:formula="of:=IF([.C283]&lt;&gt;&quot;&quot;; [$values.$A$2]; &quot;&quot;)">
            <text:p/>
          </table:table-cell>
          <table:table-cell table:style-name="ce37" table:formula="of:=IF([.C283]&lt;&gt;&quot;&quot;; [.O283]-[.L283]; &quot;&quot;)">
            <text:p/>
          </table:table-cell>
          <table:table-cell table:style-name="ce37" table:formula="of:=IF([.C283]&lt;&gt;&quot;&quot;; [.L283]/(1-[.M283]); &quot;&quot;)">
            <text:p/>
          </table:table-cell>
          <table:table-cell table:number-columns-repeated="1009"/>
        </table:table-row>
        <table:table-row table:style-name="ro1">
          <table:table-cell office:value-type="string" calcext:value-type="string">
            <text:p>ffeb456d-e69e-446d-b327-85023cb4a32f</text:p>
          </table:table-cell>
          <table:table-cell office:value-type="string" calcext:value-type="string">
            <text:p>bom_00283</text:p>
          </table:table-cell>
          <table:table-cell/>
          <table:table-cell table:formula="of:=IF([.C284]&lt;&gt;&quot;&quot;; SUM(INDEX(INDIRECT(&quot;'&quot; &amp; [.B284] &amp; &quot;'.$A$1:$Z$1000&quot;); 0; MATCH(&quot;count&quot;; INDIRECT(&quot;'&quot; &amp; [.B284] &amp; &quot;'.$A$1:$Z$1&quot;); 0))); &quot;&quot;)">
            <text:p/>
          </table:table-cell>
          <table:table-cell table:formula="of:=IF([.C284]&lt;&gt;&quot;&quot;; SUM(INDEX(INDIRECT(&quot;'&quot; &amp; [.B284] &amp; &quot;'.$A$1:$Z$1000&quot;); 0; MATCH(&quot;cost&quot;; INDIRECT(&quot;'&quot; &amp; [.B284] &amp; &quot;'.$A$1:$Z$1&quot;); 0))); &quot;&quot;)">
            <text:p/>
          </table:table-cell>
          <table:table-cell table:style-name="ce39" table:formula="of:=IF([.C284]&lt;&gt;&quot;&quot;; SUM(INDEX(INDIRECT(&quot;'&quot; &amp; [.B284] &amp; &quot;'.$A$1:$Z$1000&quot;); 0; MATCH(&quot;total_assembly_time_min&quot;; INDIRECT(&quot;'&quot; &amp; [.B284] &amp; &quot;'.$A$1:$Z$1&quot;); 0)))/60; &quot;&quot;)">
            <text:p/>
          </table:table-cell>
          <table:table-cell table:content-validation-name="val5" table:formula="of:=IF([.C284]&lt;&gt;&quot;&quot;; [$values.$B$2]; &quot;&quot;)">
            <text:p/>
          </table:table-cell>
          <table:table-cell table:style-name="ce37" table:formula="of:=IF([.C284]&lt;&gt;&quot;&quot;; [.F284]*[.G284]; &quot;&quot;)">
            <text:p/>
          </table:table-cell>
          <table:table-cell table:style-name="ce37" table:formula="of:=IF([.C284]&lt;&gt;&quot;&quot;; [.H284]+[.E284]; &quot;&quot;)">
            <text:p/>
          </table:table-cell>
          <table:table-cell/>
          <table:table-cell table:formula="of:=IF([.C284]&lt;&gt;&quot;&quot;; [.L284]-[.I284]; &quot;&quot;)">
            <text:p/>
          </table:table-cell>
          <table:table-cell table:style-name="ce37" table:formula="of:=IF([.C284]&lt;&gt;&quot;&quot;; [.I284]/(1-[.J284]); &quot;&quot;)">
            <text:p/>
          </table:table-cell>
          <table:table-cell table:content-validation-name="val5" table:formula="of:=IF([.C284]&lt;&gt;&quot;&quot;; [$values.$A$2]; &quot;&quot;)">
            <text:p/>
          </table:table-cell>
          <table:table-cell table:style-name="ce37" table:formula="of:=IF([.C284]&lt;&gt;&quot;&quot;; [.O284]-[.L284]; &quot;&quot;)">
            <text:p/>
          </table:table-cell>
          <table:table-cell table:style-name="ce37" table:formula="of:=IF([.C284]&lt;&gt;&quot;&quot;; [.L284]/(1-[.M284]); &quot;&quot;)">
            <text:p/>
          </table:table-cell>
          <table:table-cell table:number-columns-repeated="1009"/>
        </table:table-row>
        <table:table-row table:style-name="ro1">
          <table:table-cell office:value-type="string" calcext:value-type="string">
            <text:p>1a9eef6e-77d5-42b7-bf19-51f834f6795d</text:p>
          </table:table-cell>
          <table:table-cell office:value-type="string" calcext:value-type="string">
            <text:p>bom_00284</text:p>
          </table:table-cell>
          <table:table-cell/>
          <table:table-cell table:formula="of:=IF([.C285]&lt;&gt;&quot;&quot;; SUM(INDEX(INDIRECT(&quot;'&quot; &amp; [.B285] &amp; &quot;'.$A$1:$Z$1000&quot;); 0; MATCH(&quot;count&quot;; INDIRECT(&quot;'&quot; &amp; [.B285] &amp; &quot;'.$A$1:$Z$1&quot;); 0))); &quot;&quot;)">
            <text:p/>
          </table:table-cell>
          <table:table-cell table:formula="of:=IF([.C285]&lt;&gt;&quot;&quot;; SUM(INDEX(INDIRECT(&quot;'&quot; &amp; [.B285] &amp; &quot;'.$A$1:$Z$1000&quot;); 0; MATCH(&quot;cost&quot;; INDIRECT(&quot;'&quot; &amp; [.B285] &amp; &quot;'.$A$1:$Z$1&quot;); 0))); &quot;&quot;)">
            <text:p/>
          </table:table-cell>
          <table:table-cell table:style-name="ce39" table:formula="of:=IF([.C285]&lt;&gt;&quot;&quot;; SUM(INDEX(INDIRECT(&quot;'&quot; &amp; [.B285] &amp; &quot;'.$A$1:$Z$1000&quot;); 0; MATCH(&quot;total_assembly_time_min&quot;; INDIRECT(&quot;'&quot; &amp; [.B285] &amp; &quot;'.$A$1:$Z$1&quot;); 0)))/60; &quot;&quot;)">
            <text:p/>
          </table:table-cell>
          <table:table-cell table:content-validation-name="val5" table:formula="of:=IF([.C285]&lt;&gt;&quot;&quot;; [$values.$B$2]; &quot;&quot;)">
            <text:p/>
          </table:table-cell>
          <table:table-cell table:style-name="ce37" table:formula="of:=IF([.C285]&lt;&gt;&quot;&quot;; [.F285]*[.G285]; &quot;&quot;)">
            <text:p/>
          </table:table-cell>
          <table:table-cell table:style-name="ce37" table:formula="of:=IF([.C285]&lt;&gt;&quot;&quot;; [.H285]+[.E285]; &quot;&quot;)">
            <text:p/>
          </table:table-cell>
          <table:table-cell/>
          <table:table-cell table:formula="of:=IF([.C285]&lt;&gt;&quot;&quot;; [.L285]-[.I285]; &quot;&quot;)">
            <text:p/>
          </table:table-cell>
          <table:table-cell table:style-name="ce37" table:formula="of:=IF([.C285]&lt;&gt;&quot;&quot;; [.I285]/(1-[.J285]); &quot;&quot;)">
            <text:p/>
          </table:table-cell>
          <table:table-cell table:content-validation-name="val5" table:formula="of:=IF([.C285]&lt;&gt;&quot;&quot;; [$values.$A$2]; &quot;&quot;)">
            <text:p/>
          </table:table-cell>
          <table:table-cell table:style-name="ce37" table:formula="of:=IF([.C285]&lt;&gt;&quot;&quot;; [.O285]-[.L285]; &quot;&quot;)">
            <text:p/>
          </table:table-cell>
          <table:table-cell table:style-name="ce37" table:formula="of:=IF([.C285]&lt;&gt;&quot;&quot;; [.L285]/(1-[.M285]); &quot;&quot;)">
            <text:p/>
          </table:table-cell>
          <table:table-cell table:number-columns-repeated="1009"/>
        </table:table-row>
        <table:table-row table:style-name="ro1">
          <table:table-cell office:value-type="string" calcext:value-type="string">
            <text:p>181d1139-4ae9-4429-8a61-16e7a1351b45</text:p>
          </table:table-cell>
          <table:table-cell office:value-type="string" calcext:value-type="string">
            <text:p>bom_00285</text:p>
          </table:table-cell>
          <table:table-cell/>
          <table:table-cell table:formula="of:=IF([.C286]&lt;&gt;&quot;&quot;; SUM(INDEX(INDIRECT(&quot;'&quot; &amp; [.B286] &amp; &quot;'.$A$1:$Z$1000&quot;); 0; MATCH(&quot;count&quot;; INDIRECT(&quot;'&quot; &amp; [.B286] &amp; &quot;'.$A$1:$Z$1&quot;); 0))); &quot;&quot;)">
            <text:p/>
          </table:table-cell>
          <table:table-cell table:formula="of:=IF([.C286]&lt;&gt;&quot;&quot;; SUM(INDEX(INDIRECT(&quot;'&quot; &amp; [.B286] &amp; &quot;'.$A$1:$Z$1000&quot;); 0; MATCH(&quot;cost&quot;; INDIRECT(&quot;'&quot; &amp; [.B286] &amp; &quot;'.$A$1:$Z$1&quot;); 0))); &quot;&quot;)">
            <text:p/>
          </table:table-cell>
          <table:table-cell table:style-name="ce39" table:formula="of:=IF([.C286]&lt;&gt;&quot;&quot;; SUM(INDEX(INDIRECT(&quot;'&quot; &amp; [.B286] &amp; &quot;'.$A$1:$Z$1000&quot;); 0; MATCH(&quot;total_assembly_time_min&quot;; INDIRECT(&quot;'&quot; &amp; [.B286] &amp; &quot;'.$A$1:$Z$1&quot;); 0)))/60; &quot;&quot;)">
            <text:p/>
          </table:table-cell>
          <table:table-cell table:content-validation-name="val5" table:formula="of:=IF([.C286]&lt;&gt;&quot;&quot;; [$values.$B$2]; &quot;&quot;)">
            <text:p/>
          </table:table-cell>
          <table:table-cell table:style-name="ce37" table:formula="of:=IF([.C286]&lt;&gt;&quot;&quot;; [.F286]*[.G286]; &quot;&quot;)">
            <text:p/>
          </table:table-cell>
          <table:table-cell table:style-name="ce37" table:formula="of:=IF([.C286]&lt;&gt;&quot;&quot;; [.H286]+[.E286]; &quot;&quot;)">
            <text:p/>
          </table:table-cell>
          <table:table-cell/>
          <table:table-cell table:formula="of:=IF([.C286]&lt;&gt;&quot;&quot;; [.L286]-[.I286]; &quot;&quot;)">
            <text:p/>
          </table:table-cell>
          <table:table-cell table:style-name="ce37" table:formula="of:=IF([.C286]&lt;&gt;&quot;&quot;; [.I286]/(1-[.J286]); &quot;&quot;)">
            <text:p/>
          </table:table-cell>
          <table:table-cell table:content-validation-name="val5" table:formula="of:=IF([.C286]&lt;&gt;&quot;&quot;; [$values.$A$2]; &quot;&quot;)">
            <text:p/>
          </table:table-cell>
          <table:table-cell table:style-name="ce37" table:formula="of:=IF([.C286]&lt;&gt;&quot;&quot;; [.O286]-[.L286]; &quot;&quot;)">
            <text:p/>
          </table:table-cell>
          <table:table-cell table:style-name="ce37" table:formula="of:=IF([.C286]&lt;&gt;&quot;&quot;; [.L286]/(1-[.M286]); &quot;&quot;)">
            <text:p/>
          </table:table-cell>
          <table:table-cell table:number-columns-repeated="1009"/>
        </table:table-row>
        <table:table-row table:style-name="ro1">
          <table:table-cell office:value-type="string" calcext:value-type="string">
            <text:p>d4c52cf1-0efe-4f8a-a9a7-7ce8a3fec0fe</text:p>
          </table:table-cell>
          <table:table-cell office:value-type="string" calcext:value-type="string">
            <text:p>bom_00286</text:p>
          </table:table-cell>
          <table:table-cell/>
          <table:table-cell table:formula="of:=IF([.C287]&lt;&gt;&quot;&quot;; SUM(INDEX(INDIRECT(&quot;'&quot; &amp; [.B287] &amp; &quot;'.$A$1:$Z$1000&quot;); 0; MATCH(&quot;count&quot;; INDIRECT(&quot;'&quot; &amp; [.B287] &amp; &quot;'.$A$1:$Z$1&quot;); 0))); &quot;&quot;)">
            <text:p/>
          </table:table-cell>
          <table:table-cell table:formula="of:=IF([.C287]&lt;&gt;&quot;&quot;; SUM(INDEX(INDIRECT(&quot;'&quot; &amp; [.B287] &amp; &quot;'.$A$1:$Z$1000&quot;); 0; MATCH(&quot;cost&quot;; INDIRECT(&quot;'&quot; &amp; [.B287] &amp; &quot;'.$A$1:$Z$1&quot;); 0))); &quot;&quot;)">
            <text:p/>
          </table:table-cell>
          <table:table-cell table:style-name="ce39" table:formula="of:=IF([.C287]&lt;&gt;&quot;&quot;; SUM(INDEX(INDIRECT(&quot;'&quot; &amp; [.B287] &amp; &quot;'.$A$1:$Z$1000&quot;); 0; MATCH(&quot;total_assembly_time_min&quot;; INDIRECT(&quot;'&quot; &amp; [.B287] &amp; &quot;'.$A$1:$Z$1&quot;); 0)))/60; &quot;&quot;)">
            <text:p/>
          </table:table-cell>
          <table:table-cell table:content-validation-name="val5" table:formula="of:=IF([.C287]&lt;&gt;&quot;&quot;; [$values.$B$2]; &quot;&quot;)">
            <text:p/>
          </table:table-cell>
          <table:table-cell table:style-name="ce37" table:formula="of:=IF([.C287]&lt;&gt;&quot;&quot;; [.F287]*[.G287]; &quot;&quot;)">
            <text:p/>
          </table:table-cell>
          <table:table-cell table:style-name="ce37" table:formula="of:=IF([.C287]&lt;&gt;&quot;&quot;; [.H287]+[.E287]; &quot;&quot;)">
            <text:p/>
          </table:table-cell>
          <table:table-cell/>
          <table:table-cell table:formula="of:=IF([.C287]&lt;&gt;&quot;&quot;; [.L287]-[.I287]; &quot;&quot;)">
            <text:p/>
          </table:table-cell>
          <table:table-cell table:style-name="ce37" table:formula="of:=IF([.C287]&lt;&gt;&quot;&quot;; [.I287]/(1-[.J287]); &quot;&quot;)">
            <text:p/>
          </table:table-cell>
          <table:table-cell table:content-validation-name="val5" table:formula="of:=IF([.C287]&lt;&gt;&quot;&quot;; [$values.$A$2]; &quot;&quot;)">
            <text:p/>
          </table:table-cell>
          <table:table-cell table:style-name="ce37" table:formula="of:=IF([.C287]&lt;&gt;&quot;&quot;; [.O287]-[.L287]; &quot;&quot;)">
            <text:p/>
          </table:table-cell>
          <table:table-cell table:style-name="ce37" table:formula="of:=IF([.C287]&lt;&gt;&quot;&quot;; [.L287]/(1-[.M287]); &quot;&quot;)">
            <text:p/>
          </table:table-cell>
          <table:table-cell table:number-columns-repeated="1009"/>
        </table:table-row>
        <table:table-row table:style-name="ro1">
          <table:table-cell office:value-type="string" calcext:value-type="string">
            <text:p>88485c1f-67e8-4815-9cfd-ccbdffc6ebb2</text:p>
          </table:table-cell>
          <table:table-cell office:value-type="string" calcext:value-type="string">
            <text:p>bom_00287</text:p>
          </table:table-cell>
          <table:table-cell/>
          <table:table-cell table:formula="of:=IF([.C288]&lt;&gt;&quot;&quot;; SUM(INDEX(INDIRECT(&quot;'&quot; &amp; [.B288] &amp; &quot;'.$A$1:$Z$1000&quot;); 0; MATCH(&quot;count&quot;; INDIRECT(&quot;'&quot; &amp; [.B288] &amp; &quot;'.$A$1:$Z$1&quot;); 0))); &quot;&quot;)">
            <text:p/>
          </table:table-cell>
          <table:table-cell table:formula="of:=IF([.C288]&lt;&gt;&quot;&quot;; SUM(INDEX(INDIRECT(&quot;'&quot; &amp; [.B288] &amp; &quot;'.$A$1:$Z$1000&quot;); 0; MATCH(&quot;cost&quot;; INDIRECT(&quot;'&quot; &amp; [.B288] &amp; &quot;'.$A$1:$Z$1&quot;); 0))); &quot;&quot;)">
            <text:p/>
          </table:table-cell>
          <table:table-cell table:style-name="ce39" table:formula="of:=IF([.C288]&lt;&gt;&quot;&quot;; SUM(INDEX(INDIRECT(&quot;'&quot; &amp; [.B288] &amp; &quot;'.$A$1:$Z$1000&quot;); 0; MATCH(&quot;total_assembly_time_min&quot;; INDIRECT(&quot;'&quot; &amp; [.B288] &amp; &quot;'.$A$1:$Z$1&quot;); 0)))/60; &quot;&quot;)">
            <text:p/>
          </table:table-cell>
          <table:table-cell table:content-validation-name="val5" table:formula="of:=IF([.C288]&lt;&gt;&quot;&quot;; [$values.$B$2]; &quot;&quot;)">
            <text:p/>
          </table:table-cell>
          <table:table-cell table:style-name="ce37" table:formula="of:=IF([.C288]&lt;&gt;&quot;&quot;; [.F288]*[.G288]; &quot;&quot;)">
            <text:p/>
          </table:table-cell>
          <table:table-cell table:style-name="ce37" table:formula="of:=IF([.C288]&lt;&gt;&quot;&quot;; [.H288]+[.E288]; &quot;&quot;)">
            <text:p/>
          </table:table-cell>
          <table:table-cell/>
          <table:table-cell table:formula="of:=IF([.C288]&lt;&gt;&quot;&quot;; [.L288]-[.I288]; &quot;&quot;)">
            <text:p/>
          </table:table-cell>
          <table:table-cell table:style-name="ce37" table:formula="of:=IF([.C288]&lt;&gt;&quot;&quot;; [.I288]/(1-[.J288]); &quot;&quot;)">
            <text:p/>
          </table:table-cell>
          <table:table-cell table:content-validation-name="val5" table:formula="of:=IF([.C288]&lt;&gt;&quot;&quot;; [$values.$A$2]; &quot;&quot;)">
            <text:p/>
          </table:table-cell>
          <table:table-cell table:style-name="ce37" table:formula="of:=IF([.C288]&lt;&gt;&quot;&quot;; [.O288]-[.L288]; &quot;&quot;)">
            <text:p/>
          </table:table-cell>
          <table:table-cell table:style-name="ce37" table:formula="of:=IF([.C288]&lt;&gt;&quot;&quot;; [.L288]/(1-[.M288]); &quot;&quot;)">
            <text:p/>
          </table:table-cell>
          <table:table-cell table:number-columns-repeated="1009"/>
        </table:table-row>
        <table:table-row table:style-name="ro1">
          <table:table-cell office:value-type="string" calcext:value-type="string">
            <text:p>8edb2e36-d10f-4dc9-947b-cc83b1d4e1c8</text:p>
          </table:table-cell>
          <table:table-cell office:value-type="string" calcext:value-type="string">
            <text:p>bom_00288</text:p>
          </table:table-cell>
          <table:table-cell/>
          <table:table-cell table:formula="of:=IF([.C289]&lt;&gt;&quot;&quot;; SUM(INDEX(INDIRECT(&quot;'&quot; &amp; [.B289] &amp; &quot;'.$A$1:$Z$1000&quot;); 0; MATCH(&quot;count&quot;; INDIRECT(&quot;'&quot; &amp; [.B289] &amp; &quot;'.$A$1:$Z$1&quot;); 0))); &quot;&quot;)">
            <text:p/>
          </table:table-cell>
          <table:table-cell table:formula="of:=IF([.C289]&lt;&gt;&quot;&quot;; SUM(INDEX(INDIRECT(&quot;'&quot; &amp; [.B289] &amp; &quot;'.$A$1:$Z$1000&quot;); 0; MATCH(&quot;cost&quot;; INDIRECT(&quot;'&quot; &amp; [.B289] &amp; &quot;'.$A$1:$Z$1&quot;); 0))); &quot;&quot;)">
            <text:p/>
          </table:table-cell>
          <table:table-cell table:style-name="ce39" table:formula="of:=IF([.C289]&lt;&gt;&quot;&quot;; SUM(INDEX(INDIRECT(&quot;'&quot; &amp; [.B289] &amp; &quot;'.$A$1:$Z$1000&quot;); 0; MATCH(&quot;total_assembly_time_min&quot;; INDIRECT(&quot;'&quot; &amp; [.B289] &amp; &quot;'.$A$1:$Z$1&quot;); 0)))/60; &quot;&quot;)">
            <text:p/>
          </table:table-cell>
          <table:table-cell table:content-validation-name="val5" table:formula="of:=IF([.C289]&lt;&gt;&quot;&quot;; [$values.$B$2]; &quot;&quot;)">
            <text:p/>
          </table:table-cell>
          <table:table-cell table:style-name="ce37" table:formula="of:=IF([.C289]&lt;&gt;&quot;&quot;; [.F289]*[.G289]; &quot;&quot;)">
            <text:p/>
          </table:table-cell>
          <table:table-cell table:style-name="ce37" table:formula="of:=IF([.C289]&lt;&gt;&quot;&quot;; [.H289]+[.E289]; &quot;&quot;)">
            <text:p/>
          </table:table-cell>
          <table:table-cell/>
          <table:table-cell table:formula="of:=IF([.C289]&lt;&gt;&quot;&quot;; [.L289]-[.I289]; &quot;&quot;)">
            <text:p/>
          </table:table-cell>
          <table:table-cell table:style-name="ce37" table:formula="of:=IF([.C289]&lt;&gt;&quot;&quot;; [.I289]/(1-[.J289]); &quot;&quot;)">
            <text:p/>
          </table:table-cell>
          <table:table-cell table:content-validation-name="val5" table:formula="of:=IF([.C289]&lt;&gt;&quot;&quot;; [$values.$A$2]; &quot;&quot;)">
            <text:p/>
          </table:table-cell>
          <table:table-cell table:style-name="ce37" table:formula="of:=IF([.C289]&lt;&gt;&quot;&quot;; [.O289]-[.L289]; &quot;&quot;)">
            <text:p/>
          </table:table-cell>
          <table:table-cell table:style-name="ce37" table:formula="of:=IF([.C289]&lt;&gt;&quot;&quot;; [.L289]/(1-[.M289]); &quot;&quot;)">
            <text:p/>
          </table:table-cell>
          <table:table-cell table:number-columns-repeated="1009"/>
        </table:table-row>
        <table:table-row table:style-name="ro1">
          <table:table-cell office:value-type="string" calcext:value-type="string">
            <text:p>93ea162d-338a-420f-b74e-ad01344f1388</text:p>
          </table:table-cell>
          <table:table-cell office:value-type="string" calcext:value-type="string">
            <text:p>bom_00289</text:p>
          </table:table-cell>
          <table:table-cell/>
          <table:table-cell table:formula="of:=IF([.C290]&lt;&gt;&quot;&quot;; SUM(INDEX(INDIRECT(&quot;'&quot; &amp; [.B290] &amp; &quot;'.$A$1:$Z$1000&quot;); 0; MATCH(&quot;count&quot;; INDIRECT(&quot;'&quot; &amp; [.B290] &amp; &quot;'.$A$1:$Z$1&quot;); 0))); &quot;&quot;)">
            <text:p/>
          </table:table-cell>
          <table:table-cell table:formula="of:=IF([.C290]&lt;&gt;&quot;&quot;; SUM(INDEX(INDIRECT(&quot;'&quot; &amp; [.B290] &amp; &quot;'.$A$1:$Z$1000&quot;); 0; MATCH(&quot;cost&quot;; INDIRECT(&quot;'&quot; &amp; [.B290] &amp; &quot;'.$A$1:$Z$1&quot;); 0))); &quot;&quot;)">
            <text:p/>
          </table:table-cell>
          <table:table-cell table:style-name="ce39" table:formula="of:=IF([.C290]&lt;&gt;&quot;&quot;; SUM(INDEX(INDIRECT(&quot;'&quot; &amp; [.B290] &amp; &quot;'.$A$1:$Z$1000&quot;); 0; MATCH(&quot;total_assembly_time_min&quot;; INDIRECT(&quot;'&quot; &amp; [.B290] &amp; &quot;'.$A$1:$Z$1&quot;); 0)))/60; &quot;&quot;)">
            <text:p/>
          </table:table-cell>
          <table:table-cell table:content-validation-name="val5" table:formula="of:=IF([.C290]&lt;&gt;&quot;&quot;; [$values.$B$2]; &quot;&quot;)">
            <text:p/>
          </table:table-cell>
          <table:table-cell table:style-name="ce37" table:formula="of:=IF([.C290]&lt;&gt;&quot;&quot;; [.F290]*[.G290]; &quot;&quot;)">
            <text:p/>
          </table:table-cell>
          <table:table-cell table:style-name="ce37" table:formula="of:=IF([.C290]&lt;&gt;&quot;&quot;; [.H290]+[.E290]; &quot;&quot;)">
            <text:p/>
          </table:table-cell>
          <table:table-cell/>
          <table:table-cell table:formula="of:=IF([.C290]&lt;&gt;&quot;&quot;; [.L290]-[.I290]; &quot;&quot;)">
            <text:p/>
          </table:table-cell>
          <table:table-cell table:style-name="ce37" table:formula="of:=IF([.C290]&lt;&gt;&quot;&quot;; [.I290]/(1-[.J290]); &quot;&quot;)">
            <text:p/>
          </table:table-cell>
          <table:table-cell table:content-validation-name="val5" table:formula="of:=IF([.C290]&lt;&gt;&quot;&quot;; [$values.$A$2]; &quot;&quot;)">
            <text:p/>
          </table:table-cell>
          <table:table-cell table:style-name="ce37" table:formula="of:=IF([.C290]&lt;&gt;&quot;&quot;; [.O290]-[.L290]; &quot;&quot;)">
            <text:p/>
          </table:table-cell>
          <table:table-cell table:style-name="ce37" table:formula="of:=IF([.C290]&lt;&gt;&quot;&quot;; [.L290]/(1-[.M290]); &quot;&quot;)">
            <text:p/>
          </table:table-cell>
          <table:table-cell table:number-columns-repeated="1009"/>
        </table:table-row>
        <table:table-row table:style-name="ro1">
          <table:table-cell office:value-type="string" calcext:value-type="string">
            <text:p>15a7734d-f429-4cba-8423-c18755ffba6f</text:p>
          </table:table-cell>
          <table:table-cell office:value-type="string" calcext:value-type="string">
            <text:p>bom_00290</text:p>
          </table:table-cell>
          <table:table-cell/>
          <table:table-cell table:formula="of:=IF([.C291]&lt;&gt;&quot;&quot;; SUM(INDEX(INDIRECT(&quot;'&quot; &amp; [.B291] &amp; &quot;'.$A$1:$Z$1000&quot;); 0; MATCH(&quot;count&quot;; INDIRECT(&quot;'&quot; &amp; [.B291] &amp; &quot;'.$A$1:$Z$1&quot;); 0))); &quot;&quot;)">
            <text:p/>
          </table:table-cell>
          <table:table-cell table:formula="of:=IF([.C291]&lt;&gt;&quot;&quot;; SUM(INDEX(INDIRECT(&quot;'&quot; &amp; [.B291] &amp; &quot;'.$A$1:$Z$1000&quot;); 0; MATCH(&quot;cost&quot;; INDIRECT(&quot;'&quot; &amp; [.B291] &amp; &quot;'.$A$1:$Z$1&quot;); 0))); &quot;&quot;)">
            <text:p/>
          </table:table-cell>
          <table:table-cell table:style-name="ce39" table:formula="of:=IF([.C291]&lt;&gt;&quot;&quot;; SUM(INDEX(INDIRECT(&quot;'&quot; &amp; [.B291] &amp; &quot;'.$A$1:$Z$1000&quot;); 0; MATCH(&quot;total_assembly_time_min&quot;; INDIRECT(&quot;'&quot; &amp; [.B291] &amp; &quot;'.$A$1:$Z$1&quot;); 0)))/60; &quot;&quot;)">
            <text:p/>
          </table:table-cell>
          <table:table-cell table:content-validation-name="val5" table:formula="of:=IF([.C291]&lt;&gt;&quot;&quot;; [$values.$B$2]; &quot;&quot;)">
            <text:p/>
          </table:table-cell>
          <table:table-cell table:style-name="ce37" table:formula="of:=IF([.C291]&lt;&gt;&quot;&quot;; [.F291]*[.G291]; &quot;&quot;)">
            <text:p/>
          </table:table-cell>
          <table:table-cell table:style-name="ce37" table:formula="of:=IF([.C291]&lt;&gt;&quot;&quot;; [.H291]+[.E291]; &quot;&quot;)">
            <text:p/>
          </table:table-cell>
          <table:table-cell/>
          <table:table-cell table:formula="of:=IF([.C291]&lt;&gt;&quot;&quot;; [.L291]-[.I291]; &quot;&quot;)">
            <text:p/>
          </table:table-cell>
          <table:table-cell table:style-name="ce37" table:formula="of:=IF([.C291]&lt;&gt;&quot;&quot;; [.I291]/(1-[.J291]); &quot;&quot;)">
            <text:p/>
          </table:table-cell>
          <table:table-cell table:content-validation-name="val5" table:formula="of:=IF([.C291]&lt;&gt;&quot;&quot;; [$values.$A$2]; &quot;&quot;)">
            <text:p/>
          </table:table-cell>
          <table:table-cell table:style-name="ce37" table:formula="of:=IF([.C291]&lt;&gt;&quot;&quot;; [.O291]-[.L291]; &quot;&quot;)">
            <text:p/>
          </table:table-cell>
          <table:table-cell table:style-name="ce37" table:formula="of:=IF([.C291]&lt;&gt;&quot;&quot;; [.L291]/(1-[.M291]); &quot;&quot;)">
            <text:p/>
          </table:table-cell>
          <table:table-cell table:number-columns-repeated="1009"/>
        </table:table-row>
        <table:table-row table:style-name="ro1">
          <table:table-cell office:value-type="string" calcext:value-type="string">
            <text:p>598d8f3f-99f3-4539-9a03-b8b77ebb6ee5</text:p>
          </table:table-cell>
          <table:table-cell office:value-type="string" calcext:value-type="string">
            <text:p>bom_00291</text:p>
          </table:table-cell>
          <table:table-cell/>
          <table:table-cell table:formula="of:=IF([.C292]&lt;&gt;&quot;&quot;; SUM(INDEX(INDIRECT(&quot;'&quot; &amp; [.B292] &amp; &quot;'.$A$1:$Z$1000&quot;); 0; MATCH(&quot;count&quot;; INDIRECT(&quot;'&quot; &amp; [.B292] &amp; &quot;'.$A$1:$Z$1&quot;); 0))); &quot;&quot;)">
            <text:p/>
          </table:table-cell>
          <table:table-cell table:formula="of:=IF([.C292]&lt;&gt;&quot;&quot;; SUM(INDEX(INDIRECT(&quot;'&quot; &amp; [.B292] &amp; &quot;'.$A$1:$Z$1000&quot;); 0; MATCH(&quot;cost&quot;; INDIRECT(&quot;'&quot; &amp; [.B292] &amp; &quot;'.$A$1:$Z$1&quot;); 0))); &quot;&quot;)">
            <text:p/>
          </table:table-cell>
          <table:table-cell table:style-name="ce39" table:formula="of:=IF([.C292]&lt;&gt;&quot;&quot;; SUM(INDEX(INDIRECT(&quot;'&quot; &amp; [.B292] &amp; &quot;'.$A$1:$Z$1000&quot;); 0; MATCH(&quot;total_assembly_time_min&quot;; INDIRECT(&quot;'&quot; &amp; [.B292] &amp; &quot;'.$A$1:$Z$1&quot;); 0)))/60; &quot;&quot;)">
            <text:p/>
          </table:table-cell>
          <table:table-cell table:content-validation-name="val5" table:formula="of:=IF([.C292]&lt;&gt;&quot;&quot;; [$values.$B$2]; &quot;&quot;)">
            <text:p/>
          </table:table-cell>
          <table:table-cell table:style-name="ce37" table:formula="of:=IF([.C292]&lt;&gt;&quot;&quot;; [.F292]*[.G292]; &quot;&quot;)">
            <text:p/>
          </table:table-cell>
          <table:table-cell table:style-name="ce37" table:formula="of:=IF([.C292]&lt;&gt;&quot;&quot;; [.H292]+[.E292]; &quot;&quot;)">
            <text:p/>
          </table:table-cell>
          <table:table-cell/>
          <table:table-cell table:formula="of:=IF([.C292]&lt;&gt;&quot;&quot;; [.L292]-[.I292]; &quot;&quot;)">
            <text:p/>
          </table:table-cell>
          <table:table-cell table:style-name="ce37" table:formula="of:=IF([.C292]&lt;&gt;&quot;&quot;; [.I292]/(1-[.J292]); &quot;&quot;)">
            <text:p/>
          </table:table-cell>
          <table:table-cell table:content-validation-name="val5" table:formula="of:=IF([.C292]&lt;&gt;&quot;&quot;; [$values.$A$2]; &quot;&quot;)">
            <text:p/>
          </table:table-cell>
          <table:table-cell table:style-name="ce37" table:formula="of:=IF([.C292]&lt;&gt;&quot;&quot;; [.O292]-[.L292]; &quot;&quot;)">
            <text:p/>
          </table:table-cell>
          <table:table-cell table:style-name="ce37" table:formula="of:=IF([.C292]&lt;&gt;&quot;&quot;; [.L292]/(1-[.M292]); &quot;&quot;)">
            <text:p/>
          </table:table-cell>
          <table:table-cell table:number-columns-repeated="1009"/>
        </table:table-row>
        <table:table-row table:style-name="ro1">
          <table:table-cell office:value-type="string" calcext:value-type="string">
            <text:p>6e2238e9-497a-4541-bef9-02d6b873593e</text:p>
          </table:table-cell>
          <table:table-cell office:value-type="string" calcext:value-type="string">
            <text:p>bom_00292</text:p>
          </table:table-cell>
          <table:table-cell/>
          <table:table-cell table:formula="of:=IF([.C293]&lt;&gt;&quot;&quot;; SUM(INDEX(INDIRECT(&quot;'&quot; &amp; [.B293] &amp; &quot;'.$A$1:$Z$1000&quot;); 0; MATCH(&quot;count&quot;; INDIRECT(&quot;'&quot; &amp; [.B293] &amp; &quot;'.$A$1:$Z$1&quot;); 0))); &quot;&quot;)">
            <text:p/>
          </table:table-cell>
          <table:table-cell table:formula="of:=IF([.C293]&lt;&gt;&quot;&quot;; SUM(INDEX(INDIRECT(&quot;'&quot; &amp; [.B293] &amp; &quot;'.$A$1:$Z$1000&quot;); 0; MATCH(&quot;cost&quot;; INDIRECT(&quot;'&quot; &amp; [.B293] &amp; &quot;'.$A$1:$Z$1&quot;); 0))); &quot;&quot;)">
            <text:p/>
          </table:table-cell>
          <table:table-cell table:style-name="ce39" table:formula="of:=IF([.C293]&lt;&gt;&quot;&quot;; SUM(INDEX(INDIRECT(&quot;'&quot; &amp; [.B293] &amp; &quot;'.$A$1:$Z$1000&quot;); 0; MATCH(&quot;total_assembly_time_min&quot;; INDIRECT(&quot;'&quot; &amp; [.B293] &amp; &quot;'.$A$1:$Z$1&quot;); 0)))/60; &quot;&quot;)">
            <text:p/>
          </table:table-cell>
          <table:table-cell table:content-validation-name="val5" table:formula="of:=IF([.C293]&lt;&gt;&quot;&quot;; [$values.$B$2]; &quot;&quot;)">
            <text:p/>
          </table:table-cell>
          <table:table-cell table:style-name="ce37" table:formula="of:=IF([.C293]&lt;&gt;&quot;&quot;; [.F293]*[.G293]; &quot;&quot;)">
            <text:p/>
          </table:table-cell>
          <table:table-cell table:style-name="ce37" table:formula="of:=IF([.C293]&lt;&gt;&quot;&quot;; [.H293]+[.E293]; &quot;&quot;)">
            <text:p/>
          </table:table-cell>
          <table:table-cell/>
          <table:table-cell table:formula="of:=IF([.C293]&lt;&gt;&quot;&quot;; [.L293]-[.I293]; &quot;&quot;)">
            <text:p/>
          </table:table-cell>
          <table:table-cell table:style-name="ce37" table:formula="of:=IF([.C293]&lt;&gt;&quot;&quot;; [.I293]/(1-[.J293]); &quot;&quot;)">
            <text:p/>
          </table:table-cell>
          <table:table-cell table:content-validation-name="val5" table:formula="of:=IF([.C293]&lt;&gt;&quot;&quot;; [$values.$A$2]; &quot;&quot;)">
            <text:p/>
          </table:table-cell>
          <table:table-cell table:style-name="ce37" table:formula="of:=IF([.C293]&lt;&gt;&quot;&quot;; [.O293]-[.L293]; &quot;&quot;)">
            <text:p/>
          </table:table-cell>
          <table:table-cell table:style-name="ce37" table:formula="of:=IF([.C293]&lt;&gt;&quot;&quot;; [.L293]/(1-[.M293]); &quot;&quot;)">
            <text:p/>
          </table:table-cell>
          <table:table-cell table:number-columns-repeated="1009"/>
        </table:table-row>
        <table:table-row table:style-name="ro1">
          <table:table-cell office:value-type="string" calcext:value-type="string">
            <text:p>263c4fe1-7f3f-4431-8fee-e3b85684af73</text:p>
          </table:table-cell>
          <table:table-cell office:value-type="string" calcext:value-type="string">
            <text:p>bom_00293</text:p>
          </table:table-cell>
          <table:table-cell/>
          <table:table-cell table:formula="of:=IF([.C294]&lt;&gt;&quot;&quot;; SUM(INDEX(INDIRECT(&quot;'&quot; &amp; [.B294] &amp; &quot;'.$A$1:$Z$1000&quot;); 0; MATCH(&quot;count&quot;; INDIRECT(&quot;'&quot; &amp; [.B294] &amp; &quot;'.$A$1:$Z$1&quot;); 0))); &quot;&quot;)">
            <text:p/>
          </table:table-cell>
          <table:table-cell table:formula="of:=IF([.C294]&lt;&gt;&quot;&quot;; SUM(INDEX(INDIRECT(&quot;'&quot; &amp; [.B294] &amp; &quot;'.$A$1:$Z$1000&quot;); 0; MATCH(&quot;cost&quot;; INDIRECT(&quot;'&quot; &amp; [.B294] &amp; &quot;'.$A$1:$Z$1&quot;); 0))); &quot;&quot;)">
            <text:p/>
          </table:table-cell>
          <table:table-cell table:style-name="ce39" table:formula="of:=IF([.C294]&lt;&gt;&quot;&quot;; SUM(INDEX(INDIRECT(&quot;'&quot; &amp; [.B294] &amp; &quot;'.$A$1:$Z$1000&quot;); 0; MATCH(&quot;total_assembly_time_min&quot;; INDIRECT(&quot;'&quot; &amp; [.B294] &amp; &quot;'.$A$1:$Z$1&quot;); 0)))/60; &quot;&quot;)">
            <text:p/>
          </table:table-cell>
          <table:table-cell table:content-validation-name="val5" table:formula="of:=IF([.C294]&lt;&gt;&quot;&quot;; [$values.$B$2]; &quot;&quot;)">
            <text:p/>
          </table:table-cell>
          <table:table-cell table:style-name="ce37" table:formula="of:=IF([.C294]&lt;&gt;&quot;&quot;; [.F294]*[.G294]; &quot;&quot;)">
            <text:p/>
          </table:table-cell>
          <table:table-cell table:style-name="ce37" table:formula="of:=IF([.C294]&lt;&gt;&quot;&quot;; [.H294]+[.E294]; &quot;&quot;)">
            <text:p/>
          </table:table-cell>
          <table:table-cell/>
          <table:table-cell table:formula="of:=IF([.C294]&lt;&gt;&quot;&quot;; [.L294]-[.I294]; &quot;&quot;)">
            <text:p/>
          </table:table-cell>
          <table:table-cell table:style-name="ce37" table:formula="of:=IF([.C294]&lt;&gt;&quot;&quot;; [.I294]/(1-[.J294]); &quot;&quot;)">
            <text:p/>
          </table:table-cell>
          <table:table-cell table:content-validation-name="val5" table:formula="of:=IF([.C294]&lt;&gt;&quot;&quot;; [$values.$A$2]; &quot;&quot;)">
            <text:p/>
          </table:table-cell>
          <table:table-cell table:style-name="ce37" table:formula="of:=IF([.C294]&lt;&gt;&quot;&quot;; [.O294]-[.L294]; &quot;&quot;)">
            <text:p/>
          </table:table-cell>
          <table:table-cell table:style-name="ce37" table:formula="of:=IF([.C294]&lt;&gt;&quot;&quot;; [.L294]/(1-[.M294]); &quot;&quot;)">
            <text:p/>
          </table:table-cell>
          <table:table-cell table:number-columns-repeated="1009"/>
        </table:table-row>
        <table:table-row table:style-name="ro1">
          <table:table-cell office:value-type="string" calcext:value-type="string">
            <text:p>aef374c3-968c-4248-a6dc-78932e99cfe9</text:p>
          </table:table-cell>
          <table:table-cell office:value-type="string" calcext:value-type="string">
            <text:p>bom_00294</text:p>
          </table:table-cell>
          <table:table-cell/>
          <table:table-cell table:formula="of:=IF([.C295]&lt;&gt;&quot;&quot;; SUM(INDEX(INDIRECT(&quot;'&quot; &amp; [.B295] &amp; &quot;'.$A$1:$Z$1000&quot;); 0; MATCH(&quot;count&quot;; INDIRECT(&quot;'&quot; &amp; [.B295] &amp; &quot;'.$A$1:$Z$1&quot;); 0))); &quot;&quot;)">
            <text:p/>
          </table:table-cell>
          <table:table-cell table:formula="of:=IF([.C295]&lt;&gt;&quot;&quot;; SUM(INDEX(INDIRECT(&quot;'&quot; &amp; [.B295] &amp; &quot;'.$A$1:$Z$1000&quot;); 0; MATCH(&quot;cost&quot;; INDIRECT(&quot;'&quot; &amp; [.B295] &amp; &quot;'.$A$1:$Z$1&quot;); 0))); &quot;&quot;)">
            <text:p/>
          </table:table-cell>
          <table:table-cell table:style-name="ce39" table:formula="of:=IF([.C295]&lt;&gt;&quot;&quot;; SUM(INDEX(INDIRECT(&quot;'&quot; &amp; [.B295] &amp; &quot;'.$A$1:$Z$1000&quot;); 0; MATCH(&quot;total_assembly_time_min&quot;; INDIRECT(&quot;'&quot; &amp; [.B295] &amp; &quot;'.$A$1:$Z$1&quot;); 0)))/60; &quot;&quot;)">
            <text:p/>
          </table:table-cell>
          <table:table-cell table:content-validation-name="val5" table:formula="of:=IF([.C295]&lt;&gt;&quot;&quot;; [$values.$B$2]; &quot;&quot;)">
            <text:p/>
          </table:table-cell>
          <table:table-cell table:style-name="ce37" table:formula="of:=IF([.C295]&lt;&gt;&quot;&quot;; [.F295]*[.G295]; &quot;&quot;)">
            <text:p/>
          </table:table-cell>
          <table:table-cell table:style-name="ce37" table:formula="of:=IF([.C295]&lt;&gt;&quot;&quot;; [.H295]+[.E295]; &quot;&quot;)">
            <text:p/>
          </table:table-cell>
          <table:table-cell/>
          <table:table-cell table:formula="of:=IF([.C295]&lt;&gt;&quot;&quot;; [.L295]-[.I295]; &quot;&quot;)">
            <text:p/>
          </table:table-cell>
          <table:table-cell table:style-name="ce37" table:formula="of:=IF([.C295]&lt;&gt;&quot;&quot;; [.I295]/(1-[.J295]); &quot;&quot;)">
            <text:p/>
          </table:table-cell>
          <table:table-cell table:content-validation-name="val5" table:formula="of:=IF([.C295]&lt;&gt;&quot;&quot;; [$values.$A$2]; &quot;&quot;)">
            <text:p/>
          </table:table-cell>
          <table:table-cell table:style-name="ce37" table:formula="of:=IF([.C295]&lt;&gt;&quot;&quot;; [.O295]-[.L295]; &quot;&quot;)">
            <text:p/>
          </table:table-cell>
          <table:table-cell table:style-name="ce37" table:formula="of:=IF([.C295]&lt;&gt;&quot;&quot;; [.L295]/(1-[.M295]); &quot;&quot;)">
            <text:p/>
          </table:table-cell>
          <table:table-cell table:number-columns-repeated="1009"/>
        </table:table-row>
        <table:table-row table:style-name="ro1">
          <table:table-cell office:value-type="string" calcext:value-type="string">
            <text:p>9a1e30e4-351a-4d81-b7de-821d2abfe068</text:p>
          </table:table-cell>
          <table:table-cell office:value-type="string" calcext:value-type="string">
            <text:p>bom_00295</text:p>
          </table:table-cell>
          <table:table-cell/>
          <table:table-cell table:formula="of:=IF([.C296]&lt;&gt;&quot;&quot;; SUM(INDEX(INDIRECT(&quot;'&quot; &amp; [.B296] &amp; &quot;'.$A$1:$Z$1000&quot;); 0; MATCH(&quot;count&quot;; INDIRECT(&quot;'&quot; &amp; [.B296] &amp; &quot;'.$A$1:$Z$1&quot;); 0))); &quot;&quot;)">
            <text:p/>
          </table:table-cell>
          <table:table-cell table:formula="of:=IF([.C296]&lt;&gt;&quot;&quot;; SUM(INDEX(INDIRECT(&quot;'&quot; &amp; [.B296] &amp; &quot;'.$A$1:$Z$1000&quot;); 0; MATCH(&quot;cost&quot;; INDIRECT(&quot;'&quot; &amp; [.B296] &amp; &quot;'.$A$1:$Z$1&quot;); 0))); &quot;&quot;)">
            <text:p/>
          </table:table-cell>
          <table:table-cell table:style-name="ce39" table:formula="of:=IF([.C296]&lt;&gt;&quot;&quot;; SUM(INDEX(INDIRECT(&quot;'&quot; &amp; [.B296] &amp; &quot;'.$A$1:$Z$1000&quot;); 0; MATCH(&quot;total_assembly_time_min&quot;; INDIRECT(&quot;'&quot; &amp; [.B296] &amp; &quot;'.$A$1:$Z$1&quot;); 0)))/60; &quot;&quot;)">
            <text:p/>
          </table:table-cell>
          <table:table-cell table:content-validation-name="val5" table:formula="of:=IF([.C296]&lt;&gt;&quot;&quot;; [$values.$B$2]; &quot;&quot;)">
            <text:p/>
          </table:table-cell>
          <table:table-cell table:style-name="ce37" table:formula="of:=IF([.C296]&lt;&gt;&quot;&quot;; [.F296]*[.G296]; &quot;&quot;)">
            <text:p/>
          </table:table-cell>
          <table:table-cell table:style-name="ce37" table:formula="of:=IF([.C296]&lt;&gt;&quot;&quot;; [.H296]+[.E296]; &quot;&quot;)">
            <text:p/>
          </table:table-cell>
          <table:table-cell/>
          <table:table-cell table:formula="of:=IF([.C296]&lt;&gt;&quot;&quot;; [.L296]-[.I296]; &quot;&quot;)">
            <text:p/>
          </table:table-cell>
          <table:table-cell table:style-name="ce37" table:formula="of:=IF([.C296]&lt;&gt;&quot;&quot;; [.I296]/(1-[.J296]); &quot;&quot;)">
            <text:p/>
          </table:table-cell>
          <table:table-cell table:content-validation-name="val5" table:formula="of:=IF([.C296]&lt;&gt;&quot;&quot;; [$values.$A$2]; &quot;&quot;)">
            <text:p/>
          </table:table-cell>
          <table:table-cell table:style-name="ce37" table:formula="of:=IF([.C296]&lt;&gt;&quot;&quot;; [.O296]-[.L296]; &quot;&quot;)">
            <text:p/>
          </table:table-cell>
          <table:table-cell table:style-name="ce37" table:formula="of:=IF([.C296]&lt;&gt;&quot;&quot;; [.L296]/(1-[.M296]); &quot;&quot;)">
            <text:p/>
          </table:table-cell>
          <table:table-cell table:number-columns-repeated="1009"/>
        </table:table-row>
        <table:table-row table:style-name="ro1">
          <table:table-cell office:value-type="string" calcext:value-type="string">
            <text:p>df00fb73-70b0-4e7e-ada9-e6a8ecd330a8</text:p>
          </table:table-cell>
          <table:table-cell office:value-type="string" calcext:value-type="string">
            <text:p>bom_00296</text:p>
          </table:table-cell>
          <table:table-cell/>
          <table:table-cell table:formula="of:=IF([.C297]&lt;&gt;&quot;&quot;; SUM(INDEX(INDIRECT(&quot;'&quot; &amp; [.B297] &amp; &quot;'.$A$1:$Z$1000&quot;); 0; MATCH(&quot;count&quot;; INDIRECT(&quot;'&quot; &amp; [.B297] &amp; &quot;'.$A$1:$Z$1&quot;); 0))); &quot;&quot;)">
            <text:p/>
          </table:table-cell>
          <table:table-cell table:formula="of:=IF([.C297]&lt;&gt;&quot;&quot;; SUM(INDEX(INDIRECT(&quot;'&quot; &amp; [.B297] &amp; &quot;'.$A$1:$Z$1000&quot;); 0; MATCH(&quot;cost&quot;; INDIRECT(&quot;'&quot; &amp; [.B297] &amp; &quot;'.$A$1:$Z$1&quot;); 0))); &quot;&quot;)">
            <text:p/>
          </table:table-cell>
          <table:table-cell table:style-name="ce39" table:formula="of:=IF([.C297]&lt;&gt;&quot;&quot;; SUM(INDEX(INDIRECT(&quot;'&quot; &amp; [.B297] &amp; &quot;'.$A$1:$Z$1000&quot;); 0; MATCH(&quot;total_assembly_time_min&quot;; INDIRECT(&quot;'&quot; &amp; [.B297] &amp; &quot;'.$A$1:$Z$1&quot;); 0)))/60; &quot;&quot;)">
            <text:p/>
          </table:table-cell>
          <table:table-cell table:content-validation-name="val5" table:formula="of:=IF([.C297]&lt;&gt;&quot;&quot;; [$values.$B$2]; &quot;&quot;)">
            <text:p/>
          </table:table-cell>
          <table:table-cell table:style-name="ce37" table:formula="of:=IF([.C297]&lt;&gt;&quot;&quot;; [.F297]*[.G297]; &quot;&quot;)">
            <text:p/>
          </table:table-cell>
          <table:table-cell table:style-name="ce37" table:formula="of:=IF([.C297]&lt;&gt;&quot;&quot;; [.H297]+[.E297]; &quot;&quot;)">
            <text:p/>
          </table:table-cell>
          <table:table-cell/>
          <table:table-cell table:formula="of:=IF([.C297]&lt;&gt;&quot;&quot;; [.L297]-[.I297]; &quot;&quot;)">
            <text:p/>
          </table:table-cell>
          <table:table-cell table:style-name="ce37" table:formula="of:=IF([.C297]&lt;&gt;&quot;&quot;; [.I297]/(1-[.J297]); &quot;&quot;)">
            <text:p/>
          </table:table-cell>
          <table:table-cell table:content-validation-name="val5" table:formula="of:=IF([.C297]&lt;&gt;&quot;&quot;; [$values.$A$2]; &quot;&quot;)">
            <text:p/>
          </table:table-cell>
          <table:table-cell table:style-name="ce37" table:formula="of:=IF([.C297]&lt;&gt;&quot;&quot;; [.O297]-[.L297]; &quot;&quot;)">
            <text:p/>
          </table:table-cell>
          <table:table-cell table:style-name="ce37" table:formula="of:=IF([.C297]&lt;&gt;&quot;&quot;; [.L297]/(1-[.M297]); &quot;&quot;)">
            <text:p/>
          </table:table-cell>
          <table:table-cell table:number-columns-repeated="1009"/>
        </table:table-row>
        <table:table-row table:style-name="ro1">
          <table:table-cell office:value-type="string" calcext:value-type="string">
            <text:p>d4aaee68-c3f7-4b52-83d7-97ae7a7f6860</text:p>
          </table:table-cell>
          <table:table-cell office:value-type="string" calcext:value-type="string">
            <text:p>bom_00297</text:p>
          </table:table-cell>
          <table:table-cell/>
          <table:table-cell table:formula="of:=IF([.C298]&lt;&gt;&quot;&quot;; SUM(INDEX(INDIRECT(&quot;'&quot; &amp; [.B298] &amp; &quot;'.$A$1:$Z$1000&quot;); 0; MATCH(&quot;count&quot;; INDIRECT(&quot;'&quot; &amp; [.B298] &amp; &quot;'.$A$1:$Z$1&quot;); 0))); &quot;&quot;)">
            <text:p/>
          </table:table-cell>
          <table:table-cell table:formula="of:=IF([.C298]&lt;&gt;&quot;&quot;; SUM(INDEX(INDIRECT(&quot;'&quot; &amp; [.B298] &amp; &quot;'.$A$1:$Z$1000&quot;); 0; MATCH(&quot;cost&quot;; INDIRECT(&quot;'&quot; &amp; [.B298] &amp; &quot;'.$A$1:$Z$1&quot;); 0))); &quot;&quot;)">
            <text:p/>
          </table:table-cell>
          <table:table-cell table:style-name="ce39" table:formula="of:=IF([.C298]&lt;&gt;&quot;&quot;; SUM(INDEX(INDIRECT(&quot;'&quot; &amp; [.B298] &amp; &quot;'.$A$1:$Z$1000&quot;); 0; MATCH(&quot;total_assembly_time_min&quot;; INDIRECT(&quot;'&quot; &amp; [.B298] &amp; &quot;'.$A$1:$Z$1&quot;); 0)))/60; &quot;&quot;)">
            <text:p/>
          </table:table-cell>
          <table:table-cell table:content-validation-name="val5" table:formula="of:=IF([.C298]&lt;&gt;&quot;&quot;; [$values.$B$2]; &quot;&quot;)">
            <text:p/>
          </table:table-cell>
          <table:table-cell table:style-name="ce37" table:formula="of:=IF([.C298]&lt;&gt;&quot;&quot;; [.F298]*[.G298]; &quot;&quot;)">
            <text:p/>
          </table:table-cell>
          <table:table-cell table:style-name="ce37" table:formula="of:=IF([.C298]&lt;&gt;&quot;&quot;; [.H298]+[.E298]; &quot;&quot;)">
            <text:p/>
          </table:table-cell>
          <table:table-cell/>
          <table:table-cell table:formula="of:=IF([.C298]&lt;&gt;&quot;&quot;; [.L298]-[.I298]; &quot;&quot;)">
            <text:p/>
          </table:table-cell>
          <table:table-cell table:style-name="ce37" table:formula="of:=IF([.C298]&lt;&gt;&quot;&quot;; [.I298]/(1-[.J298]); &quot;&quot;)">
            <text:p/>
          </table:table-cell>
          <table:table-cell table:content-validation-name="val5" table:formula="of:=IF([.C298]&lt;&gt;&quot;&quot;; [$values.$A$2]; &quot;&quot;)">
            <text:p/>
          </table:table-cell>
          <table:table-cell table:style-name="ce37" table:formula="of:=IF([.C298]&lt;&gt;&quot;&quot;; [.O298]-[.L298]; &quot;&quot;)">
            <text:p/>
          </table:table-cell>
          <table:table-cell table:style-name="ce37" table:formula="of:=IF([.C298]&lt;&gt;&quot;&quot;; [.L298]/(1-[.M298]); &quot;&quot;)">
            <text:p/>
          </table:table-cell>
          <table:table-cell table:number-columns-repeated="1009"/>
        </table:table-row>
        <table:table-row table:style-name="ro1">
          <table:table-cell office:value-type="string" calcext:value-type="string">
            <text:p>b4a4fdca-3693-486d-8e22-470b5708b5e5</text:p>
          </table:table-cell>
          <table:table-cell office:value-type="string" calcext:value-type="string">
            <text:p>bom_00298</text:p>
          </table:table-cell>
          <table:table-cell/>
          <table:table-cell table:formula="of:=IF([.C299]&lt;&gt;&quot;&quot;; SUM(INDEX(INDIRECT(&quot;'&quot; &amp; [.B299] &amp; &quot;'.$A$1:$Z$1000&quot;); 0; MATCH(&quot;count&quot;; INDIRECT(&quot;'&quot; &amp; [.B299] &amp; &quot;'.$A$1:$Z$1&quot;); 0))); &quot;&quot;)">
            <text:p/>
          </table:table-cell>
          <table:table-cell table:formula="of:=IF([.C299]&lt;&gt;&quot;&quot;; SUM(INDEX(INDIRECT(&quot;'&quot; &amp; [.B299] &amp; &quot;'.$A$1:$Z$1000&quot;); 0; MATCH(&quot;cost&quot;; INDIRECT(&quot;'&quot; &amp; [.B299] &amp; &quot;'.$A$1:$Z$1&quot;); 0))); &quot;&quot;)">
            <text:p/>
          </table:table-cell>
          <table:table-cell table:style-name="ce39" table:formula="of:=IF([.C299]&lt;&gt;&quot;&quot;; SUM(INDEX(INDIRECT(&quot;'&quot; &amp; [.B299] &amp; &quot;'.$A$1:$Z$1000&quot;); 0; MATCH(&quot;total_assembly_time_min&quot;; INDIRECT(&quot;'&quot; &amp; [.B299] &amp; &quot;'.$A$1:$Z$1&quot;); 0)))/60; &quot;&quot;)">
            <text:p/>
          </table:table-cell>
          <table:table-cell table:content-validation-name="val5" table:formula="of:=IF([.C299]&lt;&gt;&quot;&quot;; [$values.$B$2]; &quot;&quot;)">
            <text:p/>
          </table:table-cell>
          <table:table-cell table:style-name="ce37" table:formula="of:=IF([.C299]&lt;&gt;&quot;&quot;; [.F299]*[.G299]; &quot;&quot;)">
            <text:p/>
          </table:table-cell>
          <table:table-cell table:style-name="ce37" table:formula="of:=IF([.C299]&lt;&gt;&quot;&quot;; [.H299]+[.E299]; &quot;&quot;)">
            <text:p/>
          </table:table-cell>
          <table:table-cell/>
          <table:table-cell table:formula="of:=IF([.C299]&lt;&gt;&quot;&quot;; [.L299]-[.I299]; &quot;&quot;)">
            <text:p/>
          </table:table-cell>
          <table:table-cell table:style-name="ce37" table:formula="of:=IF([.C299]&lt;&gt;&quot;&quot;; [.I299]/(1-[.J299]); &quot;&quot;)">
            <text:p/>
          </table:table-cell>
          <table:table-cell table:content-validation-name="val5" table:formula="of:=IF([.C299]&lt;&gt;&quot;&quot;; [$values.$A$2]; &quot;&quot;)">
            <text:p/>
          </table:table-cell>
          <table:table-cell table:style-name="ce37" table:formula="of:=IF([.C299]&lt;&gt;&quot;&quot;; [.O299]-[.L299]; &quot;&quot;)">
            <text:p/>
          </table:table-cell>
          <table:table-cell table:style-name="ce37" table:formula="of:=IF([.C299]&lt;&gt;&quot;&quot;; [.L299]/(1-[.M299]); &quot;&quot;)">
            <text:p/>
          </table:table-cell>
          <table:table-cell table:number-columns-repeated="1009"/>
        </table:table-row>
        <table:table-row table:style-name="ro1">
          <table:table-cell office:value-type="string" calcext:value-type="string">
            <text:p>43a84722-5829-4041-abd2-86a38c75432a</text:p>
          </table:table-cell>
          <table:table-cell office:value-type="string" calcext:value-type="string">
            <text:p>bom_00299</text:p>
          </table:table-cell>
          <table:table-cell/>
          <table:table-cell table:formula="of:=IF([.C300]&lt;&gt;&quot;&quot;; SUM(INDEX(INDIRECT(&quot;'&quot; &amp; [.B300] &amp; &quot;'.$A$1:$Z$1000&quot;); 0; MATCH(&quot;count&quot;; INDIRECT(&quot;'&quot; &amp; [.B300] &amp; &quot;'.$A$1:$Z$1&quot;); 0))); &quot;&quot;)">
            <text:p/>
          </table:table-cell>
          <table:table-cell table:formula="of:=IF([.C300]&lt;&gt;&quot;&quot;; SUM(INDEX(INDIRECT(&quot;'&quot; &amp; [.B300] &amp; &quot;'.$A$1:$Z$1000&quot;); 0; MATCH(&quot;cost&quot;; INDIRECT(&quot;'&quot; &amp; [.B300] &amp; &quot;'.$A$1:$Z$1&quot;); 0))); &quot;&quot;)">
            <text:p/>
          </table:table-cell>
          <table:table-cell table:style-name="ce39" table:formula="of:=IF([.C300]&lt;&gt;&quot;&quot;; SUM(INDEX(INDIRECT(&quot;'&quot; &amp; [.B300] &amp; &quot;'.$A$1:$Z$1000&quot;); 0; MATCH(&quot;total_assembly_time_min&quot;; INDIRECT(&quot;'&quot; &amp; [.B300] &amp; &quot;'.$A$1:$Z$1&quot;); 0)))/60; &quot;&quot;)">
            <text:p/>
          </table:table-cell>
          <table:table-cell table:content-validation-name="val5" table:formula="of:=IF([.C300]&lt;&gt;&quot;&quot;; [$values.$B$2]; &quot;&quot;)">
            <text:p/>
          </table:table-cell>
          <table:table-cell table:style-name="ce37" table:formula="of:=IF([.C300]&lt;&gt;&quot;&quot;; [.F300]*[.G300]; &quot;&quot;)">
            <text:p/>
          </table:table-cell>
          <table:table-cell table:style-name="ce37" table:formula="of:=IF([.C300]&lt;&gt;&quot;&quot;; [.H300]+[.E300]; &quot;&quot;)">
            <text:p/>
          </table:table-cell>
          <table:table-cell/>
          <table:table-cell table:formula="of:=IF([.C300]&lt;&gt;&quot;&quot;; [.L300]-[.I300]; &quot;&quot;)">
            <text:p/>
          </table:table-cell>
          <table:table-cell table:style-name="ce37" table:formula="of:=IF([.C300]&lt;&gt;&quot;&quot;; [.I300]/(1-[.J300]); &quot;&quot;)">
            <text:p/>
          </table:table-cell>
          <table:table-cell table:content-validation-name="val5" table:formula="of:=IF([.C300]&lt;&gt;&quot;&quot;; [$values.$A$2]; &quot;&quot;)">
            <text:p/>
          </table:table-cell>
          <table:table-cell table:style-name="ce37" table:formula="of:=IF([.C300]&lt;&gt;&quot;&quot;; [.O300]-[.L300]; &quot;&quot;)">
            <text:p/>
          </table:table-cell>
          <table:table-cell table:style-name="ce37" table:formula="of:=IF([.C300]&lt;&gt;&quot;&quot;; [.L300]/(1-[.M300]); &quot;&quot;)">
            <text:p/>
          </table:table-cell>
          <table:table-cell table:number-columns-repeated="1009"/>
        </table:table-row>
        <table:table-row table:style-name="ro1">
          <table:table-cell office:value-type="string" calcext:value-type="string">
            <text:p>b9f20b49-23c3-447b-9f2a-5e5820f08fcb</text:p>
          </table:table-cell>
          <table:table-cell office:value-type="string" calcext:value-type="string">
            <text:p>bom_00300</text:p>
          </table:table-cell>
          <table:table-cell/>
          <table:table-cell table:formula="of:=IF([.C301]&lt;&gt;&quot;&quot;; SUM(INDEX(INDIRECT(&quot;'&quot; &amp; [.B301] &amp; &quot;'.$A$1:$Z$1000&quot;); 0; MATCH(&quot;count&quot;; INDIRECT(&quot;'&quot; &amp; [.B301] &amp; &quot;'.$A$1:$Z$1&quot;); 0))); &quot;&quot;)">
            <text:p/>
          </table:table-cell>
          <table:table-cell table:formula="of:=IF([.C301]&lt;&gt;&quot;&quot;; SUM(INDEX(INDIRECT(&quot;'&quot; &amp; [.B301] &amp; &quot;'.$A$1:$Z$1000&quot;); 0; MATCH(&quot;cost&quot;; INDIRECT(&quot;'&quot; &amp; [.B301] &amp; &quot;'.$A$1:$Z$1&quot;); 0))); &quot;&quot;)">
            <text:p/>
          </table:table-cell>
          <table:table-cell table:style-name="ce39" table:formula="of:=IF([.C301]&lt;&gt;&quot;&quot;; SUM(INDEX(INDIRECT(&quot;'&quot; &amp; [.B301] &amp; &quot;'.$A$1:$Z$1000&quot;); 0; MATCH(&quot;total_assembly_time_min&quot;; INDIRECT(&quot;'&quot; &amp; [.B301] &amp; &quot;'.$A$1:$Z$1&quot;); 0)))/60; &quot;&quot;)">
            <text:p/>
          </table:table-cell>
          <table:table-cell table:content-validation-name="val5" table:formula="of:=IF([.C301]&lt;&gt;&quot;&quot;; [$values.$B$2]; &quot;&quot;)">
            <text:p/>
          </table:table-cell>
          <table:table-cell table:style-name="ce37" table:formula="of:=IF([.C301]&lt;&gt;&quot;&quot;; [.F301]*[.G301]; &quot;&quot;)">
            <text:p/>
          </table:table-cell>
          <table:table-cell table:style-name="ce37" table:formula="of:=IF([.C301]&lt;&gt;&quot;&quot;; [.H301]+[.E301]; &quot;&quot;)">
            <text:p/>
          </table:table-cell>
          <table:table-cell/>
          <table:table-cell table:formula="of:=IF([.C301]&lt;&gt;&quot;&quot;; [.L301]-[.I301]; &quot;&quot;)">
            <text:p/>
          </table:table-cell>
          <table:table-cell table:style-name="ce37" table:formula="of:=IF([.C301]&lt;&gt;&quot;&quot;; [.I301]/(1-[.J301]); &quot;&quot;)">
            <text:p/>
          </table:table-cell>
          <table:table-cell table:content-validation-name="val5" table:formula="of:=IF([.C301]&lt;&gt;&quot;&quot;; [$values.$A$2]; &quot;&quot;)">
            <text:p/>
          </table:table-cell>
          <table:table-cell table:style-name="ce37" table:formula="of:=IF([.C301]&lt;&gt;&quot;&quot;; [.O301]-[.L301]; &quot;&quot;)">
            <text:p/>
          </table:table-cell>
          <table:table-cell table:style-name="ce37" table:formula="of:=IF([.C301]&lt;&gt;&quot;&quot;; [.L301]/(1-[.M301]); &quot;&quot;)">
            <text:p/>
          </table:table-cell>
          <table:table-cell table:number-columns-repeated="1009"/>
        </table:table-row>
        <table:table-row table:style-name="ro1">
          <table:table-cell office:value-type="string" calcext:value-type="string">
            <text:p>5790c2f8-c898-4d32-abd2-aef86fd90fc6</text:p>
          </table:table-cell>
          <table:table-cell office:value-type="string" calcext:value-type="string">
            <text:p>bom_00301</text:p>
          </table:table-cell>
          <table:table-cell/>
          <table:table-cell table:formula="of:=IF([.C302]&lt;&gt;&quot;&quot;; SUM(INDEX(INDIRECT(&quot;'&quot; &amp; [.B302] &amp; &quot;'.$A$1:$Z$1000&quot;); 0; MATCH(&quot;count&quot;; INDIRECT(&quot;'&quot; &amp; [.B302] &amp; &quot;'.$A$1:$Z$1&quot;); 0))); &quot;&quot;)">
            <text:p/>
          </table:table-cell>
          <table:table-cell table:formula="of:=IF([.C302]&lt;&gt;&quot;&quot;; SUM(INDEX(INDIRECT(&quot;'&quot; &amp; [.B302] &amp; &quot;'.$A$1:$Z$1000&quot;); 0; MATCH(&quot;cost&quot;; INDIRECT(&quot;'&quot; &amp; [.B302] &amp; &quot;'.$A$1:$Z$1&quot;); 0))); &quot;&quot;)">
            <text:p/>
          </table:table-cell>
          <table:table-cell table:style-name="ce39" table:formula="of:=IF([.C302]&lt;&gt;&quot;&quot;; SUM(INDEX(INDIRECT(&quot;'&quot; &amp; [.B302] &amp; &quot;'.$A$1:$Z$1000&quot;); 0; MATCH(&quot;total_assembly_time_min&quot;; INDIRECT(&quot;'&quot; &amp; [.B302] &amp; &quot;'.$A$1:$Z$1&quot;); 0)))/60; &quot;&quot;)">
            <text:p/>
          </table:table-cell>
          <table:table-cell table:content-validation-name="val5" table:formula="of:=IF([.C302]&lt;&gt;&quot;&quot;; [$values.$B$2]; &quot;&quot;)">
            <text:p/>
          </table:table-cell>
          <table:table-cell table:style-name="ce37" table:formula="of:=IF([.C302]&lt;&gt;&quot;&quot;; [.F302]*[.G302]; &quot;&quot;)">
            <text:p/>
          </table:table-cell>
          <table:table-cell table:style-name="ce37" table:formula="of:=IF([.C302]&lt;&gt;&quot;&quot;; [.H302]+[.E302]; &quot;&quot;)">
            <text:p/>
          </table:table-cell>
          <table:table-cell/>
          <table:table-cell table:formula="of:=IF([.C302]&lt;&gt;&quot;&quot;; [.L302]-[.I302]; &quot;&quot;)">
            <text:p/>
          </table:table-cell>
          <table:table-cell table:style-name="ce37" table:formula="of:=IF([.C302]&lt;&gt;&quot;&quot;; [.I302]/(1-[.J302]); &quot;&quot;)">
            <text:p/>
          </table:table-cell>
          <table:table-cell table:content-validation-name="val5" table:formula="of:=IF([.C302]&lt;&gt;&quot;&quot;; [$values.$A$2]; &quot;&quot;)">
            <text:p/>
          </table:table-cell>
          <table:table-cell table:style-name="ce37" table:formula="of:=IF([.C302]&lt;&gt;&quot;&quot;; [.O302]-[.L302]; &quot;&quot;)">
            <text:p/>
          </table:table-cell>
          <table:table-cell table:style-name="ce37" table:formula="of:=IF([.C302]&lt;&gt;&quot;&quot;; [.L302]/(1-[.M302]); &quot;&quot;)">
            <text:p/>
          </table:table-cell>
          <table:table-cell table:number-columns-repeated="1009"/>
        </table:table-row>
        <table:table-row table:style-name="ro1">
          <table:table-cell office:value-type="string" calcext:value-type="string">
            <text:p>bad1ec80-e5e0-4f15-97af-60cb4fc668bb</text:p>
          </table:table-cell>
          <table:table-cell office:value-type="string" calcext:value-type="string">
            <text:p>bom_00302</text:p>
          </table:table-cell>
          <table:table-cell/>
          <table:table-cell table:formula="of:=IF([.C303]&lt;&gt;&quot;&quot;; SUM(INDEX(INDIRECT(&quot;'&quot; &amp; [.B303] &amp; &quot;'.$A$1:$Z$1000&quot;); 0; MATCH(&quot;count&quot;; INDIRECT(&quot;'&quot; &amp; [.B303] &amp; &quot;'.$A$1:$Z$1&quot;); 0))); &quot;&quot;)">
            <text:p/>
          </table:table-cell>
          <table:table-cell table:formula="of:=IF([.C303]&lt;&gt;&quot;&quot;; SUM(INDEX(INDIRECT(&quot;'&quot; &amp; [.B303] &amp; &quot;'.$A$1:$Z$1000&quot;); 0; MATCH(&quot;cost&quot;; INDIRECT(&quot;'&quot; &amp; [.B303] &amp; &quot;'.$A$1:$Z$1&quot;); 0))); &quot;&quot;)">
            <text:p/>
          </table:table-cell>
          <table:table-cell table:style-name="ce39" table:formula="of:=IF([.C303]&lt;&gt;&quot;&quot;; SUM(INDEX(INDIRECT(&quot;'&quot; &amp; [.B303] &amp; &quot;'.$A$1:$Z$1000&quot;); 0; MATCH(&quot;total_assembly_time_min&quot;; INDIRECT(&quot;'&quot; &amp; [.B303] &amp; &quot;'.$A$1:$Z$1&quot;); 0)))/60; &quot;&quot;)">
            <text:p/>
          </table:table-cell>
          <table:table-cell table:content-validation-name="val5" table:formula="of:=IF([.C303]&lt;&gt;&quot;&quot;; [$values.$B$2]; &quot;&quot;)">
            <text:p/>
          </table:table-cell>
          <table:table-cell table:style-name="ce37" table:formula="of:=IF([.C303]&lt;&gt;&quot;&quot;; [.F303]*[.G303]; &quot;&quot;)">
            <text:p/>
          </table:table-cell>
          <table:table-cell table:style-name="ce37" table:formula="of:=IF([.C303]&lt;&gt;&quot;&quot;; [.H303]+[.E303]; &quot;&quot;)">
            <text:p/>
          </table:table-cell>
          <table:table-cell/>
          <table:table-cell table:formula="of:=IF([.C303]&lt;&gt;&quot;&quot;; [.L303]-[.I303]; &quot;&quot;)">
            <text:p/>
          </table:table-cell>
          <table:table-cell table:style-name="ce37" table:formula="of:=IF([.C303]&lt;&gt;&quot;&quot;; [.I303]/(1-[.J303]); &quot;&quot;)">
            <text:p/>
          </table:table-cell>
          <table:table-cell table:content-validation-name="val5" table:formula="of:=IF([.C303]&lt;&gt;&quot;&quot;; [$values.$A$2]; &quot;&quot;)">
            <text:p/>
          </table:table-cell>
          <table:table-cell table:style-name="ce37" table:formula="of:=IF([.C303]&lt;&gt;&quot;&quot;; [.O303]-[.L303]; &quot;&quot;)">
            <text:p/>
          </table:table-cell>
          <table:table-cell table:style-name="ce37" table:formula="of:=IF([.C303]&lt;&gt;&quot;&quot;; [.L303]/(1-[.M303]); &quot;&quot;)">
            <text:p/>
          </table:table-cell>
          <table:table-cell table:number-columns-repeated="1009"/>
        </table:table-row>
        <table:table-row table:style-name="ro1">
          <table:table-cell office:value-type="string" calcext:value-type="string">
            <text:p>0074ae9b-e12b-4cb6-9ebf-0e639863fa21</text:p>
          </table:table-cell>
          <table:table-cell office:value-type="string" calcext:value-type="string">
            <text:p>bom_00303</text:p>
          </table:table-cell>
          <table:table-cell/>
          <table:table-cell table:formula="of:=IF([.C304]&lt;&gt;&quot;&quot;; SUM(INDEX(INDIRECT(&quot;'&quot; &amp; [.B304] &amp; &quot;'.$A$1:$Z$1000&quot;); 0; MATCH(&quot;count&quot;; INDIRECT(&quot;'&quot; &amp; [.B304] &amp; &quot;'.$A$1:$Z$1&quot;); 0))); &quot;&quot;)">
            <text:p/>
          </table:table-cell>
          <table:table-cell table:formula="of:=IF([.C304]&lt;&gt;&quot;&quot;; SUM(INDEX(INDIRECT(&quot;'&quot; &amp; [.B304] &amp; &quot;'.$A$1:$Z$1000&quot;); 0; MATCH(&quot;cost&quot;; INDIRECT(&quot;'&quot; &amp; [.B304] &amp; &quot;'.$A$1:$Z$1&quot;); 0))); &quot;&quot;)">
            <text:p/>
          </table:table-cell>
          <table:table-cell table:style-name="ce39" table:formula="of:=IF([.C304]&lt;&gt;&quot;&quot;; SUM(INDEX(INDIRECT(&quot;'&quot; &amp; [.B304] &amp; &quot;'.$A$1:$Z$1000&quot;); 0; MATCH(&quot;total_assembly_time_min&quot;; INDIRECT(&quot;'&quot; &amp; [.B304] &amp; &quot;'.$A$1:$Z$1&quot;); 0)))/60; &quot;&quot;)">
            <text:p/>
          </table:table-cell>
          <table:table-cell table:content-validation-name="val5" table:formula="of:=IF([.C304]&lt;&gt;&quot;&quot;; [$values.$B$2]; &quot;&quot;)">
            <text:p/>
          </table:table-cell>
          <table:table-cell table:style-name="ce37" table:formula="of:=IF([.C304]&lt;&gt;&quot;&quot;; [.F304]*[.G304]; &quot;&quot;)">
            <text:p/>
          </table:table-cell>
          <table:table-cell table:style-name="ce37" table:formula="of:=IF([.C304]&lt;&gt;&quot;&quot;; [.H304]+[.E304]; &quot;&quot;)">
            <text:p/>
          </table:table-cell>
          <table:table-cell/>
          <table:table-cell table:formula="of:=IF([.C304]&lt;&gt;&quot;&quot;; [.L304]-[.I304]; &quot;&quot;)">
            <text:p/>
          </table:table-cell>
          <table:table-cell table:style-name="ce37" table:formula="of:=IF([.C304]&lt;&gt;&quot;&quot;; [.I304]/(1-[.J304]); &quot;&quot;)">
            <text:p/>
          </table:table-cell>
          <table:table-cell table:content-validation-name="val5" table:formula="of:=IF([.C304]&lt;&gt;&quot;&quot;; [$values.$A$2]; &quot;&quot;)">
            <text:p/>
          </table:table-cell>
          <table:table-cell table:style-name="ce37" table:formula="of:=IF([.C304]&lt;&gt;&quot;&quot;; [.O304]-[.L304]; &quot;&quot;)">
            <text:p/>
          </table:table-cell>
          <table:table-cell table:style-name="ce37" table:formula="of:=IF([.C304]&lt;&gt;&quot;&quot;; [.L304]/(1-[.M304]); &quot;&quot;)">
            <text:p/>
          </table:table-cell>
          <table:table-cell table:number-columns-repeated="1009"/>
        </table:table-row>
        <table:table-row table:style-name="ro1">
          <table:table-cell office:value-type="string" calcext:value-type="string">
            <text:p>0886416e-e3bb-43b5-ab28-6ce2b7c08de0</text:p>
          </table:table-cell>
          <table:table-cell office:value-type="string" calcext:value-type="string">
            <text:p>bom_00304</text:p>
          </table:table-cell>
          <table:table-cell/>
          <table:table-cell table:formula="of:=IF([.C305]&lt;&gt;&quot;&quot;; SUM(INDEX(INDIRECT(&quot;'&quot; &amp; [.B305] &amp; &quot;'.$A$1:$Z$1000&quot;); 0; MATCH(&quot;count&quot;; INDIRECT(&quot;'&quot; &amp; [.B305] &amp; &quot;'.$A$1:$Z$1&quot;); 0))); &quot;&quot;)">
            <text:p/>
          </table:table-cell>
          <table:table-cell table:formula="of:=IF([.C305]&lt;&gt;&quot;&quot;; SUM(INDEX(INDIRECT(&quot;'&quot; &amp; [.B305] &amp; &quot;'.$A$1:$Z$1000&quot;); 0; MATCH(&quot;cost&quot;; INDIRECT(&quot;'&quot; &amp; [.B305] &amp; &quot;'.$A$1:$Z$1&quot;); 0))); &quot;&quot;)">
            <text:p/>
          </table:table-cell>
          <table:table-cell table:style-name="ce39" table:formula="of:=IF([.C305]&lt;&gt;&quot;&quot;; SUM(INDEX(INDIRECT(&quot;'&quot; &amp; [.B305] &amp; &quot;'.$A$1:$Z$1000&quot;); 0; MATCH(&quot;total_assembly_time_min&quot;; INDIRECT(&quot;'&quot; &amp; [.B305] &amp; &quot;'.$A$1:$Z$1&quot;); 0)))/60; &quot;&quot;)">
            <text:p/>
          </table:table-cell>
          <table:table-cell table:content-validation-name="val5" table:formula="of:=IF([.C305]&lt;&gt;&quot;&quot;; [$values.$B$2]; &quot;&quot;)">
            <text:p/>
          </table:table-cell>
          <table:table-cell table:style-name="ce37" table:formula="of:=IF([.C305]&lt;&gt;&quot;&quot;; [.F305]*[.G305]; &quot;&quot;)">
            <text:p/>
          </table:table-cell>
          <table:table-cell table:style-name="ce37" table:formula="of:=IF([.C305]&lt;&gt;&quot;&quot;; [.H305]+[.E305]; &quot;&quot;)">
            <text:p/>
          </table:table-cell>
          <table:table-cell/>
          <table:table-cell table:formula="of:=IF([.C305]&lt;&gt;&quot;&quot;; [.L305]-[.I305]; &quot;&quot;)">
            <text:p/>
          </table:table-cell>
          <table:table-cell table:style-name="ce37" table:formula="of:=IF([.C305]&lt;&gt;&quot;&quot;; [.I305]/(1-[.J305]); &quot;&quot;)">
            <text:p/>
          </table:table-cell>
          <table:table-cell table:content-validation-name="val5" table:formula="of:=IF([.C305]&lt;&gt;&quot;&quot;; [$values.$A$2]; &quot;&quot;)">
            <text:p/>
          </table:table-cell>
          <table:table-cell table:style-name="ce37" table:formula="of:=IF([.C305]&lt;&gt;&quot;&quot;; [.O305]-[.L305]; &quot;&quot;)">
            <text:p/>
          </table:table-cell>
          <table:table-cell table:style-name="ce37" table:formula="of:=IF([.C305]&lt;&gt;&quot;&quot;; [.L305]/(1-[.M305]); &quot;&quot;)">
            <text:p/>
          </table:table-cell>
          <table:table-cell table:number-columns-repeated="1009"/>
        </table:table-row>
        <table:table-row table:style-name="ro1">
          <table:table-cell office:value-type="string" calcext:value-type="string">
            <text:p>b2eb3c15-e9ff-4b86-88a3-42ac49a8ecfa</text:p>
          </table:table-cell>
          <table:table-cell office:value-type="string" calcext:value-type="string">
            <text:p>bom_00305</text:p>
          </table:table-cell>
          <table:table-cell/>
          <table:table-cell table:formula="of:=IF([.C306]&lt;&gt;&quot;&quot;; SUM(INDEX(INDIRECT(&quot;'&quot; &amp; [.B306] &amp; &quot;'.$A$1:$Z$1000&quot;); 0; MATCH(&quot;count&quot;; INDIRECT(&quot;'&quot; &amp; [.B306] &amp; &quot;'.$A$1:$Z$1&quot;); 0))); &quot;&quot;)">
            <text:p/>
          </table:table-cell>
          <table:table-cell table:formula="of:=IF([.C306]&lt;&gt;&quot;&quot;; SUM(INDEX(INDIRECT(&quot;'&quot; &amp; [.B306] &amp; &quot;'.$A$1:$Z$1000&quot;); 0; MATCH(&quot;cost&quot;; INDIRECT(&quot;'&quot; &amp; [.B306] &amp; &quot;'.$A$1:$Z$1&quot;); 0))); &quot;&quot;)">
            <text:p/>
          </table:table-cell>
          <table:table-cell table:style-name="ce39" table:formula="of:=IF([.C306]&lt;&gt;&quot;&quot;; SUM(INDEX(INDIRECT(&quot;'&quot; &amp; [.B306] &amp; &quot;'.$A$1:$Z$1000&quot;); 0; MATCH(&quot;total_assembly_time_min&quot;; INDIRECT(&quot;'&quot; &amp; [.B306] &amp; &quot;'.$A$1:$Z$1&quot;); 0)))/60; &quot;&quot;)">
            <text:p/>
          </table:table-cell>
          <table:table-cell table:content-validation-name="val5" table:formula="of:=IF([.C306]&lt;&gt;&quot;&quot;; [$values.$B$2]; &quot;&quot;)">
            <text:p/>
          </table:table-cell>
          <table:table-cell table:style-name="ce37" table:formula="of:=IF([.C306]&lt;&gt;&quot;&quot;; [.F306]*[.G306]; &quot;&quot;)">
            <text:p/>
          </table:table-cell>
          <table:table-cell table:style-name="ce37" table:formula="of:=IF([.C306]&lt;&gt;&quot;&quot;; [.H306]+[.E306]; &quot;&quot;)">
            <text:p/>
          </table:table-cell>
          <table:table-cell/>
          <table:table-cell table:formula="of:=IF([.C306]&lt;&gt;&quot;&quot;; [.L306]-[.I306]; &quot;&quot;)">
            <text:p/>
          </table:table-cell>
          <table:table-cell table:style-name="ce37" table:formula="of:=IF([.C306]&lt;&gt;&quot;&quot;; [.I306]/(1-[.J306]); &quot;&quot;)">
            <text:p/>
          </table:table-cell>
          <table:table-cell table:content-validation-name="val5" table:formula="of:=IF([.C306]&lt;&gt;&quot;&quot;; [$values.$A$2]; &quot;&quot;)">
            <text:p/>
          </table:table-cell>
          <table:table-cell table:style-name="ce37" table:formula="of:=IF([.C306]&lt;&gt;&quot;&quot;; [.O306]-[.L306]; &quot;&quot;)">
            <text:p/>
          </table:table-cell>
          <table:table-cell table:style-name="ce37" table:formula="of:=IF([.C306]&lt;&gt;&quot;&quot;; [.L306]/(1-[.M306]); &quot;&quot;)">
            <text:p/>
          </table:table-cell>
          <table:table-cell table:number-columns-repeated="1009"/>
        </table:table-row>
        <table:table-row table:style-name="ro1">
          <table:table-cell office:value-type="string" calcext:value-type="string">
            <text:p>627685ad-5f71-4359-9a42-b6701c611467</text:p>
          </table:table-cell>
          <table:table-cell office:value-type="string" calcext:value-type="string">
            <text:p>bom_00306</text:p>
          </table:table-cell>
          <table:table-cell/>
          <table:table-cell table:formula="of:=IF([.C307]&lt;&gt;&quot;&quot;; SUM(INDEX(INDIRECT(&quot;'&quot; &amp; [.B307] &amp; &quot;'.$A$1:$Z$1000&quot;); 0; MATCH(&quot;count&quot;; INDIRECT(&quot;'&quot; &amp; [.B307] &amp; &quot;'.$A$1:$Z$1&quot;); 0))); &quot;&quot;)">
            <text:p/>
          </table:table-cell>
          <table:table-cell table:formula="of:=IF([.C307]&lt;&gt;&quot;&quot;; SUM(INDEX(INDIRECT(&quot;'&quot; &amp; [.B307] &amp; &quot;'.$A$1:$Z$1000&quot;); 0; MATCH(&quot;cost&quot;; INDIRECT(&quot;'&quot; &amp; [.B307] &amp; &quot;'.$A$1:$Z$1&quot;); 0))); &quot;&quot;)">
            <text:p/>
          </table:table-cell>
          <table:table-cell table:style-name="ce39" table:formula="of:=IF([.C307]&lt;&gt;&quot;&quot;; SUM(INDEX(INDIRECT(&quot;'&quot; &amp; [.B307] &amp; &quot;'.$A$1:$Z$1000&quot;); 0; MATCH(&quot;total_assembly_time_min&quot;; INDIRECT(&quot;'&quot; &amp; [.B307] &amp; &quot;'.$A$1:$Z$1&quot;); 0)))/60; &quot;&quot;)">
            <text:p/>
          </table:table-cell>
          <table:table-cell table:content-validation-name="val5" table:formula="of:=IF([.C307]&lt;&gt;&quot;&quot;; [$values.$B$2]; &quot;&quot;)">
            <text:p/>
          </table:table-cell>
          <table:table-cell table:style-name="ce37" table:formula="of:=IF([.C307]&lt;&gt;&quot;&quot;; [.F307]*[.G307]; &quot;&quot;)">
            <text:p/>
          </table:table-cell>
          <table:table-cell table:style-name="ce37" table:formula="of:=IF([.C307]&lt;&gt;&quot;&quot;; [.H307]+[.E307]; &quot;&quot;)">
            <text:p/>
          </table:table-cell>
          <table:table-cell/>
          <table:table-cell table:formula="of:=IF([.C307]&lt;&gt;&quot;&quot;; [.L307]-[.I307]; &quot;&quot;)">
            <text:p/>
          </table:table-cell>
          <table:table-cell table:style-name="ce37" table:formula="of:=IF([.C307]&lt;&gt;&quot;&quot;; [.I307]/(1-[.J307]); &quot;&quot;)">
            <text:p/>
          </table:table-cell>
          <table:table-cell table:content-validation-name="val5" table:formula="of:=IF([.C307]&lt;&gt;&quot;&quot;; [$values.$A$2]; &quot;&quot;)">
            <text:p/>
          </table:table-cell>
          <table:table-cell table:style-name="ce37" table:formula="of:=IF([.C307]&lt;&gt;&quot;&quot;; [.O307]-[.L307]; &quot;&quot;)">
            <text:p/>
          </table:table-cell>
          <table:table-cell table:style-name="ce37" table:formula="of:=IF([.C307]&lt;&gt;&quot;&quot;; [.L307]/(1-[.M307]); &quot;&quot;)">
            <text:p/>
          </table:table-cell>
          <table:table-cell table:number-columns-repeated="1009"/>
        </table:table-row>
        <table:table-row table:style-name="ro1">
          <table:table-cell office:value-type="string" calcext:value-type="string">
            <text:p>d2f91582-0dbf-4646-89f6-db97f3a323ed</text:p>
          </table:table-cell>
          <table:table-cell office:value-type="string" calcext:value-type="string">
            <text:p>bom_00307</text:p>
          </table:table-cell>
          <table:table-cell/>
          <table:table-cell table:formula="of:=IF([.C308]&lt;&gt;&quot;&quot;; SUM(INDEX(INDIRECT(&quot;'&quot; &amp; [.B308] &amp; &quot;'.$A$1:$Z$1000&quot;); 0; MATCH(&quot;count&quot;; INDIRECT(&quot;'&quot; &amp; [.B308] &amp; &quot;'.$A$1:$Z$1&quot;); 0))); &quot;&quot;)">
            <text:p/>
          </table:table-cell>
          <table:table-cell table:formula="of:=IF([.C308]&lt;&gt;&quot;&quot;; SUM(INDEX(INDIRECT(&quot;'&quot; &amp; [.B308] &amp; &quot;'.$A$1:$Z$1000&quot;); 0; MATCH(&quot;cost&quot;; INDIRECT(&quot;'&quot; &amp; [.B308] &amp; &quot;'.$A$1:$Z$1&quot;); 0))); &quot;&quot;)">
            <text:p/>
          </table:table-cell>
          <table:table-cell table:style-name="ce39" table:formula="of:=IF([.C308]&lt;&gt;&quot;&quot;; SUM(INDEX(INDIRECT(&quot;'&quot; &amp; [.B308] &amp; &quot;'.$A$1:$Z$1000&quot;); 0; MATCH(&quot;total_assembly_time_min&quot;; INDIRECT(&quot;'&quot; &amp; [.B308] &amp; &quot;'.$A$1:$Z$1&quot;); 0)))/60; &quot;&quot;)">
            <text:p/>
          </table:table-cell>
          <table:table-cell table:content-validation-name="val5" table:formula="of:=IF([.C308]&lt;&gt;&quot;&quot;; [$values.$B$2]; &quot;&quot;)">
            <text:p/>
          </table:table-cell>
          <table:table-cell table:style-name="ce37" table:formula="of:=IF([.C308]&lt;&gt;&quot;&quot;; [.F308]*[.G308]; &quot;&quot;)">
            <text:p/>
          </table:table-cell>
          <table:table-cell table:style-name="ce37" table:formula="of:=IF([.C308]&lt;&gt;&quot;&quot;; [.H308]+[.E308]; &quot;&quot;)">
            <text:p/>
          </table:table-cell>
          <table:table-cell/>
          <table:table-cell table:formula="of:=IF([.C308]&lt;&gt;&quot;&quot;; [.L308]-[.I308]; &quot;&quot;)">
            <text:p/>
          </table:table-cell>
          <table:table-cell table:style-name="ce37" table:formula="of:=IF([.C308]&lt;&gt;&quot;&quot;; [.I308]/(1-[.J308]); &quot;&quot;)">
            <text:p/>
          </table:table-cell>
          <table:table-cell table:content-validation-name="val5" table:formula="of:=IF([.C308]&lt;&gt;&quot;&quot;; [$values.$A$2]; &quot;&quot;)">
            <text:p/>
          </table:table-cell>
          <table:table-cell table:style-name="ce37" table:formula="of:=IF([.C308]&lt;&gt;&quot;&quot;; [.O308]-[.L308]; &quot;&quot;)">
            <text:p/>
          </table:table-cell>
          <table:table-cell table:style-name="ce37" table:formula="of:=IF([.C308]&lt;&gt;&quot;&quot;; [.L308]/(1-[.M308]); &quot;&quot;)">
            <text:p/>
          </table:table-cell>
          <table:table-cell table:number-columns-repeated="1009"/>
        </table:table-row>
        <table:table-row table:style-name="ro1">
          <table:table-cell office:value-type="string" calcext:value-type="string">
            <text:p>684c4977-1e4f-444e-aa64-b965bd0db5fa</text:p>
          </table:table-cell>
          <table:table-cell office:value-type="string" calcext:value-type="string">
            <text:p>bom_00308</text:p>
          </table:table-cell>
          <table:table-cell/>
          <table:table-cell table:formula="of:=IF([.C309]&lt;&gt;&quot;&quot;; SUM(INDEX(INDIRECT(&quot;'&quot; &amp; [.B309] &amp; &quot;'.$A$1:$Z$1000&quot;); 0; MATCH(&quot;count&quot;; INDIRECT(&quot;'&quot; &amp; [.B309] &amp; &quot;'.$A$1:$Z$1&quot;); 0))); &quot;&quot;)">
            <text:p/>
          </table:table-cell>
          <table:table-cell table:formula="of:=IF([.C309]&lt;&gt;&quot;&quot;; SUM(INDEX(INDIRECT(&quot;'&quot; &amp; [.B309] &amp; &quot;'.$A$1:$Z$1000&quot;); 0; MATCH(&quot;cost&quot;; INDIRECT(&quot;'&quot; &amp; [.B309] &amp; &quot;'.$A$1:$Z$1&quot;); 0))); &quot;&quot;)">
            <text:p/>
          </table:table-cell>
          <table:table-cell table:style-name="ce39" table:formula="of:=IF([.C309]&lt;&gt;&quot;&quot;; SUM(INDEX(INDIRECT(&quot;'&quot; &amp; [.B309] &amp; &quot;'.$A$1:$Z$1000&quot;); 0; MATCH(&quot;total_assembly_time_min&quot;; INDIRECT(&quot;'&quot; &amp; [.B309] &amp; &quot;'.$A$1:$Z$1&quot;); 0)))/60; &quot;&quot;)">
            <text:p/>
          </table:table-cell>
          <table:table-cell table:content-validation-name="val5" table:formula="of:=IF([.C309]&lt;&gt;&quot;&quot;; [$values.$B$2]; &quot;&quot;)">
            <text:p/>
          </table:table-cell>
          <table:table-cell table:style-name="ce37" table:formula="of:=IF([.C309]&lt;&gt;&quot;&quot;; [.F309]*[.G309]; &quot;&quot;)">
            <text:p/>
          </table:table-cell>
          <table:table-cell table:style-name="ce37" table:formula="of:=IF([.C309]&lt;&gt;&quot;&quot;; [.H309]+[.E309]; &quot;&quot;)">
            <text:p/>
          </table:table-cell>
          <table:table-cell/>
          <table:table-cell table:formula="of:=IF([.C309]&lt;&gt;&quot;&quot;; [.L309]-[.I309]; &quot;&quot;)">
            <text:p/>
          </table:table-cell>
          <table:table-cell table:style-name="ce37" table:formula="of:=IF([.C309]&lt;&gt;&quot;&quot;; [.I309]/(1-[.J309]); &quot;&quot;)">
            <text:p/>
          </table:table-cell>
          <table:table-cell table:content-validation-name="val5" table:formula="of:=IF([.C309]&lt;&gt;&quot;&quot;; [$values.$A$2]; &quot;&quot;)">
            <text:p/>
          </table:table-cell>
          <table:table-cell table:style-name="ce37" table:formula="of:=IF([.C309]&lt;&gt;&quot;&quot;; [.O309]-[.L309]; &quot;&quot;)">
            <text:p/>
          </table:table-cell>
          <table:table-cell table:style-name="ce37" table:formula="of:=IF([.C309]&lt;&gt;&quot;&quot;; [.L309]/(1-[.M309]); &quot;&quot;)">
            <text:p/>
          </table:table-cell>
          <table:table-cell table:number-columns-repeated="1009"/>
        </table:table-row>
        <table:table-row table:style-name="ro1">
          <table:table-cell office:value-type="string" calcext:value-type="string">
            <text:p>9372b114-fddf-4b0e-8077-9dc79a7ebfc3</text:p>
          </table:table-cell>
          <table:table-cell office:value-type="string" calcext:value-type="string">
            <text:p>bom_00309</text:p>
          </table:table-cell>
          <table:table-cell/>
          <table:table-cell table:formula="of:=IF([.C310]&lt;&gt;&quot;&quot;; SUM(INDEX(INDIRECT(&quot;'&quot; &amp; [.B310] &amp; &quot;'.$A$1:$Z$1000&quot;); 0; MATCH(&quot;count&quot;; INDIRECT(&quot;'&quot; &amp; [.B310] &amp; &quot;'.$A$1:$Z$1&quot;); 0))); &quot;&quot;)">
            <text:p/>
          </table:table-cell>
          <table:table-cell table:formula="of:=IF([.C310]&lt;&gt;&quot;&quot;; SUM(INDEX(INDIRECT(&quot;'&quot; &amp; [.B310] &amp; &quot;'.$A$1:$Z$1000&quot;); 0; MATCH(&quot;cost&quot;; INDIRECT(&quot;'&quot; &amp; [.B310] &amp; &quot;'.$A$1:$Z$1&quot;); 0))); &quot;&quot;)">
            <text:p/>
          </table:table-cell>
          <table:table-cell table:style-name="ce39" table:formula="of:=IF([.C310]&lt;&gt;&quot;&quot;; SUM(INDEX(INDIRECT(&quot;'&quot; &amp; [.B310] &amp; &quot;'.$A$1:$Z$1000&quot;); 0; MATCH(&quot;total_assembly_time_min&quot;; INDIRECT(&quot;'&quot; &amp; [.B310] &amp; &quot;'.$A$1:$Z$1&quot;); 0)))/60; &quot;&quot;)">
            <text:p/>
          </table:table-cell>
          <table:table-cell table:content-validation-name="val5" table:formula="of:=IF([.C310]&lt;&gt;&quot;&quot;; [$values.$B$2]; &quot;&quot;)">
            <text:p/>
          </table:table-cell>
          <table:table-cell table:style-name="ce37" table:formula="of:=IF([.C310]&lt;&gt;&quot;&quot;; [.F310]*[.G310]; &quot;&quot;)">
            <text:p/>
          </table:table-cell>
          <table:table-cell table:style-name="ce37" table:formula="of:=IF([.C310]&lt;&gt;&quot;&quot;; [.H310]+[.E310]; &quot;&quot;)">
            <text:p/>
          </table:table-cell>
          <table:table-cell/>
          <table:table-cell table:formula="of:=IF([.C310]&lt;&gt;&quot;&quot;; [.L310]-[.I310]; &quot;&quot;)">
            <text:p/>
          </table:table-cell>
          <table:table-cell table:style-name="ce37" table:formula="of:=IF([.C310]&lt;&gt;&quot;&quot;; [.I310]/(1-[.J310]); &quot;&quot;)">
            <text:p/>
          </table:table-cell>
          <table:table-cell table:content-validation-name="val5" table:formula="of:=IF([.C310]&lt;&gt;&quot;&quot;; [$values.$A$2]; &quot;&quot;)">
            <text:p/>
          </table:table-cell>
          <table:table-cell table:style-name="ce37" table:formula="of:=IF([.C310]&lt;&gt;&quot;&quot;; [.O310]-[.L310]; &quot;&quot;)">
            <text:p/>
          </table:table-cell>
          <table:table-cell table:style-name="ce37" table:formula="of:=IF([.C310]&lt;&gt;&quot;&quot;; [.L310]/(1-[.M310]); &quot;&quot;)">
            <text:p/>
          </table:table-cell>
          <table:table-cell table:number-columns-repeated="1009"/>
        </table:table-row>
        <table:table-row table:style-name="ro1">
          <table:table-cell office:value-type="string" calcext:value-type="string">
            <text:p>6cd1f23e-2017-40ba-b016-538cfd03a648</text:p>
          </table:table-cell>
          <table:table-cell office:value-type="string" calcext:value-type="string">
            <text:p>bom_00310</text:p>
          </table:table-cell>
          <table:table-cell/>
          <table:table-cell table:formula="of:=IF([.C311]&lt;&gt;&quot;&quot;; SUM(INDEX(INDIRECT(&quot;'&quot; &amp; [.B311] &amp; &quot;'.$A$1:$Z$1000&quot;); 0; MATCH(&quot;count&quot;; INDIRECT(&quot;'&quot; &amp; [.B311] &amp; &quot;'.$A$1:$Z$1&quot;); 0))); &quot;&quot;)">
            <text:p/>
          </table:table-cell>
          <table:table-cell table:formula="of:=IF([.C311]&lt;&gt;&quot;&quot;; SUM(INDEX(INDIRECT(&quot;'&quot; &amp; [.B311] &amp; &quot;'.$A$1:$Z$1000&quot;); 0; MATCH(&quot;cost&quot;; INDIRECT(&quot;'&quot; &amp; [.B311] &amp; &quot;'.$A$1:$Z$1&quot;); 0))); &quot;&quot;)">
            <text:p/>
          </table:table-cell>
          <table:table-cell table:style-name="ce39" table:formula="of:=IF([.C311]&lt;&gt;&quot;&quot;; SUM(INDEX(INDIRECT(&quot;'&quot; &amp; [.B311] &amp; &quot;'.$A$1:$Z$1000&quot;); 0; MATCH(&quot;total_assembly_time_min&quot;; INDIRECT(&quot;'&quot; &amp; [.B311] &amp; &quot;'.$A$1:$Z$1&quot;); 0)))/60; &quot;&quot;)">
            <text:p/>
          </table:table-cell>
          <table:table-cell table:content-validation-name="val5" table:formula="of:=IF([.C311]&lt;&gt;&quot;&quot;; [$values.$B$2]; &quot;&quot;)">
            <text:p/>
          </table:table-cell>
          <table:table-cell table:style-name="ce37" table:formula="of:=IF([.C311]&lt;&gt;&quot;&quot;; [.F311]*[.G311]; &quot;&quot;)">
            <text:p/>
          </table:table-cell>
          <table:table-cell table:style-name="ce37" table:formula="of:=IF([.C311]&lt;&gt;&quot;&quot;; [.H311]+[.E311]; &quot;&quot;)">
            <text:p/>
          </table:table-cell>
          <table:table-cell/>
          <table:table-cell table:formula="of:=IF([.C311]&lt;&gt;&quot;&quot;; [.L311]-[.I311]; &quot;&quot;)">
            <text:p/>
          </table:table-cell>
          <table:table-cell table:style-name="ce37" table:formula="of:=IF([.C311]&lt;&gt;&quot;&quot;; [.I311]/(1-[.J311]); &quot;&quot;)">
            <text:p/>
          </table:table-cell>
          <table:table-cell table:content-validation-name="val5" table:formula="of:=IF([.C311]&lt;&gt;&quot;&quot;; [$values.$A$2]; &quot;&quot;)">
            <text:p/>
          </table:table-cell>
          <table:table-cell table:style-name="ce37" table:formula="of:=IF([.C311]&lt;&gt;&quot;&quot;; [.O311]-[.L311]; &quot;&quot;)">
            <text:p/>
          </table:table-cell>
          <table:table-cell table:style-name="ce37" table:formula="of:=IF([.C311]&lt;&gt;&quot;&quot;; [.L311]/(1-[.M311]); &quot;&quot;)">
            <text:p/>
          </table:table-cell>
          <table:table-cell table:number-columns-repeated="1009"/>
        </table:table-row>
        <table:table-row table:style-name="ro1">
          <table:table-cell office:value-type="string" calcext:value-type="string">
            <text:p>01937d20-9c4e-4e97-8483-aff2ef2b4c63</text:p>
          </table:table-cell>
          <table:table-cell office:value-type="string" calcext:value-type="string">
            <text:p>bom_00311</text:p>
          </table:table-cell>
          <table:table-cell/>
          <table:table-cell table:formula="of:=IF([.C312]&lt;&gt;&quot;&quot;; SUM(INDEX(INDIRECT(&quot;'&quot; &amp; [.B312] &amp; &quot;'.$A$1:$Z$1000&quot;); 0; MATCH(&quot;count&quot;; INDIRECT(&quot;'&quot; &amp; [.B312] &amp; &quot;'.$A$1:$Z$1&quot;); 0))); &quot;&quot;)">
            <text:p/>
          </table:table-cell>
          <table:table-cell table:formula="of:=IF([.C312]&lt;&gt;&quot;&quot;; SUM(INDEX(INDIRECT(&quot;'&quot; &amp; [.B312] &amp; &quot;'.$A$1:$Z$1000&quot;); 0; MATCH(&quot;cost&quot;; INDIRECT(&quot;'&quot; &amp; [.B312] &amp; &quot;'.$A$1:$Z$1&quot;); 0))); &quot;&quot;)">
            <text:p/>
          </table:table-cell>
          <table:table-cell table:style-name="ce39" table:formula="of:=IF([.C312]&lt;&gt;&quot;&quot;; SUM(INDEX(INDIRECT(&quot;'&quot; &amp; [.B312] &amp; &quot;'.$A$1:$Z$1000&quot;); 0; MATCH(&quot;total_assembly_time_min&quot;; INDIRECT(&quot;'&quot; &amp; [.B312] &amp; &quot;'.$A$1:$Z$1&quot;); 0)))/60; &quot;&quot;)">
            <text:p/>
          </table:table-cell>
          <table:table-cell table:content-validation-name="val5" table:formula="of:=IF([.C312]&lt;&gt;&quot;&quot;; [$values.$B$2]; &quot;&quot;)">
            <text:p/>
          </table:table-cell>
          <table:table-cell table:style-name="ce37" table:formula="of:=IF([.C312]&lt;&gt;&quot;&quot;; [.F312]*[.G312]; &quot;&quot;)">
            <text:p/>
          </table:table-cell>
          <table:table-cell table:style-name="ce37" table:formula="of:=IF([.C312]&lt;&gt;&quot;&quot;; [.H312]+[.E312]; &quot;&quot;)">
            <text:p/>
          </table:table-cell>
          <table:table-cell/>
          <table:table-cell table:formula="of:=IF([.C312]&lt;&gt;&quot;&quot;; [.L312]-[.I312]; &quot;&quot;)">
            <text:p/>
          </table:table-cell>
          <table:table-cell table:style-name="ce37" table:formula="of:=IF([.C312]&lt;&gt;&quot;&quot;; [.I312]/(1-[.J312]); &quot;&quot;)">
            <text:p/>
          </table:table-cell>
          <table:table-cell table:content-validation-name="val5" table:formula="of:=IF([.C312]&lt;&gt;&quot;&quot;; [$values.$A$2]; &quot;&quot;)">
            <text:p/>
          </table:table-cell>
          <table:table-cell table:style-name="ce37" table:formula="of:=IF([.C312]&lt;&gt;&quot;&quot;; [.O312]-[.L312]; &quot;&quot;)">
            <text:p/>
          </table:table-cell>
          <table:table-cell table:style-name="ce37" table:formula="of:=IF([.C312]&lt;&gt;&quot;&quot;; [.L312]/(1-[.M312]); &quot;&quot;)">
            <text:p/>
          </table:table-cell>
          <table:table-cell table:number-columns-repeated="1009"/>
        </table:table-row>
        <table:table-row table:style-name="ro1">
          <table:table-cell office:value-type="string" calcext:value-type="string">
            <text:p>99b976b5-cc73-4c38-bd67-2b5fc8aaae4c</text:p>
          </table:table-cell>
          <table:table-cell office:value-type="string" calcext:value-type="string">
            <text:p>bom_00312</text:p>
          </table:table-cell>
          <table:table-cell/>
          <table:table-cell table:formula="of:=IF([.C313]&lt;&gt;&quot;&quot;; SUM(INDEX(INDIRECT(&quot;'&quot; &amp; [.B313] &amp; &quot;'.$A$1:$Z$1000&quot;); 0; MATCH(&quot;count&quot;; INDIRECT(&quot;'&quot; &amp; [.B313] &amp; &quot;'.$A$1:$Z$1&quot;); 0))); &quot;&quot;)">
            <text:p/>
          </table:table-cell>
          <table:table-cell table:formula="of:=IF([.C313]&lt;&gt;&quot;&quot;; SUM(INDEX(INDIRECT(&quot;'&quot; &amp; [.B313] &amp; &quot;'.$A$1:$Z$1000&quot;); 0; MATCH(&quot;cost&quot;; INDIRECT(&quot;'&quot; &amp; [.B313] &amp; &quot;'.$A$1:$Z$1&quot;); 0))); &quot;&quot;)">
            <text:p/>
          </table:table-cell>
          <table:table-cell table:style-name="ce39" table:formula="of:=IF([.C313]&lt;&gt;&quot;&quot;; SUM(INDEX(INDIRECT(&quot;'&quot; &amp; [.B313] &amp; &quot;'.$A$1:$Z$1000&quot;); 0; MATCH(&quot;total_assembly_time_min&quot;; INDIRECT(&quot;'&quot; &amp; [.B313] &amp; &quot;'.$A$1:$Z$1&quot;); 0)))/60; &quot;&quot;)">
            <text:p/>
          </table:table-cell>
          <table:table-cell table:content-validation-name="val5" table:formula="of:=IF([.C313]&lt;&gt;&quot;&quot;; [$values.$B$2]; &quot;&quot;)">
            <text:p/>
          </table:table-cell>
          <table:table-cell table:style-name="ce37" table:formula="of:=IF([.C313]&lt;&gt;&quot;&quot;; [.F313]*[.G313]; &quot;&quot;)">
            <text:p/>
          </table:table-cell>
          <table:table-cell table:style-name="ce37" table:formula="of:=IF([.C313]&lt;&gt;&quot;&quot;; [.H313]+[.E313]; &quot;&quot;)">
            <text:p/>
          </table:table-cell>
          <table:table-cell/>
          <table:table-cell table:formula="of:=IF([.C313]&lt;&gt;&quot;&quot;; [.L313]-[.I313]; &quot;&quot;)">
            <text:p/>
          </table:table-cell>
          <table:table-cell table:style-name="ce37" table:formula="of:=IF([.C313]&lt;&gt;&quot;&quot;; [.I313]/(1-[.J313]); &quot;&quot;)">
            <text:p/>
          </table:table-cell>
          <table:table-cell table:content-validation-name="val5" table:formula="of:=IF([.C313]&lt;&gt;&quot;&quot;; [$values.$A$2]; &quot;&quot;)">
            <text:p/>
          </table:table-cell>
          <table:table-cell table:style-name="ce37" table:formula="of:=IF([.C313]&lt;&gt;&quot;&quot;; [.O313]-[.L313]; &quot;&quot;)">
            <text:p/>
          </table:table-cell>
          <table:table-cell table:style-name="ce37" table:formula="of:=IF([.C313]&lt;&gt;&quot;&quot;; [.L313]/(1-[.M313]); &quot;&quot;)">
            <text:p/>
          </table:table-cell>
          <table:table-cell table:number-columns-repeated="1009"/>
        </table:table-row>
        <table:table-row table:style-name="ro1">
          <table:table-cell office:value-type="string" calcext:value-type="string">
            <text:p>de9e7943-3d57-4b9f-af00-bad54998c31c</text:p>
          </table:table-cell>
          <table:table-cell office:value-type="string" calcext:value-type="string">
            <text:p>bom_00313</text:p>
          </table:table-cell>
          <table:table-cell/>
          <table:table-cell table:formula="of:=IF([.C314]&lt;&gt;&quot;&quot;; SUM(INDEX(INDIRECT(&quot;'&quot; &amp; [.B314] &amp; &quot;'.$A$1:$Z$1000&quot;); 0; MATCH(&quot;count&quot;; INDIRECT(&quot;'&quot; &amp; [.B314] &amp; &quot;'.$A$1:$Z$1&quot;); 0))); &quot;&quot;)">
            <text:p/>
          </table:table-cell>
          <table:table-cell table:formula="of:=IF([.C314]&lt;&gt;&quot;&quot;; SUM(INDEX(INDIRECT(&quot;'&quot; &amp; [.B314] &amp; &quot;'.$A$1:$Z$1000&quot;); 0; MATCH(&quot;cost&quot;; INDIRECT(&quot;'&quot; &amp; [.B314] &amp; &quot;'.$A$1:$Z$1&quot;); 0))); &quot;&quot;)">
            <text:p/>
          </table:table-cell>
          <table:table-cell table:style-name="ce39" table:formula="of:=IF([.C314]&lt;&gt;&quot;&quot;; SUM(INDEX(INDIRECT(&quot;'&quot; &amp; [.B314] &amp; &quot;'.$A$1:$Z$1000&quot;); 0; MATCH(&quot;total_assembly_time_min&quot;; INDIRECT(&quot;'&quot; &amp; [.B314] &amp; &quot;'.$A$1:$Z$1&quot;); 0)))/60; &quot;&quot;)">
            <text:p/>
          </table:table-cell>
          <table:table-cell table:content-validation-name="val5" table:formula="of:=IF([.C314]&lt;&gt;&quot;&quot;; [$values.$B$2]; &quot;&quot;)">
            <text:p/>
          </table:table-cell>
          <table:table-cell table:style-name="ce37" table:formula="of:=IF([.C314]&lt;&gt;&quot;&quot;; [.F314]*[.G314]; &quot;&quot;)">
            <text:p/>
          </table:table-cell>
          <table:table-cell table:style-name="ce37" table:formula="of:=IF([.C314]&lt;&gt;&quot;&quot;; [.H314]+[.E314]; &quot;&quot;)">
            <text:p/>
          </table:table-cell>
          <table:table-cell/>
          <table:table-cell table:formula="of:=IF([.C314]&lt;&gt;&quot;&quot;; [.L314]-[.I314]; &quot;&quot;)">
            <text:p/>
          </table:table-cell>
          <table:table-cell table:style-name="ce37" table:formula="of:=IF([.C314]&lt;&gt;&quot;&quot;; [.I314]/(1-[.J314]); &quot;&quot;)">
            <text:p/>
          </table:table-cell>
          <table:table-cell table:content-validation-name="val5" table:formula="of:=IF([.C314]&lt;&gt;&quot;&quot;; [$values.$A$2]; &quot;&quot;)">
            <text:p/>
          </table:table-cell>
          <table:table-cell table:style-name="ce37" table:formula="of:=IF([.C314]&lt;&gt;&quot;&quot;; [.O314]-[.L314]; &quot;&quot;)">
            <text:p/>
          </table:table-cell>
          <table:table-cell table:style-name="ce37" table:formula="of:=IF([.C314]&lt;&gt;&quot;&quot;; [.L314]/(1-[.M314]); &quot;&quot;)">
            <text:p/>
          </table:table-cell>
          <table:table-cell table:number-columns-repeated="1009"/>
        </table:table-row>
        <table:table-row table:style-name="ro1">
          <table:table-cell office:value-type="string" calcext:value-type="string">
            <text:p>6ff4c8a0-4f48-4c2d-b7c0-e96d6c70abd1</text:p>
          </table:table-cell>
          <table:table-cell office:value-type="string" calcext:value-type="string">
            <text:p>bom_00314</text:p>
          </table:table-cell>
          <table:table-cell/>
          <table:table-cell table:formula="of:=IF([.C315]&lt;&gt;&quot;&quot;; SUM(INDEX(INDIRECT(&quot;'&quot; &amp; [.B315] &amp; &quot;'.$A$1:$Z$1000&quot;); 0; MATCH(&quot;count&quot;; INDIRECT(&quot;'&quot; &amp; [.B315] &amp; &quot;'.$A$1:$Z$1&quot;); 0))); &quot;&quot;)">
            <text:p/>
          </table:table-cell>
          <table:table-cell table:formula="of:=IF([.C315]&lt;&gt;&quot;&quot;; SUM(INDEX(INDIRECT(&quot;'&quot; &amp; [.B315] &amp; &quot;'.$A$1:$Z$1000&quot;); 0; MATCH(&quot;cost&quot;; INDIRECT(&quot;'&quot; &amp; [.B315] &amp; &quot;'.$A$1:$Z$1&quot;); 0))); &quot;&quot;)">
            <text:p/>
          </table:table-cell>
          <table:table-cell table:style-name="ce39" table:formula="of:=IF([.C315]&lt;&gt;&quot;&quot;; SUM(INDEX(INDIRECT(&quot;'&quot; &amp; [.B315] &amp; &quot;'.$A$1:$Z$1000&quot;); 0; MATCH(&quot;total_assembly_time_min&quot;; INDIRECT(&quot;'&quot; &amp; [.B315] &amp; &quot;'.$A$1:$Z$1&quot;); 0)))/60; &quot;&quot;)">
            <text:p/>
          </table:table-cell>
          <table:table-cell table:content-validation-name="val5" table:formula="of:=IF([.C315]&lt;&gt;&quot;&quot;; [$values.$B$2]; &quot;&quot;)">
            <text:p/>
          </table:table-cell>
          <table:table-cell table:style-name="ce37" table:formula="of:=IF([.C315]&lt;&gt;&quot;&quot;; [.F315]*[.G315]; &quot;&quot;)">
            <text:p/>
          </table:table-cell>
          <table:table-cell table:style-name="ce37" table:formula="of:=IF([.C315]&lt;&gt;&quot;&quot;; [.H315]+[.E315]; &quot;&quot;)">
            <text:p/>
          </table:table-cell>
          <table:table-cell/>
          <table:table-cell table:formula="of:=IF([.C315]&lt;&gt;&quot;&quot;; [.L315]-[.I315]; &quot;&quot;)">
            <text:p/>
          </table:table-cell>
          <table:table-cell table:style-name="ce37" table:formula="of:=IF([.C315]&lt;&gt;&quot;&quot;; [.I315]/(1-[.J315]); &quot;&quot;)">
            <text:p/>
          </table:table-cell>
          <table:table-cell table:content-validation-name="val5" table:formula="of:=IF([.C315]&lt;&gt;&quot;&quot;; [$values.$A$2]; &quot;&quot;)">
            <text:p/>
          </table:table-cell>
          <table:table-cell table:style-name="ce37" table:formula="of:=IF([.C315]&lt;&gt;&quot;&quot;; [.O315]-[.L315]; &quot;&quot;)">
            <text:p/>
          </table:table-cell>
          <table:table-cell table:style-name="ce37" table:formula="of:=IF([.C315]&lt;&gt;&quot;&quot;; [.L315]/(1-[.M315]); &quot;&quot;)">
            <text:p/>
          </table:table-cell>
          <table:table-cell table:number-columns-repeated="1009"/>
        </table:table-row>
        <table:table-row table:style-name="ro1">
          <table:table-cell office:value-type="string" calcext:value-type="string">
            <text:p>05e90f58-8ccc-4cf8-8609-4af444383b48</text:p>
          </table:table-cell>
          <table:table-cell office:value-type="string" calcext:value-type="string">
            <text:p>bom_00315</text:p>
          </table:table-cell>
          <table:table-cell/>
          <table:table-cell table:formula="of:=IF([.C316]&lt;&gt;&quot;&quot;; SUM(INDEX(INDIRECT(&quot;'&quot; &amp; [.B316] &amp; &quot;'.$A$1:$Z$1000&quot;); 0; MATCH(&quot;count&quot;; INDIRECT(&quot;'&quot; &amp; [.B316] &amp; &quot;'.$A$1:$Z$1&quot;); 0))); &quot;&quot;)">
            <text:p/>
          </table:table-cell>
          <table:table-cell table:formula="of:=IF([.C316]&lt;&gt;&quot;&quot;; SUM(INDEX(INDIRECT(&quot;'&quot; &amp; [.B316] &amp; &quot;'.$A$1:$Z$1000&quot;); 0; MATCH(&quot;cost&quot;; INDIRECT(&quot;'&quot; &amp; [.B316] &amp; &quot;'.$A$1:$Z$1&quot;); 0))); &quot;&quot;)">
            <text:p/>
          </table:table-cell>
          <table:table-cell table:style-name="ce39" table:formula="of:=IF([.C316]&lt;&gt;&quot;&quot;; SUM(INDEX(INDIRECT(&quot;'&quot; &amp; [.B316] &amp; &quot;'.$A$1:$Z$1000&quot;); 0; MATCH(&quot;total_assembly_time_min&quot;; INDIRECT(&quot;'&quot; &amp; [.B316] &amp; &quot;'.$A$1:$Z$1&quot;); 0)))/60; &quot;&quot;)">
            <text:p/>
          </table:table-cell>
          <table:table-cell table:content-validation-name="val5" table:formula="of:=IF([.C316]&lt;&gt;&quot;&quot;; [$values.$B$2]; &quot;&quot;)">
            <text:p/>
          </table:table-cell>
          <table:table-cell table:style-name="ce37" table:formula="of:=IF([.C316]&lt;&gt;&quot;&quot;; [.F316]*[.G316]; &quot;&quot;)">
            <text:p/>
          </table:table-cell>
          <table:table-cell table:style-name="ce37" table:formula="of:=IF([.C316]&lt;&gt;&quot;&quot;; [.H316]+[.E316]; &quot;&quot;)">
            <text:p/>
          </table:table-cell>
          <table:table-cell/>
          <table:table-cell table:formula="of:=IF([.C316]&lt;&gt;&quot;&quot;; [.L316]-[.I316]; &quot;&quot;)">
            <text:p/>
          </table:table-cell>
          <table:table-cell table:style-name="ce37" table:formula="of:=IF([.C316]&lt;&gt;&quot;&quot;; [.I316]/(1-[.J316]); &quot;&quot;)">
            <text:p/>
          </table:table-cell>
          <table:table-cell table:content-validation-name="val5" table:formula="of:=IF([.C316]&lt;&gt;&quot;&quot;; [$values.$A$2]; &quot;&quot;)">
            <text:p/>
          </table:table-cell>
          <table:table-cell table:style-name="ce37" table:formula="of:=IF([.C316]&lt;&gt;&quot;&quot;; [.O316]-[.L316]; &quot;&quot;)">
            <text:p/>
          </table:table-cell>
          <table:table-cell table:style-name="ce37" table:formula="of:=IF([.C316]&lt;&gt;&quot;&quot;; [.L316]/(1-[.M316]); &quot;&quot;)">
            <text:p/>
          </table:table-cell>
          <table:table-cell table:number-columns-repeated="1009"/>
        </table:table-row>
        <table:table-row table:style-name="ro1">
          <table:table-cell office:value-type="string" calcext:value-type="string">
            <text:p>e8b46e7c-e6c7-413b-8f8a-933d61dd32ec</text:p>
          </table:table-cell>
          <table:table-cell office:value-type="string" calcext:value-type="string">
            <text:p>bom_00316</text:p>
          </table:table-cell>
          <table:table-cell/>
          <table:table-cell table:formula="of:=IF([.C317]&lt;&gt;&quot;&quot;; SUM(INDEX(INDIRECT(&quot;'&quot; &amp; [.B317] &amp; &quot;'.$A$1:$Z$1000&quot;); 0; MATCH(&quot;count&quot;; INDIRECT(&quot;'&quot; &amp; [.B317] &amp; &quot;'.$A$1:$Z$1&quot;); 0))); &quot;&quot;)">
            <text:p/>
          </table:table-cell>
          <table:table-cell table:formula="of:=IF([.C317]&lt;&gt;&quot;&quot;; SUM(INDEX(INDIRECT(&quot;'&quot; &amp; [.B317] &amp; &quot;'.$A$1:$Z$1000&quot;); 0; MATCH(&quot;cost&quot;; INDIRECT(&quot;'&quot; &amp; [.B317] &amp; &quot;'.$A$1:$Z$1&quot;); 0))); &quot;&quot;)">
            <text:p/>
          </table:table-cell>
          <table:table-cell table:style-name="ce39" table:formula="of:=IF([.C317]&lt;&gt;&quot;&quot;; SUM(INDEX(INDIRECT(&quot;'&quot; &amp; [.B317] &amp; &quot;'.$A$1:$Z$1000&quot;); 0; MATCH(&quot;total_assembly_time_min&quot;; INDIRECT(&quot;'&quot; &amp; [.B317] &amp; &quot;'.$A$1:$Z$1&quot;); 0)))/60; &quot;&quot;)">
            <text:p/>
          </table:table-cell>
          <table:table-cell table:content-validation-name="val5" table:formula="of:=IF([.C317]&lt;&gt;&quot;&quot;; [$values.$B$2]; &quot;&quot;)">
            <text:p/>
          </table:table-cell>
          <table:table-cell table:style-name="ce37" table:formula="of:=IF([.C317]&lt;&gt;&quot;&quot;; [.F317]*[.G317]; &quot;&quot;)">
            <text:p/>
          </table:table-cell>
          <table:table-cell table:style-name="ce37" table:formula="of:=IF([.C317]&lt;&gt;&quot;&quot;; [.H317]+[.E317]; &quot;&quot;)">
            <text:p/>
          </table:table-cell>
          <table:table-cell/>
          <table:table-cell table:formula="of:=IF([.C317]&lt;&gt;&quot;&quot;; [.L317]-[.I317]; &quot;&quot;)">
            <text:p/>
          </table:table-cell>
          <table:table-cell table:style-name="ce37" table:formula="of:=IF([.C317]&lt;&gt;&quot;&quot;; [.I317]/(1-[.J317]); &quot;&quot;)">
            <text:p/>
          </table:table-cell>
          <table:table-cell table:content-validation-name="val5" table:formula="of:=IF([.C317]&lt;&gt;&quot;&quot;; [$values.$A$2]; &quot;&quot;)">
            <text:p/>
          </table:table-cell>
          <table:table-cell table:style-name="ce37" table:formula="of:=IF([.C317]&lt;&gt;&quot;&quot;; [.O317]-[.L317]; &quot;&quot;)">
            <text:p/>
          </table:table-cell>
          <table:table-cell table:style-name="ce37" table:formula="of:=IF([.C317]&lt;&gt;&quot;&quot;; [.L317]/(1-[.M317]); &quot;&quot;)">
            <text:p/>
          </table:table-cell>
          <table:table-cell table:number-columns-repeated="1009"/>
        </table:table-row>
        <table:table-row table:style-name="ro1">
          <table:table-cell office:value-type="string" calcext:value-type="string">
            <text:p>91807c39-7f41-4224-bf92-48851b67e5f7</text:p>
          </table:table-cell>
          <table:table-cell office:value-type="string" calcext:value-type="string">
            <text:p>bom_00317</text:p>
          </table:table-cell>
          <table:table-cell/>
          <table:table-cell table:formula="of:=IF([.C318]&lt;&gt;&quot;&quot;; SUM(INDEX(INDIRECT(&quot;'&quot; &amp; [.B318] &amp; &quot;'.$A$1:$Z$1000&quot;); 0; MATCH(&quot;count&quot;; INDIRECT(&quot;'&quot; &amp; [.B318] &amp; &quot;'.$A$1:$Z$1&quot;); 0))); &quot;&quot;)">
            <text:p/>
          </table:table-cell>
          <table:table-cell table:formula="of:=IF([.C318]&lt;&gt;&quot;&quot;; SUM(INDEX(INDIRECT(&quot;'&quot; &amp; [.B318] &amp; &quot;'.$A$1:$Z$1000&quot;); 0; MATCH(&quot;cost&quot;; INDIRECT(&quot;'&quot; &amp; [.B318] &amp; &quot;'.$A$1:$Z$1&quot;); 0))); &quot;&quot;)">
            <text:p/>
          </table:table-cell>
          <table:table-cell table:style-name="ce39" table:formula="of:=IF([.C318]&lt;&gt;&quot;&quot;; SUM(INDEX(INDIRECT(&quot;'&quot; &amp; [.B318] &amp; &quot;'.$A$1:$Z$1000&quot;); 0; MATCH(&quot;total_assembly_time_min&quot;; INDIRECT(&quot;'&quot; &amp; [.B318] &amp; &quot;'.$A$1:$Z$1&quot;); 0)))/60; &quot;&quot;)">
            <text:p/>
          </table:table-cell>
          <table:table-cell table:content-validation-name="val5" table:formula="of:=IF([.C318]&lt;&gt;&quot;&quot;; [$values.$B$2]; &quot;&quot;)">
            <text:p/>
          </table:table-cell>
          <table:table-cell table:style-name="ce37" table:formula="of:=IF([.C318]&lt;&gt;&quot;&quot;; [.F318]*[.G318]; &quot;&quot;)">
            <text:p/>
          </table:table-cell>
          <table:table-cell table:style-name="ce37" table:formula="of:=IF([.C318]&lt;&gt;&quot;&quot;; [.H318]+[.E318]; &quot;&quot;)">
            <text:p/>
          </table:table-cell>
          <table:table-cell/>
          <table:table-cell table:formula="of:=IF([.C318]&lt;&gt;&quot;&quot;; [.L318]-[.I318]; &quot;&quot;)">
            <text:p/>
          </table:table-cell>
          <table:table-cell table:style-name="ce37" table:formula="of:=IF([.C318]&lt;&gt;&quot;&quot;; [.I318]/(1-[.J318]); &quot;&quot;)">
            <text:p/>
          </table:table-cell>
          <table:table-cell table:content-validation-name="val5" table:formula="of:=IF([.C318]&lt;&gt;&quot;&quot;; [$values.$A$2]; &quot;&quot;)">
            <text:p/>
          </table:table-cell>
          <table:table-cell table:style-name="ce37" table:formula="of:=IF([.C318]&lt;&gt;&quot;&quot;; [.O318]-[.L318]; &quot;&quot;)">
            <text:p/>
          </table:table-cell>
          <table:table-cell table:style-name="ce37" table:formula="of:=IF([.C318]&lt;&gt;&quot;&quot;; [.L318]/(1-[.M318]); &quot;&quot;)">
            <text:p/>
          </table:table-cell>
          <table:table-cell table:number-columns-repeated="1009"/>
        </table:table-row>
        <table:table-row table:style-name="ro1">
          <table:table-cell office:value-type="string" calcext:value-type="string">
            <text:p>93170dc6-4cf2-42af-a980-7f0de72f05f7</text:p>
          </table:table-cell>
          <table:table-cell office:value-type="string" calcext:value-type="string">
            <text:p>bom_00318</text:p>
          </table:table-cell>
          <table:table-cell/>
          <table:table-cell table:formula="of:=IF([.C319]&lt;&gt;&quot;&quot;; SUM(INDEX(INDIRECT(&quot;'&quot; &amp; [.B319] &amp; &quot;'.$A$1:$Z$1000&quot;); 0; MATCH(&quot;count&quot;; INDIRECT(&quot;'&quot; &amp; [.B319] &amp; &quot;'.$A$1:$Z$1&quot;); 0))); &quot;&quot;)">
            <text:p/>
          </table:table-cell>
          <table:table-cell table:formula="of:=IF([.C319]&lt;&gt;&quot;&quot;; SUM(INDEX(INDIRECT(&quot;'&quot; &amp; [.B319] &amp; &quot;'.$A$1:$Z$1000&quot;); 0; MATCH(&quot;cost&quot;; INDIRECT(&quot;'&quot; &amp; [.B319] &amp; &quot;'.$A$1:$Z$1&quot;); 0))); &quot;&quot;)">
            <text:p/>
          </table:table-cell>
          <table:table-cell table:style-name="ce39" table:formula="of:=IF([.C319]&lt;&gt;&quot;&quot;; SUM(INDEX(INDIRECT(&quot;'&quot; &amp; [.B319] &amp; &quot;'.$A$1:$Z$1000&quot;); 0; MATCH(&quot;total_assembly_time_min&quot;; INDIRECT(&quot;'&quot; &amp; [.B319] &amp; &quot;'.$A$1:$Z$1&quot;); 0)))/60; &quot;&quot;)">
            <text:p/>
          </table:table-cell>
          <table:table-cell table:content-validation-name="val5" table:formula="of:=IF([.C319]&lt;&gt;&quot;&quot;; [$values.$B$2]; &quot;&quot;)">
            <text:p/>
          </table:table-cell>
          <table:table-cell table:style-name="ce37" table:formula="of:=IF([.C319]&lt;&gt;&quot;&quot;; [.F319]*[.G319]; &quot;&quot;)">
            <text:p/>
          </table:table-cell>
          <table:table-cell table:style-name="ce37" table:formula="of:=IF([.C319]&lt;&gt;&quot;&quot;; [.H319]+[.E319]; &quot;&quot;)">
            <text:p/>
          </table:table-cell>
          <table:table-cell/>
          <table:table-cell table:formula="of:=IF([.C319]&lt;&gt;&quot;&quot;; [.L319]-[.I319]; &quot;&quot;)">
            <text:p/>
          </table:table-cell>
          <table:table-cell table:style-name="ce37" table:formula="of:=IF([.C319]&lt;&gt;&quot;&quot;; [.I319]/(1-[.J319]); &quot;&quot;)">
            <text:p/>
          </table:table-cell>
          <table:table-cell table:content-validation-name="val5" table:formula="of:=IF([.C319]&lt;&gt;&quot;&quot;; [$values.$A$2]; &quot;&quot;)">
            <text:p/>
          </table:table-cell>
          <table:table-cell table:style-name="ce37" table:formula="of:=IF([.C319]&lt;&gt;&quot;&quot;; [.O319]-[.L319]; &quot;&quot;)">
            <text:p/>
          </table:table-cell>
          <table:table-cell table:style-name="ce37" table:formula="of:=IF([.C319]&lt;&gt;&quot;&quot;; [.L319]/(1-[.M319]); &quot;&quot;)">
            <text:p/>
          </table:table-cell>
          <table:table-cell table:number-columns-repeated="1009"/>
        </table:table-row>
        <table:table-row table:style-name="ro1">
          <table:table-cell office:value-type="string" calcext:value-type="string">
            <text:p>24fbe240-5113-45f1-89af-a6482698779b</text:p>
          </table:table-cell>
          <table:table-cell office:value-type="string" calcext:value-type="string">
            <text:p>bom_00319</text:p>
          </table:table-cell>
          <table:table-cell/>
          <table:table-cell table:formula="of:=IF([.C320]&lt;&gt;&quot;&quot;; SUM(INDEX(INDIRECT(&quot;'&quot; &amp; [.B320] &amp; &quot;'.$A$1:$Z$1000&quot;); 0; MATCH(&quot;count&quot;; INDIRECT(&quot;'&quot; &amp; [.B320] &amp; &quot;'.$A$1:$Z$1&quot;); 0))); &quot;&quot;)">
            <text:p/>
          </table:table-cell>
          <table:table-cell table:formula="of:=IF([.C320]&lt;&gt;&quot;&quot;; SUM(INDEX(INDIRECT(&quot;'&quot; &amp; [.B320] &amp; &quot;'.$A$1:$Z$1000&quot;); 0; MATCH(&quot;cost&quot;; INDIRECT(&quot;'&quot; &amp; [.B320] &amp; &quot;'.$A$1:$Z$1&quot;); 0))); &quot;&quot;)">
            <text:p/>
          </table:table-cell>
          <table:table-cell table:style-name="ce39" table:formula="of:=IF([.C320]&lt;&gt;&quot;&quot;; SUM(INDEX(INDIRECT(&quot;'&quot; &amp; [.B320] &amp; &quot;'.$A$1:$Z$1000&quot;); 0; MATCH(&quot;total_assembly_time_min&quot;; INDIRECT(&quot;'&quot; &amp; [.B320] &amp; &quot;'.$A$1:$Z$1&quot;); 0)))/60; &quot;&quot;)">
            <text:p/>
          </table:table-cell>
          <table:table-cell table:content-validation-name="val5" table:formula="of:=IF([.C320]&lt;&gt;&quot;&quot;; [$values.$B$2]; &quot;&quot;)">
            <text:p/>
          </table:table-cell>
          <table:table-cell table:style-name="ce37" table:formula="of:=IF([.C320]&lt;&gt;&quot;&quot;; [.F320]*[.G320]; &quot;&quot;)">
            <text:p/>
          </table:table-cell>
          <table:table-cell table:style-name="ce37" table:formula="of:=IF([.C320]&lt;&gt;&quot;&quot;; [.H320]+[.E320]; &quot;&quot;)">
            <text:p/>
          </table:table-cell>
          <table:table-cell/>
          <table:table-cell table:formula="of:=IF([.C320]&lt;&gt;&quot;&quot;; [.L320]-[.I320]; &quot;&quot;)">
            <text:p/>
          </table:table-cell>
          <table:table-cell table:style-name="ce37" table:formula="of:=IF([.C320]&lt;&gt;&quot;&quot;; [.I320]/(1-[.J320]); &quot;&quot;)">
            <text:p/>
          </table:table-cell>
          <table:table-cell table:content-validation-name="val5" table:formula="of:=IF([.C320]&lt;&gt;&quot;&quot;; [$values.$A$2]; &quot;&quot;)">
            <text:p/>
          </table:table-cell>
          <table:table-cell table:style-name="ce37" table:formula="of:=IF([.C320]&lt;&gt;&quot;&quot;; [.O320]-[.L320]; &quot;&quot;)">
            <text:p/>
          </table:table-cell>
          <table:table-cell table:style-name="ce37" table:formula="of:=IF([.C320]&lt;&gt;&quot;&quot;; [.L320]/(1-[.M320]); &quot;&quot;)">
            <text:p/>
          </table:table-cell>
          <table:table-cell table:number-columns-repeated="1009"/>
        </table:table-row>
        <table:table-row table:style-name="ro1">
          <table:table-cell office:value-type="string" calcext:value-type="string">
            <text:p>f47e7bc5-46b6-40b2-bb7d-24adaffacdb5</text:p>
          </table:table-cell>
          <table:table-cell office:value-type="string" calcext:value-type="string">
            <text:p>bom_00320</text:p>
          </table:table-cell>
          <table:table-cell/>
          <table:table-cell table:formula="of:=IF([.C321]&lt;&gt;&quot;&quot;; SUM(INDEX(INDIRECT(&quot;'&quot; &amp; [.B321] &amp; &quot;'.$A$1:$Z$1000&quot;); 0; MATCH(&quot;count&quot;; INDIRECT(&quot;'&quot; &amp; [.B321] &amp; &quot;'.$A$1:$Z$1&quot;); 0))); &quot;&quot;)">
            <text:p/>
          </table:table-cell>
          <table:table-cell table:formula="of:=IF([.C321]&lt;&gt;&quot;&quot;; SUM(INDEX(INDIRECT(&quot;'&quot; &amp; [.B321] &amp; &quot;'.$A$1:$Z$1000&quot;); 0; MATCH(&quot;cost&quot;; INDIRECT(&quot;'&quot; &amp; [.B321] &amp; &quot;'.$A$1:$Z$1&quot;); 0))); &quot;&quot;)">
            <text:p/>
          </table:table-cell>
          <table:table-cell table:style-name="ce39" table:formula="of:=IF([.C321]&lt;&gt;&quot;&quot;; SUM(INDEX(INDIRECT(&quot;'&quot; &amp; [.B321] &amp; &quot;'.$A$1:$Z$1000&quot;); 0; MATCH(&quot;total_assembly_time_min&quot;; INDIRECT(&quot;'&quot; &amp; [.B321] &amp; &quot;'.$A$1:$Z$1&quot;); 0)))/60; &quot;&quot;)">
            <text:p/>
          </table:table-cell>
          <table:table-cell table:content-validation-name="val5" table:formula="of:=IF([.C321]&lt;&gt;&quot;&quot;; [$values.$B$2]; &quot;&quot;)">
            <text:p/>
          </table:table-cell>
          <table:table-cell table:style-name="ce37" table:formula="of:=IF([.C321]&lt;&gt;&quot;&quot;; [.F321]*[.G321]; &quot;&quot;)">
            <text:p/>
          </table:table-cell>
          <table:table-cell table:style-name="ce37" table:formula="of:=IF([.C321]&lt;&gt;&quot;&quot;; [.H321]+[.E321]; &quot;&quot;)">
            <text:p/>
          </table:table-cell>
          <table:table-cell/>
          <table:table-cell table:formula="of:=IF([.C321]&lt;&gt;&quot;&quot;; [.L321]-[.I321]; &quot;&quot;)">
            <text:p/>
          </table:table-cell>
          <table:table-cell table:style-name="ce37" table:formula="of:=IF([.C321]&lt;&gt;&quot;&quot;; [.I321]/(1-[.J321]); &quot;&quot;)">
            <text:p/>
          </table:table-cell>
          <table:table-cell table:content-validation-name="val5" table:formula="of:=IF([.C321]&lt;&gt;&quot;&quot;; [$values.$A$2]; &quot;&quot;)">
            <text:p/>
          </table:table-cell>
          <table:table-cell table:style-name="ce37" table:formula="of:=IF([.C321]&lt;&gt;&quot;&quot;; [.O321]-[.L321]; &quot;&quot;)">
            <text:p/>
          </table:table-cell>
          <table:table-cell table:style-name="ce37" table:formula="of:=IF([.C321]&lt;&gt;&quot;&quot;; [.L321]/(1-[.M321]); &quot;&quot;)">
            <text:p/>
          </table:table-cell>
          <table:table-cell table:number-columns-repeated="1009"/>
        </table:table-row>
        <table:table-row table:style-name="ro1">
          <table:table-cell office:value-type="string" calcext:value-type="string">
            <text:p>871ec4a3-b161-42a9-9c37-b76cb409c3cb</text:p>
          </table:table-cell>
          <table:table-cell office:value-type="string" calcext:value-type="string">
            <text:p>bom_00321</text:p>
          </table:table-cell>
          <table:table-cell/>
          <table:table-cell table:formula="of:=IF([.C322]&lt;&gt;&quot;&quot;; SUM(INDEX(INDIRECT(&quot;'&quot; &amp; [.B322] &amp; &quot;'.$A$1:$Z$1000&quot;); 0; MATCH(&quot;count&quot;; INDIRECT(&quot;'&quot; &amp; [.B322] &amp; &quot;'.$A$1:$Z$1&quot;); 0))); &quot;&quot;)">
            <text:p/>
          </table:table-cell>
          <table:table-cell table:formula="of:=IF([.C322]&lt;&gt;&quot;&quot;; SUM(INDEX(INDIRECT(&quot;'&quot; &amp; [.B322] &amp; &quot;'.$A$1:$Z$1000&quot;); 0; MATCH(&quot;cost&quot;; INDIRECT(&quot;'&quot; &amp; [.B322] &amp; &quot;'.$A$1:$Z$1&quot;); 0))); &quot;&quot;)">
            <text:p/>
          </table:table-cell>
          <table:table-cell table:style-name="ce39" table:formula="of:=IF([.C322]&lt;&gt;&quot;&quot;; SUM(INDEX(INDIRECT(&quot;'&quot; &amp; [.B322] &amp; &quot;'.$A$1:$Z$1000&quot;); 0; MATCH(&quot;total_assembly_time_min&quot;; INDIRECT(&quot;'&quot; &amp; [.B322] &amp; &quot;'.$A$1:$Z$1&quot;); 0)))/60; &quot;&quot;)">
            <text:p/>
          </table:table-cell>
          <table:table-cell table:content-validation-name="val5" table:formula="of:=IF([.C322]&lt;&gt;&quot;&quot;; [$values.$B$2]; &quot;&quot;)">
            <text:p/>
          </table:table-cell>
          <table:table-cell table:style-name="ce37" table:formula="of:=IF([.C322]&lt;&gt;&quot;&quot;; [.F322]*[.G322]; &quot;&quot;)">
            <text:p/>
          </table:table-cell>
          <table:table-cell table:style-name="ce37" table:formula="of:=IF([.C322]&lt;&gt;&quot;&quot;; [.H322]+[.E322]; &quot;&quot;)">
            <text:p/>
          </table:table-cell>
          <table:table-cell/>
          <table:table-cell table:formula="of:=IF([.C322]&lt;&gt;&quot;&quot;; [.L322]-[.I322]; &quot;&quot;)">
            <text:p/>
          </table:table-cell>
          <table:table-cell table:style-name="ce37" table:formula="of:=IF([.C322]&lt;&gt;&quot;&quot;; [.I322]/(1-[.J322]); &quot;&quot;)">
            <text:p/>
          </table:table-cell>
          <table:table-cell table:content-validation-name="val5" table:formula="of:=IF([.C322]&lt;&gt;&quot;&quot;; [$values.$A$2]; &quot;&quot;)">
            <text:p/>
          </table:table-cell>
          <table:table-cell table:style-name="ce37" table:formula="of:=IF([.C322]&lt;&gt;&quot;&quot;; [.O322]-[.L322]; &quot;&quot;)">
            <text:p/>
          </table:table-cell>
          <table:table-cell table:style-name="ce37" table:formula="of:=IF([.C322]&lt;&gt;&quot;&quot;; [.L322]/(1-[.M322]); &quot;&quot;)">
            <text:p/>
          </table:table-cell>
          <table:table-cell table:number-columns-repeated="1009"/>
        </table:table-row>
        <table:table-row table:style-name="ro1">
          <table:table-cell office:value-type="string" calcext:value-type="string">
            <text:p>2a5921a1-589f-4c46-b4cb-8780612eb8d4</text:p>
          </table:table-cell>
          <table:table-cell office:value-type="string" calcext:value-type="string">
            <text:p>bom_00322</text:p>
          </table:table-cell>
          <table:table-cell/>
          <table:table-cell table:formula="of:=IF([.C323]&lt;&gt;&quot;&quot;; SUM(INDEX(INDIRECT(&quot;'&quot; &amp; [.B323] &amp; &quot;'.$A$1:$Z$1000&quot;); 0; MATCH(&quot;count&quot;; INDIRECT(&quot;'&quot; &amp; [.B323] &amp; &quot;'.$A$1:$Z$1&quot;); 0))); &quot;&quot;)">
            <text:p/>
          </table:table-cell>
          <table:table-cell table:formula="of:=IF([.C323]&lt;&gt;&quot;&quot;; SUM(INDEX(INDIRECT(&quot;'&quot; &amp; [.B323] &amp; &quot;'.$A$1:$Z$1000&quot;); 0; MATCH(&quot;cost&quot;; INDIRECT(&quot;'&quot; &amp; [.B323] &amp; &quot;'.$A$1:$Z$1&quot;); 0))); &quot;&quot;)">
            <text:p/>
          </table:table-cell>
          <table:table-cell table:style-name="ce39" table:formula="of:=IF([.C323]&lt;&gt;&quot;&quot;; SUM(INDEX(INDIRECT(&quot;'&quot; &amp; [.B323] &amp; &quot;'.$A$1:$Z$1000&quot;); 0; MATCH(&quot;total_assembly_time_min&quot;; INDIRECT(&quot;'&quot; &amp; [.B323] &amp; &quot;'.$A$1:$Z$1&quot;); 0)))/60; &quot;&quot;)">
            <text:p/>
          </table:table-cell>
          <table:table-cell table:content-validation-name="val5" table:formula="of:=IF([.C323]&lt;&gt;&quot;&quot;; [$values.$B$2]; &quot;&quot;)">
            <text:p/>
          </table:table-cell>
          <table:table-cell table:style-name="ce37" table:formula="of:=IF([.C323]&lt;&gt;&quot;&quot;; [.F323]*[.G323]; &quot;&quot;)">
            <text:p/>
          </table:table-cell>
          <table:table-cell table:style-name="ce37" table:formula="of:=IF([.C323]&lt;&gt;&quot;&quot;; [.H323]+[.E323]; &quot;&quot;)">
            <text:p/>
          </table:table-cell>
          <table:table-cell/>
          <table:table-cell table:formula="of:=IF([.C323]&lt;&gt;&quot;&quot;; [.L323]-[.I323]; &quot;&quot;)">
            <text:p/>
          </table:table-cell>
          <table:table-cell table:style-name="ce37" table:formula="of:=IF([.C323]&lt;&gt;&quot;&quot;; [.I323]/(1-[.J323]); &quot;&quot;)">
            <text:p/>
          </table:table-cell>
          <table:table-cell table:content-validation-name="val5" table:formula="of:=IF([.C323]&lt;&gt;&quot;&quot;; [$values.$A$2]; &quot;&quot;)">
            <text:p/>
          </table:table-cell>
          <table:table-cell table:style-name="ce37" table:formula="of:=IF([.C323]&lt;&gt;&quot;&quot;; [.O323]-[.L323]; &quot;&quot;)">
            <text:p/>
          </table:table-cell>
          <table:table-cell table:style-name="ce37" table:formula="of:=IF([.C323]&lt;&gt;&quot;&quot;; [.L323]/(1-[.M323]); &quot;&quot;)">
            <text:p/>
          </table:table-cell>
          <table:table-cell table:number-columns-repeated="1009"/>
        </table:table-row>
        <table:table-row table:style-name="ro1">
          <table:table-cell office:value-type="string" calcext:value-type="string">
            <text:p>1835a362-e9d6-4036-9c0e-6c7108781952</text:p>
          </table:table-cell>
          <table:table-cell office:value-type="string" calcext:value-type="string">
            <text:p>bom_00323</text:p>
          </table:table-cell>
          <table:table-cell/>
          <table:table-cell table:formula="of:=IF([.C324]&lt;&gt;&quot;&quot;; SUM(INDEX(INDIRECT(&quot;'&quot; &amp; [.B324] &amp; &quot;'.$A$1:$Z$1000&quot;); 0; MATCH(&quot;count&quot;; INDIRECT(&quot;'&quot; &amp; [.B324] &amp; &quot;'.$A$1:$Z$1&quot;); 0))); &quot;&quot;)">
            <text:p/>
          </table:table-cell>
          <table:table-cell table:formula="of:=IF([.C324]&lt;&gt;&quot;&quot;; SUM(INDEX(INDIRECT(&quot;'&quot; &amp; [.B324] &amp; &quot;'.$A$1:$Z$1000&quot;); 0; MATCH(&quot;cost&quot;; INDIRECT(&quot;'&quot; &amp; [.B324] &amp; &quot;'.$A$1:$Z$1&quot;); 0))); &quot;&quot;)">
            <text:p/>
          </table:table-cell>
          <table:table-cell table:style-name="ce39" table:formula="of:=IF([.C324]&lt;&gt;&quot;&quot;; SUM(INDEX(INDIRECT(&quot;'&quot; &amp; [.B324] &amp; &quot;'.$A$1:$Z$1000&quot;); 0; MATCH(&quot;total_assembly_time_min&quot;; INDIRECT(&quot;'&quot; &amp; [.B324] &amp; &quot;'.$A$1:$Z$1&quot;); 0)))/60; &quot;&quot;)">
            <text:p/>
          </table:table-cell>
          <table:table-cell table:content-validation-name="val5" table:formula="of:=IF([.C324]&lt;&gt;&quot;&quot;; [$values.$B$2]; &quot;&quot;)">
            <text:p/>
          </table:table-cell>
          <table:table-cell table:style-name="ce37" table:formula="of:=IF([.C324]&lt;&gt;&quot;&quot;; [.F324]*[.G324]; &quot;&quot;)">
            <text:p/>
          </table:table-cell>
          <table:table-cell table:style-name="ce37" table:formula="of:=IF([.C324]&lt;&gt;&quot;&quot;; [.H324]+[.E324]; &quot;&quot;)">
            <text:p/>
          </table:table-cell>
          <table:table-cell/>
          <table:table-cell table:formula="of:=IF([.C324]&lt;&gt;&quot;&quot;; [.L324]-[.I324]; &quot;&quot;)">
            <text:p/>
          </table:table-cell>
          <table:table-cell table:style-name="ce37" table:formula="of:=IF([.C324]&lt;&gt;&quot;&quot;; [.I324]/(1-[.J324]); &quot;&quot;)">
            <text:p/>
          </table:table-cell>
          <table:table-cell table:content-validation-name="val5" table:formula="of:=IF([.C324]&lt;&gt;&quot;&quot;; [$values.$A$2]; &quot;&quot;)">
            <text:p/>
          </table:table-cell>
          <table:table-cell table:style-name="ce37" table:formula="of:=IF([.C324]&lt;&gt;&quot;&quot;; [.O324]-[.L324]; &quot;&quot;)">
            <text:p/>
          </table:table-cell>
          <table:table-cell table:style-name="ce37" table:formula="of:=IF([.C324]&lt;&gt;&quot;&quot;; [.L324]/(1-[.M324]); &quot;&quot;)">
            <text:p/>
          </table:table-cell>
          <table:table-cell table:number-columns-repeated="1009"/>
        </table:table-row>
        <table:table-row table:style-name="ro1">
          <table:table-cell office:value-type="string" calcext:value-type="string">
            <text:p>8226ee29-a708-4718-998a-e873077094e5</text:p>
          </table:table-cell>
          <table:table-cell office:value-type="string" calcext:value-type="string">
            <text:p>bom_00324</text:p>
          </table:table-cell>
          <table:table-cell/>
          <table:table-cell table:formula="of:=IF([.C325]&lt;&gt;&quot;&quot;; SUM(INDEX(INDIRECT(&quot;'&quot; &amp; [.B325] &amp; &quot;'.$A$1:$Z$1000&quot;); 0; MATCH(&quot;count&quot;; INDIRECT(&quot;'&quot; &amp; [.B325] &amp; &quot;'.$A$1:$Z$1&quot;); 0))); &quot;&quot;)">
            <text:p/>
          </table:table-cell>
          <table:table-cell table:formula="of:=IF([.C325]&lt;&gt;&quot;&quot;; SUM(INDEX(INDIRECT(&quot;'&quot; &amp; [.B325] &amp; &quot;'.$A$1:$Z$1000&quot;); 0; MATCH(&quot;cost&quot;; INDIRECT(&quot;'&quot; &amp; [.B325] &amp; &quot;'.$A$1:$Z$1&quot;); 0))); &quot;&quot;)">
            <text:p/>
          </table:table-cell>
          <table:table-cell table:style-name="ce39" table:formula="of:=IF([.C325]&lt;&gt;&quot;&quot;; SUM(INDEX(INDIRECT(&quot;'&quot; &amp; [.B325] &amp; &quot;'.$A$1:$Z$1000&quot;); 0; MATCH(&quot;total_assembly_time_min&quot;; INDIRECT(&quot;'&quot; &amp; [.B325] &amp; &quot;'.$A$1:$Z$1&quot;); 0)))/60; &quot;&quot;)">
            <text:p/>
          </table:table-cell>
          <table:table-cell table:content-validation-name="val5" table:formula="of:=IF([.C325]&lt;&gt;&quot;&quot;; [$values.$B$2]; &quot;&quot;)">
            <text:p/>
          </table:table-cell>
          <table:table-cell table:style-name="ce37" table:formula="of:=IF([.C325]&lt;&gt;&quot;&quot;; [.F325]*[.G325]; &quot;&quot;)">
            <text:p/>
          </table:table-cell>
          <table:table-cell table:style-name="ce37" table:formula="of:=IF([.C325]&lt;&gt;&quot;&quot;; [.H325]+[.E325]; &quot;&quot;)">
            <text:p/>
          </table:table-cell>
          <table:table-cell/>
          <table:table-cell table:formula="of:=IF([.C325]&lt;&gt;&quot;&quot;; [.L325]-[.I325]; &quot;&quot;)">
            <text:p/>
          </table:table-cell>
          <table:table-cell table:style-name="ce37" table:formula="of:=IF([.C325]&lt;&gt;&quot;&quot;; [.I325]/(1-[.J325]); &quot;&quot;)">
            <text:p/>
          </table:table-cell>
          <table:table-cell table:content-validation-name="val5" table:formula="of:=IF([.C325]&lt;&gt;&quot;&quot;; [$values.$A$2]; &quot;&quot;)">
            <text:p/>
          </table:table-cell>
          <table:table-cell table:style-name="ce37" table:formula="of:=IF([.C325]&lt;&gt;&quot;&quot;; [.O325]-[.L325]; &quot;&quot;)">
            <text:p/>
          </table:table-cell>
          <table:table-cell table:style-name="ce37" table:formula="of:=IF([.C325]&lt;&gt;&quot;&quot;; [.L325]/(1-[.M325]); &quot;&quot;)">
            <text:p/>
          </table:table-cell>
          <table:table-cell table:number-columns-repeated="1009"/>
        </table:table-row>
        <table:table-row table:style-name="ro1">
          <table:table-cell office:value-type="string" calcext:value-type="string">
            <text:p>0c962f0d-7ba7-452d-b2ac-8a36098a719f</text:p>
          </table:table-cell>
          <table:table-cell office:value-type="string" calcext:value-type="string">
            <text:p>bom_00325</text:p>
          </table:table-cell>
          <table:table-cell/>
          <table:table-cell table:formula="of:=IF([.C326]&lt;&gt;&quot;&quot;; SUM(INDEX(INDIRECT(&quot;'&quot; &amp; [.B326] &amp; &quot;'.$A$1:$Z$1000&quot;); 0; MATCH(&quot;count&quot;; INDIRECT(&quot;'&quot; &amp; [.B326] &amp; &quot;'.$A$1:$Z$1&quot;); 0))); &quot;&quot;)">
            <text:p/>
          </table:table-cell>
          <table:table-cell table:formula="of:=IF([.C326]&lt;&gt;&quot;&quot;; SUM(INDEX(INDIRECT(&quot;'&quot; &amp; [.B326] &amp; &quot;'.$A$1:$Z$1000&quot;); 0; MATCH(&quot;cost&quot;; INDIRECT(&quot;'&quot; &amp; [.B326] &amp; &quot;'.$A$1:$Z$1&quot;); 0))); &quot;&quot;)">
            <text:p/>
          </table:table-cell>
          <table:table-cell table:style-name="ce39" table:formula="of:=IF([.C326]&lt;&gt;&quot;&quot;; SUM(INDEX(INDIRECT(&quot;'&quot; &amp; [.B326] &amp; &quot;'.$A$1:$Z$1000&quot;); 0; MATCH(&quot;total_assembly_time_min&quot;; INDIRECT(&quot;'&quot; &amp; [.B326] &amp; &quot;'.$A$1:$Z$1&quot;); 0)))/60; &quot;&quot;)">
            <text:p/>
          </table:table-cell>
          <table:table-cell table:content-validation-name="val5" table:formula="of:=IF([.C326]&lt;&gt;&quot;&quot;; [$values.$B$2]; &quot;&quot;)">
            <text:p/>
          </table:table-cell>
          <table:table-cell table:style-name="ce37" table:formula="of:=IF([.C326]&lt;&gt;&quot;&quot;; [.F326]*[.G326]; &quot;&quot;)">
            <text:p/>
          </table:table-cell>
          <table:table-cell table:style-name="ce37" table:formula="of:=IF([.C326]&lt;&gt;&quot;&quot;; [.H326]+[.E326]; &quot;&quot;)">
            <text:p/>
          </table:table-cell>
          <table:table-cell/>
          <table:table-cell table:formula="of:=IF([.C326]&lt;&gt;&quot;&quot;; [.L326]-[.I326]; &quot;&quot;)">
            <text:p/>
          </table:table-cell>
          <table:table-cell table:style-name="ce37" table:formula="of:=IF([.C326]&lt;&gt;&quot;&quot;; [.I326]/(1-[.J326]); &quot;&quot;)">
            <text:p/>
          </table:table-cell>
          <table:table-cell table:content-validation-name="val5" table:formula="of:=IF([.C326]&lt;&gt;&quot;&quot;; [$values.$A$2]; &quot;&quot;)">
            <text:p/>
          </table:table-cell>
          <table:table-cell table:style-name="ce37" table:formula="of:=IF([.C326]&lt;&gt;&quot;&quot;; [.O326]-[.L326]; &quot;&quot;)">
            <text:p/>
          </table:table-cell>
          <table:table-cell table:style-name="ce37" table:formula="of:=IF([.C326]&lt;&gt;&quot;&quot;; [.L326]/(1-[.M326]); &quot;&quot;)">
            <text:p/>
          </table:table-cell>
          <table:table-cell table:number-columns-repeated="1009"/>
        </table:table-row>
        <table:table-row table:style-name="ro1">
          <table:table-cell office:value-type="string" calcext:value-type="string">
            <text:p>b5be0b53-30f9-4be5-8323-8df3d12129cd</text:p>
          </table:table-cell>
          <table:table-cell office:value-type="string" calcext:value-type="string">
            <text:p>bom_00326</text:p>
          </table:table-cell>
          <table:table-cell/>
          <table:table-cell table:formula="of:=IF([.C327]&lt;&gt;&quot;&quot;; SUM(INDEX(INDIRECT(&quot;'&quot; &amp; [.B327] &amp; &quot;'.$A$1:$Z$1000&quot;); 0; MATCH(&quot;count&quot;; INDIRECT(&quot;'&quot; &amp; [.B327] &amp; &quot;'.$A$1:$Z$1&quot;); 0))); &quot;&quot;)">
            <text:p/>
          </table:table-cell>
          <table:table-cell table:formula="of:=IF([.C327]&lt;&gt;&quot;&quot;; SUM(INDEX(INDIRECT(&quot;'&quot; &amp; [.B327] &amp; &quot;'.$A$1:$Z$1000&quot;); 0; MATCH(&quot;cost&quot;; INDIRECT(&quot;'&quot; &amp; [.B327] &amp; &quot;'.$A$1:$Z$1&quot;); 0))); &quot;&quot;)">
            <text:p/>
          </table:table-cell>
          <table:table-cell table:style-name="ce39" table:formula="of:=IF([.C327]&lt;&gt;&quot;&quot;; SUM(INDEX(INDIRECT(&quot;'&quot; &amp; [.B327] &amp; &quot;'.$A$1:$Z$1000&quot;); 0; MATCH(&quot;total_assembly_time_min&quot;; INDIRECT(&quot;'&quot; &amp; [.B327] &amp; &quot;'.$A$1:$Z$1&quot;); 0)))/60; &quot;&quot;)">
            <text:p/>
          </table:table-cell>
          <table:table-cell table:content-validation-name="val5" table:formula="of:=IF([.C327]&lt;&gt;&quot;&quot;; [$values.$B$2]; &quot;&quot;)">
            <text:p/>
          </table:table-cell>
          <table:table-cell table:style-name="ce37" table:formula="of:=IF([.C327]&lt;&gt;&quot;&quot;; [.F327]*[.G327]; &quot;&quot;)">
            <text:p/>
          </table:table-cell>
          <table:table-cell table:style-name="ce37" table:formula="of:=IF([.C327]&lt;&gt;&quot;&quot;; [.H327]+[.E327]; &quot;&quot;)">
            <text:p/>
          </table:table-cell>
          <table:table-cell/>
          <table:table-cell table:formula="of:=IF([.C327]&lt;&gt;&quot;&quot;; [.L327]-[.I327]; &quot;&quot;)">
            <text:p/>
          </table:table-cell>
          <table:table-cell table:style-name="ce37" table:formula="of:=IF([.C327]&lt;&gt;&quot;&quot;; [.I327]/(1-[.J327]); &quot;&quot;)">
            <text:p/>
          </table:table-cell>
          <table:table-cell table:content-validation-name="val5" table:formula="of:=IF([.C327]&lt;&gt;&quot;&quot;; [$values.$A$2]; &quot;&quot;)">
            <text:p/>
          </table:table-cell>
          <table:table-cell table:style-name="ce37" table:formula="of:=IF([.C327]&lt;&gt;&quot;&quot;; [.O327]-[.L327]; &quot;&quot;)">
            <text:p/>
          </table:table-cell>
          <table:table-cell table:style-name="ce37" table:formula="of:=IF([.C327]&lt;&gt;&quot;&quot;; [.L327]/(1-[.M327]); &quot;&quot;)">
            <text:p/>
          </table:table-cell>
          <table:table-cell table:number-columns-repeated="1009"/>
        </table:table-row>
        <table:table-row table:style-name="ro1">
          <table:table-cell office:value-type="string" calcext:value-type="string">
            <text:p>622e6a8c-1f92-44cf-96ed-2b9f2ab63c32</text:p>
          </table:table-cell>
          <table:table-cell office:value-type="string" calcext:value-type="string">
            <text:p>bom_00327</text:p>
          </table:table-cell>
          <table:table-cell/>
          <table:table-cell table:formula="of:=IF([.C328]&lt;&gt;&quot;&quot;; SUM(INDEX(INDIRECT(&quot;'&quot; &amp; [.B328] &amp; &quot;'.$A$1:$Z$1000&quot;); 0; MATCH(&quot;count&quot;; INDIRECT(&quot;'&quot; &amp; [.B328] &amp; &quot;'.$A$1:$Z$1&quot;); 0))); &quot;&quot;)">
            <text:p/>
          </table:table-cell>
          <table:table-cell table:formula="of:=IF([.C328]&lt;&gt;&quot;&quot;; SUM(INDEX(INDIRECT(&quot;'&quot; &amp; [.B328] &amp; &quot;'.$A$1:$Z$1000&quot;); 0; MATCH(&quot;cost&quot;; INDIRECT(&quot;'&quot; &amp; [.B328] &amp; &quot;'.$A$1:$Z$1&quot;); 0))); &quot;&quot;)">
            <text:p/>
          </table:table-cell>
          <table:table-cell table:style-name="ce39" table:formula="of:=IF([.C328]&lt;&gt;&quot;&quot;; SUM(INDEX(INDIRECT(&quot;'&quot; &amp; [.B328] &amp; &quot;'.$A$1:$Z$1000&quot;); 0; MATCH(&quot;total_assembly_time_min&quot;; INDIRECT(&quot;'&quot; &amp; [.B328] &amp; &quot;'.$A$1:$Z$1&quot;); 0)))/60; &quot;&quot;)">
            <text:p/>
          </table:table-cell>
          <table:table-cell table:content-validation-name="val5" table:formula="of:=IF([.C328]&lt;&gt;&quot;&quot;; [$values.$B$2]; &quot;&quot;)">
            <text:p/>
          </table:table-cell>
          <table:table-cell table:style-name="ce37" table:formula="of:=IF([.C328]&lt;&gt;&quot;&quot;; [.F328]*[.G328]; &quot;&quot;)">
            <text:p/>
          </table:table-cell>
          <table:table-cell table:style-name="ce37" table:formula="of:=IF([.C328]&lt;&gt;&quot;&quot;; [.H328]+[.E328]; &quot;&quot;)">
            <text:p/>
          </table:table-cell>
          <table:table-cell/>
          <table:table-cell table:formula="of:=IF([.C328]&lt;&gt;&quot;&quot;; [.L328]-[.I328]; &quot;&quot;)">
            <text:p/>
          </table:table-cell>
          <table:table-cell table:style-name="ce37" table:formula="of:=IF([.C328]&lt;&gt;&quot;&quot;; [.I328]/(1-[.J328]); &quot;&quot;)">
            <text:p/>
          </table:table-cell>
          <table:table-cell table:content-validation-name="val5" table:formula="of:=IF([.C328]&lt;&gt;&quot;&quot;; [$values.$A$2]; &quot;&quot;)">
            <text:p/>
          </table:table-cell>
          <table:table-cell table:style-name="ce37" table:formula="of:=IF([.C328]&lt;&gt;&quot;&quot;; [.O328]-[.L328]; &quot;&quot;)">
            <text:p/>
          </table:table-cell>
          <table:table-cell table:style-name="ce37" table:formula="of:=IF([.C328]&lt;&gt;&quot;&quot;; [.L328]/(1-[.M328]); &quot;&quot;)">
            <text:p/>
          </table:table-cell>
          <table:table-cell table:number-columns-repeated="1009"/>
        </table:table-row>
        <table:table-row table:style-name="ro1">
          <table:table-cell office:value-type="string" calcext:value-type="string">
            <text:p>9e1b874a-3d49-4cec-8d98-0ff4039535cc</text:p>
          </table:table-cell>
          <table:table-cell office:value-type="string" calcext:value-type="string">
            <text:p>bom_00328</text:p>
          </table:table-cell>
          <table:table-cell/>
          <table:table-cell table:formula="of:=IF([.C329]&lt;&gt;&quot;&quot;; SUM(INDEX(INDIRECT(&quot;'&quot; &amp; [.B329] &amp; &quot;'.$A$1:$Z$1000&quot;); 0; MATCH(&quot;count&quot;; INDIRECT(&quot;'&quot; &amp; [.B329] &amp; &quot;'.$A$1:$Z$1&quot;); 0))); &quot;&quot;)">
            <text:p/>
          </table:table-cell>
          <table:table-cell table:formula="of:=IF([.C329]&lt;&gt;&quot;&quot;; SUM(INDEX(INDIRECT(&quot;'&quot; &amp; [.B329] &amp; &quot;'.$A$1:$Z$1000&quot;); 0; MATCH(&quot;cost&quot;; INDIRECT(&quot;'&quot; &amp; [.B329] &amp; &quot;'.$A$1:$Z$1&quot;); 0))); &quot;&quot;)">
            <text:p/>
          </table:table-cell>
          <table:table-cell table:style-name="ce39" table:formula="of:=IF([.C329]&lt;&gt;&quot;&quot;; SUM(INDEX(INDIRECT(&quot;'&quot; &amp; [.B329] &amp; &quot;'.$A$1:$Z$1000&quot;); 0; MATCH(&quot;total_assembly_time_min&quot;; INDIRECT(&quot;'&quot; &amp; [.B329] &amp; &quot;'.$A$1:$Z$1&quot;); 0)))/60; &quot;&quot;)">
            <text:p/>
          </table:table-cell>
          <table:table-cell table:content-validation-name="val5" table:formula="of:=IF([.C329]&lt;&gt;&quot;&quot;; [$values.$B$2]; &quot;&quot;)">
            <text:p/>
          </table:table-cell>
          <table:table-cell table:style-name="ce37" table:formula="of:=IF([.C329]&lt;&gt;&quot;&quot;; [.F329]*[.G329]; &quot;&quot;)">
            <text:p/>
          </table:table-cell>
          <table:table-cell table:style-name="ce37" table:formula="of:=IF([.C329]&lt;&gt;&quot;&quot;; [.H329]+[.E329]; &quot;&quot;)">
            <text:p/>
          </table:table-cell>
          <table:table-cell/>
          <table:table-cell table:formula="of:=IF([.C329]&lt;&gt;&quot;&quot;; [.L329]-[.I329]; &quot;&quot;)">
            <text:p/>
          </table:table-cell>
          <table:table-cell table:style-name="ce37" table:formula="of:=IF([.C329]&lt;&gt;&quot;&quot;; [.I329]/(1-[.J329]); &quot;&quot;)">
            <text:p/>
          </table:table-cell>
          <table:table-cell table:content-validation-name="val5" table:formula="of:=IF([.C329]&lt;&gt;&quot;&quot;; [$values.$A$2]; &quot;&quot;)">
            <text:p/>
          </table:table-cell>
          <table:table-cell table:style-name="ce37" table:formula="of:=IF([.C329]&lt;&gt;&quot;&quot;; [.O329]-[.L329]; &quot;&quot;)">
            <text:p/>
          </table:table-cell>
          <table:table-cell table:style-name="ce37" table:formula="of:=IF([.C329]&lt;&gt;&quot;&quot;; [.L329]/(1-[.M329]); &quot;&quot;)">
            <text:p/>
          </table:table-cell>
          <table:table-cell table:number-columns-repeated="1009"/>
        </table:table-row>
        <table:table-row table:style-name="ro1">
          <table:table-cell office:value-type="string" calcext:value-type="string">
            <text:p>062ebc06-690e-4b0c-8abf-4bfd90cf1b2c</text:p>
          </table:table-cell>
          <table:table-cell office:value-type="string" calcext:value-type="string">
            <text:p>bom_00329</text:p>
          </table:table-cell>
          <table:table-cell/>
          <table:table-cell table:formula="of:=IF([.C330]&lt;&gt;&quot;&quot;; SUM(INDEX(INDIRECT(&quot;'&quot; &amp; [.B330] &amp; &quot;'.$A$1:$Z$1000&quot;); 0; MATCH(&quot;count&quot;; INDIRECT(&quot;'&quot; &amp; [.B330] &amp; &quot;'.$A$1:$Z$1&quot;); 0))); &quot;&quot;)">
            <text:p/>
          </table:table-cell>
          <table:table-cell table:formula="of:=IF([.C330]&lt;&gt;&quot;&quot;; SUM(INDEX(INDIRECT(&quot;'&quot; &amp; [.B330] &amp; &quot;'.$A$1:$Z$1000&quot;); 0; MATCH(&quot;cost&quot;; INDIRECT(&quot;'&quot; &amp; [.B330] &amp; &quot;'.$A$1:$Z$1&quot;); 0))); &quot;&quot;)">
            <text:p/>
          </table:table-cell>
          <table:table-cell table:style-name="ce39" table:formula="of:=IF([.C330]&lt;&gt;&quot;&quot;; SUM(INDEX(INDIRECT(&quot;'&quot; &amp; [.B330] &amp; &quot;'.$A$1:$Z$1000&quot;); 0; MATCH(&quot;total_assembly_time_min&quot;; INDIRECT(&quot;'&quot; &amp; [.B330] &amp; &quot;'.$A$1:$Z$1&quot;); 0)))/60; &quot;&quot;)">
            <text:p/>
          </table:table-cell>
          <table:table-cell table:content-validation-name="val5" table:formula="of:=IF([.C330]&lt;&gt;&quot;&quot;; [$values.$B$2]; &quot;&quot;)">
            <text:p/>
          </table:table-cell>
          <table:table-cell table:style-name="ce37" table:formula="of:=IF([.C330]&lt;&gt;&quot;&quot;; [.F330]*[.G330]; &quot;&quot;)">
            <text:p/>
          </table:table-cell>
          <table:table-cell table:style-name="ce37" table:formula="of:=IF([.C330]&lt;&gt;&quot;&quot;; [.H330]+[.E330]; &quot;&quot;)">
            <text:p/>
          </table:table-cell>
          <table:table-cell/>
          <table:table-cell table:formula="of:=IF([.C330]&lt;&gt;&quot;&quot;; [.L330]-[.I330]; &quot;&quot;)">
            <text:p/>
          </table:table-cell>
          <table:table-cell table:style-name="ce37" table:formula="of:=IF([.C330]&lt;&gt;&quot;&quot;; [.I330]/(1-[.J330]); &quot;&quot;)">
            <text:p/>
          </table:table-cell>
          <table:table-cell table:content-validation-name="val5" table:formula="of:=IF([.C330]&lt;&gt;&quot;&quot;; [$values.$A$2]; &quot;&quot;)">
            <text:p/>
          </table:table-cell>
          <table:table-cell table:style-name="ce37" table:formula="of:=IF([.C330]&lt;&gt;&quot;&quot;; [.O330]-[.L330]; &quot;&quot;)">
            <text:p/>
          </table:table-cell>
          <table:table-cell table:style-name="ce37" table:formula="of:=IF([.C330]&lt;&gt;&quot;&quot;; [.L330]/(1-[.M330]); &quot;&quot;)">
            <text:p/>
          </table:table-cell>
          <table:table-cell table:number-columns-repeated="1009"/>
        </table:table-row>
        <table:table-row table:style-name="ro1">
          <table:table-cell office:value-type="string" calcext:value-type="string">
            <text:p>b8a50f58-186d-4fa2-b5f9-d24c3ee1249c</text:p>
          </table:table-cell>
          <table:table-cell office:value-type="string" calcext:value-type="string">
            <text:p>bom_00330</text:p>
          </table:table-cell>
          <table:table-cell/>
          <table:table-cell table:formula="of:=IF([.C331]&lt;&gt;&quot;&quot;; SUM(INDEX(INDIRECT(&quot;'&quot; &amp; [.B331] &amp; &quot;'.$A$1:$Z$1000&quot;); 0; MATCH(&quot;count&quot;; INDIRECT(&quot;'&quot; &amp; [.B331] &amp; &quot;'.$A$1:$Z$1&quot;); 0))); &quot;&quot;)">
            <text:p/>
          </table:table-cell>
          <table:table-cell table:formula="of:=IF([.C331]&lt;&gt;&quot;&quot;; SUM(INDEX(INDIRECT(&quot;'&quot; &amp; [.B331] &amp; &quot;'.$A$1:$Z$1000&quot;); 0; MATCH(&quot;cost&quot;; INDIRECT(&quot;'&quot; &amp; [.B331] &amp; &quot;'.$A$1:$Z$1&quot;); 0))); &quot;&quot;)">
            <text:p/>
          </table:table-cell>
          <table:table-cell table:style-name="ce39" table:formula="of:=IF([.C331]&lt;&gt;&quot;&quot;; SUM(INDEX(INDIRECT(&quot;'&quot; &amp; [.B331] &amp; &quot;'.$A$1:$Z$1000&quot;); 0; MATCH(&quot;total_assembly_time_min&quot;; INDIRECT(&quot;'&quot; &amp; [.B331] &amp; &quot;'.$A$1:$Z$1&quot;); 0)))/60; &quot;&quot;)">
            <text:p/>
          </table:table-cell>
          <table:table-cell table:content-validation-name="val5" table:formula="of:=IF([.C331]&lt;&gt;&quot;&quot;; [$values.$B$2]; &quot;&quot;)">
            <text:p/>
          </table:table-cell>
          <table:table-cell table:style-name="ce37" table:formula="of:=IF([.C331]&lt;&gt;&quot;&quot;; [.F331]*[.G331]; &quot;&quot;)">
            <text:p/>
          </table:table-cell>
          <table:table-cell table:style-name="ce37" table:formula="of:=IF([.C331]&lt;&gt;&quot;&quot;; [.H331]+[.E331]; &quot;&quot;)">
            <text:p/>
          </table:table-cell>
          <table:table-cell/>
          <table:table-cell table:formula="of:=IF([.C331]&lt;&gt;&quot;&quot;; [.L331]-[.I331]; &quot;&quot;)">
            <text:p/>
          </table:table-cell>
          <table:table-cell table:style-name="ce37" table:formula="of:=IF([.C331]&lt;&gt;&quot;&quot;; [.I331]/(1-[.J331]); &quot;&quot;)">
            <text:p/>
          </table:table-cell>
          <table:table-cell table:content-validation-name="val5" table:formula="of:=IF([.C331]&lt;&gt;&quot;&quot;; [$values.$A$2]; &quot;&quot;)">
            <text:p/>
          </table:table-cell>
          <table:table-cell table:style-name="ce37" table:formula="of:=IF([.C331]&lt;&gt;&quot;&quot;; [.O331]-[.L331]; &quot;&quot;)">
            <text:p/>
          </table:table-cell>
          <table:table-cell table:style-name="ce37" table:formula="of:=IF([.C331]&lt;&gt;&quot;&quot;; [.L331]/(1-[.M331]); &quot;&quot;)">
            <text:p/>
          </table:table-cell>
          <table:table-cell table:number-columns-repeated="1009"/>
        </table:table-row>
        <table:table-row table:style-name="ro1">
          <table:table-cell office:value-type="string" calcext:value-type="string">
            <text:p>de1dd992-4b51-4f23-be16-e31b1ecefa41</text:p>
          </table:table-cell>
          <table:table-cell office:value-type="string" calcext:value-type="string">
            <text:p>bom_00331</text:p>
          </table:table-cell>
          <table:table-cell/>
          <table:table-cell table:formula="of:=IF([.C332]&lt;&gt;&quot;&quot;; SUM(INDEX(INDIRECT(&quot;'&quot; &amp; [.B332] &amp; &quot;'.$A$1:$Z$1000&quot;); 0; MATCH(&quot;count&quot;; INDIRECT(&quot;'&quot; &amp; [.B332] &amp; &quot;'.$A$1:$Z$1&quot;); 0))); &quot;&quot;)">
            <text:p/>
          </table:table-cell>
          <table:table-cell table:formula="of:=IF([.C332]&lt;&gt;&quot;&quot;; SUM(INDEX(INDIRECT(&quot;'&quot; &amp; [.B332] &amp; &quot;'.$A$1:$Z$1000&quot;); 0; MATCH(&quot;cost&quot;; INDIRECT(&quot;'&quot; &amp; [.B332] &amp; &quot;'.$A$1:$Z$1&quot;); 0))); &quot;&quot;)">
            <text:p/>
          </table:table-cell>
          <table:table-cell table:style-name="ce39" table:formula="of:=IF([.C332]&lt;&gt;&quot;&quot;; SUM(INDEX(INDIRECT(&quot;'&quot; &amp; [.B332] &amp; &quot;'.$A$1:$Z$1000&quot;); 0; MATCH(&quot;total_assembly_time_min&quot;; INDIRECT(&quot;'&quot; &amp; [.B332] &amp; &quot;'.$A$1:$Z$1&quot;); 0)))/60; &quot;&quot;)">
            <text:p/>
          </table:table-cell>
          <table:table-cell table:content-validation-name="val5" table:formula="of:=IF([.C332]&lt;&gt;&quot;&quot;; [$values.$B$2]; &quot;&quot;)">
            <text:p/>
          </table:table-cell>
          <table:table-cell table:style-name="ce37" table:formula="of:=IF([.C332]&lt;&gt;&quot;&quot;; [.F332]*[.G332]; &quot;&quot;)">
            <text:p/>
          </table:table-cell>
          <table:table-cell table:style-name="ce37" table:formula="of:=IF([.C332]&lt;&gt;&quot;&quot;; [.H332]+[.E332]; &quot;&quot;)">
            <text:p/>
          </table:table-cell>
          <table:table-cell/>
          <table:table-cell table:formula="of:=IF([.C332]&lt;&gt;&quot;&quot;; [.L332]-[.I332]; &quot;&quot;)">
            <text:p/>
          </table:table-cell>
          <table:table-cell table:style-name="ce37" table:formula="of:=IF([.C332]&lt;&gt;&quot;&quot;; [.I332]/(1-[.J332]); &quot;&quot;)">
            <text:p/>
          </table:table-cell>
          <table:table-cell table:content-validation-name="val5" table:formula="of:=IF([.C332]&lt;&gt;&quot;&quot;; [$values.$A$2]; &quot;&quot;)">
            <text:p/>
          </table:table-cell>
          <table:table-cell table:style-name="ce37" table:formula="of:=IF([.C332]&lt;&gt;&quot;&quot;; [.O332]-[.L332]; &quot;&quot;)">
            <text:p/>
          </table:table-cell>
          <table:table-cell table:style-name="ce37" table:formula="of:=IF([.C332]&lt;&gt;&quot;&quot;; [.L332]/(1-[.M332]); &quot;&quot;)">
            <text:p/>
          </table:table-cell>
          <table:table-cell table:number-columns-repeated="1009"/>
        </table:table-row>
        <table:table-row table:style-name="ro1">
          <table:table-cell office:value-type="string" calcext:value-type="string">
            <text:p>ad5901f7-33ef-42ed-bbc4-7c6b49b5f7e4</text:p>
          </table:table-cell>
          <table:table-cell office:value-type="string" calcext:value-type="string">
            <text:p>bom_00332</text:p>
          </table:table-cell>
          <table:table-cell/>
          <table:table-cell table:formula="of:=IF([.C333]&lt;&gt;&quot;&quot;; SUM(INDEX(INDIRECT(&quot;'&quot; &amp; [.B333] &amp; &quot;'.$A$1:$Z$1000&quot;); 0; MATCH(&quot;count&quot;; INDIRECT(&quot;'&quot; &amp; [.B333] &amp; &quot;'.$A$1:$Z$1&quot;); 0))); &quot;&quot;)">
            <text:p/>
          </table:table-cell>
          <table:table-cell table:formula="of:=IF([.C333]&lt;&gt;&quot;&quot;; SUM(INDEX(INDIRECT(&quot;'&quot; &amp; [.B333] &amp; &quot;'.$A$1:$Z$1000&quot;); 0; MATCH(&quot;cost&quot;; INDIRECT(&quot;'&quot; &amp; [.B333] &amp; &quot;'.$A$1:$Z$1&quot;); 0))); &quot;&quot;)">
            <text:p/>
          </table:table-cell>
          <table:table-cell table:style-name="ce39" table:formula="of:=IF([.C333]&lt;&gt;&quot;&quot;; SUM(INDEX(INDIRECT(&quot;'&quot; &amp; [.B333] &amp; &quot;'.$A$1:$Z$1000&quot;); 0; MATCH(&quot;total_assembly_time_min&quot;; INDIRECT(&quot;'&quot; &amp; [.B333] &amp; &quot;'.$A$1:$Z$1&quot;); 0)))/60; &quot;&quot;)">
            <text:p/>
          </table:table-cell>
          <table:table-cell table:content-validation-name="val5" table:formula="of:=IF([.C333]&lt;&gt;&quot;&quot;; [$values.$B$2]; &quot;&quot;)">
            <text:p/>
          </table:table-cell>
          <table:table-cell table:style-name="ce37" table:formula="of:=IF([.C333]&lt;&gt;&quot;&quot;; [.F333]*[.G333]; &quot;&quot;)">
            <text:p/>
          </table:table-cell>
          <table:table-cell table:style-name="ce37" table:formula="of:=IF([.C333]&lt;&gt;&quot;&quot;; [.H333]+[.E333]; &quot;&quot;)">
            <text:p/>
          </table:table-cell>
          <table:table-cell/>
          <table:table-cell table:formula="of:=IF([.C333]&lt;&gt;&quot;&quot;; [.L333]-[.I333]; &quot;&quot;)">
            <text:p/>
          </table:table-cell>
          <table:table-cell table:style-name="ce37" table:formula="of:=IF([.C333]&lt;&gt;&quot;&quot;; [.I333]/(1-[.J333]); &quot;&quot;)">
            <text:p/>
          </table:table-cell>
          <table:table-cell table:content-validation-name="val5" table:formula="of:=IF([.C333]&lt;&gt;&quot;&quot;; [$values.$A$2]; &quot;&quot;)">
            <text:p/>
          </table:table-cell>
          <table:table-cell table:style-name="ce37" table:formula="of:=IF([.C333]&lt;&gt;&quot;&quot;; [.O333]-[.L333]; &quot;&quot;)">
            <text:p/>
          </table:table-cell>
          <table:table-cell table:style-name="ce37" table:formula="of:=IF([.C333]&lt;&gt;&quot;&quot;; [.L333]/(1-[.M333]); &quot;&quot;)">
            <text:p/>
          </table:table-cell>
          <table:table-cell table:number-columns-repeated="1009"/>
        </table:table-row>
        <table:table-row table:style-name="ro1">
          <table:table-cell office:value-type="string" calcext:value-type="string">
            <text:p>84ef24a9-a643-403a-ac80-d5d5acada2a3</text:p>
          </table:table-cell>
          <table:table-cell office:value-type="string" calcext:value-type="string">
            <text:p>bom_00333</text:p>
          </table:table-cell>
          <table:table-cell/>
          <table:table-cell table:formula="of:=IF([.C334]&lt;&gt;&quot;&quot;; SUM(INDEX(INDIRECT(&quot;'&quot; &amp; [.B334] &amp; &quot;'.$A$1:$Z$1000&quot;); 0; MATCH(&quot;count&quot;; INDIRECT(&quot;'&quot; &amp; [.B334] &amp; &quot;'.$A$1:$Z$1&quot;); 0))); &quot;&quot;)">
            <text:p/>
          </table:table-cell>
          <table:table-cell table:formula="of:=IF([.C334]&lt;&gt;&quot;&quot;; SUM(INDEX(INDIRECT(&quot;'&quot; &amp; [.B334] &amp; &quot;'.$A$1:$Z$1000&quot;); 0; MATCH(&quot;cost&quot;; INDIRECT(&quot;'&quot; &amp; [.B334] &amp; &quot;'.$A$1:$Z$1&quot;); 0))); &quot;&quot;)">
            <text:p/>
          </table:table-cell>
          <table:table-cell table:style-name="ce39" table:formula="of:=IF([.C334]&lt;&gt;&quot;&quot;; SUM(INDEX(INDIRECT(&quot;'&quot; &amp; [.B334] &amp; &quot;'.$A$1:$Z$1000&quot;); 0; MATCH(&quot;total_assembly_time_min&quot;; INDIRECT(&quot;'&quot; &amp; [.B334] &amp; &quot;'.$A$1:$Z$1&quot;); 0)))/60; &quot;&quot;)">
            <text:p/>
          </table:table-cell>
          <table:table-cell table:content-validation-name="val5" table:formula="of:=IF([.C334]&lt;&gt;&quot;&quot;; [$values.$B$2]; &quot;&quot;)">
            <text:p/>
          </table:table-cell>
          <table:table-cell table:style-name="ce37" table:formula="of:=IF([.C334]&lt;&gt;&quot;&quot;; [.F334]*[.G334]; &quot;&quot;)">
            <text:p/>
          </table:table-cell>
          <table:table-cell table:style-name="ce37" table:formula="of:=IF([.C334]&lt;&gt;&quot;&quot;; [.H334]+[.E334]; &quot;&quot;)">
            <text:p/>
          </table:table-cell>
          <table:table-cell/>
          <table:table-cell table:formula="of:=IF([.C334]&lt;&gt;&quot;&quot;; [.L334]-[.I334]; &quot;&quot;)">
            <text:p/>
          </table:table-cell>
          <table:table-cell table:style-name="ce37" table:formula="of:=IF([.C334]&lt;&gt;&quot;&quot;; [.I334]/(1-[.J334]); &quot;&quot;)">
            <text:p/>
          </table:table-cell>
          <table:table-cell table:content-validation-name="val5" table:formula="of:=IF([.C334]&lt;&gt;&quot;&quot;; [$values.$A$2]; &quot;&quot;)">
            <text:p/>
          </table:table-cell>
          <table:table-cell table:style-name="ce37" table:formula="of:=IF([.C334]&lt;&gt;&quot;&quot;; [.O334]-[.L334]; &quot;&quot;)">
            <text:p/>
          </table:table-cell>
          <table:table-cell table:style-name="ce37" table:formula="of:=IF([.C334]&lt;&gt;&quot;&quot;; [.L334]/(1-[.M334]); &quot;&quot;)">
            <text:p/>
          </table:table-cell>
          <table:table-cell table:number-columns-repeated="1009"/>
        </table:table-row>
        <table:table-row table:style-name="ro1">
          <table:table-cell office:value-type="string" calcext:value-type="string">
            <text:p>9d4290f9-52d5-4e76-843e-0cb95c977aff</text:p>
          </table:table-cell>
          <table:table-cell office:value-type="string" calcext:value-type="string">
            <text:p>bom_00334</text:p>
          </table:table-cell>
          <table:table-cell/>
          <table:table-cell table:formula="of:=IF([.C335]&lt;&gt;&quot;&quot;; SUM(INDEX(INDIRECT(&quot;'&quot; &amp; [.B335] &amp; &quot;'.$A$1:$Z$1000&quot;); 0; MATCH(&quot;count&quot;; INDIRECT(&quot;'&quot; &amp; [.B335] &amp; &quot;'.$A$1:$Z$1&quot;); 0))); &quot;&quot;)">
            <text:p/>
          </table:table-cell>
          <table:table-cell table:formula="of:=IF([.C335]&lt;&gt;&quot;&quot;; SUM(INDEX(INDIRECT(&quot;'&quot; &amp; [.B335] &amp; &quot;'.$A$1:$Z$1000&quot;); 0; MATCH(&quot;cost&quot;; INDIRECT(&quot;'&quot; &amp; [.B335] &amp; &quot;'.$A$1:$Z$1&quot;); 0))); &quot;&quot;)">
            <text:p/>
          </table:table-cell>
          <table:table-cell table:style-name="ce39" table:formula="of:=IF([.C335]&lt;&gt;&quot;&quot;; SUM(INDEX(INDIRECT(&quot;'&quot; &amp; [.B335] &amp; &quot;'.$A$1:$Z$1000&quot;); 0; MATCH(&quot;total_assembly_time_min&quot;; INDIRECT(&quot;'&quot; &amp; [.B335] &amp; &quot;'.$A$1:$Z$1&quot;); 0)))/60; &quot;&quot;)">
            <text:p/>
          </table:table-cell>
          <table:table-cell table:content-validation-name="val5" table:formula="of:=IF([.C335]&lt;&gt;&quot;&quot;; [$values.$B$2]; &quot;&quot;)">
            <text:p/>
          </table:table-cell>
          <table:table-cell table:style-name="ce37" table:formula="of:=IF([.C335]&lt;&gt;&quot;&quot;; [.F335]*[.G335]; &quot;&quot;)">
            <text:p/>
          </table:table-cell>
          <table:table-cell table:style-name="ce37" table:formula="of:=IF([.C335]&lt;&gt;&quot;&quot;; [.H335]+[.E335]; &quot;&quot;)">
            <text:p/>
          </table:table-cell>
          <table:table-cell/>
          <table:table-cell table:formula="of:=IF([.C335]&lt;&gt;&quot;&quot;; [.L335]-[.I335]; &quot;&quot;)">
            <text:p/>
          </table:table-cell>
          <table:table-cell table:style-name="ce37" table:formula="of:=IF([.C335]&lt;&gt;&quot;&quot;; [.I335]/(1-[.J335]); &quot;&quot;)">
            <text:p/>
          </table:table-cell>
          <table:table-cell table:content-validation-name="val5" table:formula="of:=IF([.C335]&lt;&gt;&quot;&quot;; [$values.$A$2]; &quot;&quot;)">
            <text:p/>
          </table:table-cell>
          <table:table-cell table:style-name="ce37" table:formula="of:=IF([.C335]&lt;&gt;&quot;&quot;; [.O335]-[.L335]; &quot;&quot;)">
            <text:p/>
          </table:table-cell>
          <table:table-cell table:style-name="ce37" table:formula="of:=IF([.C335]&lt;&gt;&quot;&quot;; [.L335]/(1-[.M335]); &quot;&quot;)">
            <text:p/>
          </table:table-cell>
          <table:table-cell table:number-columns-repeated="1009"/>
        </table:table-row>
        <table:table-row table:style-name="ro1">
          <table:table-cell office:value-type="string" calcext:value-type="string">
            <text:p>1b84bfb7-3d00-46e2-a60b-8dd61d10c4eb</text:p>
          </table:table-cell>
          <table:table-cell office:value-type="string" calcext:value-type="string">
            <text:p>bom_00335</text:p>
          </table:table-cell>
          <table:table-cell/>
          <table:table-cell table:formula="of:=IF([.C336]&lt;&gt;&quot;&quot;; SUM(INDEX(INDIRECT(&quot;'&quot; &amp; [.B336] &amp; &quot;'.$A$1:$Z$1000&quot;); 0; MATCH(&quot;count&quot;; INDIRECT(&quot;'&quot; &amp; [.B336] &amp; &quot;'.$A$1:$Z$1&quot;); 0))); &quot;&quot;)">
            <text:p/>
          </table:table-cell>
          <table:table-cell table:formula="of:=IF([.C336]&lt;&gt;&quot;&quot;; SUM(INDEX(INDIRECT(&quot;'&quot; &amp; [.B336] &amp; &quot;'.$A$1:$Z$1000&quot;); 0; MATCH(&quot;cost&quot;; INDIRECT(&quot;'&quot; &amp; [.B336] &amp; &quot;'.$A$1:$Z$1&quot;); 0))); &quot;&quot;)">
            <text:p/>
          </table:table-cell>
          <table:table-cell table:style-name="ce39" table:formula="of:=IF([.C336]&lt;&gt;&quot;&quot;; SUM(INDEX(INDIRECT(&quot;'&quot; &amp; [.B336] &amp; &quot;'.$A$1:$Z$1000&quot;); 0; MATCH(&quot;total_assembly_time_min&quot;; INDIRECT(&quot;'&quot; &amp; [.B336] &amp; &quot;'.$A$1:$Z$1&quot;); 0)))/60; &quot;&quot;)">
            <text:p/>
          </table:table-cell>
          <table:table-cell table:content-validation-name="val5" table:formula="of:=IF([.C336]&lt;&gt;&quot;&quot;; [$values.$B$2]; &quot;&quot;)">
            <text:p/>
          </table:table-cell>
          <table:table-cell table:style-name="ce37" table:formula="of:=IF([.C336]&lt;&gt;&quot;&quot;; [.F336]*[.G336]; &quot;&quot;)">
            <text:p/>
          </table:table-cell>
          <table:table-cell table:style-name="ce37" table:formula="of:=IF([.C336]&lt;&gt;&quot;&quot;; [.H336]+[.E336]; &quot;&quot;)">
            <text:p/>
          </table:table-cell>
          <table:table-cell/>
          <table:table-cell table:formula="of:=IF([.C336]&lt;&gt;&quot;&quot;; [.L336]-[.I336]; &quot;&quot;)">
            <text:p/>
          </table:table-cell>
          <table:table-cell table:style-name="ce37" table:formula="of:=IF([.C336]&lt;&gt;&quot;&quot;; [.I336]/(1-[.J336]); &quot;&quot;)">
            <text:p/>
          </table:table-cell>
          <table:table-cell table:content-validation-name="val5" table:formula="of:=IF([.C336]&lt;&gt;&quot;&quot;; [$values.$A$2]; &quot;&quot;)">
            <text:p/>
          </table:table-cell>
          <table:table-cell table:style-name="ce37" table:formula="of:=IF([.C336]&lt;&gt;&quot;&quot;; [.O336]-[.L336]; &quot;&quot;)">
            <text:p/>
          </table:table-cell>
          <table:table-cell table:style-name="ce37" table:formula="of:=IF([.C336]&lt;&gt;&quot;&quot;; [.L336]/(1-[.M336]); &quot;&quot;)">
            <text:p/>
          </table:table-cell>
          <table:table-cell table:number-columns-repeated="1009"/>
        </table:table-row>
        <table:table-row table:style-name="ro1">
          <table:table-cell office:value-type="string" calcext:value-type="string">
            <text:p>662a8eab-72c6-4fee-a62c-b531a6838b68</text:p>
          </table:table-cell>
          <table:table-cell office:value-type="string" calcext:value-type="string">
            <text:p>bom_00336</text:p>
          </table:table-cell>
          <table:table-cell/>
          <table:table-cell table:formula="of:=IF([.C337]&lt;&gt;&quot;&quot;; SUM(INDEX(INDIRECT(&quot;'&quot; &amp; [.B337] &amp; &quot;'.$A$1:$Z$1000&quot;); 0; MATCH(&quot;count&quot;; INDIRECT(&quot;'&quot; &amp; [.B337] &amp; &quot;'.$A$1:$Z$1&quot;); 0))); &quot;&quot;)">
            <text:p/>
          </table:table-cell>
          <table:table-cell table:formula="of:=IF([.C337]&lt;&gt;&quot;&quot;; SUM(INDEX(INDIRECT(&quot;'&quot; &amp; [.B337] &amp; &quot;'.$A$1:$Z$1000&quot;); 0; MATCH(&quot;cost&quot;; INDIRECT(&quot;'&quot; &amp; [.B337] &amp; &quot;'.$A$1:$Z$1&quot;); 0))); &quot;&quot;)">
            <text:p/>
          </table:table-cell>
          <table:table-cell table:style-name="ce39" table:formula="of:=IF([.C337]&lt;&gt;&quot;&quot;; SUM(INDEX(INDIRECT(&quot;'&quot; &amp; [.B337] &amp; &quot;'.$A$1:$Z$1000&quot;); 0; MATCH(&quot;total_assembly_time_min&quot;; INDIRECT(&quot;'&quot; &amp; [.B337] &amp; &quot;'.$A$1:$Z$1&quot;); 0)))/60; &quot;&quot;)">
            <text:p/>
          </table:table-cell>
          <table:table-cell table:content-validation-name="val5" table:formula="of:=IF([.C337]&lt;&gt;&quot;&quot;; [$values.$B$2]; &quot;&quot;)">
            <text:p/>
          </table:table-cell>
          <table:table-cell table:style-name="ce37" table:formula="of:=IF([.C337]&lt;&gt;&quot;&quot;; [.F337]*[.G337]; &quot;&quot;)">
            <text:p/>
          </table:table-cell>
          <table:table-cell table:style-name="ce37" table:formula="of:=IF([.C337]&lt;&gt;&quot;&quot;; [.H337]+[.E337]; &quot;&quot;)">
            <text:p/>
          </table:table-cell>
          <table:table-cell/>
          <table:table-cell table:formula="of:=IF([.C337]&lt;&gt;&quot;&quot;; [.L337]-[.I337]; &quot;&quot;)">
            <text:p/>
          </table:table-cell>
          <table:table-cell table:style-name="ce37" table:formula="of:=IF([.C337]&lt;&gt;&quot;&quot;; [.I337]/(1-[.J337]); &quot;&quot;)">
            <text:p/>
          </table:table-cell>
          <table:table-cell table:content-validation-name="val5" table:formula="of:=IF([.C337]&lt;&gt;&quot;&quot;; [$values.$A$2]; &quot;&quot;)">
            <text:p/>
          </table:table-cell>
          <table:table-cell table:style-name="ce37" table:formula="of:=IF([.C337]&lt;&gt;&quot;&quot;; [.O337]-[.L337]; &quot;&quot;)">
            <text:p/>
          </table:table-cell>
          <table:table-cell table:style-name="ce37" table:formula="of:=IF([.C337]&lt;&gt;&quot;&quot;; [.L337]/(1-[.M337]); &quot;&quot;)">
            <text:p/>
          </table:table-cell>
          <table:table-cell table:number-columns-repeated="1009"/>
        </table:table-row>
        <table:table-row table:style-name="ro1">
          <table:table-cell office:value-type="string" calcext:value-type="string">
            <text:p>d4195d6c-9be6-4bf5-903b-c8a7f453b6a8</text:p>
          </table:table-cell>
          <table:table-cell office:value-type="string" calcext:value-type="string">
            <text:p>bom_00337</text:p>
          </table:table-cell>
          <table:table-cell/>
          <table:table-cell table:formula="of:=IF([.C338]&lt;&gt;&quot;&quot;; SUM(INDEX(INDIRECT(&quot;'&quot; &amp; [.B338] &amp; &quot;'.$A$1:$Z$1000&quot;); 0; MATCH(&quot;count&quot;; INDIRECT(&quot;'&quot; &amp; [.B338] &amp; &quot;'.$A$1:$Z$1&quot;); 0))); &quot;&quot;)">
            <text:p/>
          </table:table-cell>
          <table:table-cell table:formula="of:=IF([.C338]&lt;&gt;&quot;&quot;; SUM(INDEX(INDIRECT(&quot;'&quot; &amp; [.B338] &amp; &quot;'.$A$1:$Z$1000&quot;); 0; MATCH(&quot;cost&quot;; INDIRECT(&quot;'&quot; &amp; [.B338] &amp; &quot;'.$A$1:$Z$1&quot;); 0))); &quot;&quot;)">
            <text:p/>
          </table:table-cell>
          <table:table-cell table:style-name="ce39" table:formula="of:=IF([.C338]&lt;&gt;&quot;&quot;; SUM(INDEX(INDIRECT(&quot;'&quot; &amp; [.B338] &amp; &quot;'.$A$1:$Z$1000&quot;); 0; MATCH(&quot;total_assembly_time_min&quot;; INDIRECT(&quot;'&quot; &amp; [.B338] &amp; &quot;'.$A$1:$Z$1&quot;); 0)))/60; &quot;&quot;)">
            <text:p/>
          </table:table-cell>
          <table:table-cell table:content-validation-name="val5" table:formula="of:=IF([.C338]&lt;&gt;&quot;&quot;; [$values.$B$2]; &quot;&quot;)">
            <text:p/>
          </table:table-cell>
          <table:table-cell table:style-name="ce37" table:formula="of:=IF([.C338]&lt;&gt;&quot;&quot;; [.F338]*[.G338]; &quot;&quot;)">
            <text:p/>
          </table:table-cell>
          <table:table-cell table:style-name="ce37" table:formula="of:=IF([.C338]&lt;&gt;&quot;&quot;; [.H338]+[.E338]; &quot;&quot;)">
            <text:p/>
          </table:table-cell>
          <table:table-cell/>
          <table:table-cell table:formula="of:=IF([.C338]&lt;&gt;&quot;&quot;; [.L338]-[.I338]; &quot;&quot;)">
            <text:p/>
          </table:table-cell>
          <table:table-cell table:style-name="ce37" table:formula="of:=IF([.C338]&lt;&gt;&quot;&quot;; [.I338]/(1-[.J338]); &quot;&quot;)">
            <text:p/>
          </table:table-cell>
          <table:table-cell table:content-validation-name="val5" table:formula="of:=IF([.C338]&lt;&gt;&quot;&quot;; [$values.$A$2]; &quot;&quot;)">
            <text:p/>
          </table:table-cell>
          <table:table-cell table:style-name="ce37" table:formula="of:=IF([.C338]&lt;&gt;&quot;&quot;; [.O338]-[.L338]; &quot;&quot;)">
            <text:p/>
          </table:table-cell>
          <table:table-cell table:style-name="ce37" table:formula="of:=IF([.C338]&lt;&gt;&quot;&quot;; [.L338]/(1-[.M338]); &quot;&quot;)">
            <text:p/>
          </table:table-cell>
          <table:table-cell table:number-columns-repeated="1009"/>
        </table:table-row>
        <table:table-row table:style-name="ro1">
          <table:table-cell office:value-type="string" calcext:value-type="string">
            <text:p>37ec9b6f-bf1c-438b-8534-024ed77285c7</text:p>
          </table:table-cell>
          <table:table-cell office:value-type="string" calcext:value-type="string">
            <text:p>bom_00338</text:p>
          </table:table-cell>
          <table:table-cell/>
          <table:table-cell table:formula="of:=IF([.C339]&lt;&gt;&quot;&quot;; SUM(INDEX(INDIRECT(&quot;'&quot; &amp; [.B339] &amp; &quot;'.$A$1:$Z$1000&quot;); 0; MATCH(&quot;count&quot;; INDIRECT(&quot;'&quot; &amp; [.B339] &amp; &quot;'.$A$1:$Z$1&quot;); 0))); &quot;&quot;)">
            <text:p/>
          </table:table-cell>
          <table:table-cell table:formula="of:=IF([.C339]&lt;&gt;&quot;&quot;; SUM(INDEX(INDIRECT(&quot;'&quot; &amp; [.B339] &amp; &quot;'.$A$1:$Z$1000&quot;); 0; MATCH(&quot;cost&quot;; INDIRECT(&quot;'&quot; &amp; [.B339] &amp; &quot;'.$A$1:$Z$1&quot;); 0))); &quot;&quot;)">
            <text:p/>
          </table:table-cell>
          <table:table-cell table:style-name="ce39" table:formula="of:=IF([.C339]&lt;&gt;&quot;&quot;; SUM(INDEX(INDIRECT(&quot;'&quot; &amp; [.B339] &amp; &quot;'.$A$1:$Z$1000&quot;); 0; MATCH(&quot;total_assembly_time_min&quot;; INDIRECT(&quot;'&quot; &amp; [.B339] &amp; &quot;'.$A$1:$Z$1&quot;); 0)))/60; &quot;&quot;)">
            <text:p/>
          </table:table-cell>
          <table:table-cell table:content-validation-name="val5" table:formula="of:=IF([.C339]&lt;&gt;&quot;&quot;; [$values.$B$2]; &quot;&quot;)">
            <text:p/>
          </table:table-cell>
          <table:table-cell table:style-name="ce37" table:formula="of:=IF([.C339]&lt;&gt;&quot;&quot;; [.F339]*[.G339]; &quot;&quot;)">
            <text:p/>
          </table:table-cell>
          <table:table-cell table:style-name="ce37" table:formula="of:=IF([.C339]&lt;&gt;&quot;&quot;; [.H339]+[.E339]; &quot;&quot;)">
            <text:p/>
          </table:table-cell>
          <table:table-cell/>
          <table:table-cell table:formula="of:=IF([.C339]&lt;&gt;&quot;&quot;; [.L339]-[.I339]; &quot;&quot;)">
            <text:p/>
          </table:table-cell>
          <table:table-cell table:style-name="ce37" table:formula="of:=IF([.C339]&lt;&gt;&quot;&quot;; [.I339]/(1-[.J339]); &quot;&quot;)">
            <text:p/>
          </table:table-cell>
          <table:table-cell table:content-validation-name="val5" table:formula="of:=IF([.C339]&lt;&gt;&quot;&quot;; [$values.$A$2]; &quot;&quot;)">
            <text:p/>
          </table:table-cell>
          <table:table-cell table:style-name="ce37" table:formula="of:=IF([.C339]&lt;&gt;&quot;&quot;; [.O339]-[.L339]; &quot;&quot;)">
            <text:p/>
          </table:table-cell>
          <table:table-cell table:style-name="ce37" table:formula="of:=IF([.C339]&lt;&gt;&quot;&quot;; [.L339]/(1-[.M339]); &quot;&quot;)">
            <text:p/>
          </table:table-cell>
          <table:table-cell table:number-columns-repeated="1009"/>
        </table:table-row>
        <table:table-row table:style-name="ro1">
          <table:table-cell office:value-type="string" calcext:value-type="string">
            <text:p>d02678c9-0299-4b0d-a8fe-bd208c6bb7d0</text:p>
          </table:table-cell>
          <table:table-cell office:value-type="string" calcext:value-type="string">
            <text:p>bom_00339</text:p>
          </table:table-cell>
          <table:table-cell/>
          <table:table-cell table:formula="of:=IF([.C340]&lt;&gt;&quot;&quot;; SUM(INDEX(INDIRECT(&quot;'&quot; &amp; [.B340] &amp; &quot;'.$A$1:$Z$1000&quot;); 0; MATCH(&quot;count&quot;; INDIRECT(&quot;'&quot; &amp; [.B340] &amp; &quot;'.$A$1:$Z$1&quot;); 0))); &quot;&quot;)">
            <text:p/>
          </table:table-cell>
          <table:table-cell table:formula="of:=IF([.C340]&lt;&gt;&quot;&quot;; SUM(INDEX(INDIRECT(&quot;'&quot; &amp; [.B340] &amp; &quot;'.$A$1:$Z$1000&quot;); 0; MATCH(&quot;cost&quot;; INDIRECT(&quot;'&quot; &amp; [.B340] &amp; &quot;'.$A$1:$Z$1&quot;); 0))); &quot;&quot;)">
            <text:p/>
          </table:table-cell>
          <table:table-cell table:style-name="ce39" table:formula="of:=IF([.C340]&lt;&gt;&quot;&quot;; SUM(INDEX(INDIRECT(&quot;'&quot; &amp; [.B340] &amp; &quot;'.$A$1:$Z$1000&quot;); 0; MATCH(&quot;total_assembly_time_min&quot;; INDIRECT(&quot;'&quot; &amp; [.B340] &amp; &quot;'.$A$1:$Z$1&quot;); 0)))/60; &quot;&quot;)">
            <text:p/>
          </table:table-cell>
          <table:table-cell table:content-validation-name="val5" table:formula="of:=IF([.C340]&lt;&gt;&quot;&quot;; [$values.$B$2]; &quot;&quot;)">
            <text:p/>
          </table:table-cell>
          <table:table-cell table:style-name="ce37" table:formula="of:=IF([.C340]&lt;&gt;&quot;&quot;; [.F340]*[.G340]; &quot;&quot;)">
            <text:p/>
          </table:table-cell>
          <table:table-cell table:style-name="ce37" table:formula="of:=IF([.C340]&lt;&gt;&quot;&quot;; [.H340]+[.E340]; &quot;&quot;)">
            <text:p/>
          </table:table-cell>
          <table:table-cell/>
          <table:table-cell table:formula="of:=IF([.C340]&lt;&gt;&quot;&quot;; [.L340]-[.I340]; &quot;&quot;)">
            <text:p/>
          </table:table-cell>
          <table:table-cell table:style-name="ce37" table:formula="of:=IF([.C340]&lt;&gt;&quot;&quot;; [.I340]/(1-[.J340]); &quot;&quot;)">
            <text:p/>
          </table:table-cell>
          <table:table-cell table:content-validation-name="val5" table:formula="of:=IF([.C340]&lt;&gt;&quot;&quot;; [$values.$A$2]; &quot;&quot;)">
            <text:p/>
          </table:table-cell>
          <table:table-cell table:style-name="ce37" table:formula="of:=IF([.C340]&lt;&gt;&quot;&quot;; [.O340]-[.L340]; &quot;&quot;)">
            <text:p/>
          </table:table-cell>
          <table:table-cell table:style-name="ce37" table:formula="of:=IF([.C340]&lt;&gt;&quot;&quot;; [.L340]/(1-[.M340]); &quot;&quot;)">
            <text:p/>
          </table:table-cell>
          <table:table-cell table:number-columns-repeated="1009"/>
        </table:table-row>
        <table:table-row table:style-name="ro1">
          <table:table-cell office:value-type="string" calcext:value-type="string">
            <text:p>ac5864fa-c334-43e6-b19d-de1d9e55f11f</text:p>
          </table:table-cell>
          <table:table-cell office:value-type="string" calcext:value-type="string">
            <text:p>bom_00340</text:p>
          </table:table-cell>
          <table:table-cell/>
          <table:table-cell table:formula="of:=IF([.C341]&lt;&gt;&quot;&quot;; SUM(INDEX(INDIRECT(&quot;'&quot; &amp; [.B341] &amp; &quot;'.$A$1:$Z$1000&quot;); 0; MATCH(&quot;count&quot;; INDIRECT(&quot;'&quot; &amp; [.B341] &amp; &quot;'.$A$1:$Z$1&quot;); 0))); &quot;&quot;)">
            <text:p/>
          </table:table-cell>
          <table:table-cell table:formula="of:=IF([.C341]&lt;&gt;&quot;&quot;; SUM(INDEX(INDIRECT(&quot;'&quot; &amp; [.B341] &amp; &quot;'.$A$1:$Z$1000&quot;); 0; MATCH(&quot;cost&quot;; INDIRECT(&quot;'&quot; &amp; [.B341] &amp; &quot;'.$A$1:$Z$1&quot;); 0))); &quot;&quot;)">
            <text:p/>
          </table:table-cell>
          <table:table-cell table:style-name="ce39" table:formula="of:=IF([.C341]&lt;&gt;&quot;&quot;; SUM(INDEX(INDIRECT(&quot;'&quot; &amp; [.B341] &amp; &quot;'.$A$1:$Z$1000&quot;); 0; MATCH(&quot;total_assembly_time_min&quot;; INDIRECT(&quot;'&quot; &amp; [.B341] &amp; &quot;'.$A$1:$Z$1&quot;); 0)))/60; &quot;&quot;)">
            <text:p/>
          </table:table-cell>
          <table:table-cell table:content-validation-name="val5" table:formula="of:=IF([.C341]&lt;&gt;&quot;&quot;; [$values.$B$2]; &quot;&quot;)">
            <text:p/>
          </table:table-cell>
          <table:table-cell table:style-name="ce37" table:formula="of:=IF([.C341]&lt;&gt;&quot;&quot;; [.F341]*[.G341]; &quot;&quot;)">
            <text:p/>
          </table:table-cell>
          <table:table-cell table:style-name="ce37" table:formula="of:=IF([.C341]&lt;&gt;&quot;&quot;; [.H341]+[.E341]; &quot;&quot;)">
            <text:p/>
          </table:table-cell>
          <table:table-cell/>
          <table:table-cell table:formula="of:=IF([.C341]&lt;&gt;&quot;&quot;; [.L341]-[.I341]; &quot;&quot;)">
            <text:p/>
          </table:table-cell>
          <table:table-cell table:style-name="ce37" table:formula="of:=IF([.C341]&lt;&gt;&quot;&quot;; [.I341]/(1-[.J341]); &quot;&quot;)">
            <text:p/>
          </table:table-cell>
          <table:table-cell table:content-validation-name="val5" table:formula="of:=IF([.C341]&lt;&gt;&quot;&quot;; [$values.$A$2]; &quot;&quot;)">
            <text:p/>
          </table:table-cell>
          <table:table-cell table:style-name="ce37" table:formula="of:=IF([.C341]&lt;&gt;&quot;&quot;; [.O341]-[.L341]; &quot;&quot;)">
            <text:p/>
          </table:table-cell>
          <table:table-cell table:style-name="ce37" table:formula="of:=IF([.C341]&lt;&gt;&quot;&quot;; [.L341]/(1-[.M341]); &quot;&quot;)">
            <text:p/>
          </table:table-cell>
          <table:table-cell table:number-columns-repeated="1009"/>
        </table:table-row>
        <table:table-row table:style-name="ro1">
          <table:table-cell office:value-type="string" calcext:value-type="string">
            <text:p>8fff1715-4052-4e69-8683-ceb924a7e0c2</text:p>
          </table:table-cell>
          <table:table-cell office:value-type="string" calcext:value-type="string">
            <text:p>bom_00341</text:p>
          </table:table-cell>
          <table:table-cell/>
          <table:table-cell table:formula="of:=IF([.C342]&lt;&gt;&quot;&quot;; SUM(INDEX(INDIRECT(&quot;'&quot; &amp; [.B342] &amp; &quot;'.$A$1:$Z$1000&quot;); 0; MATCH(&quot;count&quot;; INDIRECT(&quot;'&quot; &amp; [.B342] &amp; &quot;'.$A$1:$Z$1&quot;); 0))); &quot;&quot;)">
            <text:p/>
          </table:table-cell>
          <table:table-cell table:formula="of:=IF([.C342]&lt;&gt;&quot;&quot;; SUM(INDEX(INDIRECT(&quot;'&quot; &amp; [.B342] &amp; &quot;'.$A$1:$Z$1000&quot;); 0; MATCH(&quot;cost&quot;; INDIRECT(&quot;'&quot; &amp; [.B342] &amp; &quot;'.$A$1:$Z$1&quot;); 0))); &quot;&quot;)">
            <text:p/>
          </table:table-cell>
          <table:table-cell table:style-name="ce39" table:formula="of:=IF([.C342]&lt;&gt;&quot;&quot;; SUM(INDEX(INDIRECT(&quot;'&quot; &amp; [.B342] &amp; &quot;'.$A$1:$Z$1000&quot;); 0; MATCH(&quot;total_assembly_time_min&quot;; INDIRECT(&quot;'&quot; &amp; [.B342] &amp; &quot;'.$A$1:$Z$1&quot;); 0)))/60; &quot;&quot;)">
            <text:p/>
          </table:table-cell>
          <table:table-cell table:content-validation-name="val5" table:formula="of:=IF([.C342]&lt;&gt;&quot;&quot;; [$values.$B$2]; &quot;&quot;)">
            <text:p/>
          </table:table-cell>
          <table:table-cell table:style-name="ce37" table:formula="of:=IF([.C342]&lt;&gt;&quot;&quot;; [.F342]*[.G342]; &quot;&quot;)">
            <text:p/>
          </table:table-cell>
          <table:table-cell table:style-name="ce37" table:formula="of:=IF([.C342]&lt;&gt;&quot;&quot;; [.H342]+[.E342]; &quot;&quot;)">
            <text:p/>
          </table:table-cell>
          <table:table-cell/>
          <table:table-cell table:formula="of:=IF([.C342]&lt;&gt;&quot;&quot;; [.L342]-[.I342]; &quot;&quot;)">
            <text:p/>
          </table:table-cell>
          <table:table-cell table:style-name="ce37" table:formula="of:=IF([.C342]&lt;&gt;&quot;&quot;; [.I342]/(1-[.J342]); &quot;&quot;)">
            <text:p/>
          </table:table-cell>
          <table:table-cell table:content-validation-name="val5" table:formula="of:=IF([.C342]&lt;&gt;&quot;&quot;; [$values.$A$2]; &quot;&quot;)">
            <text:p/>
          </table:table-cell>
          <table:table-cell table:style-name="ce37" table:formula="of:=IF([.C342]&lt;&gt;&quot;&quot;; [.O342]-[.L342]; &quot;&quot;)">
            <text:p/>
          </table:table-cell>
          <table:table-cell table:style-name="ce37" table:formula="of:=IF([.C342]&lt;&gt;&quot;&quot;; [.L342]/(1-[.M342]); &quot;&quot;)">
            <text:p/>
          </table:table-cell>
          <table:table-cell table:number-columns-repeated="1009"/>
        </table:table-row>
        <table:table-row table:style-name="ro1">
          <table:table-cell office:value-type="string" calcext:value-type="string">
            <text:p>a2696b1a-6867-44e6-b219-182a8c74d76b</text:p>
          </table:table-cell>
          <table:table-cell office:value-type="string" calcext:value-type="string">
            <text:p>bom_00342</text:p>
          </table:table-cell>
          <table:table-cell/>
          <table:table-cell table:formula="of:=IF([.C343]&lt;&gt;&quot;&quot;; SUM(INDEX(INDIRECT(&quot;'&quot; &amp; [.B343] &amp; &quot;'.$A$1:$Z$1000&quot;); 0; MATCH(&quot;count&quot;; INDIRECT(&quot;'&quot; &amp; [.B343] &amp; &quot;'.$A$1:$Z$1&quot;); 0))); &quot;&quot;)">
            <text:p/>
          </table:table-cell>
          <table:table-cell table:formula="of:=IF([.C343]&lt;&gt;&quot;&quot;; SUM(INDEX(INDIRECT(&quot;'&quot; &amp; [.B343] &amp; &quot;'.$A$1:$Z$1000&quot;); 0; MATCH(&quot;cost&quot;; INDIRECT(&quot;'&quot; &amp; [.B343] &amp; &quot;'.$A$1:$Z$1&quot;); 0))); &quot;&quot;)">
            <text:p/>
          </table:table-cell>
          <table:table-cell table:style-name="ce39" table:formula="of:=IF([.C343]&lt;&gt;&quot;&quot;; SUM(INDEX(INDIRECT(&quot;'&quot; &amp; [.B343] &amp; &quot;'.$A$1:$Z$1000&quot;); 0; MATCH(&quot;total_assembly_time_min&quot;; INDIRECT(&quot;'&quot; &amp; [.B343] &amp; &quot;'.$A$1:$Z$1&quot;); 0)))/60; &quot;&quot;)">
            <text:p/>
          </table:table-cell>
          <table:table-cell table:content-validation-name="val5" table:formula="of:=IF([.C343]&lt;&gt;&quot;&quot;; [$values.$B$2]; &quot;&quot;)">
            <text:p/>
          </table:table-cell>
          <table:table-cell table:style-name="ce37" table:formula="of:=IF([.C343]&lt;&gt;&quot;&quot;; [.F343]*[.G343]; &quot;&quot;)">
            <text:p/>
          </table:table-cell>
          <table:table-cell table:style-name="ce37" table:formula="of:=IF([.C343]&lt;&gt;&quot;&quot;; [.H343]+[.E343]; &quot;&quot;)">
            <text:p/>
          </table:table-cell>
          <table:table-cell/>
          <table:table-cell table:formula="of:=IF([.C343]&lt;&gt;&quot;&quot;; [.L343]-[.I343]; &quot;&quot;)">
            <text:p/>
          </table:table-cell>
          <table:table-cell table:style-name="ce37" table:formula="of:=IF([.C343]&lt;&gt;&quot;&quot;; [.I343]/(1-[.J343]); &quot;&quot;)">
            <text:p/>
          </table:table-cell>
          <table:table-cell table:content-validation-name="val5" table:formula="of:=IF([.C343]&lt;&gt;&quot;&quot;; [$values.$A$2]; &quot;&quot;)">
            <text:p/>
          </table:table-cell>
          <table:table-cell table:style-name="ce37" table:formula="of:=IF([.C343]&lt;&gt;&quot;&quot;; [.O343]-[.L343]; &quot;&quot;)">
            <text:p/>
          </table:table-cell>
          <table:table-cell table:style-name="ce37" table:formula="of:=IF([.C343]&lt;&gt;&quot;&quot;; [.L343]/(1-[.M343]); &quot;&quot;)">
            <text:p/>
          </table:table-cell>
          <table:table-cell table:number-columns-repeated="1009"/>
        </table:table-row>
        <table:table-row table:style-name="ro1">
          <table:table-cell office:value-type="string" calcext:value-type="string">
            <text:p>6b71b3ed-0e22-452a-b250-a51a186e4771</text:p>
          </table:table-cell>
          <table:table-cell office:value-type="string" calcext:value-type="string">
            <text:p>bom_00343</text:p>
          </table:table-cell>
          <table:table-cell/>
          <table:table-cell table:formula="of:=IF([.C344]&lt;&gt;&quot;&quot;; SUM(INDEX(INDIRECT(&quot;'&quot; &amp; [.B344] &amp; &quot;'.$A$1:$Z$1000&quot;); 0; MATCH(&quot;count&quot;; INDIRECT(&quot;'&quot; &amp; [.B344] &amp; &quot;'.$A$1:$Z$1&quot;); 0))); &quot;&quot;)">
            <text:p/>
          </table:table-cell>
          <table:table-cell table:formula="of:=IF([.C344]&lt;&gt;&quot;&quot;; SUM(INDEX(INDIRECT(&quot;'&quot; &amp; [.B344] &amp; &quot;'.$A$1:$Z$1000&quot;); 0; MATCH(&quot;cost&quot;; INDIRECT(&quot;'&quot; &amp; [.B344] &amp; &quot;'.$A$1:$Z$1&quot;); 0))); &quot;&quot;)">
            <text:p/>
          </table:table-cell>
          <table:table-cell table:style-name="ce39" table:formula="of:=IF([.C344]&lt;&gt;&quot;&quot;; SUM(INDEX(INDIRECT(&quot;'&quot; &amp; [.B344] &amp; &quot;'.$A$1:$Z$1000&quot;); 0; MATCH(&quot;total_assembly_time_min&quot;; INDIRECT(&quot;'&quot; &amp; [.B344] &amp; &quot;'.$A$1:$Z$1&quot;); 0)))/60; &quot;&quot;)">
            <text:p/>
          </table:table-cell>
          <table:table-cell table:content-validation-name="val5" table:formula="of:=IF([.C344]&lt;&gt;&quot;&quot;; [$values.$B$2]; &quot;&quot;)">
            <text:p/>
          </table:table-cell>
          <table:table-cell table:style-name="ce37" table:formula="of:=IF([.C344]&lt;&gt;&quot;&quot;; [.F344]*[.G344]; &quot;&quot;)">
            <text:p/>
          </table:table-cell>
          <table:table-cell table:style-name="ce37" table:formula="of:=IF([.C344]&lt;&gt;&quot;&quot;; [.H344]+[.E344]; &quot;&quot;)">
            <text:p/>
          </table:table-cell>
          <table:table-cell/>
          <table:table-cell table:formula="of:=IF([.C344]&lt;&gt;&quot;&quot;; [.L344]-[.I344]; &quot;&quot;)">
            <text:p/>
          </table:table-cell>
          <table:table-cell table:style-name="ce37" table:formula="of:=IF([.C344]&lt;&gt;&quot;&quot;; [.I344]/(1-[.J344]); &quot;&quot;)">
            <text:p/>
          </table:table-cell>
          <table:table-cell table:content-validation-name="val5" table:formula="of:=IF([.C344]&lt;&gt;&quot;&quot;; [$values.$A$2]; &quot;&quot;)">
            <text:p/>
          </table:table-cell>
          <table:table-cell table:style-name="ce37" table:formula="of:=IF([.C344]&lt;&gt;&quot;&quot;; [.O344]-[.L344]; &quot;&quot;)">
            <text:p/>
          </table:table-cell>
          <table:table-cell table:style-name="ce37" table:formula="of:=IF([.C344]&lt;&gt;&quot;&quot;; [.L344]/(1-[.M344]); &quot;&quot;)">
            <text:p/>
          </table:table-cell>
          <table:table-cell table:number-columns-repeated="1009"/>
        </table:table-row>
        <table:table-row table:style-name="ro1">
          <table:table-cell office:value-type="string" calcext:value-type="string">
            <text:p>a99ab410-03a7-4338-82d2-5bb24bbb02f1</text:p>
          </table:table-cell>
          <table:table-cell office:value-type="string" calcext:value-type="string">
            <text:p>bom_00344</text:p>
          </table:table-cell>
          <table:table-cell/>
          <table:table-cell table:formula="of:=IF([.C345]&lt;&gt;&quot;&quot;; SUM(INDEX(INDIRECT(&quot;'&quot; &amp; [.B345] &amp; &quot;'.$A$1:$Z$1000&quot;); 0; MATCH(&quot;count&quot;; INDIRECT(&quot;'&quot; &amp; [.B345] &amp; &quot;'.$A$1:$Z$1&quot;); 0))); &quot;&quot;)">
            <text:p/>
          </table:table-cell>
          <table:table-cell table:formula="of:=IF([.C345]&lt;&gt;&quot;&quot;; SUM(INDEX(INDIRECT(&quot;'&quot; &amp; [.B345] &amp; &quot;'.$A$1:$Z$1000&quot;); 0; MATCH(&quot;cost&quot;; INDIRECT(&quot;'&quot; &amp; [.B345] &amp; &quot;'.$A$1:$Z$1&quot;); 0))); &quot;&quot;)">
            <text:p/>
          </table:table-cell>
          <table:table-cell table:style-name="ce39" table:formula="of:=IF([.C345]&lt;&gt;&quot;&quot;; SUM(INDEX(INDIRECT(&quot;'&quot; &amp; [.B345] &amp; &quot;'.$A$1:$Z$1000&quot;); 0; MATCH(&quot;total_assembly_time_min&quot;; INDIRECT(&quot;'&quot; &amp; [.B345] &amp; &quot;'.$A$1:$Z$1&quot;); 0)))/60; &quot;&quot;)">
            <text:p/>
          </table:table-cell>
          <table:table-cell table:content-validation-name="val5" table:formula="of:=IF([.C345]&lt;&gt;&quot;&quot;; [$values.$B$2]; &quot;&quot;)">
            <text:p/>
          </table:table-cell>
          <table:table-cell table:style-name="ce37" table:formula="of:=IF([.C345]&lt;&gt;&quot;&quot;; [.F345]*[.G345]; &quot;&quot;)">
            <text:p/>
          </table:table-cell>
          <table:table-cell table:style-name="ce37" table:formula="of:=IF([.C345]&lt;&gt;&quot;&quot;; [.H345]+[.E345]; &quot;&quot;)">
            <text:p/>
          </table:table-cell>
          <table:table-cell/>
          <table:table-cell table:formula="of:=IF([.C345]&lt;&gt;&quot;&quot;; [.L345]-[.I345]; &quot;&quot;)">
            <text:p/>
          </table:table-cell>
          <table:table-cell table:style-name="ce37" table:formula="of:=IF([.C345]&lt;&gt;&quot;&quot;; [.I345]/(1-[.J345]); &quot;&quot;)">
            <text:p/>
          </table:table-cell>
          <table:table-cell table:content-validation-name="val5" table:formula="of:=IF([.C345]&lt;&gt;&quot;&quot;; [$values.$A$2]; &quot;&quot;)">
            <text:p/>
          </table:table-cell>
          <table:table-cell table:style-name="ce37" table:formula="of:=IF([.C345]&lt;&gt;&quot;&quot;; [.O345]-[.L345]; &quot;&quot;)">
            <text:p/>
          </table:table-cell>
          <table:table-cell table:style-name="ce37" table:formula="of:=IF([.C345]&lt;&gt;&quot;&quot;; [.L345]/(1-[.M345]); &quot;&quot;)">
            <text:p/>
          </table:table-cell>
          <table:table-cell table:number-columns-repeated="1009"/>
        </table:table-row>
        <table:table-row table:style-name="ro1">
          <table:table-cell office:value-type="string" calcext:value-type="string">
            <text:p>18868ba5-073d-4bfb-93a4-93f9b883f0a8</text:p>
          </table:table-cell>
          <table:table-cell office:value-type="string" calcext:value-type="string">
            <text:p>bom_00345</text:p>
          </table:table-cell>
          <table:table-cell/>
          <table:table-cell table:formula="of:=IF([.C346]&lt;&gt;&quot;&quot;; SUM(INDEX(INDIRECT(&quot;'&quot; &amp; [.B346] &amp; &quot;'.$A$1:$Z$1000&quot;); 0; MATCH(&quot;count&quot;; INDIRECT(&quot;'&quot; &amp; [.B346] &amp; &quot;'.$A$1:$Z$1&quot;); 0))); &quot;&quot;)">
            <text:p/>
          </table:table-cell>
          <table:table-cell table:formula="of:=IF([.C346]&lt;&gt;&quot;&quot;; SUM(INDEX(INDIRECT(&quot;'&quot; &amp; [.B346] &amp; &quot;'.$A$1:$Z$1000&quot;); 0; MATCH(&quot;cost&quot;; INDIRECT(&quot;'&quot; &amp; [.B346] &amp; &quot;'.$A$1:$Z$1&quot;); 0))); &quot;&quot;)">
            <text:p/>
          </table:table-cell>
          <table:table-cell table:style-name="ce39" table:formula="of:=IF([.C346]&lt;&gt;&quot;&quot;; SUM(INDEX(INDIRECT(&quot;'&quot; &amp; [.B346] &amp; &quot;'.$A$1:$Z$1000&quot;); 0; MATCH(&quot;total_assembly_time_min&quot;; INDIRECT(&quot;'&quot; &amp; [.B346] &amp; &quot;'.$A$1:$Z$1&quot;); 0)))/60; &quot;&quot;)">
            <text:p/>
          </table:table-cell>
          <table:table-cell table:content-validation-name="val5" table:formula="of:=IF([.C346]&lt;&gt;&quot;&quot;; [$values.$B$2]; &quot;&quot;)">
            <text:p/>
          </table:table-cell>
          <table:table-cell table:style-name="ce37" table:formula="of:=IF([.C346]&lt;&gt;&quot;&quot;; [.F346]*[.G346]; &quot;&quot;)">
            <text:p/>
          </table:table-cell>
          <table:table-cell table:style-name="ce37" table:formula="of:=IF([.C346]&lt;&gt;&quot;&quot;; [.H346]+[.E346]; &quot;&quot;)">
            <text:p/>
          </table:table-cell>
          <table:table-cell/>
          <table:table-cell table:formula="of:=IF([.C346]&lt;&gt;&quot;&quot;; [.L346]-[.I346]; &quot;&quot;)">
            <text:p/>
          </table:table-cell>
          <table:table-cell table:style-name="ce37" table:formula="of:=IF([.C346]&lt;&gt;&quot;&quot;; [.I346]/(1-[.J346]); &quot;&quot;)">
            <text:p/>
          </table:table-cell>
          <table:table-cell table:content-validation-name="val5" table:formula="of:=IF([.C346]&lt;&gt;&quot;&quot;; [$values.$A$2]; &quot;&quot;)">
            <text:p/>
          </table:table-cell>
          <table:table-cell table:style-name="ce37" table:formula="of:=IF([.C346]&lt;&gt;&quot;&quot;; [.O346]-[.L346]; &quot;&quot;)">
            <text:p/>
          </table:table-cell>
          <table:table-cell table:style-name="ce37" table:formula="of:=IF([.C346]&lt;&gt;&quot;&quot;; [.L346]/(1-[.M346]); &quot;&quot;)">
            <text:p/>
          </table:table-cell>
          <table:table-cell table:number-columns-repeated="1009"/>
        </table:table-row>
        <table:table-row table:style-name="ro1">
          <table:table-cell office:value-type="string" calcext:value-type="string">
            <text:p>a89ffc26-5fbe-4809-9e57-b97ca0657a50</text:p>
          </table:table-cell>
          <table:table-cell office:value-type="string" calcext:value-type="string">
            <text:p>bom_00346</text:p>
          </table:table-cell>
          <table:table-cell/>
          <table:table-cell table:formula="of:=IF([.C347]&lt;&gt;&quot;&quot;; SUM(INDEX(INDIRECT(&quot;'&quot; &amp; [.B347] &amp; &quot;'.$A$1:$Z$1000&quot;); 0; MATCH(&quot;count&quot;; INDIRECT(&quot;'&quot; &amp; [.B347] &amp; &quot;'.$A$1:$Z$1&quot;); 0))); &quot;&quot;)">
            <text:p/>
          </table:table-cell>
          <table:table-cell table:formula="of:=IF([.C347]&lt;&gt;&quot;&quot;; SUM(INDEX(INDIRECT(&quot;'&quot; &amp; [.B347] &amp; &quot;'.$A$1:$Z$1000&quot;); 0; MATCH(&quot;cost&quot;; INDIRECT(&quot;'&quot; &amp; [.B347] &amp; &quot;'.$A$1:$Z$1&quot;); 0))); &quot;&quot;)">
            <text:p/>
          </table:table-cell>
          <table:table-cell table:style-name="ce39" table:formula="of:=IF([.C347]&lt;&gt;&quot;&quot;; SUM(INDEX(INDIRECT(&quot;'&quot; &amp; [.B347] &amp; &quot;'.$A$1:$Z$1000&quot;); 0; MATCH(&quot;total_assembly_time_min&quot;; INDIRECT(&quot;'&quot; &amp; [.B347] &amp; &quot;'.$A$1:$Z$1&quot;); 0)))/60; &quot;&quot;)">
            <text:p/>
          </table:table-cell>
          <table:table-cell table:content-validation-name="val5" table:formula="of:=IF([.C347]&lt;&gt;&quot;&quot;; [$values.$B$2]; &quot;&quot;)">
            <text:p/>
          </table:table-cell>
          <table:table-cell table:style-name="ce37" table:formula="of:=IF([.C347]&lt;&gt;&quot;&quot;; [.F347]*[.G347]; &quot;&quot;)">
            <text:p/>
          </table:table-cell>
          <table:table-cell table:style-name="ce37" table:formula="of:=IF([.C347]&lt;&gt;&quot;&quot;; [.H347]+[.E347]; &quot;&quot;)">
            <text:p/>
          </table:table-cell>
          <table:table-cell/>
          <table:table-cell table:formula="of:=IF([.C347]&lt;&gt;&quot;&quot;; [.L347]-[.I347]; &quot;&quot;)">
            <text:p/>
          </table:table-cell>
          <table:table-cell table:style-name="ce37" table:formula="of:=IF([.C347]&lt;&gt;&quot;&quot;; [.I347]/(1-[.J347]); &quot;&quot;)">
            <text:p/>
          </table:table-cell>
          <table:table-cell table:content-validation-name="val5" table:formula="of:=IF([.C347]&lt;&gt;&quot;&quot;; [$values.$A$2]; &quot;&quot;)">
            <text:p/>
          </table:table-cell>
          <table:table-cell table:style-name="ce37" table:formula="of:=IF([.C347]&lt;&gt;&quot;&quot;; [.O347]-[.L347]; &quot;&quot;)">
            <text:p/>
          </table:table-cell>
          <table:table-cell table:style-name="ce37" table:formula="of:=IF([.C347]&lt;&gt;&quot;&quot;; [.L347]/(1-[.M347]); &quot;&quot;)">
            <text:p/>
          </table:table-cell>
          <table:table-cell table:number-columns-repeated="1009"/>
        </table:table-row>
        <table:table-row table:style-name="ro1">
          <table:table-cell office:value-type="string" calcext:value-type="string">
            <text:p>e49c2796-f6b3-4266-8d08-db18a21fb0e1</text:p>
          </table:table-cell>
          <table:table-cell office:value-type="string" calcext:value-type="string">
            <text:p>bom_00347</text:p>
          </table:table-cell>
          <table:table-cell/>
          <table:table-cell table:formula="of:=IF([.C348]&lt;&gt;&quot;&quot;; SUM(INDEX(INDIRECT(&quot;'&quot; &amp; [.B348] &amp; &quot;'.$A$1:$Z$1000&quot;); 0; MATCH(&quot;count&quot;; INDIRECT(&quot;'&quot; &amp; [.B348] &amp; &quot;'.$A$1:$Z$1&quot;); 0))); &quot;&quot;)">
            <text:p/>
          </table:table-cell>
          <table:table-cell table:formula="of:=IF([.C348]&lt;&gt;&quot;&quot;; SUM(INDEX(INDIRECT(&quot;'&quot; &amp; [.B348] &amp; &quot;'.$A$1:$Z$1000&quot;); 0; MATCH(&quot;cost&quot;; INDIRECT(&quot;'&quot; &amp; [.B348] &amp; &quot;'.$A$1:$Z$1&quot;); 0))); &quot;&quot;)">
            <text:p/>
          </table:table-cell>
          <table:table-cell table:style-name="ce39" table:formula="of:=IF([.C348]&lt;&gt;&quot;&quot;; SUM(INDEX(INDIRECT(&quot;'&quot; &amp; [.B348] &amp; &quot;'.$A$1:$Z$1000&quot;); 0; MATCH(&quot;total_assembly_time_min&quot;; INDIRECT(&quot;'&quot; &amp; [.B348] &amp; &quot;'.$A$1:$Z$1&quot;); 0)))/60; &quot;&quot;)">
            <text:p/>
          </table:table-cell>
          <table:table-cell table:content-validation-name="val5" table:formula="of:=IF([.C348]&lt;&gt;&quot;&quot;; [$values.$B$2]; &quot;&quot;)">
            <text:p/>
          </table:table-cell>
          <table:table-cell table:style-name="ce37" table:formula="of:=IF([.C348]&lt;&gt;&quot;&quot;; [.F348]*[.G348]; &quot;&quot;)">
            <text:p/>
          </table:table-cell>
          <table:table-cell table:style-name="ce37" table:formula="of:=IF([.C348]&lt;&gt;&quot;&quot;; [.H348]+[.E348]; &quot;&quot;)">
            <text:p/>
          </table:table-cell>
          <table:table-cell/>
          <table:table-cell table:formula="of:=IF([.C348]&lt;&gt;&quot;&quot;; [.L348]-[.I348]; &quot;&quot;)">
            <text:p/>
          </table:table-cell>
          <table:table-cell table:style-name="ce37" table:formula="of:=IF([.C348]&lt;&gt;&quot;&quot;; [.I348]/(1-[.J348]); &quot;&quot;)">
            <text:p/>
          </table:table-cell>
          <table:table-cell table:content-validation-name="val5" table:formula="of:=IF([.C348]&lt;&gt;&quot;&quot;; [$values.$A$2]; &quot;&quot;)">
            <text:p/>
          </table:table-cell>
          <table:table-cell table:style-name="ce37" table:formula="of:=IF([.C348]&lt;&gt;&quot;&quot;; [.O348]-[.L348]; &quot;&quot;)">
            <text:p/>
          </table:table-cell>
          <table:table-cell table:style-name="ce37" table:formula="of:=IF([.C348]&lt;&gt;&quot;&quot;; [.L348]/(1-[.M348]); &quot;&quot;)">
            <text:p/>
          </table:table-cell>
          <table:table-cell table:number-columns-repeated="1009"/>
        </table:table-row>
        <table:table-row table:style-name="ro1">
          <table:table-cell office:value-type="string" calcext:value-type="string">
            <text:p>7c7f5f85-6d80-484f-ac53-74acb11e4d28</text:p>
          </table:table-cell>
          <table:table-cell office:value-type="string" calcext:value-type="string">
            <text:p>bom_00348</text:p>
          </table:table-cell>
          <table:table-cell/>
          <table:table-cell table:formula="of:=IF([.C349]&lt;&gt;&quot;&quot;; SUM(INDEX(INDIRECT(&quot;'&quot; &amp; [.B349] &amp; &quot;'.$A$1:$Z$1000&quot;); 0; MATCH(&quot;count&quot;; INDIRECT(&quot;'&quot; &amp; [.B349] &amp; &quot;'.$A$1:$Z$1&quot;); 0))); &quot;&quot;)">
            <text:p/>
          </table:table-cell>
          <table:table-cell table:formula="of:=IF([.C349]&lt;&gt;&quot;&quot;; SUM(INDEX(INDIRECT(&quot;'&quot; &amp; [.B349] &amp; &quot;'.$A$1:$Z$1000&quot;); 0; MATCH(&quot;cost&quot;; INDIRECT(&quot;'&quot; &amp; [.B349] &amp; &quot;'.$A$1:$Z$1&quot;); 0))); &quot;&quot;)">
            <text:p/>
          </table:table-cell>
          <table:table-cell table:style-name="ce39" table:formula="of:=IF([.C349]&lt;&gt;&quot;&quot;; SUM(INDEX(INDIRECT(&quot;'&quot; &amp; [.B349] &amp; &quot;'.$A$1:$Z$1000&quot;); 0; MATCH(&quot;total_assembly_time_min&quot;; INDIRECT(&quot;'&quot; &amp; [.B349] &amp; &quot;'.$A$1:$Z$1&quot;); 0)))/60; &quot;&quot;)">
            <text:p/>
          </table:table-cell>
          <table:table-cell table:content-validation-name="val5" table:formula="of:=IF([.C349]&lt;&gt;&quot;&quot;; [$values.$B$2]; &quot;&quot;)">
            <text:p/>
          </table:table-cell>
          <table:table-cell table:style-name="ce37" table:formula="of:=IF([.C349]&lt;&gt;&quot;&quot;; [.F349]*[.G349]; &quot;&quot;)">
            <text:p/>
          </table:table-cell>
          <table:table-cell table:style-name="ce37" table:formula="of:=IF([.C349]&lt;&gt;&quot;&quot;; [.H349]+[.E349]; &quot;&quot;)">
            <text:p/>
          </table:table-cell>
          <table:table-cell/>
          <table:table-cell table:formula="of:=IF([.C349]&lt;&gt;&quot;&quot;; [.L349]-[.I349]; &quot;&quot;)">
            <text:p/>
          </table:table-cell>
          <table:table-cell table:style-name="ce37" table:formula="of:=IF([.C349]&lt;&gt;&quot;&quot;; [.I349]/(1-[.J349]); &quot;&quot;)">
            <text:p/>
          </table:table-cell>
          <table:table-cell table:content-validation-name="val5" table:formula="of:=IF([.C349]&lt;&gt;&quot;&quot;; [$values.$A$2]; &quot;&quot;)">
            <text:p/>
          </table:table-cell>
          <table:table-cell table:style-name="ce37" table:formula="of:=IF([.C349]&lt;&gt;&quot;&quot;; [.O349]-[.L349]; &quot;&quot;)">
            <text:p/>
          </table:table-cell>
          <table:table-cell table:style-name="ce37" table:formula="of:=IF([.C349]&lt;&gt;&quot;&quot;; [.L349]/(1-[.M349]); &quot;&quot;)">
            <text:p/>
          </table:table-cell>
          <table:table-cell table:number-columns-repeated="1009"/>
        </table:table-row>
        <table:table-row table:style-name="ro1">
          <table:table-cell office:value-type="string" calcext:value-type="string">
            <text:p>b791477f-4582-4762-a19f-ae03da66be5b</text:p>
          </table:table-cell>
          <table:table-cell office:value-type="string" calcext:value-type="string">
            <text:p>bom_00349</text:p>
          </table:table-cell>
          <table:table-cell/>
          <table:table-cell table:formula="of:=IF([.C350]&lt;&gt;&quot;&quot;; SUM(INDEX(INDIRECT(&quot;'&quot; &amp; [.B350] &amp; &quot;'.$A$1:$Z$1000&quot;); 0; MATCH(&quot;count&quot;; INDIRECT(&quot;'&quot; &amp; [.B350] &amp; &quot;'.$A$1:$Z$1&quot;); 0))); &quot;&quot;)">
            <text:p/>
          </table:table-cell>
          <table:table-cell table:formula="of:=IF([.C350]&lt;&gt;&quot;&quot;; SUM(INDEX(INDIRECT(&quot;'&quot; &amp; [.B350] &amp; &quot;'.$A$1:$Z$1000&quot;); 0; MATCH(&quot;cost&quot;; INDIRECT(&quot;'&quot; &amp; [.B350] &amp; &quot;'.$A$1:$Z$1&quot;); 0))); &quot;&quot;)">
            <text:p/>
          </table:table-cell>
          <table:table-cell table:style-name="ce39" table:formula="of:=IF([.C350]&lt;&gt;&quot;&quot;; SUM(INDEX(INDIRECT(&quot;'&quot; &amp; [.B350] &amp; &quot;'.$A$1:$Z$1000&quot;); 0; MATCH(&quot;total_assembly_time_min&quot;; INDIRECT(&quot;'&quot; &amp; [.B350] &amp; &quot;'.$A$1:$Z$1&quot;); 0)))/60; &quot;&quot;)">
            <text:p/>
          </table:table-cell>
          <table:table-cell table:content-validation-name="val5" table:formula="of:=IF([.C350]&lt;&gt;&quot;&quot;; [$values.$B$2]; &quot;&quot;)">
            <text:p/>
          </table:table-cell>
          <table:table-cell table:style-name="ce37" table:formula="of:=IF([.C350]&lt;&gt;&quot;&quot;; [.F350]*[.G350]; &quot;&quot;)">
            <text:p/>
          </table:table-cell>
          <table:table-cell table:style-name="ce37" table:formula="of:=IF([.C350]&lt;&gt;&quot;&quot;; [.H350]+[.E350]; &quot;&quot;)">
            <text:p/>
          </table:table-cell>
          <table:table-cell/>
          <table:table-cell table:formula="of:=IF([.C350]&lt;&gt;&quot;&quot;; [.L350]-[.I350]; &quot;&quot;)">
            <text:p/>
          </table:table-cell>
          <table:table-cell table:style-name="ce37" table:formula="of:=IF([.C350]&lt;&gt;&quot;&quot;; [.I350]/(1-[.J350]); &quot;&quot;)">
            <text:p/>
          </table:table-cell>
          <table:table-cell table:content-validation-name="val5" table:formula="of:=IF([.C350]&lt;&gt;&quot;&quot;; [$values.$A$2]; &quot;&quot;)">
            <text:p/>
          </table:table-cell>
          <table:table-cell table:style-name="ce37" table:formula="of:=IF([.C350]&lt;&gt;&quot;&quot;; [.O350]-[.L350]; &quot;&quot;)">
            <text:p/>
          </table:table-cell>
          <table:table-cell table:style-name="ce37" table:formula="of:=IF([.C350]&lt;&gt;&quot;&quot;; [.L350]/(1-[.M350]); &quot;&quot;)">
            <text:p/>
          </table:table-cell>
          <table:table-cell table:number-columns-repeated="1009"/>
        </table:table-row>
        <table:table-row table:style-name="ro1">
          <table:table-cell office:value-type="string" calcext:value-type="string">
            <text:p>6f2e3d08-e7e0-43b8-a1b9-be441c7645ff</text:p>
          </table:table-cell>
          <table:table-cell office:value-type="string" calcext:value-type="string">
            <text:p>bom_00350</text:p>
          </table:table-cell>
          <table:table-cell/>
          <table:table-cell table:formula="of:=IF([.C351]&lt;&gt;&quot;&quot;; SUM(INDEX(INDIRECT(&quot;'&quot; &amp; [.B351] &amp; &quot;'.$A$1:$Z$1000&quot;); 0; MATCH(&quot;count&quot;; INDIRECT(&quot;'&quot; &amp; [.B351] &amp; &quot;'.$A$1:$Z$1&quot;); 0))); &quot;&quot;)">
            <text:p/>
          </table:table-cell>
          <table:table-cell table:formula="of:=IF([.C351]&lt;&gt;&quot;&quot;; SUM(INDEX(INDIRECT(&quot;'&quot; &amp; [.B351] &amp; &quot;'.$A$1:$Z$1000&quot;); 0; MATCH(&quot;cost&quot;; INDIRECT(&quot;'&quot; &amp; [.B351] &amp; &quot;'.$A$1:$Z$1&quot;); 0))); &quot;&quot;)">
            <text:p/>
          </table:table-cell>
          <table:table-cell table:style-name="ce39" table:formula="of:=IF([.C351]&lt;&gt;&quot;&quot;; SUM(INDEX(INDIRECT(&quot;'&quot; &amp; [.B351] &amp; &quot;'.$A$1:$Z$1000&quot;); 0; MATCH(&quot;total_assembly_time_min&quot;; INDIRECT(&quot;'&quot; &amp; [.B351] &amp; &quot;'.$A$1:$Z$1&quot;); 0)))/60; &quot;&quot;)">
            <text:p/>
          </table:table-cell>
          <table:table-cell table:content-validation-name="val5" table:formula="of:=IF([.C351]&lt;&gt;&quot;&quot;; [$values.$B$2]; &quot;&quot;)">
            <text:p/>
          </table:table-cell>
          <table:table-cell table:style-name="ce37" table:formula="of:=IF([.C351]&lt;&gt;&quot;&quot;; [.F351]*[.G351]; &quot;&quot;)">
            <text:p/>
          </table:table-cell>
          <table:table-cell table:style-name="ce37" table:formula="of:=IF([.C351]&lt;&gt;&quot;&quot;; [.H351]+[.E351]; &quot;&quot;)">
            <text:p/>
          </table:table-cell>
          <table:table-cell/>
          <table:table-cell table:formula="of:=IF([.C351]&lt;&gt;&quot;&quot;; [.L351]-[.I351]; &quot;&quot;)">
            <text:p/>
          </table:table-cell>
          <table:table-cell table:style-name="ce37" table:formula="of:=IF([.C351]&lt;&gt;&quot;&quot;; [.I351]/(1-[.J351]); &quot;&quot;)">
            <text:p/>
          </table:table-cell>
          <table:table-cell table:content-validation-name="val5" table:formula="of:=IF([.C351]&lt;&gt;&quot;&quot;; [$values.$A$2]; &quot;&quot;)">
            <text:p/>
          </table:table-cell>
          <table:table-cell table:style-name="ce37" table:formula="of:=IF([.C351]&lt;&gt;&quot;&quot;; [.O351]-[.L351]; &quot;&quot;)">
            <text:p/>
          </table:table-cell>
          <table:table-cell table:style-name="ce37" table:formula="of:=IF([.C351]&lt;&gt;&quot;&quot;; [.L351]/(1-[.M351]); &quot;&quot;)">
            <text:p/>
          </table:table-cell>
          <table:table-cell table:number-columns-repeated="1009"/>
        </table:table-row>
        <table:table-row table:style-name="ro1">
          <table:table-cell office:value-type="string" calcext:value-type="string">
            <text:p>827ab287-4d08-4d28-8fab-10af2cdf8301</text:p>
          </table:table-cell>
          <table:table-cell office:value-type="string" calcext:value-type="string">
            <text:p>bom_00351</text:p>
          </table:table-cell>
          <table:table-cell/>
          <table:table-cell table:formula="of:=IF([.C352]&lt;&gt;&quot;&quot;; SUM(INDEX(INDIRECT(&quot;'&quot; &amp; [.B352] &amp; &quot;'.$A$1:$Z$1000&quot;); 0; MATCH(&quot;count&quot;; INDIRECT(&quot;'&quot; &amp; [.B352] &amp; &quot;'.$A$1:$Z$1&quot;); 0))); &quot;&quot;)">
            <text:p/>
          </table:table-cell>
          <table:table-cell table:formula="of:=IF([.C352]&lt;&gt;&quot;&quot;; SUM(INDEX(INDIRECT(&quot;'&quot; &amp; [.B352] &amp; &quot;'.$A$1:$Z$1000&quot;); 0; MATCH(&quot;cost&quot;; INDIRECT(&quot;'&quot; &amp; [.B352] &amp; &quot;'.$A$1:$Z$1&quot;); 0))); &quot;&quot;)">
            <text:p/>
          </table:table-cell>
          <table:table-cell table:style-name="ce39" table:formula="of:=IF([.C352]&lt;&gt;&quot;&quot;; SUM(INDEX(INDIRECT(&quot;'&quot; &amp; [.B352] &amp; &quot;'.$A$1:$Z$1000&quot;); 0; MATCH(&quot;total_assembly_time_min&quot;; INDIRECT(&quot;'&quot; &amp; [.B352] &amp; &quot;'.$A$1:$Z$1&quot;); 0)))/60; &quot;&quot;)">
            <text:p/>
          </table:table-cell>
          <table:table-cell table:content-validation-name="val5" table:formula="of:=IF([.C352]&lt;&gt;&quot;&quot;; [$values.$B$2]; &quot;&quot;)">
            <text:p/>
          </table:table-cell>
          <table:table-cell table:style-name="ce37" table:formula="of:=IF([.C352]&lt;&gt;&quot;&quot;; [.F352]*[.G352]; &quot;&quot;)">
            <text:p/>
          </table:table-cell>
          <table:table-cell table:style-name="ce37" table:formula="of:=IF([.C352]&lt;&gt;&quot;&quot;; [.H352]+[.E352]; &quot;&quot;)">
            <text:p/>
          </table:table-cell>
          <table:table-cell/>
          <table:table-cell table:formula="of:=IF([.C352]&lt;&gt;&quot;&quot;; [.L352]-[.I352]; &quot;&quot;)">
            <text:p/>
          </table:table-cell>
          <table:table-cell table:style-name="ce37" table:formula="of:=IF([.C352]&lt;&gt;&quot;&quot;; [.I352]/(1-[.J352]); &quot;&quot;)">
            <text:p/>
          </table:table-cell>
          <table:table-cell table:content-validation-name="val5" table:formula="of:=IF([.C352]&lt;&gt;&quot;&quot;; [$values.$A$2]; &quot;&quot;)">
            <text:p/>
          </table:table-cell>
          <table:table-cell table:style-name="ce37" table:formula="of:=IF([.C352]&lt;&gt;&quot;&quot;; [.O352]-[.L352]; &quot;&quot;)">
            <text:p/>
          </table:table-cell>
          <table:table-cell table:style-name="ce37" table:formula="of:=IF([.C352]&lt;&gt;&quot;&quot;; [.L352]/(1-[.M352]); &quot;&quot;)">
            <text:p/>
          </table:table-cell>
          <table:table-cell table:number-columns-repeated="1009"/>
        </table:table-row>
        <table:table-row table:style-name="ro1">
          <table:table-cell office:value-type="string" calcext:value-type="string">
            <text:p>8fe2dbdb-004d-4220-aec6-ca59aa1302a9</text:p>
          </table:table-cell>
          <table:table-cell office:value-type="string" calcext:value-type="string">
            <text:p>bom_00352</text:p>
          </table:table-cell>
          <table:table-cell/>
          <table:table-cell table:formula="of:=IF([.C353]&lt;&gt;&quot;&quot;; SUM(INDEX(INDIRECT(&quot;'&quot; &amp; [.B353] &amp; &quot;'.$A$1:$Z$1000&quot;); 0; MATCH(&quot;count&quot;; INDIRECT(&quot;'&quot; &amp; [.B353] &amp; &quot;'.$A$1:$Z$1&quot;); 0))); &quot;&quot;)">
            <text:p/>
          </table:table-cell>
          <table:table-cell table:formula="of:=IF([.C353]&lt;&gt;&quot;&quot;; SUM(INDEX(INDIRECT(&quot;'&quot; &amp; [.B353] &amp; &quot;'.$A$1:$Z$1000&quot;); 0; MATCH(&quot;cost&quot;; INDIRECT(&quot;'&quot; &amp; [.B353] &amp; &quot;'.$A$1:$Z$1&quot;); 0))); &quot;&quot;)">
            <text:p/>
          </table:table-cell>
          <table:table-cell table:style-name="ce39" table:formula="of:=IF([.C353]&lt;&gt;&quot;&quot;; SUM(INDEX(INDIRECT(&quot;'&quot; &amp; [.B353] &amp; &quot;'.$A$1:$Z$1000&quot;); 0; MATCH(&quot;total_assembly_time_min&quot;; INDIRECT(&quot;'&quot; &amp; [.B353] &amp; &quot;'.$A$1:$Z$1&quot;); 0)))/60; &quot;&quot;)">
            <text:p/>
          </table:table-cell>
          <table:table-cell table:content-validation-name="val5" table:formula="of:=IF([.C353]&lt;&gt;&quot;&quot;; [$values.$B$2]; &quot;&quot;)">
            <text:p/>
          </table:table-cell>
          <table:table-cell table:style-name="ce37" table:formula="of:=IF([.C353]&lt;&gt;&quot;&quot;; [.F353]*[.G353]; &quot;&quot;)">
            <text:p/>
          </table:table-cell>
          <table:table-cell table:style-name="ce37" table:formula="of:=IF([.C353]&lt;&gt;&quot;&quot;; [.H353]+[.E353]; &quot;&quot;)">
            <text:p/>
          </table:table-cell>
          <table:table-cell/>
          <table:table-cell table:formula="of:=IF([.C353]&lt;&gt;&quot;&quot;; [.L353]-[.I353]; &quot;&quot;)">
            <text:p/>
          </table:table-cell>
          <table:table-cell table:style-name="ce37" table:formula="of:=IF([.C353]&lt;&gt;&quot;&quot;; [.I353]/(1-[.J353]); &quot;&quot;)">
            <text:p/>
          </table:table-cell>
          <table:table-cell table:content-validation-name="val5" table:formula="of:=IF([.C353]&lt;&gt;&quot;&quot;; [$values.$A$2]; &quot;&quot;)">
            <text:p/>
          </table:table-cell>
          <table:table-cell table:style-name="ce37" table:formula="of:=IF([.C353]&lt;&gt;&quot;&quot;; [.O353]-[.L353]; &quot;&quot;)">
            <text:p/>
          </table:table-cell>
          <table:table-cell table:style-name="ce37" table:formula="of:=IF([.C353]&lt;&gt;&quot;&quot;; [.L353]/(1-[.M353]); &quot;&quot;)">
            <text:p/>
          </table:table-cell>
          <table:table-cell table:number-columns-repeated="1009"/>
        </table:table-row>
        <table:table-row table:style-name="ro1">
          <table:table-cell office:value-type="string" calcext:value-type="string">
            <text:p>991a6d81-4994-4cb4-b7b3-7285b422802f</text:p>
          </table:table-cell>
          <table:table-cell office:value-type="string" calcext:value-type="string">
            <text:p>bom_00353</text:p>
          </table:table-cell>
          <table:table-cell/>
          <table:table-cell table:formula="of:=IF([.C354]&lt;&gt;&quot;&quot;; SUM(INDEX(INDIRECT(&quot;'&quot; &amp; [.B354] &amp; &quot;'.$A$1:$Z$1000&quot;); 0; MATCH(&quot;count&quot;; INDIRECT(&quot;'&quot; &amp; [.B354] &amp; &quot;'.$A$1:$Z$1&quot;); 0))); &quot;&quot;)">
            <text:p/>
          </table:table-cell>
          <table:table-cell table:formula="of:=IF([.C354]&lt;&gt;&quot;&quot;; SUM(INDEX(INDIRECT(&quot;'&quot; &amp; [.B354] &amp; &quot;'.$A$1:$Z$1000&quot;); 0; MATCH(&quot;cost&quot;; INDIRECT(&quot;'&quot; &amp; [.B354] &amp; &quot;'.$A$1:$Z$1&quot;); 0))); &quot;&quot;)">
            <text:p/>
          </table:table-cell>
          <table:table-cell table:style-name="ce39" table:formula="of:=IF([.C354]&lt;&gt;&quot;&quot;; SUM(INDEX(INDIRECT(&quot;'&quot; &amp; [.B354] &amp; &quot;'.$A$1:$Z$1000&quot;); 0; MATCH(&quot;total_assembly_time_min&quot;; INDIRECT(&quot;'&quot; &amp; [.B354] &amp; &quot;'.$A$1:$Z$1&quot;); 0)))/60; &quot;&quot;)">
            <text:p/>
          </table:table-cell>
          <table:table-cell table:content-validation-name="val5" table:formula="of:=IF([.C354]&lt;&gt;&quot;&quot;; [$values.$B$2]; &quot;&quot;)">
            <text:p/>
          </table:table-cell>
          <table:table-cell table:style-name="ce37" table:formula="of:=IF([.C354]&lt;&gt;&quot;&quot;; [.F354]*[.G354]; &quot;&quot;)">
            <text:p/>
          </table:table-cell>
          <table:table-cell table:style-name="ce37" table:formula="of:=IF([.C354]&lt;&gt;&quot;&quot;; [.H354]+[.E354]; &quot;&quot;)">
            <text:p/>
          </table:table-cell>
          <table:table-cell/>
          <table:table-cell table:formula="of:=IF([.C354]&lt;&gt;&quot;&quot;; [.L354]-[.I354]; &quot;&quot;)">
            <text:p/>
          </table:table-cell>
          <table:table-cell table:style-name="ce37" table:formula="of:=IF([.C354]&lt;&gt;&quot;&quot;; [.I354]/(1-[.J354]); &quot;&quot;)">
            <text:p/>
          </table:table-cell>
          <table:table-cell table:content-validation-name="val5" table:formula="of:=IF([.C354]&lt;&gt;&quot;&quot;; [$values.$A$2]; &quot;&quot;)">
            <text:p/>
          </table:table-cell>
          <table:table-cell table:style-name="ce37" table:formula="of:=IF([.C354]&lt;&gt;&quot;&quot;; [.O354]-[.L354]; &quot;&quot;)">
            <text:p/>
          </table:table-cell>
          <table:table-cell table:style-name="ce37" table:formula="of:=IF([.C354]&lt;&gt;&quot;&quot;; [.L354]/(1-[.M354]); &quot;&quot;)">
            <text:p/>
          </table:table-cell>
          <table:table-cell table:number-columns-repeated="1009"/>
        </table:table-row>
        <table:table-row table:style-name="ro1">
          <table:table-cell office:value-type="string" calcext:value-type="string">
            <text:p>db2ed04e-76ec-4784-aead-b3d466326fc6</text:p>
          </table:table-cell>
          <table:table-cell office:value-type="string" calcext:value-type="string">
            <text:p>bom_00354</text:p>
          </table:table-cell>
          <table:table-cell/>
          <table:table-cell table:formula="of:=IF([.C355]&lt;&gt;&quot;&quot;; SUM(INDEX(INDIRECT(&quot;'&quot; &amp; [.B355] &amp; &quot;'.$A$1:$Z$1000&quot;); 0; MATCH(&quot;count&quot;; INDIRECT(&quot;'&quot; &amp; [.B355] &amp; &quot;'.$A$1:$Z$1&quot;); 0))); &quot;&quot;)">
            <text:p/>
          </table:table-cell>
          <table:table-cell table:formula="of:=IF([.C355]&lt;&gt;&quot;&quot;; SUM(INDEX(INDIRECT(&quot;'&quot; &amp; [.B355] &amp; &quot;'.$A$1:$Z$1000&quot;); 0; MATCH(&quot;cost&quot;; INDIRECT(&quot;'&quot; &amp; [.B355] &amp; &quot;'.$A$1:$Z$1&quot;); 0))); &quot;&quot;)">
            <text:p/>
          </table:table-cell>
          <table:table-cell table:style-name="ce39" table:formula="of:=IF([.C355]&lt;&gt;&quot;&quot;; SUM(INDEX(INDIRECT(&quot;'&quot; &amp; [.B355] &amp; &quot;'.$A$1:$Z$1000&quot;); 0; MATCH(&quot;total_assembly_time_min&quot;; INDIRECT(&quot;'&quot; &amp; [.B355] &amp; &quot;'.$A$1:$Z$1&quot;); 0)))/60; &quot;&quot;)">
            <text:p/>
          </table:table-cell>
          <table:table-cell table:content-validation-name="val5" table:formula="of:=IF([.C355]&lt;&gt;&quot;&quot;; [$values.$B$2]; &quot;&quot;)">
            <text:p/>
          </table:table-cell>
          <table:table-cell table:style-name="ce37" table:formula="of:=IF([.C355]&lt;&gt;&quot;&quot;; [.F355]*[.G355]; &quot;&quot;)">
            <text:p/>
          </table:table-cell>
          <table:table-cell table:style-name="ce37" table:formula="of:=IF([.C355]&lt;&gt;&quot;&quot;; [.H355]+[.E355]; &quot;&quot;)">
            <text:p/>
          </table:table-cell>
          <table:table-cell/>
          <table:table-cell table:formula="of:=IF([.C355]&lt;&gt;&quot;&quot;; [.L355]-[.I355]; &quot;&quot;)">
            <text:p/>
          </table:table-cell>
          <table:table-cell table:style-name="ce37" table:formula="of:=IF([.C355]&lt;&gt;&quot;&quot;; [.I355]/(1-[.J355]); &quot;&quot;)">
            <text:p/>
          </table:table-cell>
          <table:table-cell table:content-validation-name="val5" table:formula="of:=IF([.C355]&lt;&gt;&quot;&quot;; [$values.$A$2]; &quot;&quot;)">
            <text:p/>
          </table:table-cell>
          <table:table-cell table:style-name="ce37" table:formula="of:=IF([.C355]&lt;&gt;&quot;&quot;; [.O355]-[.L355]; &quot;&quot;)">
            <text:p/>
          </table:table-cell>
          <table:table-cell table:style-name="ce37" table:formula="of:=IF([.C355]&lt;&gt;&quot;&quot;; [.L355]/(1-[.M355]); &quot;&quot;)">
            <text:p/>
          </table:table-cell>
          <table:table-cell table:number-columns-repeated="1009"/>
        </table:table-row>
        <table:table-row table:style-name="ro1">
          <table:table-cell office:value-type="string" calcext:value-type="string">
            <text:p>924ef1ea-7c24-4820-9919-aded40185eae</text:p>
          </table:table-cell>
          <table:table-cell office:value-type="string" calcext:value-type="string">
            <text:p>bom_00355</text:p>
          </table:table-cell>
          <table:table-cell/>
          <table:table-cell table:formula="of:=IF([.C356]&lt;&gt;&quot;&quot;; SUM(INDEX(INDIRECT(&quot;'&quot; &amp; [.B356] &amp; &quot;'.$A$1:$Z$1000&quot;); 0; MATCH(&quot;count&quot;; INDIRECT(&quot;'&quot; &amp; [.B356] &amp; &quot;'.$A$1:$Z$1&quot;); 0))); &quot;&quot;)">
            <text:p/>
          </table:table-cell>
          <table:table-cell table:formula="of:=IF([.C356]&lt;&gt;&quot;&quot;; SUM(INDEX(INDIRECT(&quot;'&quot; &amp; [.B356] &amp; &quot;'.$A$1:$Z$1000&quot;); 0; MATCH(&quot;cost&quot;; INDIRECT(&quot;'&quot; &amp; [.B356] &amp; &quot;'.$A$1:$Z$1&quot;); 0))); &quot;&quot;)">
            <text:p/>
          </table:table-cell>
          <table:table-cell table:style-name="ce39" table:formula="of:=IF([.C356]&lt;&gt;&quot;&quot;; SUM(INDEX(INDIRECT(&quot;'&quot; &amp; [.B356] &amp; &quot;'.$A$1:$Z$1000&quot;); 0; MATCH(&quot;total_assembly_time_min&quot;; INDIRECT(&quot;'&quot; &amp; [.B356] &amp; &quot;'.$A$1:$Z$1&quot;); 0)))/60; &quot;&quot;)">
            <text:p/>
          </table:table-cell>
          <table:table-cell table:content-validation-name="val5" table:formula="of:=IF([.C356]&lt;&gt;&quot;&quot;; [$values.$B$2]; &quot;&quot;)">
            <text:p/>
          </table:table-cell>
          <table:table-cell table:style-name="ce37" table:formula="of:=IF([.C356]&lt;&gt;&quot;&quot;; [.F356]*[.G356]; &quot;&quot;)">
            <text:p/>
          </table:table-cell>
          <table:table-cell table:style-name="ce37" table:formula="of:=IF([.C356]&lt;&gt;&quot;&quot;; [.H356]+[.E356]; &quot;&quot;)">
            <text:p/>
          </table:table-cell>
          <table:table-cell/>
          <table:table-cell table:formula="of:=IF([.C356]&lt;&gt;&quot;&quot;; [.L356]-[.I356]; &quot;&quot;)">
            <text:p/>
          </table:table-cell>
          <table:table-cell table:style-name="ce37" table:formula="of:=IF([.C356]&lt;&gt;&quot;&quot;; [.I356]/(1-[.J356]); &quot;&quot;)">
            <text:p/>
          </table:table-cell>
          <table:table-cell table:content-validation-name="val5" table:formula="of:=IF([.C356]&lt;&gt;&quot;&quot;; [$values.$A$2]; &quot;&quot;)">
            <text:p/>
          </table:table-cell>
          <table:table-cell table:style-name="ce37" table:formula="of:=IF([.C356]&lt;&gt;&quot;&quot;; [.O356]-[.L356]; &quot;&quot;)">
            <text:p/>
          </table:table-cell>
          <table:table-cell table:style-name="ce37" table:formula="of:=IF([.C356]&lt;&gt;&quot;&quot;; [.L356]/(1-[.M356]); &quot;&quot;)">
            <text:p/>
          </table:table-cell>
          <table:table-cell table:number-columns-repeated="1009"/>
        </table:table-row>
        <table:table-row table:style-name="ro1">
          <table:table-cell office:value-type="string" calcext:value-type="string">
            <text:p>402874a8-1bd8-4ff1-a6de-ab8c218da219</text:p>
          </table:table-cell>
          <table:table-cell office:value-type="string" calcext:value-type="string">
            <text:p>bom_00356</text:p>
          </table:table-cell>
          <table:table-cell/>
          <table:table-cell table:formula="of:=IF([.C357]&lt;&gt;&quot;&quot;; SUM(INDEX(INDIRECT(&quot;'&quot; &amp; [.B357] &amp; &quot;'.$A$1:$Z$1000&quot;); 0; MATCH(&quot;count&quot;; INDIRECT(&quot;'&quot; &amp; [.B357] &amp; &quot;'.$A$1:$Z$1&quot;); 0))); &quot;&quot;)">
            <text:p/>
          </table:table-cell>
          <table:table-cell table:formula="of:=IF([.C357]&lt;&gt;&quot;&quot;; SUM(INDEX(INDIRECT(&quot;'&quot; &amp; [.B357] &amp; &quot;'.$A$1:$Z$1000&quot;); 0; MATCH(&quot;cost&quot;; INDIRECT(&quot;'&quot; &amp; [.B357] &amp; &quot;'.$A$1:$Z$1&quot;); 0))); &quot;&quot;)">
            <text:p/>
          </table:table-cell>
          <table:table-cell table:style-name="ce39" table:formula="of:=IF([.C357]&lt;&gt;&quot;&quot;; SUM(INDEX(INDIRECT(&quot;'&quot; &amp; [.B357] &amp; &quot;'.$A$1:$Z$1000&quot;); 0; MATCH(&quot;total_assembly_time_min&quot;; INDIRECT(&quot;'&quot; &amp; [.B357] &amp; &quot;'.$A$1:$Z$1&quot;); 0)))/60; &quot;&quot;)">
            <text:p/>
          </table:table-cell>
          <table:table-cell table:content-validation-name="val5" table:formula="of:=IF([.C357]&lt;&gt;&quot;&quot;; [$values.$B$2]; &quot;&quot;)">
            <text:p/>
          </table:table-cell>
          <table:table-cell table:style-name="ce37" table:formula="of:=IF([.C357]&lt;&gt;&quot;&quot;; [.F357]*[.G357]; &quot;&quot;)">
            <text:p/>
          </table:table-cell>
          <table:table-cell table:style-name="ce37" table:formula="of:=IF([.C357]&lt;&gt;&quot;&quot;; [.H357]+[.E357]; &quot;&quot;)">
            <text:p/>
          </table:table-cell>
          <table:table-cell/>
          <table:table-cell table:formula="of:=IF([.C357]&lt;&gt;&quot;&quot;; [.L357]-[.I357]; &quot;&quot;)">
            <text:p/>
          </table:table-cell>
          <table:table-cell table:style-name="ce37" table:formula="of:=IF([.C357]&lt;&gt;&quot;&quot;; [.I357]/(1-[.J357]); &quot;&quot;)">
            <text:p/>
          </table:table-cell>
          <table:table-cell table:content-validation-name="val5" table:formula="of:=IF([.C357]&lt;&gt;&quot;&quot;; [$values.$A$2]; &quot;&quot;)">
            <text:p/>
          </table:table-cell>
          <table:table-cell table:style-name="ce37" table:formula="of:=IF([.C357]&lt;&gt;&quot;&quot;; [.O357]-[.L357]; &quot;&quot;)">
            <text:p/>
          </table:table-cell>
          <table:table-cell table:style-name="ce37" table:formula="of:=IF([.C357]&lt;&gt;&quot;&quot;; [.L357]/(1-[.M357]); &quot;&quot;)">
            <text:p/>
          </table:table-cell>
          <table:table-cell table:number-columns-repeated="1009"/>
        </table:table-row>
        <table:table-row table:style-name="ro1">
          <table:table-cell office:value-type="string" calcext:value-type="string">
            <text:p>da0c3b13-46bb-4cc0-bfcb-161ce8db212c</text:p>
          </table:table-cell>
          <table:table-cell office:value-type="string" calcext:value-type="string">
            <text:p>bom_00357</text:p>
          </table:table-cell>
          <table:table-cell/>
          <table:table-cell table:formula="of:=IF([.C358]&lt;&gt;&quot;&quot;; SUM(INDEX(INDIRECT(&quot;'&quot; &amp; [.B358] &amp; &quot;'.$A$1:$Z$1000&quot;); 0; MATCH(&quot;count&quot;; INDIRECT(&quot;'&quot; &amp; [.B358] &amp; &quot;'.$A$1:$Z$1&quot;); 0))); &quot;&quot;)">
            <text:p/>
          </table:table-cell>
          <table:table-cell table:formula="of:=IF([.C358]&lt;&gt;&quot;&quot;; SUM(INDEX(INDIRECT(&quot;'&quot; &amp; [.B358] &amp; &quot;'.$A$1:$Z$1000&quot;); 0; MATCH(&quot;cost&quot;; INDIRECT(&quot;'&quot; &amp; [.B358] &amp; &quot;'.$A$1:$Z$1&quot;); 0))); &quot;&quot;)">
            <text:p/>
          </table:table-cell>
          <table:table-cell table:style-name="ce39" table:formula="of:=IF([.C358]&lt;&gt;&quot;&quot;; SUM(INDEX(INDIRECT(&quot;'&quot; &amp; [.B358] &amp; &quot;'.$A$1:$Z$1000&quot;); 0; MATCH(&quot;total_assembly_time_min&quot;; INDIRECT(&quot;'&quot; &amp; [.B358] &amp; &quot;'.$A$1:$Z$1&quot;); 0)))/60; &quot;&quot;)">
            <text:p/>
          </table:table-cell>
          <table:table-cell table:content-validation-name="val5" table:formula="of:=IF([.C358]&lt;&gt;&quot;&quot;; [$values.$B$2]; &quot;&quot;)">
            <text:p/>
          </table:table-cell>
          <table:table-cell table:style-name="ce37" table:formula="of:=IF([.C358]&lt;&gt;&quot;&quot;; [.F358]*[.G358]; &quot;&quot;)">
            <text:p/>
          </table:table-cell>
          <table:table-cell table:style-name="ce37" table:formula="of:=IF([.C358]&lt;&gt;&quot;&quot;; [.H358]+[.E358]; &quot;&quot;)">
            <text:p/>
          </table:table-cell>
          <table:table-cell/>
          <table:table-cell table:formula="of:=IF([.C358]&lt;&gt;&quot;&quot;; [.L358]-[.I358]; &quot;&quot;)">
            <text:p/>
          </table:table-cell>
          <table:table-cell table:style-name="ce37" table:formula="of:=IF([.C358]&lt;&gt;&quot;&quot;; [.I358]/(1-[.J358]); &quot;&quot;)">
            <text:p/>
          </table:table-cell>
          <table:table-cell table:content-validation-name="val5" table:formula="of:=IF([.C358]&lt;&gt;&quot;&quot;; [$values.$A$2]; &quot;&quot;)">
            <text:p/>
          </table:table-cell>
          <table:table-cell table:style-name="ce37" table:formula="of:=IF([.C358]&lt;&gt;&quot;&quot;; [.O358]-[.L358]; &quot;&quot;)">
            <text:p/>
          </table:table-cell>
          <table:table-cell table:style-name="ce37" table:formula="of:=IF([.C358]&lt;&gt;&quot;&quot;; [.L358]/(1-[.M358]); &quot;&quot;)">
            <text:p/>
          </table:table-cell>
          <table:table-cell table:number-columns-repeated="1009"/>
        </table:table-row>
        <table:table-row table:style-name="ro1">
          <table:table-cell office:value-type="string" calcext:value-type="string">
            <text:p>14b68663-be67-4f58-a060-2e328a9bbf04</text:p>
          </table:table-cell>
          <table:table-cell office:value-type="string" calcext:value-type="string">
            <text:p>bom_00358</text:p>
          </table:table-cell>
          <table:table-cell/>
          <table:table-cell table:formula="of:=IF([.C359]&lt;&gt;&quot;&quot;; SUM(INDEX(INDIRECT(&quot;'&quot; &amp; [.B359] &amp; &quot;'.$A$1:$Z$1000&quot;); 0; MATCH(&quot;count&quot;; INDIRECT(&quot;'&quot; &amp; [.B359] &amp; &quot;'.$A$1:$Z$1&quot;); 0))); &quot;&quot;)">
            <text:p/>
          </table:table-cell>
          <table:table-cell table:formula="of:=IF([.C359]&lt;&gt;&quot;&quot;; SUM(INDEX(INDIRECT(&quot;'&quot; &amp; [.B359] &amp; &quot;'.$A$1:$Z$1000&quot;); 0; MATCH(&quot;cost&quot;; INDIRECT(&quot;'&quot; &amp; [.B359] &amp; &quot;'.$A$1:$Z$1&quot;); 0))); &quot;&quot;)">
            <text:p/>
          </table:table-cell>
          <table:table-cell table:style-name="ce39" table:formula="of:=IF([.C359]&lt;&gt;&quot;&quot;; SUM(INDEX(INDIRECT(&quot;'&quot; &amp; [.B359] &amp; &quot;'.$A$1:$Z$1000&quot;); 0; MATCH(&quot;total_assembly_time_min&quot;; INDIRECT(&quot;'&quot; &amp; [.B359] &amp; &quot;'.$A$1:$Z$1&quot;); 0)))/60; &quot;&quot;)">
            <text:p/>
          </table:table-cell>
          <table:table-cell table:content-validation-name="val5" table:formula="of:=IF([.C359]&lt;&gt;&quot;&quot;; [$values.$B$2]; &quot;&quot;)">
            <text:p/>
          </table:table-cell>
          <table:table-cell table:style-name="ce37" table:formula="of:=IF([.C359]&lt;&gt;&quot;&quot;; [.F359]*[.G359]; &quot;&quot;)">
            <text:p/>
          </table:table-cell>
          <table:table-cell table:style-name="ce37" table:formula="of:=IF([.C359]&lt;&gt;&quot;&quot;; [.H359]+[.E359]; &quot;&quot;)">
            <text:p/>
          </table:table-cell>
          <table:table-cell/>
          <table:table-cell table:formula="of:=IF([.C359]&lt;&gt;&quot;&quot;; [.L359]-[.I359]; &quot;&quot;)">
            <text:p/>
          </table:table-cell>
          <table:table-cell table:style-name="ce37" table:formula="of:=IF([.C359]&lt;&gt;&quot;&quot;; [.I359]/(1-[.J359]); &quot;&quot;)">
            <text:p/>
          </table:table-cell>
          <table:table-cell table:content-validation-name="val5" table:formula="of:=IF([.C359]&lt;&gt;&quot;&quot;; [$values.$A$2]; &quot;&quot;)">
            <text:p/>
          </table:table-cell>
          <table:table-cell table:style-name="ce37" table:formula="of:=IF([.C359]&lt;&gt;&quot;&quot;; [.O359]-[.L359]; &quot;&quot;)">
            <text:p/>
          </table:table-cell>
          <table:table-cell table:style-name="ce37" table:formula="of:=IF([.C359]&lt;&gt;&quot;&quot;; [.L359]/(1-[.M359]); &quot;&quot;)">
            <text:p/>
          </table:table-cell>
          <table:table-cell table:number-columns-repeated="1009"/>
        </table:table-row>
        <table:table-row table:style-name="ro1">
          <table:table-cell office:value-type="string" calcext:value-type="string">
            <text:p>5be3be4f-02e6-422c-ac2b-2f12dea3be06</text:p>
          </table:table-cell>
          <table:table-cell office:value-type="string" calcext:value-type="string">
            <text:p>bom_00359</text:p>
          </table:table-cell>
          <table:table-cell/>
          <table:table-cell table:formula="of:=IF([.C360]&lt;&gt;&quot;&quot;; SUM(INDEX(INDIRECT(&quot;'&quot; &amp; [.B360] &amp; &quot;'.$A$1:$Z$1000&quot;); 0; MATCH(&quot;count&quot;; INDIRECT(&quot;'&quot; &amp; [.B360] &amp; &quot;'.$A$1:$Z$1&quot;); 0))); &quot;&quot;)">
            <text:p/>
          </table:table-cell>
          <table:table-cell table:formula="of:=IF([.C360]&lt;&gt;&quot;&quot;; SUM(INDEX(INDIRECT(&quot;'&quot; &amp; [.B360] &amp; &quot;'.$A$1:$Z$1000&quot;); 0; MATCH(&quot;cost&quot;; INDIRECT(&quot;'&quot; &amp; [.B360] &amp; &quot;'.$A$1:$Z$1&quot;); 0))); &quot;&quot;)">
            <text:p/>
          </table:table-cell>
          <table:table-cell table:style-name="ce39" table:formula="of:=IF([.C360]&lt;&gt;&quot;&quot;; SUM(INDEX(INDIRECT(&quot;'&quot; &amp; [.B360] &amp; &quot;'.$A$1:$Z$1000&quot;); 0; MATCH(&quot;total_assembly_time_min&quot;; INDIRECT(&quot;'&quot; &amp; [.B360] &amp; &quot;'.$A$1:$Z$1&quot;); 0)))/60; &quot;&quot;)">
            <text:p/>
          </table:table-cell>
          <table:table-cell table:content-validation-name="val5" table:formula="of:=IF([.C360]&lt;&gt;&quot;&quot;; [$values.$B$2]; &quot;&quot;)">
            <text:p/>
          </table:table-cell>
          <table:table-cell table:style-name="ce37" table:formula="of:=IF([.C360]&lt;&gt;&quot;&quot;; [.F360]*[.G360]; &quot;&quot;)">
            <text:p/>
          </table:table-cell>
          <table:table-cell table:style-name="ce37" table:formula="of:=IF([.C360]&lt;&gt;&quot;&quot;; [.H360]+[.E360]; &quot;&quot;)">
            <text:p/>
          </table:table-cell>
          <table:table-cell/>
          <table:table-cell table:formula="of:=IF([.C360]&lt;&gt;&quot;&quot;; [.L360]-[.I360]; &quot;&quot;)">
            <text:p/>
          </table:table-cell>
          <table:table-cell table:style-name="ce37" table:formula="of:=IF([.C360]&lt;&gt;&quot;&quot;; [.I360]/(1-[.J360]); &quot;&quot;)">
            <text:p/>
          </table:table-cell>
          <table:table-cell table:content-validation-name="val5" table:formula="of:=IF([.C360]&lt;&gt;&quot;&quot;; [$values.$A$2]; &quot;&quot;)">
            <text:p/>
          </table:table-cell>
          <table:table-cell table:style-name="ce37" table:formula="of:=IF([.C360]&lt;&gt;&quot;&quot;; [.O360]-[.L360]; &quot;&quot;)">
            <text:p/>
          </table:table-cell>
          <table:table-cell table:style-name="ce37" table:formula="of:=IF([.C360]&lt;&gt;&quot;&quot;; [.L360]/(1-[.M360]); &quot;&quot;)">
            <text:p/>
          </table:table-cell>
          <table:table-cell table:number-columns-repeated="1009"/>
        </table:table-row>
        <table:table-row table:style-name="ro1">
          <table:table-cell office:value-type="string" calcext:value-type="string">
            <text:p>fea01a34-ac65-4823-9995-281f5700a976</text:p>
          </table:table-cell>
          <table:table-cell office:value-type="string" calcext:value-type="string">
            <text:p>bom_00360</text:p>
          </table:table-cell>
          <table:table-cell/>
          <table:table-cell table:formula="of:=IF([.C361]&lt;&gt;&quot;&quot;; SUM(INDEX(INDIRECT(&quot;'&quot; &amp; [.B361] &amp; &quot;'.$A$1:$Z$1000&quot;); 0; MATCH(&quot;count&quot;; INDIRECT(&quot;'&quot; &amp; [.B361] &amp; &quot;'.$A$1:$Z$1&quot;); 0))); &quot;&quot;)">
            <text:p/>
          </table:table-cell>
          <table:table-cell table:formula="of:=IF([.C361]&lt;&gt;&quot;&quot;; SUM(INDEX(INDIRECT(&quot;'&quot; &amp; [.B361] &amp; &quot;'.$A$1:$Z$1000&quot;); 0; MATCH(&quot;cost&quot;; INDIRECT(&quot;'&quot; &amp; [.B361] &amp; &quot;'.$A$1:$Z$1&quot;); 0))); &quot;&quot;)">
            <text:p/>
          </table:table-cell>
          <table:table-cell table:style-name="ce39" table:formula="of:=IF([.C361]&lt;&gt;&quot;&quot;; SUM(INDEX(INDIRECT(&quot;'&quot; &amp; [.B361] &amp; &quot;'.$A$1:$Z$1000&quot;); 0; MATCH(&quot;total_assembly_time_min&quot;; INDIRECT(&quot;'&quot; &amp; [.B361] &amp; &quot;'.$A$1:$Z$1&quot;); 0)))/60; &quot;&quot;)">
            <text:p/>
          </table:table-cell>
          <table:table-cell table:content-validation-name="val5" table:formula="of:=IF([.C361]&lt;&gt;&quot;&quot;; [$values.$B$2]; &quot;&quot;)">
            <text:p/>
          </table:table-cell>
          <table:table-cell table:style-name="ce37" table:formula="of:=IF([.C361]&lt;&gt;&quot;&quot;; [.F361]*[.G361]; &quot;&quot;)">
            <text:p/>
          </table:table-cell>
          <table:table-cell table:style-name="ce37" table:formula="of:=IF([.C361]&lt;&gt;&quot;&quot;; [.H361]+[.E361]; &quot;&quot;)">
            <text:p/>
          </table:table-cell>
          <table:table-cell/>
          <table:table-cell table:formula="of:=IF([.C361]&lt;&gt;&quot;&quot;; [.L361]-[.I361]; &quot;&quot;)">
            <text:p/>
          </table:table-cell>
          <table:table-cell table:style-name="ce37" table:formula="of:=IF([.C361]&lt;&gt;&quot;&quot;; [.I361]/(1-[.J361]); &quot;&quot;)">
            <text:p/>
          </table:table-cell>
          <table:table-cell table:content-validation-name="val5" table:formula="of:=IF([.C361]&lt;&gt;&quot;&quot;; [$values.$A$2]; &quot;&quot;)">
            <text:p/>
          </table:table-cell>
          <table:table-cell table:style-name="ce37" table:formula="of:=IF([.C361]&lt;&gt;&quot;&quot;; [.O361]-[.L361]; &quot;&quot;)">
            <text:p/>
          </table:table-cell>
          <table:table-cell table:style-name="ce37" table:formula="of:=IF([.C361]&lt;&gt;&quot;&quot;; [.L361]/(1-[.M361]); &quot;&quot;)">
            <text:p/>
          </table:table-cell>
          <table:table-cell table:number-columns-repeated="1009"/>
        </table:table-row>
        <table:table-row table:style-name="ro1">
          <table:table-cell office:value-type="string" calcext:value-type="string">
            <text:p>c07e7de4-5c04-4aa2-a14b-2203caf0fa4c</text:p>
          </table:table-cell>
          <table:table-cell office:value-type="string" calcext:value-type="string">
            <text:p>bom_00361</text:p>
          </table:table-cell>
          <table:table-cell/>
          <table:table-cell table:formula="of:=IF([.C362]&lt;&gt;&quot;&quot;; SUM(INDEX(INDIRECT(&quot;'&quot; &amp; [.B362] &amp; &quot;'.$A$1:$Z$1000&quot;); 0; MATCH(&quot;count&quot;; INDIRECT(&quot;'&quot; &amp; [.B362] &amp; &quot;'.$A$1:$Z$1&quot;); 0))); &quot;&quot;)">
            <text:p/>
          </table:table-cell>
          <table:table-cell table:formula="of:=IF([.C362]&lt;&gt;&quot;&quot;; SUM(INDEX(INDIRECT(&quot;'&quot; &amp; [.B362] &amp; &quot;'.$A$1:$Z$1000&quot;); 0; MATCH(&quot;cost&quot;; INDIRECT(&quot;'&quot; &amp; [.B362] &amp; &quot;'.$A$1:$Z$1&quot;); 0))); &quot;&quot;)">
            <text:p/>
          </table:table-cell>
          <table:table-cell table:style-name="ce39" table:formula="of:=IF([.C362]&lt;&gt;&quot;&quot;; SUM(INDEX(INDIRECT(&quot;'&quot; &amp; [.B362] &amp; &quot;'.$A$1:$Z$1000&quot;); 0; MATCH(&quot;total_assembly_time_min&quot;; INDIRECT(&quot;'&quot; &amp; [.B362] &amp; &quot;'.$A$1:$Z$1&quot;); 0)))/60; &quot;&quot;)">
            <text:p/>
          </table:table-cell>
          <table:table-cell table:content-validation-name="val5" table:formula="of:=IF([.C362]&lt;&gt;&quot;&quot;; [$values.$B$2]; &quot;&quot;)">
            <text:p/>
          </table:table-cell>
          <table:table-cell table:style-name="ce37" table:formula="of:=IF([.C362]&lt;&gt;&quot;&quot;; [.F362]*[.G362]; &quot;&quot;)">
            <text:p/>
          </table:table-cell>
          <table:table-cell table:style-name="ce37" table:formula="of:=IF([.C362]&lt;&gt;&quot;&quot;; [.H362]+[.E362]; &quot;&quot;)">
            <text:p/>
          </table:table-cell>
          <table:table-cell/>
          <table:table-cell table:formula="of:=IF([.C362]&lt;&gt;&quot;&quot;; [.L362]-[.I362]; &quot;&quot;)">
            <text:p/>
          </table:table-cell>
          <table:table-cell table:style-name="ce37" table:formula="of:=IF([.C362]&lt;&gt;&quot;&quot;; [.I362]/(1-[.J362]); &quot;&quot;)">
            <text:p/>
          </table:table-cell>
          <table:table-cell table:content-validation-name="val5" table:formula="of:=IF([.C362]&lt;&gt;&quot;&quot;; [$values.$A$2]; &quot;&quot;)">
            <text:p/>
          </table:table-cell>
          <table:table-cell table:style-name="ce37" table:formula="of:=IF([.C362]&lt;&gt;&quot;&quot;; [.O362]-[.L362]; &quot;&quot;)">
            <text:p/>
          </table:table-cell>
          <table:table-cell table:style-name="ce37" table:formula="of:=IF([.C362]&lt;&gt;&quot;&quot;; [.L362]/(1-[.M362]); &quot;&quot;)">
            <text:p/>
          </table:table-cell>
          <table:table-cell table:number-columns-repeated="1009"/>
        </table:table-row>
        <table:table-row table:style-name="ro1">
          <table:table-cell office:value-type="string" calcext:value-type="string">
            <text:p>f19c51be-8c83-43c9-9130-d1a0900e2c57</text:p>
          </table:table-cell>
          <table:table-cell office:value-type="string" calcext:value-type="string">
            <text:p>bom_00362</text:p>
          </table:table-cell>
          <table:table-cell/>
          <table:table-cell table:formula="of:=IF([.C363]&lt;&gt;&quot;&quot;; SUM(INDEX(INDIRECT(&quot;'&quot; &amp; [.B363] &amp; &quot;'.$A$1:$Z$1000&quot;); 0; MATCH(&quot;count&quot;; INDIRECT(&quot;'&quot; &amp; [.B363] &amp; &quot;'.$A$1:$Z$1&quot;); 0))); &quot;&quot;)">
            <text:p/>
          </table:table-cell>
          <table:table-cell table:formula="of:=IF([.C363]&lt;&gt;&quot;&quot;; SUM(INDEX(INDIRECT(&quot;'&quot; &amp; [.B363] &amp; &quot;'.$A$1:$Z$1000&quot;); 0; MATCH(&quot;cost&quot;; INDIRECT(&quot;'&quot; &amp; [.B363] &amp; &quot;'.$A$1:$Z$1&quot;); 0))); &quot;&quot;)">
            <text:p/>
          </table:table-cell>
          <table:table-cell table:style-name="ce39" table:formula="of:=IF([.C363]&lt;&gt;&quot;&quot;; SUM(INDEX(INDIRECT(&quot;'&quot; &amp; [.B363] &amp; &quot;'.$A$1:$Z$1000&quot;); 0; MATCH(&quot;total_assembly_time_min&quot;; INDIRECT(&quot;'&quot; &amp; [.B363] &amp; &quot;'.$A$1:$Z$1&quot;); 0)))/60; &quot;&quot;)">
            <text:p/>
          </table:table-cell>
          <table:table-cell table:content-validation-name="val5" table:formula="of:=IF([.C363]&lt;&gt;&quot;&quot;; [$values.$B$2]; &quot;&quot;)">
            <text:p/>
          </table:table-cell>
          <table:table-cell table:style-name="ce37" table:formula="of:=IF([.C363]&lt;&gt;&quot;&quot;; [.F363]*[.G363]; &quot;&quot;)">
            <text:p/>
          </table:table-cell>
          <table:table-cell table:style-name="ce37" table:formula="of:=IF([.C363]&lt;&gt;&quot;&quot;; [.H363]+[.E363]; &quot;&quot;)">
            <text:p/>
          </table:table-cell>
          <table:table-cell/>
          <table:table-cell table:formula="of:=IF([.C363]&lt;&gt;&quot;&quot;; [.L363]-[.I363]; &quot;&quot;)">
            <text:p/>
          </table:table-cell>
          <table:table-cell table:style-name="ce37" table:formula="of:=IF([.C363]&lt;&gt;&quot;&quot;; [.I363]/(1-[.J363]); &quot;&quot;)">
            <text:p/>
          </table:table-cell>
          <table:table-cell table:content-validation-name="val5" table:formula="of:=IF([.C363]&lt;&gt;&quot;&quot;; [$values.$A$2]; &quot;&quot;)">
            <text:p/>
          </table:table-cell>
          <table:table-cell table:style-name="ce37" table:formula="of:=IF([.C363]&lt;&gt;&quot;&quot;; [.O363]-[.L363]; &quot;&quot;)">
            <text:p/>
          </table:table-cell>
          <table:table-cell table:style-name="ce37" table:formula="of:=IF([.C363]&lt;&gt;&quot;&quot;; [.L363]/(1-[.M363]); &quot;&quot;)">
            <text:p/>
          </table:table-cell>
          <table:table-cell table:number-columns-repeated="1009"/>
        </table:table-row>
        <table:table-row table:style-name="ro1">
          <table:table-cell office:value-type="string" calcext:value-type="string">
            <text:p>44d2e123-abf7-4027-ab37-cf9f738a0354</text:p>
          </table:table-cell>
          <table:table-cell office:value-type="string" calcext:value-type="string">
            <text:p>bom_00363</text:p>
          </table:table-cell>
          <table:table-cell/>
          <table:table-cell table:formula="of:=IF([.C364]&lt;&gt;&quot;&quot;; SUM(INDEX(INDIRECT(&quot;'&quot; &amp; [.B364] &amp; &quot;'.$A$1:$Z$1000&quot;); 0; MATCH(&quot;count&quot;; INDIRECT(&quot;'&quot; &amp; [.B364] &amp; &quot;'.$A$1:$Z$1&quot;); 0))); &quot;&quot;)">
            <text:p/>
          </table:table-cell>
          <table:table-cell table:formula="of:=IF([.C364]&lt;&gt;&quot;&quot;; SUM(INDEX(INDIRECT(&quot;'&quot; &amp; [.B364] &amp; &quot;'.$A$1:$Z$1000&quot;); 0; MATCH(&quot;cost&quot;; INDIRECT(&quot;'&quot; &amp; [.B364] &amp; &quot;'.$A$1:$Z$1&quot;); 0))); &quot;&quot;)">
            <text:p/>
          </table:table-cell>
          <table:table-cell table:style-name="ce39" table:formula="of:=IF([.C364]&lt;&gt;&quot;&quot;; SUM(INDEX(INDIRECT(&quot;'&quot; &amp; [.B364] &amp; &quot;'.$A$1:$Z$1000&quot;); 0; MATCH(&quot;total_assembly_time_min&quot;; INDIRECT(&quot;'&quot; &amp; [.B364] &amp; &quot;'.$A$1:$Z$1&quot;); 0)))/60; &quot;&quot;)">
            <text:p/>
          </table:table-cell>
          <table:table-cell table:content-validation-name="val5" table:formula="of:=IF([.C364]&lt;&gt;&quot;&quot;; [$values.$B$2]; &quot;&quot;)">
            <text:p/>
          </table:table-cell>
          <table:table-cell table:style-name="ce37" table:formula="of:=IF([.C364]&lt;&gt;&quot;&quot;; [.F364]*[.G364]; &quot;&quot;)">
            <text:p/>
          </table:table-cell>
          <table:table-cell table:style-name="ce37" table:formula="of:=IF([.C364]&lt;&gt;&quot;&quot;; [.H364]+[.E364]; &quot;&quot;)">
            <text:p/>
          </table:table-cell>
          <table:table-cell/>
          <table:table-cell table:formula="of:=IF([.C364]&lt;&gt;&quot;&quot;; [.L364]-[.I364]; &quot;&quot;)">
            <text:p/>
          </table:table-cell>
          <table:table-cell table:style-name="ce37" table:formula="of:=IF([.C364]&lt;&gt;&quot;&quot;; [.I364]/(1-[.J364]); &quot;&quot;)">
            <text:p/>
          </table:table-cell>
          <table:table-cell table:content-validation-name="val5" table:formula="of:=IF([.C364]&lt;&gt;&quot;&quot;; [$values.$A$2]; &quot;&quot;)">
            <text:p/>
          </table:table-cell>
          <table:table-cell table:style-name="ce37" table:formula="of:=IF([.C364]&lt;&gt;&quot;&quot;; [.O364]-[.L364]; &quot;&quot;)">
            <text:p/>
          </table:table-cell>
          <table:table-cell table:style-name="ce37" table:formula="of:=IF([.C364]&lt;&gt;&quot;&quot;; [.L364]/(1-[.M364]); &quot;&quot;)">
            <text:p/>
          </table:table-cell>
          <table:table-cell table:number-columns-repeated="1009"/>
        </table:table-row>
        <table:table-row table:style-name="ro1">
          <table:table-cell office:value-type="string" calcext:value-type="string">
            <text:p>2c352688-30f4-48f0-ada2-411ea68d3e2b</text:p>
          </table:table-cell>
          <table:table-cell office:value-type="string" calcext:value-type="string">
            <text:p>bom_00364</text:p>
          </table:table-cell>
          <table:table-cell/>
          <table:table-cell table:formula="of:=IF([.C365]&lt;&gt;&quot;&quot;; SUM(INDEX(INDIRECT(&quot;'&quot; &amp; [.B365] &amp; &quot;'.$A$1:$Z$1000&quot;); 0; MATCH(&quot;count&quot;; INDIRECT(&quot;'&quot; &amp; [.B365] &amp; &quot;'.$A$1:$Z$1&quot;); 0))); &quot;&quot;)">
            <text:p/>
          </table:table-cell>
          <table:table-cell table:formula="of:=IF([.C365]&lt;&gt;&quot;&quot;; SUM(INDEX(INDIRECT(&quot;'&quot; &amp; [.B365] &amp; &quot;'.$A$1:$Z$1000&quot;); 0; MATCH(&quot;cost&quot;; INDIRECT(&quot;'&quot; &amp; [.B365] &amp; &quot;'.$A$1:$Z$1&quot;); 0))); &quot;&quot;)">
            <text:p/>
          </table:table-cell>
          <table:table-cell table:style-name="ce39" table:formula="of:=IF([.C365]&lt;&gt;&quot;&quot;; SUM(INDEX(INDIRECT(&quot;'&quot; &amp; [.B365] &amp; &quot;'.$A$1:$Z$1000&quot;); 0; MATCH(&quot;total_assembly_time_min&quot;; INDIRECT(&quot;'&quot; &amp; [.B365] &amp; &quot;'.$A$1:$Z$1&quot;); 0)))/60; &quot;&quot;)">
            <text:p/>
          </table:table-cell>
          <table:table-cell table:content-validation-name="val5" table:formula="of:=IF([.C365]&lt;&gt;&quot;&quot;; [$values.$B$2]; &quot;&quot;)">
            <text:p/>
          </table:table-cell>
          <table:table-cell table:style-name="ce37" table:formula="of:=IF([.C365]&lt;&gt;&quot;&quot;; [.F365]*[.G365]; &quot;&quot;)">
            <text:p/>
          </table:table-cell>
          <table:table-cell table:style-name="ce37" table:formula="of:=IF([.C365]&lt;&gt;&quot;&quot;; [.H365]+[.E365]; &quot;&quot;)">
            <text:p/>
          </table:table-cell>
          <table:table-cell/>
          <table:table-cell table:formula="of:=IF([.C365]&lt;&gt;&quot;&quot;; [.L365]-[.I365]; &quot;&quot;)">
            <text:p/>
          </table:table-cell>
          <table:table-cell table:style-name="ce37" table:formula="of:=IF([.C365]&lt;&gt;&quot;&quot;; [.I365]/(1-[.J365]); &quot;&quot;)">
            <text:p/>
          </table:table-cell>
          <table:table-cell table:content-validation-name="val5" table:formula="of:=IF([.C365]&lt;&gt;&quot;&quot;; [$values.$A$2]; &quot;&quot;)">
            <text:p/>
          </table:table-cell>
          <table:table-cell table:style-name="ce37" table:formula="of:=IF([.C365]&lt;&gt;&quot;&quot;; [.O365]-[.L365]; &quot;&quot;)">
            <text:p/>
          </table:table-cell>
          <table:table-cell table:style-name="ce37" table:formula="of:=IF([.C365]&lt;&gt;&quot;&quot;; [.L365]/(1-[.M365]); &quot;&quot;)">
            <text:p/>
          </table:table-cell>
          <table:table-cell table:number-columns-repeated="1009"/>
        </table:table-row>
        <table:table-row table:style-name="ro1">
          <table:table-cell office:value-type="string" calcext:value-type="string">
            <text:p>fa2aa217-9399-4f84-aab4-5759bd3a4a28</text:p>
          </table:table-cell>
          <table:table-cell office:value-type="string" calcext:value-type="string">
            <text:p>bom_00365</text:p>
          </table:table-cell>
          <table:table-cell/>
          <table:table-cell table:formula="of:=IF([.C366]&lt;&gt;&quot;&quot;; SUM(INDEX(INDIRECT(&quot;'&quot; &amp; [.B366] &amp; &quot;'.$A$1:$Z$1000&quot;); 0; MATCH(&quot;count&quot;; INDIRECT(&quot;'&quot; &amp; [.B366] &amp; &quot;'.$A$1:$Z$1&quot;); 0))); &quot;&quot;)">
            <text:p/>
          </table:table-cell>
          <table:table-cell table:formula="of:=IF([.C366]&lt;&gt;&quot;&quot;; SUM(INDEX(INDIRECT(&quot;'&quot; &amp; [.B366] &amp; &quot;'.$A$1:$Z$1000&quot;); 0; MATCH(&quot;cost&quot;; INDIRECT(&quot;'&quot; &amp; [.B366] &amp; &quot;'.$A$1:$Z$1&quot;); 0))); &quot;&quot;)">
            <text:p/>
          </table:table-cell>
          <table:table-cell table:style-name="ce39" table:formula="of:=IF([.C366]&lt;&gt;&quot;&quot;; SUM(INDEX(INDIRECT(&quot;'&quot; &amp; [.B366] &amp; &quot;'.$A$1:$Z$1000&quot;); 0; MATCH(&quot;total_assembly_time_min&quot;; INDIRECT(&quot;'&quot; &amp; [.B366] &amp; &quot;'.$A$1:$Z$1&quot;); 0)))/60; &quot;&quot;)">
            <text:p/>
          </table:table-cell>
          <table:table-cell table:content-validation-name="val5" table:formula="of:=IF([.C366]&lt;&gt;&quot;&quot;; [$values.$B$2]; &quot;&quot;)">
            <text:p/>
          </table:table-cell>
          <table:table-cell table:style-name="ce37" table:formula="of:=IF([.C366]&lt;&gt;&quot;&quot;; [.F366]*[.G366]; &quot;&quot;)">
            <text:p/>
          </table:table-cell>
          <table:table-cell table:style-name="ce37" table:formula="of:=IF([.C366]&lt;&gt;&quot;&quot;; [.H366]+[.E366]; &quot;&quot;)">
            <text:p/>
          </table:table-cell>
          <table:table-cell/>
          <table:table-cell table:formula="of:=IF([.C366]&lt;&gt;&quot;&quot;; [.L366]-[.I366]; &quot;&quot;)">
            <text:p/>
          </table:table-cell>
          <table:table-cell table:style-name="ce37" table:formula="of:=IF([.C366]&lt;&gt;&quot;&quot;; [.I366]/(1-[.J366]); &quot;&quot;)">
            <text:p/>
          </table:table-cell>
          <table:table-cell table:content-validation-name="val5" table:formula="of:=IF([.C366]&lt;&gt;&quot;&quot;; [$values.$A$2]; &quot;&quot;)">
            <text:p/>
          </table:table-cell>
          <table:table-cell table:style-name="ce37" table:formula="of:=IF([.C366]&lt;&gt;&quot;&quot;; [.O366]-[.L366]; &quot;&quot;)">
            <text:p/>
          </table:table-cell>
          <table:table-cell table:style-name="ce37" table:formula="of:=IF([.C366]&lt;&gt;&quot;&quot;; [.L366]/(1-[.M366]); &quot;&quot;)">
            <text:p/>
          </table:table-cell>
          <table:table-cell table:number-columns-repeated="1009"/>
        </table:table-row>
        <table:table-row table:style-name="ro1">
          <table:table-cell office:value-type="string" calcext:value-type="string">
            <text:p>35fbe9cb-61f5-4dc9-8767-c5799c789f27</text:p>
          </table:table-cell>
          <table:table-cell office:value-type="string" calcext:value-type="string">
            <text:p>bom_00366</text:p>
          </table:table-cell>
          <table:table-cell/>
          <table:table-cell table:formula="of:=IF([.C367]&lt;&gt;&quot;&quot;; SUM(INDEX(INDIRECT(&quot;'&quot; &amp; [.B367] &amp; &quot;'.$A$1:$Z$1000&quot;); 0; MATCH(&quot;count&quot;; INDIRECT(&quot;'&quot; &amp; [.B367] &amp; &quot;'.$A$1:$Z$1&quot;); 0))); &quot;&quot;)">
            <text:p/>
          </table:table-cell>
          <table:table-cell table:formula="of:=IF([.C367]&lt;&gt;&quot;&quot;; SUM(INDEX(INDIRECT(&quot;'&quot; &amp; [.B367] &amp; &quot;'.$A$1:$Z$1000&quot;); 0; MATCH(&quot;cost&quot;; INDIRECT(&quot;'&quot; &amp; [.B367] &amp; &quot;'.$A$1:$Z$1&quot;); 0))); &quot;&quot;)">
            <text:p/>
          </table:table-cell>
          <table:table-cell table:style-name="ce39" table:formula="of:=IF([.C367]&lt;&gt;&quot;&quot;; SUM(INDEX(INDIRECT(&quot;'&quot; &amp; [.B367] &amp; &quot;'.$A$1:$Z$1000&quot;); 0; MATCH(&quot;total_assembly_time_min&quot;; INDIRECT(&quot;'&quot; &amp; [.B367] &amp; &quot;'.$A$1:$Z$1&quot;); 0)))/60; &quot;&quot;)">
            <text:p/>
          </table:table-cell>
          <table:table-cell table:content-validation-name="val5" table:formula="of:=IF([.C367]&lt;&gt;&quot;&quot;; [$values.$B$2]; &quot;&quot;)">
            <text:p/>
          </table:table-cell>
          <table:table-cell table:style-name="ce37" table:formula="of:=IF([.C367]&lt;&gt;&quot;&quot;; [.F367]*[.G367]; &quot;&quot;)">
            <text:p/>
          </table:table-cell>
          <table:table-cell table:style-name="ce37" table:formula="of:=IF([.C367]&lt;&gt;&quot;&quot;; [.H367]+[.E367]; &quot;&quot;)">
            <text:p/>
          </table:table-cell>
          <table:table-cell/>
          <table:table-cell table:formula="of:=IF([.C367]&lt;&gt;&quot;&quot;; [.L367]-[.I367]; &quot;&quot;)">
            <text:p/>
          </table:table-cell>
          <table:table-cell table:style-name="ce37" table:formula="of:=IF([.C367]&lt;&gt;&quot;&quot;; [.I367]/(1-[.J367]); &quot;&quot;)">
            <text:p/>
          </table:table-cell>
          <table:table-cell table:content-validation-name="val5" table:formula="of:=IF([.C367]&lt;&gt;&quot;&quot;; [$values.$A$2]; &quot;&quot;)">
            <text:p/>
          </table:table-cell>
          <table:table-cell table:style-name="ce37" table:formula="of:=IF([.C367]&lt;&gt;&quot;&quot;; [.O367]-[.L367]; &quot;&quot;)">
            <text:p/>
          </table:table-cell>
          <table:table-cell table:style-name="ce37" table:formula="of:=IF([.C367]&lt;&gt;&quot;&quot;; [.L367]/(1-[.M367]); &quot;&quot;)">
            <text:p/>
          </table:table-cell>
          <table:table-cell table:number-columns-repeated="1009"/>
        </table:table-row>
        <table:table-row table:style-name="ro1">
          <table:table-cell office:value-type="string" calcext:value-type="string">
            <text:p>de8bf63d-9056-4b66-a22d-57bdb480c35d</text:p>
          </table:table-cell>
          <table:table-cell office:value-type="string" calcext:value-type="string">
            <text:p>bom_00367</text:p>
          </table:table-cell>
          <table:table-cell/>
          <table:table-cell table:formula="of:=IF([.C368]&lt;&gt;&quot;&quot;; SUM(INDEX(INDIRECT(&quot;'&quot; &amp; [.B368] &amp; &quot;'.$A$1:$Z$1000&quot;); 0; MATCH(&quot;count&quot;; INDIRECT(&quot;'&quot; &amp; [.B368] &amp; &quot;'.$A$1:$Z$1&quot;); 0))); &quot;&quot;)">
            <text:p/>
          </table:table-cell>
          <table:table-cell table:formula="of:=IF([.C368]&lt;&gt;&quot;&quot;; SUM(INDEX(INDIRECT(&quot;'&quot; &amp; [.B368] &amp; &quot;'.$A$1:$Z$1000&quot;); 0; MATCH(&quot;cost&quot;; INDIRECT(&quot;'&quot; &amp; [.B368] &amp; &quot;'.$A$1:$Z$1&quot;); 0))); &quot;&quot;)">
            <text:p/>
          </table:table-cell>
          <table:table-cell table:style-name="ce39" table:formula="of:=IF([.C368]&lt;&gt;&quot;&quot;; SUM(INDEX(INDIRECT(&quot;'&quot; &amp; [.B368] &amp; &quot;'.$A$1:$Z$1000&quot;); 0; MATCH(&quot;total_assembly_time_min&quot;; INDIRECT(&quot;'&quot; &amp; [.B368] &amp; &quot;'.$A$1:$Z$1&quot;); 0)))/60; &quot;&quot;)">
            <text:p/>
          </table:table-cell>
          <table:table-cell table:content-validation-name="val5" table:formula="of:=IF([.C368]&lt;&gt;&quot;&quot;; [$values.$B$2]; &quot;&quot;)">
            <text:p/>
          </table:table-cell>
          <table:table-cell table:style-name="ce37" table:formula="of:=IF([.C368]&lt;&gt;&quot;&quot;; [.F368]*[.G368]; &quot;&quot;)">
            <text:p/>
          </table:table-cell>
          <table:table-cell table:style-name="ce37" table:formula="of:=IF([.C368]&lt;&gt;&quot;&quot;; [.H368]+[.E368]; &quot;&quot;)">
            <text:p/>
          </table:table-cell>
          <table:table-cell/>
          <table:table-cell table:formula="of:=IF([.C368]&lt;&gt;&quot;&quot;; [.L368]-[.I368]; &quot;&quot;)">
            <text:p/>
          </table:table-cell>
          <table:table-cell table:style-name="ce37" table:formula="of:=IF([.C368]&lt;&gt;&quot;&quot;; [.I368]/(1-[.J368]); &quot;&quot;)">
            <text:p/>
          </table:table-cell>
          <table:table-cell table:content-validation-name="val5" table:formula="of:=IF([.C368]&lt;&gt;&quot;&quot;; [$values.$A$2]; &quot;&quot;)">
            <text:p/>
          </table:table-cell>
          <table:table-cell table:style-name="ce37" table:formula="of:=IF([.C368]&lt;&gt;&quot;&quot;; [.O368]-[.L368]; &quot;&quot;)">
            <text:p/>
          </table:table-cell>
          <table:table-cell table:style-name="ce37" table:formula="of:=IF([.C368]&lt;&gt;&quot;&quot;; [.L368]/(1-[.M368]); &quot;&quot;)">
            <text:p/>
          </table:table-cell>
          <table:table-cell table:number-columns-repeated="1009"/>
        </table:table-row>
        <table:table-row table:style-name="ro1">
          <table:table-cell office:value-type="string" calcext:value-type="string">
            <text:p>c27e60d8-5ee1-439b-88f6-b0ecc9dd863c</text:p>
          </table:table-cell>
          <table:table-cell office:value-type="string" calcext:value-type="string">
            <text:p>bom_00368</text:p>
          </table:table-cell>
          <table:table-cell/>
          <table:table-cell table:formula="of:=IF([.C369]&lt;&gt;&quot;&quot;; SUM(INDEX(INDIRECT(&quot;'&quot; &amp; [.B369] &amp; &quot;'.$A$1:$Z$1000&quot;); 0; MATCH(&quot;count&quot;; INDIRECT(&quot;'&quot; &amp; [.B369] &amp; &quot;'.$A$1:$Z$1&quot;); 0))); &quot;&quot;)">
            <text:p/>
          </table:table-cell>
          <table:table-cell table:formula="of:=IF([.C369]&lt;&gt;&quot;&quot;; SUM(INDEX(INDIRECT(&quot;'&quot; &amp; [.B369] &amp; &quot;'.$A$1:$Z$1000&quot;); 0; MATCH(&quot;cost&quot;; INDIRECT(&quot;'&quot; &amp; [.B369] &amp; &quot;'.$A$1:$Z$1&quot;); 0))); &quot;&quot;)">
            <text:p/>
          </table:table-cell>
          <table:table-cell table:style-name="ce39" table:formula="of:=IF([.C369]&lt;&gt;&quot;&quot;; SUM(INDEX(INDIRECT(&quot;'&quot; &amp; [.B369] &amp; &quot;'.$A$1:$Z$1000&quot;); 0; MATCH(&quot;total_assembly_time_min&quot;; INDIRECT(&quot;'&quot; &amp; [.B369] &amp; &quot;'.$A$1:$Z$1&quot;); 0)))/60; &quot;&quot;)">
            <text:p/>
          </table:table-cell>
          <table:table-cell table:content-validation-name="val5" table:formula="of:=IF([.C369]&lt;&gt;&quot;&quot;; [$values.$B$2]; &quot;&quot;)">
            <text:p/>
          </table:table-cell>
          <table:table-cell table:style-name="ce37" table:formula="of:=IF([.C369]&lt;&gt;&quot;&quot;; [.F369]*[.G369]; &quot;&quot;)">
            <text:p/>
          </table:table-cell>
          <table:table-cell table:style-name="ce37" table:formula="of:=IF([.C369]&lt;&gt;&quot;&quot;; [.H369]+[.E369]; &quot;&quot;)">
            <text:p/>
          </table:table-cell>
          <table:table-cell/>
          <table:table-cell table:formula="of:=IF([.C369]&lt;&gt;&quot;&quot;; [.L369]-[.I369]; &quot;&quot;)">
            <text:p/>
          </table:table-cell>
          <table:table-cell table:style-name="ce37" table:formula="of:=IF([.C369]&lt;&gt;&quot;&quot;; [.I369]/(1-[.J369]); &quot;&quot;)">
            <text:p/>
          </table:table-cell>
          <table:table-cell table:content-validation-name="val5" table:formula="of:=IF([.C369]&lt;&gt;&quot;&quot;; [$values.$A$2]; &quot;&quot;)">
            <text:p/>
          </table:table-cell>
          <table:table-cell table:style-name="ce37" table:formula="of:=IF([.C369]&lt;&gt;&quot;&quot;; [.O369]-[.L369]; &quot;&quot;)">
            <text:p/>
          </table:table-cell>
          <table:table-cell table:style-name="ce37" table:formula="of:=IF([.C369]&lt;&gt;&quot;&quot;; [.L369]/(1-[.M369]); &quot;&quot;)">
            <text:p/>
          </table:table-cell>
          <table:table-cell table:number-columns-repeated="1009"/>
        </table:table-row>
        <table:table-row table:style-name="ro1">
          <table:table-cell office:value-type="string" calcext:value-type="string">
            <text:p>ca6fda05-f5a4-4c7b-b225-93c2b39a809f</text:p>
          </table:table-cell>
          <table:table-cell office:value-type="string" calcext:value-type="string">
            <text:p>bom_00369</text:p>
          </table:table-cell>
          <table:table-cell/>
          <table:table-cell table:formula="of:=IF([.C370]&lt;&gt;&quot;&quot;; SUM(INDEX(INDIRECT(&quot;'&quot; &amp; [.B370] &amp; &quot;'.$A$1:$Z$1000&quot;); 0; MATCH(&quot;count&quot;; INDIRECT(&quot;'&quot; &amp; [.B370] &amp; &quot;'.$A$1:$Z$1&quot;); 0))); &quot;&quot;)">
            <text:p/>
          </table:table-cell>
          <table:table-cell table:formula="of:=IF([.C370]&lt;&gt;&quot;&quot;; SUM(INDEX(INDIRECT(&quot;'&quot; &amp; [.B370] &amp; &quot;'.$A$1:$Z$1000&quot;); 0; MATCH(&quot;cost&quot;; INDIRECT(&quot;'&quot; &amp; [.B370] &amp; &quot;'.$A$1:$Z$1&quot;); 0))); &quot;&quot;)">
            <text:p/>
          </table:table-cell>
          <table:table-cell table:style-name="ce39" table:formula="of:=IF([.C370]&lt;&gt;&quot;&quot;; SUM(INDEX(INDIRECT(&quot;'&quot; &amp; [.B370] &amp; &quot;'.$A$1:$Z$1000&quot;); 0; MATCH(&quot;total_assembly_time_min&quot;; INDIRECT(&quot;'&quot; &amp; [.B370] &amp; &quot;'.$A$1:$Z$1&quot;); 0)))/60; &quot;&quot;)">
            <text:p/>
          </table:table-cell>
          <table:table-cell table:content-validation-name="val5" table:formula="of:=IF([.C370]&lt;&gt;&quot;&quot;; [$values.$B$2]; &quot;&quot;)">
            <text:p/>
          </table:table-cell>
          <table:table-cell table:style-name="ce37" table:formula="of:=IF([.C370]&lt;&gt;&quot;&quot;; [.F370]*[.G370]; &quot;&quot;)">
            <text:p/>
          </table:table-cell>
          <table:table-cell table:style-name="ce37" table:formula="of:=IF([.C370]&lt;&gt;&quot;&quot;; [.H370]+[.E370]; &quot;&quot;)">
            <text:p/>
          </table:table-cell>
          <table:table-cell/>
          <table:table-cell table:formula="of:=IF([.C370]&lt;&gt;&quot;&quot;; [.L370]-[.I370]; &quot;&quot;)">
            <text:p/>
          </table:table-cell>
          <table:table-cell table:style-name="ce37" table:formula="of:=IF([.C370]&lt;&gt;&quot;&quot;; [.I370]/(1-[.J370]); &quot;&quot;)">
            <text:p/>
          </table:table-cell>
          <table:table-cell table:content-validation-name="val5" table:formula="of:=IF([.C370]&lt;&gt;&quot;&quot;; [$values.$A$2]; &quot;&quot;)">
            <text:p/>
          </table:table-cell>
          <table:table-cell table:style-name="ce37" table:formula="of:=IF([.C370]&lt;&gt;&quot;&quot;; [.O370]-[.L370]; &quot;&quot;)">
            <text:p/>
          </table:table-cell>
          <table:table-cell table:style-name="ce37" table:formula="of:=IF([.C370]&lt;&gt;&quot;&quot;; [.L370]/(1-[.M370]); &quot;&quot;)">
            <text:p/>
          </table:table-cell>
          <table:table-cell table:number-columns-repeated="1009"/>
        </table:table-row>
        <table:table-row table:style-name="ro1">
          <table:table-cell office:value-type="string" calcext:value-type="string">
            <text:p>871906f4-d101-4dd6-ba33-a5b52dcdcb51</text:p>
          </table:table-cell>
          <table:table-cell office:value-type="string" calcext:value-type="string">
            <text:p>bom_00370</text:p>
          </table:table-cell>
          <table:table-cell/>
          <table:table-cell table:formula="of:=IF([.C371]&lt;&gt;&quot;&quot;; SUM(INDEX(INDIRECT(&quot;'&quot; &amp; [.B371] &amp; &quot;'.$A$1:$Z$1000&quot;); 0; MATCH(&quot;count&quot;; INDIRECT(&quot;'&quot; &amp; [.B371] &amp; &quot;'.$A$1:$Z$1&quot;); 0))); &quot;&quot;)">
            <text:p/>
          </table:table-cell>
          <table:table-cell table:formula="of:=IF([.C371]&lt;&gt;&quot;&quot;; SUM(INDEX(INDIRECT(&quot;'&quot; &amp; [.B371] &amp; &quot;'.$A$1:$Z$1000&quot;); 0; MATCH(&quot;cost&quot;; INDIRECT(&quot;'&quot; &amp; [.B371] &amp; &quot;'.$A$1:$Z$1&quot;); 0))); &quot;&quot;)">
            <text:p/>
          </table:table-cell>
          <table:table-cell table:style-name="ce39" table:formula="of:=IF([.C371]&lt;&gt;&quot;&quot;; SUM(INDEX(INDIRECT(&quot;'&quot; &amp; [.B371] &amp; &quot;'.$A$1:$Z$1000&quot;); 0; MATCH(&quot;total_assembly_time_min&quot;; INDIRECT(&quot;'&quot; &amp; [.B371] &amp; &quot;'.$A$1:$Z$1&quot;); 0)))/60; &quot;&quot;)">
            <text:p/>
          </table:table-cell>
          <table:table-cell table:content-validation-name="val5" table:formula="of:=IF([.C371]&lt;&gt;&quot;&quot;; [$values.$B$2]; &quot;&quot;)">
            <text:p/>
          </table:table-cell>
          <table:table-cell table:style-name="ce37" table:formula="of:=IF([.C371]&lt;&gt;&quot;&quot;; [.F371]*[.G371]; &quot;&quot;)">
            <text:p/>
          </table:table-cell>
          <table:table-cell table:style-name="ce37" table:formula="of:=IF([.C371]&lt;&gt;&quot;&quot;; [.H371]+[.E371]; &quot;&quot;)">
            <text:p/>
          </table:table-cell>
          <table:table-cell/>
          <table:table-cell table:formula="of:=IF([.C371]&lt;&gt;&quot;&quot;; [.L371]-[.I371]; &quot;&quot;)">
            <text:p/>
          </table:table-cell>
          <table:table-cell table:style-name="ce37" table:formula="of:=IF([.C371]&lt;&gt;&quot;&quot;; [.I371]/(1-[.J371]); &quot;&quot;)">
            <text:p/>
          </table:table-cell>
          <table:table-cell table:content-validation-name="val5" table:formula="of:=IF([.C371]&lt;&gt;&quot;&quot;; [$values.$A$2]; &quot;&quot;)">
            <text:p/>
          </table:table-cell>
          <table:table-cell table:style-name="ce37" table:formula="of:=IF([.C371]&lt;&gt;&quot;&quot;; [.O371]-[.L371]; &quot;&quot;)">
            <text:p/>
          </table:table-cell>
          <table:table-cell table:style-name="ce37" table:formula="of:=IF([.C371]&lt;&gt;&quot;&quot;; [.L371]/(1-[.M371]); &quot;&quot;)">
            <text:p/>
          </table:table-cell>
          <table:table-cell table:number-columns-repeated="1009"/>
        </table:table-row>
        <table:table-row table:style-name="ro1">
          <table:table-cell office:value-type="string" calcext:value-type="string">
            <text:p>f26db265-5f22-429c-91bf-fe56677ddbc9</text:p>
          </table:table-cell>
          <table:table-cell office:value-type="string" calcext:value-type="string">
            <text:p>bom_00371</text:p>
          </table:table-cell>
          <table:table-cell/>
          <table:table-cell table:formula="of:=IF([.C372]&lt;&gt;&quot;&quot;; SUM(INDEX(INDIRECT(&quot;'&quot; &amp; [.B372] &amp; &quot;'.$A$1:$Z$1000&quot;); 0; MATCH(&quot;count&quot;; INDIRECT(&quot;'&quot; &amp; [.B372] &amp; &quot;'.$A$1:$Z$1&quot;); 0))); &quot;&quot;)">
            <text:p/>
          </table:table-cell>
          <table:table-cell table:formula="of:=IF([.C372]&lt;&gt;&quot;&quot;; SUM(INDEX(INDIRECT(&quot;'&quot; &amp; [.B372] &amp; &quot;'.$A$1:$Z$1000&quot;); 0; MATCH(&quot;cost&quot;; INDIRECT(&quot;'&quot; &amp; [.B372] &amp; &quot;'.$A$1:$Z$1&quot;); 0))); &quot;&quot;)">
            <text:p/>
          </table:table-cell>
          <table:table-cell table:style-name="ce39" table:formula="of:=IF([.C372]&lt;&gt;&quot;&quot;; SUM(INDEX(INDIRECT(&quot;'&quot; &amp; [.B372] &amp; &quot;'.$A$1:$Z$1000&quot;); 0; MATCH(&quot;total_assembly_time_min&quot;; INDIRECT(&quot;'&quot; &amp; [.B372] &amp; &quot;'.$A$1:$Z$1&quot;); 0)))/60; &quot;&quot;)">
            <text:p/>
          </table:table-cell>
          <table:table-cell table:content-validation-name="val5" table:formula="of:=IF([.C372]&lt;&gt;&quot;&quot;; [$values.$B$2]; &quot;&quot;)">
            <text:p/>
          </table:table-cell>
          <table:table-cell table:style-name="ce37" table:formula="of:=IF([.C372]&lt;&gt;&quot;&quot;; [.F372]*[.G372]; &quot;&quot;)">
            <text:p/>
          </table:table-cell>
          <table:table-cell table:style-name="ce37" table:formula="of:=IF([.C372]&lt;&gt;&quot;&quot;; [.H372]+[.E372]; &quot;&quot;)">
            <text:p/>
          </table:table-cell>
          <table:table-cell/>
          <table:table-cell table:formula="of:=IF([.C372]&lt;&gt;&quot;&quot;; [.L372]-[.I372]; &quot;&quot;)">
            <text:p/>
          </table:table-cell>
          <table:table-cell table:style-name="ce37" table:formula="of:=IF([.C372]&lt;&gt;&quot;&quot;; [.I372]/(1-[.J372]); &quot;&quot;)">
            <text:p/>
          </table:table-cell>
          <table:table-cell table:content-validation-name="val5" table:formula="of:=IF([.C372]&lt;&gt;&quot;&quot;; [$values.$A$2]; &quot;&quot;)">
            <text:p/>
          </table:table-cell>
          <table:table-cell table:style-name="ce37" table:formula="of:=IF([.C372]&lt;&gt;&quot;&quot;; [.O372]-[.L372]; &quot;&quot;)">
            <text:p/>
          </table:table-cell>
          <table:table-cell table:style-name="ce37" table:formula="of:=IF([.C372]&lt;&gt;&quot;&quot;; [.L372]/(1-[.M372]); &quot;&quot;)">
            <text:p/>
          </table:table-cell>
          <table:table-cell table:number-columns-repeated="1009"/>
        </table:table-row>
        <table:table-row table:style-name="ro1">
          <table:table-cell office:value-type="string" calcext:value-type="string">
            <text:p>0204aae2-444f-4eaf-92c8-3721dd244d27</text:p>
          </table:table-cell>
          <table:table-cell office:value-type="string" calcext:value-type="string">
            <text:p>bom_00372</text:p>
          </table:table-cell>
          <table:table-cell/>
          <table:table-cell table:formula="of:=IF([.C373]&lt;&gt;&quot;&quot;; SUM(INDEX(INDIRECT(&quot;'&quot; &amp; [.B373] &amp; &quot;'.$A$1:$Z$1000&quot;); 0; MATCH(&quot;count&quot;; INDIRECT(&quot;'&quot; &amp; [.B373] &amp; &quot;'.$A$1:$Z$1&quot;); 0))); &quot;&quot;)">
            <text:p/>
          </table:table-cell>
          <table:table-cell table:formula="of:=IF([.C373]&lt;&gt;&quot;&quot;; SUM(INDEX(INDIRECT(&quot;'&quot; &amp; [.B373] &amp; &quot;'.$A$1:$Z$1000&quot;); 0; MATCH(&quot;cost&quot;; INDIRECT(&quot;'&quot; &amp; [.B373] &amp; &quot;'.$A$1:$Z$1&quot;); 0))); &quot;&quot;)">
            <text:p/>
          </table:table-cell>
          <table:table-cell table:style-name="ce39" table:formula="of:=IF([.C373]&lt;&gt;&quot;&quot;; SUM(INDEX(INDIRECT(&quot;'&quot; &amp; [.B373] &amp; &quot;'.$A$1:$Z$1000&quot;); 0; MATCH(&quot;total_assembly_time_min&quot;; INDIRECT(&quot;'&quot; &amp; [.B373] &amp; &quot;'.$A$1:$Z$1&quot;); 0)))/60; &quot;&quot;)">
            <text:p/>
          </table:table-cell>
          <table:table-cell table:content-validation-name="val5" table:formula="of:=IF([.C373]&lt;&gt;&quot;&quot;; [$values.$B$2]; &quot;&quot;)">
            <text:p/>
          </table:table-cell>
          <table:table-cell table:style-name="ce37" table:formula="of:=IF([.C373]&lt;&gt;&quot;&quot;; [.F373]*[.G373]; &quot;&quot;)">
            <text:p/>
          </table:table-cell>
          <table:table-cell table:style-name="ce37" table:formula="of:=IF([.C373]&lt;&gt;&quot;&quot;; [.H373]+[.E373]; &quot;&quot;)">
            <text:p/>
          </table:table-cell>
          <table:table-cell/>
          <table:table-cell table:formula="of:=IF([.C373]&lt;&gt;&quot;&quot;; [.L373]-[.I373]; &quot;&quot;)">
            <text:p/>
          </table:table-cell>
          <table:table-cell table:style-name="ce37" table:formula="of:=IF([.C373]&lt;&gt;&quot;&quot;; [.I373]/(1-[.J373]); &quot;&quot;)">
            <text:p/>
          </table:table-cell>
          <table:table-cell table:content-validation-name="val5" table:formula="of:=IF([.C373]&lt;&gt;&quot;&quot;; [$values.$A$2]; &quot;&quot;)">
            <text:p/>
          </table:table-cell>
          <table:table-cell table:style-name="ce37" table:formula="of:=IF([.C373]&lt;&gt;&quot;&quot;; [.O373]-[.L373]; &quot;&quot;)">
            <text:p/>
          </table:table-cell>
          <table:table-cell table:style-name="ce37" table:formula="of:=IF([.C373]&lt;&gt;&quot;&quot;; [.L373]/(1-[.M373]); &quot;&quot;)">
            <text:p/>
          </table:table-cell>
          <table:table-cell table:number-columns-repeated="1009"/>
        </table:table-row>
        <table:table-row table:style-name="ro1">
          <table:table-cell office:value-type="string" calcext:value-type="string">
            <text:p>d65f6857-5064-4038-b730-6ebd7f04b9a6</text:p>
          </table:table-cell>
          <table:table-cell office:value-type="string" calcext:value-type="string">
            <text:p>bom_00373</text:p>
          </table:table-cell>
          <table:table-cell/>
          <table:table-cell table:formula="of:=IF([.C374]&lt;&gt;&quot;&quot;; SUM(INDEX(INDIRECT(&quot;'&quot; &amp; [.B374] &amp; &quot;'.$A$1:$Z$1000&quot;); 0; MATCH(&quot;count&quot;; INDIRECT(&quot;'&quot; &amp; [.B374] &amp; &quot;'.$A$1:$Z$1&quot;); 0))); &quot;&quot;)">
            <text:p/>
          </table:table-cell>
          <table:table-cell table:formula="of:=IF([.C374]&lt;&gt;&quot;&quot;; SUM(INDEX(INDIRECT(&quot;'&quot; &amp; [.B374] &amp; &quot;'.$A$1:$Z$1000&quot;); 0; MATCH(&quot;cost&quot;; INDIRECT(&quot;'&quot; &amp; [.B374] &amp; &quot;'.$A$1:$Z$1&quot;); 0))); &quot;&quot;)">
            <text:p/>
          </table:table-cell>
          <table:table-cell table:style-name="ce39" table:formula="of:=IF([.C374]&lt;&gt;&quot;&quot;; SUM(INDEX(INDIRECT(&quot;'&quot; &amp; [.B374] &amp; &quot;'.$A$1:$Z$1000&quot;); 0; MATCH(&quot;total_assembly_time_min&quot;; INDIRECT(&quot;'&quot; &amp; [.B374] &amp; &quot;'.$A$1:$Z$1&quot;); 0)))/60; &quot;&quot;)">
            <text:p/>
          </table:table-cell>
          <table:table-cell table:content-validation-name="val5" table:formula="of:=IF([.C374]&lt;&gt;&quot;&quot;; [$values.$B$2]; &quot;&quot;)">
            <text:p/>
          </table:table-cell>
          <table:table-cell table:style-name="ce37" table:formula="of:=IF([.C374]&lt;&gt;&quot;&quot;; [.F374]*[.G374]; &quot;&quot;)">
            <text:p/>
          </table:table-cell>
          <table:table-cell table:style-name="ce37" table:formula="of:=IF([.C374]&lt;&gt;&quot;&quot;; [.H374]+[.E374]; &quot;&quot;)">
            <text:p/>
          </table:table-cell>
          <table:table-cell/>
          <table:table-cell table:formula="of:=IF([.C374]&lt;&gt;&quot;&quot;; [.L374]-[.I374]; &quot;&quot;)">
            <text:p/>
          </table:table-cell>
          <table:table-cell table:style-name="ce37" table:formula="of:=IF([.C374]&lt;&gt;&quot;&quot;; [.I374]/(1-[.J374]); &quot;&quot;)">
            <text:p/>
          </table:table-cell>
          <table:table-cell table:content-validation-name="val5" table:formula="of:=IF([.C374]&lt;&gt;&quot;&quot;; [$values.$A$2]; &quot;&quot;)">
            <text:p/>
          </table:table-cell>
          <table:table-cell table:style-name="ce37" table:formula="of:=IF([.C374]&lt;&gt;&quot;&quot;; [.O374]-[.L374]; &quot;&quot;)">
            <text:p/>
          </table:table-cell>
          <table:table-cell table:style-name="ce37" table:formula="of:=IF([.C374]&lt;&gt;&quot;&quot;; [.L374]/(1-[.M374]); &quot;&quot;)">
            <text:p/>
          </table:table-cell>
          <table:table-cell table:number-columns-repeated="1009"/>
        </table:table-row>
        <table:table-row table:style-name="ro1">
          <table:table-cell office:value-type="string" calcext:value-type="string">
            <text:p>ec45b355-eb91-4cc2-a46e-320c1db491ee</text:p>
          </table:table-cell>
          <table:table-cell office:value-type="string" calcext:value-type="string">
            <text:p>bom_00374</text:p>
          </table:table-cell>
          <table:table-cell/>
          <table:table-cell table:formula="of:=IF([.C375]&lt;&gt;&quot;&quot;; SUM(INDEX(INDIRECT(&quot;'&quot; &amp; [.B375] &amp; &quot;'.$A$1:$Z$1000&quot;); 0; MATCH(&quot;count&quot;; INDIRECT(&quot;'&quot; &amp; [.B375] &amp; &quot;'.$A$1:$Z$1&quot;); 0))); &quot;&quot;)">
            <text:p/>
          </table:table-cell>
          <table:table-cell table:formula="of:=IF([.C375]&lt;&gt;&quot;&quot;; SUM(INDEX(INDIRECT(&quot;'&quot; &amp; [.B375] &amp; &quot;'.$A$1:$Z$1000&quot;); 0; MATCH(&quot;cost&quot;; INDIRECT(&quot;'&quot; &amp; [.B375] &amp; &quot;'.$A$1:$Z$1&quot;); 0))); &quot;&quot;)">
            <text:p/>
          </table:table-cell>
          <table:table-cell table:style-name="ce39" table:formula="of:=IF([.C375]&lt;&gt;&quot;&quot;; SUM(INDEX(INDIRECT(&quot;'&quot; &amp; [.B375] &amp; &quot;'.$A$1:$Z$1000&quot;); 0; MATCH(&quot;total_assembly_time_min&quot;; INDIRECT(&quot;'&quot; &amp; [.B375] &amp; &quot;'.$A$1:$Z$1&quot;); 0)))/60; &quot;&quot;)">
            <text:p/>
          </table:table-cell>
          <table:table-cell table:content-validation-name="val5" table:formula="of:=IF([.C375]&lt;&gt;&quot;&quot;; [$values.$B$2]; &quot;&quot;)">
            <text:p/>
          </table:table-cell>
          <table:table-cell table:style-name="ce37" table:formula="of:=IF([.C375]&lt;&gt;&quot;&quot;; [.F375]*[.G375]; &quot;&quot;)">
            <text:p/>
          </table:table-cell>
          <table:table-cell table:style-name="ce37" table:formula="of:=IF([.C375]&lt;&gt;&quot;&quot;; [.H375]+[.E375]; &quot;&quot;)">
            <text:p/>
          </table:table-cell>
          <table:table-cell/>
          <table:table-cell table:formula="of:=IF([.C375]&lt;&gt;&quot;&quot;; [.L375]-[.I375]; &quot;&quot;)">
            <text:p/>
          </table:table-cell>
          <table:table-cell table:style-name="ce37" table:formula="of:=IF([.C375]&lt;&gt;&quot;&quot;; [.I375]/(1-[.J375]); &quot;&quot;)">
            <text:p/>
          </table:table-cell>
          <table:table-cell table:content-validation-name="val5" table:formula="of:=IF([.C375]&lt;&gt;&quot;&quot;; [$values.$A$2]; &quot;&quot;)">
            <text:p/>
          </table:table-cell>
          <table:table-cell table:style-name="ce37" table:formula="of:=IF([.C375]&lt;&gt;&quot;&quot;; [.O375]-[.L375]; &quot;&quot;)">
            <text:p/>
          </table:table-cell>
          <table:table-cell table:style-name="ce37" table:formula="of:=IF([.C375]&lt;&gt;&quot;&quot;; [.L375]/(1-[.M375]); &quot;&quot;)">
            <text:p/>
          </table:table-cell>
          <table:table-cell table:number-columns-repeated="1009"/>
        </table:table-row>
        <table:table-row table:style-name="ro1">
          <table:table-cell office:value-type="string" calcext:value-type="string">
            <text:p>e6d67225-6aa3-4f47-a912-8c17d467d66a</text:p>
          </table:table-cell>
          <table:table-cell office:value-type="string" calcext:value-type="string">
            <text:p>bom_00375</text:p>
          </table:table-cell>
          <table:table-cell/>
          <table:table-cell table:formula="of:=IF([.C376]&lt;&gt;&quot;&quot;; SUM(INDEX(INDIRECT(&quot;'&quot; &amp; [.B376] &amp; &quot;'.$A$1:$Z$1000&quot;); 0; MATCH(&quot;count&quot;; INDIRECT(&quot;'&quot; &amp; [.B376] &amp; &quot;'.$A$1:$Z$1&quot;); 0))); &quot;&quot;)">
            <text:p/>
          </table:table-cell>
          <table:table-cell table:formula="of:=IF([.C376]&lt;&gt;&quot;&quot;; SUM(INDEX(INDIRECT(&quot;'&quot; &amp; [.B376] &amp; &quot;'.$A$1:$Z$1000&quot;); 0; MATCH(&quot;cost&quot;; INDIRECT(&quot;'&quot; &amp; [.B376] &amp; &quot;'.$A$1:$Z$1&quot;); 0))); &quot;&quot;)">
            <text:p/>
          </table:table-cell>
          <table:table-cell table:style-name="ce39" table:formula="of:=IF([.C376]&lt;&gt;&quot;&quot;; SUM(INDEX(INDIRECT(&quot;'&quot; &amp; [.B376] &amp; &quot;'.$A$1:$Z$1000&quot;); 0; MATCH(&quot;total_assembly_time_min&quot;; INDIRECT(&quot;'&quot; &amp; [.B376] &amp; &quot;'.$A$1:$Z$1&quot;); 0)))/60; &quot;&quot;)">
            <text:p/>
          </table:table-cell>
          <table:table-cell table:content-validation-name="val5" table:formula="of:=IF([.C376]&lt;&gt;&quot;&quot;; [$values.$B$2]; &quot;&quot;)">
            <text:p/>
          </table:table-cell>
          <table:table-cell table:style-name="ce37" table:formula="of:=IF([.C376]&lt;&gt;&quot;&quot;; [.F376]*[.G376]; &quot;&quot;)">
            <text:p/>
          </table:table-cell>
          <table:table-cell table:style-name="ce37" table:formula="of:=IF([.C376]&lt;&gt;&quot;&quot;; [.H376]+[.E376]; &quot;&quot;)">
            <text:p/>
          </table:table-cell>
          <table:table-cell/>
          <table:table-cell table:formula="of:=IF([.C376]&lt;&gt;&quot;&quot;; [.L376]-[.I376]; &quot;&quot;)">
            <text:p/>
          </table:table-cell>
          <table:table-cell table:style-name="ce37" table:formula="of:=IF([.C376]&lt;&gt;&quot;&quot;; [.I376]/(1-[.J376]); &quot;&quot;)">
            <text:p/>
          </table:table-cell>
          <table:table-cell table:content-validation-name="val5" table:formula="of:=IF([.C376]&lt;&gt;&quot;&quot;; [$values.$A$2]; &quot;&quot;)">
            <text:p/>
          </table:table-cell>
          <table:table-cell table:style-name="ce37" table:formula="of:=IF([.C376]&lt;&gt;&quot;&quot;; [.O376]-[.L376]; &quot;&quot;)">
            <text:p/>
          </table:table-cell>
          <table:table-cell table:style-name="ce37" table:formula="of:=IF([.C376]&lt;&gt;&quot;&quot;; [.L376]/(1-[.M376]); &quot;&quot;)">
            <text:p/>
          </table:table-cell>
          <table:table-cell table:number-columns-repeated="1009"/>
        </table:table-row>
        <table:table-row table:style-name="ro1">
          <table:table-cell office:value-type="string" calcext:value-type="string">
            <text:p>e8158b7c-9d29-4e01-9ebf-61c8d2d59ec8</text:p>
          </table:table-cell>
          <table:table-cell office:value-type="string" calcext:value-type="string">
            <text:p>bom_00376</text:p>
          </table:table-cell>
          <table:table-cell/>
          <table:table-cell table:formula="of:=IF([.C377]&lt;&gt;&quot;&quot;; SUM(INDEX(INDIRECT(&quot;'&quot; &amp; [.B377] &amp; &quot;'.$A$1:$Z$1000&quot;); 0; MATCH(&quot;count&quot;; INDIRECT(&quot;'&quot; &amp; [.B377] &amp; &quot;'.$A$1:$Z$1&quot;); 0))); &quot;&quot;)">
            <text:p/>
          </table:table-cell>
          <table:table-cell table:formula="of:=IF([.C377]&lt;&gt;&quot;&quot;; SUM(INDEX(INDIRECT(&quot;'&quot; &amp; [.B377] &amp; &quot;'.$A$1:$Z$1000&quot;); 0; MATCH(&quot;cost&quot;; INDIRECT(&quot;'&quot; &amp; [.B377] &amp; &quot;'.$A$1:$Z$1&quot;); 0))); &quot;&quot;)">
            <text:p/>
          </table:table-cell>
          <table:table-cell table:style-name="ce39" table:formula="of:=IF([.C377]&lt;&gt;&quot;&quot;; SUM(INDEX(INDIRECT(&quot;'&quot; &amp; [.B377] &amp; &quot;'.$A$1:$Z$1000&quot;); 0; MATCH(&quot;total_assembly_time_min&quot;; INDIRECT(&quot;'&quot; &amp; [.B377] &amp; &quot;'.$A$1:$Z$1&quot;); 0)))/60; &quot;&quot;)">
            <text:p/>
          </table:table-cell>
          <table:table-cell table:content-validation-name="val5" table:formula="of:=IF([.C377]&lt;&gt;&quot;&quot;; [$values.$B$2]; &quot;&quot;)">
            <text:p/>
          </table:table-cell>
          <table:table-cell table:style-name="ce37" table:formula="of:=IF([.C377]&lt;&gt;&quot;&quot;; [.F377]*[.G377]; &quot;&quot;)">
            <text:p/>
          </table:table-cell>
          <table:table-cell table:style-name="ce37" table:formula="of:=IF([.C377]&lt;&gt;&quot;&quot;; [.H377]+[.E377]; &quot;&quot;)">
            <text:p/>
          </table:table-cell>
          <table:table-cell/>
          <table:table-cell table:formula="of:=IF([.C377]&lt;&gt;&quot;&quot;; [.L377]-[.I377]; &quot;&quot;)">
            <text:p/>
          </table:table-cell>
          <table:table-cell table:style-name="ce37" table:formula="of:=IF([.C377]&lt;&gt;&quot;&quot;; [.I377]/(1-[.J377]); &quot;&quot;)">
            <text:p/>
          </table:table-cell>
          <table:table-cell table:content-validation-name="val5" table:formula="of:=IF([.C377]&lt;&gt;&quot;&quot;; [$values.$A$2]; &quot;&quot;)">
            <text:p/>
          </table:table-cell>
          <table:table-cell table:style-name="ce37" table:formula="of:=IF([.C377]&lt;&gt;&quot;&quot;; [.O377]-[.L377]; &quot;&quot;)">
            <text:p/>
          </table:table-cell>
          <table:table-cell table:style-name="ce37" table:formula="of:=IF([.C377]&lt;&gt;&quot;&quot;; [.L377]/(1-[.M377]); &quot;&quot;)">
            <text:p/>
          </table:table-cell>
          <table:table-cell table:number-columns-repeated="1009"/>
        </table:table-row>
        <table:table-row table:style-name="ro1">
          <table:table-cell office:value-type="string" calcext:value-type="string">
            <text:p>16dcffed-36c1-44fc-bcb3-c540f9b15b67</text:p>
          </table:table-cell>
          <table:table-cell office:value-type="string" calcext:value-type="string">
            <text:p>bom_00377</text:p>
          </table:table-cell>
          <table:table-cell/>
          <table:table-cell table:formula="of:=IF([.C378]&lt;&gt;&quot;&quot;; SUM(INDEX(INDIRECT(&quot;'&quot; &amp; [.B378] &amp; &quot;'.$A$1:$Z$1000&quot;); 0; MATCH(&quot;count&quot;; INDIRECT(&quot;'&quot; &amp; [.B378] &amp; &quot;'.$A$1:$Z$1&quot;); 0))); &quot;&quot;)">
            <text:p/>
          </table:table-cell>
          <table:table-cell table:formula="of:=IF([.C378]&lt;&gt;&quot;&quot;; SUM(INDEX(INDIRECT(&quot;'&quot; &amp; [.B378] &amp; &quot;'.$A$1:$Z$1000&quot;); 0; MATCH(&quot;cost&quot;; INDIRECT(&quot;'&quot; &amp; [.B378] &amp; &quot;'.$A$1:$Z$1&quot;); 0))); &quot;&quot;)">
            <text:p/>
          </table:table-cell>
          <table:table-cell table:style-name="ce39" table:formula="of:=IF([.C378]&lt;&gt;&quot;&quot;; SUM(INDEX(INDIRECT(&quot;'&quot; &amp; [.B378] &amp; &quot;'.$A$1:$Z$1000&quot;); 0; MATCH(&quot;total_assembly_time_min&quot;; INDIRECT(&quot;'&quot; &amp; [.B378] &amp; &quot;'.$A$1:$Z$1&quot;); 0)))/60; &quot;&quot;)">
            <text:p/>
          </table:table-cell>
          <table:table-cell table:content-validation-name="val5" table:formula="of:=IF([.C378]&lt;&gt;&quot;&quot;; [$values.$B$2]; &quot;&quot;)">
            <text:p/>
          </table:table-cell>
          <table:table-cell table:style-name="ce37" table:formula="of:=IF([.C378]&lt;&gt;&quot;&quot;; [.F378]*[.G378]; &quot;&quot;)">
            <text:p/>
          </table:table-cell>
          <table:table-cell table:style-name="ce37" table:formula="of:=IF([.C378]&lt;&gt;&quot;&quot;; [.H378]+[.E378]; &quot;&quot;)">
            <text:p/>
          </table:table-cell>
          <table:table-cell/>
          <table:table-cell table:formula="of:=IF([.C378]&lt;&gt;&quot;&quot;; [.L378]-[.I378]; &quot;&quot;)">
            <text:p/>
          </table:table-cell>
          <table:table-cell table:style-name="ce37" table:formula="of:=IF([.C378]&lt;&gt;&quot;&quot;; [.I378]/(1-[.J378]); &quot;&quot;)">
            <text:p/>
          </table:table-cell>
          <table:table-cell table:content-validation-name="val5" table:formula="of:=IF([.C378]&lt;&gt;&quot;&quot;; [$values.$A$2]; &quot;&quot;)">
            <text:p/>
          </table:table-cell>
          <table:table-cell table:style-name="ce37" table:formula="of:=IF([.C378]&lt;&gt;&quot;&quot;; [.O378]-[.L378]; &quot;&quot;)">
            <text:p/>
          </table:table-cell>
          <table:table-cell table:style-name="ce37" table:formula="of:=IF([.C378]&lt;&gt;&quot;&quot;; [.L378]/(1-[.M378]); &quot;&quot;)">
            <text:p/>
          </table:table-cell>
          <table:table-cell table:number-columns-repeated="1009"/>
        </table:table-row>
        <table:table-row table:style-name="ro1">
          <table:table-cell office:value-type="string" calcext:value-type="string">
            <text:p>51d436bf-0fea-484b-b58d-b9d3c0b3b72d</text:p>
          </table:table-cell>
          <table:table-cell office:value-type="string" calcext:value-type="string">
            <text:p>bom_00378</text:p>
          </table:table-cell>
          <table:table-cell/>
          <table:table-cell table:formula="of:=IF([.C379]&lt;&gt;&quot;&quot;; SUM(INDEX(INDIRECT(&quot;'&quot; &amp; [.B379] &amp; &quot;'.$A$1:$Z$1000&quot;); 0; MATCH(&quot;count&quot;; INDIRECT(&quot;'&quot; &amp; [.B379] &amp; &quot;'.$A$1:$Z$1&quot;); 0))); &quot;&quot;)">
            <text:p/>
          </table:table-cell>
          <table:table-cell table:formula="of:=IF([.C379]&lt;&gt;&quot;&quot;; SUM(INDEX(INDIRECT(&quot;'&quot; &amp; [.B379] &amp; &quot;'.$A$1:$Z$1000&quot;); 0; MATCH(&quot;cost&quot;; INDIRECT(&quot;'&quot; &amp; [.B379] &amp; &quot;'.$A$1:$Z$1&quot;); 0))); &quot;&quot;)">
            <text:p/>
          </table:table-cell>
          <table:table-cell table:style-name="ce39" table:formula="of:=IF([.C379]&lt;&gt;&quot;&quot;; SUM(INDEX(INDIRECT(&quot;'&quot; &amp; [.B379] &amp; &quot;'.$A$1:$Z$1000&quot;); 0; MATCH(&quot;total_assembly_time_min&quot;; INDIRECT(&quot;'&quot; &amp; [.B379] &amp; &quot;'.$A$1:$Z$1&quot;); 0)))/60; &quot;&quot;)">
            <text:p/>
          </table:table-cell>
          <table:table-cell table:content-validation-name="val5" table:formula="of:=IF([.C379]&lt;&gt;&quot;&quot;; [$values.$B$2]; &quot;&quot;)">
            <text:p/>
          </table:table-cell>
          <table:table-cell table:style-name="ce37" table:formula="of:=IF([.C379]&lt;&gt;&quot;&quot;; [.F379]*[.G379]; &quot;&quot;)">
            <text:p/>
          </table:table-cell>
          <table:table-cell table:style-name="ce37" table:formula="of:=IF([.C379]&lt;&gt;&quot;&quot;; [.H379]+[.E379]; &quot;&quot;)">
            <text:p/>
          </table:table-cell>
          <table:table-cell/>
          <table:table-cell table:formula="of:=IF([.C379]&lt;&gt;&quot;&quot;; [.L379]-[.I379]; &quot;&quot;)">
            <text:p/>
          </table:table-cell>
          <table:table-cell table:style-name="ce37" table:formula="of:=IF([.C379]&lt;&gt;&quot;&quot;; [.I379]/(1-[.J379]); &quot;&quot;)">
            <text:p/>
          </table:table-cell>
          <table:table-cell table:content-validation-name="val5" table:formula="of:=IF([.C379]&lt;&gt;&quot;&quot;; [$values.$A$2]; &quot;&quot;)">
            <text:p/>
          </table:table-cell>
          <table:table-cell table:style-name="ce37" table:formula="of:=IF([.C379]&lt;&gt;&quot;&quot;; [.O379]-[.L379]; &quot;&quot;)">
            <text:p/>
          </table:table-cell>
          <table:table-cell table:style-name="ce37" table:formula="of:=IF([.C379]&lt;&gt;&quot;&quot;; [.L379]/(1-[.M379]); &quot;&quot;)">
            <text:p/>
          </table:table-cell>
          <table:table-cell table:number-columns-repeated="1009"/>
        </table:table-row>
        <table:table-row table:style-name="ro1">
          <table:table-cell office:value-type="string" calcext:value-type="string">
            <text:p>52b9b43e-8a71-4693-9d60-b0e8592703d5</text:p>
          </table:table-cell>
          <table:table-cell office:value-type="string" calcext:value-type="string">
            <text:p>bom_00379</text:p>
          </table:table-cell>
          <table:table-cell/>
          <table:table-cell table:formula="of:=IF([.C380]&lt;&gt;&quot;&quot;; SUM(INDEX(INDIRECT(&quot;'&quot; &amp; [.B380] &amp; &quot;'.$A$1:$Z$1000&quot;); 0; MATCH(&quot;count&quot;; INDIRECT(&quot;'&quot; &amp; [.B380] &amp; &quot;'.$A$1:$Z$1&quot;); 0))); &quot;&quot;)">
            <text:p/>
          </table:table-cell>
          <table:table-cell table:formula="of:=IF([.C380]&lt;&gt;&quot;&quot;; SUM(INDEX(INDIRECT(&quot;'&quot; &amp; [.B380] &amp; &quot;'.$A$1:$Z$1000&quot;); 0; MATCH(&quot;cost&quot;; INDIRECT(&quot;'&quot; &amp; [.B380] &amp; &quot;'.$A$1:$Z$1&quot;); 0))); &quot;&quot;)">
            <text:p/>
          </table:table-cell>
          <table:table-cell table:style-name="ce39" table:formula="of:=IF([.C380]&lt;&gt;&quot;&quot;; SUM(INDEX(INDIRECT(&quot;'&quot; &amp; [.B380] &amp; &quot;'.$A$1:$Z$1000&quot;); 0; MATCH(&quot;total_assembly_time_min&quot;; INDIRECT(&quot;'&quot; &amp; [.B380] &amp; &quot;'.$A$1:$Z$1&quot;); 0)))/60; &quot;&quot;)">
            <text:p/>
          </table:table-cell>
          <table:table-cell table:content-validation-name="val5" table:formula="of:=IF([.C380]&lt;&gt;&quot;&quot;; [$values.$B$2]; &quot;&quot;)">
            <text:p/>
          </table:table-cell>
          <table:table-cell table:style-name="ce37" table:formula="of:=IF([.C380]&lt;&gt;&quot;&quot;; [.F380]*[.G380]; &quot;&quot;)">
            <text:p/>
          </table:table-cell>
          <table:table-cell table:style-name="ce37" table:formula="of:=IF([.C380]&lt;&gt;&quot;&quot;; [.H380]+[.E380]; &quot;&quot;)">
            <text:p/>
          </table:table-cell>
          <table:table-cell/>
          <table:table-cell table:formula="of:=IF([.C380]&lt;&gt;&quot;&quot;; [.L380]-[.I380]; &quot;&quot;)">
            <text:p/>
          </table:table-cell>
          <table:table-cell table:style-name="ce37" table:formula="of:=IF([.C380]&lt;&gt;&quot;&quot;; [.I380]/(1-[.J380]); &quot;&quot;)">
            <text:p/>
          </table:table-cell>
          <table:table-cell table:content-validation-name="val5" table:formula="of:=IF([.C380]&lt;&gt;&quot;&quot;; [$values.$A$2]; &quot;&quot;)">
            <text:p/>
          </table:table-cell>
          <table:table-cell table:style-name="ce37" table:formula="of:=IF([.C380]&lt;&gt;&quot;&quot;; [.O380]-[.L380]; &quot;&quot;)">
            <text:p/>
          </table:table-cell>
          <table:table-cell table:style-name="ce37" table:formula="of:=IF([.C380]&lt;&gt;&quot;&quot;; [.L380]/(1-[.M380]); &quot;&quot;)">
            <text:p/>
          </table:table-cell>
          <table:table-cell table:number-columns-repeated="1009"/>
        </table:table-row>
        <table:table-row table:style-name="ro1">
          <table:table-cell office:value-type="string" calcext:value-type="string">
            <text:p>070c89f1-6a63-4985-8bc4-1439e1322a4f</text:p>
          </table:table-cell>
          <table:table-cell office:value-type="string" calcext:value-type="string">
            <text:p>bom_00380</text:p>
          </table:table-cell>
          <table:table-cell/>
          <table:table-cell table:formula="of:=IF([.C381]&lt;&gt;&quot;&quot;; SUM(INDEX(INDIRECT(&quot;'&quot; &amp; [.B381] &amp; &quot;'.$A$1:$Z$1000&quot;); 0; MATCH(&quot;count&quot;; INDIRECT(&quot;'&quot; &amp; [.B381] &amp; &quot;'.$A$1:$Z$1&quot;); 0))); &quot;&quot;)">
            <text:p/>
          </table:table-cell>
          <table:table-cell table:formula="of:=IF([.C381]&lt;&gt;&quot;&quot;; SUM(INDEX(INDIRECT(&quot;'&quot; &amp; [.B381] &amp; &quot;'.$A$1:$Z$1000&quot;); 0; MATCH(&quot;cost&quot;; INDIRECT(&quot;'&quot; &amp; [.B381] &amp; &quot;'.$A$1:$Z$1&quot;); 0))); &quot;&quot;)">
            <text:p/>
          </table:table-cell>
          <table:table-cell table:style-name="ce39" table:formula="of:=IF([.C381]&lt;&gt;&quot;&quot;; SUM(INDEX(INDIRECT(&quot;'&quot; &amp; [.B381] &amp; &quot;'.$A$1:$Z$1000&quot;); 0; MATCH(&quot;total_assembly_time_min&quot;; INDIRECT(&quot;'&quot; &amp; [.B381] &amp; &quot;'.$A$1:$Z$1&quot;); 0)))/60; &quot;&quot;)">
            <text:p/>
          </table:table-cell>
          <table:table-cell table:content-validation-name="val5" table:formula="of:=IF([.C381]&lt;&gt;&quot;&quot;; [$values.$B$2]; &quot;&quot;)">
            <text:p/>
          </table:table-cell>
          <table:table-cell table:style-name="ce37" table:formula="of:=IF([.C381]&lt;&gt;&quot;&quot;; [.F381]*[.G381]; &quot;&quot;)">
            <text:p/>
          </table:table-cell>
          <table:table-cell table:style-name="ce37" table:formula="of:=IF([.C381]&lt;&gt;&quot;&quot;; [.H381]+[.E381]; &quot;&quot;)">
            <text:p/>
          </table:table-cell>
          <table:table-cell/>
          <table:table-cell table:formula="of:=IF([.C381]&lt;&gt;&quot;&quot;; [.L381]-[.I381]; &quot;&quot;)">
            <text:p/>
          </table:table-cell>
          <table:table-cell table:style-name="ce37" table:formula="of:=IF([.C381]&lt;&gt;&quot;&quot;; [.I381]/(1-[.J381]); &quot;&quot;)">
            <text:p/>
          </table:table-cell>
          <table:table-cell table:content-validation-name="val5" table:formula="of:=IF([.C381]&lt;&gt;&quot;&quot;; [$values.$A$2]; &quot;&quot;)">
            <text:p/>
          </table:table-cell>
          <table:table-cell table:style-name="ce37" table:formula="of:=IF([.C381]&lt;&gt;&quot;&quot;; [.O381]-[.L381]; &quot;&quot;)">
            <text:p/>
          </table:table-cell>
          <table:table-cell table:style-name="ce37" table:formula="of:=IF([.C381]&lt;&gt;&quot;&quot;; [.L381]/(1-[.M381]); &quot;&quot;)">
            <text:p/>
          </table:table-cell>
          <table:table-cell table:number-columns-repeated="1009"/>
        </table:table-row>
        <table:table-row table:style-name="ro1">
          <table:table-cell office:value-type="string" calcext:value-type="string">
            <text:p>4df1e903-ef0d-42c8-8186-7357bea703e5</text:p>
          </table:table-cell>
          <table:table-cell office:value-type="string" calcext:value-type="string">
            <text:p>bom_00381</text:p>
          </table:table-cell>
          <table:table-cell/>
          <table:table-cell table:formula="of:=IF([.C382]&lt;&gt;&quot;&quot;; SUM(INDEX(INDIRECT(&quot;'&quot; &amp; [.B382] &amp; &quot;'.$A$1:$Z$1000&quot;); 0; MATCH(&quot;count&quot;; INDIRECT(&quot;'&quot; &amp; [.B382] &amp; &quot;'.$A$1:$Z$1&quot;); 0))); &quot;&quot;)">
            <text:p/>
          </table:table-cell>
          <table:table-cell table:formula="of:=IF([.C382]&lt;&gt;&quot;&quot;; SUM(INDEX(INDIRECT(&quot;'&quot; &amp; [.B382] &amp; &quot;'.$A$1:$Z$1000&quot;); 0; MATCH(&quot;cost&quot;; INDIRECT(&quot;'&quot; &amp; [.B382] &amp; &quot;'.$A$1:$Z$1&quot;); 0))); &quot;&quot;)">
            <text:p/>
          </table:table-cell>
          <table:table-cell table:style-name="ce39" table:formula="of:=IF([.C382]&lt;&gt;&quot;&quot;; SUM(INDEX(INDIRECT(&quot;'&quot; &amp; [.B382] &amp; &quot;'.$A$1:$Z$1000&quot;); 0; MATCH(&quot;total_assembly_time_min&quot;; INDIRECT(&quot;'&quot; &amp; [.B382] &amp; &quot;'.$A$1:$Z$1&quot;); 0)))/60; &quot;&quot;)">
            <text:p/>
          </table:table-cell>
          <table:table-cell table:content-validation-name="val5" table:formula="of:=IF([.C382]&lt;&gt;&quot;&quot;; [$values.$B$2]; &quot;&quot;)">
            <text:p/>
          </table:table-cell>
          <table:table-cell table:style-name="ce37" table:formula="of:=IF([.C382]&lt;&gt;&quot;&quot;; [.F382]*[.G382]; &quot;&quot;)">
            <text:p/>
          </table:table-cell>
          <table:table-cell table:style-name="ce37" table:formula="of:=IF([.C382]&lt;&gt;&quot;&quot;; [.H382]+[.E382]; &quot;&quot;)">
            <text:p/>
          </table:table-cell>
          <table:table-cell/>
          <table:table-cell table:formula="of:=IF([.C382]&lt;&gt;&quot;&quot;; [.L382]-[.I382]; &quot;&quot;)">
            <text:p/>
          </table:table-cell>
          <table:table-cell table:style-name="ce37" table:formula="of:=IF([.C382]&lt;&gt;&quot;&quot;; [.I382]/(1-[.J382]); &quot;&quot;)">
            <text:p/>
          </table:table-cell>
          <table:table-cell table:content-validation-name="val5" table:formula="of:=IF([.C382]&lt;&gt;&quot;&quot;; [$values.$A$2]; &quot;&quot;)">
            <text:p/>
          </table:table-cell>
          <table:table-cell table:style-name="ce37" table:formula="of:=IF([.C382]&lt;&gt;&quot;&quot;; [.O382]-[.L382]; &quot;&quot;)">
            <text:p/>
          </table:table-cell>
          <table:table-cell table:style-name="ce37" table:formula="of:=IF([.C382]&lt;&gt;&quot;&quot;; [.L382]/(1-[.M382]); &quot;&quot;)">
            <text:p/>
          </table:table-cell>
          <table:table-cell table:number-columns-repeated="1009"/>
        </table:table-row>
        <table:table-row table:style-name="ro1">
          <table:table-cell office:value-type="string" calcext:value-type="string">
            <text:p>5010a4d0-c9d4-4989-a1eb-958ac642a5cd</text:p>
          </table:table-cell>
          <table:table-cell office:value-type="string" calcext:value-type="string">
            <text:p>bom_00382</text:p>
          </table:table-cell>
          <table:table-cell/>
          <table:table-cell table:formula="of:=IF([.C383]&lt;&gt;&quot;&quot;; SUM(INDEX(INDIRECT(&quot;'&quot; &amp; [.B383] &amp; &quot;'.$A$1:$Z$1000&quot;); 0; MATCH(&quot;count&quot;; INDIRECT(&quot;'&quot; &amp; [.B383] &amp; &quot;'.$A$1:$Z$1&quot;); 0))); &quot;&quot;)">
            <text:p/>
          </table:table-cell>
          <table:table-cell table:formula="of:=IF([.C383]&lt;&gt;&quot;&quot;; SUM(INDEX(INDIRECT(&quot;'&quot; &amp; [.B383] &amp; &quot;'.$A$1:$Z$1000&quot;); 0; MATCH(&quot;cost&quot;; INDIRECT(&quot;'&quot; &amp; [.B383] &amp; &quot;'.$A$1:$Z$1&quot;); 0))); &quot;&quot;)">
            <text:p/>
          </table:table-cell>
          <table:table-cell table:style-name="ce39" table:formula="of:=IF([.C383]&lt;&gt;&quot;&quot;; SUM(INDEX(INDIRECT(&quot;'&quot; &amp; [.B383] &amp; &quot;'.$A$1:$Z$1000&quot;); 0; MATCH(&quot;total_assembly_time_min&quot;; INDIRECT(&quot;'&quot; &amp; [.B383] &amp; &quot;'.$A$1:$Z$1&quot;); 0)))/60; &quot;&quot;)">
            <text:p/>
          </table:table-cell>
          <table:table-cell table:content-validation-name="val5" table:formula="of:=IF([.C383]&lt;&gt;&quot;&quot;; [$values.$B$2]; &quot;&quot;)">
            <text:p/>
          </table:table-cell>
          <table:table-cell table:style-name="ce37" table:formula="of:=IF([.C383]&lt;&gt;&quot;&quot;; [.F383]*[.G383]; &quot;&quot;)">
            <text:p/>
          </table:table-cell>
          <table:table-cell table:style-name="ce37" table:formula="of:=IF([.C383]&lt;&gt;&quot;&quot;; [.H383]+[.E383]; &quot;&quot;)">
            <text:p/>
          </table:table-cell>
          <table:table-cell/>
          <table:table-cell table:formula="of:=IF([.C383]&lt;&gt;&quot;&quot;; [.L383]-[.I383]; &quot;&quot;)">
            <text:p/>
          </table:table-cell>
          <table:table-cell table:style-name="ce37" table:formula="of:=IF([.C383]&lt;&gt;&quot;&quot;; [.I383]/(1-[.J383]); &quot;&quot;)">
            <text:p/>
          </table:table-cell>
          <table:table-cell table:content-validation-name="val5" table:formula="of:=IF([.C383]&lt;&gt;&quot;&quot;; [$values.$A$2]; &quot;&quot;)">
            <text:p/>
          </table:table-cell>
          <table:table-cell table:style-name="ce37" table:formula="of:=IF([.C383]&lt;&gt;&quot;&quot;; [.O383]-[.L383]; &quot;&quot;)">
            <text:p/>
          </table:table-cell>
          <table:table-cell table:style-name="ce37" table:formula="of:=IF([.C383]&lt;&gt;&quot;&quot;; [.L383]/(1-[.M383]); &quot;&quot;)">
            <text:p/>
          </table:table-cell>
          <table:table-cell table:number-columns-repeated="1009"/>
        </table:table-row>
        <table:table-row table:style-name="ro1">
          <table:table-cell office:value-type="string" calcext:value-type="string">
            <text:p>0d74ee98-4590-4897-bbce-9fc17d4d45bf</text:p>
          </table:table-cell>
          <table:table-cell office:value-type="string" calcext:value-type="string">
            <text:p>bom_00383</text:p>
          </table:table-cell>
          <table:table-cell/>
          <table:table-cell table:formula="of:=IF([.C384]&lt;&gt;&quot;&quot;; SUM(INDEX(INDIRECT(&quot;'&quot; &amp; [.B384] &amp; &quot;'.$A$1:$Z$1000&quot;); 0; MATCH(&quot;count&quot;; INDIRECT(&quot;'&quot; &amp; [.B384] &amp; &quot;'.$A$1:$Z$1&quot;); 0))); &quot;&quot;)">
            <text:p/>
          </table:table-cell>
          <table:table-cell table:formula="of:=IF([.C384]&lt;&gt;&quot;&quot;; SUM(INDEX(INDIRECT(&quot;'&quot; &amp; [.B384] &amp; &quot;'.$A$1:$Z$1000&quot;); 0; MATCH(&quot;cost&quot;; INDIRECT(&quot;'&quot; &amp; [.B384] &amp; &quot;'.$A$1:$Z$1&quot;); 0))); &quot;&quot;)">
            <text:p/>
          </table:table-cell>
          <table:table-cell table:style-name="ce39" table:formula="of:=IF([.C384]&lt;&gt;&quot;&quot;; SUM(INDEX(INDIRECT(&quot;'&quot; &amp; [.B384] &amp; &quot;'.$A$1:$Z$1000&quot;); 0; MATCH(&quot;total_assembly_time_min&quot;; INDIRECT(&quot;'&quot; &amp; [.B384] &amp; &quot;'.$A$1:$Z$1&quot;); 0)))/60; &quot;&quot;)">
            <text:p/>
          </table:table-cell>
          <table:table-cell table:content-validation-name="val5" table:formula="of:=IF([.C384]&lt;&gt;&quot;&quot;; [$values.$B$2]; &quot;&quot;)">
            <text:p/>
          </table:table-cell>
          <table:table-cell table:style-name="ce37" table:formula="of:=IF([.C384]&lt;&gt;&quot;&quot;; [.F384]*[.G384]; &quot;&quot;)">
            <text:p/>
          </table:table-cell>
          <table:table-cell table:style-name="ce37" table:formula="of:=IF([.C384]&lt;&gt;&quot;&quot;; [.H384]+[.E384]; &quot;&quot;)">
            <text:p/>
          </table:table-cell>
          <table:table-cell/>
          <table:table-cell table:formula="of:=IF([.C384]&lt;&gt;&quot;&quot;; [.L384]-[.I384]; &quot;&quot;)">
            <text:p/>
          </table:table-cell>
          <table:table-cell table:style-name="ce37" table:formula="of:=IF([.C384]&lt;&gt;&quot;&quot;; [.I384]/(1-[.J384]); &quot;&quot;)">
            <text:p/>
          </table:table-cell>
          <table:table-cell table:content-validation-name="val5" table:formula="of:=IF([.C384]&lt;&gt;&quot;&quot;; [$values.$A$2]; &quot;&quot;)">
            <text:p/>
          </table:table-cell>
          <table:table-cell table:style-name="ce37" table:formula="of:=IF([.C384]&lt;&gt;&quot;&quot;; [.O384]-[.L384]; &quot;&quot;)">
            <text:p/>
          </table:table-cell>
          <table:table-cell table:style-name="ce37" table:formula="of:=IF([.C384]&lt;&gt;&quot;&quot;; [.L384]/(1-[.M384]); &quot;&quot;)">
            <text:p/>
          </table:table-cell>
          <table:table-cell table:number-columns-repeated="1009"/>
        </table:table-row>
        <table:table-row table:style-name="ro1">
          <table:table-cell office:value-type="string" calcext:value-type="string">
            <text:p>fa4a15d8-aee7-4c06-a663-fbb517e329d0</text:p>
          </table:table-cell>
          <table:table-cell office:value-type="string" calcext:value-type="string">
            <text:p>bom_00384</text:p>
          </table:table-cell>
          <table:table-cell/>
          <table:table-cell table:formula="of:=IF([.C385]&lt;&gt;&quot;&quot;; SUM(INDEX(INDIRECT(&quot;'&quot; &amp; [.B385] &amp; &quot;'.$A$1:$Z$1000&quot;); 0; MATCH(&quot;count&quot;; INDIRECT(&quot;'&quot; &amp; [.B385] &amp; &quot;'.$A$1:$Z$1&quot;); 0))); &quot;&quot;)">
            <text:p/>
          </table:table-cell>
          <table:table-cell table:formula="of:=IF([.C385]&lt;&gt;&quot;&quot;; SUM(INDEX(INDIRECT(&quot;'&quot; &amp; [.B385] &amp; &quot;'.$A$1:$Z$1000&quot;); 0; MATCH(&quot;cost&quot;; INDIRECT(&quot;'&quot; &amp; [.B385] &amp; &quot;'.$A$1:$Z$1&quot;); 0))); &quot;&quot;)">
            <text:p/>
          </table:table-cell>
          <table:table-cell table:style-name="ce39" table:formula="of:=IF([.C385]&lt;&gt;&quot;&quot;; SUM(INDEX(INDIRECT(&quot;'&quot; &amp; [.B385] &amp; &quot;'.$A$1:$Z$1000&quot;); 0; MATCH(&quot;total_assembly_time_min&quot;; INDIRECT(&quot;'&quot; &amp; [.B385] &amp; &quot;'.$A$1:$Z$1&quot;); 0)))/60; &quot;&quot;)">
            <text:p/>
          </table:table-cell>
          <table:table-cell table:content-validation-name="val5" table:formula="of:=IF([.C385]&lt;&gt;&quot;&quot;; [$values.$B$2]; &quot;&quot;)">
            <text:p/>
          </table:table-cell>
          <table:table-cell table:style-name="ce37" table:formula="of:=IF([.C385]&lt;&gt;&quot;&quot;; [.F385]*[.G385]; &quot;&quot;)">
            <text:p/>
          </table:table-cell>
          <table:table-cell table:style-name="ce37" table:formula="of:=IF([.C385]&lt;&gt;&quot;&quot;; [.H385]+[.E385]; &quot;&quot;)">
            <text:p/>
          </table:table-cell>
          <table:table-cell/>
          <table:table-cell table:formula="of:=IF([.C385]&lt;&gt;&quot;&quot;; [.L385]-[.I385]; &quot;&quot;)">
            <text:p/>
          </table:table-cell>
          <table:table-cell table:style-name="ce37" table:formula="of:=IF([.C385]&lt;&gt;&quot;&quot;; [.I385]/(1-[.J385]); &quot;&quot;)">
            <text:p/>
          </table:table-cell>
          <table:table-cell table:content-validation-name="val5" table:formula="of:=IF([.C385]&lt;&gt;&quot;&quot;; [$values.$A$2]; &quot;&quot;)">
            <text:p/>
          </table:table-cell>
          <table:table-cell table:style-name="ce37" table:formula="of:=IF([.C385]&lt;&gt;&quot;&quot;; [.O385]-[.L385]; &quot;&quot;)">
            <text:p/>
          </table:table-cell>
          <table:table-cell table:style-name="ce37" table:formula="of:=IF([.C385]&lt;&gt;&quot;&quot;; [.L385]/(1-[.M385]); &quot;&quot;)">
            <text:p/>
          </table:table-cell>
          <table:table-cell table:number-columns-repeated="1009"/>
        </table:table-row>
        <table:table-row table:style-name="ro1">
          <table:table-cell office:value-type="string" calcext:value-type="string">
            <text:p>8c398e87-cde1-4814-a1db-87ec694c70e8</text:p>
          </table:table-cell>
          <table:table-cell office:value-type="string" calcext:value-type="string">
            <text:p>bom_00385</text:p>
          </table:table-cell>
          <table:table-cell/>
          <table:table-cell table:formula="of:=IF([.C386]&lt;&gt;&quot;&quot;; SUM(INDEX(INDIRECT(&quot;'&quot; &amp; [.B386] &amp; &quot;'.$A$1:$Z$1000&quot;); 0; MATCH(&quot;count&quot;; INDIRECT(&quot;'&quot; &amp; [.B386] &amp; &quot;'.$A$1:$Z$1&quot;); 0))); &quot;&quot;)">
            <text:p/>
          </table:table-cell>
          <table:table-cell table:formula="of:=IF([.C386]&lt;&gt;&quot;&quot;; SUM(INDEX(INDIRECT(&quot;'&quot; &amp; [.B386] &amp; &quot;'.$A$1:$Z$1000&quot;); 0; MATCH(&quot;cost&quot;; INDIRECT(&quot;'&quot; &amp; [.B386] &amp; &quot;'.$A$1:$Z$1&quot;); 0))); &quot;&quot;)">
            <text:p/>
          </table:table-cell>
          <table:table-cell table:style-name="ce39" table:formula="of:=IF([.C386]&lt;&gt;&quot;&quot;; SUM(INDEX(INDIRECT(&quot;'&quot; &amp; [.B386] &amp; &quot;'.$A$1:$Z$1000&quot;); 0; MATCH(&quot;total_assembly_time_min&quot;; INDIRECT(&quot;'&quot; &amp; [.B386] &amp; &quot;'.$A$1:$Z$1&quot;); 0)))/60; &quot;&quot;)">
            <text:p/>
          </table:table-cell>
          <table:table-cell table:content-validation-name="val5" table:formula="of:=IF([.C386]&lt;&gt;&quot;&quot;; [$values.$B$2]; &quot;&quot;)">
            <text:p/>
          </table:table-cell>
          <table:table-cell table:style-name="ce37" table:formula="of:=IF([.C386]&lt;&gt;&quot;&quot;; [.F386]*[.G386]; &quot;&quot;)">
            <text:p/>
          </table:table-cell>
          <table:table-cell table:style-name="ce37" table:formula="of:=IF([.C386]&lt;&gt;&quot;&quot;; [.H386]+[.E386]; &quot;&quot;)">
            <text:p/>
          </table:table-cell>
          <table:table-cell/>
          <table:table-cell table:formula="of:=IF([.C386]&lt;&gt;&quot;&quot;; [.L386]-[.I386]; &quot;&quot;)">
            <text:p/>
          </table:table-cell>
          <table:table-cell table:style-name="ce37" table:formula="of:=IF([.C386]&lt;&gt;&quot;&quot;; [.I386]/(1-[.J386]); &quot;&quot;)">
            <text:p/>
          </table:table-cell>
          <table:table-cell table:content-validation-name="val5" table:formula="of:=IF([.C386]&lt;&gt;&quot;&quot;; [$values.$A$2]; &quot;&quot;)">
            <text:p/>
          </table:table-cell>
          <table:table-cell table:style-name="ce37" table:formula="of:=IF([.C386]&lt;&gt;&quot;&quot;; [.O386]-[.L386]; &quot;&quot;)">
            <text:p/>
          </table:table-cell>
          <table:table-cell table:style-name="ce37" table:formula="of:=IF([.C386]&lt;&gt;&quot;&quot;; [.L386]/(1-[.M386]); &quot;&quot;)">
            <text:p/>
          </table:table-cell>
          <table:table-cell table:number-columns-repeated="1009"/>
        </table:table-row>
        <table:table-row table:style-name="ro1">
          <table:table-cell office:value-type="string" calcext:value-type="string">
            <text:p>a5970379-9f83-47af-9976-7944d9a0be46</text:p>
          </table:table-cell>
          <table:table-cell office:value-type="string" calcext:value-type="string">
            <text:p>bom_00386</text:p>
          </table:table-cell>
          <table:table-cell/>
          <table:table-cell table:formula="of:=IF([.C387]&lt;&gt;&quot;&quot;; SUM(INDEX(INDIRECT(&quot;'&quot; &amp; [.B387] &amp; &quot;'.$A$1:$Z$1000&quot;); 0; MATCH(&quot;count&quot;; INDIRECT(&quot;'&quot; &amp; [.B387] &amp; &quot;'.$A$1:$Z$1&quot;); 0))); &quot;&quot;)">
            <text:p/>
          </table:table-cell>
          <table:table-cell table:formula="of:=IF([.C387]&lt;&gt;&quot;&quot;; SUM(INDEX(INDIRECT(&quot;'&quot; &amp; [.B387] &amp; &quot;'.$A$1:$Z$1000&quot;); 0; MATCH(&quot;cost&quot;; INDIRECT(&quot;'&quot; &amp; [.B387] &amp; &quot;'.$A$1:$Z$1&quot;); 0))); &quot;&quot;)">
            <text:p/>
          </table:table-cell>
          <table:table-cell table:style-name="ce39" table:formula="of:=IF([.C387]&lt;&gt;&quot;&quot;; SUM(INDEX(INDIRECT(&quot;'&quot; &amp; [.B387] &amp; &quot;'.$A$1:$Z$1000&quot;); 0; MATCH(&quot;total_assembly_time_min&quot;; INDIRECT(&quot;'&quot; &amp; [.B387] &amp; &quot;'.$A$1:$Z$1&quot;); 0)))/60; &quot;&quot;)">
            <text:p/>
          </table:table-cell>
          <table:table-cell table:content-validation-name="val5" table:formula="of:=IF([.C387]&lt;&gt;&quot;&quot;; [$values.$B$2]; &quot;&quot;)">
            <text:p/>
          </table:table-cell>
          <table:table-cell table:style-name="ce37" table:formula="of:=IF([.C387]&lt;&gt;&quot;&quot;; [.F387]*[.G387]; &quot;&quot;)">
            <text:p/>
          </table:table-cell>
          <table:table-cell table:style-name="ce37" table:formula="of:=IF([.C387]&lt;&gt;&quot;&quot;; [.H387]+[.E387]; &quot;&quot;)">
            <text:p/>
          </table:table-cell>
          <table:table-cell/>
          <table:table-cell table:formula="of:=IF([.C387]&lt;&gt;&quot;&quot;; [.L387]-[.I387]; &quot;&quot;)">
            <text:p/>
          </table:table-cell>
          <table:table-cell table:style-name="ce37" table:formula="of:=IF([.C387]&lt;&gt;&quot;&quot;; [.I387]/(1-[.J387]); &quot;&quot;)">
            <text:p/>
          </table:table-cell>
          <table:table-cell table:content-validation-name="val5" table:formula="of:=IF([.C387]&lt;&gt;&quot;&quot;; [$values.$A$2]; &quot;&quot;)">
            <text:p/>
          </table:table-cell>
          <table:table-cell table:style-name="ce37" table:formula="of:=IF([.C387]&lt;&gt;&quot;&quot;; [.O387]-[.L387]; &quot;&quot;)">
            <text:p/>
          </table:table-cell>
          <table:table-cell table:style-name="ce37" table:formula="of:=IF([.C387]&lt;&gt;&quot;&quot;; [.L387]/(1-[.M387]); &quot;&quot;)">
            <text:p/>
          </table:table-cell>
          <table:table-cell table:number-columns-repeated="1009"/>
        </table:table-row>
        <table:table-row table:style-name="ro1">
          <table:table-cell office:value-type="string" calcext:value-type="string">
            <text:p>270d1562-e9b7-4fe1-b63c-f1b8912ece33</text:p>
          </table:table-cell>
          <table:table-cell office:value-type="string" calcext:value-type="string">
            <text:p>bom_00387</text:p>
          </table:table-cell>
          <table:table-cell/>
          <table:table-cell table:formula="of:=IF([.C388]&lt;&gt;&quot;&quot;; SUM(INDEX(INDIRECT(&quot;'&quot; &amp; [.B388] &amp; &quot;'.$A$1:$Z$1000&quot;); 0; MATCH(&quot;count&quot;; INDIRECT(&quot;'&quot; &amp; [.B388] &amp; &quot;'.$A$1:$Z$1&quot;); 0))); &quot;&quot;)">
            <text:p/>
          </table:table-cell>
          <table:table-cell table:formula="of:=IF([.C388]&lt;&gt;&quot;&quot;; SUM(INDEX(INDIRECT(&quot;'&quot; &amp; [.B388] &amp; &quot;'.$A$1:$Z$1000&quot;); 0; MATCH(&quot;cost&quot;; INDIRECT(&quot;'&quot; &amp; [.B388] &amp; &quot;'.$A$1:$Z$1&quot;); 0))); &quot;&quot;)">
            <text:p/>
          </table:table-cell>
          <table:table-cell table:style-name="ce39" table:formula="of:=IF([.C388]&lt;&gt;&quot;&quot;; SUM(INDEX(INDIRECT(&quot;'&quot; &amp; [.B388] &amp; &quot;'.$A$1:$Z$1000&quot;); 0; MATCH(&quot;total_assembly_time_min&quot;; INDIRECT(&quot;'&quot; &amp; [.B388] &amp; &quot;'.$A$1:$Z$1&quot;); 0)))/60; &quot;&quot;)">
            <text:p/>
          </table:table-cell>
          <table:table-cell table:content-validation-name="val5" table:formula="of:=IF([.C388]&lt;&gt;&quot;&quot;; [$values.$B$2]; &quot;&quot;)">
            <text:p/>
          </table:table-cell>
          <table:table-cell table:style-name="ce37" table:formula="of:=IF([.C388]&lt;&gt;&quot;&quot;; [.F388]*[.G388]; &quot;&quot;)">
            <text:p/>
          </table:table-cell>
          <table:table-cell table:style-name="ce37" table:formula="of:=IF([.C388]&lt;&gt;&quot;&quot;; [.H388]+[.E388]; &quot;&quot;)">
            <text:p/>
          </table:table-cell>
          <table:table-cell/>
          <table:table-cell table:formula="of:=IF([.C388]&lt;&gt;&quot;&quot;; [.L388]-[.I388]; &quot;&quot;)">
            <text:p/>
          </table:table-cell>
          <table:table-cell table:style-name="ce37" table:formula="of:=IF([.C388]&lt;&gt;&quot;&quot;; [.I388]/(1-[.J388]); &quot;&quot;)">
            <text:p/>
          </table:table-cell>
          <table:table-cell table:content-validation-name="val5" table:formula="of:=IF([.C388]&lt;&gt;&quot;&quot;; [$values.$A$2]; &quot;&quot;)">
            <text:p/>
          </table:table-cell>
          <table:table-cell table:style-name="ce37" table:formula="of:=IF([.C388]&lt;&gt;&quot;&quot;; [.O388]-[.L388]; &quot;&quot;)">
            <text:p/>
          </table:table-cell>
          <table:table-cell table:style-name="ce37" table:formula="of:=IF([.C388]&lt;&gt;&quot;&quot;; [.L388]/(1-[.M388]); &quot;&quot;)">
            <text:p/>
          </table:table-cell>
          <table:table-cell table:number-columns-repeated="1009"/>
        </table:table-row>
        <table:table-row table:style-name="ro1">
          <table:table-cell office:value-type="string" calcext:value-type="string">
            <text:p>f4236138-a4fa-4de7-ab2b-af91601d6b1f</text:p>
          </table:table-cell>
          <table:table-cell office:value-type="string" calcext:value-type="string">
            <text:p>bom_00388</text:p>
          </table:table-cell>
          <table:table-cell/>
          <table:table-cell table:formula="of:=IF([.C389]&lt;&gt;&quot;&quot;; SUM(INDEX(INDIRECT(&quot;'&quot; &amp; [.B389] &amp; &quot;'.$A$1:$Z$1000&quot;); 0; MATCH(&quot;count&quot;; INDIRECT(&quot;'&quot; &amp; [.B389] &amp; &quot;'.$A$1:$Z$1&quot;); 0))); &quot;&quot;)">
            <text:p/>
          </table:table-cell>
          <table:table-cell table:formula="of:=IF([.C389]&lt;&gt;&quot;&quot;; SUM(INDEX(INDIRECT(&quot;'&quot; &amp; [.B389] &amp; &quot;'.$A$1:$Z$1000&quot;); 0; MATCH(&quot;cost&quot;; INDIRECT(&quot;'&quot; &amp; [.B389] &amp; &quot;'.$A$1:$Z$1&quot;); 0))); &quot;&quot;)">
            <text:p/>
          </table:table-cell>
          <table:table-cell table:style-name="ce39" table:formula="of:=IF([.C389]&lt;&gt;&quot;&quot;; SUM(INDEX(INDIRECT(&quot;'&quot; &amp; [.B389] &amp; &quot;'.$A$1:$Z$1000&quot;); 0; MATCH(&quot;total_assembly_time_min&quot;; INDIRECT(&quot;'&quot; &amp; [.B389] &amp; &quot;'.$A$1:$Z$1&quot;); 0)))/60; &quot;&quot;)">
            <text:p/>
          </table:table-cell>
          <table:table-cell table:content-validation-name="val5" table:formula="of:=IF([.C389]&lt;&gt;&quot;&quot;; [$values.$B$2]; &quot;&quot;)">
            <text:p/>
          </table:table-cell>
          <table:table-cell table:style-name="ce37" table:formula="of:=IF([.C389]&lt;&gt;&quot;&quot;; [.F389]*[.G389]; &quot;&quot;)">
            <text:p/>
          </table:table-cell>
          <table:table-cell table:style-name="ce37" table:formula="of:=IF([.C389]&lt;&gt;&quot;&quot;; [.H389]+[.E389]; &quot;&quot;)">
            <text:p/>
          </table:table-cell>
          <table:table-cell/>
          <table:table-cell table:formula="of:=IF([.C389]&lt;&gt;&quot;&quot;; [.L389]-[.I389]; &quot;&quot;)">
            <text:p/>
          </table:table-cell>
          <table:table-cell table:style-name="ce37" table:formula="of:=IF([.C389]&lt;&gt;&quot;&quot;; [.I389]/(1-[.J389]); &quot;&quot;)">
            <text:p/>
          </table:table-cell>
          <table:table-cell table:content-validation-name="val5" table:formula="of:=IF([.C389]&lt;&gt;&quot;&quot;; [$values.$A$2]; &quot;&quot;)">
            <text:p/>
          </table:table-cell>
          <table:table-cell table:style-name="ce37" table:formula="of:=IF([.C389]&lt;&gt;&quot;&quot;; [.O389]-[.L389]; &quot;&quot;)">
            <text:p/>
          </table:table-cell>
          <table:table-cell table:style-name="ce37" table:formula="of:=IF([.C389]&lt;&gt;&quot;&quot;; [.L389]/(1-[.M389]); &quot;&quot;)">
            <text:p/>
          </table:table-cell>
          <table:table-cell table:number-columns-repeated="1009"/>
        </table:table-row>
        <table:table-row table:style-name="ro1">
          <table:table-cell office:value-type="string" calcext:value-type="string">
            <text:p>8db6c899-acf1-447a-ac0c-524dab62f461</text:p>
          </table:table-cell>
          <table:table-cell office:value-type="string" calcext:value-type="string">
            <text:p>bom_00389</text:p>
          </table:table-cell>
          <table:table-cell/>
          <table:table-cell table:formula="of:=IF([.C390]&lt;&gt;&quot;&quot;; SUM(INDEX(INDIRECT(&quot;'&quot; &amp; [.B390] &amp; &quot;'.$A$1:$Z$1000&quot;); 0; MATCH(&quot;count&quot;; INDIRECT(&quot;'&quot; &amp; [.B390] &amp; &quot;'.$A$1:$Z$1&quot;); 0))); &quot;&quot;)">
            <text:p/>
          </table:table-cell>
          <table:table-cell table:formula="of:=IF([.C390]&lt;&gt;&quot;&quot;; SUM(INDEX(INDIRECT(&quot;'&quot; &amp; [.B390] &amp; &quot;'.$A$1:$Z$1000&quot;); 0; MATCH(&quot;cost&quot;; INDIRECT(&quot;'&quot; &amp; [.B390] &amp; &quot;'.$A$1:$Z$1&quot;); 0))); &quot;&quot;)">
            <text:p/>
          </table:table-cell>
          <table:table-cell table:style-name="ce39" table:formula="of:=IF([.C390]&lt;&gt;&quot;&quot;; SUM(INDEX(INDIRECT(&quot;'&quot; &amp; [.B390] &amp; &quot;'.$A$1:$Z$1000&quot;); 0; MATCH(&quot;total_assembly_time_min&quot;; INDIRECT(&quot;'&quot; &amp; [.B390] &amp; &quot;'.$A$1:$Z$1&quot;); 0)))/60; &quot;&quot;)">
            <text:p/>
          </table:table-cell>
          <table:table-cell table:content-validation-name="val5" table:formula="of:=IF([.C390]&lt;&gt;&quot;&quot;; [$values.$B$2]; &quot;&quot;)">
            <text:p/>
          </table:table-cell>
          <table:table-cell table:style-name="ce37" table:formula="of:=IF([.C390]&lt;&gt;&quot;&quot;; [.F390]*[.G390]; &quot;&quot;)">
            <text:p/>
          </table:table-cell>
          <table:table-cell table:style-name="ce37" table:formula="of:=IF([.C390]&lt;&gt;&quot;&quot;; [.H390]+[.E390]; &quot;&quot;)">
            <text:p/>
          </table:table-cell>
          <table:table-cell/>
          <table:table-cell table:formula="of:=IF([.C390]&lt;&gt;&quot;&quot;; [.L390]-[.I390]; &quot;&quot;)">
            <text:p/>
          </table:table-cell>
          <table:table-cell table:style-name="ce37" table:formula="of:=IF([.C390]&lt;&gt;&quot;&quot;; [.I390]/(1-[.J390]); &quot;&quot;)">
            <text:p/>
          </table:table-cell>
          <table:table-cell table:content-validation-name="val5" table:formula="of:=IF([.C390]&lt;&gt;&quot;&quot;; [$values.$A$2]; &quot;&quot;)">
            <text:p/>
          </table:table-cell>
          <table:table-cell table:style-name="ce37" table:formula="of:=IF([.C390]&lt;&gt;&quot;&quot;; [.O390]-[.L390]; &quot;&quot;)">
            <text:p/>
          </table:table-cell>
          <table:table-cell table:style-name="ce37" table:formula="of:=IF([.C390]&lt;&gt;&quot;&quot;; [.L390]/(1-[.M390]); &quot;&quot;)">
            <text:p/>
          </table:table-cell>
          <table:table-cell table:number-columns-repeated="1009"/>
        </table:table-row>
        <table:table-row table:style-name="ro1">
          <table:table-cell office:value-type="string" calcext:value-type="string">
            <text:p>29888b9a-4cc4-4f72-bf93-12cf3a435481</text:p>
          </table:table-cell>
          <table:table-cell office:value-type="string" calcext:value-type="string">
            <text:p>bom_00390</text:p>
          </table:table-cell>
          <table:table-cell/>
          <table:table-cell table:formula="of:=IF([.C391]&lt;&gt;&quot;&quot;; SUM(INDEX(INDIRECT(&quot;'&quot; &amp; [.B391] &amp; &quot;'.$A$1:$Z$1000&quot;); 0; MATCH(&quot;count&quot;; INDIRECT(&quot;'&quot; &amp; [.B391] &amp; &quot;'.$A$1:$Z$1&quot;); 0))); &quot;&quot;)">
            <text:p/>
          </table:table-cell>
          <table:table-cell table:formula="of:=IF([.C391]&lt;&gt;&quot;&quot;; SUM(INDEX(INDIRECT(&quot;'&quot; &amp; [.B391] &amp; &quot;'.$A$1:$Z$1000&quot;); 0; MATCH(&quot;cost&quot;; INDIRECT(&quot;'&quot; &amp; [.B391] &amp; &quot;'.$A$1:$Z$1&quot;); 0))); &quot;&quot;)">
            <text:p/>
          </table:table-cell>
          <table:table-cell table:style-name="ce39" table:formula="of:=IF([.C391]&lt;&gt;&quot;&quot;; SUM(INDEX(INDIRECT(&quot;'&quot; &amp; [.B391] &amp; &quot;'.$A$1:$Z$1000&quot;); 0; MATCH(&quot;total_assembly_time_min&quot;; INDIRECT(&quot;'&quot; &amp; [.B391] &amp; &quot;'.$A$1:$Z$1&quot;); 0)))/60; &quot;&quot;)">
            <text:p/>
          </table:table-cell>
          <table:table-cell table:content-validation-name="val5" table:formula="of:=IF([.C391]&lt;&gt;&quot;&quot;; [$values.$B$2]; &quot;&quot;)">
            <text:p/>
          </table:table-cell>
          <table:table-cell table:style-name="ce37" table:formula="of:=IF([.C391]&lt;&gt;&quot;&quot;; [.F391]*[.G391]; &quot;&quot;)">
            <text:p/>
          </table:table-cell>
          <table:table-cell table:style-name="ce37" table:formula="of:=IF([.C391]&lt;&gt;&quot;&quot;; [.H391]+[.E391]; &quot;&quot;)">
            <text:p/>
          </table:table-cell>
          <table:table-cell/>
          <table:table-cell table:formula="of:=IF([.C391]&lt;&gt;&quot;&quot;; [.L391]-[.I391]; &quot;&quot;)">
            <text:p/>
          </table:table-cell>
          <table:table-cell table:style-name="ce37" table:formula="of:=IF([.C391]&lt;&gt;&quot;&quot;; [.I391]/(1-[.J391]); &quot;&quot;)">
            <text:p/>
          </table:table-cell>
          <table:table-cell table:content-validation-name="val5" table:formula="of:=IF([.C391]&lt;&gt;&quot;&quot;; [$values.$A$2]; &quot;&quot;)">
            <text:p/>
          </table:table-cell>
          <table:table-cell table:style-name="ce37" table:formula="of:=IF([.C391]&lt;&gt;&quot;&quot;; [.O391]-[.L391]; &quot;&quot;)">
            <text:p/>
          </table:table-cell>
          <table:table-cell table:style-name="ce37" table:formula="of:=IF([.C391]&lt;&gt;&quot;&quot;; [.L391]/(1-[.M391]); &quot;&quot;)">
            <text:p/>
          </table:table-cell>
          <table:table-cell table:number-columns-repeated="1009"/>
        </table:table-row>
        <table:table-row table:style-name="ro1">
          <table:table-cell office:value-type="string" calcext:value-type="string">
            <text:p>93bef1b6-b25e-4ddb-a2d3-e8b5104cb756</text:p>
          </table:table-cell>
          <table:table-cell office:value-type="string" calcext:value-type="string">
            <text:p>bom_00391</text:p>
          </table:table-cell>
          <table:table-cell/>
          <table:table-cell table:formula="of:=IF([.C392]&lt;&gt;&quot;&quot;; SUM(INDEX(INDIRECT(&quot;'&quot; &amp; [.B392] &amp; &quot;'.$A$1:$Z$1000&quot;); 0; MATCH(&quot;count&quot;; INDIRECT(&quot;'&quot; &amp; [.B392] &amp; &quot;'.$A$1:$Z$1&quot;); 0))); &quot;&quot;)">
            <text:p/>
          </table:table-cell>
          <table:table-cell table:formula="of:=IF([.C392]&lt;&gt;&quot;&quot;; SUM(INDEX(INDIRECT(&quot;'&quot; &amp; [.B392] &amp; &quot;'.$A$1:$Z$1000&quot;); 0; MATCH(&quot;cost&quot;; INDIRECT(&quot;'&quot; &amp; [.B392] &amp; &quot;'.$A$1:$Z$1&quot;); 0))); &quot;&quot;)">
            <text:p/>
          </table:table-cell>
          <table:table-cell table:style-name="ce39" table:formula="of:=IF([.C392]&lt;&gt;&quot;&quot;; SUM(INDEX(INDIRECT(&quot;'&quot; &amp; [.B392] &amp; &quot;'.$A$1:$Z$1000&quot;); 0; MATCH(&quot;total_assembly_time_min&quot;; INDIRECT(&quot;'&quot; &amp; [.B392] &amp; &quot;'.$A$1:$Z$1&quot;); 0)))/60; &quot;&quot;)">
            <text:p/>
          </table:table-cell>
          <table:table-cell table:content-validation-name="val5" table:formula="of:=IF([.C392]&lt;&gt;&quot;&quot;; [$values.$B$2]; &quot;&quot;)">
            <text:p/>
          </table:table-cell>
          <table:table-cell table:style-name="ce37" table:formula="of:=IF([.C392]&lt;&gt;&quot;&quot;; [.F392]*[.G392]; &quot;&quot;)">
            <text:p/>
          </table:table-cell>
          <table:table-cell table:style-name="ce37" table:formula="of:=IF([.C392]&lt;&gt;&quot;&quot;; [.H392]+[.E392]; &quot;&quot;)">
            <text:p/>
          </table:table-cell>
          <table:table-cell/>
          <table:table-cell table:formula="of:=IF([.C392]&lt;&gt;&quot;&quot;; [.L392]-[.I392]; &quot;&quot;)">
            <text:p/>
          </table:table-cell>
          <table:table-cell table:style-name="ce37" table:formula="of:=IF([.C392]&lt;&gt;&quot;&quot;; [.I392]/(1-[.J392]); &quot;&quot;)">
            <text:p/>
          </table:table-cell>
          <table:table-cell table:content-validation-name="val5" table:formula="of:=IF([.C392]&lt;&gt;&quot;&quot;; [$values.$A$2]; &quot;&quot;)">
            <text:p/>
          </table:table-cell>
          <table:table-cell table:style-name="ce37" table:formula="of:=IF([.C392]&lt;&gt;&quot;&quot;; [.O392]-[.L392]; &quot;&quot;)">
            <text:p/>
          </table:table-cell>
          <table:table-cell table:style-name="ce37" table:formula="of:=IF([.C392]&lt;&gt;&quot;&quot;; [.L392]/(1-[.M392]); &quot;&quot;)">
            <text:p/>
          </table:table-cell>
          <table:table-cell table:number-columns-repeated="1009"/>
        </table:table-row>
        <table:table-row table:style-name="ro1">
          <table:table-cell office:value-type="string" calcext:value-type="string">
            <text:p>45457a1b-49f1-4644-808b-66bdb749fe00</text:p>
          </table:table-cell>
          <table:table-cell office:value-type="string" calcext:value-type="string">
            <text:p>bom_00392</text:p>
          </table:table-cell>
          <table:table-cell/>
          <table:table-cell table:formula="of:=IF([.C393]&lt;&gt;&quot;&quot;; SUM(INDEX(INDIRECT(&quot;'&quot; &amp; [.B393] &amp; &quot;'.$A$1:$Z$1000&quot;); 0; MATCH(&quot;count&quot;; INDIRECT(&quot;'&quot; &amp; [.B393] &amp; &quot;'.$A$1:$Z$1&quot;); 0))); &quot;&quot;)">
            <text:p/>
          </table:table-cell>
          <table:table-cell table:formula="of:=IF([.C393]&lt;&gt;&quot;&quot;; SUM(INDEX(INDIRECT(&quot;'&quot; &amp; [.B393] &amp; &quot;'.$A$1:$Z$1000&quot;); 0; MATCH(&quot;cost&quot;; INDIRECT(&quot;'&quot; &amp; [.B393] &amp; &quot;'.$A$1:$Z$1&quot;); 0))); &quot;&quot;)">
            <text:p/>
          </table:table-cell>
          <table:table-cell table:style-name="ce39" table:formula="of:=IF([.C393]&lt;&gt;&quot;&quot;; SUM(INDEX(INDIRECT(&quot;'&quot; &amp; [.B393] &amp; &quot;'.$A$1:$Z$1000&quot;); 0; MATCH(&quot;total_assembly_time_min&quot;; INDIRECT(&quot;'&quot; &amp; [.B393] &amp; &quot;'.$A$1:$Z$1&quot;); 0)))/60; &quot;&quot;)">
            <text:p/>
          </table:table-cell>
          <table:table-cell table:content-validation-name="val5" table:formula="of:=IF([.C393]&lt;&gt;&quot;&quot;; [$values.$B$2]; &quot;&quot;)">
            <text:p/>
          </table:table-cell>
          <table:table-cell table:style-name="ce37" table:formula="of:=IF([.C393]&lt;&gt;&quot;&quot;; [.F393]*[.G393]; &quot;&quot;)">
            <text:p/>
          </table:table-cell>
          <table:table-cell table:style-name="ce37" table:formula="of:=IF([.C393]&lt;&gt;&quot;&quot;; [.H393]+[.E393]; &quot;&quot;)">
            <text:p/>
          </table:table-cell>
          <table:table-cell/>
          <table:table-cell table:formula="of:=IF([.C393]&lt;&gt;&quot;&quot;; [.L393]-[.I393]; &quot;&quot;)">
            <text:p/>
          </table:table-cell>
          <table:table-cell table:style-name="ce37" table:formula="of:=IF([.C393]&lt;&gt;&quot;&quot;; [.I393]/(1-[.J393]); &quot;&quot;)">
            <text:p/>
          </table:table-cell>
          <table:table-cell table:content-validation-name="val5" table:formula="of:=IF([.C393]&lt;&gt;&quot;&quot;; [$values.$A$2]; &quot;&quot;)">
            <text:p/>
          </table:table-cell>
          <table:table-cell table:style-name="ce37" table:formula="of:=IF([.C393]&lt;&gt;&quot;&quot;; [.O393]-[.L393]; &quot;&quot;)">
            <text:p/>
          </table:table-cell>
          <table:table-cell table:style-name="ce37" table:formula="of:=IF([.C393]&lt;&gt;&quot;&quot;; [.L393]/(1-[.M393]); &quot;&quot;)">
            <text:p/>
          </table:table-cell>
          <table:table-cell table:number-columns-repeated="1009"/>
        </table:table-row>
        <table:table-row table:style-name="ro1">
          <table:table-cell office:value-type="string" calcext:value-type="string">
            <text:p>9efd973b-f24c-430d-b3bc-6e140f17d898</text:p>
          </table:table-cell>
          <table:table-cell office:value-type="string" calcext:value-type="string">
            <text:p>bom_00393</text:p>
          </table:table-cell>
          <table:table-cell/>
          <table:table-cell table:formula="of:=IF([.C394]&lt;&gt;&quot;&quot;; SUM(INDEX(INDIRECT(&quot;'&quot; &amp; [.B394] &amp; &quot;'.$A$1:$Z$1000&quot;); 0; MATCH(&quot;count&quot;; INDIRECT(&quot;'&quot; &amp; [.B394] &amp; &quot;'.$A$1:$Z$1&quot;); 0))); &quot;&quot;)">
            <text:p/>
          </table:table-cell>
          <table:table-cell table:formula="of:=IF([.C394]&lt;&gt;&quot;&quot;; SUM(INDEX(INDIRECT(&quot;'&quot; &amp; [.B394] &amp; &quot;'.$A$1:$Z$1000&quot;); 0; MATCH(&quot;cost&quot;; INDIRECT(&quot;'&quot; &amp; [.B394] &amp; &quot;'.$A$1:$Z$1&quot;); 0))); &quot;&quot;)">
            <text:p/>
          </table:table-cell>
          <table:table-cell table:style-name="ce39" table:formula="of:=IF([.C394]&lt;&gt;&quot;&quot;; SUM(INDEX(INDIRECT(&quot;'&quot; &amp; [.B394] &amp; &quot;'.$A$1:$Z$1000&quot;); 0; MATCH(&quot;total_assembly_time_min&quot;; INDIRECT(&quot;'&quot; &amp; [.B394] &amp; &quot;'.$A$1:$Z$1&quot;); 0)))/60; &quot;&quot;)">
            <text:p/>
          </table:table-cell>
          <table:table-cell table:content-validation-name="val5" table:formula="of:=IF([.C394]&lt;&gt;&quot;&quot;; [$values.$B$2]; &quot;&quot;)">
            <text:p/>
          </table:table-cell>
          <table:table-cell table:style-name="ce37" table:formula="of:=IF([.C394]&lt;&gt;&quot;&quot;; [.F394]*[.G394]; &quot;&quot;)">
            <text:p/>
          </table:table-cell>
          <table:table-cell table:style-name="ce37" table:formula="of:=IF([.C394]&lt;&gt;&quot;&quot;; [.H394]+[.E394]; &quot;&quot;)">
            <text:p/>
          </table:table-cell>
          <table:table-cell/>
          <table:table-cell table:formula="of:=IF([.C394]&lt;&gt;&quot;&quot;; [.L394]-[.I394]; &quot;&quot;)">
            <text:p/>
          </table:table-cell>
          <table:table-cell table:style-name="ce37" table:formula="of:=IF([.C394]&lt;&gt;&quot;&quot;; [.I394]/(1-[.J394]); &quot;&quot;)">
            <text:p/>
          </table:table-cell>
          <table:table-cell table:content-validation-name="val5" table:formula="of:=IF([.C394]&lt;&gt;&quot;&quot;; [$values.$A$2]; &quot;&quot;)">
            <text:p/>
          </table:table-cell>
          <table:table-cell table:style-name="ce37" table:formula="of:=IF([.C394]&lt;&gt;&quot;&quot;; [.O394]-[.L394]; &quot;&quot;)">
            <text:p/>
          </table:table-cell>
          <table:table-cell table:style-name="ce37" table:formula="of:=IF([.C394]&lt;&gt;&quot;&quot;; [.L394]/(1-[.M394]); &quot;&quot;)">
            <text:p/>
          </table:table-cell>
          <table:table-cell table:number-columns-repeated="1009"/>
        </table:table-row>
        <table:table-row table:style-name="ro1">
          <table:table-cell office:value-type="string" calcext:value-type="string">
            <text:p>5f5df303-c73c-4940-a61a-9004db9a0ad6</text:p>
          </table:table-cell>
          <table:table-cell office:value-type="string" calcext:value-type="string">
            <text:p>bom_00394</text:p>
          </table:table-cell>
          <table:table-cell/>
          <table:table-cell table:formula="of:=IF([.C395]&lt;&gt;&quot;&quot;; SUM(INDEX(INDIRECT(&quot;'&quot; &amp; [.B395] &amp; &quot;'.$A$1:$Z$1000&quot;); 0; MATCH(&quot;count&quot;; INDIRECT(&quot;'&quot; &amp; [.B395] &amp; &quot;'.$A$1:$Z$1&quot;); 0))); &quot;&quot;)">
            <text:p/>
          </table:table-cell>
          <table:table-cell table:formula="of:=IF([.C395]&lt;&gt;&quot;&quot;; SUM(INDEX(INDIRECT(&quot;'&quot; &amp; [.B395] &amp; &quot;'.$A$1:$Z$1000&quot;); 0; MATCH(&quot;cost&quot;; INDIRECT(&quot;'&quot; &amp; [.B395] &amp; &quot;'.$A$1:$Z$1&quot;); 0))); &quot;&quot;)">
            <text:p/>
          </table:table-cell>
          <table:table-cell table:style-name="ce39" table:formula="of:=IF([.C395]&lt;&gt;&quot;&quot;; SUM(INDEX(INDIRECT(&quot;'&quot; &amp; [.B395] &amp; &quot;'.$A$1:$Z$1000&quot;); 0; MATCH(&quot;total_assembly_time_min&quot;; INDIRECT(&quot;'&quot; &amp; [.B395] &amp; &quot;'.$A$1:$Z$1&quot;); 0)))/60; &quot;&quot;)">
            <text:p/>
          </table:table-cell>
          <table:table-cell table:content-validation-name="val5" table:formula="of:=IF([.C395]&lt;&gt;&quot;&quot;; [$values.$B$2]; &quot;&quot;)">
            <text:p/>
          </table:table-cell>
          <table:table-cell table:style-name="ce37" table:formula="of:=IF([.C395]&lt;&gt;&quot;&quot;; [.F395]*[.G395]; &quot;&quot;)">
            <text:p/>
          </table:table-cell>
          <table:table-cell table:style-name="ce37" table:formula="of:=IF([.C395]&lt;&gt;&quot;&quot;; [.H395]+[.E395]; &quot;&quot;)">
            <text:p/>
          </table:table-cell>
          <table:table-cell/>
          <table:table-cell table:formula="of:=IF([.C395]&lt;&gt;&quot;&quot;; [.L395]-[.I395]; &quot;&quot;)">
            <text:p/>
          </table:table-cell>
          <table:table-cell table:style-name="ce37" table:formula="of:=IF([.C395]&lt;&gt;&quot;&quot;; [.I395]/(1-[.J395]); &quot;&quot;)">
            <text:p/>
          </table:table-cell>
          <table:table-cell table:content-validation-name="val5" table:formula="of:=IF([.C395]&lt;&gt;&quot;&quot;; [$values.$A$2]; &quot;&quot;)">
            <text:p/>
          </table:table-cell>
          <table:table-cell table:style-name="ce37" table:formula="of:=IF([.C395]&lt;&gt;&quot;&quot;; [.O395]-[.L395]; &quot;&quot;)">
            <text:p/>
          </table:table-cell>
          <table:table-cell table:style-name="ce37" table:formula="of:=IF([.C395]&lt;&gt;&quot;&quot;; [.L395]/(1-[.M395]); &quot;&quot;)">
            <text:p/>
          </table:table-cell>
          <table:table-cell table:number-columns-repeated="1009"/>
        </table:table-row>
        <table:table-row table:style-name="ro1">
          <table:table-cell office:value-type="string" calcext:value-type="string">
            <text:p>6cb4baaf-fe7c-4ca8-8a8c-2b083d86dc6d</text:p>
          </table:table-cell>
          <table:table-cell office:value-type="string" calcext:value-type="string">
            <text:p>bom_00395</text:p>
          </table:table-cell>
          <table:table-cell/>
          <table:table-cell table:formula="of:=IF([.C396]&lt;&gt;&quot;&quot;; SUM(INDEX(INDIRECT(&quot;'&quot; &amp; [.B396] &amp; &quot;'.$A$1:$Z$1000&quot;); 0; MATCH(&quot;count&quot;; INDIRECT(&quot;'&quot; &amp; [.B396] &amp; &quot;'.$A$1:$Z$1&quot;); 0))); &quot;&quot;)">
            <text:p/>
          </table:table-cell>
          <table:table-cell table:formula="of:=IF([.C396]&lt;&gt;&quot;&quot;; SUM(INDEX(INDIRECT(&quot;'&quot; &amp; [.B396] &amp; &quot;'.$A$1:$Z$1000&quot;); 0; MATCH(&quot;cost&quot;; INDIRECT(&quot;'&quot; &amp; [.B396] &amp; &quot;'.$A$1:$Z$1&quot;); 0))); &quot;&quot;)">
            <text:p/>
          </table:table-cell>
          <table:table-cell table:style-name="ce39" table:formula="of:=IF([.C396]&lt;&gt;&quot;&quot;; SUM(INDEX(INDIRECT(&quot;'&quot; &amp; [.B396] &amp; &quot;'.$A$1:$Z$1000&quot;); 0; MATCH(&quot;total_assembly_time_min&quot;; INDIRECT(&quot;'&quot; &amp; [.B396] &amp; &quot;'.$A$1:$Z$1&quot;); 0)))/60; &quot;&quot;)">
            <text:p/>
          </table:table-cell>
          <table:table-cell table:content-validation-name="val5" table:formula="of:=IF([.C396]&lt;&gt;&quot;&quot;; [$values.$B$2]; &quot;&quot;)">
            <text:p/>
          </table:table-cell>
          <table:table-cell table:style-name="ce37" table:formula="of:=IF([.C396]&lt;&gt;&quot;&quot;; [.F396]*[.G396]; &quot;&quot;)">
            <text:p/>
          </table:table-cell>
          <table:table-cell table:style-name="ce37" table:formula="of:=IF([.C396]&lt;&gt;&quot;&quot;; [.H396]+[.E396]; &quot;&quot;)">
            <text:p/>
          </table:table-cell>
          <table:table-cell/>
          <table:table-cell table:formula="of:=IF([.C396]&lt;&gt;&quot;&quot;; [.L396]-[.I396]; &quot;&quot;)">
            <text:p/>
          </table:table-cell>
          <table:table-cell table:style-name="ce37" table:formula="of:=IF([.C396]&lt;&gt;&quot;&quot;; [.I396]/(1-[.J396]); &quot;&quot;)">
            <text:p/>
          </table:table-cell>
          <table:table-cell table:content-validation-name="val5" table:formula="of:=IF([.C396]&lt;&gt;&quot;&quot;; [$values.$A$2]; &quot;&quot;)">
            <text:p/>
          </table:table-cell>
          <table:table-cell table:style-name="ce37" table:formula="of:=IF([.C396]&lt;&gt;&quot;&quot;; [.O396]-[.L396]; &quot;&quot;)">
            <text:p/>
          </table:table-cell>
          <table:table-cell table:style-name="ce37" table:formula="of:=IF([.C396]&lt;&gt;&quot;&quot;; [.L396]/(1-[.M396]); &quot;&quot;)">
            <text:p/>
          </table:table-cell>
          <table:table-cell table:number-columns-repeated="1009"/>
        </table:table-row>
        <table:table-row table:style-name="ro1">
          <table:table-cell office:value-type="string" calcext:value-type="string">
            <text:p>1804cd5b-2603-44a3-9240-9e1525d619fb</text:p>
          </table:table-cell>
          <table:table-cell office:value-type="string" calcext:value-type="string">
            <text:p>bom_00396</text:p>
          </table:table-cell>
          <table:table-cell/>
          <table:table-cell table:formula="of:=IF([.C397]&lt;&gt;&quot;&quot;; SUM(INDEX(INDIRECT(&quot;'&quot; &amp; [.B397] &amp; &quot;'.$A$1:$Z$1000&quot;); 0; MATCH(&quot;count&quot;; INDIRECT(&quot;'&quot; &amp; [.B397] &amp; &quot;'.$A$1:$Z$1&quot;); 0))); &quot;&quot;)">
            <text:p/>
          </table:table-cell>
          <table:table-cell table:formula="of:=IF([.C397]&lt;&gt;&quot;&quot;; SUM(INDEX(INDIRECT(&quot;'&quot; &amp; [.B397] &amp; &quot;'.$A$1:$Z$1000&quot;); 0; MATCH(&quot;cost&quot;; INDIRECT(&quot;'&quot; &amp; [.B397] &amp; &quot;'.$A$1:$Z$1&quot;); 0))); &quot;&quot;)">
            <text:p/>
          </table:table-cell>
          <table:table-cell table:style-name="ce39" table:formula="of:=IF([.C397]&lt;&gt;&quot;&quot;; SUM(INDEX(INDIRECT(&quot;'&quot; &amp; [.B397] &amp; &quot;'.$A$1:$Z$1000&quot;); 0; MATCH(&quot;total_assembly_time_min&quot;; INDIRECT(&quot;'&quot; &amp; [.B397] &amp; &quot;'.$A$1:$Z$1&quot;); 0)))/60; &quot;&quot;)">
            <text:p/>
          </table:table-cell>
          <table:table-cell table:content-validation-name="val5" table:formula="of:=IF([.C397]&lt;&gt;&quot;&quot;; [$values.$B$2]; &quot;&quot;)">
            <text:p/>
          </table:table-cell>
          <table:table-cell table:style-name="ce37" table:formula="of:=IF([.C397]&lt;&gt;&quot;&quot;; [.F397]*[.G397]; &quot;&quot;)">
            <text:p/>
          </table:table-cell>
          <table:table-cell table:style-name="ce37" table:formula="of:=IF([.C397]&lt;&gt;&quot;&quot;; [.H397]+[.E397]; &quot;&quot;)">
            <text:p/>
          </table:table-cell>
          <table:table-cell/>
          <table:table-cell table:formula="of:=IF([.C397]&lt;&gt;&quot;&quot;; [.L397]-[.I397]; &quot;&quot;)">
            <text:p/>
          </table:table-cell>
          <table:table-cell table:style-name="ce37" table:formula="of:=IF([.C397]&lt;&gt;&quot;&quot;; [.I397]/(1-[.J397]); &quot;&quot;)">
            <text:p/>
          </table:table-cell>
          <table:table-cell table:content-validation-name="val5" table:formula="of:=IF([.C397]&lt;&gt;&quot;&quot;; [$values.$A$2]; &quot;&quot;)">
            <text:p/>
          </table:table-cell>
          <table:table-cell table:style-name="ce37" table:formula="of:=IF([.C397]&lt;&gt;&quot;&quot;; [.O397]-[.L397]; &quot;&quot;)">
            <text:p/>
          </table:table-cell>
          <table:table-cell table:style-name="ce37" table:formula="of:=IF([.C397]&lt;&gt;&quot;&quot;; [.L397]/(1-[.M397]); &quot;&quot;)">
            <text:p/>
          </table:table-cell>
          <table:table-cell table:number-columns-repeated="1009"/>
        </table:table-row>
        <table:table-row table:style-name="ro1">
          <table:table-cell office:value-type="string" calcext:value-type="string">
            <text:p>1f243880-7263-4d1f-a77d-9505d813499f</text:p>
          </table:table-cell>
          <table:table-cell office:value-type="string" calcext:value-type="string">
            <text:p>bom_00397</text:p>
          </table:table-cell>
          <table:table-cell/>
          <table:table-cell table:formula="of:=IF([.C398]&lt;&gt;&quot;&quot;; SUM(INDEX(INDIRECT(&quot;'&quot; &amp; [.B398] &amp; &quot;'.$A$1:$Z$1000&quot;); 0; MATCH(&quot;count&quot;; INDIRECT(&quot;'&quot; &amp; [.B398] &amp; &quot;'.$A$1:$Z$1&quot;); 0))); &quot;&quot;)">
            <text:p/>
          </table:table-cell>
          <table:table-cell table:formula="of:=IF([.C398]&lt;&gt;&quot;&quot;; SUM(INDEX(INDIRECT(&quot;'&quot; &amp; [.B398] &amp; &quot;'.$A$1:$Z$1000&quot;); 0; MATCH(&quot;cost&quot;; INDIRECT(&quot;'&quot; &amp; [.B398] &amp; &quot;'.$A$1:$Z$1&quot;); 0))); &quot;&quot;)">
            <text:p/>
          </table:table-cell>
          <table:table-cell table:style-name="ce39" table:formula="of:=IF([.C398]&lt;&gt;&quot;&quot;; SUM(INDEX(INDIRECT(&quot;'&quot; &amp; [.B398] &amp; &quot;'.$A$1:$Z$1000&quot;); 0; MATCH(&quot;total_assembly_time_min&quot;; INDIRECT(&quot;'&quot; &amp; [.B398] &amp; &quot;'.$A$1:$Z$1&quot;); 0)))/60; &quot;&quot;)">
            <text:p/>
          </table:table-cell>
          <table:table-cell table:content-validation-name="val5" table:formula="of:=IF([.C398]&lt;&gt;&quot;&quot;; [$values.$B$2]; &quot;&quot;)">
            <text:p/>
          </table:table-cell>
          <table:table-cell table:style-name="ce37" table:formula="of:=IF([.C398]&lt;&gt;&quot;&quot;; [.F398]*[.G398]; &quot;&quot;)">
            <text:p/>
          </table:table-cell>
          <table:table-cell table:style-name="ce37" table:formula="of:=IF([.C398]&lt;&gt;&quot;&quot;; [.H398]+[.E398]; &quot;&quot;)">
            <text:p/>
          </table:table-cell>
          <table:table-cell/>
          <table:table-cell table:formula="of:=IF([.C398]&lt;&gt;&quot;&quot;; [.L398]-[.I398]; &quot;&quot;)">
            <text:p/>
          </table:table-cell>
          <table:table-cell table:style-name="ce37" table:formula="of:=IF([.C398]&lt;&gt;&quot;&quot;; [.I398]/(1-[.J398]); &quot;&quot;)">
            <text:p/>
          </table:table-cell>
          <table:table-cell table:content-validation-name="val5" table:formula="of:=IF([.C398]&lt;&gt;&quot;&quot;; [$values.$A$2]; &quot;&quot;)">
            <text:p/>
          </table:table-cell>
          <table:table-cell table:style-name="ce37" table:formula="of:=IF([.C398]&lt;&gt;&quot;&quot;; [.O398]-[.L398]; &quot;&quot;)">
            <text:p/>
          </table:table-cell>
          <table:table-cell table:style-name="ce37" table:formula="of:=IF([.C398]&lt;&gt;&quot;&quot;; [.L398]/(1-[.M398]); &quot;&quot;)">
            <text:p/>
          </table:table-cell>
          <table:table-cell table:number-columns-repeated="1009"/>
        </table:table-row>
        <table:table-row table:style-name="ro1">
          <table:table-cell office:value-type="string" calcext:value-type="string">
            <text:p>44b1d6ec-c8dd-47a0-88a0-38dd0204d709</text:p>
          </table:table-cell>
          <table:table-cell office:value-type="string" calcext:value-type="string">
            <text:p>bom_00398</text:p>
          </table:table-cell>
          <table:table-cell/>
          <table:table-cell table:formula="of:=IF([.C399]&lt;&gt;&quot;&quot;; SUM(INDEX(INDIRECT(&quot;'&quot; &amp; [.B399] &amp; &quot;'.$A$1:$Z$1000&quot;); 0; MATCH(&quot;count&quot;; INDIRECT(&quot;'&quot; &amp; [.B399] &amp; &quot;'.$A$1:$Z$1&quot;); 0))); &quot;&quot;)">
            <text:p/>
          </table:table-cell>
          <table:table-cell table:formula="of:=IF([.C399]&lt;&gt;&quot;&quot;; SUM(INDEX(INDIRECT(&quot;'&quot; &amp; [.B399] &amp; &quot;'.$A$1:$Z$1000&quot;); 0; MATCH(&quot;cost&quot;; INDIRECT(&quot;'&quot; &amp; [.B399] &amp; &quot;'.$A$1:$Z$1&quot;); 0))); &quot;&quot;)">
            <text:p/>
          </table:table-cell>
          <table:table-cell table:style-name="ce39" table:formula="of:=IF([.C399]&lt;&gt;&quot;&quot;; SUM(INDEX(INDIRECT(&quot;'&quot; &amp; [.B399] &amp; &quot;'.$A$1:$Z$1000&quot;); 0; MATCH(&quot;total_assembly_time_min&quot;; INDIRECT(&quot;'&quot; &amp; [.B399] &amp; &quot;'.$A$1:$Z$1&quot;); 0)))/60; &quot;&quot;)">
            <text:p/>
          </table:table-cell>
          <table:table-cell table:content-validation-name="val5" table:formula="of:=IF([.C399]&lt;&gt;&quot;&quot;; [$values.$B$2]; &quot;&quot;)">
            <text:p/>
          </table:table-cell>
          <table:table-cell table:style-name="ce37" table:formula="of:=IF([.C399]&lt;&gt;&quot;&quot;; [.F399]*[.G399]; &quot;&quot;)">
            <text:p/>
          </table:table-cell>
          <table:table-cell table:style-name="ce37" table:formula="of:=IF([.C399]&lt;&gt;&quot;&quot;; [.H399]+[.E399]; &quot;&quot;)">
            <text:p/>
          </table:table-cell>
          <table:table-cell/>
          <table:table-cell table:formula="of:=IF([.C399]&lt;&gt;&quot;&quot;; [.L399]-[.I399]; &quot;&quot;)">
            <text:p/>
          </table:table-cell>
          <table:table-cell table:style-name="ce37" table:formula="of:=IF([.C399]&lt;&gt;&quot;&quot;; [.I399]/(1-[.J399]); &quot;&quot;)">
            <text:p/>
          </table:table-cell>
          <table:table-cell table:content-validation-name="val5" table:formula="of:=IF([.C399]&lt;&gt;&quot;&quot;; [$values.$A$2]; &quot;&quot;)">
            <text:p/>
          </table:table-cell>
          <table:table-cell table:style-name="ce37" table:formula="of:=IF([.C399]&lt;&gt;&quot;&quot;; [.O399]-[.L399]; &quot;&quot;)">
            <text:p/>
          </table:table-cell>
          <table:table-cell table:style-name="ce37" table:formula="of:=IF([.C399]&lt;&gt;&quot;&quot;; [.L399]/(1-[.M399]); &quot;&quot;)">
            <text:p/>
          </table:table-cell>
          <table:table-cell table:number-columns-repeated="1009"/>
        </table:table-row>
        <table:table-row table:style-name="ro1">
          <table:table-cell office:value-type="string" calcext:value-type="string">
            <text:p>76b58008-ee5c-4369-8bcb-790f60160183</text:p>
          </table:table-cell>
          <table:table-cell office:value-type="string" calcext:value-type="string">
            <text:p>bom_00399</text:p>
          </table:table-cell>
          <table:table-cell/>
          <table:table-cell table:formula="of:=IF([.C400]&lt;&gt;&quot;&quot;; SUM(INDEX(INDIRECT(&quot;'&quot; &amp; [.B400] &amp; &quot;'.$A$1:$Z$1000&quot;); 0; MATCH(&quot;count&quot;; INDIRECT(&quot;'&quot; &amp; [.B400] &amp; &quot;'.$A$1:$Z$1&quot;); 0))); &quot;&quot;)">
            <text:p/>
          </table:table-cell>
          <table:table-cell table:formula="of:=IF([.C400]&lt;&gt;&quot;&quot;; SUM(INDEX(INDIRECT(&quot;'&quot; &amp; [.B400] &amp; &quot;'.$A$1:$Z$1000&quot;); 0; MATCH(&quot;cost&quot;; INDIRECT(&quot;'&quot; &amp; [.B400] &amp; &quot;'.$A$1:$Z$1&quot;); 0))); &quot;&quot;)">
            <text:p/>
          </table:table-cell>
          <table:table-cell table:style-name="ce39" table:formula="of:=IF([.C400]&lt;&gt;&quot;&quot;; SUM(INDEX(INDIRECT(&quot;'&quot; &amp; [.B400] &amp; &quot;'.$A$1:$Z$1000&quot;); 0; MATCH(&quot;total_assembly_time_min&quot;; INDIRECT(&quot;'&quot; &amp; [.B400] &amp; &quot;'.$A$1:$Z$1&quot;); 0)))/60; &quot;&quot;)">
            <text:p/>
          </table:table-cell>
          <table:table-cell table:content-validation-name="val5" table:formula="of:=IF([.C400]&lt;&gt;&quot;&quot;; [$values.$B$2]; &quot;&quot;)">
            <text:p/>
          </table:table-cell>
          <table:table-cell table:style-name="ce37" table:formula="of:=IF([.C400]&lt;&gt;&quot;&quot;; [.F400]*[.G400]; &quot;&quot;)">
            <text:p/>
          </table:table-cell>
          <table:table-cell table:style-name="ce37" table:formula="of:=IF([.C400]&lt;&gt;&quot;&quot;; [.H400]+[.E400]; &quot;&quot;)">
            <text:p/>
          </table:table-cell>
          <table:table-cell/>
          <table:table-cell table:formula="of:=IF([.C400]&lt;&gt;&quot;&quot;; [.L400]-[.I400]; &quot;&quot;)">
            <text:p/>
          </table:table-cell>
          <table:table-cell table:style-name="ce37" table:formula="of:=IF([.C400]&lt;&gt;&quot;&quot;; [.I400]/(1-[.J400]); &quot;&quot;)">
            <text:p/>
          </table:table-cell>
          <table:table-cell table:content-validation-name="val5" table:formula="of:=IF([.C400]&lt;&gt;&quot;&quot;; [$values.$A$2]; &quot;&quot;)">
            <text:p/>
          </table:table-cell>
          <table:table-cell table:style-name="ce37" table:formula="of:=IF([.C400]&lt;&gt;&quot;&quot;; [.O400]-[.L400]; &quot;&quot;)">
            <text:p/>
          </table:table-cell>
          <table:table-cell table:style-name="ce37" table:formula="of:=IF([.C400]&lt;&gt;&quot;&quot;; [.L400]/(1-[.M400]); &quot;&quot;)">
            <text:p/>
          </table:table-cell>
          <table:table-cell table:number-columns-repeated="1009"/>
        </table:table-row>
        <table:table-row table:style-name="ro1">
          <table:table-cell office:value-type="string" calcext:value-type="string">
            <text:p>585610c8-2fb2-4c18-bc3e-7d9611db8dca</text:p>
          </table:table-cell>
          <table:table-cell office:value-type="string" calcext:value-type="string">
            <text:p>bom_00400</text:p>
          </table:table-cell>
          <table:table-cell/>
          <table:table-cell table:formula="of:=IF([.C401]&lt;&gt;&quot;&quot;; SUM(INDEX(INDIRECT(&quot;'&quot; &amp; [.B401] &amp; &quot;'.$A$1:$Z$1000&quot;); 0; MATCH(&quot;count&quot;; INDIRECT(&quot;'&quot; &amp; [.B401] &amp; &quot;'.$A$1:$Z$1&quot;); 0))); &quot;&quot;)">
            <text:p/>
          </table:table-cell>
          <table:table-cell table:formula="of:=IF([.C401]&lt;&gt;&quot;&quot;; SUM(INDEX(INDIRECT(&quot;'&quot; &amp; [.B401] &amp; &quot;'.$A$1:$Z$1000&quot;); 0; MATCH(&quot;cost&quot;; INDIRECT(&quot;'&quot; &amp; [.B401] &amp; &quot;'.$A$1:$Z$1&quot;); 0))); &quot;&quot;)">
            <text:p/>
          </table:table-cell>
          <table:table-cell table:style-name="ce39" table:formula="of:=IF([.C401]&lt;&gt;&quot;&quot;; SUM(INDEX(INDIRECT(&quot;'&quot; &amp; [.B401] &amp; &quot;'.$A$1:$Z$1000&quot;); 0; MATCH(&quot;total_assembly_time_min&quot;; INDIRECT(&quot;'&quot; &amp; [.B401] &amp; &quot;'.$A$1:$Z$1&quot;); 0)))/60; &quot;&quot;)">
            <text:p/>
          </table:table-cell>
          <table:table-cell table:content-validation-name="val5" table:formula="of:=IF([.C401]&lt;&gt;&quot;&quot;; [$values.$B$2]; &quot;&quot;)">
            <text:p/>
          </table:table-cell>
          <table:table-cell table:style-name="ce37" table:formula="of:=IF([.C401]&lt;&gt;&quot;&quot;; [.F401]*[.G401]; &quot;&quot;)">
            <text:p/>
          </table:table-cell>
          <table:table-cell table:style-name="ce37" table:formula="of:=IF([.C401]&lt;&gt;&quot;&quot;; [.H401]+[.E401]; &quot;&quot;)">
            <text:p/>
          </table:table-cell>
          <table:table-cell/>
          <table:table-cell table:formula="of:=IF([.C401]&lt;&gt;&quot;&quot;; [.L401]-[.I401]; &quot;&quot;)">
            <text:p/>
          </table:table-cell>
          <table:table-cell table:style-name="ce37" table:formula="of:=IF([.C401]&lt;&gt;&quot;&quot;; [.I401]/(1-[.J401]); &quot;&quot;)">
            <text:p/>
          </table:table-cell>
          <table:table-cell table:content-validation-name="val5" table:formula="of:=IF([.C401]&lt;&gt;&quot;&quot;; [$values.$A$2]; &quot;&quot;)">
            <text:p/>
          </table:table-cell>
          <table:table-cell table:style-name="ce37" table:formula="of:=IF([.C401]&lt;&gt;&quot;&quot;; [.O401]-[.L401]; &quot;&quot;)">
            <text:p/>
          </table:table-cell>
          <table:table-cell table:style-name="ce37" table:formula="of:=IF([.C401]&lt;&gt;&quot;&quot;; [.L401]/(1-[.M401]); &quot;&quot;)">
            <text:p/>
          </table:table-cell>
          <table:table-cell table:number-columns-repeated="1009"/>
        </table:table-row>
        <table:table-row table:style-name="ro1">
          <table:table-cell office:value-type="string" calcext:value-type="string">
            <text:p>082fea2f-f166-4bb7-9974-a294267be95f</text:p>
          </table:table-cell>
          <table:table-cell office:value-type="string" calcext:value-type="string">
            <text:p>bom_00401</text:p>
          </table:table-cell>
          <table:table-cell/>
          <table:table-cell table:formula="of:=IF([.C402]&lt;&gt;&quot;&quot;; SUM(INDEX(INDIRECT(&quot;'&quot; &amp; [.B402] &amp; &quot;'.$A$1:$Z$1000&quot;); 0; MATCH(&quot;count&quot;; INDIRECT(&quot;'&quot; &amp; [.B402] &amp; &quot;'.$A$1:$Z$1&quot;); 0))); &quot;&quot;)">
            <text:p/>
          </table:table-cell>
          <table:table-cell table:formula="of:=IF([.C402]&lt;&gt;&quot;&quot;; SUM(INDEX(INDIRECT(&quot;'&quot; &amp; [.B402] &amp; &quot;'.$A$1:$Z$1000&quot;); 0; MATCH(&quot;cost&quot;; INDIRECT(&quot;'&quot; &amp; [.B402] &amp; &quot;'.$A$1:$Z$1&quot;); 0))); &quot;&quot;)">
            <text:p/>
          </table:table-cell>
          <table:table-cell table:style-name="ce39" table:formula="of:=IF([.C402]&lt;&gt;&quot;&quot;; SUM(INDEX(INDIRECT(&quot;'&quot; &amp; [.B402] &amp; &quot;'.$A$1:$Z$1000&quot;); 0; MATCH(&quot;total_assembly_time_min&quot;; INDIRECT(&quot;'&quot; &amp; [.B402] &amp; &quot;'.$A$1:$Z$1&quot;); 0)))/60; &quot;&quot;)">
            <text:p/>
          </table:table-cell>
          <table:table-cell table:content-validation-name="val5" table:formula="of:=IF([.C402]&lt;&gt;&quot;&quot;; [$values.$B$2]; &quot;&quot;)">
            <text:p/>
          </table:table-cell>
          <table:table-cell table:style-name="ce37" table:formula="of:=IF([.C402]&lt;&gt;&quot;&quot;; [.F402]*[.G402]; &quot;&quot;)">
            <text:p/>
          </table:table-cell>
          <table:table-cell table:style-name="ce37" table:formula="of:=IF([.C402]&lt;&gt;&quot;&quot;; [.H402]+[.E402]; &quot;&quot;)">
            <text:p/>
          </table:table-cell>
          <table:table-cell/>
          <table:table-cell table:formula="of:=IF([.C402]&lt;&gt;&quot;&quot;; [.L402]-[.I402]; &quot;&quot;)">
            <text:p/>
          </table:table-cell>
          <table:table-cell table:style-name="ce37" table:formula="of:=IF([.C402]&lt;&gt;&quot;&quot;; [.I402]/(1-[.J402]); &quot;&quot;)">
            <text:p/>
          </table:table-cell>
          <table:table-cell table:content-validation-name="val5" table:formula="of:=IF([.C402]&lt;&gt;&quot;&quot;; [$values.$A$2]; &quot;&quot;)">
            <text:p/>
          </table:table-cell>
          <table:table-cell table:style-name="ce37" table:formula="of:=IF([.C402]&lt;&gt;&quot;&quot;; [.O402]-[.L402]; &quot;&quot;)">
            <text:p/>
          </table:table-cell>
          <table:table-cell table:style-name="ce37" table:formula="of:=IF([.C402]&lt;&gt;&quot;&quot;; [.L402]/(1-[.M402]); &quot;&quot;)">
            <text:p/>
          </table:table-cell>
          <table:table-cell table:number-columns-repeated="1009"/>
        </table:table-row>
        <table:table-row table:style-name="ro1">
          <table:table-cell office:value-type="string" calcext:value-type="string">
            <text:p>982bb8e1-f822-4c87-a95d-54768a9c1601</text:p>
          </table:table-cell>
          <table:table-cell office:value-type="string" calcext:value-type="string">
            <text:p>bom_00402</text:p>
          </table:table-cell>
          <table:table-cell/>
          <table:table-cell table:formula="of:=IF([.C403]&lt;&gt;&quot;&quot;; SUM(INDEX(INDIRECT(&quot;'&quot; &amp; [.B403] &amp; &quot;'.$A$1:$Z$1000&quot;); 0; MATCH(&quot;count&quot;; INDIRECT(&quot;'&quot; &amp; [.B403] &amp; &quot;'.$A$1:$Z$1&quot;); 0))); &quot;&quot;)">
            <text:p/>
          </table:table-cell>
          <table:table-cell table:formula="of:=IF([.C403]&lt;&gt;&quot;&quot;; SUM(INDEX(INDIRECT(&quot;'&quot; &amp; [.B403] &amp; &quot;'.$A$1:$Z$1000&quot;); 0; MATCH(&quot;cost&quot;; INDIRECT(&quot;'&quot; &amp; [.B403] &amp; &quot;'.$A$1:$Z$1&quot;); 0))); &quot;&quot;)">
            <text:p/>
          </table:table-cell>
          <table:table-cell table:style-name="ce39" table:formula="of:=IF([.C403]&lt;&gt;&quot;&quot;; SUM(INDEX(INDIRECT(&quot;'&quot; &amp; [.B403] &amp; &quot;'.$A$1:$Z$1000&quot;); 0; MATCH(&quot;total_assembly_time_min&quot;; INDIRECT(&quot;'&quot; &amp; [.B403] &amp; &quot;'.$A$1:$Z$1&quot;); 0)))/60; &quot;&quot;)">
            <text:p/>
          </table:table-cell>
          <table:table-cell table:content-validation-name="val5" table:formula="of:=IF([.C403]&lt;&gt;&quot;&quot;; [$values.$B$2]; &quot;&quot;)">
            <text:p/>
          </table:table-cell>
          <table:table-cell table:style-name="ce37" table:formula="of:=IF([.C403]&lt;&gt;&quot;&quot;; [.F403]*[.G403]; &quot;&quot;)">
            <text:p/>
          </table:table-cell>
          <table:table-cell table:style-name="ce37" table:formula="of:=IF([.C403]&lt;&gt;&quot;&quot;; [.H403]+[.E403]; &quot;&quot;)">
            <text:p/>
          </table:table-cell>
          <table:table-cell/>
          <table:table-cell table:formula="of:=IF([.C403]&lt;&gt;&quot;&quot;; [.L403]-[.I403]; &quot;&quot;)">
            <text:p/>
          </table:table-cell>
          <table:table-cell table:style-name="ce37" table:formula="of:=IF([.C403]&lt;&gt;&quot;&quot;; [.I403]/(1-[.J403]); &quot;&quot;)">
            <text:p/>
          </table:table-cell>
          <table:table-cell table:content-validation-name="val5" table:formula="of:=IF([.C403]&lt;&gt;&quot;&quot;; [$values.$A$2]; &quot;&quot;)">
            <text:p/>
          </table:table-cell>
          <table:table-cell table:style-name="ce37" table:formula="of:=IF([.C403]&lt;&gt;&quot;&quot;; [.O403]-[.L403]; &quot;&quot;)">
            <text:p/>
          </table:table-cell>
          <table:table-cell table:style-name="ce37" table:formula="of:=IF([.C403]&lt;&gt;&quot;&quot;; [.L403]/(1-[.M403]); &quot;&quot;)">
            <text:p/>
          </table:table-cell>
          <table:table-cell table:number-columns-repeated="1009"/>
        </table:table-row>
        <table:table-row table:style-name="ro1">
          <table:table-cell office:value-type="string" calcext:value-type="string">
            <text:p>464deee6-112e-4096-8e6c-0fefc68b1276</text:p>
          </table:table-cell>
          <table:table-cell office:value-type="string" calcext:value-type="string">
            <text:p>bom_00403</text:p>
          </table:table-cell>
          <table:table-cell/>
          <table:table-cell table:formula="of:=IF([.C404]&lt;&gt;&quot;&quot;; SUM(INDEX(INDIRECT(&quot;'&quot; &amp; [.B404] &amp; &quot;'.$A$1:$Z$1000&quot;); 0; MATCH(&quot;count&quot;; INDIRECT(&quot;'&quot; &amp; [.B404] &amp; &quot;'.$A$1:$Z$1&quot;); 0))); &quot;&quot;)">
            <text:p/>
          </table:table-cell>
          <table:table-cell table:formula="of:=IF([.C404]&lt;&gt;&quot;&quot;; SUM(INDEX(INDIRECT(&quot;'&quot; &amp; [.B404] &amp; &quot;'.$A$1:$Z$1000&quot;); 0; MATCH(&quot;cost&quot;; INDIRECT(&quot;'&quot; &amp; [.B404] &amp; &quot;'.$A$1:$Z$1&quot;); 0))); &quot;&quot;)">
            <text:p/>
          </table:table-cell>
          <table:table-cell table:style-name="ce39" table:formula="of:=IF([.C404]&lt;&gt;&quot;&quot;; SUM(INDEX(INDIRECT(&quot;'&quot; &amp; [.B404] &amp; &quot;'.$A$1:$Z$1000&quot;); 0; MATCH(&quot;total_assembly_time_min&quot;; INDIRECT(&quot;'&quot; &amp; [.B404] &amp; &quot;'.$A$1:$Z$1&quot;); 0)))/60; &quot;&quot;)">
            <text:p/>
          </table:table-cell>
          <table:table-cell table:content-validation-name="val5" table:formula="of:=IF([.C404]&lt;&gt;&quot;&quot;; [$values.$B$2]; &quot;&quot;)">
            <text:p/>
          </table:table-cell>
          <table:table-cell table:style-name="ce37" table:formula="of:=IF([.C404]&lt;&gt;&quot;&quot;; [.F404]*[.G404]; &quot;&quot;)">
            <text:p/>
          </table:table-cell>
          <table:table-cell table:style-name="ce37" table:formula="of:=IF([.C404]&lt;&gt;&quot;&quot;; [.H404]+[.E404]; &quot;&quot;)">
            <text:p/>
          </table:table-cell>
          <table:table-cell/>
          <table:table-cell table:formula="of:=IF([.C404]&lt;&gt;&quot;&quot;; [.L404]-[.I404]; &quot;&quot;)">
            <text:p/>
          </table:table-cell>
          <table:table-cell table:style-name="ce37" table:formula="of:=IF([.C404]&lt;&gt;&quot;&quot;; [.I404]/(1-[.J404]); &quot;&quot;)">
            <text:p/>
          </table:table-cell>
          <table:table-cell table:content-validation-name="val5" table:formula="of:=IF([.C404]&lt;&gt;&quot;&quot;; [$values.$A$2]; &quot;&quot;)">
            <text:p/>
          </table:table-cell>
          <table:table-cell table:style-name="ce37" table:formula="of:=IF([.C404]&lt;&gt;&quot;&quot;; [.O404]-[.L404]; &quot;&quot;)">
            <text:p/>
          </table:table-cell>
          <table:table-cell table:style-name="ce37" table:formula="of:=IF([.C404]&lt;&gt;&quot;&quot;; [.L404]/(1-[.M404]); &quot;&quot;)">
            <text:p/>
          </table:table-cell>
          <table:table-cell table:number-columns-repeated="1009"/>
        </table:table-row>
        <table:table-row table:style-name="ro1">
          <table:table-cell office:value-type="string" calcext:value-type="string">
            <text:p>9f1cd465-c94f-4b55-b6a8-65a23825ffd7</text:p>
          </table:table-cell>
          <table:table-cell office:value-type="string" calcext:value-type="string">
            <text:p>bom_00404</text:p>
          </table:table-cell>
          <table:table-cell/>
          <table:table-cell table:formula="of:=IF([.C405]&lt;&gt;&quot;&quot;; SUM(INDEX(INDIRECT(&quot;'&quot; &amp; [.B405] &amp; &quot;'.$A$1:$Z$1000&quot;); 0; MATCH(&quot;count&quot;; INDIRECT(&quot;'&quot; &amp; [.B405] &amp; &quot;'.$A$1:$Z$1&quot;); 0))); &quot;&quot;)">
            <text:p/>
          </table:table-cell>
          <table:table-cell table:formula="of:=IF([.C405]&lt;&gt;&quot;&quot;; SUM(INDEX(INDIRECT(&quot;'&quot; &amp; [.B405] &amp; &quot;'.$A$1:$Z$1000&quot;); 0; MATCH(&quot;cost&quot;; INDIRECT(&quot;'&quot; &amp; [.B405] &amp; &quot;'.$A$1:$Z$1&quot;); 0))); &quot;&quot;)">
            <text:p/>
          </table:table-cell>
          <table:table-cell table:style-name="ce39" table:formula="of:=IF([.C405]&lt;&gt;&quot;&quot;; SUM(INDEX(INDIRECT(&quot;'&quot; &amp; [.B405] &amp; &quot;'.$A$1:$Z$1000&quot;); 0; MATCH(&quot;total_assembly_time_min&quot;; INDIRECT(&quot;'&quot; &amp; [.B405] &amp; &quot;'.$A$1:$Z$1&quot;); 0)))/60; &quot;&quot;)">
            <text:p/>
          </table:table-cell>
          <table:table-cell table:content-validation-name="val5" table:formula="of:=IF([.C405]&lt;&gt;&quot;&quot;; [$values.$B$2]; &quot;&quot;)">
            <text:p/>
          </table:table-cell>
          <table:table-cell table:style-name="ce37" table:formula="of:=IF([.C405]&lt;&gt;&quot;&quot;; [.F405]*[.G405]; &quot;&quot;)">
            <text:p/>
          </table:table-cell>
          <table:table-cell table:style-name="ce37" table:formula="of:=IF([.C405]&lt;&gt;&quot;&quot;; [.H405]+[.E405]; &quot;&quot;)">
            <text:p/>
          </table:table-cell>
          <table:table-cell/>
          <table:table-cell table:formula="of:=IF([.C405]&lt;&gt;&quot;&quot;; [.L405]-[.I405]; &quot;&quot;)">
            <text:p/>
          </table:table-cell>
          <table:table-cell table:style-name="ce37" table:formula="of:=IF([.C405]&lt;&gt;&quot;&quot;; [.I405]/(1-[.J405]); &quot;&quot;)">
            <text:p/>
          </table:table-cell>
          <table:table-cell table:content-validation-name="val5" table:formula="of:=IF([.C405]&lt;&gt;&quot;&quot;; [$values.$A$2]; &quot;&quot;)">
            <text:p/>
          </table:table-cell>
          <table:table-cell table:style-name="ce37" table:formula="of:=IF([.C405]&lt;&gt;&quot;&quot;; [.O405]-[.L405]; &quot;&quot;)">
            <text:p/>
          </table:table-cell>
          <table:table-cell table:style-name="ce37" table:formula="of:=IF([.C405]&lt;&gt;&quot;&quot;; [.L405]/(1-[.M405]); &quot;&quot;)">
            <text:p/>
          </table:table-cell>
          <table:table-cell table:number-columns-repeated="1009"/>
        </table:table-row>
        <table:table-row table:style-name="ro1">
          <table:table-cell office:value-type="string" calcext:value-type="string">
            <text:p>9bff036f-c690-47a6-a41e-6e7d3dcac184</text:p>
          </table:table-cell>
          <table:table-cell office:value-type="string" calcext:value-type="string">
            <text:p>bom_00405</text:p>
          </table:table-cell>
          <table:table-cell/>
          <table:table-cell table:formula="of:=IF([.C406]&lt;&gt;&quot;&quot;; SUM(INDEX(INDIRECT(&quot;'&quot; &amp; [.B406] &amp; &quot;'.$A$1:$Z$1000&quot;); 0; MATCH(&quot;count&quot;; INDIRECT(&quot;'&quot; &amp; [.B406] &amp; &quot;'.$A$1:$Z$1&quot;); 0))); &quot;&quot;)">
            <text:p/>
          </table:table-cell>
          <table:table-cell table:formula="of:=IF([.C406]&lt;&gt;&quot;&quot;; SUM(INDEX(INDIRECT(&quot;'&quot; &amp; [.B406] &amp; &quot;'.$A$1:$Z$1000&quot;); 0; MATCH(&quot;cost&quot;; INDIRECT(&quot;'&quot; &amp; [.B406] &amp; &quot;'.$A$1:$Z$1&quot;); 0))); &quot;&quot;)">
            <text:p/>
          </table:table-cell>
          <table:table-cell table:style-name="ce39" table:formula="of:=IF([.C406]&lt;&gt;&quot;&quot;; SUM(INDEX(INDIRECT(&quot;'&quot; &amp; [.B406] &amp; &quot;'.$A$1:$Z$1000&quot;); 0; MATCH(&quot;total_assembly_time_min&quot;; INDIRECT(&quot;'&quot; &amp; [.B406] &amp; &quot;'.$A$1:$Z$1&quot;); 0)))/60; &quot;&quot;)">
            <text:p/>
          </table:table-cell>
          <table:table-cell table:content-validation-name="val5" table:formula="of:=IF([.C406]&lt;&gt;&quot;&quot;; [$values.$B$2]; &quot;&quot;)">
            <text:p/>
          </table:table-cell>
          <table:table-cell table:style-name="ce37" table:formula="of:=IF([.C406]&lt;&gt;&quot;&quot;; [.F406]*[.G406]; &quot;&quot;)">
            <text:p/>
          </table:table-cell>
          <table:table-cell table:style-name="ce37" table:formula="of:=IF([.C406]&lt;&gt;&quot;&quot;; [.H406]+[.E406]; &quot;&quot;)">
            <text:p/>
          </table:table-cell>
          <table:table-cell/>
          <table:table-cell table:formula="of:=IF([.C406]&lt;&gt;&quot;&quot;; [.L406]-[.I406]; &quot;&quot;)">
            <text:p/>
          </table:table-cell>
          <table:table-cell table:style-name="ce37" table:formula="of:=IF([.C406]&lt;&gt;&quot;&quot;; [.I406]/(1-[.J406]); &quot;&quot;)">
            <text:p/>
          </table:table-cell>
          <table:table-cell table:content-validation-name="val5" table:formula="of:=IF([.C406]&lt;&gt;&quot;&quot;; [$values.$A$2]; &quot;&quot;)">
            <text:p/>
          </table:table-cell>
          <table:table-cell table:style-name="ce37" table:formula="of:=IF([.C406]&lt;&gt;&quot;&quot;; [.O406]-[.L406]; &quot;&quot;)">
            <text:p/>
          </table:table-cell>
          <table:table-cell table:style-name="ce37" table:formula="of:=IF([.C406]&lt;&gt;&quot;&quot;; [.L406]/(1-[.M406]); &quot;&quot;)">
            <text:p/>
          </table:table-cell>
          <table:table-cell table:number-columns-repeated="1009"/>
        </table:table-row>
        <table:table-row table:style-name="ro1">
          <table:table-cell office:value-type="string" calcext:value-type="string">
            <text:p>2333c6a5-2a6e-4e23-ab44-533bdbcd1447</text:p>
          </table:table-cell>
          <table:table-cell office:value-type="string" calcext:value-type="string">
            <text:p>bom_00406</text:p>
          </table:table-cell>
          <table:table-cell/>
          <table:table-cell table:formula="of:=IF([.C407]&lt;&gt;&quot;&quot;; SUM(INDEX(INDIRECT(&quot;'&quot; &amp; [.B407] &amp; &quot;'.$A$1:$Z$1000&quot;); 0; MATCH(&quot;count&quot;; INDIRECT(&quot;'&quot; &amp; [.B407] &amp; &quot;'.$A$1:$Z$1&quot;); 0))); &quot;&quot;)">
            <text:p/>
          </table:table-cell>
          <table:table-cell table:formula="of:=IF([.C407]&lt;&gt;&quot;&quot;; SUM(INDEX(INDIRECT(&quot;'&quot; &amp; [.B407] &amp; &quot;'.$A$1:$Z$1000&quot;); 0; MATCH(&quot;cost&quot;; INDIRECT(&quot;'&quot; &amp; [.B407] &amp; &quot;'.$A$1:$Z$1&quot;); 0))); &quot;&quot;)">
            <text:p/>
          </table:table-cell>
          <table:table-cell table:style-name="ce39" table:formula="of:=IF([.C407]&lt;&gt;&quot;&quot;; SUM(INDEX(INDIRECT(&quot;'&quot; &amp; [.B407] &amp; &quot;'.$A$1:$Z$1000&quot;); 0; MATCH(&quot;total_assembly_time_min&quot;; INDIRECT(&quot;'&quot; &amp; [.B407] &amp; &quot;'.$A$1:$Z$1&quot;); 0)))/60; &quot;&quot;)">
            <text:p/>
          </table:table-cell>
          <table:table-cell table:content-validation-name="val5" table:formula="of:=IF([.C407]&lt;&gt;&quot;&quot;; [$values.$B$2]; &quot;&quot;)">
            <text:p/>
          </table:table-cell>
          <table:table-cell table:style-name="ce37" table:formula="of:=IF([.C407]&lt;&gt;&quot;&quot;; [.F407]*[.G407]; &quot;&quot;)">
            <text:p/>
          </table:table-cell>
          <table:table-cell table:style-name="ce37" table:formula="of:=IF([.C407]&lt;&gt;&quot;&quot;; [.H407]+[.E407]; &quot;&quot;)">
            <text:p/>
          </table:table-cell>
          <table:table-cell/>
          <table:table-cell table:formula="of:=IF([.C407]&lt;&gt;&quot;&quot;; [.L407]-[.I407]; &quot;&quot;)">
            <text:p/>
          </table:table-cell>
          <table:table-cell table:style-name="ce37" table:formula="of:=IF([.C407]&lt;&gt;&quot;&quot;; [.I407]/(1-[.J407]); &quot;&quot;)">
            <text:p/>
          </table:table-cell>
          <table:table-cell table:content-validation-name="val5" table:formula="of:=IF([.C407]&lt;&gt;&quot;&quot;; [$values.$A$2]; &quot;&quot;)">
            <text:p/>
          </table:table-cell>
          <table:table-cell table:style-name="ce37" table:formula="of:=IF([.C407]&lt;&gt;&quot;&quot;; [.O407]-[.L407]; &quot;&quot;)">
            <text:p/>
          </table:table-cell>
          <table:table-cell table:style-name="ce37" table:formula="of:=IF([.C407]&lt;&gt;&quot;&quot;; [.L407]/(1-[.M407]); &quot;&quot;)">
            <text:p/>
          </table:table-cell>
          <table:table-cell table:number-columns-repeated="1009"/>
        </table:table-row>
        <table:table-row table:style-name="ro1">
          <table:table-cell office:value-type="string" calcext:value-type="string">
            <text:p>0f3cc6fa-1a03-4394-a82b-9ba908c88728</text:p>
          </table:table-cell>
          <table:table-cell office:value-type="string" calcext:value-type="string">
            <text:p>bom_00407</text:p>
          </table:table-cell>
          <table:table-cell/>
          <table:table-cell table:formula="of:=IF([.C408]&lt;&gt;&quot;&quot;; SUM(INDEX(INDIRECT(&quot;'&quot; &amp; [.B408] &amp; &quot;'.$A$1:$Z$1000&quot;); 0; MATCH(&quot;count&quot;; INDIRECT(&quot;'&quot; &amp; [.B408] &amp; &quot;'.$A$1:$Z$1&quot;); 0))); &quot;&quot;)">
            <text:p/>
          </table:table-cell>
          <table:table-cell table:formula="of:=IF([.C408]&lt;&gt;&quot;&quot;; SUM(INDEX(INDIRECT(&quot;'&quot; &amp; [.B408] &amp; &quot;'.$A$1:$Z$1000&quot;); 0; MATCH(&quot;cost&quot;; INDIRECT(&quot;'&quot; &amp; [.B408] &amp; &quot;'.$A$1:$Z$1&quot;); 0))); &quot;&quot;)">
            <text:p/>
          </table:table-cell>
          <table:table-cell table:style-name="ce39" table:formula="of:=IF([.C408]&lt;&gt;&quot;&quot;; SUM(INDEX(INDIRECT(&quot;'&quot; &amp; [.B408] &amp; &quot;'.$A$1:$Z$1000&quot;); 0; MATCH(&quot;total_assembly_time_min&quot;; INDIRECT(&quot;'&quot; &amp; [.B408] &amp; &quot;'.$A$1:$Z$1&quot;); 0)))/60; &quot;&quot;)">
            <text:p/>
          </table:table-cell>
          <table:table-cell table:content-validation-name="val5" table:formula="of:=IF([.C408]&lt;&gt;&quot;&quot;; [$values.$B$2]; &quot;&quot;)">
            <text:p/>
          </table:table-cell>
          <table:table-cell table:style-name="ce37" table:formula="of:=IF([.C408]&lt;&gt;&quot;&quot;; [.F408]*[.G408]; &quot;&quot;)">
            <text:p/>
          </table:table-cell>
          <table:table-cell table:style-name="ce37" table:formula="of:=IF([.C408]&lt;&gt;&quot;&quot;; [.H408]+[.E408]; &quot;&quot;)">
            <text:p/>
          </table:table-cell>
          <table:table-cell/>
          <table:table-cell table:formula="of:=IF([.C408]&lt;&gt;&quot;&quot;; [.L408]-[.I408]; &quot;&quot;)">
            <text:p/>
          </table:table-cell>
          <table:table-cell table:style-name="ce37" table:formula="of:=IF([.C408]&lt;&gt;&quot;&quot;; [.I408]/(1-[.J408]); &quot;&quot;)">
            <text:p/>
          </table:table-cell>
          <table:table-cell table:content-validation-name="val5" table:formula="of:=IF([.C408]&lt;&gt;&quot;&quot;; [$values.$A$2]; &quot;&quot;)">
            <text:p/>
          </table:table-cell>
          <table:table-cell table:style-name="ce37" table:formula="of:=IF([.C408]&lt;&gt;&quot;&quot;; [.O408]-[.L408]; &quot;&quot;)">
            <text:p/>
          </table:table-cell>
          <table:table-cell table:style-name="ce37" table:formula="of:=IF([.C408]&lt;&gt;&quot;&quot;; [.L408]/(1-[.M408]); &quot;&quot;)">
            <text:p/>
          </table:table-cell>
          <table:table-cell table:number-columns-repeated="1009"/>
        </table:table-row>
        <table:table-row table:style-name="ro1">
          <table:table-cell office:value-type="string" calcext:value-type="string">
            <text:p>d68bfbf1-6176-40a5-966c-d75b6dea875c</text:p>
          </table:table-cell>
          <table:table-cell office:value-type="string" calcext:value-type="string">
            <text:p>bom_00408</text:p>
          </table:table-cell>
          <table:table-cell/>
          <table:table-cell table:formula="of:=IF([.C409]&lt;&gt;&quot;&quot;; SUM(INDEX(INDIRECT(&quot;'&quot; &amp; [.B409] &amp; &quot;'.$A$1:$Z$1000&quot;); 0; MATCH(&quot;count&quot;; INDIRECT(&quot;'&quot; &amp; [.B409] &amp; &quot;'.$A$1:$Z$1&quot;); 0))); &quot;&quot;)">
            <text:p/>
          </table:table-cell>
          <table:table-cell table:formula="of:=IF([.C409]&lt;&gt;&quot;&quot;; SUM(INDEX(INDIRECT(&quot;'&quot; &amp; [.B409] &amp; &quot;'.$A$1:$Z$1000&quot;); 0; MATCH(&quot;cost&quot;; INDIRECT(&quot;'&quot; &amp; [.B409] &amp; &quot;'.$A$1:$Z$1&quot;); 0))); &quot;&quot;)">
            <text:p/>
          </table:table-cell>
          <table:table-cell table:style-name="ce39" table:formula="of:=IF([.C409]&lt;&gt;&quot;&quot;; SUM(INDEX(INDIRECT(&quot;'&quot; &amp; [.B409] &amp; &quot;'.$A$1:$Z$1000&quot;); 0; MATCH(&quot;total_assembly_time_min&quot;; INDIRECT(&quot;'&quot; &amp; [.B409] &amp; &quot;'.$A$1:$Z$1&quot;); 0)))/60; &quot;&quot;)">
            <text:p/>
          </table:table-cell>
          <table:table-cell table:content-validation-name="val5" table:formula="of:=IF([.C409]&lt;&gt;&quot;&quot;; [$values.$B$2]; &quot;&quot;)">
            <text:p/>
          </table:table-cell>
          <table:table-cell table:style-name="ce37" table:formula="of:=IF([.C409]&lt;&gt;&quot;&quot;; [.F409]*[.G409]; &quot;&quot;)">
            <text:p/>
          </table:table-cell>
          <table:table-cell table:style-name="ce37" table:formula="of:=IF([.C409]&lt;&gt;&quot;&quot;; [.H409]+[.E409]; &quot;&quot;)">
            <text:p/>
          </table:table-cell>
          <table:table-cell/>
          <table:table-cell table:formula="of:=IF([.C409]&lt;&gt;&quot;&quot;; [.L409]-[.I409]; &quot;&quot;)">
            <text:p/>
          </table:table-cell>
          <table:table-cell table:style-name="ce37" table:formula="of:=IF([.C409]&lt;&gt;&quot;&quot;; [.I409]/(1-[.J409]); &quot;&quot;)">
            <text:p/>
          </table:table-cell>
          <table:table-cell table:content-validation-name="val5" table:formula="of:=IF([.C409]&lt;&gt;&quot;&quot;; [$values.$A$2]; &quot;&quot;)">
            <text:p/>
          </table:table-cell>
          <table:table-cell table:style-name="ce37" table:formula="of:=IF([.C409]&lt;&gt;&quot;&quot;; [.O409]-[.L409]; &quot;&quot;)">
            <text:p/>
          </table:table-cell>
          <table:table-cell table:style-name="ce37" table:formula="of:=IF([.C409]&lt;&gt;&quot;&quot;; [.L409]/(1-[.M409]); &quot;&quot;)">
            <text:p/>
          </table:table-cell>
          <table:table-cell table:number-columns-repeated="1009"/>
        </table:table-row>
        <table:table-row table:style-name="ro1">
          <table:table-cell office:value-type="string" calcext:value-type="string">
            <text:p>0d33d8c9-4c41-4c09-9776-2521c65df478</text:p>
          </table:table-cell>
          <table:table-cell office:value-type="string" calcext:value-type="string">
            <text:p>bom_00409</text:p>
          </table:table-cell>
          <table:table-cell/>
          <table:table-cell table:formula="of:=IF([.C410]&lt;&gt;&quot;&quot;; SUM(INDEX(INDIRECT(&quot;'&quot; &amp; [.B410] &amp; &quot;'.$A$1:$Z$1000&quot;); 0; MATCH(&quot;count&quot;; INDIRECT(&quot;'&quot; &amp; [.B410] &amp; &quot;'.$A$1:$Z$1&quot;); 0))); &quot;&quot;)">
            <text:p/>
          </table:table-cell>
          <table:table-cell table:formula="of:=IF([.C410]&lt;&gt;&quot;&quot;; SUM(INDEX(INDIRECT(&quot;'&quot; &amp; [.B410] &amp; &quot;'.$A$1:$Z$1000&quot;); 0; MATCH(&quot;cost&quot;; INDIRECT(&quot;'&quot; &amp; [.B410] &amp; &quot;'.$A$1:$Z$1&quot;); 0))); &quot;&quot;)">
            <text:p/>
          </table:table-cell>
          <table:table-cell table:style-name="ce39" table:formula="of:=IF([.C410]&lt;&gt;&quot;&quot;; SUM(INDEX(INDIRECT(&quot;'&quot; &amp; [.B410] &amp; &quot;'.$A$1:$Z$1000&quot;); 0; MATCH(&quot;total_assembly_time_min&quot;; INDIRECT(&quot;'&quot; &amp; [.B410] &amp; &quot;'.$A$1:$Z$1&quot;); 0)))/60; &quot;&quot;)">
            <text:p/>
          </table:table-cell>
          <table:table-cell table:content-validation-name="val5" table:formula="of:=IF([.C410]&lt;&gt;&quot;&quot;; [$values.$B$2]; &quot;&quot;)">
            <text:p/>
          </table:table-cell>
          <table:table-cell table:style-name="ce37" table:formula="of:=IF([.C410]&lt;&gt;&quot;&quot;; [.F410]*[.G410]; &quot;&quot;)">
            <text:p/>
          </table:table-cell>
          <table:table-cell table:style-name="ce37" table:formula="of:=IF([.C410]&lt;&gt;&quot;&quot;; [.H410]+[.E410]; &quot;&quot;)">
            <text:p/>
          </table:table-cell>
          <table:table-cell/>
          <table:table-cell table:formula="of:=IF([.C410]&lt;&gt;&quot;&quot;; [.L410]-[.I410]; &quot;&quot;)">
            <text:p/>
          </table:table-cell>
          <table:table-cell table:style-name="ce37" table:formula="of:=IF([.C410]&lt;&gt;&quot;&quot;; [.I410]/(1-[.J410]); &quot;&quot;)">
            <text:p/>
          </table:table-cell>
          <table:table-cell table:content-validation-name="val5" table:formula="of:=IF([.C410]&lt;&gt;&quot;&quot;; [$values.$A$2]; &quot;&quot;)">
            <text:p/>
          </table:table-cell>
          <table:table-cell table:style-name="ce37" table:formula="of:=IF([.C410]&lt;&gt;&quot;&quot;; [.O410]-[.L410]; &quot;&quot;)">
            <text:p/>
          </table:table-cell>
          <table:table-cell table:style-name="ce37" table:formula="of:=IF([.C410]&lt;&gt;&quot;&quot;; [.L410]/(1-[.M410]); &quot;&quot;)">
            <text:p/>
          </table:table-cell>
          <table:table-cell table:number-columns-repeated="1009"/>
        </table:table-row>
        <table:table-row table:style-name="ro1">
          <table:table-cell office:value-type="string" calcext:value-type="string">
            <text:p>d4a64a86-c201-4da1-97dd-1505cfa41ca0</text:p>
          </table:table-cell>
          <table:table-cell office:value-type="string" calcext:value-type="string">
            <text:p>bom_00410</text:p>
          </table:table-cell>
          <table:table-cell/>
          <table:table-cell table:formula="of:=IF([.C411]&lt;&gt;&quot;&quot;; SUM(INDEX(INDIRECT(&quot;'&quot; &amp; [.B411] &amp; &quot;'.$A$1:$Z$1000&quot;); 0; MATCH(&quot;count&quot;; INDIRECT(&quot;'&quot; &amp; [.B411] &amp; &quot;'.$A$1:$Z$1&quot;); 0))); &quot;&quot;)">
            <text:p/>
          </table:table-cell>
          <table:table-cell table:formula="of:=IF([.C411]&lt;&gt;&quot;&quot;; SUM(INDEX(INDIRECT(&quot;'&quot; &amp; [.B411] &amp; &quot;'.$A$1:$Z$1000&quot;); 0; MATCH(&quot;cost&quot;; INDIRECT(&quot;'&quot; &amp; [.B411] &amp; &quot;'.$A$1:$Z$1&quot;); 0))); &quot;&quot;)">
            <text:p/>
          </table:table-cell>
          <table:table-cell table:style-name="ce39" table:formula="of:=IF([.C411]&lt;&gt;&quot;&quot;; SUM(INDEX(INDIRECT(&quot;'&quot; &amp; [.B411] &amp; &quot;'.$A$1:$Z$1000&quot;); 0; MATCH(&quot;total_assembly_time_min&quot;; INDIRECT(&quot;'&quot; &amp; [.B411] &amp; &quot;'.$A$1:$Z$1&quot;); 0)))/60; &quot;&quot;)">
            <text:p/>
          </table:table-cell>
          <table:table-cell table:content-validation-name="val5" table:formula="of:=IF([.C411]&lt;&gt;&quot;&quot;; [$values.$B$2]; &quot;&quot;)">
            <text:p/>
          </table:table-cell>
          <table:table-cell table:style-name="ce37" table:formula="of:=IF([.C411]&lt;&gt;&quot;&quot;; [.F411]*[.G411]; &quot;&quot;)">
            <text:p/>
          </table:table-cell>
          <table:table-cell table:style-name="ce37" table:formula="of:=IF([.C411]&lt;&gt;&quot;&quot;; [.H411]+[.E411]; &quot;&quot;)">
            <text:p/>
          </table:table-cell>
          <table:table-cell/>
          <table:table-cell table:formula="of:=IF([.C411]&lt;&gt;&quot;&quot;; [.L411]-[.I411]; &quot;&quot;)">
            <text:p/>
          </table:table-cell>
          <table:table-cell table:style-name="ce37" table:formula="of:=IF([.C411]&lt;&gt;&quot;&quot;; [.I411]/(1-[.J411]); &quot;&quot;)">
            <text:p/>
          </table:table-cell>
          <table:table-cell table:content-validation-name="val5" table:formula="of:=IF([.C411]&lt;&gt;&quot;&quot;; [$values.$A$2]; &quot;&quot;)">
            <text:p/>
          </table:table-cell>
          <table:table-cell table:style-name="ce37" table:formula="of:=IF([.C411]&lt;&gt;&quot;&quot;; [.O411]-[.L411]; &quot;&quot;)">
            <text:p/>
          </table:table-cell>
          <table:table-cell table:style-name="ce37" table:formula="of:=IF([.C411]&lt;&gt;&quot;&quot;; [.L411]/(1-[.M411]); &quot;&quot;)">
            <text:p/>
          </table:table-cell>
          <table:table-cell table:number-columns-repeated="1009"/>
        </table:table-row>
        <table:table-row table:style-name="ro1">
          <table:table-cell office:value-type="string" calcext:value-type="string">
            <text:p>ee1c891b-4c3f-4efa-9472-c1bdbbea7345</text:p>
          </table:table-cell>
          <table:table-cell office:value-type="string" calcext:value-type="string">
            <text:p>bom_00411</text:p>
          </table:table-cell>
          <table:table-cell/>
          <table:table-cell table:formula="of:=IF([.C412]&lt;&gt;&quot;&quot;; SUM(INDEX(INDIRECT(&quot;'&quot; &amp; [.B412] &amp; &quot;'.$A$1:$Z$1000&quot;); 0; MATCH(&quot;count&quot;; INDIRECT(&quot;'&quot; &amp; [.B412] &amp; &quot;'.$A$1:$Z$1&quot;); 0))); &quot;&quot;)">
            <text:p/>
          </table:table-cell>
          <table:table-cell table:formula="of:=IF([.C412]&lt;&gt;&quot;&quot;; SUM(INDEX(INDIRECT(&quot;'&quot; &amp; [.B412] &amp; &quot;'.$A$1:$Z$1000&quot;); 0; MATCH(&quot;cost&quot;; INDIRECT(&quot;'&quot; &amp; [.B412] &amp; &quot;'.$A$1:$Z$1&quot;); 0))); &quot;&quot;)">
            <text:p/>
          </table:table-cell>
          <table:table-cell table:style-name="ce39" table:formula="of:=IF([.C412]&lt;&gt;&quot;&quot;; SUM(INDEX(INDIRECT(&quot;'&quot; &amp; [.B412] &amp; &quot;'.$A$1:$Z$1000&quot;); 0; MATCH(&quot;total_assembly_time_min&quot;; INDIRECT(&quot;'&quot; &amp; [.B412] &amp; &quot;'.$A$1:$Z$1&quot;); 0)))/60; &quot;&quot;)">
            <text:p/>
          </table:table-cell>
          <table:table-cell table:content-validation-name="val5" table:formula="of:=IF([.C412]&lt;&gt;&quot;&quot;; [$values.$B$2]; &quot;&quot;)">
            <text:p/>
          </table:table-cell>
          <table:table-cell table:style-name="ce37" table:formula="of:=IF([.C412]&lt;&gt;&quot;&quot;; [.F412]*[.G412]; &quot;&quot;)">
            <text:p/>
          </table:table-cell>
          <table:table-cell table:style-name="ce37" table:formula="of:=IF([.C412]&lt;&gt;&quot;&quot;; [.H412]+[.E412]; &quot;&quot;)">
            <text:p/>
          </table:table-cell>
          <table:table-cell/>
          <table:table-cell table:formula="of:=IF([.C412]&lt;&gt;&quot;&quot;; [.L412]-[.I412]; &quot;&quot;)">
            <text:p/>
          </table:table-cell>
          <table:table-cell table:style-name="ce37" table:formula="of:=IF([.C412]&lt;&gt;&quot;&quot;; [.I412]/(1-[.J412]); &quot;&quot;)">
            <text:p/>
          </table:table-cell>
          <table:table-cell table:content-validation-name="val5" table:formula="of:=IF([.C412]&lt;&gt;&quot;&quot;; [$values.$A$2]; &quot;&quot;)">
            <text:p/>
          </table:table-cell>
          <table:table-cell table:style-name="ce37" table:formula="of:=IF([.C412]&lt;&gt;&quot;&quot;; [.O412]-[.L412]; &quot;&quot;)">
            <text:p/>
          </table:table-cell>
          <table:table-cell table:style-name="ce37" table:formula="of:=IF([.C412]&lt;&gt;&quot;&quot;; [.L412]/(1-[.M412]); &quot;&quot;)">
            <text:p/>
          </table:table-cell>
          <table:table-cell table:number-columns-repeated="1009"/>
        </table:table-row>
        <table:table-row table:style-name="ro1">
          <table:table-cell office:value-type="string" calcext:value-type="string">
            <text:p>983b0cf6-b028-427b-82eb-f2863e55f09d</text:p>
          </table:table-cell>
          <table:table-cell office:value-type="string" calcext:value-type="string">
            <text:p>bom_00412</text:p>
          </table:table-cell>
          <table:table-cell/>
          <table:table-cell table:formula="of:=IF([.C413]&lt;&gt;&quot;&quot;; SUM(INDEX(INDIRECT(&quot;'&quot; &amp; [.B413] &amp; &quot;'.$A$1:$Z$1000&quot;); 0; MATCH(&quot;count&quot;; INDIRECT(&quot;'&quot; &amp; [.B413] &amp; &quot;'.$A$1:$Z$1&quot;); 0))); &quot;&quot;)">
            <text:p/>
          </table:table-cell>
          <table:table-cell table:formula="of:=IF([.C413]&lt;&gt;&quot;&quot;; SUM(INDEX(INDIRECT(&quot;'&quot; &amp; [.B413] &amp; &quot;'.$A$1:$Z$1000&quot;); 0; MATCH(&quot;cost&quot;; INDIRECT(&quot;'&quot; &amp; [.B413] &amp; &quot;'.$A$1:$Z$1&quot;); 0))); &quot;&quot;)">
            <text:p/>
          </table:table-cell>
          <table:table-cell table:style-name="ce39" table:formula="of:=IF([.C413]&lt;&gt;&quot;&quot;; SUM(INDEX(INDIRECT(&quot;'&quot; &amp; [.B413] &amp; &quot;'.$A$1:$Z$1000&quot;); 0; MATCH(&quot;total_assembly_time_min&quot;; INDIRECT(&quot;'&quot; &amp; [.B413] &amp; &quot;'.$A$1:$Z$1&quot;); 0)))/60; &quot;&quot;)">
            <text:p/>
          </table:table-cell>
          <table:table-cell table:content-validation-name="val5" table:formula="of:=IF([.C413]&lt;&gt;&quot;&quot;; [$values.$B$2]; &quot;&quot;)">
            <text:p/>
          </table:table-cell>
          <table:table-cell table:style-name="ce37" table:formula="of:=IF([.C413]&lt;&gt;&quot;&quot;; [.F413]*[.G413]; &quot;&quot;)">
            <text:p/>
          </table:table-cell>
          <table:table-cell table:style-name="ce37" table:formula="of:=IF([.C413]&lt;&gt;&quot;&quot;; [.H413]+[.E413]; &quot;&quot;)">
            <text:p/>
          </table:table-cell>
          <table:table-cell/>
          <table:table-cell table:formula="of:=IF([.C413]&lt;&gt;&quot;&quot;; [.L413]-[.I413]; &quot;&quot;)">
            <text:p/>
          </table:table-cell>
          <table:table-cell table:style-name="ce37" table:formula="of:=IF([.C413]&lt;&gt;&quot;&quot;; [.I413]/(1-[.J413]); &quot;&quot;)">
            <text:p/>
          </table:table-cell>
          <table:table-cell table:content-validation-name="val5" table:formula="of:=IF([.C413]&lt;&gt;&quot;&quot;; [$values.$A$2]; &quot;&quot;)">
            <text:p/>
          </table:table-cell>
          <table:table-cell table:style-name="ce37" table:formula="of:=IF([.C413]&lt;&gt;&quot;&quot;; [.O413]-[.L413]; &quot;&quot;)">
            <text:p/>
          </table:table-cell>
          <table:table-cell table:style-name="ce37" table:formula="of:=IF([.C413]&lt;&gt;&quot;&quot;; [.L413]/(1-[.M413]); &quot;&quot;)">
            <text:p/>
          </table:table-cell>
          <table:table-cell table:number-columns-repeated="1009"/>
        </table:table-row>
        <table:table-row table:style-name="ro1">
          <table:table-cell office:value-type="string" calcext:value-type="string">
            <text:p>3e605e36-5462-4496-977e-6f6960c136ed</text:p>
          </table:table-cell>
          <table:table-cell office:value-type="string" calcext:value-type="string">
            <text:p>bom_00413</text:p>
          </table:table-cell>
          <table:table-cell/>
          <table:table-cell table:formula="of:=IF([.C414]&lt;&gt;&quot;&quot;; SUM(INDEX(INDIRECT(&quot;'&quot; &amp; [.B414] &amp; &quot;'.$A$1:$Z$1000&quot;); 0; MATCH(&quot;count&quot;; INDIRECT(&quot;'&quot; &amp; [.B414] &amp; &quot;'.$A$1:$Z$1&quot;); 0))); &quot;&quot;)">
            <text:p/>
          </table:table-cell>
          <table:table-cell table:formula="of:=IF([.C414]&lt;&gt;&quot;&quot;; SUM(INDEX(INDIRECT(&quot;'&quot; &amp; [.B414] &amp; &quot;'.$A$1:$Z$1000&quot;); 0; MATCH(&quot;cost&quot;; INDIRECT(&quot;'&quot; &amp; [.B414] &amp; &quot;'.$A$1:$Z$1&quot;); 0))); &quot;&quot;)">
            <text:p/>
          </table:table-cell>
          <table:table-cell table:style-name="ce39" table:formula="of:=IF([.C414]&lt;&gt;&quot;&quot;; SUM(INDEX(INDIRECT(&quot;'&quot; &amp; [.B414] &amp; &quot;'.$A$1:$Z$1000&quot;); 0; MATCH(&quot;total_assembly_time_min&quot;; INDIRECT(&quot;'&quot; &amp; [.B414] &amp; &quot;'.$A$1:$Z$1&quot;); 0)))/60; &quot;&quot;)">
            <text:p/>
          </table:table-cell>
          <table:table-cell table:content-validation-name="val5" table:formula="of:=IF([.C414]&lt;&gt;&quot;&quot;; [$values.$B$2]; &quot;&quot;)">
            <text:p/>
          </table:table-cell>
          <table:table-cell table:style-name="ce37" table:formula="of:=IF([.C414]&lt;&gt;&quot;&quot;; [.F414]*[.G414]; &quot;&quot;)">
            <text:p/>
          </table:table-cell>
          <table:table-cell table:style-name="ce37" table:formula="of:=IF([.C414]&lt;&gt;&quot;&quot;; [.H414]+[.E414]; &quot;&quot;)">
            <text:p/>
          </table:table-cell>
          <table:table-cell/>
          <table:table-cell table:formula="of:=IF([.C414]&lt;&gt;&quot;&quot;; [.L414]-[.I414]; &quot;&quot;)">
            <text:p/>
          </table:table-cell>
          <table:table-cell table:style-name="ce37" table:formula="of:=IF([.C414]&lt;&gt;&quot;&quot;; [.I414]/(1-[.J414]); &quot;&quot;)">
            <text:p/>
          </table:table-cell>
          <table:table-cell table:content-validation-name="val5" table:formula="of:=IF([.C414]&lt;&gt;&quot;&quot;; [$values.$A$2]; &quot;&quot;)">
            <text:p/>
          </table:table-cell>
          <table:table-cell table:style-name="ce37" table:formula="of:=IF([.C414]&lt;&gt;&quot;&quot;; [.O414]-[.L414]; &quot;&quot;)">
            <text:p/>
          </table:table-cell>
          <table:table-cell table:style-name="ce37" table:formula="of:=IF([.C414]&lt;&gt;&quot;&quot;; [.L414]/(1-[.M414]); &quot;&quot;)">
            <text:p/>
          </table:table-cell>
          <table:table-cell table:number-columns-repeated="1009"/>
        </table:table-row>
        <table:table-row table:style-name="ro1">
          <table:table-cell office:value-type="string" calcext:value-type="string">
            <text:p>33a622a5-a6af-4946-9dd5-f96fb1318353</text:p>
          </table:table-cell>
          <table:table-cell office:value-type="string" calcext:value-type="string">
            <text:p>bom_00414</text:p>
          </table:table-cell>
          <table:table-cell/>
          <table:table-cell table:formula="of:=IF([.C415]&lt;&gt;&quot;&quot;; SUM(INDEX(INDIRECT(&quot;'&quot; &amp; [.B415] &amp; &quot;'.$A$1:$Z$1000&quot;); 0; MATCH(&quot;count&quot;; INDIRECT(&quot;'&quot; &amp; [.B415] &amp; &quot;'.$A$1:$Z$1&quot;); 0))); &quot;&quot;)">
            <text:p/>
          </table:table-cell>
          <table:table-cell table:formula="of:=IF([.C415]&lt;&gt;&quot;&quot;; SUM(INDEX(INDIRECT(&quot;'&quot; &amp; [.B415] &amp; &quot;'.$A$1:$Z$1000&quot;); 0; MATCH(&quot;cost&quot;; INDIRECT(&quot;'&quot; &amp; [.B415] &amp; &quot;'.$A$1:$Z$1&quot;); 0))); &quot;&quot;)">
            <text:p/>
          </table:table-cell>
          <table:table-cell table:style-name="ce39" table:formula="of:=IF([.C415]&lt;&gt;&quot;&quot;; SUM(INDEX(INDIRECT(&quot;'&quot; &amp; [.B415] &amp; &quot;'.$A$1:$Z$1000&quot;); 0; MATCH(&quot;total_assembly_time_min&quot;; INDIRECT(&quot;'&quot; &amp; [.B415] &amp; &quot;'.$A$1:$Z$1&quot;); 0)))/60; &quot;&quot;)">
            <text:p/>
          </table:table-cell>
          <table:table-cell table:content-validation-name="val5" table:formula="of:=IF([.C415]&lt;&gt;&quot;&quot;; [$values.$B$2]; &quot;&quot;)">
            <text:p/>
          </table:table-cell>
          <table:table-cell table:style-name="ce37" table:formula="of:=IF([.C415]&lt;&gt;&quot;&quot;; [.F415]*[.G415]; &quot;&quot;)">
            <text:p/>
          </table:table-cell>
          <table:table-cell table:style-name="ce37" table:formula="of:=IF([.C415]&lt;&gt;&quot;&quot;; [.H415]+[.E415]; &quot;&quot;)">
            <text:p/>
          </table:table-cell>
          <table:table-cell/>
          <table:table-cell table:formula="of:=IF([.C415]&lt;&gt;&quot;&quot;; [.L415]-[.I415]; &quot;&quot;)">
            <text:p/>
          </table:table-cell>
          <table:table-cell table:style-name="ce37" table:formula="of:=IF([.C415]&lt;&gt;&quot;&quot;; [.I415]/(1-[.J415]); &quot;&quot;)">
            <text:p/>
          </table:table-cell>
          <table:table-cell table:content-validation-name="val5" table:formula="of:=IF([.C415]&lt;&gt;&quot;&quot;; [$values.$A$2]; &quot;&quot;)">
            <text:p/>
          </table:table-cell>
          <table:table-cell table:style-name="ce37" table:formula="of:=IF([.C415]&lt;&gt;&quot;&quot;; [.O415]-[.L415]; &quot;&quot;)">
            <text:p/>
          </table:table-cell>
          <table:table-cell table:style-name="ce37" table:formula="of:=IF([.C415]&lt;&gt;&quot;&quot;; [.L415]/(1-[.M415]); &quot;&quot;)">
            <text:p/>
          </table:table-cell>
          <table:table-cell table:number-columns-repeated="1009"/>
        </table:table-row>
        <table:table-row table:style-name="ro1">
          <table:table-cell office:value-type="string" calcext:value-type="string">
            <text:p>27687a2f-2a81-47c6-94e6-92cf7ed5f9cb</text:p>
          </table:table-cell>
          <table:table-cell office:value-type="string" calcext:value-type="string">
            <text:p>bom_00415</text:p>
          </table:table-cell>
          <table:table-cell/>
          <table:table-cell table:formula="of:=IF([.C416]&lt;&gt;&quot;&quot;; SUM(INDEX(INDIRECT(&quot;'&quot; &amp; [.B416] &amp; &quot;'.$A$1:$Z$1000&quot;); 0; MATCH(&quot;count&quot;; INDIRECT(&quot;'&quot; &amp; [.B416] &amp; &quot;'.$A$1:$Z$1&quot;); 0))); &quot;&quot;)">
            <text:p/>
          </table:table-cell>
          <table:table-cell table:formula="of:=IF([.C416]&lt;&gt;&quot;&quot;; SUM(INDEX(INDIRECT(&quot;'&quot; &amp; [.B416] &amp; &quot;'.$A$1:$Z$1000&quot;); 0; MATCH(&quot;cost&quot;; INDIRECT(&quot;'&quot; &amp; [.B416] &amp; &quot;'.$A$1:$Z$1&quot;); 0))); &quot;&quot;)">
            <text:p/>
          </table:table-cell>
          <table:table-cell table:style-name="ce39" table:formula="of:=IF([.C416]&lt;&gt;&quot;&quot;; SUM(INDEX(INDIRECT(&quot;'&quot; &amp; [.B416] &amp; &quot;'.$A$1:$Z$1000&quot;); 0; MATCH(&quot;total_assembly_time_min&quot;; INDIRECT(&quot;'&quot; &amp; [.B416] &amp; &quot;'.$A$1:$Z$1&quot;); 0)))/60; &quot;&quot;)">
            <text:p/>
          </table:table-cell>
          <table:table-cell table:content-validation-name="val5" table:formula="of:=IF([.C416]&lt;&gt;&quot;&quot;; [$values.$B$2]; &quot;&quot;)">
            <text:p/>
          </table:table-cell>
          <table:table-cell table:style-name="ce37" table:formula="of:=IF([.C416]&lt;&gt;&quot;&quot;; [.F416]*[.G416]; &quot;&quot;)">
            <text:p/>
          </table:table-cell>
          <table:table-cell table:style-name="ce37" table:formula="of:=IF([.C416]&lt;&gt;&quot;&quot;; [.H416]+[.E416]; &quot;&quot;)">
            <text:p/>
          </table:table-cell>
          <table:table-cell/>
          <table:table-cell table:formula="of:=IF([.C416]&lt;&gt;&quot;&quot;; [.L416]-[.I416]; &quot;&quot;)">
            <text:p/>
          </table:table-cell>
          <table:table-cell table:style-name="ce37" table:formula="of:=IF([.C416]&lt;&gt;&quot;&quot;; [.I416]/(1-[.J416]); &quot;&quot;)">
            <text:p/>
          </table:table-cell>
          <table:table-cell table:content-validation-name="val5" table:formula="of:=IF([.C416]&lt;&gt;&quot;&quot;; [$values.$A$2]; &quot;&quot;)">
            <text:p/>
          </table:table-cell>
          <table:table-cell table:style-name="ce37" table:formula="of:=IF([.C416]&lt;&gt;&quot;&quot;; [.O416]-[.L416]; &quot;&quot;)">
            <text:p/>
          </table:table-cell>
          <table:table-cell table:style-name="ce37" table:formula="of:=IF([.C416]&lt;&gt;&quot;&quot;; [.L416]/(1-[.M416]); &quot;&quot;)">
            <text:p/>
          </table:table-cell>
          <table:table-cell table:number-columns-repeated="1009"/>
        </table:table-row>
        <table:table-row table:style-name="ro1">
          <table:table-cell office:value-type="string" calcext:value-type="string">
            <text:p>8f108d48-ba3c-47a1-b6fe-c2a8718bbaf2</text:p>
          </table:table-cell>
          <table:table-cell office:value-type="string" calcext:value-type="string">
            <text:p>bom_00416</text:p>
          </table:table-cell>
          <table:table-cell/>
          <table:table-cell table:formula="of:=IF([.C417]&lt;&gt;&quot;&quot;; SUM(INDEX(INDIRECT(&quot;'&quot; &amp; [.B417] &amp; &quot;'.$A$1:$Z$1000&quot;); 0; MATCH(&quot;count&quot;; INDIRECT(&quot;'&quot; &amp; [.B417] &amp; &quot;'.$A$1:$Z$1&quot;); 0))); &quot;&quot;)">
            <text:p/>
          </table:table-cell>
          <table:table-cell table:formula="of:=IF([.C417]&lt;&gt;&quot;&quot;; SUM(INDEX(INDIRECT(&quot;'&quot; &amp; [.B417] &amp; &quot;'.$A$1:$Z$1000&quot;); 0; MATCH(&quot;cost&quot;; INDIRECT(&quot;'&quot; &amp; [.B417] &amp; &quot;'.$A$1:$Z$1&quot;); 0))); &quot;&quot;)">
            <text:p/>
          </table:table-cell>
          <table:table-cell table:style-name="ce39" table:formula="of:=IF([.C417]&lt;&gt;&quot;&quot;; SUM(INDEX(INDIRECT(&quot;'&quot; &amp; [.B417] &amp; &quot;'.$A$1:$Z$1000&quot;); 0; MATCH(&quot;total_assembly_time_min&quot;; INDIRECT(&quot;'&quot; &amp; [.B417] &amp; &quot;'.$A$1:$Z$1&quot;); 0)))/60; &quot;&quot;)">
            <text:p/>
          </table:table-cell>
          <table:table-cell table:content-validation-name="val5" table:formula="of:=IF([.C417]&lt;&gt;&quot;&quot;; [$values.$B$2]; &quot;&quot;)">
            <text:p/>
          </table:table-cell>
          <table:table-cell table:style-name="ce37" table:formula="of:=IF([.C417]&lt;&gt;&quot;&quot;; [.F417]*[.G417]; &quot;&quot;)">
            <text:p/>
          </table:table-cell>
          <table:table-cell table:style-name="ce37" table:formula="of:=IF([.C417]&lt;&gt;&quot;&quot;; [.H417]+[.E417]; &quot;&quot;)">
            <text:p/>
          </table:table-cell>
          <table:table-cell/>
          <table:table-cell table:formula="of:=IF([.C417]&lt;&gt;&quot;&quot;; [.L417]-[.I417]; &quot;&quot;)">
            <text:p/>
          </table:table-cell>
          <table:table-cell table:style-name="ce37" table:formula="of:=IF([.C417]&lt;&gt;&quot;&quot;; [.I417]/(1-[.J417]); &quot;&quot;)">
            <text:p/>
          </table:table-cell>
          <table:table-cell table:content-validation-name="val5" table:formula="of:=IF([.C417]&lt;&gt;&quot;&quot;; [$values.$A$2]; &quot;&quot;)">
            <text:p/>
          </table:table-cell>
          <table:table-cell table:style-name="ce37" table:formula="of:=IF([.C417]&lt;&gt;&quot;&quot;; [.O417]-[.L417]; &quot;&quot;)">
            <text:p/>
          </table:table-cell>
          <table:table-cell table:style-name="ce37" table:formula="of:=IF([.C417]&lt;&gt;&quot;&quot;; [.L417]/(1-[.M417]); &quot;&quot;)">
            <text:p/>
          </table:table-cell>
          <table:table-cell table:number-columns-repeated="1009"/>
        </table:table-row>
        <table:table-row table:style-name="ro1">
          <table:table-cell office:value-type="string" calcext:value-type="string">
            <text:p>535b3590-3dab-4c16-8131-6cb0c83e32a0</text:p>
          </table:table-cell>
          <table:table-cell office:value-type="string" calcext:value-type="string">
            <text:p>bom_00417</text:p>
          </table:table-cell>
          <table:table-cell/>
          <table:table-cell table:formula="of:=IF([.C418]&lt;&gt;&quot;&quot;; SUM(INDEX(INDIRECT(&quot;'&quot; &amp; [.B418] &amp; &quot;'.$A$1:$Z$1000&quot;); 0; MATCH(&quot;count&quot;; INDIRECT(&quot;'&quot; &amp; [.B418] &amp; &quot;'.$A$1:$Z$1&quot;); 0))); &quot;&quot;)">
            <text:p/>
          </table:table-cell>
          <table:table-cell table:formula="of:=IF([.C418]&lt;&gt;&quot;&quot;; SUM(INDEX(INDIRECT(&quot;'&quot; &amp; [.B418] &amp; &quot;'.$A$1:$Z$1000&quot;); 0; MATCH(&quot;cost&quot;; INDIRECT(&quot;'&quot; &amp; [.B418] &amp; &quot;'.$A$1:$Z$1&quot;); 0))); &quot;&quot;)">
            <text:p/>
          </table:table-cell>
          <table:table-cell table:style-name="ce39" table:formula="of:=IF([.C418]&lt;&gt;&quot;&quot;; SUM(INDEX(INDIRECT(&quot;'&quot; &amp; [.B418] &amp; &quot;'.$A$1:$Z$1000&quot;); 0; MATCH(&quot;total_assembly_time_min&quot;; INDIRECT(&quot;'&quot; &amp; [.B418] &amp; &quot;'.$A$1:$Z$1&quot;); 0)))/60; &quot;&quot;)">
            <text:p/>
          </table:table-cell>
          <table:table-cell table:content-validation-name="val5" table:formula="of:=IF([.C418]&lt;&gt;&quot;&quot;; [$values.$B$2]; &quot;&quot;)">
            <text:p/>
          </table:table-cell>
          <table:table-cell table:style-name="ce37" table:formula="of:=IF([.C418]&lt;&gt;&quot;&quot;; [.F418]*[.G418]; &quot;&quot;)">
            <text:p/>
          </table:table-cell>
          <table:table-cell table:style-name="ce37" table:formula="of:=IF([.C418]&lt;&gt;&quot;&quot;; [.H418]+[.E418]; &quot;&quot;)">
            <text:p/>
          </table:table-cell>
          <table:table-cell/>
          <table:table-cell table:formula="of:=IF([.C418]&lt;&gt;&quot;&quot;; [.L418]-[.I418]; &quot;&quot;)">
            <text:p/>
          </table:table-cell>
          <table:table-cell table:style-name="ce37" table:formula="of:=IF([.C418]&lt;&gt;&quot;&quot;; [.I418]/(1-[.J418]); &quot;&quot;)">
            <text:p/>
          </table:table-cell>
          <table:table-cell table:content-validation-name="val5" table:formula="of:=IF([.C418]&lt;&gt;&quot;&quot;; [$values.$A$2]; &quot;&quot;)">
            <text:p/>
          </table:table-cell>
          <table:table-cell table:style-name="ce37" table:formula="of:=IF([.C418]&lt;&gt;&quot;&quot;; [.O418]-[.L418]; &quot;&quot;)">
            <text:p/>
          </table:table-cell>
          <table:table-cell table:style-name="ce37" table:formula="of:=IF([.C418]&lt;&gt;&quot;&quot;; [.L418]/(1-[.M418]); &quot;&quot;)">
            <text:p/>
          </table:table-cell>
          <table:table-cell table:number-columns-repeated="1009"/>
        </table:table-row>
        <table:table-row table:style-name="ro1">
          <table:table-cell office:value-type="string" calcext:value-type="string">
            <text:p>22bd3af3-f73f-43b7-ae3c-d84a383d10c3</text:p>
          </table:table-cell>
          <table:table-cell office:value-type="string" calcext:value-type="string">
            <text:p>bom_00418</text:p>
          </table:table-cell>
          <table:table-cell/>
          <table:table-cell table:formula="of:=IF([.C419]&lt;&gt;&quot;&quot;; SUM(INDEX(INDIRECT(&quot;'&quot; &amp; [.B419] &amp; &quot;'.$A$1:$Z$1000&quot;); 0; MATCH(&quot;count&quot;; INDIRECT(&quot;'&quot; &amp; [.B419] &amp; &quot;'.$A$1:$Z$1&quot;); 0))); &quot;&quot;)">
            <text:p/>
          </table:table-cell>
          <table:table-cell table:formula="of:=IF([.C419]&lt;&gt;&quot;&quot;; SUM(INDEX(INDIRECT(&quot;'&quot; &amp; [.B419] &amp; &quot;'.$A$1:$Z$1000&quot;); 0; MATCH(&quot;cost&quot;; INDIRECT(&quot;'&quot; &amp; [.B419] &amp; &quot;'.$A$1:$Z$1&quot;); 0))); &quot;&quot;)">
            <text:p/>
          </table:table-cell>
          <table:table-cell table:style-name="ce39" table:formula="of:=IF([.C419]&lt;&gt;&quot;&quot;; SUM(INDEX(INDIRECT(&quot;'&quot; &amp; [.B419] &amp; &quot;'.$A$1:$Z$1000&quot;); 0; MATCH(&quot;total_assembly_time_min&quot;; INDIRECT(&quot;'&quot; &amp; [.B419] &amp; &quot;'.$A$1:$Z$1&quot;); 0)))/60; &quot;&quot;)">
            <text:p/>
          </table:table-cell>
          <table:table-cell table:content-validation-name="val5" table:formula="of:=IF([.C419]&lt;&gt;&quot;&quot;; [$values.$B$2]; &quot;&quot;)">
            <text:p/>
          </table:table-cell>
          <table:table-cell table:style-name="ce37" table:formula="of:=IF([.C419]&lt;&gt;&quot;&quot;; [.F419]*[.G419]; &quot;&quot;)">
            <text:p/>
          </table:table-cell>
          <table:table-cell table:style-name="ce37" table:formula="of:=IF([.C419]&lt;&gt;&quot;&quot;; [.H419]+[.E419]; &quot;&quot;)">
            <text:p/>
          </table:table-cell>
          <table:table-cell/>
          <table:table-cell table:formula="of:=IF([.C419]&lt;&gt;&quot;&quot;; [.L419]-[.I419]; &quot;&quot;)">
            <text:p/>
          </table:table-cell>
          <table:table-cell table:style-name="ce37" table:formula="of:=IF([.C419]&lt;&gt;&quot;&quot;; [.I419]/(1-[.J419]); &quot;&quot;)">
            <text:p/>
          </table:table-cell>
          <table:table-cell table:content-validation-name="val5" table:formula="of:=IF([.C419]&lt;&gt;&quot;&quot;; [$values.$A$2]; &quot;&quot;)">
            <text:p/>
          </table:table-cell>
          <table:table-cell table:style-name="ce37" table:formula="of:=IF([.C419]&lt;&gt;&quot;&quot;; [.O419]-[.L419]; &quot;&quot;)">
            <text:p/>
          </table:table-cell>
          <table:table-cell table:style-name="ce37" table:formula="of:=IF([.C419]&lt;&gt;&quot;&quot;; [.L419]/(1-[.M419]); &quot;&quot;)">
            <text:p/>
          </table:table-cell>
          <table:table-cell table:number-columns-repeated="1009"/>
        </table:table-row>
        <table:table-row table:style-name="ro1">
          <table:table-cell office:value-type="string" calcext:value-type="string">
            <text:p>f77cb968-291e-43b5-b2d4-75aab00e914f</text:p>
          </table:table-cell>
          <table:table-cell office:value-type="string" calcext:value-type="string">
            <text:p>bom_00419</text:p>
          </table:table-cell>
          <table:table-cell/>
          <table:table-cell table:formula="of:=IF([.C420]&lt;&gt;&quot;&quot;; SUM(INDEX(INDIRECT(&quot;'&quot; &amp; [.B420] &amp; &quot;'.$A$1:$Z$1000&quot;); 0; MATCH(&quot;count&quot;; INDIRECT(&quot;'&quot; &amp; [.B420] &amp; &quot;'.$A$1:$Z$1&quot;); 0))); &quot;&quot;)">
            <text:p/>
          </table:table-cell>
          <table:table-cell table:formula="of:=IF([.C420]&lt;&gt;&quot;&quot;; SUM(INDEX(INDIRECT(&quot;'&quot; &amp; [.B420] &amp; &quot;'.$A$1:$Z$1000&quot;); 0; MATCH(&quot;cost&quot;; INDIRECT(&quot;'&quot; &amp; [.B420] &amp; &quot;'.$A$1:$Z$1&quot;); 0))); &quot;&quot;)">
            <text:p/>
          </table:table-cell>
          <table:table-cell table:style-name="ce39" table:formula="of:=IF([.C420]&lt;&gt;&quot;&quot;; SUM(INDEX(INDIRECT(&quot;'&quot; &amp; [.B420] &amp; &quot;'.$A$1:$Z$1000&quot;); 0; MATCH(&quot;total_assembly_time_min&quot;; INDIRECT(&quot;'&quot; &amp; [.B420] &amp; &quot;'.$A$1:$Z$1&quot;); 0)))/60; &quot;&quot;)">
            <text:p/>
          </table:table-cell>
          <table:table-cell table:content-validation-name="val5" table:formula="of:=IF([.C420]&lt;&gt;&quot;&quot;; [$values.$B$2]; &quot;&quot;)">
            <text:p/>
          </table:table-cell>
          <table:table-cell table:style-name="ce37" table:formula="of:=IF([.C420]&lt;&gt;&quot;&quot;; [.F420]*[.G420]; &quot;&quot;)">
            <text:p/>
          </table:table-cell>
          <table:table-cell table:style-name="ce37" table:formula="of:=IF([.C420]&lt;&gt;&quot;&quot;; [.H420]+[.E420]; &quot;&quot;)">
            <text:p/>
          </table:table-cell>
          <table:table-cell/>
          <table:table-cell table:formula="of:=IF([.C420]&lt;&gt;&quot;&quot;; [.L420]-[.I420]; &quot;&quot;)">
            <text:p/>
          </table:table-cell>
          <table:table-cell table:style-name="ce37" table:formula="of:=IF([.C420]&lt;&gt;&quot;&quot;; [.I420]/(1-[.J420]); &quot;&quot;)">
            <text:p/>
          </table:table-cell>
          <table:table-cell table:content-validation-name="val5" table:formula="of:=IF([.C420]&lt;&gt;&quot;&quot;; [$values.$A$2]; &quot;&quot;)">
            <text:p/>
          </table:table-cell>
          <table:table-cell table:style-name="ce37" table:formula="of:=IF([.C420]&lt;&gt;&quot;&quot;; [.O420]-[.L420]; &quot;&quot;)">
            <text:p/>
          </table:table-cell>
          <table:table-cell table:style-name="ce37" table:formula="of:=IF([.C420]&lt;&gt;&quot;&quot;; [.L420]/(1-[.M420]); &quot;&quot;)">
            <text:p/>
          </table:table-cell>
          <table:table-cell table:number-columns-repeated="1009"/>
        </table:table-row>
        <table:table-row table:style-name="ro1">
          <table:table-cell office:value-type="string" calcext:value-type="string">
            <text:p>4d420d87-93ad-451b-982c-7fdbca1ebfbf</text:p>
          </table:table-cell>
          <table:table-cell office:value-type="string" calcext:value-type="string">
            <text:p>bom_00420</text:p>
          </table:table-cell>
          <table:table-cell/>
          <table:table-cell table:formula="of:=IF([.C421]&lt;&gt;&quot;&quot;; SUM(INDEX(INDIRECT(&quot;'&quot; &amp; [.B421] &amp; &quot;'.$A$1:$Z$1000&quot;); 0; MATCH(&quot;count&quot;; INDIRECT(&quot;'&quot; &amp; [.B421] &amp; &quot;'.$A$1:$Z$1&quot;); 0))); &quot;&quot;)">
            <text:p/>
          </table:table-cell>
          <table:table-cell table:formula="of:=IF([.C421]&lt;&gt;&quot;&quot;; SUM(INDEX(INDIRECT(&quot;'&quot; &amp; [.B421] &amp; &quot;'.$A$1:$Z$1000&quot;); 0; MATCH(&quot;cost&quot;; INDIRECT(&quot;'&quot; &amp; [.B421] &amp; &quot;'.$A$1:$Z$1&quot;); 0))); &quot;&quot;)">
            <text:p/>
          </table:table-cell>
          <table:table-cell table:style-name="ce39" table:formula="of:=IF([.C421]&lt;&gt;&quot;&quot;; SUM(INDEX(INDIRECT(&quot;'&quot; &amp; [.B421] &amp; &quot;'.$A$1:$Z$1000&quot;); 0; MATCH(&quot;total_assembly_time_min&quot;; INDIRECT(&quot;'&quot; &amp; [.B421] &amp; &quot;'.$A$1:$Z$1&quot;); 0)))/60; &quot;&quot;)">
            <text:p/>
          </table:table-cell>
          <table:table-cell table:content-validation-name="val5" table:formula="of:=IF([.C421]&lt;&gt;&quot;&quot;; [$values.$B$2]; &quot;&quot;)">
            <text:p/>
          </table:table-cell>
          <table:table-cell table:style-name="ce37" table:formula="of:=IF([.C421]&lt;&gt;&quot;&quot;; [.F421]*[.G421]; &quot;&quot;)">
            <text:p/>
          </table:table-cell>
          <table:table-cell table:style-name="ce37" table:formula="of:=IF([.C421]&lt;&gt;&quot;&quot;; [.H421]+[.E421]; &quot;&quot;)">
            <text:p/>
          </table:table-cell>
          <table:table-cell/>
          <table:table-cell table:formula="of:=IF([.C421]&lt;&gt;&quot;&quot;; [.L421]-[.I421]; &quot;&quot;)">
            <text:p/>
          </table:table-cell>
          <table:table-cell table:style-name="ce37" table:formula="of:=IF([.C421]&lt;&gt;&quot;&quot;; [.I421]/(1-[.J421]); &quot;&quot;)">
            <text:p/>
          </table:table-cell>
          <table:table-cell table:content-validation-name="val5" table:formula="of:=IF([.C421]&lt;&gt;&quot;&quot;; [$values.$A$2]; &quot;&quot;)">
            <text:p/>
          </table:table-cell>
          <table:table-cell table:style-name="ce37" table:formula="of:=IF([.C421]&lt;&gt;&quot;&quot;; [.O421]-[.L421]; &quot;&quot;)">
            <text:p/>
          </table:table-cell>
          <table:table-cell table:style-name="ce37" table:formula="of:=IF([.C421]&lt;&gt;&quot;&quot;; [.L421]/(1-[.M421]); &quot;&quot;)">
            <text:p/>
          </table:table-cell>
          <table:table-cell table:number-columns-repeated="1009"/>
        </table:table-row>
        <table:table-row table:style-name="ro1">
          <table:table-cell office:value-type="string" calcext:value-type="string">
            <text:p>e47614cf-1ecf-4017-94ed-ca48f7bd08dd</text:p>
          </table:table-cell>
          <table:table-cell office:value-type="string" calcext:value-type="string">
            <text:p>bom_00421</text:p>
          </table:table-cell>
          <table:table-cell/>
          <table:table-cell table:formula="of:=IF([.C422]&lt;&gt;&quot;&quot;; SUM(INDEX(INDIRECT(&quot;'&quot; &amp; [.B422] &amp; &quot;'.$A$1:$Z$1000&quot;); 0; MATCH(&quot;count&quot;; INDIRECT(&quot;'&quot; &amp; [.B422] &amp; &quot;'.$A$1:$Z$1&quot;); 0))); &quot;&quot;)">
            <text:p/>
          </table:table-cell>
          <table:table-cell table:formula="of:=IF([.C422]&lt;&gt;&quot;&quot;; SUM(INDEX(INDIRECT(&quot;'&quot; &amp; [.B422] &amp; &quot;'.$A$1:$Z$1000&quot;); 0; MATCH(&quot;cost&quot;; INDIRECT(&quot;'&quot; &amp; [.B422] &amp; &quot;'.$A$1:$Z$1&quot;); 0))); &quot;&quot;)">
            <text:p/>
          </table:table-cell>
          <table:table-cell table:style-name="ce39" table:formula="of:=IF([.C422]&lt;&gt;&quot;&quot;; SUM(INDEX(INDIRECT(&quot;'&quot; &amp; [.B422] &amp; &quot;'.$A$1:$Z$1000&quot;); 0; MATCH(&quot;total_assembly_time_min&quot;; INDIRECT(&quot;'&quot; &amp; [.B422] &amp; &quot;'.$A$1:$Z$1&quot;); 0)))/60; &quot;&quot;)">
            <text:p/>
          </table:table-cell>
          <table:table-cell table:content-validation-name="val5" table:formula="of:=IF([.C422]&lt;&gt;&quot;&quot;; [$values.$B$2]; &quot;&quot;)">
            <text:p/>
          </table:table-cell>
          <table:table-cell table:style-name="ce37" table:formula="of:=IF([.C422]&lt;&gt;&quot;&quot;; [.F422]*[.G422]; &quot;&quot;)">
            <text:p/>
          </table:table-cell>
          <table:table-cell table:style-name="ce37" table:formula="of:=IF([.C422]&lt;&gt;&quot;&quot;; [.H422]+[.E422]; &quot;&quot;)">
            <text:p/>
          </table:table-cell>
          <table:table-cell/>
          <table:table-cell table:formula="of:=IF([.C422]&lt;&gt;&quot;&quot;; [.L422]-[.I422]; &quot;&quot;)">
            <text:p/>
          </table:table-cell>
          <table:table-cell table:style-name="ce37" table:formula="of:=IF([.C422]&lt;&gt;&quot;&quot;; [.I422]/(1-[.J422]); &quot;&quot;)">
            <text:p/>
          </table:table-cell>
          <table:table-cell table:content-validation-name="val5" table:formula="of:=IF([.C422]&lt;&gt;&quot;&quot;; [$values.$A$2]; &quot;&quot;)">
            <text:p/>
          </table:table-cell>
          <table:table-cell table:style-name="ce37" table:formula="of:=IF([.C422]&lt;&gt;&quot;&quot;; [.O422]-[.L422]; &quot;&quot;)">
            <text:p/>
          </table:table-cell>
          <table:table-cell table:style-name="ce37" table:formula="of:=IF([.C422]&lt;&gt;&quot;&quot;; [.L422]/(1-[.M422]); &quot;&quot;)">
            <text:p/>
          </table:table-cell>
          <table:table-cell table:number-columns-repeated="1009"/>
        </table:table-row>
        <table:table-row table:style-name="ro1">
          <table:table-cell office:value-type="string" calcext:value-type="string">
            <text:p>e1a19f6d-7c90-42ae-bc54-e913cb04c0b7</text:p>
          </table:table-cell>
          <table:table-cell office:value-type="string" calcext:value-type="string">
            <text:p>bom_00422</text:p>
          </table:table-cell>
          <table:table-cell/>
          <table:table-cell table:formula="of:=IF([.C423]&lt;&gt;&quot;&quot;; SUM(INDEX(INDIRECT(&quot;'&quot; &amp; [.B423] &amp; &quot;'.$A$1:$Z$1000&quot;); 0; MATCH(&quot;count&quot;; INDIRECT(&quot;'&quot; &amp; [.B423] &amp; &quot;'.$A$1:$Z$1&quot;); 0))); &quot;&quot;)">
            <text:p/>
          </table:table-cell>
          <table:table-cell table:formula="of:=IF([.C423]&lt;&gt;&quot;&quot;; SUM(INDEX(INDIRECT(&quot;'&quot; &amp; [.B423] &amp; &quot;'.$A$1:$Z$1000&quot;); 0; MATCH(&quot;cost&quot;; INDIRECT(&quot;'&quot; &amp; [.B423] &amp; &quot;'.$A$1:$Z$1&quot;); 0))); &quot;&quot;)">
            <text:p/>
          </table:table-cell>
          <table:table-cell table:style-name="ce39" table:formula="of:=IF([.C423]&lt;&gt;&quot;&quot;; SUM(INDEX(INDIRECT(&quot;'&quot; &amp; [.B423] &amp; &quot;'.$A$1:$Z$1000&quot;); 0; MATCH(&quot;total_assembly_time_min&quot;; INDIRECT(&quot;'&quot; &amp; [.B423] &amp; &quot;'.$A$1:$Z$1&quot;); 0)))/60; &quot;&quot;)">
            <text:p/>
          </table:table-cell>
          <table:table-cell table:content-validation-name="val5" table:formula="of:=IF([.C423]&lt;&gt;&quot;&quot;; [$values.$B$2]; &quot;&quot;)">
            <text:p/>
          </table:table-cell>
          <table:table-cell table:style-name="ce37" table:formula="of:=IF([.C423]&lt;&gt;&quot;&quot;; [.F423]*[.G423]; &quot;&quot;)">
            <text:p/>
          </table:table-cell>
          <table:table-cell table:style-name="ce37" table:formula="of:=IF([.C423]&lt;&gt;&quot;&quot;; [.H423]+[.E423]; &quot;&quot;)">
            <text:p/>
          </table:table-cell>
          <table:table-cell/>
          <table:table-cell table:formula="of:=IF([.C423]&lt;&gt;&quot;&quot;; [.L423]-[.I423]; &quot;&quot;)">
            <text:p/>
          </table:table-cell>
          <table:table-cell table:style-name="ce37" table:formula="of:=IF([.C423]&lt;&gt;&quot;&quot;; [.I423]/(1-[.J423]); &quot;&quot;)">
            <text:p/>
          </table:table-cell>
          <table:table-cell table:content-validation-name="val5" table:formula="of:=IF([.C423]&lt;&gt;&quot;&quot;; [$values.$A$2]; &quot;&quot;)">
            <text:p/>
          </table:table-cell>
          <table:table-cell table:style-name="ce37" table:formula="of:=IF([.C423]&lt;&gt;&quot;&quot;; [.O423]-[.L423]; &quot;&quot;)">
            <text:p/>
          </table:table-cell>
          <table:table-cell table:style-name="ce37" table:formula="of:=IF([.C423]&lt;&gt;&quot;&quot;; [.L423]/(1-[.M423]); &quot;&quot;)">
            <text:p/>
          </table:table-cell>
          <table:table-cell table:number-columns-repeated="1009"/>
        </table:table-row>
        <table:table-row table:style-name="ro1">
          <table:table-cell office:value-type="string" calcext:value-type="string">
            <text:p>6b2ab500-196f-4ec0-8512-585169df99a2</text:p>
          </table:table-cell>
          <table:table-cell office:value-type="string" calcext:value-type="string">
            <text:p>bom_00423</text:p>
          </table:table-cell>
          <table:table-cell/>
          <table:table-cell table:formula="of:=IF([.C424]&lt;&gt;&quot;&quot;; SUM(INDEX(INDIRECT(&quot;'&quot; &amp; [.B424] &amp; &quot;'.$A$1:$Z$1000&quot;); 0; MATCH(&quot;count&quot;; INDIRECT(&quot;'&quot; &amp; [.B424] &amp; &quot;'.$A$1:$Z$1&quot;); 0))); &quot;&quot;)">
            <text:p/>
          </table:table-cell>
          <table:table-cell table:formula="of:=IF([.C424]&lt;&gt;&quot;&quot;; SUM(INDEX(INDIRECT(&quot;'&quot; &amp; [.B424] &amp; &quot;'.$A$1:$Z$1000&quot;); 0; MATCH(&quot;cost&quot;; INDIRECT(&quot;'&quot; &amp; [.B424] &amp; &quot;'.$A$1:$Z$1&quot;); 0))); &quot;&quot;)">
            <text:p/>
          </table:table-cell>
          <table:table-cell table:style-name="ce39" table:formula="of:=IF([.C424]&lt;&gt;&quot;&quot;; SUM(INDEX(INDIRECT(&quot;'&quot; &amp; [.B424] &amp; &quot;'.$A$1:$Z$1000&quot;); 0; MATCH(&quot;total_assembly_time_min&quot;; INDIRECT(&quot;'&quot; &amp; [.B424] &amp; &quot;'.$A$1:$Z$1&quot;); 0)))/60; &quot;&quot;)">
            <text:p/>
          </table:table-cell>
          <table:table-cell table:content-validation-name="val5" table:formula="of:=IF([.C424]&lt;&gt;&quot;&quot;; [$values.$B$2]; &quot;&quot;)">
            <text:p/>
          </table:table-cell>
          <table:table-cell table:style-name="ce37" table:formula="of:=IF([.C424]&lt;&gt;&quot;&quot;; [.F424]*[.G424]; &quot;&quot;)">
            <text:p/>
          </table:table-cell>
          <table:table-cell table:style-name="ce37" table:formula="of:=IF([.C424]&lt;&gt;&quot;&quot;; [.H424]+[.E424]; &quot;&quot;)">
            <text:p/>
          </table:table-cell>
          <table:table-cell/>
          <table:table-cell table:formula="of:=IF([.C424]&lt;&gt;&quot;&quot;; [.L424]-[.I424]; &quot;&quot;)">
            <text:p/>
          </table:table-cell>
          <table:table-cell table:style-name="ce37" table:formula="of:=IF([.C424]&lt;&gt;&quot;&quot;; [.I424]/(1-[.J424]); &quot;&quot;)">
            <text:p/>
          </table:table-cell>
          <table:table-cell table:content-validation-name="val5" table:formula="of:=IF([.C424]&lt;&gt;&quot;&quot;; [$values.$A$2]; &quot;&quot;)">
            <text:p/>
          </table:table-cell>
          <table:table-cell table:style-name="ce37" table:formula="of:=IF([.C424]&lt;&gt;&quot;&quot;; [.O424]-[.L424]; &quot;&quot;)">
            <text:p/>
          </table:table-cell>
          <table:table-cell table:style-name="ce37" table:formula="of:=IF([.C424]&lt;&gt;&quot;&quot;; [.L424]/(1-[.M424]); &quot;&quot;)">
            <text:p/>
          </table:table-cell>
          <table:table-cell table:number-columns-repeated="1009"/>
        </table:table-row>
        <table:table-row table:style-name="ro1">
          <table:table-cell office:value-type="string" calcext:value-type="string">
            <text:p>5b1adeeb-7af3-4cc6-8dab-02b6bc7aa0d7</text:p>
          </table:table-cell>
          <table:table-cell office:value-type="string" calcext:value-type="string">
            <text:p>bom_00424</text:p>
          </table:table-cell>
          <table:table-cell/>
          <table:table-cell table:formula="of:=IF([.C425]&lt;&gt;&quot;&quot;; SUM(INDEX(INDIRECT(&quot;'&quot; &amp; [.B425] &amp; &quot;'.$A$1:$Z$1000&quot;); 0; MATCH(&quot;count&quot;; INDIRECT(&quot;'&quot; &amp; [.B425] &amp; &quot;'.$A$1:$Z$1&quot;); 0))); &quot;&quot;)">
            <text:p/>
          </table:table-cell>
          <table:table-cell table:formula="of:=IF([.C425]&lt;&gt;&quot;&quot;; SUM(INDEX(INDIRECT(&quot;'&quot; &amp; [.B425] &amp; &quot;'.$A$1:$Z$1000&quot;); 0; MATCH(&quot;cost&quot;; INDIRECT(&quot;'&quot; &amp; [.B425] &amp; &quot;'.$A$1:$Z$1&quot;); 0))); &quot;&quot;)">
            <text:p/>
          </table:table-cell>
          <table:table-cell table:style-name="ce39" table:formula="of:=IF([.C425]&lt;&gt;&quot;&quot;; SUM(INDEX(INDIRECT(&quot;'&quot; &amp; [.B425] &amp; &quot;'.$A$1:$Z$1000&quot;); 0; MATCH(&quot;total_assembly_time_min&quot;; INDIRECT(&quot;'&quot; &amp; [.B425] &amp; &quot;'.$A$1:$Z$1&quot;); 0)))/60; &quot;&quot;)">
            <text:p/>
          </table:table-cell>
          <table:table-cell table:content-validation-name="val5" table:formula="of:=IF([.C425]&lt;&gt;&quot;&quot;; [$values.$B$2]; &quot;&quot;)">
            <text:p/>
          </table:table-cell>
          <table:table-cell table:style-name="ce37" table:formula="of:=IF([.C425]&lt;&gt;&quot;&quot;; [.F425]*[.G425]; &quot;&quot;)">
            <text:p/>
          </table:table-cell>
          <table:table-cell table:style-name="ce37" table:formula="of:=IF([.C425]&lt;&gt;&quot;&quot;; [.H425]+[.E425]; &quot;&quot;)">
            <text:p/>
          </table:table-cell>
          <table:table-cell/>
          <table:table-cell table:formula="of:=IF([.C425]&lt;&gt;&quot;&quot;; [.L425]-[.I425]; &quot;&quot;)">
            <text:p/>
          </table:table-cell>
          <table:table-cell table:style-name="ce37" table:formula="of:=IF([.C425]&lt;&gt;&quot;&quot;; [.I425]/(1-[.J425]); &quot;&quot;)">
            <text:p/>
          </table:table-cell>
          <table:table-cell table:content-validation-name="val5" table:formula="of:=IF([.C425]&lt;&gt;&quot;&quot;; [$values.$A$2]; &quot;&quot;)">
            <text:p/>
          </table:table-cell>
          <table:table-cell table:style-name="ce37" table:formula="of:=IF([.C425]&lt;&gt;&quot;&quot;; [.O425]-[.L425]; &quot;&quot;)">
            <text:p/>
          </table:table-cell>
          <table:table-cell table:style-name="ce37" table:formula="of:=IF([.C425]&lt;&gt;&quot;&quot;; [.L425]/(1-[.M425]); &quot;&quot;)">
            <text:p/>
          </table:table-cell>
          <table:table-cell table:number-columns-repeated="1009"/>
        </table:table-row>
        <table:table-row table:style-name="ro1">
          <table:table-cell office:value-type="string" calcext:value-type="string">
            <text:p>c1bf3a80-57aa-403f-b0ee-4f9c4a30937b</text:p>
          </table:table-cell>
          <table:table-cell office:value-type="string" calcext:value-type="string">
            <text:p>bom_00425</text:p>
          </table:table-cell>
          <table:table-cell/>
          <table:table-cell table:formula="of:=IF([.C426]&lt;&gt;&quot;&quot;; SUM(INDEX(INDIRECT(&quot;'&quot; &amp; [.B426] &amp; &quot;'.$A$1:$Z$1000&quot;); 0; MATCH(&quot;count&quot;; INDIRECT(&quot;'&quot; &amp; [.B426] &amp; &quot;'.$A$1:$Z$1&quot;); 0))); &quot;&quot;)">
            <text:p/>
          </table:table-cell>
          <table:table-cell table:formula="of:=IF([.C426]&lt;&gt;&quot;&quot;; SUM(INDEX(INDIRECT(&quot;'&quot; &amp; [.B426] &amp; &quot;'.$A$1:$Z$1000&quot;); 0; MATCH(&quot;cost&quot;; INDIRECT(&quot;'&quot; &amp; [.B426] &amp; &quot;'.$A$1:$Z$1&quot;); 0))); &quot;&quot;)">
            <text:p/>
          </table:table-cell>
          <table:table-cell table:style-name="ce39" table:formula="of:=IF([.C426]&lt;&gt;&quot;&quot;; SUM(INDEX(INDIRECT(&quot;'&quot; &amp; [.B426] &amp; &quot;'.$A$1:$Z$1000&quot;); 0; MATCH(&quot;total_assembly_time_min&quot;; INDIRECT(&quot;'&quot; &amp; [.B426] &amp; &quot;'.$A$1:$Z$1&quot;); 0)))/60; &quot;&quot;)">
            <text:p/>
          </table:table-cell>
          <table:table-cell table:content-validation-name="val5" table:formula="of:=IF([.C426]&lt;&gt;&quot;&quot;; [$values.$B$2]; &quot;&quot;)">
            <text:p/>
          </table:table-cell>
          <table:table-cell table:style-name="ce37" table:formula="of:=IF([.C426]&lt;&gt;&quot;&quot;; [.F426]*[.G426]; &quot;&quot;)">
            <text:p/>
          </table:table-cell>
          <table:table-cell table:style-name="ce37" table:formula="of:=IF([.C426]&lt;&gt;&quot;&quot;; [.H426]+[.E426]; &quot;&quot;)">
            <text:p/>
          </table:table-cell>
          <table:table-cell/>
          <table:table-cell table:formula="of:=IF([.C426]&lt;&gt;&quot;&quot;; [.L426]-[.I426]; &quot;&quot;)">
            <text:p/>
          </table:table-cell>
          <table:table-cell table:style-name="ce37" table:formula="of:=IF([.C426]&lt;&gt;&quot;&quot;; [.I426]/(1-[.J426]); &quot;&quot;)">
            <text:p/>
          </table:table-cell>
          <table:table-cell table:content-validation-name="val5" table:formula="of:=IF([.C426]&lt;&gt;&quot;&quot;; [$values.$A$2]; &quot;&quot;)">
            <text:p/>
          </table:table-cell>
          <table:table-cell table:style-name="ce37" table:formula="of:=IF([.C426]&lt;&gt;&quot;&quot;; [.O426]-[.L426]; &quot;&quot;)">
            <text:p/>
          </table:table-cell>
          <table:table-cell table:style-name="ce37" table:formula="of:=IF([.C426]&lt;&gt;&quot;&quot;; [.L426]/(1-[.M426]); &quot;&quot;)">
            <text:p/>
          </table:table-cell>
          <table:table-cell table:number-columns-repeated="1009"/>
        </table:table-row>
        <table:table-row table:style-name="ro1">
          <table:table-cell office:value-type="string" calcext:value-type="string">
            <text:p>7868ecf0-5470-483e-b6ce-df3fd7ef1cda</text:p>
          </table:table-cell>
          <table:table-cell office:value-type="string" calcext:value-type="string">
            <text:p>bom_00426</text:p>
          </table:table-cell>
          <table:table-cell/>
          <table:table-cell table:formula="of:=IF([.C427]&lt;&gt;&quot;&quot;; SUM(INDEX(INDIRECT(&quot;'&quot; &amp; [.B427] &amp; &quot;'.$A$1:$Z$1000&quot;); 0; MATCH(&quot;count&quot;; INDIRECT(&quot;'&quot; &amp; [.B427] &amp; &quot;'.$A$1:$Z$1&quot;); 0))); &quot;&quot;)">
            <text:p/>
          </table:table-cell>
          <table:table-cell table:formula="of:=IF([.C427]&lt;&gt;&quot;&quot;; SUM(INDEX(INDIRECT(&quot;'&quot; &amp; [.B427] &amp; &quot;'.$A$1:$Z$1000&quot;); 0; MATCH(&quot;cost&quot;; INDIRECT(&quot;'&quot; &amp; [.B427] &amp; &quot;'.$A$1:$Z$1&quot;); 0))); &quot;&quot;)">
            <text:p/>
          </table:table-cell>
          <table:table-cell table:style-name="ce39" table:formula="of:=IF([.C427]&lt;&gt;&quot;&quot;; SUM(INDEX(INDIRECT(&quot;'&quot; &amp; [.B427] &amp; &quot;'.$A$1:$Z$1000&quot;); 0; MATCH(&quot;total_assembly_time_min&quot;; INDIRECT(&quot;'&quot; &amp; [.B427] &amp; &quot;'.$A$1:$Z$1&quot;); 0)))/60; &quot;&quot;)">
            <text:p/>
          </table:table-cell>
          <table:table-cell table:content-validation-name="val5" table:formula="of:=IF([.C427]&lt;&gt;&quot;&quot;; [$values.$B$2]; &quot;&quot;)">
            <text:p/>
          </table:table-cell>
          <table:table-cell table:style-name="ce37" table:formula="of:=IF([.C427]&lt;&gt;&quot;&quot;; [.F427]*[.G427]; &quot;&quot;)">
            <text:p/>
          </table:table-cell>
          <table:table-cell table:style-name="ce37" table:formula="of:=IF([.C427]&lt;&gt;&quot;&quot;; [.H427]+[.E427]; &quot;&quot;)">
            <text:p/>
          </table:table-cell>
          <table:table-cell/>
          <table:table-cell table:formula="of:=IF([.C427]&lt;&gt;&quot;&quot;; [.L427]-[.I427]; &quot;&quot;)">
            <text:p/>
          </table:table-cell>
          <table:table-cell table:style-name="ce37" table:formula="of:=IF([.C427]&lt;&gt;&quot;&quot;; [.I427]/(1-[.J427]); &quot;&quot;)">
            <text:p/>
          </table:table-cell>
          <table:table-cell table:content-validation-name="val5" table:formula="of:=IF([.C427]&lt;&gt;&quot;&quot;; [$values.$A$2]; &quot;&quot;)">
            <text:p/>
          </table:table-cell>
          <table:table-cell table:style-name="ce37" table:formula="of:=IF([.C427]&lt;&gt;&quot;&quot;; [.O427]-[.L427]; &quot;&quot;)">
            <text:p/>
          </table:table-cell>
          <table:table-cell table:style-name="ce37" table:formula="of:=IF([.C427]&lt;&gt;&quot;&quot;; [.L427]/(1-[.M427]); &quot;&quot;)">
            <text:p/>
          </table:table-cell>
          <table:table-cell table:number-columns-repeated="1009"/>
        </table:table-row>
        <table:table-row table:style-name="ro1">
          <table:table-cell office:value-type="string" calcext:value-type="string">
            <text:p>31a15249-ce80-4e4b-8df0-5d5ce07b2ca3</text:p>
          </table:table-cell>
          <table:table-cell office:value-type="string" calcext:value-type="string">
            <text:p>bom_00427</text:p>
          </table:table-cell>
          <table:table-cell/>
          <table:table-cell table:formula="of:=IF([.C428]&lt;&gt;&quot;&quot;; SUM(INDEX(INDIRECT(&quot;'&quot; &amp; [.B428] &amp; &quot;'.$A$1:$Z$1000&quot;); 0; MATCH(&quot;count&quot;; INDIRECT(&quot;'&quot; &amp; [.B428] &amp; &quot;'.$A$1:$Z$1&quot;); 0))); &quot;&quot;)">
            <text:p/>
          </table:table-cell>
          <table:table-cell table:formula="of:=IF([.C428]&lt;&gt;&quot;&quot;; SUM(INDEX(INDIRECT(&quot;'&quot; &amp; [.B428] &amp; &quot;'.$A$1:$Z$1000&quot;); 0; MATCH(&quot;cost&quot;; INDIRECT(&quot;'&quot; &amp; [.B428] &amp; &quot;'.$A$1:$Z$1&quot;); 0))); &quot;&quot;)">
            <text:p/>
          </table:table-cell>
          <table:table-cell table:style-name="ce39" table:formula="of:=IF([.C428]&lt;&gt;&quot;&quot;; SUM(INDEX(INDIRECT(&quot;'&quot; &amp; [.B428] &amp; &quot;'.$A$1:$Z$1000&quot;); 0; MATCH(&quot;total_assembly_time_min&quot;; INDIRECT(&quot;'&quot; &amp; [.B428] &amp; &quot;'.$A$1:$Z$1&quot;); 0)))/60; &quot;&quot;)">
            <text:p/>
          </table:table-cell>
          <table:table-cell table:content-validation-name="val5" table:formula="of:=IF([.C428]&lt;&gt;&quot;&quot;; [$values.$B$2]; &quot;&quot;)">
            <text:p/>
          </table:table-cell>
          <table:table-cell table:style-name="ce37" table:formula="of:=IF([.C428]&lt;&gt;&quot;&quot;; [.F428]*[.G428]; &quot;&quot;)">
            <text:p/>
          </table:table-cell>
          <table:table-cell table:style-name="ce37" table:formula="of:=IF([.C428]&lt;&gt;&quot;&quot;; [.H428]+[.E428]; &quot;&quot;)">
            <text:p/>
          </table:table-cell>
          <table:table-cell/>
          <table:table-cell table:formula="of:=IF([.C428]&lt;&gt;&quot;&quot;; [.L428]-[.I428]; &quot;&quot;)">
            <text:p/>
          </table:table-cell>
          <table:table-cell table:style-name="ce37" table:formula="of:=IF([.C428]&lt;&gt;&quot;&quot;; [.I428]/(1-[.J428]); &quot;&quot;)">
            <text:p/>
          </table:table-cell>
          <table:table-cell table:content-validation-name="val5" table:formula="of:=IF([.C428]&lt;&gt;&quot;&quot;; [$values.$A$2]; &quot;&quot;)">
            <text:p/>
          </table:table-cell>
          <table:table-cell table:style-name="ce37" table:formula="of:=IF([.C428]&lt;&gt;&quot;&quot;; [.O428]-[.L428]; &quot;&quot;)">
            <text:p/>
          </table:table-cell>
          <table:table-cell table:style-name="ce37" table:formula="of:=IF([.C428]&lt;&gt;&quot;&quot;; [.L428]/(1-[.M428]); &quot;&quot;)">
            <text:p/>
          </table:table-cell>
          <table:table-cell table:number-columns-repeated="1009"/>
        </table:table-row>
        <table:table-row table:style-name="ro1">
          <table:table-cell office:value-type="string" calcext:value-type="string">
            <text:p>5c3d94ed-1c07-4d1c-b75f-ccdd0225a7e8</text:p>
          </table:table-cell>
          <table:table-cell office:value-type="string" calcext:value-type="string">
            <text:p>bom_00428</text:p>
          </table:table-cell>
          <table:table-cell/>
          <table:table-cell table:formula="of:=IF([.C429]&lt;&gt;&quot;&quot;; SUM(INDEX(INDIRECT(&quot;'&quot; &amp; [.B429] &amp; &quot;'.$A$1:$Z$1000&quot;); 0; MATCH(&quot;count&quot;; INDIRECT(&quot;'&quot; &amp; [.B429] &amp; &quot;'.$A$1:$Z$1&quot;); 0))); &quot;&quot;)">
            <text:p/>
          </table:table-cell>
          <table:table-cell table:formula="of:=IF([.C429]&lt;&gt;&quot;&quot;; SUM(INDEX(INDIRECT(&quot;'&quot; &amp; [.B429] &amp; &quot;'.$A$1:$Z$1000&quot;); 0; MATCH(&quot;cost&quot;; INDIRECT(&quot;'&quot; &amp; [.B429] &amp; &quot;'.$A$1:$Z$1&quot;); 0))); &quot;&quot;)">
            <text:p/>
          </table:table-cell>
          <table:table-cell table:style-name="ce39" table:formula="of:=IF([.C429]&lt;&gt;&quot;&quot;; SUM(INDEX(INDIRECT(&quot;'&quot; &amp; [.B429] &amp; &quot;'.$A$1:$Z$1000&quot;); 0; MATCH(&quot;total_assembly_time_min&quot;; INDIRECT(&quot;'&quot; &amp; [.B429] &amp; &quot;'.$A$1:$Z$1&quot;); 0)))/60; &quot;&quot;)">
            <text:p/>
          </table:table-cell>
          <table:table-cell table:content-validation-name="val5" table:formula="of:=IF([.C429]&lt;&gt;&quot;&quot;; [$values.$B$2]; &quot;&quot;)">
            <text:p/>
          </table:table-cell>
          <table:table-cell table:style-name="ce37" table:formula="of:=IF([.C429]&lt;&gt;&quot;&quot;; [.F429]*[.G429]; &quot;&quot;)">
            <text:p/>
          </table:table-cell>
          <table:table-cell table:style-name="ce37" table:formula="of:=IF([.C429]&lt;&gt;&quot;&quot;; [.H429]+[.E429]; &quot;&quot;)">
            <text:p/>
          </table:table-cell>
          <table:table-cell/>
          <table:table-cell table:formula="of:=IF([.C429]&lt;&gt;&quot;&quot;; [.L429]-[.I429]; &quot;&quot;)">
            <text:p/>
          </table:table-cell>
          <table:table-cell table:style-name="ce37" table:formula="of:=IF([.C429]&lt;&gt;&quot;&quot;; [.I429]/(1-[.J429]); &quot;&quot;)">
            <text:p/>
          </table:table-cell>
          <table:table-cell table:content-validation-name="val5" table:formula="of:=IF([.C429]&lt;&gt;&quot;&quot;; [$values.$A$2]; &quot;&quot;)">
            <text:p/>
          </table:table-cell>
          <table:table-cell table:style-name="ce37" table:formula="of:=IF([.C429]&lt;&gt;&quot;&quot;; [.O429]-[.L429]; &quot;&quot;)">
            <text:p/>
          </table:table-cell>
          <table:table-cell table:style-name="ce37" table:formula="of:=IF([.C429]&lt;&gt;&quot;&quot;; [.L429]/(1-[.M429]); &quot;&quot;)">
            <text:p/>
          </table:table-cell>
          <table:table-cell table:number-columns-repeated="1009"/>
        </table:table-row>
        <table:table-row table:style-name="ro1">
          <table:table-cell office:value-type="string" calcext:value-type="string">
            <text:p>6e95ed65-78bf-425d-a235-1484a8cf66ec</text:p>
          </table:table-cell>
          <table:table-cell office:value-type="string" calcext:value-type="string">
            <text:p>bom_00429</text:p>
          </table:table-cell>
          <table:table-cell/>
          <table:table-cell table:formula="of:=IF([.C430]&lt;&gt;&quot;&quot;; SUM(INDEX(INDIRECT(&quot;'&quot; &amp; [.B430] &amp; &quot;'.$A$1:$Z$1000&quot;); 0; MATCH(&quot;count&quot;; INDIRECT(&quot;'&quot; &amp; [.B430] &amp; &quot;'.$A$1:$Z$1&quot;); 0))); &quot;&quot;)">
            <text:p/>
          </table:table-cell>
          <table:table-cell table:formula="of:=IF([.C430]&lt;&gt;&quot;&quot;; SUM(INDEX(INDIRECT(&quot;'&quot; &amp; [.B430] &amp; &quot;'.$A$1:$Z$1000&quot;); 0; MATCH(&quot;cost&quot;; INDIRECT(&quot;'&quot; &amp; [.B430] &amp; &quot;'.$A$1:$Z$1&quot;); 0))); &quot;&quot;)">
            <text:p/>
          </table:table-cell>
          <table:table-cell table:style-name="ce39" table:formula="of:=IF([.C430]&lt;&gt;&quot;&quot;; SUM(INDEX(INDIRECT(&quot;'&quot; &amp; [.B430] &amp; &quot;'.$A$1:$Z$1000&quot;); 0; MATCH(&quot;total_assembly_time_min&quot;; INDIRECT(&quot;'&quot; &amp; [.B430] &amp; &quot;'.$A$1:$Z$1&quot;); 0)))/60; &quot;&quot;)">
            <text:p/>
          </table:table-cell>
          <table:table-cell table:content-validation-name="val5" table:formula="of:=IF([.C430]&lt;&gt;&quot;&quot;; [$values.$B$2]; &quot;&quot;)">
            <text:p/>
          </table:table-cell>
          <table:table-cell table:style-name="ce37" table:formula="of:=IF([.C430]&lt;&gt;&quot;&quot;; [.F430]*[.G430]; &quot;&quot;)">
            <text:p/>
          </table:table-cell>
          <table:table-cell table:style-name="ce37" table:formula="of:=IF([.C430]&lt;&gt;&quot;&quot;; [.H430]+[.E430]; &quot;&quot;)">
            <text:p/>
          </table:table-cell>
          <table:table-cell/>
          <table:table-cell table:formula="of:=IF([.C430]&lt;&gt;&quot;&quot;; [.L430]-[.I430]; &quot;&quot;)">
            <text:p/>
          </table:table-cell>
          <table:table-cell table:style-name="ce37" table:formula="of:=IF([.C430]&lt;&gt;&quot;&quot;; [.I430]/(1-[.J430]); &quot;&quot;)">
            <text:p/>
          </table:table-cell>
          <table:table-cell table:content-validation-name="val5" table:formula="of:=IF([.C430]&lt;&gt;&quot;&quot;; [$values.$A$2]; &quot;&quot;)">
            <text:p/>
          </table:table-cell>
          <table:table-cell table:style-name="ce37" table:formula="of:=IF([.C430]&lt;&gt;&quot;&quot;; [.O430]-[.L430]; &quot;&quot;)">
            <text:p/>
          </table:table-cell>
          <table:table-cell table:style-name="ce37" table:formula="of:=IF([.C430]&lt;&gt;&quot;&quot;; [.L430]/(1-[.M430]); &quot;&quot;)">
            <text:p/>
          </table:table-cell>
          <table:table-cell table:number-columns-repeated="1009"/>
        </table:table-row>
        <table:table-row table:style-name="ro1">
          <table:table-cell office:value-type="string" calcext:value-type="string">
            <text:p>238fb3e1-e22d-4fa6-a2dd-9477ebb59b8a</text:p>
          </table:table-cell>
          <table:table-cell office:value-type="string" calcext:value-type="string">
            <text:p>bom_00430</text:p>
          </table:table-cell>
          <table:table-cell/>
          <table:table-cell table:formula="of:=IF([.C431]&lt;&gt;&quot;&quot;; SUM(INDEX(INDIRECT(&quot;'&quot; &amp; [.B431] &amp; &quot;'.$A$1:$Z$1000&quot;); 0; MATCH(&quot;count&quot;; INDIRECT(&quot;'&quot; &amp; [.B431] &amp; &quot;'.$A$1:$Z$1&quot;); 0))); &quot;&quot;)">
            <text:p/>
          </table:table-cell>
          <table:table-cell table:formula="of:=IF([.C431]&lt;&gt;&quot;&quot;; SUM(INDEX(INDIRECT(&quot;'&quot; &amp; [.B431] &amp; &quot;'.$A$1:$Z$1000&quot;); 0; MATCH(&quot;cost&quot;; INDIRECT(&quot;'&quot; &amp; [.B431] &amp; &quot;'.$A$1:$Z$1&quot;); 0))); &quot;&quot;)">
            <text:p/>
          </table:table-cell>
          <table:table-cell table:style-name="ce39" table:formula="of:=IF([.C431]&lt;&gt;&quot;&quot;; SUM(INDEX(INDIRECT(&quot;'&quot; &amp; [.B431] &amp; &quot;'.$A$1:$Z$1000&quot;); 0; MATCH(&quot;total_assembly_time_min&quot;; INDIRECT(&quot;'&quot; &amp; [.B431] &amp; &quot;'.$A$1:$Z$1&quot;); 0)))/60; &quot;&quot;)">
            <text:p/>
          </table:table-cell>
          <table:table-cell table:content-validation-name="val5" table:formula="of:=IF([.C431]&lt;&gt;&quot;&quot;; [$values.$B$2]; &quot;&quot;)">
            <text:p/>
          </table:table-cell>
          <table:table-cell table:style-name="ce37" table:formula="of:=IF([.C431]&lt;&gt;&quot;&quot;; [.F431]*[.G431]; &quot;&quot;)">
            <text:p/>
          </table:table-cell>
          <table:table-cell table:style-name="ce37" table:formula="of:=IF([.C431]&lt;&gt;&quot;&quot;; [.H431]+[.E431]; &quot;&quot;)">
            <text:p/>
          </table:table-cell>
          <table:table-cell/>
          <table:table-cell table:formula="of:=IF([.C431]&lt;&gt;&quot;&quot;; [.L431]-[.I431]; &quot;&quot;)">
            <text:p/>
          </table:table-cell>
          <table:table-cell table:style-name="ce37" table:formula="of:=IF([.C431]&lt;&gt;&quot;&quot;; [.I431]/(1-[.J431]); &quot;&quot;)">
            <text:p/>
          </table:table-cell>
          <table:table-cell table:content-validation-name="val5" table:formula="of:=IF([.C431]&lt;&gt;&quot;&quot;; [$values.$A$2]; &quot;&quot;)">
            <text:p/>
          </table:table-cell>
          <table:table-cell table:style-name="ce37" table:formula="of:=IF([.C431]&lt;&gt;&quot;&quot;; [.O431]-[.L431]; &quot;&quot;)">
            <text:p/>
          </table:table-cell>
          <table:table-cell table:style-name="ce37" table:formula="of:=IF([.C431]&lt;&gt;&quot;&quot;; [.L431]/(1-[.M431]); &quot;&quot;)">
            <text:p/>
          </table:table-cell>
          <table:table-cell table:number-columns-repeated="1009"/>
        </table:table-row>
        <table:table-row table:style-name="ro1">
          <table:table-cell office:value-type="string" calcext:value-type="string">
            <text:p>a39da9cd-2749-4b5d-841b-8f8c6c2d9bcc</text:p>
          </table:table-cell>
          <table:table-cell office:value-type="string" calcext:value-type="string">
            <text:p>bom_00431</text:p>
          </table:table-cell>
          <table:table-cell/>
          <table:table-cell table:formula="of:=IF([.C432]&lt;&gt;&quot;&quot;; SUM(INDEX(INDIRECT(&quot;'&quot; &amp; [.B432] &amp; &quot;'.$A$1:$Z$1000&quot;); 0; MATCH(&quot;count&quot;; INDIRECT(&quot;'&quot; &amp; [.B432] &amp; &quot;'.$A$1:$Z$1&quot;); 0))); &quot;&quot;)">
            <text:p/>
          </table:table-cell>
          <table:table-cell table:formula="of:=IF([.C432]&lt;&gt;&quot;&quot;; SUM(INDEX(INDIRECT(&quot;'&quot; &amp; [.B432] &amp; &quot;'.$A$1:$Z$1000&quot;); 0; MATCH(&quot;cost&quot;; INDIRECT(&quot;'&quot; &amp; [.B432] &amp; &quot;'.$A$1:$Z$1&quot;); 0))); &quot;&quot;)">
            <text:p/>
          </table:table-cell>
          <table:table-cell table:style-name="ce39" table:formula="of:=IF([.C432]&lt;&gt;&quot;&quot;; SUM(INDEX(INDIRECT(&quot;'&quot; &amp; [.B432] &amp; &quot;'.$A$1:$Z$1000&quot;); 0; MATCH(&quot;total_assembly_time_min&quot;; INDIRECT(&quot;'&quot; &amp; [.B432] &amp; &quot;'.$A$1:$Z$1&quot;); 0)))/60; &quot;&quot;)">
            <text:p/>
          </table:table-cell>
          <table:table-cell table:content-validation-name="val5" table:formula="of:=IF([.C432]&lt;&gt;&quot;&quot;; [$values.$B$2]; &quot;&quot;)">
            <text:p/>
          </table:table-cell>
          <table:table-cell table:style-name="ce37" table:formula="of:=IF([.C432]&lt;&gt;&quot;&quot;; [.F432]*[.G432]; &quot;&quot;)">
            <text:p/>
          </table:table-cell>
          <table:table-cell table:style-name="ce37" table:formula="of:=IF([.C432]&lt;&gt;&quot;&quot;; [.H432]+[.E432]; &quot;&quot;)">
            <text:p/>
          </table:table-cell>
          <table:table-cell/>
          <table:table-cell table:formula="of:=IF([.C432]&lt;&gt;&quot;&quot;; [.L432]-[.I432]; &quot;&quot;)">
            <text:p/>
          </table:table-cell>
          <table:table-cell table:style-name="ce37" table:formula="of:=IF([.C432]&lt;&gt;&quot;&quot;; [.I432]/(1-[.J432]); &quot;&quot;)">
            <text:p/>
          </table:table-cell>
          <table:table-cell table:content-validation-name="val5" table:formula="of:=IF([.C432]&lt;&gt;&quot;&quot;; [$values.$A$2]; &quot;&quot;)">
            <text:p/>
          </table:table-cell>
          <table:table-cell table:style-name="ce37" table:formula="of:=IF([.C432]&lt;&gt;&quot;&quot;; [.O432]-[.L432]; &quot;&quot;)">
            <text:p/>
          </table:table-cell>
          <table:table-cell table:style-name="ce37" table:formula="of:=IF([.C432]&lt;&gt;&quot;&quot;; [.L432]/(1-[.M432]); &quot;&quot;)">
            <text:p/>
          </table:table-cell>
          <table:table-cell table:number-columns-repeated="1009"/>
        </table:table-row>
        <table:table-row table:style-name="ro1">
          <table:table-cell office:value-type="string" calcext:value-type="string">
            <text:p>9aaea6a2-9dd0-4ff1-802d-cc26bc8946ef</text:p>
          </table:table-cell>
          <table:table-cell office:value-type="string" calcext:value-type="string">
            <text:p>bom_00432</text:p>
          </table:table-cell>
          <table:table-cell/>
          <table:table-cell table:formula="of:=IF([.C433]&lt;&gt;&quot;&quot;; SUM(INDEX(INDIRECT(&quot;'&quot; &amp; [.B433] &amp; &quot;'.$A$1:$Z$1000&quot;); 0; MATCH(&quot;count&quot;; INDIRECT(&quot;'&quot; &amp; [.B433] &amp; &quot;'.$A$1:$Z$1&quot;); 0))); &quot;&quot;)">
            <text:p/>
          </table:table-cell>
          <table:table-cell table:formula="of:=IF([.C433]&lt;&gt;&quot;&quot;; SUM(INDEX(INDIRECT(&quot;'&quot; &amp; [.B433] &amp; &quot;'.$A$1:$Z$1000&quot;); 0; MATCH(&quot;cost&quot;; INDIRECT(&quot;'&quot; &amp; [.B433] &amp; &quot;'.$A$1:$Z$1&quot;); 0))); &quot;&quot;)">
            <text:p/>
          </table:table-cell>
          <table:table-cell table:style-name="ce39" table:formula="of:=IF([.C433]&lt;&gt;&quot;&quot;; SUM(INDEX(INDIRECT(&quot;'&quot; &amp; [.B433] &amp; &quot;'.$A$1:$Z$1000&quot;); 0; MATCH(&quot;total_assembly_time_min&quot;; INDIRECT(&quot;'&quot; &amp; [.B433] &amp; &quot;'.$A$1:$Z$1&quot;); 0)))/60; &quot;&quot;)">
            <text:p/>
          </table:table-cell>
          <table:table-cell table:content-validation-name="val5" table:formula="of:=IF([.C433]&lt;&gt;&quot;&quot;; [$values.$B$2]; &quot;&quot;)">
            <text:p/>
          </table:table-cell>
          <table:table-cell table:style-name="ce37" table:formula="of:=IF([.C433]&lt;&gt;&quot;&quot;; [.F433]*[.G433]; &quot;&quot;)">
            <text:p/>
          </table:table-cell>
          <table:table-cell table:style-name="ce37" table:formula="of:=IF([.C433]&lt;&gt;&quot;&quot;; [.H433]+[.E433]; &quot;&quot;)">
            <text:p/>
          </table:table-cell>
          <table:table-cell/>
          <table:table-cell table:formula="of:=IF([.C433]&lt;&gt;&quot;&quot;; [.L433]-[.I433]; &quot;&quot;)">
            <text:p/>
          </table:table-cell>
          <table:table-cell table:style-name="ce37" table:formula="of:=IF([.C433]&lt;&gt;&quot;&quot;; [.I433]/(1-[.J433]); &quot;&quot;)">
            <text:p/>
          </table:table-cell>
          <table:table-cell table:content-validation-name="val5" table:formula="of:=IF([.C433]&lt;&gt;&quot;&quot;; [$values.$A$2]; &quot;&quot;)">
            <text:p/>
          </table:table-cell>
          <table:table-cell table:style-name="ce37" table:formula="of:=IF([.C433]&lt;&gt;&quot;&quot;; [.O433]-[.L433]; &quot;&quot;)">
            <text:p/>
          </table:table-cell>
          <table:table-cell table:style-name="ce37" table:formula="of:=IF([.C433]&lt;&gt;&quot;&quot;; [.L433]/(1-[.M433]); &quot;&quot;)">
            <text:p/>
          </table:table-cell>
          <table:table-cell table:number-columns-repeated="1009"/>
        </table:table-row>
        <table:table-row table:style-name="ro1">
          <table:table-cell office:value-type="string" calcext:value-type="string">
            <text:p>2fa8bfae-ddc0-4688-b8a8-224ab729c41e</text:p>
          </table:table-cell>
          <table:table-cell office:value-type="string" calcext:value-type="string">
            <text:p>bom_00433</text:p>
          </table:table-cell>
          <table:table-cell/>
          <table:table-cell table:formula="of:=IF([.C434]&lt;&gt;&quot;&quot;; SUM(INDEX(INDIRECT(&quot;'&quot; &amp; [.B434] &amp; &quot;'.$A$1:$Z$1000&quot;); 0; MATCH(&quot;count&quot;; INDIRECT(&quot;'&quot; &amp; [.B434] &amp; &quot;'.$A$1:$Z$1&quot;); 0))); &quot;&quot;)">
            <text:p/>
          </table:table-cell>
          <table:table-cell table:formula="of:=IF([.C434]&lt;&gt;&quot;&quot;; SUM(INDEX(INDIRECT(&quot;'&quot; &amp; [.B434] &amp; &quot;'.$A$1:$Z$1000&quot;); 0; MATCH(&quot;cost&quot;; INDIRECT(&quot;'&quot; &amp; [.B434] &amp; &quot;'.$A$1:$Z$1&quot;); 0))); &quot;&quot;)">
            <text:p/>
          </table:table-cell>
          <table:table-cell table:style-name="ce39" table:formula="of:=IF([.C434]&lt;&gt;&quot;&quot;; SUM(INDEX(INDIRECT(&quot;'&quot; &amp; [.B434] &amp; &quot;'.$A$1:$Z$1000&quot;); 0; MATCH(&quot;total_assembly_time_min&quot;; INDIRECT(&quot;'&quot; &amp; [.B434] &amp; &quot;'.$A$1:$Z$1&quot;); 0)))/60; &quot;&quot;)">
            <text:p/>
          </table:table-cell>
          <table:table-cell table:content-validation-name="val5" table:formula="of:=IF([.C434]&lt;&gt;&quot;&quot;; [$values.$B$2]; &quot;&quot;)">
            <text:p/>
          </table:table-cell>
          <table:table-cell table:style-name="ce37" table:formula="of:=IF([.C434]&lt;&gt;&quot;&quot;; [.F434]*[.G434]; &quot;&quot;)">
            <text:p/>
          </table:table-cell>
          <table:table-cell table:style-name="ce37" table:formula="of:=IF([.C434]&lt;&gt;&quot;&quot;; [.H434]+[.E434]; &quot;&quot;)">
            <text:p/>
          </table:table-cell>
          <table:table-cell/>
          <table:table-cell table:formula="of:=IF([.C434]&lt;&gt;&quot;&quot;; [.L434]-[.I434]; &quot;&quot;)">
            <text:p/>
          </table:table-cell>
          <table:table-cell table:style-name="ce37" table:formula="of:=IF([.C434]&lt;&gt;&quot;&quot;; [.I434]/(1-[.J434]); &quot;&quot;)">
            <text:p/>
          </table:table-cell>
          <table:table-cell table:content-validation-name="val5" table:formula="of:=IF([.C434]&lt;&gt;&quot;&quot;; [$values.$A$2]; &quot;&quot;)">
            <text:p/>
          </table:table-cell>
          <table:table-cell table:style-name="ce37" table:formula="of:=IF([.C434]&lt;&gt;&quot;&quot;; [.O434]-[.L434]; &quot;&quot;)">
            <text:p/>
          </table:table-cell>
          <table:table-cell table:style-name="ce37" table:formula="of:=IF([.C434]&lt;&gt;&quot;&quot;; [.L434]/(1-[.M434]); &quot;&quot;)">
            <text:p/>
          </table:table-cell>
          <table:table-cell table:number-columns-repeated="1009"/>
        </table:table-row>
        <table:table-row table:style-name="ro1">
          <table:table-cell office:value-type="string" calcext:value-type="string">
            <text:p>1c36773f-a034-43e4-8a29-3028b8c1c918</text:p>
          </table:table-cell>
          <table:table-cell office:value-type="string" calcext:value-type="string">
            <text:p>bom_00434</text:p>
          </table:table-cell>
          <table:table-cell/>
          <table:table-cell table:formula="of:=IF([.C435]&lt;&gt;&quot;&quot;; SUM(INDEX(INDIRECT(&quot;'&quot; &amp; [.B435] &amp; &quot;'.$A$1:$Z$1000&quot;); 0; MATCH(&quot;count&quot;; INDIRECT(&quot;'&quot; &amp; [.B435] &amp; &quot;'.$A$1:$Z$1&quot;); 0))); &quot;&quot;)">
            <text:p/>
          </table:table-cell>
          <table:table-cell table:formula="of:=IF([.C435]&lt;&gt;&quot;&quot;; SUM(INDEX(INDIRECT(&quot;'&quot; &amp; [.B435] &amp; &quot;'.$A$1:$Z$1000&quot;); 0; MATCH(&quot;cost&quot;; INDIRECT(&quot;'&quot; &amp; [.B435] &amp; &quot;'.$A$1:$Z$1&quot;); 0))); &quot;&quot;)">
            <text:p/>
          </table:table-cell>
          <table:table-cell table:style-name="ce39" table:formula="of:=IF([.C435]&lt;&gt;&quot;&quot;; SUM(INDEX(INDIRECT(&quot;'&quot; &amp; [.B435] &amp; &quot;'.$A$1:$Z$1000&quot;); 0; MATCH(&quot;total_assembly_time_min&quot;; INDIRECT(&quot;'&quot; &amp; [.B435] &amp; &quot;'.$A$1:$Z$1&quot;); 0)))/60; &quot;&quot;)">
            <text:p/>
          </table:table-cell>
          <table:table-cell table:content-validation-name="val5" table:formula="of:=IF([.C435]&lt;&gt;&quot;&quot;; [$values.$B$2]; &quot;&quot;)">
            <text:p/>
          </table:table-cell>
          <table:table-cell table:style-name="ce37" table:formula="of:=IF([.C435]&lt;&gt;&quot;&quot;; [.F435]*[.G435]; &quot;&quot;)">
            <text:p/>
          </table:table-cell>
          <table:table-cell table:style-name="ce37" table:formula="of:=IF([.C435]&lt;&gt;&quot;&quot;; [.H435]+[.E435]; &quot;&quot;)">
            <text:p/>
          </table:table-cell>
          <table:table-cell/>
          <table:table-cell table:formula="of:=IF([.C435]&lt;&gt;&quot;&quot;; [.L435]-[.I435]; &quot;&quot;)">
            <text:p/>
          </table:table-cell>
          <table:table-cell table:style-name="ce37" table:formula="of:=IF([.C435]&lt;&gt;&quot;&quot;; [.I435]/(1-[.J435]); &quot;&quot;)">
            <text:p/>
          </table:table-cell>
          <table:table-cell table:content-validation-name="val5" table:formula="of:=IF([.C435]&lt;&gt;&quot;&quot;; [$values.$A$2]; &quot;&quot;)">
            <text:p/>
          </table:table-cell>
          <table:table-cell table:style-name="ce37" table:formula="of:=IF([.C435]&lt;&gt;&quot;&quot;; [.O435]-[.L435]; &quot;&quot;)">
            <text:p/>
          </table:table-cell>
          <table:table-cell table:style-name="ce37" table:formula="of:=IF([.C435]&lt;&gt;&quot;&quot;; [.L435]/(1-[.M435]); &quot;&quot;)">
            <text:p/>
          </table:table-cell>
          <table:table-cell table:number-columns-repeated="1009"/>
        </table:table-row>
        <table:table-row table:style-name="ro1">
          <table:table-cell office:value-type="string" calcext:value-type="string">
            <text:p>12e1e039-d483-4373-8821-31a9245e64dd</text:p>
          </table:table-cell>
          <table:table-cell office:value-type="string" calcext:value-type="string">
            <text:p>bom_00435</text:p>
          </table:table-cell>
          <table:table-cell/>
          <table:table-cell table:formula="of:=IF([.C436]&lt;&gt;&quot;&quot;; SUM(INDEX(INDIRECT(&quot;'&quot; &amp; [.B436] &amp; &quot;'.$A$1:$Z$1000&quot;); 0; MATCH(&quot;count&quot;; INDIRECT(&quot;'&quot; &amp; [.B436] &amp; &quot;'.$A$1:$Z$1&quot;); 0))); &quot;&quot;)">
            <text:p/>
          </table:table-cell>
          <table:table-cell table:formula="of:=IF([.C436]&lt;&gt;&quot;&quot;; SUM(INDEX(INDIRECT(&quot;'&quot; &amp; [.B436] &amp; &quot;'.$A$1:$Z$1000&quot;); 0; MATCH(&quot;cost&quot;; INDIRECT(&quot;'&quot; &amp; [.B436] &amp; &quot;'.$A$1:$Z$1&quot;); 0))); &quot;&quot;)">
            <text:p/>
          </table:table-cell>
          <table:table-cell table:style-name="ce39" table:formula="of:=IF([.C436]&lt;&gt;&quot;&quot;; SUM(INDEX(INDIRECT(&quot;'&quot; &amp; [.B436] &amp; &quot;'.$A$1:$Z$1000&quot;); 0; MATCH(&quot;total_assembly_time_min&quot;; INDIRECT(&quot;'&quot; &amp; [.B436] &amp; &quot;'.$A$1:$Z$1&quot;); 0)))/60; &quot;&quot;)">
            <text:p/>
          </table:table-cell>
          <table:table-cell table:content-validation-name="val5" table:formula="of:=IF([.C436]&lt;&gt;&quot;&quot;; [$values.$B$2]; &quot;&quot;)">
            <text:p/>
          </table:table-cell>
          <table:table-cell table:style-name="ce37" table:formula="of:=IF([.C436]&lt;&gt;&quot;&quot;; [.F436]*[.G436]; &quot;&quot;)">
            <text:p/>
          </table:table-cell>
          <table:table-cell table:style-name="ce37" table:formula="of:=IF([.C436]&lt;&gt;&quot;&quot;; [.H436]+[.E436]; &quot;&quot;)">
            <text:p/>
          </table:table-cell>
          <table:table-cell/>
          <table:table-cell table:formula="of:=IF([.C436]&lt;&gt;&quot;&quot;; [.L436]-[.I436]; &quot;&quot;)">
            <text:p/>
          </table:table-cell>
          <table:table-cell table:style-name="ce37" table:formula="of:=IF([.C436]&lt;&gt;&quot;&quot;; [.I436]/(1-[.J436]); &quot;&quot;)">
            <text:p/>
          </table:table-cell>
          <table:table-cell table:content-validation-name="val5" table:formula="of:=IF([.C436]&lt;&gt;&quot;&quot;; [$values.$A$2]; &quot;&quot;)">
            <text:p/>
          </table:table-cell>
          <table:table-cell table:style-name="ce37" table:formula="of:=IF([.C436]&lt;&gt;&quot;&quot;; [.O436]-[.L436]; &quot;&quot;)">
            <text:p/>
          </table:table-cell>
          <table:table-cell table:style-name="ce37" table:formula="of:=IF([.C436]&lt;&gt;&quot;&quot;; [.L436]/(1-[.M436]); &quot;&quot;)">
            <text:p/>
          </table:table-cell>
          <table:table-cell table:number-columns-repeated="1009"/>
        </table:table-row>
        <table:table-row table:style-name="ro1">
          <table:table-cell office:value-type="string" calcext:value-type="string">
            <text:p>f3b6fc9b-20a7-4a04-be58-220198e9a98e</text:p>
          </table:table-cell>
          <table:table-cell office:value-type="string" calcext:value-type="string">
            <text:p>bom_00436</text:p>
          </table:table-cell>
          <table:table-cell/>
          <table:table-cell table:formula="of:=IF([.C437]&lt;&gt;&quot;&quot;; SUM(INDEX(INDIRECT(&quot;'&quot; &amp; [.B437] &amp; &quot;'.$A$1:$Z$1000&quot;); 0; MATCH(&quot;count&quot;; INDIRECT(&quot;'&quot; &amp; [.B437] &amp; &quot;'.$A$1:$Z$1&quot;); 0))); &quot;&quot;)">
            <text:p/>
          </table:table-cell>
          <table:table-cell table:formula="of:=IF([.C437]&lt;&gt;&quot;&quot;; SUM(INDEX(INDIRECT(&quot;'&quot; &amp; [.B437] &amp; &quot;'.$A$1:$Z$1000&quot;); 0; MATCH(&quot;cost&quot;; INDIRECT(&quot;'&quot; &amp; [.B437] &amp; &quot;'.$A$1:$Z$1&quot;); 0))); &quot;&quot;)">
            <text:p/>
          </table:table-cell>
          <table:table-cell table:style-name="ce39" table:formula="of:=IF([.C437]&lt;&gt;&quot;&quot;; SUM(INDEX(INDIRECT(&quot;'&quot; &amp; [.B437] &amp; &quot;'.$A$1:$Z$1000&quot;); 0; MATCH(&quot;total_assembly_time_min&quot;; INDIRECT(&quot;'&quot; &amp; [.B437] &amp; &quot;'.$A$1:$Z$1&quot;); 0)))/60; &quot;&quot;)">
            <text:p/>
          </table:table-cell>
          <table:table-cell table:content-validation-name="val5" table:formula="of:=IF([.C437]&lt;&gt;&quot;&quot;; [$values.$B$2]; &quot;&quot;)">
            <text:p/>
          </table:table-cell>
          <table:table-cell table:style-name="ce37" table:formula="of:=IF([.C437]&lt;&gt;&quot;&quot;; [.F437]*[.G437]; &quot;&quot;)">
            <text:p/>
          </table:table-cell>
          <table:table-cell table:style-name="ce37" table:formula="of:=IF([.C437]&lt;&gt;&quot;&quot;; [.H437]+[.E437]; &quot;&quot;)">
            <text:p/>
          </table:table-cell>
          <table:table-cell/>
          <table:table-cell table:formula="of:=IF([.C437]&lt;&gt;&quot;&quot;; [.L437]-[.I437]; &quot;&quot;)">
            <text:p/>
          </table:table-cell>
          <table:table-cell table:style-name="ce37" table:formula="of:=IF([.C437]&lt;&gt;&quot;&quot;; [.I437]/(1-[.J437]); &quot;&quot;)">
            <text:p/>
          </table:table-cell>
          <table:table-cell table:content-validation-name="val5" table:formula="of:=IF([.C437]&lt;&gt;&quot;&quot;; [$values.$A$2]; &quot;&quot;)">
            <text:p/>
          </table:table-cell>
          <table:table-cell table:style-name="ce37" table:formula="of:=IF([.C437]&lt;&gt;&quot;&quot;; [.O437]-[.L437]; &quot;&quot;)">
            <text:p/>
          </table:table-cell>
          <table:table-cell table:style-name="ce37" table:formula="of:=IF([.C437]&lt;&gt;&quot;&quot;; [.L437]/(1-[.M437]); &quot;&quot;)">
            <text:p/>
          </table:table-cell>
          <table:table-cell table:number-columns-repeated="1009"/>
        </table:table-row>
        <table:table-row table:style-name="ro1">
          <table:table-cell office:value-type="string" calcext:value-type="string">
            <text:p>7007cc1c-35e5-49cf-b2cf-e569ed731b57</text:p>
          </table:table-cell>
          <table:table-cell office:value-type="string" calcext:value-type="string">
            <text:p>bom_00437</text:p>
          </table:table-cell>
          <table:table-cell/>
          <table:table-cell table:formula="of:=IF([.C438]&lt;&gt;&quot;&quot;; SUM(INDEX(INDIRECT(&quot;'&quot; &amp; [.B438] &amp; &quot;'.$A$1:$Z$1000&quot;); 0; MATCH(&quot;count&quot;; INDIRECT(&quot;'&quot; &amp; [.B438] &amp; &quot;'.$A$1:$Z$1&quot;); 0))); &quot;&quot;)">
            <text:p/>
          </table:table-cell>
          <table:table-cell table:formula="of:=IF([.C438]&lt;&gt;&quot;&quot;; SUM(INDEX(INDIRECT(&quot;'&quot; &amp; [.B438] &amp; &quot;'.$A$1:$Z$1000&quot;); 0; MATCH(&quot;cost&quot;; INDIRECT(&quot;'&quot; &amp; [.B438] &amp; &quot;'.$A$1:$Z$1&quot;); 0))); &quot;&quot;)">
            <text:p/>
          </table:table-cell>
          <table:table-cell table:style-name="ce39" table:formula="of:=IF([.C438]&lt;&gt;&quot;&quot;; SUM(INDEX(INDIRECT(&quot;'&quot; &amp; [.B438] &amp; &quot;'.$A$1:$Z$1000&quot;); 0; MATCH(&quot;total_assembly_time_min&quot;; INDIRECT(&quot;'&quot; &amp; [.B438] &amp; &quot;'.$A$1:$Z$1&quot;); 0)))/60; &quot;&quot;)">
            <text:p/>
          </table:table-cell>
          <table:table-cell table:content-validation-name="val5" table:formula="of:=IF([.C438]&lt;&gt;&quot;&quot;; [$values.$B$2]; &quot;&quot;)">
            <text:p/>
          </table:table-cell>
          <table:table-cell table:style-name="ce37" table:formula="of:=IF([.C438]&lt;&gt;&quot;&quot;; [.F438]*[.G438]; &quot;&quot;)">
            <text:p/>
          </table:table-cell>
          <table:table-cell table:style-name="ce37" table:formula="of:=IF([.C438]&lt;&gt;&quot;&quot;; [.H438]+[.E438]; &quot;&quot;)">
            <text:p/>
          </table:table-cell>
          <table:table-cell/>
          <table:table-cell table:formula="of:=IF([.C438]&lt;&gt;&quot;&quot;; [.L438]-[.I438]; &quot;&quot;)">
            <text:p/>
          </table:table-cell>
          <table:table-cell table:style-name="ce37" table:formula="of:=IF([.C438]&lt;&gt;&quot;&quot;; [.I438]/(1-[.J438]); &quot;&quot;)">
            <text:p/>
          </table:table-cell>
          <table:table-cell table:content-validation-name="val5" table:formula="of:=IF([.C438]&lt;&gt;&quot;&quot;; [$values.$A$2]; &quot;&quot;)">
            <text:p/>
          </table:table-cell>
          <table:table-cell table:style-name="ce37" table:formula="of:=IF([.C438]&lt;&gt;&quot;&quot;; [.O438]-[.L438]; &quot;&quot;)">
            <text:p/>
          </table:table-cell>
          <table:table-cell table:style-name="ce37" table:formula="of:=IF([.C438]&lt;&gt;&quot;&quot;; [.L438]/(1-[.M438]); &quot;&quot;)">
            <text:p/>
          </table:table-cell>
          <table:table-cell table:number-columns-repeated="1009"/>
        </table:table-row>
        <table:table-row table:style-name="ro1">
          <table:table-cell office:value-type="string" calcext:value-type="string">
            <text:p>7647e1dd-e2cf-4030-bae9-05882d34b732</text:p>
          </table:table-cell>
          <table:table-cell office:value-type="string" calcext:value-type="string">
            <text:p>bom_00438</text:p>
          </table:table-cell>
          <table:table-cell/>
          <table:table-cell table:formula="of:=IF([.C439]&lt;&gt;&quot;&quot;; SUM(INDEX(INDIRECT(&quot;'&quot; &amp; [.B439] &amp; &quot;'.$A$1:$Z$1000&quot;); 0; MATCH(&quot;count&quot;; INDIRECT(&quot;'&quot; &amp; [.B439] &amp; &quot;'.$A$1:$Z$1&quot;); 0))); &quot;&quot;)">
            <text:p/>
          </table:table-cell>
          <table:table-cell table:formula="of:=IF([.C439]&lt;&gt;&quot;&quot;; SUM(INDEX(INDIRECT(&quot;'&quot; &amp; [.B439] &amp; &quot;'.$A$1:$Z$1000&quot;); 0; MATCH(&quot;cost&quot;; INDIRECT(&quot;'&quot; &amp; [.B439] &amp; &quot;'.$A$1:$Z$1&quot;); 0))); &quot;&quot;)">
            <text:p/>
          </table:table-cell>
          <table:table-cell table:style-name="ce39" table:formula="of:=IF([.C439]&lt;&gt;&quot;&quot;; SUM(INDEX(INDIRECT(&quot;'&quot; &amp; [.B439] &amp; &quot;'.$A$1:$Z$1000&quot;); 0; MATCH(&quot;total_assembly_time_min&quot;; INDIRECT(&quot;'&quot; &amp; [.B439] &amp; &quot;'.$A$1:$Z$1&quot;); 0)))/60; &quot;&quot;)">
            <text:p/>
          </table:table-cell>
          <table:table-cell table:content-validation-name="val5" table:formula="of:=IF([.C439]&lt;&gt;&quot;&quot;; [$values.$B$2]; &quot;&quot;)">
            <text:p/>
          </table:table-cell>
          <table:table-cell table:style-name="ce37" table:formula="of:=IF([.C439]&lt;&gt;&quot;&quot;; [.F439]*[.G439]; &quot;&quot;)">
            <text:p/>
          </table:table-cell>
          <table:table-cell table:style-name="ce37" table:formula="of:=IF([.C439]&lt;&gt;&quot;&quot;; [.H439]+[.E439]; &quot;&quot;)">
            <text:p/>
          </table:table-cell>
          <table:table-cell/>
          <table:table-cell table:formula="of:=IF([.C439]&lt;&gt;&quot;&quot;; [.L439]-[.I439]; &quot;&quot;)">
            <text:p/>
          </table:table-cell>
          <table:table-cell table:style-name="ce37" table:formula="of:=IF([.C439]&lt;&gt;&quot;&quot;; [.I439]/(1-[.J439]); &quot;&quot;)">
            <text:p/>
          </table:table-cell>
          <table:table-cell table:content-validation-name="val5" table:formula="of:=IF([.C439]&lt;&gt;&quot;&quot;; [$values.$A$2]; &quot;&quot;)">
            <text:p/>
          </table:table-cell>
          <table:table-cell table:style-name="ce37" table:formula="of:=IF([.C439]&lt;&gt;&quot;&quot;; [.O439]-[.L439]; &quot;&quot;)">
            <text:p/>
          </table:table-cell>
          <table:table-cell table:style-name="ce37" table:formula="of:=IF([.C439]&lt;&gt;&quot;&quot;; [.L439]/(1-[.M439]); &quot;&quot;)">
            <text:p/>
          </table:table-cell>
          <table:table-cell table:number-columns-repeated="1009"/>
        </table:table-row>
        <table:table-row table:style-name="ro1">
          <table:table-cell office:value-type="string" calcext:value-type="string">
            <text:p>50b94a20-49e8-4b46-ad18-6e8b108bfd76</text:p>
          </table:table-cell>
          <table:table-cell office:value-type="string" calcext:value-type="string">
            <text:p>bom_00439</text:p>
          </table:table-cell>
          <table:table-cell/>
          <table:table-cell table:formula="of:=IF([.C440]&lt;&gt;&quot;&quot;; SUM(INDEX(INDIRECT(&quot;'&quot; &amp; [.B440] &amp; &quot;'.$A$1:$Z$1000&quot;); 0; MATCH(&quot;count&quot;; INDIRECT(&quot;'&quot; &amp; [.B440] &amp; &quot;'.$A$1:$Z$1&quot;); 0))); &quot;&quot;)">
            <text:p/>
          </table:table-cell>
          <table:table-cell table:formula="of:=IF([.C440]&lt;&gt;&quot;&quot;; SUM(INDEX(INDIRECT(&quot;'&quot; &amp; [.B440] &amp; &quot;'.$A$1:$Z$1000&quot;); 0; MATCH(&quot;cost&quot;; INDIRECT(&quot;'&quot; &amp; [.B440] &amp; &quot;'.$A$1:$Z$1&quot;); 0))); &quot;&quot;)">
            <text:p/>
          </table:table-cell>
          <table:table-cell table:style-name="ce39" table:formula="of:=IF([.C440]&lt;&gt;&quot;&quot;; SUM(INDEX(INDIRECT(&quot;'&quot; &amp; [.B440] &amp; &quot;'.$A$1:$Z$1000&quot;); 0; MATCH(&quot;total_assembly_time_min&quot;; INDIRECT(&quot;'&quot; &amp; [.B440] &amp; &quot;'.$A$1:$Z$1&quot;); 0)))/60; &quot;&quot;)">
            <text:p/>
          </table:table-cell>
          <table:table-cell table:content-validation-name="val5" table:formula="of:=IF([.C440]&lt;&gt;&quot;&quot;; [$values.$B$2]; &quot;&quot;)">
            <text:p/>
          </table:table-cell>
          <table:table-cell table:style-name="ce37" table:formula="of:=IF([.C440]&lt;&gt;&quot;&quot;; [.F440]*[.G440]; &quot;&quot;)">
            <text:p/>
          </table:table-cell>
          <table:table-cell table:style-name="ce37" table:formula="of:=IF([.C440]&lt;&gt;&quot;&quot;; [.H440]+[.E440]; &quot;&quot;)">
            <text:p/>
          </table:table-cell>
          <table:table-cell/>
          <table:table-cell table:formula="of:=IF([.C440]&lt;&gt;&quot;&quot;; [.L440]-[.I440]; &quot;&quot;)">
            <text:p/>
          </table:table-cell>
          <table:table-cell table:style-name="ce37" table:formula="of:=IF([.C440]&lt;&gt;&quot;&quot;; [.I440]/(1-[.J440]); &quot;&quot;)">
            <text:p/>
          </table:table-cell>
          <table:table-cell table:content-validation-name="val5" table:formula="of:=IF([.C440]&lt;&gt;&quot;&quot;; [$values.$A$2]; &quot;&quot;)">
            <text:p/>
          </table:table-cell>
          <table:table-cell table:style-name="ce37" table:formula="of:=IF([.C440]&lt;&gt;&quot;&quot;; [.O440]-[.L440]; &quot;&quot;)">
            <text:p/>
          </table:table-cell>
          <table:table-cell table:style-name="ce37" table:formula="of:=IF([.C440]&lt;&gt;&quot;&quot;; [.L440]/(1-[.M440]); &quot;&quot;)">
            <text:p/>
          </table:table-cell>
          <table:table-cell table:number-columns-repeated="1009"/>
        </table:table-row>
        <table:table-row table:style-name="ro1">
          <table:table-cell office:value-type="string" calcext:value-type="string">
            <text:p>7363e307-23bc-4623-82cf-47ca9a4858fd</text:p>
          </table:table-cell>
          <table:table-cell office:value-type="string" calcext:value-type="string">
            <text:p>bom_00440</text:p>
          </table:table-cell>
          <table:table-cell/>
          <table:table-cell table:formula="of:=IF([.C441]&lt;&gt;&quot;&quot;; SUM(INDEX(INDIRECT(&quot;'&quot; &amp; [.B441] &amp; &quot;'.$A$1:$Z$1000&quot;); 0; MATCH(&quot;count&quot;; INDIRECT(&quot;'&quot; &amp; [.B441] &amp; &quot;'.$A$1:$Z$1&quot;); 0))); &quot;&quot;)">
            <text:p/>
          </table:table-cell>
          <table:table-cell table:formula="of:=IF([.C441]&lt;&gt;&quot;&quot;; SUM(INDEX(INDIRECT(&quot;'&quot; &amp; [.B441] &amp; &quot;'.$A$1:$Z$1000&quot;); 0; MATCH(&quot;cost&quot;; INDIRECT(&quot;'&quot; &amp; [.B441] &amp; &quot;'.$A$1:$Z$1&quot;); 0))); &quot;&quot;)">
            <text:p/>
          </table:table-cell>
          <table:table-cell table:style-name="ce39" table:formula="of:=IF([.C441]&lt;&gt;&quot;&quot;; SUM(INDEX(INDIRECT(&quot;'&quot; &amp; [.B441] &amp; &quot;'.$A$1:$Z$1000&quot;); 0; MATCH(&quot;total_assembly_time_min&quot;; INDIRECT(&quot;'&quot; &amp; [.B441] &amp; &quot;'.$A$1:$Z$1&quot;); 0)))/60; &quot;&quot;)">
            <text:p/>
          </table:table-cell>
          <table:table-cell table:content-validation-name="val5" table:formula="of:=IF([.C441]&lt;&gt;&quot;&quot;; [$values.$B$2]; &quot;&quot;)">
            <text:p/>
          </table:table-cell>
          <table:table-cell table:style-name="ce37" table:formula="of:=IF([.C441]&lt;&gt;&quot;&quot;; [.F441]*[.G441]; &quot;&quot;)">
            <text:p/>
          </table:table-cell>
          <table:table-cell table:style-name="ce37" table:formula="of:=IF([.C441]&lt;&gt;&quot;&quot;; [.H441]+[.E441]; &quot;&quot;)">
            <text:p/>
          </table:table-cell>
          <table:table-cell/>
          <table:table-cell table:formula="of:=IF([.C441]&lt;&gt;&quot;&quot;; [.L441]-[.I441]; &quot;&quot;)">
            <text:p/>
          </table:table-cell>
          <table:table-cell table:style-name="ce37" table:formula="of:=IF([.C441]&lt;&gt;&quot;&quot;; [.I441]/(1-[.J441]); &quot;&quot;)">
            <text:p/>
          </table:table-cell>
          <table:table-cell table:content-validation-name="val5" table:formula="of:=IF([.C441]&lt;&gt;&quot;&quot;; [$values.$A$2]; &quot;&quot;)">
            <text:p/>
          </table:table-cell>
          <table:table-cell table:style-name="ce37" table:formula="of:=IF([.C441]&lt;&gt;&quot;&quot;; [.O441]-[.L441]; &quot;&quot;)">
            <text:p/>
          </table:table-cell>
          <table:table-cell table:style-name="ce37" table:formula="of:=IF([.C441]&lt;&gt;&quot;&quot;; [.L441]/(1-[.M441]); &quot;&quot;)">
            <text:p/>
          </table:table-cell>
          <table:table-cell table:number-columns-repeated="1009"/>
        </table:table-row>
        <table:table-row table:style-name="ro1">
          <table:table-cell office:value-type="string" calcext:value-type="string">
            <text:p>8bdca582-18c4-4926-b59d-ddb070b92a45</text:p>
          </table:table-cell>
          <table:table-cell office:value-type="string" calcext:value-type="string">
            <text:p>bom_00441</text:p>
          </table:table-cell>
          <table:table-cell/>
          <table:table-cell table:formula="of:=IF([.C442]&lt;&gt;&quot;&quot;; SUM(INDEX(INDIRECT(&quot;'&quot; &amp; [.B442] &amp; &quot;'.$A$1:$Z$1000&quot;); 0; MATCH(&quot;count&quot;; INDIRECT(&quot;'&quot; &amp; [.B442] &amp; &quot;'.$A$1:$Z$1&quot;); 0))); &quot;&quot;)">
            <text:p/>
          </table:table-cell>
          <table:table-cell table:formula="of:=IF([.C442]&lt;&gt;&quot;&quot;; SUM(INDEX(INDIRECT(&quot;'&quot; &amp; [.B442] &amp; &quot;'.$A$1:$Z$1000&quot;); 0; MATCH(&quot;cost&quot;; INDIRECT(&quot;'&quot; &amp; [.B442] &amp; &quot;'.$A$1:$Z$1&quot;); 0))); &quot;&quot;)">
            <text:p/>
          </table:table-cell>
          <table:table-cell table:style-name="ce39" table:formula="of:=IF([.C442]&lt;&gt;&quot;&quot;; SUM(INDEX(INDIRECT(&quot;'&quot; &amp; [.B442] &amp; &quot;'.$A$1:$Z$1000&quot;); 0; MATCH(&quot;total_assembly_time_min&quot;; INDIRECT(&quot;'&quot; &amp; [.B442] &amp; &quot;'.$A$1:$Z$1&quot;); 0)))/60; &quot;&quot;)">
            <text:p/>
          </table:table-cell>
          <table:table-cell table:content-validation-name="val5" table:formula="of:=IF([.C442]&lt;&gt;&quot;&quot;; [$values.$B$2]; &quot;&quot;)">
            <text:p/>
          </table:table-cell>
          <table:table-cell table:style-name="ce37" table:formula="of:=IF([.C442]&lt;&gt;&quot;&quot;; [.F442]*[.G442]; &quot;&quot;)">
            <text:p/>
          </table:table-cell>
          <table:table-cell table:style-name="ce37" table:formula="of:=IF([.C442]&lt;&gt;&quot;&quot;; [.H442]+[.E442]; &quot;&quot;)">
            <text:p/>
          </table:table-cell>
          <table:table-cell/>
          <table:table-cell table:formula="of:=IF([.C442]&lt;&gt;&quot;&quot;; [.L442]-[.I442]; &quot;&quot;)">
            <text:p/>
          </table:table-cell>
          <table:table-cell table:style-name="ce37" table:formula="of:=IF([.C442]&lt;&gt;&quot;&quot;; [.I442]/(1-[.J442]); &quot;&quot;)">
            <text:p/>
          </table:table-cell>
          <table:table-cell table:content-validation-name="val5" table:formula="of:=IF([.C442]&lt;&gt;&quot;&quot;; [$values.$A$2]; &quot;&quot;)">
            <text:p/>
          </table:table-cell>
          <table:table-cell table:style-name="ce37" table:formula="of:=IF([.C442]&lt;&gt;&quot;&quot;; [.O442]-[.L442]; &quot;&quot;)">
            <text:p/>
          </table:table-cell>
          <table:table-cell table:style-name="ce37" table:formula="of:=IF([.C442]&lt;&gt;&quot;&quot;; [.L442]/(1-[.M442]); &quot;&quot;)">
            <text:p/>
          </table:table-cell>
          <table:table-cell table:number-columns-repeated="1009"/>
        </table:table-row>
        <table:table-row table:style-name="ro1">
          <table:table-cell office:value-type="string" calcext:value-type="string">
            <text:p>69f18d43-36f4-4aa7-9480-7c85e6b84d0f</text:p>
          </table:table-cell>
          <table:table-cell office:value-type="string" calcext:value-type="string">
            <text:p>bom_00442</text:p>
          </table:table-cell>
          <table:table-cell/>
          <table:table-cell table:formula="of:=IF([.C443]&lt;&gt;&quot;&quot;; SUM(INDEX(INDIRECT(&quot;'&quot; &amp; [.B443] &amp; &quot;'.$A$1:$Z$1000&quot;); 0; MATCH(&quot;count&quot;; INDIRECT(&quot;'&quot; &amp; [.B443] &amp; &quot;'.$A$1:$Z$1&quot;); 0))); &quot;&quot;)">
            <text:p/>
          </table:table-cell>
          <table:table-cell table:formula="of:=IF([.C443]&lt;&gt;&quot;&quot;; SUM(INDEX(INDIRECT(&quot;'&quot; &amp; [.B443] &amp; &quot;'.$A$1:$Z$1000&quot;); 0; MATCH(&quot;cost&quot;; INDIRECT(&quot;'&quot; &amp; [.B443] &amp; &quot;'.$A$1:$Z$1&quot;); 0))); &quot;&quot;)">
            <text:p/>
          </table:table-cell>
          <table:table-cell table:style-name="ce39" table:formula="of:=IF([.C443]&lt;&gt;&quot;&quot;; SUM(INDEX(INDIRECT(&quot;'&quot; &amp; [.B443] &amp; &quot;'.$A$1:$Z$1000&quot;); 0; MATCH(&quot;total_assembly_time_min&quot;; INDIRECT(&quot;'&quot; &amp; [.B443] &amp; &quot;'.$A$1:$Z$1&quot;); 0)))/60; &quot;&quot;)">
            <text:p/>
          </table:table-cell>
          <table:table-cell table:content-validation-name="val5" table:formula="of:=IF([.C443]&lt;&gt;&quot;&quot;; [$values.$B$2]; &quot;&quot;)">
            <text:p/>
          </table:table-cell>
          <table:table-cell table:style-name="ce37" table:formula="of:=IF([.C443]&lt;&gt;&quot;&quot;; [.F443]*[.G443]; &quot;&quot;)">
            <text:p/>
          </table:table-cell>
          <table:table-cell table:style-name="ce37" table:formula="of:=IF([.C443]&lt;&gt;&quot;&quot;; [.H443]+[.E443]; &quot;&quot;)">
            <text:p/>
          </table:table-cell>
          <table:table-cell/>
          <table:table-cell table:formula="of:=IF([.C443]&lt;&gt;&quot;&quot;; [.L443]-[.I443]; &quot;&quot;)">
            <text:p/>
          </table:table-cell>
          <table:table-cell table:style-name="ce37" table:formula="of:=IF([.C443]&lt;&gt;&quot;&quot;; [.I443]/(1-[.J443]); &quot;&quot;)">
            <text:p/>
          </table:table-cell>
          <table:table-cell table:content-validation-name="val5" table:formula="of:=IF([.C443]&lt;&gt;&quot;&quot;; [$values.$A$2]; &quot;&quot;)">
            <text:p/>
          </table:table-cell>
          <table:table-cell table:style-name="ce37" table:formula="of:=IF([.C443]&lt;&gt;&quot;&quot;; [.O443]-[.L443]; &quot;&quot;)">
            <text:p/>
          </table:table-cell>
          <table:table-cell table:style-name="ce37" table:formula="of:=IF([.C443]&lt;&gt;&quot;&quot;; [.L443]/(1-[.M443]); &quot;&quot;)">
            <text:p/>
          </table:table-cell>
          <table:table-cell table:number-columns-repeated="1009"/>
        </table:table-row>
        <table:table-row table:style-name="ro1">
          <table:table-cell office:value-type="string" calcext:value-type="string">
            <text:p>c8f2db61-3cd5-4a8c-bc36-d9dc8f09a483</text:p>
          </table:table-cell>
          <table:table-cell office:value-type="string" calcext:value-type="string">
            <text:p>bom_00443</text:p>
          </table:table-cell>
          <table:table-cell/>
          <table:table-cell table:formula="of:=IF([.C444]&lt;&gt;&quot;&quot;; SUM(INDEX(INDIRECT(&quot;'&quot; &amp; [.B444] &amp; &quot;'.$A$1:$Z$1000&quot;); 0; MATCH(&quot;count&quot;; INDIRECT(&quot;'&quot; &amp; [.B444] &amp; &quot;'.$A$1:$Z$1&quot;); 0))); &quot;&quot;)">
            <text:p/>
          </table:table-cell>
          <table:table-cell table:formula="of:=IF([.C444]&lt;&gt;&quot;&quot;; SUM(INDEX(INDIRECT(&quot;'&quot; &amp; [.B444] &amp; &quot;'.$A$1:$Z$1000&quot;); 0; MATCH(&quot;cost&quot;; INDIRECT(&quot;'&quot; &amp; [.B444] &amp; &quot;'.$A$1:$Z$1&quot;); 0))); &quot;&quot;)">
            <text:p/>
          </table:table-cell>
          <table:table-cell table:style-name="ce39" table:formula="of:=IF([.C444]&lt;&gt;&quot;&quot;; SUM(INDEX(INDIRECT(&quot;'&quot; &amp; [.B444] &amp; &quot;'.$A$1:$Z$1000&quot;); 0; MATCH(&quot;total_assembly_time_min&quot;; INDIRECT(&quot;'&quot; &amp; [.B444] &amp; &quot;'.$A$1:$Z$1&quot;); 0)))/60; &quot;&quot;)">
            <text:p/>
          </table:table-cell>
          <table:table-cell table:content-validation-name="val5" table:formula="of:=IF([.C444]&lt;&gt;&quot;&quot;; [$values.$B$2]; &quot;&quot;)">
            <text:p/>
          </table:table-cell>
          <table:table-cell table:style-name="ce37" table:formula="of:=IF([.C444]&lt;&gt;&quot;&quot;; [.F444]*[.G444]; &quot;&quot;)">
            <text:p/>
          </table:table-cell>
          <table:table-cell table:style-name="ce37" table:formula="of:=IF([.C444]&lt;&gt;&quot;&quot;; [.H444]+[.E444]; &quot;&quot;)">
            <text:p/>
          </table:table-cell>
          <table:table-cell/>
          <table:table-cell table:formula="of:=IF([.C444]&lt;&gt;&quot;&quot;; [.L444]-[.I444]; &quot;&quot;)">
            <text:p/>
          </table:table-cell>
          <table:table-cell table:style-name="ce37" table:formula="of:=IF([.C444]&lt;&gt;&quot;&quot;; [.I444]/(1-[.J444]); &quot;&quot;)">
            <text:p/>
          </table:table-cell>
          <table:table-cell table:content-validation-name="val5" table:formula="of:=IF([.C444]&lt;&gt;&quot;&quot;; [$values.$A$2]; &quot;&quot;)">
            <text:p/>
          </table:table-cell>
          <table:table-cell table:style-name="ce37" table:formula="of:=IF([.C444]&lt;&gt;&quot;&quot;; [.O444]-[.L444]; &quot;&quot;)">
            <text:p/>
          </table:table-cell>
          <table:table-cell table:style-name="ce37" table:formula="of:=IF([.C444]&lt;&gt;&quot;&quot;; [.L444]/(1-[.M444]); &quot;&quot;)">
            <text:p/>
          </table:table-cell>
          <table:table-cell table:number-columns-repeated="1009"/>
        </table:table-row>
        <table:table-row table:style-name="ro1">
          <table:table-cell office:value-type="string" calcext:value-type="string">
            <text:p>ab2ca248-169c-4324-93af-dee23524c677</text:p>
          </table:table-cell>
          <table:table-cell office:value-type="string" calcext:value-type="string">
            <text:p>bom_00444</text:p>
          </table:table-cell>
          <table:table-cell/>
          <table:table-cell table:formula="of:=IF([.C445]&lt;&gt;&quot;&quot;; SUM(INDEX(INDIRECT(&quot;'&quot; &amp; [.B445] &amp; &quot;'.$A$1:$Z$1000&quot;); 0; MATCH(&quot;count&quot;; INDIRECT(&quot;'&quot; &amp; [.B445] &amp; &quot;'.$A$1:$Z$1&quot;); 0))); &quot;&quot;)">
            <text:p/>
          </table:table-cell>
          <table:table-cell table:formula="of:=IF([.C445]&lt;&gt;&quot;&quot;; SUM(INDEX(INDIRECT(&quot;'&quot; &amp; [.B445] &amp; &quot;'.$A$1:$Z$1000&quot;); 0; MATCH(&quot;cost&quot;; INDIRECT(&quot;'&quot; &amp; [.B445] &amp; &quot;'.$A$1:$Z$1&quot;); 0))); &quot;&quot;)">
            <text:p/>
          </table:table-cell>
          <table:table-cell table:style-name="ce39" table:formula="of:=IF([.C445]&lt;&gt;&quot;&quot;; SUM(INDEX(INDIRECT(&quot;'&quot; &amp; [.B445] &amp; &quot;'.$A$1:$Z$1000&quot;); 0; MATCH(&quot;total_assembly_time_min&quot;; INDIRECT(&quot;'&quot; &amp; [.B445] &amp; &quot;'.$A$1:$Z$1&quot;); 0)))/60; &quot;&quot;)">
            <text:p/>
          </table:table-cell>
          <table:table-cell table:content-validation-name="val5" table:formula="of:=IF([.C445]&lt;&gt;&quot;&quot;; [$values.$B$2]; &quot;&quot;)">
            <text:p/>
          </table:table-cell>
          <table:table-cell table:style-name="ce37" table:formula="of:=IF([.C445]&lt;&gt;&quot;&quot;; [.F445]*[.G445]; &quot;&quot;)">
            <text:p/>
          </table:table-cell>
          <table:table-cell table:style-name="ce37" table:formula="of:=IF([.C445]&lt;&gt;&quot;&quot;; [.H445]+[.E445]; &quot;&quot;)">
            <text:p/>
          </table:table-cell>
          <table:table-cell/>
          <table:table-cell table:formula="of:=IF([.C445]&lt;&gt;&quot;&quot;; [.L445]-[.I445]; &quot;&quot;)">
            <text:p/>
          </table:table-cell>
          <table:table-cell table:style-name="ce37" table:formula="of:=IF([.C445]&lt;&gt;&quot;&quot;; [.I445]/(1-[.J445]); &quot;&quot;)">
            <text:p/>
          </table:table-cell>
          <table:table-cell table:content-validation-name="val5" table:formula="of:=IF([.C445]&lt;&gt;&quot;&quot;; [$values.$A$2]; &quot;&quot;)">
            <text:p/>
          </table:table-cell>
          <table:table-cell table:style-name="ce37" table:formula="of:=IF([.C445]&lt;&gt;&quot;&quot;; [.O445]-[.L445]; &quot;&quot;)">
            <text:p/>
          </table:table-cell>
          <table:table-cell table:style-name="ce37" table:formula="of:=IF([.C445]&lt;&gt;&quot;&quot;; [.L445]/(1-[.M445]); &quot;&quot;)">
            <text:p/>
          </table:table-cell>
          <table:table-cell table:number-columns-repeated="1009"/>
        </table:table-row>
        <table:table-row table:style-name="ro1">
          <table:table-cell office:value-type="string" calcext:value-type="string">
            <text:p>2bd722eb-e3d3-43ef-9bcb-b4b0c4f7806f</text:p>
          </table:table-cell>
          <table:table-cell office:value-type="string" calcext:value-type="string">
            <text:p>bom_00445</text:p>
          </table:table-cell>
          <table:table-cell/>
          <table:table-cell table:formula="of:=IF([.C446]&lt;&gt;&quot;&quot;; SUM(INDEX(INDIRECT(&quot;'&quot; &amp; [.B446] &amp; &quot;'.$A$1:$Z$1000&quot;); 0; MATCH(&quot;count&quot;; INDIRECT(&quot;'&quot; &amp; [.B446] &amp; &quot;'.$A$1:$Z$1&quot;); 0))); &quot;&quot;)">
            <text:p/>
          </table:table-cell>
          <table:table-cell table:formula="of:=IF([.C446]&lt;&gt;&quot;&quot;; SUM(INDEX(INDIRECT(&quot;'&quot; &amp; [.B446] &amp; &quot;'.$A$1:$Z$1000&quot;); 0; MATCH(&quot;cost&quot;; INDIRECT(&quot;'&quot; &amp; [.B446] &amp; &quot;'.$A$1:$Z$1&quot;); 0))); &quot;&quot;)">
            <text:p/>
          </table:table-cell>
          <table:table-cell table:style-name="ce39" table:formula="of:=IF([.C446]&lt;&gt;&quot;&quot;; SUM(INDEX(INDIRECT(&quot;'&quot; &amp; [.B446] &amp; &quot;'.$A$1:$Z$1000&quot;); 0; MATCH(&quot;total_assembly_time_min&quot;; INDIRECT(&quot;'&quot; &amp; [.B446] &amp; &quot;'.$A$1:$Z$1&quot;); 0)))/60; &quot;&quot;)">
            <text:p/>
          </table:table-cell>
          <table:table-cell table:content-validation-name="val5" table:formula="of:=IF([.C446]&lt;&gt;&quot;&quot;; [$values.$B$2]; &quot;&quot;)">
            <text:p/>
          </table:table-cell>
          <table:table-cell table:style-name="ce37" table:formula="of:=IF([.C446]&lt;&gt;&quot;&quot;; [.F446]*[.G446]; &quot;&quot;)">
            <text:p/>
          </table:table-cell>
          <table:table-cell table:style-name="ce37" table:formula="of:=IF([.C446]&lt;&gt;&quot;&quot;; [.H446]+[.E446]; &quot;&quot;)">
            <text:p/>
          </table:table-cell>
          <table:table-cell/>
          <table:table-cell table:formula="of:=IF([.C446]&lt;&gt;&quot;&quot;; [.L446]-[.I446]; &quot;&quot;)">
            <text:p/>
          </table:table-cell>
          <table:table-cell table:style-name="ce37" table:formula="of:=IF([.C446]&lt;&gt;&quot;&quot;; [.I446]/(1-[.J446]); &quot;&quot;)">
            <text:p/>
          </table:table-cell>
          <table:table-cell table:content-validation-name="val5" table:formula="of:=IF([.C446]&lt;&gt;&quot;&quot;; [$values.$A$2]; &quot;&quot;)">
            <text:p/>
          </table:table-cell>
          <table:table-cell table:style-name="ce37" table:formula="of:=IF([.C446]&lt;&gt;&quot;&quot;; [.O446]-[.L446]; &quot;&quot;)">
            <text:p/>
          </table:table-cell>
          <table:table-cell table:style-name="ce37" table:formula="of:=IF([.C446]&lt;&gt;&quot;&quot;; [.L446]/(1-[.M446]); &quot;&quot;)">
            <text:p/>
          </table:table-cell>
          <table:table-cell table:number-columns-repeated="1009"/>
        </table:table-row>
        <table:table-row table:style-name="ro1">
          <table:table-cell office:value-type="string" calcext:value-type="string">
            <text:p>d97fa9fa-0027-421e-a49f-36c5dfaa98c8</text:p>
          </table:table-cell>
          <table:table-cell office:value-type="string" calcext:value-type="string">
            <text:p>bom_00446</text:p>
          </table:table-cell>
          <table:table-cell/>
          <table:table-cell table:formula="of:=IF([.C447]&lt;&gt;&quot;&quot;; SUM(INDEX(INDIRECT(&quot;'&quot; &amp; [.B447] &amp; &quot;'.$A$1:$Z$1000&quot;); 0; MATCH(&quot;count&quot;; INDIRECT(&quot;'&quot; &amp; [.B447] &amp; &quot;'.$A$1:$Z$1&quot;); 0))); &quot;&quot;)">
            <text:p/>
          </table:table-cell>
          <table:table-cell table:formula="of:=IF([.C447]&lt;&gt;&quot;&quot;; SUM(INDEX(INDIRECT(&quot;'&quot; &amp; [.B447] &amp; &quot;'.$A$1:$Z$1000&quot;); 0; MATCH(&quot;cost&quot;; INDIRECT(&quot;'&quot; &amp; [.B447] &amp; &quot;'.$A$1:$Z$1&quot;); 0))); &quot;&quot;)">
            <text:p/>
          </table:table-cell>
          <table:table-cell table:style-name="ce39" table:formula="of:=IF([.C447]&lt;&gt;&quot;&quot;; SUM(INDEX(INDIRECT(&quot;'&quot; &amp; [.B447] &amp; &quot;'.$A$1:$Z$1000&quot;); 0; MATCH(&quot;total_assembly_time_min&quot;; INDIRECT(&quot;'&quot; &amp; [.B447] &amp; &quot;'.$A$1:$Z$1&quot;); 0)))/60; &quot;&quot;)">
            <text:p/>
          </table:table-cell>
          <table:table-cell table:content-validation-name="val5" table:formula="of:=IF([.C447]&lt;&gt;&quot;&quot;; [$values.$B$2]; &quot;&quot;)">
            <text:p/>
          </table:table-cell>
          <table:table-cell table:style-name="ce37" table:formula="of:=IF([.C447]&lt;&gt;&quot;&quot;; [.F447]*[.G447]; &quot;&quot;)">
            <text:p/>
          </table:table-cell>
          <table:table-cell table:style-name="ce37" table:formula="of:=IF([.C447]&lt;&gt;&quot;&quot;; [.H447]+[.E447]; &quot;&quot;)">
            <text:p/>
          </table:table-cell>
          <table:table-cell/>
          <table:table-cell table:formula="of:=IF([.C447]&lt;&gt;&quot;&quot;; [.L447]-[.I447]; &quot;&quot;)">
            <text:p/>
          </table:table-cell>
          <table:table-cell table:style-name="ce37" table:formula="of:=IF([.C447]&lt;&gt;&quot;&quot;; [.I447]/(1-[.J447]); &quot;&quot;)">
            <text:p/>
          </table:table-cell>
          <table:table-cell table:content-validation-name="val5" table:formula="of:=IF([.C447]&lt;&gt;&quot;&quot;; [$values.$A$2]; &quot;&quot;)">
            <text:p/>
          </table:table-cell>
          <table:table-cell table:style-name="ce37" table:formula="of:=IF([.C447]&lt;&gt;&quot;&quot;; [.O447]-[.L447]; &quot;&quot;)">
            <text:p/>
          </table:table-cell>
          <table:table-cell table:style-name="ce37" table:formula="of:=IF([.C447]&lt;&gt;&quot;&quot;; [.L447]/(1-[.M447]); &quot;&quot;)">
            <text:p/>
          </table:table-cell>
          <table:table-cell table:number-columns-repeated="1009"/>
        </table:table-row>
        <table:table-row table:style-name="ro1">
          <table:table-cell office:value-type="string" calcext:value-type="string">
            <text:p>7e93d7d5-cefe-416a-ac5b-bdebfbd202a9</text:p>
          </table:table-cell>
          <table:table-cell office:value-type="string" calcext:value-type="string">
            <text:p>bom_00447</text:p>
          </table:table-cell>
          <table:table-cell/>
          <table:table-cell table:formula="of:=IF([.C448]&lt;&gt;&quot;&quot;; SUM(INDEX(INDIRECT(&quot;'&quot; &amp; [.B448] &amp; &quot;'.$A$1:$Z$1000&quot;); 0; MATCH(&quot;count&quot;; INDIRECT(&quot;'&quot; &amp; [.B448] &amp; &quot;'.$A$1:$Z$1&quot;); 0))); &quot;&quot;)">
            <text:p/>
          </table:table-cell>
          <table:table-cell table:formula="of:=IF([.C448]&lt;&gt;&quot;&quot;; SUM(INDEX(INDIRECT(&quot;'&quot; &amp; [.B448] &amp; &quot;'.$A$1:$Z$1000&quot;); 0; MATCH(&quot;cost&quot;; INDIRECT(&quot;'&quot; &amp; [.B448] &amp; &quot;'.$A$1:$Z$1&quot;); 0))); &quot;&quot;)">
            <text:p/>
          </table:table-cell>
          <table:table-cell table:style-name="ce39" table:formula="of:=IF([.C448]&lt;&gt;&quot;&quot;; SUM(INDEX(INDIRECT(&quot;'&quot; &amp; [.B448] &amp; &quot;'.$A$1:$Z$1000&quot;); 0; MATCH(&quot;total_assembly_time_min&quot;; INDIRECT(&quot;'&quot; &amp; [.B448] &amp; &quot;'.$A$1:$Z$1&quot;); 0)))/60; &quot;&quot;)">
            <text:p/>
          </table:table-cell>
          <table:table-cell table:content-validation-name="val5" table:formula="of:=IF([.C448]&lt;&gt;&quot;&quot;; [$values.$B$2]; &quot;&quot;)">
            <text:p/>
          </table:table-cell>
          <table:table-cell table:style-name="ce37" table:formula="of:=IF([.C448]&lt;&gt;&quot;&quot;; [.F448]*[.G448]; &quot;&quot;)">
            <text:p/>
          </table:table-cell>
          <table:table-cell table:style-name="ce37" table:formula="of:=IF([.C448]&lt;&gt;&quot;&quot;; [.H448]+[.E448]; &quot;&quot;)">
            <text:p/>
          </table:table-cell>
          <table:table-cell/>
          <table:table-cell table:formula="of:=IF([.C448]&lt;&gt;&quot;&quot;; [.L448]-[.I448]; &quot;&quot;)">
            <text:p/>
          </table:table-cell>
          <table:table-cell table:style-name="ce37" table:formula="of:=IF([.C448]&lt;&gt;&quot;&quot;; [.I448]/(1-[.J448]); &quot;&quot;)">
            <text:p/>
          </table:table-cell>
          <table:table-cell table:content-validation-name="val5" table:formula="of:=IF([.C448]&lt;&gt;&quot;&quot;; [$values.$A$2]; &quot;&quot;)">
            <text:p/>
          </table:table-cell>
          <table:table-cell table:style-name="ce37" table:formula="of:=IF([.C448]&lt;&gt;&quot;&quot;; [.O448]-[.L448]; &quot;&quot;)">
            <text:p/>
          </table:table-cell>
          <table:table-cell table:style-name="ce37" table:formula="of:=IF([.C448]&lt;&gt;&quot;&quot;; [.L448]/(1-[.M448]); &quot;&quot;)">
            <text:p/>
          </table:table-cell>
          <table:table-cell table:number-columns-repeated="1009"/>
        </table:table-row>
        <table:table-row table:style-name="ro1">
          <table:table-cell office:value-type="string" calcext:value-type="string">
            <text:p>fa748572-b915-4f31-8838-ff739efb99bf</text:p>
          </table:table-cell>
          <table:table-cell office:value-type="string" calcext:value-type="string">
            <text:p>bom_00448</text:p>
          </table:table-cell>
          <table:table-cell/>
          <table:table-cell table:formula="of:=IF([.C449]&lt;&gt;&quot;&quot;; SUM(INDEX(INDIRECT(&quot;'&quot; &amp; [.B449] &amp; &quot;'.$A$1:$Z$1000&quot;); 0; MATCH(&quot;count&quot;; INDIRECT(&quot;'&quot; &amp; [.B449] &amp; &quot;'.$A$1:$Z$1&quot;); 0))); &quot;&quot;)">
            <text:p/>
          </table:table-cell>
          <table:table-cell table:formula="of:=IF([.C449]&lt;&gt;&quot;&quot;; SUM(INDEX(INDIRECT(&quot;'&quot; &amp; [.B449] &amp; &quot;'.$A$1:$Z$1000&quot;); 0; MATCH(&quot;cost&quot;; INDIRECT(&quot;'&quot; &amp; [.B449] &amp; &quot;'.$A$1:$Z$1&quot;); 0))); &quot;&quot;)">
            <text:p/>
          </table:table-cell>
          <table:table-cell table:style-name="ce39" table:formula="of:=IF([.C449]&lt;&gt;&quot;&quot;; SUM(INDEX(INDIRECT(&quot;'&quot; &amp; [.B449] &amp; &quot;'.$A$1:$Z$1000&quot;); 0; MATCH(&quot;total_assembly_time_min&quot;; INDIRECT(&quot;'&quot; &amp; [.B449] &amp; &quot;'.$A$1:$Z$1&quot;); 0)))/60; &quot;&quot;)">
            <text:p/>
          </table:table-cell>
          <table:table-cell table:content-validation-name="val5" table:formula="of:=IF([.C449]&lt;&gt;&quot;&quot;; [$values.$B$2]; &quot;&quot;)">
            <text:p/>
          </table:table-cell>
          <table:table-cell table:style-name="ce37" table:formula="of:=IF([.C449]&lt;&gt;&quot;&quot;; [.F449]*[.G449]; &quot;&quot;)">
            <text:p/>
          </table:table-cell>
          <table:table-cell table:style-name="ce37" table:formula="of:=IF([.C449]&lt;&gt;&quot;&quot;; [.H449]+[.E449]; &quot;&quot;)">
            <text:p/>
          </table:table-cell>
          <table:table-cell/>
          <table:table-cell table:formula="of:=IF([.C449]&lt;&gt;&quot;&quot;; [.L449]-[.I449]; &quot;&quot;)">
            <text:p/>
          </table:table-cell>
          <table:table-cell table:style-name="ce37" table:formula="of:=IF([.C449]&lt;&gt;&quot;&quot;; [.I449]/(1-[.J449]); &quot;&quot;)">
            <text:p/>
          </table:table-cell>
          <table:table-cell table:content-validation-name="val5" table:formula="of:=IF([.C449]&lt;&gt;&quot;&quot;; [$values.$A$2]; &quot;&quot;)">
            <text:p/>
          </table:table-cell>
          <table:table-cell table:style-name="ce37" table:formula="of:=IF([.C449]&lt;&gt;&quot;&quot;; [.O449]-[.L449]; &quot;&quot;)">
            <text:p/>
          </table:table-cell>
          <table:table-cell table:style-name="ce37" table:formula="of:=IF([.C449]&lt;&gt;&quot;&quot;; [.L449]/(1-[.M449]); &quot;&quot;)">
            <text:p/>
          </table:table-cell>
          <table:table-cell table:number-columns-repeated="1009"/>
        </table:table-row>
        <table:table-row table:style-name="ro1">
          <table:table-cell office:value-type="string" calcext:value-type="string">
            <text:p>b2403d96-4abb-43ad-aeb4-27a57c26330a</text:p>
          </table:table-cell>
          <table:table-cell office:value-type="string" calcext:value-type="string">
            <text:p>bom_00449</text:p>
          </table:table-cell>
          <table:table-cell/>
          <table:table-cell table:formula="of:=IF([.C450]&lt;&gt;&quot;&quot;; SUM(INDEX(INDIRECT(&quot;'&quot; &amp; [.B450] &amp; &quot;'.$A$1:$Z$1000&quot;); 0; MATCH(&quot;count&quot;; INDIRECT(&quot;'&quot; &amp; [.B450] &amp; &quot;'.$A$1:$Z$1&quot;); 0))); &quot;&quot;)">
            <text:p/>
          </table:table-cell>
          <table:table-cell table:formula="of:=IF([.C450]&lt;&gt;&quot;&quot;; SUM(INDEX(INDIRECT(&quot;'&quot; &amp; [.B450] &amp; &quot;'.$A$1:$Z$1000&quot;); 0; MATCH(&quot;cost&quot;; INDIRECT(&quot;'&quot; &amp; [.B450] &amp; &quot;'.$A$1:$Z$1&quot;); 0))); &quot;&quot;)">
            <text:p/>
          </table:table-cell>
          <table:table-cell table:style-name="ce39" table:formula="of:=IF([.C450]&lt;&gt;&quot;&quot;; SUM(INDEX(INDIRECT(&quot;'&quot; &amp; [.B450] &amp; &quot;'.$A$1:$Z$1000&quot;); 0; MATCH(&quot;total_assembly_time_min&quot;; INDIRECT(&quot;'&quot; &amp; [.B450] &amp; &quot;'.$A$1:$Z$1&quot;); 0)))/60; &quot;&quot;)">
            <text:p/>
          </table:table-cell>
          <table:table-cell table:content-validation-name="val5" table:formula="of:=IF([.C450]&lt;&gt;&quot;&quot;; [$values.$B$2]; &quot;&quot;)">
            <text:p/>
          </table:table-cell>
          <table:table-cell table:style-name="ce37" table:formula="of:=IF([.C450]&lt;&gt;&quot;&quot;; [.F450]*[.G450]; &quot;&quot;)">
            <text:p/>
          </table:table-cell>
          <table:table-cell table:style-name="ce37" table:formula="of:=IF([.C450]&lt;&gt;&quot;&quot;; [.H450]+[.E450]; &quot;&quot;)">
            <text:p/>
          </table:table-cell>
          <table:table-cell/>
          <table:table-cell table:formula="of:=IF([.C450]&lt;&gt;&quot;&quot;; [.L450]-[.I450]; &quot;&quot;)">
            <text:p/>
          </table:table-cell>
          <table:table-cell table:style-name="ce37" table:formula="of:=IF([.C450]&lt;&gt;&quot;&quot;; [.I450]/(1-[.J450]); &quot;&quot;)">
            <text:p/>
          </table:table-cell>
          <table:table-cell table:content-validation-name="val5" table:formula="of:=IF([.C450]&lt;&gt;&quot;&quot;; [$values.$A$2]; &quot;&quot;)">
            <text:p/>
          </table:table-cell>
          <table:table-cell table:style-name="ce37" table:formula="of:=IF([.C450]&lt;&gt;&quot;&quot;; [.O450]-[.L450]; &quot;&quot;)">
            <text:p/>
          </table:table-cell>
          <table:table-cell table:style-name="ce37" table:formula="of:=IF([.C450]&lt;&gt;&quot;&quot;; [.L450]/(1-[.M450]); &quot;&quot;)">
            <text:p/>
          </table:table-cell>
          <table:table-cell table:number-columns-repeated="1009"/>
        </table:table-row>
        <table:table-row table:style-name="ro1">
          <table:table-cell office:value-type="string" calcext:value-type="string">
            <text:p>955e5826-2727-40e3-b50f-e3b1a55d5b2b</text:p>
          </table:table-cell>
          <table:table-cell office:value-type="string" calcext:value-type="string">
            <text:p>bom_00450</text:p>
          </table:table-cell>
          <table:table-cell/>
          <table:table-cell table:formula="of:=IF([.C451]&lt;&gt;&quot;&quot;; SUM(INDEX(INDIRECT(&quot;'&quot; &amp; [.B451] &amp; &quot;'.$A$1:$Z$1000&quot;); 0; MATCH(&quot;count&quot;; INDIRECT(&quot;'&quot; &amp; [.B451] &amp; &quot;'.$A$1:$Z$1&quot;); 0))); &quot;&quot;)">
            <text:p/>
          </table:table-cell>
          <table:table-cell table:formula="of:=IF([.C451]&lt;&gt;&quot;&quot;; SUM(INDEX(INDIRECT(&quot;'&quot; &amp; [.B451] &amp; &quot;'.$A$1:$Z$1000&quot;); 0; MATCH(&quot;cost&quot;; INDIRECT(&quot;'&quot; &amp; [.B451] &amp; &quot;'.$A$1:$Z$1&quot;); 0))); &quot;&quot;)">
            <text:p/>
          </table:table-cell>
          <table:table-cell table:style-name="ce39" table:formula="of:=IF([.C451]&lt;&gt;&quot;&quot;; SUM(INDEX(INDIRECT(&quot;'&quot; &amp; [.B451] &amp; &quot;'.$A$1:$Z$1000&quot;); 0; MATCH(&quot;total_assembly_time_min&quot;; INDIRECT(&quot;'&quot; &amp; [.B451] &amp; &quot;'.$A$1:$Z$1&quot;); 0)))/60; &quot;&quot;)">
            <text:p/>
          </table:table-cell>
          <table:table-cell table:content-validation-name="val5" table:formula="of:=IF([.C451]&lt;&gt;&quot;&quot;; [$values.$B$2]; &quot;&quot;)">
            <text:p/>
          </table:table-cell>
          <table:table-cell table:style-name="ce37" table:formula="of:=IF([.C451]&lt;&gt;&quot;&quot;; [.F451]*[.G451]; &quot;&quot;)">
            <text:p/>
          </table:table-cell>
          <table:table-cell table:style-name="ce37" table:formula="of:=IF([.C451]&lt;&gt;&quot;&quot;; [.H451]+[.E451]; &quot;&quot;)">
            <text:p/>
          </table:table-cell>
          <table:table-cell/>
          <table:table-cell table:formula="of:=IF([.C451]&lt;&gt;&quot;&quot;; [.L451]-[.I451]; &quot;&quot;)">
            <text:p/>
          </table:table-cell>
          <table:table-cell table:style-name="ce37" table:formula="of:=IF([.C451]&lt;&gt;&quot;&quot;; [.I451]/(1-[.J451]); &quot;&quot;)">
            <text:p/>
          </table:table-cell>
          <table:table-cell table:content-validation-name="val5" table:formula="of:=IF([.C451]&lt;&gt;&quot;&quot;; [$values.$A$2]; &quot;&quot;)">
            <text:p/>
          </table:table-cell>
          <table:table-cell table:style-name="ce37" table:formula="of:=IF([.C451]&lt;&gt;&quot;&quot;; [.O451]-[.L451]; &quot;&quot;)">
            <text:p/>
          </table:table-cell>
          <table:table-cell table:style-name="ce37" table:formula="of:=IF([.C451]&lt;&gt;&quot;&quot;; [.L451]/(1-[.M451]); &quot;&quot;)">
            <text:p/>
          </table:table-cell>
          <table:table-cell table:number-columns-repeated="1009"/>
        </table:table-row>
        <table:table-row table:style-name="ro1">
          <table:table-cell office:value-type="string" calcext:value-type="string">
            <text:p>9996c48c-6614-4239-a56b-a3320e9d1706</text:p>
          </table:table-cell>
          <table:table-cell office:value-type="string" calcext:value-type="string">
            <text:p>bom_00451</text:p>
          </table:table-cell>
          <table:table-cell/>
          <table:table-cell table:formula="of:=IF([.C452]&lt;&gt;&quot;&quot;; SUM(INDEX(INDIRECT(&quot;'&quot; &amp; [.B452] &amp; &quot;'.$A$1:$Z$1000&quot;); 0; MATCH(&quot;count&quot;; INDIRECT(&quot;'&quot; &amp; [.B452] &amp; &quot;'.$A$1:$Z$1&quot;); 0))); &quot;&quot;)">
            <text:p/>
          </table:table-cell>
          <table:table-cell table:formula="of:=IF([.C452]&lt;&gt;&quot;&quot;; SUM(INDEX(INDIRECT(&quot;'&quot; &amp; [.B452] &amp; &quot;'.$A$1:$Z$1000&quot;); 0; MATCH(&quot;cost&quot;; INDIRECT(&quot;'&quot; &amp; [.B452] &amp; &quot;'.$A$1:$Z$1&quot;); 0))); &quot;&quot;)">
            <text:p/>
          </table:table-cell>
          <table:table-cell table:style-name="ce39" table:formula="of:=IF([.C452]&lt;&gt;&quot;&quot;; SUM(INDEX(INDIRECT(&quot;'&quot; &amp; [.B452] &amp; &quot;'.$A$1:$Z$1000&quot;); 0; MATCH(&quot;total_assembly_time_min&quot;; INDIRECT(&quot;'&quot; &amp; [.B452] &amp; &quot;'.$A$1:$Z$1&quot;); 0)))/60; &quot;&quot;)">
            <text:p/>
          </table:table-cell>
          <table:table-cell table:content-validation-name="val5" table:formula="of:=IF([.C452]&lt;&gt;&quot;&quot;; [$values.$B$2]; &quot;&quot;)">
            <text:p/>
          </table:table-cell>
          <table:table-cell table:style-name="ce37" table:formula="of:=IF([.C452]&lt;&gt;&quot;&quot;; [.F452]*[.G452]; &quot;&quot;)">
            <text:p/>
          </table:table-cell>
          <table:table-cell table:style-name="ce37" table:formula="of:=IF([.C452]&lt;&gt;&quot;&quot;; [.H452]+[.E452]; &quot;&quot;)">
            <text:p/>
          </table:table-cell>
          <table:table-cell/>
          <table:table-cell table:formula="of:=IF([.C452]&lt;&gt;&quot;&quot;; [.L452]-[.I452]; &quot;&quot;)">
            <text:p/>
          </table:table-cell>
          <table:table-cell table:style-name="ce37" table:formula="of:=IF([.C452]&lt;&gt;&quot;&quot;; [.I452]/(1-[.J452]); &quot;&quot;)">
            <text:p/>
          </table:table-cell>
          <table:table-cell table:content-validation-name="val5" table:formula="of:=IF([.C452]&lt;&gt;&quot;&quot;; [$values.$A$2]; &quot;&quot;)">
            <text:p/>
          </table:table-cell>
          <table:table-cell table:style-name="ce37" table:formula="of:=IF([.C452]&lt;&gt;&quot;&quot;; [.O452]-[.L452]; &quot;&quot;)">
            <text:p/>
          </table:table-cell>
          <table:table-cell table:style-name="ce37" table:formula="of:=IF([.C452]&lt;&gt;&quot;&quot;; [.L452]/(1-[.M452]); &quot;&quot;)">
            <text:p/>
          </table:table-cell>
          <table:table-cell table:number-columns-repeated="1009"/>
        </table:table-row>
        <table:table-row table:style-name="ro1">
          <table:table-cell office:value-type="string" calcext:value-type="string">
            <text:p>c0bebc1d-d864-4f3e-89ad-cc9913472dd4</text:p>
          </table:table-cell>
          <table:table-cell office:value-type="string" calcext:value-type="string">
            <text:p>bom_00452</text:p>
          </table:table-cell>
          <table:table-cell/>
          <table:table-cell table:formula="of:=IF([.C453]&lt;&gt;&quot;&quot;; SUM(INDEX(INDIRECT(&quot;'&quot; &amp; [.B453] &amp; &quot;'.$A$1:$Z$1000&quot;); 0; MATCH(&quot;count&quot;; INDIRECT(&quot;'&quot; &amp; [.B453] &amp; &quot;'.$A$1:$Z$1&quot;); 0))); &quot;&quot;)">
            <text:p/>
          </table:table-cell>
          <table:table-cell table:formula="of:=IF([.C453]&lt;&gt;&quot;&quot;; SUM(INDEX(INDIRECT(&quot;'&quot; &amp; [.B453] &amp; &quot;'.$A$1:$Z$1000&quot;); 0; MATCH(&quot;cost&quot;; INDIRECT(&quot;'&quot; &amp; [.B453] &amp; &quot;'.$A$1:$Z$1&quot;); 0))); &quot;&quot;)">
            <text:p/>
          </table:table-cell>
          <table:table-cell table:style-name="ce39" table:formula="of:=IF([.C453]&lt;&gt;&quot;&quot;; SUM(INDEX(INDIRECT(&quot;'&quot; &amp; [.B453] &amp; &quot;'.$A$1:$Z$1000&quot;); 0; MATCH(&quot;total_assembly_time_min&quot;; INDIRECT(&quot;'&quot; &amp; [.B453] &amp; &quot;'.$A$1:$Z$1&quot;); 0)))/60; &quot;&quot;)">
            <text:p/>
          </table:table-cell>
          <table:table-cell table:content-validation-name="val5" table:formula="of:=IF([.C453]&lt;&gt;&quot;&quot;; [$values.$B$2]; &quot;&quot;)">
            <text:p/>
          </table:table-cell>
          <table:table-cell table:style-name="ce37" table:formula="of:=IF([.C453]&lt;&gt;&quot;&quot;; [.F453]*[.G453]; &quot;&quot;)">
            <text:p/>
          </table:table-cell>
          <table:table-cell table:style-name="ce37" table:formula="of:=IF([.C453]&lt;&gt;&quot;&quot;; [.H453]+[.E453]; &quot;&quot;)">
            <text:p/>
          </table:table-cell>
          <table:table-cell/>
          <table:table-cell table:formula="of:=IF([.C453]&lt;&gt;&quot;&quot;; [.L453]-[.I453]; &quot;&quot;)">
            <text:p/>
          </table:table-cell>
          <table:table-cell table:style-name="ce37" table:formula="of:=IF([.C453]&lt;&gt;&quot;&quot;; [.I453]/(1-[.J453]); &quot;&quot;)">
            <text:p/>
          </table:table-cell>
          <table:table-cell table:content-validation-name="val5" table:formula="of:=IF([.C453]&lt;&gt;&quot;&quot;; [$values.$A$2]; &quot;&quot;)">
            <text:p/>
          </table:table-cell>
          <table:table-cell table:style-name="ce37" table:formula="of:=IF([.C453]&lt;&gt;&quot;&quot;; [.O453]-[.L453]; &quot;&quot;)">
            <text:p/>
          </table:table-cell>
          <table:table-cell table:style-name="ce37" table:formula="of:=IF([.C453]&lt;&gt;&quot;&quot;; [.L453]/(1-[.M453]); &quot;&quot;)">
            <text:p/>
          </table:table-cell>
          <table:table-cell table:number-columns-repeated="1009"/>
        </table:table-row>
        <table:table-row table:style-name="ro1">
          <table:table-cell office:value-type="string" calcext:value-type="string">
            <text:p>bdfcdc76-ade2-4f1e-a915-0afff66025af</text:p>
          </table:table-cell>
          <table:table-cell office:value-type="string" calcext:value-type="string">
            <text:p>bom_00453</text:p>
          </table:table-cell>
          <table:table-cell/>
          <table:table-cell table:formula="of:=IF([.C454]&lt;&gt;&quot;&quot;; SUM(INDEX(INDIRECT(&quot;'&quot; &amp; [.B454] &amp; &quot;'.$A$1:$Z$1000&quot;); 0; MATCH(&quot;count&quot;; INDIRECT(&quot;'&quot; &amp; [.B454] &amp; &quot;'.$A$1:$Z$1&quot;); 0))); &quot;&quot;)">
            <text:p/>
          </table:table-cell>
          <table:table-cell table:formula="of:=IF([.C454]&lt;&gt;&quot;&quot;; SUM(INDEX(INDIRECT(&quot;'&quot; &amp; [.B454] &amp; &quot;'.$A$1:$Z$1000&quot;); 0; MATCH(&quot;cost&quot;; INDIRECT(&quot;'&quot; &amp; [.B454] &amp; &quot;'.$A$1:$Z$1&quot;); 0))); &quot;&quot;)">
            <text:p/>
          </table:table-cell>
          <table:table-cell table:style-name="ce39" table:formula="of:=IF([.C454]&lt;&gt;&quot;&quot;; SUM(INDEX(INDIRECT(&quot;'&quot; &amp; [.B454] &amp; &quot;'.$A$1:$Z$1000&quot;); 0; MATCH(&quot;total_assembly_time_min&quot;; INDIRECT(&quot;'&quot; &amp; [.B454] &amp; &quot;'.$A$1:$Z$1&quot;); 0)))/60; &quot;&quot;)">
            <text:p/>
          </table:table-cell>
          <table:table-cell table:content-validation-name="val5" table:formula="of:=IF([.C454]&lt;&gt;&quot;&quot;; [$values.$B$2]; &quot;&quot;)">
            <text:p/>
          </table:table-cell>
          <table:table-cell table:style-name="ce37" table:formula="of:=IF([.C454]&lt;&gt;&quot;&quot;; [.F454]*[.G454]; &quot;&quot;)">
            <text:p/>
          </table:table-cell>
          <table:table-cell table:style-name="ce37" table:formula="of:=IF([.C454]&lt;&gt;&quot;&quot;; [.H454]+[.E454]; &quot;&quot;)">
            <text:p/>
          </table:table-cell>
          <table:table-cell/>
          <table:table-cell table:formula="of:=IF([.C454]&lt;&gt;&quot;&quot;; [.L454]-[.I454]; &quot;&quot;)">
            <text:p/>
          </table:table-cell>
          <table:table-cell table:style-name="ce37" table:formula="of:=IF([.C454]&lt;&gt;&quot;&quot;; [.I454]/(1-[.J454]); &quot;&quot;)">
            <text:p/>
          </table:table-cell>
          <table:table-cell table:content-validation-name="val5" table:formula="of:=IF([.C454]&lt;&gt;&quot;&quot;; [$values.$A$2]; &quot;&quot;)">
            <text:p/>
          </table:table-cell>
          <table:table-cell table:style-name="ce37" table:formula="of:=IF([.C454]&lt;&gt;&quot;&quot;; [.O454]-[.L454]; &quot;&quot;)">
            <text:p/>
          </table:table-cell>
          <table:table-cell table:style-name="ce37" table:formula="of:=IF([.C454]&lt;&gt;&quot;&quot;; [.L454]/(1-[.M454]); &quot;&quot;)">
            <text:p/>
          </table:table-cell>
          <table:table-cell table:number-columns-repeated="1009"/>
        </table:table-row>
        <table:table-row table:style-name="ro1">
          <table:table-cell office:value-type="string" calcext:value-type="string">
            <text:p>21c8e57d-beae-41ab-87a0-59f5b641d46b</text:p>
          </table:table-cell>
          <table:table-cell office:value-type="string" calcext:value-type="string">
            <text:p>bom_00454</text:p>
          </table:table-cell>
          <table:table-cell/>
          <table:table-cell table:formula="of:=IF([.C455]&lt;&gt;&quot;&quot;; SUM(INDEX(INDIRECT(&quot;'&quot; &amp; [.B455] &amp; &quot;'.$A$1:$Z$1000&quot;); 0; MATCH(&quot;count&quot;; INDIRECT(&quot;'&quot; &amp; [.B455] &amp; &quot;'.$A$1:$Z$1&quot;); 0))); &quot;&quot;)">
            <text:p/>
          </table:table-cell>
          <table:table-cell table:formula="of:=IF([.C455]&lt;&gt;&quot;&quot;; SUM(INDEX(INDIRECT(&quot;'&quot; &amp; [.B455] &amp; &quot;'.$A$1:$Z$1000&quot;); 0; MATCH(&quot;cost&quot;; INDIRECT(&quot;'&quot; &amp; [.B455] &amp; &quot;'.$A$1:$Z$1&quot;); 0))); &quot;&quot;)">
            <text:p/>
          </table:table-cell>
          <table:table-cell table:style-name="ce39" table:formula="of:=IF([.C455]&lt;&gt;&quot;&quot;; SUM(INDEX(INDIRECT(&quot;'&quot; &amp; [.B455] &amp; &quot;'.$A$1:$Z$1000&quot;); 0; MATCH(&quot;total_assembly_time_min&quot;; INDIRECT(&quot;'&quot; &amp; [.B455] &amp; &quot;'.$A$1:$Z$1&quot;); 0)))/60; &quot;&quot;)">
            <text:p/>
          </table:table-cell>
          <table:table-cell table:content-validation-name="val5" table:formula="of:=IF([.C455]&lt;&gt;&quot;&quot;; [$values.$B$2]; &quot;&quot;)">
            <text:p/>
          </table:table-cell>
          <table:table-cell table:style-name="ce37" table:formula="of:=IF([.C455]&lt;&gt;&quot;&quot;; [.F455]*[.G455]; &quot;&quot;)">
            <text:p/>
          </table:table-cell>
          <table:table-cell table:style-name="ce37" table:formula="of:=IF([.C455]&lt;&gt;&quot;&quot;; [.H455]+[.E455]; &quot;&quot;)">
            <text:p/>
          </table:table-cell>
          <table:table-cell/>
          <table:table-cell table:formula="of:=IF([.C455]&lt;&gt;&quot;&quot;; [.L455]-[.I455]; &quot;&quot;)">
            <text:p/>
          </table:table-cell>
          <table:table-cell table:style-name="ce37" table:formula="of:=IF([.C455]&lt;&gt;&quot;&quot;; [.I455]/(1-[.J455]); &quot;&quot;)">
            <text:p/>
          </table:table-cell>
          <table:table-cell table:content-validation-name="val5" table:formula="of:=IF([.C455]&lt;&gt;&quot;&quot;; [$values.$A$2]; &quot;&quot;)">
            <text:p/>
          </table:table-cell>
          <table:table-cell table:style-name="ce37" table:formula="of:=IF([.C455]&lt;&gt;&quot;&quot;; [.O455]-[.L455]; &quot;&quot;)">
            <text:p/>
          </table:table-cell>
          <table:table-cell table:style-name="ce37" table:formula="of:=IF([.C455]&lt;&gt;&quot;&quot;; [.L455]/(1-[.M455]); &quot;&quot;)">
            <text:p/>
          </table:table-cell>
          <table:table-cell table:number-columns-repeated="1009"/>
        </table:table-row>
        <table:table-row table:style-name="ro1">
          <table:table-cell office:value-type="string" calcext:value-type="string">
            <text:p>11e17589-80e9-4282-a645-57c6e9e7ca4c</text:p>
          </table:table-cell>
          <table:table-cell office:value-type="string" calcext:value-type="string">
            <text:p>bom_00455</text:p>
          </table:table-cell>
          <table:table-cell/>
          <table:table-cell table:formula="of:=IF([.C456]&lt;&gt;&quot;&quot;; SUM(INDEX(INDIRECT(&quot;'&quot; &amp; [.B456] &amp; &quot;'.$A$1:$Z$1000&quot;); 0; MATCH(&quot;count&quot;; INDIRECT(&quot;'&quot; &amp; [.B456] &amp; &quot;'.$A$1:$Z$1&quot;); 0))); &quot;&quot;)">
            <text:p/>
          </table:table-cell>
          <table:table-cell table:formula="of:=IF([.C456]&lt;&gt;&quot;&quot;; SUM(INDEX(INDIRECT(&quot;'&quot; &amp; [.B456] &amp; &quot;'.$A$1:$Z$1000&quot;); 0; MATCH(&quot;cost&quot;; INDIRECT(&quot;'&quot; &amp; [.B456] &amp; &quot;'.$A$1:$Z$1&quot;); 0))); &quot;&quot;)">
            <text:p/>
          </table:table-cell>
          <table:table-cell table:style-name="ce39" table:formula="of:=IF([.C456]&lt;&gt;&quot;&quot;; SUM(INDEX(INDIRECT(&quot;'&quot; &amp; [.B456] &amp; &quot;'.$A$1:$Z$1000&quot;); 0; MATCH(&quot;total_assembly_time_min&quot;; INDIRECT(&quot;'&quot; &amp; [.B456] &amp; &quot;'.$A$1:$Z$1&quot;); 0)))/60; &quot;&quot;)">
            <text:p/>
          </table:table-cell>
          <table:table-cell table:content-validation-name="val5" table:formula="of:=IF([.C456]&lt;&gt;&quot;&quot;; [$values.$B$2]; &quot;&quot;)">
            <text:p/>
          </table:table-cell>
          <table:table-cell table:style-name="ce37" table:formula="of:=IF([.C456]&lt;&gt;&quot;&quot;; [.F456]*[.G456]; &quot;&quot;)">
            <text:p/>
          </table:table-cell>
          <table:table-cell table:style-name="ce37" table:formula="of:=IF([.C456]&lt;&gt;&quot;&quot;; [.H456]+[.E456]; &quot;&quot;)">
            <text:p/>
          </table:table-cell>
          <table:table-cell/>
          <table:table-cell table:formula="of:=IF([.C456]&lt;&gt;&quot;&quot;; [.L456]-[.I456]; &quot;&quot;)">
            <text:p/>
          </table:table-cell>
          <table:table-cell table:style-name="ce37" table:formula="of:=IF([.C456]&lt;&gt;&quot;&quot;; [.I456]/(1-[.J456]); &quot;&quot;)">
            <text:p/>
          </table:table-cell>
          <table:table-cell table:content-validation-name="val5" table:formula="of:=IF([.C456]&lt;&gt;&quot;&quot;; [$values.$A$2]; &quot;&quot;)">
            <text:p/>
          </table:table-cell>
          <table:table-cell table:style-name="ce37" table:formula="of:=IF([.C456]&lt;&gt;&quot;&quot;; [.O456]-[.L456]; &quot;&quot;)">
            <text:p/>
          </table:table-cell>
          <table:table-cell table:style-name="ce37" table:formula="of:=IF([.C456]&lt;&gt;&quot;&quot;; [.L456]/(1-[.M456]); &quot;&quot;)">
            <text:p/>
          </table:table-cell>
          <table:table-cell table:number-columns-repeated="1009"/>
        </table:table-row>
        <table:table-row table:style-name="ro1">
          <table:table-cell office:value-type="string" calcext:value-type="string">
            <text:p>cb0645b6-e665-40ab-96ef-f81e95349e57</text:p>
          </table:table-cell>
          <table:table-cell office:value-type="string" calcext:value-type="string">
            <text:p>bom_00456</text:p>
          </table:table-cell>
          <table:table-cell/>
          <table:table-cell table:formula="of:=IF([.C457]&lt;&gt;&quot;&quot;; SUM(INDEX(INDIRECT(&quot;'&quot; &amp; [.B457] &amp; &quot;'.$A$1:$Z$1000&quot;); 0; MATCH(&quot;count&quot;; INDIRECT(&quot;'&quot; &amp; [.B457] &amp; &quot;'.$A$1:$Z$1&quot;); 0))); &quot;&quot;)">
            <text:p/>
          </table:table-cell>
          <table:table-cell table:formula="of:=IF([.C457]&lt;&gt;&quot;&quot;; SUM(INDEX(INDIRECT(&quot;'&quot; &amp; [.B457] &amp; &quot;'.$A$1:$Z$1000&quot;); 0; MATCH(&quot;cost&quot;; INDIRECT(&quot;'&quot; &amp; [.B457] &amp; &quot;'.$A$1:$Z$1&quot;); 0))); &quot;&quot;)">
            <text:p/>
          </table:table-cell>
          <table:table-cell table:style-name="ce39" table:formula="of:=IF([.C457]&lt;&gt;&quot;&quot;; SUM(INDEX(INDIRECT(&quot;'&quot; &amp; [.B457] &amp; &quot;'.$A$1:$Z$1000&quot;); 0; MATCH(&quot;total_assembly_time_min&quot;; INDIRECT(&quot;'&quot; &amp; [.B457] &amp; &quot;'.$A$1:$Z$1&quot;); 0)))/60; &quot;&quot;)">
            <text:p/>
          </table:table-cell>
          <table:table-cell table:content-validation-name="val5" table:formula="of:=IF([.C457]&lt;&gt;&quot;&quot;; [$values.$B$2]; &quot;&quot;)">
            <text:p/>
          </table:table-cell>
          <table:table-cell table:style-name="ce37" table:formula="of:=IF([.C457]&lt;&gt;&quot;&quot;; [.F457]*[.G457]; &quot;&quot;)">
            <text:p/>
          </table:table-cell>
          <table:table-cell table:style-name="ce37" table:formula="of:=IF([.C457]&lt;&gt;&quot;&quot;; [.H457]+[.E457]; &quot;&quot;)">
            <text:p/>
          </table:table-cell>
          <table:table-cell/>
          <table:table-cell table:formula="of:=IF([.C457]&lt;&gt;&quot;&quot;; [.L457]-[.I457]; &quot;&quot;)">
            <text:p/>
          </table:table-cell>
          <table:table-cell table:style-name="ce37" table:formula="of:=IF([.C457]&lt;&gt;&quot;&quot;; [.I457]/(1-[.J457]); &quot;&quot;)">
            <text:p/>
          </table:table-cell>
          <table:table-cell table:content-validation-name="val5" table:formula="of:=IF([.C457]&lt;&gt;&quot;&quot;; [$values.$A$2]; &quot;&quot;)">
            <text:p/>
          </table:table-cell>
          <table:table-cell table:style-name="ce37" table:formula="of:=IF([.C457]&lt;&gt;&quot;&quot;; [.O457]-[.L457]; &quot;&quot;)">
            <text:p/>
          </table:table-cell>
          <table:table-cell table:style-name="ce37" table:formula="of:=IF([.C457]&lt;&gt;&quot;&quot;; [.L457]/(1-[.M457]); &quot;&quot;)">
            <text:p/>
          </table:table-cell>
          <table:table-cell table:number-columns-repeated="1009"/>
        </table:table-row>
        <table:table-row table:style-name="ro1">
          <table:table-cell office:value-type="string" calcext:value-type="string">
            <text:p>e0865f36-89f9-4801-9769-4d7a175b63d0</text:p>
          </table:table-cell>
          <table:table-cell office:value-type="string" calcext:value-type="string">
            <text:p>bom_00457</text:p>
          </table:table-cell>
          <table:table-cell/>
          <table:table-cell table:formula="of:=IF([.C458]&lt;&gt;&quot;&quot;; SUM(INDEX(INDIRECT(&quot;'&quot; &amp; [.B458] &amp; &quot;'.$A$1:$Z$1000&quot;); 0; MATCH(&quot;count&quot;; INDIRECT(&quot;'&quot; &amp; [.B458] &amp; &quot;'.$A$1:$Z$1&quot;); 0))); &quot;&quot;)">
            <text:p/>
          </table:table-cell>
          <table:table-cell table:formula="of:=IF([.C458]&lt;&gt;&quot;&quot;; SUM(INDEX(INDIRECT(&quot;'&quot; &amp; [.B458] &amp; &quot;'.$A$1:$Z$1000&quot;); 0; MATCH(&quot;cost&quot;; INDIRECT(&quot;'&quot; &amp; [.B458] &amp; &quot;'.$A$1:$Z$1&quot;); 0))); &quot;&quot;)">
            <text:p/>
          </table:table-cell>
          <table:table-cell table:style-name="ce39" table:formula="of:=IF([.C458]&lt;&gt;&quot;&quot;; SUM(INDEX(INDIRECT(&quot;'&quot; &amp; [.B458] &amp; &quot;'.$A$1:$Z$1000&quot;); 0; MATCH(&quot;total_assembly_time_min&quot;; INDIRECT(&quot;'&quot; &amp; [.B458] &amp; &quot;'.$A$1:$Z$1&quot;); 0)))/60; &quot;&quot;)">
            <text:p/>
          </table:table-cell>
          <table:table-cell table:content-validation-name="val5" table:formula="of:=IF([.C458]&lt;&gt;&quot;&quot;; [$values.$B$2]; &quot;&quot;)">
            <text:p/>
          </table:table-cell>
          <table:table-cell table:style-name="ce37" table:formula="of:=IF([.C458]&lt;&gt;&quot;&quot;; [.F458]*[.G458]; &quot;&quot;)">
            <text:p/>
          </table:table-cell>
          <table:table-cell table:style-name="ce37" table:formula="of:=IF([.C458]&lt;&gt;&quot;&quot;; [.H458]+[.E458]; &quot;&quot;)">
            <text:p/>
          </table:table-cell>
          <table:table-cell/>
          <table:table-cell table:formula="of:=IF([.C458]&lt;&gt;&quot;&quot;; [.L458]-[.I458]; &quot;&quot;)">
            <text:p/>
          </table:table-cell>
          <table:table-cell table:style-name="ce37" table:formula="of:=IF([.C458]&lt;&gt;&quot;&quot;; [.I458]/(1-[.J458]); &quot;&quot;)">
            <text:p/>
          </table:table-cell>
          <table:table-cell table:content-validation-name="val5" table:formula="of:=IF([.C458]&lt;&gt;&quot;&quot;; [$values.$A$2]; &quot;&quot;)">
            <text:p/>
          </table:table-cell>
          <table:table-cell table:style-name="ce37" table:formula="of:=IF([.C458]&lt;&gt;&quot;&quot;; [.O458]-[.L458]; &quot;&quot;)">
            <text:p/>
          </table:table-cell>
          <table:table-cell table:style-name="ce37" table:formula="of:=IF([.C458]&lt;&gt;&quot;&quot;; [.L458]/(1-[.M458]); &quot;&quot;)">
            <text:p/>
          </table:table-cell>
          <table:table-cell table:number-columns-repeated="1009"/>
        </table:table-row>
        <table:table-row table:style-name="ro1">
          <table:table-cell office:value-type="string" calcext:value-type="string">
            <text:p>72661a28-cefd-459e-b18b-5b5b5c464e78</text:p>
          </table:table-cell>
          <table:table-cell office:value-type="string" calcext:value-type="string">
            <text:p>bom_00458</text:p>
          </table:table-cell>
          <table:table-cell/>
          <table:table-cell table:formula="of:=IF([.C459]&lt;&gt;&quot;&quot;; SUM(INDEX(INDIRECT(&quot;'&quot; &amp; [.B459] &amp; &quot;'.$A$1:$Z$1000&quot;); 0; MATCH(&quot;count&quot;; INDIRECT(&quot;'&quot; &amp; [.B459] &amp; &quot;'.$A$1:$Z$1&quot;); 0))); &quot;&quot;)">
            <text:p/>
          </table:table-cell>
          <table:table-cell table:formula="of:=IF([.C459]&lt;&gt;&quot;&quot;; SUM(INDEX(INDIRECT(&quot;'&quot; &amp; [.B459] &amp; &quot;'.$A$1:$Z$1000&quot;); 0; MATCH(&quot;cost&quot;; INDIRECT(&quot;'&quot; &amp; [.B459] &amp; &quot;'.$A$1:$Z$1&quot;); 0))); &quot;&quot;)">
            <text:p/>
          </table:table-cell>
          <table:table-cell table:style-name="ce39" table:formula="of:=IF([.C459]&lt;&gt;&quot;&quot;; SUM(INDEX(INDIRECT(&quot;'&quot; &amp; [.B459] &amp; &quot;'.$A$1:$Z$1000&quot;); 0; MATCH(&quot;total_assembly_time_min&quot;; INDIRECT(&quot;'&quot; &amp; [.B459] &amp; &quot;'.$A$1:$Z$1&quot;); 0)))/60; &quot;&quot;)">
            <text:p/>
          </table:table-cell>
          <table:table-cell table:content-validation-name="val5" table:formula="of:=IF([.C459]&lt;&gt;&quot;&quot;; [$values.$B$2]; &quot;&quot;)">
            <text:p/>
          </table:table-cell>
          <table:table-cell table:style-name="ce37" table:formula="of:=IF([.C459]&lt;&gt;&quot;&quot;; [.F459]*[.G459]; &quot;&quot;)">
            <text:p/>
          </table:table-cell>
          <table:table-cell table:style-name="ce37" table:formula="of:=IF([.C459]&lt;&gt;&quot;&quot;; [.H459]+[.E459]; &quot;&quot;)">
            <text:p/>
          </table:table-cell>
          <table:table-cell/>
          <table:table-cell table:formula="of:=IF([.C459]&lt;&gt;&quot;&quot;; [.L459]-[.I459]; &quot;&quot;)">
            <text:p/>
          </table:table-cell>
          <table:table-cell table:style-name="ce37" table:formula="of:=IF([.C459]&lt;&gt;&quot;&quot;; [.I459]/(1-[.J459]); &quot;&quot;)">
            <text:p/>
          </table:table-cell>
          <table:table-cell table:content-validation-name="val5" table:formula="of:=IF([.C459]&lt;&gt;&quot;&quot;; [$values.$A$2]; &quot;&quot;)">
            <text:p/>
          </table:table-cell>
          <table:table-cell table:style-name="ce37" table:formula="of:=IF([.C459]&lt;&gt;&quot;&quot;; [.O459]-[.L459]; &quot;&quot;)">
            <text:p/>
          </table:table-cell>
          <table:table-cell table:style-name="ce37" table:formula="of:=IF([.C459]&lt;&gt;&quot;&quot;; [.L459]/(1-[.M459]); &quot;&quot;)">
            <text:p/>
          </table:table-cell>
          <table:table-cell table:number-columns-repeated="1009"/>
        </table:table-row>
        <table:table-row table:style-name="ro1">
          <table:table-cell office:value-type="string" calcext:value-type="string">
            <text:p>99401b11-fb63-4d23-836e-9c4e0376ddee</text:p>
          </table:table-cell>
          <table:table-cell office:value-type="string" calcext:value-type="string">
            <text:p>bom_00459</text:p>
          </table:table-cell>
          <table:table-cell/>
          <table:table-cell table:formula="of:=IF([.C460]&lt;&gt;&quot;&quot;; SUM(INDEX(INDIRECT(&quot;'&quot; &amp; [.B460] &amp; &quot;'.$A$1:$Z$1000&quot;); 0; MATCH(&quot;count&quot;; INDIRECT(&quot;'&quot; &amp; [.B460] &amp; &quot;'.$A$1:$Z$1&quot;); 0))); &quot;&quot;)">
            <text:p/>
          </table:table-cell>
          <table:table-cell table:formula="of:=IF([.C460]&lt;&gt;&quot;&quot;; SUM(INDEX(INDIRECT(&quot;'&quot; &amp; [.B460] &amp; &quot;'.$A$1:$Z$1000&quot;); 0; MATCH(&quot;cost&quot;; INDIRECT(&quot;'&quot; &amp; [.B460] &amp; &quot;'.$A$1:$Z$1&quot;); 0))); &quot;&quot;)">
            <text:p/>
          </table:table-cell>
          <table:table-cell table:style-name="ce39" table:formula="of:=IF([.C460]&lt;&gt;&quot;&quot;; SUM(INDEX(INDIRECT(&quot;'&quot; &amp; [.B460] &amp; &quot;'.$A$1:$Z$1000&quot;); 0; MATCH(&quot;total_assembly_time_min&quot;; INDIRECT(&quot;'&quot; &amp; [.B460] &amp; &quot;'.$A$1:$Z$1&quot;); 0)))/60; &quot;&quot;)">
            <text:p/>
          </table:table-cell>
          <table:table-cell table:content-validation-name="val5" table:formula="of:=IF([.C460]&lt;&gt;&quot;&quot;; [$values.$B$2]; &quot;&quot;)">
            <text:p/>
          </table:table-cell>
          <table:table-cell table:style-name="ce37" table:formula="of:=IF([.C460]&lt;&gt;&quot;&quot;; [.F460]*[.G460]; &quot;&quot;)">
            <text:p/>
          </table:table-cell>
          <table:table-cell table:style-name="ce37" table:formula="of:=IF([.C460]&lt;&gt;&quot;&quot;; [.H460]+[.E460]; &quot;&quot;)">
            <text:p/>
          </table:table-cell>
          <table:table-cell/>
          <table:table-cell table:formula="of:=IF([.C460]&lt;&gt;&quot;&quot;; [.L460]-[.I460]; &quot;&quot;)">
            <text:p/>
          </table:table-cell>
          <table:table-cell table:style-name="ce37" table:formula="of:=IF([.C460]&lt;&gt;&quot;&quot;; [.I460]/(1-[.J460]); &quot;&quot;)">
            <text:p/>
          </table:table-cell>
          <table:table-cell table:content-validation-name="val5" table:formula="of:=IF([.C460]&lt;&gt;&quot;&quot;; [$values.$A$2]; &quot;&quot;)">
            <text:p/>
          </table:table-cell>
          <table:table-cell table:style-name="ce37" table:formula="of:=IF([.C460]&lt;&gt;&quot;&quot;; [.O460]-[.L460]; &quot;&quot;)">
            <text:p/>
          </table:table-cell>
          <table:table-cell table:style-name="ce37" table:formula="of:=IF([.C460]&lt;&gt;&quot;&quot;; [.L460]/(1-[.M460]); &quot;&quot;)">
            <text:p/>
          </table:table-cell>
          <table:table-cell table:number-columns-repeated="1009"/>
        </table:table-row>
        <table:table-row table:style-name="ro1">
          <table:table-cell office:value-type="string" calcext:value-type="string">
            <text:p>e0bd49fe-58f6-4c3a-8f79-aeb9fee8650e</text:p>
          </table:table-cell>
          <table:table-cell office:value-type="string" calcext:value-type="string">
            <text:p>bom_00460</text:p>
          </table:table-cell>
          <table:table-cell/>
          <table:table-cell table:formula="of:=IF([.C461]&lt;&gt;&quot;&quot;; SUM(INDEX(INDIRECT(&quot;'&quot; &amp; [.B461] &amp; &quot;'.$A$1:$Z$1000&quot;); 0; MATCH(&quot;count&quot;; INDIRECT(&quot;'&quot; &amp; [.B461] &amp; &quot;'.$A$1:$Z$1&quot;); 0))); &quot;&quot;)">
            <text:p/>
          </table:table-cell>
          <table:table-cell table:formula="of:=IF([.C461]&lt;&gt;&quot;&quot;; SUM(INDEX(INDIRECT(&quot;'&quot; &amp; [.B461] &amp; &quot;'.$A$1:$Z$1000&quot;); 0; MATCH(&quot;cost&quot;; INDIRECT(&quot;'&quot; &amp; [.B461] &amp; &quot;'.$A$1:$Z$1&quot;); 0))); &quot;&quot;)">
            <text:p/>
          </table:table-cell>
          <table:table-cell table:style-name="ce39" table:formula="of:=IF([.C461]&lt;&gt;&quot;&quot;; SUM(INDEX(INDIRECT(&quot;'&quot; &amp; [.B461] &amp; &quot;'.$A$1:$Z$1000&quot;); 0; MATCH(&quot;total_assembly_time_min&quot;; INDIRECT(&quot;'&quot; &amp; [.B461] &amp; &quot;'.$A$1:$Z$1&quot;); 0)))/60; &quot;&quot;)">
            <text:p/>
          </table:table-cell>
          <table:table-cell table:content-validation-name="val5" table:formula="of:=IF([.C461]&lt;&gt;&quot;&quot;; [$values.$B$2]; &quot;&quot;)">
            <text:p/>
          </table:table-cell>
          <table:table-cell table:style-name="ce37" table:formula="of:=IF([.C461]&lt;&gt;&quot;&quot;; [.F461]*[.G461]; &quot;&quot;)">
            <text:p/>
          </table:table-cell>
          <table:table-cell table:style-name="ce37" table:formula="of:=IF([.C461]&lt;&gt;&quot;&quot;; [.H461]+[.E461]; &quot;&quot;)">
            <text:p/>
          </table:table-cell>
          <table:table-cell/>
          <table:table-cell table:formula="of:=IF([.C461]&lt;&gt;&quot;&quot;; [.L461]-[.I461]; &quot;&quot;)">
            <text:p/>
          </table:table-cell>
          <table:table-cell table:style-name="ce37" table:formula="of:=IF([.C461]&lt;&gt;&quot;&quot;; [.I461]/(1-[.J461]); &quot;&quot;)">
            <text:p/>
          </table:table-cell>
          <table:table-cell table:content-validation-name="val5" table:formula="of:=IF([.C461]&lt;&gt;&quot;&quot;; [$values.$A$2]; &quot;&quot;)">
            <text:p/>
          </table:table-cell>
          <table:table-cell table:style-name="ce37" table:formula="of:=IF([.C461]&lt;&gt;&quot;&quot;; [.O461]-[.L461]; &quot;&quot;)">
            <text:p/>
          </table:table-cell>
          <table:table-cell table:style-name="ce37" table:formula="of:=IF([.C461]&lt;&gt;&quot;&quot;; [.L461]/(1-[.M461]); &quot;&quot;)">
            <text:p/>
          </table:table-cell>
          <table:table-cell table:number-columns-repeated="1009"/>
        </table:table-row>
        <table:table-row table:style-name="ro1">
          <table:table-cell office:value-type="string" calcext:value-type="string">
            <text:p>7cac3aa7-a8f2-4329-aaa8-9a1434ab045e</text:p>
          </table:table-cell>
          <table:table-cell office:value-type="string" calcext:value-type="string">
            <text:p>bom_00461</text:p>
          </table:table-cell>
          <table:table-cell/>
          <table:table-cell table:formula="of:=IF([.C462]&lt;&gt;&quot;&quot;; SUM(INDEX(INDIRECT(&quot;'&quot; &amp; [.B462] &amp; &quot;'.$A$1:$Z$1000&quot;); 0; MATCH(&quot;count&quot;; INDIRECT(&quot;'&quot; &amp; [.B462] &amp; &quot;'.$A$1:$Z$1&quot;); 0))); &quot;&quot;)">
            <text:p/>
          </table:table-cell>
          <table:table-cell table:formula="of:=IF([.C462]&lt;&gt;&quot;&quot;; SUM(INDEX(INDIRECT(&quot;'&quot; &amp; [.B462] &amp; &quot;'.$A$1:$Z$1000&quot;); 0; MATCH(&quot;cost&quot;; INDIRECT(&quot;'&quot; &amp; [.B462] &amp; &quot;'.$A$1:$Z$1&quot;); 0))); &quot;&quot;)">
            <text:p/>
          </table:table-cell>
          <table:table-cell table:style-name="ce39" table:formula="of:=IF([.C462]&lt;&gt;&quot;&quot;; SUM(INDEX(INDIRECT(&quot;'&quot; &amp; [.B462] &amp; &quot;'.$A$1:$Z$1000&quot;); 0; MATCH(&quot;total_assembly_time_min&quot;; INDIRECT(&quot;'&quot; &amp; [.B462] &amp; &quot;'.$A$1:$Z$1&quot;); 0)))/60; &quot;&quot;)">
            <text:p/>
          </table:table-cell>
          <table:table-cell table:content-validation-name="val5" table:formula="of:=IF([.C462]&lt;&gt;&quot;&quot;; [$values.$B$2]; &quot;&quot;)">
            <text:p/>
          </table:table-cell>
          <table:table-cell table:style-name="ce37" table:formula="of:=IF([.C462]&lt;&gt;&quot;&quot;; [.F462]*[.G462]; &quot;&quot;)">
            <text:p/>
          </table:table-cell>
          <table:table-cell table:style-name="ce37" table:formula="of:=IF([.C462]&lt;&gt;&quot;&quot;; [.H462]+[.E462]; &quot;&quot;)">
            <text:p/>
          </table:table-cell>
          <table:table-cell/>
          <table:table-cell table:formula="of:=IF([.C462]&lt;&gt;&quot;&quot;; [.L462]-[.I462]; &quot;&quot;)">
            <text:p/>
          </table:table-cell>
          <table:table-cell table:style-name="ce37" table:formula="of:=IF([.C462]&lt;&gt;&quot;&quot;; [.I462]/(1-[.J462]); &quot;&quot;)">
            <text:p/>
          </table:table-cell>
          <table:table-cell table:content-validation-name="val5" table:formula="of:=IF([.C462]&lt;&gt;&quot;&quot;; [$values.$A$2]; &quot;&quot;)">
            <text:p/>
          </table:table-cell>
          <table:table-cell table:style-name="ce37" table:formula="of:=IF([.C462]&lt;&gt;&quot;&quot;; [.O462]-[.L462]; &quot;&quot;)">
            <text:p/>
          </table:table-cell>
          <table:table-cell table:style-name="ce37" table:formula="of:=IF([.C462]&lt;&gt;&quot;&quot;; [.L462]/(1-[.M462]); &quot;&quot;)">
            <text:p/>
          </table:table-cell>
          <table:table-cell table:number-columns-repeated="1009"/>
        </table:table-row>
        <table:table-row table:style-name="ro1">
          <table:table-cell office:value-type="string" calcext:value-type="string">
            <text:p>1bc77e1c-b914-4fc1-9090-6fe5079f7e98</text:p>
          </table:table-cell>
          <table:table-cell office:value-type="string" calcext:value-type="string">
            <text:p>bom_00462</text:p>
          </table:table-cell>
          <table:table-cell/>
          <table:table-cell table:formula="of:=IF([.C463]&lt;&gt;&quot;&quot;; SUM(INDEX(INDIRECT(&quot;'&quot; &amp; [.B463] &amp; &quot;'.$A$1:$Z$1000&quot;); 0; MATCH(&quot;count&quot;; INDIRECT(&quot;'&quot; &amp; [.B463] &amp; &quot;'.$A$1:$Z$1&quot;); 0))); &quot;&quot;)">
            <text:p/>
          </table:table-cell>
          <table:table-cell table:formula="of:=IF([.C463]&lt;&gt;&quot;&quot;; SUM(INDEX(INDIRECT(&quot;'&quot; &amp; [.B463] &amp; &quot;'.$A$1:$Z$1000&quot;); 0; MATCH(&quot;cost&quot;; INDIRECT(&quot;'&quot; &amp; [.B463] &amp; &quot;'.$A$1:$Z$1&quot;); 0))); &quot;&quot;)">
            <text:p/>
          </table:table-cell>
          <table:table-cell table:style-name="ce39" table:formula="of:=IF([.C463]&lt;&gt;&quot;&quot;; SUM(INDEX(INDIRECT(&quot;'&quot; &amp; [.B463] &amp; &quot;'.$A$1:$Z$1000&quot;); 0; MATCH(&quot;total_assembly_time_min&quot;; INDIRECT(&quot;'&quot; &amp; [.B463] &amp; &quot;'.$A$1:$Z$1&quot;); 0)))/60; &quot;&quot;)">
            <text:p/>
          </table:table-cell>
          <table:table-cell table:content-validation-name="val5" table:formula="of:=IF([.C463]&lt;&gt;&quot;&quot;; [$values.$B$2]; &quot;&quot;)">
            <text:p/>
          </table:table-cell>
          <table:table-cell table:style-name="ce37" table:formula="of:=IF([.C463]&lt;&gt;&quot;&quot;; [.F463]*[.G463]; &quot;&quot;)">
            <text:p/>
          </table:table-cell>
          <table:table-cell table:style-name="ce37" table:formula="of:=IF([.C463]&lt;&gt;&quot;&quot;; [.H463]+[.E463]; &quot;&quot;)">
            <text:p/>
          </table:table-cell>
          <table:table-cell/>
          <table:table-cell table:formula="of:=IF([.C463]&lt;&gt;&quot;&quot;; [.L463]-[.I463]; &quot;&quot;)">
            <text:p/>
          </table:table-cell>
          <table:table-cell table:style-name="ce37" table:formula="of:=IF([.C463]&lt;&gt;&quot;&quot;; [.I463]/(1-[.J463]); &quot;&quot;)">
            <text:p/>
          </table:table-cell>
          <table:table-cell table:content-validation-name="val5" table:formula="of:=IF([.C463]&lt;&gt;&quot;&quot;; [$values.$A$2]; &quot;&quot;)">
            <text:p/>
          </table:table-cell>
          <table:table-cell table:style-name="ce37" table:formula="of:=IF([.C463]&lt;&gt;&quot;&quot;; [.O463]-[.L463]; &quot;&quot;)">
            <text:p/>
          </table:table-cell>
          <table:table-cell table:style-name="ce37" table:formula="of:=IF([.C463]&lt;&gt;&quot;&quot;; [.L463]/(1-[.M463]); &quot;&quot;)">
            <text:p/>
          </table:table-cell>
          <table:table-cell table:number-columns-repeated="1009"/>
        </table:table-row>
        <table:table-row table:style-name="ro1">
          <table:table-cell office:value-type="string" calcext:value-type="string">
            <text:p>c215beef-e705-4cd3-9088-69e7a325f172</text:p>
          </table:table-cell>
          <table:table-cell office:value-type="string" calcext:value-type="string">
            <text:p>bom_00463</text:p>
          </table:table-cell>
          <table:table-cell/>
          <table:table-cell table:formula="of:=IF([.C464]&lt;&gt;&quot;&quot;; SUM(INDEX(INDIRECT(&quot;'&quot; &amp; [.B464] &amp; &quot;'.$A$1:$Z$1000&quot;); 0; MATCH(&quot;count&quot;; INDIRECT(&quot;'&quot; &amp; [.B464] &amp; &quot;'.$A$1:$Z$1&quot;); 0))); &quot;&quot;)">
            <text:p/>
          </table:table-cell>
          <table:table-cell table:formula="of:=IF([.C464]&lt;&gt;&quot;&quot;; SUM(INDEX(INDIRECT(&quot;'&quot; &amp; [.B464] &amp; &quot;'.$A$1:$Z$1000&quot;); 0; MATCH(&quot;cost&quot;; INDIRECT(&quot;'&quot; &amp; [.B464] &amp; &quot;'.$A$1:$Z$1&quot;); 0))); &quot;&quot;)">
            <text:p/>
          </table:table-cell>
          <table:table-cell table:style-name="ce39" table:formula="of:=IF([.C464]&lt;&gt;&quot;&quot;; SUM(INDEX(INDIRECT(&quot;'&quot; &amp; [.B464] &amp; &quot;'.$A$1:$Z$1000&quot;); 0; MATCH(&quot;total_assembly_time_min&quot;; INDIRECT(&quot;'&quot; &amp; [.B464] &amp; &quot;'.$A$1:$Z$1&quot;); 0)))/60; &quot;&quot;)">
            <text:p/>
          </table:table-cell>
          <table:table-cell table:content-validation-name="val5" table:formula="of:=IF([.C464]&lt;&gt;&quot;&quot;; [$values.$B$2]; &quot;&quot;)">
            <text:p/>
          </table:table-cell>
          <table:table-cell table:style-name="ce37" table:formula="of:=IF([.C464]&lt;&gt;&quot;&quot;; [.F464]*[.G464]; &quot;&quot;)">
            <text:p/>
          </table:table-cell>
          <table:table-cell table:style-name="ce37" table:formula="of:=IF([.C464]&lt;&gt;&quot;&quot;; [.H464]+[.E464]; &quot;&quot;)">
            <text:p/>
          </table:table-cell>
          <table:table-cell/>
          <table:table-cell table:formula="of:=IF([.C464]&lt;&gt;&quot;&quot;; [.L464]-[.I464]; &quot;&quot;)">
            <text:p/>
          </table:table-cell>
          <table:table-cell table:style-name="ce37" table:formula="of:=IF([.C464]&lt;&gt;&quot;&quot;; [.I464]/(1-[.J464]); &quot;&quot;)">
            <text:p/>
          </table:table-cell>
          <table:table-cell table:content-validation-name="val5" table:formula="of:=IF([.C464]&lt;&gt;&quot;&quot;; [$values.$A$2]; &quot;&quot;)">
            <text:p/>
          </table:table-cell>
          <table:table-cell table:style-name="ce37" table:formula="of:=IF([.C464]&lt;&gt;&quot;&quot;; [.O464]-[.L464]; &quot;&quot;)">
            <text:p/>
          </table:table-cell>
          <table:table-cell table:style-name="ce37" table:formula="of:=IF([.C464]&lt;&gt;&quot;&quot;; [.L464]/(1-[.M464]); &quot;&quot;)">
            <text:p/>
          </table:table-cell>
          <table:table-cell table:number-columns-repeated="1009"/>
        </table:table-row>
        <table:table-row table:style-name="ro1">
          <table:table-cell office:value-type="string" calcext:value-type="string">
            <text:p>2143beda-ad7f-44bc-99b0-0735d4286616</text:p>
          </table:table-cell>
          <table:table-cell office:value-type="string" calcext:value-type="string">
            <text:p>bom_00464</text:p>
          </table:table-cell>
          <table:table-cell/>
          <table:table-cell table:formula="of:=IF([.C465]&lt;&gt;&quot;&quot;; SUM(INDEX(INDIRECT(&quot;'&quot; &amp; [.B465] &amp; &quot;'.$A$1:$Z$1000&quot;); 0; MATCH(&quot;count&quot;; INDIRECT(&quot;'&quot; &amp; [.B465] &amp; &quot;'.$A$1:$Z$1&quot;); 0))); &quot;&quot;)">
            <text:p/>
          </table:table-cell>
          <table:table-cell table:formula="of:=IF([.C465]&lt;&gt;&quot;&quot;; SUM(INDEX(INDIRECT(&quot;'&quot; &amp; [.B465] &amp; &quot;'.$A$1:$Z$1000&quot;); 0; MATCH(&quot;cost&quot;; INDIRECT(&quot;'&quot; &amp; [.B465] &amp; &quot;'.$A$1:$Z$1&quot;); 0))); &quot;&quot;)">
            <text:p/>
          </table:table-cell>
          <table:table-cell table:style-name="ce39" table:formula="of:=IF([.C465]&lt;&gt;&quot;&quot;; SUM(INDEX(INDIRECT(&quot;'&quot; &amp; [.B465] &amp; &quot;'.$A$1:$Z$1000&quot;); 0; MATCH(&quot;total_assembly_time_min&quot;; INDIRECT(&quot;'&quot; &amp; [.B465] &amp; &quot;'.$A$1:$Z$1&quot;); 0)))/60; &quot;&quot;)">
            <text:p/>
          </table:table-cell>
          <table:table-cell table:content-validation-name="val5" table:formula="of:=IF([.C465]&lt;&gt;&quot;&quot;; [$values.$B$2]; &quot;&quot;)">
            <text:p/>
          </table:table-cell>
          <table:table-cell table:style-name="ce37" table:formula="of:=IF([.C465]&lt;&gt;&quot;&quot;; [.F465]*[.G465]; &quot;&quot;)">
            <text:p/>
          </table:table-cell>
          <table:table-cell table:style-name="ce37" table:formula="of:=IF([.C465]&lt;&gt;&quot;&quot;; [.H465]+[.E465]; &quot;&quot;)">
            <text:p/>
          </table:table-cell>
          <table:table-cell/>
          <table:table-cell table:formula="of:=IF([.C465]&lt;&gt;&quot;&quot;; [.L465]-[.I465]; &quot;&quot;)">
            <text:p/>
          </table:table-cell>
          <table:table-cell table:style-name="ce37" table:formula="of:=IF([.C465]&lt;&gt;&quot;&quot;; [.I465]/(1-[.J465]); &quot;&quot;)">
            <text:p/>
          </table:table-cell>
          <table:table-cell table:content-validation-name="val5" table:formula="of:=IF([.C465]&lt;&gt;&quot;&quot;; [$values.$A$2]; &quot;&quot;)">
            <text:p/>
          </table:table-cell>
          <table:table-cell table:style-name="ce37" table:formula="of:=IF([.C465]&lt;&gt;&quot;&quot;; [.O465]-[.L465]; &quot;&quot;)">
            <text:p/>
          </table:table-cell>
          <table:table-cell table:style-name="ce37" table:formula="of:=IF([.C465]&lt;&gt;&quot;&quot;; [.L465]/(1-[.M465]); &quot;&quot;)">
            <text:p/>
          </table:table-cell>
          <table:table-cell table:number-columns-repeated="1009"/>
        </table:table-row>
        <table:table-row table:style-name="ro1">
          <table:table-cell office:value-type="string" calcext:value-type="string">
            <text:p>5f1bb666-b052-44d3-86fb-b94c67ae1713</text:p>
          </table:table-cell>
          <table:table-cell office:value-type="string" calcext:value-type="string">
            <text:p>bom_00465</text:p>
          </table:table-cell>
          <table:table-cell/>
          <table:table-cell table:formula="of:=IF([.C466]&lt;&gt;&quot;&quot;; SUM(INDEX(INDIRECT(&quot;'&quot; &amp; [.B466] &amp; &quot;'.$A$1:$Z$1000&quot;); 0; MATCH(&quot;count&quot;; INDIRECT(&quot;'&quot; &amp; [.B466] &amp; &quot;'.$A$1:$Z$1&quot;); 0))); &quot;&quot;)">
            <text:p/>
          </table:table-cell>
          <table:table-cell table:formula="of:=IF([.C466]&lt;&gt;&quot;&quot;; SUM(INDEX(INDIRECT(&quot;'&quot; &amp; [.B466] &amp; &quot;'.$A$1:$Z$1000&quot;); 0; MATCH(&quot;cost&quot;; INDIRECT(&quot;'&quot; &amp; [.B466] &amp; &quot;'.$A$1:$Z$1&quot;); 0))); &quot;&quot;)">
            <text:p/>
          </table:table-cell>
          <table:table-cell table:style-name="ce39" table:formula="of:=IF([.C466]&lt;&gt;&quot;&quot;; SUM(INDEX(INDIRECT(&quot;'&quot; &amp; [.B466] &amp; &quot;'.$A$1:$Z$1000&quot;); 0; MATCH(&quot;total_assembly_time_min&quot;; INDIRECT(&quot;'&quot; &amp; [.B466] &amp; &quot;'.$A$1:$Z$1&quot;); 0)))/60; &quot;&quot;)">
            <text:p/>
          </table:table-cell>
          <table:table-cell table:content-validation-name="val5" table:formula="of:=IF([.C466]&lt;&gt;&quot;&quot;; [$values.$B$2]; &quot;&quot;)">
            <text:p/>
          </table:table-cell>
          <table:table-cell table:style-name="ce37" table:formula="of:=IF([.C466]&lt;&gt;&quot;&quot;; [.F466]*[.G466]; &quot;&quot;)">
            <text:p/>
          </table:table-cell>
          <table:table-cell table:style-name="ce37" table:formula="of:=IF([.C466]&lt;&gt;&quot;&quot;; [.H466]+[.E466]; &quot;&quot;)">
            <text:p/>
          </table:table-cell>
          <table:table-cell/>
          <table:table-cell table:formula="of:=IF([.C466]&lt;&gt;&quot;&quot;; [.L466]-[.I466]; &quot;&quot;)">
            <text:p/>
          </table:table-cell>
          <table:table-cell table:style-name="ce37" table:formula="of:=IF([.C466]&lt;&gt;&quot;&quot;; [.I466]/(1-[.J466]); &quot;&quot;)">
            <text:p/>
          </table:table-cell>
          <table:table-cell table:content-validation-name="val5" table:formula="of:=IF([.C466]&lt;&gt;&quot;&quot;; [$values.$A$2]; &quot;&quot;)">
            <text:p/>
          </table:table-cell>
          <table:table-cell table:style-name="ce37" table:formula="of:=IF([.C466]&lt;&gt;&quot;&quot;; [.O466]-[.L466]; &quot;&quot;)">
            <text:p/>
          </table:table-cell>
          <table:table-cell table:style-name="ce37" table:formula="of:=IF([.C466]&lt;&gt;&quot;&quot;; [.L466]/(1-[.M466]); &quot;&quot;)">
            <text:p/>
          </table:table-cell>
          <table:table-cell table:number-columns-repeated="1009"/>
        </table:table-row>
        <table:table-row table:style-name="ro1">
          <table:table-cell office:value-type="string" calcext:value-type="string">
            <text:p>71baf662-dcb8-460b-96ca-d0341462ea2c</text:p>
          </table:table-cell>
          <table:table-cell office:value-type="string" calcext:value-type="string">
            <text:p>bom_00466</text:p>
          </table:table-cell>
          <table:table-cell/>
          <table:table-cell table:formula="of:=IF([.C467]&lt;&gt;&quot;&quot;; SUM(INDEX(INDIRECT(&quot;'&quot; &amp; [.B467] &amp; &quot;'.$A$1:$Z$1000&quot;); 0; MATCH(&quot;count&quot;; INDIRECT(&quot;'&quot; &amp; [.B467] &amp; &quot;'.$A$1:$Z$1&quot;); 0))); &quot;&quot;)">
            <text:p/>
          </table:table-cell>
          <table:table-cell table:formula="of:=IF([.C467]&lt;&gt;&quot;&quot;; SUM(INDEX(INDIRECT(&quot;'&quot; &amp; [.B467] &amp; &quot;'.$A$1:$Z$1000&quot;); 0; MATCH(&quot;cost&quot;; INDIRECT(&quot;'&quot; &amp; [.B467] &amp; &quot;'.$A$1:$Z$1&quot;); 0))); &quot;&quot;)">
            <text:p/>
          </table:table-cell>
          <table:table-cell table:style-name="ce39" table:formula="of:=IF([.C467]&lt;&gt;&quot;&quot;; SUM(INDEX(INDIRECT(&quot;'&quot; &amp; [.B467] &amp; &quot;'.$A$1:$Z$1000&quot;); 0; MATCH(&quot;total_assembly_time_min&quot;; INDIRECT(&quot;'&quot; &amp; [.B467] &amp; &quot;'.$A$1:$Z$1&quot;); 0)))/60; &quot;&quot;)">
            <text:p/>
          </table:table-cell>
          <table:table-cell table:content-validation-name="val5" table:formula="of:=IF([.C467]&lt;&gt;&quot;&quot;; [$values.$B$2]; &quot;&quot;)">
            <text:p/>
          </table:table-cell>
          <table:table-cell table:style-name="ce37" table:formula="of:=IF([.C467]&lt;&gt;&quot;&quot;; [.F467]*[.G467]; &quot;&quot;)">
            <text:p/>
          </table:table-cell>
          <table:table-cell table:style-name="ce37" table:formula="of:=IF([.C467]&lt;&gt;&quot;&quot;; [.H467]+[.E467]; &quot;&quot;)">
            <text:p/>
          </table:table-cell>
          <table:table-cell/>
          <table:table-cell table:formula="of:=IF([.C467]&lt;&gt;&quot;&quot;; [.L467]-[.I467]; &quot;&quot;)">
            <text:p/>
          </table:table-cell>
          <table:table-cell table:style-name="ce37" table:formula="of:=IF([.C467]&lt;&gt;&quot;&quot;; [.I467]/(1-[.J467]); &quot;&quot;)">
            <text:p/>
          </table:table-cell>
          <table:table-cell table:content-validation-name="val5" table:formula="of:=IF([.C467]&lt;&gt;&quot;&quot;; [$values.$A$2]; &quot;&quot;)">
            <text:p/>
          </table:table-cell>
          <table:table-cell table:style-name="ce37" table:formula="of:=IF([.C467]&lt;&gt;&quot;&quot;; [.O467]-[.L467]; &quot;&quot;)">
            <text:p/>
          </table:table-cell>
          <table:table-cell table:style-name="ce37" table:formula="of:=IF([.C467]&lt;&gt;&quot;&quot;; [.L467]/(1-[.M467]); &quot;&quot;)">
            <text:p/>
          </table:table-cell>
          <table:table-cell table:number-columns-repeated="1009"/>
        </table:table-row>
        <table:table-row table:style-name="ro1">
          <table:table-cell office:value-type="string" calcext:value-type="string">
            <text:p>fe1ec930-ff82-4bc4-ae90-c5a618ccb7b2</text:p>
          </table:table-cell>
          <table:table-cell office:value-type="string" calcext:value-type="string">
            <text:p>bom_00467</text:p>
          </table:table-cell>
          <table:table-cell/>
          <table:table-cell table:formula="of:=IF([.C468]&lt;&gt;&quot;&quot;; SUM(INDEX(INDIRECT(&quot;'&quot; &amp; [.B468] &amp; &quot;'.$A$1:$Z$1000&quot;); 0; MATCH(&quot;count&quot;; INDIRECT(&quot;'&quot; &amp; [.B468] &amp; &quot;'.$A$1:$Z$1&quot;); 0))); &quot;&quot;)">
            <text:p/>
          </table:table-cell>
          <table:table-cell table:formula="of:=IF([.C468]&lt;&gt;&quot;&quot;; SUM(INDEX(INDIRECT(&quot;'&quot; &amp; [.B468] &amp; &quot;'.$A$1:$Z$1000&quot;); 0; MATCH(&quot;cost&quot;; INDIRECT(&quot;'&quot; &amp; [.B468] &amp; &quot;'.$A$1:$Z$1&quot;); 0))); &quot;&quot;)">
            <text:p/>
          </table:table-cell>
          <table:table-cell table:style-name="ce39" table:formula="of:=IF([.C468]&lt;&gt;&quot;&quot;; SUM(INDEX(INDIRECT(&quot;'&quot; &amp; [.B468] &amp; &quot;'.$A$1:$Z$1000&quot;); 0; MATCH(&quot;total_assembly_time_min&quot;; INDIRECT(&quot;'&quot; &amp; [.B468] &amp; &quot;'.$A$1:$Z$1&quot;); 0)))/60; &quot;&quot;)">
            <text:p/>
          </table:table-cell>
          <table:table-cell table:content-validation-name="val5" table:formula="of:=IF([.C468]&lt;&gt;&quot;&quot;; [$values.$B$2]; &quot;&quot;)">
            <text:p/>
          </table:table-cell>
          <table:table-cell table:style-name="ce37" table:formula="of:=IF([.C468]&lt;&gt;&quot;&quot;; [.F468]*[.G468]; &quot;&quot;)">
            <text:p/>
          </table:table-cell>
          <table:table-cell table:style-name="ce37" table:formula="of:=IF([.C468]&lt;&gt;&quot;&quot;; [.H468]+[.E468]; &quot;&quot;)">
            <text:p/>
          </table:table-cell>
          <table:table-cell/>
          <table:table-cell table:formula="of:=IF([.C468]&lt;&gt;&quot;&quot;; [.L468]-[.I468]; &quot;&quot;)">
            <text:p/>
          </table:table-cell>
          <table:table-cell table:style-name="ce37" table:formula="of:=IF([.C468]&lt;&gt;&quot;&quot;; [.I468]/(1-[.J468]); &quot;&quot;)">
            <text:p/>
          </table:table-cell>
          <table:table-cell table:content-validation-name="val5" table:formula="of:=IF([.C468]&lt;&gt;&quot;&quot;; [$values.$A$2]; &quot;&quot;)">
            <text:p/>
          </table:table-cell>
          <table:table-cell table:style-name="ce37" table:formula="of:=IF([.C468]&lt;&gt;&quot;&quot;; [.O468]-[.L468]; &quot;&quot;)">
            <text:p/>
          </table:table-cell>
          <table:table-cell table:style-name="ce37" table:formula="of:=IF([.C468]&lt;&gt;&quot;&quot;; [.L468]/(1-[.M468]); &quot;&quot;)">
            <text:p/>
          </table:table-cell>
          <table:table-cell table:number-columns-repeated="1009"/>
        </table:table-row>
        <table:table-row table:style-name="ro1">
          <table:table-cell office:value-type="string" calcext:value-type="string">
            <text:p>4f34b8ab-f686-4a78-95b7-d1d2b35fee1d</text:p>
          </table:table-cell>
          <table:table-cell office:value-type="string" calcext:value-type="string">
            <text:p>bom_00468</text:p>
          </table:table-cell>
          <table:table-cell/>
          <table:table-cell table:formula="of:=IF([.C469]&lt;&gt;&quot;&quot;; SUM(INDEX(INDIRECT(&quot;'&quot; &amp; [.B469] &amp; &quot;'.$A$1:$Z$1000&quot;); 0; MATCH(&quot;count&quot;; INDIRECT(&quot;'&quot; &amp; [.B469] &amp; &quot;'.$A$1:$Z$1&quot;); 0))); &quot;&quot;)">
            <text:p/>
          </table:table-cell>
          <table:table-cell table:formula="of:=IF([.C469]&lt;&gt;&quot;&quot;; SUM(INDEX(INDIRECT(&quot;'&quot; &amp; [.B469] &amp; &quot;'.$A$1:$Z$1000&quot;); 0; MATCH(&quot;cost&quot;; INDIRECT(&quot;'&quot; &amp; [.B469] &amp; &quot;'.$A$1:$Z$1&quot;); 0))); &quot;&quot;)">
            <text:p/>
          </table:table-cell>
          <table:table-cell table:style-name="ce39" table:formula="of:=IF([.C469]&lt;&gt;&quot;&quot;; SUM(INDEX(INDIRECT(&quot;'&quot; &amp; [.B469] &amp; &quot;'.$A$1:$Z$1000&quot;); 0; MATCH(&quot;total_assembly_time_min&quot;; INDIRECT(&quot;'&quot; &amp; [.B469] &amp; &quot;'.$A$1:$Z$1&quot;); 0)))/60; &quot;&quot;)">
            <text:p/>
          </table:table-cell>
          <table:table-cell table:content-validation-name="val5" table:formula="of:=IF([.C469]&lt;&gt;&quot;&quot;; [$values.$B$2]; &quot;&quot;)">
            <text:p/>
          </table:table-cell>
          <table:table-cell table:style-name="ce37" table:formula="of:=IF([.C469]&lt;&gt;&quot;&quot;; [.F469]*[.G469]; &quot;&quot;)">
            <text:p/>
          </table:table-cell>
          <table:table-cell table:style-name="ce37" table:formula="of:=IF([.C469]&lt;&gt;&quot;&quot;; [.H469]+[.E469]; &quot;&quot;)">
            <text:p/>
          </table:table-cell>
          <table:table-cell/>
          <table:table-cell table:formula="of:=IF([.C469]&lt;&gt;&quot;&quot;; [.L469]-[.I469]; &quot;&quot;)">
            <text:p/>
          </table:table-cell>
          <table:table-cell table:style-name="ce37" table:formula="of:=IF([.C469]&lt;&gt;&quot;&quot;; [.I469]/(1-[.J469]); &quot;&quot;)">
            <text:p/>
          </table:table-cell>
          <table:table-cell table:content-validation-name="val5" table:formula="of:=IF([.C469]&lt;&gt;&quot;&quot;; [$values.$A$2]; &quot;&quot;)">
            <text:p/>
          </table:table-cell>
          <table:table-cell table:style-name="ce37" table:formula="of:=IF([.C469]&lt;&gt;&quot;&quot;; [.O469]-[.L469]; &quot;&quot;)">
            <text:p/>
          </table:table-cell>
          <table:table-cell table:style-name="ce37" table:formula="of:=IF([.C469]&lt;&gt;&quot;&quot;; [.L469]/(1-[.M469]); &quot;&quot;)">
            <text:p/>
          </table:table-cell>
          <table:table-cell table:number-columns-repeated="1009"/>
        </table:table-row>
        <table:table-row table:style-name="ro1">
          <table:table-cell office:value-type="string" calcext:value-type="string">
            <text:p>5497313d-c221-444e-a00a-7bbd1c29392c</text:p>
          </table:table-cell>
          <table:table-cell office:value-type="string" calcext:value-type="string">
            <text:p>bom_00469</text:p>
          </table:table-cell>
          <table:table-cell/>
          <table:table-cell table:formula="of:=IF([.C470]&lt;&gt;&quot;&quot;; SUM(INDEX(INDIRECT(&quot;'&quot; &amp; [.B470] &amp; &quot;'.$A$1:$Z$1000&quot;); 0; MATCH(&quot;count&quot;; INDIRECT(&quot;'&quot; &amp; [.B470] &amp; &quot;'.$A$1:$Z$1&quot;); 0))); &quot;&quot;)">
            <text:p/>
          </table:table-cell>
          <table:table-cell table:formula="of:=IF([.C470]&lt;&gt;&quot;&quot;; SUM(INDEX(INDIRECT(&quot;'&quot; &amp; [.B470] &amp; &quot;'.$A$1:$Z$1000&quot;); 0; MATCH(&quot;cost&quot;; INDIRECT(&quot;'&quot; &amp; [.B470] &amp; &quot;'.$A$1:$Z$1&quot;); 0))); &quot;&quot;)">
            <text:p/>
          </table:table-cell>
          <table:table-cell table:style-name="ce39" table:formula="of:=IF([.C470]&lt;&gt;&quot;&quot;; SUM(INDEX(INDIRECT(&quot;'&quot; &amp; [.B470] &amp; &quot;'.$A$1:$Z$1000&quot;); 0; MATCH(&quot;total_assembly_time_min&quot;; INDIRECT(&quot;'&quot; &amp; [.B470] &amp; &quot;'.$A$1:$Z$1&quot;); 0)))/60; &quot;&quot;)">
            <text:p/>
          </table:table-cell>
          <table:table-cell table:content-validation-name="val5" table:formula="of:=IF([.C470]&lt;&gt;&quot;&quot;; [$values.$B$2]; &quot;&quot;)">
            <text:p/>
          </table:table-cell>
          <table:table-cell table:style-name="ce37" table:formula="of:=IF([.C470]&lt;&gt;&quot;&quot;; [.F470]*[.G470]; &quot;&quot;)">
            <text:p/>
          </table:table-cell>
          <table:table-cell table:style-name="ce37" table:formula="of:=IF([.C470]&lt;&gt;&quot;&quot;; [.H470]+[.E470]; &quot;&quot;)">
            <text:p/>
          </table:table-cell>
          <table:table-cell/>
          <table:table-cell table:formula="of:=IF([.C470]&lt;&gt;&quot;&quot;; [.L470]-[.I470]; &quot;&quot;)">
            <text:p/>
          </table:table-cell>
          <table:table-cell table:style-name="ce37" table:formula="of:=IF([.C470]&lt;&gt;&quot;&quot;; [.I470]/(1-[.J470]); &quot;&quot;)">
            <text:p/>
          </table:table-cell>
          <table:table-cell table:content-validation-name="val5" table:formula="of:=IF([.C470]&lt;&gt;&quot;&quot;; [$values.$A$2]; &quot;&quot;)">
            <text:p/>
          </table:table-cell>
          <table:table-cell table:style-name="ce37" table:formula="of:=IF([.C470]&lt;&gt;&quot;&quot;; [.O470]-[.L470]; &quot;&quot;)">
            <text:p/>
          </table:table-cell>
          <table:table-cell table:style-name="ce37" table:formula="of:=IF([.C470]&lt;&gt;&quot;&quot;; [.L470]/(1-[.M470]); &quot;&quot;)">
            <text:p/>
          </table:table-cell>
          <table:table-cell table:number-columns-repeated="1009"/>
        </table:table-row>
        <table:table-row table:style-name="ro1">
          <table:table-cell office:value-type="string" calcext:value-type="string">
            <text:p>3c732825-7659-4398-ac8b-32d9ef74aa27</text:p>
          </table:table-cell>
          <table:table-cell office:value-type="string" calcext:value-type="string">
            <text:p>bom_00470</text:p>
          </table:table-cell>
          <table:table-cell/>
          <table:table-cell table:formula="of:=IF([.C471]&lt;&gt;&quot;&quot;; SUM(INDEX(INDIRECT(&quot;'&quot; &amp; [.B471] &amp; &quot;'.$A$1:$Z$1000&quot;); 0; MATCH(&quot;count&quot;; INDIRECT(&quot;'&quot; &amp; [.B471] &amp; &quot;'.$A$1:$Z$1&quot;); 0))); &quot;&quot;)">
            <text:p/>
          </table:table-cell>
          <table:table-cell table:formula="of:=IF([.C471]&lt;&gt;&quot;&quot;; SUM(INDEX(INDIRECT(&quot;'&quot; &amp; [.B471] &amp; &quot;'.$A$1:$Z$1000&quot;); 0; MATCH(&quot;cost&quot;; INDIRECT(&quot;'&quot; &amp; [.B471] &amp; &quot;'.$A$1:$Z$1&quot;); 0))); &quot;&quot;)">
            <text:p/>
          </table:table-cell>
          <table:table-cell table:style-name="ce39" table:formula="of:=IF([.C471]&lt;&gt;&quot;&quot;; SUM(INDEX(INDIRECT(&quot;'&quot; &amp; [.B471] &amp; &quot;'.$A$1:$Z$1000&quot;); 0; MATCH(&quot;total_assembly_time_min&quot;; INDIRECT(&quot;'&quot; &amp; [.B471] &amp; &quot;'.$A$1:$Z$1&quot;); 0)))/60; &quot;&quot;)">
            <text:p/>
          </table:table-cell>
          <table:table-cell table:content-validation-name="val5" table:formula="of:=IF([.C471]&lt;&gt;&quot;&quot;; [$values.$B$2]; &quot;&quot;)">
            <text:p/>
          </table:table-cell>
          <table:table-cell table:style-name="ce37" table:formula="of:=IF([.C471]&lt;&gt;&quot;&quot;; [.F471]*[.G471]; &quot;&quot;)">
            <text:p/>
          </table:table-cell>
          <table:table-cell table:style-name="ce37" table:formula="of:=IF([.C471]&lt;&gt;&quot;&quot;; [.H471]+[.E471]; &quot;&quot;)">
            <text:p/>
          </table:table-cell>
          <table:table-cell/>
          <table:table-cell table:formula="of:=IF([.C471]&lt;&gt;&quot;&quot;; [.L471]-[.I471]; &quot;&quot;)">
            <text:p/>
          </table:table-cell>
          <table:table-cell table:style-name="ce37" table:formula="of:=IF([.C471]&lt;&gt;&quot;&quot;; [.I471]/(1-[.J471]); &quot;&quot;)">
            <text:p/>
          </table:table-cell>
          <table:table-cell table:content-validation-name="val5" table:formula="of:=IF([.C471]&lt;&gt;&quot;&quot;; [$values.$A$2]; &quot;&quot;)">
            <text:p/>
          </table:table-cell>
          <table:table-cell table:style-name="ce37" table:formula="of:=IF([.C471]&lt;&gt;&quot;&quot;; [.O471]-[.L471]; &quot;&quot;)">
            <text:p/>
          </table:table-cell>
          <table:table-cell table:style-name="ce37" table:formula="of:=IF([.C471]&lt;&gt;&quot;&quot;; [.L471]/(1-[.M471]); &quot;&quot;)">
            <text:p/>
          </table:table-cell>
          <table:table-cell table:number-columns-repeated="1009"/>
        </table:table-row>
        <table:table-row table:style-name="ro1">
          <table:table-cell office:value-type="string" calcext:value-type="string">
            <text:p>755dc677-49c4-455e-8996-edef6b8f0374</text:p>
          </table:table-cell>
          <table:table-cell office:value-type="string" calcext:value-type="string">
            <text:p>bom_00471</text:p>
          </table:table-cell>
          <table:table-cell/>
          <table:table-cell table:formula="of:=IF([.C472]&lt;&gt;&quot;&quot;; SUM(INDEX(INDIRECT(&quot;'&quot; &amp; [.B472] &amp; &quot;'.$A$1:$Z$1000&quot;); 0; MATCH(&quot;count&quot;; INDIRECT(&quot;'&quot; &amp; [.B472] &amp; &quot;'.$A$1:$Z$1&quot;); 0))); &quot;&quot;)">
            <text:p/>
          </table:table-cell>
          <table:table-cell table:formula="of:=IF([.C472]&lt;&gt;&quot;&quot;; SUM(INDEX(INDIRECT(&quot;'&quot; &amp; [.B472] &amp; &quot;'.$A$1:$Z$1000&quot;); 0; MATCH(&quot;cost&quot;; INDIRECT(&quot;'&quot; &amp; [.B472] &amp; &quot;'.$A$1:$Z$1&quot;); 0))); &quot;&quot;)">
            <text:p/>
          </table:table-cell>
          <table:table-cell table:style-name="ce39" table:formula="of:=IF([.C472]&lt;&gt;&quot;&quot;; SUM(INDEX(INDIRECT(&quot;'&quot; &amp; [.B472] &amp; &quot;'.$A$1:$Z$1000&quot;); 0; MATCH(&quot;total_assembly_time_min&quot;; INDIRECT(&quot;'&quot; &amp; [.B472] &amp; &quot;'.$A$1:$Z$1&quot;); 0)))/60; &quot;&quot;)">
            <text:p/>
          </table:table-cell>
          <table:table-cell table:content-validation-name="val5" table:formula="of:=IF([.C472]&lt;&gt;&quot;&quot;; [$values.$B$2]; &quot;&quot;)">
            <text:p/>
          </table:table-cell>
          <table:table-cell table:style-name="ce37" table:formula="of:=IF([.C472]&lt;&gt;&quot;&quot;; [.F472]*[.G472]; &quot;&quot;)">
            <text:p/>
          </table:table-cell>
          <table:table-cell table:style-name="ce37" table:formula="of:=IF([.C472]&lt;&gt;&quot;&quot;; [.H472]+[.E472]; &quot;&quot;)">
            <text:p/>
          </table:table-cell>
          <table:table-cell/>
          <table:table-cell table:formula="of:=IF([.C472]&lt;&gt;&quot;&quot;; [.L472]-[.I472]; &quot;&quot;)">
            <text:p/>
          </table:table-cell>
          <table:table-cell table:style-name="ce37" table:formula="of:=IF([.C472]&lt;&gt;&quot;&quot;; [.I472]/(1-[.J472]); &quot;&quot;)">
            <text:p/>
          </table:table-cell>
          <table:table-cell table:content-validation-name="val5" table:formula="of:=IF([.C472]&lt;&gt;&quot;&quot;; [$values.$A$2]; &quot;&quot;)">
            <text:p/>
          </table:table-cell>
          <table:table-cell table:style-name="ce37" table:formula="of:=IF([.C472]&lt;&gt;&quot;&quot;; [.O472]-[.L472]; &quot;&quot;)">
            <text:p/>
          </table:table-cell>
          <table:table-cell table:style-name="ce37" table:formula="of:=IF([.C472]&lt;&gt;&quot;&quot;; [.L472]/(1-[.M472]); &quot;&quot;)">
            <text:p/>
          </table:table-cell>
          <table:table-cell table:number-columns-repeated="1009"/>
        </table:table-row>
        <table:table-row table:style-name="ro1">
          <table:table-cell office:value-type="string" calcext:value-type="string">
            <text:p>5758de99-9af5-4425-9734-09bfa3ac4252</text:p>
          </table:table-cell>
          <table:table-cell office:value-type="string" calcext:value-type="string">
            <text:p>bom_00472</text:p>
          </table:table-cell>
          <table:table-cell/>
          <table:table-cell table:formula="of:=IF([.C473]&lt;&gt;&quot;&quot;; SUM(INDEX(INDIRECT(&quot;'&quot; &amp; [.B473] &amp; &quot;'.$A$1:$Z$1000&quot;); 0; MATCH(&quot;count&quot;; INDIRECT(&quot;'&quot; &amp; [.B473] &amp; &quot;'.$A$1:$Z$1&quot;); 0))); &quot;&quot;)">
            <text:p/>
          </table:table-cell>
          <table:table-cell table:formula="of:=IF([.C473]&lt;&gt;&quot;&quot;; SUM(INDEX(INDIRECT(&quot;'&quot; &amp; [.B473] &amp; &quot;'.$A$1:$Z$1000&quot;); 0; MATCH(&quot;cost&quot;; INDIRECT(&quot;'&quot; &amp; [.B473] &amp; &quot;'.$A$1:$Z$1&quot;); 0))); &quot;&quot;)">
            <text:p/>
          </table:table-cell>
          <table:table-cell table:style-name="ce39" table:formula="of:=IF([.C473]&lt;&gt;&quot;&quot;; SUM(INDEX(INDIRECT(&quot;'&quot; &amp; [.B473] &amp; &quot;'.$A$1:$Z$1000&quot;); 0; MATCH(&quot;total_assembly_time_min&quot;; INDIRECT(&quot;'&quot; &amp; [.B473] &amp; &quot;'.$A$1:$Z$1&quot;); 0)))/60; &quot;&quot;)">
            <text:p/>
          </table:table-cell>
          <table:table-cell table:content-validation-name="val5" table:formula="of:=IF([.C473]&lt;&gt;&quot;&quot;; [$values.$B$2]; &quot;&quot;)">
            <text:p/>
          </table:table-cell>
          <table:table-cell table:style-name="ce37" table:formula="of:=IF([.C473]&lt;&gt;&quot;&quot;; [.F473]*[.G473]; &quot;&quot;)">
            <text:p/>
          </table:table-cell>
          <table:table-cell table:style-name="ce37" table:formula="of:=IF([.C473]&lt;&gt;&quot;&quot;; [.H473]+[.E473]; &quot;&quot;)">
            <text:p/>
          </table:table-cell>
          <table:table-cell/>
          <table:table-cell table:formula="of:=IF([.C473]&lt;&gt;&quot;&quot;; [.L473]-[.I473]; &quot;&quot;)">
            <text:p/>
          </table:table-cell>
          <table:table-cell table:style-name="ce37" table:formula="of:=IF([.C473]&lt;&gt;&quot;&quot;; [.I473]/(1-[.J473]); &quot;&quot;)">
            <text:p/>
          </table:table-cell>
          <table:table-cell table:content-validation-name="val5" table:formula="of:=IF([.C473]&lt;&gt;&quot;&quot;; [$values.$A$2]; &quot;&quot;)">
            <text:p/>
          </table:table-cell>
          <table:table-cell table:style-name="ce37" table:formula="of:=IF([.C473]&lt;&gt;&quot;&quot;; [.O473]-[.L473]; &quot;&quot;)">
            <text:p/>
          </table:table-cell>
          <table:table-cell table:style-name="ce37" table:formula="of:=IF([.C473]&lt;&gt;&quot;&quot;; [.L473]/(1-[.M473]); &quot;&quot;)">
            <text:p/>
          </table:table-cell>
          <table:table-cell table:number-columns-repeated="1009"/>
        </table:table-row>
        <table:table-row table:style-name="ro1">
          <table:table-cell office:value-type="string" calcext:value-type="string">
            <text:p>8395cd44-f3e3-4dbc-894f-c83db3d61f96</text:p>
          </table:table-cell>
          <table:table-cell office:value-type="string" calcext:value-type="string">
            <text:p>bom_00473</text:p>
          </table:table-cell>
          <table:table-cell/>
          <table:table-cell table:formula="of:=IF([.C474]&lt;&gt;&quot;&quot;; SUM(INDEX(INDIRECT(&quot;'&quot; &amp; [.B474] &amp; &quot;'.$A$1:$Z$1000&quot;); 0; MATCH(&quot;count&quot;; INDIRECT(&quot;'&quot; &amp; [.B474] &amp; &quot;'.$A$1:$Z$1&quot;); 0))); &quot;&quot;)">
            <text:p/>
          </table:table-cell>
          <table:table-cell table:formula="of:=IF([.C474]&lt;&gt;&quot;&quot;; SUM(INDEX(INDIRECT(&quot;'&quot; &amp; [.B474] &amp; &quot;'.$A$1:$Z$1000&quot;); 0; MATCH(&quot;cost&quot;; INDIRECT(&quot;'&quot; &amp; [.B474] &amp; &quot;'.$A$1:$Z$1&quot;); 0))); &quot;&quot;)">
            <text:p/>
          </table:table-cell>
          <table:table-cell table:style-name="ce39" table:formula="of:=IF([.C474]&lt;&gt;&quot;&quot;; SUM(INDEX(INDIRECT(&quot;'&quot; &amp; [.B474] &amp; &quot;'.$A$1:$Z$1000&quot;); 0; MATCH(&quot;total_assembly_time_min&quot;; INDIRECT(&quot;'&quot; &amp; [.B474] &amp; &quot;'.$A$1:$Z$1&quot;); 0)))/60; &quot;&quot;)">
            <text:p/>
          </table:table-cell>
          <table:table-cell table:content-validation-name="val5" table:formula="of:=IF([.C474]&lt;&gt;&quot;&quot;; [$values.$B$2]; &quot;&quot;)">
            <text:p/>
          </table:table-cell>
          <table:table-cell table:style-name="ce37" table:formula="of:=IF([.C474]&lt;&gt;&quot;&quot;; [.F474]*[.G474]; &quot;&quot;)">
            <text:p/>
          </table:table-cell>
          <table:table-cell table:style-name="ce37" table:formula="of:=IF([.C474]&lt;&gt;&quot;&quot;; [.H474]+[.E474]; &quot;&quot;)">
            <text:p/>
          </table:table-cell>
          <table:table-cell/>
          <table:table-cell table:formula="of:=IF([.C474]&lt;&gt;&quot;&quot;; [.L474]-[.I474]; &quot;&quot;)">
            <text:p/>
          </table:table-cell>
          <table:table-cell table:style-name="ce37" table:formula="of:=IF([.C474]&lt;&gt;&quot;&quot;; [.I474]/(1-[.J474]); &quot;&quot;)">
            <text:p/>
          </table:table-cell>
          <table:table-cell table:content-validation-name="val5" table:formula="of:=IF([.C474]&lt;&gt;&quot;&quot;; [$values.$A$2]; &quot;&quot;)">
            <text:p/>
          </table:table-cell>
          <table:table-cell table:style-name="ce37" table:formula="of:=IF([.C474]&lt;&gt;&quot;&quot;; [.O474]-[.L474]; &quot;&quot;)">
            <text:p/>
          </table:table-cell>
          <table:table-cell table:style-name="ce37" table:formula="of:=IF([.C474]&lt;&gt;&quot;&quot;; [.L474]/(1-[.M474]); &quot;&quot;)">
            <text:p/>
          </table:table-cell>
          <table:table-cell table:number-columns-repeated="1009"/>
        </table:table-row>
        <table:table-row table:style-name="ro1">
          <table:table-cell office:value-type="string" calcext:value-type="string">
            <text:p>aa8ebd2a-bbd2-42ae-a037-9a2db100bb41</text:p>
          </table:table-cell>
          <table:table-cell office:value-type="string" calcext:value-type="string">
            <text:p>bom_00474</text:p>
          </table:table-cell>
          <table:table-cell/>
          <table:table-cell table:formula="of:=IF([.C475]&lt;&gt;&quot;&quot;; SUM(INDEX(INDIRECT(&quot;'&quot; &amp; [.B475] &amp; &quot;'.$A$1:$Z$1000&quot;); 0; MATCH(&quot;count&quot;; INDIRECT(&quot;'&quot; &amp; [.B475] &amp; &quot;'.$A$1:$Z$1&quot;); 0))); &quot;&quot;)">
            <text:p/>
          </table:table-cell>
          <table:table-cell table:formula="of:=IF([.C475]&lt;&gt;&quot;&quot;; SUM(INDEX(INDIRECT(&quot;'&quot; &amp; [.B475] &amp; &quot;'.$A$1:$Z$1000&quot;); 0; MATCH(&quot;cost&quot;; INDIRECT(&quot;'&quot; &amp; [.B475] &amp; &quot;'.$A$1:$Z$1&quot;); 0))); &quot;&quot;)">
            <text:p/>
          </table:table-cell>
          <table:table-cell table:style-name="ce39" table:formula="of:=IF([.C475]&lt;&gt;&quot;&quot;; SUM(INDEX(INDIRECT(&quot;'&quot; &amp; [.B475] &amp; &quot;'.$A$1:$Z$1000&quot;); 0; MATCH(&quot;total_assembly_time_min&quot;; INDIRECT(&quot;'&quot; &amp; [.B475] &amp; &quot;'.$A$1:$Z$1&quot;); 0)))/60; &quot;&quot;)">
            <text:p/>
          </table:table-cell>
          <table:table-cell table:content-validation-name="val5" table:formula="of:=IF([.C475]&lt;&gt;&quot;&quot;; [$values.$B$2]; &quot;&quot;)">
            <text:p/>
          </table:table-cell>
          <table:table-cell table:style-name="ce37" table:formula="of:=IF([.C475]&lt;&gt;&quot;&quot;; [.F475]*[.G475]; &quot;&quot;)">
            <text:p/>
          </table:table-cell>
          <table:table-cell table:style-name="ce37" table:formula="of:=IF([.C475]&lt;&gt;&quot;&quot;; [.H475]+[.E475]; &quot;&quot;)">
            <text:p/>
          </table:table-cell>
          <table:table-cell/>
          <table:table-cell table:formula="of:=IF([.C475]&lt;&gt;&quot;&quot;; [.L475]-[.I475]; &quot;&quot;)">
            <text:p/>
          </table:table-cell>
          <table:table-cell table:style-name="ce37" table:formula="of:=IF([.C475]&lt;&gt;&quot;&quot;; [.I475]/(1-[.J475]); &quot;&quot;)">
            <text:p/>
          </table:table-cell>
          <table:table-cell table:content-validation-name="val5" table:formula="of:=IF([.C475]&lt;&gt;&quot;&quot;; [$values.$A$2]; &quot;&quot;)">
            <text:p/>
          </table:table-cell>
          <table:table-cell table:style-name="ce37" table:formula="of:=IF([.C475]&lt;&gt;&quot;&quot;; [.O475]-[.L475]; &quot;&quot;)">
            <text:p/>
          </table:table-cell>
          <table:table-cell table:style-name="ce37" table:formula="of:=IF([.C475]&lt;&gt;&quot;&quot;; [.L475]/(1-[.M475]); &quot;&quot;)">
            <text:p/>
          </table:table-cell>
          <table:table-cell table:number-columns-repeated="1009"/>
        </table:table-row>
        <table:table-row table:style-name="ro1">
          <table:table-cell office:value-type="string" calcext:value-type="string">
            <text:p>59d300cf-9a47-4929-8544-c024100f4475</text:p>
          </table:table-cell>
          <table:table-cell office:value-type="string" calcext:value-type="string">
            <text:p>bom_00475</text:p>
          </table:table-cell>
          <table:table-cell/>
          <table:table-cell table:formula="of:=IF([.C476]&lt;&gt;&quot;&quot;; SUM(INDEX(INDIRECT(&quot;'&quot; &amp; [.B476] &amp; &quot;'.$A$1:$Z$1000&quot;); 0; MATCH(&quot;count&quot;; INDIRECT(&quot;'&quot; &amp; [.B476] &amp; &quot;'.$A$1:$Z$1&quot;); 0))); &quot;&quot;)">
            <text:p/>
          </table:table-cell>
          <table:table-cell table:formula="of:=IF([.C476]&lt;&gt;&quot;&quot;; SUM(INDEX(INDIRECT(&quot;'&quot; &amp; [.B476] &amp; &quot;'.$A$1:$Z$1000&quot;); 0; MATCH(&quot;cost&quot;; INDIRECT(&quot;'&quot; &amp; [.B476] &amp; &quot;'.$A$1:$Z$1&quot;); 0))); &quot;&quot;)">
            <text:p/>
          </table:table-cell>
          <table:table-cell table:style-name="ce39" table:formula="of:=IF([.C476]&lt;&gt;&quot;&quot;; SUM(INDEX(INDIRECT(&quot;'&quot; &amp; [.B476] &amp; &quot;'.$A$1:$Z$1000&quot;); 0; MATCH(&quot;total_assembly_time_min&quot;; INDIRECT(&quot;'&quot; &amp; [.B476] &amp; &quot;'.$A$1:$Z$1&quot;); 0)))/60; &quot;&quot;)">
            <text:p/>
          </table:table-cell>
          <table:table-cell table:content-validation-name="val5" table:formula="of:=IF([.C476]&lt;&gt;&quot;&quot;; [$values.$B$2]; &quot;&quot;)">
            <text:p/>
          </table:table-cell>
          <table:table-cell table:style-name="ce37" table:formula="of:=IF([.C476]&lt;&gt;&quot;&quot;; [.F476]*[.G476]; &quot;&quot;)">
            <text:p/>
          </table:table-cell>
          <table:table-cell table:style-name="ce37" table:formula="of:=IF([.C476]&lt;&gt;&quot;&quot;; [.H476]+[.E476]; &quot;&quot;)">
            <text:p/>
          </table:table-cell>
          <table:table-cell/>
          <table:table-cell table:formula="of:=IF([.C476]&lt;&gt;&quot;&quot;; [.L476]-[.I476]; &quot;&quot;)">
            <text:p/>
          </table:table-cell>
          <table:table-cell table:style-name="ce37" table:formula="of:=IF([.C476]&lt;&gt;&quot;&quot;; [.I476]/(1-[.J476]); &quot;&quot;)">
            <text:p/>
          </table:table-cell>
          <table:table-cell table:content-validation-name="val5" table:formula="of:=IF([.C476]&lt;&gt;&quot;&quot;; [$values.$A$2]; &quot;&quot;)">
            <text:p/>
          </table:table-cell>
          <table:table-cell table:style-name="ce37" table:formula="of:=IF([.C476]&lt;&gt;&quot;&quot;; [.O476]-[.L476]; &quot;&quot;)">
            <text:p/>
          </table:table-cell>
          <table:table-cell table:style-name="ce37" table:formula="of:=IF([.C476]&lt;&gt;&quot;&quot;; [.L476]/(1-[.M476]); &quot;&quot;)">
            <text:p/>
          </table:table-cell>
          <table:table-cell table:number-columns-repeated="1009"/>
        </table:table-row>
        <table:table-row table:style-name="ro1">
          <table:table-cell office:value-type="string" calcext:value-type="string">
            <text:p>4ed827b5-77ae-4720-9e44-7c27f4d38fad</text:p>
          </table:table-cell>
          <table:table-cell office:value-type="string" calcext:value-type="string">
            <text:p>bom_00476</text:p>
          </table:table-cell>
          <table:table-cell/>
          <table:table-cell table:formula="of:=IF([.C477]&lt;&gt;&quot;&quot;; SUM(INDEX(INDIRECT(&quot;'&quot; &amp; [.B477] &amp; &quot;'.$A$1:$Z$1000&quot;); 0; MATCH(&quot;count&quot;; INDIRECT(&quot;'&quot; &amp; [.B477] &amp; &quot;'.$A$1:$Z$1&quot;); 0))); &quot;&quot;)">
            <text:p/>
          </table:table-cell>
          <table:table-cell table:formula="of:=IF([.C477]&lt;&gt;&quot;&quot;; SUM(INDEX(INDIRECT(&quot;'&quot; &amp; [.B477] &amp; &quot;'.$A$1:$Z$1000&quot;); 0; MATCH(&quot;cost&quot;; INDIRECT(&quot;'&quot; &amp; [.B477] &amp; &quot;'.$A$1:$Z$1&quot;); 0))); &quot;&quot;)">
            <text:p/>
          </table:table-cell>
          <table:table-cell table:style-name="ce39" table:formula="of:=IF([.C477]&lt;&gt;&quot;&quot;; SUM(INDEX(INDIRECT(&quot;'&quot; &amp; [.B477] &amp; &quot;'.$A$1:$Z$1000&quot;); 0; MATCH(&quot;total_assembly_time_min&quot;; INDIRECT(&quot;'&quot; &amp; [.B477] &amp; &quot;'.$A$1:$Z$1&quot;); 0)))/60; &quot;&quot;)">
            <text:p/>
          </table:table-cell>
          <table:table-cell table:content-validation-name="val5" table:formula="of:=IF([.C477]&lt;&gt;&quot;&quot;; [$values.$B$2]; &quot;&quot;)">
            <text:p/>
          </table:table-cell>
          <table:table-cell table:style-name="ce37" table:formula="of:=IF([.C477]&lt;&gt;&quot;&quot;; [.F477]*[.G477]; &quot;&quot;)">
            <text:p/>
          </table:table-cell>
          <table:table-cell table:style-name="ce37" table:formula="of:=IF([.C477]&lt;&gt;&quot;&quot;; [.H477]+[.E477]; &quot;&quot;)">
            <text:p/>
          </table:table-cell>
          <table:table-cell/>
          <table:table-cell table:formula="of:=IF([.C477]&lt;&gt;&quot;&quot;; [.L477]-[.I477]; &quot;&quot;)">
            <text:p/>
          </table:table-cell>
          <table:table-cell table:style-name="ce37" table:formula="of:=IF([.C477]&lt;&gt;&quot;&quot;; [.I477]/(1-[.J477]); &quot;&quot;)">
            <text:p/>
          </table:table-cell>
          <table:table-cell table:content-validation-name="val5" table:formula="of:=IF([.C477]&lt;&gt;&quot;&quot;; [$values.$A$2]; &quot;&quot;)">
            <text:p/>
          </table:table-cell>
          <table:table-cell table:style-name="ce37" table:formula="of:=IF([.C477]&lt;&gt;&quot;&quot;; [.O477]-[.L477]; &quot;&quot;)">
            <text:p/>
          </table:table-cell>
          <table:table-cell table:style-name="ce37" table:formula="of:=IF([.C477]&lt;&gt;&quot;&quot;; [.L477]/(1-[.M477]); &quot;&quot;)">
            <text:p/>
          </table:table-cell>
          <table:table-cell table:number-columns-repeated="1009"/>
        </table:table-row>
        <table:table-row table:style-name="ro1">
          <table:table-cell office:value-type="string" calcext:value-type="string">
            <text:p>e402910f-6912-4344-80c2-88fe25333437</text:p>
          </table:table-cell>
          <table:table-cell office:value-type="string" calcext:value-type="string">
            <text:p>bom_00477</text:p>
          </table:table-cell>
          <table:table-cell/>
          <table:table-cell table:formula="of:=IF([.C478]&lt;&gt;&quot;&quot;; SUM(INDEX(INDIRECT(&quot;'&quot; &amp; [.B478] &amp; &quot;'.$A$1:$Z$1000&quot;); 0; MATCH(&quot;count&quot;; INDIRECT(&quot;'&quot; &amp; [.B478] &amp; &quot;'.$A$1:$Z$1&quot;); 0))); &quot;&quot;)">
            <text:p/>
          </table:table-cell>
          <table:table-cell table:formula="of:=IF([.C478]&lt;&gt;&quot;&quot;; SUM(INDEX(INDIRECT(&quot;'&quot; &amp; [.B478] &amp; &quot;'.$A$1:$Z$1000&quot;); 0; MATCH(&quot;cost&quot;; INDIRECT(&quot;'&quot; &amp; [.B478] &amp; &quot;'.$A$1:$Z$1&quot;); 0))); &quot;&quot;)">
            <text:p/>
          </table:table-cell>
          <table:table-cell table:style-name="ce39" table:formula="of:=IF([.C478]&lt;&gt;&quot;&quot;; SUM(INDEX(INDIRECT(&quot;'&quot; &amp; [.B478] &amp; &quot;'.$A$1:$Z$1000&quot;); 0; MATCH(&quot;total_assembly_time_min&quot;; INDIRECT(&quot;'&quot; &amp; [.B478] &amp; &quot;'.$A$1:$Z$1&quot;); 0)))/60; &quot;&quot;)">
            <text:p/>
          </table:table-cell>
          <table:table-cell table:content-validation-name="val5" table:formula="of:=IF([.C478]&lt;&gt;&quot;&quot;; [$values.$B$2]; &quot;&quot;)">
            <text:p/>
          </table:table-cell>
          <table:table-cell table:style-name="ce37" table:formula="of:=IF([.C478]&lt;&gt;&quot;&quot;; [.F478]*[.G478]; &quot;&quot;)">
            <text:p/>
          </table:table-cell>
          <table:table-cell table:style-name="ce37" table:formula="of:=IF([.C478]&lt;&gt;&quot;&quot;; [.H478]+[.E478]; &quot;&quot;)">
            <text:p/>
          </table:table-cell>
          <table:table-cell/>
          <table:table-cell table:formula="of:=IF([.C478]&lt;&gt;&quot;&quot;; [.L478]-[.I478]; &quot;&quot;)">
            <text:p/>
          </table:table-cell>
          <table:table-cell table:style-name="ce37" table:formula="of:=IF([.C478]&lt;&gt;&quot;&quot;; [.I478]/(1-[.J478]); &quot;&quot;)">
            <text:p/>
          </table:table-cell>
          <table:table-cell table:content-validation-name="val5" table:formula="of:=IF([.C478]&lt;&gt;&quot;&quot;; [$values.$A$2]; &quot;&quot;)">
            <text:p/>
          </table:table-cell>
          <table:table-cell table:style-name="ce37" table:formula="of:=IF([.C478]&lt;&gt;&quot;&quot;; [.O478]-[.L478]; &quot;&quot;)">
            <text:p/>
          </table:table-cell>
          <table:table-cell table:style-name="ce37" table:formula="of:=IF([.C478]&lt;&gt;&quot;&quot;; [.L478]/(1-[.M478]); &quot;&quot;)">
            <text:p/>
          </table:table-cell>
          <table:table-cell table:number-columns-repeated="1009"/>
        </table:table-row>
        <table:table-row table:style-name="ro1">
          <table:table-cell office:value-type="string" calcext:value-type="string">
            <text:p>814e4577-caab-42c7-9924-16c141a9495b</text:p>
          </table:table-cell>
          <table:table-cell office:value-type="string" calcext:value-type="string">
            <text:p>bom_00478</text:p>
          </table:table-cell>
          <table:table-cell/>
          <table:table-cell table:formula="of:=IF([.C479]&lt;&gt;&quot;&quot;; SUM(INDEX(INDIRECT(&quot;'&quot; &amp; [.B479] &amp; &quot;'.$A$1:$Z$1000&quot;); 0; MATCH(&quot;count&quot;; INDIRECT(&quot;'&quot; &amp; [.B479] &amp; &quot;'.$A$1:$Z$1&quot;); 0))); &quot;&quot;)">
            <text:p/>
          </table:table-cell>
          <table:table-cell table:formula="of:=IF([.C479]&lt;&gt;&quot;&quot;; SUM(INDEX(INDIRECT(&quot;'&quot; &amp; [.B479] &amp; &quot;'.$A$1:$Z$1000&quot;); 0; MATCH(&quot;cost&quot;; INDIRECT(&quot;'&quot; &amp; [.B479] &amp; &quot;'.$A$1:$Z$1&quot;); 0))); &quot;&quot;)">
            <text:p/>
          </table:table-cell>
          <table:table-cell table:style-name="ce39" table:formula="of:=IF([.C479]&lt;&gt;&quot;&quot;; SUM(INDEX(INDIRECT(&quot;'&quot; &amp; [.B479] &amp; &quot;'.$A$1:$Z$1000&quot;); 0; MATCH(&quot;total_assembly_time_min&quot;; INDIRECT(&quot;'&quot; &amp; [.B479] &amp; &quot;'.$A$1:$Z$1&quot;); 0)))/60; &quot;&quot;)">
            <text:p/>
          </table:table-cell>
          <table:table-cell table:content-validation-name="val5" table:formula="of:=IF([.C479]&lt;&gt;&quot;&quot;; [$values.$B$2]; &quot;&quot;)">
            <text:p/>
          </table:table-cell>
          <table:table-cell table:style-name="ce37" table:formula="of:=IF([.C479]&lt;&gt;&quot;&quot;; [.F479]*[.G479]; &quot;&quot;)">
            <text:p/>
          </table:table-cell>
          <table:table-cell table:style-name="ce37" table:formula="of:=IF([.C479]&lt;&gt;&quot;&quot;; [.H479]+[.E479]; &quot;&quot;)">
            <text:p/>
          </table:table-cell>
          <table:table-cell/>
          <table:table-cell table:formula="of:=IF([.C479]&lt;&gt;&quot;&quot;; [.L479]-[.I479]; &quot;&quot;)">
            <text:p/>
          </table:table-cell>
          <table:table-cell table:style-name="ce37" table:formula="of:=IF([.C479]&lt;&gt;&quot;&quot;; [.I479]/(1-[.J479]); &quot;&quot;)">
            <text:p/>
          </table:table-cell>
          <table:table-cell table:content-validation-name="val5" table:formula="of:=IF([.C479]&lt;&gt;&quot;&quot;; [$values.$A$2]; &quot;&quot;)">
            <text:p/>
          </table:table-cell>
          <table:table-cell table:style-name="ce37" table:formula="of:=IF([.C479]&lt;&gt;&quot;&quot;; [.O479]-[.L479]; &quot;&quot;)">
            <text:p/>
          </table:table-cell>
          <table:table-cell table:style-name="ce37" table:formula="of:=IF([.C479]&lt;&gt;&quot;&quot;; [.L479]/(1-[.M479]); &quot;&quot;)">
            <text:p/>
          </table:table-cell>
          <table:table-cell table:number-columns-repeated="1009"/>
        </table:table-row>
        <table:table-row table:style-name="ro1">
          <table:table-cell office:value-type="string" calcext:value-type="string">
            <text:p>63c2e937-1f8b-4386-ae6f-429607976fbc</text:p>
          </table:table-cell>
          <table:table-cell office:value-type="string" calcext:value-type="string">
            <text:p>bom_00479</text:p>
          </table:table-cell>
          <table:table-cell/>
          <table:table-cell table:formula="of:=IF([.C480]&lt;&gt;&quot;&quot;; SUM(INDEX(INDIRECT(&quot;'&quot; &amp; [.B480] &amp; &quot;'.$A$1:$Z$1000&quot;); 0; MATCH(&quot;count&quot;; INDIRECT(&quot;'&quot; &amp; [.B480] &amp; &quot;'.$A$1:$Z$1&quot;); 0))); &quot;&quot;)">
            <text:p/>
          </table:table-cell>
          <table:table-cell table:formula="of:=IF([.C480]&lt;&gt;&quot;&quot;; SUM(INDEX(INDIRECT(&quot;'&quot; &amp; [.B480] &amp; &quot;'.$A$1:$Z$1000&quot;); 0; MATCH(&quot;cost&quot;; INDIRECT(&quot;'&quot; &amp; [.B480] &amp; &quot;'.$A$1:$Z$1&quot;); 0))); &quot;&quot;)">
            <text:p/>
          </table:table-cell>
          <table:table-cell table:style-name="ce39" table:formula="of:=IF([.C480]&lt;&gt;&quot;&quot;; SUM(INDEX(INDIRECT(&quot;'&quot; &amp; [.B480] &amp; &quot;'.$A$1:$Z$1000&quot;); 0; MATCH(&quot;total_assembly_time_min&quot;; INDIRECT(&quot;'&quot; &amp; [.B480] &amp; &quot;'.$A$1:$Z$1&quot;); 0)))/60; &quot;&quot;)">
            <text:p/>
          </table:table-cell>
          <table:table-cell table:content-validation-name="val5" table:formula="of:=IF([.C480]&lt;&gt;&quot;&quot;; [$values.$B$2]; &quot;&quot;)">
            <text:p/>
          </table:table-cell>
          <table:table-cell table:style-name="ce37" table:formula="of:=IF([.C480]&lt;&gt;&quot;&quot;; [.F480]*[.G480]; &quot;&quot;)">
            <text:p/>
          </table:table-cell>
          <table:table-cell table:style-name="ce37" table:formula="of:=IF([.C480]&lt;&gt;&quot;&quot;; [.H480]+[.E480]; &quot;&quot;)">
            <text:p/>
          </table:table-cell>
          <table:table-cell/>
          <table:table-cell table:formula="of:=IF([.C480]&lt;&gt;&quot;&quot;; [.L480]-[.I480]; &quot;&quot;)">
            <text:p/>
          </table:table-cell>
          <table:table-cell table:style-name="ce37" table:formula="of:=IF([.C480]&lt;&gt;&quot;&quot;; [.I480]/(1-[.J480]); &quot;&quot;)">
            <text:p/>
          </table:table-cell>
          <table:table-cell table:content-validation-name="val5" table:formula="of:=IF([.C480]&lt;&gt;&quot;&quot;; [$values.$A$2]; &quot;&quot;)">
            <text:p/>
          </table:table-cell>
          <table:table-cell table:style-name="ce37" table:formula="of:=IF([.C480]&lt;&gt;&quot;&quot;; [.O480]-[.L480]; &quot;&quot;)">
            <text:p/>
          </table:table-cell>
          <table:table-cell table:style-name="ce37" table:formula="of:=IF([.C480]&lt;&gt;&quot;&quot;; [.L480]/(1-[.M480]); &quot;&quot;)">
            <text:p/>
          </table:table-cell>
          <table:table-cell table:number-columns-repeated="1009"/>
        </table:table-row>
        <table:table-row table:style-name="ro1">
          <table:table-cell office:value-type="string" calcext:value-type="string">
            <text:p>0aebafd4-1255-4b1d-b263-4ad0d390e616</text:p>
          </table:table-cell>
          <table:table-cell office:value-type="string" calcext:value-type="string">
            <text:p>bom_00480</text:p>
          </table:table-cell>
          <table:table-cell/>
          <table:table-cell table:formula="of:=IF([.C481]&lt;&gt;&quot;&quot;; SUM(INDEX(INDIRECT(&quot;'&quot; &amp; [.B481] &amp; &quot;'.$A$1:$Z$1000&quot;); 0; MATCH(&quot;count&quot;; INDIRECT(&quot;'&quot; &amp; [.B481] &amp; &quot;'.$A$1:$Z$1&quot;); 0))); &quot;&quot;)">
            <text:p/>
          </table:table-cell>
          <table:table-cell table:formula="of:=IF([.C481]&lt;&gt;&quot;&quot;; SUM(INDEX(INDIRECT(&quot;'&quot; &amp; [.B481] &amp; &quot;'.$A$1:$Z$1000&quot;); 0; MATCH(&quot;cost&quot;; INDIRECT(&quot;'&quot; &amp; [.B481] &amp; &quot;'.$A$1:$Z$1&quot;); 0))); &quot;&quot;)">
            <text:p/>
          </table:table-cell>
          <table:table-cell table:style-name="ce39" table:formula="of:=IF([.C481]&lt;&gt;&quot;&quot;; SUM(INDEX(INDIRECT(&quot;'&quot; &amp; [.B481] &amp; &quot;'.$A$1:$Z$1000&quot;); 0; MATCH(&quot;total_assembly_time_min&quot;; INDIRECT(&quot;'&quot; &amp; [.B481] &amp; &quot;'.$A$1:$Z$1&quot;); 0)))/60; &quot;&quot;)">
            <text:p/>
          </table:table-cell>
          <table:table-cell table:content-validation-name="val5" table:formula="of:=IF([.C481]&lt;&gt;&quot;&quot;; [$values.$B$2]; &quot;&quot;)">
            <text:p/>
          </table:table-cell>
          <table:table-cell table:style-name="ce37" table:formula="of:=IF([.C481]&lt;&gt;&quot;&quot;; [.F481]*[.G481]; &quot;&quot;)">
            <text:p/>
          </table:table-cell>
          <table:table-cell table:style-name="ce37" table:formula="of:=IF([.C481]&lt;&gt;&quot;&quot;; [.H481]+[.E481]; &quot;&quot;)">
            <text:p/>
          </table:table-cell>
          <table:table-cell/>
          <table:table-cell table:formula="of:=IF([.C481]&lt;&gt;&quot;&quot;; [.L481]-[.I481]; &quot;&quot;)">
            <text:p/>
          </table:table-cell>
          <table:table-cell table:style-name="ce37" table:formula="of:=IF([.C481]&lt;&gt;&quot;&quot;; [.I481]/(1-[.J481]); &quot;&quot;)">
            <text:p/>
          </table:table-cell>
          <table:table-cell table:content-validation-name="val5" table:formula="of:=IF([.C481]&lt;&gt;&quot;&quot;; [$values.$A$2]; &quot;&quot;)">
            <text:p/>
          </table:table-cell>
          <table:table-cell table:style-name="ce37" table:formula="of:=IF([.C481]&lt;&gt;&quot;&quot;; [.O481]-[.L481]; &quot;&quot;)">
            <text:p/>
          </table:table-cell>
          <table:table-cell table:style-name="ce37" table:formula="of:=IF([.C481]&lt;&gt;&quot;&quot;; [.L481]/(1-[.M481]); &quot;&quot;)">
            <text:p/>
          </table:table-cell>
          <table:table-cell table:number-columns-repeated="1009"/>
        </table:table-row>
        <table:table-row table:style-name="ro1">
          <table:table-cell office:value-type="string" calcext:value-type="string">
            <text:p>7b9d08a2-5dc0-4679-9f61-6aa10a68d865</text:p>
          </table:table-cell>
          <table:table-cell office:value-type="string" calcext:value-type="string">
            <text:p>bom_00481</text:p>
          </table:table-cell>
          <table:table-cell/>
          <table:table-cell table:formula="of:=IF([.C482]&lt;&gt;&quot;&quot;; SUM(INDEX(INDIRECT(&quot;'&quot; &amp; [.B482] &amp; &quot;'.$A$1:$Z$1000&quot;); 0; MATCH(&quot;count&quot;; INDIRECT(&quot;'&quot; &amp; [.B482] &amp; &quot;'.$A$1:$Z$1&quot;); 0))); &quot;&quot;)">
            <text:p/>
          </table:table-cell>
          <table:table-cell table:formula="of:=IF([.C482]&lt;&gt;&quot;&quot;; SUM(INDEX(INDIRECT(&quot;'&quot; &amp; [.B482] &amp; &quot;'.$A$1:$Z$1000&quot;); 0; MATCH(&quot;cost&quot;; INDIRECT(&quot;'&quot; &amp; [.B482] &amp; &quot;'.$A$1:$Z$1&quot;); 0))); &quot;&quot;)">
            <text:p/>
          </table:table-cell>
          <table:table-cell table:style-name="ce39" table:formula="of:=IF([.C482]&lt;&gt;&quot;&quot;; SUM(INDEX(INDIRECT(&quot;'&quot; &amp; [.B482] &amp; &quot;'.$A$1:$Z$1000&quot;); 0; MATCH(&quot;total_assembly_time_min&quot;; INDIRECT(&quot;'&quot; &amp; [.B482] &amp; &quot;'.$A$1:$Z$1&quot;); 0)))/60; &quot;&quot;)">
            <text:p/>
          </table:table-cell>
          <table:table-cell table:content-validation-name="val5" table:formula="of:=IF([.C482]&lt;&gt;&quot;&quot;; [$values.$B$2]; &quot;&quot;)">
            <text:p/>
          </table:table-cell>
          <table:table-cell table:style-name="ce37" table:formula="of:=IF([.C482]&lt;&gt;&quot;&quot;; [.F482]*[.G482]; &quot;&quot;)">
            <text:p/>
          </table:table-cell>
          <table:table-cell table:style-name="ce37" table:formula="of:=IF([.C482]&lt;&gt;&quot;&quot;; [.H482]+[.E482]; &quot;&quot;)">
            <text:p/>
          </table:table-cell>
          <table:table-cell/>
          <table:table-cell table:formula="of:=IF([.C482]&lt;&gt;&quot;&quot;; [.L482]-[.I482]; &quot;&quot;)">
            <text:p/>
          </table:table-cell>
          <table:table-cell table:style-name="ce37" table:formula="of:=IF([.C482]&lt;&gt;&quot;&quot;; [.I482]/(1-[.J482]); &quot;&quot;)">
            <text:p/>
          </table:table-cell>
          <table:table-cell table:content-validation-name="val5" table:formula="of:=IF([.C482]&lt;&gt;&quot;&quot;; [$values.$A$2]; &quot;&quot;)">
            <text:p/>
          </table:table-cell>
          <table:table-cell table:style-name="ce37" table:formula="of:=IF([.C482]&lt;&gt;&quot;&quot;; [.O482]-[.L482]; &quot;&quot;)">
            <text:p/>
          </table:table-cell>
          <table:table-cell table:style-name="ce37" table:formula="of:=IF([.C482]&lt;&gt;&quot;&quot;; [.L482]/(1-[.M482]); &quot;&quot;)">
            <text:p/>
          </table:table-cell>
          <table:table-cell table:number-columns-repeated="1009"/>
        </table:table-row>
        <table:table-row table:style-name="ro1">
          <table:table-cell office:value-type="string" calcext:value-type="string">
            <text:p>b72784c2-d09c-4a5c-b160-1a654a5b5880</text:p>
          </table:table-cell>
          <table:table-cell office:value-type="string" calcext:value-type="string">
            <text:p>bom_00482</text:p>
          </table:table-cell>
          <table:table-cell/>
          <table:table-cell table:formula="of:=IF([.C483]&lt;&gt;&quot;&quot;; SUM(INDEX(INDIRECT(&quot;'&quot; &amp; [.B483] &amp; &quot;'.$A$1:$Z$1000&quot;); 0; MATCH(&quot;count&quot;; INDIRECT(&quot;'&quot; &amp; [.B483] &amp; &quot;'.$A$1:$Z$1&quot;); 0))); &quot;&quot;)">
            <text:p/>
          </table:table-cell>
          <table:table-cell table:formula="of:=IF([.C483]&lt;&gt;&quot;&quot;; SUM(INDEX(INDIRECT(&quot;'&quot; &amp; [.B483] &amp; &quot;'.$A$1:$Z$1000&quot;); 0; MATCH(&quot;cost&quot;; INDIRECT(&quot;'&quot; &amp; [.B483] &amp; &quot;'.$A$1:$Z$1&quot;); 0))); &quot;&quot;)">
            <text:p/>
          </table:table-cell>
          <table:table-cell table:style-name="ce39" table:formula="of:=IF([.C483]&lt;&gt;&quot;&quot;; SUM(INDEX(INDIRECT(&quot;'&quot; &amp; [.B483] &amp; &quot;'.$A$1:$Z$1000&quot;); 0; MATCH(&quot;total_assembly_time_min&quot;; INDIRECT(&quot;'&quot; &amp; [.B483] &amp; &quot;'.$A$1:$Z$1&quot;); 0)))/60; &quot;&quot;)">
            <text:p/>
          </table:table-cell>
          <table:table-cell table:content-validation-name="val5" table:formula="of:=IF([.C483]&lt;&gt;&quot;&quot;; [$values.$B$2]; &quot;&quot;)">
            <text:p/>
          </table:table-cell>
          <table:table-cell table:style-name="ce37" table:formula="of:=IF([.C483]&lt;&gt;&quot;&quot;; [.F483]*[.G483]; &quot;&quot;)">
            <text:p/>
          </table:table-cell>
          <table:table-cell table:style-name="ce37" table:formula="of:=IF([.C483]&lt;&gt;&quot;&quot;; [.H483]+[.E483]; &quot;&quot;)">
            <text:p/>
          </table:table-cell>
          <table:table-cell/>
          <table:table-cell table:formula="of:=IF([.C483]&lt;&gt;&quot;&quot;; [.L483]-[.I483]; &quot;&quot;)">
            <text:p/>
          </table:table-cell>
          <table:table-cell table:style-name="ce37" table:formula="of:=IF([.C483]&lt;&gt;&quot;&quot;; [.I483]/(1-[.J483]); &quot;&quot;)">
            <text:p/>
          </table:table-cell>
          <table:table-cell table:content-validation-name="val5" table:formula="of:=IF([.C483]&lt;&gt;&quot;&quot;; [$values.$A$2]; &quot;&quot;)">
            <text:p/>
          </table:table-cell>
          <table:table-cell table:style-name="ce37" table:formula="of:=IF([.C483]&lt;&gt;&quot;&quot;; [.O483]-[.L483]; &quot;&quot;)">
            <text:p/>
          </table:table-cell>
          <table:table-cell table:style-name="ce37" table:formula="of:=IF([.C483]&lt;&gt;&quot;&quot;; [.L483]/(1-[.M483]); &quot;&quot;)">
            <text:p/>
          </table:table-cell>
          <table:table-cell table:number-columns-repeated="1009"/>
        </table:table-row>
        <table:table-row table:style-name="ro1">
          <table:table-cell office:value-type="string" calcext:value-type="string">
            <text:p>224008f2-bf5b-4f1f-b758-acf9e5fcff1b</text:p>
          </table:table-cell>
          <table:table-cell office:value-type="string" calcext:value-type="string">
            <text:p>bom_00483</text:p>
          </table:table-cell>
          <table:table-cell/>
          <table:table-cell table:formula="of:=IF([.C484]&lt;&gt;&quot;&quot;; SUM(INDEX(INDIRECT(&quot;'&quot; &amp; [.B484] &amp; &quot;'.$A$1:$Z$1000&quot;); 0; MATCH(&quot;count&quot;; INDIRECT(&quot;'&quot; &amp; [.B484] &amp; &quot;'.$A$1:$Z$1&quot;); 0))); &quot;&quot;)">
            <text:p/>
          </table:table-cell>
          <table:table-cell table:formula="of:=IF([.C484]&lt;&gt;&quot;&quot;; SUM(INDEX(INDIRECT(&quot;'&quot; &amp; [.B484] &amp; &quot;'.$A$1:$Z$1000&quot;); 0; MATCH(&quot;cost&quot;; INDIRECT(&quot;'&quot; &amp; [.B484] &amp; &quot;'.$A$1:$Z$1&quot;); 0))); &quot;&quot;)">
            <text:p/>
          </table:table-cell>
          <table:table-cell table:style-name="ce39" table:formula="of:=IF([.C484]&lt;&gt;&quot;&quot;; SUM(INDEX(INDIRECT(&quot;'&quot; &amp; [.B484] &amp; &quot;'.$A$1:$Z$1000&quot;); 0; MATCH(&quot;total_assembly_time_min&quot;; INDIRECT(&quot;'&quot; &amp; [.B484] &amp; &quot;'.$A$1:$Z$1&quot;); 0)))/60; &quot;&quot;)">
            <text:p/>
          </table:table-cell>
          <table:table-cell table:content-validation-name="val5" table:formula="of:=IF([.C484]&lt;&gt;&quot;&quot;; [$values.$B$2]; &quot;&quot;)">
            <text:p/>
          </table:table-cell>
          <table:table-cell table:style-name="ce37" table:formula="of:=IF([.C484]&lt;&gt;&quot;&quot;; [.F484]*[.G484]; &quot;&quot;)">
            <text:p/>
          </table:table-cell>
          <table:table-cell table:style-name="ce37" table:formula="of:=IF([.C484]&lt;&gt;&quot;&quot;; [.H484]+[.E484]; &quot;&quot;)">
            <text:p/>
          </table:table-cell>
          <table:table-cell/>
          <table:table-cell table:formula="of:=IF([.C484]&lt;&gt;&quot;&quot;; [.L484]-[.I484]; &quot;&quot;)">
            <text:p/>
          </table:table-cell>
          <table:table-cell table:style-name="ce37" table:formula="of:=IF([.C484]&lt;&gt;&quot;&quot;; [.I484]/(1-[.J484]); &quot;&quot;)">
            <text:p/>
          </table:table-cell>
          <table:table-cell table:content-validation-name="val5" table:formula="of:=IF([.C484]&lt;&gt;&quot;&quot;; [$values.$A$2]; &quot;&quot;)">
            <text:p/>
          </table:table-cell>
          <table:table-cell table:style-name="ce37" table:formula="of:=IF([.C484]&lt;&gt;&quot;&quot;; [.O484]-[.L484]; &quot;&quot;)">
            <text:p/>
          </table:table-cell>
          <table:table-cell table:style-name="ce37" table:formula="of:=IF([.C484]&lt;&gt;&quot;&quot;; [.L484]/(1-[.M484]); &quot;&quot;)">
            <text:p/>
          </table:table-cell>
          <table:table-cell table:number-columns-repeated="1009"/>
        </table:table-row>
        <table:table-row table:style-name="ro1">
          <table:table-cell office:value-type="string" calcext:value-type="string">
            <text:p>f1190c7b-b998-4d68-bfc9-84a1fb907b25</text:p>
          </table:table-cell>
          <table:table-cell office:value-type="string" calcext:value-type="string">
            <text:p>bom_00484</text:p>
          </table:table-cell>
          <table:table-cell/>
          <table:table-cell table:formula="of:=IF([.C485]&lt;&gt;&quot;&quot;; SUM(INDEX(INDIRECT(&quot;'&quot; &amp; [.B485] &amp; &quot;'.$A$1:$Z$1000&quot;); 0; MATCH(&quot;count&quot;; INDIRECT(&quot;'&quot; &amp; [.B485] &amp; &quot;'.$A$1:$Z$1&quot;); 0))); &quot;&quot;)">
            <text:p/>
          </table:table-cell>
          <table:table-cell table:formula="of:=IF([.C485]&lt;&gt;&quot;&quot;; SUM(INDEX(INDIRECT(&quot;'&quot; &amp; [.B485] &amp; &quot;'.$A$1:$Z$1000&quot;); 0; MATCH(&quot;cost&quot;; INDIRECT(&quot;'&quot; &amp; [.B485] &amp; &quot;'.$A$1:$Z$1&quot;); 0))); &quot;&quot;)">
            <text:p/>
          </table:table-cell>
          <table:table-cell table:style-name="ce39" table:formula="of:=IF([.C485]&lt;&gt;&quot;&quot;; SUM(INDEX(INDIRECT(&quot;'&quot; &amp; [.B485] &amp; &quot;'.$A$1:$Z$1000&quot;); 0; MATCH(&quot;total_assembly_time_min&quot;; INDIRECT(&quot;'&quot; &amp; [.B485] &amp; &quot;'.$A$1:$Z$1&quot;); 0)))/60; &quot;&quot;)">
            <text:p/>
          </table:table-cell>
          <table:table-cell table:content-validation-name="val5" table:formula="of:=IF([.C485]&lt;&gt;&quot;&quot;; [$values.$B$2]; &quot;&quot;)">
            <text:p/>
          </table:table-cell>
          <table:table-cell table:style-name="ce37" table:formula="of:=IF([.C485]&lt;&gt;&quot;&quot;; [.F485]*[.G485]; &quot;&quot;)">
            <text:p/>
          </table:table-cell>
          <table:table-cell table:style-name="ce37" table:formula="of:=IF([.C485]&lt;&gt;&quot;&quot;; [.H485]+[.E485]; &quot;&quot;)">
            <text:p/>
          </table:table-cell>
          <table:table-cell/>
          <table:table-cell table:formula="of:=IF([.C485]&lt;&gt;&quot;&quot;; [.L485]-[.I485]; &quot;&quot;)">
            <text:p/>
          </table:table-cell>
          <table:table-cell table:style-name="ce37" table:formula="of:=IF([.C485]&lt;&gt;&quot;&quot;; [.I485]/(1-[.J485]); &quot;&quot;)">
            <text:p/>
          </table:table-cell>
          <table:table-cell table:content-validation-name="val5" table:formula="of:=IF([.C485]&lt;&gt;&quot;&quot;; [$values.$A$2]; &quot;&quot;)">
            <text:p/>
          </table:table-cell>
          <table:table-cell table:style-name="ce37" table:formula="of:=IF([.C485]&lt;&gt;&quot;&quot;; [.O485]-[.L485]; &quot;&quot;)">
            <text:p/>
          </table:table-cell>
          <table:table-cell table:style-name="ce37" table:formula="of:=IF([.C485]&lt;&gt;&quot;&quot;; [.L485]/(1-[.M485]); &quot;&quot;)">
            <text:p/>
          </table:table-cell>
          <table:table-cell table:number-columns-repeated="1009"/>
        </table:table-row>
        <table:table-row table:style-name="ro1">
          <table:table-cell office:value-type="string" calcext:value-type="string">
            <text:p>dbc24cfc-4537-44cc-9591-2a1277142127</text:p>
          </table:table-cell>
          <table:table-cell office:value-type="string" calcext:value-type="string">
            <text:p>bom_00485</text:p>
          </table:table-cell>
          <table:table-cell/>
          <table:table-cell table:formula="of:=IF([.C486]&lt;&gt;&quot;&quot;; SUM(INDEX(INDIRECT(&quot;'&quot; &amp; [.B486] &amp; &quot;'.$A$1:$Z$1000&quot;); 0; MATCH(&quot;count&quot;; INDIRECT(&quot;'&quot; &amp; [.B486] &amp; &quot;'.$A$1:$Z$1&quot;); 0))); &quot;&quot;)">
            <text:p/>
          </table:table-cell>
          <table:table-cell table:formula="of:=IF([.C486]&lt;&gt;&quot;&quot;; SUM(INDEX(INDIRECT(&quot;'&quot; &amp; [.B486] &amp; &quot;'.$A$1:$Z$1000&quot;); 0; MATCH(&quot;cost&quot;; INDIRECT(&quot;'&quot; &amp; [.B486] &amp; &quot;'.$A$1:$Z$1&quot;); 0))); &quot;&quot;)">
            <text:p/>
          </table:table-cell>
          <table:table-cell table:style-name="ce39" table:formula="of:=IF([.C486]&lt;&gt;&quot;&quot;; SUM(INDEX(INDIRECT(&quot;'&quot; &amp; [.B486] &amp; &quot;'.$A$1:$Z$1000&quot;); 0; MATCH(&quot;total_assembly_time_min&quot;; INDIRECT(&quot;'&quot; &amp; [.B486] &amp; &quot;'.$A$1:$Z$1&quot;); 0)))/60; &quot;&quot;)">
            <text:p/>
          </table:table-cell>
          <table:table-cell table:content-validation-name="val5" table:formula="of:=IF([.C486]&lt;&gt;&quot;&quot;; [$values.$B$2]; &quot;&quot;)">
            <text:p/>
          </table:table-cell>
          <table:table-cell table:style-name="ce37" table:formula="of:=IF([.C486]&lt;&gt;&quot;&quot;; [.F486]*[.G486]; &quot;&quot;)">
            <text:p/>
          </table:table-cell>
          <table:table-cell table:style-name="ce37" table:formula="of:=IF([.C486]&lt;&gt;&quot;&quot;; [.H486]+[.E486]; &quot;&quot;)">
            <text:p/>
          </table:table-cell>
          <table:table-cell/>
          <table:table-cell table:formula="of:=IF([.C486]&lt;&gt;&quot;&quot;; [.L486]-[.I486]; &quot;&quot;)">
            <text:p/>
          </table:table-cell>
          <table:table-cell table:style-name="ce37" table:formula="of:=IF([.C486]&lt;&gt;&quot;&quot;; [.I486]/(1-[.J486]); &quot;&quot;)">
            <text:p/>
          </table:table-cell>
          <table:table-cell table:content-validation-name="val5" table:formula="of:=IF([.C486]&lt;&gt;&quot;&quot;; [$values.$A$2]; &quot;&quot;)">
            <text:p/>
          </table:table-cell>
          <table:table-cell table:style-name="ce37" table:formula="of:=IF([.C486]&lt;&gt;&quot;&quot;; [.O486]-[.L486]; &quot;&quot;)">
            <text:p/>
          </table:table-cell>
          <table:table-cell table:style-name="ce37" table:formula="of:=IF([.C486]&lt;&gt;&quot;&quot;; [.L486]/(1-[.M486]); &quot;&quot;)">
            <text:p/>
          </table:table-cell>
          <table:table-cell table:number-columns-repeated="1009"/>
        </table:table-row>
        <table:table-row table:style-name="ro1">
          <table:table-cell office:value-type="string" calcext:value-type="string">
            <text:p>24edc573-cae4-4787-9d89-08d804f68adb</text:p>
          </table:table-cell>
          <table:table-cell office:value-type="string" calcext:value-type="string">
            <text:p>bom_00486</text:p>
          </table:table-cell>
          <table:table-cell/>
          <table:table-cell table:formula="of:=IF([.C487]&lt;&gt;&quot;&quot;; SUM(INDEX(INDIRECT(&quot;'&quot; &amp; [.B487] &amp; &quot;'.$A$1:$Z$1000&quot;); 0; MATCH(&quot;count&quot;; INDIRECT(&quot;'&quot; &amp; [.B487] &amp; &quot;'.$A$1:$Z$1&quot;); 0))); &quot;&quot;)">
            <text:p/>
          </table:table-cell>
          <table:table-cell table:formula="of:=IF([.C487]&lt;&gt;&quot;&quot;; SUM(INDEX(INDIRECT(&quot;'&quot; &amp; [.B487] &amp; &quot;'.$A$1:$Z$1000&quot;); 0; MATCH(&quot;cost&quot;; INDIRECT(&quot;'&quot; &amp; [.B487] &amp; &quot;'.$A$1:$Z$1&quot;); 0))); &quot;&quot;)">
            <text:p/>
          </table:table-cell>
          <table:table-cell table:style-name="ce39" table:formula="of:=IF([.C487]&lt;&gt;&quot;&quot;; SUM(INDEX(INDIRECT(&quot;'&quot; &amp; [.B487] &amp; &quot;'.$A$1:$Z$1000&quot;); 0; MATCH(&quot;total_assembly_time_min&quot;; INDIRECT(&quot;'&quot; &amp; [.B487] &amp; &quot;'.$A$1:$Z$1&quot;); 0)))/60; &quot;&quot;)">
            <text:p/>
          </table:table-cell>
          <table:table-cell table:content-validation-name="val5" table:formula="of:=IF([.C487]&lt;&gt;&quot;&quot;; [$values.$B$2]; &quot;&quot;)">
            <text:p/>
          </table:table-cell>
          <table:table-cell table:style-name="ce37" table:formula="of:=IF([.C487]&lt;&gt;&quot;&quot;; [.F487]*[.G487]; &quot;&quot;)">
            <text:p/>
          </table:table-cell>
          <table:table-cell table:style-name="ce37" table:formula="of:=IF([.C487]&lt;&gt;&quot;&quot;; [.H487]+[.E487]; &quot;&quot;)">
            <text:p/>
          </table:table-cell>
          <table:table-cell/>
          <table:table-cell table:formula="of:=IF([.C487]&lt;&gt;&quot;&quot;; [.L487]-[.I487]; &quot;&quot;)">
            <text:p/>
          </table:table-cell>
          <table:table-cell table:style-name="ce37" table:formula="of:=IF([.C487]&lt;&gt;&quot;&quot;; [.I487]/(1-[.J487]); &quot;&quot;)">
            <text:p/>
          </table:table-cell>
          <table:table-cell table:content-validation-name="val5" table:formula="of:=IF([.C487]&lt;&gt;&quot;&quot;; [$values.$A$2]; &quot;&quot;)">
            <text:p/>
          </table:table-cell>
          <table:table-cell table:style-name="ce37" table:formula="of:=IF([.C487]&lt;&gt;&quot;&quot;; [.O487]-[.L487]; &quot;&quot;)">
            <text:p/>
          </table:table-cell>
          <table:table-cell table:style-name="ce37" table:formula="of:=IF([.C487]&lt;&gt;&quot;&quot;; [.L487]/(1-[.M487]); &quot;&quot;)">
            <text:p/>
          </table:table-cell>
          <table:table-cell table:number-columns-repeated="1009"/>
        </table:table-row>
        <table:table-row table:style-name="ro1">
          <table:table-cell office:value-type="string" calcext:value-type="string">
            <text:p>caed255f-caf4-4de9-ba10-36c92797e3c9</text:p>
          </table:table-cell>
          <table:table-cell office:value-type="string" calcext:value-type="string">
            <text:p>bom_00487</text:p>
          </table:table-cell>
          <table:table-cell/>
          <table:table-cell table:formula="of:=IF([.C488]&lt;&gt;&quot;&quot;; SUM(INDEX(INDIRECT(&quot;'&quot; &amp; [.B488] &amp; &quot;'.$A$1:$Z$1000&quot;); 0; MATCH(&quot;count&quot;; INDIRECT(&quot;'&quot; &amp; [.B488] &amp; &quot;'.$A$1:$Z$1&quot;); 0))); &quot;&quot;)">
            <text:p/>
          </table:table-cell>
          <table:table-cell table:formula="of:=IF([.C488]&lt;&gt;&quot;&quot;; SUM(INDEX(INDIRECT(&quot;'&quot; &amp; [.B488] &amp; &quot;'.$A$1:$Z$1000&quot;); 0; MATCH(&quot;cost&quot;; INDIRECT(&quot;'&quot; &amp; [.B488] &amp; &quot;'.$A$1:$Z$1&quot;); 0))); &quot;&quot;)">
            <text:p/>
          </table:table-cell>
          <table:table-cell table:style-name="ce39" table:formula="of:=IF([.C488]&lt;&gt;&quot;&quot;; SUM(INDEX(INDIRECT(&quot;'&quot; &amp; [.B488] &amp; &quot;'.$A$1:$Z$1000&quot;); 0; MATCH(&quot;total_assembly_time_min&quot;; INDIRECT(&quot;'&quot; &amp; [.B488] &amp; &quot;'.$A$1:$Z$1&quot;); 0)))/60; &quot;&quot;)">
            <text:p/>
          </table:table-cell>
          <table:table-cell table:content-validation-name="val5" table:formula="of:=IF([.C488]&lt;&gt;&quot;&quot;; [$values.$B$2]; &quot;&quot;)">
            <text:p/>
          </table:table-cell>
          <table:table-cell table:style-name="ce37" table:formula="of:=IF([.C488]&lt;&gt;&quot;&quot;; [.F488]*[.G488]; &quot;&quot;)">
            <text:p/>
          </table:table-cell>
          <table:table-cell table:style-name="ce37" table:formula="of:=IF([.C488]&lt;&gt;&quot;&quot;; [.H488]+[.E488]; &quot;&quot;)">
            <text:p/>
          </table:table-cell>
          <table:table-cell/>
          <table:table-cell table:formula="of:=IF([.C488]&lt;&gt;&quot;&quot;; [.L488]-[.I488]; &quot;&quot;)">
            <text:p/>
          </table:table-cell>
          <table:table-cell table:style-name="ce37" table:formula="of:=IF([.C488]&lt;&gt;&quot;&quot;; [.I488]/(1-[.J488]); &quot;&quot;)">
            <text:p/>
          </table:table-cell>
          <table:table-cell table:content-validation-name="val5" table:formula="of:=IF([.C488]&lt;&gt;&quot;&quot;; [$values.$A$2]; &quot;&quot;)">
            <text:p/>
          </table:table-cell>
          <table:table-cell table:style-name="ce37" table:formula="of:=IF([.C488]&lt;&gt;&quot;&quot;; [.O488]-[.L488]; &quot;&quot;)">
            <text:p/>
          </table:table-cell>
          <table:table-cell table:style-name="ce37" table:formula="of:=IF([.C488]&lt;&gt;&quot;&quot;; [.L488]/(1-[.M488]); &quot;&quot;)">
            <text:p/>
          </table:table-cell>
          <table:table-cell table:number-columns-repeated="1009"/>
        </table:table-row>
        <table:table-row table:style-name="ro1">
          <table:table-cell office:value-type="string" calcext:value-type="string">
            <text:p>7360bc73-f92b-473f-b5a3-d3e58803fc85</text:p>
          </table:table-cell>
          <table:table-cell office:value-type="string" calcext:value-type="string">
            <text:p>bom_00488</text:p>
          </table:table-cell>
          <table:table-cell/>
          <table:table-cell table:formula="of:=IF([.C489]&lt;&gt;&quot;&quot;; SUM(INDEX(INDIRECT(&quot;'&quot; &amp; [.B489] &amp; &quot;'.$A$1:$Z$1000&quot;); 0; MATCH(&quot;count&quot;; INDIRECT(&quot;'&quot; &amp; [.B489] &amp; &quot;'.$A$1:$Z$1&quot;); 0))); &quot;&quot;)">
            <text:p/>
          </table:table-cell>
          <table:table-cell table:formula="of:=IF([.C489]&lt;&gt;&quot;&quot;; SUM(INDEX(INDIRECT(&quot;'&quot; &amp; [.B489] &amp; &quot;'.$A$1:$Z$1000&quot;); 0; MATCH(&quot;cost&quot;; INDIRECT(&quot;'&quot; &amp; [.B489] &amp; &quot;'.$A$1:$Z$1&quot;); 0))); &quot;&quot;)">
            <text:p/>
          </table:table-cell>
          <table:table-cell table:style-name="ce39" table:formula="of:=IF([.C489]&lt;&gt;&quot;&quot;; SUM(INDEX(INDIRECT(&quot;'&quot; &amp; [.B489] &amp; &quot;'.$A$1:$Z$1000&quot;); 0; MATCH(&quot;total_assembly_time_min&quot;; INDIRECT(&quot;'&quot; &amp; [.B489] &amp; &quot;'.$A$1:$Z$1&quot;); 0)))/60; &quot;&quot;)">
            <text:p/>
          </table:table-cell>
          <table:table-cell table:content-validation-name="val5" table:formula="of:=IF([.C489]&lt;&gt;&quot;&quot;; [$values.$B$2]; &quot;&quot;)">
            <text:p/>
          </table:table-cell>
          <table:table-cell table:style-name="ce37" table:formula="of:=IF([.C489]&lt;&gt;&quot;&quot;; [.F489]*[.G489]; &quot;&quot;)">
            <text:p/>
          </table:table-cell>
          <table:table-cell table:style-name="ce37" table:formula="of:=IF([.C489]&lt;&gt;&quot;&quot;; [.H489]+[.E489]; &quot;&quot;)">
            <text:p/>
          </table:table-cell>
          <table:table-cell/>
          <table:table-cell table:formula="of:=IF([.C489]&lt;&gt;&quot;&quot;; [.L489]-[.I489]; &quot;&quot;)">
            <text:p/>
          </table:table-cell>
          <table:table-cell table:style-name="ce37" table:formula="of:=IF([.C489]&lt;&gt;&quot;&quot;; [.I489]/(1-[.J489]); &quot;&quot;)">
            <text:p/>
          </table:table-cell>
          <table:table-cell table:content-validation-name="val5" table:formula="of:=IF([.C489]&lt;&gt;&quot;&quot;; [$values.$A$2]; &quot;&quot;)">
            <text:p/>
          </table:table-cell>
          <table:table-cell table:style-name="ce37" table:formula="of:=IF([.C489]&lt;&gt;&quot;&quot;; [.O489]-[.L489]; &quot;&quot;)">
            <text:p/>
          </table:table-cell>
          <table:table-cell table:style-name="ce37" table:formula="of:=IF([.C489]&lt;&gt;&quot;&quot;; [.L489]/(1-[.M489]); &quot;&quot;)">
            <text:p/>
          </table:table-cell>
          <table:table-cell table:number-columns-repeated="1009"/>
        </table:table-row>
        <table:table-row table:style-name="ro1">
          <table:table-cell office:value-type="string" calcext:value-type="string">
            <text:p>c70943ee-7d7b-4cfe-a12e-d59e6d0af8aa</text:p>
          </table:table-cell>
          <table:table-cell office:value-type="string" calcext:value-type="string">
            <text:p>bom_00489</text:p>
          </table:table-cell>
          <table:table-cell/>
          <table:table-cell table:formula="of:=IF([.C490]&lt;&gt;&quot;&quot;; SUM(INDEX(INDIRECT(&quot;'&quot; &amp; [.B490] &amp; &quot;'.$A$1:$Z$1000&quot;); 0; MATCH(&quot;count&quot;; INDIRECT(&quot;'&quot; &amp; [.B490] &amp; &quot;'.$A$1:$Z$1&quot;); 0))); &quot;&quot;)">
            <text:p/>
          </table:table-cell>
          <table:table-cell table:formula="of:=IF([.C490]&lt;&gt;&quot;&quot;; SUM(INDEX(INDIRECT(&quot;'&quot; &amp; [.B490] &amp; &quot;'.$A$1:$Z$1000&quot;); 0; MATCH(&quot;cost&quot;; INDIRECT(&quot;'&quot; &amp; [.B490] &amp; &quot;'.$A$1:$Z$1&quot;); 0))); &quot;&quot;)">
            <text:p/>
          </table:table-cell>
          <table:table-cell table:style-name="ce39" table:formula="of:=IF([.C490]&lt;&gt;&quot;&quot;; SUM(INDEX(INDIRECT(&quot;'&quot; &amp; [.B490] &amp; &quot;'.$A$1:$Z$1000&quot;); 0; MATCH(&quot;total_assembly_time_min&quot;; INDIRECT(&quot;'&quot; &amp; [.B490] &amp; &quot;'.$A$1:$Z$1&quot;); 0)))/60; &quot;&quot;)">
            <text:p/>
          </table:table-cell>
          <table:table-cell table:content-validation-name="val5" table:formula="of:=IF([.C490]&lt;&gt;&quot;&quot;; [$values.$B$2]; &quot;&quot;)">
            <text:p/>
          </table:table-cell>
          <table:table-cell table:style-name="ce37" table:formula="of:=IF([.C490]&lt;&gt;&quot;&quot;; [.F490]*[.G490]; &quot;&quot;)">
            <text:p/>
          </table:table-cell>
          <table:table-cell table:style-name="ce37" table:formula="of:=IF([.C490]&lt;&gt;&quot;&quot;; [.H490]+[.E490]; &quot;&quot;)">
            <text:p/>
          </table:table-cell>
          <table:table-cell/>
          <table:table-cell table:formula="of:=IF([.C490]&lt;&gt;&quot;&quot;; [.L490]-[.I490]; &quot;&quot;)">
            <text:p/>
          </table:table-cell>
          <table:table-cell table:style-name="ce37" table:formula="of:=IF([.C490]&lt;&gt;&quot;&quot;; [.I490]/(1-[.J490]); &quot;&quot;)">
            <text:p/>
          </table:table-cell>
          <table:table-cell table:content-validation-name="val5" table:formula="of:=IF([.C490]&lt;&gt;&quot;&quot;; [$values.$A$2]; &quot;&quot;)">
            <text:p/>
          </table:table-cell>
          <table:table-cell table:style-name="ce37" table:formula="of:=IF([.C490]&lt;&gt;&quot;&quot;; [.O490]-[.L490]; &quot;&quot;)">
            <text:p/>
          </table:table-cell>
          <table:table-cell table:style-name="ce37" table:formula="of:=IF([.C490]&lt;&gt;&quot;&quot;; [.L490]/(1-[.M490]); &quot;&quot;)">
            <text:p/>
          </table:table-cell>
          <table:table-cell table:number-columns-repeated="1009"/>
        </table:table-row>
        <table:table-row table:style-name="ro1">
          <table:table-cell office:value-type="string" calcext:value-type="string">
            <text:p>a688e821-bbbf-4f9e-a301-464731eb6ce3</text:p>
          </table:table-cell>
          <table:table-cell office:value-type="string" calcext:value-type="string">
            <text:p>bom_00490</text:p>
          </table:table-cell>
          <table:table-cell/>
          <table:table-cell table:formula="of:=IF([.C491]&lt;&gt;&quot;&quot;; SUM(INDEX(INDIRECT(&quot;'&quot; &amp; [.B491] &amp; &quot;'.$A$1:$Z$1000&quot;); 0; MATCH(&quot;count&quot;; INDIRECT(&quot;'&quot; &amp; [.B491] &amp; &quot;'.$A$1:$Z$1&quot;); 0))); &quot;&quot;)">
            <text:p/>
          </table:table-cell>
          <table:table-cell table:formula="of:=IF([.C491]&lt;&gt;&quot;&quot;; SUM(INDEX(INDIRECT(&quot;'&quot; &amp; [.B491] &amp; &quot;'.$A$1:$Z$1000&quot;); 0; MATCH(&quot;cost&quot;; INDIRECT(&quot;'&quot; &amp; [.B491] &amp; &quot;'.$A$1:$Z$1&quot;); 0))); &quot;&quot;)">
            <text:p/>
          </table:table-cell>
          <table:table-cell table:style-name="ce39" table:formula="of:=IF([.C491]&lt;&gt;&quot;&quot;; SUM(INDEX(INDIRECT(&quot;'&quot; &amp; [.B491] &amp; &quot;'.$A$1:$Z$1000&quot;); 0; MATCH(&quot;total_assembly_time_min&quot;; INDIRECT(&quot;'&quot; &amp; [.B491] &amp; &quot;'.$A$1:$Z$1&quot;); 0)))/60; &quot;&quot;)">
            <text:p/>
          </table:table-cell>
          <table:table-cell table:content-validation-name="val5" table:formula="of:=IF([.C491]&lt;&gt;&quot;&quot;; [$values.$B$2]; &quot;&quot;)">
            <text:p/>
          </table:table-cell>
          <table:table-cell table:style-name="ce37" table:formula="of:=IF([.C491]&lt;&gt;&quot;&quot;; [.F491]*[.G491]; &quot;&quot;)">
            <text:p/>
          </table:table-cell>
          <table:table-cell table:style-name="ce37" table:formula="of:=IF([.C491]&lt;&gt;&quot;&quot;; [.H491]+[.E491]; &quot;&quot;)">
            <text:p/>
          </table:table-cell>
          <table:table-cell/>
          <table:table-cell table:formula="of:=IF([.C491]&lt;&gt;&quot;&quot;; [.L491]-[.I491]; &quot;&quot;)">
            <text:p/>
          </table:table-cell>
          <table:table-cell table:style-name="ce37" table:formula="of:=IF([.C491]&lt;&gt;&quot;&quot;; [.I491]/(1-[.J491]); &quot;&quot;)">
            <text:p/>
          </table:table-cell>
          <table:table-cell table:content-validation-name="val5" table:formula="of:=IF([.C491]&lt;&gt;&quot;&quot;; [$values.$A$2]; &quot;&quot;)">
            <text:p/>
          </table:table-cell>
          <table:table-cell table:style-name="ce37" table:formula="of:=IF([.C491]&lt;&gt;&quot;&quot;; [.O491]-[.L491]; &quot;&quot;)">
            <text:p/>
          </table:table-cell>
          <table:table-cell table:style-name="ce37" table:formula="of:=IF([.C491]&lt;&gt;&quot;&quot;; [.L491]/(1-[.M491]); &quot;&quot;)">
            <text:p/>
          </table:table-cell>
          <table:table-cell table:number-columns-repeated="1009"/>
        </table:table-row>
        <table:table-row table:style-name="ro1">
          <table:table-cell office:value-type="string" calcext:value-type="string">
            <text:p>96e07dd1-eecb-45b5-a650-77d4f526a3be</text:p>
          </table:table-cell>
          <table:table-cell office:value-type="string" calcext:value-type="string">
            <text:p>bom_00491</text:p>
          </table:table-cell>
          <table:table-cell/>
          <table:table-cell table:formula="of:=IF([.C492]&lt;&gt;&quot;&quot;; SUM(INDEX(INDIRECT(&quot;'&quot; &amp; [.B492] &amp; &quot;'.$A$1:$Z$1000&quot;); 0; MATCH(&quot;count&quot;; INDIRECT(&quot;'&quot; &amp; [.B492] &amp; &quot;'.$A$1:$Z$1&quot;); 0))); &quot;&quot;)">
            <text:p/>
          </table:table-cell>
          <table:table-cell table:formula="of:=IF([.C492]&lt;&gt;&quot;&quot;; SUM(INDEX(INDIRECT(&quot;'&quot; &amp; [.B492] &amp; &quot;'.$A$1:$Z$1000&quot;); 0; MATCH(&quot;cost&quot;; INDIRECT(&quot;'&quot; &amp; [.B492] &amp; &quot;'.$A$1:$Z$1&quot;); 0))); &quot;&quot;)">
            <text:p/>
          </table:table-cell>
          <table:table-cell table:style-name="ce39" table:formula="of:=IF([.C492]&lt;&gt;&quot;&quot;; SUM(INDEX(INDIRECT(&quot;'&quot; &amp; [.B492] &amp; &quot;'.$A$1:$Z$1000&quot;); 0; MATCH(&quot;total_assembly_time_min&quot;; INDIRECT(&quot;'&quot; &amp; [.B492] &amp; &quot;'.$A$1:$Z$1&quot;); 0)))/60; &quot;&quot;)">
            <text:p/>
          </table:table-cell>
          <table:table-cell table:content-validation-name="val5" table:formula="of:=IF([.C492]&lt;&gt;&quot;&quot;; [$values.$B$2]; &quot;&quot;)">
            <text:p/>
          </table:table-cell>
          <table:table-cell table:style-name="ce37" table:formula="of:=IF([.C492]&lt;&gt;&quot;&quot;; [.F492]*[.G492]; &quot;&quot;)">
            <text:p/>
          </table:table-cell>
          <table:table-cell table:style-name="ce37" table:formula="of:=IF([.C492]&lt;&gt;&quot;&quot;; [.H492]+[.E492]; &quot;&quot;)">
            <text:p/>
          </table:table-cell>
          <table:table-cell/>
          <table:table-cell table:formula="of:=IF([.C492]&lt;&gt;&quot;&quot;; [.L492]-[.I492]; &quot;&quot;)">
            <text:p/>
          </table:table-cell>
          <table:table-cell table:style-name="ce37" table:formula="of:=IF([.C492]&lt;&gt;&quot;&quot;; [.I492]/(1-[.J492]); &quot;&quot;)">
            <text:p/>
          </table:table-cell>
          <table:table-cell table:content-validation-name="val5" table:formula="of:=IF([.C492]&lt;&gt;&quot;&quot;; [$values.$A$2]; &quot;&quot;)">
            <text:p/>
          </table:table-cell>
          <table:table-cell table:style-name="ce37" table:formula="of:=IF([.C492]&lt;&gt;&quot;&quot;; [.O492]-[.L492]; &quot;&quot;)">
            <text:p/>
          </table:table-cell>
          <table:table-cell table:style-name="ce37" table:formula="of:=IF([.C492]&lt;&gt;&quot;&quot;; [.L492]/(1-[.M492]); &quot;&quot;)">
            <text:p/>
          </table:table-cell>
          <table:table-cell table:number-columns-repeated="1009"/>
        </table:table-row>
        <table:table-row table:style-name="ro1">
          <table:table-cell office:value-type="string" calcext:value-type="string">
            <text:p>99a9eb3c-49f0-425f-8fcc-a5b8be87ec10</text:p>
          </table:table-cell>
          <table:table-cell office:value-type="string" calcext:value-type="string">
            <text:p>bom_00492</text:p>
          </table:table-cell>
          <table:table-cell/>
          <table:table-cell table:formula="of:=IF([.C493]&lt;&gt;&quot;&quot;; SUM(INDEX(INDIRECT(&quot;'&quot; &amp; [.B493] &amp; &quot;'.$A$1:$Z$1000&quot;); 0; MATCH(&quot;count&quot;; INDIRECT(&quot;'&quot; &amp; [.B493] &amp; &quot;'.$A$1:$Z$1&quot;); 0))); &quot;&quot;)">
            <text:p/>
          </table:table-cell>
          <table:table-cell table:formula="of:=IF([.C493]&lt;&gt;&quot;&quot;; SUM(INDEX(INDIRECT(&quot;'&quot; &amp; [.B493] &amp; &quot;'.$A$1:$Z$1000&quot;); 0; MATCH(&quot;cost&quot;; INDIRECT(&quot;'&quot; &amp; [.B493] &amp; &quot;'.$A$1:$Z$1&quot;); 0))); &quot;&quot;)">
            <text:p/>
          </table:table-cell>
          <table:table-cell table:style-name="ce39" table:formula="of:=IF([.C493]&lt;&gt;&quot;&quot;; SUM(INDEX(INDIRECT(&quot;'&quot; &amp; [.B493] &amp; &quot;'.$A$1:$Z$1000&quot;); 0; MATCH(&quot;total_assembly_time_min&quot;; INDIRECT(&quot;'&quot; &amp; [.B493] &amp; &quot;'.$A$1:$Z$1&quot;); 0)))/60; &quot;&quot;)">
            <text:p/>
          </table:table-cell>
          <table:table-cell table:content-validation-name="val5" table:formula="of:=IF([.C493]&lt;&gt;&quot;&quot;; [$values.$B$2]; &quot;&quot;)">
            <text:p/>
          </table:table-cell>
          <table:table-cell table:style-name="ce37" table:formula="of:=IF([.C493]&lt;&gt;&quot;&quot;; [.F493]*[.G493]; &quot;&quot;)">
            <text:p/>
          </table:table-cell>
          <table:table-cell table:style-name="ce37" table:formula="of:=IF([.C493]&lt;&gt;&quot;&quot;; [.H493]+[.E493]; &quot;&quot;)">
            <text:p/>
          </table:table-cell>
          <table:table-cell/>
          <table:table-cell table:formula="of:=IF([.C493]&lt;&gt;&quot;&quot;; [.L493]-[.I493]; &quot;&quot;)">
            <text:p/>
          </table:table-cell>
          <table:table-cell table:style-name="ce37" table:formula="of:=IF([.C493]&lt;&gt;&quot;&quot;; [.I493]/(1-[.J493]); &quot;&quot;)">
            <text:p/>
          </table:table-cell>
          <table:table-cell table:content-validation-name="val5" table:formula="of:=IF([.C493]&lt;&gt;&quot;&quot;; [$values.$A$2]; &quot;&quot;)">
            <text:p/>
          </table:table-cell>
          <table:table-cell table:style-name="ce37" table:formula="of:=IF([.C493]&lt;&gt;&quot;&quot;; [.O493]-[.L493]; &quot;&quot;)">
            <text:p/>
          </table:table-cell>
          <table:table-cell table:style-name="ce37" table:formula="of:=IF([.C493]&lt;&gt;&quot;&quot;; [.L493]/(1-[.M493]); &quot;&quot;)">
            <text:p/>
          </table:table-cell>
          <table:table-cell table:number-columns-repeated="1009"/>
        </table:table-row>
        <table:table-row table:style-name="ro1">
          <table:table-cell office:value-type="string" calcext:value-type="string">
            <text:p>20e0f93b-839d-47bb-a3d5-d362e906b541</text:p>
          </table:table-cell>
          <table:table-cell office:value-type="string" calcext:value-type="string">
            <text:p>bom_00493</text:p>
          </table:table-cell>
          <table:table-cell/>
          <table:table-cell table:formula="of:=IF([.C494]&lt;&gt;&quot;&quot;; SUM(INDEX(INDIRECT(&quot;'&quot; &amp; [.B494] &amp; &quot;'.$A$1:$Z$1000&quot;); 0; MATCH(&quot;count&quot;; INDIRECT(&quot;'&quot; &amp; [.B494] &amp; &quot;'.$A$1:$Z$1&quot;); 0))); &quot;&quot;)">
            <text:p/>
          </table:table-cell>
          <table:table-cell table:formula="of:=IF([.C494]&lt;&gt;&quot;&quot;; SUM(INDEX(INDIRECT(&quot;'&quot; &amp; [.B494] &amp; &quot;'.$A$1:$Z$1000&quot;); 0; MATCH(&quot;cost&quot;; INDIRECT(&quot;'&quot; &amp; [.B494] &amp; &quot;'.$A$1:$Z$1&quot;); 0))); &quot;&quot;)">
            <text:p/>
          </table:table-cell>
          <table:table-cell table:style-name="ce39" table:formula="of:=IF([.C494]&lt;&gt;&quot;&quot;; SUM(INDEX(INDIRECT(&quot;'&quot; &amp; [.B494] &amp; &quot;'.$A$1:$Z$1000&quot;); 0; MATCH(&quot;total_assembly_time_min&quot;; INDIRECT(&quot;'&quot; &amp; [.B494] &amp; &quot;'.$A$1:$Z$1&quot;); 0)))/60; &quot;&quot;)">
            <text:p/>
          </table:table-cell>
          <table:table-cell table:content-validation-name="val5" table:formula="of:=IF([.C494]&lt;&gt;&quot;&quot;; [$values.$B$2]; &quot;&quot;)">
            <text:p/>
          </table:table-cell>
          <table:table-cell table:style-name="ce37" table:formula="of:=IF([.C494]&lt;&gt;&quot;&quot;; [.F494]*[.G494]; &quot;&quot;)">
            <text:p/>
          </table:table-cell>
          <table:table-cell table:style-name="ce37" table:formula="of:=IF([.C494]&lt;&gt;&quot;&quot;; [.H494]+[.E494]; &quot;&quot;)">
            <text:p/>
          </table:table-cell>
          <table:table-cell/>
          <table:table-cell table:formula="of:=IF([.C494]&lt;&gt;&quot;&quot;; [.L494]-[.I494]; &quot;&quot;)">
            <text:p/>
          </table:table-cell>
          <table:table-cell table:style-name="ce37" table:formula="of:=IF([.C494]&lt;&gt;&quot;&quot;; [.I494]/(1-[.J494]); &quot;&quot;)">
            <text:p/>
          </table:table-cell>
          <table:table-cell table:content-validation-name="val5" table:formula="of:=IF([.C494]&lt;&gt;&quot;&quot;; [$values.$A$2]; &quot;&quot;)">
            <text:p/>
          </table:table-cell>
          <table:table-cell table:style-name="ce37" table:formula="of:=IF([.C494]&lt;&gt;&quot;&quot;; [.O494]-[.L494]; &quot;&quot;)">
            <text:p/>
          </table:table-cell>
          <table:table-cell table:style-name="ce37" table:formula="of:=IF([.C494]&lt;&gt;&quot;&quot;; [.L494]/(1-[.M494]); &quot;&quot;)">
            <text:p/>
          </table:table-cell>
          <table:table-cell table:number-columns-repeated="1009"/>
        </table:table-row>
        <table:table-row table:style-name="ro1">
          <table:table-cell office:value-type="string" calcext:value-type="string">
            <text:p>a6ace143-8ed6-4ad5-9012-57a355a74116</text:p>
          </table:table-cell>
          <table:table-cell office:value-type="string" calcext:value-type="string">
            <text:p>bom_00494</text:p>
          </table:table-cell>
          <table:table-cell/>
          <table:table-cell table:formula="of:=IF([.C495]&lt;&gt;&quot;&quot;; SUM(INDEX(INDIRECT(&quot;'&quot; &amp; [.B495] &amp; &quot;'.$A$1:$Z$1000&quot;); 0; MATCH(&quot;count&quot;; INDIRECT(&quot;'&quot; &amp; [.B495] &amp; &quot;'.$A$1:$Z$1&quot;); 0))); &quot;&quot;)">
            <text:p/>
          </table:table-cell>
          <table:table-cell table:formula="of:=IF([.C495]&lt;&gt;&quot;&quot;; SUM(INDEX(INDIRECT(&quot;'&quot; &amp; [.B495] &amp; &quot;'.$A$1:$Z$1000&quot;); 0; MATCH(&quot;cost&quot;; INDIRECT(&quot;'&quot; &amp; [.B495] &amp; &quot;'.$A$1:$Z$1&quot;); 0))); &quot;&quot;)">
            <text:p/>
          </table:table-cell>
          <table:table-cell table:style-name="ce39" table:formula="of:=IF([.C495]&lt;&gt;&quot;&quot;; SUM(INDEX(INDIRECT(&quot;'&quot; &amp; [.B495] &amp; &quot;'.$A$1:$Z$1000&quot;); 0; MATCH(&quot;total_assembly_time_min&quot;; INDIRECT(&quot;'&quot; &amp; [.B495] &amp; &quot;'.$A$1:$Z$1&quot;); 0)))/60; &quot;&quot;)">
            <text:p/>
          </table:table-cell>
          <table:table-cell table:content-validation-name="val5" table:formula="of:=IF([.C495]&lt;&gt;&quot;&quot;; [$values.$B$2]; &quot;&quot;)">
            <text:p/>
          </table:table-cell>
          <table:table-cell table:style-name="ce37" table:formula="of:=IF([.C495]&lt;&gt;&quot;&quot;; [.F495]*[.G495]; &quot;&quot;)">
            <text:p/>
          </table:table-cell>
          <table:table-cell table:style-name="ce37" table:formula="of:=IF([.C495]&lt;&gt;&quot;&quot;; [.H495]+[.E495]; &quot;&quot;)">
            <text:p/>
          </table:table-cell>
          <table:table-cell/>
          <table:table-cell table:formula="of:=IF([.C495]&lt;&gt;&quot;&quot;; [.L495]-[.I495]; &quot;&quot;)">
            <text:p/>
          </table:table-cell>
          <table:table-cell table:style-name="ce37" table:formula="of:=IF([.C495]&lt;&gt;&quot;&quot;; [.I495]/(1-[.J495]); &quot;&quot;)">
            <text:p/>
          </table:table-cell>
          <table:table-cell table:content-validation-name="val5" table:formula="of:=IF([.C495]&lt;&gt;&quot;&quot;; [$values.$A$2]; &quot;&quot;)">
            <text:p/>
          </table:table-cell>
          <table:table-cell table:style-name="ce37" table:formula="of:=IF([.C495]&lt;&gt;&quot;&quot;; [.O495]-[.L495]; &quot;&quot;)">
            <text:p/>
          </table:table-cell>
          <table:table-cell table:style-name="ce37" table:formula="of:=IF([.C495]&lt;&gt;&quot;&quot;; [.L495]/(1-[.M495]); &quot;&quot;)">
            <text:p/>
          </table:table-cell>
          <table:table-cell table:number-columns-repeated="1009"/>
        </table:table-row>
        <table:table-row table:style-name="ro1">
          <table:table-cell office:value-type="string" calcext:value-type="string">
            <text:p>83b3d610-0fee-41c2-b3e9-a6e909c709ff</text:p>
          </table:table-cell>
          <table:table-cell office:value-type="string" calcext:value-type="string">
            <text:p>bom_00495</text:p>
          </table:table-cell>
          <table:table-cell/>
          <table:table-cell table:formula="of:=IF([.C496]&lt;&gt;&quot;&quot;; SUM(INDEX(INDIRECT(&quot;'&quot; &amp; [.B496] &amp; &quot;'.$A$1:$Z$1000&quot;); 0; MATCH(&quot;count&quot;; INDIRECT(&quot;'&quot; &amp; [.B496] &amp; &quot;'.$A$1:$Z$1&quot;); 0))); &quot;&quot;)">
            <text:p/>
          </table:table-cell>
          <table:table-cell table:formula="of:=IF([.C496]&lt;&gt;&quot;&quot;; SUM(INDEX(INDIRECT(&quot;'&quot; &amp; [.B496] &amp; &quot;'.$A$1:$Z$1000&quot;); 0; MATCH(&quot;cost&quot;; INDIRECT(&quot;'&quot; &amp; [.B496] &amp; &quot;'.$A$1:$Z$1&quot;); 0))); &quot;&quot;)">
            <text:p/>
          </table:table-cell>
          <table:table-cell table:style-name="ce39" table:formula="of:=IF([.C496]&lt;&gt;&quot;&quot;; SUM(INDEX(INDIRECT(&quot;'&quot; &amp; [.B496] &amp; &quot;'.$A$1:$Z$1000&quot;); 0; MATCH(&quot;total_assembly_time_min&quot;; INDIRECT(&quot;'&quot; &amp; [.B496] &amp; &quot;'.$A$1:$Z$1&quot;); 0)))/60; &quot;&quot;)">
            <text:p/>
          </table:table-cell>
          <table:table-cell table:content-validation-name="val5" table:formula="of:=IF([.C496]&lt;&gt;&quot;&quot;; [$values.$B$2]; &quot;&quot;)">
            <text:p/>
          </table:table-cell>
          <table:table-cell table:style-name="ce37" table:formula="of:=IF([.C496]&lt;&gt;&quot;&quot;; [.F496]*[.G496]; &quot;&quot;)">
            <text:p/>
          </table:table-cell>
          <table:table-cell table:style-name="ce37" table:formula="of:=IF([.C496]&lt;&gt;&quot;&quot;; [.H496]+[.E496]; &quot;&quot;)">
            <text:p/>
          </table:table-cell>
          <table:table-cell/>
          <table:table-cell table:formula="of:=IF([.C496]&lt;&gt;&quot;&quot;; [.L496]-[.I496]; &quot;&quot;)">
            <text:p/>
          </table:table-cell>
          <table:table-cell table:style-name="ce37" table:formula="of:=IF([.C496]&lt;&gt;&quot;&quot;; [.I496]/(1-[.J496]); &quot;&quot;)">
            <text:p/>
          </table:table-cell>
          <table:table-cell table:content-validation-name="val5" table:formula="of:=IF([.C496]&lt;&gt;&quot;&quot;; [$values.$A$2]; &quot;&quot;)">
            <text:p/>
          </table:table-cell>
          <table:table-cell table:style-name="ce37" table:formula="of:=IF([.C496]&lt;&gt;&quot;&quot;; [.O496]-[.L496]; &quot;&quot;)">
            <text:p/>
          </table:table-cell>
          <table:table-cell table:style-name="ce37" table:formula="of:=IF([.C496]&lt;&gt;&quot;&quot;; [.L496]/(1-[.M496]); &quot;&quot;)">
            <text:p/>
          </table:table-cell>
          <table:table-cell table:number-columns-repeated="1009"/>
        </table:table-row>
        <table:table-row table:style-name="ro1">
          <table:table-cell office:value-type="string" calcext:value-type="string">
            <text:p>c237b698-a54d-42df-b968-ca252d20a3ec</text:p>
          </table:table-cell>
          <table:table-cell office:value-type="string" calcext:value-type="string">
            <text:p>bom_00496</text:p>
          </table:table-cell>
          <table:table-cell/>
          <table:table-cell table:formula="of:=IF([.C497]&lt;&gt;&quot;&quot;; SUM(INDEX(INDIRECT(&quot;'&quot; &amp; [.B497] &amp; &quot;'.$A$1:$Z$1000&quot;); 0; MATCH(&quot;count&quot;; INDIRECT(&quot;'&quot; &amp; [.B497] &amp; &quot;'.$A$1:$Z$1&quot;); 0))); &quot;&quot;)">
            <text:p/>
          </table:table-cell>
          <table:table-cell table:formula="of:=IF([.C497]&lt;&gt;&quot;&quot;; SUM(INDEX(INDIRECT(&quot;'&quot; &amp; [.B497] &amp; &quot;'.$A$1:$Z$1000&quot;); 0; MATCH(&quot;cost&quot;; INDIRECT(&quot;'&quot; &amp; [.B497] &amp; &quot;'.$A$1:$Z$1&quot;); 0))); &quot;&quot;)">
            <text:p/>
          </table:table-cell>
          <table:table-cell table:style-name="ce39" table:formula="of:=IF([.C497]&lt;&gt;&quot;&quot;; SUM(INDEX(INDIRECT(&quot;'&quot; &amp; [.B497] &amp; &quot;'.$A$1:$Z$1000&quot;); 0; MATCH(&quot;total_assembly_time_min&quot;; INDIRECT(&quot;'&quot; &amp; [.B497] &amp; &quot;'.$A$1:$Z$1&quot;); 0)))/60; &quot;&quot;)">
            <text:p/>
          </table:table-cell>
          <table:table-cell table:content-validation-name="val5" table:formula="of:=IF([.C497]&lt;&gt;&quot;&quot;; [$values.$B$2]; &quot;&quot;)">
            <text:p/>
          </table:table-cell>
          <table:table-cell table:style-name="ce37" table:formula="of:=IF([.C497]&lt;&gt;&quot;&quot;; [.F497]*[.G497]; &quot;&quot;)">
            <text:p/>
          </table:table-cell>
          <table:table-cell table:style-name="ce37" table:formula="of:=IF([.C497]&lt;&gt;&quot;&quot;; [.H497]+[.E497]; &quot;&quot;)">
            <text:p/>
          </table:table-cell>
          <table:table-cell/>
          <table:table-cell table:formula="of:=IF([.C497]&lt;&gt;&quot;&quot;; [.L497]-[.I497]; &quot;&quot;)">
            <text:p/>
          </table:table-cell>
          <table:table-cell table:style-name="ce37" table:formula="of:=IF([.C497]&lt;&gt;&quot;&quot;; [.I497]/(1-[.J497]); &quot;&quot;)">
            <text:p/>
          </table:table-cell>
          <table:table-cell table:content-validation-name="val5" table:formula="of:=IF([.C497]&lt;&gt;&quot;&quot;; [$values.$A$2]; &quot;&quot;)">
            <text:p/>
          </table:table-cell>
          <table:table-cell table:style-name="ce37" table:formula="of:=IF([.C497]&lt;&gt;&quot;&quot;; [.O497]-[.L497]; &quot;&quot;)">
            <text:p/>
          </table:table-cell>
          <table:table-cell table:style-name="ce37" table:formula="of:=IF([.C497]&lt;&gt;&quot;&quot;; [.L497]/(1-[.M497]); &quot;&quot;)">
            <text:p/>
          </table:table-cell>
          <table:table-cell table:number-columns-repeated="1009"/>
        </table:table-row>
        <table:table-row table:style-name="ro1">
          <table:table-cell office:value-type="string" calcext:value-type="string">
            <text:p>34beefae-55fc-44d2-a1df-cbaba2ff6a55</text:p>
          </table:table-cell>
          <table:table-cell office:value-type="string" calcext:value-type="string">
            <text:p>bom_00497</text:p>
          </table:table-cell>
          <table:table-cell/>
          <table:table-cell table:formula="of:=IF([.C498]&lt;&gt;&quot;&quot;; SUM(INDEX(INDIRECT(&quot;'&quot; &amp; [.B498] &amp; &quot;'.$A$1:$Z$1000&quot;); 0; MATCH(&quot;count&quot;; INDIRECT(&quot;'&quot; &amp; [.B498] &amp; &quot;'.$A$1:$Z$1&quot;); 0))); &quot;&quot;)">
            <text:p/>
          </table:table-cell>
          <table:table-cell table:formula="of:=IF([.C498]&lt;&gt;&quot;&quot;; SUM(INDEX(INDIRECT(&quot;'&quot; &amp; [.B498] &amp; &quot;'.$A$1:$Z$1000&quot;); 0; MATCH(&quot;cost&quot;; INDIRECT(&quot;'&quot; &amp; [.B498] &amp; &quot;'.$A$1:$Z$1&quot;); 0))); &quot;&quot;)">
            <text:p/>
          </table:table-cell>
          <table:table-cell table:style-name="ce39" table:formula="of:=IF([.C498]&lt;&gt;&quot;&quot;; SUM(INDEX(INDIRECT(&quot;'&quot; &amp; [.B498] &amp; &quot;'.$A$1:$Z$1000&quot;); 0; MATCH(&quot;total_assembly_time_min&quot;; INDIRECT(&quot;'&quot; &amp; [.B498] &amp; &quot;'.$A$1:$Z$1&quot;); 0)))/60; &quot;&quot;)">
            <text:p/>
          </table:table-cell>
          <table:table-cell table:content-validation-name="val5" table:formula="of:=IF([.C498]&lt;&gt;&quot;&quot;; [$values.$B$2]; &quot;&quot;)">
            <text:p/>
          </table:table-cell>
          <table:table-cell table:style-name="ce37" table:formula="of:=IF([.C498]&lt;&gt;&quot;&quot;; [.F498]*[.G498]; &quot;&quot;)">
            <text:p/>
          </table:table-cell>
          <table:table-cell table:style-name="ce37" table:formula="of:=IF([.C498]&lt;&gt;&quot;&quot;; [.H498]+[.E498]; &quot;&quot;)">
            <text:p/>
          </table:table-cell>
          <table:table-cell/>
          <table:table-cell table:formula="of:=IF([.C498]&lt;&gt;&quot;&quot;; [.L498]-[.I498]; &quot;&quot;)">
            <text:p/>
          </table:table-cell>
          <table:table-cell table:style-name="ce37" table:formula="of:=IF([.C498]&lt;&gt;&quot;&quot;; [.I498]/(1-[.J498]); &quot;&quot;)">
            <text:p/>
          </table:table-cell>
          <table:table-cell table:content-validation-name="val5" table:formula="of:=IF([.C498]&lt;&gt;&quot;&quot;; [$values.$A$2]; &quot;&quot;)">
            <text:p/>
          </table:table-cell>
          <table:table-cell table:style-name="ce37" table:formula="of:=IF([.C498]&lt;&gt;&quot;&quot;; [.O498]-[.L498]; &quot;&quot;)">
            <text:p/>
          </table:table-cell>
          <table:table-cell table:style-name="ce37" table:formula="of:=IF([.C498]&lt;&gt;&quot;&quot;; [.L498]/(1-[.M498]); &quot;&quot;)">
            <text:p/>
          </table:table-cell>
          <table:table-cell table:number-columns-repeated="1009"/>
        </table:table-row>
        <table:table-row table:style-name="ro1">
          <table:table-cell office:value-type="string" calcext:value-type="string">
            <text:p>737285f8-f832-47df-a255-a035f196cf11</text:p>
          </table:table-cell>
          <table:table-cell office:value-type="string" calcext:value-type="string">
            <text:p>bom_00498</text:p>
          </table:table-cell>
          <table:table-cell/>
          <table:table-cell table:formula="of:=IF([.C499]&lt;&gt;&quot;&quot;; SUM(INDEX(INDIRECT(&quot;'&quot; &amp; [.B499] &amp; &quot;'.$A$1:$Z$1000&quot;); 0; MATCH(&quot;count&quot;; INDIRECT(&quot;'&quot; &amp; [.B499] &amp; &quot;'.$A$1:$Z$1&quot;); 0))); &quot;&quot;)">
            <text:p/>
          </table:table-cell>
          <table:table-cell table:formula="of:=IF([.C499]&lt;&gt;&quot;&quot;; SUM(INDEX(INDIRECT(&quot;'&quot; &amp; [.B499] &amp; &quot;'.$A$1:$Z$1000&quot;); 0; MATCH(&quot;cost&quot;; INDIRECT(&quot;'&quot; &amp; [.B499] &amp; &quot;'.$A$1:$Z$1&quot;); 0))); &quot;&quot;)">
            <text:p/>
          </table:table-cell>
          <table:table-cell table:style-name="ce39" table:formula="of:=IF([.C499]&lt;&gt;&quot;&quot;; SUM(INDEX(INDIRECT(&quot;'&quot; &amp; [.B499] &amp; &quot;'.$A$1:$Z$1000&quot;); 0; MATCH(&quot;total_assembly_time_min&quot;; INDIRECT(&quot;'&quot; &amp; [.B499] &amp; &quot;'.$A$1:$Z$1&quot;); 0)))/60; &quot;&quot;)">
            <text:p/>
          </table:table-cell>
          <table:table-cell table:content-validation-name="val5" table:formula="of:=IF([.C499]&lt;&gt;&quot;&quot;; [$values.$B$2]; &quot;&quot;)">
            <text:p/>
          </table:table-cell>
          <table:table-cell table:style-name="ce37" table:formula="of:=IF([.C499]&lt;&gt;&quot;&quot;; [.F499]*[.G499]; &quot;&quot;)">
            <text:p/>
          </table:table-cell>
          <table:table-cell table:style-name="ce37" table:formula="of:=IF([.C499]&lt;&gt;&quot;&quot;; [.H499]+[.E499]; &quot;&quot;)">
            <text:p/>
          </table:table-cell>
          <table:table-cell/>
          <table:table-cell table:formula="of:=IF([.C499]&lt;&gt;&quot;&quot;; [.L499]-[.I499]; &quot;&quot;)">
            <text:p/>
          </table:table-cell>
          <table:table-cell table:style-name="ce37" table:formula="of:=IF([.C499]&lt;&gt;&quot;&quot;; [.I499]/(1-[.J499]); &quot;&quot;)">
            <text:p/>
          </table:table-cell>
          <table:table-cell table:content-validation-name="val5" table:formula="of:=IF([.C499]&lt;&gt;&quot;&quot;; [$values.$A$2]; &quot;&quot;)">
            <text:p/>
          </table:table-cell>
          <table:table-cell table:style-name="ce37" table:formula="of:=IF([.C499]&lt;&gt;&quot;&quot;; [.O499]-[.L499]; &quot;&quot;)">
            <text:p/>
          </table:table-cell>
          <table:table-cell table:style-name="ce37" table:formula="of:=IF([.C499]&lt;&gt;&quot;&quot;; [.L499]/(1-[.M499]); &quot;&quot;)">
            <text:p/>
          </table:table-cell>
          <table:table-cell table:number-columns-repeated="1009"/>
        </table:table-row>
        <table:table-row table:style-name="ro1">
          <table:table-cell office:value-type="string" calcext:value-type="string">
            <text:p>64c3a582-71dd-4a23-8853-aa96810ac215</text:p>
          </table:table-cell>
          <table:table-cell office:value-type="string" calcext:value-type="string">
            <text:p>bom_00499</text:p>
          </table:table-cell>
          <table:table-cell/>
          <table:table-cell table:formula="of:=IF([.C500]&lt;&gt;&quot;&quot;; SUM(INDEX(INDIRECT(&quot;'&quot; &amp; [.B500] &amp; &quot;'.$A$1:$Z$1000&quot;); 0; MATCH(&quot;count&quot;; INDIRECT(&quot;'&quot; &amp; [.B500] &amp; &quot;'.$A$1:$Z$1&quot;); 0))); &quot;&quot;)">
            <text:p/>
          </table:table-cell>
          <table:table-cell table:formula="of:=IF([.C500]&lt;&gt;&quot;&quot;; SUM(INDEX(INDIRECT(&quot;'&quot; &amp; [.B500] &amp; &quot;'.$A$1:$Z$1000&quot;); 0; MATCH(&quot;cost&quot;; INDIRECT(&quot;'&quot; &amp; [.B500] &amp; &quot;'.$A$1:$Z$1&quot;); 0))); &quot;&quot;)">
            <text:p/>
          </table:table-cell>
          <table:table-cell table:style-name="ce39" table:formula="of:=IF([.C500]&lt;&gt;&quot;&quot;; SUM(INDEX(INDIRECT(&quot;'&quot; &amp; [.B500] &amp; &quot;'.$A$1:$Z$1000&quot;); 0; MATCH(&quot;total_assembly_time_min&quot;; INDIRECT(&quot;'&quot; &amp; [.B500] &amp; &quot;'.$A$1:$Z$1&quot;); 0)))/60; &quot;&quot;)">
            <text:p/>
          </table:table-cell>
          <table:table-cell table:content-validation-name="val5" table:formula="of:=IF([.C500]&lt;&gt;&quot;&quot;; [$values.$B$2]; &quot;&quot;)">
            <text:p/>
          </table:table-cell>
          <table:table-cell table:style-name="ce37" table:formula="of:=IF([.C500]&lt;&gt;&quot;&quot;; [.F500]*[.G500]; &quot;&quot;)">
            <text:p/>
          </table:table-cell>
          <table:table-cell table:style-name="ce37" table:formula="of:=IF([.C500]&lt;&gt;&quot;&quot;; [.H500]+[.E500]; &quot;&quot;)">
            <text:p/>
          </table:table-cell>
          <table:table-cell/>
          <table:table-cell table:formula="of:=IF([.C500]&lt;&gt;&quot;&quot;; [.L500]-[.I500]; &quot;&quot;)">
            <text:p/>
          </table:table-cell>
          <table:table-cell table:style-name="ce37" table:formula="of:=IF([.C500]&lt;&gt;&quot;&quot;; [.I500]/(1-[.J500]); &quot;&quot;)">
            <text:p/>
          </table:table-cell>
          <table:table-cell table:content-validation-name="val5" table:formula="of:=IF([.C500]&lt;&gt;&quot;&quot;; [$values.$A$2]; &quot;&quot;)">
            <text:p/>
          </table:table-cell>
          <table:table-cell table:style-name="ce37" table:formula="of:=IF([.C500]&lt;&gt;&quot;&quot;; [.O500]-[.L500]; &quot;&quot;)">
            <text:p/>
          </table:table-cell>
          <table:table-cell table:style-name="ce37" table:formula="of:=IF([.C500]&lt;&gt;&quot;&quot;; [.L500]/(1-[.M500]); &quot;&quot;)">
            <text:p/>
          </table:table-cell>
          <table:table-cell table:number-columns-repeated="1009"/>
        </table:table-row>
        <table:table-row table:style-name="ro1">
          <table:table-cell office:value-type="string" calcext:value-type="string">
            <text:p>7126d1d5-8f24-462d-9a7c-b11283ca5996</text:p>
          </table:table-cell>
          <table:table-cell office:value-type="string" calcext:value-type="string">
            <text:p>bom_00500</text:p>
          </table:table-cell>
          <table:table-cell/>
          <table:table-cell table:formula="of:=IF([.C501]&lt;&gt;&quot;&quot;; SUM(INDEX(INDIRECT(&quot;'&quot; &amp; [.B501] &amp; &quot;'.$A$1:$Z$1000&quot;); 0; MATCH(&quot;count&quot;; INDIRECT(&quot;'&quot; &amp; [.B501] &amp; &quot;'.$A$1:$Z$1&quot;); 0))); &quot;&quot;)">
            <text:p/>
          </table:table-cell>
          <table:table-cell table:formula="of:=IF([.C501]&lt;&gt;&quot;&quot;; SUM(INDEX(INDIRECT(&quot;'&quot; &amp; [.B501] &amp; &quot;'.$A$1:$Z$1000&quot;); 0; MATCH(&quot;cost&quot;; INDIRECT(&quot;'&quot; &amp; [.B501] &amp; &quot;'.$A$1:$Z$1&quot;); 0))); &quot;&quot;)">
            <text:p/>
          </table:table-cell>
          <table:table-cell table:style-name="ce39" table:formula="of:=IF([.C501]&lt;&gt;&quot;&quot;; SUM(INDEX(INDIRECT(&quot;'&quot; &amp; [.B501] &amp; &quot;'.$A$1:$Z$1000&quot;); 0; MATCH(&quot;total_assembly_time_min&quot;; INDIRECT(&quot;'&quot; &amp; [.B501] &amp; &quot;'.$A$1:$Z$1&quot;); 0)))/60; &quot;&quot;)">
            <text:p/>
          </table:table-cell>
          <table:table-cell table:content-validation-name="val5" table:formula="of:=IF([.C501]&lt;&gt;&quot;&quot;; [$values.$B$2]; &quot;&quot;)">
            <text:p/>
          </table:table-cell>
          <table:table-cell table:style-name="ce37" table:formula="of:=IF([.C501]&lt;&gt;&quot;&quot;; [.F501]*[.G501]; &quot;&quot;)">
            <text:p/>
          </table:table-cell>
          <table:table-cell table:style-name="ce37" table:formula="of:=IF([.C501]&lt;&gt;&quot;&quot;; [.H501]+[.E501]; &quot;&quot;)">
            <text:p/>
          </table:table-cell>
          <table:table-cell/>
          <table:table-cell table:formula="of:=IF([.C501]&lt;&gt;&quot;&quot;; [.L501]-[.I501]; &quot;&quot;)">
            <text:p/>
          </table:table-cell>
          <table:table-cell table:style-name="ce37" table:formula="of:=IF([.C501]&lt;&gt;&quot;&quot;; [.I501]/(1-[.J501]); &quot;&quot;)">
            <text:p/>
          </table:table-cell>
          <table:table-cell table:content-validation-name="val5" table:formula="of:=IF([.C501]&lt;&gt;&quot;&quot;; [$values.$A$2]; &quot;&quot;)">
            <text:p/>
          </table:table-cell>
          <table:table-cell table:style-name="ce37" table:formula="of:=IF([.C501]&lt;&gt;&quot;&quot;; [.O501]-[.L501]; &quot;&quot;)">
            <text:p/>
          </table:table-cell>
          <table:table-cell table:style-name="ce37" table:formula="of:=IF([.C501]&lt;&gt;&quot;&quot;; [.L501]/(1-[.M501]); &quot;&quot;)">
            <text:p/>
          </table:table-cell>
          <table:table-cell table:number-columns-repeated="1009"/>
        </table:table-row>
        <table:table-row table:style-name="ro2" table:number-rows-repeated="1000">
          <table:table-cell table:number-columns-repeated="12"/>
          <table:table-cell table:content-validation-name="val5"/>
          <table:table-cell table:number-columns-repeated="1011"/>
        </table:table-row>
        <table:table-row table:style-name="ro2" table:number-rows-repeated="1047074">
          <table:table-cell table:number-columns-repeated="1024"/>
        </table:table-row>
        <table:table-row table:style-name="ro2">
          <table:table-cell table:number-columns-repeated="1024"/>
        </table:table-row>
      </table:table>
      <table:table table:name="bom_00002" table:style-name="ta9">
        <table:table-column table:style-name="co56" table:default-cell-style-name="ce62"/>
        <table:table-column table:style-name="co57" table:default-cell-style-name="ce60"/>
        <table:table-column table:style-name="co58" table:default-cell-style-name="ce60"/>
        <table:table-column table:style-name="co59" table:default-cell-style-name="ce60"/>
        <table:table-column table:style-name="co60" table:default-cell-style-name="ce58"/>
        <table:table-column table:style-name="co45" table:default-cell-style-name="ce37"/>
        <table:table-column table:style-name="co61" table:default-cell-style-name="ce37"/>
        <table:table-column table:style-name="co62" table:default-cell-style-name="ce45"/>
        <table:table-column table:style-name="co27" table:default-cell-style-name="ce45"/>
        <table:table-column table:style-name="co18" table:default-cell-style-name="ce95"/>
        <table:table-column table:style-name="co18" table:number-columns-repeated="1014" table:default-cell-style-name="ce60"/>
        <table:table-row table:style-name="ro10">
          <table:table-cell table:style-name="ce61" office:value-type="string" calcext:value-type="string">
            <text:p>component_number</text:p>
          </table:table-cell>
          <table:table-cell table:style-name="ce57" office:value-type="string" calcext:value-type="string">
            <text:p>component_usage_context</text:p>
          </table:table-cell>
          <table:table-cell table:style-name="ce117" office:value-type="string" calcext:value-type="string">
            <text:p>sub_assembly</text:p>
          </table:table-cell>
          <table:table-cell table:style-name="ce117" office:value-type="string" calcext:value-type="string">
            <text:p>count</text:p>
          </table:table-cell>
          <table:table-cell table:style-name="ce57" table:content-validation-name="val5" office:value-type="string" calcext:value-type="string">
            <text:p>component_name</text:p>
          </table:table-cell>
          <table:table-cell table:style-name="ce115" office:value-type="string" calcext:value-type="string">
            <text:p>cost_per_unit</text:p>
          </table:table-cell>
          <table:table-cell table:style-name="ce115" office:value-type="string" calcext:value-type="string">
            <text:p>cost</text:p>
          </table:table-cell>
          <table:table-cell table:style-name="ce122" office:value-type="string" calcext:value-type="string">
            <text:p>unit_assembly_time_min</text:p>
          </table:table-cell>
          <table:table-cell table:style-name="ce122" office:value-type="string" calcext:value-type="string">
            <text:p>total_assembly_time_min</text:p>
          </table:table-cell>
          <table:table-cell table:style-name="ce60" office:value-type="string" calcext:value-type="string">
            <text:p>status</text:p>
          </table:table-cell>
          <table:table-cell table:number-columns-repeated="1014"/>
        </table:table-row>
        <table:table-row table:style-name="ro1">
          <table:table-cell table:content-validation-name="val6" office:value-type="string" calcext:value-type="string">
            <text:p>000083</text:p>
          </table:table-cell>
          <table:table-cell office:value-type="string" calcext:value-type="string">
            <text:p>linear guide rail 400 mm</text:p>
          </table:table-cell>
          <table:table-cell office:value-type="string" calcext:value-type="string">
            <text:p>y-axis</text:p>
          </table:table-cell>
          <table:table-cell office:value-type="float" office:value="2" calcext:value-type="float">
            <text:p>2</text:p>
          </table:table-cell>
          <table:table-cell table:content-validation-name="val5" table:formula="of:=IF([.A2]&lt;&gt;&quot;&quot;; INDEX([$components.$D$1:$components.$D$1000]; MATCH([.A2]; [$components.$C$1:$components.$C$1000]; 0)); &quot;&quot;)" office:value-type="string" office:string-value="Linear rail SBR12 400 mm" calcext:value-type="string">
            <text:p>Linear rail SBR12 400 mm</text:p>
          </table:table-cell>
          <table:table-cell table:formula="of:=IF([.A2]&lt;&gt;&quot;&quot;; INDEX([$components.$O$1:$components.$O$1000]; MATCH([.A2]; [$components.$C$1:$components.$C$1000]; 0)); &quot;&quot;)" office:value-type="currency" office:currency="EUR" office:value="17" calcext:value-type="currency">
            <text:p>17,00 €</text:p>
          </table:table-cell>
          <table:table-cell table:formula="of:=IF([.A2]&lt;&gt;&quot;&quot;; [.F2]*[.D2]; &quot;&quot;)" office:value-type="currency" office:currency="EUR" office:value="34" calcext:value-type="currency">
            <text:p>34,00 €</text:p>
          </table:table-cell>
          <table:table-cell table:formula="of:=IF([.A2]&lt;&gt;&quot;&quot;; [$values.$C$2]; &quot;&quot;)" office:value-type="float" office:value="2" calcext:value-type="float">
            <text:p>2,00</text:p>
          </table:table-cell>
          <table:table-cell table:formula="of:=IF([.A2]&lt;&gt;&quot;&quot;; [.H2]*[.D2]; &quot;&quot;)" office:value-type="float" office:value="4" calcext:value-type="float">
            <text:p>4,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014</text:p>
          </table:table-cell>
          <table:table-cell office:value-type="string" calcext:value-type="string">
            <text:p>screw for guide rail</text:p>
          </table:table-cell>
          <table:table-cell office:value-type="string" calcext:value-type="string">
            <text:p>y-axis</text:p>
          </table:table-cell>
          <table:table-cell office:value-type="float" office:value="16" calcext:value-type="float">
            <text:p>16</text:p>
          </table:table-cell>
          <table:table-cell table:content-validation-name="val5" table:formula="of:=IF([.A3]&lt;&gt;&quot;&quot;; INDEX([$components.$D$1:$components.$D$1000]; MATCH([.A3]; [$components.$C$1:$components.$C$1000]; 0)); &quot;&quot;)" office:value-type="string" office:string-value="Bolt ISO 4762 M4x12" calcext:value-type="string">
            <text:p>Bolt ISO 4762 M4x12</text:p>
          </table:table-cell>
          <table:table-cell table:formula="of:=IF([.A3]&lt;&gt;&quot;&quot;; INDEX([$components.$O$1:$components.$O$1000]; MATCH([.A3]; [$components.$C$1:$components.$C$1000]; 0)); &quot;&quot;)" office:value-type="currency" office:currency="EUR" office:value="0.3" calcext:value-type="currency">
            <text:p>0,30 €</text:p>
          </table:table-cell>
          <table:table-cell table:formula="of:=IF([.A3]&lt;&gt;&quot;&quot;; [.F3]*[.D3]; &quot;&quot;)" office:value-type="currency" office:currency="EUR" office:value="4.8" calcext:value-type="currency">
            <text:p>4,80 €</text:p>
          </table:table-cell>
          <table:table-cell table:formula="of:=IF([.A3]&lt;&gt;&quot;&quot;; [$values.$C$2]; &quot;&quot;)" office:value-type="float" office:value="2" calcext:value-type="float">
            <text:p>2,00</text:p>
          </table:table-cell>
          <table:table-cell table:formula="of:=IF([.A3]&lt;&gt;&quot;&quot;; [.H3]*[.D3]; &quot;&quot;)" office:value-type="float" office:value="32" calcext:value-type="float">
            <text:p>3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01</text:p>
          </table:table-cell>
          <table:table-cell office:value-type="string" calcext:value-type="string">
            <text:p>bearing block</text:p>
          </table:table-cell>
          <table:table-cell office:value-type="string" calcext:value-type="string">
            <text:p>y-axis</text:p>
          </table:table-cell>
          <table:table-cell office:value-type="float" office:value="4" calcext:value-type="float">
            <text:p>4</text:p>
          </table:table-cell>
          <table:table-cell table:content-validation-name="val5" table:formula="of:=IF([.A4]&lt;&gt;&quot;&quot;; INDEX([$components.$D$1:$components.$D$1000]; MATCH([.A4]; [$components.$C$1:$components.$C$1000]; 0)); &quot;&quot;)" office:value-type="string" office:string-value="Sliding block SBR12UU" calcext:value-type="string">
            <text:p>Sliding block SBR12UU</text:p>
          </table:table-cell>
          <table:table-cell table:formula="of:=IF([.A4]&lt;&gt;&quot;&quot;; INDEX([$components.$O$1:$components.$O$1000]; MATCH([.A4]; [$components.$C$1:$components.$C$1000]; 0)); &quot;&quot;)" office:value-type="currency" office:currency="EUR" office:value="5" calcext:value-type="currency">
            <text:p>5,00 €</text:p>
          </table:table-cell>
          <table:table-cell table:formula="of:=IF([.A4]&lt;&gt;&quot;&quot;; [.F4]*[.D4]; &quot;&quot;)" office:value-type="currency" office:currency="EUR" office:value="20" calcext:value-type="currency">
            <text:p>20,00 €</text:p>
          </table:table-cell>
          <table:table-cell table:formula="of:=IF([.A4]&lt;&gt;&quot;&quot;; [$values.$C$2]; &quot;&quot;)" office:value-type="float" office:value="2" calcext:value-type="float">
            <text:p>2,00</text:p>
          </table:table-cell>
          <table:table-cell table:formula="of:=IF([.A4]&lt;&gt;&quot;&quot;; [.H4]*[.D4]; &quot;&quot;)" office:value-type="float" office:value="8" calcext:value-type="float">
            <text:p>8,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54</text:p>
          </table:table-cell>
          <table:table-cell office:value-type="string" calcext:value-type="string">
            <text:p>screw for bearing block</text:p>
          </table:table-cell>
          <table:table-cell office:value-type="string" calcext:value-type="string">
            <text:p>y-axis</text:p>
          </table:table-cell>
          <table:table-cell office:value-type="float" office:value="16" calcext:value-type="float">
            <text:p>16</text:p>
          </table:table-cell>
          <table:table-cell table:content-validation-name="val5" table:formula="of:=IF([.A5]&lt;&gt;&quot;&quot;; INDEX([$components.$D$1:$components.$D$1000]; MATCH([.A5]; [$components.$C$1:$components.$C$1000]; 0)); &quot;&quot;)" office:value-type="string" office:string-value="Bolt ISO 4762 M10x65" calcext:value-type="string">
            <text:p>Bolt ISO 4762 M10x65</text:p>
          </table:table-cell>
          <table:table-cell table:formula="of:=IF([.A5]&lt;&gt;&quot;&quot;; INDEX([$components.$O$1:$components.$O$1000]; MATCH([.A5]; [$components.$C$1:$components.$C$1000]; 0)); &quot;&quot;)" office:value-type="currency" office:currency="EUR" office:value="0.3" calcext:value-type="currency">
            <text:p>0,30 €</text:p>
          </table:table-cell>
          <table:table-cell table:formula="of:=IF([.A5]&lt;&gt;&quot;&quot;; [.F5]*[.D5]; &quot;&quot;)" office:value-type="currency" office:currency="EUR" office:value="4.8" calcext:value-type="currency">
            <text:p>4,80 €</text:p>
          </table:table-cell>
          <table:table-cell table:formula="of:=IF([.A5]&lt;&gt;&quot;&quot;; [$values.$C$2]; &quot;&quot;)" office:value-type="float" office:value="2" calcext:value-type="float">
            <text:p>2,00</text:p>
          </table:table-cell>
          <table:table-cell table:formula="of:=IF([.A5]&lt;&gt;&quot;&quot;; [.H5]*[.D5]; &quot;&quot;)" office:value-type="float" office:value="32" calcext:value-type="float">
            <text:p>32,00</text:p>
          </table:table-cell>
          <table:table-cell office:value-type="float" office:value="0" calcext:value-type="float">
            <text:p>0</text:p>
          </table:table-cell>
          <table:table-cell table:number-columns-repeated="1014"/>
        </table:table-row>
        <table:table-row table:style-name="ro1">
          <table:table-cell table:content-validation-name="val6" office:value-type="string" calcext:value-type="string">
            <text:p>000199</text:p>
          </table:table-cell>
          <table:table-cell office:value-type="string" calcext:value-type="string">
            <text:p>mounting plate</text:p>
          </table:table-cell>
          <table:table-cell office:value-type="string" calcext:value-type="string">
            <text:p>y-axis</text:p>
          </table:table-cell>
          <table:table-cell office:value-type="float" office:value="1" calcext:value-type="float">
            <text:p>1</text:p>
          </table:table-cell>
          <table:table-cell table:content-validation-name="val5" table:formula="of:=IF([.A6]&lt;&gt;&quot;&quot;; INDEX([$components.$D$1:$components.$D$1000]; MATCH([.A6]; [$components.$C$1:$components.$C$1000]; 0)); &quot;&quot;)" office:value-type="string" office:string-value="Mounting plate SBRUU12 (200x200)" calcext:value-type="string">
            <text:p>Mounting plate SBRUU12 (200x200)</text:p>
          </table:table-cell>
          <table:table-cell table:formula="of:=IF([.A6]&lt;&gt;&quot;&quot;; INDEX([$components.$O$1:$components.$O$1000]; MATCH([.A6]; [$components.$C$1:$components.$C$1000]; 0)); &quot;&quot;)" office:value-type="currency" office:currency="EUR" office:value="10" calcext:value-type="currency">
            <text:p>10,00 €</text:p>
          </table:table-cell>
          <table:table-cell table:formula="of:=IF([.A6]&lt;&gt;&quot;&quot;; [.F6]*[.D6]; &quot;&quot;)" office:value-type="currency" office:currency="EUR" office:value="10" calcext:value-type="currency">
            <text:p>10,00 €</text:p>
          </table:table-cell>
          <table:table-cell table:formula="of:=IF([.A6]&lt;&gt;&quot;&quot;; [$values.$C$2]; &quot;&quot;)" office:value-type="float" office:value="2" calcext:value-type="float">
            <text:p>2,00</text:p>
          </table:table-cell>
          <table:table-cell table:formula="of:=IF([.A6]&lt;&gt;&quot;&quot;; [.H6]*[.D6];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86</text:p>
          </table:table-cell>
          <table:table-cell office:value-type="string" calcext:value-type="string">
            <text:p>lead screw</text:p>
          </table:table-cell>
          <table:table-cell office:value-type="string" calcext:value-type="string">
            <text:p>y-axis</text:p>
          </table:table-cell>
          <table:table-cell office:value-type="float" office:value="1" calcext:value-type="float">
            <text:p>1</text:p>
          </table:table-cell>
          <table:table-cell table:content-validation-name="val5" table:formula="of:=IF([.A7]&lt;&gt;&quot;&quot;; INDEX([$components.$D$1:$components.$D$1000]; MATCH([.A7]; [$components.$C$1:$components.$C$1000]; 0)); &quot;&quot;)" office:value-type="string" office:string-value="Ball lead screw SFU1204 400 mm" calcext:value-type="string">
            <text:p>Ball lead screw SFU1204 400 mm</text:p>
          </table:table-cell>
          <table:table-cell table:formula="of:=IF([.A7]&lt;&gt;&quot;&quot;; INDEX([$components.$O$1:$components.$O$1000]; MATCH([.A7]; [$components.$C$1:$components.$C$1000]; 0)); &quot;&quot;)" office:value-type="currency" office:currency="EUR" office:value="16" calcext:value-type="currency">
            <text:p>16,00 €</text:p>
          </table:table-cell>
          <table:table-cell table:formula="of:=IF([.A7]&lt;&gt;&quot;&quot;; [.F7]*[.D7]; &quot;&quot;)" office:value-type="currency" office:currency="EUR" office:value="16" calcext:value-type="currency">
            <text:p>16,00 €</text:p>
          </table:table-cell>
          <table:table-cell table:formula="of:=IF([.A7]&lt;&gt;&quot;&quot;; [$values.$C$2]; &quot;&quot;)" office:value-type="float" office:value="2" calcext:value-type="float">
            <text:p>2,00</text:p>
          </table:table-cell>
          <table:table-cell table:formula="of:=IF([.A7]&lt;&gt;&quot;&quot;; [.H7]*[.D7];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1</text:p>
          </table:table-cell>
          <table:table-cell office:value-type="string" calcext:value-type="string">
            <text:p>lead screw nut</text:p>
          </table:table-cell>
          <table:table-cell office:value-type="string" calcext:value-type="string">
            <text:p>y-axis</text:p>
          </table:table-cell>
          <table:table-cell office:value-type="float" office:value="1" calcext:value-type="float">
            <text:p>1</text:p>
          </table:table-cell>
          <table:table-cell table:content-validation-name="val5" table:formula="of:=IF([.A8]&lt;&gt;&quot;&quot;; INDEX([$components.$D$1:$components.$D$1000]; MATCH([.A8]; [$components.$C$1:$components.$C$1000]; 0)); &quot;&quot;)" office:value-type="string" office:string-value="Nut for ball lead screw SFU1204" calcext:value-type="string">
            <text:p>Nut for ball lead screw SFU1204</text:p>
          </table:table-cell>
          <table:table-cell table:formula="of:=IF([.A8]&lt;&gt;&quot;&quot;; INDEX([$components.$O$1:$components.$O$1000]; MATCH([.A8]; [$components.$C$1:$components.$C$1000]; 0)); &quot;&quot;)" office:value-type="currency" office:currency="EUR" office:value="5" calcext:value-type="currency">
            <text:p>5,00 €</text:p>
          </table:table-cell>
          <table:table-cell table:formula="of:=IF([.A8]&lt;&gt;&quot;&quot;; [.F8]*[.D8]; &quot;&quot;)" office:value-type="currency" office:currency="EUR" office:value="5" calcext:value-type="currency">
            <text:p>5,00 €</text:p>
          </table:table-cell>
          <table:table-cell table:formula="of:=IF([.A8]&lt;&gt;&quot;&quot;; [$values.$C$2]; &quot;&quot;)" office:value-type="float" office:value="2" calcext:value-type="float">
            <text:p>2,00</text:p>
          </table:table-cell>
          <table:table-cell table:formula="of:=IF([.A8]&lt;&gt;&quot;&quot;; [.H8]*[.D8];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2</text:p>
          </table:table-cell>
          <table:table-cell office:value-type="string" calcext:value-type="string">
            <text:p>lead screw nut block</text:p>
          </table:table-cell>
          <table:table-cell office:value-type="string" calcext:value-type="string">
            <text:p>y-axis</text:p>
          </table:table-cell>
          <table:table-cell office:value-type="float" office:value="1" calcext:value-type="float">
            <text:p>1</text:p>
          </table:table-cell>
          <table:table-cell table:content-validation-name="val5" table:formula="of:=IF([.A9]&lt;&gt;&quot;&quot;; INDEX([$components.$D$1:$components.$D$1000]; MATCH([.A9]; [$components.$C$1:$components.$C$1000]; 0)); &quot;&quot;)" office:value-type="string" office:string-value="Nut block for ball lead screw SFU1204" calcext:value-type="string">
            <text:p>Nut block for ball lead screw SFU1204</text:p>
          </table:table-cell>
          <table:table-cell table:formula="of:=IF([.A9]&lt;&gt;&quot;&quot;; INDEX([$components.$O$1:$components.$O$1000]; MATCH([.A9]; [$components.$C$1:$components.$C$1000]; 0)); &quot;&quot;)" office:value-type="currency" office:currency="EUR" office:value="5" calcext:value-type="currency">
            <text:p>5,00 €</text:p>
          </table:table-cell>
          <table:table-cell table:formula="of:=IF([.A9]&lt;&gt;&quot;&quot;; [.F9]*[.D9]; &quot;&quot;)" office:value-type="currency" office:currency="EUR" office:value="5" calcext:value-type="currency">
            <text:p>5,00 €</text:p>
          </table:table-cell>
          <table:table-cell table:formula="of:=IF([.A9]&lt;&gt;&quot;&quot;; [$values.$C$2]; &quot;&quot;)" office:value-type="float" office:value="2" calcext:value-type="float">
            <text:p>2,00</text:p>
          </table:table-cell>
          <table:table-cell table:formula="of:=IF([.A9]&lt;&gt;&quot;&quot;; [.H9]*[.D9];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3</text:p>
          </table:table-cell>
          <table:table-cell office:value-type="string" calcext:value-type="string">
            <text:p>lead screw endblock (loose end)</text:p>
          </table:table-cell>
          <table:table-cell office:value-type="string" calcext:value-type="string">
            <text:p>y-axis</text:p>
          </table:table-cell>
          <table:table-cell office:value-type="float" office:value="1" calcext:value-type="float">
            <text:p>1</text:p>
          </table:table-cell>
          <table:table-cell table:content-validation-name="val5" table:formula="of:=IF([.A10]&lt;&gt;&quot;&quot;; INDEX([$components.$D$1:$components.$D$1000]; MATCH([.A10]; [$components.$C$1:$components.$C$1000]; 0)); &quot;&quot;)" office:value-type="string" office:string-value="Loose bearing block for ball lead screw SFU1204" calcext:value-type="string">
            <text:p>Loose bearing block for ball lead screw SFU1204</text:p>
          </table:table-cell>
          <table:table-cell table:formula="of:=IF([.A10]&lt;&gt;&quot;&quot;; INDEX([$components.$O$1:$components.$O$1000]; MATCH([.A10]; [$components.$C$1:$components.$C$1000]; 0)); &quot;&quot;)" office:value-type="currency" office:currency="EUR" office:value="5" calcext:value-type="currency">
            <text:p>5,00 €</text:p>
          </table:table-cell>
          <table:table-cell table:formula="of:=IF([.A10]&lt;&gt;&quot;&quot;; [.F10]*[.D10]; &quot;&quot;)" office:value-type="currency" office:currency="EUR" office:value="5" calcext:value-type="currency">
            <text:p>5,00 €</text:p>
          </table:table-cell>
          <table:table-cell table:formula="of:=IF([.A10]&lt;&gt;&quot;&quot;; [$values.$C$2]; &quot;&quot;)" office:value-type="float" office:value="2" calcext:value-type="float">
            <text:p>2,00</text:p>
          </table:table-cell>
          <table:table-cell table:formula="of:=IF([.A10]&lt;&gt;&quot;&quot;; [.H10]*[.D10];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4</text:p>
          </table:table-cell>
          <table:table-cell office:value-type="string" calcext:value-type="string">
            <text:p>electric motor coupling</text:p>
          </table:table-cell>
          <table:table-cell office:value-type="string" calcext:value-type="string">
            <text:p>y-axis</text:p>
          </table:table-cell>
          <table:table-cell office:value-type="float" office:value="1" calcext:value-type="float">
            <text:p>1</text:p>
          </table:table-cell>
          <table:table-cell table:content-validation-name="val5" table:formula="of:=IF([.A11]&lt;&gt;&quot;&quot;; INDEX([$components.$D$1:$components.$D$1000]; MATCH([.A11]; [$components.$C$1:$components.$C$1000]; 0)); &quot;&quot;)" office:value-type="string" office:string-value="Shaft coupling 8x8" calcext:value-type="string">
            <text:p>Shaft coupling 8x8</text:p>
          </table:table-cell>
          <table:table-cell table:formula="of:=IF([.A11]&lt;&gt;&quot;&quot;; INDEX([$components.$O$1:$components.$O$1000]; MATCH([.A11]; [$components.$C$1:$components.$C$1000]; 0)); &quot;&quot;)" office:value-type="currency" office:currency="EUR" office:value="2" calcext:value-type="currency">
            <text:p>2,00 €</text:p>
          </table:table-cell>
          <table:table-cell table:formula="of:=IF([.A11]&lt;&gt;&quot;&quot;; [.F11]*[.D11]; &quot;&quot;)" office:value-type="currency" office:currency="EUR" office:value="2" calcext:value-type="currency">
            <text:p>2,00 €</text:p>
          </table:table-cell>
          <table:table-cell table:formula="of:=IF([.A11]&lt;&gt;&quot;&quot;; [$values.$C$2]; &quot;&quot;)" office:value-type="float" office:value="2" calcext:value-type="float">
            <text:p>2,00</text:p>
          </table:table-cell>
          <table:table-cell table:formula="of:=IF([.A11]&lt;&gt;&quot;&quot;; [.H11]*[.D11];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5</text:p>
          </table:table-cell>
          <table:table-cell office:value-type="string" calcext:value-type="string">
            <text:p>electric motor nema23 3 nm</text:p>
          </table:table-cell>
          <table:table-cell office:value-type="string" calcext:value-type="string">
            <text:p>y-axis</text:p>
          </table:table-cell>
          <table:table-cell office:value-type="float" office:value="1" calcext:value-type="float">
            <text:p>1</text:p>
          </table:table-cell>
          <table:table-cell table:content-validation-name="val5" table:formula="of:=IF([.A12]&lt;&gt;&quot;&quot;; INDEX([$components.$D$1:$components.$D$1000]; MATCH([.A12]; [$components.$C$1:$components.$C$1000]; 0)); &quot;&quot;)" office:value-type="string" office:string-value="Nema 23 electric stepper motor closed loop 3 nm" calcext:value-type="string">
            <text:p>Nema 23 electric stepper motor closed loop 3 nm</text:p>
          </table:table-cell>
          <table:table-cell table:formula="of:=IF([.A12]&lt;&gt;&quot;&quot;; INDEX([$components.$O$1:$components.$O$1000]; MATCH([.A12]; [$components.$C$1:$components.$C$1000]; 0)); &quot;&quot;)" office:value-type="currency" office:currency="EUR" office:value="40" calcext:value-type="currency">
            <text:p>40,00 €</text:p>
          </table:table-cell>
          <table:table-cell table:formula="of:=IF([.A12]&lt;&gt;&quot;&quot;; [.F12]*[.D12]; &quot;&quot;)" office:value-type="currency" office:currency="EUR" office:value="40" calcext:value-type="currency">
            <text:p>40,00 €</text:p>
          </table:table-cell>
          <table:table-cell table:formula="of:=IF([.A12]&lt;&gt;&quot;&quot;; [$values.$C$2]; &quot;&quot;)" office:value-type="float" office:value="2" calcext:value-type="float">
            <text:p>2,00</text:p>
          </table:table-cell>
          <table:table-cell table:formula="of:=IF([.A12]&lt;&gt;&quot;&quot;; [.H12]*[.D12];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6</text:p>
          </table:table-cell>
          <table:table-cell office:value-type="string" calcext:value-type="string">
            <text:p>electric motor driver</text:p>
          </table:table-cell>
          <table:table-cell office:value-type="string" calcext:value-type="string">
            <text:p>y-axis</text:p>
          </table:table-cell>
          <table:table-cell office:value-type="float" office:value="1" calcext:value-type="float">
            <text:p>1</text:p>
          </table:table-cell>
          <table:table-cell table:content-validation-name="val5" table:formula="of:=IF([.A13]&lt;&gt;&quot;&quot;; INDEX([$components.$D$1:$components.$D$1000]; MATCH([.A13]; [$components.$C$1:$components.$C$1000]; 0)); &quot;&quot;)" office:value-type="string" office:string-value="HBS57 Hybrid servo drive" calcext:value-type="string">
            <text:p>HBS57 Hybrid servo drive</text:p>
          </table:table-cell>
          <table:table-cell table:formula="of:=IF([.A13]&lt;&gt;&quot;&quot;; INDEX([$components.$O$1:$components.$O$1000]; MATCH([.A13]; [$components.$C$1:$components.$C$1000]; 0)); &quot;&quot;)" office:value-type="currency" office:currency="EUR" office:value="20" calcext:value-type="currency">
            <text:p>20,00 €</text:p>
          </table:table-cell>
          <table:table-cell table:formula="of:=IF([.A13]&lt;&gt;&quot;&quot;; [.F13]*[.D13]; &quot;&quot;)" office:value-type="currency" office:currency="EUR" office:value="20" calcext:value-type="currency">
            <text:p>20,00 €</text:p>
          </table:table-cell>
          <table:table-cell table:formula="of:=IF([.A13]&lt;&gt;&quot;&quot;; [$values.$C$2]; &quot;&quot;)" office:value-type="float" office:value="2" calcext:value-type="float">
            <text:p>2,00</text:p>
          </table:table-cell>
          <table:table-cell table:formula="of:=IF([.A13]&lt;&gt;&quot;&quot;; [.H13]*[.D13];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7</text:p>
          </table:table-cell>
          <table:table-cell office:value-type="string" calcext:value-type="string">
            <text:p>electric motor mounting</text:p>
          </table:table-cell>
          <table:table-cell office:value-type="string" calcext:value-type="string">
            <text:p>y-axis</text:p>
          </table:table-cell>
          <table:table-cell office:value-type="float" office:value="1" calcext:value-type="float">
            <text:p>1</text:p>
          </table:table-cell>
          <table:table-cell table:content-validation-name="val5" table:formula="of:=IF([.A14]&lt;&gt;&quot;&quot;; INDEX([$components.$D$1:$components.$D$1000]; MATCH([.A14]; [$components.$C$1:$components.$C$1000]; 0)); &quot;&quot;)" office:value-type="string" office:string-value="Nema 23 electric motor mount with fixed bearing" calcext:value-type="string">
            <text:p>Nema 23 electric motor mount with fixed bearing</text:p>
          </table:table-cell>
          <table:table-cell table:formula="of:=IF([.A14]&lt;&gt;&quot;&quot;; INDEX([$components.$O$1:$components.$O$1000]; MATCH([.A14]; [$components.$C$1:$components.$C$1000]; 0)); &quot;&quot;)" office:value-type="currency" office:currency="EUR" office:value="16" calcext:value-type="currency">
            <text:p>16,00 €</text:p>
          </table:table-cell>
          <table:table-cell table:formula="of:=IF([.A14]&lt;&gt;&quot;&quot;; [.F14]*[.D14]; &quot;&quot;)" office:value-type="currency" office:currency="EUR" office:value="16" calcext:value-type="currency">
            <text:p>16,00 €</text:p>
          </table:table-cell>
          <table:table-cell table:formula="of:=IF([.A14]&lt;&gt;&quot;&quot;; [$values.$C$2]; &quot;&quot;)" office:value-type="float" office:value="2" calcext:value-type="float">
            <text:p>2,00</text:p>
          </table:table-cell>
          <table:table-cell table:formula="of:=IF([.A14]&lt;&gt;&quot;&quot;; [.H14]*[.D14];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2">
          <table:table-cell table:content-validation-name="val6"/>
          <table:table-cell table:number-columns-repeated="3"/>
          <table:table-cell table:content-validation-name="val5"/>
          <table:table-cell table:formula="of:=IF([.A15]&lt;&gt;&quot;&quot;; INDEX([$components.$O$1:$components.$O$1000]; MATCH([.A15]; [$components.$C$1:$components.$C$1000]; 0)); &quot;&quot;)">
            <text:p/>
          </table:table-cell>
          <table:table-cell table:formula="of:=IF([.A15]&lt;&gt;&quot;&quot;; [.F15]*[.D15]; &quot;&quot;)">
            <text:p/>
          </table:table-cell>
          <table:table-cell table:formula="of:=IF([.A15]&lt;&gt;&quot;&quot;; [$values.$C$2]; &quot;&quot;)">
            <text:p/>
          </table:table-cell>
          <table:table-cell table:formula="of:=IF([.A15]&lt;&gt;&quot;&quot;; [.H15]*[.D15];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16]&lt;&gt;&quot;&quot;; INDEX([$components.$O$1:$components.$O$1000]; MATCH([.A16]; [$components.$C$1:$components.$C$1000]; 0)); &quot;&quot;)">
            <text:p/>
          </table:table-cell>
          <table:table-cell table:formula="of:=IF([.A16]&lt;&gt;&quot;&quot;; [.F16]*[.D16]; &quot;&quot;)">
            <text:p/>
          </table:table-cell>
          <table:table-cell table:formula="of:=IF([.A16]&lt;&gt;&quot;&quot;; [$values.$C$2]; &quot;&quot;)">
            <text:p/>
          </table:table-cell>
          <table:table-cell table:formula="of:=IF([.A16]&lt;&gt;&quot;&quot;; [.H16]*[.D16];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17]&lt;&gt;&quot;&quot;; INDEX([$components.$O$1:$components.$O$1000]; MATCH([.A17]; [$components.$C$1:$components.$C$1000]; 0)); &quot;&quot;)">
            <text:p/>
          </table:table-cell>
          <table:table-cell table:formula="of:=IF([.A17]&lt;&gt;&quot;&quot;; [.F17]*[.D17]; &quot;&quot;)">
            <text:p/>
          </table:table-cell>
          <table:table-cell table:formula="of:=IF([.A17]&lt;&gt;&quot;&quot;; [$values.$C$2]; &quot;&quot;)">
            <text:p/>
          </table:table-cell>
          <table:table-cell table:formula="of:=IF([.A17]&lt;&gt;&quot;&quot;; [.H17]*[.D17];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18]&lt;&gt;&quot;&quot;; INDEX([$components.$O$1:$components.$O$1000]; MATCH([.A18]; [$components.$C$1:$components.$C$1000]; 0)); &quot;&quot;)">
            <text:p/>
          </table:table-cell>
          <table:table-cell table:formula="of:=IF([.A18]&lt;&gt;&quot;&quot;; [.F18]*[.D18]; &quot;&quot;)">
            <text:p/>
          </table:table-cell>
          <table:table-cell table:formula="of:=IF([.A18]&lt;&gt;&quot;&quot;; [$values.$C$2]; &quot;&quot;)">
            <text:p/>
          </table:table-cell>
          <table:table-cell table:formula="of:=IF([.A18]&lt;&gt;&quot;&quot;; [.H18]*[.D18];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19]&lt;&gt;&quot;&quot;; INDEX([$components.$O$1:$components.$O$1000]; MATCH([.A19]; [$components.$C$1:$components.$C$1000]; 0)); &quot;&quot;)">
            <text:p/>
          </table:table-cell>
          <table:table-cell table:formula="of:=IF([.A19]&lt;&gt;&quot;&quot;; [.F19]*[.D19]; &quot;&quot;)">
            <text:p/>
          </table:table-cell>
          <table:table-cell table:formula="of:=IF([.A19]&lt;&gt;&quot;&quot;; [$values.$C$2]; &quot;&quot;)">
            <text:p/>
          </table:table-cell>
          <table:table-cell table:formula="of:=IF([.A19]&lt;&gt;&quot;&quot;; [.H19]*[.D19];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20]&lt;&gt;&quot;&quot;; INDEX([$components.$O$1:$components.$O$1000]; MATCH([.A20]; [$components.$C$1:$components.$C$1000]; 0)); &quot;&quot;)">
            <text:p/>
          </table:table-cell>
          <table:table-cell table:formula="of:=IF([.A20]&lt;&gt;&quot;&quot;; [.F20]*[.D20]; &quot;&quot;)">
            <text:p/>
          </table:table-cell>
          <table:table-cell table:formula="of:=IF([.A20]&lt;&gt;&quot;&quot;; [$values.$C$2]; &quot;&quot;)">
            <text:p/>
          </table:table-cell>
          <table:table-cell table:formula="of:=IF([.A20]&lt;&gt;&quot;&quot;; [.H20]*[.D20];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21]&lt;&gt;&quot;&quot;; INDEX([$components.$O$1:$components.$O$1000]; MATCH([.A21]; [$components.$C$1:$components.$C$1000]; 0)); &quot;&quot;)">
            <text:p/>
          </table:table-cell>
          <table:table-cell table:formula="of:=IF([.A21]&lt;&gt;&quot;&quot;; [.F21]*[.D21]; &quot;&quot;)">
            <text:p/>
          </table:table-cell>
          <table:table-cell table:formula="of:=IF([.A21]&lt;&gt;&quot;&quot;; [$values.$C$2]; &quot;&quot;)">
            <text:p/>
          </table:table-cell>
          <table:table-cell table:formula="of:=IF([.A21]&lt;&gt;&quot;&quot;; [.H21]*[.D21];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22]&lt;&gt;&quot;&quot;; INDEX([$components.$O$1:$components.$O$1000]; MATCH([.A22]; [$components.$C$1:$components.$C$1000]; 0)); &quot;&quot;)">
            <text:p/>
          </table:table-cell>
          <table:table-cell table:formula="of:=IF([.A22]&lt;&gt;&quot;&quot;; [.F22]*[.D22]; &quot;&quot;)">
            <text:p/>
          </table:table-cell>
          <table:table-cell table:formula="of:=IF([.A22]&lt;&gt;&quot;&quot;; [$values.$C$2]; &quot;&quot;)">
            <text:p/>
          </table:table-cell>
          <table:table-cell table:formula="of:=IF([.A22]&lt;&gt;&quot;&quot;; [.H22]*[.D22];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23]&lt;&gt;&quot;&quot;; INDEX([$components.$O$1:$components.$O$1000]; MATCH([.A23]; [$components.$C$1:$components.$C$1000]; 0)); &quot;&quot;)">
            <text:p/>
          </table:table-cell>
          <table:table-cell table:formula="of:=IF([.A23]&lt;&gt;&quot;&quot;; [.F23]*[.D23]; &quot;&quot;)">
            <text:p/>
          </table:table-cell>
          <table:table-cell table:formula="of:=IF([.A23]&lt;&gt;&quot;&quot;; [$values.$C$2]; &quot;&quot;)">
            <text:p/>
          </table:table-cell>
          <table:table-cell table:formula="of:=IF([.A23]&lt;&gt;&quot;&quot;; [.H23]*[.D23];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24]&lt;&gt;&quot;&quot;; INDEX([$components.$O$1:$components.$O$1000]; MATCH([.A24]; [$components.$C$1:$components.$C$1000]; 0)); &quot;&quot;)">
            <text:p/>
          </table:table-cell>
          <table:table-cell table:formula="of:=IF([.A24]&lt;&gt;&quot;&quot;; [.F24]*[.D24]; &quot;&quot;)">
            <text:p/>
          </table:table-cell>
          <table:table-cell table:formula="of:=IF([.A24]&lt;&gt;&quot;&quot;; [$values.$C$2]; &quot;&quot;)">
            <text:p/>
          </table:table-cell>
          <table:table-cell table:formula="of:=IF([.A24]&lt;&gt;&quot;&quot;; [.H24]*[.D24];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25]&lt;&gt;&quot;&quot;; INDEX([$components.$O$1:$components.$O$1000]; MATCH([.A25]; [$components.$C$1:$components.$C$1000]; 0)); &quot;&quot;)">
            <text:p/>
          </table:table-cell>
          <table:table-cell table:formula="of:=IF([.A25]&lt;&gt;&quot;&quot;; [.F25]*[.D25]; &quot;&quot;)">
            <text:p/>
          </table:table-cell>
          <table:table-cell table:formula="of:=IF([.A25]&lt;&gt;&quot;&quot;; [$values.$C$2]; &quot;&quot;)">
            <text:p/>
          </table:table-cell>
          <table:table-cell table:formula="of:=IF([.A25]&lt;&gt;&quot;&quot;; [.H25]*[.D25];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26]&lt;&gt;&quot;&quot;; INDEX([$components.$O$1:$components.$O$1000]; MATCH([.A26]; [$components.$C$1:$components.$C$1000]; 0)); &quot;&quot;)">
            <text:p/>
          </table:table-cell>
          <table:table-cell table:formula="of:=IF([.A26]&lt;&gt;&quot;&quot;; [.F26]*[.D26]; &quot;&quot;)">
            <text:p/>
          </table:table-cell>
          <table:table-cell table:formula="of:=IF([.A26]&lt;&gt;&quot;&quot;; [$values.$C$2]; &quot;&quot;)">
            <text:p/>
          </table:table-cell>
          <table:table-cell table:formula="of:=IF([.A26]&lt;&gt;&quot;&quot;; [.H26]*[.D26];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27]&lt;&gt;&quot;&quot;; INDEX([$components.$O$1:$components.$O$1000]; MATCH([.A27]; [$components.$C$1:$components.$C$1000]; 0)); &quot;&quot;)">
            <text:p/>
          </table:table-cell>
          <table:table-cell table:formula="of:=IF([.A27]&lt;&gt;&quot;&quot;; [.F27]*[.D27]; &quot;&quot;)">
            <text:p/>
          </table:table-cell>
          <table:table-cell table:formula="of:=IF([.A27]&lt;&gt;&quot;&quot;; [$values.$C$2]; &quot;&quot;)">
            <text:p/>
          </table:table-cell>
          <table:table-cell table:formula="of:=IF([.A27]&lt;&gt;&quot;&quot;; [.H27]*[.D27];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28]&lt;&gt;&quot;&quot;; INDEX([$components.$O$1:$components.$O$1000]; MATCH([.A28]; [$components.$C$1:$components.$C$1000]; 0)); &quot;&quot;)">
            <text:p/>
          </table:table-cell>
          <table:table-cell table:formula="of:=IF([.A28]&lt;&gt;&quot;&quot;; [.F28]*[.D28]; &quot;&quot;)">
            <text:p/>
          </table:table-cell>
          <table:table-cell table:formula="of:=IF([.A28]&lt;&gt;&quot;&quot;; [$values.$C$2]; &quot;&quot;)">
            <text:p/>
          </table:table-cell>
          <table:table-cell table:formula="of:=IF([.A28]&lt;&gt;&quot;&quot;; [.H28]*[.D28];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29]&lt;&gt;&quot;&quot;; INDEX([$components.$O$1:$components.$O$1000]; MATCH([.A29]; [$components.$C$1:$components.$C$1000]; 0)); &quot;&quot;)">
            <text:p/>
          </table:table-cell>
          <table:table-cell table:formula="of:=IF([.A29]&lt;&gt;&quot;&quot;; [.F29]*[.D29]; &quot;&quot;)">
            <text:p/>
          </table:table-cell>
          <table:table-cell table:formula="of:=IF([.A29]&lt;&gt;&quot;&quot;; [$values.$C$2]; &quot;&quot;)">
            <text:p/>
          </table:table-cell>
          <table:table-cell table:formula="of:=IF([.A29]&lt;&gt;&quot;&quot;; [.H29]*[.D29];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30]&lt;&gt;&quot;&quot;; INDEX([$components.$O$1:$components.$O$1000]; MATCH([.A30]; [$components.$C$1:$components.$C$1000]; 0)); &quot;&quot;)">
            <text:p/>
          </table:table-cell>
          <table:table-cell table:formula="of:=IF([.A30]&lt;&gt;&quot;&quot;; [.F30]*[.D30]; &quot;&quot;)">
            <text:p/>
          </table:table-cell>
          <table:table-cell table:formula="of:=IF([.A30]&lt;&gt;&quot;&quot;; [$values.$C$2]; &quot;&quot;)">
            <text:p/>
          </table:table-cell>
          <table:table-cell table:formula="of:=IF([.A30]&lt;&gt;&quot;&quot;; [.H30]*[.D30];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31]&lt;&gt;&quot;&quot;; INDEX([$components.$O$1:$components.$O$1000]; MATCH([.A31]; [$components.$C$1:$components.$C$1000]; 0)); &quot;&quot;)">
            <text:p/>
          </table:table-cell>
          <table:table-cell table:formula="of:=IF([.A31]&lt;&gt;&quot;&quot;; [.F31]*[.D31]; &quot;&quot;)">
            <text:p/>
          </table:table-cell>
          <table:table-cell table:formula="of:=IF([.A31]&lt;&gt;&quot;&quot;; [$values.$C$2]; &quot;&quot;)">
            <text:p/>
          </table:table-cell>
          <table:table-cell table:formula="of:=IF([.A31]&lt;&gt;&quot;&quot;; [.H31]*[.D31];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32]&lt;&gt;&quot;&quot;; INDEX([$components.$O$1:$components.$O$1000]; MATCH([.A32]; [$components.$C$1:$components.$C$1000]; 0)); &quot;&quot;)">
            <text:p/>
          </table:table-cell>
          <table:table-cell table:formula="of:=IF([.A32]&lt;&gt;&quot;&quot;; [.F32]*[.D32]; &quot;&quot;)">
            <text:p/>
          </table:table-cell>
          <table:table-cell table:formula="of:=IF([.A32]&lt;&gt;&quot;&quot;; [$values.$C$2]; &quot;&quot;)">
            <text:p/>
          </table:table-cell>
          <table:table-cell table:formula="of:=IF([.A32]&lt;&gt;&quot;&quot;; [.H32]*[.D32];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33]&lt;&gt;&quot;&quot;; INDEX([$components.$O$1:$components.$O$1000]; MATCH([.A33]; [$components.$C$1:$components.$C$1000]; 0)); &quot;&quot;)">
            <text:p/>
          </table:table-cell>
          <table:table-cell table:formula="of:=IF([.A33]&lt;&gt;&quot;&quot;; [.F33]*[.D33]; &quot;&quot;)">
            <text:p/>
          </table:table-cell>
          <table:table-cell table:formula="of:=IF([.A33]&lt;&gt;&quot;&quot;; [$values.$C$2]; &quot;&quot;)">
            <text:p/>
          </table:table-cell>
          <table:table-cell table:formula="of:=IF([.A33]&lt;&gt;&quot;&quot;; [.H33]*[.D33];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34]&lt;&gt;&quot;&quot;; INDEX([$components.$O$1:$components.$O$1000]; MATCH([.A34]; [$components.$C$1:$components.$C$1000]; 0)); &quot;&quot;)">
            <text:p/>
          </table:table-cell>
          <table:table-cell table:formula="of:=IF([.A34]&lt;&gt;&quot;&quot;; [.F34]*[.D34]; &quot;&quot;)">
            <text:p/>
          </table:table-cell>
          <table:table-cell table:formula="of:=IF([.A34]&lt;&gt;&quot;&quot;; [$values.$C$2]; &quot;&quot;)">
            <text:p/>
          </table:table-cell>
          <table:table-cell table:formula="of:=IF([.A34]&lt;&gt;&quot;&quot;; [.H34]*[.D34];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35]&lt;&gt;&quot;&quot;; INDEX([$components.$O$1:$components.$O$1000]; MATCH([.A35]; [$components.$C$1:$components.$C$1000]; 0)); &quot;&quot;)">
            <text:p/>
          </table:table-cell>
          <table:table-cell table:formula="of:=IF([.A35]&lt;&gt;&quot;&quot;; [.F35]*[.D35]; &quot;&quot;)">
            <text:p/>
          </table:table-cell>
          <table:table-cell table:formula="of:=IF([.A35]&lt;&gt;&quot;&quot;; [$values.$C$2]; &quot;&quot;)">
            <text:p/>
          </table:table-cell>
          <table:table-cell table:formula="of:=IF([.A35]&lt;&gt;&quot;&quot;; [.H35]*[.D35];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36]&lt;&gt;&quot;&quot;; INDEX([$components.$O$1:$components.$O$1000]; MATCH([.A36]; [$components.$C$1:$components.$C$1000]; 0)); &quot;&quot;)">
            <text:p/>
          </table:table-cell>
          <table:table-cell table:formula="of:=IF([.A36]&lt;&gt;&quot;&quot;; [.F36]*[.D36]; &quot;&quot;)">
            <text:p/>
          </table:table-cell>
          <table:table-cell table:formula="of:=IF([.A36]&lt;&gt;&quot;&quot;; [$values.$C$2]; &quot;&quot;)">
            <text:p/>
          </table:table-cell>
          <table:table-cell table:formula="of:=IF([.A36]&lt;&gt;&quot;&quot;; [.H36]*[.D36];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37]&lt;&gt;&quot;&quot;; INDEX([$components.$O$1:$components.$O$1000]; MATCH([.A37]; [$components.$C$1:$components.$C$1000]; 0)); &quot;&quot;)">
            <text:p/>
          </table:table-cell>
          <table:table-cell table:formula="of:=IF([.A37]&lt;&gt;&quot;&quot;; [.F37]*[.D37]; &quot;&quot;)">
            <text:p/>
          </table:table-cell>
          <table:table-cell table:formula="of:=IF([.A37]&lt;&gt;&quot;&quot;; [$values.$C$2]; &quot;&quot;)">
            <text:p/>
          </table:table-cell>
          <table:table-cell table:formula="of:=IF([.A37]&lt;&gt;&quot;&quot;; [.H37]*[.D37];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38]&lt;&gt;&quot;&quot;; INDEX([$components.$O$1:$components.$O$1000]; MATCH([.A38]; [$components.$C$1:$components.$C$1000]; 0)); &quot;&quot;)">
            <text:p/>
          </table:table-cell>
          <table:table-cell table:formula="of:=IF([.A38]&lt;&gt;&quot;&quot;; [.F38]*[.D38]; &quot;&quot;)">
            <text:p/>
          </table:table-cell>
          <table:table-cell table:formula="of:=IF([.A38]&lt;&gt;&quot;&quot;; [$values.$C$2]; &quot;&quot;)">
            <text:p/>
          </table:table-cell>
          <table:table-cell table:formula="of:=IF([.A38]&lt;&gt;&quot;&quot;; [.H38]*[.D38];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39]&lt;&gt;&quot;&quot;; INDEX([$components.$O$1:$components.$O$1000]; MATCH([.A39]; [$components.$C$1:$components.$C$1000]; 0)); &quot;&quot;)">
            <text:p/>
          </table:table-cell>
          <table:table-cell table:formula="of:=IF([.A39]&lt;&gt;&quot;&quot;; [.F39]*[.D39]; &quot;&quot;)">
            <text:p/>
          </table:table-cell>
          <table:table-cell table:formula="of:=IF([.A39]&lt;&gt;&quot;&quot;; [$values.$C$2]; &quot;&quot;)">
            <text:p/>
          </table:table-cell>
          <table:table-cell table:formula="of:=IF([.A39]&lt;&gt;&quot;&quot;; [.H39]*[.D39];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40]&lt;&gt;&quot;&quot;; INDEX([$components.$O$1:$components.$O$1000]; MATCH([.A40]; [$components.$C$1:$components.$C$1000]; 0)); &quot;&quot;)">
            <text:p/>
          </table:table-cell>
          <table:table-cell table:formula="of:=IF([.A40]&lt;&gt;&quot;&quot;; [.F40]*[.D40]; &quot;&quot;)">
            <text:p/>
          </table:table-cell>
          <table:table-cell table:formula="of:=IF([.A40]&lt;&gt;&quot;&quot;; [$values.$C$2]; &quot;&quot;)">
            <text:p/>
          </table:table-cell>
          <table:table-cell table:formula="of:=IF([.A40]&lt;&gt;&quot;&quot;; [.H40]*[.D40];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41]&lt;&gt;&quot;&quot;; INDEX([$components.$O$1:$components.$O$1000]; MATCH([.A41]; [$components.$C$1:$components.$C$1000]; 0)); &quot;&quot;)">
            <text:p/>
          </table:table-cell>
          <table:table-cell table:formula="of:=IF([.A41]&lt;&gt;&quot;&quot;; [.F41]*[.D41]; &quot;&quot;)">
            <text:p/>
          </table:table-cell>
          <table:table-cell table:formula="of:=IF([.A41]&lt;&gt;&quot;&quot;; [$values.$C$2]; &quot;&quot;)">
            <text:p/>
          </table:table-cell>
          <table:table-cell table:formula="of:=IF([.A41]&lt;&gt;&quot;&quot;; [.H41]*[.D41]; &quot;&quot;)">
            <text:p/>
          </table:table-cell>
          <table:table-cell table:number-columns-repeated="1015"/>
        </table:table-row>
        <table:table-row table:style-name="ro2" table:number-rows-repeated="972">
          <table:table-cell table:content-validation-name="val6"/>
          <table:table-cell table:number-columns-repeated="3"/>
          <table:table-cell table:content-validation-name="val5"/>
          <table:table-cell table:number-columns-repeated="1019"/>
        </table:table-row>
        <table:table-row table:style-name="ro2" table:number-rows-repeated="1047562">
          <table:table-cell table:content-validation-name="val6"/>
          <table:table-cell table:number-columns-repeated="1023"/>
        </table:table-row>
        <table:table-row table:style-name="ro2">
          <table:table-cell table:content-validation-name="val6"/>
          <table:table-cell table:number-columns-repeated="1023"/>
        </table:table-row>
        <calcext:conditional-formats>
          <calcext:conditional-format calcext:target-range-address="bom_00002.J2:bom_00002.J1048576">
            <calcext:condition calcext:apply-style-name="Good" calcext:value="=1" calcext:base-cell-address="boms.J2"/>
            <calcext:condition calcext:apply-style-name="Neutral" calcext:value="=0" calcext:base-cell-address="boms.J2"/>
          </calcext:conditional-format>
        </calcext:conditional-formats>
      </table:table>
      <table:table table:name="bom_00001" table:style-name="ta9">
        <table:table-column table:style-name="co56" table:default-cell-style-name="ce62"/>
        <table:table-column table:style-name="co57" table:default-cell-style-name="ce60"/>
        <table:table-column table:style-name="co58" table:default-cell-style-name="ce60"/>
        <table:table-column table:style-name="co59" table:default-cell-style-name="ce60"/>
        <table:table-column table:style-name="co60" table:default-cell-style-name="ce58"/>
        <table:table-column table:style-name="co45" table:default-cell-style-name="ce37"/>
        <table:table-column table:style-name="co61" table:default-cell-style-name="ce37"/>
        <table:table-column table:style-name="co62" table:default-cell-style-name="ce45"/>
        <table:table-column table:style-name="co27" table:default-cell-style-name="ce45"/>
        <table:table-column table:style-name="co18" table:default-cell-style-name="ce126"/>
        <table:table-column table:style-name="co18" table:number-columns-repeated="1014" table:default-cell-style-name="ce60"/>
        <table:table-row table:style-name="ro10">
          <table:table-cell table:style-name="ce61" office:value-type="string" calcext:value-type="string">
            <text:p>component_number</text:p>
          </table:table-cell>
          <table:table-cell table:style-name="ce57" office:value-type="string" calcext:value-type="string">
            <text:p>component_usage_context</text:p>
          </table:table-cell>
          <table:table-cell table:style-name="ce117" office:value-type="string" calcext:value-type="string">
            <text:p>sub_assembly</text:p>
          </table:table-cell>
          <table:table-cell table:style-name="ce117" office:value-type="string" calcext:value-type="string">
            <text:p>count</text:p>
          </table:table-cell>
          <table:table-cell table:style-name="ce57" table:content-validation-name="val5" office:value-type="string" calcext:value-type="string">
            <text:p>component_name</text:p>
          </table:table-cell>
          <table:table-cell table:style-name="ce115" office:value-type="string" calcext:value-type="string">
            <text:p>cost_per_unit</text:p>
          </table:table-cell>
          <table:table-cell table:style-name="ce115" office:value-type="string" calcext:value-type="string">
            <text:p>cost</text:p>
          </table:table-cell>
          <table:table-cell table:style-name="ce122" office:value-type="string" calcext:value-type="string">
            <text:p>unit_assembly_time_min</text:p>
          </table:table-cell>
          <table:table-cell table:style-name="ce122" office:value-type="string" calcext:value-type="string">
            <text:p>total_assembly_time_min</text:p>
          </table:table-cell>
          <table:table-cell table:style-name="ce60" office:value-type="string" calcext:value-type="string">
            <text:p>status</text:p>
          </table:table-cell>
          <table:table-cell table:number-columns-repeated="1014"/>
        </table:table-row>
        <table:table-row table:style-name="ro1">
          <table:table-cell table:style-name="ce92" table:content-validation-name="val6" office:value-type="string" calcext:value-type="string">
            <text:p>000134</text:p>
          </table:table-cell>
          <table:table-cell office:value-type="string" calcext:value-type="string">
            <text:p>aluminium profile 40x40 1400 mm (mk)</text:p>
          </table:table-cell>
          <table:table-cell office:value-type="string" calcext:value-type="string">
            <text:p>aluminium frame</text:p>
          </table:table-cell>
          <table:table-cell office:value-type="float" office:value="4" calcext:value-type="float">
            <text:p>4</text:p>
          </table:table-cell>
          <table:table-cell table:content-validation-name="val5" table:formula="of:=IF([.A2]&lt;&gt;&quot;&quot;; INDEX([$components.$D$1:$components.$D$1000]; MATCH([.A2]; [$components.$C$1:$components.$C$1000]; 0)); &quot;&quot;)" office:value-type="string" office:string-value="Aluminum profile mk 2040.01 1400 mm" calcext:value-type="string">
            <text:p>Aluminum profile mk 2040.01 1400 mm</text:p>
          </table:table-cell>
          <table:table-cell table:formula="of:=IF([.A2]&lt;&gt;&quot;&quot;; INDEX([$components.$O$1:$components.$O$1000]; MATCH([.A2]; [$components.$C$1:$components.$C$1000]; 0)); &quot;&quot;)" office:value-type="currency" office:currency="EUR" office:value="150" calcext:value-type="currency">
            <text:p>150,00 €</text:p>
          </table:table-cell>
          <table:table-cell table:formula="of:=IF([.A2]&lt;&gt;&quot;&quot;; [.F2]*[.D2]; &quot;&quot;)" office:value-type="currency" office:currency="EUR" office:value="600" calcext:value-type="currency">
            <text:p>600,00 €</text:p>
          </table:table-cell>
          <table:table-cell table:formula="of:=IF([.A2]&lt;&gt;&quot;&quot;; [$values.$C$2]; &quot;&quot;)" office:value-type="float" office:value="2" calcext:value-type="float">
            <text:p>2,00</text:p>
          </table:table-cell>
          <table:table-cell table:formula="of:=IF([.A2]&lt;&gt;&quot;&quot;; [.H2]*[.D2]; &quot;&quot;)" office:value-type="float" office:value="8" calcext:value-type="float">
            <text:p>8,00</text:p>
          </table:table-cell>
          <table:table-cell office:value-type="float" office:value="1" calcext:value-type="float">
            <text:p>1</text:p>
          </table:table-cell>
          <table:table-cell table:number-columns-repeated="1014"/>
        </table:table-row>
        <table:table-row table:style-name="ro1">
          <table:table-cell table:style-name="ce92" table:content-validation-name="val6" office:value-type="string" calcext:value-type="string">
            <text:p>000126</text:p>
          </table:table-cell>
          <table:table-cell office:value-type="string" calcext:value-type="string">
            <text:p>aluminium profile 40x40 600 mm (mk)</text:p>
          </table:table-cell>
          <table:table-cell office:value-type="string" calcext:value-type="string">
            <text:p>aluminium frame</text:p>
          </table:table-cell>
          <table:table-cell office:value-type="float" office:value="4" calcext:value-type="float">
            <text:p>4</text:p>
          </table:table-cell>
          <table:table-cell table:content-validation-name="val5" table:formula="of:=IF([.A3]&lt;&gt;&quot;&quot;; INDEX([$components.$D$1:$components.$D$1000]; MATCH([.A3]; [$components.$C$1:$components.$C$1000]; 0)); &quot;&quot;)" office:value-type="string" office:string-value="Aluminum profile mk 2040.01 600 mm" calcext:value-type="string">
            <text:p>Aluminum profile mk 2040.01 600 mm</text:p>
          </table:table-cell>
          <table:table-cell table:formula="of:=IF([.A3]&lt;&gt;&quot;&quot;; INDEX([$components.$O$1:$components.$O$1000]; MATCH([.A3]; [$components.$C$1:$components.$C$1000]; 0)); &quot;&quot;)" office:value-type="currency" office:currency="EUR" office:value="70" calcext:value-type="currency">
            <text:p>70,00 €</text:p>
          </table:table-cell>
          <table:table-cell table:formula="of:=IF([.A3]&lt;&gt;&quot;&quot;; [.F3]*[.D3]; &quot;&quot;)" office:value-type="currency" office:currency="EUR" office:value="280" calcext:value-type="currency">
            <text:p>280,00 €</text:p>
          </table:table-cell>
          <table:table-cell table:formula="of:=IF([.A3]&lt;&gt;&quot;&quot;; [$values.$C$2]; &quot;&quot;)" office:value-type="float" office:value="2" calcext:value-type="float">
            <text:p>2,00</text:p>
          </table:table-cell>
          <table:table-cell table:formula="of:=IF([.A3]&lt;&gt;&quot;&quot;; [.H3]*[.D3]; &quot;&quot;)" office:value-type="float" office:value="8" calcext:value-type="float">
            <text:p>8,00</text:p>
          </table:table-cell>
          <table:table-cell office:value-type="float" office:value="1" calcext:value-type="float">
            <text:p>1</text:p>
          </table:table-cell>
          <table:table-cell table:number-columns-repeated="1014"/>
        </table:table-row>
        <table:table-row table:style-name="ro1">
          <table:table-cell table:style-name="ce92" table:content-validation-name="val6" office:value-type="string" calcext:value-type="string">
            <text:p>000127</text:p>
          </table:table-cell>
          <table:table-cell office:value-type="string" calcext:value-type="string">
            <text:p>aluminium profile 40x40 700 mm (mk)</text:p>
          </table:table-cell>
          <table:table-cell office:value-type="string" calcext:value-type="string">
            <text:p>aluminium frame</text:p>
          </table:table-cell>
          <table:table-cell office:value-type="float" office:value="4" calcext:value-type="float">
            <text:p>4</text:p>
          </table:table-cell>
          <table:table-cell table:content-validation-name="val5" table:formula="of:=IF([.A4]&lt;&gt;&quot;&quot;; INDEX([$components.$D$1:$components.$D$1000]; MATCH([.A4]; [$components.$C$1:$components.$C$1000]; 0)); &quot;&quot;)" office:value-type="string" office:string-value="Aluminum profile mk 2040.01 700 mm" calcext:value-type="string">
            <text:p>Aluminum profile mk 2040.01 700 mm</text:p>
          </table:table-cell>
          <table:table-cell table:formula="of:=IF([.A4]&lt;&gt;&quot;&quot;; INDEX([$components.$O$1:$components.$O$1000]; MATCH([.A4]; [$components.$C$1:$components.$C$1000]; 0)); &quot;&quot;)" office:value-type="currency" office:currency="EUR" office:value="80" calcext:value-type="currency">
            <text:p>80,00 €</text:p>
          </table:table-cell>
          <table:table-cell table:formula="of:=IF([.A4]&lt;&gt;&quot;&quot;; [.F4]*[.D4]; &quot;&quot;)" office:value-type="currency" office:currency="EUR" office:value="320" calcext:value-type="currency">
            <text:p>320,00 €</text:p>
          </table:table-cell>
          <table:table-cell table:formula="of:=IF([.A4]&lt;&gt;&quot;&quot;; [$values.$C$2]; &quot;&quot;)" office:value-type="float" office:value="2" calcext:value-type="float">
            <text:p>2,00</text:p>
          </table:table-cell>
          <table:table-cell table:formula="of:=IF([.A4]&lt;&gt;&quot;&quot;; [.H4]*[.D4]; &quot;&quot;)" office:value-type="float" office:value="8" calcext:value-type="float">
            <text:p>8,00</text:p>
          </table:table-cell>
          <table:table-cell office:value-type="float" office:value="1" calcext:value-type="float">
            <text:p>1</text:p>
          </table:table-cell>
          <table:table-cell table:number-columns-repeated="1014"/>
        </table:table-row>
        <table:table-row table:style-name="ro1">
          <table:table-cell table:style-name="ce92" table:content-validation-name="val6" office:value-type="string" calcext:value-type="string">
            <text:p>000139</text:p>
          </table:table-cell>
          <table:table-cell office:value-type="string" calcext:value-type="string">
            <text:p>foot for aluminium frame</text:p>
          </table:table-cell>
          <table:table-cell office:value-type="string" calcext:value-type="string">
            <text:p>aluminium frame</text:p>
          </table:table-cell>
          <table:table-cell office:value-type="float" office:value="4" calcext:value-type="float">
            <text:p>4</text:p>
          </table:table-cell>
          <table:table-cell table:content-validation-name="val5" table:formula="of:=IF([.A5]&lt;&gt;&quot;&quot;; INDEX([$components.$D$1:$components.$D$1000]; MATCH([.A5]; [$components.$C$1:$components.$C$1000]; 0)); &quot;&quot;)" office:value-type="string" office:string-value="Machine foot D40 M12 50 mm" calcext:value-type="string">
            <text:p>Machine foot D40 M12 50 mm</text:p>
          </table:table-cell>
          <table:table-cell table:formula="of:=IF([.A5]&lt;&gt;&quot;&quot;; INDEX([$components.$O$1:$components.$O$1000]; MATCH([.A5]; [$components.$C$1:$components.$C$1000]; 0)); &quot;&quot;)" office:value-type="currency" office:currency="EUR" office:value="5.69" calcext:value-type="currency">
            <text:p>5,69 €</text:p>
          </table:table-cell>
          <table:table-cell table:formula="of:=IF([.A5]&lt;&gt;&quot;&quot;; [.F5]*[.D5]; &quot;&quot;)" office:value-type="currency" office:currency="EUR" office:value="22.76" calcext:value-type="currency">
            <text:p>22,76 €</text:p>
          </table:table-cell>
          <table:table-cell table:formula="of:=IF([.A5]&lt;&gt;&quot;&quot;; [$values.$C$2]; &quot;&quot;)" office:value-type="float" office:value="2" calcext:value-type="float">
            <text:p>2,00</text:p>
          </table:table-cell>
          <table:table-cell table:formula="of:=IF([.A5]&lt;&gt;&quot;&quot;; [.H5]*[.D5]; &quot;&quot;)" office:value-type="float" office:value="8" calcext:value-type="float">
            <text:p>8,00</text:p>
          </table:table-cell>
          <table:table-cell office:value-type="float" office:value="1" calcext:value-type="float">
            <text:p>1</text:p>
          </table:table-cell>
          <table:table-cell table:number-columns-repeated="1014"/>
        </table:table-row>
        <table:table-row table:style-name="ro1">
          <table:table-cell table:style-name="ce92" table:content-validation-name="val6" office:value-type="string" calcext:value-type="string">
            <text:p>000140</text:p>
          </table:table-cell>
          <table:table-cell office:value-type="string" calcext:value-type="string">
            <text:p>edge bracket for 40-series aluminium profile</text:p>
          </table:table-cell>
          <table:table-cell office:value-type="string" calcext:value-type="string">
            <text:p>aluminium frame</text:p>
          </table:table-cell>
          <table:table-cell office:value-type="float" office:value="16" calcext:value-type="float">
            <text:p>16</text:p>
          </table:table-cell>
          <table:table-cell table:content-validation-name="val5" table:formula="of:=IF([.A6]&lt;&gt;&quot;&quot;; INDEX([$components.$D$1:$components.$D$1000]; MATCH([.A6]; [$components.$C$1:$components.$C$1000]; 0)); &quot;&quot;)" office:value-type="string" office:string-value="mk Winkel E25 82.40.0701" calcext:value-type="string">
            <text:p>mk Winkel E25 82.40.0701</text:p>
          </table:table-cell>
          <table:table-cell table:formula="of:=IF([.A6]&lt;&gt;&quot;&quot;; INDEX([$components.$O$1:$components.$O$1000]; MATCH([.A6]; [$components.$C$1:$components.$C$1000]; 0)); &quot;&quot;)" office:value-type="currency" office:currency="EUR" office:value="5" calcext:value-type="currency">
            <text:p>5,00 €</text:p>
          </table:table-cell>
          <table:table-cell table:formula="of:=IF([.A6]&lt;&gt;&quot;&quot;; [.F6]*[.D6]; &quot;&quot;)" office:value-type="currency" office:currency="EUR" office:value="80" calcext:value-type="currency">
            <text:p>80,00 €</text:p>
          </table:table-cell>
          <table:table-cell table:formula="of:=IF([.A6]&lt;&gt;&quot;&quot;; [$values.$C$2]; &quot;&quot;)" office:value-type="float" office:value="2" calcext:value-type="float">
            <text:p>2,00</text:p>
          </table:table-cell>
          <table:table-cell table:formula="of:=IF([.A6]&lt;&gt;&quot;&quot;; [.H6]*[.D6]; &quot;&quot;)" office:value-type="float" office:value="32" calcext:value-type="float">
            <text:p>32,00</text:p>
          </table:table-cell>
          <table:table-cell office:value-type="float" office:value="1" calcext:value-type="float">
            <text:p>1</text:p>
          </table:table-cell>
          <table:table-cell table:number-columns-repeated="1014"/>
        </table:table-row>
        <table:table-row table:style-name="ro1">
          <table:table-cell table:style-name="ce92" table:content-validation-name="val6" office:value-type="string" calcext:value-type="string">
            <text:p>000057</text:p>
          </table:table-cell>
          <table:table-cell office:value-type="string" calcext:value-type="string">
            <text:p>screw for bracket 40</text:p>
          </table:table-cell>
          <table:table-cell office:value-type="string" calcext:value-type="string">
            <text:p>aluminium frame</text:p>
          </table:table-cell>
          <table:table-cell office:value-type="float" office:value="32" calcext:value-type="float">
            <text:p>32</text:p>
          </table:table-cell>
          <table:table-cell table:content-validation-name="val5" table:formula="of:=IF([.A7]&lt;&gt;&quot;&quot;; INDEX([$components.$D$1:$components.$D$1000]; MATCH([.A7]; [$components.$C$1:$components.$C$1000]; 0)); &quot;&quot;)" office:value-type="string" office:string-value="Bolt ISO 4762 M8x16" calcext:value-type="string">
            <text:p>Bolt ISO 4762 M8x16</text:p>
          </table:table-cell>
          <table:table-cell table:formula="of:=IF([.A7]&lt;&gt;&quot;&quot;; INDEX([$components.$O$1:$components.$O$1000]; MATCH([.A7]; [$components.$C$1:$components.$C$1000]; 0)); &quot;&quot;)" office:value-type="currency" office:currency="EUR" office:value="0.3" calcext:value-type="currency">
            <text:p>0,30 €</text:p>
          </table:table-cell>
          <table:table-cell table:formula="of:=IF([.A7]&lt;&gt;&quot;&quot;; [.F7]*[.D7]; &quot;&quot;)" office:value-type="currency" office:currency="EUR" office:value="9.6" calcext:value-type="currency">
            <text:p>9,60 €</text:p>
          </table:table-cell>
          <table:table-cell table:formula="of:=IF([.A7]&lt;&gt;&quot;&quot;; [$values.$C$2]; &quot;&quot;)" office:value-type="float" office:value="2" calcext:value-type="float">
            <text:p>2,00</text:p>
          </table:table-cell>
          <table:table-cell table:formula="of:=IF([.A7]&lt;&gt;&quot;&quot;; [.H7]*[.D7]; &quot;&quot;)" office:value-type="float" office:value="64" calcext:value-type="float">
            <text:p>64,00</text:p>
          </table:table-cell>
          <table:table-cell office:value-type="float" office:value="1" calcext:value-type="float">
            <text:p>1</text:p>
          </table:table-cell>
          <table:table-cell table:number-columns-repeated="1014"/>
        </table:table-row>
        <table:table-row table:style-name="ro1">
          <table:table-cell table:style-name="ce92" table:content-validation-name="val6" office:value-type="string" calcext:value-type="string">
            <text:p>000080</text:p>
          </table:table-cell>
          <table:table-cell office:value-type="string" calcext:value-type="string">
            <text:p>washer <text:s/>for bracket 40</text:p>
          </table:table-cell>
          <table:table-cell office:value-type="string" calcext:value-type="string">
            <text:p>aluminium frame</text:p>
          </table:table-cell>
          <table:table-cell office:value-type="float" office:value="32" calcext:value-type="float">
            <text:p>32</text:p>
          </table:table-cell>
          <table:table-cell table:content-validation-name="val5" table:formula="of:=IF([.A8]&lt;&gt;&quot;&quot;; INDEX([$components.$D$1:$components.$D$1000]; MATCH([.A8]; [$components.$C$1:$components.$C$1000]; 0)); &quot;&quot;)" office:value-type="string" office:string-value="Washer ISO 7089 M8" calcext:value-type="string">
            <text:p>Washer ISO 7089 M8</text:p>
          </table:table-cell>
          <table:table-cell table:formula="of:=IF([.A8]&lt;&gt;&quot;&quot;; INDEX([$components.$O$1:$components.$O$1000]; MATCH([.A8]; [$components.$C$1:$components.$C$1000]; 0)); &quot;&quot;)" office:value-type="currency" office:currency="EUR" office:value="0.3" calcext:value-type="currency">
            <text:p>0,30 €</text:p>
          </table:table-cell>
          <table:table-cell table:formula="of:=IF([.A8]&lt;&gt;&quot;&quot;; [.F8]*[.D8]; &quot;&quot;)" office:value-type="currency" office:currency="EUR" office:value="9.6" calcext:value-type="currency">
            <text:p>9,60 €</text:p>
          </table:table-cell>
          <table:table-cell table:formula="of:=IF([.A8]&lt;&gt;&quot;&quot;; [$values.$C$2]; &quot;&quot;)" office:value-type="float" office:value="2" calcext:value-type="float">
            <text:p>2,00</text:p>
          </table:table-cell>
          <table:table-cell table:formula="of:=IF([.A8]&lt;&gt;&quot;&quot;; [.H8]*[.D8]; &quot;&quot;)" office:value-type="float" office:value="64" calcext:value-type="float">
            <text:p>64,00</text:p>
          </table:table-cell>
          <table:table-cell office:value-type="float" office:value="1" calcext:value-type="float">
            <text:p>1</text:p>
          </table:table-cell>
          <table:table-cell table:number-columns-repeated="1014"/>
        </table:table-row>
        <table:table-row table:style-name="ro1">
          <table:table-cell table:style-name="ce92" table:content-validation-name="val6" office:value-type="string" calcext:value-type="string">
            <text:p>000143</text:p>
          </table:table-cell>
          <table:table-cell office:value-type="string" calcext:value-type="string">
            <text:p>nut <text:s/>for bracket 40</text:p>
          </table:table-cell>
          <table:table-cell office:value-type="string" calcext:value-type="string">
            <text:p>aluminium frame</text:p>
          </table:table-cell>
          <table:table-cell office:value-type="float" office:value="32" calcext:value-type="float">
            <text:p>32</text:p>
          </table:table-cell>
          <table:table-cell table:content-validation-name="val5" table:formula="of:=IF([.A9]&lt;&gt;&quot;&quot;; INDEX([$components.$D$1:$components.$D$1000]; MATCH([.A9]; [$components.$C$1:$components.$C$1000]; 0)); &quot;&quot;)" office:value-type="string" office:string-value="mk Lasche 1 M8 34.01.0001" calcext:value-type="string">
            <text:p>mk Lasche 1 M8 34.01.0001</text:p>
          </table:table-cell>
          <table:table-cell table:formula="of:=IF([.A9]&lt;&gt;&quot;&quot;; INDEX([$components.$O$1:$components.$O$1000]; MATCH([.A9]; [$components.$C$1:$components.$C$1000]; 0)); &quot;&quot;)" office:value-type="currency" office:currency="EUR" office:value="0.1" calcext:value-type="currency">
            <text:p>0,10 €</text:p>
          </table:table-cell>
          <table:table-cell table:formula="of:=IF([.A9]&lt;&gt;&quot;&quot;; [.F9]*[.D9]; &quot;&quot;)" office:value-type="currency" office:currency="EUR" office:value="3.2" calcext:value-type="currency">
            <text:p>3,20 €</text:p>
          </table:table-cell>
          <table:table-cell table:formula="of:=IF([.A9]&lt;&gt;&quot;&quot;; [$values.$C$2]; &quot;&quot;)" office:value-type="float" office:value="2" calcext:value-type="float">
            <text:p>2,00</text:p>
          </table:table-cell>
          <table:table-cell table:formula="of:=IF([.A9]&lt;&gt;&quot;&quot;; [.H9]*[.D9]; &quot;&quot;)" office:value-type="float" office:value="64" calcext:value-type="float">
            <text:p>64,00</text:p>
          </table:table-cell>
          <table:table-cell office:value-type="float" office:value="1" calcext:value-type="float">
            <text:p>1</text:p>
          </table:table-cell>
          <table:table-cell table:number-columns-repeated="1014"/>
        </table:table-row>
        <table:table-row table:style-name="ro1">
          <table:table-cell table:style-name="ce92" table:content-validation-name="val6" office:value-type="string" calcext:value-type="string">
            <text:p>000180</text:p>
          </table:table-cell>
          <table:table-cell office:value-type="string" calcext:value-type="string">
            <text:p>mounting base plate</text:p>
          </table:table-cell>
          <table:table-cell office:value-type="string" calcext:value-type="string">
            <text:p>mounting base</text:p>
          </table:table-cell>
          <table:table-cell office:value-type="float" office:value="1" calcext:value-type="float">
            <text:p>1</text:p>
          </table:table-cell>
          <table:table-cell table:content-validation-name="val5" table:formula="of:=IF([.A10]&lt;&gt;&quot;&quot;; INDEX([$components.$D$1:$components.$D$1000]; MATCH([.A10]; [$components.$C$1:$components.$C$1000]; 0)); &quot;&quot;)" office:value-type="string" office:string-value="Mounting base plate 680x780 for aluminum frame" calcext:value-type="string">
            <text:p>Mounting base plate 680x780 for aluminum frame</text:p>
          </table:table-cell>
          <table:table-cell table:formula="of:=IF([.A10]&lt;&gt;&quot;&quot;; INDEX([$components.$O$1:$components.$O$1000]; MATCH([.A10]; [$components.$C$1:$components.$C$1000]; 0)); &quot;&quot;)" office:value-type="currency" office:currency="EUR" office:value="300" calcext:value-type="currency">
            <text:p>300,00 €</text:p>
          </table:table-cell>
          <table:table-cell table:formula="of:=IF([.A10]&lt;&gt;&quot;&quot;; [.F10]*[.D10]; &quot;&quot;)" office:value-type="currency" office:currency="EUR" office:value="300" calcext:value-type="currency">
            <text:p>300,00 €</text:p>
          </table:table-cell>
          <table:table-cell table:formula="of:=IF([.A10]&lt;&gt;&quot;&quot;; [$values.$C$2]; &quot;&quot;)" office:value-type="float" office:value="2" calcext:value-type="float">
            <text:p>2,00</text:p>
          </table:table-cell>
          <table:table-cell table:formula="of:=IF([.A10]&lt;&gt;&quot;&quot;; [.H10]*[.D10];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style-name="ce92" table:content-validation-name="val6" office:value-type="string" calcext:value-type="string">
            <text:p>000057</text:p>
          </table:table-cell>
          <table:table-cell office:value-type="string" calcext:value-type="string">
            <text:p>screw</text:p>
          </table:table-cell>
          <table:table-cell office:value-type="string" calcext:value-type="string">
            <text:p>mounting base</text:p>
          </table:table-cell>
          <table:table-cell office:value-type="float" office:value="8" calcext:value-type="float">
            <text:p>8</text:p>
          </table:table-cell>
          <table:table-cell table:content-validation-name="val5" table:formula="of:=IF([.A11]&lt;&gt;&quot;&quot;; INDEX([$components.$D$1:$components.$D$1000]; MATCH([.A11]; [$components.$C$1:$components.$C$1000]; 0)); &quot;&quot;)" office:value-type="string" office:string-value="Bolt ISO 4762 M8x16" calcext:value-type="string">
            <text:p>Bolt ISO 4762 M8x16</text:p>
          </table:table-cell>
          <table:table-cell table:formula="of:=IF([.A11]&lt;&gt;&quot;&quot;; INDEX([$components.$O$1:$components.$O$1000]; MATCH([.A11]; [$components.$C$1:$components.$C$1000]; 0)); &quot;&quot;)" office:value-type="currency" office:currency="EUR" office:value="0.3" calcext:value-type="currency">
            <text:p>0,30 €</text:p>
          </table:table-cell>
          <table:table-cell table:formula="of:=IF([.A11]&lt;&gt;&quot;&quot;; [.F11]*[.D11]; &quot;&quot;)" office:value-type="currency" office:currency="EUR" office:value="2.4" calcext:value-type="currency">
            <text:p>2,40 €</text:p>
          </table:table-cell>
          <table:table-cell table:formula="of:=IF([.A11]&lt;&gt;&quot;&quot;; [$values.$C$2]; &quot;&quot;)" office:value-type="float" office:value="2" calcext:value-type="float">
            <text:p>2,00</text:p>
          </table:table-cell>
          <table:table-cell table:formula="of:=IF([.A11]&lt;&gt;&quot;&quot;; [.H11]*[.D11]; &quot;&quot;)" office:value-type="float" office:value="16" calcext:value-type="float">
            <text:p>16,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083</text:p>
          </table:table-cell>
          <table:table-cell office:value-type="string" calcext:value-type="string">
            <text:p>linear guide rail 400 mm</text:p>
          </table:table-cell>
          <table:table-cell office:value-type="string" calcext:value-type="string">
            <text:p>y-axis</text:p>
          </table:table-cell>
          <table:table-cell office:value-type="float" office:value="2" calcext:value-type="float">
            <text:p>2</text:p>
          </table:table-cell>
          <table:table-cell table:content-validation-name="val5" table:formula="of:=IF([.A12]&lt;&gt;&quot;&quot;; INDEX([$components.$D$1:$components.$D$1000]; MATCH([.A12]; [$components.$C$1:$components.$C$1000]; 0)); &quot;&quot;)" office:value-type="string" office:string-value="Linear rail SBR12 400 mm" calcext:value-type="string">
            <text:p>Linear rail SBR12 400 mm</text:p>
          </table:table-cell>
          <table:table-cell table:formula="of:=IF([.A12]&lt;&gt;&quot;&quot;; INDEX([$components.$O$1:$components.$O$1000]; MATCH([.A12]; [$components.$C$1:$components.$C$1000]; 0)); &quot;&quot;)" office:value-type="currency" office:currency="EUR" office:value="17" calcext:value-type="currency">
            <text:p>17,00 €</text:p>
          </table:table-cell>
          <table:table-cell table:formula="of:=IF([.A12]&lt;&gt;&quot;&quot;; [.F12]*[.D12]; &quot;&quot;)" office:value-type="currency" office:currency="EUR" office:value="34" calcext:value-type="currency">
            <text:p>34,00 €</text:p>
          </table:table-cell>
          <table:table-cell table:formula="of:=IF([.A12]&lt;&gt;&quot;&quot;; [$values.$C$2]; &quot;&quot;)" office:value-type="float" office:value="2" calcext:value-type="float">
            <text:p>2,00</text:p>
          </table:table-cell>
          <table:table-cell table:formula="of:=IF([.A12]&lt;&gt;&quot;&quot;; [.H12]*[.D12]; &quot;&quot;)" office:value-type="float" office:value="4" calcext:value-type="float">
            <text:p>4,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014</text:p>
          </table:table-cell>
          <table:table-cell office:value-type="string" calcext:value-type="string">
            <text:p>screw for guide rail</text:p>
          </table:table-cell>
          <table:table-cell office:value-type="string" calcext:value-type="string">
            <text:p>y-axis</text:p>
          </table:table-cell>
          <table:table-cell office:value-type="float" office:value="16" calcext:value-type="float">
            <text:p>16</text:p>
          </table:table-cell>
          <table:table-cell table:content-validation-name="val5" table:formula="of:=IF([.A13]&lt;&gt;&quot;&quot;; INDEX([$components.$D$1:$components.$D$1000]; MATCH([.A13]; [$components.$C$1:$components.$C$1000]; 0)); &quot;&quot;)" office:value-type="string" office:string-value="Bolt ISO 4762 M4x12" calcext:value-type="string">
            <text:p>Bolt ISO 4762 M4x12</text:p>
          </table:table-cell>
          <table:table-cell table:formula="of:=IF([.A13]&lt;&gt;&quot;&quot;; INDEX([$components.$O$1:$components.$O$1000]; MATCH([.A13]; [$components.$C$1:$components.$C$1000]; 0)); &quot;&quot;)" office:value-type="currency" office:currency="EUR" office:value="0.3" calcext:value-type="currency">
            <text:p>0,30 €</text:p>
          </table:table-cell>
          <table:table-cell table:formula="of:=IF([.A13]&lt;&gt;&quot;&quot;; [.F13]*[.D13]; &quot;&quot;)" office:value-type="currency" office:currency="EUR" office:value="4.8" calcext:value-type="currency">
            <text:p>4,80 €</text:p>
          </table:table-cell>
          <table:table-cell table:formula="of:=IF([.A13]&lt;&gt;&quot;&quot;; [$values.$C$2]; &quot;&quot;)" office:value-type="float" office:value="2" calcext:value-type="float">
            <text:p>2,00</text:p>
          </table:table-cell>
          <table:table-cell table:formula="of:=IF([.A13]&lt;&gt;&quot;&quot;; [.H13]*[.D13]; &quot;&quot;)" office:value-type="float" office:value="32" calcext:value-type="float">
            <text:p>3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01</text:p>
          </table:table-cell>
          <table:table-cell office:value-type="string" calcext:value-type="string">
            <text:p>bearing block</text:p>
          </table:table-cell>
          <table:table-cell office:value-type="string" calcext:value-type="string">
            <text:p>y-axis</text:p>
          </table:table-cell>
          <table:table-cell office:value-type="float" office:value="4" calcext:value-type="float">
            <text:p>4</text:p>
          </table:table-cell>
          <table:table-cell table:content-validation-name="val5" table:formula="of:=IF([.A14]&lt;&gt;&quot;&quot;; INDEX([$components.$D$1:$components.$D$1000]; MATCH([.A14]; [$components.$C$1:$components.$C$1000]; 0)); &quot;&quot;)" office:value-type="string" office:string-value="Sliding block SBR12UU" calcext:value-type="string">
            <text:p>Sliding block SBR12UU</text:p>
          </table:table-cell>
          <table:table-cell table:formula="of:=IF([.A14]&lt;&gt;&quot;&quot;; INDEX([$components.$O$1:$components.$O$1000]; MATCH([.A14]; [$components.$C$1:$components.$C$1000]; 0)); &quot;&quot;)" office:value-type="currency" office:currency="EUR" office:value="5" calcext:value-type="currency">
            <text:p>5,00 €</text:p>
          </table:table-cell>
          <table:table-cell table:formula="of:=IF([.A14]&lt;&gt;&quot;&quot;; [.F14]*[.D14]; &quot;&quot;)" office:value-type="currency" office:currency="EUR" office:value="20" calcext:value-type="currency">
            <text:p>20,00 €</text:p>
          </table:table-cell>
          <table:table-cell table:formula="of:=IF([.A14]&lt;&gt;&quot;&quot;; [$values.$C$2]; &quot;&quot;)" office:value-type="float" office:value="2" calcext:value-type="float">
            <text:p>2,00</text:p>
          </table:table-cell>
          <table:table-cell table:formula="of:=IF([.A14]&lt;&gt;&quot;&quot;; [.H14]*[.D14]; &quot;&quot;)" office:value-type="float" office:value="8" calcext:value-type="float">
            <text:p>8,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54</text:p>
          </table:table-cell>
          <table:table-cell office:value-type="string" calcext:value-type="string">
            <text:p>screw for bearing block</text:p>
          </table:table-cell>
          <table:table-cell office:value-type="string" calcext:value-type="string">
            <text:p>y-axis</text:p>
          </table:table-cell>
          <table:table-cell office:value-type="float" office:value="16" calcext:value-type="float">
            <text:p>16</text:p>
          </table:table-cell>
          <table:table-cell table:content-validation-name="val5" table:formula="of:=IF([.A15]&lt;&gt;&quot;&quot;; INDEX([$components.$D$1:$components.$D$1000]; MATCH([.A15]; [$components.$C$1:$components.$C$1000]; 0)); &quot;&quot;)" office:value-type="string" office:string-value="Bolt ISO 4762 M10x65" calcext:value-type="string">
            <text:p>Bolt ISO 4762 M10x65</text:p>
          </table:table-cell>
          <table:table-cell table:formula="of:=IF([.A15]&lt;&gt;&quot;&quot;; INDEX([$components.$O$1:$components.$O$1000]; MATCH([.A15]; [$components.$C$1:$components.$C$1000]; 0)); &quot;&quot;)" office:value-type="currency" office:currency="EUR" office:value="0.3" calcext:value-type="currency">
            <text:p>0,30 €</text:p>
          </table:table-cell>
          <table:table-cell table:formula="of:=IF([.A15]&lt;&gt;&quot;&quot;; [.F15]*[.D15]; &quot;&quot;)" office:value-type="currency" office:currency="EUR" office:value="4.8" calcext:value-type="currency">
            <text:p>4,80 €</text:p>
          </table:table-cell>
          <table:table-cell table:formula="of:=IF([.A15]&lt;&gt;&quot;&quot;; [$values.$C$2]; &quot;&quot;)" office:value-type="float" office:value="2" calcext:value-type="float">
            <text:p>2,00</text:p>
          </table:table-cell>
          <table:table-cell table:formula="of:=IF([.A15]&lt;&gt;&quot;&quot;; [.H15]*[.D15]; &quot;&quot;)" office:value-type="float" office:value="32" calcext:value-type="float">
            <text:p>32,00</text:p>
          </table:table-cell>
          <table:table-cell office:value-type="float" office:value="0" calcext:value-type="float">
            <text:p>0</text:p>
          </table:table-cell>
          <table:table-cell table:number-columns-repeated="1014"/>
        </table:table-row>
        <table:table-row table:style-name="ro1">
          <table:table-cell table:content-validation-name="val6" office:value-type="string" calcext:value-type="string">
            <text:p>000181</text:p>
          </table:table-cell>
          <table:table-cell office:value-type="string" calcext:value-type="string">
            <text:p>workpiece plate</text:p>
          </table:table-cell>
          <table:table-cell office:value-type="string" calcext:value-type="string">
            <text:p>y-axis</text:p>
          </table:table-cell>
          <table:table-cell office:value-type="float" office:value="1" calcext:value-type="float">
            <text:p>1</text:p>
          </table:table-cell>
          <table:table-cell table:content-validation-name="val5" table:formula="of:=IF([.A16]&lt;&gt;&quot;&quot;; INDEX([$components.$D$1:$components.$D$1000]; MATCH([.A16]; [$components.$C$1:$components.$C$1000]; 0)); &quot;&quot;)" office:value-type="string" office:string-value="Workpiece plate 300x400" calcext:value-type="string">
            <text:p>Workpiece plate 300x400</text:p>
          </table:table-cell>
          <table:table-cell table:formula="of:=IF([.A16]&lt;&gt;&quot;&quot;; INDEX([$components.$O$1:$components.$O$1000]; MATCH([.A16]; [$components.$C$1:$components.$C$1000]; 0)); &quot;&quot;)" office:value-type="currency" office:currency="EUR" office:value="200" calcext:value-type="currency">
            <text:p>200,00 €</text:p>
          </table:table-cell>
          <table:table-cell table:formula="of:=IF([.A16]&lt;&gt;&quot;&quot;; [.F16]*[.D16]; &quot;&quot;)" office:value-type="currency" office:currency="EUR" office:value="200" calcext:value-type="currency">
            <text:p>200,00 €</text:p>
          </table:table-cell>
          <table:table-cell table:formula="of:=IF([.A16]&lt;&gt;&quot;&quot;; [$values.$C$2]; &quot;&quot;)" office:value-type="float" office:value="2" calcext:value-type="float">
            <text:p>2,00</text:p>
          </table:table-cell>
          <table:table-cell table:formula="of:=IF([.A16]&lt;&gt;&quot;&quot;; [.H16]*[.D16];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86</text:p>
          </table:table-cell>
          <table:table-cell office:value-type="string" calcext:value-type="string">
            <text:p>lead screw</text:p>
          </table:table-cell>
          <table:table-cell office:value-type="string" calcext:value-type="string">
            <text:p>y-axis</text:p>
          </table:table-cell>
          <table:table-cell office:value-type="float" office:value="1" calcext:value-type="float">
            <text:p>1</text:p>
          </table:table-cell>
          <table:table-cell table:content-validation-name="val5" table:formula="of:=IF([.A17]&lt;&gt;&quot;&quot;; INDEX([$components.$D$1:$components.$D$1000]; MATCH([.A17]; [$components.$C$1:$components.$C$1000]; 0)); &quot;&quot;)" office:value-type="string" office:string-value="Ball lead screw SFU1204 400 mm" calcext:value-type="string">
            <text:p>Ball lead screw SFU1204 400 mm</text:p>
          </table:table-cell>
          <table:table-cell table:formula="of:=IF([.A17]&lt;&gt;&quot;&quot;; INDEX([$components.$O$1:$components.$O$1000]; MATCH([.A17]; [$components.$C$1:$components.$C$1000]; 0)); &quot;&quot;)" office:value-type="currency" office:currency="EUR" office:value="16" calcext:value-type="currency">
            <text:p>16,00 €</text:p>
          </table:table-cell>
          <table:table-cell table:formula="of:=IF([.A17]&lt;&gt;&quot;&quot;; [.F17]*[.D17]; &quot;&quot;)" office:value-type="currency" office:currency="EUR" office:value="16" calcext:value-type="currency">
            <text:p>16,00 €</text:p>
          </table:table-cell>
          <table:table-cell table:formula="of:=IF([.A17]&lt;&gt;&quot;&quot;; [$values.$C$2]; &quot;&quot;)" office:value-type="float" office:value="2" calcext:value-type="float">
            <text:p>2,00</text:p>
          </table:table-cell>
          <table:table-cell table:formula="of:=IF([.A17]&lt;&gt;&quot;&quot;; [.H17]*[.D17];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1</text:p>
          </table:table-cell>
          <table:table-cell office:value-type="string" calcext:value-type="string">
            <text:p>lead screw nut</text:p>
          </table:table-cell>
          <table:table-cell office:value-type="string" calcext:value-type="string">
            <text:p>y-axis</text:p>
          </table:table-cell>
          <table:table-cell office:value-type="float" office:value="1" calcext:value-type="float">
            <text:p>1</text:p>
          </table:table-cell>
          <table:table-cell table:content-validation-name="val5" table:formula="of:=IF([.A18]&lt;&gt;&quot;&quot;; INDEX([$components.$D$1:$components.$D$1000]; MATCH([.A18]; [$components.$C$1:$components.$C$1000]; 0)); &quot;&quot;)" office:value-type="string" office:string-value="Nut for ball lead screw SFU1204" calcext:value-type="string">
            <text:p>Nut for ball lead screw SFU1204</text:p>
          </table:table-cell>
          <table:table-cell table:formula="of:=IF([.A18]&lt;&gt;&quot;&quot;; INDEX([$components.$O$1:$components.$O$1000]; MATCH([.A18]; [$components.$C$1:$components.$C$1000]; 0)); &quot;&quot;)" office:value-type="currency" office:currency="EUR" office:value="5" calcext:value-type="currency">
            <text:p>5,00 €</text:p>
          </table:table-cell>
          <table:table-cell table:formula="of:=IF([.A18]&lt;&gt;&quot;&quot;; [.F18]*[.D18]; &quot;&quot;)" office:value-type="currency" office:currency="EUR" office:value="5" calcext:value-type="currency">
            <text:p>5,00 €</text:p>
          </table:table-cell>
          <table:table-cell table:formula="of:=IF([.A18]&lt;&gt;&quot;&quot;; [$values.$C$2]; &quot;&quot;)" office:value-type="float" office:value="2" calcext:value-type="float">
            <text:p>2,00</text:p>
          </table:table-cell>
          <table:table-cell table:formula="of:=IF([.A18]&lt;&gt;&quot;&quot;; [.H18]*[.D18];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2</text:p>
          </table:table-cell>
          <table:table-cell office:value-type="string" calcext:value-type="string">
            <text:p>lead screw nut block</text:p>
          </table:table-cell>
          <table:table-cell office:value-type="string" calcext:value-type="string">
            <text:p>y-axis</text:p>
          </table:table-cell>
          <table:table-cell office:value-type="float" office:value="1" calcext:value-type="float">
            <text:p>1</text:p>
          </table:table-cell>
          <table:table-cell table:content-validation-name="val5" table:formula="of:=IF([.A19]&lt;&gt;&quot;&quot;; INDEX([$components.$D$1:$components.$D$1000]; MATCH([.A19]; [$components.$C$1:$components.$C$1000]; 0)); &quot;&quot;)" office:value-type="string" office:string-value="Nut block for ball lead screw SFU1204" calcext:value-type="string">
            <text:p>Nut block for ball lead screw SFU1204</text:p>
          </table:table-cell>
          <table:table-cell table:formula="of:=IF([.A19]&lt;&gt;&quot;&quot;; INDEX([$components.$O$1:$components.$O$1000]; MATCH([.A19]; [$components.$C$1:$components.$C$1000]; 0)); &quot;&quot;)" office:value-type="currency" office:currency="EUR" office:value="5" calcext:value-type="currency">
            <text:p>5,00 €</text:p>
          </table:table-cell>
          <table:table-cell table:formula="of:=IF([.A19]&lt;&gt;&quot;&quot;; [.F19]*[.D19]; &quot;&quot;)" office:value-type="currency" office:currency="EUR" office:value="5" calcext:value-type="currency">
            <text:p>5,00 €</text:p>
          </table:table-cell>
          <table:table-cell table:formula="of:=IF([.A19]&lt;&gt;&quot;&quot;; [$values.$C$2]; &quot;&quot;)" office:value-type="float" office:value="2" calcext:value-type="float">
            <text:p>2,00</text:p>
          </table:table-cell>
          <table:table-cell table:formula="of:=IF([.A19]&lt;&gt;&quot;&quot;; [.H19]*[.D19];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3</text:p>
          </table:table-cell>
          <table:table-cell office:value-type="string" calcext:value-type="string">
            <text:p>lead screw endblock (loose end)</text:p>
          </table:table-cell>
          <table:table-cell office:value-type="string" calcext:value-type="string">
            <text:p>y-axis</text:p>
          </table:table-cell>
          <table:table-cell office:value-type="float" office:value="1" calcext:value-type="float">
            <text:p>1</text:p>
          </table:table-cell>
          <table:table-cell table:content-validation-name="val5" table:formula="of:=IF([.A20]&lt;&gt;&quot;&quot;; INDEX([$components.$D$1:$components.$D$1000]; MATCH([.A20]; [$components.$C$1:$components.$C$1000]; 0)); &quot;&quot;)" office:value-type="string" office:string-value="Loose bearing block for ball lead screw SFU1204" calcext:value-type="string">
            <text:p>Loose bearing block for ball lead screw SFU1204</text:p>
          </table:table-cell>
          <table:table-cell table:formula="of:=IF([.A20]&lt;&gt;&quot;&quot;; INDEX([$components.$O$1:$components.$O$1000]; MATCH([.A20]; [$components.$C$1:$components.$C$1000]; 0)); &quot;&quot;)" office:value-type="currency" office:currency="EUR" office:value="5" calcext:value-type="currency">
            <text:p>5,00 €</text:p>
          </table:table-cell>
          <table:table-cell table:formula="of:=IF([.A20]&lt;&gt;&quot;&quot;; [.F20]*[.D20]; &quot;&quot;)" office:value-type="currency" office:currency="EUR" office:value="5" calcext:value-type="currency">
            <text:p>5,00 €</text:p>
          </table:table-cell>
          <table:table-cell table:formula="of:=IF([.A20]&lt;&gt;&quot;&quot;; [$values.$C$2]; &quot;&quot;)" office:value-type="float" office:value="2" calcext:value-type="float">
            <text:p>2,00</text:p>
          </table:table-cell>
          <table:table-cell table:formula="of:=IF([.A20]&lt;&gt;&quot;&quot;; [.H20]*[.D20];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4</text:p>
          </table:table-cell>
          <table:table-cell office:value-type="string" calcext:value-type="string">
            <text:p>electric motor coupling</text:p>
          </table:table-cell>
          <table:table-cell office:value-type="string" calcext:value-type="string">
            <text:p>y-axis</text:p>
          </table:table-cell>
          <table:table-cell office:value-type="float" office:value="1" calcext:value-type="float">
            <text:p>1</text:p>
          </table:table-cell>
          <table:table-cell table:content-validation-name="val5" table:formula="of:=IF([.A21]&lt;&gt;&quot;&quot;; INDEX([$components.$D$1:$components.$D$1000]; MATCH([.A21]; [$components.$C$1:$components.$C$1000]; 0)); &quot;&quot;)" office:value-type="string" office:string-value="Shaft coupling 8x8" calcext:value-type="string">
            <text:p>Shaft coupling 8x8</text:p>
          </table:table-cell>
          <table:table-cell table:formula="of:=IF([.A21]&lt;&gt;&quot;&quot;; INDEX([$components.$O$1:$components.$O$1000]; MATCH([.A21]; [$components.$C$1:$components.$C$1000]; 0)); &quot;&quot;)" office:value-type="currency" office:currency="EUR" office:value="2" calcext:value-type="currency">
            <text:p>2,00 €</text:p>
          </table:table-cell>
          <table:table-cell table:formula="of:=IF([.A21]&lt;&gt;&quot;&quot;; [.F21]*[.D21]; &quot;&quot;)" office:value-type="currency" office:currency="EUR" office:value="2" calcext:value-type="currency">
            <text:p>2,00 €</text:p>
          </table:table-cell>
          <table:table-cell table:formula="of:=IF([.A21]&lt;&gt;&quot;&quot;; [$values.$C$2]; &quot;&quot;)" office:value-type="float" office:value="2" calcext:value-type="float">
            <text:p>2,00</text:p>
          </table:table-cell>
          <table:table-cell table:formula="of:=IF([.A21]&lt;&gt;&quot;&quot;; [.H21]*[.D21];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5</text:p>
          </table:table-cell>
          <table:table-cell office:value-type="string" calcext:value-type="string">
            <text:p>electric motor nema23 3 nm</text:p>
          </table:table-cell>
          <table:table-cell office:value-type="string" calcext:value-type="string">
            <text:p>y-axis</text:p>
          </table:table-cell>
          <table:table-cell office:value-type="float" office:value="1" calcext:value-type="float">
            <text:p>1</text:p>
          </table:table-cell>
          <table:table-cell table:content-validation-name="val5" table:formula="of:=IF([.A22]&lt;&gt;&quot;&quot;; INDEX([$components.$D$1:$components.$D$1000]; MATCH([.A22]; [$components.$C$1:$components.$C$1000]; 0)); &quot;&quot;)" office:value-type="string" office:string-value="Nema 23 electric stepper motor closed loop 3 nm" calcext:value-type="string">
            <text:p>Nema 23 electric stepper motor closed loop 3 nm</text:p>
          </table:table-cell>
          <table:table-cell table:formula="of:=IF([.A22]&lt;&gt;&quot;&quot;; INDEX([$components.$O$1:$components.$O$1000]; MATCH([.A22]; [$components.$C$1:$components.$C$1000]; 0)); &quot;&quot;)" office:value-type="currency" office:currency="EUR" office:value="40" calcext:value-type="currency">
            <text:p>40,00 €</text:p>
          </table:table-cell>
          <table:table-cell table:formula="of:=IF([.A22]&lt;&gt;&quot;&quot;; [.F22]*[.D22]; &quot;&quot;)" office:value-type="currency" office:currency="EUR" office:value="40" calcext:value-type="currency">
            <text:p>40,00 €</text:p>
          </table:table-cell>
          <table:table-cell table:formula="of:=IF([.A22]&lt;&gt;&quot;&quot;; [$values.$C$2]; &quot;&quot;)" office:value-type="float" office:value="2" calcext:value-type="float">
            <text:p>2,00</text:p>
          </table:table-cell>
          <table:table-cell table:formula="of:=IF([.A22]&lt;&gt;&quot;&quot;; [.H22]*[.D22];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6</text:p>
          </table:table-cell>
          <table:table-cell office:value-type="string" calcext:value-type="string">
            <text:p>electric motor driver</text:p>
          </table:table-cell>
          <table:table-cell office:value-type="string" calcext:value-type="string">
            <text:p>y-axis</text:p>
          </table:table-cell>
          <table:table-cell office:value-type="float" office:value="1" calcext:value-type="float">
            <text:p>1</text:p>
          </table:table-cell>
          <table:table-cell table:content-validation-name="val5" table:formula="of:=IF([.A23]&lt;&gt;&quot;&quot;; INDEX([$components.$D$1:$components.$D$1000]; MATCH([.A23]; [$components.$C$1:$components.$C$1000]; 0)); &quot;&quot;)" office:value-type="string" office:string-value="HBS57 Hybrid servo drive" calcext:value-type="string">
            <text:p>HBS57 Hybrid servo drive</text:p>
          </table:table-cell>
          <table:table-cell table:formula="of:=IF([.A23]&lt;&gt;&quot;&quot;; INDEX([$components.$O$1:$components.$O$1000]; MATCH([.A23]; [$components.$C$1:$components.$C$1000]; 0)); &quot;&quot;)" office:value-type="currency" office:currency="EUR" office:value="20" calcext:value-type="currency">
            <text:p>20,00 €</text:p>
          </table:table-cell>
          <table:table-cell table:formula="of:=IF([.A23]&lt;&gt;&quot;&quot;; [.F23]*[.D23]; &quot;&quot;)" office:value-type="currency" office:currency="EUR" office:value="20" calcext:value-type="currency">
            <text:p>20,00 €</text:p>
          </table:table-cell>
          <table:table-cell table:formula="of:=IF([.A23]&lt;&gt;&quot;&quot;; [$values.$C$2]; &quot;&quot;)" office:value-type="float" office:value="2" calcext:value-type="float">
            <text:p>2,00</text:p>
          </table:table-cell>
          <table:table-cell table:formula="of:=IF([.A23]&lt;&gt;&quot;&quot;; [.H23]*[.D23];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7</text:p>
          </table:table-cell>
          <table:table-cell office:value-type="string" calcext:value-type="string">
            <text:p>electric motor mounting</text:p>
          </table:table-cell>
          <table:table-cell office:value-type="string" calcext:value-type="string">
            <text:p>y-axis</text:p>
          </table:table-cell>
          <table:table-cell office:value-type="float" office:value="1" calcext:value-type="float">
            <text:p>1</text:p>
          </table:table-cell>
          <table:table-cell table:content-validation-name="val5" table:formula="of:=IF([.A24]&lt;&gt;&quot;&quot;; INDEX([$components.$D$1:$components.$D$1000]; MATCH([.A24]; [$components.$C$1:$components.$C$1000]; 0)); &quot;&quot;)" office:value-type="string" office:string-value="Nema 23 electric motor mount with fixed bearing" calcext:value-type="string">
            <text:p>Nema 23 electric motor mount with fixed bearing</text:p>
          </table:table-cell>
          <table:table-cell table:formula="of:=IF([.A24]&lt;&gt;&quot;&quot;; INDEX([$components.$O$1:$components.$O$1000]; MATCH([.A24]; [$components.$C$1:$components.$C$1000]; 0)); &quot;&quot;)" office:value-type="currency" office:currency="EUR" office:value="16" calcext:value-type="currency">
            <text:p>16,00 €</text:p>
          </table:table-cell>
          <table:table-cell table:formula="of:=IF([.A24]&lt;&gt;&quot;&quot;; [.F24]*[.D24]; &quot;&quot;)" office:value-type="currency" office:currency="EUR" office:value="16" calcext:value-type="currency">
            <text:p>16,00 €</text:p>
          </table:table-cell>
          <table:table-cell table:formula="of:=IF([.A24]&lt;&gt;&quot;&quot;; [$values.$C$2]; &quot;&quot;)" office:value-type="float" office:value="2" calcext:value-type="float">
            <text:p>2,00</text:p>
          </table:table-cell>
          <table:table-cell table:formula="of:=IF([.A24]&lt;&gt;&quot;&quot;; [.H24]*[.D24];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style-name="ce92" table:content-validation-name="val6" office:value-type="string" calcext:value-type="string">
            <text:p>000110</text:p>
          </table:table-cell>
          <table:table-cell office:value-type="string" calcext:value-type="string">
            <text:p>aluminium profile 120x120 800 mm (mk)</text:p>
          </table:table-cell>
          <table:table-cell office:value-type="string" calcext:value-type="string">
            <text:p>t-arm</text:p>
          </table:table-cell>
          <table:table-cell office:value-type="float" office:value="1" calcext:value-type="float">
            <text:p>1</text:p>
          </table:table-cell>
          <table:table-cell table:content-validation-name="val5" table:formula="of:=IF([.A25]&lt;&gt;&quot;&quot;; INDEX([$components.$D$1:$components.$D$1000]; MATCH([.A25]; [$components.$C$1:$components.$C$1000]; 0)); &quot;&quot;)" office:value-type="string" office:string-value="Aluminum profile mk 2060.05 800 mm" calcext:value-type="string">
            <text:p>Aluminum profile mk 2060.05 800 mm</text:p>
          </table:table-cell>
          <table:table-cell table:formula="of:=IF([.A25]&lt;&gt;&quot;&quot;; INDEX([$components.$O$1:$components.$O$1000]; MATCH([.A25]; [$components.$C$1:$components.$C$1000]; 0)); &quot;&quot;)" office:value-type="currency" office:currency="EUR" office:value="170" calcext:value-type="currency">
            <text:p>170,00 €</text:p>
          </table:table-cell>
          <table:table-cell table:formula="of:=IF([.A25]&lt;&gt;&quot;&quot;; [.F25]*[.D25]; &quot;&quot;)" office:value-type="currency" office:currency="EUR" office:value="170" calcext:value-type="currency">
            <text:p>170,00 €</text:p>
          </table:table-cell>
          <table:table-cell table:formula="of:=IF([.A25]&lt;&gt;&quot;&quot;; [$values.$C$2]; &quot;&quot;)" office:value-type="float" office:value="2" calcext:value-type="float">
            <text:p>2,00</text:p>
          </table:table-cell>
          <table:table-cell table:formula="of:=IF([.A25]&lt;&gt;&quot;&quot;; [.H25]*[.D25];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style-name="ce92" table:content-validation-name="val6" office:value-type="string" calcext:value-type="string">
            <text:p>000109</text:p>
          </table:table-cell>
          <table:table-cell office:value-type="string" calcext:value-type="string">
            <text:p>aluminium profile 120x120 700 mm (mk)</text:p>
          </table:table-cell>
          <table:table-cell office:value-type="string" calcext:value-type="string">
            <text:p>t-arm</text:p>
          </table:table-cell>
          <table:table-cell office:value-type="float" office:value="1" calcext:value-type="float">
            <text:p>1</text:p>
          </table:table-cell>
          <table:table-cell table:content-validation-name="val5" table:formula="of:=IF([.A26]&lt;&gt;&quot;&quot;; INDEX([$components.$D$1:$components.$D$1000]; MATCH([.A26]; [$components.$C$1:$components.$C$1000]; 0)); &quot;&quot;)" office:value-type="string" office:string-value="Aluminum profile mk 2060.05 700 mm" calcext:value-type="string">
            <text:p>Aluminum profile mk 2060.05 700 mm</text:p>
          </table:table-cell>
          <table:table-cell table:formula="of:=IF([.A26]&lt;&gt;&quot;&quot;; INDEX([$components.$O$1:$components.$O$1000]; MATCH([.A26]; [$components.$C$1:$components.$C$1000]; 0)); &quot;&quot;)" office:value-type="currency" office:currency="EUR" office:value="150" calcext:value-type="currency">
            <text:p>150,00 €</text:p>
          </table:table-cell>
          <table:table-cell table:formula="of:=IF([.A26]&lt;&gt;&quot;&quot;; [.F26]*[.D26]; &quot;&quot;)" office:value-type="currency" office:currency="EUR" office:value="150" calcext:value-type="currency">
            <text:p>150,00 €</text:p>
          </table:table-cell>
          <table:table-cell table:formula="of:=IF([.A26]&lt;&gt;&quot;&quot;; [$values.$C$2]; &quot;&quot;)" office:value-type="float" office:value="2" calcext:value-type="float">
            <text:p>2,00</text:p>
          </table:table-cell>
          <table:table-cell table:formula="of:=IF([.A26]&lt;&gt;&quot;&quot;; [.H26]*[.D26];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style-name="ce92" table:content-validation-name="val6" office:value-type="string" calcext:value-type="string">
            <text:p>000142</text:p>
          </table:table-cell>
          <table:table-cell office:value-type="string" calcext:value-type="string">
            <text:p>edge bracket 120 (K) for 60-series aluminium profile</text:p>
          </table:table-cell>
          <table:table-cell office:value-type="string" calcext:value-type="string">
            <text:p>t-arm</text:p>
          </table:table-cell>
          <table:table-cell office:value-type="float" office:value="2" calcext:value-type="float">
            <text:p>2</text:p>
          </table:table-cell>
          <table:table-cell table:content-validation-name="val5" table:formula="of:=IF([.A27]&lt;&gt;&quot;&quot;; INDEX([$components.$D$1:$components.$D$1000]; MATCH([.A27]; [$components.$C$1:$components.$C$1000]; 0)); &quot;&quot;)" office:value-type="string" office:string-value="mk Winkel K100 82.60.0902" calcext:value-type="string">
            <text:p>mk Winkel K100 82.60.0902</text:p>
          </table:table-cell>
          <table:table-cell table:formula="of:=IF([.A27]&lt;&gt;&quot;&quot;; INDEX([$components.$O$1:$components.$O$1000]; MATCH([.A27]; [$components.$C$1:$components.$C$1000]; 0)); &quot;&quot;)" office:value-type="currency" office:currency="EUR" office:value="15" calcext:value-type="currency">
            <text:p>15,00 €</text:p>
          </table:table-cell>
          <table:table-cell table:formula="of:=IF([.A27]&lt;&gt;&quot;&quot;; [.F27]*[.D27]; &quot;&quot;)" office:value-type="currency" office:currency="EUR" office:value="30" calcext:value-type="currency">
            <text:p>30,00 €</text:p>
          </table:table-cell>
          <table:table-cell table:formula="of:=IF([.A27]&lt;&gt;&quot;&quot;; [$values.$C$2]; &quot;&quot;)" office:value-type="float" office:value="2" calcext:value-type="float">
            <text:p>2,00</text:p>
          </table:table-cell>
          <table:table-cell table:formula="of:=IF([.A27]&lt;&gt;&quot;&quot;; [.H27]*[.D27]; &quot;&quot;)" office:value-type="float" office:value="4" calcext:value-type="float">
            <text:p>4,00</text:p>
          </table:table-cell>
          <table:table-cell office:value-type="float" office:value="1" calcext:value-type="float">
            <text:p>1</text:p>
          </table:table-cell>
          <table:table-cell table:number-columns-repeated="1014"/>
        </table:table-row>
        <table:table-row table:style-name="ro1">
          <table:table-cell table:style-name="ce92" table:content-validation-name="val6" office:value-type="string" calcext:value-type="string">
            <text:p>000141</text:p>
          </table:table-cell>
          <table:table-cell office:value-type="string" calcext:value-type="string">
            <text:p>edge bracket 120 (J) for 60-series aluminium profile</text:p>
          </table:table-cell>
          <table:table-cell office:value-type="string" calcext:value-type="string">
            <text:p>t-arm</text:p>
          </table:table-cell>
          <table:table-cell office:value-type="float" office:value="4" calcext:value-type="float">
            <text:p>4</text:p>
          </table:table-cell>
          <table:table-cell table:content-validation-name="val5" table:formula="of:=IF([.A28]&lt;&gt;&quot;&quot;; INDEX([$components.$D$1:$components.$D$1000]; MATCH([.A28]; [$components.$C$1:$components.$C$1000]; 0)); &quot;&quot;)" office:value-type="string" office:string-value="mk Winkel J100 82.60.0802" calcext:value-type="string">
            <text:p>mk Winkel J100 82.60.0802</text:p>
          </table:table-cell>
          <table:table-cell table:formula="of:=IF([.A28]&lt;&gt;&quot;&quot;; INDEX([$components.$O$1:$components.$O$1000]; MATCH([.A28]; [$components.$C$1:$components.$C$1000]; 0)); &quot;&quot;)" office:value-type="currency" office:currency="EUR" office:value="10" calcext:value-type="currency">
            <text:p>10,00 €</text:p>
          </table:table-cell>
          <table:table-cell table:formula="of:=IF([.A28]&lt;&gt;&quot;&quot;; [.F28]*[.D28]; &quot;&quot;)" office:value-type="currency" office:currency="EUR" office:value="40" calcext:value-type="currency">
            <text:p>40,00 €</text:p>
          </table:table-cell>
          <table:table-cell table:formula="of:=IF([.A28]&lt;&gt;&quot;&quot;; [$values.$C$2]; &quot;&quot;)" office:value-type="float" office:value="2" calcext:value-type="float">
            <text:p>2,00</text:p>
          </table:table-cell>
          <table:table-cell table:formula="of:=IF([.A28]&lt;&gt;&quot;&quot;; [.H28]*[.D28]; &quot;&quot;)" office:value-type="float" office:value="8" calcext:value-type="float">
            <text:p>8,00</text:p>
          </table:table-cell>
          <table:table-cell office:value-type="float" office:value="1" calcext:value-type="float">
            <text:p>1</text:p>
          </table:table-cell>
          <table:table-cell table:number-columns-repeated="1014"/>
        </table:table-row>
        <table:table-row table:style-name="ro1">
          <table:table-cell table:style-name="ce92" table:content-validation-name="val6" office:value-type="string" calcext:value-type="string">
            <text:p>000160</text:p>
          </table:table-cell>
          <table:table-cell office:value-type="string" calcext:value-type="string">
            <text:p>screw for 120 brackets</text:p>
          </table:table-cell>
          <table:table-cell office:value-type="string" calcext:value-type="string">
            <text:p>t-arm</text:p>
          </table:table-cell>
          <table:table-cell office:value-type="float" office:value="32" calcext:value-type="float">
            <text:p>32</text:p>
          </table:table-cell>
          <table:table-cell table:content-validation-name="val5" table:formula="of:=IF([.A29]&lt;&gt;&quot;&quot;; INDEX([$components.$D$1:$components.$D$1000]; MATCH([.A29]; [$components.$C$1:$components.$C$1000]; 0)); &quot;&quot;)" office:value-type="string" office:string-value="Bolt ISO 4762 M12x25" calcext:value-type="string">
            <text:p>Bolt ISO 4762 M12x25</text:p>
          </table:table-cell>
          <table:table-cell table:formula="of:=IF([.A29]&lt;&gt;&quot;&quot;; INDEX([$components.$O$1:$components.$O$1000]; MATCH([.A29]; [$components.$C$1:$components.$C$1000]; 0)); &quot;&quot;)" office:value-type="currency" office:currency="EUR" office:value="0.3" calcext:value-type="currency">
            <text:p>0,30 €</text:p>
          </table:table-cell>
          <table:table-cell table:formula="of:=IF([.A29]&lt;&gt;&quot;&quot;; [.F29]*[.D29]; &quot;&quot;)" office:value-type="currency" office:currency="EUR" office:value="9.6" calcext:value-type="currency">
            <text:p>9,60 €</text:p>
          </table:table-cell>
          <table:table-cell table:formula="of:=IF([.A29]&lt;&gt;&quot;&quot;; [$values.$C$2]; &quot;&quot;)" office:value-type="float" office:value="2" calcext:value-type="float">
            <text:p>2,00</text:p>
          </table:table-cell>
          <table:table-cell table:formula="of:=IF([.A29]&lt;&gt;&quot;&quot;; [.H29]*[.D29]; &quot;&quot;)" office:value-type="float" office:value="64" calcext:value-type="float">
            <text:p>64,00</text:p>
          </table:table-cell>
          <table:table-cell office:value-type="float" office:value="1" calcext:value-type="float">
            <text:p>1</text:p>
          </table:table-cell>
          <table:table-cell table:number-columns-repeated="1014"/>
        </table:table-row>
        <table:table-row table:style-name="ro1">
          <table:table-cell table:style-name="ce92" table:content-validation-name="val6" office:value-type="string" calcext:value-type="string">
            <text:p>000177</text:p>
          </table:table-cell>
          <table:table-cell office:value-type="string" calcext:value-type="string">
            <text:p>washer for 120 brackets</text:p>
          </table:table-cell>
          <table:table-cell office:value-type="string" calcext:value-type="string">
            <text:p>t-arm</text:p>
          </table:table-cell>
          <table:table-cell office:value-type="float" office:value="32" calcext:value-type="float">
            <text:p>32</text:p>
          </table:table-cell>
          <table:table-cell table:content-validation-name="val5" table:formula="of:=IF([.A30]&lt;&gt;&quot;&quot;; INDEX([$components.$D$1:$components.$D$1000]; MATCH([.A30]; [$components.$C$1:$components.$C$1000]; 0)); &quot;&quot;)" office:value-type="string" office:string-value="Washer ISO 7089 M12" calcext:value-type="string">
            <text:p>Washer ISO 7089 M12</text:p>
          </table:table-cell>
          <table:table-cell table:formula="of:=IF([.A30]&lt;&gt;&quot;&quot;; INDEX([$components.$O$1:$components.$O$1000]; MATCH([.A30]; [$components.$C$1:$components.$C$1000]; 0)); &quot;&quot;)" office:value-type="currency" office:currency="EUR" office:value="0.3" calcext:value-type="currency">
            <text:p>0,30 €</text:p>
          </table:table-cell>
          <table:table-cell table:formula="of:=IF([.A30]&lt;&gt;&quot;&quot;; [.F30]*[.D30]; &quot;&quot;)" office:value-type="currency" office:currency="EUR" office:value="9.6" calcext:value-type="currency">
            <text:p>9,60 €</text:p>
          </table:table-cell>
          <table:table-cell table:formula="of:=IF([.A30]&lt;&gt;&quot;&quot;; [$values.$C$2]; &quot;&quot;)" office:value-type="float" office:value="2" calcext:value-type="float">
            <text:p>2,00</text:p>
          </table:table-cell>
          <table:table-cell table:formula="of:=IF([.A30]&lt;&gt;&quot;&quot;; [.H30]*[.D30]; &quot;&quot;)" office:value-type="float" office:value="64" calcext:value-type="float">
            <text:p>64,00</text:p>
          </table:table-cell>
          <table:table-cell office:value-type="float" office:value="1" calcext:value-type="float">
            <text:p>1</text:p>
          </table:table-cell>
          <table:table-cell table:number-columns-repeated="1014"/>
        </table:table-row>
        <table:table-row table:style-name="ro1">
          <table:table-cell table:style-name="ce92" table:content-validation-name="val6" office:value-type="string" calcext:value-type="string">
            <text:p>000175</text:p>
          </table:table-cell>
          <table:table-cell office:value-type="string" calcext:value-type="string">
            <text:p>nut for 120 brackets</text:p>
          </table:table-cell>
          <table:table-cell office:value-type="string" calcext:value-type="string">
            <text:p>t-arm</text:p>
          </table:table-cell>
          <table:table-cell office:value-type="float" office:value="32" calcext:value-type="float">
            <text:p>32</text:p>
          </table:table-cell>
          <table:table-cell table:content-validation-name="val5" table:formula="of:=IF([.A31]&lt;&gt;&quot;&quot;; INDEX([$components.$D$1:$components.$D$1000]; MATCH([.A31]; [$components.$C$1:$components.$C$1000]; 0)); &quot;&quot;)" office:value-type="string" office:string-value="mk Lasche 1 (Serie 60), M12 34.60.0301" calcext:value-type="string">
            <text:p>mk Lasche 1 (Serie 60), M12 34.60.0301</text:p>
          </table:table-cell>
          <table:table-cell table:formula="of:=IF([.A31]&lt;&gt;&quot;&quot;; INDEX([$components.$O$1:$components.$O$1000]; MATCH([.A31]; [$components.$C$1:$components.$C$1000]; 0)); &quot;&quot;)" office:value-type="currency" office:currency="EUR" office:value="0.1" calcext:value-type="currency">
            <text:p>0,10 €</text:p>
          </table:table-cell>
          <table:table-cell table:formula="of:=IF([.A31]&lt;&gt;&quot;&quot;; [.F31]*[.D31]; &quot;&quot;)" office:value-type="currency" office:currency="EUR" office:value="3.2" calcext:value-type="currency">
            <text:p>3,20 €</text:p>
          </table:table-cell>
          <table:table-cell table:formula="of:=IF([.A31]&lt;&gt;&quot;&quot;; [$values.$C$2]; &quot;&quot;)" office:value-type="float" office:value="2" calcext:value-type="float">
            <text:p>2,00</text:p>
          </table:table-cell>
          <table:table-cell table:formula="of:=IF([.A31]&lt;&gt;&quot;&quot;; [.H31]*[.D31]; &quot;&quot;)" office:value-type="float" office:value="64" calcext:value-type="float">
            <text:p>64,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087</text:p>
          </table:table-cell>
          <table:table-cell office:value-type="string" calcext:value-type="string">
            <text:p>linear guide rail</text:p>
          </table:table-cell>
          <table:table-cell office:value-type="string" calcext:value-type="string">
            <text:p>x-axis</text:p>
          </table:table-cell>
          <table:table-cell office:value-type="float" office:value="2" calcext:value-type="float">
            <text:p>2</text:p>
          </table:table-cell>
          <table:table-cell table:content-validation-name="val5" table:formula="of:=IF([.A32]&lt;&gt;&quot;&quot;; INDEX([$components.$D$1:$components.$D$1000]; MATCH([.A32]; [$components.$C$1:$components.$C$1000]; 0)); &quot;&quot;)" office:value-type="string" office:string-value="Linear rail SBR12 800 mm" calcext:value-type="string">
            <text:p>Linear rail SBR12 800 mm</text:p>
          </table:table-cell>
          <table:table-cell table:formula="of:=IF([.A32]&lt;&gt;&quot;&quot;; INDEX([$components.$O$1:$components.$O$1000]; MATCH([.A32]; [$components.$C$1:$components.$C$1000]; 0)); &quot;&quot;)" office:value-type="currency" office:currency="EUR" office:value="21" calcext:value-type="currency">
            <text:p>21,00 €</text:p>
          </table:table-cell>
          <table:table-cell table:formula="of:=IF([.A32]&lt;&gt;&quot;&quot;; [.F32]*[.D32]; &quot;&quot;)" office:value-type="currency" office:currency="EUR" office:value="42" calcext:value-type="currency">
            <text:p>42,00 €</text:p>
          </table:table-cell>
          <table:table-cell table:formula="of:=IF([.A32]&lt;&gt;&quot;&quot;; [$values.$C$2]; &quot;&quot;)" office:value-type="float" office:value="2" calcext:value-type="float">
            <text:p>2,00</text:p>
          </table:table-cell>
          <table:table-cell table:formula="of:=IF([.A32]&lt;&gt;&quot;&quot;; [.H32]*[.D32]; &quot;&quot;)" office:value-type="float" office:value="4" calcext:value-type="float">
            <text:p>4,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014</text:p>
          </table:table-cell>
          <table:table-cell office:value-type="string" calcext:value-type="string">
            <text:p>screw for guide rail</text:p>
          </table:table-cell>
          <table:table-cell office:value-type="string" calcext:value-type="string">
            <text:p>x-axis</text:p>
          </table:table-cell>
          <table:table-cell office:value-type="float" office:value="16" calcext:value-type="float">
            <text:p>16</text:p>
          </table:table-cell>
          <table:table-cell table:content-validation-name="val5" table:formula="of:=IF([.A33]&lt;&gt;&quot;&quot;; INDEX([$components.$D$1:$components.$D$1000]; MATCH([.A33]; [$components.$C$1:$components.$C$1000]; 0)); &quot;&quot;)" office:value-type="string" office:string-value="Bolt ISO 4762 M4x12" calcext:value-type="string">
            <text:p>Bolt ISO 4762 M4x12</text:p>
          </table:table-cell>
          <table:table-cell table:formula="of:=IF([.A33]&lt;&gt;&quot;&quot;; INDEX([$components.$O$1:$components.$O$1000]; MATCH([.A33]; [$components.$C$1:$components.$C$1000]; 0)); &quot;&quot;)" office:value-type="currency" office:currency="EUR" office:value="0.3" calcext:value-type="currency">
            <text:p>0,30 €</text:p>
          </table:table-cell>
          <table:table-cell table:formula="of:=IF([.A33]&lt;&gt;&quot;&quot;; [.F33]*[.D33]; &quot;&quot;)" office:value-type="currency" office:currency="EUR" office:value="4.8" calcext:value-type="currency">
            <text:p>4,80 €</text:p>
          </table:table-cell>
          <table:table-cell table:formula="of:=IF([.A33]&lt;&gt;&quot;&quot;; [$values.$C$2]; &quot;&quot;)" office:value-type="float" office:value="2" calcext:value-type="float">
            <text:p>2,00</text:p>
          </table:table-cell>
          <table:table-cell table:formula="of:=IF([.A33]&lt;&gt;&quot;&quot;; [.H33]*[.D33]; &quot;&quot;)" office:value-type="float" office:value="32" calcext:value-type="float">
            <text:p>3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01</text:p>
          </table:table-cell>
          <table:table-cell office:value-type="string" calcext:value-type="string">
            <text:p>bearing block</text:p>
          </table:table-cell>
          <table:table-cell office:value-type="string" calcext:value-type="string">
            <text:p>x-axis</text:p>
          </table:table-cell>
          <table:table-cell office:value-type="float" office:value="4" calcext:value-type="float">
            <text:p>4</text:p>
          </table:table-cell>
          <table:table-cell table:content-validation-name="val5" table:formula="of:=IF([.A34]&lt;&gt;&quot;&quot;; INDEX([$components.$D$1:$components.$D$1000]; MATCH([.A34]; [$components.$C$1:$components.$C$1000]; 0)); &quot;&quot;)" office:value-type="string" office:string-value="Sliding block SBR12UU" calcext:value-type="string">
            <text:p>Sliding block SBR12UU</text:p>
          </table:table-cell>
          <table:table-cell table:formula="of:=IF([.A34]&lt;&gt;&quot;&quot;; INDEX([$components.$O$1:$components.$O$1000]; MATCH([.A34]; [$components.$C$1:$components.$C$1000]; 0)); &quot;&quot;)" office:value-type="currency" office:currency="EUR" office:value="5" calcext:value-type="currency">
            <text:p>5,00 €</text:p>
          </table:table-cell>
          <table:table-cell table:formula="of:=IF([.A34]&lt;&gt;&quot;&quot;; [.F34]*[.D34]; &quot;&quot;)" office:value-type="currency" office:currency="EUR" office:value="20" calcext:value-type="currency">
            <text:p>20,00 €</text:p>
          </table:table-cell>
          <table:table-cell table:formula="of:=IF([.A34]&lt;&gt;&quot;&quot;; [$values.$C$2]; &quot;&quot;)" office:value-type="float" office:value="2" calcext:value-type="float">
            <text:p>2,00</text:p>
          </table:table-cell>
          <table:table-cell table:formula="of:=IF([.A34]&lt;&gt;&quot;&quot;; [.H34]*[.D34]; &quot;&quot;)" office:value-type="float" office:value="8" calcext:value-type="float">
            <text:p>8,00</text:p>
          </table:table-cell>
          <table:table-cell office:value-type="float" office:value="1" calcext:value-type="float">
            <text:p>1</text:p>
          </table:table-cell>
          <table:table-cell table:number-columns-repeated="1014"/>
        </table:table-row>
        <table:table-row table:style-name="ro1">
          <table:table-cell table:content-validation-name="val6"/>
          <table:table-cell office:value-type="string" calcext:value-type="string">
            <text:p>screw for bearing block</text:p>
          </table:table-cell>
          <table:table-cell office:value-type="string" calcext:value-type="string">
            <text:p>x-axis</text:p>
          </table:table-cell>
          <table:table-cell office:value-type="float" office:value="16" calcext:value-type="float">
            <text:p>16</text:p>
          </table:table-cell>
          <table:table-cell table:content-validation-name="val5" table:formula="of:=IF([.A35]&lt;&gt;&quot;&quot;; INDEX([$components.$D$1:$components.$D$1000]; MATCH([.A35]; [$components.$C$1:$components.$C$1000]; 0)); &quot;&quot;)">
            <text:p/>
          </table:table-cell>
          <table:table-cell table:formula="of:=IF([.A35]&lt;&gt;&quot;&quot;; INDEX([$components.$O$1:$components.$O$1000]; MATCH([.A35]; [$components.$C$1:$components.$C$1000]; 0)); &quot;&quot;)">
            <text:p/>
          </table:table-cell>
          <table:table-cell table:formula="of:=IF([.A35]&lt;&gt;&quot;&quot;; [.F35]*[.D35]; &quot;&quot;)">
            <text:p/>
          </table:table-cell>
          <table:table-cell table:formula="of:=IF([.A35]&lt;&gt;&quot;&quot;; [$values.$C$2]; &quot;&quot;)">
            <text:p/>
          </table:table-cell>
          <table:table-cell table:formula="of:=IF([.A35]&lt;&gt;&quot;&quot;; [.H35]*[.D35]; &quot;&quot;)">
            <text:p/>
          </table:table-cell>
          <table:table-cell office:value-type="float" office:value="0" calcext:value-type="float">
            <text:p>0</text:p>
          </table:table-cell>
          <table:table-cell table:number-columns-repeated="1014"/>
        </table:table-row>
        <table:table-row table:style-name="ro1">
          <table:table-cell table:content-validation-name="val6"/>
          <table:table-cell office:value-type="string" calcext:value-type="string">
            <text:p>x-axis mounting plate</text:p>
          </table:table-cell>
          <table:table-cell office:value-type="string" calcext:value-type="string">
            <text:p>x-axis</text:p>
          </table:table-cell>
          <table:table-cell office:value-type="float" office:value="1" calcext:value-type="float">
            <text:p>1</text:p>
          </table:table-cell>
          <table:table-cell table:content-validation-name="val5" table:formula="of:=IF([.A36]&lt;&gt;&quot;&quot;; INDEX([$components.$D$1:$components.$D$1000]; MATCH([.A36]; [$components.$C$1:$components.$C$1000]; 0)); &quot;&quot;)">
            <text:p/>
          </table:table-cell>
          <table:table-cell table:formula="of:=IF([.A36]&lt;&gt;&quot;&quot;; INDEX([$components.$O$1:$components.$O$1000]; MATCH([.A36]; [$components.$C$1:$components.$C$1000]; 0)); &quot;&quot;)">
            <text:p/>
          </table:table-cell>
          <table:table-cell table:formula="of:=IF([.A36]&lt;&gt;&quot;&quot;; [.F36]*[.D36]; &quot;&quot;)">
            <text:p/>
          </table:table-cell>
          <table:table-cell table:formula="of:=IF([.A36]&lt;&gt;&quot;&quot;; [$values.$C$2]; &quot;&quot;)">
            <text:p/>
          </table:table-cell>
          <table:table-cell table:formula="of:=IF([.A36]&lt;&gt;&quot;&quot;; [.H36]*[.D36]; &quot;&quot;)">
            <text:p/>
          </table:table-cell>
          <table:table-cell office:value-type="float" office:value="0" calcext:value-type="float">
            <text:p>0</text:p>
          </table:table-cell>
          <table:table-cell table:number-columns-repeated="1014"/>
        </table:table-row>
        <table:table-row table:style-name="ro1">
          <table:table-cell table:content-validation-name="val6" office:value-type="string" calcext:value-type="string">
            <text:p>000189</text:p>
          </table:table-cell>
          <table:table-cell office:value-type="string" calcext:value-type="string">
            <text:p>lead screw</text:p>
          </table:table-cell>
          <table:table-cell office:value-type="string" calcext:value-type="string">
            <text:p>x-axis</text:p>
          </table:table-cell>
          <table:table-cell office:value-type="float" office:value="1" calcext:value-type="float">
            <text:p>1</text:p>
          </table:table-cell>
          <table:table-cell table:content-validation-name="val5" table:formula="of:=IF([.A37]&lt;&gt;&quot;&quot;; INDEX([$components.$D$1:$components.$D$1000]; MATCH([.A37]; [$components.$C$1:$components.$C$1000]; 0)); &quot;&quot;)" office:value-type="string" office:string-value="Ball lead screw SFU1204 550 mm" calcext:value-type="string">
            <text:p>Ball lead screw SFU1204 550 mm</text:p>
          </table:table-cell>
          <table:table-cell table:formula="of:=IF([.A37]&lt;&gt;&quot;&quot;; INDEX([$components.$O$1:$components.$O$1000]; MATCH([.A37]; [$components.$C$1:$components.$C$1000]; 0)); &quot;&quot;)" office:value-type="currency" office:currency="EUR" office:value="19" calcext:value-type="currency">
            <text:p>19,00 €</text:p>
          </table:table-cell>
          <table:table-cell table:formula="of:=IF([.A37]&lt;&gt;&quot;&quot;; [.F37]*[.D37]; &quot;&quot;)" office:value-type="currency" office:currency="EUR" office:value="19" calcext:value-type="currency">
            <text:p>19,00 €</text:p>
          </table:table-cell>
          <table:table-cell table:formula="of:=IF([.A37]&lt;&gt;&quot;&quot;; [$values.$C$2]; &quot;&quot;)" office:value-type="float" office:value="2" calcext:value-type="float">
            <text:p>2,00</text:p>
          </table:table-cell>
          <table:table-cell table:formula="of:=IF([.A37]&lt;&gt;&quot;&quot;; [.H37]*[.D37];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1</text:p>
          </table:table-cell>
          <table:table-cell office:value-type="string" calcext:value-type="string">
            <text:p>lead screw nut</text:p>
          </table:table-cell>
          <table:table-cell office:value-type="string" calcext:value-type="string">
            <text:p>x-axis</text:p>
          </table:table-cell>
          <table:table-cell office:value-type="float" office:value="1" calcext:value-type="float">
            <text:p>1</text:p>
          </table:table-cell>
          <table:table-cell table:content-validation-name="val5" table:formula="of:=IF([.A38]&lt;&gt;&quot;&quot;; INDEX([$components.$D$1:$components.$D$1000]; MATCH([.A38]; [$components.$C$1:$components.$C$1000]; 0)); &quot;&quot;)" office:value-type="string" office:string-value="Nut for ball lead screw SFU1204" calcext:value-type="string">
            <text:p>Nut for ball lead screw SFU1204</text:p>
          </table:table-cell>
          <table:table-cell table:formula="of:=IF([.A38]&lt;&gt;&quot;&quot;; INDEX([$components.$O$1:$components.$O$1000]; MATCH([.A38]; [$components.$C$1:$components.$C$1000]; 0)); &quot;&quot;)" office:value-type="currency" office:currency="EUR" office:value="5" calcext:value-type="currency">
            <text:p>5,00 €</text:p>
          </table:table-cell>
          <table:table-cell table:formula="of:=IF([.A38]&lt;&gt;&quot;&quot;; [.F38]*[.D38]; &quot;&quot;)" office:value-type="currency" office:currency="EUR" office:value="5" calcext:value-type="currency">
            <text:p>5,00 €</text:p>
          </table:table-cell>
          <table:table-cell table:formula="of:=IF([.A38]&lt;&gt;&quot;&quot;; [$values.$C$2]; &quot;&quot;)" office:value-type="float" office:value="2" calcext:value-type="float">
            <text:p>2,00</text:p>
          </table:table-cell>
          <table:table-cell table:formula="of:=IF([.A38]&lt;&gt;&quot;&quot;; [.H38]*[.D38];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2</text:p>
          </table:table-cell>
          <table:table-cell office:value-type="string" calcext:value-type="string">
            <text:p>lead screw nut block</text:p>
          </table:table-cell>
          <table:table-cell office:value-type="string" calcext:value-type="string">
            <text:p>x-axis</text:p>
          </table:table-cell>
          <table:table-cell office:value-type="float" office:value="1" calcext:value-type="float">
            <text:p>1</text:p>
          </table:table-cell>
          <table:table-cell table:content-validation-name="val5" table:formula="of:=IF([.A39]&lt;&gt;&quot;&quot;; INDEX([$components.$D$1:$components.$D$1000]; MATCH([.A39]; [$components.$C$1:$components.$C$1000]; 0)); &quot;&quot;)" office:value-type="string" office:string-value="Nut block for ball lead screw SFU1204" calcext:value-type="string">
            <text:p>Nut block for ball lead screw SFU1204</text:p>
          </table:table-cell>
          <table:table-cell table:formula="of:=IF([.A39]&lt;&gt;&quot;&quot;; INDEX([$components.$O$1:$components.$O$1000]; MATCH([.A39]; [$components.$C$1:$components.$C$1000]; 0)); &quot;&quot;)" office:value-type="currency" office:currency="EUR" office:value="5" calcext:value-type="currency">
            <text:p>5,00 €</text:p>
          </table:table-cell>
          <table:table-cell table:formula="of:=IF([.A39]&lt;&gt;&quot;&quot;; [.F39]*[.D39]; &quot;&quot;)" office:value-type="currency" office:currency="EUR" office:value="5" calcext:value-type="currency">
            <text:p>5,00 €</text:p>
          </table:table-cell>
          <table:table-cell table:formula="of:=IF([.A39]&lt;&gt;&quot;&quot;; [$values.$C$2]; &quot;&quot;)" office:value-type="float" office:value="2" calcext:value-type="float">
            <text:p>2,00</text:p>
          </table:table-cell>
          <table:table-cell table:formula="of:=IF([.A39]&lt;&gt;&quot;&quot;; [.H39]*[.D39];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3</text:p>
          </table:table-cell>
          <table:table-cell office:value-type="string" calcext:value-type="string">
            <text:p>lead screw endblock (loose end)</text:p>
          </table:table-cell>
          <table:table-cell office:value-type="string" calcext:value-type="string">
            <text:p>x-axis</text:p>
          </table:table-cell>
          <table:table-cell office:value-type="float" office:value="1" calcext:value-type="float">
            <text:p>1</text:p>
          </table:table-cell>
          <table:table-cell table:content-validation-name="val5" table:formula="of:=IF([.A40]&lt;&gt;&quot;&quot;; INDEX([$components.$D$1:$components.$D$1000]; MATCH([.A40]; [$components.$C$1:$components.$C$1000]; 0)); &quot;&quot;)" office:value-type="string" office:string-value="Loose bearing block for ball lead screw SFU1204" calcext:value-type="string">
            <text:p>Loose bearing block for ball lead screw SFU1204</text:p>
          </table:table-cell>
          <table:table-cell table:formula="of:=IF([.A40]&lt;&gt;&quot;&quot;; INDEX([$components.$O$1:$components.$O$1000]; MATCH([.A40]; [$components.$C$1:$components.$C$1000]; 0)); &quot;&quot;)" office:value-type="currency" office:currency="EUR" office:value="5" calcext:value-type="currency">
            <text:p>5,00 €</text:p>
          </table:table-cell>
          <table:table-cell table:formula="of:=IF([.A40]&lt;&gt;&quot;&quot;; [.F40]*[.D40]; &quot;&quot;)" office:value-type="currency" office:currency="EUR" office:value="5" calcext:value-type="currency">
            <text:p>5,00 €</text:p>
          </table:table-cell>
          <table:table-cell table:formula="of:=IF([.A40]&lt;&gt;&quot;&quot;; [$values.$C$2]; &quot;&quot;)" office:value-type="float" office:value="2" calcext:value-type="float">
            <text:p>2,00</text:p>
          </table:table-cell>
          <table:table-cell table:formula="of:=IF([.A40]&lt;&gt;&quot;&quot;; [.H40]*[.D40];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4</text:p>
          </table:table-cell>
          <table:table-cell office:value-type="string" calcext:value-type="string">
            <text:p>electric motor coupling</text:p>
          </table:table-cell>
          <table:table-cell office:value-type="string" calcext:value-type="string">
            <text:p>x-axis</text:p>
          </table:table-cell>
          <table:table-cell office:value-type="float" office:value="1" calcext:value-type="float">
            <text:p>1</text:p>
          </table:table-cell>
          <table:table-cell table:content-validation-name="val5" table:formula="of:=IF([.A41]&lt;&gt;&quot;&quot;; INDEX([$components.$D$1:$components.$D$1000]; MATCH([.A41]; [$components.$C$1:$components.$C$1000]; 0)); &quot;&quot;)" office:value-type="string" office:string-value="Shaft coupling 8x8" calcext:value-type="string">
            <text:p>Shaft coupling 8x8</text:p>
          </table:table-cell>
          <table:table-cell table:formula="of:=IF([.A41]&lt;&gt;&quot;&quot;; INDEX([$components.$O$1:$components.$O$1000]; MATCH([.A41]; [$components.$C$1:$components.$C$1000]; 0)); &quot;&quot;)" office:value-type="currency" office:currency="EUR" office:value="2" calcext:value-type="currency">
            <text:p>2,00 €</text:p>
          </table:table-cell>
          <table:table-cell table:formula="of:=IF([.A41]&lt;&gt;&quot;&quot;; [.F41]*[.D41]; &quot;&quot;)" office:value-type="currency" office:currency="EUR" office:value="2" calcext:value-type="currency">
            <text:p>2,00 €</text:p>
          </table:table-cell>
          <table:table-cell table:formula="of:=IF([.A41]&lt;&gt;&quot;&quot;; [$values.$C$2]; &quot;&quot;)" office:value-type="float" office:value="2" calcext:value-type="float">
            <text:p>2,00</text:p>
          </table:table-cell>
          <table:table-cell table:formula="of:=IF([.A41]&lt;&gt;&quot;&quot;; [.H41]*[.D41];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5</text:p>
          </table:table-cell>
          <table:table-cell office:value-type="string" calcext:value-type="string">
            <text:p>electric motor nema23 3 nm</text:p>
          </table:table-cell>
          <table:table-cell office:value-type="string" calcext:value-type="string">
            <text:p>x-axis</text:p>
          </table:table-cell>
          <table:table-cell office:value-type="float" office:value="1" calcext:value-type="float">
            <text:p>1</text:p>
          </table:table-cell>
          <table:table-cell table:content-validation-name="val5" table:formula="of:=IF([.A42]&lt;&gt;&quot;&quot;; INDEX([$components.$D$1:$components.$D$1000]; MATCH([.A42]; [$components.$C$1:$components.$C$1000]; 0)); &quot;&quot;)" office:value-type="string" office:string-value="Nema 23 electric stepper motor closed loop 3 nm" calcext:value-type="string">
            <text:p>Nema 23 electric stepper motor closed loop 3 nm</text:p>
          </table:table-cell>
          <table:table-cell table:formula="of:=IF([.A42]&lt;&gt;&quot;&quot;; INDEX([$components.$O$1:$components.$O$1000]; MATCH([.A42]; [$components.$C$1:$components.$C$1000]; 0)); &quot;&quot;)" office:value-type="currency" office:currency="EUR" office:value="40" calcext:value-type="currency">
            <text:p>40,00 €</text:p>
          </table:table-cell>
          <table:table-cell table:formula="of:=IF([.A42]&lt;&gt;&quot;&quot;; [.F42]*[.D42]; &quot;&quot;)" office:value-type="currency" office:currency="EUR" office:value="40" calcext:value-type="currency">
            <text:p>40,00 €</text:p>
          </table:table-cell>
          <table:table-cell table:formula="of:=IF([.A42]&lt;&gt;&quot;&quot;; [$values.$C$2]; &quot;&quot;)" office:value-type="float" office:value="2" calcext:value-type="float">
            <text:p>2,00</text:p>
          </table:table-cell>
          <table:table-cell table:formula="of:=IF([.A42]&lt;&gt;&quot;&quot;; [.H42]*[.D42];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6</text:p>
          </table:table-cell>
          <table:table-cell office:value-type="string" calcext:value-type="string">
            <text:p>electric motor driver</text:p>
          </table:table-cell>
          <table:table-cell office:value-type="string" calcext:value-type="string">
            <text:p>x-axis</text:p>
          </table:table-cell>
          <table:table-cell office:value-type="float" office:value="1" calcext:value-type="float">
            <text:p>1</text:p>
          </table:table-cell>
          <table:table-cell table:content-validation-name="val5" table:formula="of:=IF([.A43]&lt;&gt;&quot;&quot;; INDEX([$components.$D$1:$components.$D$1000]; MATCH([.A43]; [$components.$C$1:$components.$C$1000]; 0)); &quot;&quot;)" office:value-type="string" office:string-value="HBS57 Hybrid servo drive" calcext:value-type="string">
            <text:p>HBS57 Hybrid servo drive</text:p>
          </table:table-cell>
          <table:table-cell table:formula="of:=IF([.A43]&lt;&gt;&quot;&quot;; INDEX([$components.$O$1:$components.$O$1000]; MATCH([.A43]; [$components.$C$1:$components.$C$1000]; 0)); &quot;&quot;)" office:value-type="currency" office:currency="EUR" office:value="20" calcext:value-type="currency">
            <text:p>20,00 €</text:p>
          </table:table-cell>
          <table:table-cell table:formula="of:=IF([.A43]&lt;&gt;&quot;&quot;; [.F43]*[.D43]; &quot;&quot;)" office:value-type="currency" office:currency="EUR" office:value="20" calcext:value-type="currency">
            <text:p>20,00 €</text:p>
          </table:table-cell>
          <table:table-cell table:formula="of:=IF([.A43]&lt;&gt;&quot;&quot;; [$values.$C$2]; &quot;&quot;)" office:value-type="float" office:value="2" calcext:value-type="float">
            <text:p>2,00</text:p>
          </table:table-cell>
          <table:table-cell table:formula="of:=IF([.A43]&lt;&gt;&quot;&quot;; [.H43]*[.D43];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7</text:p>
          </table:table-cell>
          <table:table-cell office:value-type="string" calcext:value-type="string">
            <text:p>electric motor mounting</text:p>
          </table:table-cell>
          <table:table-cell office:value-type="string" calcext:value-type="string">
            <text:p>x-axis</text:p>
          </table:table-cell>
          <table:table-cell office:value-type="float" office:value="1" calcext:value-type="float">
            <text:p>1</text:p>
          </table:table-cell>
          <table:table-cell table:content-validation-name="val5" table:formula="of:=IF([.A44]&lt;&gt;&quot;&quot;; INDEX([$components.$D$1:$components.$D$1000]; MATCH([.A44]; [$components.$C$1:$components.$C$1000]; 0)); &quot;&quot;)" office:value-type="string" office:string-value="Nema 23 electric motor mount with fixed bearing" calcext:value-type="string">
            <text:p>Nema 23 electric motor mount with fixed bearing</text:p>
          </table:table-cell>
          <table:table-cell table:formula="of:=IF([.A44]&lt;&gt;&quot;&quot;; INDEX([$components.$O$1:$components.$O$1000]; MATCH([.A44]; [$components.$C$1:$components.$C$1000]; 0)); &quot;&quot;)" office:value-type="currency" office:currency="EUR" office:value="16" calcext:value-type="currency">
            <text:p>16,00 €</text:p>
          </table:table-cell>
          <table:table-cell table:formula="of:=IF([.A44]&lt;&gt;&quot;&quot;; [.F44]*[.D44]; &quot;&quot;)" office:value-type="currency" office:currency="EUR" office:value="16" calcext:value-type="currency">
            <text:p>16,00 €</text:p>
          </table:table-cell>
          <table:table-cell table:formula="of:=IF([.A44]&lt;&gt;&quot;&quot;; [$values.$C$2]; &quot;&quot;)" office:value-type="float" office:value="2" calcext:value-type="float">
            <text:p>2,00</text:p>
          </table:table-cell>
          <table:table-cell table:formula="of:=IF([.A44]&lt;&gt;&quot;&quot;; [.H44]*[.D44];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087</text:p>
          </table:table-cell>
          <table:table-cell office:value-type="string" calcext:value-type="string">
            <text:p>linear guide rail</text:p>
          </table:table-cell>
          <table:table-cell office:value-type="string" calcext:value-type="string">
            <text:p>z-axis</text:p>
          </table:table-cell>
          <table:table-cell office:value-type="float" office:value="2" calcext:value-type="float">
            <text:p>2</text:p>
          </table:table-cell>
          <table:table-cell table:content-validation-name="val5" table:formula="of:=IF([.A45]&lt;&gt;&quot;&quot;; INDEX([$components.$D$1:$components.$D$1000]; MATCH([.A45]; [$components.$C$1:$components.$C$1000]; 0)); &quot;&quot;)" office:value-type="string" office:string-value="Linear rail SBR12 800 mm" calcext:value-type="string">
            <text:p>Linear rail SBR12 800 mm</text:p>
          </table:table-cell>
          <table:table-cell table:formula="of:=IF([.A45]&lt;&gt;&quot;&quot;; INDEX([$components.$O$1:$components.$O$1000]; MATCH([.A45]; [$components.$C$1:$components.$C$1000]; 0)); &quot;&quot;)" office:value-type="currency" office:currency="EUR" office:value="21" calcext:value-type="currency">
            <text:p>21,00 €</text:p>
          </table:table-cell>
          <table:table-cell table:formula="of:=IF([.A45]&lt;&gt;&quot;&quot;; [.F45]*[.D45]; &quot;&quot;)" office:value-type="currency" office:currency="EUR" office:value="42" calcext:value-type="currency">
            <text:p>42,00 €</text:p>
          </table:table-cell>
          <table:table-cell table:formula="of:=IF([.A45]&lt;&gt;&quot;&quot;; [$values.$C$2]; &quot;&quot;)" office:value-type="float" office:value="2" calcext:value-type="float">
            <text:p>2,00</text:p>
          </table:table-cell>
          <table:table-cell table:formula="of:=IF([.A45]&lt;&gt;&quot;&quot;; [.H45]*[.D45]; &quot;&quot;)" office:value-type="float" office:value="4" calcext:value-type="float">
            <text:p>4,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014</text:p>
          </table:table-cell>
          <table:table-cell office:value-type="string" calcext:value-type="string">
            <text:p>screw for guide rail</text:p>
          </table:table-cell>
          <table:table-cell office:value-type="string" calcext:value-type="string">
            <text:p>z-axis</text:p>
          </table:table-cell>
          <table:table-cell office:value-type="float" office:value="16" calcext:value-type="float">
            <text:p>16</text:p>
          </table:table-cell>
          <table:table-cell table:content-validation-name="val5" table:formula="of:=IF([.A46]&lt;&gt;&quot;&quot;; INDEX([$components.$D$1:$components.$D$1000]; MATCH([.A46]; [$components.$C$1:$components.$C$1000]; 0)); &quot;&quot;)" office:value-type="string" office:string-value="Bolt ISO 4762 M4x12" calcext:value-type="string">
            <text:p>Bolt ISO 4762 M4x12</text:p>
          </table:table-cell>
          <table:table-cell table:formula="of:=IF([.A46]&lt;&gt;&quot;&quot;; INDEX([$components.$O$1:$components.$O$1000]; MATCH([.A46]; [$components.$C$1:$components.$C$1000]; 0)); &quot;&quot;)" office:value-type="currency" office:currency="EUR" office:value="0.3" calcext:value-type="currency">
            <text:p>0,30 €</text:p>
          </table:table-cell>
          <table:table-cell table:formula="of:=IF([.A46]&lt;&gt;&quot;&quot;; [.F46]*[.D46]; &quot;&quot;)" office:value-type="currency" office:currency="EUR" office:value="4.8" calcext:value-type="currency">
            <text:p>4,80 €</text:p>
          </table:table-cell>
          <table:table-cell table:formula="of:=IF([.A46]&lt;&gt;&quot;&quot;; [$values.$C$2]; &quot;&quot;)" office:value-type="float" office:value="2" calcext:value-type="float">
            <text:p>2,00</text:p>
          </table:table-cell>
          <table:table-cell table:formula="of:=IF([.A46]&lt;&gt;&quot;&quot;; [.H46]*[.D46]; &quot;&quot;)" office:value-type="float" office:value="32" calcext:value-type="float">
            <text:p>3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01</text:p>
          </table:table-cell>
          <table:table-cell office:value-type="string" calcext:value-type="string">
            <text:p>bearing block</text:p>
          </table:table-cell>
          <table:table-cell office:value-type="string" calcext:value-type="string">
            <text:p>z-axis</text:p>
          </table:table-cell>
          <table:table-cell office:value-type="float" office:value="4" calcext:value-type="float">
            <text:p>4</text:p>
          </table:table-cell>
          <table:table-cell table:content-validation-name="val5" table:formula="of:=IF([.A47]&lt;&gt;&quot;&quot;; INDEX([$components.$D$1:$components.$D$1000]; MATCH([.A47]; [$components.$C$1:$components.$C$1000]; 0)); &quot;&quot;)" office:value-type="string" office:string-value="Sliding block SBR12UU" calcext:value-type="string">
            <text:p>Sliding block SBR12UU</text:p>
          </table:table-cell>
          <table:table-cell table:formula="of:=IF([.A47]&lt;&gt;&quot;&quot;; INDEX([$components.$O$1:$components.$O$1000]; MATCH([.A47]; [$components.$C$1:$components.$C$1000]; 0)); &quot;&quot;)" office:value-type="currency" office:currency="EUR" office:value="5" calcext:value-type="currency">
            <text:p>5,00 €</text:p>
          </table:table-cell>
          <table:table-cell table:formula="of:=IF([.A47]&lt;&gt;&quot;&quot;; [.F47]*[.D47]; &quot;&quot;)" office:value-type="currency" office:currency="EUR" office:value="20" calcext:value-type="currency">
            <text:p>20,00 €</text:p>
          </table:table-cell>
          <table:table-cell table:formula="of:=IF([.A47]&lt;&gt;&quot;&quot;; [$values.$C$2]; &quot;&quot;)" office:value-type="float" office:value="2" calcext:value-type="float">
            <text:p>2,00</text:p>
          </table:table-cell>
          <table:table-cell table:formula="of:=IF([.A47]&lt;&gt;&quot;&quot;; [.H47]*[.D47]; &quot;&quot;)" office:value-type="float" office:value="8" calcext:value-type="float">
            <text:p>8,00</text:p>
          </table:table-cell>
          <table:table-cell office:value-type="float" office:value="1" calcext:value-type="float">
            <text:p>1</text:p>
          </table:table-cell>
          <table:table-cell table:number-columns-repeated="1014"/>
        </table:table-row>
        <table:table-row table:style-name="ro1">
          <table:table-cell table:content-validation-name="val6"/>
          <table:table-cell office:value-type="string" calcext:value-type="string">
            <text:p>screw for bearing block</text:p>
          </table:table-cell>
          <table:table-cell office:value-type="string" calcext:value-type="string">
            <text:p>z-axis</text:p>
          </table:table-cell>
          <table:table-cell office:value-type="float" office:value="16" calcext:value-type="float">
            <text:p>16</text:p>
          </table:table-cell>
          <table:table-cell table:content-validation-name="val5" table:formula="of:=IF([.A48]&lt;&gt;&quot;&quot;; INDEX([$components.$D$1:$components.$D$1000]; MATCH([.A48]; [$components.$C$1:$components.$C$1000]; 0)); &quot;&quot;)">
            <text:p/>
          </table:table-cell>
          <table:table-cell table:formula="of:=IF([.A48]&lt;&gt;&quot;&quot;; INDEX([$components.$O$1:$components.$O$1000]; MATCH([.A48]; [$components.$C$1:$components.$C$1000]; 0)); &quot;&quot;)">
            <text:p/>
          </table:table-cell>
          <table:table-cell table:formula="of:=IF([.A48]&lt;&gt;&quot;&quot;; [.F48]*[.D48]; &quot;&quot;)">
            <text:p/>
          </table:table-cell>
          <table:table-cell table:formula="of:=IF([.A48]&lt;&gt;&quot;&quot;; [$values.$C$2]; &quot;&quot;)">
            <text:p/>
          </table:table-cell>
          <table:table-cell table:formula="of:=IF([.A48]&lt;&gt;&quot;&quot;; [.H48]*[.D48]; &quot;&quot;)">
            <text:p/>
          </table:table-cell>
          <table:table-cell office:value-type="float" office:value="0" calcext:value-type="float">
            <text:p>0</text:p>
          </table:table-cell>
          <table:table-cell table:number-columns-repeated="1014"/>
        </table:table-row>
        <table:table-row table:style-name="ro1">
          <table:table-cell table:content-validation-name="val6"/>
          <table:table-cell office:value-type="string" calcext:value-type="string">
            <text:p>z-axis mounting plate</text:p>
          </table:table-cell>
          <table:table-cell office:value-type="string" calcext:value-type="string">
            <text:p>z-axis</text:p>
          </table:table-cell>
          <table:table-cell office:value-type="float" office:value="1" calcext:value-type="float">
            <text:p>1</text:p>
          </table:table-cell>
          <table:table-cell table:content-validation-name="val5" table:formula="of:=IF([.A49]&lt;&gt;&quot;&quot;; INDEX([$components.$D$1:$components.$D$1000]; MATCH([.A49]; [$components.$C$1:$components.$C$1000]; 0)); &quot;&quot;)">
            <text:p/>
          </table:table-cell>
          <table:table-cell table:formula="of:=IF([.A49]&lt;&gt;&quot;&quot;; INDEX([$components.$O$1:$components.$O$1000]; MATCH([.A49]; [$components.$C$1:$components.$C$1000]; 0)); &quot;&quot;)">
            <text:p/>
          </table:table-cell>
          <table:table-cell table:formula="of:=IF([.A49]&lt;&gt;&quot;&quot;; [.F49]*[.D49]; &quot;&quot;)">
            <text:p/>
          </table:table-cell>
          <table:table-cell table:formula="of:=IF([.A49]&lt;&gt;&quot;&quot;; [$values.$C$2]; &quot;&quot;)">
            <text:p/>
          </table:table-cell>
          <table:table-cell table:formula="of:=IF([.A49]&lt;&gt;&quot;&quot;; [.H49]*[.D49]; &quot;&quot;)">
            <text:p/>
          </table:table-cell>
          <table:table-cell office:value-type="float" office:value="0" calcext:value-type="float">
            <text:p>0</text:p>
          </table:table-cell>
          <table:table-cell table:number-columns-repeated="1014"/>
        </table:table-row>
        <table:table-row table:style-name="ro1">
          <table:table-cell table:content-validation-name="val6" office:value-type="string" calcext:value-type="string">
            <text:p>000189</text:p>
          </table:table-cell>
          <table:table-cell office:value-type="string" calcext:value-type="string">
            <text:p>lead screw</text:p>
          </table:table-cell>
          <table:table-cell office:value-type="string" calcext:value-type="string">
            <text:p>z-axis</text:p>
          </table:table-cell>
          <table:table-cell office:value-type="float" office:value="1" calcext:value-type="float">
            <text:p>1</text:p>
          </table:table-cell>
          <table:table-cell table:content-validation-name="val5" table:formula="of:=IF([.A50]&lt;&gt;&quot;&quot;; INDEX([$components.$D$1:$components.$D$1000]; MATCH([.A50]; [$components.$C$1:$components.$C$1000]; 0)); &quot;&quot;)" office:value-type="string" office:string-value="Ball lead screw SFU1204 550 mm" calcext:value-type="string">
            <text:p>Ball lead screw SFU1204 550 mm</text:p>
          </table:table-cell>
          <table:table-cell table:formula="of:=IF([.A50]&lt;&gt;&quot;&quot;; INDEX([$components.$O$1:$components.$O$1000]; MATCH([.A50]; [$components.$C$1:$components.$C$1000]; 0)); &quot;&quot;)" office:value-type="currency" office:currency="EUR" office:value="19" calcext:value-type="currency">
            <text:p>19,00 €</text:p>
          </table:table-cell>
          <table:table-cell table:formula="of:=IF([.A50]&lt;&gt;&quot;&quot;; [.F50]*[.D50]; &quot;&quot;)" office:value-type="currency" office:currency="EUR" office:value="19" calcext:value-type="currency">
            <text:p>19,00 €</text:p>
          </table:table-cell>
          <table:table-cell table:formula="of:=IF([.A50]&lt;&gt;&quot;&quot;; [$values.$C$2]; &quot;&quot;)" office:value-type="float" office:value="2" calcext:value-type="float">
            <text:p>2,00</text:p>
          </table:table-cell>
          <table:table-cell table:formula="of:=IF([.A50]&lt;&gt;&quot;&quot;; [.H50]*[.D50];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1</text:p>
          </table:table-cell>
          <table:table-cell office:value-type="string" calcext:value-type="string">
            <text:p>lead screw nut</text:p>
          </table:table-cell>
          <table:table-cell office:value-type="string" calcext:value-type="string">
            <text:p>z-axis</text:p>
          </table:table-cell>
          <table:table-cell office:value-type="float" office:value="1" calcext:value-type="float">
            <text:p>1</text:p>
          </table:table-cell>
          <table:table-cell table:content-validation-name="val5" table:formula="of:=IF([.A51]&lt;&gt;&quot;&quot;; INDEX([$components.$D$1:$components.$D$1000]; MATCH([.A51]; [$components.$C$1:$components.$C$1000]; 0)); &quot;&quot;)" office:value-type="string" office:string-value="Nut for ball lead screw SFU1204" calcext:value-type="string">
            <text:p>Nut for ball lead screw SFU1204</text:p>
          </table:table-cell>
          <table:table-cell table:formula="of:=IF([.A51]&lt;&gt;&quot;&quot;; INDEX([$components.$O$1:$components.$O$1000]; MATCH([.A51]; [$components.$C$1:$components.$C$1000]; 0)); &quot;&quot;)" office:value-type="currency" office:currency="EUR" office:value="5" calcext:value-type="currency">
            <text:p>5,00 €</text:p>
          </table:table-cell>
          <table:table-cell table:formula="of:=IF([.A51]&lt;&gt;&quot;&quot;; [.F51]*[.D51]; &quot;&quot;)" office:value-type="currency" office:currency="EUR" office:value="5" calcext:value-type="currency">
            <text:p>5,00 €</text:p>
          </table:table-cell>
          <table:table-cell table:formula="of:=IF([.A51]&lt;&gt;&quot;&quot;; [$values.$C$2]; &quot;&quot;)" office:value-type="float" office:value="2" calcext:value-type="float">
            <text:p>2,00</text:p>
          </table:table-cell>
          <table:table-cell table:formula="of:=IF([.A51]&lt;&gt;&quot;&quot;; [.H51]*[.D51];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2</text:p>
          </table:table-cell>
          <table:table-cell office:value-type="string" calcext:value-type="string">
            <text:p>lead screw nut block</text:p>
          </table:table-cell>
          <table:table-cell office:value-type="string" calcext:value-type="string">
            <text:p>z-axis</text:p>
          </table:table-cell>
          <table:table-cell office:value-type="float" office:value="1" calcext:value-type="float">
            <text:p>1</text:p>
          </table:table-cell>
          <table:table-cell table:content-validation-name="val5" table:formula="of:=IF([.A52]&lt;&gt;&quot;&quot;; INDEX([$components.$D$1:$components.$D$1000]; MATCH([.A52]; [$components.$C$1:$components.$C$1000]; 0)); &quot;&quot;)" office:value-type="string" office:string-value="Nut block for ball lead screw SFU1204" calcext:value-type="string">
            <text:p>Nut block for ball lead screw SFU1204</text:p>
          </table:table-cell>
          <table:table-cell table:formula="of:=IF([.A52]&lt;&gt;&quot;&quot;; INDEX([$components.$O$1:$components.$O$1000]; MATCH([.A52]; [$components.$C$1:$components.$C$1000]; 0)); &quot;&quot;)" office:value-type="currency" office:currency="EUR" office:value="5" calcext:value-type="currency">
            <text:p>5,00 €</text:p>
          </table:table-cell>
          <table:table-cell table:formula="of:=IF([.A52]&lt;&gt;&quot;&quot;; [.F52]*[.D52]; &quot;&quot;)" office:value-type="currency" office:currency="EUR" office:value="5" calcext:value-type="currency">
            <text:p>5,00 €</text:p>
          </table:table-cell>
          <table:table-cell table:formula="of:=IF([.A52]&lt;&gt;&quot;&quot;; [$values.$C$2]; &quot;&quot;)" office:value-type="float" office:value="2" calcext:value-type="float">
            <text:p>2,00</text:p>
          </table:table-cell>
          <table:table-cell table:formula="of:=IF([.A52]&lt;&gt;&quot;&quot;; [.H52]*[.D52];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3</text:p>
          </table:table-cell>
          <table:table-cell office:value-type="string" calcext:value-type="string">
            <text:p>lead screw endblock (loose end)</text:p>
          </table:table-cell>
          <table:table-cell office:value-type="string" calcext:value-type="string">
            <text:p>z-axis</text:p>
          </table:table-cell>
          <table:table-cell office:value-type="float" office:value="1" calcext:value-type="float">
            <text:p>1</text:p>
          </table:table-cell>
          <table:table-cell table:content-validation-name="val5" table:formula="of:=IF([.A53]&lt;&gt;&quot;&quot;; INDEX([$components.$D$1:$components.$D$1000]; MATCH([.A53]; [$components.$C$1:$components.$C$1000]; 0)); &quot;&quot;)" office:value-type="string" office:string-value="Loose bearing block for ball lead screw SFU1204" calcext:value-type="string">
            <text:p>Loose bearing block for ball lead screw SFU1204</text:p>
          </table:table-cell>
          <table:table-cell table:formula="of:=IF([.A53]&lt;&gt;&quot;&quot;; INDEX([$components.$O$1:$components.$O$1000]; MATCH([.A53]; [$components.$C$1:$components.$C$1000]; 0)); &quot;&quot;)" office:value-type="currency" office:currency="EUR" office:value="5" calcext:value-type="currency">
            <text:p>5,00 €</text:p>
          </table:table-cell>
          <table:table-cell table:formula="of:=IF([.A53]&lt;&gt;&quot;&quot;; [.F53]*[.D53]; &quot;&quot;)" office:value-type="currency" office:currency="EUR" office:value="5" calcext:value-type="currency">
            <text:p>5,00 €</text:p>
          </table:table-cell>
          <table:table-cell table:formula="of:=IF([.A53]&lt;&gt;&quot;&quot;; [$values.$C$2]; &quot;&quot;)" office:value-type="float" office:value="2" calcext:value-type="float">
            <text:p>2,00</text:p>
          </table:table-cell>
          <table:table-cell table:formula="of:=IF([.A53]&lt;&gt;&quot;&quot;; [.H53]*[.D53];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4</text:p>
          </table:table-cell>
          <table:table-cell office:value-type="string" calcext:value-type="string">
            <text:p>electric motor coupling</text:p>
          </table:table-cell>
          <table:table-cell office:value-type="string" calcext:value-type="string">
            <text:p>z-axis</text:p>
          </table:table-cell>
          <table:table-cell office:value-type="float" office:value="1" calcext:value-type="float">
            <text:p>1</text:p>
          </table:table-cell>
          <table:table-cell table:content-validation-name="val5" table:formula="of:=IF([.A54]&lt;&gt;&quot;&quot;; INDEX([$components.$D$1:$components.$D$1000]; MATCH([.A54]; [$components.$C$1:$components.$C$1000]; 0)); &quot;&quot;)" office:value-type="string" office:string-value="Shaft coupling 8x8" calcext:value-type="string">
            <text:p>Shaft coupling 8x8</text:p>
          </table:table-cell>
          <table:table-cell table:formula="of:=IF([.A54]&lt;&gt;&quot;&quot;; INDEX([$components.$O$1:$components.$O$1000]; MATCH([.A54]; [$components.$C$1:$components.$C$1000]; 0)); &quot;&quot;)" office:value-type="currency" office:currency="EUR" office:value="2" calcext:value-type="currency">
            <text:p>2,00 €</text:p>
          </table:table-cell>
          <table:table-cell table:formula="of:=IF([.A54]&lt;&gt;&quot;&quot;; [.F54]*[.D54]; &quot;&quot;)" office:value-type="currency" office:currency="EUR" office:value="2" calcext:value-type="currency">
            <text:p>2,00 €</text:p>
          </table:table-cell>
          <table:table-cell table:formula="of:=IF([.A54]&lt;&gt;&quot;&quot;; [$values.$C$2]; &quot;&quot;)" office:value-type="float" office:value="2" calcext:value-type="float">
            <text:p>2,00</text:p>
          </table:table-cell>
          <table:table-cell table:formula="of:=IF([.A54]&lt;&gt;&quot;&quot;; [.H54]*[.D54];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5</text:p>
          </table:table-cell>
          <table:table-cell office:value-type="string" calcext:value-type="string">
            <text:p>electric motor nema23 3 nm</text:p>
          </table:table-cell>
          <table:table-cell office:value-type="string" calcext:value-type="string">
            <text:p>z-axis</text:p>
          </table:table-cell>
          <table:table-cell office:value-type="float" office:value="1" calcext:value-type="float">
            <text:p>1</text:p>
          </table:table-cell>
          <table:table-cell table:content-validation-name="val5" table:formula="of:=IF([.A55]&lt;&gt;&quot;&quot;; INDEX([$components.$D$1:$components.$D$1000]; MATCH([.A55]; [$components.$C$1:$components.$C$1000]; 0)); &quot;&quot;)" office:value-type="string" office:string-value="Nema 23 electric stepper motor closed loop 3 nm" calcext:value-type="string">
            <text:p>Nema 23 electric stepper motor closed loop 3 nm</text:p>
          </table:table-cell>
          <table:table-cell table:formula="of:=IF([.A55]&lt;&gt;&quot;&quot;; INDEX([$components.$O$1:$components.$O$1000]; MATCH([.A55]; [$components.$C$1:$components.$C$1000]; 0)); &quot;&quot;)" office:value-type="currency" office:currency="EUR" office:value="40" calcext:value-type="currency">
            <text:p>40,00 €</text:p>
          </table:table-cell>
          <table:table-cell table:formula="of:=IF([.A55]&lt;&gt;&quot;&quot;; [.F55]*[.D55]; &quot;&quot;)" office:value-type="currency" office:currency="EUR" office:value="40" calcext:value-type="currency">
            <text:p>40,00 €</text:p>
          </table:table-cell>
          <table:table-cell table:formula="of:=IF([.A55]&lt;&gt;&quot;&quot;; [$values.$C$2]; &quot;&quot;)" office:value-type="float" office:value="2" calcext:value-type="float">
            <text:p>2,00</text:p>
          </table:table-cell>
          <table:table-cell table:formula="of:=IF([.A55]&lt;&gt;&quot;&quot;; [.H55]*[.D55];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6</text:p>
          </table:table-cell>
          <table:table-cell office:value-type="string" calcext:value-type="string">
            <text:p>electric motor driver</text:p>
          </table:table-cell>
          <table:table-cell office:value-type="string" calcext:value-type="string">
            <text:p>z-axis</text:p>
          </table:table-cell>
          <table:table-cell office:value-type="float" office:value="1" calcext:value-type="float">
            <text:p>1</text:p>
          </table:table-cell>
          <table:table-cell table:content-validation-name="val5" table:formula="of:=IF([.A56]&lt;&gt;&quot;&quot;; INDEX([$components.$D$1:$components.$D$1000]; MATCH([.A56]; [$components.$C$1:$components.$C$1000]; 0)); &quot;&quot;)" office:value-type="string" office:string-value="HBS57 Hybrid servo drive" calcext:value-type="string">
            <text:p>HBS57 Hybrid servo drive</text:p>
          </table:table-cell>
          <table:table-cell table:formula="of:=IF([.A56]&lt;&gt;&quot;&quot;; INDEX([$components.$O$1:$components.$O$1000]; MATCH([.A56]; [$components.$C$1:$components.$C$1000]; 0)); &quot;&quot;)" office:value-type="currency" office:currency="EUR" office:value="20" calcext:value-type="currency">
            <text:p>20,00 €</text:p>
          </table:table-cell>
          <table:table-cell table:formula="of:=IF([.A56]&lt;&gt;&quot;&quot;; [.F56]*[.D56]; &quot;&quot;)" office:value-type="currency" office:currency="EUR" office:value="20" calcext:value-type="currency">
            <text:p>20,00 €</text:p>
          </table:table-cell>
          <table:table-cell table:formula="of:=IF([.A56]&lt;&gt;&quot;&quot;; [$values.$C$2]; &quot;&quot;)" office:value-type="float" office:value="2" calcext:value-type="float">
            <text:p>2,00</text:p>
          </table:table-cell>
          <table:table-cell table:formula="of:=IF([.A56]&lt;&gt;&quot;&quot;; [.H56]*[.D56];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7</text:p>
          </table:table-cell>
          <table:table-cell office:value-type="string" calcext:value-type="string">
            <text:p>electric motor mounting</text:p>
          </table:table-cell>
          <table:table-cell office:value-type="string" calcext:value-type="string">
            <text:p>z-axis</text:p>
          </table:table-cell>
          <table:table-cell office:value-type="float" office:value="1" calcext:value-type="float">
            <text:p>1</text:p>
          </table:table-cell>
          <table:table-cell table:content-validation-name="val5" table:formula="of:=IF([.A57]&lt;&gt;&quot;&quot;; INDEX([$components.$D$1:$components.$D$1000]; MATCH([.A57]; [$components.$C$1:$components.$C$1000]; 0)); &quot;&quot;)" office:value-type="string" office:string-value="Nema 23 electric motor mount with fixed bearing" calcext:value-type="string">
            <text:p>Nema 23 electric motor mount with fixed bearing</text:p>
          </table:table-cell>
          <table:table-cell table:formula="of:=IF([.A57]&lt;&gt;&quot;&quot;; INDEX([$components.$O$1:$components.$O$1000]; MATCH([.A57]; [$components.$C$1:$components.$C$1000]; 0)); &quot;&quot;)" office:value-type="currency" office:currency="EUR" office:value="16" calcext:value-type="currency">
            <text:p>16,00 €</text:p>
          </table:table-cell>
          <table:table-cell table:formula="of:=IF([.A57]&lt;&gt;&quot;&quot;; [.F57]*[.D57]; &quot;&quot;)" office:value-type="currency" office:currency="EUR" office:value="16" calcext:value-type="currency">
            <text:p>16,00 €</text:p>
          </table:table-cell>
          <table:table-cell table:formula="of:=IF([.A57]&lt;&gt;&quot;&quot;; [$values.$C$2]; &quot;&quot;)" office:value-type="float" office:value="2" calcext:value-type="float">
            <text:p>2,00</text:p>
          </table:table-cell>
          <table:table-cell table:formula="of:=IF([.A57]&lt;&gt;&quot;&quot;; [.H57]*[.D57];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2">
          <table:table-cell table:content-validation-name="val6" office:value-type="string" calcext:value-type="string">
            <text:p>000198</text:p>
          </table:table-cell>
          <table:table-cell table:number-columns-repeated="2" office:value-type="string" calcext:value-type="string">
            <text:p>gripper</text:p>
          </table:table-cell>
          <table:table-cell office:value-type="float" office:value="1" calcext:value-type="float">
            <text:p>1</text:p>
          </table:table-cell>
          <table:table-cell table:content-validation-name="val5" table:formula="of:=IF([.A58]&lt;&gt;&quot;&quot;; INDEX([$components.$D$1:$components.$D$1000]; MATCH([.A58]; [$components.$C$1:$components.$C$1000]; 0)); &quot;&quot;)" office:value-type="string" office:string-value="Pneumatic gripper MHZ2-YZ20D" calcext:value-type="string">
            <text:p>Pneumatic gripper MHZ2-YZ20D</text:p>
          </table:table-cell>
          <table:table-cell table:formula="of:=IF([.A58]&lt;&gt;&quot;&quot;; INDEX([$components.$O$1:$components.$O$1000]; MATCH([.A58]; [$components.$C$1:$components.$C$1000]; 0)); &quot;&quot;)" office:value-type="currency" office:currency="EUR" office:value="38" calcext:value-type="currency">
            <text:p>38,00 €</text:p>
          </table:table-cell>
          <table:table-cell table:formula="of:=IF([.A58]&lt;&gt;&quot;&quot;; [.F58]*[.D58]; &quot;&quot;)" office:value-type="currency" office:currency="EUR" office:value="38" calcext:value-type="currency">
            <text:p>38,00 €</text:p>
          </table:table-cell>
          <table:table-cell table:formula="of:=IF([.A58]&lt;&gt;&quot;&quot;; [$values.$C$2]; &quot;&quot;)" office:value-type="float" office:value="2" calcext:value-type="float">
            <text:p>2,00</text:p>
          </table:table-cell>
          <table:table-cell table:formula="of:=IF([.A58]&lt;&gt;&quot;&quot;; [.H58]*[.D58];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2">
          <table:table-cell table:content-validation-name="val6"/>
          <table:table-cell table:number-columns-repeated="3"/>
          <table:table-cell table:content-validation-name="val5"/>
          <table:table-cell table:formula="of:=IF([.A59]&lt;&gt;&quot;&quot;; INDEX([$components.$O$1:$components.$O$1000]; MATCH([.A59]; [$components.$C$1:$components.$C$1000]; 0)); &quot;&quot;)">
            <text:p/>
          </table:table-cell>
          <table:table-cell table:formula="of:=IF([.A59]&lt;&gt;&quot;&quot;; [.F59]*[.D59]; &quot;&quot;)">
            <text:p/>
          </table:table-cell>
          <table:table-cell table:formula="of:=IF([.A59]&lt;&gt;&quot;&quot;; [$values.$C$2]; &quot;&quot;)">
            <text:p/>
          </table:table-cell>
          <table:table-cell table:formula="of:=IF([.A59]&lt;&gt;&quot;&quot;; [.H59]*[.D59];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60]&lt;&gt;&quot;&quot;; INDEX([$components.$O$1:$components.$O$1000]; MATCH([.A60]; [$components.$C$1:$components.$C$1000]; 0)); &quot;&quot;)">
            <text:p/>
          </table:table-cell>
          <table:table-cell table:formula="of:=IF([.A60]&lt;&gt;&quot;&quot;; [.F60]*[.D60]; &quot;&quot;)">
            <text:p/>
          </table:table-cell>
          <table:table-cell table:formula="of:=IF([.A60]&lt;&gt;&quot;&quot;; [$values.$C$2]; &quot;&quot;)">
            <text:p/>
          </table:table-cell>
          <table:table-cell table:formula="of:=IF([.A60]&lt;&gt;&quot;&quot;; [.H60]*[.D60];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61]&lt;&gt;&quot;&quot;; INDEX([$components.$O$1:$components.$O$1000]; MATCH([.A61]; [$components.$C$1:$components.$C$1000]; 0)); &quot;&quot;)">
            <text:p/>
          </table:table-cell>
          <table:table-cell table:formula="of:=IF([.A61]&lt;&gt;&quot;&quot;; [.F61]*[.D61]; &quot;&quot;)">
            <text:p/>
          </table:table-cell>
          <table:table-cell table:formula="of:=IF([.A61]&lt;&gt;&quot;&quot;; [$values.$C$2]; &quot;&quot;)">
            <text:p/>
          </table:table-cell>
          <table:table-cell table:formula="of:=IF([.A61]&lt;&gt;&quot;&quot;; [.H61]*[.D61];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62]&lt;&gt;&quot;&quot;; INDEX([$components.$O$1:$components.$O$1000]; MATCH([.A62]; [$components.$C$1:$components.$C$1000]; 0)); &quot;&quot;)">
            <text:p/>
          </table:table-cell>
          <table:table-cell table:formula="of:=IF([.A62]&lt;&gt;&quot;&quot;; [.F62]*[.D62]; &quot;&quot;)">
            <text:p/>
          </table:table-cell>
          <table:table-cell table:formula="of:=IF([.A62]&lt;&gt;&quot;&quot;; [$values.$C$2]; &quot;&quot;)">
            <text:p/>
          </table:table-cell>
          <table:table-cell table:formula="of:=IF([.A62]&lt;&gt;&quot;&quot;; [.H62]*[.D62];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63]&lt;&gt;&quot;&quot;; INDEX([$components.$O$1:$components.$O$1000]; MATCH([.A63]; [$components.$C$1:$components.$C$1000]; 0)); &quot;&quot;)">
            <text:p/>
          </table:table-cell>
          <table:table-cell table:formula="of:=IF([.A63]&lt;&gt;&quot;&quot;; [.F63]*[.D63]; &quot;&quot;)">
            <text:p/>
          </table:table-cell>
          <table:table-cell table:formula="of:=IF([.A63]&lt;&gt;&quot;&quot;; [$values.$C$2]; &quot;&quot;)">
            <text:p/>
          </table:table-cell>
          <table:table-cell table:formula="of:=IF([.A63]&lt;&gt;&quot;&quot;; [.H63]*[.D63];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64]&lt;&gt;&quot;&quot;; INDEX([$components.$O$1:$components.$O$1000]; MATCH([.A64]; [$components.$C$1:$components.$C$1000]; 0)); &quot;&quot;)">
            <text:p/>
          </table:table-cell>
          <table:table-cell table:formula="of:=IF([.A64]&lt;&gt;&quot;&quot;; [.F64]*[.D64]; &quot;&quot;)">
            <text:p/>
          </table:table-cell>
          <table:table-cell table:formula="of:=IF([.A64]&lt;&gt;&quot;&quot;; [$values.$C$2]; &quot;&quot;)">
            <text:p/>
          </table:table-cell>
          <table:table-cell table:formula="of:=IF([.A64]&lt;&gt;&quot;&quot;; [.H64]*[.D64];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65]&lt;&gt;&quot;&quot;; INDEX([$components.$O$1:$components.$O$1000]; MATCH([.A65]; [$components.$C$1:$components.$C$1000]; 0)); &quot;&quot;)">
            <text:p/>
          </table:table-cell>
          <table:table-cell table:formula="of:=IF([.A65]&lt;&gt;&quot;&quot;; [.F65]*[.D65]; &quot;&quot;)">
            <text:p/>
          </table:table-cell>
          <table:table-cell table:formula="of:=IF([.A65]&lt;&gt;&quot;&quot;; [$values.$C$2]; &quot;&quot;)">
            <text:p/>
          </table:table-cell>
          <table:table-cell table:formula="of:=IF([.A65]&lt;&gt;&quot;&quot;; [.H65]*[.D65];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66]&lt;&gt;&quot;&quot;; INDEX([$components.$O$1:$components.$O$1000]; MATCH([.A66]; [$components.$C$1:$components.$C$1000]; 0)); &quot;&quot;)">
            <text:p/>
          </table:table-cell>
          <table:table-cell table:formula="of:=IF([.A66]&lt;&gt;&quot;&quot;; [.F66]*[.D66]; &quot;&quot;)">
            <text:p/>
          </table:table-cell>
          <table:table-cell table:formula="of:=IF([.A66]&lt;&gt;&quot;&quot;; [$values.$C$2]; &quot;&quot;)">
            <text:p/>
          </table:table-cell>
          <table:table-cell table:formula="of:=IF([.A66]&lt;&gt;&quot;&quot;; [.H66]*[.D66];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67]&lt;&gt;&quot;&quot;; INDEX([$components.$O$1:$components.$O$1000]; MATCH([.A67]; [$components.$C$1:$components.$C$1000]; 0)); &quot;&quot;)">
            <text:p/>
          </table:table-cell>
          <table:table-cell table:formula="of:=IF([.A67]&lt;&gt;&quot;&quot;; [.F67]*[.D67]; &quot;&quot;)">
            <text:p/>
          </table:table-cell>
          <table:table-cell table:formula="of:=IF([.A67]&lt;&gt;&quot;&quot;; [$values.$C$2]; &quot;&quot;)">
            <text:p/>
          </table:table-cell>
          <table:table-cell table:formula="of:=IF([.A67]&lt;&gt;&quot;&quot;; [.H67]*[.D67];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68]&lt;&gt;&quot;&quot;; INDEX([$components.$O$1:$components.$O$1000]; MATCH([.A68]; [$components.$C$1:$components.$C$1000]; 0)); &quot;&quot;)">
            <text:p/>
          </table:table-cell>
          <table:table-cell table:formula="of:=IF([.A68]&lt;&gt;&quot;&quot;; [.F68]*[.D68]; &quot;&quot;)">
            <text:p/>
          </table:table-cell>
          <table:table-cell table:formula="of:=IF([.A68]&lt;&gt;&quot;&quot;; [$values.$C$2]; &quot;&quot;)">
            <text:p/>
          </table:table-cell>
          <table:table-cell table:formula="of:=IF([.A68]&lt;&gt;&quot;&quot;; [.H68]*[.D68];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69]&lt;&gt;&quot;&quot;; INDEX([$components.$O$1:$components.$O$1000]; MATCH([.A69]; [$components.$C$1:$components.$C$1000]; 0)); &quot;&quot;)">
            <text:p/>
          </table:table-cell>
          <table:table-cell table:formula="of:=IF([.A69]&lt;&gt;&quot;&quot;; [.F69]*[.D69]; &quot;&quot;)">
            <text:p/>
          </table:table-cell>
          <table:table-cell table:formula="of:=IF([.A69]&lt;&gt;&quot;&quot;; [$values.$C$2]; &quot;&quot;)">
            <text:p/>
          </table:table-cell>
          <table:table-cell table:formula="of:=IF([.A69]&lt;&gt;&quot;&quot;; [.H69]*[.D69];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70]&lt;&gt;&quot;&quot;; INDEX([$components.$O$1:$components.$O$1000]; MATCH([.A70]; [$components.$C$1:$components.$C$1000]; 0)); &quot;&quot;)">
            <text:p/>
          </table:table-cell>
          <table:table-cell table:formula="of:=IF([.A70]&lt;&gt;&quot;&quot;; [.F70]*[.D70]; &quot;&quot;)">
            <text:p/>
          </table:table-cell>
          <table:table-cell table:formula="of:=IF([.A70]&lt;&gt;&quot;&quot;; [$values.$C$2]; &quot;&quot;)">
            <text:p/>
          </table:table-cell>
          <table:table-cell table:formula="of:=IF([.A70]&lt;&gt;&quot;&quot;; [.H70]*[.D70];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71]&lt;&gt;&quot;&quot;; INDEX([$components.$O$1:$components.$O$1000]; MATCH([.A71]; [$components.$C$1:$components.$C$1000]; 0)); &quot;&quot;)">
            <text:p/>
          </table:table-cell>
          <table:table-cell table:formula="of:=IF([.A71]&lt;&gt;&quot;&quot;; [.F71]*[.D71]; &quot;&quot;)">
            <text:p/>
          </table:table-cell>
          <table:table-cell table:formula="of:=IF([.A71]&lt;&gt;&quot;&quot;; [$values.$C$2]; &quot;&quot;)">
            <text:p/>
          </table:table-cell>
          <table:table-cell table:formula="of:=IF([.A71]&lt;&gt;&quot;&quot;; [.H71]*[.D71];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72]&lt;&gt;&quot;&quot;; INDEX([$components.$O$1:$components.$O$1000]; MATCH([.A72]; [$components.$C$1:$components.$C$1000]; 0)); &quot;&quot;)">
            <text:p/>
          </table:table-cell>
          <table:table-cell table:formula="of:=IF([.A72]&lt;&gt;&quot;&quot;; [.F72]*[.D72]; &quot;&quot;)">
            <text:p/>
          </table:table-cell>
          <table:table-cell table:formula="of:=IF([.A72]&lt;&gt;&quot;&quot;; [$values.$C$2]; &quot;&quot;)">
            <text:p/>
          </table:table-cell>
          <table:table-cell table:formula="of:=IF([.A72]&lt;&gt;&quot;&quot;; [.H72]*[.D72];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73]&lt;&gt;&quot;&quot;; INDEX([$components.$O$1:$components.$O$1000]; MATCH([.A73]; [$components.$C$1:$components.$C$1000]; 0)); &quot;&quot;)">
            <text:p/>
          </table:table-cell>
          <table:table-cell table:formula="of:=IF([.A73]&lt;&gt;&quot;&quot;; [.F73]*[.D73]; &quot;&quot;)">
            <text:p/>
          </table:table-cell>
          <table:table-cell table:formula="of:=IF([.A73]&lt;&gt;&quot;&quot;; [$values.$C$2]; &quot;&quot;)">
            <text:p/>
          </table:table-cell>
          <table:table-cell table:formula="of:=IF([.A73]&lt;&gt;&quot;&quot;; [.H73]*[.D73];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74]&lt;&gt;&quot;&quot;; INDEX([$components.$O$1:$components.$O$1000]; MATCH([.A74]; [$components.$C$1:$components.$C$1000]; 0)); &quot;&quot;)">
            <text:p/>
          </table:table-cell>
          <table:table-cell table:formula="of:=IF([.A74]&lt;&gt;&quot;&quot;; [.F74]*[.D74]; &quot;&quot;)">
            <text:p/>
          </table:table-cell>
          <table:table-cell table:formula="of:=IF([.A74]&lt;&gt;&quot;&quot;; [$values.$C$2]; &quot;&quot;)">
            <text:p/>
          </table:table-cell>
          <table:table-cell table:formula="of:=IF([.A74]&lt;&gt;&quot;&quot;; [.H74]*[.D74];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75]&lt;&gt;&quot;&quot;; INDEX([$components.$O$1:$components.$O$1000]; MATCH([.A75]; [$components.$C$1:$components.$C$1000]; 0)); &quot;&quot;)">
            <text:p/>
          </table:table-cell>
          <table:table-cell table:formula="of:=IF([.A75]&lt;&gt;&quot;&quot;; [.F75]*[.D75]; &quot;&quot;)">
            <text:p/>
          </table:table-cell>
          <table:table-cell table:formula="of:=IF([.A75]&lt;&gt;&quot;&quot;; [$values.$C$2]; &quot;&quot;)">
            <text:p/>
          </table:table-cell>
          <table:table-cell table:formula="of:=IF([.A75]&lt;&gt;&quot;&quot;; [.H75]*[.D75];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76]&lt;&gt;&quot;&quot;; INDEX([$components.$O$1:$components.$O$1000]; MATCH([.A76]; [$components.$C$1:$components.$C$1000]; 0)); &quot;&quot;)">
            <text:p/>
          </table:table-cell>
          <table:table-cell table:formula="of:=IF([.A76]&lt;&gt;&quot;&quot;; [.F76]*[.D76]; &quot;&quot;)">
            <text:p/>
          </table:table-cell>
          <table:table-cell table:formula="of:=IF([.A76]&lt;&gt;&quot;&quot;; [$values.$C$2]; &quot;&quot;)">
            <text:p/>
          </table:table-cell>
          <table:table-cell table:formula="of:=IF([.A76]&lt;&gt;&quot;&quot;; [.H76]*[.D76];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77]&lt;&gt;&quot;&quot;; INDEX([$components.$O$1:$components.$O$1000]; MATCH([.A77]; [$components.$C$1:$components.$C$1000]; 0)); &quot;&quot;)">
            <text:p/>
          </table:table-cell>
          <table:table-cell table:formula="of:=IF([.A77]&lt;&gt;&quot;&quot;; [.F77]*[.D77]; &quot;&quot;)">
            <text:p/>
          </table:table-cell>
          <table:table-cell table:formula="of:=IF([.A77]&lt;&gt;&quot;&quot;; [$values.$C$2]; &quot;&quot;)">
            <text:p/>
          </table:table-cell>
          <table:table-cell table:formula="of:=IF([.A77]&lt;&gt;&quot;&quot;; [.H77]*[.D77];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78]&lt;&gt;&quot;&quot;; INDEX([$components.$O$1:$components.$O$1000]; MATCH([.A78]; [$components.$C$1:$components.$C$1000]; 0)); &quot;&quot;)">
            <text:p/>
          </table:table-cell>
          <table:table-cell table:formula="of:=IF([.A78]&lt;&gt;&quot;&quot;; [.F78]*[.D78]; &quot;&quot;)">
            <text:p/>
          </table:table-cell>
          <table:table-cell table:formula="of:=IF([.A78]&lt;&gt;&quot;&quot;; [$values.$C$2]; &quot;&quot;)">
            <text:p/>
          </table:table-cell>
          <table:table-cell table:formula="of:=IF([.A78]&lt;&gt;&quot;&quot;; [.H78]*[.D78];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79]&lt;&gt;&quot;&quot;; INDEX([$components.$O$1:$components.$O$1000]; MATCH([.A79]; [$components.$C$1:$components.$C$1000]; 0)); &quot;&quot;)">
            <text:p/>
          </table:table-cell>
          <table:table-cell table:formula="of:=IF([.A79]&lt;&gt;&quot;&quot;; [.F79]*[.D79]; &quot;&quot;)">
            <text:p/>
          </table:table-cell>
          <table:table-cell table:formula="of:=IF([.A79]&lt;&gt;&quot;&quot;; [$values.$C$2]; &quot;&quot;)">
            <text:p/>
          </table:table-cell>
          <table:table-cell table:formula="of:=IF([.A79]&lt;&gt;&quot;&quot;; [.H79]*[.D79];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80]&lt;&gt;&quot;&quot;; INDEX([$components.$O$1:$components.$O$1000]; MATCH([.A80]; [$components.$C$1:$components.$C$1000]; 0)); &quot;&quot;)">
            <text:p/>
          </table:table-cell>
          <table:table-cell table:formula="of:=IF([.A80]&lt;&gt;&quot;&quot;; [.F80]*[.D80]; &quot;&quot;)">
            <text:p/>
          </table:table-cell>
          <table:table-cell table:formula="of:=IF([.A80]&lt;&gt;&quot;&quot;; [$values.$C$2]; &quot;&quot;)">
            <text:p/>
          </table:table-cell>
          <table:table-cell table:formula="of:=IF([.A80]&lt;&gt;&quot;&quot;; [.H80]*[.D80];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81]&lt;&gt;&quot;&quot;; INDEX([$components.$O$1:$components.$O$1000]; MATCH([.A81]; [$components.$C$1:$components.$C$1000]; 0)); &quot;&quot;)">
            <text:p/>
          </table:table-cell>
          <table:table-cell table:formula="of:=IF([.A81]&lt;&gt;&quot;&quot;; [.F81]*[.D81]; &quot;&quot;)">
            <text:p/>
          </table:table-cell>
          <table:table-cell table:formula="of:=IF([.A81]&lt;&gt;&quot;&quot;; [$values.$C$2]; &quot;&quot;)">
            <text:p/>
          </table:table-cell>
          <table:table-cell table:formula="of:=IF([.A81]&lt;&gt;&quot;&quot;; [.H81]*[.D81];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82]&lt;&gt;&quot;&quot;; INDEX([$components.$O$1:$components.$O$1000]; MATCH([.A82]; [$components.$C$1:$components.$C$1000]; 0)); &quot;&quot;)">
            <text:p/>
          </table:table-cell>
          <table:table-cell table:formula="of:=IF([.A82]&lt;&gt;&quot;&quot;; [.F82]*[.D82]; &quot;&quot;)">
            <text:p/>
          </table:table-cell>
          <table:table-cell table:formula="of:=IF([.A82]&lt;&gt;&quot;&quot;; [$values.$C$2]; &quot;&quot;)">
            <text:p/>
          </table:table-cell>
          <table:table-cell table:formula="of:=IF([.A82]&lt;&gt;&quot;&quot;; [.H82]*[.D82];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83]&lt;&gt;&quot;&quot;; INDEX([$components.$O$1:$components.$O$1000]; MATCH([.A83]; [$components.$C$1:$components.$C$1000]; 0)); &quot;&quot;)">
            <text:p/>
          </table:table-cell>
          <table:table-cell table:formula="of:=IF([.A83]&lt;&gt;&quot;&quot;; [.F83]*[.D83]; &quot;&quot;)">
            <text:p/>
          </table:table-cell>
          <table:table-cell table:formula="of:=IF([.A83]&lt;&gt;&quot;&quot;; [$values.$C$2]; &quot;&quot;)">
            <text:p/>
          </table:table-cell>
          <table:table-cell table:formula="of:=IF([.A83]&lt;&gt;&quot;&quot;; [.H83]*[.D83];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84]&lt;&gt;&quot;&quot;; INDEX([$components.$O$1:$components.$O$1000]; MATCH([.A84]; [$components.$C$1:$components.$C$1000]; 0)); &quot;&quot;)">
            <text:p/>
          </table:table-cell>
          <table:table-cell table:formula="of:=IF([.A84]&lt;&gt;&quot;&quot;; [.F84]*[.D84]; &quot;&quot;)">
            <text:p/>
          </table:table-cell>
          <table:table-cell table:formula="of:=IF([.A84]&lt;&gt;&quot;&quot;; [$values.$C$2]; &quot;&quot;)">
            <text:p/>
          </table:table-cell>
          <table:table-cell table:formula="of:=IF([.A84]&lt;&gt;&quot;&quot;; [.H84]*[.D84];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85]&lt;&gt;&quot;&quot;; INDEX([$components.$O$1:$components.$O$1000]; MATCH([.A85]; [$components.$C$1:$components.$C$1000]; 0)); &quot;&quot;)">
            <text:p/>
          </table:table-cell>
          <table:table-cell table:formula="of:=IF([.A85]&lt;&gt;&quot;&quot;; [.F85]*[.D85]; &quot;&quot;)">
            <text:p/>
          </table:table-cell>
          <table:table-cell table:formula="of:=IF([.A85]&lt;&gt;&quot;&quot;; [$values.$C$2]; &quot;&quot;)">
            <text:p/>
          </table:table-cell>
          <table:table-cell table:formula="of:=IF([.A85]&lt;&gt;&quot;&quot;; [.H85]*[.D85]; &quot;&quot;)">
            <text:p/>
          </table:table-cell>
          <table:table-cell table:number-columns-repeated="1015"/>
        </table:table-row>
        <table:table-row table:style-name="ro2" table:number-rows-repeated="972">
          <table:table-cell table:content-validation-name="val6"/>
          <table:table-cell table:number-columns-repeated="3"/>
          <table:table-cell table:content-validation-name="val5"/>
          <table:table-cell table:number-columns-repeated="1019"/>
        </table:table-row>
        <table:table-row table:style-name="ro2" table:number-rows-repeated="1047518">
          <table:table-cell table:content-validation-name="val6"/>
          <table:table-cell table:number-columns-repeated="1023"/>
        </table:table-row>
        <table:table-row table:style-name="ro2">
          <table:table-cell table:content-validation-name="val6"/>
          <table:table-cell table:number-columns-repeated="1023"/>
        </table:table-row>
        <calcext:conditional-formats>
          <calcext:conditional-format calcext:target-range-address="bom_00001.J2:bom_00001.J1048576">
            <calcext:condition calcext:apply-style-name="Good" calcext:value="=1" calcext:base-cell-address="bom_00002.J2"/>
            <calcext:condition calcext:apply-style-name="Neutral" calcext:value="=0" calcext:base-cell-address="bom_00002.J2"/>
          </calcext:conditional-format>
        </calcext:conditional-formats>
      </table:table>
      <table:named-expressions/>
      <table:database-ranges>
        <table:database-range table:name="__Anonymous_Sheet_DB__1" table:target-range-address="components.A1:components.P461" table:display-filter-buttons="true"/>
        <table:database-range table:name="__Anonymous_Sheet_DB__2" table:target-range-address="suppliers.A1:suppliers.H41" table:display-filter-buttons="true"/>
        <table:database-range table:name="__Anonymous_Sheet_DB__3" table:target-range-address="numbering_system.A1:numbering_system.B8" table:display-filter-buttons="true"/>
        <table:database-range table:name="__Anonymous_Sheet_DB__4" table:target-range-address="materials.A1:materials.C7" table:display-filter-buttons="true"/>
        <table:database-range table:name="__Anonymous_Sheet_DB__7" table:target-range-address="boms.A1:boms.O501" table:display-filter-buttons="true"/>
        <table:database-range table:name="__Anonymous_Sheet_DB__8" table:target-range-address="bom_00002.A1:bom_00002.J14" table:display-filter-buttons="true"/>
        <table:database-range table:name="__Anonymous_Sheet_DB__9" table:target-range-address="bom_00001.A1:bom_00001.J57"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imes New Roman" svg:font-family="'Times New Roman'" style:font-family-generic="swiss"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name-asian="Segoe UI"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fo:font-size="10pt" style:font-name-asian="Microsoft YaHei" style:font-family-asian="'Microsoft YaHei'" style:font-family-generic-asian="system" style:font-pitch-asian="variable" style:font-size-asian="10pt" style:font-name-complex="Arial" style:font-family-complex="Arial" style:font-family-generic-complex="swiss"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 €</number:text>
      <style:map style:condition="value()&gt;=0" style:apply-style-name="N116P0"/>
    </number:number-style>
    <number:number-style style:name="N117P0" style:volatile="true">
      <number:number number:decimal-places="0" number:min-decimal-places="0" number:min-integer-digits="1" number:grouping="true"/>
      <number:text> €</number:text>
    </number:number-style>
    <number:number-style style:name="N117">
      <style:text-properties fo:color="#ff0000"/>
      <number:text>-</number:text>
      <number:number number:decimal-places="0" number:min-decimal-places="0" number:min-integer-digits="1" number:grouping="true"/>
      <number:text> €</number:text>
      <style:map style:condition="value()&gt;=0" style:apply-style-name="N117P0"/>
    </number:number-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 €</number:text>
      <style:map style:condition="value()&gt;=0" style:apply-style-name="N119P0"/>
    </number:number-style>
    <number:number-style style:name="N120P0" style:volatile="true">
      <number:number number:decimal-places="2" number:min-decimal-places="2" number:min-integer-digits="1" number:grouping="true"/>
      <number:text> €</number:text>
    </number:number-style>
    <number:number-style style:name="N120">
      <style:text-properties fo:color="#ff0000"/>
      <number:text>-</number:text>
      <number:number number:decimal-places="2" number:min-decimal-places="2" number:min-integer-digits="1" number:grouping="true"/>
      <number:text> €</number:text>
      <style:map style:condition="value()&gt;=0" style:apply-style-name="N120P0"/>
    </number:number-style>
    <number:date-style style:name="N121">
      <number:day number:style="long"/>
      <number:text>. </number:text>
      <number:month number:textual="true"/>
      <number:text> </number:text>
      <number:year/>
    </number:date-style>
    <number:date-style style:name="N122">
      <number:day number:style="long"/>
      <number:text>. </number:text>
      <number:month number:textual="true"/>
    </number:date-style>
    <number:date-style style:name="N123">
      <number:month number:textual="true"/>
      <number:text> </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number:number-style style:name="N153">
      <number:number number:decimal-places="0" number:min-decimal-places="0" number:min-integer-digits="0"/>
    </number:number-style>
    <number:number-style style:name="N154">
      <number:number number:decimal-places="2" number:min-decimal-places="2" number:min-integer-digits="0"/>
    </number:number-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Corner" style:display-name="Pivot Table Corner"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Pivot_20_Table_20_Value" style:display-name="Pivot Table Value"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674cm" fo:margin-left="0cm" fo:margin-right="0cm" fo:margin-top="0.25cm"/>
      </style:footer-style>
    </style:page-layout>
    <style:page-layout style:name="Mpm5">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4">00.00.0000</text:date>, <text:time style:data-style-name="N2" text:time-value="15:51:18.2428762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style:master-page style:name="PageStyle_5f_values" style:display-name="PageStyle_value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numbering_5f_system" style:display-name="PageStyle_numbering_system"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suppliers" style:display-name="PageStyle_suppliers" style:page-layout-name="Mpm3">
      <style:header>
        <text:p><text:span text:style-name="MT1"><text:sheet-name>???</text:sheet-name></text:span></text:p>
      </style:header>
      <style:header-left style:display="false"/>
      <style:header-first style:display="false"/>
      <style:footer>
        <text:p><text:span text:style-name="MT1">Seite </text:span><text:span text:style-name="MT1"><text:page-number>1</text:page-number></text:span></text:p>
      </style:footer>
      <style:footer-left style:display="false"/>
      <style:footer-first style:display="false"/>
    </style:master-page>
    <style:master-page style:name="PageStyle_5f_invoice" style:display-name="PageStyle_invoice" style:page-layout-name="Mpm4">
      <style:header style:display="false"/>
      <style:header-left style:display="false"/>
      <style:header-first style:display="false"/>
      <style:footer>
        <text:p><text:span text:style-name="MT1">Page </text:span><text:span text:style-name="MT1"><text:page-number>1</text:page-number></text:span></text:p>
      </style:footer>
      <style:footer-left style:display="false"/>
      <style:footer-first>
        <style:region-left>
          <text:p><text:span text:style-name="MT1">asdas</text:span></text:p>
        </style:region-left>
        <style:region-center>
          <text:p><text:span text:style-name="MT1">dasdasd</text:span></text:p>
        </style:region-center>
        <style:region-right>
          <text:p><text:span text:style-name="MT1">asd</text:span></text:p>
        </style:region-right>
      </style:footer-first>
    </style:master-page>
    <style:master-page style:name="PageStyle_5f_bom_5f_00001" style:display-name="PageStyle_bom_00001"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components" style:display-name="PageStyle_components" style:page-layout-name="Mpm5">
      <style:header>
        <text:p><text:span text:style-name="MT1"><text:sheet-name>???</text:sheet-name></text:span></text:p>
      </style:header>
      <style:header-left style:display="false"/>
      <style:header-first style:display="false"/>
      <style:footer>
        <text:p><text:span text:style-name="MT1">Seite </text:span><text:span text:style-name="MT1"><text:page-number>1</text:page-number></text:span></text:p>
      </style:footer>
      <style:footer-left style:display="false"/>
      <style:footer-first style:display="false"/>
    </style:master-page>
    <style:master-page style:name="PageStyle_5f_boms" style:display-name="PageStyle_bom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6T14:13:06</meta:creation-date>
    <dc:language>de-DE</dc:language>
    <dc:date>2025-11-14T15:51:32.467116600</dc:date>
    <meta:editing-cycles>335</meta:editing-cycles>
    <meta:editing-duration>PT13H13M21S</meta:editing-duration>
    <meta:generator>LibreOffice/25.2.7.2$Windows_X86_64 LibreOffice_project/5cbfd1ab6520636bb5f7b99185aa69bd7456825d</meta:generator>
    <meta:document-statistic meta:table-count="10" meta:cell-count="12480" meta:object-count="0"/>
    <meta:user-defined meta:name="AppVersion">15.0000</meta:user-defined>
  </office:meta>
</office:document-meta>
</file>